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40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HP_08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ttps://api.github.com/repos/alchemy-fr/Phraseanet</text:p>
          </table:table-cell>
          <table:table-cell table:formula="of:=REPLACE([.B1]; 1; 29; &quot;&quot;)" office:value-type="string" office:string-value="alchemy-fr/Phraseanet" calcext:value-type="string">
            <text:p>alchemy-fr/Phraseanet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https://api.github.com/repos/livinglab/openlab</text:p>
          </table:table-cell>
          <table:table-cell table:formula="of:=REPLACE([.B2]; 1; 29; &quot;&quot;)" office:value-type="string" office:string-value="livinglab/openlab" calcext:value-type="string">
            <text:p>livinglab/openlab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https://api.github.com/repos/sourcefabric/airtime</text:p>
          </table:table-cell>
          <table:table-cell table:formula="of:=REPLACE([.B3]; 1; 29; &quot;&quot;)" office:value-type="string" office:string-value="sourcefabric/airtime" calcext:value-type="string">
            <text:p>sourcefabric/airtim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https://api.github.com/repos/symfony/symfony</text:p>
          </table:table-cell>
          <table:table-cell table:formula="of:=REPLACE([.B4]; 1; 29; &quot;&quot;)" office:value-type="string" office:string-value="symfony/symfony" calcext:value-type="string">
            <text:p>symfony/symfony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https://api.github.com/repos/opencart/opencart</text:p>
          </table:table-cell>
          <table:table-cell table:formula="of:=REPLACE([.B5]; 1; 29; &quot;&quot;)" office:value-type="string" office:string-value="opencart/opencart" calcext:value-type="string">
            <text:p>opencart/opencart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https://api.github.com/repos/concrete5/concrete5</text:p>
          </table:table-cell>
          <table:table-cell table:formula="of:=REPLACE([.B6]; 1; 29; &quot;&quot;)" office:value-type="string" office:string-value="concrete5/concrete5" calcext:value-type="string">
            <text:p>concrete5/concrete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https://api.github.com/repos/pyrocms/pyrocms</text:p>
          </table:table-cell>
          <table:table-cell table:formula="of:=REPLACE([.B7]; 1; 29; &quot;&quot;)" office:value-type="string" office:string-value="pyrocms/pyrocms" calcext:value-type="string">
            <text:p>pyrocms/pyrocms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https://api.github.com/repos/joomla/joomla-platform</text:p>
          </table:table-cell>
          <table:table-cell table:formula="of:=REPLACE([.B8]; 1; 29; &quot;&quot;)" office:value-type="string" office:string-value="joomla/joomla-platform" calcext:value-type="string">
            <text:p>joomla/joomla-platform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https://api.github.com/repos/vrana/adminer</text:p>
          </table:table-cell>
          <table:table-cell table:formula="of:=REPLACE([.B9]; 1; 29; &quot;&quot;)" office:value-type="string" office:string-value="vrana/adminer" calcext:value-type="string">
            <text:p>vrana/adminer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ttps://api.github.com/repos/moodle/moodle</text:p>
          </table:table-cell>
          <table:table-cell table:formula="of:=REPLACE([.B10]; 1; 29; &quot;&quot;)" office:value-type="string" office:string-value="moodle/moodle" calcext:value-type="string">
            <text:p>moodle/moodle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https://api.github.com/repos/openscholar/openscholar</text:p>
          </table:table-cell>
          <table:table-cell table:formula="of:=REPLACE([.B11]; 1; 29; &quot;&quot;)" office:value-type="string" office:string-value="openscholar/openscholar" calcext:value-type="string">
            <text:p>openscholar/openscholar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https://api.github.com/repos/LitusProject/Litus</text:p>
          </table:table-cell>
          <table:table-cell table:formula="of:=REPLACE([.B12]; 1; 29; &quot;&quot;)" office:value-type="string" office:string-value="LitusProject/Litus" calcext:value-type="string">
            <text:p>LitusProject/Litus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https://api.github.com/repos/squizlabs/PHP_CodeSniffer</text:p>
          </table:table-cell>
          <table:table-cell table:formula="of:=REPLACE([.B13]; 1; 29; &quot;&quot;)" office:value-type="string" office:string-value="squizlabs/PHP_CodeSniffer" calcext:value-type="string">
            <text:p>squizlabs/PHP_CodeSniffer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https://api.github.com/repos/joomla/joomla-cms</text:p>
          </table:table-cell>
          <table:table-cell table:formula="of:=REPLACE([.B14]; 1; 29; &quot;&quot;)" office:value-type="string" office:string-value="joomla/joomla-cms" calcext:value-type="string">
            <text:p>joomla/joomla-cms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api.github.com/repos/PHPOffice/PHPExcel</text:p>
          </table:table-cell>
          <table:table-cell table:formula="of:=REPLACE([.B15]; 1; 29; &quot;&quot;)" office:value-type="string" office:string-value="PHPOffice/PHPExcel" calcext:value-type="string">
            <text:p>PHPOffice/PHPExcel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https://api.github.com/repos/yiisoft/yii</text:p>
          </table:table-cell>
          <table:table-cell table:formula="of:=REPLACE([.B16]; 1; 29; &quot;&quot;)" office:value-type="string" office:string-value="yiisoft/yii" calcext:value-type="string">
            <text:p>yiisoft/yii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https://api.github.com/repos/sebastianbergmann/phpunit</text:p>
          </table:table-cell>
          <table:table-cell table:formula="of:=REPLACE([.B17]; 1; 29; &quot;&quot;)" office:value-type="string" office:string-value="sebastianbergmann/phpunit" calcext:value-type="string">
            <text:p>sebastianbergmann/phpunit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https://api.github.com/repos/drupal/drupal</text:p>
          </table:table-cell>
          <table:table-cell table:formula="of:=REPLACE([.B18]; 1; 29; &quot;&quot;)" office:value-type="string" office:string-value="drupal/drupal" calcext:value-type="string">
            <text:p>drupal/drupal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https://api.github.com/repos/SkyPHP/skyphp</text:p>
          </table:table-cell>
          <table:table-cell table:formula="of:=REPLACE([.B19]; 1; 29; &quot;&quot;)" office:value-type="string" office:string-value="SkyPHP/skyphp" calcext:value-type="string">
            <text:p>SkyPHP/skyphp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https://api.github.com/repos/mongodb/mongo-php-driver</text:p>
          </table:table-cell>
          <table:table-cell table:formula="of:=REPLACE([.B20]; 1; 29; &quot;&quot;)" office:value-type="string" office:string-value="mongodb/mongo-php-driver" calcext:value-type="string">
            <text:p>mongodb/mongo-php-driver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https://api.github.com/repos/habari/system</text:p>
          </table:table-cell>
          <table:table-cell table:formula="of:=REPLACE([.B21]; 1; 29; &quot;&quot;)" office:value-type="string" office:string-value="habari/system" calcext:value-type="string">
            <text:p>habari/system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https://api.github.com/repos/isotope/core</text:p>
          </table:table-cell>
          <table:table-cell table:formula="of:=REPLACE([.B22]; 1; 29; &quot;&quot;)" office:value-type="string" office:string-value="isotope/core" calcext:value-type="string">
            <text:p>isotope/core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https://api.github.com/repos/cartalyst/sentry</text:p>
          </table:table-cell>
          <table:table-cell table:formula="of:=REPLACE([.B23]; 1; 29; &quot;&quot;)" office:value-type="string" office:string-value="cartalyst/sentry" calcext:value-type="string">
            <text:p>cartalyst/sentry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https://api.github.com/repos/Elgg/Elgg</text:p>
          </table:table-cell>
          <table:table-cell table:formula="of:=REPLACE([.B24]; 1; 29; &quot;&quot;)" office:value-type="string" office:string-value="Elgg/Elgg" calcext:value-type="string">
            <text:p>Elgg/Elgg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https://api.github.com/repos/netz98/n98-magerun</text:p>
          </table:table-cell>
          <table:table-cell table:formula="of:=REPLACE([.B25]; 1; 29; &quot;&quot;)" office:value-type="string" office:string-value="netz98/n98-magerun" calcext:value-type="string">
            <text:p>netz98/n98-magerun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https://api.github.com/repos/jigoshop/jigoshop</text:p>
          </table:table-cell>
          <table:table-cell table:formula="of:=REPLACE([.B26]; 1; 29; &quot;&quot;)" office:value-type="string" office:string-value="jigoshop/jigoshop" calcext:value-type="string">
            <text:p>jigoshop/jigoshop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https://api.github.com/repos/LimeSurvey/LimeSurvey</text:p>
          </table:table-cell>
          <table:table-cell table:formula="of:=REPLACE([.B27]; 1; 29; &quot;&quot;)" office:value-type="string" office:string-value="LimeSurvey/LimeSurvey" calcext:value-type="string">
            <text:p>LimeSurvey/LimeSurvey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https://api.github.com/repos/roundcube/roundcubemail</text:p>
          </table:table-cell>
          <table:table-cell table:formula="of:=REPLACE([.B28]; 1; 29; &quot;&quot;)" office:value-type="string" office:string-value="roundcube/roundcubemail" calcext:value-type="string">
            <text:p>roundcube/roundcubemail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https://api.github.com/repos/symfony-cmf/cmf-sandbox</text:p>
          </table:table-cell>
          <table:table-cell table:formula="of:=REPLACE([.B29]; 1; 29; &quot;&quot;)" office:value-type="string" office:string-value="symfony-cmf/cmf-sandbox" calcext:value-type="string">
            <text:p>symfony-cmf/cmf-sandbox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https://api.github.com/repos/phpDocumentor/phpDocumentor2</text:p>
          </table:table-cell>
          <table:table-cell table:formula="of:=REPLACE([.B30]; 1; 29; &quot;&quot;)" office:value-type="string" office:string-value="phpDocumentor/phpDocumentor2" calcext:value-type="string">
            <text:p>phpDocumentor/phpDocumentor2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https://api.github.com/repos/pods-framework/pods</text:p>
          </table:table-cell>
          <table:table-cell table:formula="of:=REPLACE([.B31]; 1; 29; &quot;&quot;)" office:value-type="string" office:string-value="pods-framework/pods" calcext:value-type="string">
            <text:p>pods-framework/pods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https://api.github.com/repos/top-think/thinkphp</text:p>
          </table:table-cell>
          <table:table-cell table:formula="of:=REPLACE([.B32]; 1; 29; &quot;&quot;)" office:value-type="string" office:string-value="top-think/thinkphp" calcext:value-type="string">
            <text:p>top-think/thinkphp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https://api.github.com/repos/nette/nette</text:p>
          </table:table-cell>
          <table:table-cell table:formula="of:=REPLACE([.B33]; 1; 29; &quot;&quot;)" office:value-type="string" office:string-value="nette/nette" calcext:value-type="string">
            <text:p>nette/nette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https://api.github.com/repos/laravel/laravel</text:p>
          </table:table-cell>
          <table:table-cell table:formula="of:=REPLACE([.B34]; 1; 29; &quot;&quot;)" office:value-type="string" office:string-value="laravel/laravel" calcext:value-type="string">
            <text:p>laravel/laravel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https://api.github.com/repos/SimpleMachines/SMF2.1</text:p>
          </table:table-cell>
          <table:table-cell table:formula="of:=REPLACE([.B35]; 1; 29; &quot;&quot;)" office:value-type="string" office:string-value="SimpleMachines/SMF2.1" calcext:value-type="string">
            <text:p>SimpleMachines/SMF2.1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https://api.github.com/repos/colosa/processmaker</text:p>
          </table:table-cell>
          <table:table-cell table:formula="of:=REPLACE([.B36]; 1; 29; &quot;&quot;)" office:value-type="string" office:string-value="colosa/processmaker" calcext:value-type="string">
            <text:p>colosa/processmaker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https://api.github.com/repos/JacksonRiver/springboard_modules</text:p>
          </table:table-cell>
          <table:table-cell table:formula="of:=REPLACE([.B37]; 1; 29; &quot;&quot;)" office:value-type="string" office:string-value="JacksonRiver/springboard_modules" calcext:value-type="string">
            <text:p>JacksonRiver/springboard_modules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https://api.github.com/repos/lbayle/codev</text:p>
          </table:table-cell>
          <table:table-cell table:formula="of:=REPLACE([.B38]; 1; 29; &quot;&quot;)" office:value-type="string" office:string-value="lbayle/codev" calcext:value-type="string">
            <text:p>lbayle/codev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https://api.github.com/repos/exponentcms/exponent-cms</text:p>
          </table:table-cell>
          <table:table-cell table:formula="of:=REPLACE([.B39]; 1; 29; &quot;&quot;)" office:value-type="string" office:string-value="exponentcms/exponent-cms" calcext:value-type="string">
            <text:p>exponentcms/exponent-cms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https://api.github.com/repos/silverstripe/silverstripe-cms</text:p>
          </table:table-cell>
          <table:table-cell table:formula="of:=REPLACE([.B40]; 1; 29; &quot;&quot;)" office:value-type="string" office:string-value="silverstripe/silverstripe-cms" calcext:value-type="string">
            <text:p>silverstripe/silverstripe-cms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https://api.github.com/repos/composer/composer</text:p>
          </table:table-cell>
          <table:table-cell table:formula="of:=REPLACE([.B41]; 1; 29; &quot;&quot;)" office:value-type="string" office:string-value="composer/composer" calcext:value-type="string">
            <text:p>composer/composer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string" calcext:value-type="string">
            <text:p>https://api.github.com/repos/WordPress/WordPress</text:p>
          </table:table-cell>
          <table:table-cell table:formula="of:=REPLACE([.B42]; 1; 29; &quot;&quot;)" office:value-type="string" office:string-value="WordPress/WordPress" calcext:value-type="string">
            <text:p>WordPress/WordPress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https://api.github.com/repos/markjaquith/WordPress</text:p>
          </table:table-cell>
          <table:table-cell table:formula="of:=REPLACE([.B43]; 1; 29; &quot;&quot;)" office:value-type="string" office:string-value="markjaquith/WordPress" calcext:value-type="string">
            <text:p>markjaquith/WordPress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string" calcext:value-type="string">
            <text:p>https://api.github.com/repos/Bancha/Bancha</text:p>
          </table:table-cell>
          <table:table-cell table:formula="of:=REPLACE([.B44]; 1; 29; &quot;&quot;)" office:value-type="string" office:string-value="Bancha/Bancha" calcext:value-type="string">
            <text:p>Bancha/Bancha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string" calcext:value-type="string">
            <text:p>https://api.github.com/repos/Ecotrust/marco-portal</text:p>
          </table:table-cell>
          <table:table-cell table:formula="of:=REPLACE([.B45]; 1; 29; &quot;&quot;)" office:value-type="string" office:string-value="Ecotrust/marco-portal" calcext:value-type="string">
            <text:p>Ecotrust/marco-portal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string" calcext:value-type="string">
            <text:p>https://api.github.com/repos/FriendsOfSymfony/FOSRestBundle</text:p>
          </table:table-cell>
          <table:table-cell table:formula="of:=REPLACE([.B46]; 1; 29; &quot;&quot;)" office:value-type="string" office:string-value="FriendsOfSymfony/FOSRestBundle" calcext:value-type="string">
            <text:p>FriendsOfSymfony/FOSRestBundle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https://api.github.com/repos/modxcms-jp/evolution-jp</text:p>
          </table:table-cell>
          <table:table-cell table:formula="of:=REPLACE([.B47]; 1; 29; &quot;&quot;)" office:value-type="string" office:string-value="modxcms-jp/evolution-jp" calcext:value-type="string">
            <text:p>modxcms-jp/evolution-jp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https://api.github.com/repos/kakserpom/phpdaemon</text:p>
          </table:table-cell>
          <table:table-cell table:formula="of:=REPLACE([.B48]; 1; 29; &quot;&quot;)" office:value-type="string" office:string-value="kakserpom/phpdaemon" calcext:value-type="string">
            <text:p>kakserpom/phpdaemon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string" calcext:value-type="string">
            <text:p>https://api.github.com/repos/dg/dibi</text:p>
          </table:table-cell>
          <table:table-cell table:formula="of:=REPLACE([.B49]; 1; 29; &quot;&quot;)" office:value-type="string" office:string-value="dg/dibi" calcext:value-type="string">
            <text:p>dg/dibi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string" calcext:value-type="string">
            <text:p>https://api.github.com/repos/ushahidi/Ushahidi_Web</text:p>
          </table:table-cell>
          <table:table-cell table:formula="of:=REPLACE([.B50]; 1; 29; &quot;&quot;)" office:value-type="string" office:string-value="ushahidi/Ushahidi_Web" calcext:value-type="string">
            <text:p>ushahidi/Ushahidi_Web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string" calcext:value-type="string">
            <text:p>https://api.github.com/repos/cakephp/cakephp</text:p>
          </table:table-cell>
          <table:table-cell table:formula="of:=REPLACE([.B51]; 1; 29; &quot;&quot;)" office:value-type="string" office:string-value="cakephp/cakephp" calcext:value-type="string">
            <text:p>cakephp/cakephp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string" calcext:value-type="string">
            <text:p>https://api.github.com/repos/wp-cli/wp-cli</text:p>
          </table:table-cell>
          <table:table-cell table:formula="of:=REPLACE([.B52]; 1; 29; &quot;&quot;)" office:value-type="string" office:string-value="wp-cli/wp-cli" calcext:value-type="string">
            <text:p>wp-cli/wp-cli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https://api.github.com/repos/symfony/symfony-docs</text:p>
          </table:table-cell>
          <table:table-cell table:formula="of:=REPLACE([.B53]; 1; 29; &quot;&quot;)" office:value-type="string" office:string-value="symfony/symfony-docs" calcext:value-type="string">
            <text:p>symfony/symfony-docs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https://api.github.com/repos/fluxbb/core</text:p>
          </table:table-cell>
          <table:table-cell table:formula="of:=REPLACE([.B54]; 1; 29; &quot;&quot;)" office:value-type="string" office:string-value="fluxbb/core" calcext:value-type="string">
            <text:p>fluxbb/core</text:p>
          </table:table-cell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string" calcext:value-type="string">
            <text:p>https://api.github.com/repos/phpcollab/phpcollab</text:p>
          </table:table-cell>
          <table:table-cell table:formula="of:=REPLACE([.B55]; 1; 29; &quot;&quot;)" office:value-type="string" office:string-value="phpcollab/phpcollab" calcext:value-type="string">
            <text:p>phpcollab/phpcollab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https://api.github.com/repos/daylightstudio/FUEL-CMS</text:p>
          </table:table-cell>
          <table:table-cell table:formula="of:=REPLACE([.B56]; 1; 29; &quot;&quot;)" office:value-type="string" office:string-value="daylightstudio/FUEL-CMS" calcext:value-type="string">
            <text:p>daylightstudio/FUEL-CMS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https://api.github.com/repos/collectiveaccess/providence</text:p>
          </table:table-cell>
          <table:table-cell table:formula="of:=REPLACE([.B57]; 1; 29; &quot;&quot;)" office:value-type="string" office:string-value="collectiveaccess/providence" calcext:value-type="string">
            <text:p>collectiveaccess/providence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https://api.github.com/repos/ci-bonfire/Bonfire</text:p>
          </table:table-cell>
          <table:table-cell table:formula="of:=REPLACE([.B58]; 1; 29; &quot;&quot;)" office:value-type="string" office:string-value="ci-bonfire/Bonfire" calcext:value-type="string">
            <text:p>ci-bonfire/Bonfire</text:p>
          </table:table-cell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https://api.github.com/repos/Codeception/Codeception</text:p>
          </table:table-cell>
          <table:table-cell table:formula="of:=REPLACE([.B59]; 1; 29; &quot;&quot;)" office:value-type="string" office:string-value="Codeception/Codeception" calcext:value-type="string">
            <text:p>Codeception/Codeception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https://api.github.com/repos/piwik/piwik</text:p>
          </table:table-cell>
          <table:table-cell table:formula="of:=REPLACE([.B60]; 1; 29; &quot;&quot;)" office:value-type="string" office:string-value="piwik/piwik" calcext:value-type="string">
            <text:p>piwik/piwik</text:p>
          </table:table-cell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https://api.github.com/repos/hypery2k/owncloud</text:p>
          </table:table-cell>
          <table:table-cell table:formula="of:=REPLACE([.B61]; 1; 29; &quot;&quot;)" office:value-type="string" office:string-value="hypery2k/owncloud" calcext:value-type="string">
            <text:p>hypery2k/owncloud</text:p>
          </table:table-cell>
        </table:table-row>
        <table:table-row table:style-name="ro1">
          <table:table-cell office:value-type="float" office:value="11744" calcext:value-type="float">
            <text:p>11744</text:p>
          </table:table-cell>
          <table:table-cell office:value-type="string" calcext:value-type="string">
            <text:p>https://api.github.com/repos/propelorm/Propel2</text:p>
          </table:table-cell>
          <table:table-cell table:formula="of:=REPLACE([.B62]; 1; 29; &quot;&quot;)" office:value-type="string" office:string-value="propelorm/Propel2" calcext:value-type="string">
            <text:p>propelorm/Propel2</text:p>
          </table:table-cell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string" calcext:value-type="string">
            <text:p>https://api.github.com/repos/thebuggenie/thebuggenie</text:p>
          </table:table-cell>
          <table:table-cell table:formula="of:=REPLACE([.B63]; 1; 29; &quot;&quot;)" office:value-type="string" office:string-value="thebuggenie/thebuggenie" calcext:value-type="string">
            <text:p>thebuggenie/thebuggenie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string" calcext:value-type="string">
            <text:p>https://api.github.com/repos/xp-framework/xp-framework</text:p>
          </table:table-cell>
          <table:table-cell table:formula="of:=REPLACE([.B64]; 1; 29; &quot;&quot;)" office:value-type="string" office:string-value="xp-framework/xp-framework" calcext:value-type="string">
            <text:p>xp-framework/xp-framework</text:p>
          </table:table-cell>
        </table:table-row>
        <table:table-row table:style-name="ro1">
          <table:table-cell office:value-type="float" office:value="11975" calcext:value-type="float">
            <text:p>11975</text:p>
          </table:table-cell>
          <table:table-cell office:value-type="string" calcext:value-type="string">
            <text:p>https://api.github.com/repos/symfony/symfony-standard</text:p>
          </table:table-cell>
          <table:table-cell table:formula="of:=REPLACE([.B65]; 1; 29; &quot;&quot;)" office:value-type="string" office:string-value="symfony/symfony-standard" calcext:value-type="string">
            <text:p>symfony/symfony-standard</text:p>
          </table:table-cell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string" calcext:value-type="string">
            <text:p>https://api.github.com/repos/ushahidi/SwiftRiver</text:p>
          </table:table-cell>
          <table:table-cell table:formula="of:=REPLACE([.B66]; 1; 29; &quot;&quot;)" office:value-type="string" office:string-value="ushahidi/SwiftRiver" calcext:value-type="string">
            <text:p>ushahidi/SwiftRiver</text:p>
          </table:table-cell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string" calcext:value-type="string">
            <text:p>https://api.github.com/repos/crowdfavorite/wp-social</text:p>
          </table:table-cell>
          <table:table-cell table:formula="of:=REPLACE([.B67]; 1; 29; &quot;&quot;)" office:value-type="string" office:string-value="crowdfavorite/wp-social" calcext:value-type="string">
            <text:p>crowdfavorite/wp-social</text:p>
          </table:table-cell>
        </table:table-row>
        <table:table-row table:style-name="ro1">
          <table:table-cell office:value-type="float" office:value="12597" calcext:value-type="float">
            <text:p>12597</text:p>
          </table:table-cell>
          <table:table-cell office:value-type="string" calcext:value-type="string">
            <text:p>https://api.github.com/repos/charlesportwoodii/CiiMS</text:p>
          </table:table-cell>
          <table:table-cell table:formula="of:=REPLACE([.B68]; 1; 29; &quot;&quot;)" office:value-type="string" office:string-value="charlesportwoodii/CiiMS" calcext:value-type="string">
            <text:p>charlesportwoodii/CiiMS</text:p>
          </table:table-cell>
        </table:table-row>
        <table:table-row table:style-name="ro1">
          <table:table-cell office:value-type="float" office:value="12695" calcext:value-type="float">
            <text:p>12695</text:p>
          </table:table-cell>
          <table:table-cell office:value-type="string" calcext:value-type="string">
            <text:p>https://api.github.com/repos/Seldaek/monolog</text:p>
          </table:table-cell>
          <table:table-cell table:formula="of:=REPLACE([.B69]; 1; 29; &quot;&quot;)" office:value-type="string" office:string-value="Seldaek/monolog" calcext:value-type="string">
            <text:p>Seldaek/monolog</text:p>
          </table:table-cell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string" calcext:value-type="string">
            <text:p>https://api.github.com/repos/contao/core</text:p>
          </table:table-cell>
          <table:table-cell table:formula="of:=REPLACE([.B70]; 1; 29; &quot;&quot;)" office:value-type="string" office:string-value="contao/core" calcext:value-type="string">
            <text:p>contao/core</text:p>
          </table:table-cell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string" calcext:value-type="string">
            <text:p>https://api.github.com/repos/scholarslab/Neatline</text:p>
          </table:table-cell>
          <table:table-cell table:formula="of:=REPLACE([.B71]; 1; 29; &quot;&quot;)" office:value-type="string" office:string-value="scholarslab/Neatline" calcext:value-type="string">
            <text:p>scholarslab/Neatline</text:p>
          </table:table-cell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string" calcext:value-type="string">
            <text:p>https://api.github.com/repos/nikic/PHP-Parser</text:p>
          </table:table-cell>
          <table:table-cell table:formula="of:=REPLACE([.B72]; 1; 29; &quot;&quot;)" office:value-type="string" office:string-value="nikic/PHP-Parser" calcext:value-type="string">
            <text:p>nikic/PHP-Parser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string" calcext:value-type="string">
            <text:p>https://api.github.com/repos/omeka/Omeka</text:p>
          </table:table-cell>
          <table:table-cell table:formula="of:=REPLACE([.B73]; 1; 29; &quot;&quot;)" office:value-type="string" office:string-value="omeka/Omeka" calcext:value-type="string">
            <text:p>omeka/Omeka</text:p>
          </table:table-cell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string" calcext:value-type="string">
            <text:p>https://api.github.com/repos/SSilence/selfoss</text:p>
          </table:table-cell>
          <table:table-cell table:formula="of:=REPLACE([.B74]; 1; 29; &quot;&quot;)" office:value-type="string" office:string-value="SSilence/selfoss" calcext:value-type="string">
            <text:p>SSilence/selfoss</text:p>
          </table:table-cell>
        </table:table-row>
        <table:table-row table:style-name="ro1">
          <table:table-cell office:value-type="float" office:value="13825" calcext:value-type="float">
            <text:p>13825</text:p>
          </table:table-cell>
          <table:table-cell office:value-type="string" calcext:value-type="string">
            <text:p>https://api.github.com/repos/booksbyus/zguide</text:p>
          </table:table-cell>
          <table:table-cell table:formula="of:=REPLACE([.B75]; 1; 29; &quot;&quot;)" office:value-type="string" office:string-value="booksbyus/zguide" calcext:value-type="string">
            <text:p>booksbyus/zguide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string" calcext:value-type="string">
            <text:p>https://api.github.com/repos/nrk/predis</text:p>
          </table:table-cell>
          <table:table-cell table:formula="of:=REPLACE([.B76]; 1; 29; &quot;&quot;)" office:value-type="string" office:string-value="nrk/predis" calcext:value-type="string">
            <text:p>nrk/predis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string" calcext:value-type="string">
            <text:p>https://api.github.com/repos/WebTales/rubedo</text:p>
          </table:table-cell>
          <table:table-cell table:formula="of:=REPLACE([.B77]; 1; 29; &quot;&quot;)" office:value-type="string" office:string-value="WebTales/rubedo" calcext:value-type="string">
            <text:p>WebTales/rubedo</text:p>
          </table:table-cell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https://api.github.com/repos/Dolibarr/dolibarr</text:p>
          </table:table-cell>
          <table:table-cell table:formula="of:=REPLACE([.B78]; 1; 29; &quot;&quot;)" office:value-type="string" office:string-value="Dolibarr/dolibarr" calcext:value-type="string">
            <text:p>Dolibarr/dolibarr</text:p>
          </table:table-cell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https://api.github.com/repos/hwi/HWIOAuthBundle</text:p>
          </table:table-cell>
          <table:table-cell table:formula="of:=REPLACE([.B79]; 1; 29; &quot;&quot;)" office:value-type="string" office:string-value="hwi/HWIOAuthBundle" calcext:value-type="string">
            <text:p>hwi/HWIOAuthBundle</text:p>
          </table:table-cell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https://api.github.com/repos/symphonycms/symphony-2</text:p>
          </table:table-cell>
          <table:table-cell table:formula="of:=REPLACE([.B80]; 1; 29; &quot;&quot;)" office:value-type="string" office:string-value="symphonycms/symphony-2" calcext:value-type="string">
            <text:p>symphonycms/symphony-2</text:p>
          </table:table-cell>
        </table:table-row>
        <table:table-row table:style-name="ro1">
          <table:table-cell office:value-type="float" office:value="14769" calcext:value-type="float">
            <text:p>14769</text:p>
          </table:table-cell>
          <table:table-cell office:value-type="string" calcext:value-type="string">
            <text:p>https://api.github.com/repos/textpattern/textpattern</text:p>
          </table:table-cell>
          <table:table-cell table:formula="of:=REPLACE([.B81]; 1; 29; &quot;&quot;)" office:value-type="string" office:string-value="textpattern/textpattern" calcext:value-type="string">
            <text:p>textpattern/textpattern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string" calcext:value-type="string">
            <text:p>https://api.github.com/repos/poweradmin/poweradmin</text:p>
          </table:table-cell>
          <table:table-cell table:formula="of:=REPLACE([.B82]; 1; 29; &quot;&quot;)" office:value-type="string" office:string-value="poweradmin/poweradmin" calcext:value-type="string">
            <text:p>poweradmin/poweradmin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https://api.github.com/repos/sebastianbergmann/php-code-coverage</text:p>
          </table:table-cell>
          <table:table-cell table:formula="of:=REPLACE([.B83]; 1; 29; &quot;&quot;)" office:value-type="string" office:string-value="sebastianbergmann/php-code-coverage" calcext:value-type="string">
            <text:p>sebastianbergmann/php-code-coverage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https://api.github.com/repos/phingofficial/phing</text:p>
          </table:table-cell>
          <table:table-cell table:formula="of:=REPLACE([.B84]; 1; 29; &quot;&quot;)" office:value-type="string" office:string-value="phingofficial/phing" calcext:value-type="string">
            <text:p>phingofficial/phing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string" calcext:value-type="string">
            <text:p>https://api.github.com/repos/devlab-oy/pupesoft</text:p>
          </table:table-cell>
          <table:table-cell table:formula="of:=REPLACE([.B85]; 1; 29; &quot;&quot;)" office:value-type="string" office:string-value="devlab-oy/pupesoft" calcext:value-type="string">
            <text:p>devlab-oy/pupesoft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office:value-type="string" calcext:value-type="string">
            <text:p>https://api.github.com/repos/woocommerce/woocommerce</text:p>
          </table:table-cell>
          <table:table-cell table:formula="of:=REPLACE([.B86]; 1; 29; &quot;&quot;)" office:value-type="string" office:string-value="woocommerce/woocommerce" calcext:value-type="string">
            <text:p>woocommerce/woocommerce</text:p>
          </table:table-cell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string" calcext:value-type="string">
            <text:p>https://api.github.com/repos/phalcon/cphalcon</text:p>
          </table:table-cell>
          <table:table-cell table:formula="of:=REPLACE([.B87]; 1; 29; &quot;&quot;)" office:value-type="string" office:string-value="phalcon/cphalcon" calcext:value-type="string">
            <text:p>phalcon/cphalcon</text:p>
          </table:table-cell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string" calcext:value-type="string">
            <text:p>https://api.github.com/repos/yandod/candycane</text:p>
          </table:table-cell>
          <table:table-cell table:formula="of:=REPLACE([.B88]; 1; 29; &quot;&quot;)" office:value-type="string" office:string-value="yandod/candycane" calcext:value-type="string">
            <text:p>yandod/candycane</text:p>
          </table:table-cell>
        </table:table-row>
        <table:table-row table:style-name="ro1">
          <table:table-cell office:value-type="float" office:value="16974" calcext:value-type="float">
            <text:p>16974</text:p>
          </table:table-cell>
          <table:table-cell office:value-type="string" calcext:value-type="string">
            <text:p>https://api.github.com/repos/mdnoble73/VuFind-Plus</text:p>
          </table:table-cell>
          <table:table-cell table:formula="of:=REPLACE([.B89]; 1; 29; &quot;&quot;)" office:value-type="string" office:string-value="mdnoble73/VuFind-Plus" calcext:value-type="string">
            <text:p>mdnoble73/VuFind-Plus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string" calcext:value-type="string">
            <text:p>https://api.github.com/repos/webignition/app.simplytestable.com</text:p>
          </table:table-cell>
          <table:table-cell table:formula="of:=REPLACE([.B90]; 1; 29; &quot;&quot;)" office:value-type="string" office:string-value="webignition/app.simplytestable.com" calcext:value-type="string">
            <text:p>webignition/app.simplytestable.com</text:p>
          </table:table-cell>
        </table:table-row>
        <table:table-row table:style-name="ro1">
          <table:table-cell office:value-type="float" office:value="17403" calcext:value-type="float">
            <text:p>17403</text:p>
          </table:table-cell>
          <table:table-cell office:value-type="string" calcext:value-type="string">
            <text:p>https://api.github.com/repos/yi12345/TravianZ</text:p>
          </table:table-cell>
          <table:table-cell table:formula="of:=REPLACE([.B91]; 1; 29; &quot;&quot;)" office:value-type="string" office:string-value="yi12345/TravianZ" calcext:value-type="string">
            <text:p>yi12345/TravianZ</text:p>
          </table:table-cell>
        </table:table-row>
        <table:table-row table:style-name="ro1">
          <table:table-cell office:value-type="float" office:value="17519" calcext:value-type="float">
            <text:p>17519</text:p>
          </table:table-cell>
          <table:table-cell office:value-type="string" calcext:value-type="string">
            <text:p>https://api.github.com/repos/kriswallsmith/assetic</text:p>
          </table:table-cell>
          <table:table-cell table:formula="of:=REPLACE([.B92]; 1; 29; &quot;&quot;)" office:value-type="string" office:string-value="kriswallsmith/assetic" calcext:value-type="string">
            <text:p>kriswallsmith/assetic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string" calcext:value-type="string">
            <text:p>https://api.github.com/repos/Froxlor/Froxlor</text:p>
          </table:table-cell>
          <table:table-cell table:formula="of:=REPLACE([.B93]; 1; 29; &quot;&quot;)" office:value-type="string" office:string-value="Froxlor/Froxlor" calcext:value-type="string">
            <text:p>Froxlor/Froxlor</text:p>
          </table:table-cell>
        </table:table-row>
        <table:table-row table:style-name="ro1">
          <table:table-cell office:value-type="float" office:value="18085" calcext:value-type="float">
            <text:p>18085</text:p>
          </table:table-cell>
          <table:table-cell office:value-type="string" calcext:value-type="string">
            <text:p>https://api.github.com/repos/fuel/fuel</text:p>
          </table:table-cell>
          <table:table-cell table:formula="of:=REPLACE([.B94]; 1; 29; &quot;&quot;)" office:value-type="string" office:string-value="fuel/fuel" calcext:value-type="string">
            <text:p>fuel/fuel</text:p>
          </table:table-cell>
        </table:table-row>
        <table:table-row table:style-name="ro1">
          <table:table-cell office:value-type="float" office:value="18089" calcext:value-type="float">
            <text:p>18089</text:p>
          </table:table-cell>
          <table:table-cell office:value-type="string" calcext:value-type="string">
            <text:p>https://api.github.com/repos/fuel/core</text:p>
          </table:table-cell>
          <table:table-cell table:formula="of:=REPLACE([.B95]; 1; 29; &quot;&quot;)" office:value-type="string" office:string-value="fuel/core" calcext:value-type="string">
            <text:p>fuel/core</text:p>
          </table:table-cell>
        </table:table-row>
        <table:table-row table:style-name="ro1">
          <table:table-cell office:value-type="float" office:value="18104" calcext:value-type="float">
            <text:p>18104</text:p>
          </table:table-cell>
          <table:table-cell office:value-type="string" calcext:value-type="string">
            <text:p>https://api.github.com/repos/guzzle/guzzle</text:p>
          </table:table-cell>
          <table:table-cell table:formula="of:=REPLACE([.B96]; 1; 29; &quot;&quot;)" office:value-type="string" office:string-value="guzzle/guzzle" calcext:value-type="string">
            <text:p>guzzle/guzzle</text:p>
          </table:table-cell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string" calcext:value-type="string">
            <text:p>https://api.github.com/repos/Annotum/Annotum</text:p>
          </table:table-cell>
          <table:table-cell table:formula="of:=REPLACE([.B97]; 1; 29; &quot;&quot;)" office:value-type="string" office:string-value="Annotum/Annotum" calcext:value-type="string">
            <text:p>Annotum/Annotum</text:p>
          </table:table-cell>
        </table:table-row>
        <table:table-row table:style-name="ro1">
          <table:table-cell office:value-type="float" office:value="18997" calcext:value-type="float">
            <text:p>18997</text:p>
          </table:table-cell>
          <table:table-cell office:value-type="string" calcext:value-type="string">
            <text:p>https://api.github.com/repos/clubmaster/clubmaster</text:p>
          </table:table-cell>
          <table:table-cell table:formula="of:=REPLACE([.B98]; 1; 29; &quot;&quot;)" office:value-type="string" office:string-value="clubmaster/clubmaster" calcext:value-type="string">
            <text:p>clubmaster/clubmaster</text:p>
          </table:table-cell>
        </table:table-row>
        <table:table-row table:style-name="ro1">
          <table:table-cell office:value-type="float" office:value="19349" calcext:value-type="float">
            <text:p>19349</text:p>
          </table:table-cell>
          <table:table-cell office:value-type="string" calcext:value-type="string">
            <text:p>https://api.github.com/repos/esotalk/esoTalk</text:p>
          </table:table-cell>
          <table:table-cell table:formula="of:=REPLACE([.B99]; 1; 29; &quot;&quot;)" office:value-type="string" office:string-value="esotalk/esoTalk" calcext:value-type="string">
            <text:p>esotalk/esoTalk</text:p>
          </table:table-cell>
        </table:table-row>
        <table:table-row table:style-name="ro1">
          <table:table-cell office:value-type="float" office:value="19513" calcext:value-type="float">
            <text:p>19513</text:p>
          </table:table-cell>
          <table:table-cell office:value-type="string" calcext:value-type="string">
            <text:p>https://api.github.com/repos/PressCrew/infinity</text:p>
          </table:table-cell>
          <table:table-cell table:formula="of:=REPLACE([.B100]; 1; 29; &quot;&quot;)" office:value-type="string" office:string-value="PressCrew/infinity" calcext:value-type="string">
            <text:p>PressCrew/infinity</text:p>
          </table:table-cell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https://api.github.com/repos/atutor/ATutor</text:p>
          </table:table-cell>
          <table:table-cell table:formula="of:=REPLACE([.B101]; 1; 29; &quot;&quot;)" office:value-type="string" office:string-value="atutor/ATutor" calcext:value-type="string">
            <text:p>atutor/ATutor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https://api.github.com/repos/yiisoft/yii2</text:p>
          </table:table-cell>
          <table:table-cell table:formula="of:=REPLACE([.B102]; 1; 29; &quot;&quot;)" office:value-type="string" office:string-value="yiisoft/yii2" calcext:value-type="string">
            <text:p>yiisoft/yii2</text:p>
          </table:table-cell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https://api.github.com/repos/nilsteampassnet/TeamPass</text:p>
          </table:table-cell>
          <table:table-cell table:formula="of:=REPLACE([.B103]; 1; 29; &quot;&quot;)" office:value-type="string" office:string-value="nilsteampassnet/TeamPass" calcext:value-type="string">
            <text:p>nilsteampassnet/TeamPass</text:p>
          </table:table-cell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https://api.github.com/repos/Cotonti/Cotonti</text:p>
          </table:table-cell>
          <table:table-cell table:formula="of:=REPLACE([.B104]; 1; 29; &quot;&quot;)" office:value-type="string" office:string-value="Cotonti/Cotonti" calcext:value-type="string">
            <text:p>Cotonti/Cotonti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string" calcext:value-type="string">
            <text:p>https://api.github.com/repos/mantisbt/mantisbt</text:p>
          </table:table-cell>
          <table:table-cell table:formula="of:=REPLACE([.B105]; 1; 29; &quot;&quot;)" office:value-type="string" office:string-value="mantisbt/mantisbt" calcext:value-type="string">
            <text:p>mantisbt/mantisbt</text:p>
          </table:table-cell>
        </table:table-row>
        <table:table-row table:style-name="ro1">
          <table:table-cell office:value-type="float" office:value="20721" calcext:value-type="float">
            <text:p>20721</text:p>
          </table:table-cell>
          <table:table-cell office:value-type="string" calcext:value-type="string">
            <text:p>https://api.github.com/repos/Aatu/FieryVoid</text:p>
          </table:table-cell>
          <table:table-cell table:formula="of:=REPLACE([.B106]; 1; 29; &quot;&quot;)" office:value-type="string" office:string-value="Aatu/FieryVoid" calcext:value-type="string">
            <text:p>Aatu/FieryVoid</text:p>
          </table:table-cell>
        </table:table-row>
        <table:table-row table:style-name="ro1">
          <table:table-cell office:value-type="float" office:value="20875" calcext:value-type="float">
            <text:p>20875</text:p>
          </table:table-cell>
          <table:table-cell office:value-type="string" calcext:value-type="string">
            <text:p>https://api.github.com/repos/modxcms/revolution</text:p>
          </table:table-cell>
          <table:table-cell table:formula="of:=REPLACE([.B107]; 1; 29; &quot;&quot;)" office:value-type="string" office:string-value="modxcms/revolution" calcext:value-type="string">
            <text:p>modxcms/revolution</text:p>
          </table:table-cell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string" calcext:value-type="string">
            <text:p>https://api.github.com/repos/sonata-project/SonataAdminBundle</text:p>
          </table:table-cell>
          <table:table-cell table:formula="of:=REPLACE([.B108]; 1; 29; &quot;&quot;)" office:value-type="string" office:string-value="sonata-project/SonataAdminBundle" calcext:value-type="string">
            <text:p>sonata-project/SonataAdminBundle</text:p>
          </table:table-cell>
        </table:table-row>
        <table:table-row table:style-name="ro1">
          <table:table-cell office:value-type="float" office:value="21496" calcext:value-type="float">
            <text:p>21496</text:p>
          </table:table-cell>
          <table:table-cell office:value-type="string" calcext:value-type="string">
            <text:p>https://api.github.com/repos/WoltLab/WCF</text:p>
          </table:table-cell>
          <table:table-cell table:formula="of:=REPLACE([.B109]; 1; 29; &quot;&quot;)" office:value-type="string" office:string-value="WoltLab/WCF" calcext:value-type="string">
            <text:p>WoltLab/WCF</text:p>
          </table:table-cell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string" calcext:value-type="string">
            <text:p>https://api.github.com/repos/osclass/Osclass</text:p>
          </table:table-cell>
          <table:table-cell table:formula="of:=REPLACE([.B110]; 1; 29; &quot;&quot;)" office:value-type="string" office:string-value="osclass/Osclass" calcext:value-type="string">
            <text:p>osclass/Osclass</text:p>
          </table:table-cell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string" calcext:value-type="string">
            <text:p>https://api.github.com/repos/gleez/cms</text:p>
          </table:table-cell>
          <table:table-cell table:formula="of:=REPLACE([.B111]; 1; 29; &quot;&quot;)" office:value-type="string" office:string-value="gleez/cms" calcext:value-type="string">
            <text:p>gleez/cms</text:p>
          </table:table-cell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https://api.github.com/repos/nirix/traq</text:p>
          </table:table-cell>
          <table:table-cell table:formula="of:=REPLACE([.B112]; 1; 29; &quot;&quot;)" office:value-type="string" office:string-value="nirix/traq" calcext:value-type="string">
            <text:p>nirix/traq</text:p>
          </table:table-cell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string" calcext:value-type="string">
            <text:p>https://api.github.com/repos/horde/horde</text:p>
          </table:table-cell>
          <table:table-cell table:formula="of:=REPLACE([.B113]; 1; 29; &quot;&quot;)" office:value-type="string" office:string-value="horde/horde" calcext:value-type="string">
            <text:p>horde/horde</text:p>
          </table:table-cell>
        </table:table-row>
        <table:table-row table:style-name="ro1">
          <table:table-cell office:value-type="float" office:value="22807" calcext:value-type="float">
            <text:p>22807</text:p>
          </table:table-cell>
          <table:table-cell office:value-type="string" calcext:value-type="string">
            <text:p>https://api.github.com/repos/anchorcms/anchor-cms</text:p>
          </table:table-cell>
          <table:table-cell table:formula="of:=REPLACE([.B114]; 1; 29; &quot;&quot;)" office:value-type="string" office:string-value="anchorcms/anchor-cms" calcext:value-type="string">
            <text:p>anchorcms/anchor-cms</text:p>
          </table:table-cell>
        </table:table-row>
        <table:table-row table:style-name="ro1">
          <table:table-cell office:value-type="float" office:value="23177" calcext:value-type="float">
            <text:p>23177</text:p>
          </table:table-cell>
          <table:table-cell office:value-type="string" calcext:value-type="string">
            <text:p>https://api.github.com/repos/livestreet/livestreet</text:p>
          </table:table-cell>
          <table:table-cell table:formula="of:=REPLACE([.B115]; 1; 29; &quot;&quot;)" office:value-type="string" office:string-value="livestreet/livestreet" calcext:value-type="string">
            <text:p>livestreet/livestreet</text:p>
          </table:table-cell>
        </table:table-row>
        <table:table-row table:style-name="ro1">
          <table:table-cell office:value-type="float" office:value="23202" calcext:value-type="float">
            <text:p>23202</text:p>
          </table:table-cell>
          <table:table-cell office:value-type="string" calcext:value-type="string">
            <text:p>https://api.github.com/repos/forkcms/forkcms</text:p>
          </table:table-cell>
          <table:table-cell table:formula="of:=REPLACE([.B116]; 1; 29; &quot;&quot;)" office:value-type="string" office:string-value="forkcms/forkcms" calcext:value-type="string">
            <text:p>forkcms/forkcms</text:p>
          </table:table-cell>
        </table:table-row>
        <table:table-row table:style-name="ro1">
          <table:table-cell office:value-type="float" office:value="23203" calcext:value-type="float">
            <text:p>23203</text:p>
          </table:table-cell>
          <table:table-cell office:value-type="string" calcext:value-type="string">
            <text:p>https://api.github.com/repos/magento/magento2</text:p>
          </table:table-cell>
          <table:table-cell table:formula="of:=REPLACE([.B117]; 1; 29; &quot;&quot;)" office:value-type="string" office:string-value="magento/magento2" calcext:value-type="string">
            <text:p>magento/magento2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https://api.github.com/repos/symfony/http-foundation</text:p>
          </table:table-cell>
          <table:table-cell table:formula="of:=REPLACE([.B118]; 1; 29; &quot;&quot;)" office:value-type="string" office:string-value="symfony/http-foundation" calcext:value-type="string">
            <text:p>symfony/http-foundation</text:p>
          </table:table-cell>
        </table:table-row>
        <table:table-row table:style-name="ro1">
          <table:table-cell office:value-type="float" office:value="23306" calcext:value-type="float">
            <text:p>23306</text:p>
          </table:table-cell>
          <table:table-cell office:value-type="string" calcext:value-type="string">
            <text:p>https://api.github.com/repos/bbDKP/bbguild</text:p>
          </table:table-cell>
          <table:table-cell table:formula="of:=REPLACE([.B119]; 1; 29; &quot;&quot;)" office:value-type="string" office:string-value="bbDKP/bbguild" calcext:value-type="string">
            <text:p>bbDKP/bbguild</text:p>
          </table:table-cell>
        </table:table-row>
        <table:table-row table:style-name="ro1">
          <table:table-cell office:value-type="float" office:value="23498" calcext:value-type="float">
            <text:p>23498</text:p>
          </table:table-cell>
          <table:table-cell office:value-type="string" calcext:value-type="string">
            <text:p>https://api.github.com/repos/nesi/nesi-webportal</text:p>
          </table:table-cell>
          <table:table-cell table:formula="of:=REPLACE([.B120]; 1; 29; &quot;&quot;)" office:value-type="string" office:string-value="nesi/nesi-webportal" calcext:value-type="string">
            <text:p>nesi/nesi-webportal</text:p>
          </table:table-cell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string" calcext:value-type="string">
            <text:p>https://api.github.com/repos/q2a/question2answer</text:p>
          </table:table-cell>
          <table:table-cell table:formula="of:=REPLACE([.B121]; 1; 29; &quot;&quot;)" office:value-type="string" office:string-value="q2a/question2answer" calcext:value-type="string">
            <text:p>q2a/question2answer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string" calcext:value-type="string">
            <text:p>https://api.github.com/repos/phalcon/phalcon-devtools</text:p>
          </table:table-cell>
          <table:table-cell table:formula="of:=REPLACE([.B122]; 1; 29; &quot;&quot;)" office:value-type="string" office:string-value="phalcon/phalcon-devtools" calcext:value-type="string">
            <text:p>phalcon/phalcon-devtools</text:p>
          </table:table-cell>
        </table:table-row>
        <table:table-row table:style-name="ro1">
          <table:table-cell office:value-type="float" office:value="24308" calcext:value-type="float">
            <text:p>24308</text:p>
          </table:table-cell>
          <table:table-cell office:value-type="string" calcext:value-type="string">
            <text:p>https://api.github.com/repos/njh/easyrdf</text:p>
          </table:table-cell>
          <table:table-cell table:formula="of:=REPLACE([.B123]; 1; 29; &quot;&quot;)" office:value-type="string" office:string-value="njh/easyrdf" calcext:value-type="string">
            <text:p>njh/easyrdf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string" calcext:value-type="string">
            <text:p>https://api.github.com/repos/phpbb/customisation-db</text:p>
          </table:table-cell>
          <table:table-cell table:formula="of:=REPLACE([.B124]; 1; 29; &quot;&quot;)" office:value-type="string" office:string-value="phpbb/customisation-db" calcext:value-type="string">
            <text:p>phpbb/customisation-db</text:p>
          </table:table-cell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string" calcext:value-type="string">
            <text:p>https://api.github.com/repos/phpmyadmin/phpmyadmin</text:p>
          </table:table-cell>
          <table:table-cell table:formula="of:=REPLACE([.B125]; 1; 29; &quot;&quot;)" office:value-type="string" office:string-value="phpmyadmin/phpmyadmin" calcext:value-type="string">
            <text:p>phpmyadmin/phpmyadmin</text:p>
          </table:table-cell>
        </table:table-row>
        <table:table-row table:style-name="ro1">
          <table:table-cell office:value-type="float" office:value="24469" calcext:value-type="float">
            <text:p>24469</text:p>
          </table:table-cell>
          <table:table-cell office:value-type="string" calcext:value-type="string">
            <text:p>https://api.github.com/repos/zendframework/modules.zendframework.com</text:p>
          </table:table-cell>
          <table:table-cell table:formula="of:=REPLACE([.B126]; 1; 29; &quot;&quot;)" office:value-type="string" office:string-value="zendframework/modules.zendframework.com" calcext:value-type="string">
            <text:p>zendframework/modules.zendframework.com</text:p>
          </table:table-cell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string" calcext:value-type="string">
            <text:p>https://api.github.com/repos/atk4/atk4</text:p>
          </table:table-cell>
          <table:table-cell table:formula="of:=REPLACE([.B127]; 1; 29; &quot;&quot;)" office:value-type="string" office:string-value="atk4/atk4" calcext:value-type="string">
            <text:p>atk4/atk4</text:p>
          </table:table-cell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string" calcext:value-type="string">
            <text:p>https://api.github.com/repos/MissAllSunday/Breeze</text:p>
          </table:table-cell>
          <table:table-cell table:formula="of:=REPLACE([.B128]; 1; 29; &quot;&quot;)" office:value-type="string" office:string-value="MissAllSunday/Breeze" calcext:value-type="string">
            <text:p>MissAllSunday/Breeze</text:p>
          </table:table-cell>
        </table:table-row>
        <table:table-row table:style-name="ro1">
          <table:table-cell office:value-type="float" office:value="25284" calcext:value-type="float">
            <text:p>25284</text:p>
          </table:table-cell>
          <table:table-cell office:value-type="string" calcext:value-type="string">
            <text:p>https://api.github.com/repos/fusioninventory/fusioninventory-for-glpi</text:p>
          </table:table-cell>
          <table:table-cell table:formula="of:=REPLACE([.B129]; 1; 29; &quot;&quot;)" office:value-type="string" office:string-value="fusioninventory/fusioninventory-for-glpi" calcext:value-type="string">
            <text:p>fusioninventory/fusioninventory-for-glpi</text:p>
          </table:table-cell>
        </table:table-row>
        <table:table-row table:style-name="ro1">
          <table:table-cell office:value-type="float" office:value="25291" calcext:value-type="float">
            <text:p>25291</text:p>
          </table:table-cell>
          <table:table-cell office:value-type="string" calcext:value-type="string">
            <text:p>https://api.github.com/repos/Bakual/SermonSpeaker</text:p>
          </table:table-cell>
          <table:table-cell table:formula="of:=REPLACE([.B130]; 1; 29; &quot;&quot;)" office:value-type="string" office:string-value="Bakual/SermonSpeaker" calcext:value-type="string">
            <text:p>Bakual/SermonSpeaker</text:p>
          </table:table-cell>
        </table:table-row>
        <table:table-row table:style-name="ro1">
          <table:table-cell office:value-type="float" office:value="25438" calcext:value-type="float">
            <text:p>25438</text:p>
          </table:table-cell>
          <table:table-cell office:value-type="string" calcext:value-type="string">
            <text:p>https://api.github.com/repos/dxw/wordpress</text:p>
          </table:table-cell>
          <table:table-cell table:formula="of:=REPLACE([.B131]; 1; 29; &quot;&quot;)" office:value-type="string" office:string-value="dxw/wordpress" calcext:value-type="string">
            <text:p>dxw/wordpress</text:p>
          </table:table-cell>
        </table:table-row>
        <table:table-row table:style-name="ro1">
          <table:table-cell office:value-type="float" office:value="25632" calcext:value-type="float">
            <text:p>25632</text:p>
          </table:table-cell>
          <table:table-cell office:value-type="string" calcext:value-type="string">
            <text:p>https://api.github.com/repos/ubc/iPeer</text:p>
          </table:table-cell>
          <table:table-cell table:formula="of:=REPLACE([.B132]; 1; 29; &quot;&quot;)" office:value-type="string" office:string-value="ubc/iPeer" calcext:value-type="string">
            <text:p>ubc/iPeer</text:p>
          </table:table-cell>
        </table:table-row>
        <table:table-row table:style-name="ro1">
          <table:table-cell office:value-type="float" office:value="25681" calcext:value-type="float">
            <text:p>25681</text:p>
          </table:table-cell>
          <table:table-cell office:value-type="string" calcext:value-type="string">
            <text:p>https://api.github.com/repos/nelmio/NelmioApiDocBundle</text:p>
          </table:table-cell>
          <table:table-cell table:formula="of:=REPLACE([.B133]; 1; 29; &quot;&quot;)" office:value-type="string" office:string-value="nelmio/NelmioApiDocBundle" calcext:value-type="string">
            <text:p>nelmio/NelmioApiDocBundle</text:p>
          </table:table-cell>
        </table:table-row>
        <table:table-row table:style-name="ro1">
          <table:table-cell office:value-type="float" office:value="25698" calcext:value-type="float">
            <text:p>25698</text:p>
          </table:table-cell>
          <table:table-cell office:value-type="string" calcext:value-type="string">
            <text:p>https://api.github.com/repos/kurtpayne/wordpress-unit-tests</text:p>
          </table:table-cell>
          <table:table-cell table:formula="of:=REPLACE([.B134]; 1; 29; &quot;&quot;)" office:value-type="string" office:string-value="kurtpayne/wordpress-unit-tests" calcext:value-type="string">
            <text:p>kurtpayne/wordpress-unit-tests</text:p>
          </table:table-cell>
        </table:table-row>
        <table:table-row table:style-name="ro1">
          <table:table-cell office:value-type="float" office:value="25753" calcext:value-type="float">
            <text:p>25753</text:p>
          </table:table-cell>
          <table:table-cell office:value-type="string" calcext:value-type="string">
            <text:p>https://api.github.com/repos/symfony/serializer</text:p>
          </table:table-cell>
          <table:table-cell table:formula="of:=REPLACE([.B135]; 1; 29; &quot;&quot;)" office:value-type="string" office:string-value="symfony/serializer" calcext:value-type="string">
            <text:p>symfony/serializer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https://api.github.com/repos/bfritz/fusionpbx</text:p>
          </table:table-cell>
          <table:table-cell table:formula="of:=REPLACE([.B136]; 1; 29; &quot;&quot;)" office:value-type="string" office:string-value="bfritz/fusionpbx" calcext:value-type="string">
            <text:p>bfritz/fusionpbx</text:p>
          </table:table-cell>
        </table:table-row>
        <table:table-row table:style-name="ro1">
          <table:table-cell office:value-type="float" office:value="26016" calcext:value-type="float">
            <text:p>26016</text:p>
          </table:table-cell>
          <table:table-cell office:value-type="string" calcext:value-type="string">
            <text:p>https://api.github.com/repos/adampatterson/Tentacle</text:p>
          </table:table-cell>
          <table:table-cell table:formula="of:=REPLACE([.B137]; 1; 29; &quot;&quot;)" office:value-type="string" office:string-value="adampatterson/Tentacle" calcext:value-type="string">
            <text:p>adampatterson/Tentacle</text:p>
          </table:table-cell>
        </table:table-row>
        <table:table-row table:style-name="ro1">
          <table:table-cell office:value-type="float" office:value="26517" calcext:value-type="float">
            <text:p>26517</text:p>
          </table:table-cell>
          <table:table-cell office:value-type="string" calcext:value-type="string">
            <text:p>https://api.github.com/repos/chutzimir/wordpress</text:p>
          </table:table-cell>
          <table:table-cell table:formula="of:=REPLACE([.B138]; 1; 29; &quot;&quot;)" office:value-type="string" office:string-value="chutzimir/wordpress" calcext:value-type="string">
            <text:p>chutzimir/wordpress</text:p>
          </table:table-cell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string" calcext:value-type="string">
            <text:p>https://api.github.com/repos/ruflin/Elastica</text:p>
          </table:table-cell>
          <table:table-cell table:formula="of:=REPLACE([.B139]; 1; 29; &quot;&quot;)" office:value-type="string" office:string-value="ruflin/Elastica" calcext:value-type="string">
            <text:p>ruflin/Elastica</text:p>
          </table:table-cell>
        </table:table-row>
        <table:table-row table:style-name="ro1">
          <table:table-cell office:value-type="float" office:value="27440" calcext:value-type="float">
            <text:p>27440</text:p>
          </table:table-cell>
          <table:table-cell office:value-type="string" calcext:value-type="string">
            <text:p>https://api.github.com/repos/WoltLab/com.woltlab.wcf.conversation</text:p>
          </table:table-cell>
          <table:table-cell table:formula="of:=REPLACE([.B140]; 1; 29; &quot;&quot;)" office:value-type="string" office:string-value="WoltLab/com.woltlab.wcf.conversation" calcext:value-type="string">
            <text:p>WoltLab/com.woltlab.wcf.conversation</text:p>
          </table:table-cell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string" calcext:value-type="string">
            <text:p>https://api.github.com/repos/git-mirror/wordpress</text:p>
          </table:table-cell>
          <table:table-cell table:formula="of:=REPLACE([.B141]; 1; 29; &quot;&quot;)" office:value-type="string" office:string-value="git-mirror/wordpress" calcext:value-type="string">
            <text:p>git-mirror/wordpress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string" calcext:value-type="string">
            <text:p>https://api.github.com/repos/xmirror/piwigo</text:p>
          </table:table-cell>
          <table:table-cell table:formula="of:=REPLACE([.B142]; 1; 29; &quot;&quot;)" office:value-type="string" office:string-value="xmirror/piwigo" calcext:value-type="string">
            <text:p>xmirror/piwigo</text:p>
          </table:table-cell>
        </table:table-row>
        <table:table-row table:style-name="ro1">
          <table:table-cell office:value-type="float" office:value="27730" calcext:value-type="float">
            <text:p>27730</text:p>
          </table:table-cell>
          <table:table-cell office:value-type="string" calcext:value-type="string">
            <text:p>https://api.github.com/repos/ushahidi/Ushahidi-Localizations</text:p>
          </table:table-cell>
          <table:table-cell table:formula="of:=REPLACE([.B143]; 1; 29; &quot;&quot;)" office:value-type="string" office:string-value="ushahidi/Ushahidi-Localizations" calcext:value-type="string">
            <text:p>ushahidi/Ushahidi-Localizations</text:p>
          </table:table-cell>
        </table:table-row>
        <table:table-row table:style-name="ro1">
          <table:table-cell office:value-type="float" office:value="27848" calcext:value-type="float">
            <text:p>27848</text:p>
          </table:table-cell>
          <table:table-cell office:value-type="string" calcext:value-type="string">
            <text:p>https://api.github.com/repos/Lusitanian/PHPoAuthLib</text:p>
          </table:table-cell>
          <table:table-cell table:formula="of:=REPLACE([.B144]; 1; 29; &quot;&quot;)" office:value-type="string" office:string-value="Lusitanian/PHPoAuthLib" calcext:value-type="string">
            <text:p>Lusitanian/PHPoAuthLib</text:p>
          </table:table-cell>
        </table:table-row>
        <table:table-row table:style-name="ro1">
          <table:table-cell office:value-type="float" office:value="28034" calcext:value-type="float">
            <text:p>28034</text:p>
          </table:table-cell>
          <table:table-cell office:value-type="string" calcext:value-type="string">
            <text:p>https://api.github.com/repos/fuzionnz/civicrm</text:p>
          </table:table-cell>
          <table:table-cell table:formula="of:=REPLACE([.B145]; 1; 29; &quot;&quot;)" office:value-type="string" office:string-value="fuzionnz/civicrm" calcext:value-type="string">
            <text:p>fuzionnz/civicrm</text:p>
          </table:table-cell>
        </table:table-row>
        <table:table-row table:style-name="ro1">
          <table:table-cell office:value-type="float" office:value="28036" calcext:value-type="float">
            <text:p>28036</text:p>
          </table:table-cell>
          <table:table-cell office:value-type="string" calcext:value-type="string">
            <text:p>https://api.github.com/repos/dmi3yy/modx.evo.custom</text:p>
          </table:table-cell>
          <table:table-cell table:formula="of:=REPLACE([.B146]; 1; 29; &quot;&quot;)" office:value-type="string" office:string-value="dmi3yy/modx.evo.custom" calcext:value-type="string">
            <text:p>dmi3yy/modx.evo.custom</text:p>
          </table:table-cell>
        </table:table-row>
        <table:table-row table:style-name="ro1">
          <table:table-cell office:value-type="float" office:value="28403" calcext:value-type="float">
            <text:p>28403</text:p>
          </table:table-cell>
          <table:table-cell office:value-type="string" calcext:value-type="string">
            <text:p>https://api.github.com/repos/philipptempel/iCF</text:p>
          </table:table-cell>
          <table:table-cell table:formula="of:=REPLACE([.B147]; 1; 29; &quot;&quot;)" office:value-type="string" office:string-value="philipptempel/iCF" calcext:value-type="string">
            <text:p>philipptempel/iCF</text:p>
          </table:table-cell>
        </table:table-row>
        <table:table-row table:style-name="ro1">
          <table:table-cell office:value-type="float" office:value="28769" calcext:value-type="float">
            <text:p>28769</text:p>
          </table:table-cell>
          <table:table-cell office:value-type="string" calcext:value-type="string">
            <text:p>https://api.github.com/repos/gabordemooij/redbean</text:p>
          </table:table-cell>
          <table:table-cell table:formula="of:=REPLACE([.B148]; 1; 29; &quot;&quot;)" office:value-type="string" office:string-value="gabordemooij/redbean" calcext:value-type="string">
            <text:p>gabordemooij/redbean</text:p>
          </table:table-cell>
        </table:table-row>
        <table:table-row table:style-name="ro1">
          <table:table-cell office:value-type="float" office:value="28868" calcext:value-type="float">
            <text:p>28868</text:p>
          </table:table-cell>
          <table:table-cell office:value-type="string" calcext:value-type="string">
            <text:p>https://api.github.com/repos/jfusion/org.jfusion.jfusion</text:p>
          </table:table-cell>
          <table:table-cell table:formula="of:=REPLACE([.B149]; 1; 29; &quot;&quot;)" office:value-type="string" office:string-value="jfusion/org.jfusion.jfusion" calcext:value-type="string">
            <text:p>jfusion/org.jfusion.jfusion</text:p>
          </table:table-cell>
        </table:table-row>
        <table:table-row table:style-name="ro1">
          <table:table-cell office:value-type="float" office:value="29078" calcext:value-type="float">
            <text:p>29078</text:p>
          </table:table-cell>
          <table:table-cell office:value-type="string" calcext:value-type="string">
            <text:p>https://api.github.com/repos/sonata-project/SonataUserBundle</text:p>
          </table:table-cell>
          <table:table-cell table:formula="of:=REPLACE([.B150]; 1; 29; &quot;&quot;)" office:value-type="string" office:string-value="sonata-project/SonataUserBundle" calcext:value-type="string">
            <text:p>sonata-project/SonataUserBundle</text:p>
          </table:table-cell>
        </table:table-row>
        <table:table-row table:style-name="ro1">
          <table:table-cell office:value-type="float" office:value="29523" calcext:value-type="float">
            <text:p>29523</text:p>
          </table:table-cell>
          <table:table-cell office:value-type="string" calcext:value-type="string">
            <text:p>https://api.github.com/repos/hybridauth/hybridauth</text:p>
          </table:table-cell>
          <table:table-cell table:formula="of:=REPLACE([.B151]; 1; 29; &quot;&quot;)" office:value-type="string" office:string-value="hybridauth/hybridauth" calcext:value-type="string">
            <text:p>hybridauth/hybridauth</text:p>
          </table:table-cell>
        </table:table-row>
        <table:table-row table:style-name="ro1">
          <table:table-cell office:value-type="float" office:value="29643" calcext:value-type="float">
            <text:p>29643</text:p>
          </table:table-cell>
          <table:table-cell office:value-type="string" calcext:value-type="string">
            <text:p>https://api.github.com/repos/phpseclib/phpseclib</text:p>
          </table:table-cell>
          <table:table-cell table:formula="of:=REPLACE([.B152]; 1; 29; &quot;&quot;)" office:value-type="string" office:string-value="phpseclib/phpseclib" calcext:value-type="string">
            <text:p>phpseclib/phpseclib</text:p>
          </table:table-cell>
        </table:table-row>
        <table:table-row table:style-name="ro1">
          <table:table-cell office:value-type="float" office:value="29894" calcext:value-type="float">
            <text:p>29894</text:p>
          </table:table-cell>
          <table:table-cell office:value-type="string" calcext:value-type="string">
            <text:p>https://api.github.com/repos/openemr/openemr</text:p>
          </table:table-cell>
          <table:table-cell table:formula="of:=REPLACE([.B153]; 1; 29; &quot;&quot;)" office:value-type="string" office:string-value="openemr/openemr" calcext:value-type="string">
            <text:p>openemr/openemr</text:p>
          </table:table-cell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string" calcext:value-type="string">
            <text:p>https://api.github.com/repos/dojorio/dojo-centro</text:p>
          </table:table-cell>
          <table:table-cell table:formula="of:=REPLACE([.B154]; 1; 29; &quot;&quot;)" office:value-type="string" office:string-value="dojorio/dojo-centro" calcext:value-type="string">
            <text:p>dojorio/dojo-centro</text:p>
          </table:table-cell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string" calcext:value-type="string">
            <text:p>https://api.github.com/repos/splitbrain/dokuwiki</text:p>
          </table:table-cell>
          <table:table-cell table:formula="of:=REPLACE([.B155]; 1; 29; &quot;&quot;)" office:value-type="string" office:string-value="splitbrain/dokuwiki" calcext:value-type="string">
            <text:p>splitbrain/dokuwiki</text:p>
          </table:table-cell>
        </table:table-row>
        <table:table-row table:style-name="ro1">
          <table:table-cell office:value-type="float" office:value="31760" calcext:value-type="float">
            <text:p>31760</text:p>
          </table:table-cell>
          <table:table-cell office:value-type="string" calcext:value-type="string">
            <text:p>https://api.github.com/repos/symfony/form</text:p>
          </table:table-cell>
          <table:table-cell table:formula="of:=REPLACE([.B156]; 1; 29; &quot;&quot;)" office:value-type="string" office:string-value="symfony/form" calcext:value-type="string">
            <text:p>symfony/form</text:p>
          </table:table-cell>
        </table:table-row>
        <table:table-row table:style-name="ro1">
          <table:table-cell office:value-type="float" office:value="31803" calcext:value-type="float">
            <text:p>31803</text:p>
          </table:table-cell>
          <table:table-cell office:value-type="string" calcext:value-type="string">
            <text:p>https://api.github.com/repos/nodesagency/cakephp-lib</text:p>
          </table:table-cell>
          <table:table-cell table:formula="of:=REPLACE([.B157]; 1; 29; &quot;&quot;)" office:value-type="string" office:string-value="nodesagency/cakephp-lib" calcext:value-type="string">
            <text:p>nodesagency/cakephp-lib</text:p>
          </table:table-cell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https://api.github.com/repos/baohaojun/windows-config</text:p>
          </table:table-cell>
          <table:table-cell table:formula="of:=REPLACE([.B158]; 1; 29; &quot;&quot;)" office:value-type="string" office:string-value="baohaojun/windows-config" calcext:value-type="string">
            <text:p>baohaojun/windows-config</text:p>
          </table:table-cell>
        </table:table-row>
        <table:table-row table:style-name="ro1">
          <table:table-cell office:value-type="float" office:value="33555" calcext:value-type="float">
            <text:p>33555</text:p>
          </table:table-cell>
          <table:table-cell office:value-type="string" calcext:value-type="string">
            <text:p>https://api.github.com/repos/RackTables/racktables</text:p>
          </table:table-cell>
          <table:table-cell table:formula="of:=REPLACE([.B159]; 1; 29; &quot;&quot;)" office:value-type="string" office:string-value="RackTables/racktables" calcext:value-type="string">
            <text:p>RackTables/racktables</text:p>
          </table:table-cell>
        </table:table-row>
        <table:table-row table:style-name="ro1">
          <table:table-cell office:value-type="float" office:value="34008" calcext:value-type="float">
            <text:p>34008</text:p>
          </table:table-cell>
          <table:table-cell office:value-type="string" calcext:value-type="string">
            <text:p>https://api.github.com/repos/rilwis/meta-box</text:p>
          </table:table-cell>
          <table:table-cell table:formula="of:=REPLACE([.B160]; 1; 29; &quot;&quot;)" office:value-type="string" office:string-value="rilwis/meta-box" calcext:value-type="string">
            <text:p>rilwis/meta-box</text:p>
          </table:table-cell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https://api.github.com/repos/illuminate/routing</text:p>
          </table:table-cell>
          <table:table-cell table:formula="of:=REPLACE([.B161]; 1; 29; &quot;&quot;)" office:value-type="string" office:string-value="illuminate/routing" calcext:value-type="string">
            <text:p>illuminate/routing</text:p>
          </table:table-cell>
        </table:table-row>
        <table:table-row table:style-name="ro1">
          <table:table-cell office:value-type="float" office:value="34899" calcext:value-type="float">
            <text:p>34899</text:p>
          </table:table-cell>
          <table:table-cell office:value-type="string" calcext:value-type="string">
            <text:p>https://api.github.com/repos/travisdesell/wildlife_at_home</text:p>
          </table:table-cell>
          <table:table-cell table:formula="of:=REPLACE([.B162]; 1; 29; &quot;&quot;)" office:value-type="string" office:string-value="travisdesell/wildlife_at_home" calcext:value-type="string">
            <text:p>travisdesell/wildlife_at_home</text:p>
          </table:table-cell>
        </table:table-row>
        <table:table-row table:style-name="ro1">
          <table:table-cell office:value-type="float" office:value="35047" calcext:value-type="float">
            <text:p>35047</text:p>
          </table:table-cell>
          <table:table-cell office:value-type="string" calcext:value-type="string">
            <text:p>https://api.github.com/repos/seblucas/cops</text:p>
          </table:table-cell>
          <table:table-cell table:formula="of:=REPLACE([.B163]; 1; 29; &quot;&quot;)" office:value-type="string" office:string-value="seblucas/cops" calcext:value-type="string">
            <text:p>seblucas/cops</text:p>
          </table:table-cell>
        </table:table-row>
        <table:table-row table:style-name="ro1">
          <table:table-cell office:value-type="float" office:value="35763" calcext:value-type="float">
            <text:p>35763</text:p>
          </table:table-cell>
          <table:table-cell office:value-type="string" calcext:value-type="string">
            <text:p>https://api.github.com/repos/au-research/ANDS-Online-Services</text:p>
          </table:table-cell>
          <table:table-cell table:formula="of:=REPLACE([.B164]; 1; 29; &quot;&quot;)" office:value-type="string" office:string-value="au-research/ANDS-Online-Services" calcext:value-type="string">
            <text:p>au-research/ANDS-Online-Services</text:p>
          </table:table-cell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string" calcext:value-type="string">
            <text:p>https://api.github.com/repos/justintadlock/hybrid-core</text:p>
          </table:table-cell>
          <table:table-cell table:formula="of:=REPLACE([.B165]; 1; 29; &quot;&quot;)" office:value-type="string" office:string-value="justintadlock/hybrid-core" calcext:value-type="string">
            <text:p>justintadlock/hybrid-core</text:p>
          </table:table-cell>
        </table:table-row>
        <table:table-row table:style-name="ro1">
          <table:table-cell office:value-type="float" office:value="36379" calcext:value-type="float">
            <text:p>36379</text:p>
          </table:table-cell>
          <table:table-cell office:value-type="string" calcext:value-type="string">
            <text:p>https://api.github.com/repos/jcu-eresearch/Edgar</text:p>
          </table:table-cell>
          <table:table-cell table:formula="of:=REPLACE([.B166]; 1; 29; &quot;&quot;)" office:value-type="string" office:string-value="jcu-eresearch/Edgar" calcext:value-type="string">
            <text:p>jcu-eresearch/Edgar</text:p>
          </table:table-cell>
        </table:table-row>
        <table:table-row table:style-name="ro1">
          <table:table-cell office:value-type="float" office:value="36946" calcext:value-type="float">
            <text:p>36946</text:p>
          </table:table-cell>
          <table:table-cell office:value-type="string" calcext:value-type="string">
            <text:p>https://api.github.com/repos/omegaup/omegaup</text:p>
          </table:table-cell>
          <table:table-cell table:formula="of:=REPLACE([.B167]; 1; 29; &quot;&quot;)" office:value-type="string" office:string-value="omegaup/omegaup" calcext:value-type="string">
            <text:p>omegaup/omegaup</text:p>
          </table:table-cell>
        </table:table-row>
        <table:table-row table:style-name="ro1">
          <table:table-cell office:value-type="float" office:value="37085" calcext:value-type="float">
            <text:p>37085</text:p>
          </table:table-cell>
          <table:table-cell office:value-type="string" calcext:value-type="string">
            <text:p>https://api.github.com/repos/hultsfredskommun/hultsfredskommun</text:p>
          </table:table-cell>
          <table:table-cell table:formula="of:=REPLACE([.B168]; 1; 29; &quot;&quot;)" office:value-type="string" office:string-value="hultsfredskommun/hultsfredskommun" calcext:value-type="string">
            <text:p>hultsfredskommun/hultsfredskommun</text:p>
          </table:table-cell>
        </table:table-row>
        <table:table-row table:style-name="ro1">
          <table:table-cell office:value-type="float" office:value="37165" calcext:value-type="float">
            <text:p>37165</text:p>
          </table:table-cell>
          <table:table-cell office:value-type="string" calcext:value-type="string">
            <text:p>https://api.github.com/repos/iwdb/iwdb</text:p>
          </table:table-cell>
          <table:table-cell table:formula="of:=REPLACE([.B169]; 1; 29; &quot;&quot;)" office:value-type="string" office:string-value="iwdb/iwdb" calcext:value-type="string">
            <text:p>iwdb/iwdb</text:p>
          </table:table-cell>
        </table:table-row>
        <table:table-row table:style-name="ro1">
          <table:table-cell office:value-type="float" office:value="37411" calcext:value-type="float">
            <text:p>37411</text:p>
          </table:table-cell>
          <table:table-cell office:value-type="string" calcext:value-type="string">
            <text:p>https://api.github.com/repos/gikeymarcia/Collector</text:p>
          </table:table-cell>
          <table:table-cell table:formula="of:=REPLACE([.B170]; 1; 29; &quot;&quot;)" office:value-type="string" office:string-value="gikeymarcia/Collector" calcext:value-type="string">
            <text:p>gikeymarcia/Collector</text:p>
          </table:table-cell>
        </table:table-row>
        <table:table-row table:style-name="ro1">
          <table:table-cell office:value-type="float" office:value="38077" calcext:value-type="float">
            <text:p>38077</text:p>
          </table:table-cell>
          <table:table-cell office:value-type="string" calcext:value-type="string">
            <text:p>https://api.github.com/repos/symfony/process</text:p>
          </table:table-cell>
          <table:table-cell table:formula="of:=REPLACE([.B171]; 1; 29; &quot;&quot;)" office:value-type="string" office:string-value="symfony/process" calcext:value-type="string">
            <text:p>symfony/process</text:p>
          </table:table-cell>
        </table:table-row>
        <table:table-row table:style-name="ro1">
          <table:table-cell office:value-type="float" office:value="38382" calcext:value-type="float">
            <text:p>38382</text:p>
          </table:table-cell>
          <table:table-cell office:value-type="string" calcext:value-type="string">
            <text:p>https://api.github.com/repos/php/web-php</text:p>
          </table:table-cell>
          <table:table-cell table:formula="of:=REPLACE([.B172]; 1; 29; &quot;&quot;)" office:value-type="string" office:string-value="php/web-php" calcext:value-type="string">
            <text:p>php/web-php</text:p>
          </table:table-cell>
        </table:table-row>
        <table:table-row table:style-name="ro1">
          <table:table-cell office:value-type="float" office:value="38397" calcext:value-type="float">
            <text:p>38397</text:p>
          </table:table-cell>
          <table:table-cell office:value-type="string" calcext:value-type="string">
            <text:p>https://api.github.com/repos/pimcore/pimcore</text:p>
          </table:table-cell>
          <table:table-cell table:formula="of:=REPLACE([.B173]; 1; 29; &quot;&quot;)" office:value-type="string" office:string-value="pimcore/pimcore" calcext:value-type="string">
            <text:p>pimcore/pimcore</text:p>
          </table:table-cell>
        </table:table-row>
        <table:table-row table:style-name="ro1">
          <table:table-cell office:value-type="float" office:value="38977" calcext:value-type="float">
            <text:p>38977</text:p>
          </table:table-cell>
          <table:table-cell office:value-type="string" calcext:value-type="string">
            <text:p>https://api.github.com/repos/mattpass/ICEcoder</text:p>
          </table:table-cell>
          <table:table-cell table:formula="of:=REPLACE([.B174]; 1; 29; &quot;&quot;)" office:value-type="string" office:string-value="mattpass/ICEcoder" calcext:value-type="string">
            <text:p>mattpass/ICEcoder</text:p>
          </table:table-cell>
        </table:table-row>
        <table:table-row table:style-name="ro1">
          <table:table-cell office:value-type="float" office:value="39002" calcext:value-type="float">
            <text:p>39002</text:p>
          </table:table-cell>
          <table:table-cell office:value-type="string" calcext:value-type="string">
            <text:p>https://api.github.com/repos/CORE-POS/IS4C</text:p>
          </table:table-cell>
          <table:table-cell table:formula="of:=REPLACE([.B175]; 1; 29; &quot;&quot;)" office:value-type="string" office:string-value="CORE-POS/IS4C" calcext:value-type="string">
            <text:p>CORE-POS/IS4C</text:p>
          </table:table-cell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string" calcext:value-type="string">
            <text:p>https://api.github.com/repos/craue/CraueFormFlowBundle</text:p>
          </table:table-cell>
          <table:table-cell table:formula="of:=REPLACE([.B176]; 1; 29; &quot;&quot;)" office:value-type="string" office:string-value="craue/CraueFormFlowBundle" calcext:value-type="string">
            <text:p>craue/CraueFormFlowBundle</text:p>
          </table:table-cell>
        </table:table-row>
        <table:table-row table:style-name="ro1">
          <table:table-cell office:value-type="float" office:value="39223" calcext:value-type="float">
            <text:p>39223</text:p>
          </table:table-cell>
          <table:table-cell office:value-type="string" calcext:value-type="string">
            <text:p>https://api.github.com/repos/jbroadway/elefant</text:p>
          </table:table-cell>
          <table:table-cell table:formula="of:=REPLACE([.B177]; 1; 29; &quot;&quot;)" office:value-type="string" office:string-value="jbroadway/elefant" calcext:value-type="string">
            <text:p>jbroadway/elefant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https://api.github.com/repos/bcosca/fatfree</text:p>
          </table:table-cell>
          <table:table-cell table:formula="of:=REPLACE([.B178]; 1; 29; &quot;&quot;)" office:value-type="string" office:string-value="bcosca/fatfree" calcext:value-type="string">
            <text:p>bcosca/fatfree</text:p>
          </table:table-cell>
        </table:table-row>
        <table:table-row table:style-name="ro1">
          <table:table-cell office:value-type="float" office:value="39361" calcext:value-type="float">
            <text:p>39361</text:p>
          </table:table-cell>
          <table:table-cell office:value-type="string" calcext:value-type="string">
            <text:p>https://api.github.com/repos/tomk79/PxFW-1.x</text:p>
          </table:table-cell>
          <table:table-cell table:formula="of:=REPLACE([.B179]; 1; 29; &quot;&quot;)" office:value-type="string" office:string-value="tomk79/PxFW-1.x" calcext:value-type="string">
            <text:p>tomk79/PxFW-1.x</text:p>
          </table:table-cell>
        </table:table-row>
        <table:table-row table:style-name="ro1">
          <table:table-cell office:value-type="float" office:value="39408" calcext:value-type="float">
            <text:p>39408</text:p>
          </table:table-cell>
          <table:table-cell office:value-type="string" calcext:value-type="string">
            <text:p>https://api.github.com/repos/magorski/php-ip-2-country</text:p>
          </table:table-cell>
          <table:table-cell table:formula="of:=REPLACE([.B180]; 1; 29; &quot;&quot;)" office:value-type="string" office:string-value="magorski/php-ip-2-country" calcext:value-type="string">
            <text:p>magorski/php-ip-2-country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string" calcext:value-type="string">
            <text:p>https://api.github.com/repos/recurly/recurly-client-php</text:p>
          </table:table-cell>
          <table:table-cell table:formula="of:=REPLACE([.B181]; 1; 29; &quot;&quot;)" office:value-type="string" office:string-value="recurly/recurly-client-php" calcext:value-type="string">
            <text:p>recurly/recurly-client-php</text:p>
          </table:table-cell>
        </table:table-row>
        <table:table-row table:style-name="ro1">
          <table:table-cell office:value-type="float" office:value="39725" calcext:value-type="float">
            <text:p>39725</text:p>
          </table:table-cell>
          <table:table-cell office:value-type="string" calcext:value-type="string">
            <text:p>https://api.github.com/repos/sourcefabric/Newscoop</text:p>
          </table:table-cell>
          <table:table-cell table:formula="of:=REPLACE([.B182]; 1; 29; &quot;&quot;)" office:value-type="string" office:string-value="sourcefabric/Newscoop" calcext:value-type="string">
            <text:p>sourcefabric/Newscoop</text:p>
          </table:table-cell>
        </table:table-row>
        <table:table-row table:style-name="ro1">
          <table:table-cell office:value-type="float" office:value="39752" calcext:value-type="float">
            <text:p>39752</text:p>
          </table:table-cell>
          <table:table-cell office:value-type="string" calcext:value-type="string">
            <text:p>https://api.github.com/repos/symfony/dependency-injection</text:p>
          </table:table-cell>
          <table:table-cell table:formula="of:=REPLACE([.B183]; 1; 29; &quot;&quot;)" office:value-type="string" office:string-value="symfony/dependency-injection" calcext:value-type="string">
            <text:p>symfony/dependency-injection</text:p>
          </table:table-cell>
        </table:table-row>
        <table:table-row table:style-name="ro1">
          <table:table-cell office:value-type="float" office:value="40054" calcext:value-type="float">
            <text:p>40054</text:p>
          </table:table-cell>
          <table:table-cell office:value-type="string" calcext:value-type="string">
            <text:p>https://api.github.com/repos/fusiondirectory/fusiondirectory-plugins</text:p>
          </table:table-cell>
          <table:table-cell table:formula="of:=REPLACE([.B184]; 1; 29; &quot;&quot;)" office:value-type="string" office:string-value="fusiondirectory/fusiondirectory-plugins" calcext:value-type="string">
            <text:p>fusiondirectory/fusiondirectory-plugins</text:p>
          </table:table-cell>
        </table:table-row>
        <table:table-row table:style-name="ro1">
          <table:table-cell office:value-type="float" office:value="40207" calcext:value-type="float">
            <text:p>40207</text:p>
          </table:table-cell>
          <table:table-cell office:value-type="string" calcext:value-type="string">
            <text:p>https://api.github.com/repos/litecommerce/core</text:p>
          </table:table-cell>
          <table:table-cell table:formula="of:=REPLACE([.B185]; 1; 29; &quot;&quot;)" office:value-type="string" office:string-value="litecommerce/core" calcext:value-type="string">
            <text:p>litecommerce/core</text:p>
          </table:table-cell>
        </table:table-row>
        <table:table-row table:style-name="ro1">
          <table:table-cell office:value-type="float" office:value="40334" calcext:value-type="float">
            <text:p>40334</text:p>
          </table:table-cell>
          <table:table-cell office:value-type="string" calcext:value-type="string">
            <text:p>https://api.github.com/repos/gocart/GoCart</text:p>
          </table:table-cell>
          <table:table-cell table:formula="of:=REPLACE([.B186]; 1; 29; &quot;&quot;)" office:value-type="string" office:string-value="gocart/GoCart" calcext:value-type="string">
            <text:p>gocart/GoCart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https://api.github.com/repos/claroline/Claroline</text:p>
          </table:table-cell>
          <table:table-cell table:formula="of:=REPLACE([.B187]; 1; 29; &quot;&quot;)" office:value-type="string" office:string-value="claroline/Claroline" calcext:value-type="string">
            <text:p>claroline/Claroline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https://api.github.com/repos/serghey-rodin/vesta</text:p>
          </table:table-cell>
          <table:table-cell table:formula="of:=REPLACE([.B188]; 1; 29; &quot;&quot;)" office:value-type="string" office:string-value="serghey-rodin/vesta" calcext:value-type="string">
            <text:p>serghey-rodin/vesta</text:p>
          </table:table-cell>
        </table:table-row>
        <table:table-row table:style-name="ro1">
          <table:table-cell office:value-type="float" office:value="41729" calcext:value-type="float">
            <text:p>41729</text:p>
          </table:table-cell>
          <table:table-cell office:value-type="string" calcext:value-type="string">
            <text:p>https://api.github.com/repos/sergejey/majordomo</text:p>
          </table:table-cell>
          <table:table-cell table:formula="of:=REPLACE([.B189]; 1; 29; &quot;&quot;)" office:value-type="string" office:string-value="sergejey/majordomo" calcext:value-type="string">
            <text:p>sergejey/majordomo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string" calcext:value-type="string">
            <text:p>https://api.github.com/repos/phundament/app</text:p>
          </table:table-cell>
          <table:table-cell table:formula="of:=REPLACE([.B190]; 1; 29; &quot;&quot;)" office:value-type="string" office:string-value="phundament/app" calcext:value-type="string">
            <text:p>phundament/app</text:p>
          </table:table-cell>
        </table:table-row>
        <table:table-row table:style-name="ro1">
          <table:table-cell office:value-type="float" office:value="42065" calcext:value-type="float">
            <text:p>42065</text:p>
          </table:table-cell>
          <table:table-cell office:value-type="string" calcext:value-type="string">
            <text:p>https://api.github.com/repos/novius-os/core</text:p>
          </table:table-cell>
          <table:table-cell table:formula="of:=REPLACE([.B191]; 1; 29; &quot;&quot;)" office:value-type="string" office:string-value="novius-os/core" calcext:value-type="string">
            <text:p>novius-os/core</text:p>
          </table:table-cell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string" calcext:value-type="string">
            <text:p>https://api.github.com/repos/cakephp/debug_kit</text:p>
          </table:table-cell>
          <table:table-cell table:formula="of:=REPLACE([.B192]; 1; 29; &quot;&quot;)" office:value-type="string" office:string-value="cakephp/debug_kit" calcext:value-type="string">
            <text:p>cakephp/debug_kit</text:p>
          </table:table-cell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string" calcext:value-type="string">
            <text:p>https://api.github.com/repos/yupe/yupe</text:p>
          </table:table-cell>
          <table:table-cell table:formula="of:=REPLACE([.B193]; 1; 29; &quot;&quot;)" office:value-type="string" office:string-value="yupe/yupe" calcext:value-type="string">
            <text:p>yupe/yupe</text:p>
          </table:table-cell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string" calcext:value-type="string">
            <text:p>https://api.github.com/repos/all4senses/Gv</text:p>
          </table:table-cell>
          <table:table-cell table:formula="of:=REPLACE([.B194]; 1; 29; &quot;&quot;)" office:value-type="string" office:string-value="all4senses/Gv" calcext:value-type="string">
            <text:p>all4senses/Gv</text:p>
          </table:table-cell>
        </table:table-row>
        <table:table-row table:style-name="ro1">
          <table:table-cell office:value-type="float" office:value="43826" calcext:value-type="float">
            <text:p>43826</text:p>
          </table:table-cell>
          <table:table-cell office:value-type="string" calcext:value-type="string">
            <text:p>https://api.github.com/repos/sunnysideup/silverstripe-ecommerce</text:p>
          </table:table-cell>
          <table:table-cell table:formula="of:=REPLACE([.B195]; 1; 29; &quot;&quot;)" office:value-type="string" office:string-value="sunnysideup/silverstripe-ecommerce" calcext:value-type="string">
            <text:p>sunnysideup/silverstripe-ecommerce</text:p>
          </table:table-cell>
        </table:table-row>
        <table:table-row table:style-name="ro1">
          <table:table-cell office:value-type="float" office:value="43912" calcext:value-type="float">
            <text:p>43912</text:p>
          </table:table-cell>
          <table:table-cell office:value-type="string" calcext:value-type="string">
            <text:p>https://api.github.com/repos/breath-co2/myqee</text:p>
          </table:table-cell>
          <table:table-cell table:formula="of:=REPLACE([.B196]; 1; 29; &quot;&quot;)" office:value-type="string" office:string-value="breath-co2/myqee" calcext:value-type="string">
            <text:p>breath-co2/myqee</text:p>
          </table:table-cell>
        </table:table-row>
        <table:table-row table:style-name="ro1">
          <table:table-cell office:value-type="float" office:value="44392" calcext:value-type="float">
            <text:p>44392</text:p>
          </table:table-cell>
          <table:table-cell office:value-type="string" calcext:value-type="string">
            <text:p>https://api.github.com/repos/twilio/twilio-php</text:p>
          </table:table-cell>
          <table:table-cell table:formula="of:=REPLACE([.B197]; 1; 29; &quot;&quot;)" office:value-type="string" office:string-value="twilio/twilio-php" calcext:value-type="string">
            <text:p>twilio/twilio-php</text:p>
          </table:table-cell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string" calcext:value-type="string">
            <text:p>https://api.github.com/repos/board3/Board3-Portal</text:p>
          </table:table-cell>
          <table:table-cell table:formula="of:=REPLACE([.B198]; 1; 29; &quot;&quot;)" office:value-type="string" office:string-value="board3/Board3-Portal" calcext:value-type="string">
            <text:p>board3/Board3-Portal</text:p>
          </table:table-cell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https://api.github.com/repos/ratbird/hope</text:p>
          </table:table-cell>
          <table:table-cell table:formula="of:=REPLACE([.B199]; 1; 29; &quot;&quot;)" office:value-type="string" office:string-value="ratbird/hope" calcext:value-type="string">
            <text:p>ratbird/hope</text:p>
          </table:table-cell>
        </table:table-row>
        <table:table-row table:style-name="ro1">
          <table:table-cell office:value-type="float" office:value="44762" calcext:value-type="float">
            <text:p>44762</text:p>
          </table:table-cell>
          <table:table-cell office:value-type="string" calcext:value-type="string">
            <text:p>https://api.github.com/repos/volkszaehler/volkszaehler.org</text:p>
          </table:table-cell>
          <table:table-cell table:formula="of:=REPLACE([.B200]; 1; 29; &quot;&quot;)" office:value-type="string" office:string-value="volkszaehler/volkszaehler.org" calcext:value-type="string">
            <text:p>volkszaehler/volkszaehler.org</text:p>
          </table:table-cell>
        </table:table-row>
        <table:table-row table:style-name="ro1">
          <table:table-cell office:value-type="float" office:value="44854" calcext:value-type="float">
            <text:p>44854</text:p>
          </table:table-cell>
          <table:table-cell office:value-type="string" calcext:value-type="string">
            <text:p>https://api.github.com/repos/humanmade/Custom-Meta-Boxes</text:p>
          </table:table-cell>
          <table:table-cell table:formula="of:=REPLACE([.B201]; 1; 29; &quot;&quot;)" office:value-type="string" office:string-value="humanmade/Custom-Meta-Boxes" calcext:value-type="string">
            <text:p>humanmade/Custom-Meta-Boxes</text:p>
          </table:table-cell>
        </table:table-row>
        <table:table-row table:style-name="ro1">
          <table:table-cell office:value-type="float" office:value="45091" calcext:value-type="float">
            <text:p>45091</text:p>
          </table:table-cell>
          <table:table-cell office:value-type="string" calcext:value-type="string">
            <text:p>https://api.github.com/repos/smrealms/smr</text:p>
          </table:table-cell>
          <table:table-cell table:formula="of:=REPLACE([.B202]; 1; 29; &quot;&quot;)" office:value-type="string" office:string-value="smrealms/smr" calcext:value-type="string">
            <text:p>smrealms/smr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string" calcext:value-type="string">
            <text:p>https://api.github.com/repos/gallery/gallery3</text:p>
          </table:table-cell>
          <table:table-cell table:formula="of:=REPLACE([.B203]; 1; 29; &quot;&quot;)" office:value-type="string" office:string-value="gallery/gallery3" calcext:value-type="string">
            <text:p>gallery/gallery3</text:p>
          </table:table-cell>
        </table:table-row>
        <table:table-row table:style-name="ro1">
          <table:table-cell office:value-type="float" office:value="46053" calcext:value-type="float">
            <text:p>46053</text:p>
          </table:table-cell>
          <table:table-cell office:value-type="string" calcext:value-type="string">
            <text:p>https://api.github.com/repos/axr/website</text:p>
          </table:table-cell>
          <table:table-cell table:formula="of:=REPLACE([.B204]; 1; 29; &quot;&quot;)" office:value-type="string" office:string-value="axr/website" calcext:value-type="string">
            <text:p>axr/website</text:p>
          </table:table-cell>
        </table:table-row>
        <table:table-row table:style-name="ro1">
          <table:table-cell office:value-type="float" office:value="46559" calcext:value-type="float">
            <text:p>46559</text:p>
          </table:table-cell>
          <table:table-cell office:value-type="string" calcext:value-type="string">
            <text:p>https://api.github.com/repos/samilliken/openDCIM</text:p>
          </table:table-cell>
          <table:table-cell table:formula="of:=REPLACE([.B205]; 1; 29; &quot;&quot;)" office:value-type="string" office:string-value="samilliken/openDCIM" calcext:value-type="string">
            <text:p>samilliken/openDCIM</text:p>
          </table:table-cell>
        </table:table-row>
        <table:table-row table:style-name="ro1">
          <table:table-cell office:value-type="float" office:value="46880" calcext:value-type="float">
            <text:p>46880</text:p>
          </table:table-cell>
          <table:table-cell office:value-type="string" calcext:value-type="string">
            <text:p>https://api.github.com/repos/sonata-project/SonataPageBundle</text:p>
          </table:table-cell>
          <table:table-cell table:formula="of:=REPLACE([.B206]; 1; 29; &quot;&quot;)" office:value-type="string" office:string-value="sonata-project/SonataPageBundle" calcext:value-type="string">
            <text:p>sonata-project/SonataPageBundle</text:p>
          </table:table-cell>
        </table:table-row>
        <table:table-row table:style-name="ro1">
          <table:table-cell office:value-type="float" office:value="47558" calcext:value-type="float">
            <text:p>47558</text:p>
          </table:table-cell>
          <table:table-cell office:value-type="string" calcext:value-type="string">
            <text:p>https://api.github.com/repos/openpne/OpenPNE3</text:p>
          </table:table-cell>
          <table:table-cell table:formula="of:=REPLACE([.B207]; 1; 29; &quot;&quot;)" office:value-type="string" office:string-value="openpne/OpenPNE3" calcext:value-type="string">
            <text:p>openpne/OpenPNE3</text:p>
          </table:table-cell>
        </table:table-row>
        <table:table-row table:style-name="ro1">
          <table:table-cell office:value-type="float" office:value="47601" calcext:value-type="float">
            <text:p>47601</text:p>
          </table:table-cell>
          <table:table-cell office:value-type="string" calcext:value-type="string">
            <text:p>https://api.github.com/repos/valendesigns/option-tree</text:p>
          </table:table-cell>
          <table:table-cell table:formula="of:=REPLACE([.B208]; 1; 29; &quot;&quot;)" office:value-type="string" office:string-value="valendesigns/option-tree" calcext:value-type="string">
            <text:p>valendesigns/option-tree</text:p>
          </table:table-cell>
        </table:table-row>
        <table:table-row table:style-name="ro1">
          <table:table-cell office:value-type="float" office:value="48146" calcext:value-type="float">
            <text:p>48146</text:p>
          </table:table-cell>
          <table:table-cell office:value-type="string" calcext:value-type="string">
            <text:p>https://api.github.com/repos/webignition/worker.simplytestable.com</text:p>
          </table:table-cell>
          <table:table-cell table:formula="of:=REPLACE([.B209]; 1; 29; &quot;&quot;)" office:value-type="string" office:string-value="webignition/worker.simplytestable.com" calcext:value-type="string">
            <text:p>webignition/worker.simplytestable.com</text:p>
          </table:table-cell>
        </table:table-row>
        <table:table-row table:style-name="ro1">
          <table:table-cell office:value-type="float" office:value="48889" calcext:value-type="float">
            <text:p>48889</text:p>
          </table:table-cell>
          <table:table-cell office:value-type="string" calcext:value-type="string">
            <text:p>https://api.github.com/repos/UnionOfRAD/lithium</text:p>
          </table:table-cell>
          <table:table-cell table:formula="of:=REPLACE([.B210]; 1; 29; &quot;&quot;)" office:value-type="string" office:string-value="UnionOfRAD/lithium" calcext:value-type="string">
            <text:p>UnionOfRAD/lithium</text:p>
          </table:table-cell>
        </table:table-row>
        <table:table-row table:style-name="ro1">
          <table:table-cell office:value-type="float" office:value="49556" calcext:value-type="float">
            <text:p>49556</text:p>
          </table:table-cell>
          <table:table-cell office:value-type="string" calcext:value-type="string">
            <text:p>https://api.github.com/repos/jackalope/jackalope-doctrine-dbal</text:p>
          </table:table-cell>
          <table:table-cell table:formula="of:=REPLACE([.B211]; 1; 29; &quot;&quot;)" office:value-type="string" office:string-value="jackalope/jackalope-doctrine-dbal" calcext:value-type="string">
            <text:p>jackalope/jackalope-doctrine-dbal</text:p>
          </table:table-cell>
        </table:table-row>
        <table:table-row table:style-name="ro1">
          <table:table-cell office:value-type="float" office:value="49569" calcext:value-type="float">
            <text:p>49569</text:p>
          </table:table-cell>
          <table:table-cell office:value-type="string" calcext:value-type="string">
            <text:p>https://api.github.com/repos/jackalope/jackalope</text:p>
          </table:table-cell>
          <table:table-cell table:formula="of:=REPLACE([.B212]; 1; 29; &quot;&quot;)" office:value-type="string" office:string-value="jackalope/jackalope" calcext:value-type="string">
            <text:p>jackalope/jackalope</text:p>
          </table:table-cell>
        </table:table-row>
        <table:table-row table:style-name="ro1">
          <table:table-cell office:value-type="float" office:value="50093" calcext:value-type="float">
            <text:p>50093</text:p>
          </table:table-cell>
          <table:table-cell office:value-type="string" calcext:value-type="string">
            <text:p>https://api.github.com/repos/falanster/devfalanster</text:p>
          </table:table-cell>
          <table:table-cell table:formula="of:=REPLACE([.B213]; 1; 29; &quot;&quot;)" office:value-type="string" office:string-value="falanster/devfalanster" calcext:value-type="string">
            <text:p>falanster/devfalanster</text:p>
          </table:table-cell>
        </table:table-row>
        <table:table-row table:style-name="ro1">
          <table:table-cell office:value-type="float" office:value="50498" calcext:value-type="float">
            <text:p>50498</text:p>
          </table:table-cell>
          <table:table-cell office:value-type="string" calcext:value-type="string">
            <text:p>https://api.github.com/repos/LEPTON-project/LEPTON</text:p>
          </table:table-cell>
          <table:table-cell table:formula="of:=REPLACE([.B214]; 1; 29; &quot;&quot;)" office:value-type="string" office:string-value="LEPTON-project/LEPTON" calcext:value-type="string">
            <text:p>LEPTON-project/LEPTON</text:p>
          </table:table-cell>
        </table:table-row>
        <table:table-row table:style-name="ro1">
          <table:table-cell office:value-type="float" office:value="51343" calcext:value-type="float">
            <text:p>51343</text:p>
          </table:table-cell>
          <table:table-cell office:value-type="string" calcext:value-type="string">
            <text:p>https://api.github.com/repos/sonata-project/SonataMediaBundle</text:p>
          </table:table-cell>
          <table:table-cell table:formula="of:=REPLACE([.B215]; 1; 29; &quot;&quot;)" office:value-type="string" office:string-value="sonata-project/SonataMediaBundle" calcext:value-type="string">
            <text:p>sonata-project/SonataMediaBundle</text:p>
          </table:table-cell>
        </table:table-row>
        <table:table-row table:style-name="ro1">
          <table:table-cell office:value-type="float" office:value="51882" calcext:value-type="float">
            <text:p>51882</text:p>
          </table:table-cell>
          <table:table-cell office:value-type="string" calcext:value-type="string">
            <text:p>https://api.github.com/repos/infinitas/infinitas</text:p>
          </table:table-cell>
          <table:table-cell table:formula="of:=REPLACE([.B216]; 1; 29; &quot;&quot;)" office:value-type="string" office:string-value="infinitas/infinitas" calcext:value-type="string">
            <text:p>infinitas/infinitas</text:p>
          </table:table-cell>
        </table:table-row>
        <table:table-row table:style-name="ro1">
          <table:table-cell office:value-type="float" office:value="51965" calcext:value-type="float">
            <text:p>51965</text:p>
          </table:table-cell>
          <table:table-cell office:value-type="string" calcext:value-type="string">
            <text:p>https://api.github.com/repos/sonata-project/sandbox</text:p>
          </table:table-cell>
          <table:table-cell table:formula="of:=REPLACE([.B217]; 1; 29; &quot;&quot;)" office:value-type="string" office:string-value="sonata-project/sandbox" calcext:value-type="string">
            <text:p>sonata-project/sandbox</text:p>
          </table:table-cell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https://api.github.com/repos/sonata-project/SonataDoctrinePhpcrAdminBundle</text:p>
          </table:table-cell>
          <table:table-cell table:formula="of:=REPLACE([.B218]; 1; 29; &quot;&quot;)" office:value-type="string" office:string-value="sonata-project/SonataDoctrinePhpcrAdminBundle" calcext:value-type="string">
            <text:p>sonata-project/SonataDoctrinePhpcrAdminBundle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string" calcext:value-type="string">
            <text:p>https://api.github.com/repos/supernova-ws/SuperNova</text:p>
          </table:table-cell>
          <table:table-cell table:formula="of:=REPLACE([.B219]; 1; 29; &quot;&quot;)" office:value-type="string" office:string-value="supernova-ws/SuperNova" calcext:value-type="string">
            <text:p>supernova-ws/SuperNova</text:p>
          </table:table-cell>
        </table:table-row>
        <table:table-row table:style-name="ro1">
          <table:table-cell office:value-type="float" office:value="53280" calcext:value-type="float">
            <text:p>53280</text:p>
          </table:table-cell>
          <table:table-cell office:value-type="string" calcext:value-type="string">
            <text:p>https://api.github.com/repos/ryancramerdesign/ProcessWire</text:p>
          </table:table-cell>
          <table:table-cell table:formula="of:=REPLACE([.B220]; 1; 29; &quot;&quot;)" office:value-type="string" office:string-value="ryancramerdesign/ProcessWire" calcext:value-type="string">
            <text:p>ryancramerdesign/ProcessWire</text:p>
          </table:table-cell>
        </table:table-row>
        <table:table-row table:style-name="ro1">
          <table:table-cell office:value-type="float" office:value="53676" calcext:value-type="float">
            <text:p>53676</text:p>
          </table:table-cell>
          <table:table-cell office:value-type="string" calcext:value-type="string">
            <text:p>https://api.github.com/repos/savetheinternet/Tinyboard</text:p>
          </table:table-cell>
          <table:table-cell table:formula="of:=REPLACE([.B221]; 1; 29; &quot;&quot;)" office:value-type="string" office:string-value="savetheinternet/Tinyboard" calcext:value-type="string">
            <text:p>savetheinternet/Tinyboard</text:p>
          </table:table-cell>
        </table:table-row>
        <table:table-row table:style-name="ro1">
          <table:table-cell office:value-type="float" office:value="54171" calcext:value-type="float">
            <text:p>54171</text:p>
          </table:table-cell>
          <table:table-cell office:value-type="string" calcext:value-type="string">
            <text:p>https://api.github.com/repos/kohana/core</text:p>
          </table:table-cell>
          <table:table-cell table:formula="of:=REPLACE([.B222]; 1; 29; &quot;&quot;)" office:value-type="string" office:string-value="kohana/core" calcext:value-type="string">
            <text:p>kohana/core</text:p>
          </table:table-cell>
        </table:table-row>
        <table:table-row table:style-name="ro1">
          <table:table-cell office:value-type="float" office:value="54375" calcext:value-type="float">
            <text:p>54375</text:p>
          </table:table-cell>
          <table:table-cell office:value-type="string" calcext:value-type="string">
            <text:p>https://api.github.com/repos/rubensayshi/gw2spidy</text:p>
          </table:table-cell>
          <table:table-cell table:formula="of:=REPLACE([.B223]; 1; 29; &quot;&quot;)" office:value-type="string" office:string-value="rubensayshi/gw2spidy" calcext:value-type="string">
            <text:p>rubensayshi/gw2spidy</text:p>
          </table:table-cell>
        </table:table-row>
        <table:table-row table:style-name="ro1">
          <table:table-cell office:value-type="float" office:value="54811" calcext:value-type="float">
            <text:p>54811</text:p>
          </table:table-cell>
          <table:table-cell office:value-type="string" calcext:value-type="string">
            <text:p>https://api.github.com/repos/redaxo/redaxo</text:p>
          </table:table-cell>
          <table:table-cell table:formula="of:=REPLACE([.B224]; 1; 29; &quot;&quot;)" office:value-type="string" office:string-value="redaxo/redaxo" calcext:value-type="string">
            <text:p>redaxo/redaxo</text:p>
          </table:table-cell>
        </table:table-row>
        <table:table-row table:style-name="ro1">
          <table:table-cell office:value-type="float" office:value="54828" calcext:value-type="float">
            <text:p>54828</text:p>
          </table:table-cell>
          <table:table-cell office:value-type="string" calcext:value-type="string">
            <text:p>https://api.github.com/repos/gtn/exacomp</text:p>
          </table:table-cell>
          <table:table-cell table:formula="of:=REPLACE([.B225]; 1; 29; &quot;&quot;)" office:value-type="string" office:string-value="gtn/exacomp" calcext:value-type="string">
            <text:p>gtn/exacomp</text:p>
          </table:table-cell>
        </table:table-row>
        <table:table-row table:style-name="ro1">
          <table:table-cell office:value-type="float" office:value="55485" calcext:value-type="float">
            <text:p>55485</text:p>
          </table:table-cell>
          <table:table-cell office:value-type="string" calcext:value-type="string">
            <text:p>https://api.github.com/repos/texttochange/vusion-frontend</text:p>
          </table:table-cell>
          <table:table-cell table:formula="of:=REPLACE([.B226]; 1; 29; &quot;&quot;)" office:value-type="string" office:string-value="texttochange/vusion-frontend" calcext:value-type="string">
            <text:p>texttochange/vusion-frontend</text:p>
          </table:table-cell>
        </table:table-row>
        <table:table-row table:style-name="ro1">
          <table:table-cell office:value-type="float" office:value="55731" calcext:value-type="float">
            <text:p>55731</text:p>
          </table:table-cell>
          <table:table-cell office:value-type="string" calcext:value-type="string">
            <text:p>https://api.github.com/repos/rurseekatze/OpenRailwayMap</text:p>
          </table:table-cell>
          <table:table-cell table:formula="of:=REPLACE([.B227]; 1; 29; &quot;&quot;)" office:value-type="string" office:string-value="rurseekatze/OpenRailwayMap" calcext:value-type="string">
            <text:p>rurseekatze/OpenRailwayMap</text:p>
          </table:table-cell>
        </table:table-row>
        <table:table-row table:style-name="ro1">
          <table:table-cell office:value-type="float" office:value="56050" calcext:value-type="float">
            <text:p>56050</text:p>
          </table:table-cell>
          <table:table-cell office:value-type="string" calcext:value-type="string">
            <text:p>https://api.github.com/repos/fzaninotto/Faker</text:p>
          </table:table-cell>
          <table:table-cell table:formula="of:=REPLACE([.B228]; 1; 29; &quot;&quot;)" office:value-type="string" office:string-value="fzaninotto/Faker" calcext:value-type="string">
            <text:p>fzaninotto/Faker</text:p>
          </table:table-cell>
        </table:table-row>
        <table:table-row table:style-name="ro1">
          <table:table-cell office:value-type="float" office:value="56163" calcext:value-type="float">
            <text:p>56163</text:p>
          </table:table-cell>
          <table:table-cell office:value-type="string" calcext:value-type="string">
            <text:p>https://api.github.com/repos/ZenMagick/ZenMagick</text:p>
          </table:table-cell>
          <table:table-cell table:formula="of:=REPLACE([.B229]; 1; 29; &quot;&quot;)" office:value-type="string" office:string-value="ZenMagick/ZenMagick" calcext:value-type="string">
            <text:p>ZenMagick/ZenMagick</text:p>
          </table:table-cell>
        </table:table-row>
        <table:table-row table:style-name="ro1">
          <table:table-cell office:value-type="float" office:value="56659" calcext:value-type="float">
            <text:p>56659</text:p>
          </table:table-cell>
          <table:table-cell office:value-type="string" calcext:value-type="string">
            <text:p>https://api.github.com/repos/Behat/Behat</text:p>
          </table:table-cell>
          <table:table-cell table:formula="of:=REPLACE([.B230]; 1; 29; &quot;&quot;)" office:value-type="string" office:string-value="Behat/Behat" calcext:value-type="string">
            <text:p>Behat/Behat</text:p>
          </table:table-cell>
        </table:table-row>
        <table:table-row table:style-name="ro1">
          <table:table-cell office:value-type="float" office:value="57003" calcext:value-type="float">
            <text:p>57003</text:p>
          </table:table-cell>
          <table:table-cell office:value-type="string" calcext:value-type="string">
            <text:p>https://api.github.com/repos/friendica/red</text:p>
          </table:table-cell>
          <table:table-cell table:formula="of:=REPLACE([.B231]; 1; 29; &quot;&quot;)" office:value-type="string" office:string-value="friendica/red" calcext:value-type="string">
            <text:p>friendica/red</text:p>
          </table:table-cell>
        </table:table-row>
        <table:table-row table:style-name="ro1">
          <table:table-cell office:value-type="float" office:value="57125" calcext:value-type="float">
            <text:p>57125</text:p>
          </table:table-cell>
          <table:table-cell office:value-type="string" calcext:value-type="string">
            <text:p>https://api.github.com/repos/spip/SPIP</text:p>
          </table:table-cell>
          <table:table-cell table:formula="of:=REPLACE([.B232]; 1; 29; &quot;&quot;)" office:value-type="string" office:string-value="spip/SPIP" calcext:value-type="string">
            <text:p>spip/SPIP</text:p>
          </table:table-cell>
        </table:table-row>
        <table:table-row table:style-name="ro1">
          <table:table-cell office:value-type="float" office:value="57420" calcext:value-type="float">
            <text:p>57420</text:p>
          </table:table-cell>
          <table:table-cell office:value-type="string" calcext:value-type="string">
            <text:p>https://api.github.com/repos/seosamba/ecommerce</text:p>
          </table:table-cell>
          <table:table-cell table:formula="of:=REPLACE([.B233]; 1; 29; &quot;&quot;)" office:value-type="string" office:string-value="seosamba/ecommerce" calcext:value-type="string">
            <text:p>seosamba/ecommerce</text:p>
          </table:table-cell>
        </table:table-row>
        <table:table-row table:style-name="ro1">
          <table:table-cell office:value-type="float" office:value="58207" calcext:value-type="float">
            <text:p>58207</text:p>
          </table:table-cell>
          <table:table-cell office:value-type="string" calcext:value-type="string">
            <text:p>https://api.github.com/repos/llaville/php-compat-info</text:p>
          </table:table-cell>
          <table:table-cell table:formula="of:=REPLACE([.B234]; 1; 29; &quot;&quot;)" office:value-type="string" office:string-value="llaville/php-compat-info" calcext:value-type="string">
            <text:p>llaville/php-compat-info</text:p>
          </table:table-cell>
        </table:table-row>
        <table:table-row table:style-name="ro1">
          <table:table-cell office:value-type="float" office:value="58415" calcext:value-type="float">
            <text:p>58415</text:p>
          </table:table-cell>
          <table:table-cell office:value-type="string" calcext:value-type="string">
            <text:p>https://api.github.com/repos/nao-pon/xelfinder</text:p>
          </table:table-cell>
          <table:table-cell table:formula="of:=REPLACE([.B235]; 1; 29; &quot;&quot;)" office:value-type="string" office:string-value="nao-pon/xelfinder" calcext:value-type="string">
            <text:p>nao-pon/xelfinder</text:p>
          </table:table-cell>
        </table:table-row>
        <table:table-row table:style-name="ro1">
          <table:table-cell office:value-type="float" office:value="58560" calcext:value-type="float">
            <text:p>58560</text:p>
          </table:table-cell>
          <table:table-cell office:value-type="string" calcext:value-type="string">
            <text:p>https://api.github.com/repos/timof/jlf</text:p>
          </table:table-cell>
          <table:table-cell table:formula="of:=REPLACE([.B236]; 1; 29; &quot;&quot;)" office:value-type="string" office:string-value="timof/jlf" calcext:value-type="string">
            <text:p>timof/jlf</text:p>
          </table:table-cell>
        </table:table-row>
        <table:table-row table:style-name="ro1">
          <table:table-cell office:value-type="float" office:value="59314" calcext:value-type="float">
            <text:p>59314</text:p>
          </table:table-cell>
          <table:table-cell office:value-type="string" calcext:value-type="string">
            <text:p>https://api.github.com/repos/openeyes/OpenEyes</text:p>
          </table:table-cell>
          <table:table-cell table:formula="of:=REPLACE([.B237]; 1; 29; &quot;&quot;)" office:value-type="string" office:string-value="openeyes/OpenEyes" calcext:value-type="string">
            <text:p>openeyes/OpenEyes</text:p>
          </table:table-cell>
        </table:table-row>
        <table:table-row table:style-name="ro1">
          <table:table-cell office:value-type="float" office:value="61394" calcext:value-type="float">
            <text:p>61394</text:p>
          </table:table-cell>
          <table:table-cell office:value-type="string" calcext:value-type="string">
            <text:p>https://api.github.com/repos/rtCamp/rtpanel</text:p>
          </table:table-cell>
          <table:table-cell table:formula="of:=REPLACE([.B238]; 1; 29; &quot;&quot;)" office:value-type="string" office:string-value="rtCamp/rtpanel" calcext:value-type="string">
            <text:p>rtCamp/rtpanel</text:p>
          </table:table-cell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string" calcext:value-type="string">
            <text:p>https://api.github.com/repos/MaineLearning/MaineLearning</text:p>
          </table:table-cell>
          <table:table-cell table:formula="of:=REPLACE([.B239]; 1; 29; &quot;&quot;)" office:value-type="string" office:string-value="MaineLearning/MaineLearning" calcext:value-type="string">
            <text:p>MaineLearning/MaineLearning</text:p>
          </table:table-cell>
        </table:table-row>
        <table:table-row table:style-name="ro1">
          <table:table-cell office:value-type="float" office:value="64196" calcext:value-type="float">
            <text:p>64196</text:p>
          </table:table-cell>
          <table:table-cell office:value-type="string" calcext:value-type="string">
            <text:p>https://api.github.com/repos/Enalean/tuleap</text:p>
          </table:table-cell>
          <table:table-cell table:formula="of:=REPLACE([.B240]; 1; 29; &quot;&quot;)" office:value-type="string" office:string-value="Enalean/tuleap" calcext:value-type="string">
            <text:p>Enalean/tuleap</text:p>
          </table:table-cell>
        </table:table-row>
        <table:table-row table:style-name="ro1">
          <table:table-cell office:value-type="float" office:value="64678" calcext:value-type="float">
            <text:p>64678</text:p>
          </table:table-cell>
          <table:table-cell office:value-type="string" calcext:value-type="string">
            <text:p>https://api.github.com/repos/symfony/yaml</text:p>
          </table:table-cell>
          <table:table-cell table:formula="of:=REPLACE([.B241]; 1; 29; &quot;&quot;)" office:value-type="string" office:string-value="symfony/yaml" calcext:value-type="string">
            <text:p>symfony/yaml</text:p>
          </table:table-cell>
        </table:table-row>
        <table:table-row table:style-name="ro1">
          <table:table-cell office:value-type="float" office:value="64820" calcext:value-type="float">
            <text:p>64820</text:p>
          </table:table-cell>
          <table:table-cell office:value-type="string" calcext:value-type="string">
            <text:p>https://api.github.com/repos/tokushima/rhaco3</text:p>
          </table:table-cell>
          <table:table-cell table:formula="of:=REPLACE([.B242]; 1; 29; &quot;&quot;)" office:value-type="string" office:string-value="tokushima/rhaco3" calcext:value-type="string">
            <text:p>tokushima/rhaco3</text:p>
          </table:table-cell>
        </table:table-row>
        <table:table-row table:style-name="ro1">
          <table:table-cell office:value-type="float" office:value="65820" calcext:value-type="float">
            <text:p>65820</text:p>
          </table:table-cell>
          <table:table-cell office:value-type="string" calcext:value-type="string">
            <text:p>https://api.github.com/repos/imagecms/ImageCMS</text:p>
          </table:table-cell>
          <table:table-cell table:formula="of:=REPLACE([.B243]; 1; 29; &quot;&quot;)" office:value-type="string" office:string-value="imagecms/ImageCMS" calcext:value-type="string">
            <text:p>imagecms/ImageCMS</text:p>
          </table:table-cell>
        </table:table-row>
        <table:table-row table:style-name="ro1">
          <table:table-cell office:value-type="float" office:value="66136" calcext:value-type="float">
            <text:p>66136</text:p>
          </table:table-cell>
          <table:table-cell office:value-type="string" calcext:value-type="string">
            <text:p>https://api.github.com/repos/stripe/stripe-php</text:p>
          </table:table-cell>
          <table:table-cell table:formula="of:=REPLACE([.B244]; 1; 29; &quot;&quot;)" office:value-type="string" office:string-value="stripe/stripe-php" calcext:value-type="string">
            <text:p>stripe/stripe-php</text:p>
          </table:table-cell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string" calcext:value-type="string">
            <text:p>https://api.github.com/repos/themanaworld/tmwa-server-data</text:p>
          </table:table-cell>
          <table:table-cell table:formula="of:=REPLACE([.B245]; 1; 29; &quot;&quot;)" office:value-type="string" office:string-value="themanaworld/tmwa-server-data" calcext:value-type="string">
            <text:p>themanaworld/tmwa-server-data</text:p>
          </table:table-cell>
        </table:table-row>
        <table:table-row table:style-name="ro1">
          <table:table-cell office:value-type="float" office:value="66262" calcext:value-type="float">
            <text:p>66262</text:p>
          </table:table-cell>
          <table:table-cell office:value-type="string" calcext:value-type="string">
            <text:p>https://api.github.com/repos/EOL/eol_php_code</text:p>
          </table:table-cell>
          <table:table-cell table:formula="of:=REPLACE([.B246]; 1; 29; &quot;&quot;)" office:value-type="string" office:string-value="EOL/eol_php_code" calcext:value-type="string">
            <text:p>EOL/eol_php_code</text:p>
          </table:table-cell>
        </table:table-row>
        <table:table-row table:style-name="ro1">
          <table:table-cell office:value-type="float" office:value="66372" calcext:value-type="float">
            <text:p>66372</text:p>
          </table:table-cell>
          <table:table-cell office:value-type="string" calcext:value-type="string">
            <text:p>https://api.github.com/repos/ITS-UofIowa/SiteNow-Custom-Contrib-Modules</text:p>
          </table:table-cell>
          <table:table-cell table:formula="of:=REPLACE([.B247]; 1; 29; &quot;&quot;)" office:value-type="string" office:string-value="ITS-UofIowa/SiteNow-Custom-Contrib-Modules" calcext:value-type="string">
            <text:p>ITS-UofIowa/SiteNow-Custom-Contrib-Modules</text:p>
          </table:table-cell>
        </table:table-row>
        <table:table-row table:style-name="ro1">
          <table:table-cell office:value-type="float" office:value="66772" calcext:value-type="float">
            <text:p>66772</text:p>
          </table:table-cell>
          <table:table-cell office:value-type="string" calcext:value-type="string">
            <text:p>https://api.github.com/repos/modolabs/Kurogo-Mobile-Web</text:p>
          </table:table-cell>
          <table:table-cell table:formula="of:=REPLACE([.B248]; 1; 29; &quot;&quot;)" office:value-type="string" office:string-value="modolabs/Kurogo-Mobile-Web" calcext:value-type="string">
            <text:p>modolabs/Kurogo-Mobile-Web</text:p>
          </table:table-cell>
        </table:table-row>
        <table:table-row table:style-name="ro1">
          <table:table-cell office:value-type="float" office:value="66816" calcext:value-type="float">
            <text:p>66816</text:p>
          </table:table-cell>
          <table:table-cell office:value-type="string" calcext:value-type="string">
            <text:p>https://api.github.com/repos/pasosdeJesus/SIVeL</text:p>
          </table:table-cell>
          <table:table-cell table:formula="of:=REPLACE([.B249]; 1; 29; &quot;&quot;)" office:value-type="string" office:string-value="pasosdeJesus/SIVeL" calcext:value-type="string">
            <text:p>pasosdeJesus/SIVeL</text:p>
          </table:table-cell>
        </table:table-row>
        <table:table-row table:style-name="ro1">
          <table:table-cell office:value-type="float" office:value="66865" calcext:value-type="float">
            <text:p>66865</text:p>
          </table:table-cell>
          <table:table-cell office:value-type="string" calcext:value-type="string">
            <text:p>https://api.github.com/repos/unl/VisitorChat</text:p>
          </table:table-cell>
          <table:table-cell table:formula="of:=REPLACE([.B250]; 1; 29; &quot;&quot;)" office:value-type="string" office:string-value="unl/VisitorChat" calcext:value-type="string">
            <text:p>unl/VisitorChat</text:p>
          </table:table-cell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string" calcext:value-type="string">
            <text:p>https://api.github.com/repos/xi-project/xi-filelib</text:p>
          </table:table-cell>
          <table:table-cell table:formula="of:=REPLACE([.B251]; 1; 29; &quot;&quot;)" office:value-type="string" office:string-value="xi-project/xi-filelib" calcext:value-type="string">
            <text:p>xi-project/xi-filelib</text:p>
          </table:table-cell>
        </table:table-row>
        <table:table-row table:style-name="ro1">
          <table:table-cell office:value-type="float" office:value="66970" calcext:value-type="float">
            <text:p>66970</text:p>
          </table:table-cell>
          <table:table-cell office:value-type="string" calcext:value-type="string">
            <text:p>https://api.github.com/repos/ppi/framework</text:p>
          </table:table-cell>
          <table:table-cell table:formula="of:=REPLACE([.B252]; 1; 29; &quot;&quot;)" office:value-type="string" office:string-value="ppi/framework" calcext:value-type="string">
            <text:p>ppi/framework</text:p>
          </table:table-cell>
        </table:table-row>
        <table:table-row table:style-name="ro1">
          <table:table-cell office:value-type="float" office:value="67276" calcext:value-type="float">
            <text:p>67276</text:p>
          </table:table-cell>
          <table:table-cell office:value-type="string" calcext:value-type="string">
            <text:p>https://api.github.com/repos/bgerp/bgerp</text:p>
          </table:table-cell>
          <table:table-cell table:formula="of:=REPLACE([.B253]; 1; 29; &quot;&quot;)" office:value-type="string" office:string-value="bgerp/bgerp" calcext:value-type="string">
            <text:p>bgerp/bgerp</text:p>
          </table:table-cell>
        </table:table-row>
        <table:table-row table:style-name="ro1">
          <table:table-cell office:value-type="float" office:value="67597" calcext:value-type="float">
            <text:p>67597</text:p>
          </table:table-cell>
          <table:table-cell office:value-type="string" calcext:value-type="string">
            <text:p>https://api.github.com/repos/fusiondirectory/fusiondirectory</text:p>
          </table:table-cell>
          <table:table-cell table:formula="of:=REPLACE([.B254]; 1; 29; &quot;&quot;)" office:value-type="string" office:string-value="fusiondirectory/fusiondirectory" calcext:value-type="string">
            <text:p>fusiondirectory/fusiondirectory</text:p>
          </table:table-cell>
        </table:table-row>
        <table:table-row table:style-name="ro1">
          <table:table-cell office:value-type="float" office:value="68390" calcext:value-type="float">
            <text:p>68390</text:p>
          </table:table-cell>
          <table:table-cell office:value-type="string" calcext:value-type="string">
            <text:p>https://api.github.com/repos/olab/Open-Labyrinth</text:p>
          </table:table-cell>
          <table:table-cell table:formula="of:=REPLACE([.B255]; 1; 29; &quot;&quot;)" office:value-type="string" office:string-value="olab/Open-Labyrinth" calcext:value-type="string">
            <text:p>olab/Open-Labyrinth</text:p>
          </table:table-cell>
        </table:table-row>
        <table:table-row table:style-name="ro1">
          <table:table-cell office:value-type="float" office:value="68628" calcext:value-type="float">
            <text:p>68628</text:p>
          </table:table-cell>
          <table:table-cell office:value-type="string" calcext:value-type="string">
            <text:p>https://api.github.com/repos/nicksagona/PopPHP</text:p>
          </table:table-cell>
          <table:table-cell table:formula="of:=REPLACE([.B256]; 1; 29; &quot;&quot;)" office:value-type="string" office:string-value="nicksagona/PopPHP" calcext:value-type="string">
            <text:p>nicksagona/PopPHP</text:p>
          </table:table-cell>
        </table:table-row>
        <table:table-row table:style-name="ro1">
          <table:table-cell office:value-type="float" office:value="68771" calcext:value-type="float">
            <text:p>68771</text:p>
          </table:table-cell>
          <table:table-cell office:value-type="string" calcext:value-type="string">
            <text:p>https://api.github.com/repos/adster101/French-Connections-</text:p>
          </table:table-cell>
          <table:table-cell table:formula="of:=REPLACE([.B257]; 1; 29; &quot;&quot;)" office:value-type="string" office:string-value="adster101/French-Connections-" calcext:value-type="string">
            <text:p>adster101/French-Connections-</text:p>
          </table:table-cell>
        </table:table-row>
        <table:table-row table:style-name="ro1">
          <table:table-cell office:value-type="float" office:value="69035" calcext:value-type="float">
            <text:p>69035</text:p>
          </table:table-cell>
          <table:table-cell office:value-type="string" calcext:value-type="string">
            <text:p>https://api.github.com/repos/CakeDC/users</text:p>
          </table:table-cell>
          <table:table-cell table:formula="of:=REPLACE([.B258]; 1; 29; &quot;&quot;)" office:value-type="string" office:string-value="CakeDC/users" calcext:value-type="string">
            <text:p>CakeDC/users</text:p>
          </table:table-cell>
        </table:table-row>
        <table:table-row table:style-name="ro1">
          <table:table-cell office:value-type="float" office:value="69062" calcext:value-type="float">
            <text:p>69062</text:p>
          </table:table-cell>
          <table:table-cell office:value-type="string" calcext:value-type="string">
            <text:p>https://api.github.com/repos/Schlaefer/Saito</text:p>
          </table:table-cell>
          <table:table-cell table:formula="of:=REPLACE([.B259]; 1; 29; &quot;&quot;)" office:value-type="string" office:string-value="Schlaefer/Saito" calcext:value-type="string">
            <text:p>Schlaefer/Saito</text:p>
          </table:table-cell>
        </table:table-row>
        <table:table-row table:style-name="ro1">
          <table:table-cell office:value-type="float" office:value="69201" calcext:value-type="float">
            <text:p>69201</text:p>
          </table:table-cell>
          <table:table-cell office:value-type="string" calcext:value-type="string">
            <text:p>https://api.github.com/repos/StarshineOnline/Starshine-Online</text:p>
          </table:table-cell>
          <table:table-cell table:formula="of:=REPLACE([.B260]; 1; 29; &quot;&quot;)" office:value-type="string" office:string-value="StarshineOnline/Starshine-Online" calcext:value-type="string">
            <text:p>StarshineOnline/Starshine-Online</text:p>
          </table:table-cell>
        </table:table-row>
        <table:table-row table:style-name="ro1">
          <table:table-cell office:value-type="float" office:value="69204" calcext:value-type="float">
            <text:p>69204</text:p>
          </table:table-cell>
          <table:table-cell office:value-type="string" calcext:value-type="string">
            <text:p>https://api.github.com/repos/nysenate/Bluebird-CRM</text:p>
          </table:table-cell>
          <table:table-cell table:formula="of:=REPLACE([.B261]; 1; 29; &quot;&quot;)" office:value-type="string" office:string-value="nysenate/Bluebird-CRM" calcext:value-type="string">
            <text:p>nysenate/Bluebird-CRM</text:p>
          </table:table-cell>
        </table:table-row>
        <table:table-row table:style-name="ro1">
          <table:table-cell office:value-type="float" office:value="69205" calcext:value-type="float">
            <text:p>69205</text:p>
          </table:table-cell>
          <table:table-cell office:value-type="string" calcext:value-type="string">
            <text:p>https://api.github.com/repos/webtsys/phango</text:p>
          </table:table-cell>
          <table:table-cell table:formula="of:=REPLACE([.B262]; 1; 29; &quot;&quot;)" office:value-type="string" office:string-value="webtsys/phango" calcext:value-type="string">
            <text:p>webtsys/phango</text:p>
          </table:table-cell>
        </table:table-row>
        <table:table-row table:style-name="ro1">
          <table:table-cell office:value-type="float" office:value="69488" calcext:value-type="float">
            <text:p>69488</text:p>
          </table:table-cell>
          <table:table-cell office:value-type="string" calcext:value-type="string">
            <text:p>https://api.github.com/repos/pkp/pkp-lib</text:p>
          </table:table-cell>
          <table:table-cell table:formula="of:=REPLACE([.B263]; 1; 29; &quot;&quot;)" office:value-type="string" office:string-value="pkp/pkp-lib" calcext:value-type="string">
            <text:p>pkp/pkp-lib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https://api.github.com/repos/patrickdemond/sabretooth</text:p>
          </table:table-cell>
          <table:table-cell table:formula="of:=REPLACE([.B264]; 1; 29; &quot;&quot;)" office:value-type="string" office:string-value="patrickdemond/sabretooth" calcext:value-type="string">
            <text:p>patrickdemond/sabretooth</text:p>
          </table:table-cell>
        </table:table-row>
        <table:table-row table:style-name="ro1">
          <table:table-cell office:value-type="float" office:value="71195" calcext:value-type="float">
            <text:p>71195</text:p>
          </table:table-cell>
          <table:table-cell office:value-type="string" calcext:value-type="string">
            <text:p>https://api.github.com/repos/datawrapper/datawrapper</text:p>
          </table:table-cell>
          <table:table-cell table:formula="of:=REPLACE([.B265]; 1; 29; &quot;&quot;)" office:value-type="string" office:string-value="datawrapper/datawrapper" calcext:value-type="string">
            <text:p>datawrapper/datawrapper</text:p>
          </table:table-cell>
        </table:table-row>
        <table:table-row table:style-name="ro1">
          <table:table-cell office:value-type="float" office:value="71381" calcext:value-type="float">
            <text:p>71381</text:p>
          </table:table-cell>
          <table:table-cell office:value-type="string" calcext:value-type="string">
            <text:p>https://api.github.com/repos/meedan/nurani</text:p>
          </table:table-cell>
          <table:table-cell table:formula="of:=REPLACE([.B266]; 1; 29; &quot;&quot;)" office:value-type="string" office:string-value="meedan/nurani" calcext:value-type="string">
            <text:p>meedan/nurani</text:p>
          </table:table-cell>
        </table:table-row>
        <table:table-row table:style-name="ro1">
          <table:table-cell office:value-type="float" office:value="71928" calcext:value-type="float">
            <text:p>71928</text:p>
          </table:table-cell>
          <table:table-cell office:value-type="string" calcext:value-type="string">
            <text:p>https://api.github.com/repos/scribu/wp-posts-to-posts</text:p>
          </table:table-cell>
          <table:table-cell table:formula="of:=REPLACE([.B267]; 1; 29; &quot;&quot;)" office:value-type="string" office:string-value="scribu/wp-posts-to-posts" calcext:value-type="string">
            <text:p>scribu/wp-posts-to-posts</text:p>
          </table:table-cell>
        </table:table-row>
        <table:table-row table:style-name="ro1">
          <table:table-cell office:value-type="float" office:value="72081" calcext:value-type="float">
            <text:p>72081</text:p>
          </table:table-cell>
          <table:table-cell office:value-type="string" calcext:value-type="string">
            <text:p>https://api.github.com/repos/thorsten/phpMyFAQ</text:p>
          </table:table-cell>
          <table:table-cell table:formula="of:=REPLACE([.B268]; 1; 29; &quot;&quot;)" office:value-type="string" office:string-value="thorsten/phpMyFAQ" calcext:value-type="string">
            <text:p>thorsten/phpMyFAQ</text:p>
          </table:table-cell>
        </table:table-row>
        <table:table-row table:style-name="ro1">
          <table:table-cell office:value-type="float" office:value="73209" calcext:value-type="float">
            <text:p>73209</text:p>
          </table:table-cell>
          <table:table-cell office:value-type="string" calcext:value-type="string">
            <text:p>https://api.github.com/repos/patrickdemond/beartooth</text:p>
          </table:table-cell>
          <table:table-cell table:formula="of:=REPLACE([.B269]; 1; 29; &quot;&quot;)" office:value-type="string" office:string-value="patrickdemond/beartooth" calcext:value-type="string">
            <text:p>patrickdemond/beartooth</text:p>
          </table:table-cell>
        </table:table-row>
        <table:table-row table:style-name="ro1">
          <table:table-cell office:value-type="float" office:value="73473" calcext:value-type="float">
            <text:p>73473</text:p>
          </table:table-cell>
          <table:table-cell office:value-type="string" calcext:value-type="string">
            <text:p>https://api.github.com/repos/mozilla/web-forward</text:p>
          </table:table-cell>
          <table:table-cell table:formula="of:=REPLACE([.B270]; 1; 29; &quot;&quot;)" office:value-type="string" office:string-value="mozilla/web-forward" calcext:value-type="string">
            <text:p>mozilla/web-forward</text:p>
          </table:table-cell>
        </table:table-row>
        <table:table-row table:style-name="ro1">
          <table:table-cell office:value-type="float" office:value="74262" calcext:value-type="float">
            <text:p>74262</text:p>
          </table:table-cell>
          <table:table-cell office:value-type="string" calcext:value-type="string">
            <text:p>https://api.github.com/repos/ciniki/ciniki</text:p>
          </table:table-cell>
          <table:table-cell table:formula="of:=REPLACE([.B271]; 1; 29; &quot;&quot;)" office:value-type="string" office:string-value="ciniki/ciniki" calcext:value-type="string">
            <text:p>ciniki/ciniki</text:p>
          </table:table-cell>
        </table:table-row>
        <table:table-row table:style-name="ro1">
          <table:table-cell office:value-type="float" office:value="74515" calcext:value-type="float">
            <text:p>74515</text:p>
          </table:table-cell>
          <table:table-cell office:value-type="string" calcext:value-type="string">
            <text:p>https://api.github.com/repos/patrickdemond/cenozo</text:p>
          </table:table-cell>
          <table:table-cell table:formula="of:=REPLACE([.B272]; 1; 29; &quot;&quot;)" office:value-type="string" office:string-value="patrickdemond/cenozo" calcext:value-type="string">
            <text:p>patrickdemond/cenozo</text:p>
          </table:table-cell>
        </table:table-row>
        <table:table-row table:style-name="ro1">
          <table:table-cell office:value-type="float" office:value="75017" calcext:value-type="float">
            <text:p>75017</text:p>
          </table:table-cell>
          <table:table-cell office:value-type="string" calcext:value-type="string">
            <text:p>https://api.github.com/repos/FNNDSC/chrisreloaded</text:p>
          </table:table-cell>
          <table:table-cell table:formula="of:=REPLACE([.B273]; 1; 29; &quot;&quot;)" office:value-type="string" office:string-value="FNNDSC/chrisreloaded" calcext:value-type="string">
            <text:p>FNNDSC/chrisreloaded</text:p>
          </table:table-cell>
        </table:table-row>
        <table:table-row table:style-name="ro1">
          <table:table-cell office:value-type="float" office:value="75598" calcext:value-type="float">
            <text:p>75598</text:p>
          </table:table-cell>
          <table:table-cell office:value-type="string" calcext:value-type="string">
            <text:p>https://api.github.com/repos/Respect/Validation</text:p>
          </table:table-cell>
          <table:table-cell table:formula="of:=REPLACE([.B274]; 1; 29; &quot;&quot;)" office:value-type="string" office:string-value="Respect/Validation" calcext:value-type="string">
            <text:p>Respect/Validation</text:p>
          </table:table-cell>
        </table:table-row>
        <table:table-row table:style-name="ro1">
          <table:table-cell office:value-type="float" office:value="76250" calcext:value-type="float">
            <text:p>76250</text:p>
          </table:table-cell>
          <table:table-cell office:value-type="string" calcext:value-type="string">
            <text:p>https://api.github.com/repos/jimwins/scat</text:p>
          </table:table-cell>
          <table:table-cell table:formula="of:=REPLACE([.B275]; 1; 29; &quot;&quot;)" office:value-type="string" office:string-value="jimwins/scat" calcext:value-type="string">
            <text:p>jimwins/scat</text:p>
          </table:table-cell>
        </table:table-row>
        <table:table-row table:style-name="ro1">
          <table:table-cell office:value-type="float" office:value="77290" calcext:value-type="float">
            <text:p>77290</text:p>
          </table:table-cell>
          <table:table-cell office:value-type="string" calcext:value-type="string">
            <text:p>https://api.github.com/repos/silvershop/silvershop-core</text:p>
          </table:table-cell>
          <table:table-cell table:formula="of:=REPLACE([.B276]; 1; 29; &quot;&quot;)" office:value-type="string" office:string-value="silvershop/silvershop-core" calcext:value-type="string">
            <text:p>silvershop/silvershop-core</text:p>
          </table:table-cell>
        </table:table-row>
        <table:table-row table:style-name="ro1">
          <table:table-cell office:value-type="float" office:value="77555" calcext:value-type="float">
            <text:p>77555</text:p>
          </table:table-cell>
          <table:table-cell office:value-type="string" calcext:value-type="string">
            <text:p>https://api.github.com/repos/micha/proa.me</text:p>
          </table:table-cell>
          <table:table-cell table:formula="of:=REPLACE([.B277]; 1; 29; &quot;&quot;)" office:value-type="string" office:string-value="micha/proa.me" calcext:value-type="string">
            <text:p>micha/proa.me</text:p>
          </table:table-cell>
        </table:table-row>
        <table:table-row table:style-name="ro1">
          <table:table-cell office:value-type="float" office:value="79777" calcext:value-type="float">
            <text:p>79777</text:p>
          </table:table-cell>
          <table:table-cell office:value-type="string" calcext:value-type="string">
            <text:p>https://api.github.com/repos/abantecart/abantecart-src</text:p>
          </table:table-cell>
          <table:table-cell table:formula="of:=REPLACE([.B278]; 1; 29; &quot;&quot;)" office:value-type="string" office:string-value="abantecart/abantecart-src" calcext:value-type="string">
            <text:p>abantecart/abantecart-src</text:p>
          </table:table-cell>
        </table:table-row>
        <table:table-row table:style-name="ro1">
          <table:table-cell office:value-type="float" office:value="81123" calcext:value-type="float">
            <text:p>81123</text:p>
          </table:table-cell>
          <table:table-cell office:value-type="string" calcext:value-type="string">
            <text:p>https://api.github.com/repos/Findarato/Lapcat</text:p>
          </table:table-cell>
          <table:table-cell table:formula="of:=REPLACE([.B279]; 1; 29; &quot;&quot;)" office:value-type="string" office:string-value="Findarato/Lapcat" calcext:value-type="string">
            <text:p>Findarato/Lapcat</text:p>
          </table:table-cell>
        </table:table-row>
        <table:table-row table:style-name="ro1">
          <table:table-cell office:value-type="float" office:value="81564" calcext:value-type="float">
            <text:p>81564</text:p>
          </table:table-cell>
          <table:table-cell office:value-type="string" calcext:value-type="string">
            <text:p>https://api.github.com/repos/xemle/phtagr</text:p>
          </table:table-cell>
          <table:table-cell table:formula="of:=REPLACE([.B280]; 1; 29; &quot;&quot;)" office:value-type="string" office:string-value="xemle/phtagr" calcext:value-type="string">
            <text:p>xemle/phtagr</text:p>
          </table:table-cell>
        </table:table-row>
        <table:table-row table:style-name="ro1">
          <table:table-cell office:value-type="float" office:value="82554" calcext:value-type="float">
            <text:p>82554</text:p>
          </table:table-cell>
          <table:table-cell office:value-type="string" calcext:value-type="string">
            <text:p>https://api.github.com/repos/xianglei/easyhadoop</text:p>
          </table:table-cell>
          <table:table-cell table:formula="of:=REPLACE([.B281]; 1; 29; &quot;&quot;)" office:value-type="string" office:string-value="xianglei/easyhadoop" calcext:value-type="string">
            <text:p>xianglei/easyhadoop</text:p>
          </table:table-cell>
        </table:table-row>
        <table:table-row table:style-name="ro1">
          <table:table-cell office:value-type="float" office:value="82581" calcext:value-type="float">
            <text:p>82581</text:p>
          </table:table-cell>
          <table:table-cell office:value-type="string" calcext:value-type="string">
            <text:p>https://api.github.com/repos/DannyMardini/wishlist</text:p>
          </table:table-cell>
          <table:table-cell table:formula="of:=REPLACE([.B282]; 1; 29; &quot;&quot;)" office:value-type="string" office:string-value="DannyMardini/wishlist" calcext:value-type="string">
            <text:p>DannyMardini/wishlist</text:p>
          </table:table-cell>
        </table:table-row>
        <table:table-row table:style-name="ro1">
          <table:table-cell office:value-type="float" office:value="83379" calcext:value-type="float">
            <text:p>83379</text:p>
          </table:table-cell>
          <table:table-cell office:value-type="string" calcext:value-type="string">
            <text:p>https://api.github.com/repos/s9y/additional_plugins</text:p>
          </table:table-cell>
          <table:table-cell table:formula="of:=REPLACE([.B283]; 1; 29; &quot;&quot;)" office:value-type="string" office:string-value="s9y/additional_plugins" calcext:value-type="string">
            <text:p>s9y/additional_plugins</text:p>
          </table:table-cell>
        </table:table-row>
        <table:table-row table:style-name="ro1">
          <table:table-cell office:value-type="float" office:value="84097" calcext:value-type="float">
            <text:p>84097</text:p>
          </table:table-cell>
          <table:table-cell office:value-type="string" calcext:value-type="string">
            <text:p>https://api.github.com/repos/lmsgit/lms</text:p>
          </table:table-cell>
          <table:table-cell table:formula="of:=REPLACE([.B284]; 1; 29; &quot;&quot;)" office:value-type="string" office:string-value="lmsgit/lms" calcext:value-type="string">
            <text:p>lmsgit/lms</text:p>
          </table:table-cell>
        </table:table-row>
        <table:table-row table:style-name="ro1">
          <table:table-cell office:value-type="float" office:value="84252" calcext:value-type="float">
            <text:p>84252</text:p>
          </table:table-cell>
          <table:table-cell office:value-type="string" calcext:value-type="string">
            <text:p>https://api.github.com/repos/flack/openpsa</text:p>
          </table:table-cell>
          <table:table-cell table:formula="of:=REPLACE([.B285]; 1; 29; &quot;&quot;)" office:value-type="string" office:string-value="flack/openpsa" calcext:value-type="string">
            <text:p>flack/openpsa</text:p>
          </table:table-cell>
        </table:table-row>
        <table:table-row table:style-name="ro1">
          <table:table-cell office:value-type="float" office:value="84381" calcext:value-type="float">
            <text:p>84381</text:p>
          </table:table-cell>
          <table:table-cell office:value-type="string" calcext:value-type="string">
            <text:p>https://api.github.com/repos/symfony/doctrine-bridge</text:p>
          </table:table-cell>
          <table:table-cell table:formula="of:=REPLACE([.B286]; 1; 29; &quot;&quot;)" office:value-type="string" office:string-value="symfony/doctrine-bridge" calcext:value-type="string">
            <text:p>symfony/doctrine-bridge</text:p>
          </table:table-cell>
        </table:table-row>
        <table:table-row table:style-name="ro1">
          <table:table-cell office:value-type="float" office:value="84450" calcext:value-type="float">
            <text:p>84450</text:p>
          </table:table-cell>
          <table:table-cell office:value-type="string" calcext:value-type="string">
            <text:p>https://api.github.com/repos/symfony/framework-bundle</text:p>
          </table:table-cell>
          <table:table-cell table:formula="of:=REPLACE([.B287]; 1; 29; &quot;&quot;)" office:value-type="string" office:string-value="symfony/framework-bundle" calcext:value-type="string">
            <text:p>symfony/framework-bundle</text:p>
          </table:table-cell>
        </table:table-row>
        <table:table-row table:style-name="ro1">
          <table:table-cell office:value-type="float" office:value="84469" calcext:value-type="float">
            <text:p>84469</text:p>
          </table:table-cell>
          <table:table-cell office:value-type="string" calcext:value-type="string">
            <text:p>https://api.github.com/repos/symfony/validator</text:p>
          </table:table-cell>
          <table:table-cell table:formula="of:=REPLACE([.B288]; 1; 29; &quot;&quot;)" office:value-type="string" office:string-value="symfony/validator" calcext:value-type="string">
            <text:p>symfony/validator</text:p>
          </table:table-cell>
        </table:table-row>
        <table:table-row table:style-name="ro1">
          <table:table-cell office:value-type="float" office:value="85699" calcext:value-type="float">
            <text:p>85699</text:p>
          </table:table-cell>
          <table:table-cell office:value-type="string" calcext:value-type="string">
            <text:p>https://api.github.com/repos/Kunstmaan/KunstmaanPagePartBundle</text:p>
          </table:table-cell>
          <table:table-cell table:formula="of:=REPLACE([.B289]; 1; 29; &quot;&quot;)" office:value-type="string" office:string-value="Kunstmaan/KunstmaanPagePartBundle" calcext:value-type="string">
            <text:p>Kunstmaan/KunstmaanPagePartBundle</text:p>
          </table:table-cell>
        </table:table-row>
        <table:table-row table:style-name="ro1">
          <table:table-cell office:value-type="float" office:value="85838" calcext:value-type="float">
            <text:p>85838</text:p>
          </table:table-cell>
          <table:table-cell office:value-type="string" calcext:value-type="string">
            <text:p>https://api.github.com/repos/bigandy/big-andy.co.uk</text:p>
          </table:table-cell>
          <table:table-cell table:formula="of:=REPLACE([.B290]; 1; 29; &quot;&quot;)" office:value-type="string" office:string-value="bigandy/big-andy.co.uk" calcext:value-type="string">
            <text:p>bigandy/big-andy.co.uk</text:p>
          </table:table-cell>
        </table:table-row>
        <table:table-row table:style-name="ro1">
          <table:table-cell office:value-type="float" office:value="86023" calcext:value-type="float">
            <text:p>86023</text:p>
          </table:table-cell>
          <table:table-cell office:value-type="string" calcext:value-type="string">
            <text:p>https://api.github.com/repos/i-MSCP/imscp</text:p>
          </table:table-cell>
          <table:table-cell table:formula="of:=REPLACE([.B291]; 1; 29; &quot;&quot;)" office:value-type="string" office:string-value="i-MSCP/imscp" calcext:value-type="string">
            <text:p>i-MSCP/imscp</text:p>
          </table:table-cell>
        </table:table-row>
        <table:table-row table:style-name="ro1">
          <table:table-cell office:value-type="float" office:value="86818" calcext:value-type="float">
            <text:p>86818</text:p>
          </table:table-cell>
          <table:table-cell office:value-type="string" calcext:value-type="string">
            <text:p>https://api.github.com/repos/dswalker/xerxes</text:p>
          </table:table-cell>
          <table:table-cell table:formula="of:=REPLACE([.B292]; 1; 29; &quot;&quot;)" office:value-type="string" office:string-value="dswalker/xerxes" calcext:value-type="string">
            <text:p>dswalker/xerxes</text:p>
          </table:table-cell>
        </table:table-row>
        <table:table-row table:style-name="ro1">
          <table:table-cell office:value-type="float" office:value="86988" calcext:value-type="float">
            <text:p>86988</text:p>
          </table:table-cell>
          <table:table-cell office:value-type="string" calcext:value-type="string">
            <text:p>https://api.github.com/repos/pkp/ojs</text:p>
          </table:table-cell>
          <table:table-cell table:formula="of:=REPLACE([.B293]; 1; 29; &quot;&quot;)" office:value-type="string" office:string-value="pkp/ojs" calcext:value-type="string">
            <text:p>pkp/ojs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string" calcext:value-type="string">
            <text:p>https://api.github.com/repos/PHPOffice/PHPWord</text:p>
          </table:table-cell>
          <table:table-cell table:formula="of:=REPLACE([.B294]; 1; 29; &quot;&quot;)" office:value-type="string" office:string-value="PHPOffice/PHPWord" calcext:value-type="string">
            <text:p>PHPOffice/PHPWord</text:p>
          </table:table-cell>
        </table:table-row>
        <table:table-row table:style-name="ro1">
          <table:table-cell office:value-type="float" office:value="87052" calcext:value-type="float">
            <text:p>87052</text:p>
          </table:table-cell>
          <table:table-cell office:value-type="string" calcext:value-type="string">
            <text:p>https://api.github.com/repos/nkiraly/DBSteward</text:p>
          </table:table-cell>
          <table:table-cell table:formula="of:=REPLACE([.B295]; 1; 29; &quot;&quot;)" office:value-type="string" office:string-value="nkiraly/DBSteward" calcext:value-type="string">
            <text:p>nkiraly/DBSteward</text:p>
          </table:table-cell>
        </table:table-row>
        <table:table-row table:style-name="ro1">
          <table:table-cell office:value-type="float" office:value="88275" calcext:value-type="float">
            <text:p>88275</text:p>
          </table:table-cell>
          <table:table-cell office:value-type="string" calcext:value-type="string">
            <text:p>https://api.github.com/repos/parliamentwatch/parliamentwatch</text:p>
          </table:table-cell>
          <table:table-cell table:formula="of:=REPLACE([.B296]; 1; 29; &quot;&quot;)" office:value-type="string" office:string-value="parliamentwatch/parliamentwatch" calcext:value-type="string">
            <text:p>parliamentwatch/parliamentwatch</text:p>
          </table:table-cell>
        </table:table-row>
        <table:table-row table:style-name="ro1">
          <table:table-cell office:value-type="float" office:value="88456" calcext:value-type="float">
            <text:p>88456</text:p>
          </table:table-cell>
          <table:table-cell office:value-type="string" calcext:value-type="string">
            <text:p>https://api.github.com/repos/novius-os/novius-os</text:p>
          </table:table-cell>
          <table:table-cell table:formula="of:=REPLACE([.B297]; 1; 29; &quot;&quot;)" office:value-type="string" office:string-value="novius-os/novius-os" calcext:value-type="string">
            <text:p>novius-os/novius-os</text:p>
          </table:table-cell>
        </table:table-row>
        <table:table-row table:style-name="ro1">
          <table:table-cell office:value-type="float" office:value="88709" calcext:value-type="float">
            <text:p>88709</text:p>
          </table:table-cell>
          <table:table-cell office:value-type="string" calcext:value-type="string">
            <text:p>https://api.github.com/repos/mapbender/mapbender</text:p>
          </table:table-cell>
          <table:table-cell table:formula="of:=REPLACE([.B298]; 1; 29; &quot;&quot;)" office:value-type="string" office:string-value="mapbender/mapbender" calcext:value-type="string">
            <text:p>mapbender/mapbender</text:p>
          </table:table-cell>
        </table:table-row>
        <table:table-row table:style-name="ro1">
          <table:table-cell office:value-type="float" office:value="88778" calcext:value-type="float">
            <text:p>88778</text:p>
          </table:table-cell>
          <table:table-cell office:value-type="string" calcext:value-type="string">
            <text:p>https://api.github.com/repos/mapbender/mapbender-starter</text:p>
          </table:table-cell>
          <table:table-cell table:formula="of:=REPLACE([.B299]; 1; 29; &quot;&quot;)" office:value-type="string" office:string-value="mapbender/mapbender-starter" calcext:value-type="string">
            <text:p>mapbender/mapbender-starter</text:p>
          </table:table-cell>
        </table:table-row>
        <table:table-row table:style-name="ro1">
          <table:table-cell office:value-type="float" office:value="89872" calcext:value-type="float">
            <text:p>89872</text:p>
          </table:table-cell>
          <table:table-cell office:value-type="string" calcext:value-type="string">
            <text:p>https://api.github.com/repos/wimg/PHPCompatibility</text:p>
          </table:table-cell>
          <table:table-cell table:formula="of:=REPLACE([.B300]; 1; 29; &quot;&quot;)" office:value-type="string" office:string-value="wimg/PHPCompatibility" calcext:value-type="string">
            <text:p>wimg/PHPCompatibility</text:p>
          </table:table-cell>
        </table:table-row>
        <table:table-row table:style-name="ro1">
          <table:table-cell office:value-type="float" office:value="90835" calcext:value-type="float">
            <text:p>90835</text:p>
          </table:table-cell>
          <table:table-cell office:value-type="string" calcext:value-type="string">
            <text:p>https://api.github.com/repos/emeraldjava/bhaawp</text:p>
          </table:table-cell>
          <table:table-cell table:formula="of:=REPLACE([.B301]; 1; 29; &quot;&quot;)" office:value-type="string" office:string-value="emeraldjava/bhaawp" calcext:value-type="string">
            <text:p>emeraldjava/bhaawp</text:p>
          </table:table-cell>
        </table:table-row>
        <table:table-row table:style-name="ro1">
          <table:table-cell office:value-type="float" office:value="91359" calcext:value-type="float">
            <text:p>91359</text:p>
          </table:table-cell>
          <table:table-cell office:value-type="string" calcext:value-type="string">
            <text:p>https://api.github.com/repos/JeroenDeDauw/Wikibase</text:p>
          </table:table-cell>
          <table:table-cell table:formula="of:=REPLACE([.B302]; 1; 29; &quot;&quot;)" office:value-type="string" office:string-value="JeroenDeDauw/Wikibase" calcext:value-type="string">
            <text:p>JeroenDeDauw/Wikibase</text:p>
          </table:table-cell>
        </table:table-row>
        <table:table-row table:style-name="ro1">
          <table:table-cell office:value-type="float" office:value="91407" calcext:value-type="float">
            <text:p>91407</text:p>
          </table:table-cell>
          <table:table-cell office:value-type="string" calcext:value-type="string">
            <text:p>https://api.github.com/repos/mediacore/mediacore-moodle</text:p>
          </table:table-cell>
          <table:table-cell table:formula="of:=REPLACE([.B303]; 1; 29; &quot;&quot;)" office:value-type="string" office:string-value="mediacore/mediacore-moodle" calcext:value-type="string">
            <text:p>mediacore/mediacore-moodle</text:p>
          </table:table-cell>
        </table:table-row>
        <table:table-row table:style-name="ro1">
          <table:table-cell office:value-type="float" office:value="91408" calcext:value-type="float">
            <text:p>91408</text:p>
          </table:table-cell>
          <table:table-cell office:value-type="string" calcext:value-type="string">
            <text:p>https://api.github.com/repos/openeyes/-deprecated-OphTrOperationnote</text:p>
          </table:table-cell>
          <table:table-cell table:formula="of:=REPLACE([.B304]; 1; 29; &quot;&quot;)" office:value-type="string" office:string-value="openeyes/-deprecated-OphTrOperationnote" calcext:value-type="string">
            <text:p>openeyes/-deprecated-OphTrOperationnote</text:p>
          </table:table-cell>
        </table:table-row>
        <table:table-row table:style-name="ro1">
          <table:table-cell office:value-type="float" office:value="91889" calcext:value-type="float">
            <text:p>91889</text:p>
          </table:table-cell>
          <table:table-cell office:value-type="string" calcext:value-type="string">
            <text:p>https://api.github.com/repos/maths/moodle-qtype_stack</text:p>
          </table:table-cell>
          <table:table-cell table:formula="of:=REPLACE([.B305]; 1; 29; &quot;&quot;)" office:value-type="string" office:string-value="maths/moodle-qtype_stack" calcext:value-type="string">
            <text:p>maths/moodle-qtype_stack</text:p>
          </table:table-cell>
        </table:table-row>
        <table:table-row table:style-name="ro1">
          <table:table-cell office:value-type="float" office:value="92251" calcext:value-type="float">
            <text:p>92251</text:p>
          </table:table-cell>
          <table:table-cell office:value-type="string" calcext:value-type="string">
            <text:p>https://api.github.com/repos/chrisgraham/ocPortal</text:p>
          </table:table-cell>
          <table:table-cell table:formula="of:=REPLACE([.B306]; 1; 29; &quot;&quot;)" office:value-type="string" office:string-value="chrisgraham/ocPortal" calcext:value-type="string">
            <text:p>chrisgraham/ocPortal</text:p>
          </table:table-cell>
        </table:table-row>
        <table:table-row table:style-name="ro1">
          <table:table-cell office:value-type="float" office:value="93009" calcext:value-type="float">
            <text:p>93009</text:p>
          </table:table-cell>
          <table:table-cell office:value-type="string" calcext:value-type="string">
            <text:p>https://api.github.com/repos/carleton/reason_package</text:p>
          </table:table-cell>
          <table:table-cell table:formula="of:=REPLACE([.B307]; 1; 29; &quot;&quot;)" office:value-type="string" office:string-value="carleton/reason_package" calcext:value-type="string">
            <text:p>carleton/reason_package</text:p>
          </table:table-cell>
        </table:table-row>
        <table:table-row table:style-name="ro1">
          <table:table-cell office:value-type="float" office:value="95697" calcext:value-type="float">
            <text:p>95697</text:p>
          </table:table-cell>
          <table:table-cell office:value-type="string" calcext:value-type="string">
            <text:p>https://api.github.com/repos/omega8cc/provision</text:p>
          </table:table-cell>
          <table:table-cell table:formula="of:=REPLACE([.B308]; 1; 29; &quot;&quot;)" office:value-type="string" office:string-value="omega8cc/provision" calcext:value-type="string">
            <text:p>omega8cc/provision</text:p>
          </table:table-cell>
        </table:table-row>
        <table:table-row table:style-name="ro1">
          <table:table-cell office:value-type="float" office:value="97002" calcext:value-type="float">
            <text:p>97002</text:p>
          </table:table-cell>
          <table:table-cell office:value-type="string" calcext:value-type="string">
            <text:p>https://api.github.com/repos/codeconsortium/CCDNForumForumBundle</text:p>
          </table:table-cell>
          <table:table-cell table:formula="of:=REPLACE([.B309]; 1; 29; &quot;&quot;)" office:value-type="string" office:string-value="codeconsortium/CCDNForumForumBundle" calcext:value-type="string">
            <text:p>codeconsortium/CCDNForumForumBundle</text:p>
          </table:table-cell>
        </table:table-row>
        <table:table-row table:style-name="ro1">
          <table:table-cell office:value-type="float" office:value="99655" calcext:value-type="float">
            <text:p>99655</text:p>
          </table:table-cell>
          <table:table-cell office:value-type="string" calcext:value-type="string">
            <text:p>https://api.github.com/repos/ludovicchabant/PieCrust</text:p>
          </table:table-cell>
          <table:table-cell table:formula="of:=REPLACE([.B310]; 1; 29; &quot;&quot;)" office:value-type="string" office:string-value="ludovicchabant/PieCrust" calcext:value-type="string">
            <text:p>ludovicchabant/PieCrust</text:p>
          </table:table-cell>
        </table:table-row>
        <table:table-row table:style-name="ro1">
          <table:table-cell office:value-type="float" office:value="101069" calcext:value-type="float">
            <text:p>101069</text:p>
          </table:table-cell>
          <table:table-cell office:value-type="string" calcext:value-type="string">
            <text:p>https://api.github.com/repos/nicholasryan/CorePlus</text:p>
          </table:table-cell>
          <table:table-cell table:formula="of:=REPLACE([.B311]; 1; 29; &quot;&quot;)" office:value-type="string" office:string-value="nicholasryan/CorePlus" calcext:value-type="string">
            <text:p>nicholasryan/CorePlus</text:p>
          </table:table-cell>
        </table:table-row>
        <table:table-row table:style-name="ro1">
          <table:table-cell office:value-type="float" office:value="101570" calcext:value-type="float">
            <text:p>101570</text:p>
          </table:table-cell>
          <table:table-cell office:value-type="string" calcext:value-type="string">
            <text:p>https://api.github.com/repos/derUli/ulicms</text:p>
          </table:table-cell>
          <table:table-cell table:formula="of:=REPLACE([.B312]; 1; 29; &quot;&quot;)" office:value-type="string" office:string-value="derUli/ulicms" calcext:value-type="string">
            <text:p>derUli/ulicms</text:p>
          </table:table-cell>
        </table:table-row>
        <table:table-row table:style-name="ro1">
          <table:table-cell office:value-type="float" office:value="101958" calcext:value-type="float">
            <text:p>101958</text:p>
          </table:table-cell>
          <table:table-cell office:value-type="string" calcext:value-type="string">
            <text:p>https://api.github.com/repos/daily-bruin/gryphondor</text:p>
          </table:table-cell>
          <table:table-cell table:formula="of:=REPLACE([.B313]; 1; 29; &quot;&quot;)" office:value-type="string" office:string-value="daily-bruin/gryphondor" calcext:value-type="string">
            <text:p>daily-bruin/gryphondor</text:p>
          </table:table-cell>
        </table:table-row>
        <table:table-row table:style-name="ro1">
          <table:table-cell office:value-type="float" office:value="101993" calcext:value-type="float">
            <text:p>101993</text:p>
          </table:table-cell>
          <table:table-cell office:value-type="string" calcext:value-type="string">
            <text:p>https://api.github.com/repos/symfony2admingenerator/AdmingeneratorGeneratorBundle</text:p>
          </table:table-cell>
          <table:table-cell table:formula="of:=REPLACE([.B314]; 1; 29; &quot;&quot;)" office:value-type="string" office:string-value="symfony2admingenerator/AdmingeneratorGeneratorBundle" calcext:value-type="string">
            <text:p>symfony2admingenerator/AdmingeneratorGeneratorBundle</text:p>
          </table:table-cell>
        </table:table-row>
        <table:table-row table:style-name="ro1">
          <table:table-cell office:value-type="float" office:value="102048" calcext:value-type="float">
            <text:p>102048</text:p>
          </table:table-cell>
          <table:table-cell office:value-type="string" calcext:value-type="string">
            <text:p>https://api.github.com/repos/erenon/ComPPI</text:p>
          </table:table-cell>
          <table:table-cell table:formula="of:=REPLACE([.B315]; 1; 29; &quot;&quot;)" office:value-type="string" office:string-value="erenon/ComPPI" calcext:value-type="string">
            <text:p>erenon/ComPPI</text:p>
          </table:table-cell>
        </table:table-row>
        <table:table-row table:style-name="ro1">
          <table:table-cell office:value-type="float" office:value="102226" calcext:value-type="float">
            <text:p>102226</text:p>
          </table:table-cell>
          <table:table-cell office:value-type="string" calcext:value-type="string">
            <text:p>https://api.github.com/repos/symfony/twig-bridge</text:p>
          </table:table-cell>
          <table:table-cell table:formula="of:=REPLACE([.B316]; 1; 29; &quot;&quot;)" office:value-type="string" office:string-value="symfony/twig-bridge" calcext:value-type="string">
            <text:p>symfony/twig-bridge</text:p>
          </table:table-cell>
        </table:table-row>
        <table:table-row table:style-name="ro1">
          <table:table-cell office:value-type="float" office:value="102836" calcext:value-type="float">
            <text:p>102836</text:p>
          </table:table-cell>
          <table:table-cell office:value-type="string" calcext:value-type="string">
            <text:p>https://api.github.com/repos/webignition/simplytestable.com</text:p>
          </table:table-cell>
          <table:table-cell table:formula="of:=REPLACE([.B317]; 1; 29; &quot;&quot;)" office:value-type="string" office:string-value="webignition/simplytestable.com" calcext:value-type="string">
            <text:p>webignition/simplytestable.com</text:p>
          </table:table-cell>
        </table:table-row>
        <table:table-row table:style-name="ro1">
          <table:table-cell office:value-type="float" office:value="103017" calcext:value-type="float">
            <text:p>103017</text:p>
          </table:table-cell>
          <table:table-cell office:value-type="string" calcext:value-type="string">
            <text:p>https://api.github.com/repos/symfony/http-kernel</text:p>
          </table:table-cell>
          <table:table-cell table:formula="of:=REPLACE([.B318]; 1; 29; &quot;&quot;)" office:value-type="string" office:string-value="symfony/http-kernel" calcext:value-type="string">
            <text:p>symfony/http-kernel</text:p>
          </table:table-cell>
        </table:table-row>
        <table:table-row table:style-name="ro1">
          <table:table-cell office:value-type="float" office:value="103195" calcext:value-type="float">
            <text:p>103195</text:p>
          </table:table-cell>
          <table:table-cell office:value-type="string" calcext:value-type="string">
            <text:p>https://api.github.com/repos/laposa/onxshop</text:p>
          </table:table-cell>
          <table:table-cell table:formula="of:=REPLACE([.B319]; 1; 29; &quot;&quot;)" office:value-type="string" office:string-value="laposa/onxshop" calcext:value-type="string">
            <text:p>laposa/onxshop</text:p>
          </table:table-cell>
        </table:table-row>
        <table:table-row table:style-name="ro1">
          <table:table-cell office:value-type="float" office:value="104318" calcext:value-type="float">
            <text:p>104318</text:p>
          </table:table-cell>
          <table:table-cell office:value-type="string" calcext:value-type="string">
            <text:p>https://api.github.com/repos/progracqteur/WikiPedale</text:p>
          </table:table-cell>
          <table:table-cell table:formula="of:=REPLACE([.B320]; 1; 29; &quot;&quot;)" office:value-type="string" office:string-value="progracqteur/WikiPedale" calcext:value-type="string">
            <text:p>progracqteur/WikiPedale</text:p>
          </table:table-cell>
        </table:table-row>
        <table:table-row table:style-name="ro1">
          <table:table-cell office:value-type="float" office:value="104751" calcext:value-type="float">
            <text:p>104751</text:p>
          </table:table-cell>
          <table:table-cell office:value-type="string" calcext:value-type="string">
            <text:p>https://api.github.com/repos/lucassouza1/ServCli</text:p>
          </table:table-cell>
          <table:table-cell table:formula="of:=REPLACE([.B321]; 1; 29; &quot;&quot;)" office:value-type="string" office:string-value="lucassouza1/ServCli" calcext:value-type="string">
            <text:p>lucassouza1/ServCli</text:p>
          </table:table-cell>
        </table:table-row>
        <table:table-row table:style-name="ro1">
          <table:table-cell office:value-type="float" office:value="106846" calcext:value-type="float">
            <text:p>106846</text:p>
          </table:table-cell>
          <table:table-cell office:value-type="string" calcext:value-type="string">
            <text:p>https://api.github.com/repos/essence/essence</text:p>
          </table:table-cell>
          <table:table-cell table:formula="of:=REPLACE([.B322]; 1; 29; &quot;&quot;)" office:value-type="string" office:string-value="essence/essence" calcext:value-type="string">
            <text:p>essence/essence</text:p>
          </table:table-cell>
        </table:table-row>
        <table:table-row table:style-name="ro1">
          <table:table-cell office:value-type="float" office:value="107642" calcext:value-type="float">
            <text:p>107642</text:p>
          </table:table-cell>
          <table:table-cell office:value-type="string" calcext:value-type="string">
            <text:p>https://api.github.com/repos/Sazaju/Zero-Fansub-website</text:p>
          </table:table-cell>
          <table:table-cell table:formula="of:=REPLACE([.B323]; 1; 29; &quot;&quot;)" office:value-type="string" office:string-value="Sazaju/Zero-Fansub-website" calcext:value-type="string">
            <text:p>Sazaju/Zero-Fansub-website</text:p>
          </table:table-cell>
        </table:table-row>
        <table:table-row table:style-name="ro1">
          <table:table-cell office:value-type="float" office:value="109093" calcext:value-type="float">
            <text:p>109093</text:p>
          </table:table-cell>
          <table:table-cell office:value-type="string" calcext:value-type="string">
            <text:p>https://api.github.com/repos/zotero/dataserver</text:p>
          </table:table-cell>
          <table:table-cell table:formula="of:=REPLACE([.B324]; 1; 29; &quot;&quot;)" office:value-type="string" office:string-value="zotero/dataserver" calcext:value-type="string">
            <text:p>zotero/dataserver</text:p>
          </table:table-cell>
        </table:table-row>
        <table:table-row table:style-name="ro1">
          <table:table-cell office:value-type="float" office:value="109619" calcext:value-type="float">
            <text:p>109619</text:p>
          </table:table-cell>
          <table:table-cell office:value-type="string" calcext:value-type="string">
            <text:p>https://api.github.com/repos/tierra/wordpress</text:p>
          </table:table-cell>
          <table:table-cell table:formula="of:=REPLACE([.B325]; 1; 29; &quot;&quot;)" office:value-type="string" office:string-value="tierra/wordpress" calcext:value-type="string">
            <text:p>tierra/wordpress</text:p>
          </table:table-cell>
        </table:table-row>
        <table:table-row table:style-name="ro1">
          <table:table-cell office:value-type="float" office:value="111381" calcext:value-type="float">
            <text:p>111381</text:p>
          </table:table-cell>
          <table:table-cell office:value-type="string" calcext:value-type="string">
            <text:p>https://api.github.com/repos/xmmedia/kohana_module</text:p>
          </table:table-cell>
          <table:table-cell table:formula="of:=REPLACE([.B326]; 1; 29; &quot;&quot;)" office:value-type="string" office:string-value="xmmedia/kohana_module" calcext:value-type="string">
            <text:p>xmmedia/kohana_module</text:p>
          </table:table-cell>
        </table:table-row>
        <table:table-row table:style-name="ro1">
          <table:table-cell office:value-type="float" office:value="113780" calcext:value-type="float">
            <text:p>113780</text:p>
          </table:table-cell>
          <table:table-cell office:value-type="string" calcext:value-type="string">
            <text:p>https://api.github.com/repos/patricktalmadge/bootstrapper</text:p>
          </table:table-cell>
          <table:table-cell table:formula="of:=REPLACE([.B327]; 1; 29; &quot;&quot;)" office:value-type="string" office:string-value="patricktalmadge/bootstrapper" calcext:value-type="string">
            <text:p>patricktalmadge/bootstrapper</text:p>
          </table:table-cell>
        </table:table-row>
        <table:table-row table:style-name="ro1">
          <table:table-cell office:value-type="float" office:value="114167" calcext:value-type="float">
            <text:p>114167</text:p>
          </table:table-cell>
          <table:table-cell office:value-type="string" calcext:value-type="string">
            <text:p>https://api.github.com/repos/phpbb/phpbb</text:p>
          </table:table-cell>
          <table:table-cell table:formula="of:=REPLACE([.B328]; 1; 29; &quot;&quot;)" office:value-type="string" office:string-value="phpbb/phpbb" calcext:value-type="string">
            <text:p>phpbb/phpbb</text:p>
          </table:table-cell>
        </table:table-row>
        <table:table-row table:style-name="ro1">
          <table:table-cell office:value-type="float" office:value="115080" calcext:value-type="float">
            <text:p>115080</text:p>
          </table:table-cell>
          <table:table-cell office:value-type="string" calcext:value-type="string">
            <text:p>https://api.github.com/repos/obullo/framework</text:p>
          </table:table-cell>
          <table:table-cell table:formula="of:=REPLACE([.B329]; 1; 29; &quot;&quot;)" office:value-type="string" office:string-value="obullo/framework" calcext:value-type="string">
            <text:p>obullo/framework</text:p>
          </table:table-cell>
        </table:table-row>
        <table:table-row table:style-name="ro1">
          <table:table-cell office:value-type="float" office:value="115173" calcext:value-type="float">
            <text:p>115173</text:p>
          </table:table-cell>
          <table:table-cell office:value-type="string" calcext:value-type="string">
            <text:p>https://api.github.com/repos/tbelliard/gepi</text:p>
          </table:table-cell>
          <table:table-cell table:formula="of:=REPLACE([.B330]; 1; 29; &quot;&quot;)" office:value-type="string" office:string-value="tbelliard/gepi" calcext:value-type="string">
            <text:p>tbelliard/gepi</text:p>
          </table:table-cell>
        </table:table-row>
        <table:table-row table:style-name="ro1">
          <table:table-cell office:value-type="float" office:value="115505" calcext:value-type="float">
            <text:p>115505</text:p>
          </table:table-cell>
          <table:table-cell office:value-type="string" calcext:value-type="string">
            <text:p>https://api.github.com/repos/osCommerce/oscommerce2</text:p>
          </table:table-cell>
          <table:table-cell table:formula="of:=REPLACE([.B331]; 1; 29; &quot;&quot;)" office:value-type="string" office:string-value="osCommerce/oscommerce2" calcext:value-type="string">
            <text:p>osCommerce/oscommerce2</text:p>
          </table:table-cell>
        </table:table-row>
        <table:table-row table:style-name="ro1">
          <table:table-cell office:value-type="float" office:value="115697" calcext:value-type="float">
            <text:p>115697</text:p>
          </table:table-cell>
          <table:table-cell office:value-type="string" calcext:value-type="string">
            <text:p>https://api.github.com/repos/open-steam/koala</text:p>
          </table:table-cell>
          <table:table-cell table:formula="of:=REPLACE([.B332]; 1; 29; &quot;&quot;)" office:value-type="string" office:string-value="open-steam/koala" calcext:value-type="string">
            <text:p>open-steam/koala</text:p>
          </table:table-cell>
        </table:table-row>
        <table:table-row table:style-name="ro1">
          <table:table-cell office:value-type="float" office:value="116301" calcext:value-type="float">
            <text:p>116301</text:p>
          </table:table-cell>
          <table:table-cell office:value-type="string" calcext:value-type="string">
            <text:p>https://api.github.com/repos/glynnforrest/neptune</text:p>
          </table:table-cell>
          <table:table-cell table:formula="of:=REPLACE([.B333]; 1; 29; &quot;&quot;)" office:value-type="string" office:string-value="glynnforrest/neptune" calcext:value-type="string">
            <text:p>glynnforrest/neptune</text:p>
          </table:table-cell>
        </table:table-row>
        <table:table-row table:style-name="ro1">
          <table:table-cell office:value-type="float" office:value="116668" calcext:value-type="float">
            <text:p>116668</text:p>
          </table:table-cell>
          <table:table-cell office:value-type="string" calcext:value-type="string">
            <text:p>https://api.github.com/repos/ramainen/doit-cms</text:p>
          </table:table-cell>
          <table:table-cell table:formula="of:=REPLACE([.B334]; 1; 29; &quot;&quot;)" office:value-type="string" office:string-value="ramainen/doit-cms" calcext:value-type="string">
            <text:p>ramainen/doit-cms</text:p>
          </table:table-cell>
        </table:table-row>
        <table:table-row table:style-name="ro1">
          <table:table-cell office:value-type="float" office:value="116953" calcext:value-type="float">
            <text:p>116953</text:p>
          </table:table-cell>
          <table:table-cell office:value-type="string" calcext:value-type="string">
            <text:p>https://api.github.com/repos/dmelo/amuzi</text:p>
          </table:table-cell>
          <table:table-cell table:formula="of:=REPLACE([.B335]; 1; 29; &quot;&quot;)" office:value-type="string" office:string-value="dmelo/amuzi" calcext:value-type="string">
            <text:p>dmelo/amuzi</text:p>
          </table:table-cell>
        </table:table-row>
        <table:table-row table:style-name="ro1">
          <table:table-cell office:value-type="float" office:value="118271" calcext:value-type="float">
            <text:p>118271</text:p>
          </table:table-cell>
          <table:table-cell office:value-type="string" calcext:value-type="string">
            <text:p>https://api.github.com/repos/snowcap/SnowcapAdminBundle</text:p>
          </table:table-cell>
          <table:table-cell table:formula="of:=REPLACE([.B336]; 1; 29; &quot;&quot;)" office:value-type="string" office:string-value="snowcap/SnowcapAdminBundle" calcext:value-type="string">
            <text:p>snowcap/SnowcapAdminBundle</text:p>
          </table:table-cell>
        </table:table-row>
        <table:table-row table:style-name="ro1">
          <table:table-cell office:value-type="float" office:value="121452" calcext:value-type="float">
            <text:p>121452</text:p>
          </table:table-cell>
          <table:table-cell office:value-type="string" calcext:value-type="string">
            <text:p>https://api.github.com/repos/Dave-Matthews/The-Triticeae-Toolbox</text:p>
          </table:table-cell>
          <table:table-cell table:formula="of:=REPLACE([.B337]; 1; 29; &quot;&quot;)" office:value-type="string" office:string-value="Dave-Matthews/The-Triticeae-Toolbox" calcext:value-type="string">
            <text:p>Dave-Matthews/The-Triticeae-Toolbox</text:p>
          </table:table-cell>
        </table:table-row>
        <table:table-row table:style-name="ro1">
          <table:table-cell office:value-type="float" office:value="121927" calcext:value-type="float">
            <text:p>121927</text:p>
          </table:table-cell>
          <table:table-cell office:value-type="string" calcext:value-type="string">
            <text:p>https://api.github.com/repos/xiphux/gitphp</text:p>
          </table:table-cell>
          <table:table-cell table:formula="of:=REPLACE([.B338]; 1; 29; &quot;&quot;)" office:value-type="string" office:string-value="xiphux/gitphp" calcext:value-type="string">
            <text:p>xiphux/gitphp</text:p>
          </table:table-cell>
        </table:table-row>
        <table:table-row table:style-name="ro1">
          <table:table-cell office:value-type="float" office:value="123450" calcext:value-type="float">
            <text:p>123450</text:p>
          </table:table-cell>
          <table:table-cell office:value-type="string" calcext:value-type="string">
            <text:p>https://api.github.com/repos/ionize/ionize</text:p>
          </table:table-cell>
          <table:table-cell table:formula="of:=REPLACE([.B339]; 1; 29; &quot;&quot;)" office:value-type="string" office:string-value="ionize/ionize" calcext:value-type="string">
            <text:p>ionize/ionize</text:p>
          </table:table-cell>
        </table:table-row>
        <table:table-row table:style-name="ro1">
          <table:table-cell office:value-type="float" office:value="123640" calcext:value-type="float">
            <text:p>123640</text:p>
          </table:table-cell>
          <table:table-cell office:value-type="string" calcext:value-type="string">
            <text:p>https://api.github.com/repos/phpspec/phpspec</text:p>
          </table:table-cell>
          <table:table-cell table:formula="of:=REPLACE([.B340]; 1; 29; &quot;&quot;)" office:value-type="string" office:string-value="phpspec/phpspec" calcext:value-type="string">
            <text:p>phpspec/phpspec</text:p>
          </table:table-cell>
        </table:table-row>
        <table:table-row table:style-name="ro1">
          <table:table-cell office:value-type="float" office:value="123770" calcext:value-type="float">
            <text:p>123770</text:p>
          </table:table-cell>
          <table:table-cell office:value-type="string" calcext:value-type="string">
            <text:p>https://api.github.com/repos/plepe/OpenStreetBrowser</text:p>
          </table:table-cell>
          <table:table-cell table:formula="of:=REPLACE([.B341]; 1; 29; &quot;&quot;)" office:value-type="string" office:string-value="plepe/OpenStreetBrowser" calcext:value-type="string">
            <text:p>plepe/OpenStreetBrowser</text:p>
          </table:table-cell>
        </table:table-row>
        <table:table-row table:style-name="ro1">
          <table:table-cell office:value-type="float" office:value="123878" calcext:value-type="float">
            <text:p>123878</text:p>
          </table:table-cell>
          <table:table-cell office:value-type="string" calcext:value-type="string">
            <text:p>https://api.github.com/repos/alim-foundation/www.alim.org</text:p>
          </table:table-cell>
          <table:table-cell table:formula="of:=REPLACE([.B342]; 1; 29; &quot;&quot;)" office:value-type="string" office:string-value="alim-foundation/www.alim.org" calcext:value-type="string">
            <text:p>alim-foundation/www.alim.org</text:p>
          </table:table-cell>
        </table:table-row>
        <table:table-row table:style-name="ro1">
          <table:table-cell office:value-type="float" office:value="124300" calcext:value-type="float">
            <text:p>124300</text:p>
          </table:table-cell>
          <table:table-cell office:value-type="string" calcext:value-type="string">
            <text:p>https://api.github.com/repos/roojs/Pman.Base</text:p>
          </table:table-cell>
          <table:table-cell table:formula="of:=REPLACE([.B343]; 1; 29; &quot;&quot;)" office:value-type="string" office:string-value="roojs/Pman.Base" calcext:value-type="string">
            <text:p>roojs/Pman.Base</text:p>
          </table:table-cell>
        </table:table-row>
        <table:table-row table:style-name="ro1">
          <table:table-cell office:value-type="float" office:value="124910" calcext:value-type="float">
            <text:p>124910</text:p>
          </table:table-cell>
          <table:table-cell office:value-type="string" calcext:value-type="string">
            <text:p>https://api.github.com/repos/rapila/cms-base</text:p>
          </table:table-cell>
          <table:table-cell table:formula="of:=REPLACE([.B344]; 1; 29; &quot;&quot;)" office:value-type="string" office:string-value="rapila/cms-base" calcext:value-type="string">
            <text:p>rapila/cms-base</text:p>
          </table:table-cell>
        </table:table-row>
        <table:table-row table:style-name="ro1">
          <table:table-cell office:value-type="float" office:value="125509" calcext:value-type="float">
            <text:p>125509</text:p>
          </table:table-cell>
          <table:table-cell office:value-type="string" calcext:value-type="string">
            <text:p>https://api.github.com/repos/ddurieux/glpi_monitoring</text:p>
          </table:table-cell>
          <table:table-cell table:formula="of:=REPLACE([.B345]; 1; 29; &quot;&quot;)" office:value-type="string" office:string-value="ddurieux/glpi_monitoring" calcext:value-type="string">
            <text:p>ddurieux/glpi_monitoring</text:p>
          </table:table-cell>
        </table:table-row>
        <table:table-row table:style-name="ro1">
          <table:table-cell office:value-type="float" office:value="127884" calcext:value-type="float">
            <text:p>127884</text:p>
          </table:table-cell>
          <table:table-cell office:value-type="string" calcext:value-type="string">
            <text:p>https://api.github.com/repos/DBCDK/bibdk</text:p>
          </table:table-cell>
          <table:table-cell table:formula="of:=REPLACE([.B346]; 1; 29; &quot;&quot;)" office:value-type="string" office:string-value="DBCDK/bibdk" calcext:value-type="string">
            <text:p>DBCDK/bibdk</text:p>
          </table:table-cell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string" calcext:value-type="string">
            <text:p>https://api.github.com/repos/Kunstmaan/KunstmaanAdminListBundle</text:p>
          </table:table-cell>
          <table:table-cell table:formula="of:=REPLACE([.B347]; 1; 29; &quot;&quot;)" office:value-type="string" office:string-value="Kunstmaan/KunstmaanAdminListBundle" calcext:value-type="string">
            <text:p>Kunstmaan/KunstmaanAdminListBundle</text:p>
          </table:table-cell>
        </table:table-row>
        <table:table-row table:style-name="ro1">
          <table:table-cell office:value-type="float" office:value="128218" calcext:value-type="float">
            <text:p>128218</text:p>
          </table:table-cell>
          <table:table-cell office:value-type="string" calcext:value-type="string">
            <text:p>https://api.github.com/repos/yeupou/stalag13</text:p>
          </table:table-cell>
          <table:table-cell table:formula="of:=REPLACE([.B348]; 1; 29; &quot;&quot;)" office:value-type="string" office:string-value="yeupou/stalag13" calcext:value-type="string">
            <text:p>yeupou/stalag13</text:p>
          </table:table-cell>
        </table:table-row>
        <table:table-row table:style-name="ro1">
          <table:table-cell office:value-type="float" office:value="128716" calcext:value-type="float">
            <text:p>128716</text:p>
          </table:table-cell>
          <table:table-cell office:value-type="string" calcext:value-type="string">
            <text:p>https://api.github.com/repos/lightspeedretail/webstore</text:p>
          </table:table-cell>
          <table:table-cell table:formula="of:=REPLACE([.B349]; 1; 29; &quot;&quot;)" office:value-type="string" office:string-value="lightspeedretail/webstore" calcext:value-type="string">
            <text:p>lightspeedretail/webstore</text:p>
          </table:table-cell>
        </table:table-row>
        <table:table-row table:style-name="ro1">
          <table:table-cell office:value-type="float" office:value="130043" calcext:value-type="float">
            <text:p>130043</text:p>
          </table:table-cell>
          <table:table-cell office:value-type="string" calcext:value-type="string">
            <text:p>https://api.github.com/repos/symfony/config</text:p>
          </table:table-cell>
          <table:table-cell table:formula="of:=REPLACE([.B350]; 1; 29; &quot;&quot;)" office:value-type="string" office:string-value="symfony/config" calcext:value-type="string">
            <text:p>symfony/config</text:p>
          </table:table-cell>
        </table:table-row>
        <table:table-row table:style-name="ro1">
          <table:table-cell office:value-type="float" office:value="130122" calcext:value-type="float">
            <text:p>130122</text:p>
          </table:table-cell>
          <table:table-cell office:value-type="string" calcext:value-type="string">
            <text:p>https://api.github.com/repos/h2lsoft/Nuts-CMS</text:p>
          </table:table-cell>
          <table:table-cell table:formula="of:=REPLACE([.B351]; 1; 29; &quot;&quot;)" office:value-type="string" office:string-value="h2lsoft/Nuts-CMS" calcext:value-type="string">
            <text:p>h2lsoft/Nuts-CMS</text:p>
          </table:table-cell>
        </table:table-row>
        <table:table-row table:style-name="ro1">
          <table:table-cell office:value-type="float" office:value="135337" calcext:value-type="float">
            <text:p>135337</text:p>
          </table:table-cell>
          <table:table-cell office:value-type="string" calcext:value-type="string">
            <text:p>https://api.github.com/repos/symfony/console</text:p>
          </table:table-cell>
          <table:table-cell table:formula="of:=REPLACE([.B352]; 1; 29; &quot;&quot;)" office:value-type="string" office:string-value="symfony/console" calcext:value-type="string">
            <text:p>symfony/console</text:p>
          </table:table-cell>
        </table:table-row>
        <table:table-row table:style-name="ro1">
          <table:table-cell office:value-type="float" office:value="137186" calcext:value-type="float">
            <text:p>137186</text:p>
          </table:table-cell>
          <table:table-cell office:value-type="string" calcext:value-type="string">
            <text:p>https://api.github.com/repos/DBCDK/ting_openformat</text:p>
          </table:table-cell>
          <table:table-cell table:formula="of:=REPLACE([.B353]; 1; 29; &quot;&quot;)" office:value-type="string" office:string-value="DBCDK/ting_openformat" calcext:value-type="string">
            <text:p>DBCDK/ting_openformat</text:p>
          </table:table-cell>
        </table:table-row>
        <table:table-row table:style-name="ro1">
          <table:table-cell office:value-type="float" office:value="137275" calcext:value-type="float">
            <text:p>137275</text:p>
          </table:table-cell>
          <table:table-cell office:value-type="string" calcext:value-type="string">
            <text:p>https://api.github.com/repos/mysociety/writetothem</text:p>
          </table:table-cell>
          <table:table-cell table:formula="of:=REPLACE([.B354]; 1; 29; &quot;&quot;)" office:value-type="string" office:string-value="mysociety/writetothem" calcext:value-type="string">
            <text:p>mysociety/writetothem</text:p>
          </table:table-cell>
        </table:table-row>
        <table:table-row table:style-name="ro1">
          <table:table-cell office:value-type="float" office:value="139510" calcext:value-type="float">
            <text:p>139510</text:p>
          </table:table-cell>
          <table:table-cell office:value-type="string" calcext:value-type="string">
            <text:p>https://api.github.com/repos/phpwax/wildfire</text:p>
          </table:table-cell>
          <table:table-cell table:formula="of:=REPLACE([.B355]; 1; 29; &quot;&quot;)" office:value-type="string" office:string-value="phpwax/wildfire" calcext:value-type="string">
            <text:p>phpwax/wildfire</text:p>
          </table:table-cell>
        </table:table-row>
        <table:table-row table:style-name="ro1">
          <table:table-cell office:value-type="float" office:value="141272" calcext:value-type="float">
            <text:p>141272</text:p>
          </table:table-cell>
          <table:table-cell office:value-type="string" calcext:value-type="string">
            <text:p>https://api.github.com/repos/paulgibbs/achievements</text:p>
          </table:table-cell>
          <table:table-cell table:formula="of:=REPLACE([.B356]; 1; 29; &quot;&quot;)" office:value-type="string" office:string-value="paulgibbs/achievements" calcext:value-type="string">
            <text:p>paulgibbs/achievements</text:p>
          </table:table-cell>
        </table:table-row>
        <table:table-row table:style-name="ro1">
          <table:table-cell office:value-type="float" office:value="141396" calcext:value-type="float">
            <text:p>141396</text:p>
          </table:table-cell>
          <table:table-cell office:value-type="string" calcext:value-type="string">
            <text:p>https://api.github.com/repos/scholarslab/SolrSearch</text:p>
          </table:table-cell>
          <table:table-cell table:formula="of:=REPLACE([.B357]; 1; 29; &quot;&quot;)" office:value-type="string" office:string-value="scholarslab/SolrSearch" calcext:value-type="string">
            <text:p>scholarslab/SolrSearch</text:p>
          </table:table-cell>
        </table:table-row>
        <table:table-row table:style-name="ro1">
          <table:table-cell office:value-type="float" office:value="142039" calcext:value-type="float">
            <text:p>142039</text:p>
          </table:table-cell>
          <table:table-cell office:value-type="string" calcext:value-type="string">
            <text:p>https://api.github.com/repos/dxw/whippet</text:p>
          </table:table-cell>
          <table:table-cell table:formula="of:=REPLACE([.B358]; 1; 29; &quot;&quot;)" office:value-type="string" office:string-value="dxw/whippet" calcext:value-type="string">
            <text:p>dxw/whippet</text:p>
          </table:table-cell>
        </table:table-row>
        <table:table-row table:style-name="ro1">
          <table:table-cell office:value-type="float" office:value="142589" calcext:value-type="float">
            <text:p>142589</text:p>
          </table:table-cell>
          <table:table-cell office:value-type="string" calcext:value-type="string">
            <text:p>https://api.github.com/repos/ufrgs-hyman/meican</text:p>
          </table:table-cell>
          <table:table-cell table:formula="of:=REPLACE([.B359]; 1; 29; &quot;&quot;)" office:value-type="string" office:string-value="ufrgs-hyman/meican" calcext:value-type="string">
            <text:p>ufrgs-hyman/meican</text:p>
          </table:table-cell>
        </table:table-row>
        <table:table-row table:style-name="ro1">
          <table:table-cell office:value-type="float" office:value="142625" calcext:value-type="float">
            <text:p>142625</text:p>
          </table:table-cell>
          <table:table-cell office:value-type="string" calcext:value-type="string">
            <text:p>https://api.github.com/repos/dshorthouse/SimpleMappr</text:p>
          </table:table-cell>
          <table:table-cell table:formula="of:=REPLACE([.B360]; 1; 29; &quot;&quot;)" office:value-type="string" office:string-value="dshorthouse/SimpleMappr" calcext:value-type="string">
            <text:p>dshorthouse/SimpleMappr</text:p>
          </table:table-cell>
        </table:table-row>
        <table:table-row table:style-name="ro1">
          <table:table-cell office:value-type="float" office:value="143110" calcext:value-type="float">
            <text:p>143110</text:p>
          </table:table-cell>
          <table:table-cell office:value-type="string" calcext:value-type="string">
            <text:p>https://api.github.com/repos/nafigator/Veles</text:p>
          </table:table-cell>
          <table:table-cell table:formula="of:=REPLACE([.B361]; 1; 29; &quot;&quot;)" office:value-type="string" office:string-value="nafigator/Veles" calcext:value-type="string">
            <text:p>nafigator/Veles</text:p>
          </table:table-cell>
        </table:table-row>
        <table:table-row table:style-name="ro1">
          <table:table-cell office:value-type="float" office:value="143790" calcext:value-type="float">
            <text:p>143790</text:p>
          </table:table-cell>
          <table:table-cell office:value-type="string" calcext:value-type="string">
            <text:p>https://api.github.com/repos/mozfr/transvision</text:p>
          </table:table-cell>
          <table:table-cell table:formula="of:=REPLACE([.B362]; 1; 29; &quot;&quot;)" office:value-type="string" office:string-value="mozfr/transvision" calcext:value-type="string">
            <text:p>mozfr/transvision</text:p>
          </table:table-cell>
        </table:table-row>
        <table:table-row table:style-name="ro1">
          <table:table-cell office:value-type="float" office:value="143801" calcext:value-type="float">
            <text:p>143801</text:p>
          </table:table-cell>
          <table:table-cell office:value-type="string" calcext:value-type="string">
            <text:p>https://api.github.com/repos/wbbaddons/Tims-Chat</text:p>
          </table:table-cell>
          <table:table-cell table:formula="of:=REPLACE([.B363]; 1; 29; &quot;&quot;)" office:value-type="string" office:string-value="wbbaddons/Tims-Chat" calcext:value-type="string">
            <text:p>wbbaddons/Tims-Chat</text:p>
          </table:table-cell>
        </table:table-row>
        <table:table-row table:style-name="ro1">
          <table:table-cell office:value-type="float" office:value="143980" calcext:value-type="float">
            <text:p>143980</text:p>
          </table:table-cell>
          <table:table-cell office:value-type="string" calcext:value-type="string">
            <text:p>https://api.github.com/repos/jelix/jelix</text:p>
          </table:table-cell>
          <table:table-cell table:formula="of:=REPLACE([.B364]; 1; 29; &quot;&quot;)" office:value-type="string" office:string-value="jelix/jelix" calcext:value-type="string">
            <text:p>jelix/jelix</text:p>
          </table:table-cell>
        </table:table-row>
        <table:table-row table:style-name="ro1">
          <table:table-cell office:value-type="float" office:value="145142" calcext:value-type="float">
            <text:p>145142</text:p>
          </table:table-cell>
          <table:table-cell office:value-type="string" calcext:value-type="string">
            <text:p>https://api.github.com/repos/ksandom/mass</text:p>
          </table:table-cell>
          <table:table-cell table:formula="of:=REPLACE([.B365]; 1; 29; &quot;&quot;)" office:value-type="string" office:string-value="ksandom/mass" calcext:value-type="string">
            <text:p>ksandom/mass</text:p>
          </table:table-cell>
        </table:table-row>
        <table:table-row table:style-name="ro1">
          <table:table-cell office:value-type="float" office:value="147864" calcext:value-type="float">
            <text:p>147864</text:p>
          </table:table-cell>
          <table:table-cell office:value-type="string" calcext:value-type="string">
            <text:p>https://api.github.com/repos/illuminate/session</text:p>
          </table:table-cell>
          <table:table-cell table:formula="of:=REPLACE([.B366]; 1; 29; &quot;&quot;)" office:value-type="string" office:string-value="illuminate/session" calcext:value-type="string">
            <text:p>illuminate/session</text:p>
          </table:table-cell>
        </table:table-row>
        <table:table-row table:style-name="ro1">
          <table:table-cell office:value-type="float" office:value="148161" calcext:value-type="float">
            <text:p>148161</text:p>
          </table:table-cell>
          <table:table-cell office:value-type="string" calcext:value-type="string">
            <text:p>https://api.github.com/repos/cakephp/cakepackages</text:p>
          </table:table-cell>
          <table:table-cell table:formula="of:=REPLACE([.B367]; 1; 29; &quot;&quot;)" office:value-type="string" office:string-value="cakephp/cakepackages" calcext:value-type="string">
            <text:p>cakephp/cakepackages</text:p>
          </table:table-cell>
        </table:table-row>
        <table:table-row table:style-name="ro1">
          <table:table-cell office:value-type="float" office:value="148477" calcext:value-type="float">
            <text:p>148477</text:p>
          </table:table-cell>
          <table:table-cell office:value-type="string" calcext:value-type="string">
            <text:p>https://api.github.com/repos/enwikipedia-acc/waca</text:p>
          </table:table-cell>
          <table:table-cell table:formula="of:=REPLACE([.B368]; 1; 29; &quot;&quot;)" office:value-type="string" office:string-value="enwikipedia-acc/waca" calcext:value-type="string">
            <text:p>enwikipedia-acc/waca</text:p>
          </table:table-cell>
        </table:table-row>
        <table:table-row table:style-name="ro1">
          <table:table-cell office:value-type="float" office:value="148608" calcext:value-type="float">
            <text:p>148608</text:p>
          </table:table-cell>
          <table:table-cell office:value-type="string" calcext:value-type="string">
            <text:p>https://api.github.com/repos/roojs/Pman.Core</text:p>
          </table:table-cell>
          <table:table-cell table:formula="of:=REPLACE([.B369]; 1; 29; &quot;&quot;)" office:value-type="string" office:string-value="roojs/Pman.Core" calcext:value-type="string">
            <text:p>roojs/Pman.Core</text:p>
          </table:table-cell>
        </table:table-row>
        <table:table-row table:style-name="ro1">
          <table:table-cell office:value-type="float" office:value="148708" calcext:value-type="float">
            <text:p>148708</text:p>
          </table:table-cell>
          <table:table-cell office:value-type="string" calcext:value-type="string">
            <text:p>https://api.github.com/repos/JeCat/framework</text:p>
          </table:table-cell>
          <table:table-cell table:formula="of:=REPLACE([.B370]; 1; 29; &quot;&quot;)" office:value-type="string" office:string-value="JeCat/framework" calcext:value-type="string">
            <text:p>JeCat/framework</text:p>
          </table:table-cell>
        </table:table-row>
        <table:table-row table:style-name="ro1">
          <table:table-cell office:value-type="float" office:value="148715" calcext:value-type="float">
            <text:p>148715</text:p>
          </table:table-cell>
          <table:table-cell office:value-type="string" calcext:value-type="string">
            <text:p>https://api.github.com/repos/illuminate/auth</text:p>
          </table:table-cell>
          <table:table-cell table:formula="of:=REPLACE([.B371]; 1; 29; &quot;&quot;)" office:value-type="string" office:string-value="illuminate/auth" calcext:value-type="string">
            <text:p>illuminate/auth</text:p>
          </table:table-cell>
        </table:table-row>
        <table:table-row table:style-name="ro1">
          <table:table-cell office:value-type="float" office:value="149367" calcext:value-type="float">
            <text:p>149367</text:p>
          </table:table-cell>
          <table:table-cell office:value-type="string" calcext:value-type="string">
            <text:p>https://api.github.com/repos/uzura8/torilife</text:p>
          </table:table-cell>
          <table:table-cell table:formula="of:=REPLACE([.B372]; 1; 29; &quot;&quot;)" office:value-type="string" office:string-value="uzura8/torilife" calcext:value-type="string">
            <text:p>uzura8/torilife</text:p>
          </table:table-cell>
        </table:table-row>
        <table:table-row table:style-name="ro1">
          <table:table-cell office:value-type="float" office:value="149914" calcext:value-type="float">
            <text:p>149914</text:p>
          </table:table-cell>
          <table:table-cell office:value-type="string" calcext:value-type="string">
            <text:p>https://api.github.com/repos/roojs/pear</text:p>
          </table:table-cell>
          <table:table-cell table:formula="of:=REPLACE([.B373]; 1; 29; &quot;&quot;)" office:value-type="string" office:string-value="roojs/pear" calcext:value-type="string">
            <text:p>roojs/pear</text:p>
          </table:table-cell>
        </table:table-row>
        <table:table-row table:style-name="ro1">
          <table:table-cell office:value-type="float" office:value="150166" calcext:value-type="float">
            <text:p>150166</text:p>
          </table:table-cell>
          <table:table-cell office:value-type="string" calcext:value-type="string">
            <text:p>https://api.github.com/repos/openeyes/-deprecated-OphCoCorrespondence</text:p>
          </table:table-cell>
          <table:table-cell table:formula="of:=REPLACE([.B374]; 1; 29; &quot;&quot;)" office:value-type="string" office:string-value="openeyes/-deprecated-OphCoCorrespondence" calcext:value-type="string">
            <text:p>openeyes/-deprecated-OphCoCorrespondence</text:p>
          </table:table-cell>
        </table:table-row>
        <table:table-row table:style-name="ro1">
          <table:table-cell office:value-type="float" office:value="150297" calcext:value-type="float">
            <text:p>150297</text:p>
          </table:table-cell>
          <table:table-cell office:value-type="string" calcext:value-type="string">
            <text:p>https://api.github.com/repos/pronamic/wp-pronamic-ideal</text:p>
          </table:table-cell>
          <table:table-cell table:formula="of:=REPLACE([.B375]; 1; 29; &quot;&quot;)" office:value-type="string" office:string-value="pronamic/wp-pronamic-ideal" calcext:value-type="string">
            <text:p>pronamic/wp-pronamic-ideal</text:p>
          </table:table-cell>
        </table:table-row>
        <table:table-row table:style-name="ro1">
          <table:table-cell office:value-type="float" office:value="152694" calcext:value-type="float">
            <text:p>152694</text:p>
          </table:table-cell>
          <table:table-cell office:value-type="string" calcext:value-type="string">
            <text:p>https://api.github.com/repos/chopins/toknot</text:p>
          </table:table-cell>
          <table:table-cell table:formula="of:=REPLACE([.B376]; 1; 29; &quot;&quot;)" office:value-type="string" office:string-value="chopins/toknot" calcext:value-type="string">
            <text:p>chopins/toknot</text:p>
          </table:table-cell>
        </table:table-row>
        <table:table-row table:style-name="ro1">
          <table:table-cell office:value-type="float" office:value="152908" calcext:value-type="float">
            <text:p>152908</text:p>
          </table:table-cell>
          <table:table-cell office:value-type="string" calcext:value-type="string">
            <text:p>https://api.github.com/repos/zikula/core</text:p>
          </table:table-cell>
          <table:table-cell table:formula="of:=REPLACE([.B377]; 1; 29; &quot;&quot;)" office:value-type="string" office:string-value="zikula/core" calcext:value-type="string">
            <text:p>zikula/core</text:p>
          </table:table-cell>
        </table:table-row>
        <table:table-row table:style-name="ro1">
          <table:table-cell office:value-type="float" office:value="153447" calcext:value-type="float">
            <text:p>153447</text:p>
          </table:table-cell>
          <table:table-cell office:value-type="string" calcext:value-type="string">
            <text:p>https://api.github.com/repos/fruux/sabre-vobject</text:p>
          </table:table-cell>
          <table:table-cell table:formula="of:=REPLACE([.B378]; 1; 29; &quot;&quot;)" office:value-type="string" office:string-value="fruux/sabre-vobject" calcext:value-type="string">
            <text:p>fruux/sabre-vobject</text:p>
          </table:table-cell>
        </table:table-row>
        <table:table-row table:style-name="ro1">
          <table:table-cell office:value-type="float" office:value="156876" calcext:value-type="float">
            <text:p>156876</text:p>
          </table:table-cell>
          <table:table-cell office:value-type="string" calcext:value-type="string">
            <text:p>https://api.github.com/repos/jbogdani/BraDyCMS</text:p>
          </table:table-cell>
          <table:table-cell table:formula="of:=REPLACE([.B379]; 1; 29; &quot;&quot;)" office:value-type="string" office:string-value="jbogdani/BraDyCMS" calcext:value-type="string">
            <text:p>jbogdani/BraDyCMS</text:p>
          </table:table-cell>
        </table:table-row>
        <table:table-row table:style-name="ro1">
          <table:table-cell office:value-type="float" office:value="158564" calcext:value-type="float">
            <text:p>158564</text:p>
          </table:table-cell>
          <table:table-cell office:value-type="string" calcext:value-type="string">
            <text:p>https://api.github.com/repos/ShioR/EVE-Character-Showroom</text:p>
          </table:table-cell>
          <table:table-cell table:formula="of:=REPLACE([.B380]; 1; 29; &quot;&quot;)" office:value-type="string" office:string-value="ShioR/EVE-Character-Showroom" calcext:value-type="string">
            <text:p>ShioR/EVE-Character-Showroom</text:p>
          </table:table-cell>
        </table:table-row>
        <table:table-row table:style-name="ro1">
          <table:table-cell office:value-type="float" office:value="159245" calcext:value-type="float">
            <text:p>159245</text:p>
          </table:table-cell>
          <table:table-cell office:value-type="string" calcext:value-type="string">
            <text:p>https://api.github.com/repos/projectknife/Projectfork</text:p>
          </table:table-cell>
          <table:table-cell table:formula="of:=REPLACE([.B381]; 1; 29; &quot;&quot;)" office:value-type="string" office:string-value="projectknife/Projectfork" calcext:value-type="string">
            <text:p>projectknife/Projectfork</text:p>
          </table:table-cell>
        </table:table-row>
        <table:table-row table:style-name="ro1">
          <table:table-cell office:value-type="float" office:value="161179" calcext:value-type="float">
            <text:p>161179</text:p>
          </table:table-cell>
          <table:table-cell office:value-type="string" calcext:value-type="string">
            <text:p>https://api.github.com/repos/lloc/Multisite-Language-Switcher</text:p>
          </table:table-cell>
          <table:table-cell table:formula="of:=REPLACE([.B382]; 1; 29; &quot;&quot;)" office:value-type="string" office:string-value="lloc/Multisite-Language-Switcher" calcext:value-type="string">
            <text:p>lloc/Multisite-Language-Switcher</text:p>
          </table:table-cell>
        </table:table-row>
        <table:table-row table:style-name="ro1">
          <table:table-cell office:value-type="float" office:value="161398" calcext:value-type="float">
            <text:p>161398</text:p>
          </table:table-cell>
          <table:table-cell office:value-type="string" calcext:value-type="string">
            <text:p>https://api.github.com/repos/Zuluru/Zuluru</text:p>
          </table:table-cell>
          <table:table-cell table:formula="of:=REPLACE([.B383]; 1; 29; &quot;&quot;)" office:value-type="string" office:string-value="Zuluru/Zuluru" calcext:value-type="string">
            <text:p>Zuluru/Zuluru</text:p>
          </table:table-cell>
        </table:table-row>
        <table:table-row table:style-name="ro1">
          <table:table-cell office:value-type="float" office:value="161512" calcext:value-type="float">
            <text:p>161512</text:p>
          </table:table-cell>
          <table:table-cell office:value-type="string" calcext:value-type="string">
            <text:p>https://api.github.com/repos/composer/packagist</text:p>
          </table:table-cell>
          <table:table-cell table:formula="of:=REPLACE([.B384]; 1; 29; &quot;&quot;)" office:value-type="string" office:string-value="composer/packagist" calcext:value-type="string">
            <text:p>composer/packagist</text:p>
          </table:table-cell>
        </table:table-row>
        <table:table-row table:style-name="ro1">
          <table:table-cell office:value-type="float" office:value="162093" calcext:value-type="float">
            <text:p>162093</text:p>
          </table:table-cell>
          <table:table-cell office:value-type="string" calcext:value-type="string">
            <text:p>https://api.github.com/repos/patrickdemond/mastodon</text:p>
          </table:table-cell>
          <table:table-cell table:formula="of:=REPLACE([.B385]; 1; 29; &quot;&quot;)" office:value-type="string" office:string-value="patrickdemond/mastodon" calcext:value-type="string">
            <text:p>patrickdemond/mastodon</text:p>
          </table:table-cell>
        </table:table-row>
        <table:table-row table:style-name="ro1">
          <table:table-cell office:value-type="float" office:value="164182" calcext:value-type="float">
            <text:p>164182</text:p>
          </table:table-cell>
          <table:table-cell office:value-type="string" calcext:value-type="string">
            <text:p>https://api.github.com/repos/nbari/DALMP</text:p>
          </table:table-cell>
          <table:table-cell table:formula="of:=REPLACE([.B386]; 1; 29; &quot;&quot;)" office:value-type="string" office:string-value="nbari/DALMP" calcext:value-type="string">
            <text:p>nbari/DALMP</text:p>
          </table:table-cell>
        </table:table-row>
        <table:table-row table:style-name="ro1">
          <table:table-cell office:value-type="float" office:value="168180" calcext:value-type="float">
            <text:p>168180</text:p>
          </table:table-cell>
          <table:table-cell office:value-type="string" calcext:value-type="string">
            <text:p>https://api.github.com/repos/fubralimited/php-oara</text:p>
          </table:table-cell>
          <table:table-cell table:formula="of:=REPLACE([.B387]; 1; 29; &quot;&quot;)" office:value-type="string" office:string-value="fubralimited/php-oara" calcext:value-type="string">
            <text:p>fubralimited/php-oara</text:p>
          </table:table-cell>
        </table:table-row>
        <table:table-row table:style-name="ro1">
          <table:table-cell office:value-type="float" office:value="169237" calcext:value-type="float">
            <text:p>169237</text:p>
          </table:table-cell>
          <table:table-cell office:value-type="string" calcext:value-type="string">
            <text:p>https://api.github.com/repos/menatwork/syncCto</text:p>
          </table:table-cell>
          <table:table-cell table:formula="of:=REPLACE([.B388]; 1; 29; &quot;&quot;)" office:value-type="string" office:string-value="menatwork/syncCto" calcext:value-type="string">
            <text:p>menatwork/syncCto</text:p>
          </table:table-cell>
        </table:table-row>
        <table:table-row table:style-name="ro1">
          <table:table-cell office:value-type="float" office:value="169287" calcext:value-type="float">
            <text:p>169287</text:p>
          </table:table-cell>
          <table:table-cell office:value-type="string" calcext:value-type="string">
            <text:p>https://api.github.com/repos/shish/shimmie2</text:p>
          </table:table-cell>
          <table:table-cell table:formula="of:=REPLACE([.B389]; 1; 29; &quot;&quot;)" office:value-type="string" office:string-value="shish/shimmie2" calcext:value-type="string">
            <text:p>shish/shimmie2</text:p>
          </table:table-cell>
        </table:table-row>
        <table:table-row table:style-name="ro1">
          <table:table-cell office:value-type="float" office:value="170730" calcext:value-type="float">
            <text:p>170730</text:p>
          </table:table-cell>
          <table:table-cell office:value-type="string" calcext:value-type="string">
            <text:p>https://api.github.com/repos/mediamosa/mediamosa</text:p>
          </table:table-cell>
          <table:table-cell table:formula="of:=REPLACE([.B390]; 1; 29; &quot;&quot;)" office:value-type="string" office:string-value="mediamosa/mediamosa" calcext:value-type="string">
            <text:p>mediamosa/mediamosa</text:p>
          </table:table-cell>
        </table:table-row>
        <table:table-row table:style-name="ro1">
          <table:table-cell office:value-type="float" office:value="174642" calcext:value-type="float">
            <text:p>174642</text:p>
          </table:table-cell>
          <table:table-cell office:value-type="string" calcext:value-type="string">
            <text:p>https://api.github.com/repos/Sylius/Sylius</text:p>
          </table:table-cell>
          <table:table-cell table:formula="of:=REPLACE([.B391]; 1; 29; &quot;&quot;)" office:value-type="string" office:string-value="Sylius/Sylius" calcext:value-type="string">
            <text:p>Sylius/Sylius</text:p>
          </table:table-cell>
        </table:table-row>
        <table:table-row table:style-name="ro1">
          <table:table-cell office:value-type="float" office:value="179381" calcext:value-type="float">
            <text:p>179381</text:p>
          </table:table-cell>
          <table:table-cell office:value-type="string" calcext:value-type="string">
            <text:p>https://api.github.com/repos/illuminate/database</text:p>
          </table:table-cell>
          <table:table-cell table:formula="of:=REPLACE([.B392]; 1; 29; &quot;&quot;)" office:value-type="string" office:string-value="illuminate/database" calcext:value-type="string">
            <text:p>illuminate/database</text:p>
          </table:table-cell>
        </table:table-row>
        <table:table-row table:style-name="ro1">
          <table:table-cell office:value-type="float" office:value="182210" calcext:value-type="float">
            <text:p>182210</text:p>
          </table:table-cell>
          <table:table-cell office:value-type="string" calcext:value-type="string">
            <text:p>https://api.github.com/repos/FelixOnline/FelixOnline</text:p>
          </table:table-cell>
          <table:table-cell table:formula="of:=REPLACE([.B393]; 1; 29; &quot;&quot;)" office:value-type="string" office:string-value="FelixOnline/FelixOnline" calcext:value-type="string">
            <text:p>FelixOnline/FelixOnline</text:p>
          </table:table-cell>
        </table:table-row>
        <table:table-row table:style-name="ro1">
          <table:table-cell office:value-type="float" office:value="188178" calcext:value-type="float">
            <text:p>188178</text:p>
          </table:table-cell>
          <table:table-cell office:value-type="string" calcext:value-type="string">
            <text:p>https://api.github.com/repos/corneltek/LazyRecord</text:p>
          </table:table-cell>
          <table:table-cell table:formula="of:=REPLACE([.B394]; 1; 29; &quot;&quot;)" office:value-type="string" office:string-value="corneltek/LazyRecord" calcext:value-type="string">
            <text:p>corneltek/LazyRecord</text:p>
          </table:table-cell>
        </table:table-row>
        <table:table-row table:style-name="ro1">
          <table:table-cell office:value-type="float" office:value="190926" calcext:value-type="float">
            <text:p>190926</text:p>
          </table:table-cell>
          <table:table-cell office:value-type="string" calcext:value-type="string">
            <text:p>https://api.github.com/repos/in2isoft/OnlinePublisher</text:p>
          </table:table-cell>
          <table:table-cell table:formula="of:=REPLACE([.B395]; 1; 29; &quot;&quot;)" office:value-type="string" office:string-value="in2isoft/OnlinePublisher" calcext:value-type="string">
            <text:p>in2isoft/OnlinePublisher</text:p>
          </table:table-cell>
        </table:table-row>
        <table:table-row table:style-name="ro1">
          <table:table-cell office:value-type="float" office:value="194142" calcext:value-type="float">
            <text:p>194142</text:p>
          </table:table-cell>
          <table:table-cell office:value-type="string" calcext:value-type="string">
            <text:p>https://api.github.com/repos/michaeldewildt/wordpress-backup-to-dropbox</text:p>
          </table:table-cell>
          <table:table-cell table:formula="of:=REPLACE([.B396]; 1; 29; &quot;&quot;)" office:value-type="string" office:string-value="michaeldewildt/wordpress-backup-to-dropbox" calcext:value-type="string">
            <text:p>michaeldewildt/wordpress-backup-to-dropbox</text:p>
          </table:table-cell>
        </table:table-row>
        <table:table-row table:style-name="ro1">
          <table:table-cell office:value-type="float" office:value="200907" calcext:value-type="float">
            <text:p>200907</text:p>
          </table:table-cell>
          <table:table-cell office:value-type="string" calcext:value-type="string">
            <text:p>https://api.github.com/repos/straup/privatesquare</text:p>
          </table:table-cell>
          <table:table-cell table:formula="of:=REPLACE([.B397]; 1; 29; &quot;&quot;)" office:value-type="string" office:string-value="straup/privatesquare" calcext:value-type="string">
            <text:p>straup/privatesquare</text:p>
          </table:table-cell>
        </table:table-row>
        <table:table-row table:style-name="ro1">
          <table:table-cell office:value-type="float" office:value="202064" calcext:value-type="float">
            <text:p>202064</text:p>
          </table:table-cell>
          <table:table-cell office:value-type="string" calcext:value-type="string">
            <text:p>https://api.github.com/repos/firesale/firesale</text:p>
          </table:table-cell>
          <table:table-cell table:formula="of:=REPLACE([.B398]; 1; 29; &quot;&quot;)" office:value-type="string" office:string-value="firesale/firesale" calcext:value-type="string">
            <text:p>firesale/firesale</text:p>
          </table:table-cell>
        </table:table-row>
        <table:table-row table:style-name="ro1">
          <table:table-cell office:value-type="float" office:value="204878" calcext:value-type="float">
            <text:p>204878</text:p>
          </table:table-cell>
          <table:table-cell office:value-type="string" calcext:value-type="string">
            <text:p>https://api.github.com/repos/bonny/WordPress-Simple-Fields</text:p>
          </table:table-cell>
          <table:table-cell table:formula="of:=REPLACE([.B399]; 1; 29; &quot;&quot;)" office:value-type="string" office:string-value="bonny/WordPress-Simple-Fields" calcext:value-type="string">
            <text:p>bonny/WordPress-Simple-Fields</text:p>
          </table:table-cell>
        </table:table-row>
        <table:table-row table:style-name="ro1">
          <table:table-cell office:value-type="float" office:value="207709" calcext:value-type="float">
            <text:p>207709</text:p>
          </table:table-cell>
          <table:table-cell office:value-type="string" calcext:value-type="string">
            <text:p>https://api.github.com/repos/cazzerson/Suma</text:p>
          </table:table-cell>
          <table:table-cell table:formula="of:=REPLACE([.B400]; 1; 29; &quot;&quot;)" office:value-type="string" office:string-value="cazzerson/Suma" calcext:value-type="string">
            <text:p>cazzerson/Suma</text:p>
          </table:table-cell>
        </table:table-row>
        <table:table-row table:style-name="ro1">
          <table:table-cell office:value-type="float" office:value="208551" calcext:value-type="float">
            <text:p>208551</text:p>
          </table:table-cell>
          <table:table-cell office:value-type="string" calcext:value-type="string">
            <text:p>https://api.github.com/repos/UCF/Main-Site-Theme</text:p>
          </table:table-cell>
          <table:table-cell table:formula="of:=REPLACE([.B401]; 1; 29; &quot;&quot;)" office:value-type="string" office:string-value="UCF/Main-Site-Theme" calcext:value-type="string">
            <text:p>UCF/Main-Site-Theme</text:p>
          </table:table-cell>
        </table:table-row>
        <table:table-row table:style-name="ro1">
          <table:table-cell office:value-type="float" office:value="209603" calcext:value-type="float">
            <text:p>209603</text:p>
          </table:table-cell>
          <table:table-cell office:value-type="string" calcext:value-type="string">
            <text:p>https://api.github.com/repos/marcusgreen/moodle-qtype_gapfill</text:p>
          </table:table-cell>
          <table:table-cell table:formula="of:=REPLACE([.B402]; 1; 29; &quot;&quot;)" office:value-type="string" office:string-value="marcusgreen/moodle-qtype_gapfill" calcext:value-type="string">
            <text:p>marcusgreen/moodle-qtype_gapfill</text:p>
          </table:table-cell>
        </table:table-row>
        <table:table-row table:style-name="ro1">
          <table:table-cell office:value-type="float" office:value="209987" calcext:value-type="float">
            <text:p>209987</text:p>
          </table:table-cell>
          <table:table-cell office:value-type="string" calcext:value-type="string">
            <text:p>https://api.github.com/repos/aaggarwa88/FadMashion_D7</text:p>
          </table:table-cell>
          <table:table-cell table:formula="of:=REPLACE([.B403]; 1; 29; &quot;&quot;)" office:value-type="string" office:string-value="aaggarwa88/FadMashion_D7" calcext:value-type="string">
            <text:p>aaggarwa88/FadMashion_D7</text:p>
          </table:table-cell>
        </table:table-row>
        <table:table-row table:style-name="ro1">
          <table:table-cell office:value-type="float" office:value="210002" calcext:value-type="float">
            <text:p>210002</text:p>
          </table:table-cell>
          <table:table-cell office:value-type="string" calcext:value-type="string">
            <text:p>https://api.github.com/repos/FluentDOM/FluentDOM</text:p>
          </table:table-cell>
          <table:table-cell table:formula="of:=REPLACE([.B404]; 1; 29; &quot;&quot;)" office:value-type="string" office:string-value="FluentDOM/FluentDOM" calcext:value-type="string">
            <text:p>FluentDOM/FluentDOM</text:p>
          </table:table-cell>
        </table:table-row>
        <table:table-row table:style-name="ro1">
          <table:table-cell office:value-type="float" office:value="215494" calcext:value-type="float">
            <text:p>215494</text:p>
          </table:table-cell>
          <table:table-cell office:value-type="string" calcext:value-type="string">
            <text:p>https://api.github.com/repos/humanmade/backupwordpress</text:p>
          </table:table-cell>
          <table:table-cell table:formula="of:=REPLACE([.B405]; 1; 29; &quot;&quot;)" office:value-type="string" office:string-value="humanmade/backupwordpress" calcext:value-type="string">
            <text:p>humanmade/backupwordpress</text:p>
          </table:table-cell>
        </table:table-row>
        <table:table-row table:style-name="ro1">
          <table:table-cell office:value-type="float" office:value="217520" calcext:value-type="float">
            <text:p>217520</text:p>
          </table:table-cell>
          <table:table-cell office:value-type="string" calcext:value-type="string">
            <text:p>https://api.github.com/repos/illuminate/support</text:p>
          </table:table-cell>
          <table:table-cell table:formula="of:=REPLACE([.B406]; 1; 29; &quot;&quot;)" office:value-type="string" office:string-value="illuminate/support" calcext:value-type="string">
            <text:p>illuminate/support</text:p>
          </table:table-cell>
        </table:table-row>
        <table:table-row table:style-name="ro1">
          <table:table-cell office:value-type="float" office:value="221771" calcext:value-type="float">
            <text:p>221771</text:p>
          </table:table-cell>
          <table:table-cell office:value-type="string" calcext:value-type="string">
            <text:p>https://api.github.com/repos/inex/IXP-Manager</text:p>
          </table:table-cell>
          <table:table-cell table:formula="of:=REPLACE([.B407]; 1; 29; &quot;&quot;)" office:value-type="string" office:string-value="inex/IXP-Manager" calcext:value-type="string">
            <text:p>inex/IXP-Manager</text:p>
          </table:table-cell>
        </table:table-row>
        <table:table-row table:style-name="ro1">
          <table:table-cell office:value-type="float" office:value="222106" calcext:value-type="float">
            <text:p>222106</text:p>
          </table:table-cell>
          <table:table-cell office:value-type="string" calcext:value-type="string">
            <text:p>https://api.github.com/repos/scieloorg/Web</text:p>
          </table:table-cell>
          <table:table-cell table:formula="of:=REPLACE([.B408]; 1; 29; &quot;&quot;)" office:value-type="string" office:string-value="scieloorg/Web" calcext:value-type="string">
            <text:p>scieloorg/Web</text:p>
          </table:table-cell>
        </table:table-row>
        <table:table-row table:style-name="ro1">
          <table:table-cell office:value-type="float" office:value="222157" calcext:value-type="float">
            <text:p>222157</text:p>
          </table:table-cell>
          <table:table-cell office:value-type="string" calcext:value-type="string">
            <text:p>https://api.github.com/repos/kimai/kimai</text:p>
          </table:table-cell>
          <table:table-cell table:formula="of:=REPLACE([.B409]; 1; 29; &quot;&quot;)" office:value-type="string" office:string-value="kimai/kimai" calcext:value-type="string">
            <text:p>kimai/kimai</text:p>
          </table:table-cell>
        </table:table-row>
        <table:table-row table:style-name="ro1">
          <table:table-cell office:value-type="float" office:value="231755" calcext:value-type="float">
            <text:p>231755</text:p>
          </table:table-cell>
          <table:table-cell office:value-type="string" calcext:value-type="string">
            <text:p>https://api.github.com/repos/s9y/Serendipity</text:p>
          </table:table-cell>
          <table:table-cell table:formula="of:=REPLACE([.B410]; 1; 29; &quot;&quot;)" office:value-type="string" office:string-value="s9y/Serendipity" calcext:value-type="string">
            <text:p>s9y/Serendipity</text:p>
          </table:table-cell>
        </table:table-row>
        <table:table-row table:style-name="ro1">
          <table:table-cell office:value-type="float" office:value="237290" calcext:value-type="float">
            <text:p>237290</text:p>
          </table:table-cell>
          <table:table-cell office:value-type="string" calcext:value-type="string">
            <text:p>https://api.github.com/repos/symfony/routing</text:p>
          </table:table-cell>
          <table:table-cell table:formula="of:=REPLACE([.B411]; 1; 29; &quot;&quot;)" office:value-type="string" office:string-value="symfony/routing" calcext:value-type="string">
            <text:p>symfony/routing</text:p>
          </table:table-cell>
        </table:table-row>
        <table:table-row table:style-name="ro1">
          <table:table-cell office:value-type="float" office:value="238347" calcext:value-type="float">
            <text:p>238347</text:p>
          </table:table-cell>
          <table:table-cell office:value-type="string" calcext:value-type="string">
            <text:p>https://api.github.com/repos/yacs/yacs</text:p>
          </table:table-cell>
          <table:table-cell table:formula="of:=REPLACE([.B412]; 1; 29; &quot;&quot;)" office:value-type="string" office:string-value="yacs/yacs" calcext:value-type="string">
            <text:p>yacs/yacs</text:p>
          </table:table-cell>
        </table:table-row>
        <table:table-row table:style-name="ro1">
          <table:table-cell office:value-type="float" office:value="238424" calcext:value-type="float">
            <text:p>238424</text:p>
          </table:table-cell>
          <table:table-cell office:value-type="string" calcext:value-type="string">
            <text:p>https://api.github.com/repos/modxcms/evolution</text:p>
          </table:table-cell>
          <table:table-cell table:formula="of:=REPLACE([.B413]; 1; 29; &quot;&quot;)" office:value-type="string" office:string-value="modxcms/evolution" calcext:value-type="string">
            <text:p>modxcms/evolution</text:p>
          </table:table-cell>
        </table:table-row>
        <table:table-row table:style-name="ro1">
          <table:table-cell office:value-type="float" office:value="240439" calcext:value-type="float">
            <text:p>240439</text:p>
          </table:table-cell>
          <table:table-cell office:value-type="string" calcext:value-type="string">
            <text:p>https://api.github.com/repos/UTRS/utrs</text:p>
          </table:table-cell>
          <table:table-cell table:formula="of:=REPLACE([.B414]; 1; 29; &quot;&quot;)" office:value-type="string" office:string-value="UTRS/utrs" calcext:value-type="string">
            <text:p>UTRS/utrs</text:p>
          </table:table-cell>
        </table:table-row>
        <table:table-row table:style-name="ro1">
          <table:table-cell office:value-type="float" office:value="243283" calcext:value-type="float">
            <text:p>243283</text:p>
          </table:table-cell>
          <table:table-cell office:value-type="string" calcext:value-type="string">
            <text:p>https://api.github.com/repos/strangerstudios/paid-memberships-pro</text:p>
          </table:table-cell>
          <table:table-cell table:formula="of:=REPLACE([.B415]; 1; 29; &quot;&quot;)" office:value-type="string" office:string-value="strangerstudios/paid-memberships-pro" calcext:value-type="string">
            <text:p>strangerstudios/paid-memberships-pro</text:p>
          </table:table-cell>
        </table:table-row>
        <table:table-row table:style-name="ro1">
          <table:table-cell office:value-type="float" office:value="248963" calcext:value-type="float">
            <text:p>248963</text:p>
          </table:table-cell>
          <table:table-cell office:value-type="string" calcext:value-type="string">
            <text:p>https://api.github.com/repos/imbo/imbo</text:p>
          </table:table-cell>
          <table:table-cell table:formula="of:=REPLACE([.B416]; 1; 29; &quot;&quot;)" office:value-type="string" office:string-value="imbo/imbo" calcext:value-type="string">
            <text:p>imbo/imbo</text:p>
          </table:table-cell>
        </table:table-row>
        <table:table-row table:style-name="ro1">
          <table:table-cell office:value-type="float" office:value="250788" calcext:value-type="float">
            <text:p>250788</text:p>
          </table:table-cell>
          <table:table-cell office:value-type="string" calcext:value-type="string">
            <text:p>https://api.github.com/repos/phalcon/website</text:p>
          </table:table-cell>
          <table:table-cell table:formula="of:=REPLACE([.B417]; 1; 29; &quot;&quot;)" office:value-type="string" office:string-value="phalcon/website" calcext:value-type="string">
            <text:p>phalcon/website</text:p>
          </table:table-cell>
        </table:table-row>
        <table:table-row table:style-name="ro1">
          <table:table-cell office:value-type="float" office:value="258564" calcext:value-type="float">
            <text:p>258564</text:p>
          </table:table-cell>
          <table:table-cell office:value-type="string" calcext:value-type="string">
            <text:p>https://api.github.com/repos/lildude/phpSmug</text:p>
          </table:table-cell>
          <table:table-cell table:formula="of:=REPLACE([.B418]; 1; 29; &quot;&quot;)" office:value-type="string" office:string-value="lildude/phpSmug" calcext:value-type="string">
            <text:p>lildude/phpSmug</text:p>
          </table:table-cell>
        </table:table-row>
        <table:table-row table:style-name="ro1">
          <table:table-cell office:value-type="float" office:value="260461" calcext:value-type="float">
            <text:p>260461</text:p>
          </table:table-cell>
          <table:table-cell office:value-type="string" calcext:value-type="string">
            <text:p>https://api.github.com/repos/Berdir/d8</text:p>
          </table:table-cell>
          <table:table-cell table:formula="of:=REPLACE([.B419]; 1; 29; &quot;&quot;)" office:value-type="string" office:string-value="Berdir/d8" calcext:value-type="string">
            <text:p>Berdir/d8</text:p>
          </table:table-cell>
        </table:table-row>
        <table:table-row table:style-name="ro1">
          <table:table-cell office:value-type="float" office:value="260826" calcext:value-type="float">
            <text:p>260826</text:p>
          </table:table-cell>
          <table:table-cell office:value-type="string" calcext:value-type="string">
            <text:p>https://api.github.com/repos/Boolive/Boolive</text:p>
          </table:table-cell>
          <table:table-cell table:formula="of:=REPLACE([.B420]; 1; 29; &quot;&quot;)" office:value-type="string" office:string-value="Boolive/Boolive" calcext:value-type="string">
            <text:p>Boolive/Boolive</text:p>
          </table:table-cell>
        </table:table-row>
        <table:table-row table:style-name="ro1">
          <table:table-cell office:value-type="float" office:value="266678" calcext:value-type="float">
            <text:p>266678</text:p>
          </table:table-cell>
          <table:table-cell office:value-type="string" calcext:value-type="string">
            <text:p>https://api.github.com/repos/KumbiaPHP/KumbiaPHP</text:p>
          </table:table-cell>
          <table:table-cell table:formula="of:=REPLACE([.B421]; 1; 29; &quot;&quot;)" office:value-type="string" office:string-value="KumbiaPHP/KumbiaPHP" calcext:value-type="string">
            <text:p>KumbiaPHP/KumbiaPHP</text:p>
          </table:table-cell>
        </table:table-row>
        <table:table-row table:style-name="ro1">
          <table:table-cell office:value-type="float" office:value="283973" calcext:value-type="float">
            <text:p>283973</text:p>
          </table:table-cell>
          <table:table-cell office:value-type="string" calcext:value-type="string">
            <text:p>https://api.github.com/repos/egeloen/IvoryCKEditorBundle</text:p>
          </table:table-cell>
          <table:table-cell table:formula="of:=REPLACE([.B422]; 1; 29; &quot;&quot;)" office:value-type="string" office:string-value="egeloen/IvoryCKEditorBundle" calcext:value-type="string">
            <text:p>egeloen/IvoryCKEditorBundle</text:p>
          </table:table-cell>
        </table:table-row>
        <table:table-row table:style-name="ro1">
          <table:table-cell office:value-type="float" office:value="289391" calcext:value-type="float">
            <text:p>289391</text:p>
          </table:table-cell>
          <table:table-cell office:value-type="string" calcext:value-type="string">
            <text:p>https://api.github.com/repos/symfony/security</text:p>
          </table:table-cell>
          <table:table-cell table:formula="of:=REPLACE([.B423]; 1; 29; &quot;&quot;)" office:value-type="string" office:string-value="symfony/security" calcext:value-type="string">
            <text:p>symfony/security</text:p>
          </table:table-cell>
        </table:table-row>
        <table:table-row table:style-name="ro1">
          <table:table-cell office:value-type="float" office:value="292629" calcext:value-type="float">
            <text:p>292629</text:p>
          </table:table-cell>
          <table:table-cell office:value-type="string" calcext:value-type="string">
            <text:p>https://api.github.com/repos/ding2/ding2</text:p>
          </table:table-cell>
          <table:table-cell table:formula="of:=REPLACE([.B424]; 1; 29; &quot;&quot;)" office:value-type="string" office:string-value="ding2/ding2" calcext:value-type="string">
            <text:p>ding2/ding2</text:p>
          </table:table-cell>
        </table:table-row>
        <table:table-row table:style-name="ro1">
          <table:table-cell office:value-type="float" office:value="294135" calcext:value-type="float">
            <text:p>294135</text:p>
          </table:table-cell>
          <table:table-cell office:value-type="string" calcext:value-type="string">
            <text:p>https://api.github.com/repos/posmena/ODSTech</text:p>
          </table:table-cell>
          <table:table-cell table:formula="of:=REPLACE([.B425]; 1; 29; &quot;&quot;)" office:value-type="string" office:string-value="posmena/ODSTech" calcext:value-type="string">
            <text:p>posmena/ODSTech</text:p>
          </table:table-cell>
        </table:table-row>
        <table:table-row table:style-name="ro1">
          <table:table-cell office:value-type="float" office:value="296441" calcext:value-type="float">
            <text:p>296441</text:p>
          </table:table-cell>
          <table:table-cell office:value-type="string" calcext:value-type="string">
            <text:p>https://api.github.com/repos/unl/UNL_MediaHub</text:p>
          </table:table-cell>
          <table:table-cell table:formula="of:=REPLACE([.B426]; 1; 29; &quot;&quot;)" office:value-type="string" office:string-value="unl/UNL_MediaHub" calcext:value-type="string">
            <text:p>unl/UNL_MediaHub</text:p>
          </table:table-cell>
        </table:table-row>
        <table:table-row table:style-name="ro1">
          <table:table-cell office:value-type="float" office:value="303479" calcext:value-type="float">
            <text:p>303479</text:p>
          </table:table-cell>
          <table:table-cell office:value-type="string" calcext:value-type="string">
            <text:p>https://api.github.com/repos/naturalsciences/Darwin</text:p>
          </table:table-cell>
          <table:table-cell table:formula="of:=REPLACE([.B427]; 1; 29; &quot;&quot;)" office:value-type="string" office:string-value="naturalsciences/Darwin" calcext:value-type="string">
            <text:p>naturalsciences/Darwin</text:p>
          </table:table-cell>
        </table:table-row>
        <table:table-row table:style-name="ro1">
          <table:table-cell office:value-type="float" office:value="305710" calcext:value-type="float">
            <text:p>305710</text:p>
          </table:table-cell>
          <table:table-cell office:value-type="string" calcext:value-type="string">
            <text:p>https://api.github.com/repos/WPN-XM/updater</text:p>
          </table:table-cell>
          <table:table-cell table:formula="of:=REPLACE([.B428]; 1; 29; &quot;&quot;)" office:value-type="string" office:string-value="WPN-XM/updater" calcext:value-type="string">
            <text:p>WPN-XM/updater</text:p>
          </table:table-cell>
        </table:table-row>
        <table:table-row table:style-name="ro1">
          <table:table-cell office:value-type="float" office:value="311357" calcext:value-type="float">
            <text:p>311357</text:p>
          </table:table-cell>
          <table:table-cell office:value-type="string" calcext:value-type="string">
            <text:p>https://api.github.com/repos/Catrobat/Catroweb</text:p>
          </table:table-cell>
          <table:table-cell table:formula="of:=REPLACE([.B429]; 1; 29; &quot;&quot;)" office:value-type="string" office:string-value="Catrobat/Catroweb" calcext:value-type="string">
            <text:p>Catrobat/Catroweb</text:p>
          </table:table-cell>
        </table:table-row>
        <table:table-row table:style-name="ro1">
          <table:table-cell office:value-type="float" office:value="315172" calcext:value-type="float">
            <text:p>315172</text:p>
          </table:table-cell>
          <table:table-cell office:value-type="string" calcext:value-type="string">
            <text:p>https://api.github.com/repos/symfony/translation</text:p>
          </table:table-cell>
          <table:table-cell table:formula="of:=REPLACE([.B430]; 1; 29; &quot;&quot;)" office:value-type="string" office:string-value="symfony/translation" calcext:value-type="string">
            <text:p>symfony/translation</text:p>
          </table:table-cell>
        </table:table-row>
        <table:table-row table:style-name="ro1">
          <table:table-cell office:value-type="float" office:value="316012" calcext:value-type="float">
            <text:p>316012</text:p>
          </table:table-cell>
          <table:table-cell office:value-type="string" calcext:value-type="string">
            <text:p>https://api.github.com/repos/hukumonline/admin</text:p>
          </table:table-cell>
          <table:table-cell table:formula="of:=REPLACE([.B431]; 1; 29; &quot;&quot;)" office:value-type="string" office:string-value="hukumonline/admin" calcext:value-type="string">
            <text:p>hukumonline/admin</text:p>
          </table:table-cell>
        </table:table-row>
        <table:table-row table:style-name="ro1">
          <table:table-cell office:value-type="float" office:value="316688" calcext:value-type="float">
            <text:p>316688</text:p>
          </table:table-cell>
          <table:table-cell office:value-type="string" calcext:value-type="string">
            <text:p>https://api.github.com/repos/tenman/raindrops</text:p>
          </table:table-cell>
          <table:table-cell table:formula="of:=REPLACE([.B432]; 1; 29; &quot;&quot;)" office:value-type="string" office:string-value="tenman/raindrops" calcext:value-type="string">
            <text:p>tenman/raindrops</text:p>
          </table:table-cell>
        </table:table-row>
        <table:table-row table:style-name="ro1">
          <table:table-cell office:value-type="float" office:value="318785" calcext:value-type="float">
            <text:p>318785</text:p>
          </table:table-cell>
          <table:table-cell office:value-type="string" calcext:value-type="string">
            <text:p>https://api.github.com/repos/inpsyde/multilingual-press</text:p>
          </table:table-cell>
          <table:table-cell table:formula="of:=REPLACE([.B433]; 1; 29; &quot;&quot;)" office:value-type="string" office:string-value="inpsyde/multilingual-press" calcext:value-type="string">
            <text:p>inpsyde/multilingual-press</text:p>
          </table:table-cell>
        </table:table-row>
        <table:table-row table:style-name="ro1">
          <table:table-cell office:value-type="float" office:value="318850" calcext:value-type="float">
            <text:p>318850</text:p>
          </table:table-cell>
          <table:table-cell office:value-type="string" calcext:value-type="string">
            <text:p>https://api.github.com/repos/PHP-DI/PHP-DI</text:p>
          </table:table-cell>
          <table:table-cell table:formula="of:=REPLACE([.B434]; 1; 29; &quot;&quot;)" office:value-type="string" office:string-value="PHP-DI/PHP-DI" calcext:value-type="string">
            <text:p>PHP-DI/PHP-DI</text:p>
          </table:table-cell>
        </table:table-row>
        <table:table-row table:style-name="ro1">
          <table:table-cell office:value-type="float" office:value="324865" calcext:value-type="float">
            <text:p>324865</text:p>
          </table:table-cell>
          <table:table-cell office:value-type="string" calcext:value-type="string">
            <text:p>https://api.github.com/repos/Typesetter/Typesetter</text:p>
          </table:table-cell>
          <table:table-cell table:formula="of:=REPLACE([.B435]; 1; 29; &quot;&quot;)" office:value-type="string" office:string-value="Typesetter/Typesetter" calcext:value-type="string">
            <text:p>Typesetter/Typesetter</text:p>
          </table:table-cell>
        </table:table-row>
        <table:table-row table:style-name="ro1">
          <table:table-cell office:value-type="float" office:value="327738" calcext:value-type="float">
            <text:p>327738</text:p>
          </table:table-cell>
          <table:table-cell office:value-type="string" calcext:value-type="string">
            <text:p>https://api.github.com/repos/remotelearner/moodle-mod_questionnaire</text:p>
          </table:table-cell>
          <table:table-cell table:formula="of:=REPLACE([.B436]; 1; 29; &quot;&quot;)" office:value-type="string" office:string-value="remotelearner/moodle-mod_questionnaire" calcext:value-type="string">
            <text:p>remotelearner/moodle-mod_questionnaire</text:p>
          </table:table-cell>
        </table:table-row>
        <table:table-row table:style-name="ro1">
          <table:table-cell office:value-type="float" office:value="329905" calcext:value-type="float">
            <text:p>329905</text:p>
          </table:table-cell>
          <table:table-cell office:value-type="string" calcext:value-type="string">
            <text:p>https://api.github.com/repos/widgetfactory/jce-admin</text:p>
          </table:table-cell>
          <table:table-cell table:formula="of:=REPLACE([.B437]; 1; 29; &quot;&quot;)" office:value-type="string" office:string-value="widgetfactory/jce-admin" calcext:value-type="string">
            <text:p>widgetfactory/jce-admin</text:p>
          </table:table-cell>
        </table:table-row>
        <table:table-row table:style-name="ro1">
          <table:table-cell office:value-type="float" office:value="336044" calcext:value-type="float">
            <text:p>336044</text:p>
          </table:table-cell>
          <table:table-cell office:value-type="string" calcext:value-type="string">
            <text:p>https://api.github.com/repos/yuanzhou/infopotato</text:p>
          </table:table-cell>
          <table:table-cell table:formula="of:=REPLACE([.B438]; 1; 29; &quot;&quot;)" office:value-type="string" office:string-value="yuanzhou/infopotato" calcext:value-type="string">
            <text:p>yuanzhou/infopotato</text:p>
          </table:table-cell>
        </table:table-row>
        <table:table-row table:style-name="ro1">
          <table:table-cell office:value-type="float" office:value="336744" calcext:value-type="float">
            <text:p>336744</text:p>
          </table:table-cell>
          <table:table-cell office:value-type="string" calcext:value-type="string">
            <text:p>https://api.github.com/repos/beastaugh/tarski</text:p>
          </table:table-cell>
          <table:table-cell table:formula="of:=REPLACE([.B439]; 1; 29; &quot;&quot;)" office:value-type="string" office:string-value="beastaugh/tarski" calcext:value-type="string">
            <text:p>beastaugh/tarski</text:p>
          </table:table-cell>
        </table:table-row>
        <table:table-row table:style-name="ro1">
          <table:table-cell office:value-type="float" office:value="339648" calcext:value-type="float">
            <text:p>339648</text:p>
          </table:table-cell>
          <table:table-cell office:value-type="string" calcext:value-type="string">
            <text:p>https://api.github.com/repos/JojoCMS/Jojo-CMS</text:p>
          </table:table-cell>
          <table:table-cell table:formula="of:=REPLACE([.B440]; 1; 29; &quot;&quot;)" office:value-type="string" office:string-value="JojoCMS/Jojo-CMS" calcext:value-type="string">
            <text:p>JojoCMS/Jojo-CMS</text:p>
          </table:table-cell>
        </table:table-row>
        <table:table-row table:style-name="ro1">
          <table:table-cell office:value-type="float" office:value="349568" calcext:value-type="float">
            <text:p>349568</text:p>
          </table:table-cell>
          <table:table-cell office:value-type="string" calcext:value-type="string">
            <text:p>https://api.github.com/repos/DHS/rat</text:p>
          </table:table-cell>
          <table:table-cell table:formula="of:=REPLACE([.B441]; 1; 29; &quot;&quot;)" office:value-type="string" office:string-value="DHS/rat" calcext:value-type="string">
            <text:p>DHS/rat</text:p>
          </table:table-cell>
        </table:table-row>
        <table:table-row table:style-name="ro1">
          <table:table-cell office:value-type="float" office:value="350182" calcext:value-type="float">
            <text:p>350182</text:p>
          </table:table-cell>
          <table:table-cell office:value-type="string" calcext:value-type="string">
            <text:p>https://api.github.com/repos/aquaverde/aquarius-core</text:p>
          </table:table-cell>
          <table:table-cell table:formula="of:=REPLACE([.B442]; 1; 29; &quot;&quot;)" office:value-type="string" office:string-value="aquaverde/aquarius-core" calcext:value-type="string">
            <text:p>aquaverde/aquarius-core</text:p>
          </table:table-cell>
        </table:table-row>
        <table:table-row table:style-name="ro1">
          <table:table-cell office:value-type="float" office:value="353964" calcext:value-type="float">
            <text:p>353964</text:p>
          </table:table-cell>
          <table:table-cell office:value-type="string" calcext:value-type="string">
            <text:p>https://api.github.com/repos/fits/try_samples</text:p>
          </table:table-cell>
          <table:table-cell table:formula="of:=REPLACE([.B443]; 1; 29; &quot;&quot;)" office:value-type="string" office:string-value="fits/try_samples" calcext:value-type="string">
            <text:p>fits/try_samples</text:p>
          </table:table-cell>
        </table:table-row>
        <table:table-row table:style-name="ro1">
          <table:table-cell office:value-type="float" office:value="354045" calcext:value-type="float">
            <text:p>354045</text:p>
          </table:table-cell>
          <table:table-cell office:value-type="string" calcext:value-type="string">
            <text:p>https://api.github.com/repos/migur/newsletter</text:p>
          </table:table-cell>
          <table:table-cell table:formula="of:=REPLACE([.B444]; 1; 29; &quot;&quot;)" office:value-type="string" office:string-value="migur/newsletter" calcext:value-type="string">
            <text:p>migur/newsletter</text:p>
          </table:table-cell>
        </table:table-row>
        <table:table-row table:style-name="ro1">
          <table:table-cell office:value-type="float" office:value="354143" calcext:value-type="float">
            <text:p>354143</text:p>
          </table:table-cell>
          <table:table-cell office:value-type="string" calcext:value-type="string">
            <text:p>https://api.github.com/repos/fsmn/narrative</text:p>
          </table:table-cell>
          <table:table-cell table:formula="of:=REPLACE([.B445]; 1; 29; &quot;&quot;)" office:value-type="string" office:string-value="fsmn/narrative" calcext:value-type="string">
            <text:p>fsmn/narrative</text:p>
          </table:table-cell>
        </table:table-row>
        <table:table-row table:style-name="ro1">
          <table:table-cell office:value-type="float" office:value="371167" calcext:value-type="float">
            <text:p>371167</text:p>
          </table:table-cell>
          <table:table-cell office:value-type="string" calcext:value-type="string">
            <text:p>https://api.github.com/repos/srahn/kvwmap</text:p>
          </table:table-cell>
          <table:table-cell table:formula="of:=REPLACE([.B446]; 1; 29; &quot;&quot;)" office:value-type="string" office:string-value="srahn/kvwmap" calcext:value-type="string">
            <text:p>srahn/kvwmap</text:p>
          </table:table-cell>
        </table:table-row>
        <table:table-row table:style-name="ro1">
          <table:table-cell office:value-type="float" office:value="379313" calcext:value-type="float">
            <text:p>379313</text:p>
          </table:table-cell>
          <table:table-cell office:value-type="string" calcext:value-type="string">
            <text:p>https://api.github.com/repos/wdastru/www.cim.unito.it</text:p>
          </table:table-cell>
          <table:table-cell table:formula="of:=REPLACE([.B447]; 1; 29; &quot;&quot;)" office:value-type="string" office:string-value="wdastru/www.cim.unito.it" calcext:value-type="string">
            <text:p>wdastru/www.cim.unito.it</text:p>
          </table:table-cell>
        </table:table-row>
        <table:table-row table:style-name="ro1">
          <table:table-cell office:value-type="float" office:value="384067" calcext:value-type="float">
            <text:p>384067</text:p>
          </table:table-cell>
          <table:table-cell office:value-type="string" calcext:value-type="string">
            <text:p>https://api.github.com/repos/Flagbit/Magento-FACTFinder</text:p>
          </table:table-cell>
          <table:table-cell table:formula="of:=REPLACE([.B448]; 1; 29; &quot;&quot;)" office:value-type="string" office:string-value="Flagbit/Magento-FACTFinder" calcext:value-type="string">
            <text:p>Flagbit/Magento-FACTFinder</text:p>
          </table:table-cell>
        </table:table-row>
        <table:table-row table:style-name="ro1">
          <table:table-cell office:value-type="float" office:value="394601" calcext:value-type="float">
            <text:p>394601</text:p>
          </table:table-cell>
          <table:table-cell office:value-type="string" calcext:value-type="string">
            <text:p>https://api.github.com/repos/YAG-Gallery/yag</text:p>
          </table:table-cell>
          <table:table-cell table:formula="of:=REPLACE([.B449]; 1; 29; &quot;&quot;)" office:value-type="string" office:string-value="YAG-Gallery/yag" calcext:value-type="string">
            <text:p>YAG-Gallery/yag</text:p>
          </table:table-cell>
        </table:table-row>
        <table:table-row table:style-name="ro1">
          <table:table-cell office:value-type="float" office:value="397918" calcext:value-type="float">
            <text:p>397918</text:p>
          </table:table-cell>
          <table:table-cell office:value-type="string" calcext:value-type="string">
            <text:p>https://api.github.com/repos/keboola/storage-api-php-client</text:p>
          </table:table-cell>
          <table:table-cell table:formula="of:=REPLACE([.B450]; 1; 29; &quot;&quot;)" office:value-type="string" office:string-value="keboola/storage-api-php-client" calcext:value-type="string">
            <text:p>keboola/storage-api-php-client</text:p>
          </table:table-cell>
        </table:table-row>
        <table:table-row table:style-name="ro1">
          <table:table-cell office:value-type="float" office:value="398200" calcext:value-type="float">
            <text:p>398200</text:p>
          </table:table-cell>
          <table:table-cell office:value-type="string" calcext:value-type="string">
            <text:p>https://api.github.com/repos/Kunstmaan/KunstmaanGeneratorBundle</text:p>
          </table:table-cell>
          <table:table-cell table:formula="of:=REPLACE([.B451]; 1; 29; &quot;&quot;)" office:value-type="string" office:string-value="Kunstmaan/KunstmaanGeneratorBundle" calcext:value-type="string">
            <text:p>Kunstmaan/KunstmaanGeneratorBundle</text:p>
          </table:table-cell>
        </table:table-row>
        <table:table-row table:style-name="ro1">
          <table:table-cell office:value-type="float" office:value="399386" calcext:value-type="float">
            <text:p>399386</text:p>
          </table:table-cell>
          <table:table-cell office:value-type="string" calcext:value-type="string">
            <text:p>https://api.github.com/repos/lucacervasio/ammonio</text:p>
          </table:table-cell>
          <table:table-cell table:formula="of:=REPLACE([.B452]; 1; 29; &quot;&quot;)" office:value-type="string" office:string-value="lucacervasio/ammonio" calcext:value-type="string">
            <text:p>lucacervasio/ammonio</text:p>
          </table:table-cell>
        </table:table-row>
        <table:table-row table:style-name="ro1">
          <table:table-cell office:value-type="float" office:value="400965" calcext:value-type="float">
            <text:p>400965</text:p>
          </table:table-cell>
          <table:table-cell office:value-type="string" calcext:value-type="string">
            <text:p>https://api.github.com/repos/webignition/web.client.simplytestable.com</text:p>
          </table:table-cell>
          <table:table-cell table:formula="of:=REPLACE([.B453]; 1; 29; &quot;&quot;)" office:value-type="string" office:string-value="webignition/web.client.simplytestable.com" calcext:value-type="string">
            <text:p>webignition/web.client.simplytestable.com</text:p>
          </table:table-cell>
        </table:table-row>
        <table:table-row table:style-name="ro1">
          <table:table-cell office:value-type="float" office:value="404410" calcext:value-type="float">
            <text:p>404410</text:p>
          </table:table-cell>
          <table:table-cell office:value-type="string" calcext:value-type="string">
            <text:p>https://api.github.com/repos/openEHR/openehr-website</text:p>
          </table:table-cell>
          <table:table-cell table:formula="of:=REPLACE([.B454]; 1; 29; &quot;&quot;)" office:value-type="string" office:string-value="openEHR/openehr-website" calcext:value-type="string">
            <text:p>openEHR/openehr-website</text:p>
          </table:table-cell>
        </table:table-row>
        <table:table-row table:style-name="ro1">
          <table:table-cell office:value-type="float" office:value="405755" calcext:value-type="float">
            <text:p>405755</text:p>
          </table:table-cell>
          <table:table-cell office:value-type="string" calcext:value-type="string">
            <text:p>https://api.github.com/repos/illuminate/cache</text:p>
          </table:table-cell>
          <table:table-cell table:formula="of:=REPLACE([.B455]; 1; 29; &quot;&quot;)" office:value-type="string" office:string-value="illuminate/cache" calcext:value-type="string">
            <text:p>illuminate/cache</text:p>
          </table:table-cell>
        </table:table-row>
        <table:table-row table:style-name="ro1">
          <table:table-cell office:value-type="float" office:value="409195" calcext:value-type="float">
            <text:p>409195</text:p>
          </table:table-cell>
          <table:table-cell office:value-type="string" calcext:value-type="string">
            <text:p>https://api.github.com/repos/ipti/br.synapse</text:p>
          </table:table-cell>
          <table:table-cell table:formula="of:=REPLACE([.B456]; 1; 29; &quot;&quot;)" office:value-type="string" office:string-value="ipti/br.synapse" calcext:value-type="string">
            <text:p>ipti/br.synapse</text:p>
          </table:table-cell>
        </table:table-row>
        <table:table-row table:style-name="ro1">
          <table:table-cell office:value-type="float" office:value="414762" calcext:value-type="float">
            <text:p>414762</text:p>
          </table:table-cell>
          <table:table-cell office:value-type="string" calcext:value-type="string">
            <text:p>https://api.github.com/repos/mapbender/fom</text:p>
          </table:table-cell>
          <table:table-cell table:formula="of:=REPLACE([.B457]; 1; 29; &quot;&quot;)" office:value-type="string" office:string-value="mapbender/fom" calcext:value-type="string">
            <text:p>mapbender/fom</text:p>
          </table:table-cell>
        </table:table-row>
        <table:table-row table:style-name="ro1">
          <table:table-cell office:value-type="float" office:value="422671" calcext:value-type="float">
            <text:p>422671</text:p>
          </table:table-cell>
          <table:table-cell office:value-type="string" calcext:value-type="string">
            <text:p>https://api.github.com/repos/CodeBlastr/SYSTEM</text:p>
          </table:table-cell>
          <table:table-cell table:formula="of:=REPLACE([.B458]; 1; 29; &quot;&quot;)" office:value-type="string" office:string-value="CodeBlastr/SYSTEM" calcext:value-type="string">
            <text:p>CodeBlastr/SYSTEM</text:p>
          </table:table-cell>
        </table:table-row>
        <table:table-row table:style-name="ro1">
          <table:table-cell office:value-type="float" office:value="439783" calcext:value-type="float">
            <text:p>439783</text:p>
          </table:table-cell>
          <table:table-cell office:value-type="string" calcext:value-type="string">
            <text:p>https://api.github.com/repos/boonebgorges/buddypress-docs</text:p>
          </table:table-cell>
          <table:table-cell table:formula="of:=REPLACE([.B459]; 1; 29; &quot;&quot;)" office:value-type="string" office:string-value="boonebgorges/buddypress-docs" calcext:value-type="string">
            <text:p>boonebgorges/buddypress-docs</text:p>
          </table:table-cell>
        </table:table-row>
        <table:table-row table:style-name="ro1">
          <table:table-cell office:value-type="float" office:value="447300" calcext:value-type="float">
            <text:p>447300</text:p>
          </table:table-cell>
          <table:table-cell office:value-type="string" calcext:value-type="string">
            <text:p>https://api.github.com/repos/massiveart-webservices/ZOOLU</text:p>
          </table:table-cell>
          <table:table-cell table:formula="of:=REPLACE([.B460]; 1; 29; &quot;&quot;)" office:value-type="string" office:string-value="massiveart-webservices/ZOOLU" calcext:value-type="string">
            <text:p>massiveart-webservices/ZOOLU</text:p>
          </table:table-cell>
        </table:table-row>
        <table:table-row table:style-name="ro1">
          <table:table-cell office:value-type="float" office:value="458550" calcext:value-type="float">
            <text:p>458550</text:p>
          </table:table-cell>
          <table:table-cell office:value-type="string" calcext:value-type="string">
            <text:p>https://api.github.com/repos/fusioninventory/glpi</text:p>
          </table:table-cell>
          <table:table-cell table:formula="of:=REPLACE([.B461]; 1; 29; &quot;&quot;)" office:value-type="string" office:string-value="fusioninventory/glpi" calcext:value-type="string">
            <text:p>fusioninventory/glpi</text:p>
          </table:table-cell>
        </table:table-row>
        <table:table-row table:style-name="ro1">
          <table:table-cell office:value-type="float" office:value="466717" calcext:value-type="float">
            <text:p>466717</text:p>
          </table:table-cell>
          <table:table-cell office:value-type="string" calcext:value-type="string">
            <text:p>https://api.github.com/repos/pyricau/bisouland</text:p>
          </table:table-cell>
          <table:table-cell table:formula="of:=REPLACE([.B462]; 1; 29; &quot;&quot;)" office:value-type="string" office:string-value="pyricau/bisouland" calcext:value-type="string">
            <text:p>pyricau/bisouland</text:p>
          </table:table-cell>
        </table:table-row>
        <table:table-row table:style-name="ro1">
          <table:table-cell office:value-type="float" office:value="481632" calcext:value-type="float">
            <text:p>481632</text:p>
          </table:table-cell>
          <table:table-cell office:value-type="string" calcext:value-type="string">
            <text:p>https://api.github.com/repos/symfony/filesystem</text:p>
          </table:table-cell>
          <table:table-cell table:formula="of:=REPLACE([.B463]; 1; 29; &quot;&quot;)" office:value-type="string" office:string-value="symfony/filesystem" calcext:value-type="string">
            <text:p>symfony/filesystem</text:p>
          </table:table-cell>
        </table:table-row>
        <table:table-row table:style-name="ro1">
          <table:table-cell office:value-type="float" office:value="490186" calcext:value-type="float">
            <text:p>490186</text:p>
          </table:table-cell>
          <table:table-cell office:value-type="string" calcext:value-type="string">
            <text:p>https://api.github.com/repos/illuminate/validation</text:p>
          </table:table-cell>
          <table:table-cell table:formula="of:=REPLACE([.B464]; 1; 29; &quot;&quot;)" office:value-type="string" office:string-value="illuminate/validation" calcext:value-type="string">
            <text:p>illuminate/validation</text:p>
          </table:table-cell>
        </table:table-row>
        <table:table-row table:style-name="ro1">
          <table:table-cell office:value-type="float" office:value="491436" calcext:value-type="float">
            <text:p>491436</text:p>
          </table:table-cell>
          <table:table-cell office:value-type="string" calcext:value-type="string">
            <text:p>https://api.github.com/repos/YOURLS/YOURLS</text:p>
          </table:table-cell>
          <table:table-cell table:formula="of:=REPLACE([.B465]; 1; 29; &quot;&quot;)" office:value-type="string" office:string-value="YOURLS/YOURLS" calcext:value-type="string">
            <text:p>YOURLS/YOURLS</text:p>
          </table:table-cell>
        </table:table-row>
        <table:table-row table:style-name="ro1">
          <table:table-cell office:value-type="float" office:value="501709" calcext:value-type="float">
            <text:p>501709</text:p>
          </table:table-cell>
          <table:table-cell office:value-type="string" calcext:value-type="string">
            <text:p>https://api.github.com/repos/presidential-innovation-fellows/rfpez</text:p>
          </table:table-cell>
          <table:table-cell table:formula="of:=REPLACE([.B466]; 1; 29; &quot;&quot;)" office:value-type="string" office:string-value="presidential-innovation-fellows/rfpez" calcext:value-type="string">
            <text:p>presidential-innovation-fellows/rfpez</text:p>
          </table:table-cell>
        </table:table-row>
        <table:table-row table:style-name="ro1">
          <table:table-cell office:value-type="float" office:value="511775" calcext:value-type="float">
            <text:p>511775</text:p>
          </table:table-cell>
          <table:table-cell office:value-type="string" calcext:value-type="string">
            <text:p>https://api.github.com/repos/OpenConext/OpenConext-engineblock</text:p>
          </table:table-cell>
          <table:table-cell table:formula="of:=REPLACE([.B467]; 1; 29; &quot;&quot;)" office:value-type="string" office:string-value="OpenConext/OpenConext-engineblock" calcext:value-type="string">
            <text:p>OpenConext/OpenConext-engineblock</text:p>
          </table:table-cell>
        </table:table-row>
        <table:table-row table:style-name="ro1">
          <table:table-cell office:value-type="float" office:value="515685" calcext:value-type="float">
            <text:p>515685</text:p>
          </table:table-cell>
          <table:table-cell office:value-type="string" calcext:value-type="string">
            <text:p>https://api.github.com/repos/hoaproject/Central</text:p>
          </table:table-cell>
          <table:table-cell table:formula="of:=REPLACE([.B468]; 1; 29; &quot;&quot;)" office:value-type="string" office:string-value="hoaproject/Central" calcext:value-type="string">
            <text:p>hoaproject/Central</text:p>
          </table:table-cell>
        </table:table-row>
        <table:table-row table:style-name="ro1">
          <table:table-cell office:value-type="float" office:value="519782" calcext:value-type="float">
            <text:p>519782</text:p>
          </table:table-cell>
          <table:table-cell office:value-type="string" calcext:value-type="string">
            <text:p>https://api.github.com/repos/bitweaver/commerce</text:p>
          </table:table-cell>
          <table:table-cell table:formula="of:=REPLACE([.B469]; 1; 29; &quot;&quot;)" office:value-type="string" office:string-value="bitweaver/commerce" calcext:value-type="string">
            <text:p>bitweaver/commerce</text:p>
          </table:table-cell>
        </table:table-row>
        <table:table-row table:style-name="ro1">
          <table:table-cell office:value-type="float" office:value="524532" calcext:value-type="float">
            <text:p>524532</text:p>
          </table:table-cell>
          <table:table-cell office:value-type="string" calcext:value-type="string">
            <text:p>https://api.github.com/repos/ntwb/bbPress</text:p>
          </table:table-cell>
          <table:table-cell table:formula="of:=REPLACE([.B470]; 1; 29; &quot;&quot;)" office:value-type="string" office:string-value="ntwb/bbPress" calcext:value-type="string">
            <text:p>ntwb/bbPress</text:p>
          </table:table-cell>
        </table:table-row>
        <table:table-row table:style-name="ro1">
          <table:table-cell office:value-type="float" office:value="524804" calcext:value-type="float">
            <text:p>524804</text:p>
          </table:table-cell>
          <table:table-cell office:value-type="string" calcext:value-type="string">
            <text:p>https://api.github.com/repos/owncloud/core</text:p>
          </table:table-cell>
          <table:table-cell table:formula="of:=REPLACE([.B471]; 1; 29; &quot;&quot;)" office:value-type="string" office:string-value="owncloud/core" calcext:value-type="string">
            <text:p>owncloud/core</text:p>
          </table:table-cell>
        </table:table-row>
        <table:table-row table:style-name="ro1">
          <table:table-cell office:value-type="float" office:value="537349" calcext:value-type="float">
            <text:p>537349</text:p>
          </table:table-cell>
          <table:table-cell office:value-type="string" calcext:value-type="string">
            <text:p>https://api.github.com/repos/owncloud/3rdparty</text:p>
          </table:table-cell>
          <table:table-cell table:formula="of:=REPLACE([.B472]; 1; 29; &quot;&quot;)" office:value-type="string" office:string-value="owncloud/3rdparty" calcext:value-type="string">
            <text:p>owncloud/3rdparty</text:p>
          </table:table-cell>
        </table:table-row>
        <table:table-row table:style-name="ro1">
          <table:table-cell office:value-type="float" office:value="538326" calcext:value-type="float">
            <text:p>538326</text:p>
          </table:table-cell>
          <table:table-cell office:value-type="string" calcext:value-type="string">
            <text:p>https://api.github.com/repos/eileenmcnaughton/nz.co.fuzion.extendedreport</text:p>
          </table:table-cell>
          <table:table-cell table:formula="of:=REPLACE([.B473]; 1; 29; &quot;&quot;)" office:value-type="string" office:string-value="eileenmcnaughton/nz.co.fuzion.extendedreport" calcext:value-type="string">
            <text:p>eileenmcnaughton/nz.co.fuzion.extendedreport</text:p>
          </table:table-cell>
        </table:table-row>
        <table:table-row table:style-name="ro1">
          <table:table-cell office:value-type="float" office:value="541305" calcext:value-type="float">
            <text:p>541305</text:p>
          </table:table-cell>
          <table:table-cell office:value-type="string" calcext:value-type="string">
            <text:p>https://api.github.com/repos/WPN-XM/webinterface</text:p>
          </table:table-cell>
          <table:table-cell table:formula="of:=REPLACE([.B474]; 1; 29; &quot;&quot;)" office:value-type="string" office:string-value="WPN-XM/webinterface" calcext:value-type="string">
            <text:p>WPN-XM/webinterface</text:p>
          </table:table-cell>
        </table:table-row>
        <table:table-row table:style-name="ro1">
          <table:table-cell office:value-type="float" office:value="556195" calcext:value-type="float">
            <text:p>556195</text:p>
          </table:table-cell>
          <table:table-cell office:value-type="string" calcext:value-type="string">
            <text:p>https://api.github.com/repos/symfony/security-bundle</text:p>
          </table:table-cell>
          <table:table-cell table:formula="of:=REPLACE([.B475]; 1; 29; &quot;&quot;)" office:value-type="string" office:string-value="symfony/security-bundle" calcext:value-type="string">
            <text:p>symfony/security-bundle</text:p>
          </table:table-cell>
        </table:table-row>
        <table:table-row table:style-name="ro1">
          <table:table-cell office:value-type="float" office:value="556231" calcext:value-type="float">
            <text:p>556231</text:p>
          </table:table-cell>
          <table:table-cell office:value-type="string" calcext:value-type="string">
            <text:p>https://api.github.com/repos/symfony/twig-bundle</text:p>
          </table:table-cell>
          <table:table-cell table:formula="of:=REPLACE([.B476]; 1; 29; &quot;&quot;)" office:value-type="string" office:string-value="symfony/twig-bundle" calcext:value-type="string">
            <text:p>symfony/twig-bundle</text:p>
          </table:table-cell>
        </table:table-row>
        <table:table-row table:style-name="ro1">
          <table:table-cell office:value-type="float" office:value="595203" calcext:value-type="float">
            <text:p>595203</text:p>
          </table:table-cell>
          <table:table-cell office:value-type="string" calcext:value-type="string">
            <text:p>https://api.github.com/repos/drush-ops/drush</text:p>
          </table:table-cell>
          <table:table-cell table:formula="of:=REPLACE([.B477]; 1; 29; &quot;&quot;)" office:value-type="string" office:string-value="drush-ops/drush" calcext:value-type="string">
            <text:p>drush-ops/drush</text:p>
          </table:table-cell>
        </table:table-row>
        <table:table-row table:style-name="ro1">
          <table:table-cell office:value-type="float" office:value="601570" calcext:value-type="float">
            <text:p>601570</text:p>
          </table:table-cell>
          <table:table-cell office:value-type="string" calcext:value-type="string">
            <text:p>https://api.github.com/repos/splunk/ponydocs</text:p>
          </table:table-cell>
          <table:table-cell table:formula="of:=REPLACE([.B478]; 1; 29; &quot;&quot;)" office:value-type="string" office:string-value="splunk/ponydocs" calcext:value-type="string">
            <text:p>splunk/ponydocs</text:p>
          </table:table-cell>
        </table:table-row>
        <table:table-row table:style-name="ro1">
          <table:table-cell office:value-type="float" office:value="602779" calcext:value-type="float">
            <text:p>602779</text:p>
          </table:table-cell>
          <table:table-cell office:value-type="string" calcext:value-type="string">
            <text:p>https://api.github.com/repos/danielgruber/Goma-CMS</text:p>
          </table:table-cell>
          <table:table-cell table:formula="of:=REPLACE([.B479]; 1; 29; &quot;&quot;)" office:value-type="string" office:string-value="danielgruber/Goma-CMS" calcext:value-type="string">
            <text:p>danielgruber/Goma-CMS</text:p>
          </table:table-cell>
        </table:table-row>
        <table:table-row table:style-name="ro1">
          <table:table-cell office:value-type="float" office:value="621461" calcext:value-type="float">
            <text:p>621461</text:p>
          </table:table-cell>
          <table:table-cell office:value-type="string" calcext:value-type="string">
            <text:p>https://api.github.com/repos/apache/shindig</text:p>
          </table:table-cell>
          <table:table-cell table:formula="of:=REPLACE([.B480]; 1; 29; &quot;&quot;)" office:value-type="string" office:string-value="apache/shindig" calcext:value-type="string">
            <text:p>apache/shindig</text:p>
          </table:table-cell>
        </table:table-row>
        <table:table-row table:style-name="ro1">
          <table:table-cell office:value-type="float" office:value="638939" calcext:value-type="float">
            <text:p>638939</text:p>
          </table:table-cell>
          <table:table-cell office:value-type="string" calcext:value-type="string">
            <text:p>https://api.github.com/repos/Automattic/liveblog</text:p>
          </table:table-cell>
          <table:table-cell table:formula="of:=REPLACE([.B481]; 1; 29; &quot;&quot;)" office:value-type="string" office:string-value="Automattic/liveblog" calcext:value-type="string">
            <text:p>Automattic/liveblog</text:p>
          </table:table-cell>
        </table:table-row>
        <table:table-row table:style-name="ro1">
          <table:table-cell office:value-type="float" office:value="641633" calcext:value-type="float">
            <text:p>641633</text:p>
          </table:table-cell>
          <table:table-cell office:value-type="string" calcext:value-type="string">
            <text:p>https://api.github.com/repos/Eresus/EresusCMS</text:p>
          </table:table-cell>
          <table:table-cell table:formula="of:=REPLACE([.B482]; 1; 29; &quot;&quot;)" office:value-type="string" office:string-value="Eresus/EresusCMS" calcext:value-type="string">
            <text:p>Eresus/EresusCMS</text:p>
          </table:table-cell>
        </table:table-row>
        <table:table-row table:style-name="ro1">
          <table:table-cell office:value-type="float" office:value="652744" calcext:value-type="float">
            <text:p>652744</text:p>
          </table:table-cell>
          <table:table-cell office:value-type="string" calcext:value-type="string">
            <text:p>https://api.github.com/repos/nfephp-org/nfephp</text:p>
          </table:table-cell>
          <table:table-cell table:formula="of:=REPLACE([.B483]; 1; 29; &quot;&quot;)" office:value-type="string" office:string-value="nfephp-org/nfephp" calcext:value-type="string">
            <text:p>nfephp-org/nfephp</text:p>
          </table:table-cell>
        </table:table-row>
        <table:table-row table:style-name="ro1">
          <table:table-cell office:value-type="float" office:value="660406" calcext:value-type="float">
            <text:p>660406</text:p>
          </table:table-cell>
          <table:table-cell office:value-type="string" calcext:value-type="string">
            <text:p>https://api.github.com/repos/nightflyza/Ubilling</text:p>
          </table:table-cell>
          <table:table-cell table:formula="of:=REPLACE([.B484]; 1; 29; &quot;&quot;)" office:value-type="string" office:string-value="nightflyza/Ubilling" calcext:value-type="string">
            <text:p>nightflyza/Ubilling</text:p>
          </table:table-cell>
        </table:table-row>
        <table:table-row table:style-name="ro1">
          <table:table-cell office:value-type="float" office:value="663065" calcext:value-type="float">
            <text:p>663065</text:p>
          </table:table-cell>
          <table:table-cell office:value-type="string" calcext:value-type="string">
            <text:p>https://api.github.com/repos/serbanghita/Mobile-Detect</text:p>
          </table:table-cell>
          <table:table-cell table:formula="of:=REPLACE([.B485]; 1; 29; &quot;&quot;)" office:value-type="string" office:string-value="serbanghita/Mobile-Detect" calcext:value-type="string">
            <text:p>serbanghita/Mobile-Detect</text:p>
          </table:table-cell>
        </table:table-row>
        <table:table-row table:style-name="ro1">
          <table:table-cell office:value-type="float" office:value="664230" calcext:value-type="float">
            <text:p>664230</text:p>
          </table:table-cell>
          <table:table-cell office:value-type="string" calcext:value-type="string">
            <text:p>https://api.github.com/repos/mibuthu/wp-event-list</text:p>
          </table:table-cell>
          <table:table-cell table:formula="of:=REPLACE([.B486]; 1; 29; &quot;&quot;)" office:value-type="string" office:string-value="mibuthu/wp-event-list" calcext:value-type="string">
            <text:p>mibuthu/wp-event-list</text:p>
          </table:table-cell>
        </table:table-row>
        <table:table-row table:style-name="ro1">
          <table:table-cell office:value-type="float" office:value="669431" calcext:value-type="float">
            <text:p>669431</text:p>
          </table:table-cell>
          <table:table-cell office:value-type="string" calcext:value-type="string">
            <text:p>https://api.github.com/repos/illuminate/view</text:p>
          </table:table-cell>
          <table:table-cell table:formula="of:=REPLACE([.B487]; 1; 29; &quot;&quot;)" office:value-type="string" office:string-value="illuminate/view" calcext:value-type="string">
            <text:p>illuminate/view</text:p>
          </table:table-cell>
        </table:table-row>
        <table:table-row table:style-name="ro1">
          <table:table-cell office:value-type="float" office:value="681357" calcext:value-type="float">
            <text:p>681357</text:p>
          </table:table-cell>
          <table:table-cell office:value-type="string" calcext:value-type="string">
            <text:p>https://api.github.com/repos/siwinski/rpms</text:p>
          </table:table-cell>
          <table:table-cell table:formula="of:=REPLACE([.B488]; 1; 29; &quot;&quot;)" office:value-type="string" office:string-value="siwinski/rpms" calcext:value-type="string">
            <text:p>siwinski/rpms</text:p>
          </table:table-cell>
        </table:table-row>
        <table:table-row table:style-name="ro1">
          <table:table-cell office:value-type="float" office:value="685642" calcext:value-type="float">
            <text:p>685642</text:p>
          </table:table-cell>
          <table:table-cell office:value-type="string" calcext:value-type="string">
            <text:p>https://api.github.com/repos/OpenConext-Attic/OpenConext-serviceregistry</text:p>
          </table:table-cell>
          <table:table-cell table:formula="of:=REPLACE([.B489]; 1; 29; &quot;&quot;)" office:value-type="string" office:string-value="OpenConext-Attic/OpenConext-serviceregistry" calcext:value-type="string">
            <text:p>OpenConext-Attic/OpenConext-serviceregistry</text:p>
          </table:table-cell>
        </table:table-row>
        <table:table-row table:style-name="ro1">
          <table:table-cell office:value-type="float" office:value="687855" calcext:value-type="float">
            <text:p>687855</text:p>
          </table:table-cell>
          <table:table-cell office:value-type="string" calcext:value-type="string">
            <text:p>https://api.github.com/repos/bedita/bedita</text:p>
          </table:table-cell>
          <table:table-cell table:formula="of:=REPLACE([.B490]; 1; 29; &quot;&quot;)" office:value-type="string" office:string-value="bedita/bedita" calcext:value-type="string">
            <text:p>bedita/bedita</text:p>
          </table:table-cell>
        </table:table-row>
        <table:table-row table:style-name="ro1">
          <table:table-cell office:value-type="float" office:value="687971" calcext:value-type="float">
            <text:p>687971</text:p>
          </table:table-cell>
          <table:table-cell office:value-type="string" calcext:value-type="string">
            <text:p>https://api.github.com/repos/llaville/php-reflect</text:p>
          </table:table-cell>
          <table:table-cell table:formula="of:=REPLACE([.B491]; 1; 29; &quot;&quot;)" office:value-type="string" office:string-value="llaville/php-reflect" calcext:value-type="string">
            <text:p>llaville/php-reflect</text:p>
          </table:table-cell>
        </table:table-row>
        <table:table-row table:style-name="ro1">
          <table:table-cell office:value-type="float" office:value="692969" calcext:value-type="float">
            <text:p>692969</text:p>
          </table:table-cell>
          <table:table-cell office:value-type="string" calcext:value-type="string">
            <text:p>https://api.github.com/repos/gbishop/TarHeelReaderTheme</text:p>
          </table:table-cell>
          <table:table-cell table:formula="of:=REPLACE([.B492]; 1; 29; &quot;&quot;)" office:value-type="string" office:string-value="gbishop/TarHeelReaderTheme" calcext:value-type="string">
            <text:p>gbishop/TarHeelReaderTheme</text:p>
          </table:table-cell>
        </table:table-row>
        <table:table-row table:style-name="ro1">
          <table:table-cell office:value-type="float" office:value="697352" calcext:value-type="float">
            <text:p>697352</text:p>
          </table:table-cell>
          <table:table-cell office:value-type="string" calcext:value-type="string">
            <text:p>https://api.github.com/repos/cogentParadigm/Starbug</text:p>
          </table:table-cell>
          <table:table-cell table:formula="of:=REPLACE([.B493]; 1; 29; &quot;&quot;)" office:value-type="string" office:string-value="cogentParadigm/Starbug" calcext:value-type="string">
            <text:p>cogentParadigm/Starbug</text:p>
          </table:table-cell>
        </table:table-row>
        <table:table-row table:style-name="ro1">
          <table:table-cell office:value-type="float" office:value="704648" calcext:value-type="float">
            <text:p>704648</text:p>
          </table:table-cell>
          <table:table-cell office:value-type="string" calcext:value-type="string">
            <text:p>https://api.github.com/repos/wvulibraries/engineAPI</text:p>
          </table:table-cell>
          <table:table-cell table:formula="of:=REPLACE([.B494]; 1; 29; &quot;&quot;)" office:value-type="string" office:string-value="wvulibraries/engineAPI" calcext:value-type="string">
            <text:p>wvulibraries/engineAPI</text:p>
          </table:table-cell>
        </table:table-row>
        <table:table-row table:style-name="ro1">
          <table:table-cell office:value-type="float" office:value="713314" calcext:value-type="float">
            <text:p>713314</text:p>
          </table:table-cell>
          <table:table-cell office:value-type="string" calcext:value-type="string">
            <text:p>https://api.github.com/repos/s9e/TextFormatter</text:p>
          </table:table-cell>
          <table:table-cell table:formula="of:=REPLACE([.B495]; 1; 29; &quot;&quot;)" office:value-type="string" office:string-value="s9e/TextFormatter" calcext:value-type="string">
            <text:p>s9e/TextFormatter</text:p>
          </table:table-cell>
        </table:table-row>
        <table:table-row table:style-name="ro1">
          <table:table-cell office:value-type="float" office:value="713520" calcext:value-type="float">
            <text:p>713520</text:p>
          </table:table-cell>
          <table:table-cell office:value-type="string" calcext:value-type="string">
            <text:p>https://api.github.com/repos/asaokamei/wsCore</text:p>
          </table:table-cell>
          <table:table-cell table:formula="of:=REPLACE([.B496]; 1; 29; &quot;&quot;)" office:value-type="string" office:string-value="asaokamei/wsCore" calcext:value-type="string">
            <text:p>asaokamei/wsCore</text:p>
          </table:table-cell>
        </table:table-row>
        <table:table-row table:style-name="ro1">
          <table:table-cell office:value-type="float" office:value="713878" calcext:value-type="float">
            <text:p>713878</text:p>
          </table:table-cell>
          <table:table-cell office:value-type="string" calcext:value-type="string">
            <text:p>https://api.github.com/repos/gitonomy/gitonomy</text:p>
          </table:table-cell>
          <table:table-cell table:formula="of:=REPLACE([.B497]; 1; 29; &quot;&quot;)" office:value-type="string" office:string-value="gitonomy/gitonomy" calcext:value-type="string">
            <text:p>gitonomy/gitonomy</text:p>
          </table:table-cell>
        </table:table-row>
        <table:table-row table:style-name="ro1">
          <table:table-cell office:value-type="float" office:value="715412" calcext:value-type="float">
            <text:p>715412</text:p>
          </table:table-cell>
          <table:table-cell office:value-type="string" calcext:value-type="string">
            <text:p>https://api.github.com/repos/wp-e-commerce/WP-e-Commerce</text:p>
          </table:table-cell>
          <table:table-cell table:formula="of:=REPLACE([.B498]; 1; 29; &quot;&quot;)" office:value-type="string" office:string-value="wp-e-commerce/WP-e-Commerce" calcext:value-type="string">
            <text:p>wp-e-commerce/WP-e-Commerce</text:p>
          </table:table-cell>
        </table:table-row>
        <table:table-row table:style-name="ro1">
          <table:table-cell office:value-type="float" office:value="717057" calcext:value-type="float">
            <text:p>717057</text:p>
          </table:table-cell>
          <table:table-cell office:value-type="string" calcext:value-type="string">
            <text:p>https://api.github.com/repos/stfalcon/fwdays</text:p>
          </table:table-cell>
          <table:table-cell table:formula="of:=REPLACE([.B499]; 1; 29; &quot;&quot;)" office:value-type="string" office:string-value="stfalcon/fwdays" calcext:value-type="string">
            <text:p>stfalcon/fwdays</text:p>
          </table:table-cell>
        </table:table-row>
        <table:table-row table:style-name="ro1">
          <table:table-cell office:value-type="float" office:value="719823" calcext:value-type="float">
            <text:p>719823</text:p>
          </table:table-cell>
          <table:table-cell office:value-type="string" calcext:value-type="string">
            <text:p>https://api.github.com/repos/uicestone/Syssh</text:p>
          </table:table-cell>
          <table:table-cell table:formula="of:=REPLACE([.B500]; 1; 29; &quot;&quot;)" office:value-type="string" office:string-value="uicestone/Syssh" calcext:value-type="string">
            <text:p>uicestone/Syssh</text:p>
          </table:table-cell>
        </table:table-row>
        <table:table-row table:style-name="ro1">
          <table:table-cell office:value-type="float" office:value="722772" calcext:value-type="float">
            <text:p>722772</text:p>
          </table:table-cell>
          <table:table-cell office:value-type="string" calcext:value-type="string">
            <text:p>https://api.github.com/repos/thinkshout/redhen</text:p>
          </table:table-cell>
          <table:table-cell table:formula="of:=REPLACE([.B501]; 1; 29; &quot;&quot;)" office:value-type="string" office:string-value="thinkshout/redhen" calcext:value-type="string">
            <text:p>thinkshout/redhen</text:p>
          </table:table-cell>
        </table:table-row>
        <table:table-row table:style-name="ro1">
          <table:table-cell office:value-type="float" office:value="724539" calcext:value-type="float">
            <text:p>724539</text:p>
          </table:table-cell>
          <table:table-cell office:value-type="string" calcext:value-type="string">
            <text:p>https://api.github.com/repos/artefactual/atom</text:p>
          </table:table-cell>
          <table:table-cell table:formula="of:=REPLACE([.B502]; 1; 29; &quot;&quot;)" office:value-type="string" office:string-value="artefactual/atom" calcext:value-type="string">
            <text:p>artefactual/atom</text:p>
          </table:table-cell>
        </table:table-row>
        <table:table-row table:style-name="ro1">
          <table:table-cell office:value-type="float" office:value="736828" calcext:value-type="float">
            <text:p>736828</text:p>
          </table:table-cell>
          <table:table-cell office:value-type="string" calcext:value-type="string">
            <text:p>https://api.github.com/repos/vfremaux/moodle-report_trainingsessions</text:p>
          </table:table-cell>
          <table:table-cell table:formula="of:=REPLACE([.B503]; 1; 29; &quot;&quot;)" office:value-type="string" office:string-value="vfremaux/moodle-report_trainingsessions" calcext:value-type="string">
            <text:p>vfremaux/moodle-report_trainingsessions</text:p>
          </table:table-cell>
        </table:table-row>
        <table:table-row table:style-name="ro1">
          <table:table-cell office:value-type="float" office:value="739410" calcext:value-type="float">
            <text:p>739410</text:p>
          </table:table-cell>
          <table:table-cell office:value-type="string" calcext:value-type="string">
            <text:p>https://api.github.com/repos/briannesbitt/Carbon</text:p>
          </table:table-cell>
          <table:table-cell table:formula="of:=REPLACE([.B504]; 1; 29; &quot;&quot;)" office:value-type="string" office:string-value="briannesbitt/Carbon" calcext:value-type="string">
            <text:p>briannesbitt/Carbon</text:p>
          </table:table-cell>
        </table:table-row>
        <table:table-row table:style-name="ro1">
          <table:table-cell office:value-type="float" office:value="742514" calcext:value-type="float">
            <text:p>742514</text:p>
          </table:table-cell>
          <table:table-cell office:value-type="string" calcext:value-type="string">
            <text:p>https://api.github.com/repos/nazar-pc/CleverStyle-Framework</text:p>
          </table:table-cell>
          <table:table-cell table:formula="of:=REPLACE([.B505]; 1; 29; &quot;&quot;)" office:value-type="string" office:string-value="nazar-pc/CleverStyle-Framework" calcext:value-type="string">
            <text:p>nazar-pc/CleverStyle-Framework</text:p>
          </table:table-cell>
        </table:table-row>
        <table:table-row table:style-name="ro1">
          <table:table-cell office:value-type="float" office:value="762403" calcext:value-type="float">
            <text:p>762403</text:p>
          </table:table-cell>
          <table:table-cell office:value-type="string" calcext:value-type="string">
            <text:p>https://api.github.com/repos/DBCDK/bibdk_reservation</text:p>
          </table:table-cell>
          <table:table-cell table:formula="of:=REPLACE([.B506]; 1; 29; &quot;&quot;)" office:value-type="string" office:string-value="DBCDK/bibdk_reservation" calcext:value-type="string">
            <text:p>DBCDK/bibdk_reservation</text:p>
          </table:table-cell>
        </table:table-row>
        <table:table-row table:style-name="ro1">
          <table:table-cell office:value-type="float" office:value="765133" calcext:value-type="float">
            <text:p>765133</text:p>
          </table:table-cell>
          <table:table-cell office:value-type="string" calcext:value-type="string">
            <text:p>https://api.github.com/repos/nette/tester</text:p>
          </table:table-cell>
          <table:table-cell table:formula="of:=REPLACE([.B507]; 1; 29; &quot;&quot;)" office:value-type="string" office:string-value="nette/tester" calcext:value-type="string">
            <text:p>nette/tester</text:p>
          </table:table-cell>
        </table:table-row>
        <table:table-row table:style-name="ro1">
          <table:table-cell office:value-type="float" office:value="769268" calcext:value-type="float">
            <text:p>769268</text:p>
          </table:table-cell>
          <table:table-cell office:value-type="string" calcext:value-type="string">
            <text:p>https://api.github.com/repos/er777/gb</text:p>
          </table:table-cell>
          <table:table-cell table:formula="of:=REPLACE([.B508]; 1; 29; &quot;&quot;)" office:value-type="string" office:string-value="er777/gb" calcext:value-type="string">
            <text:p>er777/gb</text:p>
          </table:table-cell>
        </table:table-row>
        <table:table-row table:style-name="ro1">
          <table:table-cell office:value-type="float" office:value="769954" calcext:value-type="float">
            <text:p>769954</text:p>
          </table:table-cell>
          <table:table-cell office:value-type="string" calcext:value-type="string">
            <text:p>https://api.github.com/repos/rackspace/php-opencloud</text:p>
          </table:table-cell>
          <table:table-cell table:formula="of:=REPLACE([.B509]; 1; 29; &quot;&quot;)" office:value-type="string" office:string-value="rackspace/php-opencloud" calcext:value-type="string">
            <text:p>rackspace/php-opencloud</text:p>
          </table:table-cell>
        </table:table-row>
        <table:table-row table:style-name="ro1">
          <table:table-cell office:value-type="float" office:value="776186" calcext:value-type="float">
            <text:p>776186</text:p>
          </table:table-cell>
          <table:table-cell office:value-type="string" calcext:value-type="string">
            <text:p>https://api.github.com/repos/walbrix/walbrix-playground</text:p>
          </table:table-cell>
          <table:table-cell table:formula="of:=REPLACE([.B510]; 1; 29; &quot;&quot;)" office:value-type="string" office:string-value="walbrix/walbrix-playground" calcext:value-type="string">
            <text:p>walbrix/walbrix-playground</text:p>
          </table:table-cell>
        </table:table-row>
        <table:table-row table:style-name="ro1">
          <table:table-cell office:value-type="float" office:value="793490" calcext:value-type="float">
            <text:p>793490</text:p>
          </table:table-cell>
          <table:table-cell office:value-type="string" calcext:value-type="string">
            <text:p>https://api.github.com/repos/shopware/shopware</text:p>
          </table:table-cell>
          <table:table-cell table:formula="of:=REPLACE([.B511]; 1; 29; &quot;&quot;)" office:value-type="string" office:string-value="shopware/shopware" calcext:value-type="string">
            <text:p>shopware/shopware</text:p>
          </table:table-cell>
        </table:table-row>
        <table:table-row table:style-name="ro1">
          <table:table-cell office:value-type="float" office:value="818574" calcext:value-type="float">
            <text:p>818574</text:p>
          </table:table-cell>
          <table:table-cell office:value-type="string" calcext:value-type="string">
            <text:p>https://api.github.com/repos/wkpark/moniwiki</text:p>
          </table:table-cell>
          <table:table-cell table:formula="of:=REPLACE([.B512]; 1; 29; &quot;&quot;)" office:value-type="string" office:string-value="wkpark/moniwiki" calcext:value-type="string">
            <text:p>wkpark/moniwiki</text:p>
          </table:table-cell>
        </table:table-row>
        <table:table-row table:style-name="ro1">
          <table:table-cell office:value-type="float" office:value="826437" calcext:value-type="float">
            <text:p>826437</text:p>
          </table:table-cell>
          <table:table-cell office:value-type="string" calcext:value-type="string">
            <text:p>https://api.github.com/repos/Flexible-User-Experience/LoPati</text:p>
          </table:table-cell>
          <table:table-cell table:formula="of:=REPLACE([.B513]; 1; 29; &quot;&quot;)" office:value-type="string" office:string-value="Flexible-User-Experience/LoPati" calcext:value-type="string">
            <text:p>Flexible-User-Experience/LoPati</text:p>
          </table:table-cell>
        </table:table-row>
        <table:table-row table:style-name="ro1">
          <table:table-cell office:value-type="float" office:value="827538" calcext:value-type="float">
            <text:p>827538</text:p>
          </table:table-cell>
          <table:table-cell office:value-type="string" calcext:value-type="string">
            <text:p>https://api.github.com/repos/webSPELL/webSPELL</text:p>
          </table:table-cell>
          <table:table-cell table:formula="of:=REPLACE([.B514]; 1; 29; &quot;&quot;)" office:value-type="string" office:string-value="webSPELL/webSPELL" calcext:value-type="string">
            <text:p>webSPELL/webSPELL</text:p>
          </table:table-cell>
        </table:table-row>
        <table:table-row table:style-name="ro1">
          <table:table-cell office:value-type="float" office:value="827810" calcext:value-type="float">
            <text:p>827810</text:p>
          </table:table-cell>
          <table:table-cell office:value-type="string" calcext:value-type="string">
            <text:p>https://api.github.com/repos/formers/former</text:p>
          </table:table-cell>
          <table:table-cell table:formula="of:=REPLACE([.B515]; 1; 29; &quot;&quot;)" office:value-type="string" office:string-value="formers/former" calcext:value-type="string">
            <text:p>formers/former</text:p>
          </table:table-cell>
        </table:table-row>
        <table:table-row table:style-name="ro1">
          <table:table-cell office:value-type="float" office:value="843803" calcext:value-type="float">
            <text:p>843803</text:p>
          </table:table-cell>
          <table:table-cell office:value-type="string" calcext:value-type="string">
            <text:p>https://api.github.com/repos/renlok/WeBid</text:p>
          </table:table-cell>
          <table:table-cell table:formula="of:=REPLACE([.B516]; 1; 29; &quot;&quot;)" office:value-type="string" office:string-value="renlok/WeBid" calcext:value-type="string">
            <text:p>renlok/WeBid</text:p>
          </table:table-cell>
        </table:table-row>
        <table:table-row table:style-name="ro1">
          <table:table-cell office:value-type="float" office:value="857938" calcext:value-type="float">
            <text:p>857938</text:p>
          </table:table-cell>
          <table:table-cell office:value-type="string" calcext:value-type="string">
            <text:p>https://api.github.com/repos/zencart/zencart</text:p>
          </table:table-cell>
          <table:table-cell table:formula="of:=REPLACE([.B517]; 1; 29; &quot;&quot;)" office:value-type="string" office:string-value="zencart/zencart" calcext:value-type="string">
            <text:p>zencart/zencart</text:p>
          </table:table-cell>
        </table:table-row>
        <table:table-row table:style-name="ro1">
          <table:table-cell office:value-type="float" office:value="867867" calcext:value-type="float">
            <text:p>867867</text:p>
          </table:table-cell>
          <table:table-cell office:value-type="string" calcext:value-type="string">
            <text:p>https://api.github.com/repos/frmwrk123/de.plugins-zum-selberbauen.ultimate</text:p>
          </table:table-cell>
          <table:table-cell table:formula="of:=REPLACE([.B518]; 1; 29; &quot;&quot;)" office:value-type="string" office:string-value="frmwrk123/de.plugins-zum-selberbauen.ultimate" calcext:value-type="string">
            <text:p>frmwrk123/de.plugins-zum-selberbauen.ultimate</text:p>
          </table:table-cell>
        </table:table-row>
        <table:table-row table:style-name="ro1">
          <table:table-cell office:value-type="float" office:value="878748" calcext:value-type="float">
            <text:p>878748</text:p>
          </table:table-cell>
          <table:table-cell office:value-type="string" calcext:value-type="string">
            <text:p>https://api.github.com/repos/packfire/packfire-framework</text:p>
          </table:table-cell>
          <table:table-cell table:formula="of:=REPLACE([.B519]; 1; 29; &quot;&quot;)" office:value-type="string" office:string-value="packfire/packfire-framework" calcext:value-type="string">
            <text:p>packfire/packfire-framework</text:p>
          </table:table-cell>
        </table:table-row>
        <table:table-row table:style-name="ro1">
          <table:table-cell office:value-type="float" office:value="901629" calcext:value-type="float">
            <text:p>901629</text:p>
          </table:table-cell>
          <table:table-cell office:value-type="string" calcext:value-type="string">
            <text:p>https://api.github.com/repos/bshaffer/oauth2-server-php</text:p>
          </table:table-cell>
          <table:table-cell table:formula="of:=REPLACE([.B520]; 1; 29; &quot;&quot;)" office:value-type="string" office:string-value="bshaffer/oauth2-server-php" calcext:value-type="string">
            <text:p>bshaffer/oauth2-server-php</text:p>
          </table:table-cell>
        </table:table-row>
        <table:table-row table:style-name="ro1">
          <table:table-cell office:value-type="float" office:value="903574" calcext:value-type="float">
            <text:p>903574</text:p>
          </table:table-cell>
          <table:table-cell office:value-type="string" calcext:value-type="string">
            <text:p>https://api.github.com/repos/Flyspray/flyspray</text:p>
          </table:table-cell>
          <table:table-cell table:formula="of:=REPLACE([.B521]; 1; 29; &quot;&quot;)" office:value-type="string" office:string-value="Flyspray/flyspray" calcext:value-type="string">
            <text:p>Flyspray/flyspray</text:p>
          </table:table-cell>
        </table:table-row>
        <table:table-row table:style-name="ro1">
          <table:table-cell office:value-type="float" office:value="906810" calcext:value-type="float">
            <text:p>906810</text:p>
          </table:table-cell>
          <table:table-cell office:value-type="string" calcext:value-type="string">
            <text:p>https://api.github.com/repos/Kunstmaan/KunstmaanNodeBundle</text:p>
          </table:table-cell>
          <table:table-cell table:formula="of:=REPLACE([.B522]; 1; 29; &quot;&quot;)" office:value-type="string" office:string-value="Kunstmaan/KunstmaanNodeBundle" calcext:value-type="string">
            <text:p>Kunstmaan/KunstmaanNodeBundle</text:p>
          </table:table-cell>
        </table:table-row>
        <table:table-row table:style-name="ro1">
          <table:table-cell office:value-type="float" office:value="907148" calcext:value-type="float">
            <text:p>907148</text:p>
          </table:table-cell>
          <table:table-cell office:value-type="string" calcext:value-type="string">
            <text:p>https://api.github.com/repos/boxbilling/boxbilling</text:p>
          </table:table-cell>
          <table:table-cell table:formula="of:=REPLACE([.B523]; 1; 29; &quot;&quot;)" office:value-type="string" office:string-value="boxbilling/boxbilling" calcext:value-type="string">
            <text:p>boxbilling/boxbilling</text:p>
          </table:table-cell>
        </table:table-row>
        <table:table-row table:style-name="ro1">
          <table:table-cell office:value-type="float" office:value="915515" calcext:value-type="float">
            <text:p>915515</text:p>
          </table:table-cell>
          <table:table-cell office:value-type="string" calcext:value-type="string">
            <text:p>https://api.github.com/repos/gwcms/gwcms</text:p>
          </table:table-cell>
          <table:table-cell table:formula="of:=REPLACE([.B524]; 1; 29; &quot;&quot;)" office:value-type="string" office:string-value="gwcms/gwcms" calcext:value-type="string">
            <text:p>gwcms/gwcms</text:p>
          </table:table-cell>
        </table:table-row>
        <table:table-row table:style-name="ro1">
          <table:table-cell office:value-type="float" office:value="925501" calcext:value-type="float">
            <text:p>925501</text:p>
          </table:table-cell>
          <table:table-cell office:value-type="string" calcext:value-type="string">
            <text:p>https://api.github.com/repos/web2project/web2project</text:p>
          </table:table-cell>
          <table:table-cell table:formula="of:=REPLACE([.B525]; 1; 29; &quot;&quot;)" office:value-type="string" office:string-value="web2project/web2project" calcext:value-type="string">
            <text:p>web2project/web2project</text:p>
          </table:table-cell>
        </table:table-row>
        <table:table-row table:style-name="ro1">
          <table:table-cell office:value-type="float" office:value="930481" calcext:value-type="float">
            <text:p>930481</text:p>
          </table:table-cell>
          <table:table-cell office:value-type="string" calcext:value-type="string">
            <text:p>https://api.github.com/repos/Hackademic/hackademic</text:p>
          </table:table-cell>
          <table:table-cell table:formula="of:=REPLACE([.B526]; 1; 29; &quot;&quot;)" office:value-type="string" office:string-value="Hackademic/hackademic" calcext:value-type="string">
            <text:p>Hackademic/hackademic</text:p>
          </table:table-cell>
        </table:table-row>
        <table:table-row table:style-name="ro1">
          <table:table-cell office:value-type="float" office:value="940159" calcext:value-type="float">
            <text:p>940159</text:p>
          </table:table-cell>
          <table:table-cell office:value-type="string" calcext:value-type="string">
            <text:p>https://api.github.com/repos/Needlworks/Textcube</text:p>
          </table:table-cell>
          <table:table-cell table:formula="of:=REPLACE([.B527]; 1; 29; &quot;&quot;)" office:value-type="string" office:string-value="Needlworks/Textcube" calcext:value-type="string">
            <text:p>Needlworks/Textcube</text:p>
          </table:table-cell>
        </table:table-row>
        <table:table-row table:style-name="ro1">
          <table:table-cell office:value-type="float" office:value="950467" calcext:value-type="float">
            <text:p>950467</text:p>
          </table:table-cell>
          <table:table-cell office:value-type="string" calcext:value-type="string">
            <text:p>https://api.github.com/repos/linagora/OBM</text:p>
          </table:table-cell>
          <table:table-cell table:formula="of:=REPLACE([.B528]; 1; 29; &quot;&quot;)" office:value-type="string" office:string-value="linagora/OBM" calcext:value-type="string">
            <text:p>linagora/OBM</text:p>
          </table:table-cell>
        </table:table-row>
        <table:table-row table:style-name="ro1">
          <table:table-cell office:value-type="float" office:value="954176" calcext:value-type="float">
            <text:p>954176</text:p>
          </table:table-cell>
          <table:table-cell office:value-type="string" calcext:value-type="string">
            <text:p>https://api.github.com/repos/Ecwid/ecwid-wordpress-plugin</text:p>
          </table:table-cell>
          <table:table-cell table:formula="of:=REPLACE([.B529]; 1; 29; &quot;&quot;)" office:value-type="string" office:string-value="Ecwid/ecwid-wordpress-plugin" calcext:value-type="string">
            <text:p>Ecwid/ecwid-wordpress-plugin</text:p>
          </table:table-cell>
        </table:table-row>
        <table:table-row table:style-name="ro1">
          <table:table-cell office:value-type="float" office:value="955762" calcext:value-type="float">
            <text:p>955762</text:p>
          </table:table-cell>
          <table:table-cell office:value-type="string" calcext:value-type="string">
            <text:p>https://api.github.com/repos/thecookiefactory/thecookiefactoryorg</text:p>
          </table:table-cell>
          <table:table-cell table:formula="of:=REPLACE([.B530]; 1; 29; &quot;&quot;)" office:value-type="string" office:string-value="thecookiefactory/thecookiefactoryorg" calcext:value-type="string">
            <text:p>thecookiefactory/thecookiefactoryorg</text:p>
          </table:table-cell>
        </table:table-row>
        <table:table-row table:style-name="ro1">
          <table:table-cell office:value-type="float" office:value="966168" calcext:value-type="float">
            <text:p>966168</text:p>
          </table:table-cell>
          <table:table-cell office:value-type="string" calcext:value-type="string">
            <text:p>https://api.github.com/repos/scummvm/scummvm-web</text:p>
          </table:table-cell>
          <table:table-cell table:formula="of:=REPLACE([.B531]; 1; 29; &quot;&quot;)" office:value-type="string" office:string-value="scummvm/scummvm-web" calcext:value-type="string">
            <text:p>scummvm/scummvm-web</text:p>
          </table:table-cell>
        </table:table-row>
        <table:table-row table:style-name="ro1">
          <table:table-cell office:value-type="float" office:value="969106" calcext:value-type="float">
            <text:p>969106</text:p>
          </table:table-cell>
          <table:table-cell office:value-type="string" calcext:value-type="string">
            <text:p>https://api.github.com/repos/nukeviet/nukeviet</text:p>
          </table:table-cell>
          <table:table-cell table:formula="of:=REPLACE([.B532]; 1; 29; &quot;&quot;)" office:value-type="string" office:string-value="nukeviet/nukeviet" calcext:value-type="string">
            <text:p>nukeviet/nukeviet</text:p>
          </table:table-cell>
        </table:table-row>
        <table:table-row table:style-name="ro1">
          <table:table-cell office:value-type="float" office:value="971473" calcext:value-type="float">
            <text:p>971473</text:p>
          </table:table-cell>
          <table:table-cell office:value-type="string" calcext:value-type="string">
            <text:p>https://api.github.com/repos/czigor/zenekar</text:p>
          </table:table-cell>
          <table:table-cell table:formula="of:=REPLACE([.B533]; 1; 29; &quot;&quot;)" office:value-type="string" office:string-value="czigor/zenekar" calcext:value-type="string">
            <text:p>czigor/zenekar</text:p>
          </table:table-cell>
        </table:table-row>
        <table:table-row table:style-name="ro1">
          <table:table-cell office:value-type="float" office:value="972644" calcext:value-type="float">
            <text:p>972644</text:p>
          </table:table-cell>
          <table:table-cell office:value-type="string" calcext:value-type="string">
            <text:p>https://api.github.com/repos/illuminate/http</text:p>
          </table:table-cell>
          <table:table-cell table:formula="of:=REPLACE([.B534]; 1; 29; &quot;&quot;)" office:value-type="string" office:string-value="illuminate/http" calcext:value-type="string">
            <text:p>illuminate/http</text:p>
          </table:table-cell>
        </table:table-row>
        <table:table-row table:style-name="ro1">
          <table:table-cell office:value-type="float" office:value="979160" calcext:value-type="float">
            <text:p>979160</text:p>
          </table:table-cell>
          <table:table-cell office:value-type="string" calcext:value-type="string">
            <text:p>https://api.github.com/repos/DBCDK/bibdk_custom_search</text:p>
          </table:table-cell>
          <table:table-cell table:formula="of:=REPLACE([.B535]; 1; 29; &quot;&quot;)" office:value-type="string" office:string-value="DBCDK/bibdk_custom_search" calcext:value-type="string">
            <text:p>DBCDK/bibdk_custom_search</text:p>
          </table:table-cell>
        </table:table-row>
        <table:table-row table:style-name="ro1">
          <table:table-cell office:value-type="float" office:value="981448" calcext:value-type="float">
            <text:p>981448</text:p>
          </table:table-cell>
          <table:table-cell office:value-type="string" calcext:value-type="string">
            <text:p>https://api.github.com/repos/eclipse/pdt</text:p>
          </table:table-cell>
          <table:table-cell table:formula="of:=REPLACE([.B536]; 1; 29; &quot;&quot;)" office:value-type="string" office:string-value="eclipse/pdt" calcext:value-type="string">
            <text:p>eclipse/pdt</text:p>
          </table:table-cell>
        </table:table-row>
        <table:table-row table:style-name="ro1">
          <table:table-cell office:value-type="float" office:value="990099" calcext:value-type="float">
            <text:p>990099</text:p>
          </table:table-cell>
          <table:table-cell office:value-type="string" calcext:value-type="string">
            <text:p>https://api.github.com/repos/cashmusic/platform</text:p>
          </table:table-cell>
          <table:table-cell table:formula="of:=REPLACE([.B537]; 1; 29; &quot;&quot;)" office:value-type="string" office:string-value="cashmusic/platform" calcext:value-type="string">
            <text:p>cashmusic/platform</text:p>
          </table:table-cell>
        </table:table-row>
        <table:table-row table:style-name="ro1">
          <table:table-cell office:value-type="float" office:value="990868" calcext:value-type="float">
            <text:p>990868</text:p>
          </table:table-cell>
          <table:table-cell office:value-type="string" calcext:value-type="string">
            <text:p>https://api.github.com/repos/DBCDK/bibdk_frontend</text:p>
          </table:table-cell>
          <table:table-cell table:formula="of:=REPLACE([.B538]; 1; 29; &quot;&quot;)" office:value-type="string" office:string-value="DBCDK/bibdk_frontend" calcext:value-type="string">
            <text:p>DBCDK/bibdk_frontend</text:p>
          </table:table-cell>
        </table:table-row>
        <table:table-row table:style-name="ro1">
          <table:table-cell office:value-type="float" office:value="1008105" calcext:value-type="float">
            <text:p>1008105</text:p>
          </table:table-cell>
          <table:table-cell office:value-type="string" calcext:value-type="string">
            <text:p>https://api.github.com/repos/sexinfo/sexinfo</text:p>
          </table:table-cell>
          <table:table-cell table:formula="of:=REPLACE([.B539]; 1; 29; &quot;&quot;)" office:value-type="string" office:string-value="sexinfo/sexinfo" calcext:value-type="string">
            <text:p>sexinfo/sexinfo</text:p>
          </table:table-cell>
        </table:table-row>
        <table:table-row table:style-name="ro1">
          <table:table-cell office:value-type="float" office:value="1009774" calcext:value-type="float">
            <text:p>1009774</text:p>
          </table:table-cell>
          <table:table-cell office:value-type="string" calcext:value-type="string">
            <text:p>https://api.github.com/repos/xdebug/xdebug</text:p>
          </table:table-cell>
          <table:table-cell table:formula="of:=REPLACE([.B540]; 1; 29; &quot;&quot;)" office:value-type="string" office:string-value="xdebug/xdebug" calcext:value-type="string">
            <text:p>xdebug/xdebug</text:p>
          </table:table-cell>
        </table:table-row>
        <table:table-row table:style-name="ro1">
          <table:table-cell office:value-type="float" office:value="1016178" calcext:value-type="float">
            <text:p>1016178</text:p>
          </table:table-cell>
          <table:table-cell office:value-type="string" calcext:value-type="string">
            <text:p>https://api.github.com/repos/illuminate/console</text:p>
          </table:table-cell>
          <table:table-cell table:formula="of:=REPLACE([.B541]; 1; 29; &quot;&quot;)" office:value-type="string" office:string-value="illuminate/console" calcext:value-type="string">
            <text:p>illuminate/console</text:p>
          </table:table-cell>
        </table:table-row>
        <table:table-row table:style-name="ro1">
          <table:table-cell office:value-type="float" office:value="1034091" calcext:value-type="float">
            <text:p>1034091</text:p>
          </table:table-cell>
          <table:table-cell office:value-type="string" calcext:value-type="string">
            <text:p>https://api.github.com/repos/cultuurnet/culturefeed</text:p>
          </table:table-cell>
          <table:table-cell table:formula="of:=REPLACE([.B542]; 1; 29; &quot;&quot;)" office:value-type="string" office:string-value="cultuurnet/culturefeed" calcext:value-type="string">
            <text:p>cultuurnet/culturefeed</text:p>
          </table:table-cell>
        </table:table-row>
        <table:table-row table:style-name="ro1">
          <table:table-cell office:value-type="float" office:value="1037420" calcext:value-type="float">
            <text:p>1037420</text:p>
          </table:table-cell>
          <table:table-cell office:value-type="string" calcext:value-type="string">
            <text:p>https://api.github.com/repos/electerious/Lychee</text:p>
          </table:table-cell>
          <table:table-cell table:formula="of:=REPLACE([.B543]; 1; 29; &quot;&quot;)" office:value-type="string" office:string-value="electerious/Lychee" calcext:value-type="string">
            <text:p>electerious/Lychee</text:p>
          </table:table-cell>
        </table:table-row>
        <table:table-row table:style-name="ro1">
          <table:table-cell office:value-type="float" office:value="1041325" calcext:value-type="float">
            <text:p>1041325</text:p>
          </table:table-cell>
          <table:table-cell office:value-type="string" calcext:value-type="string">
            <text:p>https://api.github.com/repos/zenphoto/zenphoto</text:p>
          </table:table-cell>
          <table:table-cell table:formula="of:=REPLACE([.B544]; 1; 29; &quot;&quot;)" office:value-type="string" office:string-value="zenphoto/zenphoto" calcext:value-type="string">
            <text:p>zenphoto/zenphoto</text:p>
          </table:table-cell>
        </table:table-row>
        <table:table-row table:style-name="ro1">
          <table:table-cell office:value-type="float" office:value="1060750" calcext:value-type="float">
            <text:p>1060750</text:p>
          </table:table-cell>
          <table:table-cell office:value-type="string" calcext:value-type="string">
            <text:p>https://api.github.com/repos/axis/axiscommerce</text:p>
          </table:table-cell>
          <table:table-cell table:formula="of:=REPLACE([.B545]; 1; 29; &quot;&quot;)" office:value-type="string" office:string-value="axis/axiscommerce" calcext:value-type="string">
            <text:p>axis/axiscommerce</text:p>
          </table:table-cell>
        </table:table-row>
        <table:table-row table:style-name="ro1">
          <table:table-cell office:value-type="float" office:value="1095007" calcext:value-type="float">
            <text:p>1095007</text:p>
          </table:table-cell>
          <table:table-cell office:value-type="string" calcext:value-type="string">
            <text:p>https://api.github.com/repos/philippK-de/Collabtive</text:p>
          </table:table-cell>
          <table:table-cell table:formula="of:=REPLACE([.B546]; 1; 29; &quot;&quot;)" office:value-type="string" office:string-value="philippK-de/Collabtive" calcext:value-type="string">
            <text:p>philippK-de/Collabtive</text:p>
          </table:table-cell>
        </table:table-row>
        <table:table-row table:style-name="ro1">
          <table:table-cell office:value-type="float" office:value="1219597" calcext:value-type="float">
            <text:p>1219597</text:p>
          </table:table-cell>
          <table:table-cell office:value-type="string" calcext:value-type="string">
            <text:p>https://api.github.com/repos/Arcavias/arcavias-core</text:p>
          </table:table-cell>
          <table:table-cell table:formula="of:=REPLACE([.B547]; 1; 29; &quot;&quot;)" office:value-type="string" office:string-value="Arcavias/arcavias-core" calcext:value-type="string">
            <text:p>Arcavias/arcavias-core</text:p>
          </table:table-cell>
        </table:table-row>
        <table:table-row table:style-name="ro1">
          <table:table-cell office:value-type="float" office:value="1350113" calcext:value-type="float">
            <text:p>1350113</text:p>
          </table:table-cell>
          <table:table-cell office:value-type="string" calcext:value-type="string">
            <text:p>https://api.github.com/repos/oscarotero/Embed</text:p>
          </table:table-cell>
          <table:table-cell table:formula="of:=REPLACE([.B548]; 1; 29; &quot;&quot;)" office:value-type="string" office:string-value="oscarotero/Embed" calcext:value-type="string">
            <text:p>oscarotero/Embed</text:p>
          </table:table-cell>
        </table:table-row>
        <table:table-row table:style-name="ro1">
          <table:table-cell office:value-type="float" office:value="1350219" calcext:value-type="float">
            <text:p>1350219</text:p>
          </table:table-cell>
          <table:table-cell office:value-type="string" calcext:value-type="string">
            <text:p>https://api.github.com/repos/aws/aws-sdk-php</text:p>
          </table:table-cell>
          <table:table-cell table:formula="of:=REPLACE([.B549]; 1; 29; &quot;&quot;)" office:value-type="string" office:string-value="aws/aws-sdk-php" calcext:value-type="string">
            <text:p>aws/aws-sdk-php</text:p>
          </table:table-cell>
        </table:table-row>
        <table:table-row table:style-name="ro1">
          <table:table-cell office:value-type="float" office:value="1350960" calcext:value-type="float">
            <text:p>1350960</text:p>
          </table:table-cell>
          <table:table-cell office:value-type="string" calcext:value-type="string">
            <text:p>https://api.github.com/repos/wikimedia/mediawiki</text:p>
          </table:table-cell>
          <table:table-cell table:formula="of:=REPLACE([.B550]; 1; 29; &quot;&quot;)" office:value-type="string" office:string-value="wikimedia/mediawiki" calcext:value-type="string">
            <text:p>wikimedia/mediawiki</text:p>
          </table:table-cell>
        </table:table-row>
        <table:table-row table:style-name="ro1">
          <table:table-cell office:value-type="float" office:value="1360482" calcext:value-type="float">
            <text:p>1360482</text:p>
          </table:table-cell>
          <table:table-cell office:value-type="string" calcext:value-type="string">
            <text:p>https://api.github.com/repos/Wikia/app</text:p>
          </table:table-cell>
          <table:table-cell table:formula="of:=REPLACE([.B551]; 1; 29; &quot;&quot;)" office:value-type="string" office:string-value="Wikia/app" calcext:value-type="string">
            <text:p>Wikia/app</text:p>
          </table:table-cell>
        </table:table-row>
        <table:table-row table:style-name="ro1">
          <table:table-cell office:value-type="float" office:value="1366404" calcext:value-type="float">
            <text:p>1366404</text:p>
          </table:table-cell>
          <table:table-cell office:value-type="string" calcext:value-type="string">
            <text:p>https://api.github.com/repos/magento-hackathon/composer-repository</text:p>
          </table:table-cell>
          <table:table-cell table:formula="of:=REPLACE([.B552]; 1; 29; &quot;&quot;)" office:value-type="string" office:string-value="magento-hackathon/composer-repository" calcext:value-type="string">
            <text:p>magento-hackathon/composer-repository</text:p>
          </table:table-cell>
        </table:table-row>
        <table:table-row table:style-name="ro1">
          <table:table-cell office:value-type="float" office:value="1367897" calcext:value-type="float">
            <text:p>1367897</text:p>
          </table:table-cell>
          <table:table-cell office:value-type="string" calcext:value-type="string">
            <text:p>https://api.github.com/repos/graphpaperpress/Sell-Media</text:p>
          </table:table-cell>
          <table:table-cell table:formula="of:=REPLACE([.B553]; 1; 29; &quot;&quot;)" office:value-type="string" office:string-value="graphpaperpress/Sell-Media" calcext:value-type="string">
            <text:p>graphpaperpress/Sell-Media</text:p>
          </table:table-cell>
        </table:table-row>
        <table:table-row table:style-name="ro1">
          <table:table-cell office:value-type="float" office:value="1368758" calcext:value-type="float">
            <text:p>1368758</text:p>
          </table:table-cell>
          <table:table-cell office:value-type="string" calcext:value-type="string">
            <text:p>https://api.github.com/repos/KSST/KF</text:p>
          </table:table-cell>
          <table:table-cell table:formula="of:=REPLACE([.B554]; 1; 29; &quot;&quot;)" office:value-type="string" office:string-value="KSST/KF" calcext:value-type="string">
            <text:p>KSST/KF</text:p>
          </table:table-cell>
        </table:table-row>
        <table:table-row table:style-name="ro1">
          <table:table-cell office:value-type="float" office:value="1368940" calcext:value-type="float">
            <text:p>1368940</text:p>
          </table:table-cell>
          <table:table-cell office:value-type="string" calcext:value-type="string">
            <text:p>https://api.github.com/repos/wikimedia/mediawiki-extensions-Wikibase</text:p>
          </table:table-cell>
          <table:table-cell table:formula="of:=REPLACE([.B555]; 1; 29; &quot;&quot;)" office:value-type="string" office:string-value="wikimedia/mediawiki-extensions-Wikibase" calcext:value-type="string">
            <text:p>wikimedia/mediawiki-extensions-Wikibase</text:p>
          </table:table-cell>
        </table:table-row>
        <table:table-row table:style-name="ro1">
          <table:table-cell office:value-type="float" office:value="1369176" calcext:value-type="float">
            <text:p>1369176</text:p>
          </table:table-cell>
          <table:table-cell office:value-type="string" calcext:value-type="string">
            <text:p>https://api.github.com/repos/emoncms/emoncms</text:p>
          </table:table-cell>
          <table:table-cell table:formula="of:=REPLACE([.B556]; 1; 29; &quot;&quot;)" office:value-type="string" office:string-value="emoncms/emoncms" calcext:value-type="string">
            <text:p>emoncms/emoncms</text:p>
          </table:table-cell>
        </table:table-row>
        <table:table-row table:style-name="ro1">
          <table:table-cell office:value-type="float" office:value="1369530" calcext:value-type="float">
            <text:p>1369530</text:p>
          </table:table-cell>
          <table:table-cell office:value-type="string" calcext:value-type="string">
            <text:p>https://api.github.com/repos/FrozenNode/Laravel-Administrator</text:p>
          </table:table-cell>
          <table:table-cell table:formula="of:=REPLACE([.B557]; 1; 29; &quot;&quot;)" office:value-type="string" office:string-value="FrozenNode/Laravel-Administrator" calcext:value-type="string">
            <text:p>FrozenNode/Laravel-Administrator</text:p>
          </table:table-cell>
        </table:table-row>
        <table:table-row table:style-name="ro1">
          <table:table-cell office:value-type="float" office:value="1371041" calcext:value-type="float">
            <text:p>1371041</text:p>
          </table:table-cell>
          <table:table-cell office:value-type="string" calcext:value-type="string">
            <text:p>https://api.github.com/repos/KodiCMS-Kohana/cms</text:p>
          </table:table-cell>
          <table:table-cell table:formula="of:=REPLACE([.B558]; 1; 29; &quot;&quot;)" office:value-type="string" office:string-value="KodiCMS-Kohana/cms" calcext:value-type="string">
            <text:p>KodiCMS-Kohana/cms</text:p>
          </table:table-cell>
        </table:table-row>
        <table:table-row table:style-name="ro1">
          <table:table-cell office:value-type="float" office:value="1377680" calcext:value-type="float">
            <text:p>1377680</text:p>
          </table:table-cell>
          <table:table-cell office:value-type="string" calcext:value-type="string">
            <text:p>https://api.github.com/repos/shownotesArchive/shownot.es</text:p>
          </table:table-cell>
          <table:table-cell table:formula="of:=REPLACE([.B559]; 1; 29; &quot;&quot;)" office:value-type="string" office:string-value="shownotesArchive/shownot.es" calcext:value-type="string">
            <text:p>shownotesArchive/shownot.es</text:p>
          </table:table-cell>
        </table:table-row>
        <table:table-row table:style-name="ro1">
          <table:table-cell office:value-type="float" office:value="1378984" calcext:value-type="float">
            <text:p>1378984</text:p>
          </table:table-cell>
          <table:table-cell office:value-type="string" calcext:value-type="string">
            <text:p>https://api.github.com/repos/Joomla-Bible-Study/Joomla-Bible-Study</text:p>
          </table:table-cell>
          <table:table-cell table:formula="of:=REPLACE([.B560]; 1; 29; &quot;&quot;)" office:value-type="string" office:string-value="Joomla-Bible-Study/Joomla-Bible-Study" calcext:value-type="string">
            <text:p>Joomla-Bible-Study/Joomla-Bible-Study</text:p>
          </table:table-cell>
        </table:table-row>
        <table:table-row table:style-name="ro1">
          <table:table-cell office:value-type="float" office:value="1379640" calcext:value-type="float">
            <text:p>1379640</text:p>
          </table:table-cell>
          <table:table-cell office:value-type="string" calcext:value-type="string">
            <text:p>https://api.github.com/repos/moztw/central</text:p>
          </table:table-cell>
          <table:table-cell table:formula="of:=REPLACE([.B561]; 1; 29; &quot;&quot;)" office:value-type="string" office:string-value="moztw/central" calcext:value-type="string">
            <text:p>moztw/central</text:p>
          </table:table-cell>
        </table:table-row>
        <table:table-row table:style-name="ro1">
          <table:table-cell office:value-type="float" office:value="1381261" calcext:value-type="float">
            <text:p>1381261</text:p>
          </table:table-cell>
          <table:table-cell office:value-type="string" calcext:value-type="string">
            <text:p>https://api.github.com/repos/Sylius/SyliusResourceBundle</text:p>
          </table:table-cell>
          <table:table-cell table:formula="of:=REPLACE([.B562]; 1; 29; &quot;&quot;)" office:value-type="string" office:string-value="Sylius/SyliusResourceBundle" calcext:value-type="string">
            <text:p>Sylius/SyliusResourceBundle</text:p>
          </table:table-cell>
        </table:table-row>
        <table:table-row table:style-name="ro1">
          <table:table-cell office:value-type="float" office:value="1393213" calcext:value-type="float">
            <text:p>1393213</text:p>
          </table:table-cell>
          <table:table-cell office:value-type="string" calcext:value-type="string">
            <text:p>https://api.github.com/repos/pcpfukuoka/pcp2012</text:p>
          </table:table-cell>
          <table:table-cell table:formula="of:=REPLACE([.B563]; 1; 29; &quot;&quot;)" office:value-type="string" office:string-value="pcpfukuoka/pcp2012" calcext:value-type="string">
            <text:p>pcpfukuoka/pcp2012</text:p>
          </table:table-cell>
        </table:table-row>
        <table:table-row table:style-name="ro1">
          <table:table-cell office:value-type="float" office:value="1393951" calcext:value-type="float">
            <text:p>1393951</text:p>
          </table:table-cell>
          <table:table-cell office:value-type="string" calcext:value-type="string">
            <text:p>https://api.github.com/repos/wikimedia/mediawiki-extensions-Echo</text:p>
          </table:table-cell>
          <table:table-cell table:formula="of:=REPLACE([.B564]; 1; 29; &quot;&quot;)" office:value-type="string" office:string-value="wikimedia/mediawiki-extensions-Echo" calcext:value-type="string">
            <text:p>wikimedia/mediawiki-extensions-Echo</text:p>
          </table:table-cell>
        </table:table-row>
        <table:table-row table:style-name="ro1">
          <table:table-cell office:value-type="float" office:value="1401661" calcext:value-type="float">
            <text:p>1401661</text:p>
          </table:table-cell>
          <table:table-cell office:value-type="string" calcext:value-type="string">
            <text:p>https://api.github.com/repos/robmorgan/phinx</text:p>
          </table:table-cell>
          <table:table-cell table:formula="of:=REPLACE([.B565]; 1; 29; &quot;&quot;)" office:value-type="string" office:string-value="robmorgan/phinx" calcext:value-type="string">
            <text:p>robmorgan/phinx</text:p>
          </table:table-cell>
        </table:table-row>
        <table:table-row table:style-name="ro1">
          <table:table-cell office:value-type="float" office:value="1403444" calcext:value-type="float">
            <text:p>1403444</text:p>
          </table:table-cell>
          <table:table-cell office:value-type="string" calcext:value-type="string">
            <text:p>https://api.github.com/repos/sayakb/sticky-notes</text:p>
          </table:table-cell>
          <table:table-cell table:formula="of:=REPLACE([.B566]; 1; 29; &quot;&quot;)" office:value-type="string" office:string-value="sayakb/sticky-notes" calcext:value-type="string">
            <text:p>sayakb/sticky-notes</text:p>
          </table:table-cell>
        </table:table-row>
        <table:table-row table:style-name="ro1">
          <table:table-cell office:value-type="float" office:value="1406731" calcext:value-type="float">
            <text:p>1406731</text:p>
          </table:table-cell>
          <table:table-cell office:value-type="string" calcext:value-type="string">
            <text:p>https://api.github.com/repos/obiba/mica</text:p>
          </table:table-cell>
          <table:table-cell table:formula="of:=REPLACE([.B567]; 1; 29; &quot;&quot;)" office:value-type="string" office:string-value="obiba/mica" calcext:value-type="string">
            <text:p>obiba/mica</text:p>
          </table:table-cell>
        </table:table-row>
        <table:table-row table:style-name="ro1">
          <table:table-cell office:value-type="float" office:value="1406806" calcext:value-type="float">
            <text:p>1406806</text:p>
          </table:table-cell>
          <table:table-cell office:value-type="string" calcext:value-type="string">
            <text:p>https://api.github.com/repos/Anakeen/dynacase-core</text:p>
          </table:table-cell>
          <table:table-cell table:formula="of:=REPLACE([.B568]; 1; 29; &quot;&quot;)" office:value-type="string" office:string-value="Anakeen/dynacase-core" calcext:value-type="string">
            <text:p>Anakeen/dynacase-core</text:p>
          </table:table-cell>
        </table:table-row>
        <table:table-row table:style-name="ro1">
          <table:table-cell office:value-type="float" office:value="1407572" calcext:value-type="float">
            <text:p>1407572</text:p>
          </table:table-cell>
          <table:table-cell office:value-type="string" calcext:value-type="string">
            <text:p>https://api.github.com/repos/wikimedia/mediawiki-extensions-EventLogging</text:p>
          </table:table-cell>
          <table:table-cell table:formula="of:=REPLACE([.B569]; 1; 29; &quot;&quot;)" office:value-type="string" office:string-value="wikimedia/mediawiki-extensions-EventLogging" calcext:value-type="string">
            <text:p>wikimedia/mediawiki-extensions-EventLogging</text:p>
          </table:table-cell>
        </table:table-row>
        <table:table-row table:style-name="ro1">
          <table:table-cell office:value-type="float" office:value="1410705" calcext:value-type="float">
            <text:p>1410705</text:p>
          </table:table-cell>
          <table:table-cell office:value-type="string" calcext:value-type="string">
            <text:p>https://api.github.com/repos/maxsite/cms</text:p>
          </table:table-cell>
          <table:table-cell table:formula="of:=REPLACE([.B570]; 1; 29; &quot;&quot;)" office:value-type="string" office:string-value="maxsite/cms" calcext:value-type="string">
            <text:p>maxsite/cms</text:p>
          </table:table-cell>
        </table:table-row>
        <table:table-row table:style-name="ro1">
          <table:table-cell office:value-type="float" office:value="1422798" calcext:value-type="float">
            <text:p>1422798</text:p>
          </table:table-cell>
          <table:table-cell office:value-type="string" calcext:value-type="string">
            <text:p>https://api.github.com/repos/cyberchimps/core</text:p>
          </table:table-cell>
          <table:table-cell table:formula="of:=REPLACE([.B571]; 1; 29; &quot;&quot;)" office:value-type="string" office:string-value="cyberchimps/core" calcext:value-type="string">
            <text:p>cyberchimps/core</text:p>
          </table:table-cell>
        </table:table-row>
        <table:table-row table:style-name="ro1">
          <table:table-cell office:value-type="float" office:value="1430784" calcext:value-type="float">
            <text:p>1430784</text:p>
          </table:table-cell>
          <table:table-cell office:value-type="string" calcext:value-type="string">
            <text:p>https://api.github.com/repos/qcubed/qcubed</text:p>
          </table:table-cell>
          <table:table-cell table:formula="of:=REPLACE([.B572]; 1; 29; &quot;&quot;)" office:value-type="string" office:string-value="qcubed/qcubed" calcext:value-type="string">
            <text:p>qcubed/qcubed</text:p>
          </table:table-cell>
        </table:table-row>
        <table:table-row table:style-name="ro1">
          <table:table-cell office:value-type="float" office:value="1432220" calcext:value-type="float">
            <text:p>1432220</text:p>
          </table:table-cell>
          <table:table-cell office:value-type="string" calcext:value-type="string">
            <text:p>https://api.github.com/repos/punktDe/pt_extbase</text:p>
          </table:table-cell>
          <table:table-cell table:formula="of:=REPLACE([.B573]; 1; 29; &quot;&quot;)" office:value-type="string" office:string-value="punktDe/pt_extbase" calcext:value-type="string">
            <text:p>punktDe/pt_extbase</text:p>
          </table:table-cell>
        </table:table-row>
        <table:table-row table:style-name="ro1">
          <table:table-cell office:value-type="float" office:value="1439467" calcext:value-type="float">
            <text:p>1439467</text:p>
          </table:table-cell>
          <table:table-cell office:value-type="string" calcext:value-type="string">
            <text:p>https://api.github.com/repos/illuminate/mail</text:p>
          </table:table-cell>
          <table:table-cell table:formula="of:=REPLACE([.B574]; 1; 29; &quot;&quot;)" office:value-type="string" office:string-value="illuminate/mail" calcext:value-type="string">
            <text:p>illuminate/mail</text:p>
          </table:table-cell>
        </table:table-row>
        <table:table-row table:style-name="ro1">
          <table:table-cell office:value-type="float" office:value="1449421" calcext:value-type="float">
            <text:p>1449421</text:p>
          </table:table-cell>
          <table:table-cell office:value-type="string" calcext:value-type="string">
            <text:p>https://api.github.com/repos/lucifurious/kisma</text:p>
          </table:table-cell>
          <table:table-cell table:formula="of:=REPLACE([.B575]; 1; 29; &quot;&quot;)" office:value-type="string" office:string-value="lucifurious/kisma" calcext:value-type="string">
            <text:p>lucifurious/kisma</text:p>
          </table:table-cell>
        </table:table-row>
        <table:table-row table:style-name="ro1">
          <table:table-cell office:value-type="float" office:value="1449513" calcext:value-type="float">
            <text:p>1449513</text:p>
          </table:table-cell>
          <table:table-cell office:value-type="string" calcext:value-type="string">
            <text:p>https://api.github.com/repos/wikimedia/mediawiki-extensions-ProofreadPage</text:p>
          </table:table-cell>
          <table:table-cell table:formula="of:=REPLACE([.B576]; 1; 29; &quot;&quot;)" office:value-type="string" office:string-value="wikimedia/mediawiki-extensions-ProofreadPage" calcext:value-type="string">
            <text:p>wikimedia/mediawiki-extensions-ProofreadPage</text:p>
          </table:table-cell>
        </table:table-row>
        <table:table-row table:style-name="ro1">
          <table:table-cell office:value-type="float" office:value="1450191" calcext:value-type="float">
            <text:p>1450191</text:p>
          </table:table-cell>
          <table:table-cell office:value-type="string" calcext:value-type="string">
            <text:p>https://api.github.com/repos/dreamingmind/bindery</text:p>
          </table:table-cell>
          <table:table-cell table:formula="of:=REPLACE([.B577]; 1; 29; &quot;&quot;)" office:value-type="string" office:string-value="dreamingmind/bindery" calcext:value-type="string">
            <text:p>dreamingmind/bindery</text:p>
          </table:table-cell>
        </table:table-row>
        <table:table-row table:style-name="ro1">
          <table:table-cell office:value-type="float" office:value="1450586" calcext:value-type="float">
            <text:p>1450586</text:p>
          </table:table-cell>
          <table:table-cell office:value-type="string" calcext:value-type="string">
            <text:p>https://api.github.com/repos/open2/gnuboard4-buldang-pack</text:p>
          </table:table-cell>
          <table:table-cell table:formula="of:=REPLACE([.B578]; 1; 29; &quot;&quot;)" office:value-type="string" office:string-value="open2/gnuboard4-buldang-pack" calcext:value-type="string">
            <text:p>open2/gnuboard4-buldang-pack</text:p>
          </table:table-cell>
        </table:table-row>
        <table:table-row table:style-name="ro1">
          <table:table-cell office:value-type="float" office:value="1451903" calcext:value-type="float">
            <text:p>1451903</text:p>
          </table:table-cell>
          <table:table-cell office:value-type="string" calcext:value-type="string">
            <text:p>https://api.github.com/repos/wikimedia/mediawiki-extensions-MathSearch</text:p>
          </table:table-cell>
          <table:table-cell table:formula="of:=REPLACE([.B579]; 1; 29; &quot;&quot;)" office:value-type="string" office:string-value="wikimedia/mediawiki-extensions-MathSearch" calcext:value-type="string">
            <text:p>wikimedia/mediawiki-extensions-MathSearch</text:p>
          </table:table-cell>
        </table:table-row>
        <table:table-row table:style-name="ro1">
          <table:table-cell office:value-type="float" office:value="1452530" calcext:value-type="float">
            <text:p>1452530</text:p>
          </table:table-cell>
          <table:table-cell office:value-type="string" calcext:value-type="string">
            <text:p>https://api.github.com/repos/wikimedia/mediawiki-extensions-CategoryTree</text:p>
          </table:table-cell>
          <table:table-cell table:formula="of:=REPLACE([.B580]; 1; 29; &quot;&quot;)" office:value-type="string" office:string-value="wikimedia/mediawiki-extensions-CategoryTree" calcext:value-type="string">
            <text:p>wikimedia/mediawiki-extensions-CategoryTree</text:p>
          </table:table-cell>
        </table:table-row>
        <table:table-row table:style-name="ro1">
          <table:table-cell office:value-type="float" office:value="1454871" calcext:value-type="float">
            <text:p>1454871</text:p>
          </table:table-cell>
          <table:table-cell office:value-type="string" calcext:value-type="string">
            <text:p>https://api.github.com/repos/CatoTH/antragsgruen</text:p>
          </table:table-cell>
          <table:table-cell table:formula="of:=REPLACE([.B581]; 1; 29; &quot;&quot;)" office:value-type="string" office:string-value="CatoTH/antragsgruen" calcext:value-type="string">
            <text:p>CatoTH/antragsgruen</text:p>
          </table:table-cell>
        </table:table-row>
        <table:table-row table:style-name="ro1">
          <table:table-cell office:value-type="float" office:value="1458888" calcext:value-type="float">
            <text:p>1458888</text:p>
          </table:table-cell>
          <table:table-cell office:value-type="string" calcext:value-type="string">
            <text:p>https://api.github.com/repos/wikimedia/mediawiki-extensions-SemanticMediaWiki</text:p>
          </table:table-cell>
          <table:table-cell table:formula="of:=REPLACE([.B582]; 1; 29; &quot;&quot;)" office:value-type="string" office:string-value="wikimedia/mediawiki-extensions-SemanticMediaWiki" calcext:value-type="string">
            <text:p>wikimedia/mediawiki-extensions-SemanticMediaWiki</text:p>
          </table:table-cell>
        </table:table-row>
        <table:table-row table:style-name="ro1">
          <table:table-cell office:value-type="float" office:value="1465702" calcext:value-type="float">
            <text:p>1465702</text:p>
          </table:table-cell>
          <table:table-cell office:value-type="string" calcext:value-type="string">
            <text:p>https://api.github.com/repos/atoum/atoum</text:p>
          </table:table-cell>
          <table:table-cell table:formula="of:=REPLACE([.B583]; 1; 29; &quot;&quot;)" office:value-type="string" office:string-value="atoum/atoum" calcext:value-type="string">
            <text:p>atoum/atoum</text:p>
          </table:table-cell>
        </table:table-row>
        <table:table-row table:style-name="ro1">
          <table:table-cell office:value-type="float" office:value="1470637" calcext:value-type="float">
            <text:p>1470637</text:p>
          </table:table-cell>
          <table:table-cell office:value-type="string" calcext:value-type="string">
            <text:p>https://api.github.com/repos/wikimedia/mediawiki-extensions-CentralNotice</text:p>
          </table:table-cell>
          <table:table-cell table:formula="of:=REPLACE([.B584]; 1; 29; &quot;&quot;)" office:value-type="string" office:string-value="wikimedia/mediawiki-extensions-CentralNotice" calcext:value-type="string">
            <text:p>wikimedia/mediawiki-extensions-CentralNotice</text:p>
          </table:table-cell>
        </table:table-row>
        <table:table-row table:style-name="ro1">
          <table:table-cell office:value-type="float" office:value="1471322" calcext:value-type="float">
            <text:p>1471322</text:p>
          </table:table-cell>
          <table:table-cell office:value-type="string" calcext:value-type="string">
            <text:p>https://api.github.com/repos/openeyes/-deprecated-OphCiExamination</text:p>
          </table:table-cell>
          <table:table-cell table:formula="of:=REPLACE([.B585]; 1; 29; &quot;&quot;)" office:value-type="string" office:string-value="openeyes/-deprecated-OphCiExamination" calcext:value-type="string">
            <text:p>openeyes/-deprecated-OphCiExamination</text:p>
          </table:table-cell>
        </table:table-row>
        <table:table-row table:style-name="ro1">
          <table:table-cell office:value-type="float" office:value="1471859" calcext:value-type="float">
            <text:p>1471859</text:p>
          </table:table-cell>
          <table:table-cell office:value-type="string" calcext:value-type="string">
            <text:p>https://api.github.com/repos/nette/latte</text:p>
          </table:table-cell>
          <table:table-cell table:formula="of:=REPLACE([.B586]; 1; 29; &quot;&quot;)" office:value-type="string" office:string-value="nette/latte" calcext:value-type="string">
            <text:p>nette/latte</text:p>
          </table:table-cell>
        </table:table-row>
        <table:table-row table:style-name="ro1">
          <table:table-cell office:value-type="float" office:value="1473429" calcext:value-type="float">
            <text:p>1473429</text:p>
          </table:table-cell>
          <table:table-cell office:value-type="string" calcext:value-type="string">
            <text:p>https://api.github.com/repos/wikimedia/mediawiki-extensions-SemanticForms</text:p>
          </table:table-cell>
          <table:table-cell table:formula="of:=REPLACE([.B587]; 1; 29; &quot;&quot;)" office:value-type="string" office:string-value="wikimedia/mediawiki-extensions-SemanticForms" calcext:value-type="string">
            <text:p>wikimedia/mediawiki-extensions-SemanticForms</text:p>
          </table:table-cell>
        </table:table-row>
        <table:table-row table:style-name="ro1">
          <table:table-cell office:value-type="float" office:value="1476094" calcext:value-type="float">
            <text:p>1476094</text:p>
          </table:table-cell>
          <table:table-cell office:value-type="string" calcext:value-type="string">
            <text:p>https://api.github.com/repos/wikimedia/mediawiki-extensions-UniversalLanguageSelector</text:p>
          </table:table-cell>
          <table:table-cell table:formula="of:=REPLACE([.B588]; 1; 29; &quot;&quot;)" office:value-type="string" office:string-value="wikimedia/mediawiki-extensions-UniversalLanguageSelector" calcext:value-type="string">
            <text:p>wikimedia/mediawiki-extensions-UniversalLanguageSelector</text:p>
          </table:table-cell>
        </table:table-row>
        <table:table-row table:style-name="ro1">
          <table:table-cell office:value-type="float" office:value="1480566" calcext:value-type="float">
            <text:p>1480566</text:p>
          </table:table-cell>
          <table:table-cell office:value-type="string" calcext:value-type="string">
            <text:p>https://api.github.com/repos/wikimedia/mediawiki-extensions-Translate</text:p>
          </table:table-cell>
          <table:table-cell table:formula="of:=REPLACE([.B589]; 1; 29; &quot;&quot;)" office:value-type="string" office:string-value="wikimedia/mediawiki-extensions-Translate" calcext:value-type="string">
            <text:p>wikimedia/mediawiki-extensions-Translate</text:p>
          </table:table-cell>
        </table:table-row>
        <table:table-row table:style-name="ro1">
          <table:table-cell office:value-type="float" office:value="1487862" calcext:value-type="float">
            <text:p>1487862</text:p>
          </table:table-cell>
          <table:table-cell office:value-type="string" calcext:value-type="string">
            <text:p>https://api.github.com/repos/e107inc/e107</text:p>
          </table:table-cell>
          <table:table-cell table:formula="of:=REPLACE([.B590]; 1; 29; &quot;&quot;)" office:value-type="string" office:string-value="e107inc/e107" calcext:value-type="string">
            <text:p>e107inc/e107</text:p>
          </table:table-cell>
        </table:table-row>
        <table:table-row table:style-name="ro1">
          <table:table-cell office:value-type="float" office:value="1489378" calcext:value-type="float">
            <text:p>1489378</text:p>
          </table:table-cell>
          <table:table-cell office:value-type="string" calcext:value-type="string">
            <text:p>https://api.github.com/repos/wikimedia/mediawiki-extensions-DonationInterface</text:p>
          </table:table-cell>
          <table:table-cell table:formula="of:=REPLACE([.B591]; 1; 29; &quot;&quot;)" office:value-type="string" office:string-value="wikimedia/mediawiki-extensions-DonationInterface" calcext:value-type="string">
            <text:p>wikimedia/mediawiki-extensions-DonationInterface</text:p>
          </table:table-cell>
        </table:table-row>
        <table:table-row table:style-name="ro1">
          <table:table-cell office:value-type="float" office:value="1491116" calcext:value-type="float">
            <text:p>1491116</text:p>
          </table:table-cell>
          <table:table-cell office:value-type="string" calcext:value-type="string">
            <text:p>https://api.github.com/repos/KevinMarete/ADT</text:p>
          </table:table-cell>
          <table:table-cell table:formula="of:=REPLACE([.B592]; 1; 29; &quot;&quot;)" office:value-type="string" office:string-value="KevinMarete/ADT" calcext:value-type="string">
            <text:p>KevinMarete/ADT</text:p>
          </table:table-cell>
        </table:table-row>
        <table:table-row table:style-name="ro1">
          <table:table-cell office:value-type="float" office:value="1491283" calcext:value-type="float">
            <text:p>1491283</text:p>
          </table:table-cell>
          <table:table-cell office:value-type="string" calcext:value-type="string">
            <text:p>https://api.github.com/repos/reliv/Rcm</text:p>
          </table:table-cell>
          <table:table-cell table:formula="of:=REPLACE([.B593]; 1; 29; &quot;&quot;)" office:value-type="string" office:string-value="reliv/Rcm" calcext:value-type="string">
            <text:p>reliv/Rcm</text:p>
          </table:table-cell>
        </table:table-row>
        <table:table-row table:style-name="ro1">
          <table:table-cell office:value-type="float" office:value="1499340" calcext:value-type="float">
            <text:p>1499340</text:p>
          </table:table-cell>
          <table:table-cell office:value-type="string" calcext:value-type="string">
            <text:p>https://api.github.com/repos/wikimedia/mediawiki-extensions-Collection</text:p>
          </table:table-cell>
          <table:table-cell table:formula="of:=REPLACE([.B594]; 1; 29; &quot;&quot;)" office:value-type="string" office:string-value="wikimedia/mediawiki-extensions-Collection" calcext:value-type="string">
            <text:p>wikimedia/mediawiki-extensions-Collection</text:p>
          </table:table-cell>
        </table:table-row>
        <table:table-row table:style-name="ro1">
          <table:table-cell office:value-type="float" office:value="1499376" calcext:value-type="float">
            <text:p>1499376</text:p>
          </table:table-cell>
          <table:table-cell office:value-type="string" calcext:value-type="string">
            <text:p>https://api.github.com/repos/wikimedia/mediawiki-extensions-EducationProgram</text:p>
          </table:table-cell>
          <table:table-cell table:formula="of:=REPLACE([.B595]; 1; 29; &quot;&quot;)" office:value-type="string" office:string-value="wikimedia/mediawiki-extensions-EducationProgram" calcext:value-type="string">
            <text:p>wikimedia/mediawiki-extensions-EducationProgram</text:p>
          </table:table-cell>
        </table:table-row>
        <table:table-row table:style-name="ro1">
          <table:table-cell office:value-type="float" office:value="1499610" calcext:value-type="float">
            <text:p>1499610</text:p>
          </table:table-cell>
          <table:table-cell office:value-type="string" calcext:value-type="string">
            <text:p>https://api.github.com/repos/wikimedia/mediawiki-extensions-CentralAuth</text:p>
          </table:table-cell>
          <table:table-cell table:formula="of:=REPLACE([.B596]; 1; 29; &quot;&quot;)" office:value-type="string" office:string-value="wikimedia/mediawiki-extensions-CentralAuth" calcext:value-type="string">
            <text:p>wikimedia/mediawiki-extensions-CentralAuth</text:p>
          </table:table-cell>
        </table:table-row>
        <table:table-row table:style-name="ro1">
          <table:table-cell office:value-type="float" office:value="1499729" calcext:value-type="float">
            <text:p>1499729</text:p>
          </table:table-cell>
          <table:table-cell office:value-type="string" calcext:value-type="string">
            <text:p>https://api.github.com/repos/wikimedia/mediawiki-extensions-CheckUser</text:p>
          </table:table-cell>
          <table:table-cell table:formula="of:=REPLACE([.B597]; 1; 29; &quot;&quot;)" office:value-type="string" office:string-value="wikimedia/mediawiki-extensions-CheckUser" calcext:value-type="string">
            <text:p>wikimedia/mediawiki-extensions-CheckUser</text:p>
          </table:table-cell>
        </table:table-row>
        <table:table-row table:style-name="ro1">
          <table:table-cell office:value-type="float" office:value="1500017" calcext:value-type="float">
            <text:p>1500017</text:p>
          </table:table-cell>
          <table:table-cell office:value-type="string" calcext:value-type="string">
            <text:p>https://api.github.com/repos/tmuras/moosh</text:p>
          </table:table-cell>
          <table:table-cell table:formula="of:=REPLACE([.B598]; 1; 29; &quot;&quot;)" office:value-type="string" office:string-value="tmuras/moosh" calcext:value-type="string">
            <text:p>tmuras/moosh</text:p>
          </table:table-cell>
        </table:table-row>
        <table:table-row table:style-name="ro1">
          <table:table-cell office:value-type="float" office:value="1502805" calcext:value-type="float">
            <text:p>1502805</text:p>
          </table:table-cell>
          <table:table-cell office:value-type="string" calcext:value-type="string">
            <text:p>https://api.github.com/repos/brewlabs/sendpress</text:p>
          </table:table-cell>
          <table:table-cell table:formula="of:=REPLACE([.B599]; 1; 29; &quot;&quot;)" office:value-type="string" office:string-value="brewlabs/sendpress" calcext:value-type="string">
            <text:p>brewlabs/sendpress</text:p>
          </table:table-cell>
        </table:table-row>
        <table:table-row table:style-name="ro1">
          <table:table-cell office:value-type="float" office:value="1504302" calcext:value-type="float">
            <text:p>1504302</text:p>
          </table:table-cell>
          <table:table-cell office:value-type="string" calcext:value-type="string">
            <text:p>https://api.github.com/repos/MachoThemes/decode-lite</text:p>
          </table:table-cell>
          <table:table-cell table:formula="of:=REPLACE([.B600]; 1; 29; &quot;&quot;)" office:value-type="string" office:string-value="MachoThemes/decode-lite" calcext:value-type="string">
            <text:p>MachoThemes/decode-lite</text:p>
          </table:table-cell>
        </table:table-row>
        <table:table-row table:style-name="ro1">
          <table:table-cell office:value-type="float" office:value="1515307" calcext:value-type="float">
            <text:p>1515307</text:p>
          </table:table-cell>
          <table:table-cell office:value-type="string" calcext:value-type="string">
            <text:p>https://api.github.com/repos/wikimedia/mediawiki-extensions-MoodBar</text:p>
          </table:table-cell>
          <table:table-cell table:formula="of:=REPLACE([.B601]; 1; 29; &quot;&quot;)" office:value-type="string" office:string-value="wikimedia/mediawiki-extensions-MoodBar" calcext:value-type="string">
            <text:p>wikimedia/mediawiki-extensions-MoodBar</text:p>
          </table:table-cell>
        </table:table-row>
        <table:table-row table:style-name="ro1">
          <table:table-cell office:value-type="float" office:value="1517715" calcext:value-type="float">
            <text:p>1517715</text:p>
          </table:table-cell>
          <table:table-cell office:value-type="string" calcext:value-type="string">
            <text:p>https://api.github.com/repos/jaws-project/jaws</text:p>
          </table:table-cell>
          <table:table-cell table:formula="of:=REPLACE([.B602]; 1; 29; &quot;&quot;)" office:value-type="string" office:string-value="jaws-project/jaws" calcext:value-type="string">
            <text:p>jaws-project/jaws</text:p>
          </table:table-cell>
        </table:table-row>
        <table:table-row table:style-name="ro1">
          <table:table-cell office:value-type="float" office:value="1521200" calcext:value-type="float">
            <text:p>1521200</text:p>
          </table:table-cell>
          <table:table-cell office:value-type="string" calcext:value-type="string">
            <text:p>https://api.github.com/repos/IvoryPenguin/resourcespace</text:p>
          </table:table-cell>
          <table:table-cell table:formula="of:=REPLACE([.B603]; 1; 29; &quot;&quot;)" office:value-type="string" office:string-value="IvoryPenguin/resourcespace" calcext:value-type="string">
            <text:p>IvoryPenguin/resourcespace</text:p>
          </table:table-cell>
        </table:table-row>
        <table:table-row table:style-name="ro1">
          <table:table-cell office:value-type="float" office:value="1522351" calcext:value-type="float">
            <text:p>1522351</text:p>
          </table:table-cell>
          <table:table-cell office:value-type="string" calcext:value-type="string">
            <text:p>https://api.github.com/repos/otto-torino/gino</text:p>
          </table:table-cell>
          <table:table-cell table:formula="of:=REPLACE([.B604]; 1; 29; &quot;&quot;)" office:value-type="string" office:string-value="otto-torino/gino" calcext:value-type="string">
            <text:p>otto-torino/gino</text:p>
          </table:table-cell>
        </table:table-row>
        <table:table-row table:style-name="ro1">
          <table:table-cell office:value-type="float" office:value="1528170" calcext:value-type="float">
            <text:p>1528170</text:p>
          </table:table-cell>
          <table:table-cell office:value-type="string" calcext:value-type="string">
            <text:p>https://api.github.com/repos/phalcon/incubator</text:p>
          </table:table-cell>
          <table:table-cell table:formula="of:=REPLACE([.B605]; 1; 29; &quot;&quot;)" office:value-type="string" office:string-value="phalcon/incubator" calcext:value-type="string">
            <text:p>phalcon/incubator</text:p>
          </table:table-cell>
        </table:table-row>
        <table:table-row table:style-name="ro1">
          <table:table-cell office:value-type="float" office:value="1528221" calcext:value-type="float">
            <text:p>1528221</text:p>
          </table:table-cell>
          <table:table-cell office:value-type="string" calcext:value-type="string">
            <text:p>https://api.github.com/repos/PrestaShop/PrestaShop</text:p>
          </table:table-cell>
          <table:table-cell table:formula="of:=REPLACE([.B606]; 1; 29; &quot;&quot;)" office:value-type="string" office:string-value="PrestaShop/PrestaShop" calcext:value-type="string">
            <text:p>PrestaShop/PrestaShop</text:p>
          </table:table-cell>
        </table:table-row>
        <table:table-row table:style-name="ro1">
          <table:table-cell office:value-type="float" office:value="1550970" calcext:value-type="float">
            <text:p>1550970</text:p>
          </table:table-cell>
          <table:table-cell office:value-type="string" calcext:value-type="string">
            <text:p>https://api.github.com/repos/MetaModels/core</text:p>
          </table:table-cell>
          <table:table-cell table:formula="of:=REPLACE([.B607]; 1; 29; &quot;&quot;)" office:value-type="string" office:string-value="MetaModels/core" calcext:value-type="string">
            <text:p>MetaModels/core</text:p>
          </table:table-cell>
        </table:table-row>
        <table:table-row table:style-name="ro1">
          <table:table-cell office:value-type="float" office:value="1555622" calcext:value-type="float">
            <text:p>1555622</text:p>
          </table:table-cell>
          <table:table-cell office:value-type="string" calcext:value-type="string">
            <text:p>https://api.github.com/repos/projectestac/agora</text:p>
          </table:table-cell>
          <table:table-cell table:formula="of:=REPLACE([.B608]; 1; 29; &quot;&quot;)" office:value-type="string" office:string-value="projectestac/agora" calcext:value-type="string">
            <text:p>projectestac/agora</text:p>
          </table:table-cell>
        </table:table-row>
        <table:table-row table:style-name="ro1">
          <table:table-cell office:value-type="float" office:value="1574517" calcext:value-type="float">
            <text:p>1574517</text:p>
          </table:table-cell>
          <table:table-cell office:value-type="string" calcext:value-type="string">
            <text:p>https://api.github.com/repos/PrestaShop/PrestaShop-1.4</text:p>
          </table:table-cell>
          <table:table-cell table:formula="of:=REPLACE([.B609]; 1; 29; &quot;&quot;)" office:value-type="string" office:string-value="PrestaShop/PrestaShop-1.4" calcext:value-type="string">
            <text:p>PrestaShop/PrestaShop-1.4</text:p>
          </table:table-cell>
        </table:table-row>
        <table:table-row table:style-name="ro1">
          <table:table-cell office:value-type="float" office:value="1593177" calcext:value-type="float">
            <text:p>1593177</text:p>
          </table:table-cell>
          <table:table-cell office:value-type="string" calcext:value-type="string">
            <text:p>https://api.github.com/repos/schmittjoh/serializer</text:p>
          </table:table-cell>
          <table:table-cell table:formula="of:=REPLACE([.B610]; 1; 29; &quot;&quot;)" office:value-type="string" office:string-value="schmittjoh/serializer" calcext:value-type="string">
            <text:p>schmittjoh/serializer</text:p>
          </table:table-cell>
        </table:table-row>
        <table:table-row table:style-name="ro1">
          <table:table-cell office:value-type="float" office:value="1612791" calcext:value-type="float">
            <text:p>1612791</text:p>
          </table:table-cell>
          <table:table-cell office:value-type="string" calcext:value-type="string">
            <text:p>https://api.github.com/repos/wikimedia/mediawiki-extensions-WikimediaMessages</text:p>
          </table:table-cell>
          <table:table-cell table:formula="of:=REPLACE([.B611]; 1; 29; &quot;&quot;)" office:value-type="string" office:string-value="wikimedia/mediawiki-extensions-WikimediaMessages" calcext:value-type="string">
            <text:p>wikimedia/mediawiki-extensions-WikimediaMessages</text:p>
          </table:table-cell>
        </table:table-row>
        <table:table-row table:style-name="ro1">
          <table:table-cell office:value-type="float" office:value="1613637" calcext:value-type="float">
            <text:p>1613637</text:p>
          </table:table-cell>
          <table:table-cell office:value-type="string" calcext:value-type="string">
            <text:p>https://api.github.com/repos/wikimedia/mediawiki-extensions-ConfirmEdit</text:p>
          </table:table-cell>
          <table:table-cell table:formula="of:=REPLACE([.B612]; 1; 29; &quot;&quot;)" office:value-type="string" office:string-value="wikimedia/mediawiki-extensions-ConfirmEdit" calcext:value-type="string">
            <text:p>wikimedia/mediawiki-extensions-ConfirmEdit</text:p>
          </table:table-cell>
        </table:table-row>
        <table:table-row table:style-name="ro1">
          <table:table-cell office:value-type="float" office:value="1613704" calcext:value-type="float">
            <text:p>1613704</text:p>
          </table:table-cell>
          <table:table-cell office:value-type="string" calcext:value-type="string">
            <text:p>https://api.github.com/repos/wikimedia/mediawiki-extensions-FlaggedRevs</text:p>
          </table:table-cell>
          <table:table-cell table:formula="of:=REPLACE([.B613]; 1; 29; &quot;&quot;)" office:value-type="string" office:string-value="wikimedia/mediawiki-extensions-FlaggedRevs" calcext:value-type="string">
            <text:p>wikimedia/mediawiki-extensions-FlaggedRevs</text:p>
          </table:table-cell>
        </table:table-row>
        <table:table-row table:style-name="ro1">
          <table:table-cell office:value-type="float" office:value="1613945" calcext:value-type="float">
            <text:p>1613945</text:p>
          </table:table-cell>
          <table:table-cell office:value-type="string" calcext:value-type="string">
            <text:p>https://api.github.com/repos/wikimedia/mediawiki-extensions-ArticleFeedbackv5</text:p>
          </table:table-cell>
          <table:table-cell table:formula="of:=REPLACE([.B614]; 1; 29; &quot;&quot;)" office:value-type="string" office:string-value="wikimedia/mediawiki-extensions-ArticleFeedbackv5" calcext:value-type="string">
            <text:p>wikimedia/mediawiki-extensions-ArticleFeedbackv5</text:p>
          </table:table-cell>
        </table:table-row>
        <table:table-row table:style-name="ro1">
          <table:table-cell office:value-type="float" office:value="1617577" calcext:value-type="float">
            <text:p>1617577</text:p>
          </table:table-cell>
          <table:table-cell office:value-type="string" calcext:value-type="string">
            <text:p>https://api.github.com/repos/unikent/programmes-plant</text:p>
          </table:table-cell>
          <table:table-cell table:formula="of:=REPLACE([.B615]; 1; 29; &quot;&quot;)" office:value-type="string" office:string-value="unikent/programmes-plant" calcext:value-type="string">
            <text:p>unikent/programmes-plant</text:p>
          </table:table-cell>
        </table:table-row>
        <table:table-row table:style-name="ro1">
          <table:table-cell office:value-type="float" office:value="1621588" calcext:value-type="float">
            <text:p>1621588</text:p>
          </table:table-cell>
          <table:table-cell office:value-type="string" calcext:value-type="string">
            <text:p>https://api.github.com/repos/PrestaShop/PrestaShop-modules</text:p>
          </table:table-cell>
          <table:table-cell table:formula="of:=REPLACE([.B616]; 1; 29; &quot;&quot;)" office:value-type="string" office:string-value="PrestaShop/PrestaShop-modules" calcext:value-type="string">
            <text:p>PrestaShop/PrestaShop-modules</text:p>
          </table:table-cell>
        </table:table-row>
        <table:table-row table:style-name="ro1">
          <table:table-cell office:value-type="float" office:value="1626269" calcext:value-type="float">
            <text:p>1626269</text:p>
          </table:table-cell>
          <table:table-cell office:value-type="string" calcext:value-type="string">
            <text:p>https://api.github.com/repos/buttonmen-dev/buttonmen</text:p>
          </table:table-cell>
          <table:table-cell table:formula="of:=REPLACE([.B617]; 1; 29; &quot;&quot;)" office:value-type="string" office:string-value="buttonmen-dev/buttonmen" calcext:value-type="string">
            <text:p>buttonmen-dev/buttonmen</text:p>
          </table:table-cell>
        </table:table-row>
        <table:table-row table:style-name="ro1">
          <table:table-cell office:value-type="float" office:value="1636885" calcext:value-type="float">
            <text:p>1636885</text:p>
          </table:table-cell>
          <table:table-cell office:value-type="string" calcext:value-type="string">
            <text:p>https://api.github.com/repos/camdram/camdram</text:p>
          </table:table-cell>
          <table:table-cell table:formula="of:=REPLACE([.B618]; 1; 29; &quot;&quot;)" office:value-type="string" office:string-value="camdram/camdram" calcext:value-type="string">
            <text:p>camdram/camdram</text:p>
          </table:table-cell>
        </table:table-row>
        <table:table-row table:style-name="ro1">
          <table:table-cell office:value-type="float" office:value="1648365" calcext:value-type="float">
            <text:p>1648365</text:p>
          </table:table-cell>
          <table:table-cell office:value-type="string" calcext:value-type="string">
            <text:p>https://api.github.com/repos/JEvents/JEvents</text:p>
          </table:table-cell>
          <table:table-cell table:formula="of:=REPLACE([.B619]; 1; 29; &quot;&quot;)" office:value-type="string" office:string-value="JEvents/JEvents" calcext:value-type="string">
            <text:p>JEvents/JEvents</text:p>
          </table:table-cell>
        </table:table-row>
        <table:table-row table:style-name="ro1">
          <table:table-cell office:value-type="float" office:value="1658685" calcext:value-type="float">
            <text:p>1658685</text:p>
          </table:table-cell>
          <table:table-cell office:value-type="string" calcext:value-type="string">
            <text:p>https://api.github.com/repos/slackero/phpwcms</text:p>
          </table:table-cell>
          <table:table-cell table:formula="of:=REPLACE([.B620]; 1; 29; &quot;&quot;)" office:value-type="string" office:string-value="slackero/phpwcms" calcext:value-type="string">
            <text:p>slackero/phpwcms</text:p>
          </table:table-cell>
        </table:table-row>
        <table:table-row table:style-name="ro1">
          <table:table-cell office:value-type="float" office:value="1662477" calcext:value-type="float">
            <text:p>1662477</text:p>
          </table:table-cell>
          <table:table-cell office:value-type="string" calcext:value-type="string">
            <text:p>https://api.github.com/repos/jhedstrom/drupalextension</text:p>
          </table:table-cell>
          <table:table-cell table:formula="of:=REPLACE([.B621]; 1; 29; &quot;&quot;)" office:value-type="string" office:string-value="jhedstrom/drupalextension" calcext:value-type="string">
            <text:p>jhedstrom/drupalextension</text:p>
          </table:table-cell>
        </table:table-row>
        <table:table-row table:style-name="ro1">
          <table:table-cell office:value-type="float" office:value="1667114" calcext:value-type="float">
            <text:p>1667114</text:p>
          </table:table-cell>
          <table:table-cell office:value-type="string" calcext:value-type="string">
            <text:p>https://api.github.com/repos/Drupal-FR/site-drupalfr</text:p>
          </table:table-cell>
          <table:table-cell table:formula="of:=REPLACE([.B622]; 1; 29; &quot;&quot;)" office:value-type="string" office:string-value="Drupal-FR/site-drupalfr" calcext:value-type="string">
            <text:p>Drupal-FR/site-drupalfr</text:p>
          </table:table-cell>
        </table:table-row>
        <table:table-row table:style-name="ro1">
          <table:table-cell office:value-type="float" office:value="1691548" calcext:value-type="float">
            <text:p>1691548</text:p>
          </table:table-cell>
          <table:table-cell office:value-type="string" calcext:value-type="string">
            <text:p>https://api.github.com/repos/Payum/PaypalExpressCheckoutNvp</text:p>
          </table:table-cell>
          <table:table-cell table:formula="of:=REPLACE([.B623]; 1; 29; &quot;&quot;)" office:value-type="string" office:string-value="Payum/PaypalExpressCheckoutNvp" calcext:value-type="string">
            <text:p>Payum/PaypalExpressCheckoutNvp</text:p>
          </table:table-cell>
        </table:table-row>
        <table:table-row table:style-name="ro1">
          <table:table-cell office:value-type="float" office:value="1693774" calcext:value-type="float">
            <text:p>1693774</text:p>
          </table:table-cell>
          <table:table-cell office:value-type="string" calcext:value-type="string">
            <text:p>https://api.github.com/repos/laconica/agrodoctor</text:p>
          </table:table-cell>
          <table:table-cell table:formula="of:=REPLACE([.B624]; 1; 29; &quot;&quot;)" office:value-type="string" office:string-value="laconica/agrodoctor" calcext:value-type="string">
            <text:p>laconica/agrodoctor</text:p>
          </table:table-cell>
        </table:table-row>
        <table:table-row table:style-name="ro1">
          <table:table-cell office:value-type="float" office:value="1756503" calcext:value-type="float">
            <text:p>1756503</text:p>
          </table:table-cell>
          <table:table-cell office:value-type="string" calcext:value-type="string">
            <text:p>https://api.github.com/repos/weierophinney/mwop.net</text:p>
          </table:table-cell>
          <table:table-cell table:formula="of:=REPLACE([.B625]; 1; 29; &quot;&quot;)" office:value-type="string" office:string-value="weierophinney/mwop.net" calcext:value-type="string">
            <text:p>weierophinney/mwop.net</text:p>
          </table:table-cell>
        </table:table-row>
        <table:table-row table:style-name="ro1">
          <table:table-cell office:value-type="float" office:value="1802365" calcext:value-type="float">
            <text:p>1802365</text:p>
          </table:table-cell>
          <table:table-cell office:value-type="string" calcext:value-type="string">
            <text:p>https://api.github.com/repos/illuminate/queue</text:p>
          </table:table-cell>
          <table:table-cell table:formula="of:=REPLACE([.B626]; 1; 29; &quot;&quot;)" office:value-type="string" office:string-value="illuminate/queue" calcext:value-type="string">
            <text:p>illuminate/queue</text:p>
          </table:table-cell>
        </table:table-row>
        <table:table-row table:style-name="ro1">
          <table:table-cell office:value-type="float" office:value="1802891" calcext:value-type="float">
            <text:p>1802891</text:p>
          </table:table-cell>
          <table:table-cell office:value-type="string" calcext:value-type="string">
            <text:p>https://api.github.com/repos/ilios/ilios</text:p>
          </table:table-cell>
          <table:table-cell table:formula="of:=REPLACE([.B627]; 1; 29; &quot;&quot;)" office:value-type="string" office:string-value="ilios/ilios" calcext:value-type="string">
            <text:p>ilios/ilios</text:p>
          </table:table-cell>
        </table:table-row>
        <table:table-row table:style-name="ro1">
          <table:table-cell office:value-type="float" office:value="1856906" calcext:value-type="float">
            <text:p>1856906</text:p>
          </table:table-cell>
          <table:table-cell office:value-type="string" calcext:value-type="string">
            <text:p>https://api.github.com/repos/thinkshout/mailchimp</text:p>
          </table:table-cell>
          <table:table-cell table:formula="of:=REPLACE([.B628]; 1; 29; &quot;&quot;)" office:value-type="string" office:string-value="thinkshout/mailchimp" calcext:value-type="string">
            <text:p>thinkshout/mailchimp</text:p>
          </table:table-cell>
        </table:table-row>
        <table:table-row table:style-name="ro1">
          <table:table-cell office:value-type="float" office:value="1868752" calcext:value-type="float">
            <text:p>1868752</text:p>
          </table:table-cell>
          <table:table-cell office:value-type="string" calcext:value-type="string">
            <text:p>https://api.github.com/repos/osmandapp/OsmAnd-misc</text:p>
          </table:table-cell>
          <table:table-cell table:formula="of:=REPLACE([.B629]; 1; 29; &quot;&quot;)" office:value-type="string" office:string-value="osmandapp/OsmAnd-misc" calcext:value-type="string">
            <text:p>osmandapp/OsmAnd-misc</text:p>
          </table:table-cell>
        </table:table-row>
        <table:table-row table:style-name="ro1">
          <table:table-cell office:value-type="float" office:value="1885258" calcext:value-type="float">
            <text:p>1885258</text:p>
          </table:table-cell>
          <table:table-cell office:value-type="string" calcext:value-type="string">
            <text:p>https://api.github.com/repos/AugmentedRealityCenter/ShelvARApi</text:p>
          </table:table-cell>
          <table:table-cell table:formula="of:=REPLACE([.B630]; 1; 29; &quot;&quot;)" office:value-type="string" office:string-value="AugmentedRealityCenter/ShelvARApi" calcext:value-type="string">
            <text:p>AugmentedRealityCenter/ShelvARApi</text:p>
          </table:table-cell>
        </table:table-row>
        <table:table-row table:style-name="ro1">
          <table:table-cell office:value-type="float" office:value="1888851" calcext:value-type="float">
            <text:p>1888851</text:p>
          </table:table-cell>
          <table:table-cell office:value-type="string" calcext:value-type="string">
            <text:p>https://api.github.com/repos/wikimedia/mediawiki-extensions-LiquidThreads</text:p>
          </table:table-cell>
          <table:table-cell table:formula="of:=REPLACE([.B631]; 1; 29; &quot;&quot;)" office:value-type="string" office:string-value="wikimedia/mediawiki-extensions-LiquidThreads" calcext:value-type="string">
            <text:p>wikimedia/mediawiki-extensions-LiquidThreads</text:p>
          </table:table-cell>
        </table:table-row>
        <table:table-row table:style-name="ro1">
          <table:table-cell office:value-type="float" office:value="1888930" calcext:value-type="float">
            <text:p>1888930</text:p>
          </table:table-cell>
          <table:table-cell office:value-type="string" calcext:value-type="string">
            <text:p>https://api.github.com/repos/elkarte/Elkarte</text:p>
          </table:table-cell>
          <table:table-cell table:formula="of:=REPLACE([.B632]; 1; 29; &quot;&quot;)" office:value-type="string" office:string-value="elkarte/Elkarte" calcext:value-type="string">
            <text:p>elkarte/Elkarte</text:p>
          </table:table-cell>
        </table:table-row>
        <table:table-row table:style-name="ro1">
          <table:table-cell office:value-type="float" office:value="1891513" calcext:value-type="float">
            <text:p>1891513</text:p>
          </table:table-cell>
          <table:table-cell office:value-type="string" calcext:value-type="string">
            <text:p>https://api.github.com/repos/seagoj/devtools</text:p>
          </table:table-cell>
          <table:table-cell table:formula="of:=REPLACE([.B633]; 1; 29; &quot;&quot;)" office:value-type="string" office:string-value="seagoj/devtools" calcext:value-type="string">
            <text:p>seagoj/devtools</text:p>
          </table:table-cell>
        </table:table-row>
        <table:table-row table:style-name="ro1">
          <table:table-cell office:value-type="float" office:value="1892921" calcext:value-type="float">
            <text:p>1892921</text:p>
          </table:table-cell>
          <table:table-cell office:value-type="string" calcext:value-type="string">
            <text:p>https://api.github.com/repos/wikimedia/mediawiki-extensions-AbuseFilter</text:p>
          </table:table-cell>
          <table:table-cell table:formula="of:=REPLACE([.B634]; 1; 29; &quot;&quot;)" office:value-type="string" office:string-value="wikimedia/mediawiki-extensions-AbuseFilter" calcext:value-type="string">
            <text:p>wikimedia/mediawiki-extensions-AbuseFilter</text:p>
          </table:table-cell>
        </table:table-row>
        <table:table-row table:style-name="ro1">
          <table:table-cell office:value-type="float" office:value="1898906" calcext:value-type="float">
            <text:p>1898906</text:p>
          </table:table-cell>
          <table:table-cell office:value-type="string" calcext:value-type="string">
            <text:p>https://api.github.com/repos/wikimedia/mediawiki-extensions-Math</text:p>
          </table:table-cell>
          <table:table-cell table:formula="of:=REPLACE([.B635]; 1; 29; &quot;&quot;)" office:value-type="string" office:string-value="wikimedia/mediawiki-extensions-Math" calcext:value-type="string">
            <text:p>wikimedia/mediawiki-extensions-Math</text:p>
          </table:table-cell>
        </table:table-row>
        <table:table-row table:style-name="ro1">
          <table:table-cell office:value-type="float" office:value="1907868" calcext:value-type="float">
            <text:p>1907868</text:p>
          </table:table-cell>
          <table:table-cell office:value-type="string" calcext:value-type="string">
            <text:p>https://api.github.com/repos/clickalicious/Doozr</text:p>
          </table:table-cell>
          <table:table-cell table:formula="of:=REPLACE([.B636]; 1; 29; &quot;&quot;)" office:value-type="string" office:string-value="clickalicious/Doozr" calcext:value-type="string">
            <text:p>clickalicious/Doozr</text:p>
          </table:table-cell>
        </table:table-row>
        <table:table-row table:style-name="ro1">
          <table:table-cell office:value-type="float" office:value="1909837" calcext:value-type="float">
            <text:p>1909837</text:p>
          </table:table-cell>
          <table:table-cell office:value-type="string" calcext:value-type="string">
            <text:p>https://api.github.com/repos/TomoakiNagahara/op-core</text:p>
          </table:table-cell>
          <table:table-cell table:formula="of:=REPLACE([.B637]; 1; 29; &quot;&quot;)" office:value-type="string" office:string-value="TomoakiNagahara/op-core" calcext:value-type="string">
            <text:p>TomoakiNagahara/op-core</text:p>
          </table:table-cell>
        </table:table-row>
        <table:table-row table:style-name="ro1">
          <table:table-cell office:value-type="float" office:value="1912193" calcext:value-type="float">
            <text:p>1912193</text:p>
          </table:table-cell>
          <table:table-cell office:value-type="string" calcext:value-type="string">
            <text:p>https://api.github.com/repos/hugllc/HUGnetLib</text:p>
          </table:table-cell>
          <table:table-cell table:formula="of:=REPLACE([.B638]; 1; 29; &quot;&quot;)" office:value-type="string" office:string-value="hugllc/HUGnetLib" calcext:value-type="string">
            <text:p>hugllc/HUGnetLib</text:p>
          </table:table-cell>
        </table:table-row>
        <table:table-row table:style-name="ro1">
          <table:table-cell office:value-type="float" office:value="1924736" calcext:value-type="float">
            <text:p>1924736</text:p>
          </table:table-cell>
          <table:table-cell office:value-type="string" calcext:value-type="string">
            <text:p>https://api.github.com/repos/Numero7/Marmotte</text:p>
          </table:table-cell>
          <table:table-cell table:formula="of:=REPLACE([.B639]; 1; 29; &quot;&quot;)" office:value-type="string" office:string-value="Numero7/Marmotte" calcext:value-type="string">
            <text:p>Numero7/Marmotte</text:p>
          </table:table-cell>
        </table:table-row>
        <table:table-row table:style-name="ro1">
          <table:table-cell office:value-type="float" office:value="1925633" calcext:value-type="float">
            <text:p>1925633</text:p>
          </table:table-cell>
          <table:table-cell office:value-type="string" calcext:value-type="string">
            <text:p>https://api.github.com/repos/k42b3/psx</text:p>
          </table:table-cell>
          <table:table-cell table:formula="of:=REPLACE([.B640]; 1; 29; &quot;&quot;)" office:value-type="string" office:string-value="k42b3/psx" calcext:value-type="string">
            <text:p>k42b3/psx</text:p>
          </table:table-cell>
        </table:table-row>
        <table:table-row table:style-name="ro1">
          <table:table-cell office:value-type="float" office:value="1926279" calcext:value-type="float">
            <text:p>1926279</text:p>
          </table:table-cell>
          <table:table-cell office:value-type="string" calcext:value-type="string">
            <text:p>https://api.github.com/repos/wikimedia/mediawiki-extensions-GlobalBlocking</text:p>
          </table:table-cell>
          <table:table-cell table:formula="of:=REPLACE([.B641]; 1; 29; &quot;&quot;)" office:value-type="string" office:string-value="wikimedia/mediawiki-extensions-GlobalBlocking" calcext:value-type="string">
            <text:p>wikimedia/mediawiki-extensions-GlobalBlocking</text:p>
          </table:table-cell>
        </table:table-row>
        <table:table-row table:style-name="ro1">
          <table:table-cell office:value-type="float" office:value="1926292" calcext:value-type="float">
            <text:p>1926292</text:p>
          </table:table-cell>
          <table:table-cell office:value-type="string" calcext:value-type="string">
            <text:p>https://api.github.com/repos/wikimedia/mediawiki-extensions-Babel</text:p>
          </table:table-cell>
          <table:table-cell table:formula="of:=REPLACE([.B642]; 1; 29; &quot;&quot;)" office:value-type="string" office:string-value="wikimedia/mediawiki-extensions-Babel" calcext:value-type="string">
            <text:p>wikimedia/mediawiki-extensions-Babel</text:p>
          </table:table-cell>
        </table:table-row>
        <table:table-row table:style-name="ro1">
          <table:table-cell office:value-type="float" office:value="1928054" calcext:value-type="float">
            <text:p>1928054</text:p>
          </table:table-cell>
          <table:table-cell office:value-type="string" calcext:value-type="string">
            <text:p>https://api.github.com/repos/networking/init-cms-bundle</text:p>
          </table:table-cell>
          <table:table-cell table:formula="of:=REPLACE([.B643]; 1; 29; &quot;&quot;)" office:value-type="string" office:string-value="networking/init-cms-bundle" calcext:value-type="string">
            <text:p>networking/init-cms-bundle</text:p>
          </table:table-cell>
        </table:table-row>
        <table:table-row table:style-name="ro1">
          <table:table-cell office:value-type="float" office:value="1928382" calcext:value-type="float">
            <text:p>1928382</text:p>
          </table:table-cell>
          <table:table-cell office:value-type="string" calcext:value-type="string">
            <text:p>https://api.github.com/repos/o5/grido</text:p>
          </table:table-cell>
          <table:table-cell table:formula="of:=REPLACE([.B644]; 1; 29; &quot;&quot;)" office:value-type="string" office:string-value="o5/grido" calcext:value-type="string">
            <text:p>o5/grido</text:p>
          </table:table-cell>
        </table:table-row>
        <table:table-row table:style-name="ro1">
          <table:table-cell office:value-type="float" office:value="1929440" calcext:value-type="float">
            <text:p>1929440</text:p>
          </table:table-cell>
          <table:table-cell office:value-type="string" calcext:value-type="string">
            <text:p>https://api.github.com/repos/DeforaOS/DaPortal</text:p>
          </table:table-cell>
          <table:table-cell table:formula="of:=REPLACE([.B645]; 1; 29; &quot;&quot;)" office:value-type="string" office:string-value="DeforaOS/DaPortal" calcext:value-type="string">
            <text:p>DeforaOS/DaPortal</text:p>
          </table:table-cell>
        </table:table-row>
        <table:table-row table:style-name="ro1">
          <table:table-cell office:value-type="float" office:value="1929747" calcext:value-type="float">
            <text:p>1929747</text:p>
          </table:table-cell>
          <table:table-cell office:value-type="string" calcext:value-type="string">
            <text:p>https://api.github.com/repos/Budabot/Budabot</text:p>
          </table:table-cell>
          <table:table-cell table:formula="of:=REPLACE([.B646]; 1; 29; &quot;&quot;)" office:value-type="string" office:string-value="Budabot/Budabot" calcext:value-type="string">
            <text:p>Budabot/Budabot</text:p>
          </table:table-cell>
        </table:table-row>
        <table:table-row table:style-name="ro1">
          <table:table-cell office:value-type="float" office:value="1938132" calcext:value-type="float">
            <text:p>1938132</text:p>
          </table:table-cell>
          <table:table-cell office:value-type="string" calcext:value-type="string">
            <text:p>https://api.github.com/repos/datagovuk/dgu_d7</text:p>
          </table:table-cell>
          <table:table-cell table:formula="of:=REPLACE([.B647]; 1; 29; &quot;&quot;)" office:value-type="string" office:string-value="datagovuk/dgu_d7" calcext:value-type="string">
            <text:p>datagovuk/dgu_d7</text:p>
          </table:table-cell>
        </table:table-row>
        <table:table-row table:style-name="ro1">
          <table:table-cell office:value-type="float" office:value="1941020" calcext:value-type="float">
            <text:p>1941020</text:p>
          </table:table-cell>
          <table:table-cell office:value-type="string" calcext:value-type="string">
            <text:p>https://api.github.com/repos/wikimedia/mediawiki-extensions-CodeReview</text:p>
          </table:table-cell>
          <table:table-cell table:formula="of:=REPLACE([.B648]; 1; 29; &quot;&quot;)" office:value-type="string" office:string-value="wikimedia/mediawiki-extensions-CodeReview" calcext:value-type="string">
            <text:p>wikimedia/mediawiki-extensions-CodeReview</text:p>
          </table:table-cell>
        </table:table-row>
        <table:table-row table:style-name="ro1">
          <table:table-cell office:value-type="float" office:value="1963290" calcext:value-type="float">
            <text:p>1963290</text:p>
          </table:table-cell>
          <table:table-cell office:value-type="string" calcext:value-type="string">
            <text:p>https://api.github.com/repos/loadedcommerce/loaded7</text:p>
          </table:table-cell>
          <table:table-cell table:formula="of:=REPLACE([.B649]; 1; 29; &quot;&quot;)" office:value-type="string" office:string-value="loadedcommerce/loaded7" calcext:value-type="string">
            <text:p>loadedcommerce/loaded7</text:p>
          </table:table-cell>
        </table:table-row>
        <table:table-row table:style-name="ro1">
          <table:table-cell office:value-type="float" office:value="1963955" calcext:value-type="float">
            <text:p>1963955</text:p>
          </table:table-cell>
          <table:table-cell office:value-type="string" calcext:value-type="string">
            <text:p>https://api.github.com/repos/wikimedia/mediawiki-extensions-ZeroRatedMobileAccess</text:p>
          </table:table-cell>
          <table:table-cell table:formula="of:=REPLACE([.B650]; 1; 29; &quot;&quot;)" office:value-type="string" office:string-value="wikimedia/mediawiki-extensions-ZeroRatedMobileAccess" calcext:value-type="string">
            <text:p>wikimedia/mediawiki-extensions-ZeroRatedMobileAccess</text:p>
          </table:table-cell>
        </table:table-row>
        <table:table-row table:style-name="ro1">
          <table:table-cell office:value-type="float" office:value="1963986" calcext:value-type="float">
            <text:p>1963986</text:p>
          </table:table-cell>
          <table:table-cell office:value-type="string" calcext:value-type="string">
            <text:p>https://api.github.com/repos/wikimedia/mediawiki-extensions-Gadgets</text:p>
          </table:table-cell>
          <table:table-cell table:formula="of:=REPLACE([.B651]; 1; 29; &quot;&quot;)" office:value-type="string" office:string-value="wikimedia/mediawiki-extensions-Gadgets" calcext:value-type="string">
            <text:p>wikimedia/mediawiki-extensions-Gadgets</text:p>
          </table:table-cell>
        </table:table-row>
        <table:table-row table:style-name="ro1">
          <table:table-cell office:value-type="float" office:value="1965156" calcext:value-type="float">
            <text:p>1965156</text:p>
          </table:table-cell>
          <table:table-cell office:value-type="string" calcext:value-type="string">
            <text:p>https://api.github.com/repos/jquery/jquery-wp-content</text:p>
          </table:table-cell>
          <table:table-cell table:formula="of:=REPLACE([.B652]; 1; 29; &quot;&quot;)" office:value-type="string" office:string-value="jquery/jquery-wp-content" calcext:value-type="string">
            <text:p>jquery/jquery-wp-content</text:p>
          </table:table-cell>
        </table:table-row>
        <table:table-row table:style-name="ro1">
          <table:table-cell office:value-type="float" office:value="1966422" calcext:value-type="float">
            <text:p>1966422</text:p>
          </table:table-cell>
          <table:table-cell office:value-type="string" calcext:value-type="string">
            <text:p>https://api.github.com/repos/jarednova/timber</text:p>
          </table:table-cell>
          <table:table-cell table:formula="of:=REPLACE([.B653]; 1; 29; &quot;&quot;)" office:value-type="string" office:string-value="jarednova/timber" calcext:value-type="string">
            <text:p>jarednova/timber</text:p>
          </table:table-cell>
        </table:table-row>
        <table:table-row table:style-name="ro1">
          <table:table-cell office:value-type="float" office:value="1968791" calcext:value-type="float">
            <text:p>1968791</text:p>
          </table:table-cell>
          <table:table-cell office:value-type="string" calcext:value-type="string">
            <text:p>https://api.github.com/repos/yikesinc/yikes-inc-easy-mailchimp-extender</text:p>
          </table:table-cell>
          <table:table-cell table:formula="of:=REPLACE([.B654]; 1; 29; &quot;&quot;)" office:value-type="string" office:string-value="yikesinc/yikes-inc-easy-mailchimp-extender" calcext:value-type="string">
            <text:p>yikesinc/yikes-inc-easy-mailchimp-extender</text:p>
          </table:table-cell>
        </table:table-row>
        <table:table-row table:style-name="ro1">
          <table:table-cell office:value-type="float" office:value="1969821" calcext:value-type="float">
            <text:p>1969821</text:p>
          </table:table-cell>
          <table:table-cell office:value-type="string" calcext:value-type="string">
            <text:p>https://api.github.com/repos/tdt/core</text:p>
          </table:table-cell>
          <table:table-cell table:formula="of:=REPLACE([.B655]; 1; 29; &quot;&quot;)" office:value-type="string" office:string-value="tdt/core" calcext:value-type="string">
            <text:p>tdt/core</text:p>
          </table:table-cell>
        </table:table-row>
        <table:table-row table:style-name="ro1">
          <table:table-cell office:value-type="float" office:value="1981022" calcext:value-type="float">
            <text:p>1981022</text:p>
          </table:table-cell>
          <table:table-cell office:value-type="string" calcext:value-type="string">
            <text:p>https://api.github.com/repos/wikimedia/mediawiki-extensions-SecurePoll</text:p>
          </table:table-cell>
          <table:table-cell table:formula="of:=REPLACE([.B656]; 1; 29; &quot;&quot;)" office:value-type="string" office:string-value="wikimedia/mediawiki-extensions-SecurePoll" calcext:value-type="string">
            <text:p>wikimedia/mediawiki-extensions-SecurePoll</text:p>
          </table:table-cell>
        </table:table-row>
        <table:table-row table:style-name="ro1">
          <table:table-cell office:value-type="float" office:value="1981084" calcext:value-type="float">
            <text:p>1981084</text:p>
          </table:table-cell>
          <table:table-cell office:value-type="string" calcext:value-type="string">
            <text:p>https://api.github.com/repos/wikimedia/mediawiki-extensions-ConfirmAccount</text:p>
          </table:table-cell>
          <table:table-cell table:formula="of:=REPLACE([.B657]; 1; 29; &quot;&quot;)" office:value-type="string" office:string-value="wikimedia/mediawiki-extensions-ConfirmAccount" calcext:value-type="string">
            <text:p>wikimedia/mediawiki-extensions-ConfirmAccount</text:p>
          </table:table-cell>
        </table:table-row>
        <table:table-row table:style-name="ro1">
          <table:table-cell office:value-type="float" office:value="1982796" calcext:value-type="float">
            <text:p>1982796</text:p>
          </table:table-cell>
          <table:table-cell office:value-type="string" calcext:value-type="string">
            <text:p>https://api.github.com/repos/Eoxia/wpshop</text:p>
          </table:table-cell>
          <table:table-cell table:formula="of:=REPLACE([.B658]; 1; 29; &quot;&quot;)" office:value-type="string" office:string-value="Eoxia/wpshop" calcext:value-type="string">
            <text:p>Eoxia/wpshop</text:p>
          </table:table-cell>
        </table:table-row>
        <table:table-row table:style-name="ro1">
          <table:table-cell office:value-type="float" office:value="1992097" calcext:value-type="float">
            <text:p>1992097</text:p>
          </table:table-cell>
          <table:table-cell office:value-type="string" calcext:value-type="string">
            <text:p>https://api.github.com/repos/laravel/framework</text:p>
          </table:table-cell>
          <table:table-cell table:formula="of:=REPLACE([.B659]; 1; 29; &quot;&quot;)" office:value-type="string" office:string-value="laravel/framework" calcext:value-type="string">
            <text:p>laravel/framework</text:p>
          </table:table-cell>
        </table:table-row>
        <table:table-row table:style-name="ro1">
          <table:table-cell office:value-type="float" office:value="2000615" calcext:value-type="float">
            <text:p>2000615</text:p>
          </table:table-cell>
          <table:table-cell office:value-type="string" calcext:value-type="string">
            <text:p>https://api.github.com/repos/rsingel/contextly-plugin-wordpress</text:p>
          </table:table-cell>
          <table:table-cell table:formula="of:=REPLACE([.B660]; 1; 29; &quot;&quot;)" office:value-type="string" office:string-value="rsingel/contextly-plugin-wordpress" calcext:value-type="string">
            <text:p>rsingel/contextly-plugin-wordpress</text:p>
          </table:table-cell>
        </table:table-row>
        <table:table-row table:style-name="ro1">
          <table:table-cell office:value-type="float" office:value="2002426" calcext:value-type="float">
            <text:p>2002426</text:p>
          </table:table-cell>
          <table:table-cell office:value-type="string" calcext:value-type="string">
            <text:p>https://api.github.com/repos/kohler/hotcrp</text:p>
          </table:table-cell>
          <table:table-cell table:formula="of:=REPLACE([.B661]; 1; 29; &quot;&quot;)" office:value-type="string" office:string-value="kohler/hotcrp" calcext:value-type="string">
            <text:p>kohler/hotcrp</text:p>
          </table:table-cell>
        </table:table-row>
        <table:table-row table:style-name="ro1">
          <table:table-cell office:value-type="float" office:value="2125672" calcext:value-type="float">
            <text:p>2125672</text:p>
          </table:table-cell>
          <table:table-cell office:value-type="string" calcext:value-type="string">
            <text:p>https://api.github.com/repos/tickit-project/tickit</text:p>
          </table:table-cell>
          <table:table-cell table:formula="of:=REPLACE([.B662]; 1; 29; &quot;&quot;)" office:value-type="string" office:string-value="tickit-project/tickit" calcext:value-type="string">
            <text:p>tickit-project/tickit</text:p>
          </table:table-cell>
        </table:table-row>
        <table:table-row table:style-name="ro1">
          <table:table-cell office:value-type="float" office:value="2169109" calcext:value-type="float">
            <text:p>2169109</text:p>
          </table:table-cell>
          <table:table-cell office:value-type="string" calcext:value-type="string">
            <text:p>https://api.github.com/repos/ipti/tag</text:p>
          </table:table-cell>
          <table:table-cell table:formula="of:=REPLACE([.B663]; 1; 29; &quot;&quot;)" office:value-type="string" office:string-value="ipti/tag" calcext:value-type="string">
            <text:p>ipti/tag</text:p>
          </table:table-cell>
        </table:table-row>
        <table:table-row table:style-name="ro1">
          <table:table-cell office:value-type="float" office:value="2192320" calcext:value-type="float">
            <text:p>2192320</text:p>
          </table:table-cell>
          <table:table-cell office:value-type="string" calcext:value-type="string">
            <text:p>https://api.github.com/repos/shurigo/snq</text:p>
          </table:table-cell>
          <table:table-cell table:formula="of:=REPLACE([.B664]; 1; 29; &quot;&quot;)" office:value-type="string" office:string-value="shurigo/snq" calcext:value-type="string">
            <text:p>shurigo/snq</text:p>
          </table:table-cell>
        </table:table-row>
        <table:table-row table:style-name="ro1">
          <table:table-cell office:value-type="float" office:value="2197954" calcext:value-type="float">
            <text:p>2197954</text:p>
          </table:table-cell>
          <table:table-cell office:value-type="string" calcext:value-type="string">
            <text:p>https://api.github.com/repos/XIMDEX/ximdex</text:p>
          </table:table-cell>
          <table:table-cell table:formula="of:=REPLACE([.B665]; 1; 29; &quot;&quot;)" office:value-type="string" office:string-value="XIMDEX/ximdex" calcext:value-type="string">
            <text:p>XIMDEX/ximdex</text:p>
          </table:table-cell>
        </table:table-row>
        <table:table-row table:style-name="ro1">
          <table:table-cell office:value-type="float" office:value="2246484" calcext:value-type="float">
            <text:p>2246484</text:p>
          </table:table-cell>
          <table:table-cell office:value-type="string" calcext:value-type="string">
            <text:p>https://api.github.com/repos/reborncms/reborn</text:p>
          </table:table-cell>
          <table:table-cell table:formula="of:=REPLACE([.B666]; 1; 29; &quot;&quot;)" office:value-type="string" office:string-value="reborncms/reborn" calcext:value-type="string">
            <text:p>reborncms/reborn</text:p>
          </table:table-cell>
        </table:table-row>
        <table:table-row table:style-name="ro1">
          <table:table-cell office:value-type="float" office:value="2253285" calcext:value-type="float">
            <text:p>2253285</text:p>
          </table:table-cell>
          <table:table-cell office:value-type="string" calcext:value-type="string">
            <text:p>https://api.github.com/repos/tlovett1/custom-contact-forms</text:p>
          </table:table-cell>
          <table:table-cell table:formula="of:=REPLACE([.B667]; 1; 29; &quot;&quot;)" office:value-type="string" office:string-value="tlovett1/custom-contact-forms" calcext:value-type="string">
            <text:p>tlovett1/custom-contact-forms</text:p>
          </table:table-cell>
        </table:table-row>
        <table:table-row table:style-name="ro1">
          <table:table-cell office:value-type="float" office:value="2253572" calcext:value-type="float">
            <text:p>2253572</text:p>
          </table:table-cell>
          <table:table-cell office:value-type="string" calcext:value-type="string">
            <text:p>https://api.github.com/repos/swissbib/sbvf2</text:p>
          </table:table-cell>
          <table:table-cell table:formula="of:=REPLACE([.B668]; 1; 29; &quot;&quot;)" office:value-type="string" office:string-value="swissbib/sbvf2" calcext:value-type="string">
            <text:p>swissbib/sbvf2</text:p>
          </table:table-cell>
        </table:table-row>
        <table:table-row table:style-name="ro1">
          <table:table-cell office:value-type="float" office:value="2254404" calcext:value-type="float">
            <text:p>2254404</text:p>
          </table:table-cell>
          <table:table-cell office:value-type="string" calcext:value-type="string">
            <text:p>https://api.github.com/repos/galette/galette</text:p>
          </table:table-cell>
          <table:table-cell table:formula="of:=REPLACE([.B669]; 1; 29; &quot;&quot;)" office:value-type="string" office:string-value="galette/galette" calcext:value-type="string">
            <text:p>galette/galette</text:p>
          </table:table-cell>
        </table:table-row>
        <table:table-row table:style-name="ro1">
          <table:table-cell office:value-type="float" office:value="2256083" calcext:value-type="float">
            <text:p>2256083</text:p>
          </table:table-cell>
          <table:table-cell office:value-type="string" calcext:value-type="string">
            <text:p>https://api.github.com/repos/cobaltcrm/cobalt</text:p>
          </table:table-cell>
          <table:table-cell table:formula="of:=REPLACE([.B670]; 1; 29; &quot;&quot;)" office:value-type="string" office:string-value="cobaltcrm/cobalt" calcext:value-type="string">
            <text:p>cobaltcrm/cobalt</text:p>
          </table:table-cell>
        </table:table-row>
        <table:table-row table:style-name="ro1">
          <table:table-cell office:value-type="float" office:value="2257092" calcext:value-type="float">
            <text:p>2257092</text:p>
          </table:table-cell>
          <table:table-cell office:value-type="string" calcext:value-type="string">
            <text:p>https://api.github.com/repos/zordius/HandlebarsTest</text:p>
          </table:table-cell>
          <table:table-cell table:formula="of:=REPLACE([.B671]; 1; 29; &quot;&quot;)" office:value-type="string" office:string-value="zordius/HandlebarsTest" calcext:value-type="string">
            <text:p>zordius/HandlebarsTest</text:p>
          </table:table-cell>
        </table:table-row>
        <table:table-row table:style-name="ro1">
          <table:table-cell office:value-type="float" office:value="2257096" calcext:value-type="float">
            <text:p>2257096</text:p>
          </table:table-cell>
          <table:table-cell office:value-type="string" calcext:value-type="string">
            <text:p>https://api.github.com/repos/zordius/lightncandy</text:p>
          </table:table-cell>
          <table:table-cell table:formula="of:=REPLACE([.B672]; 1; 29; &quot;&quot;)" office:value-type="string" office:string-value="zordius/lightncandy" calcext:value-type="string">
            <text:p>zordius/lightncandy</text:p>
          </table:table-cell>
        </table:table-row>
        <table:table-row table:style-name="ro1">
          <table:table-cell office:value-type="float" office:value="2267407" calcext:value-type="float">
            <text:p>2267407</text:p>
          </table:table-cell>
          <table:table-cell office:value-type="string" calcext:value-type="string">
            <text:p>https://api.github.com/repos/bugsnag/bugsnag-php</text:p>
          </table:table-cell>
          <table:table-cell table:formula="of:=REPLACE([.B673]; 1; 29; &quot;&quot;)" office:value-type="string" office:string-value="bugsnag/bugsnag-php" calcext:value-type="string">
            <text:p>bugsnag/bugsnag-php</text:p>
          </table:table-cell>
        </table:table-row>
        <table:table-row table:style-name="ro1">
          <table:table-cell office:value-type="float" office:value="2270431" calcext:value-type="float">
            <text:p>2270431</text:p>
          </table:table-cell>
          <table:table-cell office:value-type="string" calcext:value-type="string">
            <text:p>https://api.github.com/repos/mediawiki4intranet/configs</text:p>
          </table:table-cell>
          <table:table-cell table:formula="of:=REPLACE([.B674]; 1; 29; &quot;&quot;)" office:value-type="string" office:string-value="mediawiki4intranet/configs" calcext:value-type="string">
            <text:p>mediawiki4intranet/configs</text:p>
          </table:table-cell>
        </table:table-row>
        <table:table-row table:style-name="ro1">
          <table:table-cell office:value-type="float" office:value="2275163" calcext:value-type="float">
            <text:p>2275163</text:p>
          </table:table-cell>
          <table:table-cell office:value-type="string" calcext:value-type="string">
            <text:p>https://api.github.com/repos/qbex/Cubex</text:p>
          </table:table-cell>
          <table:table-cell table:formula="of:=REPLACE([.B675]; 1; 29; &quot;&quot;)" office:value-type="string" office:string-value="qbex/Cubex" calcext:value-type="string">
            <text:p>qbex/Cubex</text:p>
          </table:table-cell>
        </table:table-row>
        <table:table-row table:style-name="ro1">
          <table:table-cell office:value-type="float" office:value="2280461" calcext:value-type="float">
            <text:p>2280461</text:p>
          </table:table-cell>
          <table:table-cell office:value-type="string" calcext:value-type="string">
            <text:p>https://api.github.com/repos/Sylius/SyliusCoreBundle</text:p>
          </table:table-cell>
          <table:table-cell table:formula="of:=REPLACE([.B676]; 1; 29; &quot;&quot;)" office:value-type="string" office:string-value="Sylius/SyliusCoreBundle" calcext:value-type="string">
            <text:p>Sylius/SyliusCoreBundle</text:p>
          </table:table-cell>
        </table:table-row>
        <table:table-row table:style-name="ro1">
          <table:table-cell office:value-type="float" office:value="2282032" calcext:value-type="float">
            <text:p>2282032</text:p>
          </table:table-cell>
          <table:table-cell office:value-type="string" calcext:value-type="string">
            <text:p>https://api.github.com/repos/mediawiki4intranet/core</text:p>
          </table:table-cell>
          <table:table-cell table:formula="of:=REPLACE([.B677]; 1; 29; &quot;&quot;)" office:value-type="string" office:string-value="mediawiki4intranet/core" calcext:value-type="string">
            <text:p>mediawiki4intranet/core</text:p>
          </table:table-cell>
        </table:table-row>
        <table:table-row table:style-name="ro1">
          <table:table-cell office:value-type="float" office:value="2286573" calcext:value-type="float">
            <text:p>2286573</text:p>
          </table:table-cell>
          <table:table-cell office:value-type="string" calcext:value-type="string">
            <text:p>https://api.github.com/repos/grunt2001c/Zefania-Bible</text:p>
          </table:table-cell>
          <table:table-cell table:formula="of:=REPLACE([.B678]; 1; 29; &quot;&quot;)" office:value-type="string" office:string-value="grunt2001c/Zefania-Bible" calcext:value-type="string">
            <text:p>grunt2001c/Zefania-Bible</text:p>
          </table:table-cell>
        </table:table-row>
        <table:table-row table:style-name="ro1">
          <table:table-cell office:value-type="float" office:value="2290245" calcext:value-type="float">
            <text:p>2290245</text:p>
          </table:table-cell>
          <table:table-cell office:value-type="string" calcext:value-type="string">
            <text:p>https://api.github.com/repos/stwe/DatatablesBundle</text:p>
          </table:table-cell>
          <table:table-cell table:formula="of:=REPLACE([.B679]; 1; 29; &quot;&quot;)" office:value-type="string" office:string-value="stwe/DatatablesBundle" calcext:value-type="string">
            <text:p>stwe/DatatablesBundle</text:p>
          </table:table-cell>
        </table:table-row>
        <table:table-row table:style-name="ro1">
          <table:table-cell office:value-type="float" office:value="2291864" calcext:value-type="float">
            <text:p>2291864</text:p>
          </table:table-cell>
          <table:table-cell office:value-type="string" calcext:value-type="string">
            <text:p>https://api.github.com/repos/mbence/csaladsegito</text:p>
          </table:table-cell>
          <table:table-cell table:formula="of:=REPLACE([.B680]; 1; 29; &quot;&quot;)" office:value-type="string" office:string-value="mbence/csaladsegito" calcext:value-type="string">
            <text:p>mbence/csaladsegito</text:p>
          </table:table-cell>
        </table:table-row>
        <table:table-row table:style-name="ro1">
          <table:table-cell office:value-type="float" office:value="2292150" calcext:value-type="float">
            <text:p>2292150</text:p>
          </table:table-cell>
          <table:table-cell office:value-type="string" calcext:value-type="string">
            <text:p>https://api.github.com/repos/wikimedia/mediawiki-extensions-WikiLexicalData</text:p>
          </table:table-cell>
          <table:table-cell table:formula="of:=REPLACE([.B681]; 1; 29; &quot;&quot;)" office:value-type="string" office:string-value="wikimedia/mediawiki-extensions-WikiLexicalData" calcext:value-type="string">
            <text:p>wikimedia/mediawiki-extensions-WikiLexicalData</text:p>
          </table:table-cell>
        </table:table-row>
        <table:table-row table:style-name="ro1">
          <table:table-cell office:value-type="float" office:value="2294800" calcext:value-type="float">
            <text:p>2294800</text:p>
          </table:table-cell>
          <table:table-cell office:value-type="string" calcext:value-type="string">
            <text:p>https://api.github.com/repos/phalcon/forum</text:p>
          </table:table-cell>
          <table:table-cell table:formula="of:=REPLACE([.B682]; 1; 29; &quot;&quot;)" office:value-type="string" office:string-value="phalcon/forum" calcext:value-type="string">
            <text:p>phalcon/forum</text:p>
          </table:table-cell>
        </table:table-row>
        <table:table-row table:style-name="ro1">
          <table:table-cell office:value-type="float" office:value="2295498" calcext:value-type="float">
            <text:p>2295498</text:p>
          </table:table-cell>
          <table:table-cell office:value-type="string" calcext:value-type="string">
            <text:p>https://api.github.com/repos/wikimedia/mediawiki-extensions-OpenStackManager</text:p>
          </table:table-cell>
          <table:table-cell table:formula="of:=REPLACE([.B683]; 1; 29; &quot;&quot;)" office:value-type="string" office:string-value="wikimedia/mediawiki-extensions-OpenStackManager" calcext:value-type="string">
            <text:p>wikimedia/mediawiki-extensions-OpenStackManager</text:p>
          </table:table-cell>
        </table:table-row>
        <table:table-row table:style-name="ro1">
          <table:table-cell office:value-type="float" office:value="2295743" calcext:value-type="float">
            <text:p>2295743</text:p>
          </table:table-cell>
          <table:table-cell office:value-type="string" calcext:value-type="string">
            <text:p>https://api.github.com/repos/i-MSCP/plugins</text:p>
          </table:table-cell>
          <table:table-cell table:formula="of:=REPLACE([.B684]; 1; 29; &quot;&quot;)" office:value-type="string" office:string-value="i-MSCP/plugins" calcext:value-type="string">
            <text:p>i-MSCP/plugins</text:p>
          </table:table-cell>
        </table:table-row>
        <table:table-row table:style-name="ro1">
          <table:table-cell office:value-type="float" office:value="2297168" calcext:value-type="float">
            <text:p>2297168</text:p>
          </table:table-cell>
          <table:table-cell office:value-type="string" calcext:value-type="string">
            <text:p>https://api.github.com/repos/wpbrasil/odin</text:p>
          </table:table-cell>
          <table:table-cell table:formula="of:=REPLACE([.B685]; 1; 29; &quot;&quot;)" office:value-type="string" office:string-value="wpbrasil/odin" calcext:value-type="string">
            <text:p>wpbrasil/odin</text:p>
          </table:table-cell>
        </table:table-row>
        <table:table-row table:style-name="ro1">
          <table:table-cell office:value-type="float" office:value="2300676" calcext:value-type="float">
            <text:p>2300676</text:p>
          </table:table-cell>
          <table:table-cell office:value-type="string" calcext:value-type="string">
            <text:p>https://api.github.com/repos/mahone3297/hades</text:p>
          </table:table-cell>
          <table:table-cell table:formula="of:=REPLACE([.B686]; 1; 29; &quot;&quot;)" office:value-type="string" office:string-value="mahone3297/hades" calcext:value-type="string">
            <text:p>mahone3297/hades</text:p>
          </table:table-cell>
        </table:table-row>
        <table:table-row table:style-name="ro1">
          <table:table-cell office:value-type="float" office:value="2301121" calcext:value-type="float">
            <text:p>2301121</text:p>
          </table:table-cell>
          <table:table-cell office:value-type="string" calcext:value-type="string">
            <text:p>https://api.github.com/repos/mybb/mybb</text:p>
          </table:table-cell>
          <table:table-cell table:formula="of:=REPLACE([.B687]; 1; 29; &quot;&quot;)" office:value-type="string" office:string-value="mybb/mybb" calcext:value-type="string">
            <text:p>mybb/mybb</text:p>
          </table:table-cell>
        </table:table-row>
        <table:table-row table:style-name="ro1">
          <table:table-cell office:value-type="float" office:value="2302815" calcext:value-type="float">
            <text:p>2302815</text:p>
          </table:table-cell>
          <table:table-cell office:value-type="string" calcext:value-type="string">
            <text:p>https://api.github.com/repos/munspel/abiturient</text:p>
          </table:table-cell>
          <table:table-cell table:formula="of:=REPLACE([.B688]; 1; 29; &quot;&quot;)" office:value-type="string" office:string-value="munspel/abiturient" calcext:value-type="string">
            <text:p>munspel/abiturient</text:p>
          </table:table-cell>
        </table:table-row>
        <table:table-row table:style-name="ro1">
          <table:table-cell office:value-type="float" office:value="2308386" calcext:value-type="float">
            <text:p>2308386</text:p>
          </table:table-cell>
          <table:table-cell office:value-type="string" calcext:value-type="string">
            <text:p>https://api.github.com/repos/decodelabs/df-r7-base</text:p>
          </table:table-cell>
          <table:table-cell table:formula="of:=REPLACE([.B689]; 1; 29; &quot;&quot;)" office:value-type="string" office:string-value="decodelabs/df-r7-base" calcext:value-type="string">
            <text:p>decodelabs/df-r7-base</text:p>
          </table:table-cell>
        </table:table-row>
        <table:table-row table:style-name="ro1">
          <table:table-cell office:value-type="float" office:value="2308655" calcext:value-type="float">
            <text:p>2308655</text:p>
          </table:table-cell>
          <table:table-cell office:value-type="string" calcext:value-type="string">
            <text:p>https://api.github.com/repos/decodelabs/df-r7-webCore</text:p>
          </table:table-cell>
          <table:table-cell table:formula="of:=REPLACE([.B690]; 1; 29; &quot;&quot;)" office:value-type="string" office:string-value="decodelabs/df-r7-webCore" calcext:value-type="string">
            <text:p>decodelabs/df-r7-webCore</text:p>
          </table:table-cell>
        </table:table-row>
        <table:table-row table:style-name="ro1">
          <table:table-cell office:value-type="float" office:value="2310406" calcext:value-type="float">
            <text:p>2310406</text:p>
          </table:table-cell>
          <table:table-cell office:value-type="string" calcext:value-type="string">
            <text:p>https://api.github.com/repos/wikimedia/mediawiki-extensions-GettingStarted</text:p>
          </table:table-cell>
          <table:table-cell table:formula="of:=REPLACE([.B691]; 1; 29; &quot;&quot;)" office:value-type="string" office:string-value="wikimedia/mediawiki-extensions-GettingStarted" calcext:value-type="string">
            <text:p>wikimedia/mediawiki-extensions-GettingStarted</text:p>
          </table:table-cell>
        </table:table-row>
        <table:table-row table:style-name="ro1">
          <table:table-cell office:value-type="float" office:value="2310533" calcext:value-type="float">
            <text:p>2310533</text:p>
          </table:table-cell>
          <table:table-cell office:value-type="string" calcext:value-type="string">
            <text:p>https://api.github.com/repos/sookee/katina</text:p>
          </table:table-cell>
          <table:table-cell table:formula="of:=REPLACE([.B692]; 1; 29; &quot;&quot;)" office:value-type="string" office:string-value="sookee/katina" calcext:value-type="string">
            <text:p>sookee/katina</text:p>
          </table:table-cell>
        </table:table-row>
        <table:table-row table:style-name="ro1">
          <table:table-cell office:value-type="float" office:value="2322423" calcext:value-type="float">
            <text:p>2322423</text:p>
          </table:table-cell>
          <table:table-cell office:value-type="string" calcext:value-type="string">
            <text:p>https://api.github.com/repos/oldfoxlyw/UserAgent</text:p>
          </table:table-cell>
          <table:table-cell table:formula="of:=REPLACE([.B693]; 1; 29; &quot;&quot;)" office:value-type="string" office:string-value="oldfoxlyw/UserAgent" calcext:value-type="string">
            <text:p>oldfoxlyw/UserAgent</text:p>
          </table:table-cell>
        </table:table-row>
        <table:table-row table:style-name="ro1">
          <table:table-cell office:value-type="float" office:value="2324255" calcext:value-type="float">
            <text:p>2324255</text:p>
          </table:table-cell>
          <table:table-cell office:value-type="string" calcext:value-type="string">
            <text:p>https://api.github.com/repos/OlegGetm/yii_allo</text:p>
          </table:table-cell>
          <table:table-cell table:formula="of:=REPLACE([.B694]; 1; 29; &quot;&quot;)" office:value-type="string" office:string-value="OlegGetm/yii_allo" calcext:value-type="string">
            <text:p>OlegGetm/yii_allo</text:p>
          </table:table-cell>
        </table:table-row>
        <table:table-row table:style-name="ro1">
          <table:table-cell office:value-type="float" office:value="2336883" calcext:value-type="float">
            <text:p>2336883</text:p>
          </table:table-cell>
          <table:table-cell office:value-type="string" calcext:value-type="string">
            <text:p>https://api.github.com/repos/SDIS62/prevarisc</text:p>
          </table:table-cell>
          <table:table-cell table:formula="of:=REPLACE([.B695]; 1; 29; &quot;&quot;)" office:value-type="string" office:string-value="SDIS62/prevarisc" calcext:value-type="string">
            <text:p>SDIS62/prevarisc</text:p>
          </table:table-cell>
        </table:table-row>
        <table:table-row table:style-name="ro1">
          <table:table-cell office:value-type="float" office:value="2363445" calcext:value-type="float">
            <text:p>2363445</text:p>
          </table:table-cell>
          <table:table-cell office:value-type="string" calcext:value-type="string">
            <text:p>https://api.github.com/repos/Matt-From-Belgium/controlcenter2</text:p>
          </table:table-cell>
          <table:table-cell table:formula="of:=REPLACE([.B696]; 1; 29; &quot;&quot;)" office:value-type="string" office:string-value="Matt-From-Belgium/controlcenter2" calcext:value-type="string">
            <text:p>Matt-From-Belgium/controlcenter2</text:p>
          </table:table-cell>
        </table:table-row>
        <table:table-row table:style-name="ro1">
          <table:table-cell office:value-type="float" office:value="2376063" calcext:value-type="float">
            <text:p>2376063</text:p>
          </table:table-cell>
          <table:table-cell office:value-type="string" calcext:value-type="string">
            <text:p>https://api.github.com/repos/pluxml/PluXml</text:p>
          </table:table-cell>
          <table:table-cell table:formula="of:=REPLACE([.B697]; 1; 29; &quot;&quot;)" office:value-type="string" office:string-value="pluxml/PluXml" calcext:value-type="string">
            <text:p>pluxml/PluXml</text:p>
          </table:table-cell>
        </table:table-row>
        <table:table-row table:style-name="ro1">
          <table:table-cell office:value-type="float" office:value="2386120" calcext:value-type="float">
            <text:p>2386120</text:p>
          </table:table-cell>
          <table:table-cell office:value-type="string" calcext:value-type="string">
            <text:p>https://api.github.com/repos/Payum/PayumBundle</text:p>
          </table:table-cell>
          <table:table-cell table:formula="of:=REPLACE([.B698]; 1; 29; &quot;&quot;)" office:value-type="string" office:string-value="Payum/PayumBundle" calcext:value-type="string">
            <text:p>Payum/PayumBundle</text:p>
          </table:table-cell>
        </table:table-row>
        <table:table-row table:style-name="ro1">
          <table:table-cell office:value-type="float" office:value="2396173" calcext:value-type="float">
            <text:p>2396173</text:p>
          </table:table-cell>
          <table:table-cell office:value-type="string" calcext:value-type="string">
            <text:p>https://api.github.com/repos/CentraleEgaliteDesChances/website</text:p>
          </table:table-cell>
          <table:table-cell table:formula="of:=REPLACE([.B699]; 1; 29; &quot;&quot;)" office:value-type="string" office:string-value="CentraleEgaliteDesChances/website" calcext:value-type="string">
            <text:p>CentraleEgaliteDesChances/website</text:p>
          </table:table-cell>
        </table:table-row>
        <table:table-row table:style-name="ro1">
          <table:table-cell office:value-type="float" office:value="2396917" calcext:value-type="float">
            <text:p>2396917</text:p>
          </table:table-cell>
          <table:table-cell office:value-type="string" calcext:value-type="string">
            <text:p>https://api.github.com/repos/Payum/Payum</text:p>
          </table:table-cell>
          <table:table-cell table:formula="of:=REPLACE([.B700]; 1; 29; &quot;&quot;)" office:value-type="string" office:string-value="Payum/Payum" calcext:value-type="string">
            <text:p>Payum/Payum</text:p>
          </table:table-cell>
        </table:table-row>
        <table:table-row table:style-name="ro1">
          <table:table-cell office:value-type="float" office:value="2402688" calcext:value-type="float">
            <text:p>2402688</text:p>
          </table:table-cell>
          <table:table-cell office:value-type="string" calcext:value-type="string">
            <text:p>https://api.github.com/repos/synapticism/pendrell</text:p>
          </table:table-cell>
          <table:table-cell table:formula="of:=REPLACE([.B701]; 1; 29; &quot;&quot;)" office:value-type="string" office:string-value="synapticism/pendrell" calcext:value-type="string">
            <text:p>synapticism/pendrell</text:p>
          </table:table-cell>
        </table:table-row>
        <table:table-row table:style-name="ro1">
          <table:table-cell office:value-type="float" office:value="2409476" calcext:value-type="float">
            <text:p>2409476</text:p>
          </table:table-cell>
          <table:table-cell office:value-type="string" calcext:value-type="string">
            <text:p>https://api.github.com/repos/fusionpbx/fusionpbx</text:p>
          </table:table-cell>
          <table:table-cell table:formula="of:=REPLACE([.B702]; 1; 29; &quot;&quot;)" office:value-type="string" office:string-value="fusionpbx/fusionpbx" calcext:value-type="string">
            <text:p>fusionpbx/fusionpbx</text:p>
          </table:table-cell>
        </table:table-row>
        <table:table-row table:style-name="ro1">
          <table:table-cell office:value-type="float" office:value="2411055" calcext:value-type="float">
            <text:p>2411055</text:p>
          </table:table-cell>
          <table:table-cell office:value-type="string" calcext:value-type="string">
            <text:p>https://api.github.com/repos/stephenharris/Event-Organiser</text:p>
          </table:table-cell>
          <table:table-cell table:formula="of:=REPLACE([.B703]; 1; 29; &quot;&quot;)" office:value-type="string" office:string-value="stephenharris/Event-Organiser" calcext:value-type="string">
            <text:p>stephenharris/Event-Organiser</text:p>
          </table:table-cell>
        </table:table-row>
        <table:table-row table:style-name="ro1">
          <table:table-cell office:value-type="float" office:value="2413243" calcext:value-type="float">
            <text:p>2413243</text:p>
          </table:table-cell>
          <table:table-cell office:value-type="string" calcext:value-type="string">
            <text:p>https://api.github.com/repos/vanilla/vanilla</text:p>
          </table:table-cell>
          <table:table-cell table:formula="of:=REPLACE([.B704]; 1; 29; &quot;&quot;)" office:value-type="string" office:string-value="vanilla/vanilla" calcext:value-type="string">
            <text:p>vanilla/vanilla</text:p>
          </table:table-cell>
        </table:table-row>
        <table:table-row table:style-name="ro1">
          <table:table-cell office:value-type="float" office:value="2413476" calcext:value-type="float">
            <text:p>2413476</text:p>
          </table:table-cell>
          <table:table-cell office:value-type="string" calcext:value-type="string">
            <text:p>https://api.github.com/repos/daveajones/cartulary</text:p>
          </table:table-cell>
          <table:table-cell table:formula="of:=REPLACE([.B705]; 1; 29; &quot;&quot;)" office:value-type="string" office:string-value="daveajones/cartulary" calcext:value-type="string">
            <text:p>daveajones/cartulary</text:p>
          </table:table-cell>
        </table:table-row>
        <table:table-row table:style-name="ro1">
          <table:table-cell office:value-type="float" office:value="2415075" calcext:value-type="float">
            <text:p>2415075</text:p>
          </table:table-cell>
          <table:table-cell office:value-type="string" calcext:value-type="string">
            <text:p>https://api.github.com/repos/Telaxus/EPESI</text:p>
          </table:table-cell>
          <table:table-cell table:formula="of:=REPLACE([.B706]; 1; 29; &quot;&quot;)" office:value-type="string" office:string-value="Telaxus/EPESI" calcext:value-type="string">
            <text:p>Telaxus/EPESI</text:p>
          </table:table-cell>
        </table:table-row>
        <table:table-row table:style-name="ro1">
          <table:table-cell office:value-type="float" office:value="2418282" calcext:value-type="float">
            <text:p>2418282</text:p>
          </table:table-cell>
          <table:table-cell office:value-type="string" calcext:value-type="string">
            <text:p>https://api.github.com/repos/gnotaras/wordpress-add-meta-tags</text:p>
          </table:table-cell>
          <table:table-cell table:formula="of:=REPLACE([.B707]; 1; 29; &quot;&quot;)" office:value-type="string" office:string-value="gnotaras/wordpress-add-meta-tags" calcext:value-type="string">
            <text:p>gnotaras/wordpress-add-meta-tags</text:p>
          </table:table-cell>
        </table:table-row>
        <table:table-row table:style-name="ro1">
          <table:table-cell office:value-type="float" office:value="2420627" calcext:value-type="float">
            <text:p>2420627</text:p>
          </table:table-cell>
          <table:table-cell office:value-type="string" calcext:value-type="string">
            <text:p>https://api.github.com/repos/browscap/browscap</text:p>
          </table:table-cell>
          <table:table-cell table:formula="of:=REPLACE([.B708]; 1; 29; &quot;&quot;)" office:value-type="string" office:string-value="browscap/browscap" calcext:value-type="string">
            <text:p>browscap/browscap</text:p>
          </table:table-cell>
        </table:table-row>
        <table:table-row table:style-name="ro1">
          <table:table-cell office:value-type="float" office:value="2421004" calcext:value-type="float">
            <text:p>2421004</text:p>
          </table:table-cell>
          <table:table-cell office:value-type="string" calcext:value-type="string">
            <text:p>https://api.github.com/repos/Kdyby/Doctrine</text:p>
          </table:table-cell>
          <table:table-cell table:formula="of:=REPLACE([.B709]; 1; 29; &quot;&quot;)" office:value-type="string" office:string-value="Kdyby/Doctrine" calcext:value-type="string">
            <text:p>Kdyby/Doctrine</text:p>
          </table:table-cell>
        </table:table-row>
        <table:table-row table:style-name="ro1">
          <table:table-cell office:value-type="float" office:value="2429981" calcext:value-type="float">
            <text:p>2429981</text:p>
          </table:table-cell>
          <table:table-cell office:value-type="string" calcext:value-type="string">
            <text:p>https://api.github.com/repos/Onolog/web</text:p>
          </table:table-cell>
          <table:table-cell table:formula="of:=REPLACE([.B710]; 1; 29; &quot;&quot;)" office:value-type="string" office:string-value="Onolog/web" calcext:value-type="string">
            <text:p>Onolog/web</text:p>
          </table:table-cell>
        </table:table-row>
        <table:table-row table:style-name="ro1">
          <table:table-cell office:value-type="float" office:value="2433681" calcext:value-type="float">
            <text:p>2433681</text:p>
          </table:table-cell>
          <table:table-cell office:value-type="string" calcext:value-type="string">
            <text:p>https://api.github.com/repos/sudar/bulk-delete</text:p>
          </table:table-cell>
          <table:table-cell table:formula="of:=REPLACE([.B711]; 1; 29; &quot;&quot;)" office:value-type="string" office:string-value="sudar/bulk-delete" calcext:value-type="string">
            <text:p>sudar/bulk-delete</text:p>
          </table:table-cell>
        </table:table-row>
        <table:table-row table:style-name="ro1">
          <table:table-cell office:value-type="float" office:value="2442513" calcext:value-type="float">
            <text:p>2442513</text:p>
          </table:table-cell>
          <table:table-cell office:value-type="string" calcext:value-type="string">
            <text:p>https://api.github.com/repos/demiankatz/Geeby-Deeby</text:p>
          </table:table-cell>
          <table:table-cell table:formula="of:=REPLACE([.B712]; 1; 29; &quot;&quot;)" office:value-type="string" office:string-value="demiankatz/Geeby-Deeby" calcext:value-type="string">
            <text:p>demiankatz/Geeby-Deeby</text:p>
          </table:table-cell>
        </table:table-row>
        <table:table-row table:style-name="ro1">
          <table:table-cell office:value-type="float" office:value="2442880" calcext:value-type="float">
            <text:p>2442880</text:p>
          </table:table-cell>
          <table:table-cell office:value-type="string" calcext:value-type="string">
            <text:p>https://api.github.com/repos/dwenzel/t3events</text:p>
          </table:table-cell>
          <table:table-cell table:formula="of:=REPLACE([.B713]; 1; 29; &quot;&quot;)" office:value-type="string" office:string-value="dwenzel/t3events" calcext:value-type="string">
            <text:p>dwenzel/t3events</text:p>
          </table:table-cell>
        </table:table-row>
        <table:table-row table:style-name="ro1">
          <table:table-cell office:value-type="float" office:value="2444841" calcext:value-type="float">
            <text:p>2444841</text:p>
          </table:table-cell>
          <table:table-cell office:value-type="string" calcext:value-type="string">
            <text:p>https://api.github.com/repos/kohkimakimoto/altax</text:p>
          </table:table-cell>
          <table:table-cell table:formula="of:=REPLACE([.B714]; 1; 29; &quot;&quot;)" office:value-type="string" office:string-value="kohkimakimoto/altax" calcext:value-type="string">
            <text:p>kohkimakimoto/altax</text:p>
          </table:table-cell>
        </table:table-row>
        <table:table-row table:style-name="ro1">
          <table:table-cell office:value-type="float" office:value="2448774" calcext:value-type="float">
            <text:p>2448774</text:p>
          </table:table-cell>
          <table:table-cell office:value-type="string" calcext:value-type="string">
            <text:p>https://api.github.com/repos/Zemke/cwt</text:p>
          </table:table-cell>
          <table:table-cell table:formula="of:=REPLACE([.B715]; 1; 29; &quot;&quot;)" office:value-type="string" office:string-value="Zemke/cwt" calcext:value-type="string">
            <text:p>Zemke/cwt</text:p>
          </table:table-cell>
        </table:table-row>
        <table:table-row table:style-name="ro1">
          <table:table-cell office:value-type="float" office:value="2449389" calcext:value-type="float">
            <text:p>2449389</text:p>
          </table:table-cell>
          <table:table-cell office:value-type="string" calcext:value-type="string">
            <text:p>https://api.github.com/repos/Firesphere/silverstripe-newsmodule</text:p>
          </table:table-cell>
          <table:table-cell table:formula="of:=REPLACE([.B716]; 1; 29; &quot;&quot;)" office:value-type="string" office:string-value="Firesphere/silverstripe-newsmodule" calcext:value-type="string">
            <text:p>Firesphere/silverstripe-newsmodule</text:p>
          </table:table-cell>
        </table:table-row>
        <table:table-row table:style-name="ro1">
          <table:table-cell office:value-type="float" office:value="2453727" calcext:value-type="float">
            <text:p>2453727</text:p>
          </table:table-cell>
          <table:table-cell office:value-type="string" calcext:value-type="string">
            <text:p>https://api.github.com/repos/ITS-UofIowa/housing.uiowa.edu</text:p>
          </table:table-cell>
          <table:table-cell table:formula="of:=REPLACE([.B717]; 1; 29; &quot;&quot;)" office:value-type="string" office:string-value="ITS-UofIowa/housing.uiowa.edu" calcext:value-type="string">
            <text:p>ITS-UofIowa/housing.uiowa.edu</text:p>
          </table:table-cell>
        </table:table-row>
        <table:table-row table:style-name="ro1">
          <table:table-cell office:value-type="float" office:value="2460969" calcext:value-type="float">
            <text:p>2460969</text:p>
          </table:table-cell>
          <table:table-cell office:value-type="string" calcext:value-type="string">
            <text:p>https://api.github.com/repos/eventum/eventum</text:p>
          </table:table-cell>
          <table:table-cell table:formula="of:=REPLACE([.B718]; 1; 29; &quot;&quot;)" office:value-type="string" office:string-value="eventum/eventum" calcext:value-type="string">
            <text:p>eventum/eventum</text:p>
          </table:table-cell>
        </table:table-row>
        <table:table-row table:style-name="ro1">
          <table:table-cell office:value-type="float" office:value="2472410" calcext:value-type="float">
            <text:p>2472410</text:p>
          </table:table-cell>
          <table:table-cell office:value-type="string" calcext:value-type="string">
            <text:p>https://api.github.com/repos/srgg6701/auction-ruseasons</text:p>
          </table:table-cell>
          <table:table-cell table:formula="of:=REPLACE([.B719]; 1; 29; &quot;&quot;)" office:value-type="string" office:string-value="srgg6701/auction-ruseasons" calcext:value-type="string">
            <text:p>srgg6701/auction-ruseasons</text:p>
          </table:table-cell>
        </table:table-row>
        <table:table-row table:style-name="ro1">
          <table:table-cell office:value-type="float" office:value="2509007" calcext:value-type="float">
            <text:p>2509007</text:p>
          </table:table-cell>
          <table:table-cell office:value-type="string" calcext:value-type="string">
            <text:p>https://api.github.com/repos/idreamsoft/iCMS</text:p>
          </table:table-cell>
          <table:table-cell table:formula="of:=REPLACE([.B720]; 1; 29; &quot;&quot;)" office:value-type="string" office:string-value="idreamsoft/iCMS" calcext:value-type="string">
            <text:p>idreamsoft/iCMS</text:p>
          </table:table-cell>
        </table:table-row>
        <table:table-row table:style-name="ro1">
          <table:table-cell office:value-type="float" office:value="2516900" calcext:value-type="float">
            <text:p>2516900</text:p>
          </table:table-cell>
          <table:table-cell office:value-type="string" calcext:value-type="string">
            <text:p>https://api.github.com/repos/projectestac/xtecblocs</text:p>
          </table:table-cell>
          <table:table-cell table:formula="of:=REPLACE([.B721]; 1; 29; &quot;&quot;)" office:value-type="string" office:string-value="projectestac/xtecblocs" calcext:value-type="string">
            <text:p>projectestac/xtecblocs</text:p>
          </table:table-cell>
        </table:table-row>
        <table:table-row table:style-name="ro1">
          <table:table-cell office:value-type="float" office:value="2540536" calcext:value-type="float">
            <text:p>2540536</text:p>
          </table:table-cell>
          <table:table-cell office:value-type="string" calcext:value-type="string">
            <text:p>https://api.github.com/repos/SourceKettle/sourcekettle</text:p>
          </table:table-cell>
          <table:table-cell table:formula="of:=REPLACE([.B722]; 1; 29; &quot;&quot;)" office:value-type="string" office:string-value="SourceKettle/sourcekettle" calcext:value-type="string">
            <text:p>SourceKettle/sourcekettle</text:p>
          </table:table-cell>
        </table:table-row>
        <table:table-row table:style-name="ro1">
          <table:table-cell office:value-type="float" office:value="2564323" calcext:value-type="float">
            <text:p>2564323</text:p>
          </table:table-cell>
          <table:table-cell office:value-type="string" calcext:value-type="string">
            <text:p>https://api.github.com/repos/fsbruva/thebrig</text:p>
          </table:table-cell>
          <table:table-cell table:formula="of:=REPLACE([.B723]; 1; 29; &quot;&quot;)" office:value-type="string" office:string-value="fsbruva/thebrig" calcext:value-type="string">
            <text:p>fsbruva/thebrig</text:p>
          </table:table-cell>
        </table:table-row>
        <table:table-row table:style-name="ro1">
          <table:table-cell office:value-type="float" office:value="2596427" calcext:value-type="float">
            <text:p>2596427</text:p>
          </table:table-cell>
          <table:table-cell office:value-type="string" calcext:value-type="string">
            <text:p>https://api.github.com/repos/IIT-Web/IITDrupal</text:p>
          </table:table-cell>
          <table:table-cell table:formula="of:=REPLACE([.B724]; 1; 29; &quot;&quot;)" office:value-type="string" office:string-value="IIT-Web/IITDrupal" calcext:value-type="string">
            <text:p>IIT-Web/IITDrupal</text:p>
          </table:table-cell>
        </table:table-row>
        <table:table-row table:style-name="ro1">
          <table:table-cell office:value-type="float" office:value="2602271" calcext:value-type="float">
            <text:p>2602271</text:p>
          </table:table-cell>
          <table:table-cell office:value-type="string" calcext:value-type="string">
            <text:p>https://api.github.com/repos/PressForward/pressforward</text:p>
          </table:table-cell>
          <table:table-cell table:formula="of:=REPLACE([.B725]; 1; 29; &quot;&quot;)" office:value-type="string" office:string-value="PressForward/pressforward" calcext:value-type="string">
            <text:p>PressForward/pressforward</text:p>
          </table:table-cell>
        </table:table-row>
        <table:table-row table:style-name="ro1">
          <table:table-cell office:value-type="float" office:value="2602784" calcext:value-type="float">
            <text:p>2602784</text:p>
          </table:table-cell>
          <table:table-cell office:value-type="string" calcext:value-type="string">
            <text:p>https://api.github.com/repos/RefugesInfo/www.refuges.info</text:p>
          </table:table-cell>
          <table:table-cell table:formula="of:=REPLACE([.B726]; 1; 29; &quot;&quot;)" office:value-type="string" office:string-value="RefugesInfo/www.refuges.info" calcext:value-type="string">
            <text:p>RefugesInfo/www.refuges.info</text:p>
          </table:table-cell>
        </table:table-row>
        <table:table-row table:style-name="ro1">
          <table:table-cell office:value-type="float" office:value="2633867" calcext:value-type="float">
            <text:p>2633867</text:p>
          </table:table-cell>
          <table:table-cell office:value-type="string" calcext:value-type="string">
            <text:p>https://api.github.com/repos/ezsystems/ezpublish-community</text:p>
          </table:table-cell>
          <table:table-cell table:formula="of:=REPLACE([.B727]; 1; 29; &quot;&quot;)" office:value-type="string" office:string-value="ezsystems/ezpublish-community" calcext:value-type="string">
            <text:p>ezsystems/ezpublish-community</text:p>
          </table:table-cell>
        </table:table-row>
        <table:table-row table:style-name="ro1">
          <table:table-cell office:value-type="float" office:value="2640548" calcext:value-type="float">
            <text:p>2640548</text:p>
          </table:table-cell>
          <table:table-cell office:value-type="string" calcext:value-type="string">
            <text:p>https://api.github.com/repos/ezsystems/ezpublish-kernel</text:p>
          </table:table-cell>
          <table:table-cell table:formula="of:=REPLACE([.B728]; 1; 29; &quot;&quot;)" office:value-type="string" office:string-value="ezsystems/ezpublish-kernel" calcext:value-type="string">
            <text:p>ezsystems/ezpublish-kernel</text:p>
          </table:table-cell>
        </table:table-row>
        <table:table-row table:style-name="ro1">
          <table:table-cell office:value-type="float" office:value="2651795" calcext:value-type="float">
            <text:p>2651795</text:p>
          </table:table-cell>
          <table:table-cell office:value-type="string" calcext:value-type="string">
            <text:p>https://api.github.com/repos/shogodev/argilla</text:p>
          </table:table-cell>
          <table:table-cell table:formula="of:=REPLACE([.B729]; 1; 29; &quot;&quot;)" office:value-type="string" office:string-value="shogodev/argilla" calcext:value-type="string">
            <text:p>shogodev/argilla</text:p>
          </table:table-cell>
        </table:table-row>
        <table:table-row table:style-name="ro1">
          <table:table-cell office:value-type="float" office:value="2658594" calcext:value-type="float">
            <text:p>2658594</text:p>
          </table:table-cell>
          <table:table-cell office:value-type="string" calcext:value-type="string">
            <text:p>https://api.github.com/repos/nextgenthemes/advanced-responsive-video-embedder</text:p>
          </table:table-cell>
          <table:table-cell table:formula="of:=REPLACE([.B730]; 1; 29; &quot;&quot;)" office:value-type="string" office:string-value="nextgenthemes/advanced-responsive-video-embedder" calcext:value-type="string">
            <text:p>nextgenthemes/advanced-responsive-video-embedder</text:p>
          </table:table-cell>
        </table:table-row>
        <table:table-row table:style-name="ro1">
          <table:table-cell office:value-type="float" office:value="2663122" calcext:value-type="float">
            <text:p>2663122</text:p>
          </table:table-cell>
          <table:table-cell office:value-type="string" calcext:value-type="string">
            <text:p>https://api.github.com/repos/JonathanReeve/sanger</text:p>
          </table:table-cell>
          <table:table-cell table:formula="of:=REPLACE([.B731]; 1; 29; &quot;&quot;)" office:value-type="string" office:string-value="JonathanReeve/sanger" calcext:value-type="string">
            <text:p>JonathanReeve/sanger</text:p>
          </table:table-cell>
        </table:table-row>
        <table:table-row table:style-name="ro1">
          <table:table-cell office:value-type="float" office:value="2714440" calcext:value-type="float">
            <text:p>2714440</text:p>
          </table:table-cell>
          <table:table-cell office:value-type="string" calcext:value-type="string">
            <text:p>https://api.github.com/repos/michaeluno/admin-page-framework</text:p>
          </table:table-cell>
          <table:table-cell table:formula="of:=REPLACE([.B732]; 1; 29; &quot;&quot;)" office:value-type="string" office:string-value="michaeluno/admin-page-framework" calcext:value-type="string">
            <text:p>michaeluno/admin-page-framework</text:p>
          </table:table-cell>
        </table:table-row>
        <table:table-row table:style-name="ro1">
          <table:table-cell office:value-type="float" office:value="2717178" calcext:value-type="float">
            <text:p>2717178</text:p>
          </table:table-cell>
          <table:table-cell office:value-type="string" calcext:value-type="string">
            <text:p>https://api.github.com/repos/aarpon/hrm</text:p>
          </table:table-cell>
          <table:table-cell table:formula="of:=REPLACE([.B733]; 1; 29; &quot;&quot;)" office:value-type="string" office:string-value="aarpon/hrm" calcext:value-type="string">
            <text:p>aarpon/hrm</text:p>
          </table:table-cell>
        </table:table-row>
        <table:table-row table:style-name="ro1">
          <table:table-cell office:value-type="float" office:value="2720490" calcext:value-type="float">
            <text:p>2720490</text:p>
          </table:table-cell>
          <table:table-cell office:value-type="string" calcext:value-type="string">
            <text:p>https://api.github.com/repos/videodesk/TranslationModule</text:p>
          </table:table-cell>
          <table:table-cell table:formula="of:=REPLACE([.B734]; 1; 29; &quot;&quot;)" office:value-type="string" office:string-value="videodesk/TranslationModule" calcext:value-type="string">
            <text:p>videodesk/TranslationModule</text:p>
          </table:table-cell>
        </table:table-row>
        <table:table-row table:style-name="ro1">
          <table:table-cell office:value-type="float" office:value="2726464" calcext:value-type="float">
            <text:p>2726464</text:p>
          </table:table-cell>
          <table:table-cell office:value-type="string" calcext:value-type="string">
            <text:p>https://api.github.com/repos/podlove/podlove-publisher</text:p>
          </table:table-cell>
          <table:table-cell table:formula="of:=REPLACE([.B735]; 1; 29; &quot;&quot;)" office:value-type="string" office:string-value="podlove/podlove-publisher" calcext:value-type="string">
            <text:p>podlove/podlove-publisher</text:p>
          </table:table-cell>
        </table:table-row>
        <table:table-row table:style-name="ro1">
          <table:table-cell office:value-type="float" office:value="2728943" calcext:value-type="float">
            <text:p>2728943</text:p>
          </table:table-cell>
          <table:table-cell office:value-type="string" calcext:value-type="string">
            <text:p>https://api.github.com/repos/statedecoded/statedecoded</text:p>
          </table:table-cell>
          <table:table-cell table:formula="of:=REPLACE([.B736]; 1; 29; &quot;&quot;)" office:value-type="string" office:string-value="statedecoded/statedecoded" calcext:value-type="string">
            <text:p>statedecoded/statedecoded</text:p>
          </table:table-cell>
        </table:table-row>
        <table:table-row table:style-name="ro1">
          <table:table-cell office:value-type="float" office:value="2738834" calcext:value-type="float">
            <text:p>2738834</text:p>
          </table:table-cell>
          <table:table-cell office:value-type="string" calcext:value-type="string">
            <text:p>https://api.github.com/repos/sveawebpay/opencart-module</text:p>
          </table:table-cell>
          <table:table-cell table:formula="of:=REPLACE([.B737]; 1; 29; &quot;&quot;)" office:value-type="string" office:string-value="sveawebpay/opencart-module" calcext:value-type="string">
            <text:p>sveawebpay/opencart-module</text:p>
          </table:table-cell>
        </table:table-row>
        <table:table-row table:style-name="ro1">
          <table:table-cell office:value-type="float" office:value="2747815" calcext:value-type="float">
            <text:p>2747815</text:p>
          </table:table-cell>
          <table:table-cell office:value-type="string" calcext:value-type="string">
            <text:p>https://api.github.com/repos/framasoft/framadate</text:p>
          </table:table-cell>
          <table:table-cell table:formula="of:=REPLACE([.B738]; 1; 29; &quot;&quot;)" office:value-type="string" office:string-value="framasoft/framadate" calcext:value-type="string">
            <text:p>framasoft/framadate</text:p>
          </table:table-cell>
        </table:table-row>
        <table:table-row table:style-name="ro1">
          <table:table-cell office:value-type="float" office:value="2753294" calcext:value-type="float">
            <text:p>2753294</text:p>
          </table:table-cell>
          <table:table-cell office:value-type="string" calcext:value-type="string">
            <text:p>https://api.github.com/repos/bercium/startupstarter</text:p>
          </table:table-cell>
          <table:table-cell table:formula="of:=REPLACE([.B739]; 1; 29; &quot;&quot;)" office:value-type="string" office:string-value="bercium/startupstarter" calcext:value-type="string">
            <text:p>bercium/startupstarter</text:p>
          </table:table-cell>
        </table:table-row>
        <table:table-row table:style-name="ro1">
          <table:table-cell office:value-type="float" office:value="2761496" calcext:value-type="float">
            <text:p>2761496</text:p>
          </table:table-cell>
          <table:table-cell office:value-type="string" calcext:value-type="string">
            <text:p>https://api.github.com/repos/wikimedia/translatewiki</text:p>
          </table:table-cell>
          <table:table-cell table:formula="of:=REPLACE([.B740]; 1; 29; &quot;&quot;)" office:value-type="string" office:string-value="wikimedia/translatewiki" calcext:value-type="string">
            <text:p>wikimedia/translatewiki</text:p>
          </table:table-cell>
        </table:table-row>
        <table:table-row table:style-name="ro1">
          <table:table-cell office:value-type="float" office:value="2770186" calcext:value-type="float">
            <text:p>2770186</text:p>
          </table:table-cell>
          <table:table-cell office:value-type="string" calcext:value-type="string">
            <text:p>https://api.github.com/repos/websharks/s2member</text:p>
          </table:table-cell>
          <table:table-cell table:formula="of:=REPLACE([.B741]; 1; 29; &quot;&quot;)" office:value-type="string" office:string-value="websharks/s2member" calcext:value-type="string">
            <text:p>websharks/s2member</text:p>
          </table:table-cell>
        </table:table-row>
        <table:table-row table:style-name="ro1">
          <table:table-cell office:value-type="float" office:value="2779185" calcext:value-type="float">
            <text:p>2779185</text:p>
          </table:table-cell>
          <table:table-cell office:value-type="string" calcext:value-type="string">
            <text:p>https://api.github.com/repos/eXpansionPluginPack/eXpansion</text:p>
          </table:table-cell>
          <table:table-cell table:formula="of:=REPLACE([.B742]; 1; 29; &quot;&quot;)" office:value-type="string" office:string-value="eXpansionPluginPack/eXpansion" calcext:value-type="string">
            <text:p>eXpansionPluginPack/eXpansion</text:p>
          </table:table-cell>
        </table:table-row>
        <table:table-row table:style-name="ro1">
          <table:table-cell office:value-type="float" office:value="2782314" calcext:value-type="float">
            <text:p>2782314</text:p>
          </table:table-cell>
          <table:table-cell office:value-type="string" calcext:value-type="string">
            <text:p>https://api.github.com/repos/Unexpected/dtstrike</text:p>
          </table:table-cell>
          <table:table-cell table:formula="of:=REPLACE([.B743]; 1; 29; &quot;&quot;)" office:value-type="string" office:string-value="Unexpected/dtstrike" calcext:value-type="string">
            <text:p>Unexpected/dtstrike</text:p>
          </table:table-cell>
        </table:table-row>
        <table:table-row table:style-name="ro1">
          <table:table-cell office:value-type="float" office:value="2783416" calcext:value-type="float">
            <text:p>2783416</text:p>
          </table:table-cell>
          <table:table-cell office:value-type="string" calcext:value-type="string">
            <text:p>https://api.github.com/repos/Gasolene/Rum.framework</text:p>
          </table:table-cell>
          <table:table-cell table:formula="of:=REPLACE([.B744]; 1; 29; &quot;&quot;)" office:value-type="string" office:string-value="Gasolene/Rum.framework" calcext:value-type="string">
            <text:p>Gasolene/Rum.framework</text:p>
          </table:table-cell>
        </table:table-row>
        <table:table-row table:style-name="ro1">
          <table:table-cell office:value-type="float" office:value="2786446" calcext:value-type="float">
            <text:p>2786446</text:p>
          </table:table-cell>
          <table:table-cell office:value-type="string" calcext:value-type="string">
            <text:p>https://api.github.com/repos/markn86/moodle-mod_customcert</text:p>
          </table:table-cell>
          <table:table-cell table:formula="of:=REPLACE([.B745]; 1; 29; &quot;&quot;)" office:value-type="string" office:string-value="markn86/moodle-mod_customcert" calcext:value-type="string">
            <text:p>markn86/moodle-mod_customcert</text:p>
          </table:table-cell>
        </table:table-row>
        <table:table-row table:style-name="ro1">
          <table:table-cell office:value-type="float" office:value="2793410" calcext:value-type="float">
            <text:p>2793410</text:p>
          </table:table-cell>
          <table:table-cell office:value-type="string" calcext:value-type="string">
            <text:p>https://api.github.com/repos/c2corg/camptocamp.org</text:p>
          </table:table-cell>
          <table:table-cell table:formula="of:=REPLACE([.B746]; 1; 29; &quot;&quot;)" office:value-type="string" office:string-value="c2corg/camptocamp.org" calcext:value-type="string">
            <text:p>c2corg/camptocamp.org</text:p>
          </table:table-cell>
        </table:table-row>
        <table:table-row table:style-name="ro1">
          <table:table-cell office:value-type="float" office:value="2797101" calcext:value-type="float">
            <text:p>2797101</text:p>
          </table:table-cell>
          <table:table-cell office:value-type="string" calcext:value-type="string">
            <text:p>https://api.github.com/repos/sveawebpay/php-integration</text:p>
          </table:table-cell>
          <table:table-cell table:formula="of:=REPLACE([.B747]; 1; 29; &quot;&quot;)" office:value-type="string" office:string-value="sveawebpay/php-integration" calcext:value-type="string">
            <text:p>sveawebpay/php-integration</text:p>
          </table:table-cell>
        </table:table-row>
        <table:table-row table:style-name="ro1">
          <table:table-cell office:value-type="float" office:value="2798546" calcext:value-type="float">
            <text:p>2798546</text:p>
          </table:table-cell>
          <table:table-cell office:value-type="string" calcext:value-type="string">
            <text:p>https://api.github.com/repos/komarserjio/notejam</text:p>
          </table:table-cell>
          <table:table-cell table:formula="of:=REPLACE([.B748]; 1; 29; &quot;&quot;)" office:value-type="string" office:string-value="komarserjio/notejam" calcext:value-type="string">
            <text:p>komarserjio/notejam</text:p>
          </table:table-cell>
        </table:table-row>
        <table:table-row table:style-name="ro1">
          <table:table-cell office:value-type="float" office:value="2822157" calcext:value-type="float">
            <text:p>2822157</text:p>
          </table:table-cell>
          <table:table-cell office:value-type="string" calcext:value-type="string">
            <text:p>https://api.github.com/repos/dpla/exhibitions</text:p>
          </table:table-cell>
          <table:table-cell table:formula="of:=REPLACE([.B749]; 1; 29; &quot;&quot;)" office:value-type="string" office:string-value="dpla/exhibitions" calcext:value-type="string">
            <text:p>dpla/exhibitions</text:p>
          </table:table-cell>
        </table:table-row>
        <table:table-row table:style-name="ro1">
          <table:table-cell office:value-type="float" office:value="2832328" calcext:value-type="float">
            <text:p>2832328</text:p>
          </table:table-cell>
          <table:table-cell office:value-type="string" calcext:value-type="string">
            <text:p>https://api.github.com/repos/Teplitsa/Leyka</text:p>
          </table:table-cell>
          <table:table-cell table:formula="of:=REPLACE([.B750]; 1; 29; &quot;&quot;)" office:value-type="string" office:string-value="Teplitsa/Leyka" calcext:value-type="string">
            <text:p>Teplitsa/Leyka</text:p>
          </table:table-cell>
        </table:table-row>
        <table:table-row table:style-name="ro1">
          <table:table-cell office:value-type="float" office:value="2836466" calcext:value-type="float">
            <text:p>2836466</text:p>
          </table:table-cell>
          <table:table-cell office:value-type="string" calcext:value-type="string">
            <text:p>https://api.github.com/repos/kheaactua/mayofest</text:p>
          </table:table-cell>
          <table:table-cell table:formula="of:=REPLACE([.B751]; 1; 29; &quot;&quot;)" office:value-type="string" office:string-value="kheaactua/mayofest" calcext:value-type="string">
            <text:p>kheaactua/mayofest</text:p>
          </table:table-cell>
        </table:table-row>
        <table:table-row table:style-name="ro1">
          <table:table-cell office:value-type="float" office:value="2836539" calcext:value-type="float">
            <text:p>2836539</text:p>
          </table:table-cell>
          <table:table-cell office:value-type="string" calcext:value-type="string">
            <text:p>https://api.github.com/repos/darkain/pudl</text:p>
          </table:table-cell>
          <table:table-cell table:formula="of:=REPLACE([.B752]; 1; 29; &quot;&quot;)" office:value-type="string" office:string-value="darkain/pudl" calcext:value-type="string">
            <text:p>darkain/pudl</text:p>
          </table:table-cell>
        </table:table-row>
        <table:table-row table:style-name="ro1">
          <table:table-cell office:value-type="float" office:value="2843556" calcext:value-type="float">
            <text:p>2843556</text:p>
          </table:table-cell>
          <table:table-cell office:value-type="string" calcext:value-type="string">
            <text:p>https://api.github.com/repos/hfcorriez/pagon</text:p>
          </table:table-cell>
          <table:table-cell table:formula="of:=REPLACE([.B753]; 1; 29; &quot;&quot;)" office:value-type="string" office:string-value="hfcorriez/pagon" calcext:value-type="string">
            <text:p>hfcorriez/pagon</text:p>
          </table:table-cell>
        </table:table-row>
        <table:table-row table:style-name="ro1">
          <table:table-cell office:value-type="float" office:value="2846131" calcext:value-type="float">
            <text:p>2846131</text:p>
          </table:table-cell>
          <table:table-cell office:value-type="string" calcext:value-type="string">
            <text:p>https://api.github.com/repos/IOC/moodle</text:p>
          </table:table-cell>
          <table:table-cell table:formula="of:=REPLACE([.B754]; 1; 29; &quot;&quot;)" office:value-type="string" office:string-value="IOC/moodle" calcext:value-type="string">
            <text:p>IOC/moodle</text:p>
          </table:table-cell>
        </table:table-row>
        <table:table-row table:style-name="ro1">
          <table:table-cell office:value-type="float" office:value="2847578" calcext:value-type="float">
            <text:p>2847578</text:p>
          </table:table-cell>
          <table:table-cell office:value-type="string" calcext:value-type="string">
            <text:p>https://api.github.com/repos/literat/srazvs</text:p>
          </table:table-cell>
          <table:table-cell table:formula="of:=REPLACE([.B755]; 1; 29; &quot;&quot;)" office:value-type="string" office:string-value="literat/srazvs" calcext:value-type="string">
            <text:p>literat/srazvs</text:p>
          </table:table-cell>
        </table:table-row>
        <table:table-row table:style-name="ro1">
          <table:table-cell office:value-type="float" office:value="2847902" calcext:value-type="float">
            <text:p>2847902</text:p>
          </table:table-cell>
          <table:table-cell office:value-type="string" calcext:value-type="string">
            <text:p>https://api.github.com/repos/fsmn/plantsale</text:p>
          </table:table-cell>
          <table:table-cell table:formula="of:=REPLACE([.B756]; 1; 29; &quot;&quot;)" office:value-type="string" office:string-value="fsmn/plantsale" calcext:value-type="string">
            <text:p>fsmn/plantsale</text:p>
          </table:table-cell>
        </table:table-row>
        <table:table-row table:style-name="ro1">
          <table:table-cell office:value-type="float" office:value="2853014" calcext:value-type="float">
            <text:p>2853014</text:p>
          </table:table-cell>
          <table:table-cell office:value-type="string" calcext:value-type="string">
            <text:p>https://api.github.com/repos/srb-fm/admin-srb</text:p>
          </table:table-cell>
          <table:table-cell table:formula="of:=REPLACE([.B757]; 1; 29; &quot;&quot;)" office:value-type="string" office:string-value="srb-fm/admin-srb" calcext:value-type="string">
            <text:p>srb-fm/admin-srb</text:p>
          </table:table-cell>
        </table:table-row>
        <table:table-row table:style-name="ro1">
          <table:table-cell office:value-type="float" office:value="2853132" calcext:value-type="float">
            <text:p>2853132</text:p>
          </table:table-cell>
          <table:table-cell office:value-type="string" calcext:value-type="string">
            <text:p>https://api.github.com/repos/dodoas/lodo</text:p>
          </table:table-cell>
          <table:table-cell table:formula="of:=REPLACE([.B758]; 1; 29; &quot;&quot;)" office:value-type="string" office:string-value="dodoas/lodo" calcext:value-type="string">
            <text:p>dodoas/lodo</text:p>
          </table:table-cell>
        </table:table-row>
        <table:table-row table:style-name="ro1">
          <table:table-cell office:value-type="float" office:value="2854614" calcext:value-type="float">
            <text:p>2854614</text:p>
          </table:table-cell>
          <table:table-cell office:value-type="string" calcext:value-type="string">
            <text:p>https://api.github.com/repos/walkerart/mnartists</text:p>
          </table:table-cell>
          <table:table-cell table:formula="of:=REPLACE([.B759]; 1; 29; &quot;&quot;)" office:value-type="string" office:string-value="walkerart/mnartists" calcext:value-type="string">
            <text:p>walkerart/mnartists</text:p>
          </table:table-cell>
        </table:table-row>
        <table:table-row table:style-name="ro1">
          <table:table-cell office:value-type="float" office:value="2858386" calcext:value-type="float">
            <text:p>2858386</text:p>
          </table:table-cell>
          <table:table-cell office:value-type="string" calcext:value-type="string">
            <text:p>https://api.github.com/repos/opendream/journal_live</text:p>
          </table:table-cell>
          <table:table-cell table:formula="of:=REPLACE([.B760]; 1; 29; &quot;&quot;)" office:value-type="string" office:string-value="opendream/journal_live" calcext:value-type="string">
            <text:p>opendream/journal_live</text:p>
          </table:table-cell>
        </table:table-row>
        <table:table-row table:style-name="ro1">
          <table:table-cell office:value-type="float" office:value="2860806" calcext:value-type="float">
            <text:p>2860806</text:p>
          </table:table-cell>
          <table:table-cell office:value-type="string" calcext:value-type="string">
            <text:p>https://api.github.com/repos/openphacts/OPS_LinkedDataApi</text:p>
          </table:table-cell>
          <table:table-cell table:formula="of:=REPLACE([.B761]; 1; 29; &quot;&quot;)" office:value-type="string" office:string-value="openphacts/OPS_LinkedDataApi" calcext:value-type="string">
            <text:p>openphacts/OPS_LinkedDataApi</text:p>
          </table:table-cell>
        </table:table-row>
        <table:table-row table:style-name="ro1">
          <table:table-cell office:value-type="float" office:value="2885834" calcext:value-type="float">
            <text:p>2885834</text:p>
          </table:table-cell>
          <table:table-cell office:value-type="string" calcext:value-type="string">
            <text:p>https://api.github.com/repos/openeyes/OphTrOperationbooking</text:p>
          </table:table-cell>
          <table:table-cell table:formula="of:=REPLACE([.B762]; 1; 29; &quot;&quot;)" office:value-type="string" office:string-value="openeyes/OphTrOperationbooking" calcext:value-type="string">
            <text:p>openeyes/OphTrOperationbooking</text:p>
          </table:table-cell>
        </table:table-row>
        <table:table-row table:style-name="ro1">
          <table:table-cell office:value-type="float" office:value="2889333" calcext:value-type="float">
            <text:p>2889333</text:p>
          </table:table-cell>
          <table:table-cell office:value-type="string" calcext:value-type="string">
            <text:p>https://api.github.com/repos/turnermm/ckgedit</text:p>
          </table:table-cell>
          <table:table-cell table:formula="of:=REPLACE([.B763]; 1; 29; &quot;&quot;)" office:value-type="string" office:string-value="turnermm/ckgedit" calcext:value-type="string">
            <text:p>turnermm/ckgedit</text:p>
          </table:table-cell>
        </table:table-row>
        <table:table-row table:style-name="ro1">
          <table:table-cell office:value-type="float" office:value="2899819" calcext:value-type="float">
            <text:p>2899819</text:p>
          </table:table-cell>
          <table:table-cell office:value-type="string" calcext:value-type="string">
            <text:p>https://api.github.com/repos/orchestral/support</text:p>
          </table:table-cell>
          <table:table-cell table:formula="of:=REPLACE([.B764]; 1; 29; &quot;&quot;)" office:value-type="string" office:string-value="orchestral/support" calcext:value-type="string">
            <text:p>orchestral/support</text:p>
          </table:table-cell>
        </table:table-row>
        <table:table-row table:style-name="ro1">
          <table:table-cell office:value-type="float" office:value="2907423" calcext:value-type="float">
            <text:p>2907423</text:p>
          </table:table-cell>
          <table:table-cell office:value-type="string" calcext:value-type="string">
            <text:p>https://api.github.com/repos/orchestral/platform</text:p>
          </table:table-cell>
          <table:table-cell table:formula="of:=REPLACE([.B765]; 1; 29; &quot;&quot;)" office:value-type="string" office:string-value="orchestral/platform" calcext:value-type="string">
            <text:p>orchestral/platform</text:p>
          </table:table-cell>
        </table:table-row>
        <table:table-row table:style-name="ro1">
          <table:table-cell office:value-type="float" office:value="2907505" calcext:value-type="float">
            <text:p>2907505</text:p>
          </table:table-cell>
          <table:table-cell office:value-type="string" calcext:value-type="string">
            <text:p>https://api.github.com/repos/orchestral/foundation</text:p>
          </table:table-cell>
          <table:table-cell table:formula="of:=REPLACE([.B766]; 1; 29; &quot;&quot;)" office:value-type="string" office:string-value="orchestral/foundation" calcext:value-type="string">
            <text:p>orchestral/foundation</text:p>
          </table:table-cell>
        </table:table-row>
        <table:table-row table:style-name="ro1">
          <table:table-cell office:value-type="float" office:value="2911219" calcext:value-type="float">
            <text:p>2911219</text:p>
          </table:table-cell>
          <table:table-cell office:value-type="string" calcext:value-type="string">
            <text:p>https://api.github.com/repos/CroceRossaCatania/gaia</text:p>
          </table:table-cell>
          <table:table-cell table:formula="of:=REPLACE([.B767]; 1; 29; &quot;&quot;)" office:value-type="string" office:string-value="CroceRossaCatania/gaia" calcext:value-type="string">
            <text:p>CroceRossaCatania/gaia</text:p>
          </table:table-cell>
        </table:table-row>
        <table:table-row table:style-name="ro1">
          <table:table-cell office:value-type="float" office:value="2913379" calcext:value-type="float">
            <text:p>2913379</text:p>
          </table:table-cell>
          <table:table-cell office:value-type="string" calcext:value-type="string">
            <text:p>https://api.github.com/repos/galadhremmin/Parf-Edhellen</text:p>
          </table:table-cell>
          <table:table-cell table:formula="of:=REPLACE([.B768]; 1; 29; &quot;&quot;)" office:value-type="string" office:string-value="galadhremmin/Parf-Edhellen" calcext:value-type="string">
            <text:p>galadhremmin/Parf-Edhellen</text:p>
          </table:table-cell>
        </table:table-row>
        <table:table-row table:style-name="ro1">
          <table:table-cell office:value-type="float" office:value="2924028" calcext:value-type="float">
            <text:p>2924028</text:p>
          </table:table-cell>
          <table:table-cell office:value-type="string" calcext:value-type="string">
            <text:p>https://api.github.com/repos/civicrm/civicrm-core</text:p>
          </table:table-cell>
          <table:table-cell table:formula="of:=REPLACE([.B769]; 1; 29; &quot;&quot;)" office:value-type="string" office:string-value="civicrm/civicrm-core" calcext:value-type="string">
            <text:p>civicrm/civicrm-core</text:p>
          </table:table-cell>
        </table:table-row>
        <table:table-row table:style-name="ro1">
          <table:table-cell office:value-type="float" office:value="2926591" calcext:value-type="float">
            <text:p>2926591</text:p>
          </table:table-cell>
          <table:table-cell office:value-type="string" calcext:value-type="string">
            <text:p>https://api.github.com/repos/UJM-dev/ExoBundle</text:p>
          </table:table-cell>
          <table:table-cell table:formula="of:=REPLACE([.B770]; 1; 29; &quot;&quot;)" office:value-type="string" office:string-value="UJM-dev/ExoBundle" calcext:value-type="string">
            <text:p>UJM-dev/ExoBundle</text:p>
          </table:table-cell>
        </table:table-row>
        <table:table-row table:style-name="ro1">
          <table:table-cell office:value-type="float" office:value="2934369" calcext:value-type="float">
            <text:p>2934369</text:p>
          </table:table-cell>
          <table:table-cell office:value-type="string" calcext:value-type="string">
            <text:p>https://api.github.com/repos/changi67/tiki</text:p>
          </table:table-cell>
          <table:table-cell table:formula="of:=REPLACE([.B771]; 1; 29; &quot;&quot;)" office:value-type="string" office:string-value="changi67/tiki" calcext:value-type="string">
            <text:p>changi67/tiki</text:p>
          </table:table-cell>
        </table:table-row>
        <table:table-row table:style-name="ro1">
          <table:table-cell office:value-type="float" office:value="2936546" calcext:value-type="float">
            <text:p>2936546</text:p>
          </table:table-cell>
          <table:table-cell office:value-type="string" calcext:value-type="string">
            <text:p>https://api.github.com/repos/pH7Software/pH7-Social-Dating-CMS</text:p>
          </table:table-cell>
          <table:table-cell table:formula="of:=REPLACE([.B772]; 1; 29; &quot;&quot;)" office:value-type="string" office:string-value="pH7Software/pH7-Social-Dating-CMS" calcext:value-type="string">
            <text:p>pH7Software/pH7-Social-Dating-CMS</text:p>
          </table:table-cell>
        </table:table-row>
        <table:table-row table:style-name="ro1">
          <table:table-cell office:value-type="float" office:value="2971051" calcext:value-type="float">
            <text:p>2971051</text:p>
          </table:table-cell>
          <table:table-cell office:value-type="string" calcext:value-type="string">
            <text:p>https://api.github.com/repos/GavickPro/News-Show-Pro-GK5</text:p>
          </table:table-cell>
          <table:table-cell table:formula="of:=REPLACE([.B773]; 1; 29; &quot;&quot;)" office:value-type="string" office:string-value="GavickPro/News-Show-Pro-GK5" calcext:value-type="string">
            <text:p>GavickPro/News-Show-Pro-GK5</text:p>
          </table:table-cell>
        </table:table-row>
        <table:table-row table:style-name="ro1">
          <table:table-cell office:value-type="float" office:value="2987889" calcext:value-type="float">
            <text:p>2987889</text:p>
          </table:table-cell>
          <table:table-cell office:value-type="string" calcext:value-type="string">
            <text:p>https://api.github.com/repos/owncloud/mail</text:p>
          </table:table-cell>
          <table:table-cell table:formula="of:=REPLACE([.B774]; 1; 29; &quot;&quot;)" office:value-type="string" office:string-value="owncloud/mail" calcext:value-type="string">
            <text:p>owncloud/mail</text:p>
          </table:table-cell>
        </table:table-row>
        <table:table-row table:style-name="ro1">
          <table:table-cell office:value-type="float" office:value="2988641" calcext:value-type="float">
            <text:p>2988641</text:p>
          </table:table-cell>
          <table:table-cell office:value-type="string" calcext:value-type="string">
            <text:p>https://api.github.com/repos/SU-SWS/stanford_bean_types</text:p>
          </table:table-cell>
          <table:table-cell table:formula="of:=REPLACE([.B775]; 1; 29; &quot;&quot;)" office:value-type="string" office:string-value="SU-SWS/stanford_bean_types" calcext:value-type="string">
            <text:p>SU-SWS/stanford_bean_types</text:p>
          </table:table-cell>
        </table:table-row>
        <table:table-row table:style-name="ro1">
          <table:table-cell office:value-type="float" office:value="2993155" calcext:value-type="float">
            <text:p>2993155</text:p>
          </table:table-cell>
          <table:table-cell office:value-type="string" calcext:value-type="string">
            <text:p>https://api.github.com/repos/alleyinteractive/wordpress-fieldmanager</text:p>
          </table:table-cell>
          <table:table-cell table:formula="of:=REPLACE([.B776]; 1; 29; &quot;&quot;)" office:value-type="string" office:string-value="alleyinteractive/wordpress-fieldmanager" calcext:value-type="string">
            <text:p>alleyinteractive/wordpress-fieldmanager</text:p>
          </table:table-cell>
        </table:table-row>
        <table:table-row table:style-name="ro1">
          <table:table-cell office:value-type="float" office:value="2993248" calcext:value-type="float">
            <text:p>2993248</text:p>
          </table:table-cell>
          <table:table-cell office:value-type="string" calcext:value-type="string">
            <text:p>https://api.github.com/repos/svn2github/wp-svn-2-git</text:p>
          </table:table-cell>
          <table:table-cell table:formula="of:=REPLACE([.B777]; 1; 29; &quot;&quot;)" office:value-type="string" office:string-value="svn2github/wp-svn-2-git" calcext:value-type="string">
            <text:p>svn2github/wp-svn-2-git</text:p>
          </table:table-cell>
        </table:table-row>
        <table:table-row table:style-name="ro1">
          <table:table-cell office:value-type="float" office:value="2996281" calcext:value-type="float">
            <text:p>2996281</text:p>
          </table:table-cell>
          <table:table-cell office:value-type="string" calcext:value-type="string">
            <text:p>https://api.github.com/repos/bvbmedia/multishop</text:p>
          </table:table-cell>
          <table:table-cell table:formula="of:=REPLACE([.B778]; 1; 29; &quot;&quot;)" office:value-type="string" office:string-value="bvbmedia/multishop" calcext:value-type="string">
            <text:p>bvbmedia/multishop</text:p>
          </table:table-cell>
        </table:table-row>
        <table:table-row table:style-name="ro1">
          <table:table-cell office:value-type="float" office:value="2996802" calcext:value-type="float">
            <text:p>2996802</text:p>
          </table:table-cell>
          <table:table-cell office:value-type="string" calcext:value-type="string">
            <text:p>https://api.github.com/repos/subjectsplus/SubjectsPlus</text:p>
          </table:table-cell>
          <table:table-cell table:formula="of:=REPLACE([.B779]; 1; 29; &quot;&quot;)" office:value-type="string" office:string-value="subjectsplus/SubjectsPlus" calcext:value-type="string">
            <text:p>subjectsplus/SubjectsPlus</text:p>
          </table:table-cell>
        </table:table-row>
        <table:table-row table:style-name="ro1">
          <table:table-cell office:value-type="float" office:value="3000488" calcext:value-type="float">
            <text:p>3000488</text:p>
          </table:table-cell>
          <table:table-cell office:value-type="string" calcext:value-type="string">
            <text:p>https://api.github.com/repos/joomla/jissues</text:p>
          </table:table-cell>
          <table:table-cell table:formula="of:=REPLACE([.B780]; 1; 29; &quot;&quot;)" office:value-type="string" office:string-value="joomla/jissues" calcext:value-type="string">
            <text:p>joomla/jissues</text:p>
          </table:table-cell>
        </table:table-row>
        <table:table-row table:style-name="ro1">
          <table:table-cell office:value-type="float" office:value="3021459" calcext:value-type="float">
            <text:p>3021459</text:p>
          </table:table-cell>
          <table:table-cell office:value-type="string" calcext:value-type="string">
            <text:p>https://api.github.com/repos/websharks/core</text:p>
          </table:table-cell>
          <table:table-cell table:formula="of:=REPLACE([.B781]; 1; 29; &quot;&quot;)" office:value-type="string" office:string-value="websharks/core" calcext:value-type="string">
            <text:p>websharks/core</text:p>
          </table:table-cell>
        </table:table-row>
        <table:table-row table:style-name="ro1">
          <table:table-cell office:value-type="float" office:value="3024385" calcext:value-type="float">
            <text:p>3024385</text:p>
          </table:table-cell>
          <table:table-cell office:value-type="string" calcext:value-type="string">
            <text:p>https://api.github.com/repos/symfony-cmf/RoutingAutoBundle</text:p>
          </table:table-cell>
          <table:table-cell table:formula="of:=REPLACE([.B782]; 1; 29; &quot;&quot;)" office:value-type="string" office:string-value="symfony-cmf/RoutingAutoBundle" calcext:value-type="string">
            <text:p>symfony-cmf/RoutingAutoBundle</text:p>
          </table:table-cell>
        </table:table-row>
        <table:table-row table:style-name="ro1">
          <table:table-cell office:value-type="float" office:value="3040416" calcext:value-type="float">
            <text:p>3040416</text:p>
          </table:table-cell>
          <table:table-cell office:value-type="string" calcext:value-type="string">
            <text:p>https://api.github.com/repos/pfsense/pfsense</text:p>
          </table:table-cell>
          <table:table-cell table:formula="of:=REPLACE([.B783]; 1; 29; &quot;&quot;)" office:value-type="string" office:string-value="pfsense/pfsense" calcext:value-type="string">
            <text:p>pfsense/pfsense</text:p>
          </table:table-cell>
        </table:table-row>
        <table:table-row table:style-name="ro1">
          <table:table-cell office:value-type="float" office:value="3043904" calcext:value-type="float">
            <text:p>3043904</text:p>
          </table:table-cell>
          <table:table-cell office:value-type="string" calcext:value-type="string">
            <text:p>https://api.github.com/repos/pfsense/pfsense-packages</text:p>
          </table:table-cell>
          <table:table-cell table:formula="of:=REPLACE([.B784]; 1; 29; &quot;&quot;)" office:value-type="string" office:string-value="pfsense/pfsense-packages" calcext:value-type="string">
            <text:p>pfsense/pfsense-packages</text:p>
          </table:table-cell>
        </table:table-row>
        <table:table-row table:style-name="ro1">
          <table:table-cell office:value-type="float" office:value="3062149" calcext:value-type="float">
            <text:p>3062149</text:p>
          </table:table-cell>
          <table:table-cell office:value-type="string" calcext:value-type="string">
            <text:p>https://api.github.com/repos/WordPress-Coding-Standards/WordPress-Coding-Standards</text:p>
          </table:table-cell>
          <table:table-cell table:formula="of:=REPLACE([.B785]; 1; 29; &quot;&quot;)" office:value-type="string" office:string-value="WordPress-Coding-Standards/WordPress-Coding-Standards" calcext:value-type="string">
            <text:p>WordPress-Coding-Standards/WordPress-Coding-Standards</text:p>
          </table:table-cell>
        </table:table-row>
        <table:table-row table:style-name="ro1">
          <table:table-cell office:value-type="float" office:value="3069134" calcext:value-type="float">
            <text:p>3069134</text:p>
          </table:table-cell>
          <table:table-cell office:value-type="string" calcext:value-type="string">
            <text:p>https://api.github.com/repos/DeltaSystems/dewdrop</text:p>
          </table:table-cell>
          <table:table-cell table:formula="of:=REPLACE([.B786]; 1; 29; &quot;&quot;)" office:value-type="string" office:string-value="DeltaSystems/dewdrop" calcext:value-type="string">
            <text:p>DeltaSystems/dewdrop</text:p>
          </table:table-cell>
        </table:table-row>
        <table:table-row table:style-name="ro1">
          <table:table-cell office:value-type="float" office:value="3091565" calcext:value-type="float">
            <text:p>3091565</text:p>
          </table:table-cell>
          <table:table-cell office:value-type="string" calcext:value-type="string">
            <text:p>https://api.github.com/repos/codepress/codepress-admin-columns</text:p>
          </table:table-cell>
          <table:table-cell table:formula="of:=REPLACE([.B787]; 1; 29; &quot;&quot;)" office:value-type="string" office:string-value="codepress/codepress-admin-columns" calcext:value-type="string">
            <text:p>codepress/codepress-admin-columns</text:p>
          </table:table-cell>
        </table:table-row>
        <table:table-row table:style-name="ro1">
          <table:table-cell office:value-type="float" office:value="3092517" calcext:value-type="float">
            <text:p>3092517</text:p>
          </table:table-cell>
          <table:table-cell office:value-type="string" calcext:value-type="string">
            <text:p>https://api.github.com/repos/ldleman/Leed</text:p>
          </table:table-cell>
          <table:table-cell table:formula="of:=REPLACE([.B788]; 1; 29; &quot;&quot;)" office:value-type="string" office:string-value="ldleman/Leed" calcext:value-type="string">
            <text:p>ldleman/Leed</text:p>
          </table:table-cell>
        </table:table-row>
        <table:table-row table:style-name="ro1">
          <table:table-cell office:value-type="float" office:value="3117074" calcext:value-type="float">
            <text:p>3117074</text:p>
          </table:table-cell>
          <table:table-cell office:value-type="string" calcext:value-type="string">
            <text:p>https://api.github.com/repos/nette/tracy</text:p>
          </table:table-cell>
          <table:table-cell table:formula="of:=REPLACE([.B789]; 1; 29; &quot;&quot;)" office:value-type="string" office:string-value="nette/tracy" calcext:value-type="string">
            <text:p>nette/tracy</text:p>
          </table:table-cell>
        </table:table-row>
        <table:table-row table:style-name="ro1">
          <table:table-cell office:value-type="float" office:value="3123774" calcext:value-type="float">
            <text:p>3123774</text:p>
          </table:table-cell>
          <table:table-cell office:value-type="string" calcext:value-type="string">
            <text:p>https://api.github.com/repos/FluidTYPO3/vhs</text:p>
          </table:table-cell>
          <table:table-cell table:formula="of:=REPLACE([.B790]; 1; 29; &quot;&quot;)" office:value-type="string" office:string-value="FluidTYPO3/vhs" calcext:value-type="string">
            <text:p>FluidTYPO3/vhs</text:p>
          </table:table-cell>
        </table:table-row>
        <table:table-row table:style-name="ro1">
          <table:table-cell office:value-type="float" office:value="3128083" calcext:value-type="float">
            <text:p>3128083</text:p>
          </table:table-cell>
          <table:table-cell office:value-type="string" calcext:value-type="string">
            <text:p>https://api.github.com/repos/filp/whoops</text:p>
          </table:table-cell>
          <table:table-cell table:formula="of:=REPLACE([.B791]; 1; 29; &quot;&quot;)" office:value-type="string" office:string-value="filp/whoops" calcext:value-type="string">
            <text:p>filp/whoops</text:p>
          </table:table-cell>
        </table:table-row>
        <table:table-row table:style-name="ro1">
          <table:table-cell office:value-type="float" office:value="3136825" calcext:value-type="float">
            <text:p>3136825</text:p>
          </table:table-cell>
          <table:table-cell office:value-type="string" calcext:value-type="string">
            <text:p>https://api.github.com/repos/thelia/thelia</text:p>
          </table:table-cell>
          <table:table-cell table:formula="of:=REPLACE([.B792]; 1; 29; &quot;&quot;)" office:value-type="string" office:string-value="thelia/thelia" calcext:value-type="string">
            <text:p>thelia/thelia</text:p>
          </table:table-cell>
        </table:table-row>
        <table:table-row table:style-name="ro1">
          <table:table-cell office:value-type="float" office:value="3138271" calcext:value-type="float">
            <text:p>3138271</text:p>
          </table:table-cell>
          <table:table-cell office:value-type="string" calcext:value-type="string">
            <text:p>https://api.github.com/repos/Ocramius/ProxyManager</text:p>
          </table:table-cell>
          <table:table-cell table:formula="of:=REPLACE([.B793]; 1; 29; &quot;&quot;)" office:value-type="string" office:string-value="Ocramius/ProxyManager" calcext:value-type="string">
            <text:p>Ocramius/ProxyManager</text:p>
          </table:table-cell>
        </table:table-row>
        <table:table-row table:style-name="ro1">
          <table:table-cell office:value-type="float" office:value="3140347" calcext:value-type="float">
            <text:p>3140347</text:p>
          </table:table-cell>
          <table:table-cell office:value-type="string" calcext:value-type="string">
            <text:p>https://api.github.com/repos/pi-engine/pi</text:p>
          </table:table-cell>
          <table:table-cell table:formula="of:=REPLACE([.B794]; 1; 29; &quot;&quot;)" office:value-type="string" office:string-value="pi-engine/pi" calcext:value-type="string">
            <text:p>pi-engine/pi</text:p>
          </table:table-cell>
        </table:table-row>
        <table:table-row table:style-name="ro1">
          <table:table-cell office:value-type="float" office:value="3143639" calcext:value-type="float">
            <text:p>3143639</text:p>
          </table:table-cell>
          <table:table-cell office:value-type="string" calcext:value-type="string">
            <text:p>https://api.github.com/repos/owncloud/news</text:p>
          </table:table-cell>
          <table:table-cell table:formula="of:=REPLACE([.B795]; 1; 29; &quot;&quot;)" office:value-type="string" office:string-value="owncloud/news" calcext:value-type="string">
            <text:p>owncloud/news</text:p>
          </table:table-cell>
        </table:table-row>
        <table:table-row table:style-name="ro1">
          <table:table-cell office:value-type="float" office:value="3143644" calcext:value-type="float">
            <text:p>3143644</text:p>
          </table:table-cell>
          <table:table-cell office:value-type="string" calcext:value-type="string">
            <text:p>https://api.github.com/repos/owncloud/notes</text:p>
          </table:table-cell>
          <table:table-cell table:formula="of:=REPLACE([.B796]; 1; 29; &quot;&quot;)" office:value-type="string" office:string-value="owncloud/notes" calcext:value-type="string">
            <text:p>owncloud/notes</text:p>
          </table:table-cell>
        </table:table-row>
        <table:table-row table:style-name="ro1">
          <table:table-cell office:value-type="float" office:value="3150169" calcext:value-type="float">
            <text:p>3150169</text:p>
          </table:table-cell>
          <table:table-cell office:value-type="string" calcext:value-type="string">
            <text:p>https://api.github.com/repos/FluidTYPO3/flux</text:p>
          </table:table-cell>
          <table:table-cell table:formula="of:=REPLACE([.B797]; 1; 29; &quot;&quot;)" office:value-type="string" office:string-value="FluidTYPO3/flux" calcext:value-type="string">
            <text:p>FluidTYPO3/flux</text:p>
          </table:table-cell>
        </table:table-row>
        <table:table-row table:style-name="ro1">
          <table:table-cell office:value-type="float" office:value="3169002" calcext:value-type="float">
            <text:p>3169002</text:p>
          </table:table-cell>
          <table:table-cell office:value-type="string" calcext:value-type="string">
            <text:p>https://api.github.com/repos/fmbiete/Z-Push-contrib</text:p>
          </table:table-cell>
          <table:table-cell table:formula="of:=REPLACE([.B798]; 1; 29; &quot;&quot;)" office:value-type="string" office:string-value="fmbiete/Z-Push-contrib" calcext:value-type="string">
            <text:p>fmbiete/Z-Push-contrib</text:p>
          </table:table-cell>
        </table:table-row>
        <table:table-row table:style-name="ro1">
          <table:table-cell office:value-type="float" office:value="3170018" calcext:value-type="float">
            <text:p>3170018</text:p>
          </table:table-cell>
          <table:table-cell office:value-type="string" calcext:value-type="string">
            <text:p>https://api.github.com/repos/altocms/altocms</text:p>
          </table:table-cell>
          <table:table-cell table:formula="of:=REPLACE([.B799]; 1; 29; &quot;&quot;)" office:value-type="string" office:string-value="altocms/altocms" calcext:value-type="string">
            <text:p>altocms/altocms</text:p>
          </table:table-cell>
        </table:table-row>
        <table:table-row table:style-name="ro1">
          <table:table-cell office:value-type="float" office:value="3170746" calcext:value-type="float">
            <text:p>3170746</text:p>
          </table:table-cell>
          <table:table-cell office:value-type="string" calcext:value-type="string">
            <text:p>https://api.github.com/repos/autowp/autowp</text:p>
          </table:table-cell>
          <table:table-cell table:formula="of:=REPLACE([.B800]; 1; 29; &quot;&quot;)" office:value-type="string" office:string-value="autowp/autowp" calcext:value-type="string">
            <text:p>autowp/autowp</text:p>
          </table:table-cell>
        </table:table-row>
        <table:table-row table:style-name="ro1">
          <table:table-cell office:value-type="float" office:value="3180050" calcext:value-type="float">
            <text:p>3180050</text:p>
          </table:table-cell>
          <table:table-cell office:value-type="string" calcext:value-type="string">
            <text:p>https://api.github.com/repos/shinesoftware/shineisp</text:p>
          </table:table-cell>
          <table:table-cell table:formula="of:=REPLACE([.B801]; 1; 29; &quot;&quot;)" office:value-type="string" office:string-value="shinesoftware/shineisp" calcext:value-type="string">
            <text:p>shinesoftware/shineisp</text:p>
          </table:table-cell>
        </table:table-row>
        <table:table-row table:style-name="ro1">
          <table:table-cell office:value-type="float" office:value="3182699" calcext:value-type="float">
            <text:p>3182699</text:p>
          </table:table-cell>
          <table:table-cell office:value-type="string" calcext:value-type="string">
            <text:p>https://api.github.com/repos/qbex/sidekick</text:p>
          </table:table-cell>
          <table:table-cell table:formula="of:=REPLACE([.B802]; 1; 29; &quot;&quot;)" office:value-type="string" office:string-value="qbex/sidekick" calcext:value-type="string">
            <text:p>qbex/sidekick</text:p>
          </table:table-cell>
        </table:table-row>
        <table:table-row table:style-name="ro1">
          <table:table-cell office:value-type="float" office:value="3190228" calcext:value-type="float">
            <text:p>3190228</text:p>
          </table:table-cell>
          <table:table-cell office:value-type="string" calcext:value-type="string">
            <text:p>https://api.github.com/repos/all4senses/ch</text:p>
          </table:table-cell>
          <table:table-cell table:formula="of:=REPLACE([.B803]; 1; 29; &quot;&quot;)" office:value-type="string" office:string-value="all4senses/ch" calcext:value-type="string">
            <text:p>all4senses/ch</text:p>
          </table:table-cell>
        </table:table-row>
        <table:table-row table:style-name="ro1">
          <table:table-cell office:value-type="float" office:value="3200150" calcext:value-type="float">
            <text:p>3200150</text:p>
          </table:table-cell>
          <table:table-cell office:value-type="string" calcext:value-type="string">
            <text:p>https://api.github.com/repos/uhde/DokumentationssystemIT3</text:p>
          </table:table-cell>
          <table:table-cell table:formula="of:=REPLACE([.B804]; 1; 29; &quot;&quot;)" office:value-type="string" office:string-value="uhde/DokumentationssystemIT3" calcext:value-type="string">
            <text:p>uhde/DokumentationssystemIT3</text:p>
          </table:table-cell>
        </table:table-row>
        <table:table-row table:style-name="ro1">
          <table:table-cell office:value-type="float" office:value="3205893" calcext:value-type="float">
            <text:p>3205893</text:p>
          </table:table-cell>
          <table:table-cell office:value-type="string" calcext:value-type="string">
            <text:p>https://api.github.com/repos/openeyes/OphCoTherapyapplication</text:p>
          </table:table-cell>
          <table:table-cell table:formula="of:=REPLACE([.B805]; 1; 29; &quot;&quot;)" office:value-type="string" office:string-value="openeyes/OphCoTherapyapplication" calcext:value-type="string">
            <text:p>openeyes/OphCoTherapyapplication</text:p>
          </table:table-cell>
        </table:table-row>
        <table:table-row table:style-name="ro1">
          <table:table-cell office:value-type="float" office:value="3207718" calcext:value-type="float">
            <text:p>3207718</text:p>
          </table:table-cell>
          <table:table-cell office:value-type="string" calcext:value-type="string">
            <text:p>https://api.github.com/repos/TechEmpower/FrameworkBenchmarks</text:p>
          </table:table-cell>
          <table:table-cell table:formula="of:=REPLACE([.B806]; 1; 29; &quot;&quot;)" office:value-type="string" office:string-value="TechEmpower/FrameworkBenchmarks" calcext:value-type="string">
            <text:p>TechEmpower/FrameworkBenchmarks</text:p>
          </table:table-cell>
        </table:table-row>
        <table:table-row table:style-name="ro1">
          <table:table-cell office:value-type="float" office:value="3208949" calcext:value-type="float">
            <text:p>3208949</text:p>
          </table:table-cell>
          <table:table-cell office:value-type="string" calcext:value-type="string">
            <text:p>https://api.github.com/repos/joomlagerman/joomla</text:p>
          </table:table-cell>
          <table:table-cell table:formula="of:=REPLACE([.B807]; 1; 29; &quot;&quot;)" office:value-type="string" office:string-value="joomlagerman/joomla" calcext:value-type="string">
            <text:p>joomlagerman/joomla</text:p>
          </table:table-cell>
        </table:table-row>
        <table:table-row table:style-name="ro1">
          <table:table-cell office:value-type="float" office:value="3212626" calcext:value-type="float">
            <text:p>3212626</text:p>
          </table:table-cell>
          <table:table-cell office:value-type="string" calcext:value-type="string">
            <text:p>https://api.github.com/repos/LEPTON-project/LEPTON</text:p>
          </table:table-cell>
          <table:table-cell table:formula="of:=REPLACE([.B808]; 1; 29; &quot;&quot;)" office:value-type="string" office:string-value="LEPTON-project/LEPTON" calcext:value-type="string">
            <text:p>LEPTON-project/LEPTON</text:p>
          </table:table-cell>
        </table:table-row>
        <table:table-row table:style-name="ro1">
          <table:table-cell office:value-type="float" office:value="3214120" calcext:value-type="float">
            <text:p>3214120</text:p>
          </table:table-cell>
          <table:table-cell office:value-type="string" calcext:value-type="string">
            <text:p>https://api.github.com/repos/owncloud/shorty</text:p>
          </table:table-cell>
          <table:table-cell table:formula="of:=REPLACE([.B809]; 1; 29; &quot;&quot;)" office:value-type="string" office:string-value="owncloud/shorty" calcext:value-type="string">
            <text:p>owncloud/shorty</text:p>
          </table:table-cell>
        </table:table-row>
        <table:table-row table:style-name="ro1">
          <table:table-cell office:value-type="float" office:value="3219054" calcext:value-type="float">
            <text:p>3219054</text:p>
          </table:table-cell>
          <table:table-cell office:value-type="string" calcext:value-type="string">
            <text:p>https://api.github.com/repos/FriendsOfSymfony/FOSElasticaBundle</text:p>
          </table:table-cell>
          <table:table-cell table:formula="of:=REPLACE([.B810]; 1; 29; &quot;&quot;)" office:value-type="string" office:string-value="FriendsOfSymfony/FOSElasticaBundle" calcext:value-type="string">
            <text:p>FriendsOfSymfony/FOSElasticaBundle</text:p>
          </table:table-cell>
        </table:table-row>
        <table:table-row table:style-name="ro1">
          <table:table-cell office:value-type="float" office:value="3222330" calcext:value-type="float">
            <text:p>3222330</text:p>
          </table:table-cell>
          <table:table-cell office:value-type="string" calcext:value-type="string">
            <text:p>https://api.github.com/repos/NottingHack/hms</text:p>
          </table:table-cell>
          <table:table-cell table:formula="of:=REPLACE([.B811]; 1; 29; &quot;&quot;)" office:value-type="string" office:string-value="NottingHack/hms" calcext:value-type="string">
            <text:p>NottingHack/hms</text:p>
          </table:table-cell>
        </table:table-row>
        <table:table-row table:style-name="ro1">
          <table:table-cell office:value-type="float" office:value="3224765" calcext:value-type="float">
            <text:p>3224765</text:p>
          </table:table-cell>
          <table:table-cell office:value-type="string" calcext:value-type="string">
            <text:p>https://api.github.com/repos/opencredit/badgeos</text:p>
          </table:table-cell>
          <table:table-cell table:formula="of:=REPLACE([.B812]; 1; 29; &quot;&quot;)" office:value-type="string" office:string-value="opencredit/badgeos" calcext:value-type="string">
            <text:p>opencredit/badgeos</text:p>
          </table:table-cell>
        </table:table-row>
        <table:table-row table:style-name="ro1">
          <table:table-cell office:value-type="float" office:value="3230576" calcext:value-type="float">
            <text:p>3230576</text:p>
          </table:table-cell>
          <table:table-cell office:value-type="string" calcext:value-type="string">
            <text:p>https://api.github.com/repos/pressbooks/pressbooks</text:p>
          </table:table-cell>
          <table:table-cell table:formula="of:=REPLACE([.B813]; 1; 29; &quot;&quot;)" office:value-type="string" office:string-value="pressbooks/pressbooks" calcext:value-type="string">
            <text:p>pressbooks/pressbooks</text:p>
          </table:table-cell>
        </table:table-row>
        <table:table-row table:style-name="ro1">
          <table:table-cell office:value-type="float" office:value="3235795" calcext:value-type="float">
            <text:p>3235795</text:p>
          </table:table-cell>
          <table:table-cell office:value-type="string" calcext:value-type="string">
            <text:p>https://api.github.com/repos/centreon/centreon</text:p>
          </table:table-cell>
          <table:table-cell table:formula="of:=REPLACE([.B814]; 1; 29; &quot;&quot;)" office:value-type="string" office:string-value="centreon/centreon" calcext:value-type="string">
            <text:p>centreon/centreon</text:p>
          </table:table-cell>
        </table:table-row>
        <table:table-row table:style-name="ro1">
          <table:table-cell office:value-type="float" office:value="3237707" calcext:value-type="float">
            <text:p>3237707</text:p>
          </table:table-cell>
          <table:table-cell office:value-type="string" calcext:value-type="string">
            <text:p>https://api.github.com/repos/discourse/wp-discourse</text:p>
          </table:table-cell>
          <table:table-cell table:formula="of:=REPLACE([.B815]; 1; 29; &quot;&quot;)" office:value-type="string" office:string-value="discourse/wp-discourse" calcext:value-type="string">
            <text:p>discourse/wp-discourse</text:p>
          </table:table-cell>
        </table:table-row>
        <table:table-row table:style-name="ro1">
          <table:table-cell office:value-type="float" office:value="3238214" calcext:value-type="float">
            <text:p>3238214</text:p>
          </table:table-cell>
          <table:table-cell office:value-type="string" calcext:value-type="string">
            <text:p>https://api.github.com/repos/ampache/ampache</text:p>
          </table:table-cell>
          <table:table-cell table:formula="of:=REPLACE([.B816]; 1; 29; &quot;&quot;)" office:value-type="string" office:string-value="ampache/ampache" calcext:value-type="string">
            <text:p>ampache/ampache</text:p>
          </table:table-cell>
        </table:table-row>
        <table:table-row table:style-name="ro1">
          <table:table-cell office:value-type="float" office:value="3245727" calcext:value-type="float">
            <text:p>3245727</text:p>
          </table:table-cell>
          <table:table-cell office:value-type="string" calcext:value-type="string">
            <text:p>https://api.github.com/repos/easydigitaldownloads/Easy-Digital-Downloads</text:p>
          </table:table-cell>
          <table:table-cell table:formula="of:=REPLACE([.B817]; 1; 29; &quot;&quot;)" office:value-type="string" office:string-value="easydigitaldownloads/Easy-Digital-Downloads" calcext:value-type="string">
            <text:p>easydigitaldownloads/Easy-Digital-Downloads</text:p>
          </table:table-cell>
        </table:table-row>
        <table:table-row table:style-name="ro1">
          <table:table-cell office:value-type="float" office:value="3250306" calcext:value-type="float">
            <text:p>3250306</text:p>
          </table:table-cell>
          <table:table-cell office:value-type="string" calcext:value-type="string">
            <text:p>https://api.github.com/repos/benronk/web-scan</text:p>
          </table:table-cell>
          <table:table-cell table:formula="of:=REPLACE([.B818]; 1; 29; &quot;&quot;)" office:value-type="string" office:string-value="benronk/web-scan" calcext:value-type="string">
            <text:p>benronk/web-scan</text:p>
          </table:table-cell>
        </table:table-row>
        <table:table-row table:style-name="ro1">
          <table:table-cell office:value-type="float" office:value="3254365" calcext:value-type="float">
            <text:p>3254365</text:p>
          </table:table-cell>
          <table:table-cell office:value-type="string" calcext:value-type="string">
            <text:p>https://api.github.com/repos/zendframework/zf1</text:p>
          </table:table-cell>
          <table:table-cell table:formula="of:=REPLACE([.B819]; 1; 29; &quot;&quot;)" office:value-type="string" office:string-value="zendframework/zf1" calcext:value-type="string">
            <text:p>zendframework/zf1</text:p>
          </table:table-cell>
        </table:table-row>
        <table:table-row table:style-name="ro1">
          <table:table-cell office:value-type="float" office:value="3256415" calcext:value-type="float">
            <text:p>3256415</text:p>
          </table:table-cell>
          <table:table-cell office:value-type="string" calcext:value-type="string">
            <text:p>https://api.github.com/repos/foliovision/fv-wordpress-flowplayer</text:p>
          </table:table-cell>
          <table:table-cell table:formula="of:=REPLACE([.B820]; 1; 29; &quot;&quot;)" office:value-type="string" office:string-value="foliovision/fv-wordpress-flowplayer" calcext:value-type="string">
            <text:p>foliovision/fv-wordpress-flowplayer</text:p>
          </table:table-cell>
        </table:table-row>
        <table:table-row table:style-name="ro1">
          <table:table-cell office:value-type="float" office:value="3257934" calcext:value-type="float">
            <text:p>3257934</text:p>
          </table:table-cell>
          <table:table-cell office:value-type="string" calcext:value-type="string">
            <text:p>https://api.github.com/repos/EVE-KILL/zKillboard</text:p>
          </table:table-cell>
          <table:table-cell table:formula="of:=REPLACE([.B821]; 1; 29; &quot;&quot;)" office:value-type="string" office:string-value="EVE-KILL/zKillboard" calcext:value-type="string">
            <text:p>EVE-KILL/zKillboard</text:p>
          </table:table-cell>
        </table:table-row>
        <table:table-row table:style-name="ro1">
          <table:table-cell office:value-type="float" office:value="3259729" calcext:value-type="float">
            <text:p>3259729</text:p>
          </table:table-cell>
          <table:table-cell office:value-type="string" calcext:value-type="string">
            <text:p>https://api.github.com/repos/smarty-php/smarty</text:p>
          </table:table-cell>
          <table:table-cell table:formula="of:=REPLACE([.B822]; 1; 29; &quot;&quot;)" office:value-type="string" office:string-value="smarty-php/smarty" calcext:value-type="string">
            <text:p>smarty-php/smarty</text:p>
          </table:table-cell>
        </table:table-row>
        <table:table-row table:style-name="ro1">
          <table:table-cell office:value-type="float" office:value="3282281" calcext:value-type="float">
            <text:p>3282281</text:p>
          </table:table-cell>
          <table:table-cell office:value-type="string" calcext:value-type="string">
            <text:p>https://api.github.com/repos/passerellesnumeriques/Students-Database</text:p>
          </table:table-cell>
          <table:table-cell table:formula="of:=REPLACE([.B823]; 1; 29; &quot;&quot;)" office:value-type="string" office:string-value="passerellesnumeriques/Students-Database" calcext:value-type="string">
            <text:p>passerellesnumeriques/Students-Database</text:p>
          </table:table-cell>
        </table:table-row>
        <table:table-row table:style-name="ro1">
          <table:table-cell office:value-type="float" office:value="3294459" calcext:value-type="float">
            <text:p>3294459</text:p>
          </table:table-cell>
          <table:table-cell office:value-type="string" calcext:value-type="string">
            <text:p>https://api.github.com/repos/netgen/TagsBundle</text:p>
          </table:table-cell>
          <table:table-cell table:formula="of:=REPLACE([.B824]; 1; 29; &quot;&quot;)" office:value-type="string" office:string-value="netgen/TagsBundle" calcext:value-type="string">
            <text:p>netgen/TagsBundle</text:p>
          </table:table-cell>
        </table:table-row>
        <table:table-row table:style-name="ro1">
          <table:table-cell office:value-type="float" office:value="3295661" calcext:value-type="float">
            <text:p>3295661</text:p>
          </table:table-cell>
          <table:table-cell office:value-type="string" calcext:value-type="string">
            <text:p>https://api.github.com/repos/AppStateESS/phpwebsite</text:p>
          </table:table-cell>
          <table:table-cell table:formula="of:=REPLACE([.B825]; 1; 29; &quot;&quot;)" office:value-type="string" office:string-value="AppStateESS/phpwebsite" calcext:value-type="string">
            <text:p>AppStateESS/phpwebsite</text:p>
          </table:table-cell>
        </table:table-row>
        <table:table-row table:style-name="ro1">
          <table:table-cell office:value-type="float" office:value="3296255" calcext:value-type="float">
            <text:p>3296255</text:p>
          </table:table-cell>
          <table:table-cell office:value-type="string" calcext:value-type="string">
            <text:p>https://api.github.com/repos/chamilo/chamilo-lms</text:p>
          </table:table-cell>
          <table:table-cell table:formula="of:=REPLACE([.B826]; 1; 29; &quot;&quot;)" office:value-type="string" office:string-value="chamilo/chamilo-lms" calcext:value-type="string">
            <text:p>chamilo/chamilo-lms</text:p>
          </table:table-cell>
        </table:table-row>
        <table:table-row table:style-name="ro1">
          <table:table-cell office:value-type="float" office:value="3297687" calcext:value-type="float">
            <text:p>3297687</text:p>
          </table:table-cell>
          <table:table-cell office:value-type="string" calcext:value-type="string">
            <text:p>https://api.github.com/repos/JoomJunk/shoutbox</text:p>
          </table:table-cell>
          <table:table-cell table:formula="of:=REPLACE([.B827]; 1; 29; &quot;&quot;)" office:value-type="string" office:string-value="JoomJunk/shoutbox" calcext:value-type="string">
            <text:p>JoomJunk/shoutbox</text:p>
          </table:table-cell>
        </table:table-row>
        <table:table-row table:style-name="ro1">
          <table:table-cell office:value-type="float" office:value="3305782" calcext:value-type="float">
            <text:p>3305782</text:p>
          </table:table-cell>
          <table:table-cell office:value-type="string" calcext:value-type="string">
            <text:p>https://api.github.com/repos/wikimedia/mediawiki-extensions-Thanks</text:p>
          </table:table-cell>
          <table:table-cell table:formula="of:=REPLACE([.B828]; 1; 29; &quot;&quot;)" office:value-type="string" office:string-value="wikimedia/mediawiki-extensions-Thanks" calcext:value-type="string">
            <text:p>wikimedia/mediawiki-extensions-Thanks</text:p>
          </table:table-cell>
        </table:table-row>
        <table:table-row table:style-name="ro1">
          <table:table-cell office:value-type="float" office:value="3327582" calcext:value-type="float">
            <text:p>3327582</text:p>
          </table:table-cell>
          <table:table-cell office:value-type="string" calcext:value-type="string">
            <text:p>https://api.github.com/repos/symfony/debug</text:p>
          </table:table-cell>
          <table:table-cell table:formula="of:=REPLACE([.B829]; 1; 29; &quot;&quot;)" office:value-type="string" office:string-value="symfony/debug" calcext:value-type="string">
            <text:p>symfony/debug</text:p>
          </table:table-cell>
        </table:table-row>
        <table:table-row table:style-name="ro1">
          <table:table-cell office:value-type="float" office:value="3337817" calcext:value-type="float">
            <text:p>3337817</text:p>
          </table:table-cell>
          <table:table-cell office:value-type="string" calcext:value-type="string">
            <text:p>https://api.github.com/repos/SteamDatabase/SteamLinux</text:p>
          </table:table-cell>
          <table:table-cell table:formula="of:=REPLACE([.B830]; 1; 29; &quot;&quot;)" office:value-type="string" office:string-value="SteamDatabase/SteamLinux" calcext:value-type="string">
            <text:p>SteamDatabase/SteamLinux</text:p>
          </table:table-cell>
        </table:table-row>
        <table:table-row table:style-name="ro1">
          <table:table-cell office:value-type="float" office:value="3351270" calcext:value-type="float">
            <text:p>3351270</text:p>
          </table:table-cell>
          <table:table-cell office:value-type="string" calcext:value-type="string">
            <text:p>https://api.github.com/repos/diddipoeler/sportsmanagement</text:p>
          </table:table-cell>
          <table:table-cell table:formula="of:=REPLACE([.B831]; 1; 29; &quot;&quot;)" office:value-type="string" office:string-value="diddipoeler/sportsmanagement" calcext:value-type="string">
            <text:p>diddipoeler/sportsmanagement</text:p>
          </table:table-cell>
        </table:table-row>
        <table:table-row table:style-name="ro1">
          <table:table-cell office:value-type="float" office:value="3354167" calcext:value-type="float">
            <text:p>3354167</text:p>
          </table:table-cell>
          <table:table-cell office:value-type="string" calcext:value-type="string">
            <text:p>https://api.github.com/repos/PHPMailer/PHPMailer</text:p>
          </table:table-cell>
          <table:table-cell table:formula="of:=REPLACE([.B832]; 1; 29; &quot;&quot;)" office:value-type="string" office:string-value="PHPMailer/PHPMailer" calcext:value-type="string">
            <text:p>PHPMailer/PHPMailer</text:p>
          </table:table-cell>
        </table:table-row>
        <table:table-row table:style-name="ro1">
          <table:table-cell office:value-type="float" office:value="3357539" calcext:value-type="float">
            <text:p>3357539</text:p>
          </table:table-cell>
          <table:table-cell office:value-type="string" calcext:value-type="string">
            <text:p>https://api.github.com/repos/centre-for-educational-technology/edidaktikum</text:p>
          </table:table-cell>
          <table:table-cell table:formula="of:=REPLACE([.B833]; 1; 29; &quot;&quot;)" office:value-type="string" office:string-value="centre-for-educational-technology/edidaktikum" calcext:value-type="string">
            <text:p>centre-for-educational-technology/edidaktikum</text:p>
          </table:table-cell>
        </table:table-row>
        <table:table-row table:style-name="ro1">
          <table:table-cell office:value-type="float" office:value="3358082" calcext:value-type="float">
            <text:p>3358082</text:p>
          </table:table-cell>
          <table:table-cell office:value-type="string" calcext:value-type="string">
            <text:p>https://api.github.com/repos/akeeba/fof</text:p>
          </table:table-cell>
          <table:table-cell table:formula="of:=REPLACE([.B834]; 1; 29; &quot;&quot;)" office:value-type="string" office:string-value="akeeba/fof" calcext:value-type="string">
            <text:p>akeeba/fof</text:p>
          </table:table-cell>
        </table:table-row>
        <table:table-row table:style-name="ro1">
          <table:table-cell office:value-type="float" office:value="3358734" calcext:value-type="float">
            <text:p>3358734</text:p>
          </table:table-cell>
          <table:table-cell office:value-type="string" calcext:value-type="string">
            <text:p>https://api.github.com/repos/uWaterloo/Datasets</text:p>
          </table:table-cell>
          <table:table-cell table:formula="of:=REPLACE([.B835]; 1; 29; &quot;&quot;)" office:value-type="string" office:string-value="uWaterloo/Datasets" calcext:value-type="string">
            <text:p>uWaterloo/Datasets</text:p>
          </table:table-cell>
        </table:table-row>
        <table:table-row table:style-name="ro1">
          <table:table-cell office:value-type="float" office:value="3377196" calcext:value-type="float">
            <text:p>3377196</text:p>
          </table:table-cell>
          <table:table-cell office:value-type="string" calcext:value-type="string">
            <text:p>https://api.github.com/repos/ZoneMinder/ZoneMinder</text:p>
          </table:table-cell>
          <table:table-cell table:formula="of:=REPLACE([.B836]; 1; 29; &quot;&quot;)" office:value-type="string" office:string-value="ZoneMinder/ZoneMinder" calcext:value-type="string">
            <text:p>ZoneMinder/ZoneMinder</text:p>
          </table:table-cell>
        </table:table-row>
        <table:table-row table:style-name="ro1">
          <table:table-cell office:value-type="float" office:value="3386244" calcext:value-type="float">
            <text:p>3386244</text:p>
          </table:table-cell>
          <table:table-cell office:value-type="string" calcext:value-type="string">
            <text:p>https://api.github.com/repos/owncloud/bookmarks</text:p>
          </table:table-cell>
          <table:table-cell table:formula="of:=REPLACE([.B837]; 1; 29; &quot;&quot;)" office:value-type="string" office:string-value="owncloud/bookmarks" calcext:value-type="string">
            <text:p>owncloud/bookmarks</text:p>
          </table:table-cell>
        </table:table-row>
        <table:table-row table:style-name="ro1">
          <table:table-cell office:value-type="float" office:value="3387586" calcext:value-type="float">
            <text:p>3387586</text:p>
          </table:table-cell>
          <table:table-cell office:value-type="string" calcext:value-type="string">
            <text:p>https://api.github.com/repos/NeoRazorX/facturascripts</text:p>
          </table:table-cell>
          <table:table-cell table:formula="of:=REPLACE([.B838]; 1; 29; &quot;&quot;)" office:value-type="string" office:string-value="NeoRazorX/facturascripts" calcext:value-type="string">
            <text:p>NeoRazorX/facturascripts</text:p>
          </table:table-cell>
        </table:table-row>
        <table:table-row table:style-name="ro1">
          <table:table-cell office:value-type="float" office:value="3391191" calcext:value-type="float">
            <text:p>3391191</text:p>
          </table:table-cell>
          <table:table-cell office:value-type="string" calcext:value-type="string">
            <text:p>https://api.github.com/repos/MISP/MISP</text:p>
          </table:table-cell>
          <table:table-cell table:formula="of:=REPLACE([.B839]; 1; 29; &quot;&quot;)" office:value-type="string" office:string-value="MISP/MISP" calcext:value-type="string">
            <text:p>MISP/MISP</text:p>
          </table:table-cell>
        </table:table-row>
        <table:table-row table:style-name="ro1">
          <table:table-cell office:value-type="float" office:value="3391424" calcext:value-type="float">
            <text:p>3391424</text:p>
          </table:table-cell>
          <table:table-cell office:value-type="string" calcext:value-type="string">
            <text:p>https://api.github.com/repos/symfony-cmf/RoutingBundle</text:p>
          </table:table-cell>
          <table:table-cell table:formula="of:=REPLACE([.B840]; 1; 29; &quot;&quot;)" office:value-type="string" office:string-value="symfony-cmf/RoutingBundle" calcext:value-type="string">
            <text:p>symfony-cmf/RoutingBundle</text:p>
          </table:table-cell>
        </table:table-row>
        <table:table-row table:style-name="ro1">
          <table:table-cell office:value-type="float" office:value="3402903" calcext:value-type="float">
            <text:p>3402903</text:p>
          </table:table-cell>
          <table:table-cell office:value-type="string" calcext:value-type="string">
            <text:p>https://api.github.com/repos/maniaplanet/documentation</text:p>
          </table:table-cell>
          <table:table-cell table:formula="of:=REPLACE([.B841]; 1; 29; &quot;&quot;)" office:value-type="string" office:string-value="maniaplanet/documentation" calcext:value-type="string">
            <text:p>maniaplanet/documentation</text:p>
          </table:table-cell>
        </table:table-row>
        <table:table-row table:style-name="ro1">
          <table:table-cell office:value-type="float" office:value="3408308" calcext:value-type="float">
            <text:p>3408308</text:p>
          </table:table-cell>
          <table:table-cell office:value-type="string" calcext:value-type="string">
            <text:p>https://api.github.com/repos/xfrocks/bdApi</text:p>
          </table:table-cell>
          <table:table-cell table:formula="of:=REPLACE([.B842]; 1; 29; &quot;&quot;)" office:value-type="string" office:string-value="xfrocks/bdApi" calcext:value-type="string">
            <text:p>xfrocks/bdApi</text:p>
          </table:table-cell>
        </table:table-row>
        <table:table-row table:style-name="ro1">
          <table:table-cell office:value-type="float" office:value="3408325" calcext:value-type="float">
            <text:p>3408325</text:p>
          </table:table-cell>
          <table:table-cell office:value-type="string" calcext:value-type="string">
            <text:p>https://api.github.com/repos/sethcoder/rfscms</text:p>
          </table:table-cell>
          <table:table-cell table:formula="of:=REPLACE([.B843]; 1; 29; &quot;&quot;)" office:value-type="string" office:string-value="sethcoder/rfscms" calcext:value-type="string">
            <text:p>sethcoder/rfscms</text:p>
          </table:table-cell>
        </table:table-row>
        <table:table-row table:style-name="ro1">
          <table:table-cell office:value-type="float" office:value="3412948" calcext:value-type="float">
            <text:p>3412948</text:p>
          </table:table-cell>
          <table:table-cell office:value-type="string" calcext:value-type="string">
            <text:p>https://api.github.com/repos/crodas/ActiveMongo2</text:p>
          </table:table-cell>
          <table:table-cell table:formula="of:=REPLACE([.B844]; 1; 29; &quot;&quot;)" office:value-type="string" office:string-value="crodas/ActiveMongo2" calcext:value-type="string">
            <text:p>crodas/ActiveMongo2</text:p>
          </table:table-cell>
        </table:table-row>
        <table:table-row table:style-name="ro1">
          <table:table-cell office:value-type="float" office:value="3421664" calcext:value-type="float">
            <text:p>3421664</text:p>
          </table:table-cell>
          <table:table-cell office:value-type="string" calcext:value-type="string">
            <text:p>https://api.github.com/repos/open-classifieds/openclassifieds2</text:p>
          </table:table-cell>
          <table:table-cell table:formula="of:=REPLACE([.B845]; 1; 29; &quot;&quot;)" office:value-type="string" office:string-value="open-classifieds/openclassifieds2" calcext:value-type="string">
            <text:p>open-classifieds/openclassifieds2</text:p>
          </table:table-cell>
        </table:table-row>
        <table:table-row table:style-name="ro1">
          <table:table-cell office:value-type="float" office:value="3424853" calcext:value-type="float">
            <text:p>3424853</text:p>
          </table:table-cell>
          <table:table-cell office:value-type="string" calcext:value-type="string">
            <text:p>https://api.github.com/repos/php-fusion/PHP-Fusion</text:p>
          </table:table-cell>
          <table:table-cell table:formula="of:=REPLACE([.B846]; 1; 29; &quot;&quot;)" office:value-type="string" office:string-value="php-fusion/PHP-Fusion" calcext:value-type="string">
            <text:p>php-fusion/PHP-Fusion</text:p>
          </table:table-cell>
        </table:table-row>
        <table:table-row table:style-name="ro1">
          <table:table-cell office:value-type="float" office:value="3424948" calcext:value-type="float">
            <text:p>3424948</text:p>
          </table:table-cell>
          <table:table-cell office:value-type="string" calcext:value-type="string">
            <text:p>https://api.github.com/repos/lynxlab/ada</text:p>
          </table:table-cell>
          <table:table-cell table:formula="of:=REPLACE([.B847]; 1; 29; &quot;&quot;)" office:value-type="string" office:string-value="lynxlab/ada" calcext:value-type="string">
            <text:p>lynxlab/ada</text:p>
          </table:table-cell>
        </table:table-row>
        <table:table-row table:style-name="ro1">
          <table:table-cell office:value-type="float" office:value="3432632" calcext:value-type="float">
            <text:p>3432632</text:p>
          </table:table-cell>
          <table:table-cell office:value-type="string" calcext:value-type="string">
            <text:p>https://api.github.com/repos/buddypress/BuddyPress</text:p>
          </table:table-cell>
          <table:table-cell table:formula="of:=REPLACE([.B848]; 1; 29; &quot;&quot;)" office:value-type="string" office:string-value="buddypress/BuddyPress" calcext:value-type="string">
            <text:p>buddypress/BuddyPress</text:p>
          </table:table-cell>
        </table:table-row>
        <table:table-row table:style-name="ro1">
          <table:table-cell office:value-type="float" office:value="3439790" calcext:value-type="float">
            <text:p>3439790</text:p>
          </table:table-cell>
          <table:table-cell office:value-type="string" calcext:value-type="string">
            <text:p>https://api.github.com/repos/vdesabou/alfred-spotify-mini-player</text:p>
          </table:table-cell>
          <table:table-cell table:formula="of:=REPLACE([.B849]; 1; 29; &quot;&quot;)" office:value-type="string" office:string-value="vdesabou/alfred-spotify-mini-player" calcext:value-type="string">
            <text:p>vdesabou/alfred-spotify-mini-player</text:p>
          </table:table-cell>
        </table:table-row>
        <table:table-row table:style-name="ro1">
          <table:table-cell office:value-type="float" office:value="3446487" calcext:value-type="float">
            <text:p>3446487</text:p>
          </table:table-cell>
          <table:table-cell office:value-type="string" calcext:value-type="string">
            <text:p>https://api.github.com/repos/nZEDb/nZEDb</text:p>
          </table:table-cell>
          <table:table-cell table:formula="of:=REPLACE([.B850]; 1; 29; &quot;&quot;)" office:value-type="string" office:string-value="nZEDb/nZEDb" calcext:value-type="string">
            <text:p>nZEDb/nZEDb</text:p>
          </table:table-cell>
        </table:table-row>
        <table:table-row table:style-name="ro1">
          <table:table-cell office:value-type="float" office:value="3446923" calcext:value-type="float">
            <text:p>3446923</text:p>
          </table:table-cell>
          <table:table-cell office:value-type="string" calcext:value-type="string">
            <text:p>https://api.github.com/repos/nextras/orm</text:p>
          </table:table-cell>
          <table:table-cell table:formula="of:=REPLACE([.B851]; 1; 29; &quot;&quot;)" office:value-type="string" office:string-value="nextras/orm" calcext:value-type="string">
            <text:p>nextras/orm</text:p>
          </table:table-cell>
        </table:table-row>
        <table:table-row table:style-name="ro1">
          <table:table-cell office:value-type="float" office:value="3452566" calcext:value-type="float">
            <text:p>3452566</text:p>
          </table:table-cell>
          <table:table-cell office:value-type="string" calcext:value-type="string">
            <text:p>https://api.github.com/repos/drlippman/IMathAS</text:p>
          </table:table-cell>
          <table:table-cell table:formula="of:=REPLACE([.B852]; 1; 29; &quot;&quot;)" office:value-type="string" office:string-value="drlippman/IMathAS" calcext:value-type="string">
            <text:p>drlippman/IMathAS</text:p>
          </table:table-cell>
        </table:table-row>
        <table:table-row table:style-name="ro1">
          <table:table-cell office:value-type="float" office:value="3452582" calcext:value-type="float">
            <text:p>3452582</text:p>
          </table:table-cell>
          <table:table-cell office:value-type="string" calcext:value-type="string">
            <text:p>https://api.github.com/repos/ingenesis/shopp</text:p>
          </table:table-cell>
          <table:table-cell table:formula="of:=REPLACE([.B853]; 1; 29; &quot;&quot;)" office:value-type="string" office:string-value="ingenesis/shopp" calcext:value-type="string">
            <text:p>ingenesis/shopp</text:p>
          </table:table-cell>
        </table:table-row>
        <table:table-row table:style-name="ro1">
          <table:table-cell office:value-type="float" office:value="3453914" calcext:value-type="float">
            <text:p>3453914</text:p>
          </table:table-cell>
          <table:table-cell office:value-type="string" calcext:value-type="string">
            <text:p>https://api.github.com/repos/jcarle/cloneReader</text:p>
          </table:table-cell>
          <table:table-cell table:formula="of:=REPLACE([.B854]; 1; 29; &quot;&quot;)" office:value-type="string" office:string-value="jcarle/cloneReader" calcext:value-type="string">
            <text:p>jcarle/cloneReader</text:p>
          </table:table-cell>
        </table:table-row>
        <table:table-row table:style-name="ro1">
          <table:table-cell office:value-type="float" office:value="3454318" calcext:value-type="float">
            <text:p>3454318</text:p>
          </table:table-cell>
          <table:table-cell office:value-type="string" calcext:value-type="string">
            <text:p>https://api.github.com/repos/anahitasocial/anahita</text:p>
          </table:table-cell>
          <table:table-cell table:formula="of:=REPLACE([.B855]; 1; 29; &quot;&quot;)" office:value-type="string" office:string-value="anahitasocial/anahita" calcext:value-type="string">
            <text:p>anahitasocial/anahita</text:p>
          </table:table-cell>
        </table:table-row>
        <table:table-row table:style-name="ro1">
          <table:table-cell office:value-type="float" office:value="3456173" calcext:value-type="float">
            <text:p>3456173</text:p>
          </table:table-cell>
          <table:table-cell office:value-type="string" calcext:value-type="string">
            <text:p>https://api.github.com/repos/philipzhou2009/InfoX</text:p>
          </table:table-cell>
          <table:table-cell table:formula="of:=REPLACE([.B856]; 1; 29; &quot;&quot;)" office:value-type="string" office:string-value="philipzhou2009/InfoX" calcext:value-type="string">
            <text:p>philipzhou2009/InfoX</text:p>
          </table:table-cell>
        </table:table-row>
        <table:table-row table:style-name="ro1">
          <table:table-cell office:value-type="float" office:value="3461418" calcext:value-type="float">
            <text:p>3461418</text:p>
          </table:table-cell>
          <table:table-cell office:value-type="string" calcext:value-type="string">
            <text:p>https://api.github.com/repos/orchestral/html</text:p>
          </table:table-cell>
          <table:table-cell table:formula="of:=REPLACE([.B857]; 1; 29; &quot;&quot;)" office:value-type="string" office:string-value="orchestral/html" calcext:value-type="string">
            <text:p>orchestral/html</text:p>
          </table:table-cell>
        </table:table-row>
        <table:table-row table:style-name="ro1">
          <table:table-cell office:value-type="float" office:value="3462483" calcext:value-type="float">
            <text:p>3462483</text:p>
          </table:table-cell>
          <table:table-cell office:value-type="string" calcext:value-type="string">
            <text:p>https://api.github.com/repos/presscustomizr/customizr</text:p>
          </table:table-cell>
          <table:table-cell table:formula="of:=REPLACE([.B858]; 1; 29; &quot;&quot;)" office:value-type="string" office:string-value="presscustomizr/customizr" calcext:value-type="string">
            <text:p>presscustomizr/customizr</text:p>
          </table:table-cell>
        </table:table-row>
        <table:table-row table:style-name="ro1">
          <table:table-cell office:value-type="float" office:value="3463247" calcext:value-type="float">
            <text:p>3463247</text:p>
          </table:table-cell>
          <table:table-cell office:value-type="string" calcext:value-type="string">
            <text:p>https://api.github.com/repos/orchestral/extension</text:p>
          </table:table-cell>
          <table:table-cell table:formula="of:=REPLACE([.B859]; 1; 29; &quot;&quot;)" office:value-type="string" office:string-value="orchestral/extension" calcext:value-type="string">
            <text:p>orchestral/extension</text:p>
          </table:table-cell>
        </table:table-row>
        <table:table-row table:style-name="ro1">
          <table:table-cell office:value-type="float" office:value="3464127" calcext:value-type="float">
            <text:p>3464127</text:p>
          </table:table-cell>
          <table:table-cell office:value-type="string" calcext:value-type="string">
            <text:p>https://api.github.com/repos/datasift/storyplayer</text:p>
          </table:table-cell>
          <table:table-cell table:formula="of:=REPLACE([.B860]; 1; 29; &quot;&quot;)" office:value-type="string" office:string-value="datasift/storyplayer" calcext:value-type="string">
            <text:p>datasift/storyplayer</text:p>
          </table:table-cell>
        </table:table-row>
        <table:table-row table:style-name="ro1">
          <table:table-cell office:value-type="float" office:value="3469239" calcext:value-type="float">
            <text:p>3469239</text:p>
          </table:table-cell>
          <table:table-cell office:value-type="string" calcext:value-type="string">
            <text:p>https://api.github.com/repos/ecrane57/hospitality-housekeeper</text:p>
          </table:table-cell>
          <table:table-cell table:formula="of:=REPLACE([.B861]; 1; 29; &quot;&quot;)" office:value-type="string" office:string-value="ecrane57/hospitality-housekeeper" calcext:value-type="string">
            <text:p>ecrane57/hospitality-housekeeper</text:p>
          </table:table-cell>
        </table:table-row>
        <table:table-row table:style-name="ro1">
          <table:table-cell office:value-type="float" office:value="3469454" calcext:value-type="float">
            <text:p>3469454</text:p>
          </table:table-cell>
          <table:table-cell office:value-type="string" calcext:value-type="string">
            <text:p>https://api.github.com/repos/inwebo/LibreMVC</text:p>
          </table:table-cell>
          <table:table-cell table:formula="of:=REPLACE([.B862]; 1; 29; &quot;&quot;)" office:value-type="string" office:string-value="inwebo/LibreMVC" calcext:value-type="string">
            <text:p>inwebo/LibreMVC</text:p>
          </table:table-cell>
        </table:table-row>
        <table:table-row table:style-name="ro1">
          <table:table-cell office:value-type="float" office:value="3469613" calcext:value-type="float">
            <text:p>3469613</text:p>
          </table:table-cell>
          <table:table-cell office:value-type="string" calcext:value-type="string">
            <text:p>https://api.github.com/repos/ronytic/colegio</text:p>
          </table:table-cell>
          <table:table-cell table:formula="of:=REPLACE([.B863]; 1; 29; &quot;&quot;)" office:value-type="string" office:string-value="ronytic/colegio" calcext:value-type="string">
            <text:p>ronytic/colegio</text:p>
          </table:table-cell>
        </table:table-row>
        <table:table-row table:style-name="ro1">
          <table:table-cell office:value-type="float" office:value="3472647" calcext:value-type="float">
            <text:p>3472647</text:p>
          </table:table-cell>
          <table:table-cell office:value-type="string" calcext:value-type="string">
            <text:p>https://api.github.com/repos/phpManufaktur/kfBasic</text:p>
          </table:table-cell>
          <table:table-cell table:formula="of:=REPLACE([.B864]; 1; 29; &quot;&quot;)" office:value-type="string" office:string-value="phpManufaktur/kfBasic" calcext:value-type="string">
            <text:p>phpManufaktur/kfBasic</text:p>
          </table:table-cell>
        </table:table-row>
        <table:table-row table:style-name="ro1">
          <table:table-cell office:value-type="float" office:value="3472793" calcext:value-type="float">
            <text:p>3472793</text:p>
          </table:table-cell>
          <table:table-cell office:value-type="string" calcext:value-type="string">
            <text:p>https://api.github.com/repos/orchestral/docs</text:p>
          </table:table-cell>
          <table:table-cell table:formula="of:=REPLACE([.B865]; 1; 29; &quot;&quot;)" office:value-type="string" office:string-value="orchestral/docs" calcext:value-type="string">
            <text:p>orchestral/docs</text:p>
          </table:table-cell>
        </table:table-row>
        <table:table-row table:style-name="ro1">
          <table:table-cell office:value-type="float" office:value="3475394" calcext:value-type="float">
            <text:p>3475394</text:p>
          </table:table-cell>
          <table:table-cell office:value-type="string" calcext:value-type="string">
            <text:p>https://api.github.com/repos/ThaDafinser/ZfcDatagrid</text:p>
          </table:table-cell>
          <table:table-cell table:formula="of:=REPLACE([.B866]; 1; 29; &quot;&quot;)" office:value-type="string" office:string-value="ThaDafinser/ZfcDatagrid" calcext:value-type="string">
            <text:p>ThaDafinser/ZfcDatagrid</text:p>
          </table:table-cell>
        </table:table-row>
        <table:table-row table:style-name="ro1">
          <table:table-cell office:value-type="float" office:value="3483697" calcext:value-type="float">
            <text:p>3483697</text:p>
          </table:table-cell>
          <table:table-cell office:value-type="string" calcext:value-type="string">
            <text:p>https://api.github.com/repos/jagermesh/bright</text:p>
          </table:table-cell>
          <table:table-cell table:formula="of:=REPLACE([.B867]; 1; 29; &quot;&quot;)" office:value-type="string" office:string-value="jagermesh/bright" calcext:value-type="string">
            <text:p>jagermesh/bright</text:p>
          </table:table-cell>
        </table:table-row>
        <table:table-row table:style-name="ro1">
          <table:table-cell office:value-type="float" office:value="3486582" calcext:value-type="float">
            <text:p>3486582</text:p>
          </table:table-cell>
          <table:table-cell office:value-type="string" calcext:value-type="string">
            <text:p>https://api.github.com/repos/wikimedia/wikimedia-fundraising-crm</text:p>
          </table:table-cell>
          <table:table-cell table:formula="of:=REPLACE([.B868]; 1; 29; &quot;&quot;)" office:value-type="string" office:string-value="wikimedia/wikimedia-fundraising-crm" calcext:value-type="string">
            <text:p>wikimedia/wikimedia-fundraising-crm</text:p>
          </table:table-cell>
        </table:table-row>
        <table:table-row table:style-name="ro1">
          <table:table-cell office:value-type="float" office:value="3489670" calcext:value-type="float">
            <text:p>3489670</text:p>
          </table:table-cell>
          <table:table-cell office:value-type="string" calcext:value-type="string">
            <text:p>https://api.github.com/repos/wpXtreme/wpdk</text:p>
          </table:table-cell>
          <table:table-cell table:formula="of:=REPLACE([.B869]; 1; 29; &quot;&quot;)" office:value-type="string" office:string-value="wpXtreme/wpdk" calcext:value-type="string">
            <text:p>wpXtreme/wpdk</text:p>
          </table:table-cell>
        </table:table-row>
        <table:table-row table:style-name="ro1">
          <table:table-cell office:value-type="float" office:value="3491390" calcext:value-type="float">
            <text:p>3491390</text:p>
          </table:table-cell>
          <table:table-cell office:value-type="string" calcext:value-type="string">
            <text:p>https://api.github.com/repos/MovLib/www</text:p>
          </table:table-cell>
          <table:table-cell table:formula="of:=REPLACE([.B870]; 1; 29; &quot;&quot;)" office:value-type="string" office:string-value="MovLib/www" calcext:value-type="string">
            <text:p>MovLib/www</text:p>
          </table:table-cell>
        </table:table-row>
        <table:table-row table:style-name="ro1">
          <table:table-cell office:value-type="float" office:value="3496361" calcext:value-type="float">
            <text:p>3496361</text:p>
          </table:table-cell>
          <table:table-cell office:value-type="string" calcext:value-type="string">
            <text:p>https://api.github.com/repos/WebDevStudios/custom-post-type-ui</text:p>
          </table:table-cell>
          <table:table-cell table:formula="of:=REPLACE([.B871]; 1; 29; &quot;&quot;)" office:value-type="string" office:string-value="WebDevStudios/custom-post-type-ui" calcext:value-type="string">
            <text:p>WebDevStudios/custom-post-type-ui</text:p>
          </table:table-cell>
        </table:table-row>
        <table:table-row table:style-name="ro1">
          <table:table-cell office:value-type="float" office:value="3504156" calcext:value-type="float">
            <text:p>3504156</text:p>
          </table:table-cell>
          <table:table-cell office:value-type="string" calcext:value-type="string">
            <text:p>https://api.github.com/repos/bonny/WordPress-Simple-History</text:p>
          </table:table-cell>
          <table:table-cell table:formula="of:=REPLACE([.B872]; 1; 29; &quot;&quot;)" office:value-type="string" office:string-value="bonny/WordPress-Simple-History" calcext:value-type="string">
            <text:p>bonny/WordPress-Simple-History</text:p>
          </table:table-cell>
        </table:table-row>
        <table:table-row table:style-name="ro1">
          <table:table-cell office:value-type="float" office:value="3507363" calcext:value-type="float">
            <text:p>3507363</text:p>
          </table:table-cell>
          <table:table-cell office:value-type="string" calcext:value-type="string">
            <text:p>https://api.github.com/repos/valeraovalles/sait</text:p>
          </table:table-cell>
          <table:table-cell table:formula="of:=REPLACE([.B873]; 1; 29; &quot;&quot;)" office:value-type="string" office:string-value="valeraovalles/sait" calcext:value-type="string">
            <text:p>valeraovalles/sait</text:p>
          </table:table-cell>
        </table:table-row>
        <table:table-row table:style-name="ro1">
          <table:table-cell office:value-type="float" office:value="3514956" calcext:value-type="float">
            <text:p>3514956</text:p>
          </table:table-cell>
          <table:table-cell office:value-type="string" calcext:value-type="string">
            <text:p>https://api.github.com/repos/IESMonterroso/intranet</text:p>
          </table:table-cell>
          <table:table-cell table:formula="of:=REPLACE([.B874]; 1; 29; &quot;&quot;)" office:value-type="string" office:string-value="IESMonterroso/intranet" calcext:value-type="string">
            <text:p>IESMonterroso/intranet</text:p>
          </table:table-cell>
        </table:table-row>
        <table:table-row table:style-name="ro1">
          <table:table-cell office:value-type="float" office:value="3526286" calcext:value-type="float">
            <text:p>3526286</text:p>
          </table:table-cell>
          <table:table-cell office:value-type="string" calcext:value-type="string">
            <text:p>https://api.github.com/repos/the-nic/cmsms</text:p>
          </table:table-cell>
          <table:table-cell table:formula="of:=REPLACE([.B875]; 1; 29; &quot;&quot;)" office:value-type="string" office:string-value="the-nic/cmsms" calcext:value-type="string">
            <text:p>the-nic/cmsms</text:p>
          </table:table-cell>
        </table:table-row>
        <table:table-row table:style-name="ro1">
          <table:table-cell office:value-type="float" office:value="3526408" calcext:value-type="float">
            <text:p>3526408</text:p>
          </table:table-cell>
          <table:table-cell office:value-type="string" calcext:value-type="string">
            <text:p>https://api.github.com/repos/svn2github/cmsms</text:p>
          </table:table-cell>
          <table:table-cell table:formula="of:=REPLACE([.B876]; 1; 29; &quot;&quot;)" office:value-type="string" office:string-value="svn2github/cmsms" calcext:value-type="string">
            <text:p>svn2github/cmsms</text:p>
          </table:table-cell>
        </table:table-row>
        <table:table-row table:style-name="ro1">
          <table:table-cell office:value-type="float" office:value="3539091" calcext:value-type="float">
            <text:p>3539091</text:p>
          </table:table-cell>
          <table:table-cell office:value-type="string" calcext:value-type="string">
            <text:p>https://api.github.com/repos/fruux/sabre-dav</text:p>
          </table:table-cell>
          <table:table-cell table:formula="of:=REPLACE([.B877]; 1; 29; &quot;&quot;)" office:value-type="string" office:string-value="fruux/sabre-dav" calcext:value-type="string">
            <text:p>fruux/sabre-dav</text:p>
          </table:table-cell>
        </table:table-row>
        <table:table-row table:style-name="ro1">
          <table:table-cell office:value-type="float" office:value="3558915" calcext:value-type="float">
            <text:p>3558915</text:p>
          </table:table-cell>
          <table:table-cell office:value-type="string" calcext:value-type="string">
            <text:p>https://api.github.com/repos/joindin/joindin-api</text:p>
          </table:table-cell>
          <table:table-cell table:formula="of:=REPLACE([.B878]; 1; 29; &quot;&quot;)" office:value-type="string" office:string-value="joindin/joindin-api" calcext:value-type="string">
            <text:p>joindin/joindin-api</text:p>
          </table:table-cell>
        </table:table-row>
        <table:table-row table:style-name="ro1">
          <table:table-cell office:value-type="float" office:value="3592235" calcext:value-type="float">
            <text:p>3592235</text:p>
          </table:table-cell>
          <table:table-cell office:value-type="string" calcext:value-type="string">
            <text:p>https://api.github.com/repos/Opentribes/Core</text:p>
          </table:table-cell>
          <table:table-cell table:formula="of:=REPLACE([.B879]; 1; 29; &quot;&quot;)" office:value-type="string" office:string-value="Opentribes/Core" calcext:value-type="string">
            <text:p>Opentribes/Core</text:p>
          </table:table-cell>
        </table:table-row>
        <table:table-row table:style-name="ro1">
          <table:table-cell office:value-type="float" office:value="3597215" calcext:value-type="float">
            <text:p>3597215</text:p>
          </table:table-cell>
          <table:table-cell office:value-type="string" calcext:value-type="string">
            <text:p>https://api.github.com/repos/wikimedia/mediawiki-extensions-TwnMainPage</text:p>
          </table:table-cell>
          <table:table-cell table:formula="of:=REPLACE([.B880]; 1; 29; &quot;&quot;)" office:value-type="string" office:string-value="wikimedia/mediawiki-extensions-TwnMainPage" calcext:value-type="string">
            <text:p>wikimedia/mediawiki-extensions-TwnMainPage</text:p>
          </table:table-cell>
        </table:table-row>
        <table:table-row table:style-name="ro1">
          <table:table-cell office:value-type="float" office:value="3601775" calcext:value-type="float">
            <text:p>3601775</text:p>
          </table:table-cell>
          <table:table-cell office:value-type="string" calcext:value-type="string">
            <text:p>https://api.github.com/repos/gobierno-abierto/gobierno-abierto</text:p>
          </table:table-cell>
          <table:table-cell table:formula="of:=REPLACE([.B881]; 1; 29; &quot;&quot;)" office:value-type="string" office:string-value="gobierno-abierto/gobierno-abierto" calcext:value-type="string">
            <text:p>gobierno-abierto/gobierno-abierto</text:p>
          </table:table-cell>
        </table:table-row>
        <table:table-row table:style-name="ro1">
          <table:table-cell office:value-type="float" office:value="3663426" calcext:value-type="float">
            <text:p>3663426</text:p>
          </table:table-cell>
          <table:table-cell office:value-type="string" calcext:value-type="string">
            <text:p>https://api.github.com/repos/hschletz/Braintacle</text:p>
          </table:table-cell>
          <table:table-cell table:formula="of:=REPLACE([.B882]; 1; 29; &quot;&quot;)" office:value-type="string" office:string-value="hschletz/Braintacle" calcext:value-type="string">
            <text:p>hschletz/Braintacle</text:p>
          </table:table-cell>
        </table:table-row>
        <table:table-row table:style-name="ro1">
          <table:table-cell office:value-type="float" office:value="3665828" calcext:value-type="float">
            <text:p>3665828</text:p>
          </table:table-cell>
          <table:table-cell office:value-type="string" calcext:value-type="string">
            <text:p>https://api.github.com/repos/BitLucid/ninjawars</text:p>
          </table:table-cell>
          <table:table-cell table:formula="of:=REPLACE([.B883]; 1; 29; &quot;&quot;)" office:value-type="string" office:string-value="BitLucid/ninjawars" calcext:value-type="string">
            <text:p>BitLucid/ninjawars</text:p>
          </table:table-cell>
        </table:table-row>
        <table:table-row table:style-name="ro1">
          <table:table-cell office:value-type="float" office:value="3669603" calcext:value-type="float">
            <text:p>3669603</text:p>
          </table:table-cell>
          <table:table-cell office:value-type="string" calcext:value-type="string">
            <text:p>https://api.github.com/repos/civicrm/civicrm-website-org</text:p>
          </table:table-cell>
          <table:table-cell table:formula="of:=REPLACE([.B884]; 1; 29; &quot;&quot;)" office:value-type="string" office:string-value="civicrm/civicrm-website-org" calcext:value-type="string">
            <text:p>civicrm/civicrm-website-org</text:p>
          </table:table-cell>
        </table:table-row>
        <table:table-row table:style-name="ro1">
          <table:table-cell office:value-type="float" office:value="3679069" calcext:value-type="float">
            <text:p>3679069</text:p>
          </table:table-cell>
          <table:table-cell office:value-type="string" calcext:value-type="string">
            <text:p>https://api.github.com/repos/symfony-cmf/Testing</text:p>
          </table:table-cell>
          <table:table-cell table:formula="of:=REPLACE([.B885]; 1; 29; &quot;&quot;)" office:value-type="string" office:string-value="symfony-cmf/Testing" calcext:value-type="string">
            <text:p>symfony-cmf/Testing</text:p>
          </table:table-cell>
        </table:table-row>
        <table:table-row table:style-name="ro1">
          <table:table-cell office:value-type="float" office:value="3690409" calcext:value-type="float">
            <text:p>3690409</text:p>
          </table:table-cell>
          <table:table-cell office:value-type="string" calcext:value-type="string">
            <text:p>https://api.github.com/repos/joindin/joindin-web2</text:p>
          </table:table-cell>
          <table:table-cell table:formula="of:=REPLACE([.B886]; 1; 29; &quot;&quot;)" office:value-type="string" office:string-value="joindin/joindin-web2" calcext:value-type="string">
            <text:p>joindin/joindin-web2</text:p>
          </table:table-cell>
        </table:table-row>
        <table:table-row table:style-name="ro1">
          <table:table-cell office:value-type="float" office:value="3707473" calcext:value-type="float">
            <text:p>3707473</text:p>
          </table:table-cell>
          <table:table-cell office:value-type="string" calcext:value-type="string">
            <text:p>https://api.github.com/repos/wikimedia/mediawiki-extensions-OAuth</text:p>
          </table:table-cell>
          <table:table-cell table:formula="of:=REPLACE([.B887]; 1; 29; &quot;&quot;)" office:value-type="string" office:string-value="wikimedia/mediawiki-extensions-OAuth" calcext:value-type="string">
            <text:p>wikimedia/mediawiki-extensions-OAuth</text:p>
          </table:table-cell>
        </table:table-row>
        <table:table-row table:style-name="ro1">
          <table:table-cell office:value-type="float" office:value="3714867" calcext:value-type="float">
            <text:p>3714867</text:p>
          </table:table-cell>
          <table:table-cell office:value-type="string" calcext:value-type="string">
            <text:p>https://api.github.com/repos/Sylius/SyliusProductBundle</text:p>
          </table:table-cell>
          <table:table-cell table:formula="of:=REPLACE([.B888]; 1; 29; &quot;&quot;)" office:value-type="string" office:string-value="Sylius/SyliusProductBundle" calcext:value-type="string">
            <text:p>Sylius/SyliusProductBundle</text:p>
          </table:table-cell>
        </table:table-row>
        <table:table-row table:style-name="ro1">
          <table:table-cell office:value-type="float" office:value="3720110" calcext:value-type="float">
            <text:p>3720110</text:p>
          </table:table-cell>
          <table:table-cell office:value-type="string" calcext:value-type="string">
            <text:p>https://api.github.com/repos/openfcci/wordpress</text:p>
          </table:table-cell>
          <table:table-cell table:formula="of:=REPLACE([.B889]; 1; 29; &quot;&quot;)" office:value-type="string" office:string-value="openfcci/wordpress" calcext:value-type="string">
            <text:p>openfcci/wordpress</text:p>
          </table:table-cell>
        </table:table-row>
        <table:table-row table:style-name="ro1">
          <table:table-cell office:value-type="float" office:value="3737682" calcext:value-type="float">
            <text:p>3737682</text:p>
          </table:table-cell>
          <table:table-cell office:value-type="string" calcext:value-type="string">
            <text:p>https://api.github.com/repos/civicrm/civihr</text:p>
          </table:table-cell>
          <table:table-cell table:formula="of:=REPLACE([.B890]; 1; 29; &quot;&quot;)" office:value-type="string" office:string-value="civicrm/civihr" calcext:value-type="string">
            <text:p>civicrm/civihr</text:p>
          </table:table-cell>
        </table:table-row>
        <table:table-row table:style-name="ro1">
          <table:table-cell office:value-type="float" office:value="3742671" calcext:value-type="float">
            <text:p>3742671</text:p>
          </table:table-cell>
          <table:table-cell office:value-type="string" calcext:value-type="string">
            <text:p>https://api.github.com/repos/Kunena/Kunena-Forum</text:p>
          </table:table-cell>
          <table:table-cell table:formula="of:=REPLACE([.B891]; 1; 29; &quot;&quot;)" office:value-type="string" office:string-value="Kunena/Kunena-Forum" calcext:value-type="string">
            <text:p>Kunena/Kunena-Forum</text:p>
          </table:table-cell>
        </table:table-row>
        <table:table-row table:style-name="ro1">
          <table:table-cell office:value-type="float" office:value="3743103" calcext:value-type="float">
            <text:p>3743103</text:p>
          </table:table-cell>
          <table:table-cell office:value-type="string" calcext:value-type="string">
            <text:p>https://api.github.com/repos/OXID-eSales/oxideshop_ce</text:p>
          </table:table-cell>
          <table:table-cell table:formula="of:=REPLACE([.B892]; 1; 29; &quot;&quot;)" office:value-type="string" office:string-value="OXID-eSales/oxideshop_ce" calcext:value-type="string">
            <text:p>OXID-eSales/oxideshop_ce</text:p>
          </table:table-cell>
        </table:table-row>
        <table:table-row table:style-name="ro1">
          <table:table-cell office:value-type="float" office:value="3750617" calcext:value-type="float">
            <text:p>3750617</text:p>
          </table:table-cell>
          <table:table-cell office:value-type="string" calcext:value-type="string">
            <text:p>https://api.github.com/repos/silverstripe/silverstripe-framework</text:p>
          </table:table-cell>
          <table:table-cell table:formula="of:=REPLACE([.B893]; 1; 29; &quot;&quot;)" office:value-type="string" office:string-value="silverstripe/silverstripe-framework" calcext:value-type="string">
            <text:p>silverstripe/silverstripe-framework</text:p>
          </table:table-cell>
        </table:table-row>
        <table:table-row table:style-name="ro1">
          <table:table-cell office:value-type="float" office:value="3755590" calcext:value-type="float">
            <text:p>3755590</text:p>
          </table:table-cell>
          <table:table-cell office:value-type="string" calcext:value-type="string">
            <text:p>https://api.github.com/repos/symfony/intl</text:p>
          </table:table-cell>
          <table:table-cell table:formula="of:=REPLACE([.B894]; 1; 29; &quot;&quot;)" office:value-type="string" office:string-value="symfony/intl" calcext:value-type="string">
            <text:p>symfony/intl</text:p>
          </table:table-cell>
        </table:table-row>
        <table:table-row table:style-name="ro1">
          <table:table-cell office:value-type="float" office:value="3759837" calcext:value-type="float">
            <text:p>3759837</text:p>
          </table:table-cell>
          <table:table-cell office:value-type="string" calcext:value-type="string">
            <text:p>https://api.github.com/repos/cundd/rest</text:p>
          </table:table-cell>
          <table:table-cell table:formula="of:=REPLACE([.B895]; 1; 29; &quot;&quot;)" office:value-type="string" office:string-value="cundd/rest" calcext:value-type="string">
            <text:p>cundd/rest</text:p>
          </table:table-cell>
        </table:table-row>
        <table:table-row table:style-name="ro1">
          <table:table-cell office:value-type="float" office:value="3763244" calcext:value-type="float">
            <text:p>3763244</text:p>
          </table:table-cell>
          <table:table-cell office:value-type="string" calcext:value-type="string">
            <text:p>https://api.github.com/repos/Bookt/WP-InstaSites</text:p>
          </table:table-cell>
          <table:table-cell table:formula="of:=REPLACE([.B896]; 1; 29; &quot;&quot;)" office:value-type="string" office:string-value="Bookt/WP-InstaSites" calcext:value-type="string">
            <text:p>Bookt/WP-InstaSites</text:p>
          </table:table-cell>
        </table:table-row>
        <table:table-row table:style-name="ro1">
          <table:table-cell office:value-type="float" office:value="3777512" calcext:value-type="float">
            <text:p>3777512</text:p>
          </table:table-cell>
          <table:table-cell office:value-type="string" calcext:value-type="string">
            <text:p>https://api.github.com/repos/PocketMine/PocketMine-MP</text:p>
          </table:table-cell>
          <table:table-cell table:formula="of:=REPLACE([.B897]; 1; 29; &quot;&quot;)" office:value-type="string" office:string-value="PocketMine/PocketMine-MP" calcext:value-type="string">
            <text:p>PocketMine/PocketMine-MP</text:p>
          </table:table-cell>
        </table:table-row>
        <table:table-row table:style-name="ro1">
          <table:table-cell office:value-type="float" office:value="3786960" calcext:value-type="float">
            <text:p>3786960</text:p>
          </table:table-cell>
          <table:table-cell office:value-type="string" calcext:value-type="string">
            <text:p>https://api.github.com/repos/yiisoft/yii2-framework</text:p>
          </table:table-cell>
          <table:table-cell table:formula="of:=REPLACE([.B898]; 1; 29; &quot;&quot;)" office:value-type="string" office:string-value="yiisoft/yii2-framework" calcext:value-type="string">
            <text:p>yiisoft/yii2-framework</text:p>
          </table:table-cell>
        </table:table-row>
        <table:table-row table:style-name="ro1">
          <table:table-cell office:value-type="float" office:value="3799380" calcext:value-type="float">
            <text:p>3799380</text:p>
          </table:table-cell>
          <table:table-cell office:value-type="string" calcext:value-type="string">
            <text:p>https://api.github.com/repos/ProjectNami/projectnami</text:p>
          </table:table-cell>
          <table:table-cell table:formula="of:=REPLACE([.B899]; 1; 29; &quot;&quot;)" office:value-type="string" office:string-value="ProjectNami/projectnami" calcext:value-type="string">
            <text:p>ProjectNami/projectnami</text:p>
          </table:table-cell>
        </table:table-row>
        <table:table-row table:style-name="ro1">
          <table:table-cell office:value-type="float" office:value="3802882" calcext:value-type="float">
            <text:p>3802882</text:p>
          </table:table-cell>
          <table:table-cell office:value-type="string" calcext:value-type="string">
            <text:p>https://api.github.com/repos/ARISGames/server</text:p>
          </table:table-cell>
          <table:table-cell table:formula="of:=REPLACE([.B900]; 1; 29; &quot;&quot;)" office:value-type="string" office:string-value="ARISGames/server" calcext:value-type="string">
            <text:p>ARISGames/server</text:p>
          </table:table-cell>
        </table:table-row>
        <table:table-row table:style-name="ro1">
          <table:table-cell office:value-type="float" office:value="3806812" calcext:value-type="float">
            <text:p>3806812</text:p>
          </table:table-cell>
          <table:table-cell office:value-type="string" calcext:value-type="string">
            <text:p>https://api.github.com/repos/jenssegers/laravel-mongodb</text:p>
          </table:table-cell>
          <table:table-cell table:formula="of:=REPLACE([.B901]; 1; 29; &quot;&quot;)" office:value-type="string" office:string-value="jenssegers/laravel-mongodb" calcext:value-type="string">
            <text:p>jenssegers/laravel-mongodb</text:p>
          </table:table-cell>
        </table:table-row>
        <table:table-row table:style-name="ro1">
          <table:table-cell office:value-type="float" office:value="3808688" calcext:value-type="float">
            <text:p>3808688</text:p>
          </table:table-cell>
          <table:table-cell office:value-type="string" calcext:value-type="string">
            <text:p>https://api.github.com/repos/Neticle/lumina-php-framework</text:p>
          </table:table-cell>
          <table:table-cell table:formula="of:=REPLACE([.B902]; 1; 29; &quot;&quot;)" office:value-type="string" office:string-value="Neticle/lumina-php-framework" calcext:value-type="string">
            <text:p>Neticle/lumina-php-framework</text:p>
          </table:table-cell>
        </table:table-row>
        <table:table-row table:style-name="ro1">
          <table:table-cell office:value-type="float" office:value="3810584" calcext:value-type="float">
            <text:p>3810584</text:p>
          </table:table-cell>
          <table:table-cell office:value-type="string" calcext:value-type="string">
            <text:p>https://api.github.com/repos/NEWLIFEVE/Etelix_SORI</text:p>
          </table:table-cell>
          <table:table-cell table:formula="of:=REPLACE([.B903]; 1; 29; &quot;&quot;)" office:value-type="string" office:string-value="NEWLIFEVE/Etelix_SORI" calcext:value-type="string">
            <text:p>NEWLIFEVE/Etelix_SORI</text:p>
          </table:table-cell>
        </table:table-row>
        <table:table-row table:style-name="ro1">
          <table:table-cell office:value-type="float" office:value="3811460" calcext:value-type="float">
            <text:p>3811460</text:p>
          </table:table-cell>
          <table:table-cell office:value-type="string" calcext:value-type="string">
            <text:p>https://api.github.com/repos/opengovfoundation/madison</text:p>
          </table:table-cell>
          <table:table-cell table:formula="of:=REPLACE([.B904]; 1; 29; &quot;&quot;)" office:value-type="string" office:string-value="opengovfoundation/madison" calcext:value-type="string">
            <text:p>opengovfoundation/madison</text:p>
          </table:table-cell>
        </table:table-row>
        <table:table-row table:style-name="ro1">
          <table:table-cell office:value-type="float" office:value="3814601" calcext:value-type="float">
            <text:p>3814601</text:p>
          </table:table-cell>
          <table:table-cell office:value-type="string" calcext:value-type="string">
            <text:p>https://api.github.com/repos/devlbr/lbr</text:p>
          </table:table-cell>
          <table:table-cell table:formula="of:=REPLACE([.B905]; 1; 29; &quot;&quot;)" office:value-type="string" office:string-value="devlbr/lbr" calcext:value-type="string">
            <text:p>devlbr/lbr</text:p>
          </table:table-cell>
        </table:table-row>
        <table:table-row table:style-name="ro1">
          <table:table-cell office:value-type="float" office:value="3828009" calcext:value-type="float">
            <text:p>3828009</text:p>
          </table:table-cell>
          <table:table-cell office:value-type="string" calcext:value-type="string">
            <text:p>https://api.github.com/repos/yiisoft/yii2-app-advanced</text:p>
          </table:table-cell>
          <table:table-cell table:formula="of:=REPLACE([.B906]; 1; 29; &quot;&quot;)" office:value-type="string" office:string-value="yiisoft/yii2-app-advanced" calcext:value-type="string">
            <text:p>yiisoft/yii2-app-advanced</text:p>
          </table:table-cell>
        </table:table-row>
        <table:table-row table:style-name="ro1">
          <table:table-cell office:value-type="float" office:value="3832678" calcext:value-type="float">
            <text:p>3832678</text:p>
          </table:table-cell>
          <table:table-cell office:value-type="string" calcext:value-type="string">
            <text:p>https://api.github.com/repos/wpninjas/ninja-forms</text:p>
          </table:table-cell>
          <table:table-cell table:formula="of:=REPLACE([.B907]; 1; 29; &quot;&quot;)" office:value-type="string" office:string-value="wpninjas/ninja-forms" calcext:value-type="string">
            <text:p>wpninjas/ninja-forms</text:p>
          </table:table-cell>
        </table:table-row>
        <table:table-row table:style-name="ro1">
          <table:table-cell office:value-type="float" office:value="3854586" calcext:value-type="float">
            <text:p>3854586</text:p>
          </table:table-cell>
          <table:table-cell office:value-type="string" calcext:value-type="string">
            <text:p>https://api.github.com/repos/kinow/kinoshita.eti.br</text:p>
          </table:table-cell>
          <table:table-cell table:formula="of:=REPLACE([.B908]; 1; 29; &quot;&quot;)" office:value-type="string" office:string-value="kinow/kinoshita.eti.br" calcext:value-type="string">
            <text:p>kinow/kinoshita.eti.br</text:p>
          </table:table-cell>
        </table:table-row>
        <table:table-row table:style-name="ro1">
          <table:table-cell office:value-type="float" office:value="3867742" calcext:value-type="float">
            <text:p>3867742</text:p>
          </table:table-cell>
          <table:table-cell office:value-type="string" calcext:value-type="string">
            <text:p>https://api.github.com/repos/Nuked-Klan/CMS_Nuked-Klan</text:p>
          </table:table-cell>
          <table:table-cell table:formula="of:=REPLACE([.B909]; 1; 29; &quot;&quot;)" office:value-type="string" office:string-value="Nuked-Klan/CMS_Nuked-Klan" calcext:value-type="string">
            <text:p>Nuked-Klan/CMS_Nuked-Klan</text:p>
          </table:table-cell>
        </table:table-row>
        <table:table-row table:style-name="ro1">
          <table:table-cell office:value-type="float" office:value="3871355" calcext:value-type="float">
            <text:p>3871355</text:p>
          </table:table-cell>
          <table:table-cell office:value-type="string" calcext:value-type="string">
            <text:p>https://api.github.com/repos/lolli42/TYPO3.CMS-Catharsis</text:p>
          </table:table-cell>
          <table:table-cell table:formula="of:=REPLACE([.B910]; 1; 29; &quot;&quot;)" office:value-type="string" office:string-value="lolli42/TYPO3.CMS-Catharsis" calcext:value-type="string">
            <text:p>lolli42/TYPO3.CMS-Catharsis</text:p>
          </table:table-cell>
        </table:table-row>
        <table:table-row table:style-name="ro1">
          <table:table-cell office:value-type="float" office:value="3871375" calcext:value-type="float">
            <text:p>3871375</text:p>
          </table:table-cell>
          <table:table-cell office:value-type="string" calcext:value-type="string">
            <text:p>https://api.github.com/repos/TYPO3/TYPO3.CMS</text:p>
          </table:table-cell>
          <table:table-cell table:formula="of:=REPLACE([.B911]; 1; 29; &quot;&quot;)" office:value-type="string" office:string-value="TYPO3/TYPO3.CMS" calcext:value-type="string">
            <text:p>TYPO3/TYPO3.CMS</text:p>
          </table:table-cell>
        </table:table-row>
        <table:table-row table:style-name="ro1">
          <table:table-cell office:value-type="float" office:value="3889878" calcext:value-type="float">
            <text:p>3889878</text:p>
          </table:table-cell>
          <table:table-cell office:value-type="string" calcext:value-type="string">
            <text:p>https://api.github.com/repos/fnagel/t3extblog</text:p>
          </table:table-cell>
          <table:table-cell table:formula="of:=REPLACE([.B912]; 1; 29; &quot;&quot;)" office:value-type="string" office:string-value="fnagel/t3extblog" calcext:value-type="string">
            <text:p>fnagel/t3extblog</text:p>
          </table:table-cell>
        </table:table-row>
        <table:table-row table:style-name="ro1">
          <table:table-cell office:value-type="float" office:value="3922959" calcext:value-type="float">
            <text:p>3922959</text:p>
          </table:table-cell>
          <table:table-cell office:value-type="string" calcext:value-type="string">
            <text:p>https://api.github.com/repos/tubepress/tubepress</text:p>
          </table:table-cell>
          <table:table-cell table:formula="of:=REPLACE([.B913]; 1; 29; &quot;&quot;)" office:value-type="string" office:string-value="tubepress/tubepress" calcext:value-type="string">
            <text:p>tubepress/tubepress</text:p>
          </table:table-cell>
        </table:table-row>
        <table:table-row table:style-name="ro1">
          <table:table-cell office:value-type="float" office:value="3929980" calcext:value-type="float">
            <text:p>3929980</text:p>
          </table:table-cell>
          <table:table-cell office:value-type="string" calcext:value-type="string">
            <text:p>https://api.github.com/repos/elgame/sanjorge</text:p>
          </table:table-cell>
          <table:table-cell table:formula="of:=REPLACE([.B914]; 1; 29; &quot;&quot;)" office:value-type="string" office:string-value="elgame/sanjorge" calcext:value-type="string">
            <text:p>elgame/sanjorge</text:p>
          </table:table-cell>
        </table:table-row>
        <table:table-row table:style-name="ro1">
          <table:table-cell office:value-type="float" office:value="3934843" calcext:value-type="float">
            <text:p>3934843</text:p>
          </table:table-cell>
          <table:table-cell office:value-type="string" calcext:value-type="string">
            <text:p>https://api.github.com/repos/jdbevan/heartinternetstatus</text:p>
          </table:table-cell>
          <table:table-cell table:formula="of:=REPLACE([.B915]; 1; 29; &quot;&quot;)" office:value-type="string" office:string-value="jdbevan/heartinternetstatus" calcext:value-type="string">
            <text:p>jdbevan/heartinternetstatus</text:p>
          </table:table-cell>
        </table:table-row>
        <table:table-row table:style-name="ro1">
          <table:table-cell office:value-type="float" office:value="3943580" calcext:value-type="float">
            <text:p>3943580</text:p>
          </table:table-cell>
          <table:table-cell office:value-type="string" calcext:value-type="string">
            <text:p>https://api.github.com/repos/orocrm/platform</text:p>
          </table:table-cell>
          <table:table-cell table:formula="of:=REPLACE([.B916]; 1; 29; &quot;&quot;)" office:value-type="string" office:string-value="orocrm/platform" calcext:value-type="string">
            <text:p>orocrm/platform</text:p>
          </table:table-cell>
        </table:table-row>
        <table:table-row table:style-name="ro1">
          <table:table-cell office:value-type="float" office:value="3945709" calcext:value-type="float">
            <text:p>3945709</text:p>
          </table:table-cell>
          <table:table-cell office:value-type="string" calcext:value-type="string">
            <text:p>https://api.github.com/repos/orocrm/crm</text:p>
          </table:table-cell>
          <table:table-cell table:formula="of:=REPLACE([.B917]; 1; 29; &quot;&quot;)" office:value-type="string" office:string-value="orocrm/crm" calcext:value-type="string">
            <text:p>orocrm/crm</text:p>
          </table:table-cell>
        </table:table-row>
        <table:table-row table:style-name="ro1">
          <table:table-cell office:value-type="float" office:value="3949140" calcext:value-type="float">
            <text:p>3949140</text:p>
          </table:table-cell>
          <table:table-cell office:value-type="string" calcext:value-type="string">
            <text:p>https://api.github.com/repos/Make-Magazine/makeblog</text:p>
          </table:table-cell>
          <table:table-cell table:formula="of:=REPLACE([.B918]; 1; 29; &quot;&quot;)" office:value-type="string" office:string-value="Make-Magazine/makeblog" calcext:value-type="string">
            <text:p>Make-Magazine/makeblog</text:p>
          </table:table-cell>
        </table:table-row>
        <table:table-row table:style-name="ro1">
          <table:table-cell office:value-type="float" office:value="3954162" calcext:value-type="float">
            <text:p>3954162</text:p>
          </table:table-cell>
          <table:table-cell office:value-type="string" calcext:value-type="string">
            <text:p>https://api.github.com/repos/xaraya/core</text:p>
          </table:table-cell>
          <table:table-cell table:formula="of:=REPLACE([.B919]; 1; 29; &quot;&quot;)" office:value-type="string" office:string-value="xaraya/core" calcext:value-type="string">
            <text:p>xaraya/core</text:p>
          </table:table-cell>
        </table:table-row>
        <table:table-row table:style-name="ro1">
          <table:table-cell office:value-type="float" office:value="3954407" calcext:value-type="float">
            <text:p>3954407</text:p>
          </table:table-cell>
          <table:table-cell office:value-type="string" calcext:value-type="string">
            <text:p>https://api.github.com/repos/orocrm/crm-application</text:p>
          </table:table-cell>
          <table:table-cell table:formula="of:=REPLACE([.B920]; 1; 29; &quot;&quot;)" office:value-type="string" office:string-value="orocrm/crm-application" calcext:value-type="string">
            <text:p>orocrm/crm-application</text:p>
          </table:table-cell>
        </table:table-row>
        <table:table-row table:style-name="ro1">
          <table:table-cell office:value-type="float" office:value="3956499" calcext:value-type="float">
            <text:p>3956499</text:p>
          </table:table-cell>
          <table:table-cell office:value-type="string" calcext:value-type="string">
            <text:p>https://api.github.com/repos/orchestral/orchestraplatform.com</text:p>
          </table:table-cell>
          <table:table-cell table:formula="of:=REPLACE([.B921]; 1; 29; &quot;&quot;)" office:value-type="string" office:string-value="orchestral/orchestraplatform.com" calcext:value-type="string">
            <text:p>orchestral/orchestraplatform.com</text:p>
          </table:table-cell>
        </table:table-row>
        <table:table-row table:style-name="ro1">
          <table:table-cell office:value-type="float" office:value="3959087" calcext:value-type="float">
            <text:p>3959087</text:p>
          </table:table-cell>
          <table:table-cell office:value-type="string" calcext:value-type="string">
            <text:p>https://api.github.com/repos/j0k3r/f43.me</text:p>
          </table:table-cell>
          <table:table-cell table:formula="of:=REPLACE([.B922]; 1; 29; &quot;&quot;)" office:value-type="string" office:string-value="j0k3r/f43.me" calcext:value-type="string">
            <text:p>j0k3r/f43.me</text:p>
          </table:table-cell>
        </table:table-row>
        <table:table-row table:style-name="ro1">
          <table:table-cell office:value-type="float" office:value="3959730" calcext:value-type="float">
            <text:p>3959730</text:p>
          </table:table-cell>
          <table:table-cell office:value-type="string" calcext:value-type="string">
            <text:p>https://api.github.com/repos/orocrm/platform-application</text:p>
          </table:table-cell>
          <table:table-cell table:formula="of:=REPLACE([.B923]; 1; 29; &quot;&quot;)" office:value-type="string" office:string-value="orocrm/platform-application" calcext:value-type="string">
            <text:p>orocrm/platform-application</text:p>
          </table:table-cell>
        </table:table-row>
        <table:table-row table:style-name="ro1">
          <table:table-cell office:value-type="float" office:value="3960333" calcext:value-type="float">
            <text:p>3960333</text:p>
          </table:table-cell>
          <table:table-cell office:value-type="string" calcext:value-type="string">
            <text:p>https://api.github.com/repos/jimjag/telaen</text:p>
          </table:table-cell>
          <table:table-cell table:formula="of:=REPLACE([.B924]; 1; 29; &quot;&quot;)" office:value-type="string" office:string-value="jimjag/telaen" calcext:value-type="string">
            <text:p>jimjag/telaen</text:p>
          </table:table-cell>
        </table:table-row>
        <table:table-row table:style-name="ro1">
          <table:table-cell office:value-type="float" office:value="3961218" calcext:value-type="float">
            <text:p>3961218</text:p>
          </table:table-cell>
          <table:table-cell office:value-type="string" calcext:value-type="string">
            <text:p>https://api.github.com/repos/raincious/facula</text:p>
          </table:table-cell>
          <table:table-cell table:formula="of:=REPLACE([.B925]; 1; 29; &quot;&quot;)" office:value-type="string" office:string-value="raincious/facula" calcext:value-type="string">
            <text:p>raincious/facula</text:p>
          </table:table-cell>
        </table:table-row>
        <table:table-row table:style-name="ro1">
          <table:table-cell office:value-type="float" office:value="3961606" calcext:value-type="float">
            <text:p>3961606</text:p>
          </table:table-cell>
          <table:table-cell office:value-type="string" calcext:value-type="string">
            <text:p>https://api.github.com/repos/sillsdev/web-scriptureforge</text:p>
          </table:table-cell>
          <table:table-cell table:formula="of:=REPLACE([.B926]; 1; 29; &quot;&quot;)" office:value-type="string" office:string-value="sillsdev/web-scriptureforge" calcext:value-type="string">
            <text:p>sillsdev/web-scriptureforge</text:p>
          </table:table-cell>
        </table:table-row>
        <table:table-row table:style-name="ro1">
          <table:table-cell office:value-type="float" office:value="3969183" calcext:value-type="float">
            <text:p>3969183</text:p>
          </table:table-cell>
          <table:table-cell office:value-type="string" calcext:value-type="string">
            <text:p>https://api.github.com/repos/mako-framework/framework</text:p>
          </table:table-cell>
          <table:table-cell table:formula="of:=REPLACE([.B927]; 1; 29; &quot;&quot;)" office:value-type="string" office:string-value="mako-framework/framework" calcext:value-type="string">
            <text:p>mako-framework/framework</text:p>
          </table:table-cell>
        </table:table-row>
        <table:table-row table:style-name="ro1">
          <table:table-cell office:value-type="float" office:value="3985149" calcext:value-type="float">
            <text:p>3985149</text:p>
          </table:table-cell>
          <table:table-cell office:value-type="string" calcext:value-type="string">
            <text:p>https://api.github.com/repos/denkmal/denkmal.org</text:p>
          </table:table-cell>
          <table:table-cell table:formula="of:=REPLACE([.B928]; 1; 29; &quot;&quot;)" office:value-type="string" office:string-value="denkmal/denkmal.org" calcext:value-type="string">
            <text:p>denkmal/denkmal.org</text:p>
          </table:table-cell>
        </table:table-row>
        <table:table-row table:style-name="ro1">
          <table:table-cell office:value-type="float" office:value="3989568" calcext:value-type="float">
            <text:p>3989568</text:p>
          </table:table-cell>
          <table:table-cell office:value-type="string" calcext:value-type="string">
            <text:p>https://api.github.com/repos/Automattic/WP-Job-Manager</text:p>
          </table:table-cell>
          <table:table-cell table:formula="of:=REPLACE([.B929]; 1; 29; &quot;&quot;)" office:value-type="string" office:string-value="Automattic/WP-Job-Manager" calcext:value-type="string">
            <text:p>Automattic/WP-Job-Manager</text:p>
          </table:table-cell>
        </table:table-row>
        <table:table-row table:style-name="ro1">
          <table:table-cell office:value-type="float" office:value="4000440" calcext:value-type="float">
            <text:p>4000440</text:p>
          </table:table-cell>
          <table:table-cell office:value-type="string" calcext:value-type="string">
            <text:p>https://api.github.com/repos/bleen/c21hull</text:p>
          </table:table-cell>
          <table:table-cell table:formula="of:=REPLACE([.B930]; 1; 29; &quot;&quot;)" office:value-type="string" office:string-value="bleen/c21hull" calcext:value-type="string">
            <text:p>bleen/c21hull</text:p>
          </table:table-cell>
        </table:table-row>
        <table:table-row table:style-name="ro1">
          <table:table-cell office:value-type="float" office:value="4006016" calcext:value-type="float">
            <text:p>4006016</text:p>
          </table:table-cell>
          <table:table-cell office:value-type="string" calcext:value-type="string">
            <text:p>https://api.github.com/repos/orchestral/testbench</text:p>
          </table:table-cell>
          <table:table-cell table:formula="of:=REPLACE([.B931]; 1; 29; &quot;&quot;)" office:value-type="string" office:string-value="orchestral/testbench" calcext:value-type="string">
            <text:p>orchestral/testbench</text:p>
          </table:table-cell>
        </table:table-row>
        <table:table-row table:style-name="ro1">
          <table:table-cell office:value-type="float" office:value="4024071" calcext:value-type="float">
            <text:p>4024071</text:p>
          </table:table-cell>
          <table:table-cell office:value-type="string" calcext:value-type="string">
            <text:p>https://api.github.com/repos/michael-cannon/testimonials-widget</text:p>
          </table:table-cell>
          <table:table-cell table:formula="of:=REPLACE([.B932]; 1; 29; &quot;&quot;)" office:value-type="string" office:string-value="michael-cannon/testimonials-widget" calcext:value-type="string">
            <text:p>michael-cannon/testimonials-widget</text:p>
          </table:table-cell>
        </table:table-row>
        <table:table-row table:style-name="ro1">
          <table:table-cell office:value-type="float" office:value="4025620" calcext:value-type="float">
            <text:p>4025620</text:p>
          </table:table-cell>
          <table:table-cell office:value-type="string" calcext:value-type="string">
            <text:p>https://api.github.com/repos/DariusIII/newznab-tmux</text:p>
          </table:table-cell>
          <table:table-cell table:formula="of:=REPLACE([.B933]; 1; 29; &quot;&quot;)" office:value-type="string" office:string-value="DariusIII/newznab-tmux" calcext:value-type="string">
            <text:p>DariusIII/newznab-tmux</text:p>
          </table:table-cell>
        </table:table-row>
        <table:table-row table:style-name="ro1">
          <table:table-cell office:value-type="float" office:value="4026543" calcext:value-type="float">
            <text:p>4026543</text:p>
          </table:table-cell>
          <table:table-cell office:value-type="string" calcext:value-type="string">
            <text:p>https://api.github.com/repos/vijos/openvj</text:p>
          </table:table-cell>
          <table:table-cell table:formula="of:=REPLACE([.B934]; 1; 29; &quot;&quot;)" office:value-type="string" office:string-value="vijos/openvj" calcext:value-type="string">
            <text:p>vijos/openvj</text:p>
          </table:table-cell>
        </table:table-row>
        <table:table-row table:style-name="ro1">
          <table:table-cell office:value-type="float" office:value="4026878" calcext:value-type="float">
            <text:p>4026878</text:p>
          </table:table-cell>
          <table:table-cell office:value-type="string" calcext:value-type="string">
            <text:p>https://api.github.com/repos/nuxsmin/sysPass</text:p>
          </table:table-cell>
          <table:table-cell table:formula="of:=REPLACE([.B935]; 1; 29; &quot;&quot;)" office:value-type="string" office:string-value="nuxsmin/sysPass" calcext:value-type="string">
            <text:p>nuxsmin/sysPass</text:p>
          </table:table-cell>
        </table:table-row>
        <table:table-row table:style-name="ro1">
          <table:table-cell office:value-type="float" office:value="4047235" calcext:value-type="float">
            <text:p>4047235</text:p>
          </table:table-cell>
          <table:table-cell office:value-type="string" calcext:value-type="string">
            <text:p>https://api.github.com/repos/niklug/fitness_component</text:p>
          </table:table-cell>
          <table:table-cell table:formula="of:=REPLACE([.B936]; 1; 29; &quot;&quot;)" office:value-type="string" office:string-value="niklug/fitness_component" calcext:value-type="string">
            <text:p>niklug/fitness_component</text:p>
          </table:table-cell>
        </table:table-row>
        <table:table-row table:style-name="ro1">
          <table:table-cell office:value-type="float" office:value="4054252" calcext:value-type="float">
            <text:p>4054252</text:p>
          </table:table-cell>
          <table:table-cell office:value-type="string" calcext:value-type="string">
            <text:p>https://api.github.com/repos/xaraya/modules</text:p>
          </table:table-cell>
          <table:table-cell table:formula="of:=REPLACE([.B937]; 1; 29; &quot;&quot;)" office:value-type="string" office:string-value="xaraya/modules" calcext:value-type="string">
            <text:p>xaraya/modules</text:p>
          </table:table-cell>
        </table:table-row>
        <table:table-row table:style-name="ro1">
          <table:table-cell office:value-type="float" office:value="4061826" calcext:value-type="float">
            <text:p>4061826</text:p>
          </table:table-cell>
          <table:table-cell office:value-type="string" calcext:value-type="string">
            <text:p>https://api.github.com/repos/wikimedia/mediawiki-extensions-CirrusSearch</text:p>
          </table:table-cell>
          <table:table-cell table:formula="of:=REPLACE([.B938]; 1; 29; &quot;&quot;)" office:value-type="string" office:string-value="wikimedia/mediawiki-extensions-CirrusSearch" calcext:value-type="string">
            <text:p>wikimedia/mediawiki-extensions-CirrusSearch</text:p>
          </table:table-cell>
        </table:table-row>
        <table:table-row table:style-name="ro1">
          <table:table-cell office:value-type="float" office:value="4062800" calcext:value-type="float">
            <text:p>4062800</text:p>
          </table:table-cell>
          <table:table-cell office:value-type="string" calcext:value-type="string">
            <text:p>https://api.github.com/repos/law909/mkw</text:p>
          </table:table-cell>
          <table:table-cell table:formula="of:=REPLACE([.B939]; 1; 29; &quot;&quot;)" office:value-type="string" office:string-value="law909/mkw" calcext:value-type="string">
            <text:p>law909/mkw</text:p>
          </table:table-cell>
        </table:table-row>
        <table:table-row table:style-name="ro1">
          <table:table-cell office:value-type="float" office:value="4071890" calcext:value-type="float">
            <text:p>4071890</text:p>
          </table:table-cell>
          <table:table-cell office:value-type="string" calcext:value-type="string">
            <text:p>https://api.github.com/repos/oustaban/eurotax</text:p>
          </table:table-cell>
          <table:table-cell table:formula="of:=REPLACE([.B940]; 1; 29; &quot;&quot;)" office:value-type="string" office:string-value="oustaban/eurotax" calcext:value-type="string">
            <text:p>oustaban/eurotax</text:p>
          </table:table-cell>
        </table:table-row>
        <table:table-row table:style-name="ro1">
          <table:table-cell office:value-type="float" office:value="4097714" calcext:value-type="float">
            <text:p>4097714</text:p>
          </table:table-cell>
          <table:table-cell office:value-type="string" calcext:value-type="string">
            <text:p>https://api.github.com/repos/huskycode/thsea</text:p>
          </table:table-cell>
          <table:table-cell table:formula="of:=REPLACE([.B941]; 1; 29; &quot;&quot;)" office:value-type="string" office:string-value="huskycode/thsea" calcext:value-type="string">
            <text:p>huskycode/thsea</text:p>
          </table:table-cell>
        </table:table-row>
        <table:table-row table:style-name="ro1">
          <table:table-cell office:value-type="float" office:value="4099143" calcext:value-type="float">
            <text:p>4099143</text:p>
          </table:table-cell>
          <table:table-cell office:value-type="string" calcext:value-type="string">
            <text:p>https://api.github.com/repos/TYPO3-extensions/powermail</text:p>
          </table:table-cell>
          <table:table-cell table:formula="of:=REPLACE([.B942]; 1; 29; &quot;&quot;)" office:value-type="string" office:string-value="TYPO3-extensions/powermail" calcext:value-type="string">
            <text:p>TYPO3-extensions/powermail</text:p>
          </table:table-cell>
        </table:table-row>
        <table:table-row table:style-name="ro1">
          <table:table-cell office:value-type="float" office:value="4122150" calcext:value-type="float">
            <text:p>4122150</text:p>
          </table:table-cell>
          <table:table-cell office:value-type="string" calcext:value-type="string">
            <text:p>https://api.github.com/repos/owncloud/music</text:p>
          </table:table-cell>
          <table:table-cell table:formula="of:=REPLACE([.B943]; 1; 29; &quot;&quot;)" office:value-type="string" office:string-value="owncloud/music" calcext:value-type="string">
            <text:p>owncloud/music</text:p>
          </table:table-cell>
        </table:table-row>
        <table:table-row table:style-name="ro1">
          <table:table-cell office:value-type="float" office:value="4125976" calcext:value-type="float">
            <text:p>4125976</text:p>
          </table:table-cell>
          <table:table-cell office:value-type="string" calcext:value-type="string">
            <text:p>https://api.github.com/repos/yfix/yf</text:p>
          </table:table-cell>
          <table:table-cell table:formula="of:=REPLACE([.B944]; 1; 29; &quot;&quot;)" office:value-type="string" office:string-value="yfix/yf" calcext:value-type="string">
            <text:p>yfix/yf</text:p>
          </table:table-cell>
        </table:table-row>
        <table:table-row table:style-name="ro1">
          <table:table-cell office:value-type="float" office:value="4131574" calcext:value-type="float">
            <text:p>4131574</text:p>
          </table:table-cell>
          <table:table-cell office:value-type="string" calcext:value-type="string">
            <text:p>https://api.github.com/repos/eiNetwork/eiNetwork2</text:p>
          </table:table-cell>
          <table:table-cell table:formula="of:=REPLACE([.B945]; 1; 29; &quot;&quot;)" office:value-type="string" office:string-value="eiNetwork/eiNetwork2" calcext:value-type="string">
            <text:p>eiNetwork/eiNetwork2</text:p>
          </table:table-cell>
        </table:table-row>
        <table:table-row table:style-name="ro1">
          <table:table-cell office:value-type="float" office:value="4134163" calcext:value-type="float">
            <text:p>4134163</text:p>
          </table:table-cell>
          <table:table-cell office:value-type="string" calcext:value-type="string">
            <text:p>https://api.github.com/repos/kurudrive/biz-vektor</text:p>
          </table:table-cell>
          <table:table-cell table:formula="of:=REPLACE([.B946]; 1; 29; &quot;&quot;)" office:value-type="string" office:string-value="kurudrive/biz-vektor" calcext:value-type="string">
            <text:p>kurudrive/biz-vektor</text:p>
          </table:table-cell>
        </table:table-row>
        <table:table-row table:style-name="ro1">
          <table:table-cell office:value-type="float" office:value="4141483" calcext:value-type="float">
            <text:p>4141483</text:p>
          </table:table-cell>
          <table:table-cell office:value-type="string" calcext:value-type="string">
            <text:p>https://api.github.com/repos/janus-ssp/janus</text:p>
          </table:table-cell>
          <table:table-cell table:formula="of:=REPLACE([.B947]; 1; 29; &quot;&quot;)" office:value-type="string" office:string-value="janus-ssp/janus" calcext:value-type="string">
            <text:p>janus-ssp/janus</text:p>
          </table:table-cell>
        </table:table-row>
        <table:table-row table:style-name="ro1">
          <table:table-cell office:value-type="float" office:value="4142236" calcext:value-type="float">
            <text:p>4142236</text:p>
          </table:table-cell>
          <table:table-cell office:value-type="string" calcext:value-type="string">
            <text:p>https://api.github.com/repos/juxtalearn/clipit</text:p>
          </table:table-cell>
          <table:table-cell table:formula="of:=REPLACE([.B948]; 1; 29; &quot;&quot;)" office:value-type="string" office:string-value="juxtalearn/clipit" calcext:value-type="string">
            <text:p>juxtalearn/clipit</text:p>
          </table:table-cell>
        </table:table-row>
        <table:table-row table:style-name="ro1">
          <table:table-cell office:value-type="float" office:value="4159962" calcext:value-type="float">
            <text:p>4159962</text:p>
          </table:table-cell>
          <table:table-cell office:value-type="string" calcext:value-type="string">
            <text:p>https://api.github.com/repos/Som-Energia/plataforma</text:p>
          </table:table-cell>
          <table:table-cell table:formula="of:=REPLACE([.B949]; 1; 29; &quot;&quot;)" office:value-type="string" office:string-value="Som-Energia/plataforma" calcext:value-type="string">
            <text:p>Som-Energia/plataforma</text:p>
          </table:table-cell>
        </table:table-row>
        <table:table-row table:style-name="ro1">
          <table:table-cell office:value-type="float" office:value="4160346" calcext:value-type="float">
            <text:p>4160346</text:p>
          </table:table-cell>
          <table:table-cell office:value-type="string" calcext:value-type="string">
            <text:p>https://api.github.com/repos/nette/web-content</text:p>
          </table:table-cell>
          <table:table-cell table:formula="of:=REPLACE([.B950]; 1; 29; &quot;&quot;)" office:value-type="string" office:string-value="nette/web-content" calcext:value-type="string">
            <text:p>nette/web-content</text:p>
          </table:table-cell>
        </table:table-row>
        <table:table-row table:style-name="ro1">
          <table:table-cell office:value-type="float" office:value="4175797" calcext:value-type="float">
            <text:p>4175797</text:p>
          </table:table-cell>
          <table:table-cell office:value-type="string" calcext:value-type="string">
            <text:p>https://api.github.com/repos/ITS-UofIowa/hr.uiowa.edu</text:p>
          </table:table-cell>
          <table:table-cell table:formula="of:=REPLACE([.B951]; 1; 29; &quot;&quot;)" office:value-type="string" office:string-value="ITS-UofIowa/hr.uiowa.edu" calcext:value-type="string">
            <text:p>ITS-UofIowa/hr.uiowa.edu</text:p>
          </table:table-cell>
        </table:table-row>
        <table:table-row table:style-name="ro1">
          <table:table-cell office:value-type="float" office:value="4192061" calcext:value-type="float">
            <text:p>4192061</text:p>
          </table:table-cell>
          <table:table-cell office:value-type="string" calcext:value-type="string">
            <text:p>https://api.github.com/repos/opencart-ce/opencart-ce</text:p>
          </table:table-cell>
          <table:table-cell table:formula="of:=REPLACE([.B952]; 1; 29; &quot;&quot;)" office:value-type="string" office:string-value="opencart-ce/opencart-ce" calcext:value-type="string">
            <text:p>opencart-ce/opencart-ce</text:p>
          </table:table-cell>
        </table:table-row>
        <table:table-row table:style-name="ro1">
          <table:table-cell office:value-type="float" office:value="4192078" calcext:value-type="float">
            <text:p>4192078</text:p>
          </table:table-cell>
          <table:table-cell office:value-type="string" calcext:value-type="string">
            <text:p>https://api.github.com/repos/pattern-lab/patternlab-php</text:p>
          </table:table-cell>
          <table:table-cell table:formula="of:=REPLACE([.B953]; 1; 29; &quot;&quot;)" office:value-type="string" office:string-value="pattern-lab/patternlab-php" calcext:value-type="string">
            <text:p>pattern-lab/patternlab-php</text:p>
          </table:table-cell>
        </table:table-row>
        <table:table-row table:style-name="ro1">
          <table:table-cell office:value-type="float" office:value="4197054" calcext:value-type="float">
            <text:p>4197054</text:p>
          </table:table-cell>
          <table:table-cell office:value-type="string" calcext:value-type="string">
            <text:p>https://api.github.com/repos/Jalle19/xbmc-video-server</text:p>
          </table:table-cell>
          <table:table-cell table:formula="of:=REPLACE([.B954]; 1; 29; &quot;&quot;)" office:value-type="string" office:string-value="Jalle19/xbmc-video-server" calcext:value-type="string">
            <text:p>Jalle19/xbmc-video-server</text:p>
          </table:table-cell>
        </table:table-row>
        <table:table-row table:style-name="ro1">
          <table:table-cell office:value-type="float" office:value="4199277" calcext:value-type="float">
            <text:p>4199277</text:p>
          </table:table-cell>
          <table:table-cell office:value-type="string" calcext:value-type="string">
            <text:p>https://api.github.com/repos/graphidev/WOK</text:p>
          </table:table-cell>
          <table:table-cell table:formula="of:=REPLACE([.B955]; 1; 29; &quot;&quot;)" office:value-type="string" office:string-value="graphidev/WOK" calcext:value-type="string">
            <text:p>graphidev/WOK</text:p>
          </table:table-cell>
        </table:table-row>
        <table:table-row table:style-name="ro1">
          <table:table-cell office:value-type="float" office:value="4202390" calcext:value-type="float">
            <text:p>4202390</text:p>
          </table:table-cell>
          <table:table-cell office:value-type="string" calcext:value-type="string">
            <text:p>https://api.github.com/repos/guimonz/felizi</text:p>
          </table:table-cell>
          <table:table-cell table:formula="of:=REPLACE([.B956]; 1; 29; &quot;&quot;)" office:value-type="string" office:string-value="guimonz/felizi" calcext:value-type="string">
            <text:p>guimonz/felizi</text:p>
          </table:table-cell>
        </table:table-row>
        <table:table-row table:style-name="ro1">
          <table:table-cell office:value-type="float" office:value="4264951" calcext:value-type="float">
            <text:p>4264951</text:p>
          </table:table-cell>
          <table:table-cell office:value-type="string" calcext:value-type="string">
            <text:p>https://api.github.com/repos/glFusion/glfusion</text:p>
          </table:table-cell>
          <table:table-cell table:formula="of:=REPLACE([.B957]; 1; 29; &quot;&quot;)" office:value-type="string" office:string-value="glFusion/glfusion" calcext:value-type="string">
            <text:p>glFusion/glfusion</text:p>
          </table:table-cell>
        </table:table-row>
        <table:table-row table:style-name="ro1">
          <table:table-cell office:value-type="float" office:value="4267999" calcext:value-type="float">
            <text:p>4267999</text:p>
          </table:table-cell>
          <table:table-cell office:value-type="string" calcext:value-type="string">
            <text:p>https://api.github.com/repos/cosmosfarm/KBoard-wordpress-plugin</text:p>
          </table:table-cell>
          <table:table-cell table:formula="of:=REPLACE([.B958]; 1; 29; &quot;&quot;)" office:value-type="string" office:string-value="cosmosfarm/KBoard-wordpress-plugin" calcext:value-type="string">
            <text:p>cosmosfarm/KBoard-wordpress-plugin</text:p>
          </table:table-cell>
        </table:table-row>
        <table:table-row table:style-name="ro1">
          <table:table-cell office:value-type="float" office:value="4270520" calcext:value-type="float">
            <text:p>4270520</text:p>
          </table:table-cell>
          <table:table-cell office:value-type="string" calcext:value-type="string">
            <text:p>https://api.github.com/repos/debranova/project</text:p>
          </table:table-cell>
          <table:table-cell table:formula="of:=REPLACE([.B959]; 1; 29; &quot;&quot;)" office:value-type="string" office:string-value="debranova/project" calcext:value-type="string">
            <text:p>debranova/project</text:p>
          </table:table-cell>
        </table:table-row>
        <table:table-row table:style-name="ro1">
          <table:table-cell office:value-type="float" office:value="4274117" calcext:value-type="float">
            <text:p>4274117</text:p>
          </table:table-cell>
          <table:table-cell office:value-type="string" calcext:value-type="string">
            <text:p>https://api.github.com/repos/rreimi/jynx</text:p>
          </table:table-cell>
          <table:table-cell table:formula="of:=REPLACE([.B960]; 1; 29; &quot;&quot;)" office:value-type="string" office:string-value="rreimi/jynx" calcext:value-type="string">
            <text:p>rreimi/jynx</text:p>
          </table:table-cell>
        </table:table-row>
        <table:table-row table:style-name="ro1">
          <table:table-cell office:value-type="float" office:value="4280930" calcext:value-type="float">
            <text:p>4280930</text:p>
          </table:table-cell>
          <table:table-cell office:value-type="string" calcext:value-type="string">
            <text:p>https://api.github.com/repos/WPO-Foundation/webpagetest</text:p>
          </table:table-cell>
          <table:table-cell table:formula="of:=REPLACE([.B961]; 1; 29; &quot;&quot;)" office:value-type="string" office:string-value="WPO-Foundation/webpagetest" calcext:value-type="string">
            <text:p>WPO-Foundation/webpagetest</text:p>
          </table:table-cell>
        </table:table-row>
        <table:table-row table:style-name="ro1">
          <table:table-cell office:value-type="float" office:value="4282611" calcext:value-type="float">
            <text:p>4282611</text:p>
          </table:table-cell>
          <table:table-cell office:value-type="string" calcext:value-type="string">
            <text:p>https://api.github.com/repos/alexeyostapets/colubris</text:p>
          </table:table-cell>
          <table:table-cell table:formula="of:=REPLACE([.B962]; 1; 29; &quot;&quot;)" office:value-type="string" office:string-value="alexeyostapets/colubris" calcext:value-type="string">
            <text:p>alexeyostapets/colubris</text:p>
          </table:table-cell>
        </table:table-row>
        <table:table-row table:style-name="ro1">
          <table:table-cell office:value-type="float" office:value="4307643" calcext:value-type="float">
            <text:p>4307643</text:p>
          </table:table-cell>
          <table:table-cell office:value-type="string" calcext:value-type="string">
            <text:p>https://api.github.com/repos/nette/database</text:p>
          </table:table-cell>
          <table:table-cell table:formula="of:=REPLACE([.B963]; 1; 29; &quot;&quot;)" office:value-type="string" office:string-value="nette/database" calcext:value-type="string">
            <text:p>nette/database</text:p>
          </table:table-cell>
        </table:table-row>
        <table:table-row table:style-name="ro1">
          <table:table-cell office:value-type="float" office:value="4311162" calcext:value-type="float">
            <text:p>4311162</text:p>
          </table:table-cell>
          <table:table-cell office:value-type="string" calcext:value-type="string">
            <text:p>https://api.github.com/repos/jemproject/JEM-Project</text:p>
          </table:table-cell>
          <table:table-cell table:formula="of:=REPLACE([.B964]; 1; 29; &quot;&quot;)" office:value-type="string" office:string-value="jemproject/JEM-Project" calcext:value-type="string">
            <text:p>jemproject/JEM-Project</text:p>
          </table:table-cell>
        </table:table-row>
        <table:table-row table:style-name="ro1">
          <table:table-cell office:value-type="float" office:value="4311255" calcext:value-type="float">
            <text:p>4311255</text:p>
          </table:table-cell>
          <table:table-cell office:value-type="string" calcext:value-type="string">
            <text:p>https://api.github.com/repos/diegoguidotti/dbmng</text:p>
          </table:table-cell>
          <table:table-cell table:formula="of:=REPLACE([.B965]; 1; 29; &quot;&quot;)" office:value-type="string" office:string-value="diegoguidotti/dbmng" calcext:value-type="string">
            <text:p>diegoguidotti/dbmng</text:p>
          </table:table-cell>
        </table:table-row>
        <table:table-row table:style-name="ro1">
          <table:table-cell office:value-type="float" office:value="4323394" calcext:value-type="float">
            <text:p>4323394</text:p>
          </table:table-cell>
          <table:table-cell office:value-type="string" calcext:value-type="string">
            <text:p>https://api.github.com/repos/pedrodevoto/dusan</text:p>
          </table:table-cell>
          <table:table-cell table:formula="of:=REPLACE([.B966]; 1; 29; &quot;&quot;)" office:value-type="string" office:string-value="pedrodevoto/dusan" calcext:value-type="string">
            <text:p>pedrodevoto/dusan</text:p>
          </table:table-cell>
        </table:table-row>
        <table:table-row table:style-name="ro1">
          <table:table-cell office:value-type="float" office:value="4324155" calcext:value-type="float">
            <text:p>4324155</text:p>
          </table:table-cell>
          <table:table-cell office:value-type="string" calcext:value-type="string">
            <text:p>https://api.github.com/repos/smtech/canvas</text:p>
          </table:table-cell>
          <table:table-cell table:formula="of:=REPLACE([.B967]; 1; 29; &quot;&quot;)" office:value-type="string" office:string-value="smtech/canvas" calcext:value-type="string">
            <text:p>smtech/canvas</text:p>
          </table:table-cell>
        </table:table-row>
        <table:table-row table:style-name="ro1">
          <table:table-cell office:value-type="float" office:value="4353232" calcext:value-type="float">
            <text:p>4353232</text:p>
          </table:table-cell>
          <table:table-cell office:value-type="string" calcext:value-type="string">
            <text:p>https://api.github.com/repos/rtCamp/rtMedia</text:p>
          </table:table-cell>
          <table:table-cell table:formula="of:=REPLACE([.B968]; 1; 29; &quot;&quot;)" office:value-type="string" office:string-value="rtCamp/rtMedia" calcext:value-type="string">
            <text:p>rtCamp/rtMedia</text:p>
          </table:table-cell>
        </table:table-row>
        <table:table-row table:style-name="ro1">
          <table:table-cell office:value-type="float" office:value="4373405" calcext:value-type="float">
            <text:p>4373405</text:p>
          </table:table-cell>
          <table:table-cell office:value-type="string" calcext:value-type="string">
            <text:p>https://api.github.com/repos/AI-IT-BIZ/AI-Account</text:p>
          </table:table-cell>
          <table:table-cell table:formula="of:=REPLACE([.B969]; 1; 29; &quot;&quot;)" office:value-type="string" office:string-value="AI-IT-BIZ/AI-Account" calcext:value-type="string">
            <text:p>AI-IT-BIZ/AI-Account</text:p>
          </table:table-cell>
        </table:table-row>
        <table:table-row table:style-name="ro1">
          <table:table-cell office:value-type="float" office:value="4398902" calcext:value-type="float">
            <text:p>4398902</text:p>
          </table:table-cell>
          <table:table-cell office:value-type="string" calcext:value-type="string">
            <text:p>https://api.github.com/repos/elmichaj/community</text:p>
          </table:table-cell>
          <table:table-cell table:formula="of:=REPLACE([.B970]; 1; 29; &quot;&quot;)" office:value-type="string" office:string-value="elmichaj/community" calcext:value-type="string">
            <text:p>elmichaj/community</text:p>
          </table:table-cell>
        </table:table-row>
        <table:table-row table:style-name="ro1">
          <table:table-cell office:value-type="float" office:value="4400359" calcext:value-type="float">
            <text:p>4400359</text:p>
          </table:table-cell>
          <table:table-cell office:value-type="string" calcext:value-type="string">
            <text:p>https://api.github.com/repos/rootwork/ringsforever</text:p>
          </table:table-cell>
          <table:table-cell table:formula="of:=REPLACE([.B971]; 1; 29; &quot;&quot;)" office:value-type="string" office:string-value="rootwork/ringsforever" calcext:value-type="string">
            <text:p>rootwork/ringsforever</text:p>
          </table:table-cell>
        </table:table-row>
        <table:table-row table:style-name="ro1">
          <table:table-cell office:value-type="float" office:value="4419011" calcext:value-type="float">
            <text:p>4419011</text:p>
          </table:table-cell>
          <table:table-cell office:value-type="string" calcext:value-type="string">
            <text:p>https://api.github.com/repos/c2is/BigfootCoreBundle</text:p>
          </table:table-cell>
          <table:table-cell table:formula="of:=REPLACE([.B972]; 1; 29; &quot;&quot;)" office:value-type="string" office:string-value="c2is/BigfootCoreBundle" calcext:value-type="string">
            <text:p>c2is/BigfootCoreBundle</text:p>
          </table:table-cell>
        </table:table-row>
        <table:table-row table:style-name="ro1">
          <table:table-cell office:value-type="float" office:value="4419607" calcext:value-type="float">
            <text:p>4419607</text:p>
          </table:table-cell>
          <table:table-cell office:value-type="string" calcext:value-type="string">
            <text:p>https://api.github.com/repos/afragen/github-updater</text:p>
          </table:table-cell>
          <table:table-cell table:formula="of:=REPLACE([.B973]; 1; 29; &quot;&quot;)" office:value-type="string" office:string-value="afragen/github-updater" calcext:value-type="string">
            <text:p>afragen/github-updater</text:p>
          </table:table-cell>
        </table:table-row>
        <table:table-row table:style-name="ro1">
          <table:table-cell office:value-type="float" office:value="4429054" calcext:value-type="float">
            <text:p>4429054</text:p>
          </table:table-cell>
          <table:table-cell office:value-type="string" calcext:value-type="string">
            <text:p>https://api.github.com/repos/TheRosettaFoundation/SOLAS-Match</text:p>
          </table:table-cell>
          <table:table-cell table:formula="of:=REPLACE([.B974]; 1; 29; &quot;&quot;)" office:value-type="string" office:string-value="TheRosettaFoundation/SOLAS-Match" calcext:value-type="string">
            <text:p>TheRosettaFoundation/SOLAS-Match</text:p>
          </table:table-cell>
        </table:table-row>
        <table:table-row table:style-name="ro1">
          <table:table-cell office:value-type="float" office:value="4436933" calcext:value-type="float">
            <text:p>4436933</text:p>
          </table:table-cell>
          <table:table-cell office:value-type="string" calcext:value-type="string">
            <text:p>https://api.github.com/repos/plentymarkets/plentymarkets-shopware-connector</text:p>
          </table:table-cell>
          <table:table-cell table:formula="of:=REPLACE([.B975]; 1; 29; &quot;&quot;)" office:value-type="string" office:string-value="plentymarkets/plentymarkets-shopware-connector" calcext:value-type="string">
            <text:p>plentymarkets/plentymarkets-shopware-connector</text:p>
          </table:table-cell>
        </table:table-row>
        <table:table-row table:style-name="ro1">
          <table:table-cell office:value-type="float" office:value="4439119" calcext:value-type="float">
            <text:p>4439119</text:p>
          </table:table-cell>
          <table:table-cell office:value-type="string" calcext:value-type="string">
            <text:p>https://api.github.com/repos/MrJuliuss/syntara</text:p>
          </table:table-cell>
          <table:table-cell table:formula="of:=REPLACE([.B976]; 1; 29; &quot;&quot;)" office:value-type="string" office:string-value="MrJuliuss/syntara" calcext:value-type="string">
            <text:p>MrJuliuss/syntara</text:p>
          </table:table-cell>
        </table:table-row>
        <table:table-row table:style-name="ro1">
          <table:table-cell office:value-type="float" office:value="4442287" calcext:value-type="float">
            <text:p>4442287</text:p>
          </table:table-cell>
          <table:table-cell office:value-type="string" calcext:value-type="string">
            <text:p>https://api.github.com/repos/OrganicDesign/extensions</text:p>
          </table:table-cell>
          <table:table-cell table:formula="of:=REPLACE([.B977]; 1; 29; &quot;&quot;)" office:value-type="string" office:string-value="OrganicDesign/extensions" calcext:value-type="string">
            <text:p>OrganicDesign/extensions</text:p>
          </table:table-cell>
        </table:table-row>
        <table:table-row table:style-name="ro1">
          <table:table-cell office:value-type="float" office:value="4456243" calcext:value-type="float">
            <text:p>4456243</text:p>
          </table:table-cell>
          <table:table-cell office:value-type="string" calcext:value-type="string">
            <text:p>https://api.github.com/repos/kaltura/server</text:p>
          </table:table-cell>
          <table:table-cell table:formula="of:=REPLACE([.B978]; 1; 29; &quot;&quot;)" office:value-type="string" office:string-value="kaltura/server" calcext:value-type="string">
            <text:p>kaltura/server</text:p>
          </table:table-cell>
        </table:table-row>
        <table:table-row table:style-name="ro1">
          <table:table-cell office:value-type="float" office:value="4474056" calcext:value-type="float">
            <text:p>4474056</text:p>
          </table:table-cell>
          <table:table-cell office:value-type="string" calcext:value-type="string">
            <text:p>https://api.github.com/repos/francoisjacquet/rosariosis</text:p>
          </table:table-cell>
          <table:table-cell table:formula="of:=REPLACE([.B979]; 1; 29; &quot;&quot;)" office:value-type="string" office:string-value="francoisjacquet/rosariosis" calcext:value-type="string">
            <text:p>francoisjacquet/rosariosis</text:p>
          </table:table-cell>
        </table:table-row>
        <table:table-row table:style-name="ro1">
          <table:table-cell office:value-type="float" office:value="4476372" calcext:value-type="float">
            <text:p>4476372</text:p>
          </table:table-cell>
          <table:table-cell office:value-type="string" calcext:value-type="string">
            <text:p>https://api.github.com/repos/InnovaLangues/PathBundle</text:p>
          </table:table-cell>
          <table:table-cell table:formula="of:=REPLACE([.B980]; 1; 29; &quot;&quot;)" office:value-type="string" office:string-value="InnovaLangues/PathBundle" calcext:value-type="string">
            <text:p>InnovaLangues/PathBundle</text:p>
          </table:table-cell>
        </table:table-row>
        <table:table-row table:style-name="ro1">
          <table:table-cell office:value-type="float" office:value="4478434" calcext:value-type="float">
            <text:p>4478434</text:p>
          </table:table-cell>
          <table:table-cell office:value-type="string" calcext:value-type="string">
            <text:p>https://api.github.com/repos/Orain/ansible-playbook</text:p>
          </table:table-cell>
          <table:table-cell table:formula="of:=REPLACE([.B981]; 1; 29; &quot;&quot;)" office:value-type="string" office:string-value="Orain/ansible-playbook" calcext:value-type="string">
            <text:p>Orain/ansible-playbook</text:p>
          </table:table-cell>
        </table:table-row>
        <table:table-row table:style-name="ro1">
          <table:table-cell office:value-type="float" office:value="4479945" calcext:value-type="float">
            <text:p>4479945</text:p>
          </table:table-cell>
          <table:table-cell office:value-type="string" calcext:value-type="string">
            <text:p>https://api.github.com/repos/destinygg/website</text:p>
          </table:table-cell>
          <table:table-cell table:formula="of:=REPLACE([.B982]; 1; 29; &quot;&quot;)" office:value-type="string" office:string-value="destinygg/website" calcext:value-type="string">
            <text:p>destinygg/website</text:p>
          </table:table-cell>
        </table:table-row>
        <table:table-row table:style-name="ro1">
          <table:table-cell office:value-type="float" office:value="4486135" calcext:value-type="float">
            <text:p>4486135</text:p>
          </table:table-cell>
          <table:table-cell office:value-type="string" calcext:value-type="string">
            <text:p>https://api.github.com/repos/danmarsden/moodle-mod_attendance</text:p>
          </table:table-cell>
          <table:table-cell table:formula="of:=REPLACE([.B983]; 1; 29; &quot;&quot;)" office:value-type="string" office:string-value="danmarsden/moodle-mod_attendance" calcext:value-type="string">
            <text:p>danmarsden/moodle-mod_attendance</text:p>
          </table:table-cell>
        </table:table-row>
        <table:table-row table:style-name="ro1">
          <table:table-cell office:value-type="float" office:value="4490615" calcext:value-type="float">
            <text:p>4490615</text:p>
          </table:table-cell>
          <table:table-cell office:value-type="string" calcext:value-type="string">
            <text:p>https://api.github.com/repos/subugoe/typo3-find</text:p>
          </table:table-cell>
          <table:table-cell table:formula="of:=REPLACE([.B984]; 1; 29; &quot;&quot;)" office:value-type="string" office:string-value="subugoe/typo3-find" calcext:value-type="string">
            <text:p>subugoe/typo3-find</text:p>
          </table:table-cell>
        </table:table-row>
        <table:table-row table:style-name="ro1">
          <table:table-cell office:value-type="float" office:value="4500220" calcext:value-type="float">
            <text:p>4500220</text:p>
          </table:table-cell>
          <table:table-cell office:value-type="string" calcext:value-type="string">
            <text:p>https://api.github.com/repos/wikimedia/mediawiki-extensions-MassMessage</text:p>
          </table:table-cell>
          <table:table-cell table:formula="of:=REPLACE([.B985]; 1; 29; &quot;&quot;)" office:value-type="string" office:string-value="wikimedia/mediawiki-extensions-MassMessage" calcext:value-type="string">
            <text:p>wikimedia/mediawiki-extensions-MassMessage</text:p>
          </table:table-cell>
        </table:table-row>
        <table:table-row table:style-name="ro1">
          <table:table-cell office:value-type="float" office:value="4506901" calcext:value-type="float">
            <text:p>4506901</text:p>
          </table:table-cell>
          <table:table-cell office:value-type="string" calcext:value-type="string">
            <text:p>https://api.github.com/repos/DR-Innovation/Danskkulturarv.dk-v3</text:p>
          </table:table-cell>
          <table:table-cell table:formula="of:=REPLACE([.B986]; 1; 29; &quot;&quot;)" office:value-type="string" office:string-value="DR-Innovation/Danskkulturarv.dk-v3" calcext:value-type="string">
            <text:p>DR-Innovation/Danskkulturarv.dk-v3</text:p>
          </table:table-cell>
        </table:table-row>
        <table:table-row table:style-name="ro1">
          <table:table-cell office:value-type="float" office:value="4507023" calcext:value-type="float">
            <text:p>4507023</text:p>
          </table:table-cell>
          <table:table-cell office:value-type="string" calcext:value-type="string">
            <text:p>https://api.github.com/repos/easysoft/zentaopms</text:p>
          </table:table-cell>
          <table:table-cell table:formula="of:=REPLACE([.B987]; 1; 29; &quot;&quot;)" office:value-type="string" office:string-value="easysoft/zentaopms" calcext:value-type="string">
            <text:p>easysoft/zentaopms</text:p>
          </table:table-cell>
        </table:table-row>
        <table:table-row table:style-name="ro1">
          <table:table-cell office:value-type="float" office:value="4509814" calcext:value-type="float">
            <text:p>4509814</text:p>
          </table:table-cell>
          <table:table-cell office:value-type="string" calcext:value-type="string">
            <text:p>https://api.github.com/repos/Trainmaster/Vision</text:p>
          </table:table-cell>
          <table:table-cell table:formula="of:=REPLACE([.B988]; 1; 29; &quot;&quot;)" office:value-type="string" office:string-value="Trainmaster/Vision" calcext:value-type="string">
            <text:p>Trainmaster/Vision</text:p>
          </table:table-cell>
        </table:table-row>
        <table:table-row table:style-name="ro1">
          <table:table-cell office:value-type="float" office:value="4521588" calcext:value-type="float">
            <text:p>4521588</text:p>
          </table:table-cell>
          <table:table-cell office:value-type="string" calcext:value-type="string">
            <text:p>https://api.github.com/repos/wikimedia/wikimedia-fundraising-crm-civicrm</text:p>
          </table:table-cell>
          <table:table-cell table:formula="of:=REPLACE([.B989]; 1; 29; &quot;&quot;)" office:value-type="string" office:string-value="wikimedia/wikimedia-fundraising-crm-civicrm" calcext:value-type="string">
            <text:p>wikimedia/wikimedia-fundraising-crm-civicrm</text:p>
          </table:table-cell>
        </table:table-row>
        <table:table-row table:style-name="ro1">
          <table:table-cell office:value-type="float" office:value="4535851" calcext:value-type="float">
            <text:p>4535851</text:p>
          </table:table-cell>
          <table:table-cell office:value-type="string" calcext:value-type="string">
            <text:p>https://api.github.com/repos/FalconChristmas/fpp</text:p>
          </table:table-cell>
          <table:table-cell table:formula="of:=REPLACE([.B990]; 1; 29; &quot;&quot;)" office:value-type="string" office:string-value="FalconChristmas/fpp" calcext:value-type="string">
            <text:p>FalconChristmas/fpp</text:p>
          </table:table-cell>
        </table:table-row>
        <table:table-row table:style-name="ro1">
          <table:table-cell office:value-type="float" office:value="4548720" calcext:value-type="float">
            <text:p>4548720</text:p>
          </table:table-cell>
          <table:table-cell office:value-type="string" calcext:value-type="string">
            <text:p>https://api.github.com/repos/createinside/bielrd</text:p>
          </table:table-cell>
          <table:table-cell table:formula="of:=REPLACE([.B991]; 1; 29; &quot;&quot;)" office:value-type="string" office:string-value="createinside/bielrd" calcext:value-type="string">
            <text:p>createinside/bielrd</text:p>
          </table:table-cell>
        </table:table-row>
        <table:table-row table:style-name="ro1">
          <table:table-cell office:value-type="float" office:value="4571049" calcext:value-type="float">
            <text:p>4571049</text:p>
          </table:table-cell>
          <table:table-cell office:value-type="string" calcext:value-type="string">
            <text:p>https://api.github.com/repos/r23/MyOOS</text:p>
          </table:table-cell>
          <table:table-cell table:formula="of:=REPLACE([.B992]; 1; 29; &quot;&quot;)" office:value-type="string" office:string-value="r23/MyOOS" calcext:value-type="string">
            <text:p>r23/MyOOS</text:p>
          </table:table-cell>
        </table:table-row>
        <table:table-row table:style-name="ro1">
          <table:table-cell office:value-type="float" office:value="4584957" calcext:value-type="float">
            <text:p>4584957</text:p>
          </table:table-cell>
          <table:table-cell office:value-type="string" calcext:value-type="string">
            <text:p>https://api.github.com/repos/flashpixx/StudIP-Punkteverwaltung</text:p>
          </table:table-cell>
          <table:table-cell table:formula="of:=REPLACE([.B993]; 1; 29; &quot;&quot;)" office:value-type="string" office:string-value="flashpixx/StudIP-Punkteverwaltung" calcext:value-type="string">
            <text:p>flashpixx/StudIP-Punkteverwaltung</text:p>
          </table:table-cell>
        </table:table-row>
        <table:table-row table:style-name="ro1">
          <table:table-cell office:value-type="float" office:value="4588403" calcext:value-type="float">
            <text:p>4588403</text:p>
          </table:table-cell>
          <table:table-cell office:value-type="string" calcext:value-type="string">
            <text:p>https://api.github.com/repos/magic3org/magic3</text:p>
          </table:table-cell>
          <table:table-cell table:formula="of:=REPLACE([.B994]; 1; 29; &quot;&quot;)" office:value-type="string" office:string-value="magic3org/magic3" calcext:value-type="string">
            <text:p>magic3org/magic3</text:p>
          </table:table-cell>
        </table:table-row>
        <table:table-row table:style-name="ro1">
          <table:table-cell office:value-type="float" office:value="4592327" calcext:value-type="float">
            <text:p>4592327</text:p>
          </table:table-cell>
          <table:table-cell office:value-type="string" calcext:value-type="string">
            <text:p>https://api.github.com/repos/TYPO3-svn-archive/caddy</text:p>
          </table:table-cell>
          <table:table-cell table:formula="of:=REPLACE([.B995]; 1; 29; &quot;&quot;)" office:value-type="string" office:string-value="TYPO3-svn-archive/caddy" calcext:value-type="string">
            <text:p>TYPO3-svn-archive/caddy</text:p>
          </table:table-cell>
        </table:table-row>
        <table:table-row table:style-name="ro1">
          <table:table-cell office:value-type="float" office:value="4597582" calcext:value-type="float">
            <text:p>4597582</text:p>
          </table:table-cell>
          <table:table-cell office:value-type="string" calcext:value-type="string">
            <text:p>https://api.github.com/repos/Mibew/mibew</text:p>
          </table:table-cell>
          <table:table-cell table:formula="of:=REPLACE([.B996]; 1; 29; &quot;&quot;)" office:value-type="string" office:string-value="Mibew/mibew" calcext:value-type="string">
            <text:p>Mibew/mibew</text:p>
          </table:table-cell>
        </table:table-row>
        <table:table-row table:style-name="ro1">
          <table:table-cell office:value-type="float" office:value="4619878" calcext:value-type="float">
            <text:p>4619878</text:p>
          </table:table-cell>
          <table:table-cell office:value-type="string" calcext:value-type="string">
            <text:p>https://api.github.com/repos/wikimedia/mediawiki-extensions-BetaFeatures</text:p>
          </table:table-cell>
          <table:table-cell table:formula="of:=REPLACE([.B997]; 1; 29; &quot;&quot;)" office:value-type="string" office:string-value="wikimedia/mediawiki-extensions-BetaFeatures" calcext:value-type="string">
            <text:p>wikimedia/mediawiki-extensions-BetaFeatures</text:p>
          </table:table-cell>
        </table:table-row>
        <table:table-row table:style-name="ro1">
          <table:table-cell office:value-type="float" office:value="4622902" calcext:value-type="float">
            <text:p>4622902</text:p>
          </table:table-cell>
          <table:table-cell office:value-type="string" calcext:value-type="string">
            <text:p>https://api.github.com/repos/NEWLIFEVE/Etelix_RENOC</text:p>
          </table:table-cell>
          <table:table-cell table:formula="of:=REPLACE([.B998]; 1; 29; &quot;&quot;)" office:value-type="string" office:string-value="NEWLIFEVE/Etelix_RENOC" calcext:value-type="string">
            <text:p>NEWLIFEVE/Etelix_RENOC</text:p>
          </table:table-cell>
        </table:table-row>
        <table:table-row table:style-name="ro1">
          <table:table-cell office:value-type="float" office:value="4637585" calcext:value-type="float">
            <text:p>4637585</text:p>
          </table:table-cell>
          <table:table-cell office:value-type="string" calcext:value-type="string">
            <text:p>https://api.github.com/repos/Jabberwocked/Prasso</text:p>
          </table:table-cell>
          <table:table-cell table:formula="of:=REPLACE([.B999]; 1; 29; &quot;&quot;)" office:value-type="string" office:string-value="Jabberwocked/Prasso" calcext:value-type="string">
            <text:p>Jabberwocked/Prasso</text:p>
          </table:table-cell>
        </table:table-row>
        <table:table-row table:style-name="ro1">
          <table:table-cell office:value-type="float" office:value="4638110" calcext:value-type="float">
            <text:p>4638110</text:p>
          </table:table-cell>
          <table:table-cell office:value-type="string" calcext:value-type="string">
            <text:p>https://api.github.com/repos/KaiserSoft/PIA-Tunnel</text:p>
          </table:table-cell>
          <table:table-cell table:formula="of:=REPLACE([.B1000]; 1; 29; &quot;&quot;)" office:value-type="string" office:string-value="KaiserSoft/PIA-Tunnel" calcext:value-type="string">
            <text:p>KaiserSoft/PIA-Tunnel</text:p>
          </table:table-cell>
        </table:table-row>
        <table:table-row table:style-name="ro1">
          <table:table-cell office:value-type="float" office:value="4654188" calcext:value-type="float">
            <text:p>4654188</text:p>
          </table:table-cell>
          <table:table-cell office:value-type="string" calcext:value-type="string">
            <text:p>https://api.github.com/repos/pouetnet/pouet2.0</text:p>
          </table:table-cell>
          <table:table-cell table:formula="of:=REPLACE([.B1001]; 1; 29; &quot;&quot;)" office:value-type="string" office:string-value="pouetnet/pouet2.0" calcext:value-type="string">
            <text:p>pouetnet/pouet2.0</text:p>
          </table:table-cell>
        </table:table-row>
        <table:table-row table:style-name="ro1">
          <table:table-cell office:value-type="float" office:value="4668129" calcext:value-type="float">
            <text:p>4668129</text:p>
          </table:table-cell>
          <table:table-cell office:value-type="string" calcext:value-type="string">
            <text:p>https://api.github.com/repos/stufisher/ispyb-php</text:p>
          </table:table-cell>
          <table:table-cell table:formula="of:=REPLACE([.B1002]; 1; 29; &quot;&quot;)" office:value-type="string" office:string-value="stufisher/ispyb-php" calcext:value-type="string">
            <text:p>stufisher/ispyb-php</text:p>
          </table:table-cell>
        </table:table-row>
        <table:table-row table:style-name="ro1">
          <table:table-cell office:value-type="float" office:value="4696419" calcext:value-type="float">
            <text:p>4696419</text:p>
          </table:table-cell>
          <table:table-cell office:value-type="string" calcext:value-type="string">
            <text:p>https://api.github.com/repos/ITS-UofIowa/uiowa.edu</text:p>
          </table:table-cell>
          <table:table-cell table:formula="of:=REPLACE([.B1003]; 1; 29; &quot;&quot;)" office:value-type="string" office:string-value="ITS-UofIowa/uiowa.edu" calcext:value-type="string">
            <text:p>ITS-UofIowa/uiowa.edu</text:p>
          </table:table-cell>
        </table:table-row>
        <table:table-row table:style-name="ro1">
          <table:table-cell office:value-type="float" office:value="4707466" calcext:value-type="float">
            <text:p>4707466</text:p>
          </table:table-cell>
          <table:table-cell office:value-type="string" calcext:value-type="string">
            <text:p>https://api.github.com/repos/isics/OpenMiamMiam</text:p>
          </table:table-cell>
          <table:table-cell table:formula="of:=REPLACE([.B1004]; 1; 29; &quot;&quot;)" office:value-type="string" office:string-value="isics/OpenMiamMiam" calcext:value-type="string">
            <text:p>isics/OpenMiamMiam</text:p>
          </table:table-cell>
        </table:table-row>
        <table:table-row table:style-name="ro1">
          <table:table-cell office:value-type="float" office:value="4711649" calcext:value-type="float">
            <text:p>4711649</text:p>
          </table:table-cell>
          <table:table-cell office:value-type="string" calcext:value-type="string">
            <text:p>https://api.github.com/repos/vufind-org/vufind</text:p>
          </table:table-cell>
          <table:table-cell table:formula="of:=REPLACE([.B1005]; 1; 29; &quot;&quot;)" office:value-type="string" office:string-value="vufind-org/vufind" calcext:value-type="string">
            <text:p>vufind-org/vufind</text:p>
          </table:table-cell>
        </table:table-row>
        <table:table-row table:style-name="ro1">
          <table:table-cell office:value-type="float" office:value="4732947" calcext:value-type="float">
            <text:p>4732947</text:p>
          </table:table-cell>
          <table:table-cell office:value-type="string" calcext:value-type="string">
            <text:p>https://api.github.com/repos/fwolf/fwlib</text:p>
          </table:table-cell>
          <table:table-cell table:formula="of:=REPLACE([.B1006]; 1; 29; &quot;&quot;)" office:value-type="string" office:string-value="fwolf/fwlib" calcext:value-type="string">
            <text:p>fwolf/fwlib</text:p>
          </table:table-cell>
        </table:table-row>
        <table:table-row table:style-name="ro1">
          <table:table-cell office:value-type="float" office:value="4739176" calcext:value-type="float">
            <text:p>4739176</text:p>
          </table:table-cell>
          <table:table-cell office:value-type="string" calcext:value-type="string">
            <text:p>https://api.github.com/repos/brick/brick</text:p>
          </table:table-cell>
          <table:table-cell table:formula="of:=REPLACE([.B1007]; 1; 29; &quot;&quot;)" office:value-type="string" office:string-value="brick/brick" calcext:value-type="string">
            <text:p>brick/brick</text:p>
          </table:table-cell>
        </table:table-row>
        <table:table-row table:style-name="ro1">
          <table:table-cell office:value-type="float" office:value="4794575" calcext:value-type="float">
            <text:p>4794575</text:p>
          </table:table-cell>
          <table:table-cell office:value-type="string" calcext:value-type="string">
            <text:p>https://api.github.com/repos/phalcon/zephir</text:p>
          </table:table-cell>
          <table:table-cell table:formula="of:=REPLACE([.B1008]; 1; 29; &quot;&quot;)" office:value-type="string" office:string-value="phalcon/zephir" calcext:value-type="string">
            <text:p>phalcon/zephir</text:p>
          </table:table-cell>
        </table:table-row>
        <table:table-row table:style-name="ro1">
          <table:table-cell office:value-type="float" office:value="4796618" calcext:value-type="float">
            <text:p>4796618</text:p>
          </table:table-cell>
          <table:table-cell office:value-type="string" calcext:value-type="string">
            <text:p>https://api.github.com/repos/fisharebest/webtrees</text:p>
          </table:table-cell>
          <table:table-cell table:formula="of:=REPLACE([.B1009]; 1; 29; &quot;&quot;)" office:value-type="string" office:string-value="fisharebest/webtrees" calcext:value-type="string">
            <text:p>fisharebest/webtrees</text:p>
          </table:table-cell>
        </table:table-row>
        <table:table-row table:style-name="ro1">
          <table:table-cell office:value-type="float" office:value="4803184" calcext:value-type="float">
            <text:p>4803184</text:p>
          </table:table-cell>
          <table:table-cell office:value-type="string" calcext:value-type="string">
            <text:p>https://api.github.com/repos/chipbell4/Judge</text:p>
          </table:table-cell>
          <table:table-cell table:formula="of:=REPLACE([.B1010]; 1; 29; &quot;&quot;)" office:value-type="string" office:string-value="chipbell4/Judge" calcext:value-type="string">
            <text:p>chipbell4/Judge</text:p>
          </table:table-cell>
        </table:table-row>
        <table:table-row table:style-name="ro1">
          <table:table-cell office:value-type="float" office:value="4804053" calcext:value-type="float">
            <text:p>4804053</text:p>
          </table:table-cell>
          <table:table-cell office:value-type="string" calcext:value-type="string">
            <text:p>https://api.github.com/repos/Yoast/wordpress-seo</text:p>
          </table:table-cell>
          <table:table-cell table:formula="of:=REPLACE([.B1011]; 1; 29; &quot;&quot;)" office:value-type="string" office:string-value="Yoast/wordpress-seo" calcext:value-type="string">
            <text:p>Yoast/wordpress-seo</text:p>
          </table:table-cell>
        </table:table-row>
        <table:table-row table:style-name="ro1">
          <table:table-cell office:value-type="float" office:value="4844012" calcext:value-type="float">
            <text:p>4844012</text:p>
          </table:table-cell>
          <table:table-cell office:value-type="string" calcext:value-type="string">
            <text:p>https://api.github.com/repos/oldfoxlyw/ReportCenter</text:p>
          </table:table-cell>
          <table:table-cell table:formula="of:=REPLACE([.B1012]; 1; 29; &quot;&quot;)" office:value-type="string" office:string-value="oldfoxlyw/ReportCenter" calcext:value-type="string">
            <text:p>oldfoxlyw/ReportCenter</text:p>
          </table:table-cell>
        </table:table-row>
        <table:table-row table:style-name="ro1">
          <table:table-cell office:value-type="float" office:value="4857934" calcext:value-type="float">
            <text:p>4857934</text:p>
          </table:table-cell>
          <table:table-cell office:value-type="string" calcext:value-type="string">
            <text:p>https://api.github.com/repos/changi67/itop</text:p>
          </table:table-cell>
          <table:table-cell table:formula="of:=REPLACE([.B1013]; 1; 29; &quot;&quot;)" office:value-type="string" office:string-value="changi67/itop" calcext:value-type="string">
            <text:p>changi67/itop</text:p>
          </table:table-cell>
        </table:table-row>
        <table:table-row table:style-name="ro1">
          <table:table-cell office:value-type="float" office:value="4872866" calcext:value-type="float">
            <text:p>4872866</text:p>
          </table:table-cell>
          <table:table-cell office:value-type="string" calcext:value-type="string">
            <text:p>https://api.github.com/repos/pantheon-systems/terminus</text:p>
          </table:table-cell>
          <table:table-cell table:formula="of:=REPLACE([.B1014]; 1; 29; &quot;&quot;)" office:value-type="string" office:string-value="pantheon-systems/terminus" calcext:value-type="string">
            <text:p>pantheon-systems/terminus</text:p>
          </table:table-cell>
        </table:table-row>
        <table:table-row table:style-name="ro1">
          <table:table-cell office:value-type="float" office:value="4890349" calcext:value-type="float">
            <text:p>4890349</text:p>
          </table:table-cell>
          <table:table-cell office:value-type="string" calcext:value-type="string">
            <text:p>https://api.github.com/repos/iips-dc/iips_website</text:p>
          </table:table-cell>
          <table:table-cell table:formula="of:=REPLACE([.B1015]; 1; 29; &quot;&quot;)" office:value-type="string" office:string-value="iips-dc/iips_website" calcext:value-type="string">
            <text:p>iips-dc/iips_website</text:p>
          </table:table-cell>
        </table:table-row>
        <table:table-row table:style-name="ro1">
          <table:table-cell office:value-type="float" office:value="4901959" calcext:value-type="float">
            <text:p>4901959</text:p>
          </table:table-cell>
          <table:table-cell office:value-type="string" calcext:value-type="string">
            <text:p>https://api.github.com/repos/mailwatch/1.2.0</text:p>
          </table:table-cell>
          <table:table-cell table:formula="of:=REPLACE([.B1016]; 1; 29; &quot;&quot;)" office:value-type="string" office:string-value="mailwatch/1.2.0" calcext:value-type="string">
            <text:p>mailwatch/1.2.0</text:p>
          </table:table-cell>
        </table:table-row>
        <table:table-row table:style-name="ro1">
          <table:table-cell office:value-type="float" office:value="4909278" calcext:value-type="float">
            <text:p>4909278</text:p>
          </table:table-cell>
          <table:table-cell office:value-type="string" calcext:value-type="string">
            <text:p>https://api.github.com/repos/CollabportalTeam/collabportal</text:p>
          </table:table-cell>
          <table:table-cell table:formula="of:=REPLACE([.B1017]; 1; 29; &quot;&quot;)" office:value-type="string" office:string-value="CollabportalTeam/collabportal" calcext:value-type="string">
            <text:p>CollabportalTeam/collabportal</text:p>
          </table:table-cell>
        </table:table-row>
        <table:table-row table:style-name="ro1">
          <table:table-cell office:value-type="float" office:value="4910692" calcext:value-type="float">
            <text:p>4910692</text:p>
          </table:table-cell>
          <table:table-cell office:value-type="string" calcext:value-type="string">
            <text:p>https://api.github.com/repos/WillyXJ/facileManager</text:p>
          </table:table-cell>
          <table:table-cell table:formula="of:=REPLACE([.B1018]; 1; 29; &quot;&quot;)" office:value-type="string" office:string-value="WillyXJ/facileManager" calcext:value-type="string">
            <text:p>WillyXJ/facileManager</text:p>
          </table:table-cell>
        </table:table-row>
        <table:table-row table:style-name="ro1">
          <table:table-cell office:value-type="float" office:value="4910964" calcext:value-type="float">
            <text:p>4910964</text:p>
          </table:table-cell>
          <table:table-cell office:value-type="string" calcext:value-type="string">
            <text:p>https://api.github.com/repos/Automattic/vip-quickstart</text:p>
          </table:table-cell>
          <table:table-cell table:formula="of:=REPLACE([.B1019]; 1; 29; &quot;&quot;)" office:value-type="string" office:string-value="Automattic/vip-quickstart" calcext:value-type="string">
            <text:p>Automattic/vip-quickstart</text:p>
          </table:table-cell>
        </table:table-row>
        <table:table-row table:style-name="ro1">
          <table:table-cell office:value-type="float" office:value="4914924" calcext:value-type="float">
            <text:p>4914924</text:p>
          </table:table-cell>
          <table:table-cell office:value-type="string" calcext:value-type="string">
            <text:p>https://api.github.com/repos/osTicket/osTicket-1.8</text:p>
          </table:table-cell>
          <table:table-cell table:formula="of:=REPLACE([.B1020]; 1; 29; &quot;&quot;)" office:value-type="string" office:string-value="osTicket/osTicket-1.8" calcext:value-type="string">
            <text:p>osTicket/osTicket-1.8</text:p>
          </table:table-cell>
        </table:table-row>
        <table:table-row table:style-name="ro1">
          <table:table-cell office:value-type="float" office:value="4917168" calcext:value-type="float">
            <text:p>4917168</text:p>
          </table:table-cell>
          <table:table-cell office:value-type="string" calcext:value-type="string">
            <text:p>https://api.github.com/repos/yireo/magento-ce-languagefiles</text:p>
          </table:table-cell>
          <table:table-cell table:formula="of:=REPLACE([.B1021]; 1; 29; &quot;&quot;)" office:value-type="string" office:string-value="yireo/magento-ce-languagefiles" calcext:value-type="string">
            <text:p>yireo/magento-ce-languagefiles</text:p>
          </table:table-cell>
        </table:table-row>
        <table:table-row table:style-name="ro1">
          <table:table-cell office:value-type="float" office:value="4920769" calcext:value-type="float">
            <text:p>4920769</text:p>
          </table:table-cell>
          <table:table-cell office:value-type="string" calcext:value-type="string">
            <text:p>https://api.github.com/repos/TYPO3-extensions/news</text:p>
          </table:table-cell>
          <table:table-cell table:formula="of:=REPLACE([.B1022]; 1; 29; &quot;&quot;)" office:value-type="string" office:string-value="TYPO3-extensions/news" calcext:value-type="string">
            <text:p>TYPO3-extensions/news</text:p>
          </table:table-cell>
        </table:table-row>
        <table:table-row table:style-name="ro1">
          <table:table-cell office:value-type="float" office:value="4927316" calcext:value-type="float">
            <text:p>4927316</text:p>
          </table:table-cell>
          <table:table-cell office:value-type="string" calcext:value-type="string">
            <text:p>https://api.github.com/repos/textpattern/textpacks</text:p>
          </table:table-cell>
          <table:table-cell table:formula="of:=REPLACE([.B1023]; 1; 29; &quot;&quot;)" office:value-type="string" office:string-value="textpattern/textpacks" calcext:value-type="string">
            <text:p>textpattern/textpacks</text:p>
          </table:table-cell>
        </table:table-row>
        <table:table-row table:style-name="ro1">
          <table:table-cell office:value-type="float" office:value="4933210" calcext:value-type="float">
            <text:p>4933210</text:p>
          </table:table-cell>
          <table:table-cell office:value-type="string" calcext:value-type="string">
            <text:p>https://api.github.com/repos/agentrickard/domain</text:p>
          </table:table-cell>
          <table:table-cell table:formula="of:=REPLACE([.B1024]; 1; 29; &quot;&quot;)" office:value-type="string" office:string-value="agentrickard/domain" calcext:value-type="string">
            <text:p>agentrickard/domain</text:p>
          </table:table-cell>
        </table:table-row>
        <table:table-row table:style-name="ro1">
          <table:table-cell office:value-type="float" office:value="4953909" calcext:value-type="float">
            <text:p>4953909</text:p>
          </table:table-cell>
          <table:table-cell office:value-type="string" calcext:value-type="string">
            <text:p>https://api.github.com/repos/claroline/CoreBundle</text:p>
          </table:table-cell>
          <table:table-cell table:formula="of:=REPLACE([.B1025]; 1; 29; &quot;&quot;)" office:value-type="string" office:string-value="claroline/CoreBundle" calcext:value-type="string">
            <text:p>claroline/CoreBundle</text:p>
          </table:table-cell>
        </table:table-row>
        <table:table-row table:style-name="ro1">
          <table:table-cell office:value-type="float" office:value="4961183" calcext:value-type="float">
            <text:p>4961183</text:p>
          </table:table-cell>
          <table:table-cell office:value-type="string" calcext:value-type="string">
            <text:p>https://api.github.com/repos/php-curl-class/php-curl-class</text:p>
          </table:table-cell>
          <table:table-cell table:formula="of:=REPLACE([.B1026]; 1; 29; &quot;&quot;)" office:value-type="string" office:string-value="php-curl-class/php-curl-class" calcext:value-type="string">
            <text:p>php-curl-class/php-curl-class</text:p>
          </table:table-cell>
        </table:table-row>
        <table:table-row table:style-name="ro1">
          <table:table-cell office:value-type="float" office:value="4964446" calcext:value-type="float">
            <text:p>4964446</text:p>
          </table:table-cell>
          <table:table-cell office:value-type="string" calcext:value-type="string">
            <text:p>https://api.github.com/repos/wikimedia/mediawiki-extensions-Flow</text:p>
          </table:table-cell>
          <table:table-cell table:formula="of:=REPLACE([.B1027]; 1; 29; &quot;&quot;)" office:value-type="string" office:string-value="wikimedia/mediawiki-extensions-Flow" calcext:value-type="string">
            <text:p>wikimedia/mediawiki-extensions-Flow</text:p>
          </table:table-cell>
        </table:table-row>
        <table:table-row table:style-name="ro1">
          <table:table-cell office:value-type="float" office:value="4965812" calcext:value-type="float">
            <text:p>4965812</text:p>
          </table:table-cell>
          <table:table-cell office:value-type="string" calcext:value-type="string">
            <text:p>https://api.github.com/repos/alexgrofer/cms-object-plus</text:p>
          </table:table-cell>
          <table:table-cell table:formula="of:=REPLACE([.B1028]; 1; 29; &quot;&quot;)" office:value-type="string" office:string-value="alexgrofer/cms-object-plus" calcext:value-type="string">
            <text:p>alexgrofer/cms-object-plus</text:p>
          </table:table-cell>
        </table:table-row>
        <table:table-row table:style-name="ro1">
          <table:table-cell office:value-type="float" office:value="4966544" calcext:value-type="float">
            <text:p>4966544</text:p>
          </table:table-cell>
          <table:table-cell office:value-type="string" calcext:value-type="string">
            <text:p>https://api.github.com/repos/smartinmedia/cunity</text:p>
          </table:table-cell>
          <table:table-cell table:formula="of:=REPLACE([.B1029]; 1; 29; &quot;&quot;)" office:value-type="string" office:string-value="smartinmedia/cunity" calcext:value-type="string">
            <text:p>smartinmedia/cunity</text:p>
          </table:table-cell>
        </table:table-row>
        <table:table-row table:style-name="ro1">
          <table:table-cell office:value-type="float" office:value="4977342" calcext:value-type="float">
            <text:p>4977342</text:p>
          </table:table-cell>
          <table:table-cell office:value-type="string" calcext:value-type="string">
            <text:p>https://api.github.com/repos/nilamdoc/vc.co.uk</text:p>
          </table:table-cell>
          <table:table-cell table:formula="of:=REPLACE([.B1030]; 1; 29; &quot;&quot;)" office:value-type="string" office:string-value="nilamdoc/vc.co.uk" calcext:value-type="string">
            <text:p>nilamdoc/vc.co.uk</text:p>
          </table:table-cell>
        </table:table-row>
        <table:table-row table:style-name="ro1">
          <table:table-cell office:value-type="float" office:value="4999678" calcext:value-type="float">
            <text:p>4999678</text:p>
          </table:table-cell>
          <table:table-cell office:value-type="string" calcext:value-type="string">
            <text:p>https://api.github.com/repos/ITS-UofIowa/careers.uiowa.edu</text:p>
          </table:table-cell>
          <table:table-cell table:formula="of:=REPLACE([.B1031]; 1; 29; &quot;&quot;)" office:value-type="string" office:string-value="ITS-UofIowa/careers.uiowa.edu" calcext:value-type="string">
            <text:p>ITS-UofIowa/careers.uiowa.edu</text:p>
          </table:table-cell>
        </table:table-row>
        <table:table-row table:style-name="ro1">
          <table:table-cell office:value-type="float" office:value="5014096" calcext:value-type="float">
            <text:p>5014096</text:p>
          </table:table-cell>
          <table:table-cell office:value-type="string" calcext:value-type="string">
            <text:p>https://api.github.com/repos/overclokk/ItalyStrap</text:p>
          </table:table-cell>
          <table:table-cell table:formula="of:=REPLACE([.B1032]; 1; 29; &quot;&quot;)" office:value-type="string" office:string-value="overclokk/ItalyStrap" calcext:value-type="string">
            <text:p>overclokk/ItalyStrap</text:p>
          </table:table-cell>
        </table:table-row>
        <table:table-row table:style-name="ro1">
          <table:table-cell office:value-type="float" office:value="5016320" calcext:value-type="float">
            <text:p>5016320</text:p>
          </table:table-cell>
          <table:table-cell office:value-type="string" calcext:value-type="string">
            <text:p>https://api.github.com/repos/seotoaster-team/seotoaster</text:p>
          </table:table-cell>
          <table:table-cell table:formula="of:=REPLACE([.B1033]; 1; 29; &quot;&quot;)" office:value-type="string" office:string-value="seotoaster-team/seotoaster" calcext:value-type="string">
            <text:p>seotoaster-team/seotoaster</text:p>
          </table:table-cell>
        </table:table-row>
        <table:table-row table:style-name="ro1">
          <table:table-cell office:value-type="float" office:value="5016363" calcext:value-type="float">
            <text:p>5016363</text:p>
          </table:table-cell>
          <table:table-cell office:value-type="string" calcext:value-type="string">
            <text:p>https://api.github.com/repos/anime-db/anime-db</text:p>
          </table:table-cell>
          <table:table-cell table:formula="of:=REPLACE([.B1034]; 1; 29; &quot;&quot;)" office:value-type="string" office:string-value="anime-db/anime-db" calcext:value-type="string">
            <text:p>anime-db/anime-db</text:p>
          </table:table-cell>
        </table:table-row>
        <table:table-row table:style-name="ro1">
          <table:table-cell office:value-type="float" office:value="5017855" calcext:value-type="float">
            <text:p>5017855</text:p>
          </table:table-cell>
          <table:table-cell office:value-type="string" calcext:value-type="string">
            <text:p>https://api.github.com/repos/foxbupt/stockcat</text:p>
          </table:table-cell>
          <table:table-cell table:formula="of:=REPLACE([.B1035]; 1; 29; &quot;&quot;)" office:value-type="string" office:string-value="foxbupt/stockcat" calcext:value-type="string">
            <text:p>foxbupt/stockcat</text:p>
          </table:table-cell>
        </table:table-row>
        <table:table-row table:style-name="ro1">
          <table:table-cell office:value-type="float" office:value="5031823" calcext:value-type="float">
            <text:p>5031823</text:p>
          </table:table-cell>
          <table:table-cell office:value-type="string" calcext:value-type="string">
            <text:p>https://api.github.com/repos/mautic/mautic</text:p>
          </table:table-cell>
          <table:table-cell table:formula="of:=REPLACE([.B1036]; 1; 29; &quot;&quot;)" office:value-type="string" office:string-value="mautic/mautic" calcext:value-type="string">
            <text:p>mautic/mautic</text:p>
          </table:table-cell>
        </table:table-row>
        <table:table-row table:style-name="ro1">
          <table:table-cell office:value-type="float" office:value="5032402" calcext:value-type="float">
            <text:p>5032402</text:p>
          </table:table-cell>
          <table:table-cell office:value-type="string" calcext:value-type="string">
            <text:p>https://api.github.com/repos/inboundnow/landing-pages</text:p>
          </table:table-cell>
          <table:table-cell table:formula="of:=REPLACE([.B1037]; 1; 29; &quot;&quot;)" office:value-type="string" office:string-value="inboundnow/landing-pages" calcext:value-type="string">
            <text:p>inboundnow/landing-pages</text:p>
          </table:table-cell>
        </table:table-row>
        <table:table-row table:style-name="ro1">
          <table:table-cell office:value-type="float" office:value="5050123" calcext:value-type="float">
            <text:p>5050123</text:p>
          </table:table-cell>
          <table:table-cell office:value-type="string" calcext:value-type="string">
            <text:p>https://api.github.com/repos/easy-wi/developer</text:p>
          </table:table-cell>
          <table:table-cell table:formula="of:=REPLACE([.B1038]; 1; 29; &quot;&quot;)" office:value-type="string" office:string-value="easy-wi/developer" calcext:value-type="string">
            <text:p>easy-wi/developer</text:p>
          </table:table-cell>
        </table:table-row>
        <table:table-row table:style-name="ro1">
          <table:table-cell office:value-type="float" office:value="5064425" calcext:value-type="float">
            <text:p>5064425</text:p>
          </table:table-cell>
          <table:table-cell office:value-type="string" calcext:value-type="string">
            <text:p>https://api.github.com/repos/FriendsOfCake/crud</text:p>
          </table:table-cell>
          <table:table-cell table:formula="of:=REPLACE([.B1039]; 1; 29; &quot;&quot;)" office:value-type="string" office:string-value="FriendsOfCake/crud" calcext:value-type="string">
            <text:p>FriendsOfCake/crud</text:p>
          </table:table-cell>
        </table:table-row>
        <table:table-row table:style-name="ro1">
          <table:table-cell office:value-type="float" office:value="5107640" calcext:value-type="float">
            <text:p>5107640</text:p>
          </table:table-cell>
          <table:table-cell office:value-type="string" calcext:value-type="string">
            <text:p>https://api.github.com/repos/inboundnow/leads</text:p>
          </table:table-cell>
          <table:table-cell table:formula="of:=REPLACE([.B1040]; 1; 29; &quot;&quot;)" office:value-type="string" office:string-value="inboundnow/leads" calcext:value-type="string">
            <text:p>inboundnow/leads</text:p>
          </table:table-cell>
        </table:table-row>
        <table:table-row table:style-name="ro1">
          <table:table-cell office:value-type="float" office:value="5114172" calcext:value-type="float">
            <text:p>5114172</text:p>
          </table:table-cell>
          <table:table-cell office:value-type="string" calcext:value-type="string">
            <text:p>https://api.github.com/repos/livestreet/livestreet-framework</text:p>
          </table:table-cell>
          <table:table-cell table:formula="of:=REPLACE([.B1041]; 1; 29; &quot;&quot;)" office:value-type="string" office:string-value="livestreet/livestreet-framework" calcext:value-type="string">
            <text:p>livestreet/livestreet-framework</text:p>
          </table:table-cell>
        </table:table-row>
        <table:table-row table:style-name="ro1">
          <table:table-cell office:value-type="float" office:value="5134803" calcext:value-type="float">
            <text:p>5134803</text:p>
          </table:table-cell>
          <table:table-cell office:value-type="string" calcext:value-type="string">
            <text:p>https://api.github.com/repos/inboundnow/cta</text:p>
          </table:table-cell>
          <table:table-cell table:formula="of:=REPLACE([.B1042]; 1; 29; &quot;&quot;)" office:value-type="string" office:string-value="inboundnow/cta" calcext:value-type="string">
            <text:p>inboundnow/cta</text:p>
          </table:table-cell>
        </table:table-row>
        <table:table-row table:style-name="ro1">
          <table:table-cell office:value-type="float" office:value="5138724" calcext:value-type="float">
            <text:p>5138724</text:p>
          </table:table-cell>
          <table:table-cell office:value-type="string" calcext:value-type="string">
            <text:p>https://api.github.com/repos/readerself/readerself</text:p>
          </table:table-cell>
          <table:table-cell table:formula="of:=REPLACE([.B1043]; 1; 29; &quot;&quot;)" office:value-type="string" office:string-value="readerself/readerself" calcext:value-type="string">
            <text:p>readerself/readerself</text:p>
          </table:table-cell>
        </table:table-row>
        <table:table-row table:style-name="ro1">
          <table:table-cell office:value-type="float" office:value="5143960" calcext:value-type="float">
            <text:p>5143960</text:p>
          </table:table-cell>
          <table:table-cell office:value-type="string" calcext:value-type="string">
            <text:p>https://api.github.com/repos/RStyle/placelet</text:p>
          </table:table-cell>
          <table:table-cell table:formula="of:=REPLACE([.B1044]; 1; 29; &quot;&quot;)" office:value-type="string" office:string-value="RStyle/placelet" calcext:value-type="string">
            <text:p>RStyle/placelet</text:p>
          </table:table-cell>
        </table:table-row>
        <table:table-row table:style-name="ro1">
          <table:table-cell office:value-type="float" office:value="5151443" calcext:value-type="float">
            <text:p>5151443</text:p>
          </table:table-cell>
          <table:table-cell office:value-type="string" calcext:value-type="string">
            <text:p>https://api.github.com/repos/dwenzel/placements</text:p>
          </table:table-cell>
          <table:table-cell table:formula="of:=REPLACE([.B1045]; 1; 29; &quot;&quot;)" office:value-type="string" office:string-value="dwenzel/placements" calcext:value-type="string">
            <text:p>dwenzel/placements</text:p>
          </table:table-cell>
        </table:table-row>
        <table:table-row table:style-name="ro1">
          <table:table-cell office:value-type="float" office:value="5155885" calcext:value-type="float">
            <text:p>5155885</text:p>
          </table:table-cell>
          <table:table-cell office:value-type="string" calcext:value-type="string">
            <text:p>https://api.github.com/repos/anime-db/catalog-bundle</text:p>
          </table:table-cell>
          <table:table-cell table:formula="of:=REPLACE([.B1046]; 1; 29; &quot;&quot;)" office:value-type="string" office:string-value="anime-db/catalog-bundle" calcext:value-type="string">
            <text:p>anime-db/catalog-bundle</text:p>
          </table:table-cell>
        </table:table-row>
        <table:table-row table:style-name="ro1">
          <table:table-cell office:value-type="float" office:value="5157651" calcext:value-type="float">
            <text:p>5157651</text:p>
          </table:table-cell>
          <table:table-cell office:value-type="string" calcext:value-type="string">
            <text:p>https://api.github.com/repos/fooplugins/foogallery</text:p>
          </table:table-cell>
          <table:table-cell table:formula="of:=REPLACE([.B1047]; 1; 29; &quot;&quot;)" office:value-type="string" office:string-value="fooplugins/foogallery" calcext:value-type="string">
            <text:p>fooplugins/foogallery</text:p>
          </table:table-cell>
        </table:table-row>
        <table:table-row table:style-name="ro1">
          <table:table-cell office:value-type="float" office:value="5165023" calcext:value-type="float">
            <text:p>5165023</text:p>
          </table:table-cell>
          <table:table-cell office:value-type="string" calcext:value-type="string">
            <text:p>https://api.github.com/repos/UniversityRadioYork/MyRadio</text:p>
          </table:table-cell>
          <table:table-cell table:formula="of:=REPLACE([.B1048]; 1; 29; &quot;&quot;)" office:value-type="string" office:string-value="UniversityRadioYork/MyRadio" calcext:value-type="string">
            <text:p>UniversityRadioYork/MyRadio</text:p>
          </table:table-cell>
        </table:table-row>
        <table:table-row table:style-name="ro1">
          <table:table-cell office:value-type="float" office:value="5169406" calcext:value-type="float">
            <text:p>5169406</text:p>
          </table:table-cell>
          <table:table-cell office:value-type="string" calcext:value-type="string">
            <text:p>https://api.github.com/repos/pinano/ruleta2</text:p>
          </table:table-cell>
          <table:table-cell table:formula="of:=REPLACE([.B1049]; 1; 29; &quot;&quot;)" office:value-type="string" office:string-value="pinano/ruleta2" calcext:value-type="string">
            <text:p>pinano/ruleta2</text:p>
          </table:table-cell>
        </table:table-row>
        <table:table-row table:style-name="ro1">
          <table:table-cell office:value-type="float" office:value="5190103" calcext:value-type="float">
            <text:p>5190103</text:p>
          </table:table-cell>
          <table:table-cell office:value-type="string" calcext:value-type="string">
            <text:p>https://api.github.com/repos/ufik/WebCMS2</text:p>
          </table:table-cell>
          <table:table-cell table:formula="of:=REPLACE([.B1050]; 1; 29; &quot;&quot;)" office:value-type="string" office:string-value="ufik/WebCMS2" calcext:value-type="string">
            <text:p>ufik/WebCMS2</text:p>
          </table:table-cell>
        </table:table-row>
        <table:table-row table:style-name="ro1">
          <table:table-cell office:value-type="float" office:value="5197341" calcext:value-type="float">
            <text:p>5197341</text:p>
          </table:table-cell>
          <table:table-cell office:value-type="string" calcext:value-type="string">
            <text:p>https://api.github.com/repos/twentyfiveautumn/socialcommerce</text:p>
          </table:table-cell>
          <table:table-cell table:formula="of:=REPLACE([.B1051]; 1; 29; &quot;&quot;)" office:value-type="string" office:string-value="twentyfiveautumn/socialcommerce" calcext:value-type="string">
            <text:p>twentyfiveautumn/socialcommerce</text:p>
          </table:table-cell>
        </table:table-row>
        <table:table-row table:style-name="ro1">
          <table:table-cell office:value-type="float" office:value="5207446" calcext:value-type="float">
            <text:p>5207446</text:p>
          </table:table-cell>
          <table:table-cell office:value-type="string" calcext:value-type="string">
            <text:p>https://api.github.com/repos/akvo/akvo-web</text:p>
          </table:table-cell>
          <table:table-cell table:formula="of:=REPLACE([.B1052]; 1; 29; &quot;&quot;)" office:value-type="string" office:string-value="akvo/akvo-web" calcext:value-type="string">
            <text:p>akvo/akvo-web</text:p>
          </table:table-cell>
        </table:table-row>
        <table:table-row table:style-name="ro1">
          <table:table-cell office:value-type="float" office:value="5214997" calcext:value-type="float">
            <text:p>5214997</text:p>
          </table:table-cell>
          <table:table-cell office:value-type="string" calcext:value-type="string">
            <text:p>https://api.github.com/repos/backdrop/backdrop</text:p>
          </table:table-cell>
          <table:table-cell table:formula="of:=REPLACE([.B1053]; 1; 29; &quot;&quot;)" office:value-type="string" office:string-value="backdrop/backdrop" calcext:value-type="string">
            <text:p>backdrop/backdrop</text:p>
          </table:table-cell>
        </table:table-row>
        <table:table-row table:style-name="ro1">
          <table:table-cell office:value-type="float" office:value="5216839" calcext:value-type="float">
            <text:p>5216839</text:p>
          </table:table-cell>
          <table:table-cell office:value-type="string" calcext:value-type="string">
            <text:p>https://api.github.com/repos/InnovaLangues/self</text:p>
          </table:table-cell>
          <table:table-cell table:formula="of:=REPLACE([.B1054]; 1; 29; &quot;&quot;)" office:value-type="string" office:string-value="InnovaLangues/self" calcext:value-type="string">
            <text:p>InnovaLangues/self</text:p>
          </table:table-cell>
        </table:table-row>
        <table:table-row table:style-name="ro1">
          <table:table-cell office:value-type="float" office:value="5232845" calcext:value-type="float">
            <text:p>5232845</text:p>
          </table:table-cell>
          <table:table-cell office:value-type="string" calcext:value-type="string">
            <text:p>https://api.github.com/repos/iYottt/graduatenew</text:p>
          </table:table-cell>
          <table:table-cell table:formula="of:=REPLACE([.B1055]; 1; 29; &quot;&quot;)" office:value-type="string" office:string-value="iYottt/graduatenew" calcext:value-type="string">
            <text:p>iYottt/graduatenew</text:p>
          </table:table-cell>
        </table:table-row>
        <table:table-row table:style-name="ro1">
          <table:table-cell office:value-type="float" office:value="5238149" calcext:value-type="float">
            <text:p>5238149</text:p>
          </table:table-cell>
          <table:table-cell office:value-type="string" calcext:value-type="string">
            <text:p>https://api.github.com/repos/vuvvn/ecwid-wordpress-plugin</text:p>
          </table:table-cell>
          <table:table-cell table:formula="of:=REPLACE([.B1056]; 1; 29; &quot;&quot;)" office:value-type="string" office:string-value="vuvvn/ecwid-wordpress-plugin" calcext:value-type="string">
            <text:p>vuvvn/ecwid-wordpress-plugin</text:p>
          </table:table-cell>
        </table:table-row>
        <table:table-row table:style-name="ro1">
          <table:table-cell office:value-type="float" office:value="5251692" calcext:value-type="float">
            <text:p>5251692</text:p>
          </table:table-cell>
          <table:table-cell office:value-type="string" calcext:value-type="string">
            <text:p>https://api.github.com/repos/joachimdieterich/curriculum</text:p>
          </table:table-cell>
          <table:table-cell table:formula="of:=REPLACE([.B1057]; 1; 29; &quot;&quot;)" office:value-type="string" office:string-value="joachimdieterich/curriculum" calcext:value-type="string">
            <text:p>joachimdieterich/curriculum</text:p>
          </table:table-cell>
        </table:table-row>
        <table:table-row table:style-name="ro1">
          <table:table-cell office:value-type="float" office:value="5253685" calcext:value-type="float">
            <text:p>5253685</text:p>
          </table:table-cell>
          <table:table-cell office:value-type="string" calcext:value-type="string">
            <text:p>https://api.github.com/repos/IlchCMS/Ilch-2.0</text:p>
          </table:table-cell>
          <table:table-cell table:formula="of:=REPLACE([.B1058]; 1; 29; &quot;&quot;)" office:value-type="string" office:string-value="IlchCMS/Ilch-2.0" calcext:value-type="string">
            <text:p>IlchCMS/Ilch-2.0</text:p>
          </table:table-cell>
        </table:table-row>
        <table:table-row table:style-name="ro1">
          <table:table-cell office:value-type="float" office:value="5257704" calcext:value-type="float">
            <text:p>5257704</text:p>
          </table:table-cell>
          <table:table-cell office:value-type="string" calcext:value-type="string">
            <text:p>https://api.github.com/repos/ET-NiK/GameAP</text:p>
          </table:table-cell>
          <table:table-cell table:formula="of:=REPLACE([.B1059]; 1; 29; &quot;&quot;)" office:value-type="string" office:string-value="ET-NiK/GameAP" calcext:value-type="string">
            <text:p>ET-NiK/GameAP</text:p>
          </table:table-cell>
        </table:table-row>
        <table:table-row table:style-name="ro1">
          <table:table-cell office:value-type="float" office:value="5289831" calcext:value-type="float">
            <text:p>5289831</text:p>
          </table:table-cell>
          <table:table-cell office:value-type="string" calcext:value-type="string">
            <text:p>https://api.github.com/repos/AppStateESS/InternshipInventory</text:p>
          </table:table-cell>
          <table:table-cell table:formula="of:=REPLACE([.B1060]; 1; 29; &quot;&quot;)" office:value-type="string" office:string-value="AppStateESS/InternshipInventory" calcext:value-type="string">
            <text:p>AppStateESS/InternshipInventory</text:p>
          </table:table-cell>
        </table:table-row>
        <table:table-row table:style-name="ro1">
          <table:table-cell office:value-type="float" office:value="5290362" calcext:value-type="float">
            <text:p>5290362</text:p>
          </table:table-cell>
          <table:table-cell office:value-type="string" calcext:value-type="string">
            <text:p>https://api.github.com/repos/uaoleg/icpc.org.ua</text:p>
          </table:table-cell>
          <table:table-cell table:formula="of:=REPLACE([.B1061]; 1; 29; &quot;&quot;)" office:value-type="string" office:string-value="uaoleg/icpc.org.ua" calcext:value-type="string">
            <text:p>uaoleg/icpc.org.ua</text:p>
          </table:table-cell>
        </table:table-row>
        <table:table-row table:style-name="ro1">
          <table:table-cell office:value-type="float" office:value="5292348" calcext:value-type="float">
            <text:p>5292348</text:p>
          </table:table-cell>
          <table:table-cell office:value-type="string" calcext:value-type="string">
            <text:p>https://api.github.com/repos/Innoto/cogumelo</text:p>
          </table:table-cell>
          <table:table-cell table:formula="of:=REPLACE([.B1062]; 1; 29; &quot;&quot;)" office:value-type="string" office:string-value="Innoto/cogumelo" calcext:value-type="string">
            <text:p>Innoto/cogumelo</text:p>
          </table:table-cell>
        </table:table-row>
        <table:table-row table:style-name="ro1">
          <table:table-cell office:value-type="float" office:value="5320754" calcext:value-type="float">
            <text:p>5320754</text:p>
          </table:table-cell>
          <table:table-cell office:value-type="string" calcext:value-type="string">
            <text:p>https://api.github.com/repos/spokanelibrary/org</text:p>
          </table:table-cell>
          <table:table-cell table:formula="of:=REPLACE([.B1063]; 1; 29; &quot;&quot;)" office:value-type="string" office:string-value="spokanelibrary/org" calcext:value-type="string">
            <text:p>spokanelibrary/org</text:p>
          </table:table-cell>
        </table:table-row>
        <table:table-row table:style-name="ro1">
          <table:table-cell office:value-type="float" office:value="5326486" calcext:value-type="float">
            <text:p>5326486</text:p>
          </table:table-cell>
          <table:table-cell office:value-type="string" calcext:value-type="string">
            <text:p>https://api.github.com/repos/reduxframework/redux-framework</text:p>
          </table:table-cell>
          <table:table-cell table:formula="of:=REPLACE([.B1064]; 1; 29; &quot;&quot;)" office:value-type="string" office:string-value="reduxframework/redux-framework" calcext:value-type="string">
            <text:p>reduxframework/redux-framework</text:p>
          </table:table-cell>
        </table:table-row>
        <table:table-row table:style-name="ro1">
          <table:table-cell office:value-type="float" office:value="5329509" calcext:value-type="float">
            <text:p>5329509</text:p>
          </table:table-cell>
          <table:table-cell office:value-type="string" calcext:value-type="string">
            <text:p>https://api.github.com/repos/marcusboon/vim</text:p>
          </table:table-cell>
          <table:table-cell table:formula="of:=REPLACE([.B1065]; 1; 29; &quot;&quot;)" office:value-type="string" office:string-value="marcusboon/vim" calcext:value-type="string">
            <text:p>marcusboon/vim</text:p>
          </table:table-cell>
        </table:table-row>
        <table:table-row table:style-name="ro1">
          <table:table-cell office:value-type="float" office:value="5332975" calcext:value-type="float">
            <text:p>5332975</text:p>
          </table:table-cell>
          <table:table-cell office:value-type="string" calcext:value-type="string">
            <text:p>https://api.github.com/repos/UKMNorge/UKMapi</text:p>
          </table:table-cell>
          <table:table-cell table:formula="of:=REPLACE([.B1066]; 1; 29; &quot;&quot;)" office:value-type="string" office:string-value="UKMNorge/UKMapi" calcext:value-type="string">
            <text:p>UKMNorge/UKMapi</text:p>
          </table:table-cell>
        </table:table-row>
        <table:table-row table:style-name="ro1">
          <table:table-cell office:value-type="float" office:value="5338542" calcext:value-type="float">
            <text:p>5338542</text:p>
          </table:table-cell>
          <table:table-cell office:value-type="string" calcext:value-type="string">
            <text:p>https://api.github.com/repos/clef/clef-wordpress</text:p>
          </table:table-cell>
          <table:table-cell table:formula="of:=REPLACE([.B1067]; 1; 29; &quot;&quot;)" office:value-type="string" office:string-value="clef/clef-wordpress" calcext:value-type="string">
            <text:p>clef/clef-wordpress</text:p>
          </table:table-cell>
        </table:table-row>
        <table:table-row table:style-name="ro1">
          <table:table-cell office:value-type="float" office:value="5342792" calcext:value-type="float">
            <text:p>5342792</text:p>
          </table:table-cell>
          <table:table-cell office:value-type="string" calcext:value-type="string">
            <text:p>https://api.github.com/repos/cakephp/app</text:p>
          </table:table-cell>
          <table:table-cell table:formula="of:=REPLACE([.B1068]; 1; 29; &quot;&quot;)" office:value-type="string" office:string-value="cakephp/app" calcext:value-type="string">
            <text:p>cakephp/app</text:p>
          </table:table-cell>
        </table:table-row>
        <table:table-row table:style-name="ro1">
          <table:table-cell office:value-type="float" office:value="5359191" calcext:value-type="float">
            <text:p>5359191</text:p>
          </table:table-cell>
          <table:table-cell office:value-type="string" calcext:value-type="string">
            <text:p>https://api.github.com/repos/69GIAP/69GIAPBosWar</text:p>
          </table:table-cell>
          <table:table-cell table:formula="of:=REPLACE([.B1069]; 1; 29; &quot;&quot;)" office:value-type="string" office:string-value="69GIAP/69GIAPBosWar" calcext:value-type="string">
            <text:p>69GIAP/69GIAPBosWar</text:p>
          </table:table-cell>
        </table:table-row>
        <table:table-row table:style-name="ro1">
          <table:table-cell office:value-type="float" office:value="5360811" calcext:value-type="float">
            <text:p>5360811</text:p>
          </table:table-cell>
          <table:table-cell office:value-type="string" calcext:value-type="string">
            <text:p>https://api.github.com/repos/letsdrink/ouzo</text:p>
          </table:table-cell>
          <table:table-cell table:formula="of:=REPLACE([.B1070]; 1; 29; &quot;&quot;)" office:value-type="string" office:string-value="letsdrink/ouzo" calcext:value-type="string">
            <text:p>letsdrink/ouzo</text:p>
          </table:table-cell>
        </table:table-row>
        <table:table-row table:style-name="ro1">
          <table:table-cell office:value-type="float" office:value="5362906" calcext:value-type="float">
            <text:p>5362906</text:p>
          </table:table-cell>
          <table:table-cell office:value-type="string" calcext:value-type="string">
            <text:p>https://api.github.com/repos/revive-adserver/revive-adserver</text:p>
          </table:table-cell>
          <table:table-cell table:formula="of:=REPLACE([.B1071]; 1; 29; &quot;&quot;)" office:value-type="string" office:string-value="revive-adserver/revive-adserver" calcext:value-type="string">
            <text:p>revive-adserver/revive-adserver</text:p>
          </table:table-cell>
        </table:table-row>
        <table:table-row table:style-name="ro1">
          <table:table-cell office:value-type="float" office:value="5367763" calcext:value-type="float">
            <text:p>5367763</text:p>
          </table:table-cell>
          <table:table-cell office:value-type="string" calcext:value-type="string">
            <text:p>https://api.github.com/repos/pradosoft/prado</text:p>
          </table:table-cell>
          <table:table-cell table:formula="of:=REPLACE([.B1072]; 1; 29; &quot;&quot;)" office:value-type="string" office:string-value="pradosoft/prado" calcext:value-type="string">
            <text:p>pradosoft/prado</text:p>
          </table:table-cell>
        </table:table-row>
        <table:table-row table:style-name="ro1">
          <table:table-cell office:value-type="float" office:value="5380005" calcext:value-type="float">
            <text:p>5380005</text:p>
          </table:table-cell>
          <table:table-cell office:value-type="string" calcext:value-type="string">
            <text:p>https://api.github.com/repos/EasyLovine/ZencTbi</text:p>
          </table:table-cell>
          <table:table-cell table:formula="of:=REPLACE([.B1073]; 1; 29; &quot;&quot;)" office:value-type="string" office:string-value="EasyLovine/ZencTbi" calcext:value-type="string">
            <text:p>EasyLovine/ZencTbi</text:p>
          </table:table-cell>
        </table:table-row>
        <table:table-row table:style-name="ro1">
          <table:table-cell office:value-type="float" office:value="5381700" calcext:value-type="float">
            <text:p>5381700</text:p>
          </table:table-cell>
          <table:table-cell office:value-type="string" calcext:value-type="string">
            <text:p>https://api.github.com/repos/vhinrich/vhinandrich2</text:p>
          </table:table-cell>
          <table:table-cell table:formula="of:=REPLACE([.B1074]; 1; 29; &quot;&quot;)" office:value-type="string" office:string-value="vhinrich/vhinandrich2" calcext:value-type="string">
            <text:p>vhinrich/vhinandrich2</text:p>
          </table:table-cell>
        </table:table-row>
        <table:table-row table:style-name="ro1">
          <table:table-cell office:value-type="float" office:value="5390278" calcext:value-type="float">
            <text:p>5390278</text:p>
          </table:table-cell>
          <table:table-cell office:value-type="string" calcext:value-type="string">
            <text:p>https://api.github.com/repos/zzcbyl/QaBaseThinkSns</text:p>
          </table:table-cell>
          <table:table-cell table:formula="of:=REPLACE([.B1075]; 1; 29; &quot;&quot;)" office:value-type="string" office:string-value="zzcbyl/QaBaseThinkSns" calcext:value-type="string">
            <text:p>zzcbyl/QaBaseThinkSns</text:p>
          </table:table-cell>
        </table:table-row>
        <table:table-row table:style-name="ro1">
          <table:table-cell office:value-type="float" office:value="5390500" calcext:value-type="float">
            <text:p>5390500</text:p>
          </table:table-cell>
          <table:table-cell office:value-type="string" calcext:value-type="string">
            <text:p>https://api.github.com/repos/RexDude/seo42</text:p>
          </table:table-cell>
          <table:table-cell table:formula="of:=REPLACE([.B1076]; 1; 29; &quot;&quot;)" office:value-type="string" office:string-value="RexDude/seo42" calcext:value-type="string">
            <text:p>RexDude/seo42</text:p>
          </table:table-cell>
        </table:table-row>
        <table:table-row table:style-name="ro1">
          <table:table-cell office:value-type="float" office:value="5415502" calcext:value-type="float">
            <text:p>5415502</text:p>
          </table:table-cell>
          <table:table-cell office:value-type="string" calcext:value-type="string">
            <text:p>https://api.github.com/repos/jegelstaff/formulize</text:p>
          </table:table-cell>
          <table:table-cell table:formula="of:=REPLACE([.B1077]; 1; 29; &quot;&quot;)" office:value-type="string" office:string-value="jegelstaff/formulize" calcext:value-type="string">
            <text:p>jegelstaff/formulize</text:p>
          </table:table-cell>
        </table:table-row>
        <table:table-row table:style-name="ro1">
          <table:table-cell office:value-type="float" office:value="5421637" calcext:value-type="float">
            <text:p>5421637</text:p>
          </table:table-cell>
          <table:table-cell office:value-type="string" calcext:value-type="string">
            <text:p>https://api.github.com/repos/raamdev/independent-publisher</text:p>
          </table:table-cell>
          <table:table-cell table:formula="of:=REPLACE([.B1078]; 1; 29; &quot;&quot;)" office:value-type="string" office:string-value="raamdev/independent-publisher" calcext:value-type="string">
            <text:p>raamdev/independent-publisher</text:p>
          </table:table-cell>
        </table:table-row>
        <table:table-row table:style-name="ro1">
          <table:table-cell office:value-type="float" office:value="5429494" calcext:value-type="float">
            <text:p>5429494</text:p>
          </table:table-cell>
          <table:table-cell office:value-type="string" calcext:value-type="string">
            <text:p>https://api.github.com/repos/tuminoid/kisakone</text:p>
          </table:table-cell>
          <table:table-cell table:formula="of:=REPLACE([.B1079]; 1; 29; &quot;&quot;)" office:value-type="string" office:string-value="tuminoid/kisakone" calcext:value-type="string">
            <text:p>tuminoid/kisakone</text:p>
          </table:table-cell>
        </table:table-row>
        <table:table-row table:style-name="ro1">
          <table:table-cell office:value-type="float" office:value="5434438" calcext:value-type="float">
            <text:p>5434438</text:p>
          </table:table-cell>
          <table:table-cell office:value-type="string" calcext:value-type="string">
            <text:p>https://api.github.com/repos/pagarme/pagarme-php</text:p>
          </table:table-cell>
          <table:table-cell table:formula="of:=REPLACE([.B1080]; 1; 29; &quot;&quot;)" office:value-type="string" office:string-value="pagarme/pagarme-php" calcext:value-type="string">
            <text:p>pagarme/pagarme-php</text:p>
          </table:table-cell>
        </table:table-row>
        <table:table-row table:style-name="ro1">
          <table:table-cell office:value-type="float" office:value="5434686" calcext:value-type="float">
            <text:p>5434686</text:p>
          </table:table-cell>
          <table:table-cell office:value-type="string" calcext:value-type="string">
            <text:p>https://api.github.com/repos/gregorybesson/PlaygroundGame</text:p>
          </table:table-cell>
          <table:table-cell table:formula="of:=REPLACE([.B1081]; 1; 29; &quot;&quot;)" office:value-type="string" office:string-value="gregorybesson/PlaygroundGame" calcext:value-type="string">
            <text:p>gregorybesson/PlaygroundGame</text:p>
          </table:table-cell>
        </table:table-row>
        <table:table-row table:style-name="ro1">
          <table:table-cell office:value-type="float" office:value="5435302" calcext:value-type="float">
            <text:p>5435302</text:p>
          </table:table-cell>
          <table:table-cell office:value-type="string" calcext:value-type="string">
            <text:p>https://api.github.com/repos/ghieghiemon/etesdajob</text:p>
          </table:table-cell>
          <table:table-cell table:formula="of:=REPLACE([.B1082]; 1; 29; &quot;&quot;)" office:value-type="string" office:string-value="ghieghiemon/etesdajob" calcext:value-type="string">
            <text:p>ghieghiemon/etesdajob</text:p>
          </table:table-cell>
        </table:table-row>
        <table:table-row table:style-name="ro1">
          <table:table-cell office:value-type="float" office:value="5439527" calcext:value-type="float">
            <text:p>5439527</text:p>
          </table:table-cell>
          <table:table-cell office:value-type="string" calcext:value-type="string">
            <text:p>https://api.github.com/repos/devpanel/serverlink</text:p>
          </table:table-cell>
          <table:table-cell table:formula="of:=REPLACE([.B1083]; 1; 29; &quot;&quot;)" office:value-type="string" office:string-value="devpanel/serverlink" calcext:value-type="string">
            <text:p>devpanel/serverlink</text:p>
          </table:table-cell>
        </table:table-row>
        <table:table-row table:style-name="ro1">
          <table:table-cell office:value-type="float" office:value="5444866" calcext:value-type="float">
            <text:p>5444866</text:p>
          </table:table-cell>
          <table:table-cell office:value-type="string" calcext:value-type="string">
            <text:p>https://api.github.com/repos/cornernote/yii-dressing</text:p>
          </table:table-cell>
          <table:table-cell table:formula="of:=REPLACE([.B1084]; 1; 29; &quot;&quot;)" office:value-type="string" office:string-value="cornernote/yii-dressing" calcext:value-type="string">
            <text:p>cornernote/yii-dressing</text:p>
          </table:table-cell>
        </table:table-row>
        <table:table-row table:style-name="ro1">
          <table:table-cell office:value-type="float" office:value="5455827" calcext:value-type="float">
            <text:p>5455827</text:p>
          </table:table-cell>
          <table:table-cell office:value-type="string" calcext:value-type="string">
            <text:p>https://api.github.com/repos/salesagility/SuiteCRM</text:p>
          </table:table-cell>
          <table:table-cell table:formula="of:=REPLACE([.B1085]; 1; 29; &quot;&quot;)" office:value-type="string" office:string-value="salesagility/SuiteCRM" calcext:value-type="string">
            <text:p>salesagility/SuiteCRM</text:p>
          </table:table-cell>
        </table:table-row>
        <table:table-row table:style-name="ro1">
          <table:table-cell office:value-type="float" office:value="5457791" calcext:value-type="float">
            <text:p>5457791</text:p>
          </table:table-cell>
          <table:table-cell office:value-type="string" calcext:value-type="string">
            <text:p>https://api.github.com/repos/RainLoop/rainloop-webmail</text:p>
          </table:table-cell>
          <table:table-cell table:formula="of:=REPLACE([.B1086]; 1; 29; &quot;&quot;)" office:value-type="string" office:string-value="RainLoop/rainloop-webmail" calcext:value-type="string">
            <text:p>RainLoop/rainloop-webmail</text:p>
          </table:table-cell>
        </table:table-row>
        <table:table-row table:style-name="ro1">
          <table:table-cell office:value-type="float" office:value="5462340" calcext:value-type="float">
            <text:p>5462340</text:p>
          </table:table-cell>
          <table:table-cell office:value-type="string" calcext:value-type="string">
            <text:p>https://api.github.com/repos/elastic/elasticsearch-php</text:p>
          </table:table-cell>
          <table:table-cell table:formula="of:=REPLACE([.B1087]; 1; 29; &quot;&quot;)" office:value-type="string" office:string-value="elastic/elasticsearch-php" calcext:value-type="string">
            <text:p>elastic/elasticsearch-php</text:p>
          </table:table-cell>
        </table:table-row>
        <table:table-row table:style-name="ro1">
          <table:table-cell office:value-type="float" office:value="5470171" calcext:value-type="float">
            <text:p>5470171</text:p>
          </table:table-cell>
          <table:table-cell office:value-type="string" calcext:value-type="string">
            <text:p>https://api.github.com/repos/findingmarbles/Retromat</text:p>
          </table:table-cell>
          <table:table-cell table:formula="of:=REPLACE([.B1088]; 1; 29; &quot;&quot;)" office:value-type="string" office:string-value="findingmarbles/Retromat" calcext:value-type="string">
            <text:p>findingmarbles/Retromat</text:p>
          </table:table-cell>
        </table:table-row>
        <table:table-row table:style-name="ro1">
          <table:table-cell office:value-type="float" office:value="5471016" calcext:value-type="float">
            <text:p>5471016</text:p>
          </table:table-cell>
          <table:table-cell office:value-type="string" calcext:value-type="string">
            <text:p>https://api.github.com/repos/symfony/security-http</text:p>
          </table:table-cell>
          <table:table-cell table:formula="of:=REPLACE([.B1089]; 1; 29; &quot;&quot;)" office:value-type="string" office:string-value="symfony/security-http" calcext:value-type="string">
            <text:p>symfony/security-http</text:p>
          </table:table-cell>
        </table:table-row>
        <table:table-row table:style-name="ro1">
          <table:table-cell office:value-type="float" office:value="5472270" calcext:value-type="float">
            <text:p>5472270</text:p>
          </table:table-cell>
          <table:table-cell office:value-type="string" calcext:value-type="string">
            <text:p>https://api.github.com/repos/johnpbloch/wordpress</text:p>
          </table:table-cell>
          <table:table-cell table:formula="of:=REPLACE([.B1090]; 1; 29; &quot;&quot;)" office:value-type="string" office:string-value="johnpbloch/wordpress" calcext:value-type="string">
            <text:p>johnpbloch/wordpress</text:p>
          </table:table-cell>
        </table:table-row>
        <table:table-row table:style-name="ro1">
          <table:table-cell office:value-type="float" office:value="5478593" calcext:value-type="float">
            <text:p>5478593</text:p>
          </table:table-cell>
          <table:table-cell office:value-type="string" calcext:value-type="string">
            <text:p>https://api.github.com/repos/jaffle-be/mantelzorg</text:p>
          </table:table-cell>
          <table:table-cell table:formula="of:=REPLACE([.B1091]; 1; 29; &quot;&quot;)" office:value-type="string" office:string-value="jaffle-be/mantelzorg" calcext:value-type="string">
            <text:p>jaffle-be/mantelzorg</text:p>
          </table:table-cell>
        </table:table-row>
        <table:table-row table:style-name="ro1">
          <table:table-cell office:value-type="float" office:value="5493322" calcext:value-type="float">
            <text:p>5493322</text:p>
          </table:table-cell>
          <table:table-cell office:value-type="string" calcext:value-type="string">
            <text:p>https://api.github.com/repos/kriskd/vintagewatches</text:p>
          </table:table-cell>
          <table:table-cell table:formula="of:=REPLACE([.B1092]; 1; 29; &quot;&quot;)" office:value-type="string" office:string-value="kriskd/vintagewatches" calcext:value-type="string">
            <text:p>kriskd/vintagewatches</text:p>
          </table:table-cell>
        </table:table-row>
        <table:table-row table:style-name="ro1">
          <table:table-cell office:value-type="float" office:value="5494681" calcext:value-type="float">
            <text:p>5494681</text:p>
          </table:table-cell>
          <table:table-cell office:value-type="string" calcext:value-type="string">
            <text:p>https://api.github.com/repos/dougwollison/nlingual</text:p>
          </table:table-cell>
          <table:table-cell table:formula="of:=REPLACE([.B1093]; 1; 29; &quot;&quot;)" office:value-type="string" office:string-value="dougwollison/nlingual" calcext:value-type="string">
            <text:p>dougwollison/nlingual</text:p>
          </table:table-cell>
        </table:table-row>
        <table:table-row table:style-name="ro1">
          <table:table-cell office:value-type="float" office:value="5517990" calcext:value-type="float">
            <text:p>5517990</text:p>
          </table:table-cell>
          <table:table-cell office:value-type="string" calcext:value-type="string">
            <text:p>https://api.github.com/repos/phpgt/webengine</text:p>
          </table:table-cell>
          <table:table-cell table:formula="of:=REPLACE([.B1094]; 1; 29; &quot;&quot;)" office:value-type="string" office:string-value="phpgt/webengine" calcext:value-type="string">
            <text:p>phpgt/webengine</text:p>
          </table:table-cell>
        </table:table-row>
        <table:table-row table:style-name="ro1">
          <table:table-cell office:value-type="float" office:value="5530257" calcext:value-type="float">
            <text:p>5530257</text:p>
          </table:table-cell>
          <table:table-cell office:value-type="string" calcext:value-type="string">
            <text:p>https://api.github.com/repos/pachocho84/CM2</text:p>
          </table:table-cell>
          <table:table-cell table:formula="of:=REPLACE([.B1095]; 1; 29; &quot;&quot;)" office:value-type="string" office:string-value="pachocho84/CM2" calcext:value-type="string">
            <text:p>pachocho84/CM2</text:p>
          </table:table-cell>
        </table:table-row>
        <table:table-row table:style-name="ro1">
          <table:table-cell office:value-type="float" office:value="5538351" calcext:value-type="float">
            <text:p>5538351</text:p>
          </table:table-cell>
          <table:table-cell office:value-type="string" calcext:value-type="string">
            <text:p>https://api.github.com/repos/kylegilman/video-embed-thumbnail-generator</text:p>
          </table:table-cell>
          <table:table-cell table:formula="of:=REPLACE([.B1096]; 1; 29; &quot;&quot;)" office:value-type="string" office:string-value="kylegilman/video-embed-thumbnail-generator" calcext:value-type="string">
            <text:p>kylegilman/video-embed-thumbnail-generator</text:p>
          </table:table-cell>
        </table:table-row>
        <table:table-row table:style-name="ro1">
          <table:table-cell office:value-type="float" office:value="5553762" calcext:value-type="float">
            <text:p>5553762</text:p>
          </table:table-cell>
          <table:table-cell office:value-type="string" calcext:value-type="string">
            <text:p>https://api.github.com/repos/owncloud/chat</text:p>
          </table:table-cell>
          <table:table-cell table:formula="of:=REPLACE([.B1097]; 1; 29; &quot;&quot;)" office:value-type="string" office:string-value="owncloud/chat" calcext:value-type="string">
            <text:p>owncloud/chat</text:p>
          </table:table-cell>
        </table:table-row>
        <table:table-row table:style-name="ro1">
          <table:table-cell office:value-type="float" office:value="5566586" calcext:value-type="float">
            <text:p>5566586</text:p>
          </table:table-cell>
          <table:table-cell office:value-type="string" calcext:value-type="string">
            <text:p>https://api.github.com/repos/owncloud/mozilla_sync</text:p>
          </table:table-cell>
          <table:table-cell table:formula="of:=REPLACE([.B1098]; 1; 29; &quot;&quot;)" office:value-type="string" office:string-value="owncloud/mozilla_sync" calcext:value-type="string">
            <text:p>owncloud/mozilla_sync</text:p>
          </table:table-cell>
        </table:table-row>
        <table:table-row table:style-name="ro1">
          <table:table-cell office:value-type="float" office:value="5568020" calcext:value-type="float">
            <text:p>5568020</text:p>
          </table:table-cell>
          <table:table-cell office:value-type="string" calcext:value-type="string">
            <text:p>https://api.github.com/repos/justinpocta/nomadic</text:p>
          </table:table-cell>
          <table:table-cell table:formula="of:=REPLACE([.B1099]; 1; 29; &quot;&quot;)" office:value-type="string" office:string-value="justinpocta/nomadic" calcext:value-type="string">
            <text:p>justinpocta/nomadic</text:p>
          </table:table-cell>
        </table:table-row>
        <table:table-row table:style-name="ro1">
          <table:table-cell office:value-type="float" office:value="5569277" calcext:value-type="float">
            <text:p>5569277</text:p>
          </table:table-cell>
          <table:table-cell office:value-type="string" calcext:value-type="string">
            <text:p>https://api.github.com/repos/ronsuez/serv-comunitario-ucab</text:p>
          </table:table-cell>
          <table:table-cell table:formula="of:=REPLACE([.B1100]; 1; 29; &quot;&quot;)" office:value-type="string" office:string-value="ronsuez/serv-comunitario-ucab" calcext:value-type="string">
            <text:p>ronsuez/serv-comunitario-ucab</text:p>
          </table:table-cell>
        </table:table-row>
        <table:table-row table:style-name="ro1">
          <table:table-cell office:value-type="float" office:value="5576767" calcext:value-type="float">
            <text:p>5576767</text:p>
          </table:table-cell>
          <table:table-cell office:value-type="string" calcext:value-type="string">
            <text:p>https://api.github.com/repos/uqlibrary/fez</text:p>
          </table:table-cell>
          <table:table-cell table:formula="of:=REPLACE([.B1101]; 1; 29; &quot;&quot;)" office:value-type="string" office:string-value="uqlibrary/fez" calcext:value-type="string">
            <text:p>uqlibrary/fez</text:p>
          </table:table-cell>
        </table:table-row>
        <table:table-row table:style-name="ro1">
          <table:table-cell office:value-type="float" office:value="5601599" calcext:value-type="float">
            <text:p>5601599</text:p>
          </table:table-cell>
          <table:table-cell office:value-type="string" calcext:value-type="string">
            <text:p>https://api.github.com/repos/danielmall/danielmallcom</text:p>
          </table:table-cell>
          <table:table-cell table:formula="of:=REPLACE([.B1102]; 1; 29; &quot;&quot;)" office:value-type="string" office:string-value="danielmall/danielmallcom" calcext:value-type="string">
            <text:p>danielmall/danielmallcom</text:p>
          </table:table-cell>
        </table:table-row>
        <table:table-row table:style-name="ro1">
          <table:table-cell office:value-type="float" office:value="5608442" calcext:value-type="float">
            <text:p>5608442</text:p>
          </table:table-cell>
          <table:table-cell office:value-type="string" calcext:value-type="string">
            <text:p>https://api.github.com/repos/PeaceGeeksSociety/amani</text:p>
          </table:table-cell>
          <table:table-cell table:formula="of:=REPLACE([.B1103]; 1; 29; &quot;&quot;)" office:value-type="string" office:string-value="PeaceGeeksSociety/amani" calcext:value-type="string">
            <text:p>PeaceGeeksSociety/amani</text:p>
          </table:table-cell>
        </table:table-row>
        <table:table-row table:style-name="ro1">
          <table:table-cell office:value-type="float" office:value="5612230" calcext:value-type="float">
            <text:p>5612230</text:p>
          </table:table-cell>
          <table:table-cell office:value-type="string" calcext:value-type="string">
            <text:p>https://api.github.com/repos/zfcampus/zf-apigility-admin</text:p>
          </table:table-cell>
          <table:table-cell table:formula="of:=REPLACE([.B1104]; 1; 29; &quot;&quot;)" office:value-type="string" office:string-value="zfcampus/zf-apigility-admin" calcext:value-type="string">
            <text:p>zfcampus/zf-apigility-admin</text:p>
          </table:table-cell>
        </table:table-row>
        <table:table-row table:style-name="ro1">
          <table:table-cell office:value-type="float" office:value="5613167" calcext:value-type="float">
            <text:p>5613167</text:p>
          </table:table-cell>
          <table:table-cell office:value-type="string" calcext:value-type="string">
            <text:p>https://api.github.com/repos/xonotic/xonotic-data.pk3dir</text:p>
          </table:table-cell>
          <table:table-cell table:formula="of:=REPLACE([.B1105]; 1; 29; &quot;&quot;)" office:value-type="string" office:string-value="xonotic/xonotic-data.pk3dir" calcext:value-type="string">
            <text:p>xonotic/xonotic-data.pk3dir</text:p>
          </table:table-cell>
        </table:table-row>
        <table:table-row table:style-name="ro1">
          <table:table-cell office:value-type="float" office:value="5635754" calcext:value-type="float">
            <text:p>5635754</text:p>
          </table:table-cell>
          <table:table-cell office:value-type="string" calcext:value-type="string">
            <text:p>https://api.github.com/repos/libgraviton/graviton</text:p>
          </table:table-cell>
          <table:table-cell table:formula="of:=REPLACE([.B1106]; 1; 29; &quot;&quot;)" office:value-type="string" office:string-value="libgraviton/graviton" calcext:value-type="string">
            <text:p>libgraviton/graviton</text:p>
          </table:table-cell>
        </table:table-row>
        <table:table-row table:style-name="ro1">
          <table:table-cell office:value-type="float" office:value="5639914" calcext:value-type="float">
            <text:p>5639914</text:p>
          </table:table-cell>
          <table:table-cell office:value-type="string" calcext:value-type="string">
            <text:p>https://api.github.com/repos/ZDroid/hackwork</text:p>
          </table:table-cell>
          <table:table-cell table:formula="of:=REPLACE([.B1107]; 1; 29; &quot;&quot;)" office:value-type="string" office:string-value="ZDroid/hackwork" calcext:value-type="string">
            <text:p>ZDroid/hackwork</text:p>
          </table:table-cell>
        </table:table-row>
        <table:table-row table:style-name="ro1">
          <table:table-cell office:value-type="float" office:value="5639954" calcext:value-type="float">
            <text:p>5639954</text:p>
          </table:table-cell>
          <table:table-cell office:value-type="string" calcext:value-type="string">
            <text:p>https://api.github.com/repos/ColSisInt/colcom</text:p>
          </table:table-cell>
          <table:table-cell table:formula="of:=REPLACE([.B1108]; 1; 29; &quot;&quot;)" office:value-type="string" office:string-value="ColSisInt/colcom" calcext:value-type="string">
            <text:p>ColSisInt/colcom</text:p>
          </table:table-cell>
        </table:table-row>
        <table:table-row table:style-name="ro1">
          <table:table-cell office:value-type="float" office:value="5642283" calcext:value-type="float">
            <text:p>5642283</text:p>
          </table:table-cell>
          <table:table-cell office:value-type="string" calcext:value-type="string">
            <text:p>https://api.github.com/repos/munkireport/munkireport-php</text:p>
          </table:table-cell>
          <table:table-cell table:formula="of:=REPLACE([.B1109]; 1; 29; &quot;&quot;)" office:value-type="string" office:string-value="munkireport/munkireport-php" calcext:value-type="string">
            <text:p>munkireport/munkireport-php</text:p>
          </table:table-cell>
        </table:table-row>
        <table:table-row table:style-name="ro1">
          <table:table-cell office:value-type="float" office:value="5646641" calcext:value-type="float">
            <text:p>5646641</text:p>
          </table:table-cell>
          <table:table-cell office:value-type="string" calcext:value-type="string">
            <text:p>https://api.github.com/repos/fago/rules</text:p>
          </table:table-cell>
          <table:table-cell table:formula="of:=REPLACE([.B1110]; 1; 29; &quot;&quot;)" office:value-type="string" office:string-value="fago/rules" calcext:value-type="string">
            <text:p>fago/rules</text:p>
          </table:table-cell>
        </table:table-row>
        <table:table-row table:style-name="ro1">
          <table:table-cell office:value-type="float" office:value="5647540" calcext:value-type="float">
            <text:p>5647540</text:p>
          </table:table-cell>
          <table:table-cell office:value-type="string" calcext:value-type="string">
            <text:p>https://api.github.com/repos/colonB/Mixer</text:p>
          </table:table-cell>
          <table:table-cell table:formula="of:=REPLACE([.B1111]; 1; 29; &quot;&quot;)" office:value-type="string" office:string-value="colonB/Mixer" calcext:value-type="string">
            <text:p>colonB/Mixer</text:p>
          </table:table-cell>
        </table:table-row>
        <table:table-row table:style-name="ro1">
          <table:table-cell office:value-type="float" office:value="5656194" calcext:value-type="float">
            <text:p>5656194</text:p>
          </table:table-cell>
          <table:table-cell office:value-type="string" calcext:value-type="string">
            <text:p>https://api.github.com/repos/antwebes/ChateaClientBundle</text:p>
          </table:table-cell>
          <table:table-cell table:formula="of:=REPLACE([.B1112]; 1; 29; &quot;&quot;)" office:value-type="string" office:string-value="antwebes/ChateaClientBundle" calcext:value-type="string">
            <text:p>antwebes/ChateaClientBundle</text:p>
          </table:table-cell>
        </table:table-row>
        <table:table-row table:style-name="ro1">
          <table:table-cell office:value-type="float" office:value="5657717" calcext:value-type="float">
            <text:p>5657717</text:p>
          </table:table-cell>
          <table:table-cell office:value-type="string" calcext:value-type="string">
            <text:p>https://api.github.com/repos/Facyla/esope</text:p>
          </table:table-cell>
          <table:table-cell table:formula="of:=REPLACE([.B1113]; 1; 29; &quot;&quot;)" office:value-type="string" office:string-value="Facyla/esope" calcext:value-type="string">
            <text:p>Facyla/esope</text:p>
          </table:table-cell>
        </table:table-row>
        <table:table-row table:style-name="ro1">
          <table:table-cell office:value-type="float" office:value="5665397" calcext:value-type="float">
            <text:p>5665397</text:p>
          </table:table-cell>
          <table:table-cell office:value-type="string" calcext:value-type="string">
            <text:p>https://api.github.com/repos/uicestone/APACPortal</text:p>
          </table:table-cell>
          <table:table-cell table:formula="of:=REPLACE([.B1114]; 1; 29; &quot;&quot;)" office:value-type="string" office:string-value="uicestone/APACPortal" calcext:value-type="string">
            <text:p>uicestone/APACPortal</text:p>
          </table:table-cell>
        </table:table-row>
        <table:table-row table:style-name="ro1">
          <table:table-cell office:value-type="float" office:value="5676393" calcext:value-type="float">
            <text:p>5676393</text:p>
          </table:table-cell>
          <table:table-cell office:value-type="string" calcext:value-type="string">
            <text:p>https://api.github.com/repos/l7263626/ugreenshop</text:p>
          </table:table-cell>
          <table:table-cell table:formula="of:=REPLACE([.B1115]; 1; 29; &quot;&quot;)" office:value-type="string" office:string-value="l7263626/ugreenshop" calcext:value-type="string">
            <text:p>l7263626/ugreenshop</text:p>
          </table:table-cell>
        </table:table-row>
        <table:table-row table:style-name="ro1">
          <table:table-cell office:value-type="float" office:value="5692823" calcext:value-type="float">
            <text:p>5692823</text:p>
          </table:table-cell>
          <table:table-cell office:value-type="string" calcext:value-type="string">
            <text:p>https://api.github.com/repos/mimmi20/BrowserDetector</text:p>
          </table:table-cell>
          <table:table-cell table:formula="of:=REPLACE([.B1116]; 1; 29; &quot;&quot;)" office:value-type="string" office:string-value="mimmi20/BrowserDetector" calcext:value-type="string">
            <text:p>mimmi20/BrowserDetector</text:p>
          </table:table-cell>
        </table:table-row>
        <table:table-row table:style-name="ro1">
          <table:table-cell office:value-type="float" office:value="5693023" calcext:value-type="float">
            <text:p>5693023</text:p>
          </table:table-cell>
          <table:table-cell office:value-type="string" calcext:value-type="string">
            <text:p>https://api.github.com/repos/wikimedia/mediawiki-extensions-Newsletter</text:p>
          </table:table-cell>
          <table:table-cell table:formula="of:=REPLACE([.B1117]; 1; 29; &quot;&quot;)" office:value-type="string" office:string-value="wikimedia/mediawiki-extensions-Newsletter" calcext:value-type="string">
            <text:p>wikimedia/mediawiki-extensions-Newsletter</text:p>
          </table:table-cell>
        </table:table-row>
        <table:table-row table:style-name="ro1">
          <table:table-cell office:value-type="float" office:value="5693220" calcext:value-type="float">
            <text:p>5693220</text:p>
          </table:table-cell>
          <table:table-cell office:value-type="string" calcext:value-type="string">
            <text:p>https://api.github.com/repos/ITS-UofIowa/sitenow_standard_profile</text:p>
          </table:table-cell>
          <table:table-cell table:formula="of:=REPLACE([.B1118]; 1; 29; &quot;&quot;)" office:value-type="string" office:string-value="ITS-UofIowa/sitenow_standard_profile" calcext:value-type="string">
            <text:p>ITS-UofIowa/sitenow_standard_profile</text:p>
          </table:table-cell>
        </table:table-row>
        <table:table-row table:style-name="ro1">
          <table:table-cell office:value-type="float" office:value="5693678" calcext:value-type="float">
            <text:p>5693678</text:p>
          </table:table-cell>
          <table:table-cell office:value-type="string" calcext:value-type="string">
            <text:p>https://api.github.com/repos/GibbonEdu/core</text:p>
          </table:table-cell>
          <table:table-cell table:formula="of:=REPLACE([.B1119]; 1; 29; &quot;&quot;)" office:value-type="string" office:string-value="GibbonEdu/core" calcext:value-type="string">
            <text:p>GibbonEdu/core</text:p>
          </table:table-cell>
        </table:table-row>
        <table:table-row table:style-name="ro1">
          <table:table-cell office:value-type="float" office:value="5694383" calcext:value-type="float">
            <text:p>5694383</text:p>
          </table:table-cell>
          <table:table-cell office:value-type="string" calcext:value-type="string">
            <text:p>https://api.github.com/repos/tempo-project/tempo</text:p>
          </table:table-cell>
          <table:table-cell table:formula="of:=REPLACE([.B1120]; 1; 29; &quot;&quot;)" office:value-type="string" office:string-value="tempo-project/tempo" calcext:value-type="string">
            <text:p>tempo-project/tempo</text:p>
          </table:table-cell>
        </table:table-row>
        <table:table-row table:style-name="ro1">
          <table:table-cell office:value-type="float" office:value="5698661" calcext:value-type="float">
            <text:p>5698661</text:p>
          </table:table-cell>
          <table:table-cell office:value-type="string" calcext:value-type="string">
            <text:p>https://api.github.com/repos/ilrWebServices/ilr-website</text:p>
          </table:table-cell>
          <table:table-cell table:formula="of:=REPLACE([.B1121]; 1; 29; &quot;&quot;)" office:value-type="string" office:string-value="ilrWebServices/ilr-website" calcext:value-type="string">
            <text:p>ilrWebServices/ilr-website</text:p>
          </table:table-cell>
        </table:table-row>
        <table:table-row table:style-name="ro1">
          <table:table-cell office:value-type="float" office:value="5703366" calcext:value-type="float">
            <text:p>5703366</text:p>
          </table:table-cell>
          <table:table-cell office:value-type="string" calcext:value-type="string">
            <text:p>https://api.github.com/repos/tiekookeit/dfirewall</text:p>
          </table:table-cell>
          <table:table-cell table:formula="of:=REPLACE([.B1122]; 1; 29; &quot;&quot;)" office:value-type="string" office:string-value="tiekookeit/dfirewall" calcext:value-type="string">
            <text:p>tiekookeit/dfirewall</text:p>
          </table:table-cell>
        </table:table-row>
        <table:table-row table:style-name="ro1">
          <table:table-cell office:value-type="float" office:value="5706060" calcext:value-type="float">
            <text:p>5706060</text:p>
          </table:table-cell>
          <table:table-cell office:value-type="string" calcext:value-type="string">
            <text:p>https://api.github.com/repos/cultuurnet/culturefeed_bootstrap</text:p>
          </table:table-cell>
          <table:table-cell table:formula="of:=REPLACE([.B1123]; 1; 29; &quot;&quot;)" office:value-type="string" office:string-value="cultuurnet/culturefeed_bootstrap" calcext:value-type="string">
            <text:p>cultuurnet/culturefeed_bootstrap</text:p>
          </table:table-cell>
        </table:table-row>
        <table:table-row table:style-name="ro1">
          <table:table-cell office:value-type="float" office:value="5708693" calcext:value-type="float">
            <text:p>5708693</text:p>
          </table:table-cell>
          <table:table-cell office:value-type="string" calcext:value-type="string">
            <text:p>https://api.github.com/repos/idleberg/Bootstrap-Listr</text:p>
          </table:table-cell>
          <table:table-cell table:formula="of:=REPLACE([.B1124]; 1; 29; &quot;&quot;)" office:value-type="string" office:string-value="idleberg/Bootstrap-Listr" calcext:value-type="string">
            <text:p>idleberg/Bootstrap-Listr</text:p>
          </table:table-cell>
        </table:table-row>
        <table:table-row table:style-name="ro1">
          <table:table-cell office:value-type="float" office:value="5709012" calcext:value-type="float">
            <text:p>5709012</text:p>
          </table:table-cell>
          <table:table-cell office:value-type="string" calcext:value-type="string">
            <text:p>https://api.github.com/repos/codeQuake/Fireball</text:p>
          </table:table-cell>
          <table:table-cell table:formula="of:=REPLACE([.B1125]; 1; 29; &quot;&quot;)" office:value-type="string" office:string-value="codeQuake/Fireball" calcext:value-type="string">
            <text:p>codeQuake/Fireball</text:p>
          </table:table-cell>
        </table:table-row>
        <table:table-row table:style-name="ro1">
          <table:table-cell office:value-type="float" office:value="5711396" calcext:value-type="float">
            <text:p>5711396</text:p>
          </table:table-cell>
          <table:table-cell office:value-type="string" calcext:value-type="string">
            <text:p>https://api.github.com/repos/gudenn/sapti2</text:p>
          </table:table-cell>
          <table:table-cell table:formula="of:=REPLACE([.B1126]; 1; 29; &quot;&quot;)" office:value-type="string" office:string-value="gudenn/sapti2" calcext:value-type="string">
            <text:p>gudenn/sapti2</text:p>
          </table:table-cell>
        </table:table-row>
        <table:table-row table:style-name="ro1">
          <table:table-cell office:value-type="float" office:value="5715096" calcext:value-type="float">
            <text:p>5715096</text:p>
          </table:table-cell>
          <table:table-cell office:value-type="string" calcext:value-type="string">
            <text:p>https://api.github.com/repos/acacha/ebre-escool</text:p>
          </table:table-cell>
          <table:table-cell table:formula="of:=REPLACE([.B1127]; 1; 29; &quot;&quot;)" office:value-type="string" office:string-value="acacha/ebre-escool" calcext:value-type="string">
            <text:p>acacha/ebre-escool</text:p>
          </table:table-cell>
        </table:table-row>
        <table:table-row table:style-name="ro1">
          <table:table-cell office:value-type="float" office:value="5715520" calcext:value-type="float">
            <text:p>5715520</text:p>
          </table:table-cell>
          <table:table-cell office:value-type="string" calcext:value-type="string">
            <text:p>https://api.github.com/repos/symfony/security-core</text:p>
          </table:table-cell>
          <table:table-cell table:formula="of:=REPLACE([.B1128]; 1; 29; &quot;&quot;)" office:value-type="string" office:string-value="symfony/security-core" calcext:value-type="string">
            <text:p>symfony/security-core</text:p>
          </table:table-cell>
        </table:table-row>
        <table:table-row table:style-name="ro1">
          <table:table-cell office:value-type="float" office:value="5731014" calcext:value-type="float">
            <text:p>5731014</text:p>
          </table:table-cell>
          <table:table-cell office:value-type="string" calcext:value-type="string">
            <text:p>https://api.github.com/repos/BallStateCBER/cri</text:p>
          </table:table-cell>
          <table:table-cell table:formula="of:=REPLACE([.B1129]; 1; 29; &quot;&quot;)" office:value-type="string" office:string-value="BallStateCBER/cri" calcext:value-type="string">
            <text:p>BallStateCBER/cri</text:p>
          </table:table-cell>
        </table:table-row>
        <table:table-row table:style-name="ro1">
          <table:table-cell office:value-type="float" office:value="5733093" calcext:value-type="float">
            <text:p>5733093</text:p>
          </table:table-cell>
          <table:table-cell office:value-type="string" calcext:value-type="string">
            <text:p>https://api.github.com/repos/all4senses/zp</text:p>
          </table:table-cell>
          <table:table-cell table:formula="of:=REPLACE([.B1130]; 1; 29; &quot;&quot;)" office:value-type="string" office:string-value="all4senses/zp" calcext:value-type="string">
            <text:p>all4senses/zp</text:p>
          </table:table-cell>
        </table:table-row>
        <table:table-row table:style-name="ro1">
          <table:table-cell office:value-type="float" office:value="5733673" calcext:value-type="float">
            <text:p>5733673</text:p>
          </table:table-cell>
          <table:table-cell office:value-type="string" calcext:value-type="string">
            <text:p>https://api.github.com/repos/bellr/kass</text:p>
          </table:table-cell>
          <table:table-cell table:formula="of:=REPLACE([.B1131]; 1; 29; &quot;&quot;)" office:value-type="string" office:string-value="bellr/kass" calcext:value-type="string">
            <text:p>bellr/kass</text:p>
          </table:table-cell>
        </table:table-row>
        <table:table-row table:style-name="ro1">
          <table:table-cell office:value-type="float" office:value="5740168" calcext:value-type="float">
            <text:p>5740168</text:p>
          </table:table-cell>
          <table:table-cell office:value-type="string" calcext:value-type="string">
            <text:p>https://api.github.com/repos/TommyJams/mainci</text:p>
          </table:table-cell>
          <table:table-cell table:formula="of:=REPLACE([.B1132]; 1; 29; &quot;&quot;)" office:value-type="string" office:string-value="TommyJams/mainci" calcext:value-type="string">
            <text:p>TommyJams/mainci</text:p>
          </table:table-cell>
        </table:table-row>
        <table:table-row table:style-name="ro1">
          <table:table-cell office:value-type="float" office:value="5745672" calcext:value-type="float">
            <text:p>5745672</text:p>
          </table:table-cell>
          <table:table-cell office:value-type="string" calcext:value-type="string">
            <text:p>https://api.github.com/repos/shieldsdesignstudio/see-plymouth</text:p>
          </table:table-cell>
          <table:table-cell table:formula="of:=REPLACE([.B1133]; 1; 29; &quot;&quot;)" office:value-type="string" office:string-value="shieldsdesignstudio/see-plymouth" calcext:value-type="string">
            <text:p>shieldsdesignstudio/see-plymouth</text:p>
          </table:table-cell>
        </table:table-row>
        <table:table-row table:style-name="ro1">
          <table:table-cell office:value-type="float" office:value="5750960" calcext:value-type="float">
            <text:p>5750960</text:p>
          </table:table-cell>
          <table:table-cell office:value-type="string" calcext:value-type="string">
            <text:p>https://api.github.com/repos/Lixiongyou/pudding</text:p>
          </table:table-cell>
          <table:table-cell table:formula="of:=REPLACE([.B1134]; 1; 29; &quot;&quot;)" office:value-type="string" office:string-value="Lixiongyou/pudding" calcext:value-type="string">
            <text:p>Lixiongyou/pudding</text:p>
          </table:table-cell>
        </table:table-row>
        <table:table-row table:style-name="ro1">
          <table:table-cell office:value-type="float" office:value="5756300" calcext:value-type="float">
            <text:p>5756300</text:p>
          </table:table-cell>
          <table:table-cell office:value-type="string" calcext:value-type="string">
            <text:p>https://api.github.com/repos/au-research/ANDS-Registry-Core</text:p>
          </table:table-cell>
          <table:table-cell table:formula="of:=REPLACE([.B1135]; 1; 29; &quot;&quot;)" office:value-type="string" office:string-value="au-research/ANDS-Registry-Core" calcext:value-type="string">
            <text:p>au-research/ANDS-Registry-Core</text:p>
          </table:table-cell>
        </table:table-row>
        <table:table-row table:style-name="ro1">
          <table:table-cell office:value-type="float" office:value="5757626" calcext:value-type="float">
            <text:p>5757626</text:p>
          </table:table-cell>
          <table:table-cell office:value-type="string" calcext:value-type="string">
            <text:p>https://api.github.com/repos/LaBrush/KUB</text:p>
          </table:table-cell>
          <table:table-cell table:formula="of:=REPLACE([.B1136]; 1; 29; &quot;&quot;)" office:value-type="string" office:string-value="LaBrush/KUB" calcext:value-type="string">
            <text:p>LaBrush/KUB</text:p>
          </table:table-cell>
        </table:table-row>
        <table:table-row table:style-name="ro1">
          <table:table-cell office:value-type="float" office:value="5785058" calcext:value-type="float">
            <text:p>5785058</text:p>
          </table:table-cell>
          <table:table-cell office:value-type="string" calcext:value-type="string">
            <text:p>https://api.github.com/repos/teddysasmita/gsi</text:p>
          </table:table-cell>
          <table:table-cell table:formula="of:=REPLACE([.B1137]; 1; 29; &quot;&quot;)" office:value-type="string" office:string-value="teddysasmita/gsi" calcext:value-type="string">
            <text:p>teddysasmita/gsi</text:p>
          </table:table-cell>
        </table:table-row>
        <table:table-row table:style-name="ro1">
          <table:table-cell office:value-type="float" office:value="5799037" calcext:value-type="float">
            <text:p>5799037</text:p>
          </table:table-cell>
          <table:table-cell office:value-type="string" calcext:value-type="string">
            <text:p>https://api.github.com/repos/NETivism/netiCRM</text:p>
          </table:table-cell>
          <table:table-cell table:formula="of:=REPLACE([.B1138]; 1; 29; &quot;&quot;)" office:value-type="string" office:string-value="NETivism/netiCRM" calcext:value-type="string">
            <text:p>NETivism/netiCRM</text:p>
          </table:table-cell>
        </table:table-row>
        <table:table-row table:style-name="ro1">
          <table:table-cell office:value-type="float" office:value="5818892" calcext:value-type="float">
            <text:p>5818892</text:p>
          </table:table-cell>
          <table:table-cell office:value-type="string" calcext:value-type="string">
            <text:p>https://api.github.com/repos/kplian/pxp</text:p>
          </table:table-cell>
          <table:table-cell table:formula="of:=REPLACE([.B1139]; 1; 29; &quot;&quot;)" office:value-type="string" office:string-value="kplian/pxp" calcext:value-type="string">
            <text:p>kplian/pxp</text:p>
          </table:table-cell>
        </table:table-row>
        <table:table-row table:style-name="ro1">
          <table:table-cell office:value-type="float" office:value="5828114" calcext:value-type="float">
            <text:p>5828114</text:p>
          </table:table-cell>
          <table:table-cell office:value-type="string" calcext:value-type="string">
            <text:p>https://api.github.com/repos/johnnoel/chaostangent.com</text:p>
          </table:table-cell>
          <table:table-cell table:formula="of:=REPLACE([.B1140]; 1; 29; &quot;&quot;)" office:value-type="string" office:string-value="johnnoel/chaostangent.com" calcext:value-type="string">
            <text:p>johnnoel/chaostangent.com</text:p>
          </table:table-cell>
        </table:table-row>
        <table:table-row table:style-name="ro1">
          <table:table-cell office:value-type="float" office:value="5831040" calcext:value-type="float">
            <text:p>5831040</text:p>
          </table:table-cell>
          <table:table-cell office:value-type="string" calcext:value-type="string">
            <text:p>https://api.github.com/repos/hechoendrupal/DrupalConsole</text:p>
          </table:table-cell>
          <table:table-cell table:formula="of:=REPLACE([.B1141]; 1; 29; &quot;&quot;)" office:value-type="string" office:string-value="hechoendrupal/DrupalConsole" calcext:value-type="string">
            <text:p>hechoendrupal/DrupalConsole</text:p>
          </table:table-cell>
        </table:table-row>
        <table:table-row table:style-name="ro1">
          <table:table-cell office:value-type="float" office:value="5847343" calcext:value-type="float">
            <text:p>5847343</text:p>
          </table:table-cell>
          <table:table-cell office:value-type="string" calcext:value-type="string">
            <text:p>https://api.github.com/repos/KnpLabs/FriendlyContexts</text:p>
          </table:table-cell>
          <table:table-cell table:formula="of:=REPLACE([.B1142]; 1; 29; &quot;&quot;)" office:value-type="string" office:string-value="KnpLabs/FriendlyContexts" calcext:value-type="string">
            <text:p>KnpLabs/FriendlyContexts</text:p>
          </table:table-cell>
        </table:table-row>
        <table:table-row table:style-name="ro1">
          <table:table-cell office:value-type="float" office:value="5865875" calcext:value-type="float">
            <text:p>5865875</text:p>
          </table:table-cell>
          <table:table-cell office:value-type="string" calcext:value-type="string">
            <text:p>https://api.github.com/repos/katakrak/katakrak</text:p>
          </table:table-cell>
          <table:table-cell table:formula="of:=REPLACE([.B1143]; 1; 29; &quot;&quot;)" office:value-type="string" office:string-value="katakrak/katakrak" calcext:value-type="string">
            <text:p>katakrak/katakrak</text:p>
          </table:table-cell>
        </table:table-row>
        <table:table-row table:style-name="ro1">
          <table:table-cell office:value-type="float" office:value="5868148" calcext:value-type="float">
            <text:p>5868148</text:p>
          </table:table-cell>
          <table:table-cell office:value-type="string" calcext:value-type="string">
            <text:p>https://api.github.com/repos/enigmagroup/enigmasuite</text:p>
          </table:table-cell>
          <table:table-cell table:formula="of:=REPLACE([.B1144]; 1; 29; &quot;&quot;)" office:value-type="string" office:string-value="enigmagroup/enigmasuite" calcext:value-type="string">
            <text:p>enigmagroup/enigmasuite</text:p>
          </table:table-cell>
        </table:table-row>
        <table:table-row table:style-name="ro1">
          <table:table-cell office:value-type="float" office:value="5869901" calcext:value-type="float">
            <text:p>5869901</text:p>
          </table:table-cell>
          <table:table-cell office:value-type="string" calcext:value-type="string">
            <text:p>https://api.github.com/repos/shieldsdesignstudio/p400</text:p>
          </table:table-cell>
          <table:table-cell table:formula="of:=REPLACE([.B1145]; 1; 29; &quot;&quot;)" office:value-type="string" office:string-value="shieldsdesignstudio/p400" calcext:value-type="string">
            <text:p>shieldsdesignstudio/p400</text:p>
          </table:table-cell>
        </table:table-row>
        <table:table-row table:style-name="ro1">
          <table:table-cell office:value-type="float" office:value="5875363" calcext:value-type="float">
            <text:p>5875363</text:p>
          </table:table-cell>
          <table:table-cell office:value-type="string" calcext:value-type="string">
            <text:p>https://api.github.com/repos/JustCarmen/fancy_treeview</text:p>
          </table:table-cell>
          <table:table-cell table:formula="of:=REPLACE([.B1146]; 1; 29; &quot;&quot;)" office:value-type="string" office:string-value="JustCarmen/fancy_treeview" calcext:value-type="string">
            <text:p>JustCarmen/fancy_treeview</text:p>
          </table:table-cell>
        </table:table-row>
        <table:table-row table:style-name="ro1">
          <table:table-cell office:value-type="float" office:value="5891441" calcext:value-type="float">
            <text:p>5891441</text:p>
          </table:table-cell>
          <table:table-cell office:value-type="string" calcext:value-type="string">
            <text:p>https://api.github.com/repos/novosga/novosga</text:p>
          </table:table-cell>
          <table:table-cell table:formula="of:=REPLACE([.B1147]; 1; 29; &quot;&quot;)" office:value-type="string" office:string-value="novosga/novosga" calcext:value-type="string">
            <text:p>novosga/novosga</text:p>
          </table:table-cell>
        </table:table-row>
        <table:table-row table:style-name="ro1">
          <table:table-cell office:value-type="float" office:value="5896928" calcext:value-type="float">
            <text:p>5896928</text:p>
          </table:table-cell>
          <table:table-cell office:value-type="string" calcext:value-type="string">
            <text:p>https://api.github.com/repos/open-classifieds/open-eshop</text:p>
          </table:table-cell>
          <table:table-cell table:formula="of:=REPLACE([.B1148]; 1; 29; &quot;&quot;)" office:value-type="string" office:string-value="open-classifieds/open-eshop" calcext:value-type="string">
            <text:p>open-classifieds/open-eshop</text:p>
          </table:table-cell>
        </table:table-row>
        <table:table-row table:style-name="ro1">
          <table:table-cell office:value-type="float" office:value="5901487" calcext:value-type="float">
            <text:p>5901487</text:p>
          </table:table-cell>
          <table:table-cell office:value-type="string" calcext:value-type="string">
            <text:p>https://api.github.com/repos/VxMxPx/mysli</text:p>
          </table:table-cell>
          <table:table-cell table:formula="of:=REPLACE([.B1149]; 1; 29; &quot;&quot;)" office:value-type="string" office:string-value="VxMxPx/mysli" calcext:value-type="string">
            <text:p>VxMxPx/mysli</text:p>
          </table:table-cell>
        </table:table-row>
        <table:table-row table:style-name="ro1">
          <table:table-cell office:value-type="float" office:value="5907622" calcext:value-type="float">
            <text:p>5907622</text:p>
          </table:table-cell>
          <table:table-cell office:value-type="string" calcext:value-type="string">
            <text:p>https://api.github.com/repos/sulu-io/SuluContentBundle</text:p>
          </table:table-cell>
          <table:table-cell table:formula="of:=REPLACE([.B1150]; 1; 29; &quot;&quot;)" office:value-type="string" office:string-value="sulu-io/SuluContentBundle" calcext:value-type="string">
            <text:p>sulu-io/SuluContentBundle</text:p>
          </table:table-cell>
        </table:table-row>
        <table:table-row table:style-name="ro1">
          <table:table-cell office:value-type="float" office:value="5911126" calcext:value-type="float">
            <text:p>5911126</text:p>
          </table:table-cell>
          <table:table-cell office:value-type="string" calcext:value-type="string">
            <text:p>https://api.github.com/repos/sulu-io/sulu</text:p>
          </table:table-cell>
          <table:table-cell table:formula="of:=REPLACE([.B1151]; 1; 29; &quot;&quot;)" office:value-type="string" office:string-value="sulu-io/sulu" calcext:value-type="string">
            <text:p>sulu-io/sulu</text:p>
          </table:table-cell>
        </table:table-row>
        <table:table-row table:style-name="ro1">
          <table:table-cell office:value-type="float" office:value="5925995" calcext:value-type="float">
            <text:p>5925995</text:p>
          </table:table-cell>
          <table:table-cell office:value-type="string" calcext:value-type="string">
            <text:p>https://api.github.com/repos/xivo-pbx/xivo-web-interface</text:p>
          </table:table-cell>
          <table:table-cell table:formula="of:=REPLACE([.B1152]; 1; 29; &quot;&quot;)" office:value-type="string" office:string-value="xivo-pbx/xivo-web-interface" calcext:value-type="string">
            <text:p>xivo-pbx/xivo-web-interface</text:p>
          </table:table-cell>
        </table:table-row>
        <table:table-row table:style-name="ro1">
          <table:table-cell office:value-type="float" office:value="5926105" calcext:value-type="float">
            <text:p>5926105</text:p>
          </table:table-cell>
          <table:table-cell office:value-type="string" calcext:value-type="string">
            <text:p>https://api.github.com/repos/super3/peercoin.net</text:p>
          </table:table-cell>
          <table:table-cell table:formula="of:=REPLACE([.B1153]; 1; 29; &quot;&quot;)" office:value-type="string" office:string-value="super3/peercoin.net" calcext:value-type="string">
            <text:p>super3/peercoin.net</text:p>
          </table:table-cell>
        </table:table-row>
        <table:table-row table:style-name="ro1">
          <table:table-cell office:value-type="float" office:value="5931915" calcext:value-type="float">
            <text:p>5931915</text:p>
          </table:table-cell>
          <table:table-cell office:value-type="string" calcext:value-type="string">
            <text:p>https://api.github.com/repos/thebrandonallen/edit-author-slug</text:p>
          </table:table-cell>
          <table:table-cell table:formula="of:=REPLACE([.B1154]; 1; 29; &quot;&quot;)" office:value-type="string" office:string-value="thebrandonallen/edit-author-slug" calcext:value-type="string">
            <text:p>thebrandonallen/edit-author-slug</text:p>
          </table:table-cell>
        </table:table-row>
        <table:table-row table:style-name="ro1">
          <table:table-cell office:value-type="float" office:value="5933499" calcext:value-type="float">
            <text:p>5933499</text:p>
          </table:table-cell>
          <table:table-cell office:value-type="string" calcext:value-type="string">
            <text:p>https://api.github.com/repos/Superlogica/framework</text:p>
          </table:table-cell>
          <table:table-cell table:formula="of:=REPLACE([.B1155]; 1; 29; &quot;&quot;)" office:value-type="string" office:string-value="Superlogica/framework" calcext:value-type="string">
            <text:p>Superlogica/framework</text:p>
          </table:table-cell>
        </table:table-row>
        <table:table-row table:style-name="ro1">
          <table:table-cell office:value-type="float" office:value="5936413" calcext:value-type="float">
            <text:p>5936413</text:p>
          </table:table-cell>
          <table:table-cell office:value-type="string" calcext:value-type="string">
            <text:p>https://api.github.com/repos/bergware/dynamix</text:p>
          </table:table-cell>
          <table:table-cell table:formula="of:=REPLACE([.B1156]; 1; 29; &quot;&quot;)" office:value-type="string" office:string-value="bergware/dynamix" calcext:value-type="string">
            <text:p>bergware/dynamix</text:p>
          </table:table-cell>
        </table:table-row>
        <table:table-row table:style-name="ro1">
          <table:table-cell office:value-type="float" office:value="5937895" calcext:value-type="float">
            <text:p>5937895</text:p>
          </table:table-cell>
          <table:table-cell office:value-type="string" calcext:value-type="string">
            <text:p>https://api.github.com/repos/wikimedia/mediawiki-extensions-Wikidata</text:p>
          </table:table-cell>
          <table:table-cell table:formula="of:=REPLACE([.B1157]; 1; 29; &quot;&quot;)" office:value-type="string" office:string-value="wikimedia/mediawiki-extensions-Wikidata" calcext:value-type="string">
            <text:p>wikimedia/mediawiki-extensions-Wikidata</text:p>
          </table:table-cell>
        </table:table-row>
        <table:table-row table:style-name="ro1">
          <table:table-cell office:value-type="float" office:value="5938926" calcext:value-type="float">
            <text:p>5938926</text:p>
          </table:table-cell>
          <table:table-cell office:value-type="string" calcext:value-type="string">
            <text:p>https://api.github.com/repos/sulu-io/sulu-standard</text:p>
          </table:table-cell>
          <table:table-cell table:formula="of:=REPLACE([.B1158]; 1; 29; &quot;&quot;)" office:value-type="string" office:string-value="sulu-io/sulu-standard" calcext:value-type="string">
            <text:p>sulu-io/sulu-standard</text:p>
          </table:table-cell>
        </table:table-row>
        <table:table-row table:style-name="ro1">
          <table:table-cell office:value-type="float" office:value="5939528" calcext:value-type="float">
            <text:p>5939528</text:p>
          </table:table-cell>
          <table:table-cell office:value-type="string" calcext:value-type="string">
            <text:p>https://api.github.com/repos/sulu-io/SuluContactBundle</text:p>
          </table:table-cell>
          <table:table-cell table:formula="of:=REPLACE([.B1159]; 1; 29; &quot;&quot;)" office:value-type="string" office:string-value="sulu-io/SuluContactBundle" calcext:value-type="string">
            <text:p>sulu-io/SuluContactBundle</text:p>
          </table:table-cell>
        </table:table-row>
        <table:table-row table:style-name="ro1">
          <table:table-cell office:value-type="float" office:value="5943799" calcext:value-type="float">
            <text:p>5943799</text:p>
          </table:table-cell>
          <table:table-cell office:value-type="string" calcext:value-type="string">
            <text:p>https://api.github.com/repos/Wedge/wedge</text:p>
          </table:table-cell>
          <table:table-cell table:formula="of:=REPLACE([.B1160]; 1; 29; &quot;&quot;)" office:value-type="string" office:string-value="Wedge/wedge" calcext:value-type="string">
            <text:p>Wedge/wedge</text:p>
          </table:table-cell>
        </table:table-row>
        <table:table-row table:style-name="ro1">
          <table:table-cell office:value-type="float" office:value="5950959" calcext:value-type="float">
            <text:p>5950959</text:p>
          </table:table-cell>
          <table:table-cell office:value-type="string" calcext:value-type="string">
            <text:p>https://api.github.com/repos/oschettler/everid</text:p>
          </table:table-cell>
          <table:table-cell table:formula="of:=REPLACE([.B1161]; 1; 29; &quot;&quot;)" office:value-type="string" office:string-value="oschettler/everid" calcext:value-type="string">
            <text:p>oschettler/everid</text:p>
          </table:table-cell>
        </table:table-row>
        <table:table-row table:style-name="ro1">
          <table:table-cell office:value-type="float" office:value="5955748" calcext:value-type="float">
            <text:p>5955748</text:p>
          </table:table-cell>
          <table:table-cell office:value-type="string" calcext:value-type="string">
            <text:p>https://api.github.com/repos/rr-/szurubooru</text:p>
          </table:table-cell>
          <table:table-cell table:formula="of:=REPLACE([.B1162]; 1; 29; &quot;&quot;)" office:value-type="string" office:string-value="rr-/szurubooru" calcext:value-type="string">
            <text:p>rr-/szurubooru</text:p>
          </table:table-cell>
        </table:table-row>
        <table:table-row table:style-name="ro1">
          <table:table-cell office:value-type="float" office:value="5979310" calcext:value-type="float">
            <text:p>5979310</text:p>
          </table:table-cell>
          <table:table-cell office:value-type="string" calcext:value-type="string">
            <text:p>https://api.github.com/repos/kaltura/media-server</text:p>
          </table:table-cell>
          <table:table-cell table:formula="of:=REPLACE([.B1163]; 1; 29; &quot;&quot;)" office:value-type="string" office:string-value="kaltura/media-server" calcext:value-type="string">
            <text:p>kaltura/media-server</text:p>
          </table:table-cell>
        </table:table-row>
        <table:table-row table:style-name="ro1">
          <table:table-cell office:value-type="float" office:value="5988221" calcext:value-type="float">
            <text:p>5988221</text:p>
          </table:table-cell>
          <table:table-cell office:value-type="string" calcext:value-type="string">
            <text:p>https://api.github.com/repos/jbcrawford/GitHubInvaders</text:p>
          </table:table-cell>
          <table:table-cell table:formula="of:=REPLACE([.B1164]; 1; 29; &quot;&quot;)" office:value-type="string" office:string-value="jbcrawford/GitHubInvaders" calcext:value-type="string">
            <text:p>jbcrawford/GitHubInvaders</text:p>
          </table:table-cell>
        </table:table-row>
        <table:table-row table:style-name="ro1">
          <table:table-cell office:value-type="float" office:value="5995028" calcext:value-type="float">
            <text:p>5995028</text:p>
          </table:table-cell>
          <table:table-cell office:value-type="string" calcext:value-type="string">
            <text:p>https://api.github.com/repos/usgs/hazdev-template</text:p>
          </table:table-cell>
          <table:table-cell table:formula="of:=REPLACE([.B1165]; 1; 29; &quot;&quot;)" office:value-type="string" office:string-value="usgs/hazdev-template" calcext:value-type="string">
            <text:p>usgs/hazdev-template</text:p>
          </table:table-cell>
        </table:table-row>
        <table:table-row table:style-name="ro1">
          <table:table-cell office:value-type="float" office:value="6004294" calcext:value-type="float">
            <text:p>6004294</text:p>
          </table:table-cell>
          <table:table-cell office:value-type="string" calcext:value-type="string">
            <text:p>https://api.github.com/repos/jelhan/croodle</text:p>
          </table:table-cell>
          <table:table-cell table:formula="of:=REPLACE([.B1166]; 1; 29; &quot;&quot;)" office:value-type="string" office:string-value="jelhan/croodle" calcext:value-type="string">
            <text:p>jelhan/croodle</text:p>
          </table:table-cell>
        </table:table-row>
        <table:table-row table:style-name="ro1">
          <table:table-cell office:value-type="float" office:value="6010889" calcext:value-type="float">
            <text:p>6010889</text:p>
          </table:table-cell>
          <table:table-cell office:value-type="string" calcext:value-type="string">
            <text:p>https://api.github.com/repos/EduSoho/EduSoho</text:p>
          </table:table-cell>
          <table:table-cell table:formula="of:=REPLACE([.B1167]; 1; 29; &quot;&quot;)" office:value-type="string" office:string-value="EduSoho/EduSoho" calcext:value-type="string">
            <text:p>EduSoho/EduSoho</text:p>
          </table:table-cell>
        </table:table-row>
        <table:table-row table:style-name="ro1">
          <table:table-cell office:value-type="float" office:value="6020146" calcext:value-type="float">
            <text:p>6020146</text:p>
          </table:table-cell>
          <table:table-cell office:value-type="string" calcext:value-type="string">
            <text:p>https://api.github.com/repos/collectiveaccess/pawtucket2</text:p>
          </table:table-cell>
          <table:table-cell table:formula="of:=REPLACE([.B1168]; 1; 29; &quot;&quot;)" office:value-type="string" office:string-value="collectiveaccess/pawtucket2" calcext:value-type="string">
            <text:p>collectiveaccess/pawtucket2</text:p>
          </table:table-cell>
        </table:table-row>
        <table:table-row table:style-name="ro1">
          <table:table-cell office:value-type="float" office:value="6026980" calcext:value-type="float">
            <text:p>6026980</text:p>
          </table:table-cell>
          <table:table-cell office:value-type="string" calcext:value-type="string">
            <text:p>https://api.github.com/repos/textile/php-textile</text:p>
          </table:table-cell>
          <table:table-cell table:formula="of:=REPLACE([.B1169]; 1; 29; &quot;&quot;)" office:value-type="string" office:string-value="textile/php-textile" calcext:value-type="string">
            <text:p>textile/php-textile</text:p>
          </table:table-cell>
        </table:table-row>
        <table:table-row table:style-name="ro1">
          <table:table-cell office:value-type="float" office:value="6030492" calcext:value-type="float">
            <text:p>6030492</text:p>
          </table:table-cell>
          <table:table-cell office:value-type="string" calcext:value-type="string">
            <text:p>https://api.github.com/repos/soap/JONGman</text:p>
          </table:table-cell>
          <table:table-cell table:formula="of:=REPLACE([.B1170]; 1; 29; &quot;&quot;)" office:value-type="string" office:string-value="soap/JONGman" calcext:value-type="string">
            <text:p>soap/JONGman</text:p>
          </table:table-cell>
        </table:table-row>
        <table:table-row table:style-name="ro1">
          <table:table-cell office:value-type="float" office:value="6035574" calcext:value-type="float">
            <text:p>6035574</text:p>
          </table:table-cell>
          <table:table-cell office:value-type="string" calcext:value-type="string">
            <text:p>https://api.github.com/repos/ASUS-US/ASUS-Value-Partner</text:p>
          </table:table-cell>
          <table:table-cell table:formula="of:=REPLACE([.B1171]; 1; 29; &quot;&quot;)" office:value-type="string" office:string-value="ASUS-US/ASUS-Value-Partner" calcext:value-type="string">
            <text:p>ASUS-US/ASUS-Value-Partner</text:p>
          </table:table-cell>
        </table:table-row>
        <table:table-row table:style-name="ro1">
          <table:table-cell office:value-type="float" office:value="6084803" calcext:value-type="float">
            <text:p>6084803</text:p>
          </table:table-cell>
          <table:table-cell office:value-type="string" calcext:value-type="string">
            <text:p>https://api.github.com/repos/speixoto/zurmo-for-school</text:p>
          </table:table-cell>
          <table:table-cell table:formula="of:=REPLACE([.B1172]; 1; 29; &quot;&quot;)" office:value-type="string" office:string-value="speixoto/zurmo-for-school" calcext:value-type="string">
            <text:p>speixoto/zurmo-for-school</text:p>
          </table:table-cell>
        </table:table-row>
        <table:table-row table:style-name="ro1">
          <table:table-cell office:value-type="float" office:value="6094777" calcext:value-type="float">
            <text:p>6094777</text:p>
          </table:table-cell>
          <table:table-cell office:value-type="string" calcext:value-type="string">
            <text:p>https://api.github.com/repos/FriendsOfCake/crud-view</text:p>
          </table:table-cell>
          <table:table-cell table:formula="of:=REPLACE([.B1173]; 1; 29; &quot;&quot;)" office:value-type="string" office:string-value="FriendsOfCake/crud-view" calcext:value-type="string">
            <text:p>FriendsOfCake/crud-view</text:p>
          </table:table-cell>
        </table:table-row>
        <table:table-row table:style-name="ro1">
          <table:table-cell office:value-type="float" office:value="6103981" calcext:value-type="float">
            <text:p>6103981</text:p>
          </table:table-cell>
          <table:table-cell office:value-type="string" calcext:value-type="string">
            <text:p>https://api.github.com/repos/jcanell4/ioc-template</text:p>
          </table:table-cell>
          <table:table-cell table:formula="of:=REPLACE([.B1174]; 1; 29; &quot;&quot;)" office:value-type="string" office:string-value="jcanell4/ioc-template" calcext:value-type="string">
            <text:p>jcanell4/ioc-template</text:p>
          </table:table-cell>
        </table:table-row>
        <table:table-row table:style-name="ro1">
          <table:table-cell office:value-type="float" office:value="6104324" calcext:value-type="float">
            <text:p>6104324</text:p>
          </table:table-cell>
          <table:table-cell office:value-type="string" calcext:value-type="string">
            <text:p>https://api.github.com/repos/Lebugg/SimpleAR</text:p>
          </table:table-cell>
          <table:table-cell table:formula="of:=REPLACE([.B1175]; 1; 29; &quot;&quot;)" office:value-type="string" office:string-value="Lebugg/SimpleAR" calcext:value-type="string">
            <text:p>Lebugg/SimpleAR</text:p>
          </table:table-cell>
        </table:table-row>
        <table:table-row table:style-name="ro1">
          <table:table-cell office:value-type="float" office:value="6106349" calcext:value-type="float">
            <text:p>6106349</text:p>
          </table:table-cell>
          <table:table-cell office:value-type="string" calcext:value-type="string">
            <text:p>https://api.github.com/repos/Icinga/icingaweb2</text:p>
          </table:table-cell>
          <table:table-cell table:formula="of:=REPLACE([.B1176]; 1; 29; &quot;&quot;)" office:value-type="string" office:string-value="Icinga/icingaweb2" calcext:value-type="string">
            <text:p>Icinga/icingaweb2</text:p>
          </table:table-cell>
        </table:table-row>
        <table:table-row table:style-name="ro1">
          <table:table-cell office:value-type="float" office:value="6113592" calcext:value-type="float">
            <text:p>6113592</text:p>
          </table:table-cell>
          <table:table-cell office:value-type="string" calcext:value-type="string">
            <text:p>https://api.github.com/repos/washingtonstateuniversity/WSUWP-Platform</text:p>
          </table:table-cell>
          <table:table-cell table:formula="of:=REPLACE([.B1177]; 1; 29; &quot;&quot;)" office:value-type="string" office:string-value="washingtonstateuniversity/WSUWP-Platform" calcext:value-type="string">
            <text:p>washingtonstateuniversity/WSUWP-Platform</text:p>
          </table:table-cell>
        </table:table-row>
        <table:table-row table:style-name="ro1">
          <table:table-cell office:value-type="float" office:value="6126958" calcext:value-type="float">
            <text:p>6126958</text:p>
          </table:table-cell>
          <table:table-cell office:value-type="string" calcext:value-type="string">
            <text:p>https://api.github.com/repos/omoraleshlc/simaV2</text:p>
          </table:table-cell>
          <table:table-cell table:formula="of:=REPLACE([.B1178]; 1; 29; &quot;&quot;)" office:value-type="string" office:string-value="omoraleshlc/simaV2" calcext:value-type="string">
            <text:p>omoraleshlc/simaV2</text:p>
          </table:table-cell>
        </table:table-row>
        <table:table-row table:style-name="ro1">
          <table:table-cell office:value-type="float" office:value="6139251" calcext:value-type="float">
            <text:p>6139251</text:p>
          </table:table-cell>
          <table:table-cell office:value-type="string" calcext:value-type="string">
            <text:p>https://api.github.com/repos/cydrobolt/polr</text:p>
          </table:table-cell>
          <table:table-cell table:formula="of:=REPLACE([.B1179]; 1; 29; &quot;&quot;)" office:value-type="string" office:string-value="cydrobolt/polr" calcext:value-type="string">
            <text:p>cydrobolt/polr</text:p>
          </table:table-cell>
        </table:table-row>
        <table:table-row table:style-name="ro1">
          <table:table-cell office:value-type="float" office:value="6157242" calcext:value-type="float">
            <text:p>6157242</text:p>
          </table:table-cell>
          <table:table-cell office:value-type="string" calcext:value-type="string">
            <text:p>https://api.github.com/repos/aheinze/cockpit</text:p>
          </table:table-cell>
          <table:table-cell table:formula="of:=REPLACE([.B1180]; 1; 29; &quot;&quot;)" office:value-type="string" office:string-value="aheinze/cockpit" calcext:value-type="string">
            <text:p>aheinze/cockpit</text:p>
          </table:table-cell>
        </table:table-row>
        <table:table-row table:style-name="ro1">
          <table:table-cell office:value-type="float" office:value="6157418" calcext:value-type="float">
            <text:p>6157418</text:p>
          </table:table-cell>
          <table:table-cell office:value-type="string" calcext:value-type="string">
            <text:p>https://api.github.com/repos/UoEMainLibrary/skylight-local</text:p>
          </table:table-cell>
          <table:table-cell table:formula="of:=REPLACE([.B1181]; 1; 29; &quot;&quot;)" office:value-type="string" office:string-value="UoEMainLibrary/skylight-local" calcext:value-type="string">
            <text:p>UoEMainLibrary/skylight-local</text:p>
          </table:table-cell>
        </table:table-row>
        <table:table-row table:style-name="ro1">
          <table:table-cell office:value-type="float" office:value="6168119" calcext:value-type="float">
            <text:p>6168119</text:p>
          </table:table-cell>
          <table:table-cell office:value-type="string" calcext:value-type="string">
            <text:p>https://api.github.com/repos/RooCMS/RooCMS</text:p>
          </table:table-cell>
          <table:table-cell table:formula="of:=REPLACE([.B1182]; 1; 29; &quot;&quot;)" office:value-type="string" office:string-value="RooCMS/RooCMS" calcext:value-type="string">
            <text:p>RooCMS/RooCMS</text:p>
          </table:table-cell>
        </table:table-row>
        <table:table-row table:style-name="ro1">
          <table:table-cell office:value-type="float" office:value="6178378" calcext:value-type="float">
            <text:p>6178378</text:p>
          </table:table-cell>
          <table:table-cell office:value-type="string" calcext:value-type="string">
            <text:p>https://api.github.com/repos/WP-API/WP-API</text:p>
          </table:table-cell>
          <table:table-cell table:formula="of:=REPLACE([.B1183]; 1; 29; &quot;&quot;)" office:value-type="string" office:string-value="WP-API/WP-API" calcext:value-type="string">
            <text:p>WP-API/WP-API</text:p>
          </table:table-cell>
        </table:table-row>
        <table:table-row table:style-name="ro1">
          <table:table-cell office:value-type="float" office:value="6179195" calcext:value-type="float">
            <text:p>6179195</text:p>
          </table:table-cell>
          <table:table-cell office:value-type="string" calcext:value-type="string">
            <text:p>https://api.github.com/repos/twinh/wei</text:p>
          </table:table-cell>
          <table:table-cell table:formula="of:=REPLACE([.B1184]; 1; 29; &quot;&quot;)" office:value-type="string" office:string-value="twinh/wei" calcext:value-type="string">
            <text:p>twinh/wei</text:p>
          </table:table-cell>
        </table:table-row>
        <table:table-row table:style-name="ro1">
          <table:table-cell office:value-type="float" office:value="6181460" calcext:value-type="float">
            <text:p>6181460</text:p>
          </table:table-cell>
          <table:table-cell office:value-type="string" calcext:value-type="string">
            <text:p>https://api.github.com/repos/paulgibbs/BuddyPress</text:p>
          </table:table-cell>
          <table:table-cell table:formula="of:=REPLACE([.B1185]; 1; 29; &quot;&quot;)" office:value-type="string" office:string-value="paulgibbs/BuddyPress" calcext:value-type="string">
            <text:p>paulgibbs/BuddyPress</text:p>
          </table:table-cell>
        </table:table-row>
        <table:table-row table:style-name="ro1">
          <table:table-cell office:value-type="float" office:value="6191845" calcext:value-type="float">
            <text:p>6191845</text:p>
          </table:table-cell>
          <table:table-cell office:value-type="string" calcext:value-type="string">
            <text:p>https://api.github.com/repos/SemanticMediaWiki/SemanticMediaWiki</text:p>
          </table:table-cell>
          <table:table-cell table:formula="of:=REPLACE([.B1186]; 1; 29; &quot;&quot;)" office:value-type="string" office:string-value="SemanticMediaWiki/SemanticMediaWiki" calcext:value-type="string">
            <text:p>SemanticMediaWiki/SemanticMediaWiki</text:p>
          </table:table-cell>
        </table:table-row>
        <table:table-row table:style-name="ro1">
          <table:table-cell office:value-type="float" office:value="6201577" calcext:value-type="float">
            <text:p>6201577</text:p>
          </table:table-cell>
          <table:table-cell office:value-type="string" calcext:value-type="string">
            <text:p>https://api.github.com/repos/TYPO3-extensions/gridelements</text:p>
          </table:table-cell>
          <table:table-cell table:formula="of:=REPLACE([.B1187]; 1; 29; &quot;&quot;)" office:value-type="string" office:string-value="TYPO3-extensions/gridelements" calcext:value-type="string">
            <text:p>TYPO3-extensions/gridelements</text:p>
          </table:table-cell>
        </table:table-row>
        <table:table-row table:style-name="ro1">
          <table:table-cell office:value-type="float" office:value="6212477" calcext:value-type="float">
            <text:p>6212477</text:p>
          </table:table-cell>
          <table:table-cell office:value-type="string" calcext:value-type="string">
            <text:p>https://api.github.com/repos/dektrium/yii2-user</text:p>
          </table:table-cell>
          <table:table-cell table:formula="of:=REPLACE([.B1188]; 1; 29; &quot;&quot;)" office:value-type="string" office:string-value="dektrium/yii2-user" calcext:value-type="string">
            <text:p>dektrium/yii2-user</text:p>
          </table:table-cell>
        </table:table-row>
        <table:table-row table:style-name="ro1">
          <table:table-cell office:value-type="float" office:value="6212790" calcext:value-type="float">
            <text:p>6212790</text:p>
          </table:table-cell>
          <table:table-cell office:value-type="string" calcext:value-type="string">
            <text:p>https://api.github.com/repos/zeropingheroes/lanager</text:p>
          </table:table-cell>
          <table:table-cell table:formula="of:=REPLACE([.B1189]; 1; 29; &quot;&quot;)" office:value-type="string" office:string-value="zeropingheroes/lanager" calcext:value-type="string">
            <text:p>zeropingheroes/lanager</text:p>
          </table:table-cell>
        </table:table-row>
        <table:table-row table:style-name="ro1">
          <table:table-cell office:value-type="float" office:value="6218000" calcext:value-type="float">
            <text:p>6218000</text:p>
          </table:table-cell>
          <table:table-cell office:value-type="string" calcext:value-type="string">
            <text:p>https://api.github.com/repos/piwik/developer-documentation</text:p>
          </table:table-cell>
          <table:table-cell table:formula="of:=REPLACE([.B1190]; 1; 29; &quot;&quot;)" office:value-type="string" office:string-value="piwik/developer-documentation" calcext:value-type="string">
            <text:p>piwik/developer-documentation</text:p>
          </table:table-cell>
        </table:table-row>
        <table:table-row table:style-name="ro1">
          <table:table-cell office:value-type="float" office:value="6221664" calcext:value-type="float">
            <text:p>6221664</text:p>
          </table:table-cell>
          <table:table-cell office:value-type="string" calcext:value-type="string">
            <text:p>https://api.github.com/repos/silexphp/Silex</text:p>
          </table:table-cell>
          <table:table-cell table:formula="of:=REPLACE([.B1191]; 1; 29; &quot;&quot;)" office:value-type="string" office:string-value="silexphp/Silex" calcext:value-type="string">
            <text:p>silexphp/Silex</text:p>
          </table:table-cell>
        </table:table-row>
        <table:table-row table:style-name="ro1">
          <table:table-cell office:value-type="float" office:value="6234027" calcext:value-type="float">
            <text:p>6234027</text:p>
          </table:table-cell>
          <table:table-cell office:value-type="string" calcext:value-type="string">
            <text:p>https://api.github.com/repos/Lingotek/drupal</text:p>
          </table:table-cell>
          <table:table-cell table:formula="of:=REPLACE([.B1192]; 1; 29; &quot;&quot;)" office:value-type="string" office:string-value="Lingotek/drupal" calcext:value-type="string">
            <text:p>Lingotek/drupal</text:p>
          </table:table-cell>
        </table:table-row>
        <table:table-row table:style-name="ro1">
          <table:table-cell office:value-type="float" office:value="6234097" calcext:value-type="float">
            <text:p>6234097</text:p>
          </table:table-cell>
          <table:table-cell office:value-type="string" calcext:value-type="string">
            <text:p>https://api.github.com/repos/whlly/demo</text:p>
          </table:table-cell>
          <table:table-cell table:formula="of:=REPLACE([.B1193]; 1; 29; &quot;&quot;)" office:value-type="string" office:string-value="whlly/demo" calcext:value-type="string">
            <text:p>whlly/demo</text:p>
          </table:table-cell>
        </table:table-row>
        <table:table-row table:style-name="ro1">
          <table:table-cell office:value-type="float" office:value="6237795" calcext:value-type="float">
            <text:p>6237795</text:p>
          </table:table-cell>
          <table:table-cell office:value-type="string" calcext:value-type="string">
            <text:p>https://api.github.com/repos/osrf/www.ros.org</text:p>
          </table:table-cell>
          <table:table-cell table:formula="of:=REPLACE([.B1194]; 1; 29; &quot;&quot;)" office:value-type="string" office:string-value="osrf/www.ros.org" calcext:value-type="string">
            <text:p>osrf/www.ros.org</text:p>
          </table:table-cell>
        </table:table-row>
        <table:table-row table:style-name="ro1">
          <table:table-cell office:value-type="float" office:value="6257637" calcext:value-type="float">
            <text:p>6257637</text:p>
          </table:table-cell>
          <table:table-cell office:value-type="string" calcext:value-type="string">
            <text:p>https://api.github.com/repos/washingtonstateuniversity/WSUWP-spine-parent-theme</text:p>
          </table:table-cell>
          <table:table-cell table:formula="of:=REPLACE([.B1195]; 1; 29; &quot;&quot;)" office:value-type="string" office:string-value="washingtonstateuniversity/WSUWP-spine-parent-theme" calcext:value-type="string">
            <text:p>washingtonstateuniversity/WSUWP-spine-parent-theme</text:p>
          </table:table-cell>
        </table:table-row>
        <table:table-row table:style-name="ro1">
          <table:table-cell office:value-type="float" office:value="6276091" calcext:value-type="float">
            <text:p>6276091</text:p>
          </table:table-cell>
          <table:table-cell office:value-type="string" calcext:value-type="string">
            <text:p>https://api.github.com/repos/google/google-api-php-client</text:p>
          </table:table-cell>
          <table:table-cell table:formula="of:=REPLACE([.B1196]; 1; 29; &quot;&quot;)" office:value-type="string" office:string-value="google/google-api-php-client" calcext:value-type="string">
            <text:p>google/google-api-php-client</text:p>
          </table:table-cell>
        </table:table-row>
        <table:table-row table:style-name="ro1">
          <table:table-cell office:value-type="float" office:value="6278286" calcext:value-type="float">
            <text:p>6278286</text:p>
          </table:table-cell>
          <table:table-cell office:value-type="string" calcext:value-type="string">
            <text:p>https://api.github.com/repos/WPN-XM/registry</text:p>
          </table:table-cell>
          <table:table-cell table:formula="of:=REPLACE([.B1197]; 1; 29; &quot;&quot;)" office:value-type="string" office:string-value="WPN-XM/registry" calcext:value-type="string">
            <text:p>WPN-XM/registry</text:p>
          </table:table-cell>
        </table:table-row>
        <table:table-row table:style-name="ro1">
          <table:table-cell office:value-type="float" office:value="6304970" calcext:value-type="float">
            <text:p>6304970</text:p>
          </table:table-cell>
          <table:table-cell office:value-type="string" calcext:value-type="string">
            <text:p>https://api.github.com/repos/code-berlin/raa</text:p>
          </table:table-cell>
          <table:table-cell table:formula="of:=REPLACE([.B1198]; 1; 29; &quot;&quot;)" office:value-type="string" office:string-value="code-berlin/raa" calcext:value-type="string">
            <text:p>code-berlin/raa</text:p>
          </table:table-cell>
        </table:table-row>
        <table:table-row table:style-name="ro1">
          <table:table-cell office:value-type="float" office:value="6315202" calcext:value-type="float">
            <text:p>6315202</text:p>
          </table:table-cell>
          <table:table-cell office:value-type="string" calcext:value-type="string">
            <text:p>https://api.github.com/repos/spokanelibrary/spl-mailgun</text:p>
          </table:table-cell>
          <table:table-cell table:formula="of:=REPLACE([.B1199]; 1; 29; &quot;&quot;)" office:value-type="string" office:string-value="spokanelibrary/spl-mailgun" calcext:value-type="string">
            <text:p>spokanelibrary/spl-mailgun</text:p>
          </table:table-cell>
        </table:table-row>
        <table:table-row table:style-name="ro1">
          <table:table-cell office:value-type="float" office:value="6326535" calcext:value-type="float">
            <text:p>6326535</text:p>
          </table:table-cell>
          <table:table-cell office:value-type="string" calcext:value-type="string">
            <text:p>https://api.github.com/repos/xp-framework/core</text:p>
          </table:table-cell>
          <table:table-cell table:formula="of:=REPLACE([.B1200]; 1; 29; &quot;&quot;)" office:value-type="string" office:string-value="xp-framework/core" calcext:value-type="string">
            <text:p>xp-framework/core</text:p>
          </table:table-cell>
        </table:table-row>
        <table:table-row table:style-name="ro1">
          <table:table-cell office:value-type="float" office:value="6327924" calcext:value-type="float">
            <text:p>6327924</text:p>
          </table:table-cell>
          <table:table-cell office:value-type="string" calcext:value-type="string">
            <text:p>https://api.github.com/repos/ymairesse/ZeusEdu</text:p>
          </table:table-cell>
          <table:table-cell table:formula="of:=REPLACE([.B1201]; 1; 29; &quot;&quot;)" office:value-type="string" office:string-value="ymairesse/ZeusEdu" calcext:value-type="string">
            <text:p>ymairesse/ZeusEdu</text:p>
          </table:table-cell>
        </table:table-row>
        <table:table-row table:style-name="ro1">
          <table:table-cell office:value-type="float" office:value="6335762" calcext:value-type="float">
            <text:p>6335762</text:p>
          </table:table-cell>
          <table:table-cell office:value-type="string" calcext:value-type="string">
            <text:p>https://api.github.com/repos/nguyenph88/AutoGithub</text:p>
          </table:table-cell>
          <table:table-cell table:formula="of:=REPLACE([.B1202]; 1; 29; &quot;&quot;)" office:value-type="string" office:string-value="nguyenph88/AutoGithub" calcext:value-type="string">
            <text:p>nguyenph88/AutoGithub</text:p>
          </table:table-cell>
        </table:table-row>
        <table:table-row table:style-name="ro1">
          <table:table-cell office:value-type="float" office:value="6353373" calcext:value-type="float">
            <text:p>6353373</text:p>
          </table:table-cell>
          <table:table-cell office:value-type="string" calcext:value-type="string">
            <text:p>https://api.github.com/repos/webcainternet/case4you2</text:p>
          </table:table-cell>
          <table:table-cell table:formula="of:=REPLACE([.B1203]; 1; 29; &quot;&quot;)" office:value-type="string" office:string-value="webcainternet/case4you2" calcext:value-type="string">
            <text:p>webcainternet/case4you2</text:p>
          </table:table-cell>
        </table:table-row>
        <table:table-row table:style-name="ro1">
          <table:table-cell office:value-type="float" office:value="6353829" calcext:value-type="float">
            <text:p>6353829</text:p>
          </table:table-cell>
          <table:table-cell office:value-type="string" calcext:value-type="string">
            <text:p>https://api.github.com/repos/OXID-eSales/paypal</text:p>
          </table:table-cell>
          <table:table-cell table:formula="of:=REPLACE([.B1204]; 1; 29; &quot;&quot;)" office:value-type="string" office:string-value="OXID-eSales/paypal" calcext:value-type="string">
            <text:p>OXID-eSales/paypal</text:p>
          </table:table-cell>
        </table:table-row>
        <table:table-row table:style-name="ro1">
          <table:table-cell office:value-type="float" office:value="6355443" calcext:value-type="float">
            <text:p>6355443</text:p>
          </table:table-cell>
          <table:table-cell office:value-type="string" calcext:value-type="string">
            <text:p>https://api.github.com/repos/gisweb/data-praticaweb-2.0</text:p>
          </table:table-cell>
          <table:table-cell table:formula="of:=REPLACE([.B1205]; 1; 29; &quot;&quot;)" office:value-type="string" office:string-value="gisweb/data-praticaweb-2.0" calcext:value-type="string">
            <text:p>gisweb/data-praticaweb-2.0</text:p>
          </table:table-cell>
        </table:table-row>
        <table:table-row table:style-name="ro1">
          <table:table-cell office:value-type="float" office:value="6360206" calcext:value-type="float">
            <text:p>6360206</text:p>
          </table:table-cell>
          <table:table-cell office:value-type="string" calcext:value-type="string">
            <text:p>https://api.github.com/repos/ivantcholakov/starter-public-edition-3</text:p>
          </table:table-cell>
          <table:table-cell table:formula="of:=REPLACE([.B1206]; 1; 29; &quot;&quot;)" office:value-type="string" office:string-value="ivantcholakov/starter-public-edition-3" calcext:value-type="string">
            <text:p>ivantcholakov/starter-public-edition-3</text:p>
          </table:table-cell>
        </table:table-row>
        <table:table-row table:style-name="ro1">
          <table:table-cell office:value-type="float" office:value="6379026" calcext:value-type="float">
            <text:p>6379026</text:p>
          </table:table-cell>
          <table:table-cell office:value-type="string" calcext:value-type="string">
            <text:p>https://api.github.com/repos/bderidder/ldm-guild-website</text:p>
          </table:table-cell>
          <table:table-cell table:formula="of:=REPLACE([.B1207]; 1; 29; &quot;&quot;)" office:value-type="string" office:string-value="bderidder/ldm-guild-website" calcext:value-type="string">
            <text:p>bderidder/ldm-guild-website</text:p>
          </table:table-cell>
        </table:table-row>
        <table:table-row table:style-name="ro1">
          <table:table-cell office:value-type="float" office:value="6380191" calcext:value-type="float">
            <text:p>6380191</text:p>
          </table:table-cell>
          <table:table-cell office:value-type="string" calcext:value-type="string">
            <text:p>https://api.github.com/repos/wvulibraries/mfcs</text:p>
          </table:table-cell>
          <table:table-cell table:formula="of:=REPLACE([.B1208]; 1; 29; &quot;&quot;)" office:value-type="string" office:string-value="wvulibraries/mfcs" calcext:value-type="string">
            <text:p>wvulibraries/mfcs</text:p>
          </table:table-cell>
        </table:table-row>
        <table:table-row table:style-name="ro1">
          <table:table-cell office:value-type="float" office:value="6380281" calcext:value-type="float">
            <text:p>6380281</text:p>
          </table:table-cell>
          <table:table-cell office:value-type="string" calcext:value-type="string">
            <text:p>https://api.github.com/repos/onepica/avatax</text:p>
          </table:table-cell>
          <table:table-cell table:formula="of:=REPLACE([.B1209]; 1; 29; &quot;&quot;)" office:value-type="string" office:string-value="onepica/avatax" calcext:value-type="string">
            <text:p>onepica/avatax</text:p>
          </table:table-cell>
        </table:table-row>
        <table:table-row table:style-name="ro1">
          <table:table-cell office:value-type="float" office:value="6382165" calcext:value-type="float">
            <text:p>6382165</text:p>
          </table:table-cell>
          <table:table-cell office:value-type="string" calcext:value-type="string">
            <text:p>https://api.github.com/repos/GSA/data.gov</text:p>
          </table:table-cell>
          <table:table-cell table:formula="of:=REPLACE([.B1210]; 1; 29; &quot;&quot;)" office:value-type="string" office:string-value="GSA/data.gov" calcext:value-type="string">
            <text:p>GSA/data.gov</text:p>
          </table:table-cell>
        </table:table-row>
        <table:table-row table:style-name="ro1">
          <table:table-cell office:value-type="float" office:value="6386934" calcext:value-type="float">
            <text:p>6386934</text:p>
          </table:table-cell>
          <table:table-cell office:value-type="string" calcext:value-type="string">
            <text:p>https://api.github.com/repos/ivantcholakov/starter-public-edition-4</text:p>
          </table:table-cell>
          <table:table-cell table:formula="of:=REPLACE([.B1211]; 1; 29; &quot;&quot;)" office:value-type="string" office:string-value="ivantcholakov/starter-public-edition-4" calcext:value-type="string">
            <text:p>ivantcholakov/starter-public-edition-4</text:p>
          </table:table-cell>
        </table:table-row>
        <table:table-row table:style-name="ro1">
          <table:table-cell office:value-type="float" office:value="6401040" calcext:value-type="float">
            <text:p>6401040</text:p>
          </table:table-cell>
          <table:table-cell office:value-type="string" calcext:value-type="string">
            <text:p>https://api.github.com/repos/snipe/snipe-it</text:p>
          </table:table-cell>
          <table:table-cell table:formula="of:=REPLACE([.B1212]; 1; 29; &quot;&quot;)" office:value-type="string" office:string-value="snipe/snipe-it" calcext:value-type="string">
            <text:p>snipe/snipe-it</text:p>
          </table:table-cell>
        </table:table-row>
        <table:table-row table:style-name="ro1">
          <table:table-cell office:value-type="float" office:value="6404622" calcext:value-type="float">
            <text:p>6404622</text:p>
          </table:table-cell>
          <table:table-cell office:value-type="string" calcext:value-type="string">
            <text:p>https://api.github.com/repos/NEWLIFEVE/Etelix_ETTS</text:p>
          </table:table-cell>
          <table:table-cell table:formula="of:=REPLACE([.B1213]; 1; 29; &quot;&quot;)" office:value-type="string" office:string-value="NEWLIFEVE/Etelix_ETTS" calcext:value-type="string">
            <text:p>NEWLIFEVE/Etelix_ETTS</text:p>
          </table:table-cell>
        </table:table-row>
        <table:table-row table:style-name="ro1">
          <table:table-cell office:value-type="float" office:value="6423776" calcext:value-type="float">
            <text:p>6423776</text:p>
          </table:table-cell>
          <table:table-cell office:value-type="string" calcext:value-type="string">
            <text:p>https://api.github.com/repos/opis/database</text:p>
          </table:table-cell>
          <table:table-cell table:formula="of:=REPLACE([.B1214]; 1; 29; &quot;&quot;)" office:value-type="string" office:string-value="opis/database" calcext:value-type="string">
            <text:p>opis/database</text:p>
          </table:table-cell>
        </table:table-row>
        <table:table-row table:style-name="ro1">
          <table:table-cell office:value-type="float" office:value="6427224" calcext:value-type="float">
            <text:p>6427224</text:p>
          </table:table-cell>
          <table:table-cell office:value-type="string" calcext:value-type="string">
            <text:p>https://api.github.com/repos/xpressengine/xe-core</text:p>
          </table:table-cell>
          <table:table-cell table:formula="of:=REPLACE([.B1215]; 1; 29; &quot;&quot;)" office:value-type="string" office:string-value="xpressengine/xe-core" calcext:value-type="string">
            <text:p>xpressengine/xe-core</text:p>
          </table:table-cell>
        </table:table-row>
        <table:table-row table:style-name="ro1">
          <table:table-cell office:value-type="float" office:value="6427324" calcext:value-type="float">
            <text:p>6427324</text:p>
          </table:table-cell>
          <table:table-cell office:value-type="string" calcext:value-type="string">
            <text:p>https://api.github.com/repos/nogovern/sisnet</text:p>
          </table:table-cell>
          <table:table-cell table:formula="of:=REPLACE([.B1216]; 1; 29; &quot;&quot;)" office:value-type="string" office:string-value="nogovern/sisnet" calcext:value-type="string">
            <text:p>nogovern/sisnet</text:p>
          </table:table-cell>
        </table:table-row>
        <table:table-row table:style-name="ro1">
          <table:table-cell office:value-type="float" office:value="6435943" calcext:value-type="float">
            <text:p>6435943</text:p>
          </table:table-cell>
          <table:table-cell office:value-type="string" calcext:value-type="string">
            <text:p>https://api.github.com/repos/unix4you2/practico</text:p>
          </table:table-cell>
          <table:table-cell table:formula="of:=REPLACE([.B1217]; 1; 29; &quot;&quot;)" office:value-type="string" office:string-value="unix4you2/practico" calcext:value-type="string">
            <text:p>unix4you2/practico</text:p>
          </table:table-cell>
        </table:table-row>
        <table:table-row table:style-name="ro1">
          <table:table-cell office:value-type="float" office:value="6436054" calcext:value-type="float">
            <text:p>6436054</text:p>
          </table:table-cell>
          <table:table-cell office:value-type="string" calcext:value-type="string">
            <text:p>https://api.github.com/repos/sonata-project/ecommerce</text:p>
          </table:table-cell>
          <table:table-cell table:formula="of:=REPLACE([.B1218]; 1; 29; &quot;&quot;)" office:value-type="string" office:string-value="sonata-project/ecommerce" calcext:value-type="string">
            <text:p>sonata-project/ecommerce</text:p>
          </table:table-cell>
        </table:table-row>
        <table:table-row table:style-name="ro1">
          <table:table-cell office:value-type="float" office:value="6451598" calcext:value-type="float">
            <text:p>6451598</text:p>
          </table:table-cell>
          <table:table-cell office:value-type="string" calcext:value-type="string">
            <text:p>https://api.github.com/repos/agentphoenix/bjga-scheduler</text:p>
          </table:table-cell>
          <table:table-cell table:formula="of:=REPLACE([.B1219]; 1; 29; &quot;&quot;)" office:value-type="string" office:string-value="agentphoenix/bjga-scheduler" calcext:value-type="string">
            <text:p>agentphoenix/bjga-scheduler</text:p>
          </table:table-cell>
        </table:table-row>
        <table:table-row table:style-name="ro1">
          <table:table-cell office:value-type="float" office:value="6452918" calcext:value-type="float">
            <text:p>6452918</text:p>
          </table:table-cell>
          <table:table-cell office:value-type="string" calcext:value-type="string">
            <text:p>https://api.github.com/repos/akeeba/akeebasubs</text:p>
          </table:table-cell>
          <table:table-cell table:formula="of:=REPLACE([.B1220]; 1; 29; &quot;&quot;)" office:value-type="string" office:string-value="akeeba/akeebasubs" calcext:value-type="string">
            <text:p>akeeba/akeebasubs</text:p>
          </table:table-cell>
        </table:table-row>
        <table:table-row table:style-name="ro1">
          <table:table-cell office:value-type="float" office:value="6454868" calcext:value-type="float">
            <text:p>6454868</text:p>
          </table:table-cell>
          <table:table-cell office:value-type="string" calcext:value-type="string">
            <text:p>https://api.github.com/repos/drupalprojects/drupal</text:p>
          </table:table-cell>
          <table:table-cell table:formula="of:=REPLACE([.B1221]; 1; 29; &quot;&quot;)" office:value-type="string" office:string-value="drupalprojects/drupal" calcext:value-type="string">
            <text:p>drupalprojects/drupal</text:p>
          </table:table-cell>
        </table:table-row>
        <table:table-row table:style-name="ro1">
          <table:table-cell office:value-type="float" office:value="6457704" calcext:value-type="float">
            <text:p>6457704</text:p>
          </table:table-cell>
          <table:table-cell office:value-type="string" calcext:value-type="string">
            <text:p>https://api.github.com/repos/dougwollison/quickstart</text:p>
          </table:table-cell>
          <table:table-cell table:formula="of:=REPLACE([.B1222]; 1; 29; &quot;&quot;)" office:value-type="string" office:string-value="dougwollison/quickstart" calcext:value-type="string">
            <text:p>dougwollison/quickstart</text:p>
          </table:table-cell>
        </table:table-row>
        <table:table-row table:style-name="ro1">
          <table:table-cell office:value-type="float" office:value="6467676" calcext:value-type="float">
            <text:p>6467676</text:p>
          </table:table-cell>
          <table:table-cell office:value-type="string" calcext:value-type="string">
            <text:p>https://api.github.com/repos/jjrom/resto</text:p>
          </table:table-cell>
          <table:table-cell table:formula="of:=REPLACE([.B1223]; 1; 29; &quot;&quot;)" office:value-type="string" office:string-value="jjrom/resto" calcext:value-type="string">
            <text:p>jjrom/resto</text:p>
          </table:table-cell>
        </table:table-row>
        <table:table-row table:style-name="ro1">
          <table:table-cell office:value-type="float" office:value="6480507" calcext:value-type="float">
            <text:p>6480507</text:p>
          </table:table-cell>
          <table:table-cell office:value-type="string" calcext:value-type="string">
            <text:p>https://api.github.com/repos/redCOMPONENT-COM/redCORE</text:p>
          </table:table-cell>
          <table:table-cell table:formula="of:=REPLACE([.B1224]; 1; 29; &quot;&quot;)" office:value-type="string" office:string-value="redCOMPONENT-COM/redCORE" calcext:value-type="string">
            <text:p>redCOMPONENT-COM/redCORE</text:p>
          </table:table-cell>
        </table:table-row>
        <table:table-row table:style-name="ro1">
          <table:table-cell office:value-type="float" office:value="6497412" calcext:value-type="float">
            <text:p>6497412</text:p>
          </table:table-cell>
          <table:table-cell office:value-type="string" calcext:value-type="string">
            <text:p>https://api.github.com/repos/uddannelse-laering-forloeb/ulf</text:p>
          </table:table-cell>
          <table:table-cell table:formula="of:=REPLACE([.B1225]; 1; 29; &quot;&quot;)" office:value-type="string" office:string-value="uddannelse-laering-forloeb/ulf" calcext:value-type="string">
            <text:p>uddannelse-laering-forloeb/ulf</text:p>
          </table:table-cell>
        </table:table-row>
        <table:table-row table:style-name="ro1">
          <table:table-cell office:value-type="float" office:value="6501682" calcext:value-type="float">
            <text:p>6501682</text:p>
          </table:table-cell>
          <table:table-cell office:value-type="string" calcext:value-type="string">
            <text:p>https://api.github.com/repos/gitcomfo/ripd_security</text:p>
          </table:table-cell>
          <table:table-cell table:formula="of:=REPLACE([.B1226]; 1; 29; &quot;&quot;)" office:value-type="string" office:string-value="gitcomfo/ripd_security" calcext:value-type="string">
            <text:p>gitcomfo/ripd_security</text:p>
          </table:table-cell>
        </table:table-row>
        <table:table-row table:style-name="ro1">
          <table:table-cell office:value-type="float" office:value="6513735" calcext:value-type="float">
            <text:p>6513735</text:p>
          </table:table-cell>
          <table:table-cell office:value-type="string" calcext:value-type="string">
            <text:p>https://api.github.com/repos/Georgetown-University-Libraries/batch-tools</text:p>
          </table:table-cell>
          <table:table-cell table:formula="of:=REPLACE([.B1227]; 1; 29; &quot;&quot;)" office:value-type="string" office:string-value="Georgetown-University-Libraries/batch-tools" calcext:value-type="string">
            <text:p>Georgetown-University-Libraries/batch-tools</text:p>
          </table:table-cell>
        </table:table-row>
        <table:table-row table:style-name="ro1">
          <table:table-cell office:value-type="float" office:value="6527957" calcext:value-type="float">
            <text:p>6527957</text:p>
          </table:table-cell>
          <table:table-cell office:value-type="string" calcext:value-type="string">
            <text:p>https://api.github.com/repos/drupalprojects/hosting</text:p>
          </table:table-cell>
          <table:table-cell table:formula="of:=REPLACE([.B1228]; 1; 29; &quot;&quot;)" office:value-type="string" office:string-value="drupalprojects/hosting" calcext:value-type="string">
            <text:p>drupalprojects/hosting</text:p>
          </table:table-cell>
        </table:table-row>
        <table:table-row table:style-name="ro1">
          <table:table-cell office:value-type="float" office:value="6551056" calcext:value-type="float">
            <text:p>6551056</text:p>
          </table:table-cell>
          <table:table-cell office:value-type="string" calcext:value-type="string">
            <text:p>https://api.github.com/repos/nerdzeu/nerdz.eu</text:p>
          </table:table-cell>
          <table:table-cell table:formula="of:=REPLACE([.B1229]; 1; 29; &quot;&quot;)" office:value-type="string" office:string-value="nerdzeu/nerdz.eu" calcext:value-type="string">
            <text:p>nerdzeu/nerdz.eu</text:p>
          </table:table-cell>
        </table:table-row>
        <table:table-row table:style-name="ro1">
          <table:table-cell office:value-type="float" office:value="6551352" calcext:value-type="float">
            <text:p>6551352</text:p>
          </table:table-cell>
          <table:table-cell office:value-type="string" calcext:value-type="string">
            <text:p>https://api.github.com/repos/schmunk42/yii2-giiant</text:p>
          </table:table-cell>
          <table:table-cell table:formula="of:=REPLACE([.B1230]; 1; 29; &quot;&quot;)" office:value-type="string" office:string-value="schmunk42/yii2-giiant" calcext:value-type="string">
            <text:p>schmunk42/yii2-giiant</text:p>
          </table:table-cell>
        </table:table-row>
        <table:table-row table:style-name="ro1">
          <table:table-cell office:value-type="float" office:value="6573446" calcext:value-type="float">
            <text:p>6573446</text:p>
          </table:table-cell>
          <table:table-cell office:value-type="string" calcext:value-type="string">
            <text:p>https://api.github.com/repos/yajra/laravel-oci8</text:p>
          </table:table-cell>
          <table:table-cell table:formula="of:=REPLACE([.B1231]; 1; 29; &quot;&quot;)" office:value-type="string" office:string-value="yajra/laravel-oci8" calcext:value-type="string">
            <text:p>yajra/laravel-oci8</text:p>
          </table:table-cell>
        </table:table-row>
        <table:table-row table:style-name="ro1">
          <table:table-cell office:value-type="float" office:value="6594605" calcext:value-type="float">
            <text:p>6594605</text:p>
          </table:table-cell>
          <table:table-cell office:value-type="string" calcext:value-type="string">
            <text:p>https://api.github.com/repos/jijoel/daily</text:p>
          </table:table-cell>
          <table:table-cell table:formula="of:=REPLACE([.B1232]; 1; 29; &quot;&quot;)" office:value-type="string" office:string-value="jijoel/daily" calcext:value-type="string">
            <text:p>jijoel/daily</text:p>
          </table:table-cell>
        </table:table-row>
        <table:table-row table:style-name="ro1">
          <table:table-cell office:value-type="float" office:value="6604551" calcext:value-type="float">
            <text:p>6604551</text:p>
          </table:table-cell>
          <table:table-cell office:value-type="string" calcext:value-type="string">
            <text:p>https://api.github.com/repos/Lefthandmedia/wenb</text:p>
          </table:table-cell>
          <table:table-cell table:formula="of:=REPLACE([.B1233]; 1; 29; &quot;&quot;)" office:value-type="string" office:string-value="Lefthandmedia/wenb" calcext:value-type="string">
            <text:p>Lefthandmedia/wenb</text:p>
          </table:table-cell>
        </table:table-row>
        <table:table-row table:style-name="ro1">
          <table:table-cell office:value-type="float" office:value="6605123" calcext:value-type="float">
            <text:p>6605123</text:p>
          </table:table-cell>
          <table:table-cell office:value-type="string" calcext:value-type="string">
            <text:p>https://api.github.com/repos/stevleibelt/incubator</text:p>
          </table:table-cell>
          <table:table-cell table:formula="of:=REPLACE([.B1234]; 1; 29; &quot;&quot;)" office:value-type="string" office:string-value="stevleibelt/incubator" calcext:value-type="string">
            <text:p>stevleibelt/incubator</text:p>
          </table:table-cell>
        </table:table-row>
        <table:table-row table:style-name="ro1">
          <table:table-cell office:value-type="float" office:value="6617444" calcext:value-type="float">
            <text:p>6617444</text:p>
          </table:table-cell>
          <table:table-cell office:value-type="string" calcext:value-type="string">
            <text:p>https://api.github.com/repos/rknell/fssguncut</text:p>
          </table:table-cell>
          <table:table-cell table:formula="of:=REPLACE([.B1235]; 1; 29; &quot;&quot;)" office:value-type="string" office:string-value="rknell/fssguncut" calcext:value-type="string">
            <text:p>rknell/fssguncut</text:p>
          </table:table-cell>
        </table:table-row>
        <table:table-row table:style-name="ro1">
          <table:table-cell office:value-type="float" office:value="6627493" calcext:value-type="float">
            <text:p>6627493</text:p>
          </table:table-cell>
          <table:table-cell office:value-type="string" calcext:value-type="string">
            <text:p>https://api.github.com/repos/energine-cmf/energine</text:p>
          </table:table-cell>
          <table:table-cell table:formula="of:=REPLACE([.B1236]; 1; 29; &quot;&quot;)" office:value-type="string" office:string-value="energine-cmf/energine" calcext:value-type="string">
            <text:p>energine-cmf/energine</text:p>
          </table:table-cell>
        </table:table-row>
        <table:table-row table:style-name="ro1">
          <table:table-cell office:value-type="float" office:value="6630856" calcext:value-type="float">
            <text:p>6630856</text:p>
          </table:table-cell>
          <table:table-cell office:value-type="string" calcext:value-type="string">
            <text:p>https://api.github.com/repos/hubzero/hubzero-cms</text:p>
          </table:table-cell>
          <table:table-cell table:formula="of:=REPLACE([.B1237]; 1; 29; &quot;&quot;)" office:value-type="string" office:string-value="hubzero/hubzero-cms" calcext:value-type="string">
            <text:p>hubzero/hubzero-cms</text:p>
          </table:table-cell>
        </table:table-row>
        <table:table-row table:style-name="ro1">
          <table:table-cell office:value-type="float" office:value="6631995" calcext:value-type="float">
            <text:p>6631995</text:p>
          </table:table-cell>
          <table:table-cell office:value-type="string" calcext:value-type="string">
            <text:p>https://api.github.com/repos/johnbillion/query-monitor</text:p>
          </table:table-cell>
          <table:table-cell table:formula="of:=REPLACE([.B1238]; 1; 29; &quot;&quot;)" office:value-type="string" office:string-value="johnbillion/query-monitor" calcext:value-type="string">
            <text:p>johnbillion/query-monitor</text:p>
          </table:table-cell>
        </table:table-row>
        <table:table-row table:style-name="ro1">
          <table:table-cell office:value-type="float" office:value="6634881" calcext:value-type="float">
            <text:p>6634881</text:p>
          </table:table-cell>
          <table:table-cell office:value-type="string" calcext:value-type="string">
            <text:p>https://api.github.com/repos/chris68/pnauw</text:p>
          </table:table-cell>
          <table:table-cell table:formula="of:=REPLACE([.B1239]; 1; 29; &quot;&quot;)" office:value-type="string" office:string-value="chris68/pnauw" calcext:value-type="string">
            <text:p>chris68/pnauw</text:p>
          </table:table-cell>
        </table:table-row>
        <table:table-row table:style-name="ro1">
          <table:table-cell office:value-type="float" office:value="6636898" calcext:value-type="float">
            <text:p>6636898</text:p>
          </table:table-cell>
          <table:table-cell office:value-type="string" calcext:value-type="string">
            <text:p>https://api.github.com/repos/octobercms/october</text:p>
          </table:table-cell>
          <table:table-cell table:formula="of:=REPLACE([.B1240]; 1; 29; &quot;&quot;)" office:value-type="string" office:string-value="octobercms/october" calcext:value-type="string">
            <text:p>octobercms/october</text:p>
          </table:table-cell>
        </table:table-row>
        <table:table-row table:style-name="ro1">
          <table:table-cell office:value-type="float" office:value="6646347" calcext:value-type="float">
            <text:p>6646347</text:p>
          </table:table-cell>
          <table:table-cell office:value-type="string" calcext:value-type="string">
            <text:p>https://api.github.com/repos/os2loop/profile</text:p>
          </table:table-cell>
          <table:table-cell table:formula="of:=REPLACE([.B1241]; 1; 29; &quot;&quot;)" office:value-type="string" office:string-value="os2loop/profile" calcext:value-type="string">
            <text:p>os2loop/profile</text:p>
          </table:table-cell>
        </table:table-row>
        <table:table-row table:style-name="ro1">
          <table:table-cell office:value-type="float" office:value="6657575" calcext:value-type="float">
            <text:p>6657575</text:p>
          </table:table-cell>
          <table:table-cell office:value-type="string" calcext:value-type="string">
            <text:p>https://api.github.com/repos/hiltonbruce/Igreja</text:p>
          </table:table-cell>
          <table:table-cell table:formula="of:=REPLACE([.B1242]; 1; 29; &quot;&quot;)" office:value-type="string" office:string-value="hiltonbruce/Igreja" calcext:value-type="string">
            <text:p>hiltonbruce/Igreja</text:p>
          </table:table-cell>
        </table:table-row>
        <table:table-row table:style-name="ro1">
          <table:table-cell office:value-type="float" office:value="6697566" calcext:value-type="float">
            <text:p>6697566</text:p>
          </table:table-cell>
          <table:table-cell office:value-type="string" calcext:value-type="string">
            <text:p>https://api.github.com/repos/ckwright/geek-portland</text:p>
          </table:table-cell>
          <table:table-cell table:formula="of:=REPLACE([.B1243]; 1; 29; &quot;&quot;)" office:value-type="string" office:string-value="ckwright/geek-portland" calcext:value-type="string">
            <text:p>ckwright/geek-portland</text:p>
          </table:table-cell>
        </table:table-row>
        <table:table-row table:style-name="ro1">
          <table:table-cell office:value-type="float" office:value="6699359" calcext:value-type="float">
            <text:p>6699359</text:p>
          </table:table-cell>
          <table:table-cell office:value-type="string" calcext:value-type="string">
            <text:p>https://api.github.com/repos/typecho/typecho</text:p>
          </table:table-cell>
          <table:table-cell table:formula="of:=REPLACE([.B1244]; 1; 29; &quot;&quot;)" office:value-type="string" office:string-value="typecho/typecho" calcext:value-type="string">
            <text:p>typecho/typecho</text:p>
          </table:table-cell>
        </table:table-row>
        <table:table-row table:style-name="ro1">
          <table:table-cell office:value-type="float" office:value="6707165" calcext:value-type="float">
            <text:p>6707165</text:p>
          </table:table-cell>
          <table:table-cell office:value-type="string" calcext:value-type="string">
            <text:p>https://api.github.com/repos/xwp/stream</text:p>
          </table:table-cell>
          <table:table-cell table:formula="of:=REPLACE([.B1245]; 1; 29; &quot;&quot;)" office:value-type="string" office:string-value="xwp/stream" calcext:value-type="string">
            <text:p>xwp/stream</text:p>
          </table:table-cell>
        </table:table-row>
        <table:table-row table:style-name="ro1">
          <table:table-cell office:value-type="float" office:value="6714073" calcext:value-type="float">
            <text:p>6714073</text:p>
          </table:table-cell>
          <table:table-cell office:value-type="string" calcext:value-type="string">
            <text:p>https://api.github.com/repos/sonata-project/SonataCoreBundle</text:p>
          </table:table-cell>
          <table:table-cell table:formula="of:=REPLACE([.B1246]; 1; 29; &quot;&quot;)" office:value-type="string" office:string-value="sonata-project/SonataCoreBundle" calcext:value-type="string">
            <text:p>sonata-project/SonataCoreBundle</text:p>
          </table:table-cell>
        </table:table-row>
        <table:table-row table:style-name="ro1">
          <table:table-cell office:value-type="float" office:value="6716335" calcext:value-type="float">
            <text:p>6716335</text:p>
          </table:table-cell>
          <table:table-cell office:value-type="string" calcext:value-type="string">
            <text:p>https://api.github.com/repos/potsky/PimpMyLog</text:p>
          </table:table-cell>
          <table:table-cell table:formula="of:=REPLACE([.B1247]; 1; 29; &quot;&quot;)" office:value-type="string" office:string-value="potsky/PimpMyLog" calcext:value-type="string">
            <text:p>potsky/PimpMyLog</text:p>
          </table:table-cell>
        </table:table-row>
        <table:table-row table:style-name="ro1">
          <table:table-cell office:value-type="float" office:value="6742610" calcext:value-type="float">
            <text:p>6742610</text:p>
          </table:table-cell>
          <table:table-cell office:value-type="string" calcext:value-type="string">
            <text:p>https://api.github.com/repos/powertochange-org/theLoop</text:p>
          </table:table-cell>
          <table:table-cell table:formula="of:=REPLACE([.B1248]; 1; 29; &quot;&quot;)" office:value-type="string" office:string-value="powertochange-org/theLoop" calcext:value-type="string">
            <text:p>powertochange-org/theLoop</text:p>
          </table:table-cell>
        </table:table-row>
        <table:table-row table:style-name="ro1">
          <table:table-cell office:value-type="float" office:value="6758559" calcext:value-type="float">
            <text:p>6758559</text:p>
          </table:table-cell>
          <table:table-cell office:value-type="string" calcext:value-type="string">
            <text:p>https://api.github.com/repos/olefredrik/FoundationPress</text:p>
          </table:table-cell>
          <table:table-cell table:formula="of:=REPLACE([.B1249]; 1; 29; &quot;&quot;)" office:value-type="string" office:string-value="olefredrik/FoundationPress" calcext:value-type="string">
            <text:p>olefredrik/FoundationPress</text:p>
          </table:table-cell>
        </table:table-row>
        <table:table-row table:style-name="ro1">
          <table:table-cell office:value-type="float" office:value="6772963" calcext:value-type="float">
            <text:p>6772963</text:p>
          </table:table-cell>
          <table:table-cell office:value-type="string" calcext:value-type="string">
            <text:p>https://api.github.com/repos/culturemesh/culturemeshdevteam</text:p>
          </table:table-cell>
          <table:table-cell table:formula="of:=REPLACE([.B1250]; 1; 29; &quot;&quot;)" office:value-type="string" office:string-value="culturemesh/culturemeshdevteam" calcext:value-type="string">
            <text:p>culturemesh/culturemeshdevteam</text:p>
          </table:table-cell>
        </table:table-row>
        <table:table-row table:style-name="ro1">
          <table:table-cell office:value-type="float" office:value="6779090" calcext:value-type="float">
            <text:p>6779090</text:p>
          </table:table-cell>
          <table:table-cell office:value-type="string" calcext:value-type="string">
            <text:p>https://api.github.com/repos/pydio/pydio-core</text:p>
          </table:table-cell>
          <table:table-cell table:formula="of:=REPLACE([.B1251]; 1; 29; &quot;&quot;)" office:value-type="string" office:string-value="pydio/pydio-core" calcext:value-type="string">
            <text:p>pydio/pydio-core</text:p>
          </table:table-cell>
        </table:table-row>
        <table:table-row table:style-name="ro1">
          <table:table-cell office:value-type="float" office:value="6820828" calcext:value-type="float">
            <text:p>6820828</text:p>
          </table:table-cell>
          <table:table-cell office:value-type="string" calcext:value-type="string">
            <text:p>https://api.github.com/repos/Payum/Core</text:p>
          </table:table-cell>
          <table:table-cell table:formula="of:=REPLACE([.B1252]; 1; 29; &quot;&quot;)" office:value-type="string" office:string-value="Payum/Core" calcext:value-type="string">
            <text:p>Payum/Core</text:p>
          </table:table-cell>
        </table:table-row>
        <table:table-row table:style-name="ro1">
          <table:table-cell office:value-type="float" office:value="6823666" calcext:value-type="float">
            <text:p>6823666</text:p>
          </table:table-cell>
          <table:table-cell office:value-type="string" calcext:value-type="string">
            <text:p>https://api.github.com/repos/wmde/WikibaseDataModel</text:p>
          </table:table-cell>
          <table:table-cell table:formula="of:=REPLACE([.B1253]; 1; 29; &quot;&quot;)" office:value-type="string" office:string-value="wmde/WikibaseDataModel" calcext:value-type="string">
            <text:p>wmde/WikibaseDataModel</text:p>
          </table:table-cell>
        </table:table-row>
        <table:table-row table:style-name="ro1">
          <table:table-cell office:value-type="float" office:value="6824422" calcext:value-type="float">
            <text:p>6824422</text:p>
          </table:table-cell>
          <table:table-cell office:value-type="string" calcext:value-type="string">
            <text:p>https://api.github.com/repos/wmde/WikibaseDataModelSerialization</text:p>
          </table:table-cell>
          <table:table-cell table:formula="of:=REPLACE([.B1254]; 1; 29; &quot;&quot;)" office:value-type="string" office:string-value="wmde/WikibaseDataModelSerialization" calcext:value-type="string">
            <text:p>wmde/WikibaseDataModelSerialization</text:p>
          </table:table-cell>
        </table:table-row>
        <table:table-row table:style-name="ro1">
          <table:table-cell office:value-type="float" office:value="6827360" calcext:value-type="float">
            <text:p>6827360</text:p>
          </table:table-cell>
          <table:table-cell office:value-type="string" calcext:value-type="string">
            <text:p>https://api.github.com/repos/designwall/dw-question-answer</text:p>
          </table:table-cell>
          <table:table-cell table:formula="of:=REPLACE([.B1255]; 1; 29; &quot;&quot;)" office:value-type="string" office:string-value="designwall/dw-question-answer" calcext:value-type="string">
            <text:p>designwall/dw-question-answer</text:p>
          </table:table-cell>
        </table:table-row>
        <table:table-row table:style-name="ro1">
          <table:table-cell office:value-type="float" office:value="6848736" calcext:value-type="float">
            <text:p>6848736</text:p>
          </table:table-cell>
          <table:table-cell office:value-type="string" calcext:value-type="string">
            <text:p>https://api.github.com/repos/walkor/Workerman</text:p>
          </table:table-cell>
          <table:table-cell table:formula="of:=REPLACE([.B1256]; 1; 29; &quot;&quot;)" office:value-type="string" office:string-value="walkor/Workerman" calcext:value-type="string">
            <text:p>walkor/Workerman</text:p>
          </table:table-cell>
        </table:table-row>
        <table:table-row table:style-name="ro1">
          <table:table-cell office:value-type="float" office:value="6877013" calcext:value-type="float">
            <text:p>6877013</text:p>
          </table:table-cell>
          <table:table-cell office:value-type="string" calcext:value-type="string">
            <text:p>https://api.github.com/repos/bdlions/sportzweb</text:p>
          </table:table-cell>
          <table:table-cell table:formula="of:=REPLACE([.B1257]; 1; 29; &quot;&quot;)" office:value-type="string" office:string-value="bdlions/sportzweb" calcext:value-type="string">
            <text:p>bdlions/sportzweb</text:p>
          </table:table-cell>
        </table:table-row>
        <table:table-row table:style-name="ro1">
          <table:table-cell office:value-type="float" office:value="6895640" calcext:value-type="float">
            <text:p>6895640</text:p>
          </table:table-cell>
          <table:table-cell office:value-type="string" calcext:value-type="string">
            <text:p>https://api.github.com/repos/openrightsgroup/Blocking-Middleware</text:p>
          </table:table-cell>
          <table:table-cell table:formula="of:=REPLACE([.B1258]; 1; 29; &quot;&quot;)" office:value-type="string" office:string-value="openrightsgroup/Blocking-Middleware" calcext:value-type="string">
            <text:p>openrightsgroup/Blocking-Middleware</text:p>
          </table:table-cell>
        </table:table-row>
        <table:table-row table:style-name="ro1">
          <table:table-cell office:value-type="float" office:value="6912568" calcext:value-type="float">
            <text:p>6912568</text:p>
          </table:table-cell>
          <table:table-cell office:value-type="string" calcext:value-type="string">
            <text:p>https://api.github.com/repos/localhost8080/multiloquent</text:p>
          </table:table-cell>
          <table:table-cell table:formula="of:=REPLACE([.B1259]; 1; 29; &quot;&quot;)" office:value-type="string" office:string-value="localhost8080/multiloquent" calcext:value-type="string">
            <text:p>localhost8080/multiloquent</text:p>
          </table:table-cell>
        </table:table-row>
        <table:table-row table:style-name="ro1">
          <table:table-cell office:value-type="float" office:value="6918893" calcext:value-type="float">
            <text:p>6918893</text:p>
          </table:table-cell>
          <table:table-cell office:value-type="string" calcext:value-type="string">
            <text:p>https://api.github.com/repos/adplugg/wordpress-ad-plugin</text:p>
          </table:table-cell>
          <table:table-cell table:formula="of:=REPLACE([.B1260]; 1; 29; &quot;&quot;)" office:value-type="string" office:string-value="adplugg/wordpress-ad-plugin" calcext:value-type="string">
            <text:p>adplugg/wordpress-ad-plugin</text:p>
          </table:table-cell>
        </table:table-row>
        <table:table-row table:style-name="ro1">
          <table:table-cell office:value-type="float" office:value="6921619" calcext:value-type="float">
            <text:p>6921619</text:p>
          </table:table-cell>
          <table:table-cell office:value-type="string" calcext:value-type="string">
            <text:p>https://api.github.com/repos/thebrandonallen/bbpress</text:p>
          </table:table-cell>
          <table:table-cell table:formula="of:=REPLACE([.B1261]; 1; 29; &quot;&quot;)" office:value-type="string" office:string-value="thebrandonallen/bbpress" calcext:value-type="string">
            <text:p>thebrandonallen/bbpress</text:p>
          </table:table-cell>
        </table:table-row>
        <table:table-row table:style-name="ro1">
          <table:table-cell office:value-type="float" office:value="6922412" calcext:value-type="float">
            <text:p>6922412</text:p>
          </table:table-cell>
          <table:table-cell office:value-type="string" calcext:value-type="string">
            <text:p>https://api.github.com/repos/hashikuchi/freecycle</text:p>
          </table:table-cell>
          <table:table-cell table:formula="of:=REPLACE([.B1262]; 1; 29; &quot;&quot;)" office:value-type="string" office:string-value="hashikuchi/freecycle" calcext:value-type="string">
            <text:p>hashikuchi/freecycle</text:p>
          </table:table-cell>
        </table:table-row>
        <table:table-row table:style-name="ro1">
          <table:table-cell office:value-type="float" office:value="6950018" calcext:value-type="float">
            <text:p>6950018</text:p>
          </table:table-cell>
          <table:table-cell office:value-type="string" calcext:value-type="string">
            <text:p>https://api.github.com/repos/Kunstmaan/skylab</text:p>
          </table:table-cell>
          <table:table-cell table:formula="of:=REPLACE([.B1263]; 1; 29; &quot;&quot;)" office:value-type="string" office:string-value="Kunstmaan/skylab" calcext:value-type="string">
            <text:p>Kunstmaan/skylab</text:p>
          </table:table-cell>
        </table:table-row>
        <table:table-row table:style-name="ro1">
          <table:table-cell office:value-type="float" office:value="6965976" calcext:value-type="float">
            <text:p>6965976</text:p>
          </table:table-cell>
          <table:table-cell office:value-type="string" calcext:value-type="string">
            <text:p>https://api.github.com/repos/Automattic/jetpack</text:p>
          </table:table-cell>
          <table:table-cell table:formula="of:=REPLACE([.B1264]; 1; 29; &quot;&quot;)" office:value-type="string" office:string-value="Automattic/jetpack" calcext:value-type="string">
            <text:p>Automattic/jetpack</text:p>
          </table:table-cell>
        </table:table-row>
        <table:table-row table:style-name="ro1">
          <table:table-cell office:value-type="float" office:value="6968618" calcext:value-type="float">
            <text:p>6968618</text:p>
          </table:table-cell>
          <table:table-cell office:value-type="string" calcext:value-type="string">
            <text:p>https://api.github.com/repos/ksandom/achel</text:p>
          </table:table-cell>
          <table:table-cell table:formula="of:=REPLACE([.B1265]; 1; 29; &quot;&quot;)" office:value-type="string" office:string-value="ksandom/achel" calcext:value-type="string">
            <text:p>ksandom/achel</text:p>
          </table:table-cell>
        </table:table-row>
        <table:table-row table:style-name="ro1">
          <table:table-cell office:value-type="float" office:value="6977633" calcext:value-type="float">
            <text:p>6977633</text:p>
          </table:table-cell>
          <table:table-cell office:value-type="string" calcext:value-type="string">
            <text:p>https://api.github.com/repos/intelliants/subrion</text:p>
          </table:table-cell>
          <table:table-cell table:formula="of:=REPLACE([.B1266]; 1; 29; &quot;&quot;)" office:value-type="string" office:string-value="intelliants/subrion" calcext:value-type="string">
            <text:p>intelliants/subrion</text:p>
          </table:table-cell>
        </table:table-row>
        <table:table-row table:style-name="ro1">
          <table:table-cell office:value-type="float" office:value="6982411" calcext:value-type="float">
            <text:p>6982411</text:p>
          </table:table-cell>
          <table:table-cell office:value-type="string" calcext:value-type="string">
            <text:p>https://api.github.com/repos/PROCERGS/login-cidadao</text:p>
          </table:table-cell>
          <table:table-cell table:formula="of:=REPLACE([.B1267]; 1; 29; &quot;&quot;)" office:value-type="string" office:string-value="PROCERGS/login-cidadao" calcext:value-type="string">
            <text:p>PROCERGS/login-cidadao</text:p>
          </table:table-cell>
        </table:table-row>
        <table:table-row table:style-name="ro1">
          <table:table-cell office:value-type="float" office:value="6993006" calcext:value-type="float">
            <text:p>6993006</text:p>
          </table:table-cell>
          <table:table-cell office:value-type="string" calcext:value-type="string">
            <text:p>https://api.github.com/repos/justm/magnoliaMackovia</text:p>
          </table:table-cell>
          <table:table-cell table:formula="of:=REPLACE([.B1268]; 1; 29; &quot;&quot;)" office:value-type="string" office:string-value="justm/magnoliaMackovia" calcext:value-type="string">
            <text:p>justm/magnoliaMackovia</text:p>
          </table:table-cell>
        </table:table-row>
        <table:table-row table:style-name="ro1">
          <table:table-cell office:value-type="float" office:value="7016210" calcext:value-type="float">
            <text:p>7016210</text:p>
          </table:table-cell>
          <table:table-cell office:value-type="string" calcext:value-type="string">
            <text:p>https://api.github.com/repos/ebizmarts/magemonkey</text:p>
          </table:table-cell>
          <table:table-cell table:formula="of:=REPLACE([.B1269]; 1; 29; &quot;&quot;)" office:value-type="string" office:string-value="ebizmarts/magemonkey" calcext:value-type="string">
            <text:p>ebizmarts/magemonkey</text:p>
          </table:table-cell>
        </table:table-row>
        <table:table-row table:style-name="ro1">
          <table:table-cell office:value-type="float" office:value="7026266" calcext:value-type="float">
            <text:p>7026266</text:p>
          </table:table-cell>
          <table:table-cell office:value-type="string" calcext:value-type="string">
            <text:p>https://api.github.com/repos/JamesKid/note</text:p>
          </table:table-cell>
          <table:table-cell table:formula="of:=REPLACE([.B1270]; 1; 29; &quot;&quot;)" office:value-type="string" office:string-value="JamesKid/note" calcext:value-type="string">
            <text:p>JamesKid/note</text:p>
          </table:table-cell>
        </table:table-row>
        <table:table-row table:style-name="ro1">
          <table:table-cell office:value-type="float" office:value="7046449" calcext:value-type="float">
            <text:p>7046449</text:p>
          </table:table-cell>
          <table:table-cell office:value-type="string" calcext:value-type="string">
            <text:p>https://api.github.com/repos/tokkonopapa/WordPress-IP-Geo-Block</text:p>
          </table:table-cell>
          <table:table-cell table:formula="of:=REPLACE([.B1271]; 1; 29; &quot;&quot;)" office:value-type="string" office:string-value="tokkonopapa/WordPress-IP-Geo-Block" calcext:value-type="string">
            <text:p>tokkonopapa/WordPress-IP-Geo-Block</text:p>
          </table:table-cell>
        </table:table-row>
        <table:table-row table:style-name="ro1">
          <table:table-cell office:value-type="float" office:value="7055244" calcext:value-type="float">
            <text:p>7055244</text:p>
          </table:table-cell>
          <table:table-cell office:value-type="string" calcext:value-type="string">
            <text:p>https://api.github.com/repos/slimndap/wp-theatre</text:p>
          </table:table-cell>
          <table:table-cell table:formula="of:=REPLACE([.B1272]; 1; 29; &quot;&quot;)" office:value-type="string" office:string-value="slimndap/wp-theatre" calcext:value-type="string">
            <text:p>slimndap/wp-theatre</text:p>
          </table:table-cell>
        </table:table-row>
        <table:table-row table:style-name="ro1">
          <table:table-cell office:value-type="float" office:value="7056102" calcext:value-type="float">
            <text:p>7056102</text:p>
          </table:table-cell>
          <table:table-cell office:value-type="string" calcext:value-type="string">
            <text:p>https://api.github.com/repos/zofe/rapyd-laravel</text:p>
          </table:table-cell>
          <table:table-cell table:formula="of:=REPLACE([.B1273]; 1; 29; &quot;&quot;)" office:value-type="string" office:string-value="zofe/rapyd-laravel" calcext:value-type="string">
            <text:p>zofe/rapyd-laravel</text:p>
          </table:table-cell>
        </table:table-row>
        <table:table-row table:style-name="ro1">
          <table:table-cell office:value-type="float" office:value="7056356" calcext:value-type="float">
            <text:p>7056356</text:p>
          </table:table-cell>
          <table:table-cell office:value-type="string" calcext:value-type="string">
            <text:p>https://api.github.com/repos/WordPoints/wordpoints</text:p>
          </table:table-cell>
          <table:table-cell table:formula="of:=REPLACE([.B1274]; 1; 29; &quot;&quot;)" office:value-type="string" office:string-value="WordPoints/wordpoints" calcext:value-type="string">
            <text:p>WordPoints/wordpoints</text:p>
          </table:table-cell>
        </table:table-row>
        <table:table-row table:style-name="ro1">
          <table:table-cell office:value-type="float" office:value="7062160" calcext:value-type="float">
            <text:p>7062160</text:p>
          </table:table-cell>
          <table:table-cell office:value-type="string" calcext:value-type="string">
            <text:p>https://api.github.com/repos/Opware2000/Joomla-3-French-Full-release</text:p>
          </table:table-cell>
          <table:table-cell table:formula="of:=REPLACE([.B1275]; 1; 29; &quot;&quot;)" office:value-type="string" office:string-value="Opware2000/Joomla-3-French-Full-release" calcext:value-type="string">
            <text:p>Opware2000/Joomla-3-French-Full-release</text:p>
          </table:table-cell>
        </table:table-row>
        <table:table-row table:style-name="ro1">
          <table:table-cell office:value-type="float" office:value="7063619" calcext:value-type="float">
            <text:p>7063619</text:p>
          </table:table-cell>
          <table:table-cell office:value-type="string" calcext:value-type="string">
            <text:p>https://api.github.com/repos/DrupalRu/drupal.ru</text:p>
          </table:table-cell>
          <table:table-cell table:formula="of:=REPLACE([.B1276]; 1; 29; &quot;&quot;)" office:value-type="string" office:string-value="DrupalRu/drupal.ru" calcext:value-type="string">
            <text:p>DrupalRu/drupal.ru</text:p>
          </table:table-cell>
        </table:table-row>
        <table:table-row table:style-name="ro1">
          <table:table-cell office:value-type="float" office:value="7076159" calcext:value-type="float">
            <text:p>7076159</text:p>
          </table:table-cell>
          <table:table-cell office:value-type="string" calcext:value-type="string">
            <text:p>https://api.github.com/repos/fvaron/zencart_fr</text:p>
          </table:table-cell>
          <table:table-cell table:formula="of:=REPLACE([.B1277]; 1; 29; &quot;&quot;)" office:value-type="string" office:string-value="fvaron/zencart_fr" calcext:value-type="string">
            <text:p>fvaron/zencart_fr</text:p>
          </table:table-cell>
        </table:table-row>
        <table:table-row table:style-name="ro1">
          <table:table-cell office:value-type="float" office:value="7091073" calcext:value-type="float">
            <text:p>7091073</text:p>
          </table:table-cell>
          <table:table-cell office:value-type="string" calcext:value-type="string">
            <text:p>https://api.github.com/repos/ldmco/Ksenmart</text:p>
          </table:table-cell>
          <table:table-cell table:formula="of:=REPLACE([.B1278]; 1; 29; &quot;&quot;)" office:value-type="string" office:string-value="ldmco/Ksenmart" calcext:value-type="string">
            <text:p>ldmco/Ksenmart</text:p>
          </table:table-cell>
        </table:table-row>
        <table:table-row table:style-name="ro1">
          <table:table-cell office:value-type="float" office:value="7097264" calcext:value-type="float">
            <text:p>7097264</text:p>
          </table:table-cell>
          <table:table-cell office:value-type="string" calcext:value-type="string">
            <text:p>https://api.github.com/repos/octobercms/library</text:p>
          </table:table-cell>
          <table:table-cell table:formula="of:=REPLACE([.B1279]; 1; 29; &quot;&quot;)" office:value-type="string" office:string-value="octobercms/library" calcext:value-type="string">
            <text:p>octobercms/library</text:p>
          </table:table-cell>
        </table:table-row>
        <table:table-row table:style-name="ro1">
          <table:table-cell office:value-type="float" office:value="7106850" calcext:value-type="float">
            <text:p>7106850</text:p>
          </table:table-cell>
          <table:table-cell office:value-type="string" calcext:value-type="string">
            <text:p>https://api.github.com/repos/opis/colibri</text:p>
          </table:table-cell>
          <table:table-cell table:formula="of:=REPLACE([.B1280]; 1; 29; &quot;&quot;)" office:value-type="string" office:string-value="opis/colibri" calcext:value-type="string">
            <text:p>opis/colibri</text:p>
          </table:table-cell>
        </table:table-row>
        <table:table-row table:style-name="ro1">
          <table:table-cell office:value-type="float" office:value="7110430" calcext:value-type="float">
            <text:p>7110430</text:p>
          </table:table-cell>
          <table:table-cell office:value-type="string" calcext:value-type="string">
            <text:p>https://api.github.com/repos/beeznest/chamilo-lms-icpna</text:p>
          </table:table-cell>
          <table:table-cell table:formula="of:=REPLACE([.B1281]; 1; 29; &quot;&quot;)" office:value-type="string" office:string-value="beeznest/chamilo-lms-icpna" calcext:value-type="string">
            <text:p>beeznest/chamilo-lms-icpna</text:p>
          </table:table-cell>
        </table:table-row>
        <table:table-row table:style-name="ro1">
          <table:table-cell office:value-type="float" office:value="7153127" calcext:value-type="float">
            <text:p>7153127</text:p>
          </table:table-cell>
          <table:table-cell office:value-type="string" calcext:value-type="string">
            <text:p>https://api.github.com/repos/duckboy81/duck-web-app</text:p>
          </table:table-cell>
          <table:table-cell table:formula="of:=REPLACE([.B1282]; 1; 29; &quot;&quot;)" office:value-type="string" office:string-value="duckboy81/duck-web-app" calcext:value-type="string">
            <text:p>duckboy81/duck-web-app</text:p>
          </table:table-cell>
        </table:table-row>
        <table:table-row table:style-name="ro1">
          <table:table-cell office:value-type="float" office:value="7173597" calcext:value-type="float">
            <text:p>7173597</text:p>
          </table:table-cell>
          <table:table-cell office:value-type="string" calcext:value-type="string">
            <text:p>https://api.github.com/repos/RicardoJSTeixeira/SIPS</text:p>
          </table:table-cell>
          <table:table-cell table:formula="of:=REPLACE([.B1283]; 1; 29; &quot;&quot;)" office:value-type="string" office:string-value="RicardoJSTeixeira/SIPS" calcext:value-type="string">
            <text:p>RicardoJSTeixeira/SIPS</text:p>
          </table:table-cell>
        </table:table-row>
        <table:table-row table:style-name="ro1">
          <table:table-cell office:value-type="float" office:value="7173910" calcext:value-type="float">
            <text:p>7173910</text:p>
          </table:table-cell>
          <table:table-cell office:value-type="string" calcext:value-type="string">
            <text:p>https://api.github.com/repos/drupalprojects/drupalorg</text:p>
          </table:table-cell>
          <table:table-cell table:formula="of:=REPLACE([.B1284]; 1; 29; &quot;&quot;)" office:value-type="string" office:string-value="drupalprojects/drupalorg" calcext:value-type="string">
            <text:p>drupalprojects/drupalorg</text:p>
          </table:table-cell>
        </table:table-row>
        <table:table-row table:style-name="ro1">
          <table:table-cell office:value-type="float" office:value="7198303" calcext:value-type="float">
            <text:p>7198303</text:p>
          </table:table-cell>
          <table:table-cell office:value-type="string" calcext:value-type="string">
            <text:p>https://api.github.com/repos/ciniki/web</text:p>
          </table:table-cell>
          <table:table-cell table:formula="of:=REPLACE([.B1285]; 1; 29; &quot;&quot;)" office:value-type="string" office:string-value="ciniki/web" calcext:value-type="string">
            <text:p>ciniki/web</text:p>
          </table:table-cell>
        </table:table-row>
        <table:table-row table:style-name="ro1">
          <table:table-cell office:value-type="float" office:value="7207388" calcext:value-type="float">
            <text:p>7207388</text:p>
          </table:table-cell>
          <table:table-cell office:value-type="string" calcext:value-type="string">
            <text:p>https://api.github.com/repos/getherbie/herbie</text:p>
          </table:table-cell>
          <table:table-cell table:formula="of:=REPLACE([.B1286]; 1; 29; &quot;&quot;)" office:value-type="string" office:string-value="getherbie/herbie" calcext:value-type="string">
            <text:p>getherbie/herbie</text:p>
          </table:table-cell>
        </table:table-row>
        <table:table-row table:style-name="ro1">
          <table:table-cell office:value-type="float" office:value="7251477" calcext:value-type="float">
            <text:p>7251477</text:p>
          </table:table-cell>
          <table:table-cell office:value-type="string" calcext:value-type="string">
            <text:p>https://api.github.com/repos/recoilphp/recoil</text:p>
          </table:table-cell>
          <table:table-cell table:formula="of:=REPLACE([.B1287]; 1; 29; &quot;&quot;)" office:value-type="string" office:string-value="recoilphp/recoil" calcext:value-type="string">
            <text:p>recoilphp/recoil</text:p>
          </table:table-cell>
        </table:table-row>
        <table:table-row table:style-name="ro1">
          <table:table-cell office:value-type="float" office:value="7274270" calcext:value-type="float">
            <text:p>7274270</text:p>
          </table:table-cell>
          <table:table-cell office:value-type="string" calcext:value-type="string">
            <text:p>https://api.github.com/repos/studio107/Mindy_Orm</text:p>
          </table:table-cell>
          <table:table-cell table:formula="of:=REPLACE([.B1288]; 1; 29; &quot;&quot;)" office:value-type="string" office:string-value="studio107/Mindy_Orm" calcext:value-type="string">
            <text:p>studio107/Mindy_Orm</text:p>
          </table:table-cell>
        </table:table-row>
        <table:table-row table:style-name="ro1">
          <table:table-cell office:value-type="float" office:value="7292609" calcext:value-type="float">
            <text:p>7292609</text:p>
          </table:table-cell>
          <table:table-cell office:value-type="string" calcext:value-type="string">
            <text:p>https://api.github.com/repos/AppStateESS/homestead</text:p>
          </table:table-cell>
          <table:table-cell table:formula="of:=REPLACE([.B1289]; 1; 29; &quot;&quot;)" office:value-type="string" office:string-value="AppStateESS/homestead" calcext:value-type="string">
            <text:p>AppStateESS/homestead</text:p>
          </table:table-cell>
        </table:table-row>
        <table:table-row table:style-name="ro1">
          <table:table-cell office:value-type="float" office:value="7298129" calcext:value-type="float">
            <text:p>7298129</text:p>
          </table:table-cell>
          <table:table-cell office:value-type="string" calcext:value-type="string">
            <text:p>https://api.github.com/repos/sokil/php-mongo</text:p>
          </table:table-cell>
          <table:table-cell table:formula="of:=REPLACE([.B1290]; 1; 29; &quot;&quot;)" office:value-type="string" office:string-value="sokil/php-mongo" calcext:value-type="string">
            <text:p>sokil/php-mongo</text:p>
          </table:table-cell>
        </table:table-row>
        <table:table-row table:style-name="ro1">
          <table:table-cell office:value-type="float" office:value="7327438" calcext:value-type="float">
            <text:p>7327438</text:p>
          </table:table-cell>
          <table:table-cell office:value-type="string" calcext:value-type="string">
            <text:p>https://api.github.com/repos/simsite/simsite</text:p>
          </table:table-cell>
          <table:table-cell table:formula="of:=REPLACE([.B1291]; 1; 29; &quot;&quot;)" office:value-type="string" office:string-value="simsite/simsite" calcext:value-type="string">
            <text:p>simsite/simsite</text:p>
          </table:table-cell>
        </table:table-row>
        <table:table-row table:style-name="ro1">
          <table:table-cell office:value-type="float" office:value="7332374" calcext:value-type="float">
            <text:p>7332374</text:p>
          </table:table-cell>
          <table:table-cell office:value-type="string" calcext:value-type="string">
            <text:p>https://api.github.com/repos/jonphipps/Metadata-Registry</text:p>
          </table:table-cell>
          <table:table-cell table:formula="of:=REPLACE([.B1292]; 1; 29; &quot;&quot;)" office:value-type="string" office:string-value="jonphipps/Metadata-Registry" calcext:value-type="string">
            <text:p>jonphipps/Metadata-Registry</text:p>
          </table:table-cell>
        </table:table-row>
        <table:table-row table:style-name="ro1">
          <table:table-cell office:value-type="float" office:value="7334308" calcext:value-type="float">
            <text:p>7334308</text:p>
          </table:table-cell>
          <table:table-cell office:value-type="string" calcext:value-type="string">
            <text:p>https://api.github.com/repos/FreePBX/core</text:p>
          </table:table-cell>
          <table:table-cell table:formula="of:=REPLACE([.B1293]; 1; 29; &quot;&quot;)" office:value-type="string" office:string-value="FreePBX/core" calcext:value-type="string">
            <text:p>FreePBX/core</text:p>
          </table:table-cell>
        </table:table-row>
        <table:table-row table:style-name="ro1">
          <table:table-cell office:value-type="float" office:value="7341997" calcext:value-type="float">
            <text:p>7341997</text:p>
          </table:table-cell>
          <table:table-cell office:value-type="string" calcext:value-type="string">
            <text:p>https://api.github.com/repos/FreePBX/voicemail</text:p>
          </table:table-cell>
          <table:table-cell table:formula="of:=REPLACE([.B1294]; 1; 29; &quot;&quot;)" office:value-type="string" office:string-value="FreePBX/voicemail" calcext:value-type="string">
            <text:p>FreePBX/voicemail</text:p>
          </table:table-cell>
        </table:table-row>
        <table:table-row table:style-name="ro1">
          <table:table-cell office:value-type="float" office:value="7342870" calcext:value-type="float">
            <text:p>7342870</text:p>
          </table:table-cell>
          <table:table-cell office:value-type="string" calcext:value-type="string">
            <text:p>https://api.github.com/repos/brunnopleffken/addictive-community</text:p>
          </table:table-cell>
          <table:table-cell table:formula="of:=REPLACE([.B1295]; 1; 29; &quot;&quot;)" office:value-type="string" office:string-value="brunnopleffken/addictive-community" calcext:value-type="string">
            <text:p>brunnopleffken/addictive-community</text:p>
          </table:table-cell>
        </table:table-row>
        <table:table-row table:style-name="ro1">
          <table:table-cell office:value-type="float" office:value="7342960" calcext:value-type="float">
            <text:p>7342960</text:p>
          </table:table-cell>
          <table:table-cell office:value-type="string" calcext:value-type="string">
            <text:p>https://api.github.com/repos/pyprism/Diary</text:p>
          </table:table-cell>
          <table:table-cell table:formula="of:=REPLACE([.B1296]; 1; 29; &quot;&quot;)" office:value-type="string" office:string-value="pyprism/Diary" calcext:value-type="string">
            <text:p>pyprism/Diary</text:p>
          </table:table-cell>
        </table:table-row>
        <table:table-row table:style-name="ro1">
          <table:table-cell office:value-type="float" office:value="7346076" calcext:value-type="float">
            <text:p>7346076</text:p>
          </table:table-cell>
          <table:table-cell office:value-type="string" calcext:value-type="string">
            <text:p>https://api.github.com/repos/devlbr/exchange</text:p>
          </table:table-cell>
          <table:table-cell table:formula="of:=REPLACE([.B1297]; 1; 29; &quot;&quot;)" office:value-type="string" office:string-value="devlbr/exchange" calcext:value-type="string">
            <text:p>devlbr/exchange</text:p>
          </table:table-cell>
        </table:table-row>
        <table:table-row table:style-name="ro1">
          <table:table-cell office:value-type="float" office:value="7347752" calcext:value-type="float">
            <text:p>7347752</text:p>
          </table:table-cell>
          <table:table-cell office:value-type="string" calcext:value-type="string">
            <text:p>https://api.github.com/repos/FreePBX/backup</text:p>
          </table:table-cell>
          <table:table-cell table:formula="of:=REPLACE([.B1298]; 1; 29; &quot;&quot;)" office:value-type="string" office:string-value="FreePBX/backup" calcext:value-type="string">
            <text:p>FreePBX/backup</text:p>
          </table:table-cell>
        </table:table-row>
        <table:table-row table:style-name="ro1">
          <table:table-cell office:value-type="float" office:value="7367026" calcext:value-type="float">
            <text:p>7367026</text:p>
          </table:table-cell>
          <table:table-cell office:value-type="string" calcext:value-type="string">
            <text:p>https://api.github.com/repos/her0satr/gf</text:p>
          </table:table-cell>
          <table:table-cell table:formula="of:=REPLACE([.B1299]; 1; 29; &quot;&quot;)" office:value-type="string" office:string-value="her0satr/gf" calcext:value-type="string">
            <text:p>her0satr/gf</text:p>
          </table:table-cell>
        </table:table-row>
        <table:table-row table:style-name="ro1">
          <table:table-cell office:value-type="float" office:value="7370430" calcext:value-type="float">
            <text:p>7370430</text:p>
          </table:table-cell>
          <table:table-cell office:value-type="string" calcext:value-type="string">
            <text:p>https://api.github.com/repos/Rebilly/rebilly-php</text:p>
          </table:table-cell>
          <table:table-cell table:formula="of:=REPLACE([.B1300]; 1; 29; &quot;&quot;)" office:value-type="string" office:string-value="Rebilly/rebilly-php" calcext:value-type="string">
            <text:p>Rebilly/rebilly-php</text:p>
          </table:table-cell>
        </table:table-row>
        <table:table-row table:style-name="ro1">
          <table:table-cell office:value-type="float" office:value="7392589" calcext:value-type="float">
            <text:p>7392589</text:p>
          </table:table-cell>
          <table:table-cell office:value-type="string" calcext:value-type="string">
            <text:p>https://api.github.com/repos/FreePBX/framework</text:p>
          </table:table-cell>
          <table:table-cell table:formula="of:=REPLACE([.B1301]; 1; 29; &quot;&quot;)" office:value-type="string" office:string-value="FreePBX/framework" calcext:value-type="string">
            <text:p>FreePBX/framework</text:p>
          </table:table-cell>
        </table:table-row>
        <table:table-row table:style-name="ro1">
          <table:table-cell office:value-type="float" office:value="7405402" calcext:value-type="float">
            <text:p>7405402</text:p>
          </table:table-cell>
          <table:table-cell office:value-type="string" calcext:value-type="string">
            <text:p>https://api.github.com/repos/iomad/iomad</text:p>
          </table:table-cell>
          <table:table-cell table:formula="of:=REPLACE([.B1302]; 1; 29; &quot;&quot;)" office:value-type="string" office:string-value="iomad/iomad" calcext:value-type="string">
            <text:p>iomad/iomad</text:p>
          </table:table-cell>
        </table:table-row>
        <table:table-row table:style-name="ro1">
          <table:table-cell office:value-type="float" office:value="7408732" calcext:value-type="float">
            <text:p>7408732</text:p>
          </table:table-cell>
          <table:table-cell office:value-type="string" calcext:value-type="string">
            <text:p>https://api.github.com/repos/scholarslab/ivanhoe</text:p>
          </table:table-cell>
          <table:table-cell table:formula="of:=REPLACE([.B1303]; 1; 29; &quot;&quot;)" office:value-type="string" office:string-value="scholarslab/ivanhoe" calcext:value-type="string">
            <text:p>scholarslab/ivanhoe</text:p>
          </table:table-cell>
        </table:table-row>
        <table:table-row table:style-name="ro1">
          <table:table-cell office:value-type="float" office:value="7414180" calcext:value-type="float">
            <text:p>7414180</text:p>
          </table:table-cell>
          <table:table-cell office:value-type="string" calcext:value-type="string">
            <text:p>https://api.github.com/repos/cargomedia/cm</text:p>
          </table:table-cell>
          <table:table-cell table:formula="of:=REPLACE([.B1304]; 1; 29; &quot;&quot;)" office:value-type="string" office:string-value="cargomedia/cm" calcext:value-type="string">
            <text:p>cargomedia/cm</text:p>
          </table:table-cell>
        </table:table-row>
        <table:table-row table:style-name="ro1">
          <table:table-cell office:value-type="float" office:value="7414792" calcext:value-type="float">
            <text:p>7414792</text:p>
          </table:table-cell>
          <table:table-cell office:value-type="string" calcext:value-type="string">
            <text:p>https://api.github.com/repos/phoronix-test-suite/phoronix-test-suite</text:p>
          </table:table-cell>
          <table:table-cell table:formula="of:=REPLACE([.B1305]; 1; 29; &quot;&quot;)" office:value-type="string" office:string-value="phoronix-test-suite/phoronix-test-suite" calcext:value-type="string">
            <text:p>phoronix-test-suite/phoronix-test-suite</text:p>
          </table:table-cell>
        </table:table-row>
        <table:table-row table:style-name="ro1">
          <table:table-cell office:value-type="float" office:value="7414949" calcext:value-type="float">
            <text:p>7414949</text:p>
          </table:table-cell>
          <table:table-cell office:value-type="string" calcext:value-type="string">
            <text:p>https://api.github.com/repos/helin16/magento-b2b</text:p>
          </table:table-cell>
          <table:table-cell table:formula="of:=REPLACE([.B1306]; 1; 29; &quot;&quot;)" office:value-type="string" office:string-value="helin16/magento-b2b" calcext:value-type="string">
            <text:p>helin16/magento-b2b</text:p>
          </table:table-cell>
        </table:table-row>
        <table:table-row table:style-name="ro1">
          <table:table-cell office:value-type="float" office:value="7415938" calcext:value-type="float">
            <text:p>7415938</text:p>
          </table:table-cell>
          <table:table-cell office:value-type="string" calcext:value-type="string">
            <text:p>https://api.github.com/repos/Connections-Business-Directory/Connections</text:p>
          </table:table-cell>
          <table:table-cell table:formula="of:=REPLACE([.B1307]; 1; 29; &quot;&quot;)" office:value-type="string" office:string-value="Connections-Business-Directory/Connections" calcext:value-type="string">
            <text:p>Connections-Business-Directory/Connections</text:p>
          </table:table-cell>
        </table:table-row>
        <table:table-row table:style-name="ro1">
          <table:table-cell office:value-type="float" office:value="7432049" calcext:value-type="float">
            <text:p>7432049</text:p>
          </table:table-cell>
          <table:table-cell office:value-type="string" calcext:value-type="string">
            <text:p>https://api.github.com/repos/shieldsdesignstudio/merrimack</text:p>
          </table:table-cell>
          <table:table-cell table:formula="of:=REPLACE([.B1308]; 1; 29; &quot;&quot;)" office:value-type="string" office:string-value="shieldsdesignstudio/merrimack" calcext:value-type="string">
            <text:p>shieldsdesignstudio/merrimack</text:p>
          </table:table-cell>
        </table:table-row>
        <table:table-row table:style-name="ro1">
          <table:table-cell office:value-type="float" office:value="7455317" calcext:value-type="float">
            <text:p>7455317</text:p>
          </table:table-cell>
          <table:table-cell office:value-type="string" calcext:value-type="string">
            <text:p>https://api.github.com/repos/ezsystems/ezpublish-api</text:p>
          </table:table-cell>
          <table:table-cell table:formula="of:=REPLACE([.B1309]; 1; 29; &quot;&quot;)" office:value-type="string" office:string-value="ezsystems/ezpublish-api" calcext:value-type="string">
            <text:p>ezsystems/ezpublish-api</text:p>
          </table:table-cell>
        </table:table-row>
        <table:table-row table:style-name="ro1">
          <table:table-cell office:value-type="float" office:value="7460712" calcext:value-type="float">
            <text:p>7460712</text:p>
          </table:table-cell>
          <table:table-cell office:value-type="string" calcext:value-type="string">
            <text:p>https://api.github.com/repos/propagit/staffmaster</text:p>
          </table:table-cell>
          <table:table-cell table:formula="of:=REPLACE([.B1310]; 1; 29; &quot;&quot;)" office:value-type="string" office:string-value="propagit/staffmaster" calcext:value-type="string">
            <text:p>propagit/staffmaster</text:p>
          </table:table-cell>
        </table:table-row>
        <table:table-row table:style-name="ro1">
          <table:table-cell office:value-type="float" office:value="7494225" calcext:value-type="float">
            <text:p>7494225</text:p>
          </table:table-cell>
          <table:table-cell office:value-type="string" calcext:value-type="string">
            <text:p>https://api.github.com/repos/kijin/postcodify</text:p>
          </table:table-cell>
          <table:table-cell table:formula="of:=REPLACE([.B1311]; 1; 29; &quot;&quot;)" office:value-type="string" office:string-value="kijin/postcodify" calcext:value-type="string">
            <text:p>kijin/postcodify</text:p>
          </table:table-cell>
        </table:table-row>
        <table:table-row table:style-name="ro1">
          <table:table-cell office:value-type="float" office:value="7495359" calcext:value-type="float">
            <text:p>7495359</text:p>
          </table:table-cell>
          <table:table-cell office:value-type="string" calcext:value-type="string">
            <text:p>https://api.github.com/repos/Zavy86/Coordinator</text:p>
          </table:table-cell>
          <table:table-cell table:formula="of:=REPLACE([.B1312]; 1; 29; &quot;&quot;)" office:value-type="string" office:string-value="Zavy86/Coordinator" calcext:value-type="string">
            <text:p>Zavy86/Coordinator</text:p>
          </table:table-cell>
        </table:table-row>
        <table:table-row table:style-name="ro1">
          <table:table-cell office:value-type="float" office:value="7499333" calcext:value-type="float">
            <text:p>7499333</text:p>
          </table:table-cell>
          <table:table-cell office:value-type="string" calcext:value-type="string">
            <text:p>https://api.github.com/repos/RDARegistry/RDA-Vocabularies</text:p>
          </table:table-cell>
          <table:table-cell table:formula="of:=REPLACE([.B1313]; 1; 29; &quot;&quot;)" office:value-type="string" office:string-value="RDARegistry/RDA-Vocabularies" calcext:value-type="string">
            <text:p>RDARegistry/RDA-Vocabularies</text:p>
          </table:table-cell>
        </table:table-row>
        <table:table-row table:style-name="ro1">
          <table:table-cell office:value-type="float" office:value="7509659" calcext:value-type="float">
            <text:p>7509659</text:p>
          </table:table-cell>
          <table:table-cell office:value-type="string" calcext:value-type="string">
            <text:p>https://api.github.com/repos/MPOS/php-mpos</text:p>
          </table:table-cell>
          <table:table-cell table:formula="of:=REPLACE([.B1314]; 1; 29; &quot;&quot;)" office:value-type="string" office:string-value="MPOS/php-mpos" calcext:value-type="string">
            <text:p>MPOS/php-mpos</text:p>
          </table:table-cell>
        </table:table-row>
        <table:table-row table:style-name="ro1">
          <table:table-cell office:value-type="float" office:value="7511686" calcext:value-type="float">
            <text:p>7511686</text:p>
          </table:table-cell>
          <table:table-cell office:value-type="string" calcext:value-type="string">
            <text:p>https://api.github.com/repos/jabberwooki/domainedo</text:p>
          </table:table-cell>
          <table:table-cell table:formula="of:=REPLACE([.B1315]; 1; 29; &quot;&quot;)" office:value-type="string" office:string-value="jabberwooki/domainedo" calcext:value-type="string">
            <text:p>jabberwooki/domainedo</text:p>
          </table:table-cell>
        </table:table-row>
        <table:table-row table:style-name="ro1">
          <table:table-cell office:value-type="float" office:value="7514235" calcext:value-type="float">
            <text:p>7514235</text:p>
          </table:table-cell>
          <table:table-cell office:value-type="string" calcext:value-type="string">
            <text:p>https://api.github.com/repos/virtUOS/mooc.ip</text:p>
          </table:table-cell>
          <table:table-cell table:formula="of:=REPLACE([.B1316]; 1; 29; &quot;&quot;)" office:value-type="string" office:string-value="virtUOS/mooc.ip" calcext:value-type="string">
            <text:p>virtUOS/mooc.ip</text:p>
          </table:table-cell>
        </table:table-row>
        <table:table-row table:style-name="ro1">
          <table:table-cell office:value-type="float" office:value="7516124" calcext:value-type="float">
            <text:p>7516124</text:p>
          </table:table-cell>
          <table:table-cell office:value-type="string" calcext:value-type="string">
            <text:p>https://api.github.com/repos/jean-lelarge/carmina</text:p>
          </table:table-cell>
          <table:table-cell table:formula="of:=REPLACE([.B1317]; 1; 29; &quot;&quot;)" office:value-type="string" office:string-value="jean-lelarge/carmina" calcext:value-type="string">
            <text:p>jean-lelarge/carmina</text:p>
          </table:table-cell>
        </table:table-row>
        <table:table-row table:style-name="ro1">
          <table:table-cell office:value-type="float" office:value="7553419" calcext:value-type="float">
            <text:p>7553419</text:p>
          </table:table-cell>
          <table:table-cell office:value-type="string" calcext:value-type="string">
            <text:p>https://api.github.com/repos/ThemeBoy/SportsPress</text:p>
          </table:table-cell>
          <table:table-cell table:formula="of:=REPLACE([.B1318]; 1; 29; &quot;&quot;)" office:value-type="string" office:string-value="ThemeBoy/SportsPress" calcext:value-type="string">
            <text:p>ThemeBoy/SportsPress</text:p>
          </table:table-cell>
        </table:table-row>
        <table:table-row table:style-name="ro1">
          <table:table-cell office:value-type="float" office:value="7558821" calcext:value-type="float">
            <text:p>7558821</text:p>
          </table:table-cell>
          <table:table-cell office:value-type="string" calcext:value-type="string">
            <text:p>https://api.github.com/repos/Allmarketing/cms</text:p>
          </table:table-cell>
          <table:table-cell table:formula="of:=REPLACE([.B1319]; 1; 29; &quot;&quot;)" office:value-type="string" office:string-value="Allmarketing/cms" calcext:value-type="string">
            <text:p>Allmarketing/cms</text:p>
          </table:table-cell>
        </table:table-row>
        <table:table-row table:style-name="ro1">
          <table:table-cell office:value-type="float" office:value="7562587" calcext:value-type="float">
            <text:p>7562587</text:p>
          </table:table-cell>
          <table:table-cell office:value-type="string" calcext:value-type="string">
            <text:p>https://api.github.com/repos/thephpleague/oauth2-server</text:p>
          </table:table-cell>
          <table:table-cell table:formula="of:=REPLACE([.B1320]; 1; 29; &quot;&quot;)" office:value-type="string" office:string-value="thephpleague/oauth2-server" calcext:value-type="string">
            <text:p>thephpleague/oauth2-server</text:p>
          </table:table-cell>
        </table:table-row>
        <table:table-row table:style-name="ro1">
          <table:table-cell office:value-type="float" office:value="7562963" calcext:value-type="float">
            <text:p>7562963</text:p>
          </table:table-cell>
          <table:table-cell office:value-type="string" calcext:value-type="string">
            <text:p>https://api.github.com/repos/thephpleague/flysystem</text:p>
          </table:table-cell>
          <table:table-cell table:formula="of:=REPLACE([.B1321]; 1; 29; &quot;&quot;)" office:value-type="string" office:string-value="thephpleague/flysystem" calcext:value-type="string">
            <text:p>thephpleague/flysystem</text:p>
          </table:table-cell>
        </table:table-row>
        <table:table-row table:style-name="ro1">
          <table:table-cell office:value-type="float" office:value="7564184" calcext:value-type="float">
            <text:p>7564184</text:p>
          </table:table-cell>
          <table:table-cell office:value-type="string" calcext:value-type="string">
            <text:p>https://api.github.com/repos/ManiaControl/ManiaControl</text:p>
          </table:table-cell>
          <table:table-cell table:formula="of:=REPLACE([.B1322]; 1; 29; &quot;&quot;)" office:value-type="string" office:string-value="ManiaControl/ManiaControl" calcext:value-type="string">
            <text:p>ManiaControl/ManiaControl</text:p>
          </table:table-cell>
        </table:table-row>
        <table:table-row table:style-name="ro1">
          <table:table-cell office:value-type="float" office:value="7588700" calcext:value-type="float">
            <text:p>7588700</text:p>
          </table:table-cell>
          <table:table-cell office:value-type="string" calcext:value-type="string">
            <text:p>https://api.github.com/repos/Topart/new_production</text:p>
          </table:table-cell>
          <table:table-cell table:formula="of:=REPLACE([.B1323]; 1; 29; &quot;&quot;)" office:value-type="string" office:string-value="Topart/new_production" calcext:value-type="string">
            <text:p>Topart/new_production</text:p>
          </table:table-cell>
        </table:table-row>
        <table:table-row table:style-name="ro1">
          <table:table-cell office:value-type="float" office:value="7598244" calcext:value-type="float">
            <text:p>7598244</text:p>
          </table:table-cell>
          <table:table-cell office:value-type="string" calcext:value-type="string">
            <text:p>https://api.github.com/repos/epforgpl/_mojePanstwo-API-Server</text:p>
          </table:table-cell>
          <table:table-cell table:formula="of:=REPLACE([.B1324]; 1; 29; &quot;&quot;)" office:value-type="string" office:string-value="epforgpl/_mojePanstwo-API-Server" calcext:value-type="string">
            <text:p>epforgpl/_mojePanstwo-API-Server</text:p>
          </table:table-cell>
        </table:table-row>
        <table:table-row table:style-name="ro1">
          <table:table-cell office:value-type="float" office:value="7600478" calcext:value-type="float">
            <text:p>7600478</text:p>
          </table:table-cell>
          <table:table-cell office:value-type="string" calcext:value-type="string">
            <text:p>https://api.github.com/repos/epforgpl/_mojePanstwo-Portal</text:p>
          </table:table-cell>
          <table:table-cell table:formula="of:=REPLACE([.B1325]; 1; 29; &quot;&quot;)" office:value-type="string" office:string-value="epforgpl/_mojePanstwo-Portal" calcext:value-type="string">
            <text:p>epforgpl/_mojePanstwo-Portal</text:p>
          </table:table-cell>
        </table:table-row>
        <table:table-row table:style-name="ro1">
          <table:table-cell office:value-type="float" office:value="7606325" calcext:value-type="float">
            <text:p>7606325</text:p>
          </table:table-cell>
          <table:table-cell office:value-type="string" calcext:value-type="string">
            <text:p>https://api.github.com/repos/Alanaktion/phproject</text:p>
          </table:table-cell>
          <table:table-cell table:formula="of:=REPLACE([.B1326]; 1; 29; &quot;&quot;)" office:value-type="string" office:string-value="Alanaktion/phproject" calcext:value-type="string">
            <text:p>Alanaktion/phproject</text:p>
          </table:table-cell>
        </table:table-row>
        <table:table-row table:style-name="ro1">
          <table:table-cell office:value-type="float" office:value="7615681" calcext:value-type="float">
            <text:p>7615681</text:p>
          </table:table-cell>
          <table:table-cell office:value-type="string" calcext:value-type="string">
            <text:p>https://api.github.com/repos/cn007b/my</text:p>
          </table:table-cell>
          <table:table-cell table:formula="of:=REPLACE([.B1327]; 1; 29; &quot;&quot;)" office:value-type="string" office:string-value="cn007b/my" calcext:value-type="string">
            <text:p>cn007b/my</text:p>
          </table:table-cell>
        </table:table-row>
        <table:table-row table:style-name="ro1">
          <table:table-cell office:value-type="float" office:value="7616424" calcext:value-type="float">
            <text:p>7616424</text:p>
          </table:table-cell>
          <table:table-cell office:value-type="string" calcext:value-type="string">
            <text:p>https://api.github.com/repos/marvinlabs/customer-area</text:p>
          </table:table-cell>
          <table:table-cell table:formula="of:=REPLACE([.B1328]; 1; 29; &quot;&quot;)" office:value-type="string" office:string-value="marvinlabs/customer-area" calcext:value-type="string">
            <text:p>marvinlabs/customer-area</text:p>
          </table:table-cell>
        </table:table-row>
        <table:table-row table:style-name="ro1">
          <table:table-cell office:value-type="float" office:value="7619464" calcext:value-type="float">
            <text:p>7619464</text:p>
          </table:table-cell>
          <table:table-cell office:value-type="string" calcext:value-type="string">
            <text:p>https://api.github.com/repos/MartinThoma/write-math</text:p>
          </table:table-cell>
          <table:table-cell table:formula="of:=REPLACE([.B1329]; 1; 29; &quot;&quot;)" office:value-type="string" office:string-value="MartinThoma/write-math" calcext:value-type="string">
            <text:p>MartinThoma/write-math</text:p>
          </table:table-cell>
        </table:table-row>
        <table:table-row table:style-name="ro1">
          <table:table-cell office:value-type="float" office:value="7624394" calcext:value-type="float">
            <text:p>7624394</text:p>
          </table:table-cell>
          <table:table-cell office:value-type="string" calcext:value-type="string">
            <text:p>https://api.github.com/repos/fguillot/kanboard</text:p>
          </table:table-cell>
          <table:table-cell table:formula="of:=REPLACE([.B1330]; 1; 29; &quot;&quot;)" office:value-type="string" office:string-value="fguillot/kanboard" calcext:value-type="string">
            <text:p>fguillot/kanboard</text:p>
          </table:table-cell>
        </table:table-row>
        <table:table-row table:style-name="ro1">
          <table:table-cell office:value-type="float" office:value="7648842" calcext:value-type="float">
            <text:p>7648842</text:p>
          </table:table-cell>
          <table:table-cell office:value-type="string" calcext:value-type="string">
            <text:p>https://api.github.com/repos/leonliliang/U2</text:p>
          </table:table-cell>
          <table:table-cell table:formula="of:=REPLACE([.B1331]; 1; 29; &quot;&quot;)" office:value-type="string" office:string-value="leonliliang/U2" calcext:value-type="string">
            <text:p>leonliliang/U2</text:p>
          </table:table-cell>
        </table:table-row>
        <table:table-row table:style-name="ro1">
          <table:table-cell office:value-type="float" office:value="7657266" calcext:value-type="float">
            <text:p>7657266</text:p>
          </table:table-cell>
          <table:table-cell office:value-type="string" calcext:value-type="string">
            <text:p>https://api.github.com/repos/wallabag/wallabag</text:p>
          </table:table-cell>
          <table:table-cell table:formula="of:=REPLACE([.B1332]; 1; 29; &quot;&quot;)" office:value-type="string" office:string-value="wallabag/wallabag" calcext:value-type="string">
            <text:p>wallabag/wallabag</text:p>
          </table:table-cell>
        </table:table-row>
        <table:table-row table:style-name="ro1">
          <table:table-cell office:value-type="float" office:value="7657928" calcext:value-type="float">
            <text:p>7657928</text:p>
          </table:table-cell>
          <table:table-cell office:value-type="string" calcext:value-type="string">
            <text:p>https://api.github.com/repos/nvvetal/ra</text:p>
          </table:table-cell>
          <table:table-cell table:formula="of:=REPLACE([.B1333]; 1; 29; &quot;&quot;)" office:value-type="string" office:string-value="nvvetal/ra" calcext:value-type="string">
            <text:p>nvvetal/ra</text:p>
          </table:table-cell>
        </table:table-row>
        <table:table-row table:style-name="ro1">
          <table:table-cell office:value-type="float" office:value="7658981" calcext:value-type="float">
            <text:p>7658981</text:p>
          </table:table-cell>
          <table:table-cell office:value-type="string" calcext:value-type="string">
            <text:p>https://api.github.com/repos/ITS-UofIowa/sitenow_custom_profile</text:p>
          </table:table-cell>
          <table:table-cell table:formula="of:=REPLACE([.B1334]; 1; 29; &quot;&quot;)" office:value-type="string" office:string-value="ITS-UofIowa/sitenow_custom_profile" calcext:value-type="string">
            <text:p>ITS-UofIowa/sitenow_custom_profile</text:p>
          </table:table-cell>
        </table:table-row>
        <table:table-row table:style-name="ro1">
          <table:table-cell office:value-type="float" office:value="7661013" calcext:value-type="float">
            <text:p>7661013</text:p>
          </table:table-cell>
          <table:table-cell office:value-type="string" calcext:value-type="string">
            <text:p>https://api.github.com/repos/OpenACalendar/OpenACalendar-Web-Core</text:p>
          </table:table-cell>
          <table:table-cell table:formula="of:=REPLACE([.B1335]; 1; 29; &quot;&quot;)" office:value-type="string" office:string-value="OpenACalendar/OpenACalendar-Web-Core" calcext:value-type="string">
            <text:p>OpenACalendar/OpenACalendar-Web-Core</text:p>
          </table:table-cell>
        </table:table-row>
        <table:table-row table:style-name="ro1">
          <table:table-cell office:value-type="float" office:value="7662604" calcext:value-type="float">
            <text:p>7662604</text:p>
          </table:table-cell>
          <table:table-cell office:value-type="string" calcext:value-type="string">
            <text:p>https://api.github.com/repos/elmsln/elmsln</text:p>
          </table:table-cell>
          <table:table-cell table:formula="of:=REPLACE([.B1336]; 1; 29; &quot;&quot;)" office:value-type="string" office:string-value="elmsln/elmsln" calcext:value-type="string">
            <text:p>elmsln/elmsln</text:p>
          </table:table-cell>
        </table:table-row>
        <table:table-row table:style-name="ro1">
          <table:table-cell office:value-type="float" office:value="7664579" calcext:value-type="float">
            <text:p>7664579</text:p>
          </table:table-cell>
          <table:table-cell office:value-type="string" calcext:value-type="string">
            <text:p>https://api.github.com/repos/ChrisWiegman/Primary-Vagrant</text:p>
          </table:table-cell>
          <table:table-cell table:formula="of:=REPLACE([.B1337]; 1; 29; &quot;&quot;)" office:value-type="string" office:string-value="ChrisWiegman/Primary-Vagrant" calcext:value-type="string">
            <text:p>ChrisWiegman/Primary-Vagrant</text:p>
          </table:table-cell>
        </table:table-row>
        <table:table-row table:style-name="ro1">
          <table:table-cell office:value-type="float" office:value="7673118" calcext:value-type="float">
            <text:p>7673118</text:p>
          </table:table-cell>
          <table:table-cell office:value-type="string" calcext:value-type="string">
            <text:p>https://api.github.com/repos/kfwebdev/wp-at</text:p>
          </table:table-cell>
          <table:table-cell table:formula="of:=REPLACE([.B1338]; 1; 29; &quot;&quot;)" office:value-type="string" office:string-value="kfwebdev/wp-at" calcext:value-type="string">
            <text:p>kfwebdev/wp-at</text:p>
          </table:table-cell>
        </table:table-row>
        <table:table-row table:style-name="ro1">
          <table:table-cell office:value-type="float" office:value="7690089" calcext:value-type="float">
            <text:p>7690089</text:p>
          </table:table-cell>
          <table:table-cell office:value-type="string" calcext:value-type="string">
            <text:p>https://api.github.com/repos/ASU/webspark-drops-drupal7</text:p>
          </table:table-cell>
          <table:table-cell table:formula="of:=REPLACE([.B1339]; 1; 29; &quot;&quot;)" office:value-type="string" office:string-value="ASU/webspark-drops-drupal7" calcext:value-type="string">
            <text:p>ASU/webspark-drops-drupal7</text:p>
          </table:table-cell>
        </table:table-row>
        <table:table-row table:style-name="ro1">
          <table:table-cell office:value-type="float" office:value="7690919" calcext:value-type="float">
            <text:p>7690919</text:p>
          </table:table-cell>
          <table:table-cell office:value-type="string" calcext:value-type="string">
            <text:p>https://api.github.com/repos/pollin14/filmoteca</text:p>
          </table:table-cell>
          <table:table-cell table:formula="of:=REPLACE([.B1340]; 1; 29; &quot;&quot;)" office:value-type="string" office:string-value="pollin14/filmoteca" calcext:value-type="string">
            <text:p>pollin14/filmoteca</text:p>
          </table:table-cell>
        </table:table-row>
        <table:table-row table:style-name="ro1">
          <table:table-cell office:value-type="float" office:value="7701652" calcext:value-type="float">
            <text:p>7701652</text:p>
          </table:table-cell>
          <table:table-cell office:value-type="string" calcext:value-type="string">
            <text:p>https://api.github.com/repos/moderntribe/the-events-calendar</text:p>
          </table:table-cell>
          <table:table-cell table:formula="of:=REPLACE([.B1341]; 1; 29; &quot;&quot;)" office:value-type="string" office:string-value="moderntribe/the-events-calendar" calcext:value-type="string">
            <text:p>moderntribe/the-events-calendar</text:p>
          </table:table-cell>
        </table:table-row>
        <table:table-row table:style-name="ro1">
          <table:table-cell office:value-type="float" office:value="7708842" calcext:value-type="float">
            <text:p>7708842</text:p>
          </table:table-cell>
          <table:table-cell office:value-type="string" calcext:value-type="string">
            <text:p>https://api.github.com/repos/mojoness/mojo-marketplace-wp-plugin</text:p>
          </table:table-cell>
          <table:table-cell table:formula="of:=REPLACE([.B1342]; 1; 29; &quot;&quot;)" office:value-type="string" office:string-value="mojoness/mojo-marketplace-wp-plugin" calcext:value-type="string">
            <text:p>mojoness/mojo-marketplace-wp-plugin</text:p>
          </table:table-cell>
        </table:table-row>
        <table:table-row table:style-name="ro1">
          <table:table-cell office:value-type="float" office:value="7731909" calcext:value-type="float">
            <text:p>7731909</text:p>
          </table:table-cell>
          <table:table-cell office:value-type="string" calcext:value-type="string">
            <text:p>https://api.github.com/repos/microweber/microweber</text:p>
          </table:table-cell>
          <table:table-cell table:formula="of:=REPLACE([.B1343]; 1; 29; &quot;&quot;)" office:value-type="string" office:string-value="microweber/microweber" calcext:value-type="string">
            <text:p>microweber/microweber</text:p>
          </table:table-cell>
        </table:table-row>
        <table:table-row table:style-name="ro1">
          <table:table-cell office:value-type="float" office:value="7747909" calcext:value-type="float">
            <text:p>7747909</text:p>
          </table:table-cell>
          <table:table-cell office:value-type="string" calcext:value-type="string">
            <text:p>https://api.github.com/repos/nesmaster/sionmx</text:p>
          </table:table-cell>
          <table:table-cell table:formula="of:=REPLACE([.B1344]; 1; 29; &quot;&quot;)" office:value-type="string" office:string-value="nesmaster/sionmx" calcext:value-type="string">
            <text:p>nesmaster/sionmx</text:p>
          </table:table-cell>
        </table:table-row>
        <table:table-row table:style-name="ro1">
          <table:table-cell office:value-type="float" office:value="7748810" calcext:value-type="float">
            <text:p>7748810</text:p>
          </table:table-cell>
          <table:table-cell office:value-type="string" calcext:value-type="string">
            <text:p>https://api.github.com/repos/nesmaster/sionca</text:p>
          </table:table-cell>
          <table:table-cell table:formula="of:=REPLACE([.B1345]; 1; 29; &quot;&quot;)" office:value-type="string" office:string-value="nesmaster/sionca" calcext:value-type="string">
            <text:p>nesmaster/sionca</text:p>
          </table:table-cell>
        </table:table-row>
        <table:table-row table:style-name="ro1">
          <table:table-cell office:value-type="float" office:value="7770168" calcext:value-type="float">
            <text:p>7770168</text:p>
          </table:table-cell>
          <table:table-cell office:value-type="string" calcext:value-type="string">
            <text:p>https://api.github.com/repos/walypala23/correzioni-olimpiadi</text:p>
          </table:table-cell>
          <table:table-cell table:formula="of:=REPLACE([.B1346]; 1; 29; &quot;&quot;)" office:value-type="string" office:string-value="walypala23/correzioni-olimpiadi" calcext:value-type="string">
            <text:p>walypala23/correzioni-olimpiadi</text:p>
          </table:table-cell>
        </table:table-row>
        <table:table-row table:style-name="ro1">
          <table:table-cell office:value-type="float" office:value="7773993" calcext:value-type="float">
            <text:p>7773993</text:p>
          </table:table-cell>
          <table:table-cell office:value-type="string" calcext:value-type="string">
            <text:p>https://api.github.com/repos/GEWIS/gewisweb</text:p>
          </table:table-cell>
          <table:table-cell table:formula="of:=REPLACE([.B1347]; 1; 29; &quot;&quot;)" office:value-type="string" office:string-value="GEWIS/gewisweb" calcext:value-type="string">
            <text:p>GEWIS/gewisweb</text:p>
          </table:table-cell>
        </table:table-row>
        <table:table-row table:style-name="ro1">
          <table:table-cell office:value-type="float" office:value="7823769" calcext:value-type="float">
            <text:p>7823769</text:p>
          </table:table-cell>
          <table:table-cell office:value-type="string" calcext:value-type="string">
            <text:p>https://api.github.com/repos/rayliu/j-eeda</text:p>
          </table:table-cell>
          <table:table-cell table:formula="of:=REPLACE([.B1348]; 1; 29; &quot;&quot;)" office:value-type="string" office:string-value="rayliu/j-eeda" calcext:value-type="string">
            <text:p>rayliu/j-eeda</text:p>
          </table:table-cell>
        </table:table-row>
        <table:table-row table:style-name="ro1">
          <table:table-cell office:value-type="float" office:value="7834850" calcext:value-type="float">
            <text:p>7834850</text:p>
          </table:table-cell>
          <table:table-cell office:value-type="string" calcext:value-type="string">
            <text:p>https://api.github.com/repos/hopitio/e-com</text:p>
          </table:table-cell>
          <table:table-cell table:formula="of:=REPLACE([.B1349]; 1; 29; &quot;&quot;)" office:value-type="string" office:string-value="hopitio/e-com" calcext:value-type="string">
            <text:p>hopitio/e-com</text:p>
          </table:table-cell>
        </table:table-row>
        <table:table-row table:style-name="ro1">
          <table:table-cell office:value-type="float" office:value="7835433" calcext:value-type="float">
            <text:p>7835433</text:p>
          </table:table-cell>
          <table:table-cell office:value-type="string" calcext:value-type="string">
            <text:p>https://api.github.com/repos/WaveHack/OpenDominion</text:p>
          </table:table-cell>
          <table:table-cell table:formula="of:=REPLACE([.B1350]; 1; 29; &quot;&quot;)" office:value-type="string" office:string-value="WaveHack/OpenDominion" calcext:value-type="string">
            <text:p>WaveHack/OpenDominion</text:p>
          </table:table-cell>
        </table:table-row>
        <table:table-row table:style-name="ro1">
          <table:table-cell office:value-type="float" office:value="7849179" calcext:value-type="float">
            <text:p>7849179</text:p>
          </table:table-cell>
          <table:table-cell office:value-type="string" calcext:value-type="string">
            <text:p>https://api.github.com/repos/contao-community-alliance/dc-general</text:p>
          </table:table-cell>
          <table:table-cell table:formula="of:=REPLACE([.B1351]; 1; 29; &quot;&quot;)" office:value-type="string" office:string-value="contao-community-alliance/dc-general" calcext:value-type="string">
            <text:p>contao-community-alliance/dc-general</text:p>
          </table:table-cell>
        </table:table-row>
        <table:table-row table:style-name="ro1">
          <table:table-cell office:value-type="float" office:value="7856355" calcext:value-type="float">
            <text:p>7856355</text:p>
          </table:table-cell>
          <table:table-cell office:value-type="string" calcext:value-type="string">
            <text:p>https://api.github.com/repos/docalist/docalist-core</text:p>
          </table:table-cell>
          <table:table-cell table:formula="of:=REPLACE([.B1352]; 1; 29; &quot;&quot;)" office:value-type="string" office:string-value="docalist/docalist-core" calcext:value-type="string">
            <text:p>docalist/docalist-core</text:p>
          </table:table-cell>
        </table:table-row>
        <table:table-row table:style-name="ro1">
          <table:table-cell office:value-type="float" office:value="7859529" calcext:value-type="float">
            <text:p>7859529</text:p>
          </table:table-cell>
          <table:table-cell office:value-type="string" calcext:value-type="string">
            <text:p>https://api.github.com/repos/pingpong-labs/modules</text:p>
          </table:table-cell>
          <table:table-cell table:formula="of:=REPLACE([.B1353]; 1; 29; &quot;&quot;)" office:value-type="string" office:string-value="pingpong-labs/modules" calcext:value-type="string">
            <text:p>pingpong-labs/modules</text:p>
          </table:table-cell>
        </table:table-row>
        <table:table-row table:style-name="ro1">
          <table:table-cell office:value-type="float" office:value="7867321" calcext:value-type="float">
            <text:p>7867321</text:p>
          </table:table-cell>
          <table:table-cell office:value-type="string" calcext:value-type="string">
            <text:p>https://api.github.com/repos/debolk/bolknoms2</text:p>
          </table:table-cell>
          <table:table-cell table:formula="of:=REPLACE([.B1354]; 1; 29; &quot;&quot;)" office:value-type="string" office:string-value="debolk/bolknoms2" calcext:value-type="string">
            <text:p>debolk/bolknoms2</text:p>
          </table:table-cell>
        </table:table-row>
        <table:table-row table:style-name="ro1">
          <table:table-cell office:value-type="float" office:value="7911202" calcext:value-type="float">
            <text:p>7911202</text:p>
          </table:table-cell>
          <table:table-cell office:value-type="string" calcext:value-type="string">
            <text:p>https://api.github.com/repos/Internet2/comanage-registry</text:p>
          </table:table-cell>
          <table:table-cell table:formula="of:=REPLACE([.B1355]; 1; 29; &quot;&quot;)" office:value-type="string" office:string-value="Internet2/comanage-registry" calcext:value-type="string">
            <text:p>Internet2/comanage-registry</text:p>
          </table:table-cell>
        </table:table-row>
        <table:table-row table:style-name="ro1">
          <table:table-cell office:value-type="float" office:value="7921108" calcext:value-type="float">
            <text:p>7921108</text:p>
          </table:table-cell>
          <table:table-cell office:value-type="string" calcext:value-type="string">
            <text:p>https://api.github.com/repos/humhub/humhub</text:p>
          </table:table-cell>
          <table:table-cell table:formula="of:=REPLACE([.B1356]; 1; 29; &quot;&quot;)" office:value-type="string" office:string-value="humhub/humhub" calcext:value-type="string">
            <text:p>humhub/humhub</text:p>
          </table:table-cell>
        </table:table-row>
        <table:table-row table:style-name="ro1">
          <table:table-cell office:value-type="float" office:value="7932065" calcext:value-type="float">
            <text:p>7932065</text:p>
          </table:table-cell>
          <table:table-cell office:value-type="string" calcext:value-type="string">
            <text:p>https://api.github.com/repos/eduardonalves/lifecare</text:p>
          </table:table-cell>
          <table:table-cell table:formula="of:=REPLACE([.B1357]; 1; 29; &quot;&quot;)" office:value-type="string" office:string-value="eduardonalves/lifecare" calcext:value-type="string">
            <text:p>eduardonalves/lifecare</text:p>
          </table:table-cell>
        </table:table-row>
        <table:table-row table:style-name="ro1">
          <table:table-cell office:value-type="float" office:value="7939511" calcext:value-type="float">
            <text:p>7939511</text:p>
          </table:table-cell>
          <table:table-cell office:value-type="string" calcext:value-type="string">
            <text:p>https://api.github.com/repos/gushphp/gush</text:p>
          </table:table-cell>
          <table:table-cell table:formula="of:=REPLACE([.B1358]; 1; 29; &quot;&quot;)" office:value-type="string" office:string-value="gushphp/gush" calcext:value-type="string">
            <text:p>gushphp/gush</text:p>
          </table:table-cell>
        </table:table-row>
        <table:table-row table:style-name="ro1">
          <table:table-cell office:value-type="float" office:value="7974926" calcext:value-type="float">
            <text:p>7974926</text:p>
          </table:table-cell>
          <table:table-cell office:value-type="string" calcext:value-type="string">
            <text:p>https://api.github.com/repos/afup/web</text:p>
          </table:table-cell>
          <table:table-cell table:formula="of:=REPLACE([.B1359]; 1; 29; &quot;&quot;)" office:value-type="string" office:string-value="afup/web" calcext:value-type="string">
            <text:p>afup/web</text:p>
          </table:table-cell>
        </table:table-row>
        <table:table-row table:style-name="ro1">
          <table:table-cell office:value-type="float" office:value="7977767" calcext:value-type="float">
            <text:p>7977767</text:p>
          </table:table-cell>
          <table:table-cell office:value-type="string" calcext:value-type="string">
            <text:p>https://api.github.com/repos/jekkos/opensourcepos</text:p>
          </table:table-cell>
          <table:table-cell table:formula="of:=REPLACE([.B1360]; 1; 29; &quot;&quot;)" office:value-type="string" office:string-value="jekkos/opensourcepos" calcext:value-type="string">
            <text:p>jekkos/opensourcepos</text:p>
          </table:table-cell>
        </table:table-row>
        <table:table-row table:style-name="ro1">
          <table:table-cell office:value-type="float" office:value="7991676" calcext:value-type="float">
            <text:p>7991676</text:p>
          </table:table-cell>
          <table:table-cell office:value-type="string" calcext:value-type="string">
            <text:p>https://api.github.com/repos/petervanderdoes/AVH-Raritan-Photographic-Society</text:p>
          </table:table-cell>
          <table:table-cell table:formula="of:=REPLACE([.B1361]; 1; 29; &quot;&quot;)" office:value-type="string" office:string-value="petervanderdoes/AVH-Raritan-Photographic-Society" calcext:value-type="string">
            <text:p>petervanderdoes/AVH-Raritan-Photographic-Society</text:p>
          </table:table-cell>
        </table:table-row>
        <table:table-row table:style-name="ro1">
          <table:table-cell office:value-type="float" office:value="7994968" calcext:value-type="float">
            <text:p>7994968</text:p>
          </table:table-cell>
          <table:table-cell office:value-type="string" calcext:value-type="string">
            <text:p>https://api.github.com/repos/soundasleep/openclerk</text:p>
          </table:table-cell>
          <table:table-cell table:formula="of:=REPLACE([.B1362]; 1; 29; &quot;&quot;)" office:value-type="string" office:string-value="soundasleep/openclerk" calcext:value-type="string">
            <text:p>soundasleep/openclerk</text:p>
          </table:table-cell>
        </table:table-row>
        <table:table-row table:style-name="ro1">
          <table:table-cell office:value-type="float" office:value="7998637" calcext:value-type="float">
            <text:p>7998637</text:p>
          </table:table-cell>
          <table:table-cell office:value-type="string" calcext:value-type="string">
            <text:p>https://api.github.com/repos/abrain/einsatzverwaltung</text:p>
          </table:table-cell>
          <table:table-cell table:formula="of:=REPLACE([.B1363]; 1; 29; &quot;&quot;)" office:value-type="string" office:string-value="abrain/einsatzverwaltung" calcext:value-type="string">
            <text:p>abrain/einsatzverwaltung</text:p>
          </table:table-cell>
        </table:table-row>
        <table:table-row table:style-name="ro1">
          <table:table-cell office:value-type="float" office:value="8012073" calcext:value-type="float">
            <text:p>8012073</text:p>
          </table:table-cell>
          <table:table-cell office:value-type="string" calcext:value-type="string">
            <text:p>https://api.github.com/repos/gambitph/Titan-Framework</text:p>
          </table:table-cell>
          <table:table-cell table:formula="of:=REPLACE([.B1364]; 1; 29; &quot;&quot;)" office:value-type="string" office:string-value="gambitph/Titan-Framework" calcext:value-type="string">
            <text:p>gambitph/Titan-Framework</text:p>
          </table:table-cell>
        </table:table-row>
        <table:table-row table:style-name="ro1">
          <table:table-cell office:value-type="float" office:value="8013888" calcext:value-type="float">
            <text:p>8013888</text:p>
          </table:table-cell>
          <table:table-cell office:value-type="string" calcext:value-type="string">
            <text:p>https://api.github.com/repos/owncloud/gallery</text:p>
          </table:table-cell>
          <table:table-cell table:formula="of:=REPLACE([.B1365]; 1; 29; &quot;&quot;)" office:value-type="string" office:string-value="owncloud/gallery" calcext:value-type="string">
            <text:p>owncloud/gallery</text:p>
          </table:table-cell>
        </table:table-row>
        <table:table-row table:style-name="ro1">
          <table:table-cell office:value-type="float" office:value="8017385" calcext:value-type="float">
            <text:p>8017385</text:p>
          </table:table-cell>
          <table:table-cell office:value-type="string" calcext:value-type="string">
            <text:p>https://api.github.com/repos/Tatoeba/tatoeba2</text:p>
          </table:table-cell>
          <table:table-cell table:formula="of:=REPLACE([.B1366]; 1; 29; &quot;&quot;)" office:value-type="string" office:string-value="Tatoeba/tatoeba2" calcext:value-type="string">
            <text:p>Tatoeba/tatoeba2</text:p>
          </table:table-cell>
        </table:table-row>
        <table:table-row table:style-name="ro1">
          <table:table-cell office:value-type="float" office:value="8019684" calcext:value-type="float">
            <text:p>8019684</text:p>
          </table:table-cell>
          <table:table-cell office:value-type="string" calcext:value-type="string">
            <text:p>https://api.github.com/repos/Panthera-Framework/panthera</text:p>
          </table:table-cell>
          <table:table-cell table:formula="of:=REPLACE([.B1367]; 1; 29; &quot;&quot;)" office:value-type="string" office:string-value="Panthera-Framework/panthera" calcext:value-type="string">
            <text:p>Panthera-Framework/panthera</text:p>
          </table:table-cell>
        </table:table-row>
        <table:table-row table:style-name="ro1">
          <table:table-cell office:value-type="float" office:value="8021711" calcext:value-type="float">
            <text:p>8021711</text:p>
          </table:table-cell>
          <table:table-cell office:value-type="string" calcext:value-type="string">
            <text:p>https://api.github.com/repos/Make-Magazine/makercon</text:p>
          </table:table-cell>
          <table:table-cell table:formula="of:=REPLACE([.B1368]; 1; 29; &quot;&quot;)" office:value-type="string" office:string-value="Make-Magazine/makercon" calcext:value-type="string">
            <text:p>Make-Magazine/makercon</text:p>
          </table:table-cell>
        </table:table-row>
        <table:table-row table:style-name="ro1">
          <table:table-cell office:value-type="float" office:value="8029183" calcext:value-type="float">
            <text:p>8029183</text:p>
          </table:table-cell>
          <table:table-cell office:value-type="string" calcext:value-type="string">
            <text:p>https://api.github.com/repos/mcasu/streamlisproject</text:p>
          </table:table-cell>
          <table:table-cell table:formula="of:=REPLACE([.B1369]; 1; 29; &quot;&quot;)" office:value-type="string" office:string-value="mcasu/streamlisproject" calcext:value-type="string">
            <text:p>mcasu/streamlisproject</text:p>
          </table:table-cell>
        </table:table-row>
        <table:table-row table:style-name="ro1">
          <table:table-cell office:value-type="float" office:value="8047480" calcext:value-type="float">
            <text:p>8047480</text:p>
          </table:table-cell>
          <table:table-cell office:value-type="string" calcext:value-type="string">
            <text:p>https://api.github.com/repos/thebrandonallen/buddypress</text:p>
          </table:table-cell>
          <table:table-cell table:formula="of:=REPLACE([.B1370]; 1; 29; &quot;&quot;)" office:value-type="string" office:string-value="thebrandonallen/buddypress" calcext:value-type="string">
            <text:p>thebrandonallen/buddypress</text:p>
          </table:table-cell>
        </table:table-row>
        <table:table-row table:style-name="ro1">
          <table:table-cell office:value-type="float" office:value="8055444" calcext:value-type="float">
            <text:p>8055444</text:p>
          </table:table-cell>
          <table:table-cell office:value-type="string" calcext:value-type="string">
            <text:p>https://api.github.com/repos/M-O-S-E-S/mgm</text:p>
          </table:table-cell>
          <table:table-cell table:formula="of:=REPLACE([.B1371]; 1; 29; &quot;&quot;)" office:value-type="string" office:string-value="M-O-S-E-S/mgm" calcext:value-type="string">
            <text:p>M-O-S-E-S/mgm</text:p>
          </table:table-cell>
        </table:table-row>
        <table:table-row table:style-name="ro1">
          <table:table-cell office:value-type="float" office:value="8058317" calcext:value-type="float">
            <text:p>8058317</text:p>
          </table:table-cell>
          <table:table-cell office:value-type="string" calcext:value-type="string">
            <text:p>https://api.github.com/repos/drupalprojects/webform</text:p>
          </table:table-cell>
          <table:table-cell table:formula="of:=REPLACE([.B1372]; 1; 29; &quot;&quot;)" office:value-type="string" office:string-value="drupalprojects/webform" calcext:value-type="string">
            <text:p>drupalprojects/webform</text:p>
          </table:table-cell>
        </table:table-row>
        <table:table-row table:style-name="ro1">
          <table:table-cell office:value-type="float" office:value="8063717" calcext:value-type="float">
            <text:p>8063717</text:p>
          </table:table-cell>
          <table:table-cell office:value-type="string" calcext:value-type="string">
            <text:p>https://api.github.com/repos/jasonmunro/hm3</text:p>
          </table:table-cell>
          <table:table-cell table:formula="of:=REPLACE([.B1373]; 1; 29; &quot;&quot;)" office:value-type="string" office:string-value="jasonmunro/hm3" calcext:value-type="string">
            <text:p>jasonmunro/hm3</text:p>
          </table:table-cell>
        </table:table-row>
        <table:table-row table:style-name="ro1">
          <table:table-cell office:value-type="float" office:value="8064609" calcext:value-type="float">
            <text:p>8064609</text:p>
          </table:table-cell>
          <table:table-cell office:value-type="string" calcext:value-type="string">
            <text:p>https://api.github.com/repos/zendesk/zendesk_api_client_php</text:p>
          </table:table-cell>
          <table:table-cell table:formula="of:=REPLACE([.B1374]; 1; 29; &quot;&quot;)" office:value-type="string" office:string-value="zendesk/zendesk_api_client_php" calcext:value-type="string">
            <text:p>zendesk/zendesk_api_client_php</text:p>
          </table:table-cell>
        </table:table-row>
        <table:table-row table:style-name="ro1">
          <table:table-cell office:value-type="float" office:value="8091987" calcext:value-type="float">
            <text:p>8091987</text:p>
          </table:table-cell>
          <table:table-cell office:value-type="string" calcext:value-type="string">
            <text:p>https://api.github.com/repos/beandog/dart</text:p>
          </table:table-cell>
          <table:table-cell table:formula="of:=REPLACE([.B1375]; 1; 29; &quot;&quot;)" office:value-type="string" office:string-value="beandog/dart" calcext:value-type="string">
            <text:p>beandog/dart</text:p>
          </table:table-cell>
        </table:table-row>
        <table:table-row table:style-name="ro1">
          <table:table-cell office:value-type="float" office:value="8110390" calcext:value-type="float">
            <text:p>8110390</text:p>
          </table:table-cell>
          <table:table-cell office:value-type="string" calcext:value-type="string">
            <text:p>https://api.github.com/repos/ventoviro/windwalker</text:p>
          </table:table-cell>
          <table:table-cell table:formula="of:=REPLACE([.B1376]; 1; 29; &quot;&quot;)" office:value-type="string" office:string-value="ventoviro/windwalker" calcext:value-type="string">
            <text:p>ventoviro/windwalker</text:p>
          </table:table-cell>
        </table:table-row>
        <table:table-row table:style-name="ro1">
          <table:table-cell office:value-type="float" office:value="8113769" calcext:value-type="float">
            <text:p>8113769</text:p>
          </table:table-cell>
          <table:table-cell office:value-type="string" calcext:value-type="string">
            <text:p>https://api.github.com/repos/luanpm88/marketonline</text:p>
          </table:table-cell>
          <table:table-cell table:formula="of:=REPLACE([.B1377]; 1; 29; &quot;&quot;)" office:value-type="string" office:string-value="luanpm88/marketonline" calcext:value-type="string">
            <text:p>luanpm88/marketonline</text:p>
          </table:table-cell>
        </table:table-row>
        <table:table-row table:style-name="ro1">
          <table:table-cell office:value-type="float" office:value="8114366" calcext:value-type="float">
            <text:p>8114366</text:p>
          </table:table-cell>
          <table:table-cell office:value-type="string" calcext:value-type="string">
            <text:p>https://api.github.com/repos/cebo/row_wp</text:p>
          </table:table-cell>
          <table:table-cell table:formula="of:=REPLACE([.B1378]; 1; 29; &quot;&quot;)" office:value-type="string" office:string-value="cebo/row_wp" calcext:value-type="string">
            <text:p>cebo/row_wp</text:p>
          </table:table-cell>
        </table:table-row>
        <table:table-row table:style-name="ro1">
          <table:table-cell office:value-type="float" office:value="8115627" calcext:value-type="float">
            <text:p>8115627</text:p>
          </table:table-cell>
          <table:table-cell office:value-type="string" calcext:value-type="string">
            <text:p>https://api.github.com/repos/jonsito/AgilityContest</text:p>
          </table:table-cell>
          <table:table-cell table:formula="of:=REPLACE([.B1379]; 1; 29; &quot;&quot;)" office:value-type="string" office:string-value="jonsito/AgilityContest" calcext:value-type="string">
            <text:p>jonsito/AgilityContest</text:p>
          </table:table-cell>
        </table:table-row>
        <table:table-row table:style-name="ro1">
          <table:table-cell office:value-type="float" office:value="8119200" calcext:value-type="float">
            <text:p>8119200</text:p>
          </table:table-cell>
          <table:table-cell office:value-type="string" calcext:value-type="string">
            <text:p>https://api.github.com/repos/etf-sarajevo/zamger</text:p>
          </table:table-cell>
          <table:table-cell table:formula="of:=REPLACE([.B1380]; 1; 29; &quot;&quot;)" office:value-type="string" office:string-value="etf-sarajevo/zamger" calcext:value-type="string">
            <text:p>etf-sarajevo/zamger</text:p>
          </table:table-cell>
        </table:table-row>
        <table:table-row table:style-name="ro1">
          <table:table-cell office:value-type="float" office:value="8124191" calcext:value-type="float">
            <text:p>8124191</text:p>
          </table:table-cell>
          <table:table-cell office:value-type="string" calcext:value-type="string">
            <text:p>https://api.github.com/repos/digitalmethodsinitiative/dmi-tcat</text:p>
          </table:table-cell>
          <table:table-cell table:formula="of:=REPLACE([.B1381]; 1; 29; &quot;&quot;)" office:value-type="string" office:string-value="digitalmethodsinitiative/dmi-tcat" calcext:value-type="string">
            <text:p>digitalmethodsinitiative/dmi-tcat</text:p>
          </table:table-cell>
        </table:table-row>
        <table:table-row table:style-name="ro1">
          <table:table-cell office:value-type="float" office:value="8137042" calcext:value-type="float">
            <text:p>8137042</text:p>
          </table:table-cell>
          <table:table-cell office:value-type="string" calcext:value-type="string">
            <text:p>https://api.github.com/repos/all-ride/ride-web-cms</text:p>
          </table:table-cell>
          <table:table-cell table:formula="of:=REPLACE([.B1382]; 1; 29; &quot;&quot;)" office:value-type="string" office:string-value="all-ride/ride-web-cms" calcext:value-type="string">
            <text:p>all-ride/ride-web-cms</text:p>
          </table:table-cell>
        </table:table-row>
        <table:table-row table:style-name="ro1">
          <table:table-cell office:value-type="float" office:value="8137044" calcext:value-type="float">
            <text:p>8137044</text:p>
          </table:table-cell>
          <table:table-cell office:value-type="string" calcext:value-type="string">
            <text:p>https://api.github.com/repos/all-ride/ride-web-cms-orm</text:p>
          </table:table-cell>
          <table:table-cell table:formula="of:=REPLACE([.B1383]; 1; 29; &quot;&quot;)" office:value-type="string" office:string-value="all-ride/ride-web-cms-orm" calcext:value-type="string">
            <text:p>all-ride/ride-web-cms-orm</text:p>
          </table:table-cell>
        </table:table-row>
        <table:table-row table:style-name="ro1">
          <table:table-cell office:value-type="float" office:value="8144099" calcext:value-type="float">
            <text:p>8144099</text:p>
          </table:table-cell>
          <table:table-cell office:value-type="string" calcext:value-type="string">
            <text:p>https://api.github.com/repos/pantheon-systems/terminus</text:p>
          </table:table-cell>
          <table:table-cell table:formula="of:=REPLACE([.B1384]; 1; 29; &quot;&quot;)" office:value-type="string" office:string-value="pantheon-systems/terminus" calcext:value-type="string">
            <text:p>pantheon-systems/terminus</text:p>
          </table:table-cell>
        </table:table-row>
        <table:table-row table:style-name="ro1">
          <table:table-cell office:value-type="float" office:value="8146621" calcext:value-type="float">
            <text:p>8146621</text:p>
          </table:table-cell>
          <table:table-cell office:value-type="string" calcext:value-type="string">
            <text:p>https://api.github.com/repos/LiveHelperChat/livehelperchat</text:p>
          </table:table-cell>
          <table:table-cell table:formula="of:=REPLACE([.B1385]; 1; 29; &quot;&quot;)" office:value-type="string" office:string-value="LiveHelperChat/livehelperchat" calcext:value-type="string">
            <text:p>LiveHelperChat/livehelperchat</text:p>
          </table:table-cell>
        </table:table-row>
        <table:table-row table:style-name="ro1">
          <table:table-cell office:value-type="float" office:value="8161889" calcext:value-type="float">
            <text:p>8161889</text:p>
          </table:table-cell>
          <table:table-cell office:value-type="string" calcext:value-type="string">
            <text:p>https://api.github.com/repos/gallir/Meneame</text:p>
          </table:table-cell>
          <table:table-cell table:formula="of:=REPLACE([.B1386]; 1; 29; &quot;&quot;)" office:value-type="string" office:string-value="gallir/Meneame" calcext:value-type="string">
            <text:p>gallir/Meneame</text:p>
          </table:table-cell>
        </table:table-row>
        <table:table-row table:style-name="ro1">
          <table:table-cell office:value-type="float" office:value="8173856" calcext:value-type="float">
            <text:p>8173856</text:p>
          </table:table-cell>
          <table:table-cell office:value-type="string" calcext:value-type="string">
            <text:p>https://api.github.com/repos/enigmagroup/enigmabox-openwrt</text:p>
          </table:table-cell>
          <table:table-cell table:formula="of:=REPLACE([.B1387]; 1; 29; &quot;&quot;)" office:value-type="string" office:string-value="enigmagroup/enigmabox-openwrt" calcext:value-type="string">
            <text:p>enigmagroup/enigmabox-openwrt</text:p>
          </table:table-cell>
        </table:table-row>
        <table:table-row table:style-name="ro1">
          <table:table-cell office:value-type="float" office:value="8178408" calcext:value-type="float">
            <text:p>8178408</text:p>
          </table:table-cell>
          <table:table-cell office:value-type="string" calcext:value-type="string">
            <text:p>https://api.github.com/repos/codinpsycho/psycho_store</text:p>
          </table:table-cell>
          <table:table-cell table:formula="of:=REPLACE([.B1388]; 1; 29; &quot;&quot;)" office:value-type="string" office:string-value="codinpsycho/psycho_store" calcext:value-type="string">
            <text:p>codinpsycho/psycho_store</text:p>
          </table:table-cell>
        </table:table-row>
        <table:table-row table:style-name="ro1">
          <table:table-cell office:value-type="float" office:value="8188015" calcext:value-type="float">
            <text:p>8188015</text:p>
          </table:table-cell>
          <table:table-cell office:value-type="string" calcext:value-type="string">
            <text:p>https://api.github.com/repos/PlanningBiblio/PlanningBiblio</text:p>
          </table:table-cell>
          <table:table-cell table:formula="of:=REPLACE([.B1389]; 1; 29; &quot;&quot;)" office:value-type="string" office:string-value="PlanningBiblio/PlanningBiblio" calcext:value-type="string">
            <text:p>PlanningBiblio/PlanningBiblio</text:p>
          </table:table-cell>
        </table:table-row>
        <table:table-row table:style-name="ro1">
          <table:table-cell office:value-type="float" office:value="8188062" calcext:value-type="float">
            <text:p>8188062</text:p>
          </table:table-cell>
          <table:table-cell office:value-type="string" calcext:value-type="string">
            <text:p>https://api.github.com/repos/DrupalHub/drupalhub</text:p>
          </table:table-cell>
          <table:table-cell table:formula="of:=REPLACE([.B1390]; 1; 29; &quot;&quot;)" office:value-type="string" office:string-value="DrupalHub/drupalhub" calcext:value-type="string">
            <text:p>DrupalHub/drupalhub</text:p>
          </table:table-cell>
        </table:table-row>
        <table:table-row table:style-name="ro1">
          <table:table-cell office:value-type="float" office:value="8195471" calcext:value-type="float">
            <text:p>8195471</text:p>
          </table:table-cell>
          <table:table-cell office:value-type="string" calcext:value-type="string">
            <text:p>https://api.github.com/repos/devlbr/api</text:p>
          </table:table-cell>
          <table:table-cell table:formula="of:=REPLACE([.B1391]; 1; 29; &quot;&quot;)" office:value-type="string" office:string-value="devlbr/api" calcext:value-type="string">
            <text:p>devlbr/api</text:p>
          </table:table-cell>
        </table:table-row>
        <table:table-row table:style-name="ro1">
          <table:table-cell office:value-type="float" office:value="8196972" calcext:value-type="float">
            <text:p>8196972</text:p>
          </table:table-cell>
          <table:table-cell office:value-type="string" calcext:value-type="string">
            <text:p>https://api.github.com/repos/simplesamlphp/simplesamlphp</text:p>
          </table:table-cell>
          <table:table-cell table:formula="of:=REPLACE([.B1392]; 1; 29; &quot;&quot;)" office:value-type="string" office:string-value="simplesamlphp/simplesamlphp" calcext:value-type="string">
            <text:p>simplesamlphp/simplesamlphp</text:p>
          </table:table-cell>
        </table:table-row>
        <table:table-row table:style-name="ro1">
          <table:table-cell office:value-type="float" office:value="8199769" calcext:value-type="float">
            <text:p>8199769</text:p>
          </table:table-cell>
          <table:table-cell office:value-type="string" calcext:value-type="string">
            <text:p>https://api.github.com/repos/wpovernight/woocommerce-pdf-invoices-packing-slips</text:p>
          </table:table-cell>
          <table:table-cell table:formula="of:=REPLACE([.B1393]; 1; 29; &quot;&quot;)" office:value-type="string" office:string-value="wpovernight/woocommerce-pdf-invoices-packing-slips" calcext:value-type="string">
            <text:p>wpovernight/woocommerce-pdf-invoices-packing-slips</text:p>
          </table:table-cell>
        </table:table-row>
        <table:table-row table:style-name="ro1">
          <table:table-cell office:value-type="float" office:value="8214315" calcext:value-type="float">
            <text:p>8214315</text:p>
          </table:table-cell>
          <table:table-cell office:value-type="string" calcext:value-type="string">
            <text:p>https://api.github.com/repos/helin16/ebmv</text:p>
          </table:table-cell>
          <table:table-cell table:formula="of:=REPLACE([.B1394]; 1; 29; &quot;&quot;)" office:value-type="string" office:string-value="helin16/ebmv" calcext:value-type="string">
            <text:p>helin16/ebmv</text:p>
          </table:table-cell>
        </table:table-row>
        <table:table-row table:style-name="ro1">
          <table:table-cell office:value-type="float" office:value="8217116" calcext:value-type="float">
            <text:p>8217116</text:p>
          </table:table-cell>
          <table:table-cell office:value-type="string" calcext:value-type="string">
            <text:p>https://api.github.com/repos/ifacesoft/Ice</text:p>
          </table:table-cell>
          <table:table-cell table:formula="of:=REPLACE([.B1395]; 1; 29; &quot;&quot;)" office:value-type="string" office:string-value="ifacesoft/Ice" calcext:value-type="string">
            <text:p>ifacesoft/Ice</text:p>
          </table:table-cell>
        </table:table-row>
        <table:table-row table:style-name="ro1">
          <table:table-cell office:value-type="float" office:value="8218594" calcext:value-type="float">
            <text:p>8218594</text:p>
          </table:table-cell>
          <table:table-cell office:value-type="string" calcext:value-type="string">
            <text:p>https://api.github.com/repos/angelleye/paypal-woocommerce</text:p>
          </table:table-cell>
          <table:table-cell table:formula="of:=REPLACE([.B1396]; 1; 29; &quot;&quot;)" office:value-type="string" office:string-value="angelleye/paypal-woocommerce" calcext:value-type="string">
            <text:p>angelleye/paypal-woocommerce</text:p>
          </table:table-cell>
        </table:table-row>
        <table:table-row table:style-name="ro1">
          <table:table-cell office:value-type="float" office:value="8230523" calcext:value-type="float">
            <text:p>8230523</text:p>
          </table:table-cell>
          <table:table-cell office:value-type="string" calcext:value-type="string">
            <text:p>https://api.github.com/repos/dundivet/cloaked-bear</text:p>
          </table:table-cell>
          <table:table-cell table:formula="of:=REPLACE([.B1397]; 1; 29; &quot;&quot;)" office:value-type="string" office:string-value="dundivet/cloaked-bear" calcext:value-type="string">
            <text:p>dundivet/cloaked-bear</text:p>
          </table:table-cell>
        </table:table-row>
        <table:table-row table:style-name="ro1">
          <table:table-cell office:value-type="float" office:value="8244394" calcext:value-type="float">
            <text:p>8244394</text:p>
          </table:table-cell>
          <table:table-cell office:value-type="string" calcext:value-type="string">
            <text:p>https://api.github.com/repos/phpsysinfo/phpsysinfo</text:p>
          </table:table-cell>
          <table:table-cell table:formula="of:=REPLACE([.B1398]; 1; 29; &quot;&quot;)" office:value-type="string" office:string-value="phpsysinfo/phpsysinfo" calcext:value-type="string">
            <text:p>phpsysinfo/phpsysinfo</text:p>
          </table:table-cell>
        </table:table-row>
        <table:table-row table:style-name="ro1">
          <table:table-cell office:value-type="float" office:value="8252110" calcext:value-type="float">
            <text:p>8252110</text:p>
          </table:table-cell>
          <table:table-cell office:value-type="string" calcext:value-type="string">
            <text:p>https://api.github.com/repos/ivanproskuryakov/Aisel</text:p>
          </table:table-cell>
          <table:table-cell table:formula="of:=REPLACE([.B1399]; 1; 29; &quot;&quot;)" office:value-type="string" office:string-value="ivanproskuryakov/Aisel" calcext:value-type="string">
            <text:p>ivanproskuryakov/Aisel</text:p>
          </table:table-cell>
        </table:table-row>
        <table:table-row table:style-name="ro1">
          <table:table-cell office:value-type="float" office:value="8256075" calcext:value-type="float">
            <text:p>8256075</text:p>
          </table:table-cell>
          <table:table-cell office:value-type="string" calcext:value-type="string">
            <text:p>https://api.github.com/repos/thephpleague/csv</text:p>
          </table:table-cell>
          <table:table-cell table:formula="of:=REPLACE([.B1400]; 1; 29; &quot;&quot;)" office:value-type="string" office:string-value="thephpleague/csv" calcext:value-type="string">
            <text:p>thephpleague/csv</text:p>
          </table:table-cell>
        </table:table-row>
        <table:table-row table:style-name="ro1">
          <table:table-cell office:value-type="float" office:value="8267121" calcext:value-type="float">
            <text:p>8267121</text:p>
          </table:table-cell>
          <table:table-cell office:value-type="string" calcext:value-type="string">
            <text:p>https://api.github.com/repos/blindernuka/billett</text:p>
          </table:table-cell>
          <table:table-cell table:formula="of:=REPLACE([.B1401]; 1; 29; &quot;&quot;)" office:value-type="string" office:string-value="blindernuka/billett" calcext:value-type="string">
            <text:p>blindernuka/billett</text:p>
          </table:table-cell>
        </table:table-row>
        <table:table-row table:style-name="ro1">
          <table:table-cell office:value-type="float" office:value="8270588" calcext:value-type="float">
            <text:p>8270588</text:p>
          </table:table-cell>
          <table:table-cell office:value-type="string" calcext:value-type="string">
            <text:p>https://api.github.com/repos/trajano/trajano.github.io</text:p>
          </table:table-cell>
          <table:table-cell table:formula="of:=REPLACE([.B1402]; 1; 29; &quot;&quot;)" office:value-type="string" office:string-value="trajano/trajano.github.io" calcext:value-type="string">
            <text:p>trajano/trajano.github.io</text:p>
          </table:table-cell>
        </table:table-row>
        <table:table-row table:style-name="ro1">
          <table:table-cell office:value-type="float" office:value="8280195" calcext:value-type="float">
            <text:p>8280195</text:p>
          </table:table-cell>
          <table:table-cell office:value-type="string" calcext:value-type="string">
            <text:p>https://api.github.com/repos/thephpleague/url</text:p>
          </table:table-cell>
          <table:table-cell table:formula="of:=REPLACE([.B1403]; 1; 29; &quot;&quot;)" office:value-type="string" office:string-value="thephpleague/url" calcext:value-type="string">
            <text:p>thephpleague/url</text:p>
          </table:table-cell>
        </table:table-row>
        <table:table-row table:style-name="ro1">
          <table:table-cell office:value-type="float" office:value="8286256" calcext:value-type="float">
            <text:p>8286256</text:p>
          </table:table-cell>
          <table:table-cell office:value-type="string" calcext:value-type="string">
            <text:p>https://api.github.com/repos/talis/tripod-php</text:p>
          </table:table-cell>
          <table:table-cell table:formula="of:=REPLACE([.B1404]; 1; 29; &quot;&quot;)" office:value-type="string" office:string-value="talis/tripod-php" calcext:value-type="string">
            <text:p>talis/tripod-php</text:p>
          </table:table-cell>
        </table:table-row>
        <table:table-row table:style-name="ro1">
          <table:table-cell office:value-type="float" office:value="8289676" calcext:value-type="float">
            <text:p>8289676</text:p>
          </table:table-cell>
          <table:table-cell office:value-type="string" calcext:value-type="string">
            <text:p>https://api.github.com/repos/Chassis/Chassis</text:p>
          </table:table-cell>
          <table:table-cell table:formula="of:=REPLACE([.B1405]; 1; 29; &quot;&quot;)" office:value-type="string" office:string-value="Chassis/Chassis" calcext:value-type="string">
            <text:p>Chassis/Chassis</text:p>
          </table:table-cell>
        </table:table-row>
        <table:table-row table:style-name="ro1">
          <table:table-cell office:value-type="float" office:value="8309970" calcext:value-type="float">
            <text:p>8309970</text:p>
          </table:table-cell>
          <table:table-cell office:value-type="string" calcext:value-type="string">
            <text:p>https://api.github.com/repos/phpsw/phpsw</text:p>
          </table:table-cell>
          <table:table-cell table:formula="of:=REPLACE([.B1406]; 1; 29; &quot;&quot;)" office:value-type="string" office:string-value="phpsw/phpsw" calcext:value-type="string">
            <text:p>phpsw/phpsw</text:p>
          </table:table-cell>
        </table:table-row>
        <table:table-row table:style-name="ro1">
          <table:table-cell office:value-type="float" office:value="8334249" calcext:value-type="float">
            <text:p>8334249</text:p>
          </table:table-cell>
          <table:table-cell office:value-type="string" calcext:value-type="string">
            <text:p>https://api.github.com/repos/plainmade/unmark</text:p>
          </table:table-cell>
          <table:table-cell table:formula="of:=REPLACE([.B1407]; 1; 29; &quot;&quot;)" office:value-type="string" office:string-value="plainmade/unmark" calcext:value-type="string">
            <text:p>plainmade/unmark</text:p>
          </table:table-cell>
        </table:table-row>
        <table:table-row table:style-name="ro1">
          <table:table-cell office:value-type="float" office:value="8336921" calcext:value-type="float">
            <text:p>8336921</text:p>
          </table:table-cell>
          <table:table-cell office:value-type="string" calcext:value-type="string">
            <text:p>https://api.github.com/repos/fundar/gpsa</text:p>
          </table:table-cell>
          <table:table-cell table:formula="of:=REPLACE([.B1408]; 1; 29; &quot;&quot;)" office:value-type="string" office:string-value="fundar/gpsa" calcext:value-type="string">
            <text:p>fundar/gpsa</text:p>
          </table:table-cell>
        </table:table-row>
        <table:table-row table:style-name="ro1">
          <table:table-cell office:value-type="float" office:value="8348456" calcext:value-type="float">
            <text:p>8348456</text:p>
          </table:table-cell>
          <table:table-cell office:value-type="string" calcext:value-type="string">
            <text:p>https://api.github.com/repos/ojs/ojs</text:p>
          </table:table-cell>
          <table:table-cell table:formula="of:=REPLACE([.B1409]; 1; 29; &quot;&quot;)" office:value-type="string" office:string-value="ojs/ojs" calcext:value-type="string">
            <text:p>ojs/ojs</text:p>
          </table:table-cell>
        </table:table-row>
        <table:table-row table:style-name="ro1">
          <table:table-cell office:value-type="float" office:value="8363326" calcext:value-type="float">
            <text:p>8363326</text:p>
          </table:table-cell>
          <table:table-cell office:value-type="string" calcext:value-type="string">
            <text:p>https://api.github.com/repos/FriendsOfSymfony/FOSHttpCache</text:p>
          </table:table-cell>
          <table:table-cell table:formula="of:=REPLACE([.B1410]; 1; 29; &quot;&quot;)" office:value-type="string" office:string-value="FriendsOfSymfony/FOSHttpCache" calcext:value-type="string">
            <text:p>FriendsOfSymfony/FOSHttpCache</text:p>
          </table:table-cell>
        </table:table-row>
        <table:table-row table:style-name="ro1">
          <table:table-cell office:value-type="float" office:value="8402200" calcext:value-type="float">
            <text:p>8402200</text:p>
          </table:table-cell>
          <table:table-cell office:value-type="string" calcext:value-type="string">
            <text:p>https://api.github.com/repos/Catrobat/Catroweb-Symfony</text:p>
          </table:table-cell>
          <table:table-cell table:formula="of:=REPLACE([.B1411]; 1; 29; &quot;&quot;)" office:value-type="string" office:string-value="Catrobat/Catroweb-Symfony" calcext:value-type="string">
            <text:p>Catrobat/Catroweb-Symfony</text:p>
          </table:table-cell>
        </table:table-row>
        <table:table-row table:style-name="ro1">
          <table:table-cell office:value-type="float" office:value="8417807" calcext:value-type="float">
            <text:p>8417807</text:p>
          </table:table-cell>
          <table:table-cell office:value-type="string" calcext:value-type="string">
            <text:p>https://api.github.com/repos/GEWIS/gewisdb</text:p>
          </table:table-cell>
          <table:table-cell table:formula="of:=REPLACE([.B1412]; 1; 29; &quot;&quot;)" office:value-type="string" office:string-value="GEWIS/gewisdb" calcext:value-type="string">
            <text:p>GEWIS/gewisdb</text:p>
          </table:table-cell>
        </table:table-row>
        <table:table-row table:style-name="ro1">
          <table:table-cell office:value-type="float" office:value="8440977" calcext:value-type="float">
            <text:p>8440977</text:p>
          </table:table-cell>
          <table:table-cell office:value-type="string" calcext:value-type="string">
            <text:p>https://api.github.com/repos/Vaxia/vaxia</text:p>
          </table:table-cell>
          <table:table-cell table:formula="of:=REPLACE([.B1413]; 1; 29; &quot;&quot;)" office:value-type="string" office:string-value="Vaxia/vaxia" calcext:value-type="string">
            <text:p>Vaxia/vaxia</text:p>
          </table:table-cell>
        </table:table-row>
        <table:table-row table:style-name="ro1">
          <table:table-cell office:value-type="float" office:value="8462933" calcext:value-type="float">
            <text:p>8462933</text:p>
          </table:table-cell>
          <table:table-cell office:value-type="string" calcext:value-type="string">
            <text:p>https://api.github.com/repos/klassebe/klasse-wp-poll-survey</text:p>
          </table:table-cell>
          <table:table-cell table:formula="of:=REPLACE([.B1414]; 1; 29; &quot;&quot;)" office:value-type="string" office:string-value="klassebe/klasse-wp-poll-survey" calcext:value-type="string">
            <text:p>klassebe/klasse-wp-poll-survey</text:p>
          </table:table-cell>
        </table:table-row>
        <table:table-row table:style-name="ro1">
          <table:table-cell office:value-type="float" office:value="8490640" calcext:value-type="float">
            <text:p>8490640</text:p>
          </table:table-cell>
          <table:table-cell office:value-type="string" calcext:value-type="string">
            <text:p>https://api.github.com/repos/phpfmt/fmt</text:p>
          </table:table-cell>
          <table:table-cell table:formula="of:=REPLACE([.B1415]; 1; 29; &quot;&quot;)" office:value-type="string" office:string-value="phpfmt/fmt" calcext:value-type="string">
            <text:p>phpfmt/fmt</text:p>
          </table:table-cell>
        </table:table-row>
        <table:table-row table:style-name="ro1">
          <table:table-cell office:value-type="float" office:value="8496578" calcext:value-type="float">
            <text:p>8496578</text:p>
          </table:table-cell>
          <table:table-cell office:value-type="string" calcext:value-type="string">
            <text:p>https://api.github.com/repos/spokanelibrary/spl-widgets</text:p>
          </table:table-cell>
          <table:table-cell table:formula="of:=REPLACE([.B1416]; 1; 29; &quot;&quot;)" office:value-type="string" office:string-value="spokanelibrary/spl-widgets" calcext:value-type="string">
            <text:p>spokanelibrary/spl-widgets</text:p>
          </table:table-cell>
        </table:table-row>
        <table:table-row table:style-name="ro1">
          <table:table-cell office:value-type="float" office:value="8497054" calcext:value-type="float">
            <text:p>8497054</text:p>
          </table:table-cell>
          <table:table-cell office:value-type="string" calcext:value-type="string">
            <text:p>https://api.github.com/repos/grom358/pharborist</text:p>
          </table:table-cell>
          <table:table-cell table:formula="of:=REPLACE([.B1417]; 1; 29; &quot;&quot;)" office:value-type="string" office:string-value="grom358/pharborist" calcext:value-type="string">
            <text:p>grom358/pharborist</text:p>
          </table:table-cell>
        </table:table-row>
        <table:table-row table:style-name="ro1">
          <table:table-cell office:value-type="float" office:value="8502070" calcext:value-type="float">
            <text:p>8502070</text:p>
          </table:table-cell>
          <table:table-cell office:value-type="string" calcext:value-type="string">
            <text:p>https://api.github.com/repos/splorp/newton-glossary</text:p>
          </table:table-cell>
          <table:table-cell table:formula="of:=REPLACE([.B1418]; 1; 29; &quot;&quot;)" office:value-type="string" office:string-value="splorp/newton-glossary" calcext:value-type="string">
            <text:p>splorp/newton-glossary</text:p>
          </table:table-cell>
        </table:table-row>
        <table:table-row table:style-name="ro1">
          <table:table-cell office:value-type="float" office:value="8502808" calcext:value-type="float">
            <text:p>8502808</text:p>
          </table:table-cell>
          <table:table-cell office:value-type="string" calcext:value-type="string">
            <text:p>https://api.github.com/repos/CherryFramework/cherryframework4</text:p>
          </table:table-cell>
          <table:table-cell table:formula="of:=REPLACE([.B1419]; 1; 29; &quot;&quot;)" office:value-type="string" office:string-value="CherryFramework/cherryframework4" calcext:value-type="string">
            <text:p>CherryFramework/cherryframework4</text:p>
          </table:table-cell>
        </table:table-row>
        <table:table-row table:style-name="ro1">
          <table:table-cell office:value-type="float" office:value="8503557" calcext:value-type="float">
            <text:p>8503557</text:p>
          </table:table-cell>
          <table:table-cell office:value-type="string" calcext:value-type="string">
            <text:p>https://api.github.com/repos/Webiny/Framework</text:p>
          </table:table-cell>
          <table:table-cell table:formula="of:=REPLACE([.B1420]; 1; 29; &quot;&quot;)" office:value-type="string" office:string-value="Webiny/Framework" calcext:value-type="string">
            <text:p>Webiny/Framework</text:p>
          </table:table-cell>
        </table:table-row>
        <table:table-row table:style-name="ro1">
          <table:table-cell office:value-type="float" office:value="8508623" calcext:value-type="float">
            <text:p>8508623</text:p>
          </table:table-cell>
          <table:table-cell office:value-type="string" calcext:value-type="string">
            <text:p>https://api.github.com/repos/drupalprojects/bootstrap</text:p>
          </table:table-cell>
          <table:table-cell table:formula="of:=REPLACE([.B1421]; 1; 29; &quot;&quot;)" office:value-type="string" office:string-value="drupalprojects/bootstrap" calcext:value-type="string">
            <text:p>drupalprojects/bootstrap</text:p>
          </table:table-cell>
        </table:table-row>
        <table:table-row table:style-name="ro1">
          <table:table-cell office:value-type="float" office:value="8510549" calcext:value-type="float">
            <text:p>8510549</text:p>
          </table:table-cell>
          <table:table-cell office:value-type="string" calcext:value-type="string">
            <text:p>https://api.github.com/repos/FreePBX/userman</text:p>
          </table:table-cell>
          <table:table-cell table:formula="of:=REPLACE([.B1422]; 1; 29; &quot;&quot;)" office:value-type="string" office:string-value="FreePBX/userman" calcext:value-type="string">
            <text:p>FreePBX/userman</text:p>
          </table:table-cell>
        </table:table-row>
        <table:table-row table:style-name="ro1">
          <table:table-cell office:value-type="float" office:value="8518594" calcext:value-type="float">
            <text:p>8518594</text:p>
          </table:table-cell>
          <table:table-cell office:value-type="string" calcext:value-type="string">
            <text:p>https://api.github.com/repos/impresspages/ImpressPages</text:p>
          </table:table-cell>
          <table:table-cell table:formula="of:=REPLACE([.B1423]; 1; 29; &quot;&quot;)" office:value-type="string" office:string-value="impresspages/ImpressPages" calcext:value-type="string">
            <text:p>impresspages/ImpressPages</text:p>
          </table:table-cell>
        </table:table-row>
        <table:table-row table:style-name="ro1">
          <table:table-cell office:value-type="float" office:value="8542690" calcext:value-type="float">
            <text:p>8542690</text:p>
          </table:table-cell>
          <table:table-cell office:value-type="string" calcext:value-type="string">
            <text:p>https://api.github.com/repos/kordan/moodle-mod_surveypro</text:p>
          </table:table-cell>
          <table:table-cell table:formula="of:=REPLACE([.B1424]; 1; 29; &quot;&quot;)" office:value-type="string" office:string-value="kordan/moodle-mod_surveypro" calcext:value-type="string">
            <text:p>kordan/moodle-mod_surveypro</text:p>
          </table:table-cell>
        </table:table-row>
        <table:table-row table:style-name="ro1">
          <table:table-cell office:value-type="float" office:value="8545068" calcext:value-type="float">
            <text:p>8545068</text:p>
          </table:table-cell>
          <table:table-cell office:value-type="string" calcext:value-type="string">
            <text:p>https://api.github.com/repos/nette/application</text:p>
          </table:table-cell>
          <table:table-cell table:formula="of:=REPLACE([.B1425]; 1; 29; &quot;&quot;)" office:value-type="string" office:string-value="nette/application" calcext:value-type="string">
            <text:p>nette/application</text:p>
          </table:table-cell>
        </table:table-row>
        <table:table-row table:style-name="ro1">
          <table:table-cell office:value-type="float" office:value="8545071" calcext:value-type="float">
            <text:p>8545071</text:p>
          </table:table-cell>
          <table:table-cell office:value-type="string" calcext:value-type="string">
            <text:p>https://api.github.com/repos/nette/php-generator</text:p>
          </table:table-cell>
          <table:table-cell table:formula="of:=REPLACE([.B1426]; 1; 29; &quot;&quot;)" office:value-type="string" office:string-value="nette/php-generator" calcext:value-type="string">
            <text:p>nette/php-generator</text:p>
          </table:table-cell>
        </table:table-row>
        <table:table-row table:style-name="ro1">
          <table:table-cell office:value-type="float" office:value="8545077" calcext:value-type="float">
            <text:p>8545077</text:p>
          </table:table-cell>
          <table:table-cell office:value-type="string" calcext:value-type="string">
            <text:p>https://api.github.com/repos/nette/http</text:p>
          </table:table-cell>
          <table:table-cell table:formula="of:=REPLACE([.B1427]; 1; 29; &quot;&quot;)" office:value-type="string" office:string-value="nette/http" calcext:value-type="string">
            <text:p>nette/http</text:p>
          </table:table-cell>
        </table:table-row>
        <table:table-row table:style-name="ro1">
          <table:table-cell office:value-type="float" office:value="8545080" calcext:value-type="float">
            <text:p>8545080</text:p>
          </table:table-cell>
          <table:table-cell office:value-type="string" calcext:value-type="string">
            <text:p>https://api.github.com/repos/nette/forms</text:p>
          </table:table-cell>
          <table:table-cell table:formula="of:=REPLACE([.B1428]; 1; 29; &quot;&quot;)" office:value-type="string" office:string-value="nette/forms" calcext:value-type="string">
            <text:p>nette/forms</text:p>
          </table:table-cell>
        </table:table-row>
        <table:table-row table:style-name="ro1">
          <table:table-cell office:value-type="float" office:value="8545081" calcext:value-type="float">
            <text:p>8545081</text:p>
          </table:table-cell>
          <table:table-cell office:value-type="string" calcext:value-type="string">
            <text:p>https://api.github.com/repos/nette/di</text:p>
          </table:table-cell>
          <table:table-cell table:formula="of:=REPLACE([.B1429]; 1; 29; &quot;&quot;)" office:value-type="string" office:string-value="nette/di" calcext:value-type="string">
            <text:p>nette/di</text:p>
          </table:table-cell>
        </table:table-row>
        <table:table-row table:style-name="ro1">
          <table:table-cell office:value-type="float" office:value="8554384" calcext:value-type="float">
            <text:p>8554384</text:p>
          </table:table-cell>
          <table:table-cell office:value-type="string" calcext:value-type="string">
            <text:p>https://api.github.com/repos/Rudloff/alltube</text:p>
          </table:table-cell>
          <table:table-cell table:formula="of:=REPLACE([.B1430]; 1; 29; &quot;&quot;)" office:value-type="string" office:string-value="Rudloff/alltube" calcext:value-type="string">
            <text:p>Rudloff/alltube</text:p>
          </table:table-cell>
        </table:table-row>
        <table:table-row table:style-name="ro1">
          <table:table-cell office:value-type="float" office:value="8562829" calcext:value-type="float">
            <text:p>8562829</text:p>
          </table:table-cell>
          <table:table-cell office:value-type="string" calcext:value-type="string">
            <text:p>https://api.github.com/repos/moonstonemedia/WP-Simple-Pay-Lite-for-Stripe</text:p>
          </table:table-cell>
          <table:table-cell table:formula="of:=REPLACE([.B1431]; 1; 29; &quot;&quot;)" office:value-type="string" office:string-value="moonstonemedia/WP-Simple-Pay-Lite-for-Stripe" calcext:value-type="string">
            <text:p>moonstonemedia/WP-Simple-Pay-Lite-for-Stripe</text:p>
          </table:table-cell>
        </table:table-row>
        <table:table-row table:style-name="ro1">
          <table:table-cell office:value-type="float" office:value="8598361" calcext:value-type="float">
            <text:p>8598361</text:p>
          </table:table-cell>
          <table:table-cell office:value-type="string" calcext:value-type="string">
            <text:p>https://api.github.com/repos/PhantomWatson/elemental</text:p>
          </table:table-cell>
          <table:table-cell table:formula="of:=REPLACE([.B1432]; 1; 29; &quot;&quot;)" office:value-type="string" office:string-value="PhantomWatson/elemental" calcext:value-type="string">
            <text:p>PhantomWatson/elemental</text:p>
          </table:table-cell>
        </table:table-row>
        <table:table-row table:style-name="ro1">
          <table:table-cell office:value-type="float" office:value="8599397" calcext:value-type="float">
            <text:p>8599397</text:p>
          </table:table-cell>
          <table:table-cell office:value-type="string" calcext:value-type="string">
            <text:p>https://api.github.com/repos/nawrasg/Atlantis</text:p>
          </table:table-cell>
          <table:table-cell table:formula="of:=REPLACE([.B1433]; 1; 29; &quot;&quot;)" office:value-type="string" office:string-value="nawrasg/Atlantis" calcext:value-type="string">
            <text:p>nawrasg/Atlantis</text:p>
          </table:table-cell>
        </table:table-row>
        <table:table-row table:style-name="ro1">
          <table:table-cell office:value-type="float" office:value="8602859" calcext:value-type="float">
            <text:p>8602859</text:p>
          </table:table-cell>
          <table:table-cell office:value-type="string" calcext:value-type="string">
            <text:p>https://api.github.com/repos/cryptoGlance/cryptoGlance-web-app</text:p>
          </table:table-cell>
          <table:table-cell table:formula="of:=REPLACE([.B1434]; 1; 29; &quot;&quot;)" office:value-type="string" office:string-value="cryptoGlance/cryptoGlance-web-app" calcext:value-type="string">
            <text:p>cryptoGlance/cryptoGlance-web-app</text:p>
          </table:table-cell>
        </table:table-row>
        <table:table-row table:style-name="ro1">
          <table:table-cell office:value-type="float" office:value="8632595" calcext:value-type="float">
            <text:p>8632595</text:p>
          </table:table-cell>
          <table:table-cell office:value-type="string" calcext:value-type="string">
            <text:p>https://api.github.com/repos/nette/utils</text:p>
          </table:table-cell>
          <table:table-cell table:formula="of:=REPLACE([.B1435]; 1; 29; &quot;&quot;)" office:value-type="string" office:string-value="nette/utils" calcext:value-type="string">
            <text:p>nette/utils</text:p>
          </table:table-cell>
        </table:table-row>
        <table:table-row table:style-name="ro1">
          <table:table-cell office:value-type="float" office:value="8637815" calcext:value-type="float">
            <text:p>8637815</text:p>
          </table:table-cell>
          <table:table-cell office:value-type="string" calcext:value-type="string">
            <text:p>https://api.github.com/repos/Collabforge/site-base</text:p>
          </table:table-cell>
          <table:table-cell table:formula="of:=REPLACE([.B1436]; 1; 29; &quot;&quot;)" office:value-type="string" office:string-value="Collabforge/site-base" calcext:value-type="string">
            <text:p>Collabforge/site-base</text:p>
          </table:table-cell>
        </table:table-row>
        <table:table-row table:style-name="ro1">
          <table:table-cell office:value-type="float" office:value="8646895" calcext:value-type="float">
            <text:p>8646895</text:p>
          </table:table-cell>
          <table:table-cell office:value-type="string" calcext:value-type="string">
            <text:p>https://api.github.com/repos/sokdararith/banhji</text:p>
          </table:table-cell>
          <table:table-cell table:formula="of:=REPLACE([.B1437]; 1; 29; &quot;&quot;)" office:value-type="string" office:string-value="sokdararith/banhji" calcext:value-type="string">
            <text:p>sokdararith/banhji</text:p>
          </table:table-cell>
        </table:table-row>
        <table:table-row table:style-name="ro1">
          <table:table-cell office:value-type="float" office:value="8650027" calcext:value-type="float">
            <text:p>8650027</text:p>
          </table:table-cell>
          <table:table-cell office:value-type="string" calcext:value-type="string">
            <text:p>https://api.github.com/repos/getkirby/kirby</text:p>
          </table:table-cell>
          <table:table-cell table:formula="of:=REPLACE([.B1438]; 1; 29; &quot;&quot;)" office:value-type="string" office:string-value="getkirby/kirby" calcext:value-type="string">
            <text:p>getkirby/kirby</text:p>
          </table:table-cell>
        </table:table-row>
        <table:table-row table:style-name="ro1">
          <table:table-cell office:value-type="float" office:value="8657750" calcext:value-type="float">
            <text:p>8657750</text:p>
          </table:table-cell>
          <table:table-cell office:value-type="string" calcext:value-type="string">
            <text:p>https://api.github.com/repos/thewizardplusplus/wizard-diary</text:p>
          </table:table-cell>
          <table:table-cell table:formula="of:=REPLACE([.B1439]; 1; 29; &quot;&quot;)" office:value-type="string" office:string-value="thewizardplusplus/wizard-diary" calcext:value-type="string">
            <text:p>thewizardplusplus/wizard-diary</text:p>
          </table:table-cell>
        </table:table-row>
        <table:table-row table:style-name="ro1">
          <table:table-cell office:value-type="float" office:value="8665565" calcext:value-type="float">
            <text:p>8665565</text:p>
          </table:table-cell>
          <table:table-cell office:value-type="string" calcext:value-type="string">
            <text:p>https://api.github.com/repos/drupalprojects/quiz</text:p>
          </table:table-cell>
          <table:table-cell table:formula="of:=REPLACE([.B1440]; 1; 29; &quot;&quot;)" office:value-type="string" office:string-value="drupalprojects/quiz" calcext:value-type="string">
            <text:p>drupalprojects/quiz</text:p>
          </table:table-cell>
        </table:table-row>
        <table:table-row table:style-name="ro1">
          <table:table-cell office:value-type="float" office:value="8678029" calcext:value-type="float">
            <text:p>8678029</text:p>
          </table:table-cell>
          <table:table-cell office:value-type="string" calcext:value-type="string">
            <text:p>https://api.github.com/repos/pagarme/pagarme-magento</text:p>
          </table:table-cell>
          <table:table-cell table:formula="of:=REPLACE([.B1441]; 1; 29; &quot;&quot;)" office:value-type="string" office:string-value="pagarme/pagarme-magento" calcext:value-type="string">
            <text:p>pagarme/pagarme-magento</text:p>
          </table:table-cell>
        </table:table-row>
        <table:table-row table:style-name="ro1">
          <table:table-cell office:value-type="float" office:value="8701500" calcext:value-type="float">
            <text:p>8701500</text:p>
          </table:table-cell>
          <table:table-cell office:value-type="string" calcext:value-type="string">
            <text:p>https://api.github.com/repos/benjaminkott/bootstrap_package</text:p>
          </table:table-cell>
          <table:table-cell table:formula="of:=REPLACE([.B1442]; 1; 29; &quot;&quot;)" office:value-type="string" office:string-value="benjaminkott/bootstrap_package" calcext:value-type="string">
            <text:p>benjaminkott/bootstrap_package</text:p>
          </table:table-cell>
        </table:table-row>
        <table:table-row table:style-name="ro1">
          <table:table-cell office:value-type="float" office:value="8708674" calcext:value-type="float">
            <text:p>8708674</text:p>
          </table:table-cell>
          <table:table-cell office:value-type="string" calcext:value-type="string">
            <text:p>https://api.github.com/repos/lynxlab/ada-wisp</text:p>
          </table:table-cell>
          <table:table-cell table:formula="of:=REPLACE([.B1443]; 1; 29; &quot;&quot;)" office:value-type="string" office:string-value="lynxlab/ada-wisp" calcext:value-type="string">
            <text:p>lynxlab/ada-wisp</text:p>
          </table:table-cell>
        </table:table-row>
        <table:table-row table:style-name="ro1">
          <table:table-cell office:value-type="float" office:value="8743864" calcext:value-type="float">
            <text:p>8743864</text:p>
          </table:table-cell>
          <table:table-cell office:value-type="string" calcext:value-type="string">
            <text:p>https://api.github.com/repos/VSEphpbb/abbc3</text:p>
          </table:table-cell>
          <table:table-cell table:formula="of:=REPLACE([.B1444]; 1; 29; &quot;&quot;)" office:value-type="string" office:string-value="VSEphpbb/abbc3" calcext:value-type="string">
            <text:p>VSEphpbb/abbc3</text:p>
          </table:table-cell>
        </table:table-row>
        <table:table-row table:style-name="ro1">
          <table:table-cell office:value-type="float" office:value="8787396" calcext:value-type="float">
            <text:p>8787396</text:p>
          </table:table-cell>
          <table:table-cell office:value-type="string" calcext:value-type="string">
            <text:p>https://api.github.com/repos/hippyvm/hippyvm</text:p>
          </table:table-cell>
          <table:table-cell table:formula="of:=REPLACE([.B1445]; 1; 29; &quot;&quot;)" office:value-type="string" office:string-value="hippyvm/hippyvm" calcext:value-type="string">
            <text:p>hippyvm/hippyvm</text:p>
          </table:table-cell>
        </table:table-row>
        <table:table-row table:style-name="ro1">
          <table:table-cell office:value-type="float" office:value="8790991" calcext:value-type="float">
            <text:p>8790991</text:p>
          </table:table-cell>
          <table:table-cell office:value-type="string" calcext:value-type="string">
            <text:p>https://api.github.com/repos/mainwp/mainwp</text:p>
          </table:table-cell>
          <table:table-cell table:formula="of:=REPLACE([.B1446]; 1; 29; &quot;&quot;)" office:value-type="string" office:string-value="mainwp/mainwp" calcext:value-type="string">
            <text:p>mainwp/mainwp</text:p>
          </table:table-cell>
        </table:table-row>
        <table:table-row table:style-name="ro1">
          <table:table-cell office:value-type="float" office:value="8791384" calcext:value-type="float">
            <text:p>8791384</text:p>
          </table:table-cell>
          <table:table-cell office:value-type="string" calcext:value-type="string">
            <text:p>https://api.github.com/repos/mainwp/mainwp-child</text:p>
          </table:table-cell>
          <table:table-cell table:formula="of:=REPLACE([.B1447]; 1; 29; &quot;&quot;)" office:value-type="string" office:string-value="mainwp/mainwp-child" calcext:value-type="string">
            <text:p>mainwp/mainwp-child</text:p>
          </table:table-cell>
        </table:table-row>
        <table:table-row table:style-name="ro1">
          <table:table-cell office:value-type="float" office:value="8806873" calcext:value-type="float">
            <text:p>8806873</text:p>
          </table:table-cell>
          <table:table-cell office:value-type="string" calcext:value-type="string">
            <text:p>https://api.github.com/repos/picocms/Pico</text:p>
          </table:table-cell>
          <table:table-cell table:formula="of:=REPLACE([.B1448]; 1; 29; &quot;&quot;)" office:value-type="string" office:string-value="picocms/Pico" calcext:value-type="string">
            <text:p>picocms/Pico</text:p>
          </table:table-cell>
        </table:table-row>
        <table:table-row table:style-name="ro1">
          <table:table-cell office:value-type="float" office:value="8807328" calcext:value-type="float">
            <text:p>8807328</text:p>
          </table:table-cell>
          <table:table-cell office:value-type="string" calcext:value-type="string">
            <text:p>https://api.github.com/repos/tsolucio/corebos</text:p>
          </table:table-cell>
          <table:table-cell table:formula="of:=REPLACE([.B1449]; 1; 29; &quot;&quot;)" office:value-type="string" office:string-value="tsolucio/corebos" calcext:value-type="string">
            <text:p>tsolucio/corebos</text:p>
          </table:table-cell>
        </table:table-row>
        <table:table-row table:style-name="ro1">
          <table:table-cell office:value-type="float" office:value="8816269" calcext:value-type="float">
            <text:p>8816269</text:p>
          </table:table-cell>
          <table:table-cell office:value-type="string" calcext:value-type="string">
            <text:p>https://api.github.com/repos/project-open-data/project-open-data-dashboard</text:p>
          </table:table-cell>
          <table:table-cell table:formula="of:=REPLACE([.B1450]; 1; 29; &quot;&quot;)" office:value-type="string" office:string-value="project-open-data/project-open-data-dashboard" calcext:value-type="string">
            <text:p>project-open-data/project-open-data-dashboard</text:p>
          </table:table-cell>
        </table:table-row>
        <table:table-row table:style-name="ro1">
          <table:table-cell office:value-type="float" office:value="8840629" calcext:value-type="float">
            <text:p>8840629</text:p>
          </table:table-cell>
          <table:table-cell office:value-type="string" calcext:value-type="string">
            <text:p>https://api.github.com/repos/Handbid/Handbid-WordPress</text:p>
          </table:table-cell>
          <table:table-cell table:formula="of:=REPLACE([.B1451]; 1; 29; &quot;&quot;)" office:value-type="string" office:string-value="Handbid/Handbid-WordPress" calcext:value-type="string">
            <text:p>Handbid/Handbid-WordPress</text:p>
          </table:table-cell>
        </table:table-row>
        <table:table-row table:style-name="ro1">
          <table:table-cell office:value-type="float" office:value="8844074" calcext:value-type="float">
            <text:p>8844074</text:p>
          </table:table-cell>
          <table:table-cell office:value-type="string" calcext:value-type="string">
            <text:p>https://api.github.com/repos/AffiliateWP/AffiliateWP</text:p>
          </table:table-cell>
          <table:table-cell table:formula="of:=REPLACE([.B1452]; 1; 29; &quot;&quot;)" office:value-type="string" office:string-value="AffiliateWP/AffiliateWP" calcext:value-type="string">
            <text:p>AffiliateWP/AffiliateWP</text:p>
          </table:table-cell>
        </table:table-row>
        <table:table-row table:style-name="ro1">
          <table:table-cell office:value-type="float" office:value="8844512" calcext:value-type="float">
            <text:p>8844512</text:p>
          </table:table-cell>
          <table:table-cell office:value-type="string" calcext:value-type="string">
            <text:p>https://api.github.com/repos/AffiliateWP/theme</text:p>
          </table:table-cell>
          <table:table-cell table:formula="of:=REPLACE([.B1453]; 1; 29; &quot;&quot;)" office:value-type="string" office:string-value="AffiliateWP/theme" calcext:value-type="string">
            <text:p>AffiliateWP/theme</text:p>
          </table:table-cell>
        </table:table-row>
        <table:table-row table:style-name="ro1">
          <table:table-cell office:value-type="float" office:value="8845462" calcext:value-type="float">
            <text:p>8845462</text:p>
          </table:table-cell>
          <table:table-cell office:value-type="string" calcext:value-type="string">
            <text:p>https://api.github.com/repos/WellCommerce/WellCommerce</text:p>
          </table:table-cell>
          <table:table-cell table:formula="of:=REPLACE([.B1454]; 1; 29; &quot;&quot;)" office:value-type="string" office:string-value="WellCommerce/WellCommerce" calcext:value-type="string">
            <text:p>WellCommerce/WellCommerce</text:p>
          </table:table-cell>
        </table:table-row>
        <table:table-row table:style-name="ro1">
          <table:table-cell office:value-type="float" office:value="8851655" calcext:value-type="float">
            <text:p>8851655</text:p>
          </table:table-cell>
          <table:table-cell office:value-type="string" calcext:value-type="string">
            <text:p>https://api.github.com/repos/symfony-cmf/SeoBundle</text:p>
          </table:table-cell>
          <table:table-cell table:formula="of:=REPLACE([.B1455]; 1; 29; &quot;&quot;)" office:value-type="string" office:string-value="symfony-cmf/SeoBundle" calcext:value-type="string">
            <text:p>symfony-cmf/SeoBundle</text:p>
          </table:table-cell>
        </table:table-row>
        <table:table-row table:style-name="ro1">
          <table:table-cell office:value-type="float" office:value="8861209" calcext:value-type="float">
            <text:p>8861209</text:p>
          </table:table-cell>
          <table:table-cell office:value-type="string" calcext:value-type="string">
            <text:p>https://api.github.com/repos/OpenCorpora/opencorpora</text:p>
          </table:table-cell>
          <table:table-cell table:formula="of:=REPLACE([.B1456]; 1; 29; &quot;&quot;)" office:value-type="string" office:string-value="OpenCorpora/opencorpora" calcext:value-type="string">
            <text:p>OpenCorpora/opencorpora</text:p>
          </table:table-cell>
        </table:table-row>
        <table:table-row table:style-name="ro1">
          <table:table-cell office:value-type="float" office:value="8861279" calcext:value-type="float">
            <text:p>8861279</text:p>
          </table:table-cell>
          <table:table-cell office:value-type="string" calcext:value-type="string">
            <text:p>https://api.github.com/repos/synapsestudios/synapse-base</text:p>
          </table:table-cell>
          <table:table-cell table:formula="of:=REPLACE([.B1457]; 1; 29; &quot;&quot;)" office:value-type="string" office:string-value="synapsestudios/synapse-base" calcext:value-type="string">
            <text:p>synapsestudios/synapse-base</text:p>
          </table:table-cell>
        </table:table-row>
        <table:table-row table:style-name="ro1">
          <table:table-cell office:value-type="float" office:value="8921460" calcext:value-type="float">
            <text:p>8921460</text:p>
          </table:table-cell>
          <table:table-cell office:value-type="string" calcext:value-type="string">
            <text:p>https://api.github.com/repos/cboulanger/bibliograph</text:p>
          </table:table-cell>
          <table:table-cell table:formula="of:=REPLACE([.B1458]; 1; 29; &quot;&quot;)" office:value-type="string" office:string-value="cboulanger/bibliograph" calcext:value-type="string">
            <text:p>cboulanger/bibliograph</text:p>
          </table:table-cell>
        </table:table-row>
        <table:table-row table:style-name="ro1">
          <table:table-cell office:value-type="float" office:value="8966796" calcext:value-type="float">
            <text:p>8966796</text:p>
          </table:table-cell>
          <table:table-cell office:value-type="string" calcext:value-type="string">
            <text:p>https://api.github.com/repos/NadirZenith/clubber-mag</text:p>
          </table:table-cell>
          <table:table-cell table:formula="of:=REPLACE([.B1459]; 1; 29; &quot;&quot;)" office:value-type="string" office:string-value="NadirZenith/clubber-mag" calcext:value-type="string">
            <text:p>NadirZenith/clubber-mag</text:p>
          </table:table-cell>
        </table:table-row>
        <table:table-row table:style-name="ro1">
          <table:table-cell office:value-type="float" office:value="8967093" calcext:value-type="float">
            <text:p>8967093</text:p>
          </table:table-cell>
          <table:table-cell office:value-type="string" calcext:value-type="string">
            <text:p>https://api.github.com/repos/MaharaProject/mahara</text:p>
          </table:table-cell>
          <table:table-cell table:formula="of:=REPLACE([.B1460]; 1; 29; &quot;&quot;)" office:value-type="string" office:string-value="MaharaProject/mahara" calcext:value-type="string">
            <text:p>MaharaProject/mahara</text:p>
          </table:table-cell>
        </table:table-row>
        <table:table-row table:style-name="ro1">
          <table:table-cell office:value-type="float" office:value="8967319" calcext:value-type="float">
            <text:p>8967319</text:p>
          </table:table-cell>
          <table:table-cell office:value-type="string" calcext:value-type="string">
            <text:p>https://api.github.com/repos/SlateFoundation/slate</text:p>
          </table:table-cell>
          <table:table-cell table:formula="of:=REPLACE([.B1461]; 1; 29; &quot;&quot;)" office:value-type="string" office:string-value="SlateFoundation/slate" calcext:value-type="string">
            <text:p>SlateFoundation/slate</text:p>
          </table:table-cell>
        </table:table-row>
        <table:table-row table:style-name="ro1">
          <table:table-cell office:value-type="float" office:value="8970428" calcext:value-type="float">
            <text:p>8970428</text:p>
          </table:table-cell>
          <table:table-cell office:value-type="string" calcext:value-type="string">
            <text:p>https://api.github.com/repos/ITS-UofIowa/teach.its.uiowa.edu</text:p>
          </table:table-cell>
          <table:table-cell table:formula="of:=REPLACE([.B1462]; 1; 29; &quot;&quot;)" office:value-type="string" office:string-value="ITS-UofIowa/teach.its.uiowa.edu" calcext:value-type="string">
            <text:p>ITS-UofIowa/teach.its.uiowa.edu</text:p>
          </table:table-cell>
        </table:table-row>
        <table:table-row table:style-name="ro1">
          <table:table-cell office:value-type="float" office:value="8972897" calcext:value-type="float">
            <text:p>8972897</text:p>
          </table:table-cell>
          <table:table-cell office:value-type="string" calcext:value-type="string">
            <text:p>https://api.github.com/repos/remotelearner/moodle-local_elisprogram</text:p>
          </table:table-cell>
          <table:table-cell table:formula="of:=REPLACE([.B1463]; 1; 29; &quot;&quot;)" office:value-type="string" office:string-value="remotelearner/moodle-local_elisprogram" calcext:value-type="string">
            <text:p>remotelearner/moodle-local_elisprogram</text:p>
          </table:table-cell>
        </table:table-row>
        <table:table-row table:style-name="ro1">
          <table:table-cell office:value-type="float" office:value="8978105" calcext:value-type="float">
            <text:p>8978105</text:p>
          </table:table-cell>
          <table:table-cell office:value-type="string" calcext:value-type="string">
            <text:p>https://api.github.com/repos/deconf/Google-Analytics-Dashboard-for-WP</text:p>
          </table:table-cell>
          <table:table-cell table:formula="of:=REPLACE([.B1464]; 1; 29; &quot;&quot;)" office:value-type="string" office:string-value="deconf/Google-Analytics-Dashboard-for-WP" calcext:value-type="string">
            <text:p>deconf/Google-Analytics-Dashboard-for-WP</text:p>
          </table:table-cell>
        </table:table-row>
        <table:table-row table:style-name="ro1">
          <table:table-cell office:value-type="float" office:value="8981106" calcext:value-type="float">
            <text:p>8981106</text:p>
          </table:table-cell>
          <table:table-cell office:value-type="string" calcext:value-type="string">
            <text:p>https://api.github.com/repos/piwik/device-detector</text:p>
          </table:table-cell>
          <table:table-cell table:formula="of:=REPLACE([.B1465]; 1; 29; &quot;&quot;)" office:value-type="string" office:string-value="piwik/device-detector" calcext:value-type="string">
            <text:p>piwik/device-detector</text:p>
          </table:table-cell>
        </table:table-row>
        <table:table-row table:style-name="ro1">
          <table:table-cell office:value-type="float" office:value="8982274" calcext:value-type="float">
            <text:p>8982274</text:p>
          </table:table-cell>
          <table:table-cell office:value-type="string" calcext:value-type="string">
            <text:p>https://api.github.com/repos/elcodi/elcodi</text:p>
          </table:table-cell>
          <table:table-cell table:formula="of:=REPLACE([.B1466]; 1; 29; &quot;&quot;)" office:value-type="string" office:string-value="elcodi/elcodi" calcext:value-type="string">
            <text:p>elcodi/elcodi</text:p>
          </table:table-cell>
        </table:table-row>
        <table:table-row table:style-name="ro1">
          <table:table-cell office:value-type="float" office:value="8986841" calcext:value-type="float">
            <text:p>8986841</text:p>
          </table:table-cell>
          <table:table-cell office:value-type="string" calcext:value-type="string">
            <text:p>https://api.github.com/repos/iATSPayments/com.iatspayments.civicrm</text:p>
          </table:table-cell>
          <table:table-cell table:formula="of:=REPLACE([.B1467]; 1; 29; &quot;&quot;)" office:value-type="string" office:string-value="iATSPayments/com.iatspayments.civicrm" calcext:value-type="string">
            <text:p>iATSPayments/com.iatspayments.civicrm</text:p>
          </table:table-cell>
        </table:table-row>
        <table:table-row table:style-name="ro1">
          <table:table-cell office:value-type="float" office:value="9008485" calcext:value-type="float">
            <text:p>9008485</text:p>
          </table:table-cell>
          <table:table-cell office:value-type="string" calcext:value-type="string">
            <text:p>https://api.github.com/repos/subugoe/Subugoe.GermaniaSacra</text:p>
          </table:table-cell>
          <table:table-cell table:formula="of:=REPLACE([.B1468]; 1; 29; &quot;&quot;)" office:value-type="string" office:string-value="subugoe/Subugoe.GermaniaSacra" calcext:value-type="string">
            <text:p>subugoe/Subugoe.GermaniaSacra</text:p>
          </table:table-cell>
        </table:table-row>
        <table:table-row table:style-name="ro1">
          <table:table-cell office:value-type="float" office:value="9013181" calcext:value-type="float">
            <text:p>9013181</text:p>
          </table:table-cell>
          <table:table-cell office:value-type="string" calcext:value-type="string">
            <text:p>https://api.github.com/repos/GrupaZero/cms</text:p>
          </table:table-cell>
          <table:table-cell table:formula="of:=REPLACE([.B1469]; 1; 29; &quot;&quot;)" office:value-type="string" office:string-value="GrupaZero/cms" calcext:value-type="string">
            <text:p>GrupaZero/cms</text:p>
          </table:table-cell>
        </table:table-row>
        <table:table-row table:style-name="ro1">
          <table:table-cell office:value-type="float" office:value="9020587" calcext:value-type="float">
            <text:p>9020587</text:p>
          </table:table-cell>
          <table:table-cell office:value-type="string" calcext:value-type="string">
            <text:p>https://api.github.com/repos/kajona/kajonacms</text:p>
          </table:table-cell>
          <table:table-cell table:formula="of:=REPLACE([.B1470]; 1; 29; &quot;&quot;)" office:value-type="string" office:string-value="kajona/kajonacms" calcext:value-type="string">
            <text:p>kajona/kajonacms</text:p>
          </table:table-cell>
        </table:table-row>
        <table:table-row table:style-name="ro1">
          <table:table-cell office:value-type="float" office:value="9022443" calcext:value-type="float">
            <text:p>9022443</text:p>
          </table:table-cell>
          <table:table-cell office:value-type="string" calcext:value-type="string">
            <text:p>https://api.github.com/repos/tronsha/cerberus</text:p>
          </table:table-cell>
          <table:table-cell table:formula="of:=REPLACE([.B1471]; 1; 29; &quot;&quot;)" office:value-type="string" office:string-value="tronsha/cerberus" calcext:value-type="string">
            <text:p>tronsha/cerberus</text:p>
          </table:table-cell>
        </table:table-row>
        <table:table-row table:style-name="ro1">
          <table:table-cell office:value-type="float" office:value="9031648" calcext:value-type="float">
            <text:p>9031648</text:p>
          </table:table-cell>
          <table:table-cell office:value-type="string" calcext:value-type="string">
            <text:p>https://api.github.com/repos/lifeinthegrid/duplicator</text:p>
          </table:table-cell>
          <table:table-cell table:formula="of:=REPLACE([.B1472]; 1; 29; &quot;&quot;)" office:value-type="string" office:string-value="lifeinthegrid/duplicator" calcext:value-type="string">
            <text:p>lifeinthegrid/duplicator</text:p>
          </table:table-cell>
        </table:table-row>
        <table:table-row table:style-name="ro1">
          <table:table-cell office:value-type="float" office:value="9059145" calcext:value-type="float">
            <text:p>9059145</text:p>
          </table:table-cell>
          <table:table-cell office:value-type="string" calcext:value-type="string">
            <text:p>https://api.github.com/repos/iCAPLyon1/PortfolioBundle</text:p>
          </table:table-cell>
          <table:table-cell table:formula="of:=REPLACE([.B1473]; 1; 29; &quot;&quot;)" office:value-type="string" office:string-value="iCAPLyon1/PortfolioBundle" calcext:value-type="string">
            <text:p>iCAPLyon1/PortfolioBundle</text:p>
          </table:table-cell>
        </table:table-row>
        <table:table-row table:style-name="ro1">
          <table:table-cell office:value-type="float" office:value="9066881" calcext:value-type="float">
            <text:p>9066881</text:p>
          </table:table-cell>
          <table:table-cell office:value-type="string" calcext:value-type="string">
            <text:p>https://api.github.com/repos/usgs/earthquake-website</text:p>
          </table:table-cell>
          <table:table-cell table:formula="of:=REPLACE([.B1474]; 1; 29; &quot;&quot;)" office:value-type="string" office:string-value="usgs/earthquake-website" calcext:value-type="string">
            <text:p>usgs/earthquake-website</text:p>
          </table:table-cell>
        </table:table-row>
        <table:table-row table:style-name="ro1">
          <table:table-cell office:value-type="float" office:value="9069171" calcext:value-type="float">
            <text:p>9069171</text:p>
          </table:table-cell>
          <table:table-cell office:value-type="string" calcext:value-type="string">
            <text:p>https://api.github.com/repos/DanRamage/secoora-portal</text:p>
          </table:table-cell>
          <table:table-cell table:formula="of:=REPLACE([.B1475]; 1; 29; &quot;&quot;)" office:value-type="string" office:string-value="DanRamage/secoora-portal" calcext:value-type="string">
            <text:p>DanRamage/secoora-portal</text:p>
          </table:table-cell>
        </table:table-row>
        <table:table-row table:style-name="ro1">
          <table:table-cell office:value-type="float" office:value="9070080" calcext:value-type="float">
            <text:p>9070080</text:p>
          </table:table-cell>
          <table:table-cell office:value-type="string" calcext:value-type="string">
            <text:p>https://api.github.com/repos/dan-westall/planetary-annihilation-tournament-manager</text:p>
          </table:table-cell>
          <table:table-cell table:formula="of:=REPLACE([.B1476]; 1; 29; &quot;&quot;)" office:value-type="string" office:string-value="dan-westall/planetary-annihilation-tournament-manager" calcext:value-type="string">
            <text:p>dan-westall/planetary-annihilation-tournament-manager</text:p>
          </table:table-cell>
        </table:table-row>
        <table:table-row table:style-name="ro1">
          <table:table-cell office:value-type="float" office:value="9100628" calcext:value-type="float">
            <text:p>9100628</text:p>
          </table:table-cell>
          <table:table-cell office:value-type="string" calcext:value-type="string">
            <text:p>https://api.github.com/repos/open-mpi/ompi-www</text:p>
          </table:table-cell>
          <table:table-cell table:formula="of:=REPLACE([.B1477]; 1; 29; &quot;&quot;)" office:value-type="string" office:string-value="open-mpi/ompi-www" calcext:value-type="string">
            <text:p>open-mpi/ompi-www</text:p>
          </table:table-cell>
        </table:table-row>
        <table:table-row table:style-name="ro1">
          <table:table-cell office:value-type="float" office:value="9162234" calcext:value-type="float">
            <text:p>9162234</text:p>
          </table:table-cell>
          <table:table-cell office:value-type="string" calcext:value-type="string">
            <text:p>https://api.github.com/repos/findsorguk/findsorguk</text:p>
          </table:table-cell>
          <table:table-cell table:formula="of:=REPLACE([.B1478]; 1; 29; &quot;&quot;)" office:value-type="string" office:string-value="findsorguk/findsorguk" calcext:value-type="string">
            <text:p>findsorguk/findsorguk</text:p>
          </table:table-cell>
        </table:table-row>
        <table:table-row table:style-name="ro1">
          <table:table-cell office:value-type="float" office:value="9163441" calcext:value-type="float">
            <text:p>9163441</text:p>
          </table:table-cell>
          <table:table-cell office:value-type="string" calcext:value-type="string">
            <text:p>https://api.github.com/repos/Sylius/Core</text:p>
          </table:table-cell>
          <table:table-cell table:formula="of:=REPLACE([.B1479]; 1; 29; &quot;&quot;)" office:value-type="string" office:string-value="Sylius/Core" calcext:value-type="string">
            <text:p>Sylius/Core</text:p>
          </table:table-cell>
        </table:table-row>
        <table:table-row table:style-name="ro1">
          <table:table-cell office:value-type="float" office:value="9164060" calcext:value-type="float">
            <text:p>9164060</text:p>
          </table:table-cell>
          <table:table-cell office:value-type="string" calcext:value-type="string">
            <text:p>https://api.github.com/repos/dingo/api</text:p>
          </table:table-cell>
          <table:table-cell table:formula="of:=REPLACE([.B1480]; 1; 29; &quot;&quot;)" office:value-type="string" office:string-value="dingo/api" calcext:value-type="string">
            <text:p>dingo/api</text:p>
          </table:table-cell>
        </table:table-row>
        <table:table-row table:style-name="ro1">
          <table:table-cell office:value-type="float" office:value="9189225" calcext:value-type="float">
            <text:p>9189225</text:p>
          </table:table-cell>
          <table:table-cell office:value-type="string" calcext:value-type="string">
            <text:p>https://api.github.com/repos/criq/katu</text:p>
          </table:table-cell>
          <table:table-cell table:formula="of:=REPLACE([.B1481]; 1; 29; &quot;&quot;)" office:value-type="string" office:string-value="criq/katu" calcext:value-type="string">
            <text:p>criq/katu</text:p>
          </table:table-cell>
        </table:table-row>
        <table:table-row table:style-name="ro1">
          <table:table-cell office:value-type="float" office:value="9194995" calcext:value-type="float">
            <text:p>9194995</text:p>
          </table:table-cell>
          <table:table-cell office:value-type="string" calcext:value-type="string">
            <text:p>https://api.github.com/repos/MoeNetwork/Tieba-Cloud-Sign</text:p>
          </table:table-cell>
          <table:table-cell table:formula="of:=REPLACE([.B1482]; 1; 29; &quot;&quot;)" office:value-type="string" office:string-value="MoeNetwork/Tieba-Cloud-Sign" calcext:value-type="string">
            <text:p>MoeNetwork/Tieba-Cloud-Sign</text:p>
          </table:table-cell>
        </table:table-row>
        <table:table-row table:style-name="ro1">
          <table:table-cell office:value-type="float" office:value="9195143" calcext:value-type="float">
            <text:p>9195143</text:p>
          </table:table-cell>
          <table:table-cell office:value-type="string" calcext:value-type="string">
            <text:p>https://api.github.com/repos/drupal-media/entity_embed</text:p>
          </table:table-cell>
          <table:table-cell table:formula="of:=REPLACE([.B1483]; 1; 29; &quot;&quot;)" office:value-type="string" office:string-value="drupal-media/entity_embed" calcext:value-type="string">
            <text:p>drupal-media/entity_embed</text:p>
          </table:table-cell>
        </table:table-row>
        <table:table-row table:style-name="ro1">
          <table:table-cell office:value-type="float" office:value="9201747" calcext:value-type="float">
            <text:p>9201747</text:p>
          </table:table-cell>
          <table:table-cell office:value-type="string" calcext:value-type="string">
            <text:p>https://api.github.com/repos/h5p/h5p-wordpress-plugin</text:p>
          </table:table-cell>
          <table:table-cell table:formula="of:=REPLACE([.B1484]; 1; 29; &quot;&quot;)" office:value-type="string" office:string-value="h5p/h5p-wordpress-plugin" calcext:value-type="string">
            <text:p>h5p/h5p-wordpress-plugin</text:p>
          </table:table-cell>
        </table:table-row>
        <table:table-row table:style-name="ro1">
          <table:table-cell office:value-type="float" office:value="9218785" calcext:value-type="float">
            <text:p>9218785</text:p>
          </table:table-cell>
          <table:table-cell office:value-type="string" calcext:value-type="string">
            <text:p>https://api.github.com/repos/l7263626/dastool_tw</text:p>
          </table:table-cell>
          <table:table-cell table:formula="of:=REPLACE([.B1485]; 1; 29; &quot;&quot;)" office:value-type="string" office:string-value="l7263626/dastool_tw" calcext:value-type="string">
            <text:p>l7263626/dastool_tw</text:p>
          </table:table-cell>
        </table:table-row>
        <table:table-row table:style-name="ro1">
          <table:table-cell office:value-type="float" office:value="9222887" calcext:value-type="float">
            <text:p>9222887</text:p>
          </table:table-cell>
          <table:table-cell office:value-type="string" calcext:value-type="string">
            <text:p>https://api.github.com/repos/ilabafrica/iBLIS</text:p>
          </table:table-cell>
          <table:table-cell table:formula="of:=REPLACE([.B1486]; 1; 29; &quot;&quot;)" office:value-type="string" office:string-value="ilabafrica/iBLIS" calcext:value-type="string">
            <text:p>ilabafrica/iBLIS</text:p>
          </table:table-cell>
        </table:table-row>
        <table:table-row table:style-name="ro1">
          <table:table-cell office:value-type="float" office:value="9236472" calcext:value-type="float">
            <text:p>9236472</text:p>
          </table:table-cell>
          <table:table-cell office:value-type="string" calcext:value-type="string">
            <text:p>https://api.github.com/repos/obiba/mica-drupal7</text:p>
          </table:table-cell>
          <table:table-cell table:formula="of:=REPLACE([.B1487]; 1; 29; &quot;&quot;)" office:value-type="string" office:string-value="obiba/mica-drupal7" calcext:value-type="string">
            <text:p>obiba/mica-drupal7</text:p>
          </table:table-cell>
        </table:table-row>
        <table:table-row table:style-name="ro1">
          <table:table-cell office:value-type="float" office:value="9277398" calcext:value-type="float">
            <text:p>9277398</text:p>
          </table:table-cell>
          <table:table-cell office:value-type="string" calcext:value-type="string">
            <text:p>https://api.github.com/repos/MikeiLL/wp-mindbody-plugin</text:p>
          </table:table-cell>
          <table:table-cell table:formula="of:=REPLACE([.B1488]; 1; 29; &quot;&quot;)" office:value-type="string" office:string-value="MikeiLL/wp-mindbody-plugin" calcext:value-type="string">
            <text:p>MikeiLL/wp-mindbody-plugin</text:p>
          </table:table-cell>
        </table:table-row>
        <table:table-row table:style-name="ro1">
          <table:table-cell office:value-type="float" office:value="9291406" calcext:value-type="float">
            <text:p>9291406</text:p>
          </table:table-cell>
          <table:table-cell office:value-type="string" calcext:value-type="string">
            <text:p>https://api.github.com/repos/INTER-Mediator/INTER-Mediator</text:p>
          </table:table-cell>
          <table:table-cell table:formula="of:=REPLACE([.B1489]; 1; 29; &quot;&quot;)" office:value-type="string" office:string-value="INTER-Mediator/INTER-Mediator" calcext:value-type="string">
            <text:p>INTER-Mediator/INTER-Mediator</text:p>
          </table:table-cell>
        </table:table-row>
        <table:table-row table:style-name="ro1">
          <table:table-cell office:value-type="float" office:value="9291420" calcext:value-type="float">
            <text:p>9291420</text:p>
          </table:table-cell>
          <table:table-cell office:value-type="string" calcext:value-type="string">
            <text:p>https://api.github.com/repos/samthomson/flot</text:p>
          </table:table-cell>
          <table:table-cell table:formula="of:=REPLACE([.B1490]; 1; 29; &quot;&quot;)" office:value-type="string" office:string-value="samthomson/flot" calcext:value-type="string">
            <text:p>samthomson/flot</text:p>
          </table:table-cell>
        </table:table-row>
        <table:table-row table:style-name="ro1">
          <table:table-cell office:value-type="float" office:value="9311389" calcext:value-type="float">
            <text:p>9311389</text:p>
          </table:table-cell>
          <table:table-cell office:value-type="string" calcext:value-type="string">
            <text:p>https://api.github.com/repos/midasplatform/Midas</text:p>
          </table:table-cell>
          <table:table-cell table:formula="of:=REPLACE([.B1491]; 1; 29; &quot;&quot;)" office:value-type="string" office:string-value="midasplatform/Midas" calcext:value-type="string">
            <text:p>midasplatform/Midas</text:p>
          </table:table-cell>
        </table:table-row>
        <table:table-row table:style-name="ro1">
          <table:table-cell office:value-type="float" office:value="9316280" calcext:value-type="float">
            <text:p>9316280</text:p>
          </table:table-cell>
          <table:table-cell office:value-type="string" calcext:value-type="string">
            <text:p>https://api.github.com/repos/concrete5/concrete5</text:p>
          </table:table-cell>
          <table:table-cell table:formula="of:=REPLACE([.B1492]; 1; 29; &quot;&quot;)" office:value-type="string" office:string-value="concrete5/concrete5" calcext:value-type="string">
            <text:p>concrete5/concrete5</text:p>
          </table:table-cell>
        </table:table-row>
        <table:table-row table:style-name="ro1">
          <table:table-cell office:value-type="float" office:value="9321582" calcext:value-type="float">
            <text:p>9321582</text:p>
          </table:table-cell>
          <table:table-cell office:value-type="string" calcext:value-type="string">
            <text:p>https://api.github.com/repos/TeenQuotes/website</text:p>
          </table:table-cell>
          <table:table-cell table:formula="of:=REPLACE([.B1493]; 1; 29; &quot;&quot;)" office:value-type="string" office:string-value="TeenQuotes/website" calcext:value-type="string">
            <text:p>TeenQuotes/website</text:p>
          </table:table-cell>
        </table:table-row>
        <table:table-row table:style-name="ro1">
          <table:table-cell office:value-type="float" office:value="9322653" calcext:value-type="float">
            <text:p>9322653</text:p>
          </table:table-cell>
          <table:table-cell office:value-type="string" calcext:value-type="string">
            <text:p>https://api.github.com/repos/BlueHerons/StatTracker</text:p>
          </table:table-cell>
          <table:table-cell table:formula="of:=REPLACE([.B1494]; 1; 29; &quot;&quot;)" office:value-type="string" office:string-value="BlueHerons/StatTracker" calcext:value-type="string">
            <text:p>BlueHerons/StatTracker</text:p>
          </table:table-cell>
        </table:table-row>
        <table:table-row table:style-name="ro1">
          <table:table-cell office:value-type="float" office:value="9333705" calcext:value-type="float">
            <text:p>9333705</text:p>
          </table:table-cell>
          <table:table-cell office:value-type="string" calcext:value-type="string">
            <text:p>https://api.github.com/repos/prooph/event-store</text:p>
          </table:table-cell>
          <table:table-cell table:formula="of:=REPLACE([.B1495]; 1; 29; &quot;&quot;)" office:value-type="string" office:string-value="prooph/event-store" calcext:value-type="string">
            <text:p>prooph/event-store</text:p>
          </table:table-cell>
        </table:table-row>
        <table:table-row table:style-name="ro1">
          <table:table-cell office:value-type="float" office:value="9383521" calcext:value-type="float">
            <text:p>9383521</text:p>
          </table:table-cell>
          <table:table-cell office:value-type="string" calcext:value-type="string">
            <text:p>https://api.github.com/repos/centminmod/centminmod</text:p>
          </table:table-cell>
          <table:table-cell table:formula="of:=REPLACE([.B1496]; 1; 29; &quot;&quot;)" office:value-type="string" office:string-value="centminmod/centminmod" calcext:value-type="string">
            <text:p>centminmod/centminmod</text:p>
          </table:table-cell>
        </table:table-row>
        <table:table-row table:style-name="ro1">
          <table:table-cell office:value-type="float" office:value="9475637" calcext:value-type="float">
            <text:p>9475637</text:p>
          </table:table-cell>
          <table:table-cell office:value-type="string" calcext:value-type="string">
            <text:p>https://api.github.com/repos/GrupaZero/platform</text:p>
          </table:table-cell>
          <table:table-cell table:formula="of:=REPLACE([.B1497]; 1; 29; &quot;&quot;)" office:value-type="string" office:string-value="GrupaZero/platform" calcext:value-type="string">
            <text:p>GrupaZero/platform</text:p>
          </table:table-cell>
        </table:table-row>
        <table:table-row table:style-name="ro1">
          <table:table-cell office:value-type="float" office:value="9476739" calcext:value-type="float">
            <text:p>9476739</text:p>
          </table:table-cell>
          <table:table-cell office:value-type="string" calcext:value-type="string">
            <text:p>https://api.github.com/repos/tbar0970/jethro-pmm</text:p>
          </table:table-cell>
          <table:table-cell table:formula="of:=REPLACE([.B1498]; 1; 29; &quot;&quot;)" office:value-type="string" office:string-value="tbar0970/jethro-pmm" calcext:value-type="string">
            <text:p>tbar0970/jethro-pmm</text:p>
          </table:table-cell>
        </table:table-row>
        <table:table-row table:style-name="ro1">
          <table:table-cell office:value-type="float" office:value="9509966" calcext:value-type="float">
            <text:p>9509966</text:p>
          </table:table-cell>
          <table:table-cell office:value-type="string" calcext:value-type="string">
            <text:p>https://api.github.com/repos/qualintitative/egoweb</text:p>
          </table:table-cell>
          <table:table-cell table:formula="of:=REPLACE([.B1499]; 1; 29; &quot;&quot;)" office:value-type="string" office:string-value="qualintitative/egoweb" calcext:value-type="string">
            <text:p>qualintitative/egoweb</text:p>
          </table:table-cell>
        </table:table-row>
        <table:table-row table:style-name="ro1">
          <table:table-cell office:value-type="float" office:value="9510391" calcext:value-type="float">
            <text:p>9510391</text:p>
          </table:table-cell>
          <table:table-cell office:value-type="string" calcext:value-type="string">
            <text:p>https://api.github.com/repos/NetCommons3/Announcements</text:p>
          </table:table-cell>
          <table:table-cell table:formula="of:=REPLACE([.B1500]; 1; 29; &quot;&quot;)" office:value-type="string" office:string-value="NetCommons3/Announcements" calcext:value-type="string">
            <text:p>NetCommons3/Announcements</text:p>
          </table:table-cell>
        </table:table-row>
        <table:table-row table:style-name="ro1">
          <table:table-cell office:value-type="float" office:value="9522637" calcext:value-type="float">
            <text:p>9522637</text:p>
          </table:table-cell>
          <table:table-cell office:value-type="string" calcext:value-type="string">
            <text:p>https://api.github.com/repos/unikent/moodle-local_kent</text:p>
          </table:table-cell>
          <table:table-cell table:formula="of:=REPLACE([.B1501]; 1; 29; &quot;&quot;)" office:value-type="string" office:string-value="unikent/moodle-local_kent" calcext:value-type="string">
            <text:p>unikent/moodle-local_kent</text:p>
          </table:table-cell>
        </table:table-row>
        <table:table-row table:style-name="ro1">
          <table:table-cell office:value-type="float" office:value="9560389" calcext:value-type="float">
            <text:p>9560389</text:p>
          </table:table-cell>
          <table:table-cell office:value-type="string" calcext:value-type="string">
            <text:p>https://api.github.com/repos/shgysk8zer0/chriszuber</text:p>
          </table:table-cell>
          <table:table-cell table:formula="of:=REPLACE([.B1502]; 1; 29; &quot;&quot;)" office:value-type="string" office:string-value="shgysk8zer0/chriszuber" calcext:value-type="string">
            <text:p>shgysk8zer0/chriszuber</text:p>
          </table:table-cell>
        </table:table-row>
        <table:table-row table:style-name="ro1">
          <table:table-cell office:value-type="float" office:value="9582820" calcext:value-type="float">
            <text:p>9582820</text:p>
          </table:table-cell>
          <table:table-cell office:value-type="string" calcext:value-type="string">
            <text:p>https://api.github.com/repos/xavoctechnocratspvtltd/xbank2</text:p>
          </table:table-cell>
          <table:table-cell table:formula="of:=REPLACE([.B1503]; 1; 29; &quot;&quot;)" office:value-type="string" office:string-value="xavoctechnocratspvtltd/xbank2" calcext:value-type="string">
            <text:p>xavoctechnocratspvtltd/xbank2</text:p>
          </table:table-cell>
        </table:table-row>
        <table:table-row table:style-name="ro1">
          <table:table-cell office:value-type="float" office:value="9593370" calcext:value-type="float">
            <text:p>9593370</text:p>
          </table:table-cell>
          <table:table-cell office:value-type="string" calcext:value-type="string">
            <text:p>https://api.github.com/repos/Ranyuen/web</text:p>
          </table:table-cell>
          <table:table-cell table:formula="of:=REPLACE([.B1504]; 1; 29; &quot;&quot;)" office:value-type="string" office:string-value="Ranyuen/web" calcext:value-type="string">
            <text:p>Ranyuen/web</text:p>
          </table:table-cell>
        </table:table-row>
        <table:table-row table:style-name="ro1">
          <table:table-cell office:value-type="float" office:value="9611269" calcext:value-type="float">
            <text:p>9611269</text:p>
          </table:table-cell>
          <table:table-cell office:value-type="string" calcext:value-type="string">
            <text:p>https://api.github.com/repos/shieldsdesignstudio/pca</text:p>
          </table:table-cell>
          <table:table-cell table:formula="of:=REPLACE([.B1505]; 1; 29; &quot;&quot;)" office:value-type="string" office:string-value="shieldsdesignstudio/pca" calcext:value-type="string">
            <text:p>shieldsdesignstudio/pca</text:p>
          </table:table-cell>
        </table:table-row>
        <table:table-row table:style-name="ro1">
          <table:table-cell office:value-type="float" office:value="9615932" calcext:value-type="float">
            <text:p>9615932</text:p>
          </table:table-cell>
          <table:table-cell office:value-type="string" calcext:value-type="string">
            <text:p>https://api.github.com/repos/helhum/typo3_console</text:p>
          </table:table-cell>
          <table:table-cell table:formula="of:=REPLACE([.B1506]; 1; 29; &quot;&quot;)" office:value-type="string" office:string-value="helhum/typo3_console" calcext:value-type="string">
            <text:p>helhum/typo3_console</text:p>
          </table:table-cell>
        </table:table-row>
        <table:table-row table:style-name="ro1">
          <table:table-cell office:value-type="float" office:value="9617535" calcext:value-type="float">
            <text:p>9617535</text:p>
          </table:table-cell>
          <table:table-cell office:value-type="string" calcext:value-type="string">
            <text:p>https://api.github.com/repos/TMWagner/IV-Drupal</text:p>
          </table:table-cell>
          <table:table-cell table:formula="of:=REPLACE([.B1507]; 1; 29; &quot;&quot;)" office:value-type="string" office:string-value="TMWagner/IV-Drupal" calcext:value-type="string">
            <text:p>TMWagner/IV-Drupal</text:p>
          </table:table-cell>
        </table:table-row>
        <table:table-row table:style-name="ro1">
          <table:table-cell office:value-type="float" office:value="9637902" calcext:value-type="float">
            <text:p>9637902</text:p>
          </table:table-cell>
          <table:table-cell office:value-type="string" calcext:value-type="string">
            <text:p>https://api.github.com/repos/BSSAM/bs</text:p>
          </table:table-cell>
          <table:table-cell table:formula="of:=REPLACE([.B1508]; 1; 29; &quot;&quot;)" office:value-type="string" office:string-value="BSSAM/bs" calcext:value-type="string">
            <text:p>BSSAM/bs</text:p>
          </table:table-cell>
        </table:table-row>
        <table:table-row table:style-name="ro1">
          <table:table-cell office:value-type="float" office:value="9645991" calcext:value-type="float">
            <text:p>9645991</text:p>
          </table:table-cell>
          <table:table-cell office:value-type="string" calcext:value-type="string">
            <text:p>https://api.github.com/repos/vanilla/addons</text:p>
          </table:table-cell>
          <table:table-cell table:formula="of:=REPLACE([.B1509]; 1; 29; &quot;&quot;)" office:value-type="string" office:string-value="vanilla/addons" calcext:value-type="string">
            <text:p>vanilla/addons</text:p>
          </table:table-cell>
        </table:table-row>
        <table:table-row table:style-name="ro1">
          <table:table-cell office:value-type="float" office:value="9646736" calcext:value-type="float">
            <text:p>9646736</text:p>
          </table:table-cell>
          <table:table-cell office:value-type="string" calcext:value-type="string">
            <text:p>https://api.github.com/repos/jung35/VacStatus</text:p>
          </table:table-cell>
          <table:table-cell table:formula="of:=REPLACE([.B1510]; 1; 29; &quot;&quot;)" office:value-type="string" office:string-value="jung35/VacStatus" calcext:value-type="string">
            <text:p>jung35/VacStatus</text:p>
          </table:table-cell>
        </table:table-row>
        <table:table-row table:style-name="ro1">
          <table:table-cell office:value-type="float" office:value="9683359" calcext:value-type="float">
            <text:p>9683359</text:p>
          </table:table-cell>
          <table:table-cell office:value-type="string" calcext:value-type="string">
            <text:p>https://api.github.com/repos/nooku/nooku-framework</text:p>
          </table:table-cell>
          <table:table-cell table:formula="of:=REPLACE([.B1511]; 1; 29; &quot;&quot;)" office:value-type="string" office:string-value="nooku/nooku-framework" calcext:value-type="string">
            <text:p>nooku/nooku-framework</text:p>
          </table:table-cell>
        </table:table-row>
        <table:table-row table:style-name="ro1">
          <table:table-cell office:value-type="float" office:value="9695658" calcext:value-type="float">
            <text:p>9695658</text:p>
          </table:table-cell>
          <table:table-cell office:value-type="string" calcext:value-type="string">
            <text:p>https://api.github.com/repos/owncloud/activity</text:p>
          </table:table-cell>
          <table:table-cell table:formula="of:=REPLACE([.B1512]; 1; 29; &quot;&quot;)" office:value-type="string" office:string-value="owncloud/activity" calcext:value-type="string">
            <text:p>owncloud/activity</text:p>
          </table:table-cell>
        </table:table-row>
        <table:table-row table:style-name="ro1">
          <table:table-cell office:value-type="float" office:value="9696012" calcext:value-type="float">
            <text:p>9696012</text:p>
          </table:table-cell>
          <table:table-cell office:value-type="string" calcext:value-type="string">
            <text:p>https://api.github.com/repos/lumenlearning/candela</text:p>
          </table:table-cell>
          <table:table-cell table:formula="of:=REPLACE([.B1513]; 1; 29; &quot;&quot;)" office:value-type="string" office:string-value="lumenlearning/candela" calcext:value-type="string">
            <text:p>lumenlearning/candela</text:p>
          </table:table-cell>
        </table:table-row>
        <table:table-row table:style-name="ro1">
          <table:table-cell office:value-type="float" office:value="9696476" calcext:value-type="float">
            <text:p>9696476</text:p>
          </table:table-cell>
          <table:table-cell office:value-type="string" calcext:value-type="string">
            <text:p>https://api.github.com/repos/eBayEnterprise/magento-retail-order-management</text:p>
          </table:table-cell>
          <table:table-cell table:formula="of:=REPLACE([.B1514]; 1; 29; &quot;&quot;)" office:value-type="string" office:string-value="eBayEnterprise/magento-retail-order-management" calcext:value-type="string">
            <text:p>eBayEnterprise/magento-retail-order-management</text:p>
          </table:table-cell>
        </table:table-row>
        <table:table-row table:style-name="ro1">
          <table:table-cell office:value-type="float" office:value="9697934" calcext:value-type="float">
            <text:p>9697934</text:p>
          </table:table-cell>
          <table:table-cell office:value-type="string" calcext:value-type="string">
            <text:p>https://api.github.com/repos/aristath/kirki</text:p>
          </table:table-cell>
          <table:table-cell table:formula="of:=REPLACE([.B1515]; 1; 29; &quot;&quot;)" office:value-type="string" office:string-value="aristath/kirki" calcext:value-type="string">
            <text:p>aristath/kirki</text:p>
          </table:table-cell>
        </table:table-row>
        <table:table-row table:style-name="ro1">
          <table:table-cell office:value-type="float" office:value="9700800" calcext:value-type="float">
            <text:p>9700800</text:p>
          </table:table-cell>
          <table:table-cell office:value-type="string" calcext:value-type="string">
            <text:p>https://api.github.com/repos/utah-marketing-communications/wp-content</text:p>
          </table:table-cell>
          <table:table-cell table:formula="of:=REPLACE([.B1516]; 1; 29; &quot;&quot;)" office:value-type="string" office:string-value="utah-marketing-communications/wp-content" calcext:value-type="string">
            <text:p>utah-marketing-communications/wp-content</text:p>
          </table:table-cell>
        </table:table-row>
        <table:table-row table:style-name="ro1">
          <table:table-cell office:value-type="float" office:value="9701970" calcext:value-type="float">
            <text:p>9701970</text:p>
          </table:table-cell>
          <table:table-cell office:value-type="string" calcext:value-type="string">
            <text:p>https://api.github.com/repos/rednose-public/RednoseFrameworkBundle</text:p>
          </table:table-cell>
          <table:table-cell table:formula="of:=REPLACE([.B1517]; 1; 29; &quot;&quot;)" office:value-type="string" office:string-value="rednose-public/RednoseFrameworkBundle" calcext:value-type="string">
            <text:p>rednose-public/RednoseFrameworkBundle</text:p>
          </table:table-cell>
        </table:table-row>
        <table:table-row table:style-name="ro1">
          <table:table-cell office:value-type="float" office:value="9702786" calcext:value-type="float">
            <text:p>9702786</text:p>
          </table:table-cell>
          <table:table-cell office:value-type="string" calcext:value-type="string">
            <text:p>https://api.github.com/repos/LegendOfMCPE/EssentialsPE</text:p>
          </table:table-cell>
          <table:table-cell table:formula="of:=REPLACE([.B1518]; 1; 29; &quot;&quot;)" office:value-type="string" office:string-value="LegendOfMCPE/EssentialsPE" calcext:value-type="string">
            <text:p>LegendOfMCPE/EssentialsPE</text:p>
          </table:table-cell>
        </table:table-row>
        <table:table-row table:style-name="ro1">
          <table:table-cell office:value-type="float" office:value="9704748" calcext:value-type="float">
            <text:p>9704748</text:p>
          </table:table-cell>
          <table:table-cell office:value-type="string" calcext:value-type="string">
            <text:p>https://api.github.com/repos/daolcms/daol-core</text:p>
          </table:table-cell>
          <table:table-cell table:formula="of:=REPLACE([.B1519]; 1; 29; &quot;&quot;)" office:value-type="string" office:string-value="daolcms/daol-core" calcext:value-type="string">
            <text:p>daolcms/daol-core</text:p>
          </table:table-cell>
        </table:table-row>
        <table:table-row table:style-name="ro1">
          <table:table-cell office:value-type="float" office:value="9705360" calcext:value-type="float">
            <text:p>9705360</text:p>
          </table:table-cell>
          <table:table-cell office:value-type="string" calcext:value-type="string">
            <text:p>https://api.github.com/repos/derhansen/sf_event_mgt</text:p>
          </table:table-cell>
          <table:table-cell table:formula="of:=REPLACE([.B1520]; 1; 29; &quot;&quot;)" office:value-type="string" office:string-value="derhansen/sf_event_mgt" calcext:value-type="string">
            <text:p>derhansen/sf_event_mgt</text:p>
          </table:table-cell>
        </table:table-row>
        <table:table-row table:style-name="ro1">
          <table:table-cell office:value-type="float" office:value="9707454" calcext:value-type="float">
            <text:p>9707454</text:p>
          </table:table-cell>
          <table:table-cell office:value-type="string" calcext:value-type="string">
            <text:p>https://api.github.com/repos/duncan3dc/sql-class</text:p>
          </table:table-cell>
          <table:table-cell table:formula="of:=REPLACE([.B1521]; 1; 29; &quot;&quot;)" office:value-type="string" office:string-value="duncan3dc/sql-class" calcext:value-type="string">
            <text:p>duncan3dc/sql-class</text:p>
          </table:table-cell>
        </table:table-row>
        <table:table-row table:style-name="ro1">
          <table:table-cell office:value-type="float" office:value="9712203" calcext:value-type="float">
            <text:p>9712203</text:p>
          </table:table-cell>
          <table:table-cell office:value-type="string" calcext:value-type="string">
            <text:p>https://api.github.com/repos/elliotchance/concise</text:p>
          </table:table-cell>
          <table:table-cell table:formula="of:=REPLACE([.B1522]; 1; 29; &quot;&quot;)" office:value-type="string" office:string-value="elliotchance/concise" calcext:value-type="string">
            <text:p>elliotchance/concise</text:p>
          </table:table-cell>
        </table:table-row>
        <table:table-row table:style-name="ro1">
          <table:table-cell office:value-type="float" office:value="9712498" calcext:value-type="float">
            <text:p>9712498</text:p>
          </table:table-cell>
          <table:table-cell office:value-type="string" calcext:value-type="string">
            <text:p>https://api.github.com/repos/octoberrain/system</text:p>
          </table:table-cell>
          <table:table-cell table:formula="of:=REPLACE([.B1523]; 1; 29; &quot;&quot;)" office:value-type="string" office:string-value="octoberrain/system" calcext:value-type="string">
            <text:p>octoberrain/system</text:p>
          </table:table-cell>
        </table:table-row>
        <table:table-row table:style-name="ro1">
          <table:table-cell office:value-type="float" office:value="9712513" calcext:value-type="float">
            <text:p>9712513</text:p>
          </table:table-cell>
          <table:table-cell office:value-type="string" calcext:value-type="string">
            <text:p>https://api.github.com/repos/octoberrain/cms</text:p>
          </table:table-cell>
          <table:table-cell table:formula="of:=REPLACE([.B1524]; 1; 29; &quot;&quot;)" office:value-type="string" office:string-value="octoberrain/cms" calcext:value-type="string">
            <text:p>octoberrain/cms</text:p>
          </table:table-cell>
        </table:table-row>
        <table:table-row table:style-name="ro1">
          <table:table-cell office:value-type="float" office:value="9716727" calcext:value-type="float">
            <text:p>9716727</text:p>
          </table:table-cell>
          <table:table-cell office:value-type="string" calcext:value-type="string">
            <text:p>https://api.github.com/repos/skji/pet</text:p>
          </table:table-cell>
          <table:table-cell table:formula="of:=REPLACE([.B1525]; 1; 29; &quot;&quot;)" office:value-type="string" office:string-value="skji/pet" calcext:value-type="string">
            <text:p>skji/pet</text:p>
          </table:table-cell>
        </table:table-row>
        <table:table-row table:style-name="ro1">
          <table:table-cell office:value-type="float" office:value="9718087" calcext:value-type="float">
            <text:p>9718087</text:p>
          </table:table-cell>
          <table:table-cell office:value-type="string" calcext:value-type="string">
            <text:p>https://api.github.com/repos/toulousain79/MySB</text:p>
          </table:table-cell>
          <table:table-cell table:formula="of:=REPLACE([.B1526]; 1; 29; &quot;&quot;)" office:value-type="string" office:string-value="toulousain79/MySB" calcext:value-type="string">
            <text:p>toulousain79/MySB</text:p>
          </table:table-cell>
        </table:table-row>
        <table:table-row table:style-name="ro1">
          <table:table-cell office:value-type="float" office:value="9727292" calcext:value-type="float">
            <text:p>9727292</text:p>
          </table:table-cell>
          <table:table-cell office:value-type="string" calcext:value-type="string">
            <text:p>https://api.github.com/repos/WUSM/medicine</text:p>
          </table:table-cell>
          <table:table-cell table:formula="of:=REPLACE([.B1527]; 1; 29; &quot;&quot;)" office:value-type="string" office:string-value="WUSM/medicine" calcext:value-type="string">
            <text:p>WUSM/medicine</text:p>
          </table:table-cell>
        </table:table-row>
        <table:table-row table:style-name="ro1">
          <table:table-cell office:value-type="float" office:value="9732552" calcext:value-type="float">
            <text:p>9732552</text:p>
          </table:table-cell>
          <table:table-cell office:value-type="string" calcext:value-type="string">
            <text:p>https://api.github.com/repos/jlm-entreprise/jlm-intranet</text:p>
          </table:table-cell>
          <table:table-cell table:formula="of:=REPLACE([.B1528]; 1; 29; &quot;&quot;)" office:value-type="string" office:string-value="jlm-entreprise/jlm-intranet" calcext:value-type="string">
            <text:p>jlm-entreprise/jlm-intranet</text:p>
          </table:table-cell>
        </table:table-row>
        <table:table-row table:style-name="ro1">
          <table:table-cell office:value-type="float" office:value="9732815" calcext:value-type="float">
            <text:p>9732815</text:p>
          </table:table-cell>
          <table:table-cell office:value-type="string" calcext:value-type="string">
            <text:p>https://api.github.com/repos/ulbpodcast/ezcast</text:p>
          </table:table-cell>
          <table:table-cell table:formula="of:=REPLACE([.B1529]; 1; 29; &quot;&quot;)" office:value-type="string" office:string-value="ulbpodcast/ezcast" calcext:value-type="string">
            <text:p>ulbpodcast/ezcast</text:p>
          </table:table-cell>
        </table:table-row>
        <table:table-row table:style-name="ro1">
          <table:table-cell office:value-type="float" office:value="9759553" calcext:value-type="float">
            <text:p>9759553</text:p>
          </table:table-cell>
          <table:table-cell office:value-type="string" calcext:value-type="string">
            <text:p>https://api.github.com/repos/thethemefoundry/make</text:p>
          </table:table-cell>
          <table:table-cell table:formula="of:=REPLACE([.B1530]; 1; 29; &quot;&quot;)" office:value-type="string" office:string-value="thethemefoundry/make" calcext:value-type="string">
            <text:p>thethemefoundry/make</text:p>
          </table:table-cell>
        </table:table-row>
        <table:table-row table:style-name="ro1">
          <table:table-cell office:value-type="float" office:value="9771049" calcext:value-type="float">
            <text:p>9771049</text:p>
          </table:table-cell>
          <table:table-cell office:value-type="string" calcext:value-type="string">
            <text:p>https://api.github.com/repos/InvoicePlane/InvoicePlane</text:p>
          </table:table-cell>
          <table:table-cell table:formula="of:=REPLACE([.B1531]; 1; 29; &quot;&quot;)" office:value-type="string" office:string-value="InvoicePlane/InvoicePlane" calcext:value-type="string">
            <text:p>InvoicePlane/InvoicePlane</text:p>
          </table:table-cell>
        </table:table-row>
        <table:table-row table:style-name="ro1">
          <table:table-cell office:value-type="float" office:value="9774345" calcext:value-type="float">
            <text:p>9774345</text:p>
          </table:table-cell>
          <table:table-cell office:value-type="string" calcext:value-type="string">
            <text:p>https://api.github.com/repos/andrewvergel/ebp</text:p>
          </table:table-cell>
          <table:table-cell table:formula="of:=REPLACE([.B1532]; 1; 29; &quot;&quot;)" office:value-type="string" office:string-value="andrewvergel/ebp" calcext:value-type="string">
            <text:p>andrewvergel/ebp</text:p>
          </table:table-cell>
        </table:table-row>
        <table:table-row table:style-name="ro1">
          <table:table-cell office:value-type="float" office:value="9787797" calcext:value-type="float">
            <text:p>9787797</text:p>
          </table:table-cell>
          <table:table-cell office:value-type="string" calcext:value-type="string">
            <text:p>https://api.github.com/repos/scito/lobbywatch</text:p>
          </table:table-cell>
          <table:table-cell table:formula="of:=REPLACE([.B1533]; 1; 29; &quot;&quot;)" office:value-type="string" office:string-value="scito/lobbywatch" calcext:value-type="string">
            <text:p>scito/lobbywatch</text:p>
          </table:table-cell>
        </table:table-row>
        <table:table-row table:style-name="ro1">
          <table:table-cell office:value-type="float" office:value="9790116" calcext:value-type="float">
            <text:p>9790116</text:p>
          </table:table-cell>
          <table:table-cell office:value-type="string" calcext:value-type="string">
            <text:p>https://api.github.com/repos/micti/VHMIS-Framework</text:p>
          </table:table-cell>
          <table:table-cell table:formula="of:=REPLACE([.B1534]; 1; 29; &quot;&quot;)" office:value-type="string" office:string-value="micti/VHMIS-Framework" calcext:value-type="string">
            <text:p>micti/VHMIS-Framework</text:p>
          </table:table-cell>
        </table:table-row>
        <table:table-row table:style-name="ro1">
          <table:table-cell office:value-type="float" office:value="9790802" calcext:value-type="float">
            <text:p>9790802</text:p>
          </table:table-cell>
          <table:table-cell office:value-type="string" calcext:value-type="string">
            <text:p>https://api.github.com/repos/owncloud/updater</text:p>
          </table:table-cell>
          <table:table-cell table:formula="of:=REPLACE([.B1535]; 1; 29; &quot;&quot;)" office:value-type="string" office:string-value="owncloud/updater" calcext:value-type="string">
            <text:p>owncloud/updater</text:p>
          </table:table-cell>
        </table:table-row>
        <table:table-row table:style-name="ro1">
          <table:table-cell office:value-type="float" office:value="9800143" calcext:value-type="float">
            <text:p>9800143</text:p>
          </table:table-cell>
          <table:table-cell office:value-type="string" calcext:value-type="string">
            <text:p>https://api.github.com/repos/wecenter/wecenter</text:p>
          </table:table-cell>
          <table:table-cell table:formula="of:=REPLACE([.B1536]; 1; 29; &quot;&quot;)" office:value-type="string" office:string-value="wecenter/wecenter" calcext:value-type="string">
            <text:p>wecenter/wecenter</text:p>
          </table:table-cell>
        </table:table-row>
        <table:table-row table:style-name="ro1">
          <table:table-cell office:value-type="float" office:value="9807562" calcext:value-type="float">
            <text:p>9807562</text:p>
          </table:table-cell>
          <table:table-cell office:value-type="string" calcext:value-type="string">
            <text:p>https://api.github.com/repos/GetDotaStats/site</text:p>
          </table:table-cell>
          <table:table-cell table:formula="of:=REPLACE([.B1537]; 1; 29; &quot;&quot;)" office:value-type="string" office:string-value="GetDotaStats/site" calcext:value-type="string">
            <text:p>GetDotaStats/site</text:p>
          </table:table-cell>
        </table:table-row>
        <table:table-row table:style-name="ro1">
          <table:table-cell office:value-type="float" office:value="9815519" calcext:value-type="float">
            <text:p>9815519</text:p>
          </table:table-cell>
          <table:table-cell office:value-type="string" calcext:value-type="string">
            <text:p>https://api.github.com/repos/mart1ver/oressource</text:p>
          </table:table-cell>
          <table:table-cell table:formula="of:=REPLACE([.B1538]; 1; 29; &quot;&quot;)" office:value-type="string" office:string-value="mart1ver/oressource" calcext:value-type="string">
            <text:p>mart1ver/oressource</text:p>
          </table:table-cell>
        </table:table-row>
        <table:table-row table:style-name="ro1">
          <table:table-cell office:value-type="float" office:value="9818148" calcext:value-type="float">
            <text:p>9818148</text:p>
          </table:table-cell>
          <table:table-cell office:value-type="string" calcext:value-type="string">
            <text:p>https://api.github.com/repos/drupalprojects/metatag</text:p>
          </table:table-cell>
          <table:table-cell table:formula="of:=REPLACE([.B1539]; 1; 29; &quot;&quot;)" office:value-type="string" office:string-value="drupalprojects/metatag" calcext:value-type="string">
            <text:p>drupalprojects/metatag</text:p>
          </table:table-cell>
        </table:table-row>
        <table:table-row table:style-name="ro1">
          <table:table-cell office:value-type="float" office:value="9822910" calcext:value-type="float">
            <text:p>9822910</text:p>
          </table:table-cell>
          <table:table-cell office:value-type="string" calcext:value-type="string">
            <text:p>https://api.github.com/repos/Biobanques/ebiobanques</text:p>
          </table:table-cell>
          <table:table-cell table:formula="of:=REPLACE([.B1540]; 1; 29; &quot;&quot;)" office:value-type="string" office:string-value="Biobanques/ebiobanques" calcext:value-type="string">
            <text:p>Biobanques/ebiobanques</text:p>
          </table:table-cell>
        </table:table-row>
        <table:table-row table:style-name="ro1">
          <table:table-cell office:value-type="float" office:value="9825306" calcext:value-type="float">
            <text:p>9825306</text:p>
          </table:table-cell>
          <table:table-cell office:value-type="string" calcext:value-type="string">
            <text:p>https://api.github.com/repos/mlaa/commons</text:p>
          </table:table-cell>
          <table:table-cell table:formula="of:=REPLACE([.B1541]; 1; 29; &quot;&quot;)" office:value-type="string" office:string-value="mlaa/commons" calcext:value-type="string">
            <text:p>mlaa/commons</text:p>
          </table:table-cell>
        </table:table-row>
        <table:table-row table:style-name="ro1">
          <table:table-cell office:value-type="float" office:value="9833242" calcext:value-type="float">
            <text:p>9833242</text:p>
          </table:table-cell>
          <table:table-cell office:value-type="string" calcext:value-type="string">
            <text:p>https://api.github.com/repos/ctymtce/LffFramework</text:p>
          </table:table-cell>
          <table:table-cell table:formula="of:=REPLACE([.B1542]; 1; 29; &quot;&quot;)" office:value-type="string" office:string-value="ctymtce/LffFramework" calcext:value-type="string">
            <text:p>ctymtce/LffFramework</text:p>
          </table:table-cell>
        </table:table-row>
        <table:table-row table:style-name="ro1">
          <table:table-cell office:value-type="float" office:value="9846758" calcext:value-type="float">
            <text:p>9846758</text:p>
          </table:table-cell>
          <table:table-cell office:value-type="string" calcext:value-type="string">
            <text:p>https://api.github.com/repos/domexbg/web</text:p>
          </table:table-cell>
          <table:table-cell table:formula="of:=REPLACE([.B1543]; 1; 29; &quot;&quot;)" office:value-type="string" office:string-value="domexbg/web" calcext:value-type="string">
            <text:p>domexbg/web</text:p>
          </table:table-cell>
        </table:table-row>
        <table:table-row table:style-name="ro1">
          <table:table-cell office:value-type="float" office:value="9850757" calcext:value-type="float">
            <text:p>9850757</text:p>
          </table:table-cell>
          <table:table-cell office:value-type="string" calcext:value-type="string">
            <text:p>https://api.github.com/repos/octoberrain/backend</text:p>
          </table:table-cell>
          <table:table-cell table:formula="of:=REPLACE([.B1544]; 1; 29; &quot;&quot;)" office:value-type="string" office:string-value="octoberrain/backend" calcext:value-type="string">
            <text:p>octoberrain/backend</text:p>
          </table:table-cell>
        </table:table-row>
        <table:table-row table:style-name="ro1">
          <table:table-cell office:value-type="float" office:value="9855990" calcext:value-type="float">
            <text:p>9855990</text:p>
          </table:table-cell>
          <table:table-cell office:value-type="string" calcext:value-type="string">
            <text:p>https://api.github.com/repos/calibreworks/calibrefx</text:p>
          </table:table-cell>
          <table:table-cell table:formula="of:=REPLACE([.B1545]; 1; 29; &quot;&quot;)" office:value-type="string" office:string-value="calibreworks/calibrefx" calcext:value-type="string">
            <text:p>calibreworks/calibrefx</text:p>
          </table:table-cell>
        </table:table-row>
        <table:table-row table:style-name="ro1">
          <table:table-cell office:value-type="float" office:value="9863940" calcext:value-type="float">
            <text:p>9863940</text:p>
          </table:table-cell>
          <table:table-cell office:value-type="string" calcext:value-type="string">
            <text:p>https://api.github.com/repos/duncan3dc/sonos</text:p>
          </table:table-cell>
          <table:table-cell table:formula="of:=REPLACE([.B1546]; 1; 29; &quot;&quot;)" office:value-type="string" office:string-value="duncan3dc/sonos" calcext:value-type="string">
            <text:p>duncan3dc/sonos</text:p>
          </table:table-cell>
        </table:table-row>
        <table:table-row table:style-name="ro1">
          <table:table-cell office:value-type="float" office:value="9864439" calcext:value-type="float">
            <text:p>9864439</text:p>
          </table:table-cell>
          <table:table-cell office:value-type="string" calcext:value-type="string">
            <text:p>https://api.github.com/repos/beheh/clonklorry</text:p>
          </table:table-cell>
          <table:table-cell table:formula="of:=REPLACE([.B1547]; 1; 29; &quot;&quot;)" office:value-type="string" office:string-value="beheh/clonklorry" calcext:value-type="string">
            <text:p>beheh/clonklorry</text:p>
          </table:table-cell>
        </table:table-row>
        <table:table-row table:style-name="ro1">
          <table:table-cell office:value-type="float" office:value="9864970" calcext:value-type="float">
            <text:p>9864970</text:p>
          </table:table-cell>
          <table:table-cell office:value-type="string" calcext:value-type="string">
            <text:p>https://api.github.com/repos/andrewevans/gemini</text:p>
          </table:table-cell>
          <table:table-cell table:formula="of:=REPLACE([.B1548]; 1; 29; &quot;&quot;)" office:value-type="string" office:string-value="andrewevans/gemini" calcext:value-type="string">
            <text:p>andrewevans/gemini</text:p>
          </table:table-cell>
        </table:table-row>
        <table:table-row table:style-name="ro1">
          <table:table-cell office:value-type="float" office:value="9865388" calcext:value-type="float">
            <text:p>9865388</text:p>
          </table:table-cell>
          <table:table-cell office:value-type="string" calcext:value-type="string">
            <text:p>https://api.github.com/repos/opulencephp/RDev</text:p>
          </table:table-cell>
          <table:table-cell table:formula="of:=REPLACE([.B1549]; 1; 29; &quot;&quot;)" office:value-type="string" office:string-value="opulencephp/RDev" calcext:value-type="string">
            <text:p>opulencephp/RDev</text:p>
          </table:table-cell>
        </table:table-row>
        <table:table-row table:style-name="ro1">
          <table:table-cell office:value-type="float" office:value="9873586" calcext:value-type="float">
            <text:p>9873586</text:p>
          </table:table-cell>
          <table:table-cell office:value-type="string" calcext:value-type="string">
            <text:p>https://api.github.com/repos/samsonos/php_core</text:p>
          </table:table-cell>
          <table:table-cell table:formula="of:=REPLACE([.B1550]; 1; 29; &quot;&quot;)" office:value-type="string" office:string-value="samsonos/php_core" calcext:value-type="string">
            <text:p>samsonos/php_core</text:p>
          </table:table-cell>
        </table:table-row>
        <table:table-row table:style-name="ro1">
          <table:table-cell office:value-type="float" office:value="9881788" calcext:value-type="float">
            <text:p>9881788</text:p>
          </table:table-cell>
          <table:table-cell office:value-type="string" calcext:value-type="string">
            <text:p>https://api.github.com/repos/vasyldorosh/autofiles</text:p>
          </table:table-cell>
          <table:table-cell table:formula="of:=REPLACE([.B1551]; 1; 29; &quot;&quot;)" office:value-type="string" office:string-value="vasyldorosh/autofiles" calcext:value-type="string">
            <text:p>vasyldorosh/autofiles</text:p>
          </table:table-cell>
        </table:table-row>
        <table:table-row table:style-name="ro1">
          <table:table-cell office:value-type="float" office:value="9883085" calcext:value-type="float">
            <text:p>9883085</text:p>
          </table:table-cell>
          <table:table-cell office:value-type="string" calcext:value-type="string">
            <text:p>https://api.github.com/repos/xenocrat/chyrp-lite</text:p>
          </table:table-cell>
          <table:table-cell table:formula="of:=REPLACE([.B1552]; 1; 29; &quot;&quot;)" office:value-type="string" office:string-value="xenocrat/chyrp-lite" calcext:value-type="string">
            <text:p>xenocrat/chyrp-lite</text:p>
          </table:table-cell>
        </table:table-row>
        <table:table-row table:style-name="ro1">
          <table:table-cell office:value-type="float" office:value="9892303" calcext:value-type="float">
            <text:p>9892303</text:p>
          </table:table-cell>
          <table:table-cell office:value-type="string" calcext:value-type="string">
            <text:p>https://api.github.com/repos/Vizualizer/VizualizerTwitter</text:p>
          </table:table-cell>
          <table:table-cell table:formula="of:=REPLACE([.B1553]; 1; 29; &quot;&quot;)" office:value-type="string" office:string-value="Vizualizer/VizualizerTwitter" calcext:value-type="string">
            <text:p>Vizualizer/VizualizerTwitter</text:p>
          </table:table-cell>
        </table:table-row>
        <table:table-row table:style-name="ro1">
          <table:table-cell office:value-type="float" office:value="9899019" calcext:value-type="float">
            <text:p>9899019</text:p>
          </table:table-cell>
          <table:table-cell office:value-type="string" calcext:value-type="string">
            <text:p>https://api.github.com/repos/NatLibFi/Skosmos</text:p>
          </table:table-cell>
          <table:table-cell table:formula="of:=REPLACE([.B1554]; 1; 29; &quot;&quot;)" office:value-type="string" office:string-value="NatLibFi/Skosmos" calcext:value-type="string">
            <text:p>NatLibFi/Skosmos</text:p>
          </table:table-cell>
        </table:table-row>
        <table:table-row table:style-name="ro1">
          <table:table-cell office:value-type="float" office:value="9906217" calcext:value-type="float">
            <text:p>9906217</text:p>
          </table:table-cell>
          <table:table-cell office:value-type="string" calcext:value-type="string">
            <text:p>https://api.github.com/repos/phacility/phabricator</text:p>
          </table:table-cell>
          <table:table-cell table:formula="of:=REPLACE([.B1555]; 1; 29; &quot;&quot;)" office:value-type="string" office:string-value="phacility/phabricator" calcext:value-type="string">
            <text:p>phacility/phabricator</text:p>
          </table:table-cell>
        </table:table-row>
        <table:table-row table:style-name="ro1">
          <table:table-cell office:value-type="float" office:value="9909516" calcext:value-type="float">
            <text:p>9909516</text:p>
          </table:table-cell>
          <table:table-cell office:value-type="string" calcext:value-type="string">
            <text:p>https://api.github.com/repos/radoshordos/lappc</text:p>
          </table:table-cell>
          <table:table-cell table:formula="of:=REPLACE([.B1556]; 1; 29; &quot;&quot;)" office:value-type="string" office:string-value="radoshordos/lappc" calcext:value-type="string">
            <text:p>radoshordos/lappc</text:p>
          </table:table-cell>
        </table:table-row>
        <table:table-row table:style-name="ro1">
          <table:table-cell office:value-type="float" office:value="9923225" calcext:value-type="float">
            <text:p>9923225</text:p>
          </table:table-cell>
          <table:table-cell office:value-type="string" calcext:value-type="string">
            <text:p>https://api.github.com/repos/eighty20results/e20r-sequences</text:p>
          </table:table-cell>
          <table:table-cell table:formula="of:=REPLACE([.B1557]; 1; 29; &quot;&quot;)" office:value-type="string" office:string-value="eighty20results/e20r-sequences" calcext:value-type="string">
            <text:p>eighty20results/e20r-sequences</text:p>
          </table:table-cell>
        </table:table-row>
        <table:table-row table:style-name="ro1">
          <table:table-cell office:value-type="float" office:value="9938774" calcext:value-type="float">
            <text:p>9938774</text:p>
          </table:table-cell>
          <table:table-cell office:value-type="string" calcext:value-type="string">
            <text:p>https://api.github.com/repos/narrowspark/framework</text:p>
          </table:table-cell>
          <table:table-cell table:formula="of:=REPLACE([.B1558]; 1; 29; &quot;&quot;)" office:value-type="string" office:string-value="narrowspark/framework" calcext:value-type="string">
            <text:p>narrowspark/framework</text:p>
          </table:table-cell>
        </table:table-row>
        <table:table-row table:style-name="ro1">
          <table:table-cell office:value-type="float" office:value="9945019" calcext:value-type="float">
            <text:p>9945019</text:p>
          </table:table-cell>
          <table:table-cell office:value-type="string" calcext:value-type="string">
            <text:p>https://api.github.com/repos/voku/portable-utf8</text:p>
          </table:table-cell>
          <table:table-cell table:formula="of:=REPLACE([.B1559]; 1; 29; &quot;&quot;)" office:value-type="string" office:string-value="voku/portable-utf8" calcext:value-type="string">
            <text:p>voku/portable-utf8</text:p>
          </table:table-cell>
        </table:table-row>
        <table:table-row table:style-name="ro1">
          <table:table-cell office:value-type="float" office:value="9946032" calcext:value-type="float">
            <text:p>9946032</text:p>
          </table:table-cell>
          <table:table-cell office:value-type="string" calcext:value-type="string">
            <text:p>https://api.github.com/repos/luka-k/kcms</text:p>
          </table:table-cell>
          <table:table-cell table:formula="of:=REPLACE([.B1560]; 1; 29; &quot;&quot;)" office:value-type="string" office:string-value="luka-k/kcms" calcext:value-type="string">
            <text:p>luka-k/kcms</text:p>
          </table:table-cell>
        </table:table-row>
        <table:table-row table:style-name="ro1">
          <table:table-cell office:value-type="float" office:value="9950133" calcext:value-type="float">
            <text:p>9950133</text:p>
          </table:table-cell>
          <table:table-cell office:value-type="string" calcext:value-type="string">
            <text:p>https://api.github.com/repos/jdepree/adventureanywhere</text:p>
          </table:table-cell>
          <table:table-cell table:formula="of:=REPLACE([.B1561]; 1; 29; &quot;&quot;)" office:value-type="string" office:string-value="jdepree/adventureanywhere" calcext:value-type="string">
            <text:p>jdepree/adventureanywhere</text:p>
          </table:table-cell>
        </table:table-row>
        <table:table-row table:style-name="ro1">
          <table:table-cell office:value-type="float" office:value="9983598" calcext:value-type="float">
            <text:p>9983598</text:p>
          </table:table-cell>
          <table:table-cell office:value-type="string" calcext:value-type="string">
            <text:p>https://api.github.com/repos/Learnosity/learnosity-demos</text:p>
          </table:table-cell>
          <table:table-cell table:formula="of:=REPLACE([.B1562]; 1; 29; &quot;&quot;)" office:value-type="string" office:string-value="Learnosity/learnosity-demos" calcext:value-type="string">
            <text:p>Learnosity/learnosity-demos</text:p>
          </table:table-cell>
        </table:table-row>
        <table:table-row table:style-name="ro1">
          <table:table-cell office:value-type="float" office:value="9991427" calcext:value-type="float">
            <text:p>9991427</text:p>
          </table:table-cell>
          <table:table-cell office:value-type="string" calcext:value-type="string">
            <text:p>https://api.github.com/repos/phacility/arcanist</text:p>
          </table:table-cell>
          <table:table-cell table:formula="of:=REPLACE([.B1563]; 1; 29; &quot;&quot;)" office:value-type="string" office:string-value="phacility/arcanist" calcext:value-type="string">
            <text:p>phacility/arcanist</text:p>
          </table:table-cell>
        </table:table-row>
        <table:table-row table:style-name="ro1">
          <table:table-cell office:value-type="float" office:value="9992132" calcext:value-type="float">
            <text:p>9992132</text:p>
          </table:table-cell>
          <table:table-cell office:value-type="string" calcext:value-type="string">
            <text:p>https://api.github.com/repos/Deeg-Kim/Everything-Dojo</text:p>
          </table:table-cell>
          <table:table-cell table:formula="of:=REPLACE([.B1564]; 1; 29; &quot;&quot;)" office:value-type="string" office:string-value="Deeg-Kim/Everything-Dojo" calcext:value-type="string">
            <text:p>Deeg-Kim/Everything-Dojo</text:p>
          </table:table-cell>
        </table:table-row>
        <table:table-row table:style-name="ro1">
          <table:table-cell office:value-type="float" office:value="9999259" calcext:value-type="float">
            <text:p>9999259</text:p>
          </table:table-cell>
          <table:table-cell office:value-type="string" calcext:value-type="string">
            <text:p>https://api.github.com/repos/koala-framework/koala-framework</text:p>
          </table:table-cell>
          <table:table-cell table:formula="of:=REPLACE([.B1565]; 1; 29; &quot;&quot;)" office:value-type="string" office:string-value="koala-framework/koala-framework" calcext:value-type="string">
            <text:p>koala-framework/koala-framework</text:p>
          </table:table-cell>
        </table:table-row>
        <table:table-row table:style-name="ro1">
          <table:table-cell office:value-type="float" office:value="10050648" calcext:value-type="float">
            <text:p>10050648</text:p>
          </table:table-cell>
          <table:table-cell office:value-type="string" calcext:value-type="string">
            <text:p>https://api.github.com/repos/sulu-io/SuluProductBundle</text:p>
          </table:table-cell>
          <table:table-cell table:formula="of:=REPLACE([.B1566]; 1; 29; &quot;&quot;)" office:value-type="string" office:string-value="sulu-io/SuluProductBundle" calcext:value-type="string">
            <text:p>sulu-io/SuluProductBundle</text:p>
          </table:table-cell>
        </table:table-row>
        <table:table-row table:style-name="ro1">
          <table:table-cell office:value-type="float" office:value="10065170" calcext:value-type="float">
            <text:p>10065170</text:p>
          </table:table-cell>
          <table:table-cell office:value-type="string" calcext:value-type="string">
            <text:p>https://api.github.com/repos/gespenstt/Cono-Sur</text:p>
          </table:table-cell>
          <table:table-cell table:formula="of:=REPLACE([.B1567]; 1; 29; &quot;&quot;)" office:value-type="string" office:string-value="gespenstt/Cono-Sur" calcext:value-type="string">
            <text:p>gespenstt/Cono-Sur</text:p>
          </table:table-cell>
        </table:table-row>
        <table:table-row table:style-name="ro1">
          <table:table-cell office:value-type="float" office:value="10071411" calcext:value-type="float">
            <text:p>10071411</text:p>
          </table:table-cell>
          <table:table-cell office:value-type="string" calcext:value-type="string">
            <text:p>https://api.github.com/repos/chitanka/chitanka</text:p>
          </table:table-cell>
          <table:table-cell table:formula="of:=REPLACE([.B1568]; 1; 29; &quot;&quot;)" office:value-type="string" office:string-value="chitanka/chitanka" calcext:value-type="string">
            <text:p>chitanka/chitanka</text:p>
          </table:table-cell>
        </table:table-row>
        <table:table-row table:style-name="ro1">
          <table:table-cell office:value-type="float" office:value="10088157" calcext:value-type="float">
            <text:p>10088157</text:p>
          </table:table-cell>
          <table:table-cell office:value-type="string" calcext:value-type="string">
            <text:p>https://api.github.com/repos/FriendsOfSymfony/FOSHttpCacheBundle</text:p>
          </table:table-cell>
          <table:table-cell table:formula="of:=REPLACE([.B1569]; 1; 29; &quot;&quot;)" office:value-type="string" office:string-value="FriendsOfSymfony/FOSHttpCacheBundle" calcext:value-type="string">
            <text:p>FriendsOfSymfony/FOSHttpCacheBundle</text:p>
          </table:table-cell>
        </table:table-row>
        <table:table-row table:style-name="ro1">
          <table:table-cell office:value-type="float" office:value="10100298" calcext:value-type="float">
            <text:p>10100298</text:p>
          </table:table-cell>
          <table:table-cell office:value-type="string" calcext:value-type="string">
            <text:p>https://api.github.com/repos/ostepu/system</text:p>
          </table:table-cell>
          <table:table-cell table:formula="of:=REPLACE([.B1570]; 1; 29; &quot;&quot;)" office:value-type="string" office:string-value="ostepu/system" calcext:value-type="string">
            <text:p>ostepu/system</text:p>
          </table:table-cell>
        </table:table-row>
        <table:table-row table:style-name="ro1">
          <table:table-cell office:value-type="float" office:value="10116309" calcext:value-type="float">
            <text:p>10116309</text:p>
          </table:table-cell>
          <table:table-cell office:value-type="string" calcext:value-type="string">
            <text:p>https://api.github.com/repos/bigbag/archive_mobispot-yii</text:p>
          </table:table-cell>
          <table:table-cell table:formula="of:=REPLACE([.B1571]; 1; 29; &quot;&quot;)" office:value-type="string" office:string-value="bigbag/archive_mobispot-yii" calcext:value-type="string">
            <text:p>bigbag/archive_mobispot-yii</text:p>
          </table:table-cell>
        </table:table-row>
        <table:table-row table:style-name="ro1">
          <table:table-cell office:value-type="float" office:value="10125934" calcext:value-type="float">
            <text:p>10125934</text:p>
          </table:table-cell>
          <table:table-cell office:value-type="string" calcext:value-type="string">
            <text:p>https://api.github.com/repos/NetCommons3/NetCommons</text:p>
          </table:table-cell>
          <table:table-cell table:formula="of:=REPLACE([.B1572]; 1; 29; &quot;&quot;)" office:value-type="string" office:string-value="NetCommons3/NetCommons" calcext:value-type="string">
            <text:p>NetCommons3/NetCommons</text:p>
          </table:table-cell>
        </table:table-row>
        <table:table-row table:style-name="ro1">
          <table:table-cell office:value-type="float" office:value="10155111" calcext:value-type="float">
            <text:p>10155111</text:p>
          </table:table-cell>
          <table:table-cell office:value-type="string" calcext:value-type="string">
            <text:p>https://api.github.com/repos/dickolsson/drupal-multiversion</text:p>
          </table:table-cell>
          <table:table-cell table:formula="of:=REPLACE([.B1573]; 1; 29; &quot;&quot;)" office:value-type="string" office:string-value="dickolsson/drupal-multiversion" calcext:value-type="string">
            <text:p>dickolsson/drupal-multiversion</text:p>
          </table:table-cell>
        </table:table-row>
        <table:table-row table:style-name="ro1">
          <table:table-cell office:value-type="float" office:value="10158065" calcext:value-type="float">
            <text:p>10158065</text:p>
          </table:table-cell>
          <table:table-cell office:value-type="string" calcext:value-type="string">
            <text:p>https://api.github.com/repos/Teplitsa/ITVolunteer</text:p>
          </table:table-cell>
          <table:table-cell table:formula="of:=REPLACE([.B1574]; 1; 29; &quot;&quot;)" office:value-type="string" office:string-value="Teplitsa/ITVolunteer" calcext:value-type="string">
            <text:p>Teplitsa/ITVolunteer</text:p>
          </table:table-cell>
        </table:table-row>
        <table:table-row table:style-name="ro1">
          <table:table-cell office:value-type="float" office:value="10163257" calcext:value-type="float">
            <text:p>10163257</text:p>
          </table:table-cell>
          <table:table-cell office:value-type="string" calcext:value-type="string">
            <text:p>https://api.github.com/repos/tokushima/ebi</text:p>
          </table:table-cell>
          <table:table-cell table:formula="of:=REPLACE([.B1575]; 1; 29; &quot;&quot;)" office:value-type="string" office:string-value="tokushima/ebi" calcext:value-type="string">
            <text:p>tokushima/ebi</text:p>
          </table:table-cell>
        </table:table-row>
        <table:table-row table:style-name="ro1">
          <table:table-cell office:value-type="float" office:value="10195654" calcext:value-type="float">
            <text:p>10195654</text:p>
          </table:table-cell>
          <table:table-cell office:value-type="string" calcext:value-type="string">
            <text:p>https://api.github.com/repos/audiotheme/audiotheme</text:p>
          </table:table-cell>
          <table:table-cell table:formula="of:=REPLACE([.B1576]; 1; 29; &quot;&quot;)" office:value-type="string" office:string-value="audiotheme/audiotheme" calcext:value-type="string">
            <text:p>audiotheme/audiotheme</text:p>
          </table:table-cell>
        </table:table-row>
        <table:table-row table:style-name="ro1">
          <table:table-cell office:value-type="float" office:value="10196724" calcext:value-type="float">
            <text:p>10196724</text:p>
          </table:table-cell>
          <table:table-cell office:value-type="string" calcext:value-type="string">
            <text:p>https://api.github.com/repos/mprizmic/fd_c</text:p>
          </table:table-cell>
          <table:table-cell table:formula="of:=REPLACE([.B1577]; 1; 29; &quot;&quot;)" office:value-type="string" office:string-value="mprizmic/fd_c" calcext:value-type="string">
            <text:p>mprizmic/fd_c</text:p>
          </table:table-cell>
        </table:table-row>
        <table:table-row table:style-name="ro1">
          <table:table-cell office:value-type="float" office:value="10207781" calcext:value-type="float">
            <text:p>10207781</text:p>
          </table:table-cell>
          <table:table-cell office:value-type="string" calcext:value-type="string">
            <text:p>https://api.github.com/repos/syscover/pulsar</text:p>
          </table:table-cell>
          <table:table-cell table:formula="of:=REPLACE([.B1578]; 1; 29; &quot;&quot;)" office:value-type="string" office:string-value="syscover/pulsar" calcext:value-type="string">
            <text:p>syscover/pulsar</text:p>
          </table:table-cell>
        </table:table-row>
        <table:table-row table:style-name="ro1">
          <table:table-cell office:value-type="float" office:value="10214591" calcext:value-type="float">
            <text:p>10214591</text:p>
          </table:table-cell>
          <table:table-cell office:value-type="string" calcext:value-type="string">
            <text:p>https://api.github.com/repos/omeka/omeka-s</text:p>
          </table:table-cell>
          <table:table-cell table:formula="of:=REPLACE([.B1579]; 1; 29; &quot;&quot;)" office:value-type="string" office:string-value="omeka/omeka-s" calcext:value-type="string">
            <text:p>omeka/omeka-s</text:p>
          </table:table-cell>
        </table:table-row>
        <table:table-row table:style-name="ro1">
          <table:table-cell office:value-type="float" office:value="10223144" calcext:value-type="float">
            <text:p>10223144</text:p>
          </table:table-cell>
          <table:table-cell office:value-type="string" calcext:value-type="string">
            <text:p>https://api.github.com/repos/cdillon/strong-testimonials</text:p>
          </table:table-cell>
          <table:table-cell table:formula="of:=REPLACE([.B1580]; 1; 29; &quot;&quot;)" office:value-type="string" office:string-value="cdillon/strong-testimonials" calcext:value-type="string">
            <text:p>cdillon/strong-testimonials</text:p>
          </table:table-cell>
        </table:table-row>
        <table:table-row table:style-name="ro1">
          <table:table-cell office:value-type="float" office:value="10223621" calcext:value-type="float">
            <text:p>10223621</text:p>
          </table:table-cell>
          <table:table-cell office:value-type="string" calcext:value-type="string">
            <text:p>https://api.github.com/repos/pixelhumain/citizenToolKit</text:p>
          </table:table-cell>
          <table:table-cell table:formula="of:=REPLACE([.B1581]; 1; 29; &quot;&quot;)" office:value-type="string" office:string-value="pixelhumain/citizenToolKit" calcext:value-type="string">
            <text:p>pixelhumain/citizenToolKit</text:p>
          </table:table-cell>
        </table:table-row>
        <table:table-row table:style-name="ro1">
          <table:table-cell office:value-type="float" office:value="10224600" calcext:value-type="float">
            <text:p>10224600</text:p>
          </table:table-cell>
          <table:table-cell office:value-type="string" calcext:value-type="string">
            <text:p>https://api.github.com/repos/pixelhumain/communecter</text:p>
          </table:table-cell>
          <table:table-cell table:formula="of:=REPLACE([.B1582]; 1; 29; &quot;&quot;)" office:value-type="string" office:string-value="pixelhumain/communecter" calcext:value-type="string">
            <text:p>pixelhumain/communecter</text:p>
          </table:table-cell>
        </table:table-row>
        <table:table-row table:style-name="ro1">
          <table:table-cell office:value-type="float" office:value="10230342" calcext:value-type="float">
            <text:p>10230342</text:p>
          </table:table-cell>
          <table:table-cell office:value-type="string" calcext:value-type="string">
            <text:p>https://api.github.com/repos/open-classifieds/common</text:p>
          </table:table-cell>
          <table:table-cell table:formula="of:=REPLACE([.B1583]; 1; 29; &quot;&quot;)" office:value-type="string" office:string-value="open-classifieds/common" calcext:value-type="string">
            <text:p>open-classifieds/common</text:p>
          </table:table-cell>
        </table:table-row>
        <table:table-row table:style-name="ro1">
          <table:table-cell office:value-type="float" office:value="10245611" calcext:value-type="float">
            <text:p>10245611</text:p>
          </table:table-cell>
          <table:table-cell office:value-type="string" calcext:value-type="string">
            <text:p>https://api.github.com/repos/CSTeachingTips/CSTTSite</text:p>
          </table:table-cell>
          <table:table-cell table:formula="of:=REPLACE([.B1584]; 1; 29; &quot;&quot;)" office:value-type="string" office:string-value="CSTeachingTips/CSTTSite" calcext:value-type="string">
            <text:p>CSTeachingTips/CSTTSite</text:p>
          </table:table-cell>
        </table:table-row>
        <table:table-row table:style-name="ro1">
          <table:table-cell office:value-type="float" office:value="10280058" calcext:value-type="float">
            <text:p>10280058</text:p>
          </table:table-cell>
          <table:table-cell office:value-type="string" calcext:value-type="string">
            <text:p>https://api.github.com/repos/phpbrew/phpbrew</text:p>
          </table:table-cell>
          <table:table-cell table:formula="of:=REPLACE([.B1585]; 1; 29; &quot;&quot;)" office:value-type="string" office:string-value="phpbrew/phpbrew" calcext:value-type="string">
            <text:p>phpbrew/phpbrew</text:p>
          </table:table-cell>
        </table:table-row>
        <table:table-row table:style-name="ro1">
          <table:table-cell office:value-type="float" office:value="10305979" calcext:value-type="float">
            <text:p>10305979</text:p>
          </table:table-cell>
          <table:table-cell office:value-type="string" calcext:value-type="string">
            <text:p>https://api.github.com/repos/lucatume/wp-browser</text:p>
          </table:table-cell>
          <table:table-cell table:formula="of:=REPLACE([.B1586]; 1; 29; &quot;&quot;)" office:value-type="string" office:string-value="lucatume/wp-browser" calcext:value-type="string">
            <text:p>lucatume/wp-browser</text:p>
          </table:table-cell>
        </table:table-row>
        <table:table-row table:style-name="ro1">
          <table:table-cell office:value-type="float" office:value="10308372" calcext:value-type="float">
            <text:p>10308372</text:p>
          </table:table-cell>
          <table:table-cell office:value-type="string" calcext:value-type="string">
            <text:p>https://api.github.com/repos/gerardchic/jobmanager</text:p>
          </table:table-cell>
          <table:table-cell table:formula="of:=REPLACE([.B1587]; 1; 29; &quot;&quot;)" office:value-type="string" office:string-value="gerardchic/jobmanager" calcext:value-type="string">
            <text:p>gerardchic/jobmanager</text:p>
          </table:table-cell>
        </table:table-row>
        <table:table-row table:style-name="ro1">
          <table:table-cell office:value-type="float" office:value="10309401" calcext:value-type="float">
            <text:p>10309401</text:p>
          </table:table-cell>
          <table:table-cell office:value-type="string" calcext:value-type="string">
            <text:p>https://api.github.com/repos/selner/jobs_scooper</text:p>
          </table:table-cell>
          <table:table-cell table:formula="of:=REPLACE([.B1588]; 1; 29; &quot;&quot;)" office:value-type="string" office:string-value="selner/jobs_scooper" calcext:value-type="string">
            <text:p>selner/jobs_scooper</text:p>
          </table:table-cell>
        </table:table-row>
        <table:table-row table:style-name="ro1">
          <table:table-cell office:value-type="float" office:value="10324641" calcext:value-type="float">
            <text:p>10324641</text:p>
          </table:table-cell>
          <table:table-cell office:value-type="string" calcext:value-type="string">
            <text:p>https://api.github.com/repos/NuCivic/dkan_dataset</text:p>
          </table:table-cell>
          <table:table-cell table:formula="of:=REPLACE([.B1589]; 1; 29; &quot;&quot;)" office:value-type="string" office:string-value="NuCivic/dkan_dataset" calcext:value-type="string">
            <text:p>NuCivic/dkan_dataset</text:p>
          </table:table-cell>
        </table:table-row>
        <table:table-row table:style-name="ro1">
          <table:table-cell office:value-type="float" office:value="10325101" calcext:value-type="float">
            <text:p>10325101</text:p>
          </table:table-cell>
          <table:table-cell office:value-type="string" calcext:value-type="string">
            <text:p>https://api.github.com/repos/NuCivic/dkan</text:p>
          </table:table-cell>
          <table:table-cell table:formula="of:=REPLACE([.B1590]; 1; 29; &quot;&quot;)" office:value-type="string" office:string-value="NuCivic/dkan" calcext:value-type="string">
            <text:p>NuCivic/dkan</text:p>
          </table:table-cell>
        </table:table-row>
        <table:table-row table:style-name="ro1">
          <table:table-cell office:value-type="float" office:value="10330292" calcext:value-type="float">
            <text:p>10330292</text:p>
          </table:table-cell>
          <table:table-cell office:value-type="string" calcext:value-type="string">
            <text:p>https://api.github.com/repos/RedgooseDev/goose</text:p>
          </table:table-cell>
          <table:table-cell table:formula="of:=REPLACE([.B1591]; 1; 29; &quot;&quot;)" office:value-type="string" office:string-value="RedgooseDev/goose" calcext:value-type="string">
            <text:p>RedgooseDev/goose</text:p>
          </table:table-cell>
        </table:table-row>
        <table:table-row table:style-name="ro1">
          <table:table-cell office:value-type="float" office:value="10349086" calcext:value-type="float">
            <text:p>10349086</text:p>
          </table:table-cell>
          <table:table-cell office:value-type="string" calcext:value-type="string">
            <text:p>https://api.github.com/repos/luis-rp/materialking.com</text:p>
          </table:table-cell>
          <table:table-cell table:formula="of:=REPLACE([.B1592]; 1; 29; &quot;&quot;)" office:value-type="string" office:string-value="luis-rp/materialking.com" calcext:value-type="string">
            <text:p>luis-rp/materialking.com</text:p>
          </table:table-cell>
        </table:table-row>
        <table:table-row table:style-name="ro1">
          <table:table-cell office:value-type="float" office:value="10349517" calcext:value-type="float">
            <text:p>10349517</text:p>
          </table:table-cell>
          <table:table-cell office:value-type="string" calcext:value-type="string">
            <text:p>https://api.github.com/repos/NuCivic/data_starter</text:p>
          </table:table-cell>
          <table:table-cell table:formula="of:=REPLACE([.B1593]; 1; 29; &quot;&quot;)" office:value-type="string" office:string-value="NuCivic/data_starter" calcext:value-type="string">
            <text:p>NuCivic/data_starter</text:p>
          </table:table-cell>
        </table:table-row>
        <table:table-row table:style-name="ro1">
          <table:table-cell office:value-type="float" office:value="10354503" calcext:value-type="float">
            <text:p>10354503</text:p>
          </table:table-cell>
          <table:table-cell office:value-type="string" calcext:value-type="string">
            <text:p>https://api.github.com/repos/darkain/altaform-core</text:p>
          </table:table-cell>
          <table:table-cell table:formula="of:=REPLACE([.B1594]; 1; 29; &quot;&quot;)" office:value-type="string" office:string-value="darkain/altaform-core" calcext:value-type="string">
            <text:p>darkain/altaform-core</text:p>
          </table:table-cell>
        </table:table-row>
        <table:table-row table:style-name="ro1">
          <table:table-cell office:value-type="float" office:value="10363979" calcext:value-type="float">
            <text:p>10363979</text:p>
          </table:table-cell>
          <table:table-cell office:value-type="string" calcext:value-type="string">
            <text:p>https://api.github.com/repos/invisserver/invisAD-setup</text:p>
          </table:table-cell>
          <table:table-cell table:formula="of:=REPLACE([.B1595]; 1; 29; &quot;&quot;)" office:value-type="string" office:string-value="invisserver/invisAD-setup" calcext:value-type="string">
            <text:p>invisserver/invisAD-setup</text:p>
          </table:table-cell>
        </table:table-row>
        <table:table-row table:style-name="ro1">
          <table:table-cell office:value-type="float" office:value="10364689" calcext:value-type="float">
            <text:p>10364689</text:p>
          </table:table-cell>
          <table:table-cell office:value-type="string" calcext:value-type="string">
            <text:p>https://api.github.com/repos/iherwig/wcmf</text:p>
          </table:table-cell>
          <table:table-cell table:formula="of:=REPLACE([.B1596]; 1; 29; &quot;&quot;)" office:value-type="string" office:string-value="iherwig/wcmf" calcext:value-type="string">
            <text:p>iherwig/wcmf</text:p>
          </table:table-cell>
        </table:table-row>
        <table:table-row table:style-name="ro1">
          <table:table-cell office:value-type="float" office:value="10375045" calcext:value-type="float">
            <text:p>10375045</text:p>
          </table:table-cell>
          <table:table-cell office:value-type="string" calcext:value-type="string">
            <text:p>https://api.github.com/repos/FreePBX/ucp</text:p>
          </table:table-cell>
          <table:table-cell table:formula="of:=REPLACE([.B1597]; 1; 29; &quot;&quot;)" office:value-type="string" office:string-value="FreePBX/ucp" calcext:value-type="string">
            <text:p>FreePBX/ucp</text:p>
          </table:table-cell>
        </table:table-row>
        <table:table-row table:style-name="ro1">
          <table:table-cell office:value-type="float" office:value="10378957" calcext:value-type="float">
            <text:p>10378957</text:p>
          </table:table-cell>
          <table:table-cell office:value-type="string" calcext:value-type="string">
            <text:p>https://api.github.com/repos/jemproject/JEM-3</text:p>
          </table:table-cell>
          <table:table-cell table:formula="of:=REPLACE([.B1598]; 1; 29; &quot;&quot;)" office:value-type="string" office:string-value="jemproject/JEM-3" calcext:value-type="string">
            <text:p>jemproject/JEM-3</text:p>
          </table:table-cell>
        </table:table-row>
        <table:table-row table:style-name="ro1">
          <table:table-cell office:value-type="float" office:value="10387949" calcext:value-type="float">
            <text:p>10387949</text:p>
          </table:table-cell>
          <table:table-cell office:value-type="string" calcext:value-type="string">
            <text:p>https://api.github.com/repos/nailsapp/common</text:p>
          </table:table-cell>
          <table:table-cell table:formula="of:=REPLACE([.B1599]; 1; 29; &quot;&quot;)" office:value-type="string" office:string-value="nailsapp/common" calcext:value-type="string">
            <text:p>nailsapp/common</text:p>
          </table:table-cell>
        </table:table-row>
        <table:table-row table:style-name="ro1">
          <table:table-cell office:value-type="float" office:value="10388041" calcext:value-type="float">
            <text:p>10388041</text:p>
          </table:table-cell>
          <table:table-cell office:value-type="string" calcext:value-type="string">
            <text:p>https://api.github.com/repos/NuCivic/open_data_schema_map</text:p>
          </table:table-cell>
          <table:table-cell table:formula="of:=REPLACE([.B1600]; 1; 29; &quot;&quot;)" office:value-type="string" office:string-value="NuCivic/open_data_schema_map" calcext:value-type="string">
            <text:p>NuCivic/open_data_schema_map</text:p>
          </table:table-cell>
        </table:table-row>
        <table:table-row table:style-name="ro1">
          <table:table-cell office:value-type="float" office:value="10410928" calcext:value-type="float">
            <text:p>10410928</text:p>
          </table:table-cell>
          <table:table-cell office:value-type="string" calcext:value-type="string">
            <text:p>https://api.github.com/repos/easysoft/chanzhieps</text:p>
          </table:table-cell>
          <table:table-cell table:formula="of:=REPLACE([.B1601]; 1; 29; &quot;&quot;)" office:value-type="string" office:string-value="easysoft/chanzhieps" calcext:value-type="string">
            <text:p>easysoft/chanzhieps</text:p>
          </table:table-cell>
        </table:table-row>
        <table:table-row table:style-name="ro1">
          <table:table-cell office:value-type="float" office:value="10419797" calcext:value-type="float">
            <text:p>10419797</text:p>
          </table:table-cell>
          <table:table-cell office:value-type="string" calcext:value-type="string">
            <text:p>https://api.github.com/repos/InfectedLan/InfectedAPI</text:p>
          </table:table-cell>
          <table:table-cell table:formula="of:=REPLACE([.B1602]; 1; 29; &quot;&quot;)" office:value-type="string" office:string-value="InfectedLan/InfectedAPI" calcext:value-type="string">
            <text:p>InfectedLan/InfectedAPI</text:p>
          </table:table-cell>
        </table:table-row>
        <table:table-row table:style-name="ro1">
          <table:table-cell office:value-type="float" office:value="10420767" calcext:value-type="float">
            <text:p>10420767</text:p>
          </table:table-cell>
          <table:table-cell office:value-type="string" calcext:value-type="string">
            <text:p>https://api.github.com/repos/georgjaehnig/serchilo-drupal</text:p>
          </table:table-cell>
          <table:table-cell table:formula="of:=REPLACE([.B1603]; 1; 29; &quot;&quot;)" office:value-type="string" office:string-value="georgjaehnig/serchilo-drupal" calcext:value-type="string">
            <text:p>georgjaehnig/serchilo-drupal</text:p>
          </table:table-cell>
        </table:table-row>
        <table:table-row table:style-name="ro1">
          <table:table-cell office:value-type="float" office:value="10421497" calcext:value-type="float">
            <text:p>10421497</text:p>
          </table:table-cell>
          <table:table-cell office:value-type="string" calcext:value-type="string">
            <text:p>https://api.github.com/repos/shadrinev/Voyanga</text:p>
          </table:table-cell>
          <table:table-cell table:formula="of:=REPLACE([.B1604]; 1; 29; &quot;&quot;)" office:value-type="string" office:string-value="shadrinev/Voyanga" calcext:value-type="string">
            <text:p>shadrinev/Voyanga</text:p>
          </table:table-cell>
        </table:table-row>
        <table:table-row table:style-name="ro1">
          <table:table-cell office:value-type="float" office:value="10426362" calcext:value-type="float">
            <text:p>10426362</text:p>
          </table:table-cell>
          <table:table-cell office:value-type="string" calcext:value-type="string">
            <text:p>https://api.github.com/repos/inoerp/inoERP</text:p>
          </table:table-cell>
          <table:table-cell table:formula="of:=REPLACE([.B1605]; 1; 29; &quot;&quot;)" office:value-type="string" office:string-value="inoerp/inoERP" calcext:value-type="string">
            <text:p>inoerp/inoERP</text:p>
          </table:table-cell>
        </table:table-row>
        <table:table-row table:style-name="ro1">
          <table:table-cell office:value-type="float" office:value="10430486" calcext:value-type="float">
            <text:p>10430486</text:p>
          </table:table-cell>
          <table:table-cell office:value-type="string" calcext:value-type="string">
            <text:p>https://api.github.com/repos/cullman1/phpsqlbook</text:p>
          </table:table-cell>
          <table:table-cell table:formula="of:=REPLACE([.B1606]; 1; 29; &quot;&quot;)" office:value-type="string" office:string-value="cullman1/phpsqlbook" calcext:value-type="string">
            <text:p>cullman1/phpsqlbook</text:p>
          </table:table-cell>
        </table:table-row>
        <table:table-row table:style-name="ro1">
          <table:table-cell office:value-type="float" office:value="10433284" calcext:value-type="float">
            <text:p>10433284</text:p>
          </table:table-cell>
          <table:table-cell office:value-type="string" calcext:value-type="string">
            <text:p>https://api.github.com/repos/betheluniversity/cascade-php</text:p>
          </table:table-cell>
          <table:table-cell table:formula="of:=REPLACE([.B1607]; 1; 29; &quot;&quot;)" office:value-type="string" office:string-value="betheluniversity/cascade-php" calcext:value-type="string">
            <text:p>betheluniversity/cascade-php</text:p>
          </table:table-cell>
        </table:table-row>
        <table:table-row table:style-name="ro1">
          <table:table-cell office:value-type="float" office:value="10435778" calcext:value-type="float">
            <text:p>10435778</text:p>
          </table:table-cell>
          <table:table-cell office:value-type="string" calcext:value-type="string">
            <text:p>https://api.github.com/repos/lugnsk/micro</text:p>
          </table:table-cell>
          <table:table-cell table:formula="of:=REPLACE([.B1608]; 1; 29; &quot;&quot;)" office:value-type="string" office:string-value="lugnsk/micro" calcext:value-type="string">
            <text:p>lugnsk/micro</text:p>
          </table:table-cell>
        </table:table-row>
        <table:table-row table:style-name="ro1">
          <table:table-cell office:value-type="float" office:value="10445878" calcext:value-type="float">
            <text:p>10445878</text:p>
          </table:table-cell>
          <table:table-cell office:value-type="string" calcext:value-type="string">
            <text:p>https://api.github.com/repos/debranova/member</text:p>
          </table:table-cell>
          <table:table-cell table:formula="of:=REPLACE([.B1609]; 1; 29; &quot;&quot;)" office:value-type="string" office:string-value="debranova/member" calcext:value-type="string">
            <text:p>debranova/member</text:p>
          </table:table-cell>
        </table:table-row>
        <table:table-row table:style-name="ro1">
          <table:table-cell office:value-type="float" office:value="10452712" calcext:value-type="float">
            <text:p>10452712</text:p>
          </table:table-cell>
          <table:table-cell office:value-type="string" calcext:value-type="string">
            <text:p>https://api.github.com/repos/SU-SWS/stanford_capx</text:p>
          </table:table-cell>
          <table:table-cell table:formula="of:=REPLACE([.B1610]; 1; 29; &quot;&quot;)" office:value-type="string" office:string-value="SU-SWS/stanford_capx" calcext:value-type="string">
            <text:p>SU-SWS/stanford_capx</text:p>
          </table:table-cell>
        </table:table-row>
        <table:table-row table:style-name="ro1">
          <table:table-cell office:value-type="float" office:value="10453913" calcext:value-type="float">
            <text:p>10453913</text:p>
          </table:table-cell>
          <table:table-cell office:value-type="string" calcext:value-type="string">
            <text:p>https://api.github.com/repos/ushahidi/platform</text:p>
          </table:table-cell>
          <table:table-cell table:formula="of:=REPLACE([.B1611]; 1; 29; &quot;&quot;)" office:value-type="string" office:string-value="ushahidi/platform" calcext:value-type="string">
            <text:p>ushahidi/platform</text:p>
          </table:table-cell>
        </table:table-row>
        <table:table-row table:style-name="ro1">
          <table:table-cell office:value-type="float" office:value="10473169" calcext:value-type="float">
            <text:p>10473169</text:p>
          </table:table-cell>
          <table:table-cell office:value-type="string" calcext:value-type="string">
            <text:p>https://api.github.com/repos/laterpay/laterpay-wordpress-plugin</text:p>
          </table:table-cell>
          <table:table-cell table:formula="of:=REPLACE([.B1612]; 1; 29; &quot;&quot;)" office:value-type="string" office:string-value="laterpay/laterpay-wordpress-plugin" calcext:value-type="string">
            <text:p>laterpay/laterpay-wordpress-plugin</text:p>
          </table:table-cell>
        </table:table-row>
        <table:table-row table:style-name="ro1">
          <table:table-cell office:value-type="float" office:value="10479396" calcext:value-type="float">
            <text:p>10479396</text:p>
          </table:table-cell>
          <table:table-cell office:value-type="string" calcext:value-type="string">
            <text:p>https://api.github.com/repos/stratigos/dailydoseofdio</text:p>
          </table:table-cell>
          <table:table-cell table:formula="of:=REPLACE([.B1613]; 1; 29; &quot;&quot;)" office:value-type="string" office:string-value="stratigos/dailydoseofdio" calcext:value-type="string">
            <text:p>stratigos/dailydoseofdio</text:p>
          </table:table-cell>
        </table:table-row>
        <table:table-row table:style-name="ro1">
          <table:table-cell office:value-type="float" office:value="10487554" calcext:value-type="float">
            <text:p>10487554</text:p>
          </table:table-cell>
          <table:table-cell office:value-type="string" calcext:value-type="string">
            <text:p>https://api.github.com/repos/fusionforge/fusionforge</text:p>
          </table:table-cell>
          <table:table-cell table:formula="of:=REPLACE([.B1614]; 1; 29; &quot;&quot;)" office:value-type="string" office:string-value="fusionforge/fusionforge" calcext:value-type="string">
            <text:p>fusionforge/fusionforge</text:p>
          </table:table-cell>
        </table:table-row>
        <table:table-row table:style-name="ro1">
          <table:table-cell office:value-type="float" office:value="10488466" calcext:value-type="float">
            <text:p>10488466</text:p>
          </table:table-cell>
          <table:table-cell office:value-type="string" calcext:value-type="string">
            <text:p>https://api.github.com/repos/oat-sa/generis</text:p>
          </table:table-cell>
          <table:table-cell table:formula="of:=REPLACE([.B1615]; 1; 29; &quot;&quot;)" office:value-type="string" office:string-value="oat-sa/generis" calcext:value-type="string">
            <text:p>oat-sa/generis</text:p>
          </table:table-cell>
        </table:table-row>
        <table:table-row table:style-name="ro1">
          <table:table-cell office:value-type="float" office:value="10490924" calcext:value-type="float">
            <text:p>10490924</text:p>
          </table:table-cell>
          <table:table-cell office:value-type="string" calcext:value-type="string">
            <text:p>https://api.github.com/repos/PressLabs/gitium</text:p>
          </table:table-cell>
          <table:table-cell table:formula="of:=REPLACE([.B1616]; 1; 29; &quot;&quot;)" office:value-type="string" office:string-value="PressLabs/gitium" calcext:value-type="string">
            <text:p>PressLabs/gitium</text:p>
          </table:table-cell>
        </table:table-row>
        <table:table-row table:style-name="ro1">
          <table:table-cell office:value-type="float" office:value="10493452" calcext:value-type="float">
            <text:p>10493452</text:p>
          </table:table-cell>
          <table:table-cell office:value-type="string" calcext:value-type="string">
            <text:p>https://api.github.com/repos/mcneel/wikidata</text:p>
          </table:table-cell>
          <table:table-cell table:formula="of:=REPLACE([.B1617]; 1; 29; &quot;&quot;)" office:value-type="string" office:string-value="mcneel/wikidata" calcext:value-type="string">
            <text:p>mcneel/wikidata</text:p>
          </table:table-cell>
        </table:table-row>
        <table:table-row table:style-name="ro1">
          <table:table-cell office:value-type="float" office:value="10497800" calcext:value-type="float">
            <text:p>10497800</text:p>
          </table:table-cell>
          <table:table-cell office:value-type="string" calcext:value-type="string">
            <text:p>https://api.github.com/repos/oss-mirrors/egroupware</text:p>
          </table:table-cell>
          <table:table-cell table:formula="of:=REPLACE([.B1618]; 1; 29; &quot;&quot;)" office:value-type="string" office:string-value="oss-mirrors/egroupware" calcext:value-type="string">
            <text:p>oss-mirrors/egroupware</text:p>
          </table:table-cell>
        </table:table-row>
        <table:table-row table:style-name="ro1">
          <table:table-cell office:value-type="float" office:value="10500167" calcext:value-type="float">
            <text:p>10500167</text:p>
          </table:table-cell>
          <table:table-cell office:value-type="string" calcext:value-type="string">
            <text:p>https://api.github.com/repos/easypropertylistings/Easy-Property-Listings</text:p>
          </table:table-cell>
          <table:table-cell table:formula="of:=REPLACE([.B1619]; 1; 29; &quot;&quot;)" office:value-type="string" office:string-value="easypropertylistings/Easy-Property-Listings" calcext:value-type="string">
            <text:p>easypropertylistings/Easy-Property-Listings</text:p>
          </table:table-cell>
        </table:table-row>
        <table:table-row table:style-name="ro1">
          <table:table-cell office:value-type="float" office:value="10502916" calcext:value-type="float">
            <text:p>10502916</text:p>
          </table:table-cell>
          <table:table-cell office:value-type="string" calcext:value-type="string">
            <text:p>https://api.github.com/repos/MacCenter/mac</text:p>
          </table:table-cell>
          <table:table-cell table:formula="of:=REPLACE([.B1620]; 1; 29; &quot;&quot;)" office:value-type="string" office:string-value="MacCenter/mac" calcext:value-type="string">
            <text:p>MacCenter/mac</text:p>
          </table:table-cell>
        </table:table-row>
        <table:table-row table:style-name="ro1">
          <table:table-cell office:value-type="float" office:value="10528062" calcext:value-type="float">
            <text:p>10528062</text:p>
          </table:table-cell>
          <table:table-cell office:value-type="string" calcext:value-type="string">
            <text:p>https://api.github.com/repos/dydrich/e-school</text:p>
          </table:table-cell>
          <table:table-cell table:formula="of:=REPLACE([.B1621]; 1; 29; &quot;&quot;)" office:value-type="string" office:string-value="dydrich/e-school" calcext:value-type="string">
            <text:p>dydrich/e-school</text:p>
          </table:table-cell>
        </table:table-row>
        <table:table-row table:style-name="ro1">
          <table:table-cell office:value-type="float" office:value="10534353" calcext:value-type="float">
            <text:p>10534353</text:p>
          </table:table-cell>
          <table:table-cell office:value-type="string" calcext:value-type="string">
            <text:p>https://api.github.com/repos/kiwi3685/kiwitrees</text:p>
          </table:table-cell>
          <table:table-cell table:formula="of:=REPLACE([.B1622]; 1; 29; &quot;&quot;)" office:value-type="string" office:string-value="kiwi3685/kiwitrees" calcext:value-type="string">
            <text:p>kiwi3685/kiwitrees</text:p>
          </table:table-cell>
        </table:table-row>
        <table:table-row table:style-name="ro1">
          <table:table-cell office:value-type="float" office:value="10547810" calcext:value-type="float">
            <text:p>10547810</text:p>
          </table:table-cell>
          <table:table-cell office:value-type="string" calcext:value-type="string">
            <text:p>https://api.github.com/repos/IISH/search.socialhistory.org</text:p>
          </table:table-cell>
          <table:table-cell table:formula="of:=REPLACE([.B1623]; 1; 29; &quot;&quot;)" office:value-type="string" office:string-value="IISH/search.socialhistory.org" calcext:value-type="string">
            <text:p>IISH/search.socialhistory.org</text:p>
          </table:table-cell>
        </table:table-row>
        <table:table-row table:style-name="ro1">
          <table:table-cell office:value-type="float" office:value="10560896" calcext:value-type="float">
            <text:p>10560896</text:p>
          </table:table-cell>
          <table:table-cell office:value-type="string" calcext:value-type="string">
            <text:p>https://api.github.com/repos/drupalcommerce/commerce</text:p>
          </table:table-cell>
          <table:table-cell table:formula="of:=REPLACE([.B1624]; 1; 29; &quot;&quot;)" office:value-type="string" office:string-value="drupalcommerce/commerce" calcext:value-type="string">
            <text:p>drupalcommerce/commerce</text:p>
          </table:table-cell>
        </table:table-row>
        <table:table-row table:style-name="ro1">
          <table:table-cell office:value-type="float" office:value="10571743" calcext:value-type="float">
            <text:p>10571743</text:p>
          </table:table-cell>
          <table:table-cell office:value-type="string" calcext:value-type="string">
            <text:p>https://api.github.com/repos/cocoonprojects/ora</text:p>
          </table:table-cell>
          <table:table-cell table:formula="of:=REPLACE([.B1625]; 1; 29; &quot;&quot;)" office:value-type="string" office:string-value="cocoonprojects/ora" calcext:value-type="string">
            <text:p>cocoonprojects/ora</text:p>
          </table:table-cell>
        </table:table-row>
        <table:table-row table:style-name="ro1">
          <table:table-cell office:value-type="float" office:value="10573335" calcext:value-type="float">
            <text:p>10573335</text:p>
          </table:table-cell>
          <table:table-cell office:value-type="string" calcext:value-type="string">
            <text:p>https://api.github.com/repos/JC5/firefly-iii</text:p>
          </table:table-cell>
          <table:table-cell table:formula="of:=REPLACE([.B1626]; 1; 29; &quot;&quot;)" office:value-type="string" office:string-value="JC5/firefly-iii" calcext:value-type="string">
            <text:p>JC5/firefly-iii</text:p>
          </table:table-cell>
        </table:table-row>
        <table:table-row table:style-name="ro1">
          <table:table-cell office:value-type="float" office:value="10587980" calcext:value-type="float">
            <text:p>10587980</text:p>
          </table:table-cell>
          <table:table-cell office:value-type="string" calcext:value-type="string">
            <text:p>https://api.github.com/repos/JamesLeB/Stout</text:p>
          </table:table-cell>
          <table:table-cell table:formula="of:=REPLACE([.B1627]; 1; 29; &quot;&quot;)" office:value-type="string" office:string-value="JamesLeB/Stout" calcext:value-type="string">
            <text:p>JamesLeB/Stout</text:p>
          </table:table-cell>
        </table:table-row>
        <table:table-row table:style-name="ro1">
          <table:table-cell office:value-type="float" office:value="10588241" calcext:value-type="float">
            <text:p>10588241</text:p>
          </table:table-cell>
          <table:table-cell office:value-type="string" calcext:value-type="string">
            <text:p>https://api.github.com/repos/vincium/lot-legacy</text:p>
          </table:table-cell>
          <table:table-cell table:formula="of:=REPLACE([.B1628]; 1; 29; &quot;&quot;)" office:value-type="string" office:string-value="vincium/lot-legacy" calcext:value-type="string">
            <text:p>vincium/lot-legacy</text:p>
          </table:table-cell>
        </table:table-row>
        <table:table-row table:style-name="ro1">
          <table:table-cell office:value-type="float" office:value="10590376" calcext:value-type="float">
            <text:p>10590376</text:p>
          </table:table-cell>
          <table:table-cell office:value-type="string" calcext:value-type="string">
            <text:p>https://api.github.com/repos/baserproject/basercms</text:p>
          </table:table-cell>
          <table:table-cell table:formula="of:=REPLACE([.B1629]; 1; 29; &quot;&quot;)" office:value-type="string" office:string-value="baserproject/basercms" calcext:value-type="string">
            <text:p>baserproject/basercms</text:p>
          </table:table-cell>
        </table:table-row>
        <table:table-row table:style-name="ro1">
          <table:table-cell office:value-type="float" office:value="10605240" calcext:value-type="float">
            <text:p>10605240</text:p>
          </table:table-cell>
          <table:table-cell office:value-type="string" calcext:value-type="string">
            <text:p>https://api.github.com/repos/NETivism/netiCRM-neticrm</text:p>
          </table:table-cell>
          <table:table-cell table:formula="of:=REPLACE([.B1630]; 1; 29; &quot;&quot;)" office:value-type="string" office:string-value="NETivism/netiCRM-neticrm" calcext:value-type="string">
            <text:p>NETivism/netiCRM-neticrm</text:p>
          </table:table-cell>
        </table:table-row>
        <table:table-row table:style-name="ro1">
          <table:table-cell office:value-type="float" office:value="10622164" calcext:value-type="float">
            <text:p>10622164</text:p>
          </table:table-cell>
          <table:table-cell office:value-type="string" calcext:value-type="string">
            <text:p>https://api.github.com/repos/villagedefrance/OpenCart-Overclocked</text:p>
          </table:table-cell>
          <table:table-cell table:formula="of:=REPLACE([.B1631]; 1; 29; &quot;&quot;)" office:value-type="string" office:string-value="villagedefrance/OpenCart-Overclocked" calcext:value-type="string">
            <text:p>villagedefrance/OpenCart-Overclocked</text:p>
          </table:table-cell>
        </table:table-row>
        <table:table-row table:style-name="ro1">
          <table:table-cell office:value-type="float" office:value="10648561" calcext:value-type="float">
            <text:p>10648561</text:p>
          </table:table-cell>
          <table:table-cell office:value-type="string" calcext:value-type="string">
            <text:p>https://api.github.com/repos/jcrodriguez-dis/moodle-mod_vpl</text:p>
          </table:table-cell>
          <table:table-cell table:formula="of:=REPLACE([.B1632]; 1; 29; &quot;&quot;)" office:value-type="string" office:string-value="jcrodriguez-dis/moodle-mod_vpl" calcext:value-type="string">
            <text:p>jcrodriguez-dis/moodle-mod_vpl</text:p>
          </table:table-cell>
        </table:table-row>
        <table:table-row table:style-name="ro1">
          <table:table-cell office:value-type="float" office:value="10664951" calcext:value-type="float">
            <text:p>10664951</text:p>
          </table:table-cell>
          <table:table-cell office:value-type="string" calcext:value-type="string">
            <text:p>https://api.github.com/repos/symfony2admingenerator/GeneratorBundle</text:p>
          </table:table-cell>
          <table:table-cell table:formula="of:=REPLACE([.B1633]; 1; 29; &quot;&quot;)" office:value-type="string" office:string-value="symfony2admingenerator/GeneratorBundle" calcext:value-type="string">
            <text:p>symfony2admingenerator/GeneratorBundle</text:p>
          </table:table-cell>
        </table:table-row>
        <table:table-row table:style-name="ro1">
          <table:table-cell office:value-type="float" office:value="10666092" calcext:value-type="float">
            <text:p>10666092</text:p>
          </table:table-cell>
          <table:table-cell office:value-type="string" calcext:value-type="string">
            <text:p>https://api.github.com/repos/EditionsDuRouergue/lerouergue</text:p>
          </table:table-cell>
          <table:table-cell table:formula="of:=REPLACE([.B1634]; 1; 29; &quot;&quot;)" office:value-type="string" office:string-value="EditionsDuRouergue/lerouergue" calcext:value-type="string">
            <text:p>EditionsDuRouergue/lerouergue</text:p>
          </table:table-cell>
        </table:table-row>
        <table:table-row table:style-name="ro1">
          <table:table-cell office:value-type="float" office:value="10738168" calcext:value-type="float">
            <text:p>10738168</text:p>
          </table:table-cell>
          <table:table-cell office:value-type="string" calcext:value-type="string">
            <text:p>https://api.github.com/repos/ITS-UofIowa/law.uiowa.edu</text:p>
          </table:table-cell>
          <table:table-cell table:formula="of:=REPLACE([.B1635]; 1; 29; &quot;&quot;)" office:value-type="string" office:string-value="ITS-UofIowa/law.uiowa.edu" calcext:value-type="string">
            <text:p>ITS-UofIowa/law.uiowa.edu</text:p>
          </table:table-cell>
        </table:table-row>
        <table:table-row table:style-name="ro1">
          <table:table-cell office:value-type="float" office:value="10738359" calcext:value-type="float">
            <text:p>10738359</text:p>
          </table:table-cell>
          <table:table-cell office:value-type="string" calcext:value-type="string">
            <text:p>https://api.github.com/repos/qltd/the-ark</text:p>
          </table:table-cell>
          <table:table-cell table:formula="of:=REPLACE([.B1636]; 1; 29; &quot;&quot;)" office:value-type="string" office:string-value="qltd/the-ark" calcext:value-type="string">
            <text:p>qltd/the-ark</text:p>
          </table:table-cell>
        </table:table-row>
        <table:table-row table:style-name="ro1">
          <table:table-cell office:value-type="float" office:value="10741841" calcext:value-type="float">
            <text:p>10741841</text:p>
          </table:table-cell>
          <table:table-cell office:value-type="string" calcext:value-type="string">
            <text:p>https://api.github.com/repos/julien-boudry/Condorcet</text:p>
          </table:table-cell>
          <table:table-cell table:formula="of:=REPLACE([.B1637]; 1; 29; &quot;&quot;)" office:value-type="string" office:string-value="julien-boudry/Condorcet" calcext:value-type="string">
            <text:p>julien-boudry/Condorcet</text:p>
          </table:table-cell>
        </table:table-row>
        <table:table-row table:style-name="ro1">
          <table:table-cell office:value-type="float" office:value="10743271" calcext:value-type="float">
            <text:p>10743271</text:p>
          </table:table-cell>
          <table:table-cell office:value-type="string" calcext:value-type="string">
            <text:p>https://api.github.com/repos/witzkito/alu</text:p>
          </table:table-cell>
          <table:table-cell table:formula="of:=REPLACE([.B1638]; 1; 29; &quot;&quot;)" office:value-type="string" office:string-value="witzkito/alu" calcext:value-type="string">
            <text:p>witzkito/alu</text:p>
          </table:table-cell>
        </table:table-row>
        <table:table-row table:style-name="ro1">
          <table:table-cell office:value-type="float" office:value="10743941" calcext:value-type="float">
            <text:p>10743941</text:p>
          </table:table-cell>
          <table:table-cell office:value-type="string" calcext:value-type="string">
            <text:p>https://api.github.com/repos/iYottt/boffice</text:p>
          </table:table-cell>
          <table:table-cell table:formula="of:=REPLACE([.B1639]; 1; 29; &quot;&quot;)" office:value-type="string" office:string-value="iYottt/boffice" calcext:value-type="string">
            <text:p>iYottt/boffice</text:p>
          </table:table-cell>
        </table:table-row>
        <table:table-row table:style-name="ro1">
          <table:table-cell office:value-type="float" office:value="10748813" calcext:value-type="float">
            <text:p>10748813</text:p>
          </table:table-cell>
          <table:table-cell office:value-type="string" calcext:value-type="string">
            <text:p>https://api.github.com/repos/yvandouenel/amapl</text:p>
          </table:table-cell>
          <table:table-cell table:formula="of:=REPLACE([.B1640]; 1; 29; &quot;&quot;)" office:value-type="string" office:string-value="yvandouenel/amapl" calcext:value-type="string">
            <text:p>yvandouenel/amapl</text:p>
          </table:table-cell>
        </table:table-row>
        <table:table-row table:style-name="ro1">
          <table:table-cell office:value-type="float" office:value="10756832" calcext:value-type="float">
            <text:p>10756832</text:p>
          </table:table-cell>
          <table:table-cell office:value-type="string" calcext:value-type="string">
            <text:p>https://api.github.com/repos/fundar/curul-wp</text:p>
          </table:table-cell>
          <table:table-cell table:formula="of:=REPLACE([.B1641]; 1; 29; &quot;&quot;)" office:value-type="string" office:string-value="fundar/curul-wp" calcext:value-type="string">
            <text:p>fundar/curul-wp</text:p>
          </table:table-cell>
        </table:table-row>
        <table:table-row table:style-name="ro1">
          <table:table-cell office:value-type="float" office:value="10772961" calcext:value-type="float">
            <text:p>10772961</text:p>
          </table:table-cell>
          <table:table-cell office:value-type="string" calcext:value-type="string">
            <text:p>https://api.github.com/repos/Macsch15/Tricolore</text:p>
          </table:table-cell>
          <table:table-cell table:formula="of:=REPLACE([.B1642]; 1; 29; &quot;&quot;)" office:value-type="string" office:string-value="Macsch15/Tricolore" calcext:value-type="string">
            <text:p>Macsch15/Tricolore</text:p>
          </table:table-cell>
        </table:table-row>
        <table:table-row table:style-name="ro1">
          <table:table-cell office:value-type="float" office:value="10776109" calcext:value-type="float">
            <text:p>10776109</text:p>
          </table:table-cell>
          <table:table-cell office:value-type="string" calcext:value-type="string">
            <text:p>https://api.github.com/repos/oat-sa/qti-sdk</text:p>
          </table:table-cell>
          <table:table-cell table:formula="of:=REPLACE([.B1643]; 1; 29; &quot;&quot;)" office:value-type="string" office:string-value="oat-sa/qti-sdk" calcext:value-type="string">
            <text:p>oat-sa/qti-sdk</text:p>
          </table:table-cell>
        </table:table-row>
        <table:table-row table:style-name="ro1">
          <table:table-cell office:value-type="float" office:value="10777758" calcext:value-type="float">
            <text:p>10777758</text:p>
          </table:table-cell>
          <table:table-cell office:value-type="string" calcext:value-type="string">
            <text:p>https://api.github.com/repos/europeana/Europeana-Professional</text:p>
          </table:table-cell>
          <table:table-cell table:formula="of:=REPLACE([.B1644]; 1; 29; &quot;&quot;)" office:value-type="string" office:string-value="europeana/Europeana-Professional" calcext:value-type="string">
            <text:p>europeana/Europeana-Professional</text:p>
          </table:table-cell>
        </table:table-row>
        <table:table-row table:style-name="ro1">
          <table:table-cell office:value-type="float" office:value="10777958" calcext:value-type="float">
            <text:p>10777958</text:p>
          </table:table-cell>
          <table:table-cell office:value-type="string" calcext:value-type="string">
            <text:p>https://api.github.com/repos/thehyve/sesi_site</text:p>
          </table:table-cell>
          <table:table-cell table:formula="of:=REPLACE([.B1645]; 1; 29; &quot;&quot;)" office:value-type="string" office:string-value="thehyve/sesi_site" calcext:value-type="string">
            <text:p>thehyve/sesi_site</text:p>
          </table:table-cell>
        </table:table-row>
        <table:table-row table:style-name="ro1">
          <table:table-cell office:value-type="float" office:value="10807554" calcext:value-type="float">
            <text:p>10807554</text:p>
          </table:table-cell>
          <table:table-cell office:value-type="string" calcext:value-type="string">
            <text:p>https://api.github.com/repos/Way2CU/Caracal</text:p>
          </table:table-cell>
          <table:table-cell table:formula="of:=REPLACE([.B1646]; 1; 29; &quot;&quot;)" office:value-type="string" office:string-value="Way2CU/Caracal" calcext:value-type="string">
            <text:p>Way2CU/Caracal</text:p>
          </table:table-cell>
        </table:table-row>
        <table:table-row table:style-name="ro1">
          <table:table-cell office:value-type="float" office:value="10818874" calcext:value-type="float">
            <text:p>10818874</text:p>
          </table:table-cell>
          <table:table-cell office:value-type="string" calcext:value-type="string">
            <text:p>https://api.github.com/repos/ucsdcirclek/konnection</text:p>
          </table:table-cell>
          <table:table-cell table:formula="of:=REPLACE([.B1647]; 1; 29; &quot;&quot;)" office:value-type="string" office:string-value="ucsdcirclek/konnection" calcext:value-type="string">
            <text:p>ucsdcirclek/konnection</text:p>
          </table:table-cell>
        </table:table-row>
        <table:table-row table:style-name="ro1">
          <table:table-cell office:value-type="float" office:value="10825126" calcext:value-type="float">
            <text:p>10825126</text:p>
          </table:table-cell>
          <table:table-cell office:value-type="string" calcext:value-type="string">
            <text:p>https://api.github.com/repos/pattern-lab/patternlab-php-core</text:p>
          </table:table-cell>
          <table:table-cell table:formula="of:=REPLACE([.B1648]; 1; 29; &quot;&quot;)" office:value-type="string" office:string-value="pattern-lab/patternlab-php-core" calcext:value-type="string">
            <text:p>pattern-lab/patternlab-php-core</text:p>
          </table:table-cell>
        </table:table-row>
        <table:table-row table:style-name="ro1">
          <table:table-cell office:value-type="float" office:value="10827761" calcext:value-type="float">
            <text:p>10827761</text:p>
          </table:table-cell>
          <table:table-cell office:value-type="string" calcext:value-type="string">
            <text:p>https://api.github.com/repos/PCD/nel</text:p>
          </table:table-cell>
          <table:table-cell table:formula="of:=REPLACE([.B1649]; 1; 29; &quot;&quot;)" office:value-type="string" office:string-value="PCD/nel" calcext:value-type="string">
            <text:p>PCD/nel</text:p>
          </table:table-cell>
        </table:table-row>
        <table:table-row table:style-name="ro1">
          <table:table-cell office:value-type="float" office:value="10828360" calcext:value-type="float">
            <text:p>10828360</text:p>
          </table:table-cell>
          <table:table-cell office:value-type="string" calcext:value-type="string">
            <text:p>https://api.github.com/repos/stefanzweifel/screeenly</text:p>
          </table:table-cell>
          <table:table-cell table:formula="of:=REPLACE([.B1650]; 1; 29; &quot;&quot;)" office:value-type="string" office:string-value="stefanzweifel/screeenly" calcext:value-type="string">
            <text:p>stefanzweifel/screeenly</text:p>
          </table:table-cell>
        </table:table-row>
        <table:table-row table:style-name="ro1">
          <table:table-cell office:value-type="float" office:value="10829637" calcext:value-type="float">
            <text:p>10829637</text:p>
          </table:table-cell>
          <table:table-cell office:value-type="string" calcext:value-type="string">
            <text:p>https://api.github.com/repos/yorkulibraries/vufind</text:p>
          </table:table-cell>
          <table:table-cell table:formula="of:=REPLACE([.B1651]; 1; 29; &quot;&quot;)" office:value-type="string" office:string-value="yorkulibraries/vufind" calcext:value-type="string">
            <text:p>yorkulibraries/vufind</text:p>
          </table:table-cell>
        </table:table-row>
        <table:table-row table:style-name="ro1">
          <table:table-cell office:value-type="float" office:value="10835938" calcext:value-type="float">
            <text:p>10835938</text:p>
          </table:table-cell>
          <table:table-cell office:value-type="string" calcext:value-type="string">
            <text:p>https://api.github.com/repos/bhanukolli/WP-Blog</text:p>
          </table:table-cell>
          <table:table-cell table:formula="of:=REPLACE([.B1652]; 1; 29; &quot;&quot;)" office:value-type="string" office:string-value="bhanukolli/WP-Blog" calcext:value-type="string">
            <text:p>bhanukolli/WP-Blog</text:p>
          </table:table-cell>
        </table:table-row>
        <table:table-row table:style-name="ro1">
          <table:table-cell office:value-type="float" office:value="10837309" calcext:value-type="float">
            <text:p>10837309</text:p>
          </table:table-cell>
          <table:table-cell office:value-type="string" calcext:value-type="string">
            <text:p>https://api.github.com/repos/nvhienict/couple-site</text:p>
          </table:table-cell>
          <table:table-cell table:formula="of:=REPLACE([.B1653]; 1; 29; &quot;&quot;)" office:value-type="string" office:string-value="nvhienict/couple-site" calcext:value-type="string">
            <text:p>nvhienict/couple-site</text:p>
          </table:table-cell>
        </table:table-row>
        <table:table-row table:style-name="ro1">
          <table:table-cell office:value-type="float" office:value="10840727" calcext:value-type="float">
            <text:p>10840727</text:p>
          </table:table-cell>
          <table:table-cell office:value-type="string" calcext:value-type="string">
            <text:p>https://api.github.com/repos/EU-OSHA/osha-website</text:p>
          </table:table-cell>
          <table:table-cell table:formula="of:=REPLACE([.B1654]; 1; 29; &quot;&quot;)" office:value-type="string" office:string-value="EU-OSHA/osha-website" calcext:value-type="string">
            <text:p>EU-OSHA/osha-website</text:p>
          </table:table-cell>
        </table:table-row>
        <table:table-row table:style-name="ro1">
          <table:table-cell office:value-type="float" office:value="10845412" calcext:value-type="float">
            <text:p>10845412</text:p>
          </table:table-cell>
          <table:table-cell office:value-type="string" calcext:value-type="string">
            <text:p>https://api.github.com/repos/bercium/crowdrss</text:p>
          </table:table-cell>
          <table:table-cell table:formula="of:=REPLACE([.B1655]; 1; 29; &quot;&quot;)" office:value-type="string" office:string-value="bercium/crowdrss" calcext:value-type="string">
            <text:p>bercium/crowdrss</text:p>
          </table:table-cell>
        </table:table-row>
        <table:table-row table:style-name="ro1">
          <table:table-cell office:value-type="float" office:value="10857154" calcext:value-type="float">
            <text:p>10857154</text:p>
          </table:table-cell>
          <table:table-cell office:value-type="string" calcext:value-type="string">
            <text:p>https://api.github.com/repos/shopex/bbc-doc</text:p>
          </table:table-cell>
          <table:table-cell table:formula="of:=REPLACE([.B1656]; 1; 29; &quot;&quot;)" office:value-type="string" office:string-value="shopex/bbc-doc" calcext:value-type="string">
            <text:p>shopex/bbc-doc</text:p>
          </table:table-cell>
        </table:table-row>
        <table:table-row table:style-name="ro1">
          <table:table-cell office:value-type="float" office:value="10863954" calcext:value-type="float">
            <text:p>10863954</text:p>
          </table:table-cell>
          <table:table-cell office:value-type="string" calcext:value-type="string">
            <text:p>https://api.github.com/repos/OSTraining/Simplerenew</text:p>
          </table:table-cell>
          <table:table-cell table:formula="of:=REPLACE([.B1657]; 1; 29; &quot;&quot;)" office:value-type="string" office:string-value="OSTraining/Simplerenew" calcext:value-type="string">
            <text:p>OSTraining/Simplerenew</text:p>
          </table:table-cell>
        </table:table-row>
        <table:table-row table:style-name="ro1">
          <table:table-cell office:value-type="float" office:value="10864420" calcext:value-type="float">
            <text:p>10864420</text:p>
          </table:table-cell>
          <table:table-cell office:value-type="string" calcext:value-type="string">
            <text:p>https://api.github.com/repos/cloudfoundry/php-buildpack</text:p>
          </table:table-cell>
          <table:table-cell table:formula="of:=REPLACE([.B1658]; 1; 29; &quot;&quot;)" office:value-type="string" office:string-value="cloudfoundry/php-buildpack" calcext:value-type="string">
            <text:p>cloudfoundry/php-buildpack</text:p>
          </table:table-cell>
        </table:table-row>
        <table:table-row table:style-name="ro1">
          <table:table-cell office:value-type="float" office:value="10867545" calcext:value-type="float">
            <text:p>10867545</text:p>
          </table:table-cell>
          <table:table-cell office:value-type="string" calcext:value-type="string">
            <text:p>https://api.github.com/repos/alexdebril/feed-io</text:p>
          </table:table-cell>
          <table:table-cell table:formula="of:=REPLACE([.B1659]; 1; 29; &quot;&quot;)" office:value-type="string" office:string-value="alexdebril/feed-io" calcext:value-type="string">
            <text:p>alexdebril/feed-io</text:p>
          </table:table-cell>
        </table:table-row>
        <table:table-row table:style-name="ro1">
          <table:table-cell office:value-type="float" office:value="10870548" calcext:value-type="float">
            <text:p>10870548</text:p>
          </table:table-cell>
          <table:table-cell office:value-type="string" calcext:value-type="string">
            <text:p>https://api.github.com/repos/xocasdashdash/pfc</text:p>
          </table:table-cell>
          <table:table-cell table:formula="of:=REPLACE([.B1660]; 1; 29; &quot;&quot;)" office:value-type="string" office:string-value="xocasdashdash/pfc" calcext:value-type="string">
            <text:p>xocasdashdash/pfc</text:p>
          </table:table-cell>
        </table:table-row>
        <table:table-row table:style-name="ro1">
          <table:table-cell office:value-type="float" office:value="10871984" calcext:value-type="float">
            <text:p>10871984</text:p>
          </table:table-cell>
          <table:table-cell office:value-type="string" calcext:value-type="string">
            <text:p>https://api.github.com/repos/lextel/evolution</text:p>
          </table:table-cell>
          <table:table-cell table:formula="of:=REPLACE([.B1661]; 1; 29; &quot;&quot;)" office:value-type="string" office:string-value="lextel/evolution" calcext:value-type="string">
            <text:p>lextel/evolution</text:p>
          </table:table-cell>
        </table:table-row>
        <table:table-row table:style-name="ro1">
          <table:table-cell office:value-type="float" office:value="10878716" calcext:value-type="float">
            <text:p>10878716</text:p>
          </table:table-cell>
          <table:table-cell office:value-type="string" calcext:value-type="string">
            <text:p>https://api.github.com/repos/mAAdhaTTah/WP-Gistpen</text:p>
          </table:table-cell>
          <table:table-cell table:formula="of:=REPLACE([.B1662]; 1; 29; &quot;&quot;)" office:value-type="string" office:string-value="mAAdhaTTah/WP-Gistpen" calcext:value-type="string">
            <text:p>mAAdhaTTah/WP-Gistpen</text:p>
          </table:table-cell>
        </table:table-row>
        <table:table-row table:style-name="ro1">
          <table:table-cell office:value-type="float" office:value="10884160" calcext:value-type="float">
            <text:p>10884160</text:p>
          </table:table-cell>
          <table:table-cell office:value-type="string" calcext:value-type="string">
            <text:p>https://api.github.com/repos/InfectedLan/InfectedCrew</text:p>
          </table:table-cell>
          <table:table-cell table:formula="of:=REPLACE([.B1663]; 1; 29; &quot;&quot;)" office:value-type="string" office:string-value="InfectedLan/InfectedCrew" calcext:value-type="string">
            <text:p>InfectedLan/InfectedCrew</text:p>
          </table:table-cell>
        </table:table-row>
        <table:table-row table:style-name="ro1">
          <table:table-cell office:value-type="float" office:value="10895816" calcext:value-type="float">
            <text:p>10895816</text:p>
          </table:table-cell>
          <table:table-cell office:value-type="string" calcext:value-type="string">
            <text:p>https://api.github.com/repos/oat-sa/extension-tao-test</text:p>
          </table:table-cell>
          <table:table-cell table:formula="of:=REPLACE([.B1664]; 1; 29; &quot;&quot;)" office:value-type="string" office:string-value="oat-sa/extension-tao-test" calcext:value-type="string">
            <text:p>oat-sa/extension-tao-test</text:p>
          </table:table-cell>
        </table:table-row>
        <table:table-row table:style-name="ro1">
          <table:table-cell office:value-type="float" office:value="10898284" calcext:value-type="float">
            <text:p>10898284</text:p>
          </table:table-cell>
          <table:table-cell office:value-type="string" calcext:value-type="string">
            <text:p>https://api.github.com/repos/pagekit/pagekit</text:p>
          </table:table-cell>
          <table:table-cell table:formula="of:=REPLACE([.B1665]; 1; 29; &quot;&quot;)" office:value-type="string" office:string-value="pagekit/pagekit" calcext:value-type="string">
            <text:p>pagekit/pagekit</text:p>
          </table:table-cell>
        </table:table-row>
        <table:table-row table:style-name="ro1">
          <table:table-cell office:value-type="float" office:value="10899146" calcext:value-type="float">
            <text:p>10899146</text:p>
          </table:table-cell>
          <table:table-cell office:value-type="string" calcext:value-type="string">
            <text:p>https://api.github.com/repos/TwistPHP/TwistPHP</text:p>
          </table:table-cell>
          <table:table-cell table:formula="of:=REPLACE([.B1666]; 1; 29; &quot;&quot;)" office:value-type="string" office:string-value="TwistPHP/TwistPHP" calcext:value-type="string">
            <text:p>TwistPHP/TwistPHP</text:p>
          </table:table-cell>
        </table:table-row>
        <table:table-row table:style-name="ro1">
          <table:table-cell office:value-type="float" office:value="10923974" calcext:value-type="float">
            <text:p>10923974</text:p>
          </table:table-cell>
          <table:table-cell office:value-type="string" calcext:value-type="string">
            <text:p>https://api.github.com/repos/spress/Spress</text:p>
          </table:table-cell>
          <table:table-cell table:formula="of:=REPLACE([.B1667]; 1; 29; &quot;&quot;)" office:value-type="string" office:string-value="spress/Spress" calcext:value-type="string">
            <text:p>spress/Spress</text:p>
          </table:table-cell>
        </table:table-row>
        <table:table-row table:style-name="ro1">
          <table:table-cell office:value-type="float" office:value="10926813" calcext:value-type="float">
            <text:p>10926813</text:p>
          </table:table-cell>
          <table:table-cell office:value-type="string" calcext:value-type="string">
            <text:p>https://api.github.com/repos/phoenixz/base</text:p>
          </table:table-cell>
          <table:table-cell table:formula="of:=REPLACE([.B1668]; 1; 29; &quot;&quot;)" office:value-type="string" office:string-value="phoenixz/base" calcext:value-type="string">
            <text:p>phoenixz/base</text:p>
          </table:table-cell>
        </table:table-row>
        <table:table-row table:style-name="ro1">
          <table:table-cell office:value-type="float" office:value="10933364" calcext:value-type="float">
            <text:p>10933364</text:p>
          </table:table-cell>
          <table:table-cell office:value-type="string" calcext:value-type="string">
            <text:p>https://api.github.com/repos/Qybercom/quark</text:p>
          </table:table-cell>
          <table:table-cell table:formula="of:=REPLACE([.B1669]; 1; 29; &quot;&quot;)" office:value-type="string" office:string-value="Qybercom/quark" calcext:value-type="string">
            <text:p>Qybercom/quark</text:p>
          </table:table-cell>
        </table:table-row>
        <table:table-row table:style-name="ro1">
          <table:table-cell office:value-type="float" office:value="10934815" calcext:value-type="float">
            <text:p>10934815</text:p>
          </table:table-cell>
          <table:table-cell office:value-type="string" calcext:value-type="string">
            <text:p>https://api.github.com/repos/oat-sa/extension-tao-delivery</text:p>
          </table:table-cell>
          <table:table-cell table:formula="of:=REPLACE([.B1670]; 1; 29; &quot;&quot;)" office:value-type="string" office:string-value="oat-sa/extension-tao-delivery" calcext:value-type="string">
            <text:p>oat-sa/extension-tao-delivery</text:p>
          </table:table-cell>
        </table:table-row>
        <table:table-row table:style-name="ro1">
          <table:table-cell office:value-type="float" office:value="10940060" calcext:value-type="float">
            <text:p>10940060</text:p>
          </table:table-cell>
          <table:table-cell office:value-type="string" calcext:value-type="string">
            <text:p>https://api.github.com/repos/SalokineTerata/intranet</text:p>
          </table:table-cell>
          <table:table-cell table:formula="of:=REPLACE([.B1671]; 1; 29; &quot;&quot;)" office:value-type="string" office:string-value="SalokineTerata/intranet" calcext:value-type="string">
            <text:p>SalokineTerata/intranet</text:p>
          </table:table-cell>
        </table:table-row>
        <table:table-row table:style-name="ro1">
          <table:table-cell office:value-type="float" office:value="10958281" calcext:value-type="float">
            <text:p>10958281</text:p>
          </table:table-cell>
          <table:table-cell office:value-type="string" calcext:value-type="string">
            <text:p>https://api.github.com/repos/oat-sa/extension-tao-testqti</text:p>
          </table:table-cell>
          <table:table-cell table:formula="of:=REPLACE([.B1672]; 1; 29; &quot;&quot;)" office:value-type="string" office:string-value="oat-sa/extension-tao-testqti" calcext:value-type="string">
            <text:p>oat-sa/extension-tao-testqti</text:p>
          </table:table-cell>
        </table:table-row>
        <table:table-row table:style-name="ro1">
          <table:table-cell office:value-type="float" office:value="10958347" calcext:value-type="float">
            <text:p>10958347</text:p>
          </table:table-cell>
          <table:table-cell office:value-type="string" calcext:value-type="string">
            <text:p>https://api.github.com/repos/rapila/plugin-schulcms</text:p>
          </table:table-cell>
          <table:table-cell table:formula="of:=REPLACE([.B1673]; 1; 29; &quot;&quot;)" office:value-type="string" office:string-value="rapila/plugin-schulcms" calcext:value-type="string">
            <text:p>rapila/plugin-schulcms</text:p>
          </table:table-cell>
        </table:table-row>
        <table:table-row table:style-name="ro1">
          <table:table-cell office:value-type="float" office:value="10973788" calcext:value-type="float">
            <text:p>10973788</text:p>
          </table:table-cell>
          <table:table-cell office:value-type="string" calcext:value-type="string">
            <text:p>https://api.github.com/repos/trntv/yii2-starter-kit</text:p>
          </table:table-cell>
          <table:table-cell table:formula="of:=REPLACE([.B1674]; 1; 29; &quot;&quot;)" office:value-type="string" office:string-value="trntv/yii2-starter-kit" calcext:value-type="string">
            <text:p>trntv/yii2-starter-kit</text:p>
          </table:table-cell>
        </table:table-row>
        <table:table-row table:style-name="ro1">
          <table:table-cell office:value-type="float" office:value="10982934" calcext:value-type="float">
            <text:p>10982934</text:p>
          </table:table-cell>
          <table:table-cell office:value-type="string" calcext:value-type="string">
            <text:p>https://api.github.com/repos/maranemil/howto</text:p>
          </table:table-cell>
          <table:table-cell table:formula="of:=REPLACE([.B1675]; 1; 29; &quot;&quot;)" office:value-type="string" office:string-value="maranemil/howto" calcext:value-type="string">
            <text:p>maranemil/howto</text:p>
          </table:table-cell>
        </table:table-row>
        <table:table-row table:style-name="ro1">
          <table:table-cell office:value-type="float" office:value="11007523" calcext:value-type="float">
            <text:p>11007523</text:p>
          </table:table-cell>
          <table:table-cell office:value-type="string" calcext:value-type="string">
            <text:p>https://api.github.com/repos/twostairs/paperwork</text:p>
          </table:table-cell>
          <table:table-cell table:formula="of:=REPLACE([.B1676]; 1; 29; &quot;&quot;)" office:value-type="string" office:string-value="twostairs/paperwork" calcext:value-type="string">
            <text:p>twostairs/paperwork</text:p>
          </table:table-cell>
        </table:table-row>
        <table:table-row table:style-name="ro1">
          <table:table-cell office:value-type="float" office:value="11041250" calcext:value-type="float">
            <text:p>11041250</text:p>
          </table:table-cell>
          <table:table-cell office:value-type="string" calcext:value-type="string">
            <text:p>https://api.github.com/repos/ixkaito/wp.shakyo</text:p>
          </table:table-cell>
          <table:table-cell table:formula="of:=REPLACE([.B1677]; 1; 29; &quot;&quot;)" office:value-type="string" office:string-value="ixkaito/wp.shakyo" calcext:value-type="string">
            <text:p>ixkaito/wp.shakyo</text:p>
          </table:table-cell>
        </table:table-row>
        <table:table-row table:style-name="ro1">
          <table:table-cell office:value-type="float" office:value="11066207" calcext:value-type="float">
            <text:p>11066207</text:p>
          </table:table-cell>
          <table:table-cell office:value-type="string" calcext:value-type="string">
            <text:p>https://api.github.com/repos/WPGlobus/WPGlobus</text:p>
          </table:table-cell>
          <table:table-cell table:formula="of:=REPLACE([.B1678]; 1; 29; &quot;&quot;)" office:value-type="string" office:string-value="WPGlobus/WPGlobus" calcext:value-type="string">
            <text:p>WPGlobus/WPGlobus</text:p>
          </table:table-cell>
        </table:table-row>
        <table:table-row table:style-name="ro1">
          <table:table-cell office:value-type="float" office:value="11073728" calcext:value-type="float">
            <text:p>11073728</text:p>
          </table:table-cell>
          <table:table-cell office:value-type="string" calcext:value-type="string">
            <text:p>https://api.github.com/repos/Collabforge/site-fial</text:p>
          </table:table-cell>
          <table:table-cell table:formula="of:=REPLACE([.B1679]; 1; 29; &quot;&quot;)" office:value-type="string" office:string-value="Collabforge/site-fial" calcext:value-type="string">
            <text:p>Collabforge/site-fial</text:p>
          </table:table-cell>
        </table:table-row>
        <table:table-row table:style-name="ro1">
          <table:table-cell office:value-type="float" office:value="11076266" calcext:value-type="float">
            <text:p>11076266</text:p>
          </table:table-cell>
          <table:table-cell office:value-type="string" calcext:value-type="string">
            <text:p>https://api.github.com/repos/ASUPortal/ASUPortalPHP</text:p>
          </table:table-cell>
          <table:table-cell table:formula="of:=REPLACE([.B1680]; 1; 29; &quot;&quot;)" office:value-type="string" office:string-value="ASUPortal/ASUPortalPHP" calcext:value-type="string">
            <text:p>ASUPortal/ASUPortalPHP</text:p>
          </table:table-cell>
        </table:table-row>
        <table:table-row table:style-name="ro1">
          <table:table-cell office:value-type="float" office:value="11080363" calcext:value-type="float">
            <text:p>11080363</text:p>
          </table:table-cell>
          <table:table-cell office:value-type="string" calcext:value-type="string">
            <text:p>https://api.github.com/repos/php-opencloud/openstack</text:p>
          </table:table-cell>
          <table:table-cell table:formula="of:=REPLACE([.B1681]; 1; 29; &quot;&quot;)" office:value-type="string" office:string-value="php-opencloud/openstack" calcext:value-type="string">
            <text:p>php-opencloud/openstack</text:p>
          </table:table-cell>
        </table:table-row>
        <table:table-row table:style-name="ro1">
          <table:table-cell office:value-type="float" office:value="11081490" calcext:value-type="float">
            <text:p>11081490</text:p>
          </table:table-cell>
          <table:table-cell office:value-type="string" calcext:value-type="string">
            <text:p>https://api.github.com/repos/akeeba/awf</text:p>
          </table:table-cell>
          <table:table-cell table:formula="of:=REPLACE([.B1682]; 1; 29; &quot;&quot;)" office:value-type="string" office:string-value="akeeba/awf" calcext:value-type="string">
            <text:p>akeeba/awf</text:p>
          </table:table-cell>
        </table:table-row>
        <table:table-row table:style-name="ro1">
          <table:table-cell office:value-type="float" office:value="11103558" calcext:value-type="float">
            <text:p>11103558</text:p>
          </table:table-cell>
          <table:table-cell office:value-type="string" calcext:value-type="string">
            <text:p>https://api.github.com/repos/DioceseOfCharlotte/abraham</text:p>
          </table:table-cell>
          <table:table-cell table:formula="of:=REPLACE([.B1683]; 1; 29; &quot;&quot;)" office:value-type="string" office:string-value="DioceseOfCharlotte/abraham" calcext:value-type="string">
            <text:p>DioceseOfCharlotte/abraham</text:p>
          </table:table-cell>
        </table:table-row>
        <table:table-row table:style-name="ro1">
          <table:table-cell office:value-type="float" office:value="11144365" calcext:value-type="float">
            <text:p>11144365</text:p>
          </table:table-cell>
          <table:table-cell office:value-type="string" calcext:value-type="string">
            <text:p>https://api.github.com/repos/nooku/nooku-platform</text:p>
          </table:table-cell>
          <table:table-cell table:formula="of:=REPLACE([.B1684]; 1; 29; &quot;&quot;)" office:value-type="string" office:string-value="nooku/nooku-platform" calcext:value-type="string">
            <text:p>nooku/nooku-platform</text:p>
          </table:table-cell>
        </table:table-row>
        <table:table-row table:style-name="ro1">
          <table:table-cell office:value-type="float" office:value="11148925" calcext:value-type="float">
            <text:p>11148925</text:p>
          </table:table-cell>
          <table:table-cell office:value-type="string" calcext:value-type="string">
            <text:p>https://api.github.com/repos/macdabby/Lightning</text:p>
          </table:table-cell>
          <table:table-cell table:formula="of:=REPLACE([.B1685]; 1; 29; &quot;&quot;)" office:value-type="string" office:string-value="macdabby/Lightning" calcext:value-type="string">
            <text:p>macdabby/Lightning</text:p>
          </table:table-cell>
        </table:table-row>
        <table:table-row table:style-name="ro1">
          <table:table-cell office:value-type="float" office:value="11152133" calcext:value-type="float">
            <text:p>11152133</text:p>
          </table:table-cell>
          <table:table-cell office:value-type="string" calcext:value-type="string">
            <text:p>https://api.github.com/repos/DallasMuseumArt/OctoberFriends</text:p>
          </table:table-cell>
          <table:table-cell table:formula="of:=REPLACE([.B1686]; 1; 29; &quot;&quot;)" office:value-type="string" office:string-value="DallasMuseumArt/OctoberFriends" calcext:value-type="string">
            <text:p>DallasMuseumArt/OctoberFriends</text:p>
          </table:table-cell>
        </table:table-row>
        <table:table-row table:style-name="ro1">
          <table:table-cell office:value-type="float" office:value="11160554" calcext:value-type="float">
            <text:p>11160554</text:p>
          </table:table-cell>
          <table:table-cell office:value-type="string" calcext:value-type="string">
            <text:p>https://api.github.com/repos/egeloen/ivory-http-adapter</text:p>
          </table:table-cell>
          <table:table-cell table:formula="of:=REPLACE([.B1687]; 1; 29; &quot;&quot;)" office:value-type="string" office:string-value="egeloen/ivory-http-adapter" calcext:value-type="string">
            <text:p>egeloen/ivory-http-adapter</text:p>
          </table:table-cell>
        </table:table-row>
        <table:table-row table:style-name="ro1">
          <table:table-cell office:value-type="float" office:value="11161303" calcext:value-type="float">
            <text:p>11161303</text:p>
          </table:table-cell>
          <table:table-cell office:value-type="string" calcext:value-type="string">
            <text:p>https://api.github.com/repos/Monkee-Boy/monkee-boy.com</text:p>
          </table:table-cell>
          <table:table-cell table:formula="of:=REPLACE([.B1688]; 1; 29; &quot;&quot;)" office:value-type="string" office:string-value="Monkee-Boy/monkee-boy.com" calcext:value-type="string">
            <text:p>Monkee-Boy/monkee-boy.com</text:p>
          </table:table-cell>
        </table:table-row>
        <table:table-row table:style-name="ro1">
          <table:table-cell office:value-type="float" office:value="11162094" calcext:value-type="float">
            <text:p>11162094</text:p>
          </table:table-cell>
          <table:table-cell office:value-type="string" calcext:value-type="string">
            <text:p>https://api.github.com/repos/getgrav/grav</text:p>
          </table:table-cell>
          <table:table-cell table:formula="of:=REPLACE([.B1689]; 1; 29; &quot;&quot;)" office:value-type="string" office:string-value="getgrav/grav" calcext:value-type="string">
            <text:p>getgrav/grav</text:p>
          </table:table-cell>
        </table:table-row>
        <table:table-row table:style-name="ro1">
          <table:table-cell office:value-type="float" office:value="11170736" calcext:value-type="float">
            <text:p>11170736</text:p>
          </table:table-cell>
          <table:table-cell office:value-type="string" calcext:value-type="string">
            <text:p>https://api.github.com/repos/wolfgangjoebstl/BKSLibrary</text:p>
          </table:table-cell>
          <table:table-cell table:formula="of:=REPLACE([.B1690]; 1; 29; &quot;&quot;)" office:value-type="string" office:string-value="wolfgangjoebstl/BKSLibrary" calcext:value-type="string">
            <text:p>wolfgangjoebstl/BKSLibrary</text:p>
          </table:table-cell>
        </table:table-row>
        <table:table-row table:style-name="ro1">
          <table:table-cell office:value-type="float" office:value="11175067" calcext:value-type="float">
            <text:p>11175067</text:p>
          </table:table-cell>
          <table:table-cell office:value-type="string" calcext:value-type="string">
            <text:p>https://api.github.com/repos/piwik/plugin-LoginLdap</text:p>
          </table:table-cell>
          <table:table-cell table:formula="of:=REPLACE([.B1691]; 1; 29; &quot;&quot;)" office:value-type="string" office:string-value="piwik/plugin-LoginLdap" calcext:value-type="string">
            <text:p>piwik/plugin-LoginLdap</text:p>
          </table:table-cell>
        </table:table-row>
        <table:table-row table:style-name="ro1">
          <table:table-cell office:value-type="float" office:value="11179359" calcext:value-type="float">
            <text:p>11179359</text:p>
          </table:table-cell>
          <table:table-cell office:value-type="string" calcext:value-type="string">
            <text:p>https://api.github.com/repos/uni-halle/blogs</text:p>
          </table:table-cell>
          <table:table-cell table:formula="of:=REPLACE([.B1692]; 1; 29; &quot;&quot;)" office:value-type="string" office:string-value="uni-halle/blogs" calcext:value-type="string">
            <text:p>uni-halle/blogs</text:p>
          </table:table-cell>
        </table:table-row>
        <table:table-row table:style-name="ro1">
          <table:table-cell office:value-type="float" office:value="11181062" calcext:value-type="float">
            <text:p>11181062</text:p>
          </table:table-cell>
          <table:table-cell office:value-type="string" calcext:value-type="string">
            <text:p>https://api.github.com/repos/nacin/wp-develop</text:p>
          </table:table-cell>
          <table:table-cell table:formula="of:=REPLACE([.B1693]; 1; 29; &quot;&quot;)" office:value-type="string" office:string-value="nacin/wp-develop" calcext:value-type="string">
            <text:p>nacin/wp-develop</text:p>
          </table:table-cell>
        </table:table-row>
        <table:table-row table:style-name="ro1">
          <table:table-cell office:value-type="float" office:value="11185064" calcext:value-type="float">
            <text:p>11185064</text:p>
          </table:table-cell>
          <table:table-cell office:value-type="string" calcext:value-type="string">
            <text:p>https://api.github.com/repos/isubit/luggage</text:p>
          </table:table-cell>
          <table:table-cell table:formula="of:=REPLACE([.B1694]; 1; 29; &quot;&quot;)" office:value-type="string" office:string-value="isubit/luggage" calcext:value-type="string">
            <text:p>isubit/luggage</text:p>
          </table:table-cell>
        </table:table-row>
        <table:table-row table:style-name="ro1">
          <table:table-cell office:value-type="float" office:value="11195625" calcext:value-type="float">
            <text:p>11195625</text:p>
          </table:table-cell>
          <table:table-cell office:value-type="string" calcext:value-type="string">
            <text:p>https://api.github.com/repos/sonatra/SonatraGluonBundle</text:p>
          </table:table-cell>
          <table:table-cell table:formula="of:=REPLACE([.B1695]; 1; 29; &quot;&quot;)" office:value-type="string" office:string-value="sonatra/SonatraGluonBundle" calcext:value-type="string">
            <text:p>sonatra/SonatraGluonBundle</text:p>
          </table:table-cell>
        </table:table-row>
        <table:table-row table:style-name="ro1">
          <table:table-cell office:value-type="float" office:value="11197300" calcext:value-type="float">
            <text:p>11197300</text:p>
          </table:table-cell>
          <table:table-cell office:value-type="string" calcext:value-type="string">
            <text:p>https://api.github.com/repos/lochmueller/calendarize</text:p>
          </table:table-cell>
          <table:table-cell table:formula="of:=REPLACE([.B1696]; 1; 29; &quot;&quot;)" office:value-type="string" office:string-value="lochmueller/calendarize" calcext:value-type="string">
            <text:p>lochmueller/calendarize</text:p>
          </table:table-cell>
        </table:table-row>
        <table:table-row table:style-name="ro1">
          <table:table-cell office:value-type="float" office:value="11217207" calcext:value-type="float">
            <text:p>11217207</text:p>
          </table:table-cell>
          <table:table-cell office:value-type="string" calcext:value-type="string">
            <text:p>https://api.github.com/repos/lesersokerbok/lsb-wordpress-themes</text:p>
          </table:table-cell>
          <table:table-cell table:formula="of:=REPLACE([.B1697]; 1; 29; &quot;&quot;)" office:value-type="string" office:string-value="lesersokerbok/lsb-wordpress-themes" calcext:value-type="string">
            <text:p>lesersokerbok/lsb-wordpress-themes</text:p>
          </table:table-cell>
        </table:table-row>
        <table:table-row table:style-name="ro1">
          <table:table-cell office:value-type="float" office:value="11253686" calcext:value-type="float">
            <text:p>11253686</text:p>
          </table:table-cell>
          <table:table-cell office:value-type="string" calcext:value-type="string">
            <text:p>https://api.github.com/repos/platformsh/platformsh-cli</text:p>
          </table:table-cell>
          <table:table-cell table:formula="of:=REPLACE([.B1698]; 1; 29; &quot;&quot;)" office:value-type="string" office:string-value="platformsh/platformsh-cli" calcext:value-type="string">
            <text:p>platformsh/platformsh-cli</text:p>
          </table:table-cell>
        </table:table-row>
        <table:table-row table:style-name="ro1">
          <table:table-cell office:value-type="float" office:value="11278774" calcext:value-type="float">
            <text:p>11278774</text:p>
          </table:table-cell>
          <table:table-cell office:value-type="string" calcext:value-type="string">
            <text:p>https://api.github.com/repos/phpbb/phpbb-app</text:p>
          </table:table-cell>
          <table:table-cell table:formula="of:=REPLACE([.B1699]; 1; 29; &quot;&quot;)" office:value-type="string" office:string-value="phpbb/phpbb-app" calcext:value-type="string">
            <text:p>phpbb/phpbb-app</text:p>
          </table:table-cell>
        </table:table-row>
        <table:table-row table:style-name="ro1">
          <table:table-cell office:value-type="float" office:value="11300251" calcext:value-type="float">
            <text:p>11300251</text:p>
          </table:table-cell>
          <table:table-cell office:value-type="string" calcext:value-type="string">
            <text:p>https://api.github.com/repos/finixcreative/website</text:p>
          </table:table-cell>
          <table:table-cell table:formula="of:=REPLACE([.B1700]; 1; 29; &quot;&quot;)" office:value-type="string" office:string-value="finixcreative/website" calcext:value-type="string">
            <text:p>finixcreative/website</text:p>
          </table:table-cell>
        </table:table-row>
        <table:table-row table:style-name="ro1">
          <table:table-cell office:value-type="float" office:value="11319572" calcext:value-type="float">
            <text:p>11319572</text:p>
          </table:table-cell>
          <table:table-cell office:value-type="string" calcext:value-type="string">
            <text:p>https://api.github.com/repos/phpbb/phpbb-core</text:p>
          </table:table-cell>
          <table:table-cell table:formula="of:=REPLACE([.B1701]; 1; 29; &quot;&quot;)" office:value-type="string" office:string-value="phpbb/phpbb-core" calcext:value-type="string">
            <text:p>phpbb/phpbb-core</text:p>
          </table:table-cell>
        </table:table-row>
        <table:table-row table:style-name="ro1">
          <table:table-cell office:value-type="float" office:value="11329157" calcext:value-type="float">
            <text:p>11329157</text:p>
          </table:table-cell>
          <table:table-cell office:value-type="string" calcext:value-type="string">
            <text:p>https://api.github.com/repos/zhangcunchao/www521phpcom</text:p>
          </table:table-cell>
          <table:table-cell table:formula="of:=REPLACE([.B1702]; 1; 29; &quot;&quot;)" office:value-type="string" office:string-value="zhangcunchao/www521phpcom" calcext:value-type="string">
            <text:p>zhangcunchao/www521phpcom</text:p>
          </table:table-cell>
        </table:table-row>
        <table:table-row table:style-name="ro1">
          <table:table-cell office:value-type="float" office:value="11338995" calcext:value-type="float">
            <text:p>11338995</text:p>
          </table:table-cell>
          <table:table-cell office:value-type="string" calcext:value-type="string">
            <text:p>https://api.github.com/repos/wariox3/brasa</text:p>
          </table:table-cell>
          <table:table-cell table:formula="of:=REPLACE([.B1703]; 1; 29; &quot;&quot;)" office:value-type="string" office:string-value="wariox3/brasa" calcext:value-type="string">
            <text:p>wariox3/brasa</text:p>
          </table:table-cell>
        </table:table-row>
        <table:table-row table:style-name="ro1">
          <table:table-cell office:value-type="float" office:value="11347653" calcext:value-type="float">
            <text:p>11347653</text:p>
          </table:table-cell>
          <table:table-cell office:value-type="string" calcext:value-type="string">
            <text:p>https://api.github.com/repos/getvero/vero-theme</text:p>
          </table:table-cell>
          <table:table-cell table:formula="of:=REPLACE([.B1704]; 1; 29; &quot;&quot;)" office:value-type="string" office:string-value="getvero/vero-theme" calcext:value-type="string">
            <text:p>getvero/vero-theme</text:p>
          </table:table-cell>
        </table:table-row>
        <table:table-row table:style-name="ro1">
          <table:table-cell office:value-type="float" office:value="11359652" calcext:value-type="float">
            <text:p>11359652</text:p>
          </table:table-cell>
          <table:table-cell office:value-type="string" calcext:value-type="string">
            <text:p>https://api.github.com/repos/matttarantino/development</text:p>
          </table:table-cell>
          <table:table-cell table:formula="of:=REPLACE([.B1705]; 1; 29; &quot;&quot;)" office:value-type="string" office:string-value="matttarantino/development" calcext:value-type="string">
            <text:p>matttarantino/development</text:p>
          </table:table-cell>
        </table:table-row>
        <table:table-row table:style-name="ro1">
          <table:table-cell office:value-type="float" office:value="11359874" calcext:value-type="float">
            <text:p>11359874</text:p>
          </table:table-cell>
          <table:table-cell office:value-type="string" calcext:value-type="string">
            <text:p>https://api.github.com/repos/sedici/Celsius3</text:p>
          </table:table-cell>
          <table:table-cell table:formula="of:=REPLACE([.B1706]; 1; 29; &quot;&quot;)" office:value-type="string" office:string-value="sedici/Celsius3" calcext:value-type="string">
            <text:p>sedici/Celsius3</text:p>
          </table:table-cell>
        </table:table-row>
        <table:table-row table:style-name="ro1">
          <table:table-cell office:value-type="float" office:value="11363318" calcext:value-type="float">
            <text:p>11363318</text:p>
          </table:table-cell>
          <table:table-cell office:value-type="string" calcext:value-type="string">
            <text:p>https://api.github.com/repos/plansys/plansys</text:p>
          </table:table-cell>
          <table:table-cell table:formula="of:=REPLACE([.B1707]; 1; 29; &quot;&quot;)" office:value-type="string" office:string-value="plansys/plansys" calcext:value-type="string">
            <text:p>plansys/plansys</text:p>
          </table:table-cell>
        </table:table-row>
        <table:table-row table:style-name="ro1">
          <table:table-cell office:value-type="float" office:value="11366664" calcext:value-type="float">
            <text:p>11366664</text:p>
          </table:table-cell>
          <table:table-cell office:value-type="string" calcext:value-type="string">
            <text:p>https://api.github.com/repos/legolasbo/babywrapdatabase</text:p>
          </table:table-cell>
          <table:table-cell table:formula="of:=REPLACE([.B1708]; 1; 29; &quot;&quot;)" office:value-type="string" office:string-value="legolasbo/babywrapdatabase" calcext:value-type="string">
            <text:p>legolasbo/babywrapdatabase</text:p>
          </table:table-cell>
        </table:table-row>
        <table:table-row table:style-name="ro1">
          <table:table-cell office:value-type="float" office:value="11370141" calcext:value-type="float">
            <text:p>11370141</text:p>
          </table:table-cell>
          <table:table-cell office:value-type="string" calcext:value-type="string">
            <text:p>https://api.github.com/repos/andryyy/mailcow</text:p>
          </table:table-cell>
          <table:table-cell table:formula="of:=REPLACE([.B1709]; 1; 29; &quot;&quot;)" office:value-type="string" office:string-value="andryyy/mailcow" calcext:value-type="string">
            <text:p>andryyy/mailcow</text:p>
          </table:table-cell>
        </table:table-row>
        <table:table-row table:style-name="ro1">
          <table:table-cell office:value-type="float" office:value="11370572" calcext:value-type="float">
            <text:p>11370572</text:p>
          </table:table-cell>
          <table:table-cell office:value-type="string" calcext:value-type="string">
            <text:p>https://api.github.com/repos/odan/molengo</text:p>
          </table:table-cell>
          <table:table-cell table:formula="of:=REPLACE([.B1710]; 1; 29; &quot;&quot;)" office:value-type="string" office:string-value="odan/molengo" calcext:value-type="string">
            <text:p>odan/molengo</text:p>
          </table:table-cell>
        </table:table-row>
        <table:table-row table:style-name="ro1">
          <table:table-cell office:value-type="float" office:value="11371888" calcext:value-type="float">
            <text:p>11371888</text:p>
          </table:table-cell>
          <table:table-cell office:value-type="string" calcext:value-type="string">
            <text:p>https://api.github.com/repos/tbs-sct/gcconnex</text:p>
          </table:table-cell>
          <table:table-cell table:formula="of:=REPLACE([.B1711]; 1; 29; &quot;&quot;)" office:value-type="string" office:string-value="tbs-sct/gcconnex" calcext:value-type="string">
            <text:p>tbs-sct/gcconnex</text:p>
          </table:table-cell>
        </table:table-row>
        <table:table-row table:style-name="ro1">
          <table:table-cell office:value-type="float" office:value="11392337" calcext:value-type="float">
            <text:p>11392337</text:p>
          </table:table-cell>
          <table:table-cell office:value-type="string" calcext:value-type="string">
            <text:p>https://api.github.com/repos/uib/w3.uib.no</text:p>
          </table:table-cell>
          <table:table-cell table:formula="of:=REPLACE([.B1712]; 1; 29; &quot;&quot;)" office:value-type="string" office:string-value="uib/w3.uib.no" calcext:value-type="string">
            <text:p>uib/w3.uib.no</text:p>
          </table:table-cell>
        </table:table-row>
        <table:table-row table:style-name="ro1">
          <table:table-cell office:value-type="float" office:value="11396277" calcext:value-type="float">
            <text:p>11396277</text:p>
          </table:table-cell>
          <table:table-cell office:value-type="string" calcext:value-type="string">
            <text:p>https://api.github.com/repos/inbaz/ers</text:p>
          </table:table-cell>
          <table:table-cell table:formula="of:=REPLACE([.B1713]; 1; 29; &quot;&quot;)" office:value-type="string" office:string-value="inbaz/ers" calcext:value-type="string">
            <text:p>inbaz/ers</text:p>
          </table:table-cell>
        </table:table-row>
        <table:table-row table:style-name="ro1">
          <table:table-cell office:value-type="float" office:value="11397485" calcext:value-type="float">
            <text:p>11397485</text:p>
          </table:table-cell>
          <table:table-cell office:value-type="string" calcext:value-type="string">
            <text:p>https://api.github.com/repos/logancollingwood/smashlounge</text:p>
          </table:table-cell>
          <table:table-cell table:formula="of:=REPLACE([.B1714]; 1; 29; &quot;&quot;)" office:value-type="string" office:string-value="logancollingwood/smashlounge" calcext:value-type="string">
            <text:p>logancollingwood/smashlounge</text:p>
          </table:table-cell>
        </table:table-row>
        <table:table-row table:style-name="ro1">
          <table:table-cell office:value-type="float" office:value="11398843" calcext:value-type="float">
            <text:p>11398843</text:p>
          </table:table-cell>
          <table:table-cell office:value-type="string" calcext:value-type="string">
            <text:p>https://api.github.com/repos/backdrop-ops/backdropcms.org</text:p>
          </table:table-cell>
          <table:table-cell table:formula="of:=REPLACE([.B1715]; 1; 29; &quot;&quot;)" office:value-type="string" office:string-value="backdrop-ops/backdropcms.org" calcext:value-type="string">
            <text:p>backdrop-ops/backdropcms.org</text:p>
          </table:table-cell>
        </table:table-row>
        <table:table-row table:style-name="ro1">
          <table:table-cell office:value-type="float" office:value="11406821" calcext:value-type="float">
            <text:p>11406821</text:p>
          </table:table-cell>
          <table:table-cell office:value-type="string" calcext:value-type="string">
            <text:p>https://api.github.com/repos/Kunstmaan/KunstmaanBundlesCMS</text:p>
          </table:table-cell>
          <table:table-cell table:formula="of:=REPLACE([.B1716]; 1; 29; &quot;&quot;)" office:value-type="string" office:string-value="Kunstmaan/KunstmaanBundlesCMS" calcext:value-type="string">
            <text:p>Kunstmaan/KunstmaanBundlesCMS</text:p>
          </table:table-cell>
        </table:table-row>
        <table:table-row table:style-name="ro1">
          <table:table-cell office:value-type="float" office:value="11409863" calcext:value-type="float">
            <text:p>11409863</text:p>
          </table:table-cell>
          <table:table-cell office:value-type="string" calcext:value-type="string">
            <text:p>https://api.github.com/repos/zvini/website</text:p>
          </table:table-cell>
          <table:table-cell table:formula="of:=REPLACE([.B1717]; 1; 29; &quot;&quot;)" office:value-type="string" office:string-value="zvini/website" calcext:value-type="string">
            <text:p>zvini/website</text:p>
          </table:table-cell>
        </table:table-row>
        <table:table-row table:style-name="ro1">
          <table:table-cell office:value-type="float" office:value="11410260" calcext:value-type="float">
            <text:p>11410260</text:p>
          </table:table-cell>
          <table:table-cell office:value-type="string" calcext:value-type="string">
            <text:p>https://api.github.com/repos/byronmisiva/NewFutec</text:p>
          </table:table-cell>
          <table:table-cell table:formula="of:=REPLACE([.B1718]; 1; 29; &quot;&quot;)" office:value-type="string" office:string-value="byronmisiva/NewFutec" calcext:value-type="string">
            <text:p>byronmisiva/NewFutec</text:p>
          </table:table-cell>
        </table:table-row>
        <table:table-row table:style-name="ro1">
          <table:table-cell office:value-type="float" office:value="11413422" calcext:value-type="float">
            <text:p>11413422</text:p>
          </table:table-cell>
          <table:table-cell office:value-type="string" calcext:value-type="string">
            <text:p>https://api.github.com/repos/bolt/ClientLogin</text:p>
          </table:table-cell>
          <table:table-cell table:formula="of:=REPLACE([.B1719]; 1; 29; &quot;&quot;)" office:value-type="string" office:string-value="bolt/ClientLogin" calcext:value-type="string">
            <text:p>bolt/ClientLogin</text:p>
          </table:table-cell>
        </table:table-row>
        <table:table-row table:style-name="ro1">
          <table:table-cell office:value-type="float" office:value="11424547" calcext:value-type="float">
            <text:p>11424547</text:p>
          </table:table-cell>
          <table:table-cell office:value-type="string" calcext:value-type="string">
            <text:p>https://api.github.com/repos/crutchy-/exec-irc-bot</text:p>
          </table:table-cell>
          <table:table-cell table:formula="of:=REPLACE([.B1720]; 1; 29; &quot;&quot;)" office:value-type="string" office:string-value="crutchy-/exec-irc-bot" calcext:value-type="string">
            <text:p>crutchy-/exec-irc-bot</text:p>
          </table:table-cell>
        </table:table-row>
        <table:table-row table:style-name="ro1">
          <table:table-cell office:value-type="float" office:value="11426260" calcext:value-type="float">
            <text:p>11426260</text:p>
          </table:table-cell>
          <table:table-cell office:value-type="string" calcext:value-type="string">
            <text:p>https://api.github.com/repos/sitrunlab/LearnZF2</text:p>
          </table:table-cell>
          <table:table-cell table:formula="of:=REPLACE([.B1721]; 1; 29; &quot;&quot;)" office:value-type="string" office:string-value="sitrunlab/LearnZF2" calcext:value-type="string">
            <text:p>sitrunlab/LearnZF2</text:p>
          </table:table-cell>
        </table:table-row>
        <table:table-row table:style-name="ro1">
          <table:table-cell office:value-type="float" office:value="11432122" calcext:value-type="float">
            <text:p>11432122</text:p>
          </table:table-cell>
          <table:table-cell office:value-type="string" calcext:value-type="string">
            <text:p>https://api.github.com/repos/rocketeers/rocketeer</text:p>
          </table:table-cell>
          <table:table-cell table:formula="of:=REPLACE([.B1722]; 1; 29; &quot;&quot;)" office:value-type="string" office:string-value="rocketeers/rocketeer" calcext:value-type="string">
            <text:p>rocketeers/rocketeer</text:p>
          </table:table-cell>
        </table:table-row>
        <table:table-row table:style-name="ro1">
          <table:table-cell office:value-type="float" office:value="11437940" calcext:value-type="float">
            <text:p>11437940</text:p>
          </table:table-cell>
          <table:table-cell office:value-type="string" calcext:value-type="string">
            <text:p>https://api.github.com/repos/CamiloQuijano/cfisc-f2</text:p>
          </table:table-cell>
          <table:table-cell table:formula="of:=REPLACE([.B1723]; 1; 29; &quot;&quot;)" office:value-type="string" office:string-value="CamiloQuijano/cfisc-f2" calcext:value-type="string">
            <text:p>CamiloQuijano/cfisc-f2</text:p>
          </table:table-cell>
        </table:table-row>
        <table:table-row table:style-name="ro1">
          <table:table-cell office:value-type="float" office:value="11448934" calcext:value-type="float">
            <text:p>11448934</text:p>
          </table:table-cell>
          <table:table-cell office:value-type="string" calcext:value-type="string">
            <text:p>https://api.github.com/repos/foocorp/gnu-social</text:p>
          </table:table-cell>
          <table:table-cell table:formula="of:=REPLACE([.B1724]; 1; 29; &quot;&quot;)" office:value-type="string" office:string-value="foocorp/gnu-social" calcext:value-type="string">
            <text:p>foocorp/gnu-social</text:p>
          </table:table-cell>
        </table:table-row>
        <table:table-row table:style-name="ro1">
          <table:table-cell office:value-type="float" office:value="11466622" calcext:value-type="float">
            <text:p>11466622</text:p>
          </table:table-cell>
          <table:table-cell office:value-type="string" calcext:value-type="string">
            <text:p>https://api.github.com/repos/DioceseOfCharlotte/abraham</text:p>
          </table:table-cell>
          <table:table-cell table:formula="of:=REPLACE([.B1725]; 1; 29; &quot;&quot;)" office:value-type="string" office:string-value="DioceseOfCharlotte/abraham" calcext:value-type="string">
            <text:p>DioceseOfCharlotte/abraham</text:p>
          </table:table-cell>
        </table:table-row>
        <table:table-row table:style-name="ro1">
          <table:table-cell office:value-type="float" office:value="11466725" calcext:value-type="float">
            <text:p>11466725</text:p>
          </table:table-cell>
          <table:table-cell office:value-type="string" calcext:value-type="string">
            <text:p>https://api.github.com/repos/pandorafms/pandorafms</text:p>
          </table:table-cell>
          <table:table-cell table:formula="of:=REPLACE([.B1726]; 1; 29; &quot;&quot;)" office:value-type="string" office:string-value="pandorafms/pandorafms" calcext:value-type="string">
            <text:p>pandorafms/pandorafms</text:p>
          </table:table-cell>
        </table:table-row>
        <table:table-row table:style-name="ro1">
          <table:table-cell office:value-type="float" office:value="11480481" calcext:value-type="float">
            <text:p>11480481</text:p>
          </table:table-cell>
          <table:table-cell office:value-type="string" calcext:value-type="string">
            <text:p>https://api.github.com/repos/Spomky-Labs/jose</text:p>
          </table:table-cell>
          <table:table-cell table:formula="of:=REPLACE([.B1727]; 1; 29; &quot;&quot;)" office:value-type="string" office:string-value="Spomky-Labs/jose" calcext:value-type="string">
            <text:p>Spomky-Labs/jose</text:p>
          </table:table-cell>
        </table:table-row>
        <table:table-row table:style-name="ro1">
          <table:table-cell office:value-type="float" office:value="11485917" calcext:value-type="float">
            <text:p>11485917</text:p>
          </table:table-cell>
          <table:table-cell office:value-type="string" calcext:value-type="string">
            <text:p>https://api.github.com/repos/Maslosoft/Mangan</text:p>
          </table:table-cell>
          <table:table-cell table:formula="of:=REPLACE([.B1728]; 1; 29; &quot;&quot;)" office:value-type="string" office:string-value="Maslosoft/Mangan" calcext:value-type="string">
            <text:p>Maslosoft/Mangan</text:p>
          </table:table-cell>
        </table:table-row>
        <table:table-row table:style-name="ro1">
          <table:table-cell office:value-type="float" office:value="11496220" calcext:value-type="float">
            <text:p>11496220</text:p>
          </table:table-cell>
          <table:table-cell office:value-type="string" calcext:value-type="string">
            <text:p>https://api.github.com/repos/xepan/xepan</text:p>
          </table:table-cell>
          <table:table-cell table:formula="of:=REPLACE([.B1729]; 1; 29; &quot;&quot;)" office:value-type="string" office:string-value="xepan/xepan" calcext:value-type="string">
            <text:p>xepan/xepan</text:p>
          </table:table-cell>
        </table:table-row>
        <table:table-row table:style-name="ro1">
          <table:table-cell office:value-type="float" office:value="11498418" calcext:value-type="float">
            <text:p>11498418</text:p>
          </table:table-cell>
          <table:table-cell office:value-type="string" calcext:value-type="string">
            <text:p>https://api.github.com/repos/drafterbit/drafterbit</text:p>
          </table:table-cell>
          <table:table-cell table:formula="of:=REPLACE([.B1730]; 1; 29; &quot;&quot;)" office:value-type="string" office:string-value="drafterbit/drafterbit" calcext:value-type="string">
            <text:p>drafterbit/drafterbit</text:p>
          </table:table-cell>
        </table:table-row>
        <table:table-row table:style-name="ro1">
          <table:table-cell office:value-type="float" office:value="11506707" calcext:value-type="float">
            <text:p>11506707</text:p>
          </table:table-cell>
          <table:table-cell office:value-type="string" calcext:value-type="string">
            <text:p>https://api.github.com/repos/Runalyze/Runalyze</text:p>
          </table:table-cell>
          <table:table-cell table:formula="of:=REPLACE([.B1731]; 1; 29; &quot;&quot;)" office:value-type="string" office:string-value="Runalyze/Runalyze" calcext:value-type="string">
            <text:p>Runalyze/Runalyze</text:p>
          </table:table-cell>
        </table:table-row>
        <table:table-row table:style-name="ro1">
          <table:table-cell office:value-type="float" office:value="11509714" calcext:value-type="float">
            <text:p>11509714</text:p>
          </table:table-cell>
          <table:table-cell office:value-type="string" calcext:value-type="string">
            <text:p>https://api.github.com/repos/eurosecom/projekt1</text:p>
          </table:table-cell>
          <table:table-cell table:formula="of:=REPLACE([.B1732]; 1; 29; &quot;&quot;)" office:value-type="string" office:string-value="eurosecom/projekt1" calcext:value-type="string">
            <text:p>eurosecom/projekt1</text:p>
          </table:table-cell>
        </table:table-row>
        <table:table-row table:style-name="ro1">
          <table:table-cell office:value-type="float" office:value="11513058" calcext:value-type="float">
            <text:p>11513058</text:p>
          </table:table-cell>
          <table:table-cell office:value-type="string" calcext:value-type="string">
            <text:p>https://api.github.com/repos/angelleye/offers-for-woocommerce</text:p>
          </table:table-cell>
          <table:table-cell table:formula="of:=REPLACE([.B1733]; 1; 29; &quot;&quot;)" office:value-type="string" office:string-value="angelleye/offers-for-woocommerce" calcext:value-type="string">
            <text:p>angelleye/offers-for-woocommerce</text:p>
          </table:table-cell>
        </table:table-row>
        <table:table-row table:style-name="ro1">
          <table:table-cell office:value-type="float" office:value="11515560" calcext:value-type="float">
            <text:p>11515560</text:p>
          </table:table-cell>
          <table:table-cell office:value-type="string" calcext:value-type="string">
            <text:p>https://api.github.com/repos/Skouat/ext_paypal_donation</text:p>
          </table:table-cell>
          <table:table-cell table:formula="of:=REPLACE([.B1734]; 1; 29; &quot;&quot;)" office:value-type="string" office:string-value="Skouat/ext_paypal_donation" calcext:value-type="string">
            <text:p>Skouat/ext_paypal_donation</text:p>
          </table:table-cell>
        </table:table-row>
        <table:table-row table:style-name="ro1">
          <table:table-cell office:value-type="float" office:value="11531397" calcext:value-type="float">
            <text:p>11531397</text:p>
          </table:table-cell>
          <table:table-cell office:value-type="string" calcext:value-type="string">
            <text:p>https://api.github.com/repos/xwp/stream</text:p>
          </table:table-cell>
          <table:table-cell table:formula="of:=REPLACE([.B1735]; 1; 29; &quot;&quot;)" office:value-type="string" office:string-value="xwp/stream" calcext:value-type="string">
            <text:p>xwp/stream</text:p>
          </table:table-cell>
        </table:table-row>
        <table:table-row table:style-name="ro1">
          <table:table-cell office:value-type="float" office:value="11542482" calcext:value-type="float">
            <text:p>11542482</text:p>
          </table:table-cell>
          <table:table-cell office:value-type="string" calcext:value-type="string">
            <text:p>https://api.github.com/repos/massiveart/MassiveSearchBundle</text:p>
          </table:table-cell>
          <table:table-cell table:formula="of:=REPLACE([.B1736]; 1; 29; &quot;&quot;)" office:value-type="string" office:string-value="massiveart/MassiveSearchBundle" calcext:value-type="string">
            <text:p>massiveart/MassiveSearchBundle</text:p>
          </table:table-cell>
        </table:table-row>
        <table:table-row table:style-name="ro1">
          <table:table-cell office:value-type="float" office:value="11543700" calcext:value-type="float">
            <text:p>11543700</text:p>
          </table:table-cell>
          <table:table-cell office:value-type="string" calcext:value-type="string">
            <text:p>https://api.github.com/repos/Colered/ras</text:p>
          </table:table-cell>
          <table:table-cell table:formula="of:=REPLACE([.B1737]; 1; 29; &quot;&quot;)" office:value-type="string" office:string-value="Colered/ras" calcext:value-type="string">
            <text:p>Colered/ras</text:p>
          </table:table-cell>
        </table:table-row>
        <table:table-row table:style-name="ro1">
          <table:table-cell office:value-type="float" office:value="11552683" calcext:value-type="float">
            <text:p>11552683</text:p>
          </table:table-cell>
          <table:table-cell office:value-type="string" calcext:value-type="string">
            <text:p>https://api.github.com/repos/stevebauman/maintenance</text:p>
          </table:table-cell>
          <table:table-cell table:formula="of:=REPLACE([.B1738]; 1; 29; &quot;&quot;)" office:value-type="string" office:string-value="stevebauman/maintenance" calcext:value-type="string">
            <text:p>stevebauman/maintenance</text:p>
          </table:table-cell>
        </table:table-row>
        <table:table-row table:style-name="ro1">
          <table:table-cell office:value-type="float" office:value="11571265" calcext:value-type="float">
            <text:p>11571265</text:p>
          </table:table-cell>
          <table:table-cell office:value-type="string" calcext:value-type="string">
            <text:p>https://api.github.com/repos/anomalylabs/users-module</text:p>
          </table:table-cell>
          <table:table-cell table:formula="of:=REPLACE([.B1739]; 1; 29; &quot;&quot;)" office:value-type="string" office:string-value="anomalylabs/users-module" calcext:value-type="string">
            <text:p>anomalylabs/users-module</text:p>
          </table:table-cell>
        </table:table-row>
        <table:table-row table:style-name="ro1">
          <table:table-cell office:value-type="float" office:value="11576021" calcext:value-type="float">
            <text:p>11576021</text:p>
          </table:table-cell>
          <table:table-cell office:value-type="string" calcext:value-type="string">
            <text:p>https://api.github.com/repos/cakephp/migrations</text:p>
          </table:table-cell>
          <table:table-cell table:formula="of:=REPLACE([.B1740]; 1; 29; &quot;&quot;)" office:value-type="string" office:string-value="cakephp/migrations" calcext:value-type="string">
            <text:p>cakephp/migrations</text:p>
          </table:table-cell>
        </table:table-row>
        <table:table-row table:style-name="ro1">
          <table:table-cell office:value-type="float" office:value="11579321" calcext:value-type="float">
            <text:p>11579321</text:p>
          </table:table-cell>
          <table:table-cell office:value-type="string" calcext:value-type="string">
            <text:p>https://api.github.com/repos/agent4788/SHC_Framework</text:p>
          </table:table-cell>
          <table:table-cell table:formula="of:=REPLACE([.B1741]; 1; 29; &quot;&quot;)" office:value-type="string" office:string-value="agent4788/SHC_Framework" calcext:value-type="string">
            <text:p>agent4788/SHC_Framework</text:p>
          </table:table-cell>
        </table:table-row>
        <table:table-row table:style-name="ro1">
          <table:table-cell office:value-type="float" office:value="11586815" calcext:value-type="float">
            <text:p>11586815</text:p>
          </table:table-cell>
          <table:table-cell office:value-type="string" calcext:value-type="string">
            <text:p>https://api.github.com/repos/RDmitriev/Droid.engine</text:p>
          </table:table-cell>
          <table:table-cell table:formula="of:=REPLACE([.B1742]; 1; 29; &quot;&quot;)" office:value-type="string" office:string-value="RDmitriev/Droid.engine" calcext:value-type="string">
            <text:p>RDmitriev/Droid.engine</text:p>
          </table:table-cell>
        </table:table-row>
        <table:table-row table:style-name="ro1">
          <table:table-cell office:value-type="float" office:value="11593954" calcext:value-type="float">
            <text:p>11593954</text:p>
          </table:table-cell>
          <table:table-cell office:value-type="string" calcext:value-type="string">
            <text:p>https://api.github.com/repos/harryvok/Merit.PHP.Traveller.Repository</text:p>
          </table:table-cell>
          <table:table-cell table:formula="of:=REPLACE([.B1743]; 1; 29; &quot;&quot;)" office:value-type="string" office:string-value="harryvok/Merit.PHP.Traveller.Repository" calcext:value-type="string">
            <text:p>harryvok/Merit.PHP.Traveller.Repository</text:p>
          </table:table-cell>
        </table:table-row>
        <table:table-row table:style-name="ro1">
          <table:table-cell office:value-type="float" office:value="11603222" calcext:value-type="float">
            <text:p>11603222</text:p>
          </table:table-cell>
          <table:table-cell office:value-type="string" calcext:value-type="string">
            <text:p>https://api.github.com/repos/WhichBrowser/Parser</text:p>
          </table:table-cell>
          <table:table-cell table:formula="of:=REPLACE([.B1744]; 1; 29; &quot;&quot;)" office:value-type="string" office:string-value="WhichBrowser/Parser" calcext:value-type="string">
            <text:p>WhichBrowser/Parser</text:p>
          </table:table-cell>
        </table:table-row>
        <table:table-row table:style-name="ro1">
          <table:table-cell office:value-type="float" office:value="11603413" calcext:value-type="float">
            <text:p>11603413</text:p>
          </table:table-cell>
          <table:table-cell office:value-type="string" calcext:value-type="string">
            <text:p>https://api.github.com/repos/owncloud/owncloud.org</text:p>
          </table:table-cell>
          <table:table-cell table:formula="of:=REPLACE([.B1745]; 1; 29; &quot;&quot;)" office:value-type="string" office:string-value="owncloud/owncloud.org" calcext:value-type="string">
            <text:p>owncloud/owncloud.org</text:p>
          </table:table-cell>
        </table:table-row>
        <table:table-row table:style-name="ro1">
          <table:table-cell office:value-type="float" office:value="11607843" calcext:value-type="float">
            <text:p>11607843</text:p>
          </table:table-cell>
          <table:table-cell office:value-type="string" calcext:value-type="string">
            <text:p>https://api.github.com/repos/jorihuamancha/aulas</text:p>
          </table:table-cell>
          <table:table-cell table:formula="of:=REPLACE([.B1746]; 1; 29; &quot;&quot;)" office:value-type="string" office:string-value="jorihuamancha/aulas" calcext:value-type="string">
            <text:p>jorihuamancha/aulas</text:p>
          </table:table-cell>
        </table:table-row>
        <table:table-row table:style-name="ro1">
          <table:table-cell office:value-type="float" office:value="11609148" calcext:value-type="float">
            <text:p>11609148</text:p>
          </table:table-cell>
          <table:table-cell office:value-type="string" calcext:value-type="string">
            <text:p>https://api.github.com/repos/caffeinewhore/bbop</text:p>
          </table:table-cell>
          <table:table-cell table:formula="of:=REPLACE([.B1747]; 1; 29; &quot;&quot;)" office:value-type="string" office:string-value="caffeinewhore/bbop" calcext:value-type="string">
            <text:p>caffeinewhore/bbop</text:p>
          </table:table-cell>
        </table:table-row>
        <table:table-row table:style-name="ro1">
          <table:table-cell office:value-type="float" office:value="11611371" calcext:value-type="float">
            <text:p>11611371</text:p>
          </table:table-cell>
          <table:table-cell office:value-type="string" calcext:value-type="string">
            <text:p>https://api.github.com/repos/iYottt/nbtc</text:p>
          </table:table-cell>
          <table:table-cell table:formula="of:=REPLACE([.B1748]; 1; 29; &quot;&quot;)" office:value-type="string" office:string-value="iYottt/nbtc" calcext:value-type="string">
            <text:p>iYottt/nbtc</text:p>
          </table:table-cell>
        </table:table-row>
        <table:table-row table:style-name="ro1">
          <table:table-cell office:value-type="float" office:value="11621554" calcext:value-type="float">
            <text:p>11621554</text:p>
          </table:table-cell>
          <table:table-cell office:value-type="string" calcext:value-type="string">
            <text:p>https://api.github.com/repos/henrikhelsingborg/TT</text:p>
          </table:table-cell>
          <table:table-cell table:formula="of:=REPLACE([.B1749]; 1; 29; &quot;&quot;)" office:value-type="string" office:string-value="henrikhelsingborg/TT" calcext:value-type="string">
            <text:p>henrikhelsingborg/TT</text:p>
          </table:table-cell>
        </table:table-row>
        <table:table-row table:style-name="ro1">
          <table:table-cell office:value-type="float" office:value="11622372" calcext:value-type="float">
            <text:p>11622372</text:p>
          </table:table-cell>
          <table:table-cell office:value-type="string" calcext:value-type="string">
            <text:p>https://api.github.com/repos/giorgi14/palitra</text:p>
          </table:table-cell>
          <table:table-cell table:formula="of:=REPLACE([.B1750]; 1; 29; &quot;&quot;)" office:value-type="string" office:string-value="giorgi14/palitra" calcext:value-type="string">
            <text:p>giorgi14/palitra</text:p>
          </table:table-cell>
        </table:table-row>
        <table:table-row table:style-name="ro1">
          <table:table-cell office:value-type="float" office:value="11629117" calcext:value-type="float">
            <text:p>11629117</text:p>
          </table:table-cell>
          <table:table-cell office:value-type="string" calcext:value-type="string">
            <text:p>https://api.github.com/repos/Codeinwp/zerif-lite</text:p>
          </table:table-cell>
          <table:table-cell table:formula="of:=REPLACE([.B1751]; 1; 29; &quot;&quot;)" office:value-type="string" office:string-value="Codeinwp/zerif-lite" calcext:value-type="string">
            <text:p>Codeinwp/zerif-lite</text:p>
          </table:table-cell>
        </table:table-row>
        <table:table-row table:style-name="ro1">
          <table:table-cell office:value-type="float" office:value="11630199" calcext:value-type="float">
            <text:p>11630199</text:p>
          </table:table-cell>
          <table:table-cell office:value-type="string" calcext:value-type="string">
            <text:p>https://api.github.com/repos/aerospike/aerospike-client-php</text:p>
          </table:table-cell>
          <table:table-cell table:formula="of:=REPLACE([.B1752]; 1; 29; &quot;&quot;)" office:value-type="string" office:string-value="aerospike/aerospike-client-php" calcext:value-type="string">
            <text:p>aerospike/aerospike-client-php</text:p>
          </table:table-cell>
        </table:table-row>
        <table:table-row table:style-name="ro1">
          <table:table-cell office:value-type="float" office:value="11634539" calcext:value-type="float">
            <text:p>11634539</text:p>
          </table:table-cell>
          <table:table-cell office:value-type="string" calcext:value-type="string">
            <text:p>https://api.github.com/repos/tymondesigns/jwt-auth</text:p>
          </table:table-cell>
          <table:table-cell table:formula="of:=REPLACE([.B1753]; 1; 29; &quot;&quot;)" office:value-type="string" office:string-value="tymondesigns/jwt-auth" calcext:value-type="string">
            <text:p>tymondesigns/jwt-auth</text:p>
          </table:table-cell>
        </table:table-row>
        <table:table-row table:style-name="ro1">
          <table:table-cell office:value-type="float" office:value="11636443" calcext:value-type="float">
            <text:p>11636443</text:p>
          </table:table-cell>
          <table:table-cell office:value-type="string" calcext:value-type="string">
            <text:p>https://api.github.com/repos/virtuagora/virtuagora</text:p>
          </table:table-cell>
          <table:table-cell table:formula="of:=REPLACE([.B1754]; 1; 29; &quot;&quot;)" office:value-type="string" office:string-value="virtuagora/virtuagora" calcext:value-type="string">
            <text:p>virtuagora/virtuagora</text:p>
          </table:table-cell>
        </table:table-row>
        <table:table-row table:style-name="ro1">
          <table:table-cell office:value-type="float" office:value="11649406" calcext:value-type="float">
            <text:p>11649406</text:p>
          </table:table-cell>
          <table:table-cell office:value-type="string" calcext:value-type="string">
            <text:p>https://api.github.com/repos/Svendborg/svendborg.dk</text:p>
          </table:table-cell>
          <table:table-cell table:formula="of:=REPLACE([.B1755]; 1; 29; &quot;&quot;)" office:value-type="string" office:string-value="Svendborg/svendborg.dk" calcext:value-type="string">
            <text:p>Svendborg/svendborg.dk</text:p>
          </table:table-cell>
        </table:table-row>
        <table:table-row table:style-name="ro1">
          <table:table-cell office:value-type="float" office:value="11649557" calcext:value-type="float">
            <text:p>11649557</text:p>
          </table:table-cell>
          <table:table-cell office:value-type="string" calcext:value-type="string">
            <text:p>https://api.github.com/repos/flake79936/eventprobe</text:p>
          </table:table-cell>
          <table:table-cell table:formula="of:=REPLACE([.B1756]; 1; 29; &quot;&quot;)" office:value-type="string" office:string-value="flake79936/eventprobe" calcext:value-type="string">
            <text:p>flake79936/eventprobe</text:p>
          </table:table-cell>
        </table:table-row>
        <table:table-row table:style-name="ro1">
          <table:table-cell office:value-type="float" office:value="11653298" calcext:value-type="float">
            <text:p>11653298</text:p>
          </table:table-cell>
          <table:table-cell office:value-type="string" calcext:value-type="string">
            <text:p>https://api.github.com/repos/WheteThunger/rxgstore2</text:p>
          </table:table-cell>
          <table:table-cell table:formula="of:=REPLACE([.B1757]; 1; 29; &quot;&quot;)" office:value-type="string" office:string-value="WheteThunger/rxgstore2" calcext:value-type="string">
            <text:p>WheteThunger/rxgstore2</text:p>
          </table:table-cell>
        </table:table-row>
        <table:table-row table:style-name="ro1">
          <table:table-cell office:value-type="float" office:value="11657409" calcext:value-type="float">
            <text:p>11657409</text:p>
          </table:table-cell>
          <table:table-cell office:value-type="string" calcext:value-type="string">
            <text:p>https://api.github.com/repos/silverstripe/deploynaut</text:p>
          </table:table-cell>
          <table:table-cell table:formula="of:=REPLACE([.B1758]; 1; 29; &quot;&quot;)" office:value-type="string" office:string-value="silverstripe/deploynaut" calcext:value-type="string">
            <text:p>silverstripe/deploynaut</text:p>
          </table:table-cell>
        </table:table-row>
        <table:table-row table:style-name="ro1">
          <table:table-cell office:value-type="float" office:value="11660789" calcext:value-type="float">
            <text:p>11660789</text:p>
          </table:table-cell>
          <table:table-cell office:value-type="string" calcext:value-type="string">
            <text:p>https://api.github.com/repos/civicrm/org.civicrm.volunteer</text:p>
          </table:table-cell>
          <table:table-cell table:formula="of:=REPLACE([.B1759]; 1; 29; &quot;&quot;)" office:value-type="string" office:string-value="civicrm/org.civicrm.volunteer" calcext:value-type="string">
            <text:p>civicrm/org.civicrm.volunteer</text:p>
          </table:table-cell>
        </table:table-row>
        <table:table-row table:style-name="ro1">
          <table:table-cell office:value-type="float" office:value="11660985" calcext:value-type="float">
            <text:p>11660985</text:p>
          </table:table-cell>
          <table:table-cell office:value-type="string" calcext:value-type="string">
            <text:p>https://api.github.com/repos/zblogcn/zblogphp</text:p>
          </table:table-cell>
          <table:table-cell table:formula="of:=REPLACE([.B1760]; 1; 29; &quot;&quot;)" office:value-type="string" office:string-value="zblogcn/zblogphp" calcext:value-type="string">
            <text:p>zblogcn/zblogphp</text:p>
          </table:table-cell>
        </table:table-row>
        <table:table-row table:style-name="ro1">
          <table:table-cell office:value-type="float" office:value="11670229" calcext:value-type="float">
            <text:p>11670229</text:p>
          </table:table-cell>
          <table:table-cell office:value-type="string" calcext:value-type="string">
            <text:p>https://api.github.com/repos/AmpersandTarski/ampersand</text:p>
          </table:table-cell>
          <table:table-cell table:formula="of:=REPLACE([.B1761]; 1; 29; &quot;&quot;)" office:value-type="string" office:string-value="AmpersandTarski/ampersand" calcext:value-type="string">
            <text:p>AmpersandTarski/ampersand</text:p>
          </table:table-cell>
        </table:table-row>
        <table:table-row table:style-name="ro1">
          <table:table-cell office:value-type="float" office:value="11674728" calcext:value-type="float">
            <text:p>11674728</text:p>
          </table:table-cell>
          <table:table-cell office:value-type="string" calcext:value-type="string">
            <text:p>https://api.github.com/repos/cloak-php/cloak</text:p>
          </table:table-cell>
          <table:table-cell table:formula="of:=REPLACE([.B1762]; 1; 29; &quot;&quot;)" office:value-type="string" office:string-value="cloak-php/cloak" calcext:value-type="string">
            <text:p>cloak-php/cloak</text:p>
          </table:table-cell>
        </table:table-row>
        <table:table-row table:style-name="ro1">
          <table:table-cell office:value-type="float" office:value="11685912" calcext:value-type="float">
            <text:p>11685912</text:p>
          </table:table-cell>
          <table:table-cell office:value-type="string" calcext:value-type="string">
            <text:p>https://api.github.com/repos/philiplb/CRUDlex</text:p>
          </table:table-cell>
          <table:table-cell table:formula="of:=REPLACE([.B1763]; 1; 29; &quot;&quot;)" office:value-type="string" office:string-value="philiplb/CRUDlex" calcext:value-type="string">
            <text:p>philiplb/CRUDlex</text:p>
          </table:table-cell>
        </table:table-row>
        <table:table-row table:style-name="ro1">
          <table:table-cell office:value-type="float" office:value="11688272" calcext:value-type="float">
            <text:p>11688272</text:p>
          </table:table-cell>
          <table:table-cell office:value-type="string" calcext:value-type="string">
            <text:p>https://api.github.com/repos/opensource-socialnetwork/opensource-socialnetwork</text:p>
          </table:table-cell>
          <table:table-cell table:formula="of:=REPLACE([.B1764]; 1; 29; &quot;&quot;)" office:value-type="string" office:string-value="opensource-socialnetwork/opensource-socialnetwork" calcext:value-type="string">
            <text:p>opensource-socialnetwork/opensource-socialnetwork</text:p>
          </table:table-cell>
        </table:table-row>
        <table:table-row table:style-name="ro1">
          <table:table-cell office:value-type="float" office:value="11691280" calcext:value-type="float">
            <text:p>11691280</text:p>
          </table:table-cell>
          <table:table-cell office:value-type="string" calcext:value-type="string">
            <text:p>https://api.github.com/repos/renanhangai/libweb</text:p>
          </table:table-cell>
          <table:table-cell table:formula="of:=REPLACE([.B1765]; 1; 29; &quot;&quot;)" office:value-type="string" office:string-value="renanhangai/libweb" calcext:value-type="string">
            <text:p>renanhangai/libweb</text:p>
          </table:table-cell>
        </table:table-row>
        <table:table-row table:style-name="ro1">
          <table:table-cell office:value-type="float" office:value="11694733" calcext:value-type="float">
            <text:p>11694733</text:p>
          </table:table-cell>
          <table:table-cell office:value-type="string" calcext:value-type="string">
            <text:p>https://api.github.com/repos/swoole/framework</text:p>
          </table:table-cell>
          <table:table-cell table:formula="of:=REPLACE([.B1766]; 1; 29; &quot;&quot;)" office:value-type="string" office:string-value="swoole/framework" calcext:value-type="string">
            <text:p>swoole/framework</text:p>
          </table:table-cell>
        </table:table-row>
        <table:table-row table:style-name="ro1">
          <table:table-cell office:value-type="float" office:value="11696219" calcext:value-type="float">
            <text:p>11696219</text:p>
          </table:table-cell>
          <table:table-cell office:value-type="string" calcext:value-type="string">
            <text:p>https://api.github.com/repos/DoSomething/phoenix</text:p>
          </table:table-cell>
          <table:table-cell table:formula="of:=REPLACE([.B1767]; 1; 29; &quot;&quot;)" office:value-type="string" office:string-value="DoSomething/phoenix" calcext:value-type="string">
            <text:p>DoSomething/phoenix</text:p>
          </table:table-cell>
        </table:table-row>
        <table:table-row table:style-name="ro1">
          <table:table-cell office:value-type="float" office:value="11702058" calcext:value-type="float">
            <text:p>11702058</text:p>
          </table:table-cell>
          <table:table-cell office:value-type="string" calcext:value-type="string">
            <text:p>https://api.github.com/repos/mvc5/framework</text:p>
          </table:table-cell>
          <table:table-cell table:formula="of:=REPLACE([.B1768]; 1; 29; &quot;&quot;)" office:value-type="string" office:string-value="mvc5/framework" calcext:value-type="string">
            <text:p>mvc5/framework</text:p>
          </table:table-cell>
        </table:table-row>
        <table:table-row table:style-name="ro1">
          <table:table-cell office:value-type="float" office:value="11705635" calcext:value-type="float">
            <text:p>11705635</text:p>
          </table:table-cell>
          <table:table-cell office:value-type="string" calcext:value-type="string">
            <text:p>https://api.github.com/repos/danieljames/boost-tasks</text:p>
          </table:table-cell>
          <table:table-cell table:formula="of:=REPLACE([.B1769]; 1; 29; &quot;&quot;)" office:value-type="string" office:string-value="danieljames/boost-tasks" calcext:value-type="string">
            <text:p>danieljames/boost-tasks</text:p>
          </table:table-cell>
        </table:table-row>
        <table:table-row table:style-name="ro1">
          <table:table-cell office:value-type="float" office:value="11712843" calcext:value-type="float">
            <text:p>11712843</text:p>
          </table:table-cell>
          <table:table-cell office:value-type="string" calcext:value-type="string">
            <text:p>https://api.github.com/repos/mozilla-l10n/langchecker</text:p>
          </table:table-cell>
          <table:table-cell table:formula="of:=REPLACE([.B1770]; 1; 29; &quot;&quot;)" office:value-type="string" office:string-value="mozilla-l10n/langchecker" calcext:value-type="string">
            <text:p>mozilla-l10n/langchecker</text:p>
          </table:table-cell>
        </table:table-row>
        <table:table-row table:style-name="ro1">
          <table:table-cell office:value-type="float" office:value="11715600" calcext:value-type="float">
            <text:p>11715600</text:p>
          </table:table-cell>
          <table:table-cell office:value-type="string" calcext:value-type="string">
            <text:p>https://api.github.com/repos/mvc5/application</text:p>
          </table:table-cell>
          <table:table-cell table:formula="of:=REPLACE([.B1771]; 1; 29; &quot;&quot;)" office:value-type="string" office:string-value="mvc5/application" calcext:value-type="string">
            <text:p>mvc5/application</text:p>
          </table:table-cell>
        </table:table-row>
        <table:table-row table:style-name="ro1">
          <table:table-cell office:value-type="float" office:value="11719533" calcext:value-type="float">
            <text:p>11719533</text:p>
          </table:table-cell>
          <table:table-cell office:value-type="string" calcext:value-type="string">
            <text:p>https://api.github.com/repos/pancakeapp/translations</text:p>
          </table:table-cell>
          <table:table-cell table:formula="of:=REPLACE([.B1772]; 1; 29; &quot;&quot;)" office:value-type="string" office:string-value="pancakeapp/translations" calcext:value-type="string">
            <text:p>pancakeapp/translations</text:p>
          </table:table-cell>
        </table:table-row>
        <table:table-row table:style-name="ro1">
          <table:table-cell office:value-type="float" office:value="11734165" calcext:value-type="float">
            <text:p>11734165</text:p>
          </table:table-cell>
          <table:table-cell office:value-type="string" calcext:value-type="string">
            <text:p>https://api.github.com/repos/syddjurs/syddjurs.dk</text:p>
          </table:table-cell>
          <table:table-cell table:formula="of:=REPLACE([.B1773]; 1; 29; &quot;&quot;)" office:value-type="string" office:string-value="syddjurs/syddjurs.dk" calcext:value-type="string">
            <text:p>syddjurs/syddjurs.dk</text:p>
          </table:table-cell>
        </table:table-row>
        <table:table-row table:style-name="ro1">
          <table:table-cell office:value-type="float" office:value="11742904" calcext:value-type="float">
            <text:p>11742904</text:p>
          </table:table-cell>
          <table:table-cell office:value-type="string" calcext:value-type="string">
            <text:p>https://api.github.com/repos/ThemeFuse/Unyson</text:p>
          </table:table-cell>
          <table:table-cell table:formula="of:=REPLACE([.B1774]; 1; 29; &quot;&quot;)" office:value-type="string" office:string-value="ThemeFuse/Unyson" calcext:value-type="string">
            <text:p>ThemeFuse/Unyson</text:p>
          </table:table-cell>
        </table:table-row>
        <table:table-row table:style-name="ro1">
          <table:table-cell office:value-type="float" office:value="11767811" calcext:value-type="float">
            <text:p>11767811</text:p>
          </table:table-cell>
          <table:table-cell office:value-type="string" calcext:value-type="string">
            <text:p>https://api.github.com/repos/ideum/ideum-next-blog</text:p>
          </table:table-cell>
          <table:table-cell table:formula="of:=REPLACE([.B1775]; 1; 29; &quot;&quot;)" office:value-type="string" office:string-value="ideum/ideum-next-blog" calcext:value-type="string">
            <text:p>ideum/ideum-next-blog</text:p>
          </table:table-cell>
        </table:table-row>
        <table:table-row table:style-name="ro1">
          <table:table-cell office:value-type="float" office:value="11773164" calcext:value-type="float">
            <text:p>11773164</text:p>
          </table:table-cell>
          <table:table-cell office:value-type="string" calcext:value-type="string">
            <text:p>https://api.github.com/repos/Anaphore/bach</text:p>
          </table:table-cell>
          <table:table-cell table:formula="of:=REPLACE([.B1776]; 1; 29; &quot;&quot;)" office:value-type="string" office:string-value="Anaphore/bach" calcext:value-type="string">
            <text:p>Anaphore/bach</text:p>
          </table:table-cell>
        </table:table-row>
        <table:table-row table:style-name="ro1">
          <table:table-cell office:value-type="float" office:value="11780139" calcext:value-type="float">
            <text:p>11780139</text:p>
          </table:table-cell>
          <table:table-cell office:value-type="string" calcext:value-type="string">
            <text:p>https://api.github.com/repos/wpmovielibrary/wpmovielibrary</text:p>
          </table:table-cell>
          <table:table-cell table:formula="of:=REPLACE([.B1777]; 1; 29; &quot;&quot;)" office:value-type="string" office:string-value="wpmovielibrary/wpmovielibrary" calcext:value-type="string">
            <text:p>wpmovielibrary/wpmovielibrary</text:p>
          </table:table-cell>
        </table:table-row>
        <table:table-row table:style-name="ro1">
          <table:table-cell office:value-type="float" office:value="11781756" calcext:value-type="float">
            <text:p>11781756</text:p>
          </table:table-cell>
          <table:table-cell office:value-type="string" calcext:value-type="string">
            <text:p>https://api.github.com/repos/quickapps/cms</text:p>
          </table:table-cell>
          <table:table-cell table:formula="of:=REPLACE([.B1778]; 1; 29; &quot;&quot;)" office:value-type="string" office:string-value="quickapps/cms" calcext:value-type="string">
            <text:p>quickapps/cms</text:p>
          </table:table-cell>
        </table:table-row>
        <table:table-row table:style-name="ro1">
          <table:table-cell office:value-type="float" office:value="11792885" calcext:value-type="float">
            <text:p>11792885</text:p>
          </table:table-cell>
          <table:table-cell office:value-type="string" calcext:value-type="string">
            <text:p>https://api.github.com/repos/moonstonemedia/WP-Google-Calendar-Events</text:p>
          </table:table-cell>
          <table:table-cell table:formula="of:=REPLACE([.B1779]; 1; 29; &quot;&quot;)" office:value-type="string" office:string-value="moonstonemedia/WP-Google-Calendar-Events" calcext:value-type="string">
            <text:p>moonstonemedia/WP-Google-Calendar-Events</text:p>
          </table:table-cell>
        </table:table-row>
        <table:table-row table:style-name="ro1">
          <table:table-cell office:value-type="float" office:value="11793104" calcext:value-type="float">
            <text:p>11793104</text:p>
          </table:table-cell>
          <table:table-cell office:value-type="string" calcext:value-type="string">
            <text:p>https://api.github.com/repos/OSTraining/OSDownloads</text:p>
          </table:table-cell>
          <table:table-cell table:formula="of:=REPLACE([.B1780]; 1; 29; &quot;&quot;)" office:value-type="string" office:string-value="OSTraining/OSDownloads" calcext:value-type="string">
            <text:p>OSTraining/OSDownloads</text:p>
          </table:table-cell>
        </table:table-row>
        <table:table-row table:style-name="ro1">
          <table:table-cell office:value-type="float" office:value="11800106" calcext:value-type="float">
            <text:p>11800106</text:p>
          </table:table-cell>
          <table:table-cell office:value-type="string" calcext:value-type="string">
            <text:p>https://api.github.com/repos/wp-papi/papi</text:p>
          </table:table-cell>
          <table:table-cell table:formula="of:=REPLACE([.B1781]; 1; 29; &quot;&quot;)" office:value-type="string" office:string-value="wp-papi/papi" calcext:value-type="string">
            <text:p>wp-papi/papi</text:p>
          </table:table-cell>
        </table:table-row>
        <table:table-row table:style-name="ro1">
          <table:table-cell office:value-type="float" office:value="11808212" calcext:value-type="float">
            <text:p>11808212</text:p>
          </table:table-cell>
          <table:table-cell office:value-type="string" calcext:value-type="string">
            <text:p>https://api.github.com/repos/DMKEBUSINESSGMBH/typo3-mksearch</text:p>
          </table:table-cell>
          <table:table-cell table:formula="of:=REPLACE([.B1782]; 1; 29; &quot;&quot;)" office:value-type="string" office:string-value="DMKEBUSINESSGMBH/typo3-mksearch" calcext:value-type="string">
            <text:p>DMKEBUSINESSGMBH/typo3-mksearch</text:p>
          </table:table-cell>
        </table:table-row>
        <table:table-row table:style-name="ro1">
          <table:table-cell office:value-type="float" office:value="11809722" calcext:value-type="float">
            <text:p>11809722</text:p>
          </table:table-cell>
          <table:table-cell office:value-type="string" calcext:value-type="string">
            <text:p>https://api.github.com/repos/websharks/comment-mail</text:p>
          </table:table-cell>
          <table:table-cell table:formula="of:=REPLACE([.B1783]; 1; 29; &quot;&quot;)" office:value-type="string" office:string-value="websharks/comment-mail" calcext:value-type="string">
            <text:p>websharks/comment-mail</text:p>
          </table:table-cell>
        </table:table-row>
        <table:table-row table:style-name="ro1">
          <table:table-cell office:value-type="float" office:value="11812811" calcext:value-type="float">
            <text:p>11812811</text:p>
          </table:table-cell>
          <table:table-cell office:value-type="string" calcext:value-type="string">
            <text:p>https://api.github.com/repos/koninka/fefu-social-network</text:p>
          </table:table-cell>
          <table:table-cell table:formula="of:=REPLACE([.B1784]; 1; 29; &quot;&quot;)" office:value-type="string" office:string-value="koninka/fefu-social-network" calcext:value-type="string">
            <text:p>koninka/fefu-social-network</text:p>
          </table:table-cell>
        </table:table-row>
        <table:table-row table:style-name="ro1">
          <table:table-cell office:value-type="float" office:value="11817076" calcext:value-type="float">
            <text:p>11817076</text:p>
          </table:table-cell>
          <table:table-cell office:value-type="string" calcext:value-type="string">
            <text:p>https://api.github.com/repos/pixnet/pixnet-php-sdk</text:p>
          </table:table-cell>
          <table:table-cell table:formula="of:=REPLACE([.B1785]; 1; 29; &quot;&quot;)" office:value-type="string" office:string-value="pixnet/pixnet-php-sdk" calcext:value-type="string">
            <text:p>pixnet/pixnet-php-sdk</text:p>
          </table:table-cell>
        </table:table-row>
        <table:table-row table:style-name="ro1">
          <table:table-cell office:value-type="float" office:value="11820378" calcext:value-type="float">
            <text:p>11820378</text:p>
          </table:table-cell>
          <table:table-cell office:value-type="string" calcext:value-type="string">
            <text:p>https://api.github.com/repos/deefactorial/openmoney-server</text:p>
          </table:table-cell>
          <table:table-cell table:formula="of:=REPLACE([.B1786]; 1; 29; &quot;&quot;)" office:value-type="string" office:string-value="deefactorial/openmoney-server" calcext:value-type="string">
            <text:p>deefactorial/openmoney-server</text:p>
          </table:table-cell>
        </table:table-row>
        <table:table-row table:style-name="ro1">
          <table:table-cell office:value-type="float" office:value="11824135" calcext:value-type="float">
            <text:p>11824135</text:p>
          </table:table-cell>
          <table:table-cell office:value-type="string" calcext:value-type="string">
            <text:p>https://api.github.com/repos/robincornett/display-featured-image-genesis</text:p>
          </table:table-cell>
          <table:table-cell table:formula="of:=REPLACE([.B1787]; 1; 29; &quot;&quot;)" office:value-type="string" office:string-value="robincornett/display-featured-image-genesis" calcext:value-type="string">
            <text:p>robincornett/display-featured-image-genesis</text:p>
          </table:table-cell>
        </table:table-row>
        <table:table-row table:style-name="ro1">
          <table:table-cell office:value-type="float" office:value="11824528" calcext:value-type="float">
            <text:p>11824528</text:p>
          </table:table-cell>
          <table:table-cell office:value-type="string" calcext:value-type="string">
            <text:p>https://api.github.com/repos/estelife/new</text:p>
          </table:table-cell>
          <table:table-cell table:formula="of:=REPLACE([.B1788]; 1; 29; &quot;&quot;)" office:value-type="string" office:string-value="estelife/new" calcext:value-type="string">
            <text:p>estelife/new</text:p>
          </table:table-cell>
        </table:table-row>
        <table:table-row table:style-name="ro1">
          <table:table-cell office:value-type="float" office:value="11825220" calcext:value-type="float">
            <text:p>11825220</text:p>
          </table:table-cell>
          <table:table-cell office:value-type="string" calcext:value-type="string">
            <text:p>https://api.github.com/repos/krattai/AEBL</text:p>
          </table:table-cell>
          <table:table-cell table:formula="of:=REPLACE([.B1789]; 1; 29; &quot;&quot;)" office:value-type="string" office:string-value="krattai/AEBL" calcext:value-type="string">
            <text:p>krattai/AEBL</text:p>
          </table:table-cell>
        </table:table-row>
        <table:table-row table:style-name="ro1">
          <table:table-cell office:value-type="float" office:value="11850291" calcext:value-type="float">
            <text:p>11850291</text:p>
          </table:table-cell>
          <table:table-cell office:value-type="string" calcext:value-type="string">
            <text:p>https://api.github.com/repos/ZniehGames/znieh</text:p>
          </table:table-cell>
          <table:table-cell table:formula="of:=REPLACE([.B1790]; 1; 29; &quot;&quot;)" office:value-type="string" office:string-value="ZniehGames/znieh" calcext:value-type="string">
            <text:p>ZniehGames/znieh</text:p>
          </table:table-cell>
        </table:table-row>
        <table:table-row table:style-name="ro1">
          <table:table-cell office:value-type="float" office:value="11852663" calcext:value-type="float">
            <text:p>11852663</text:p>
          </table:table-cell>
          <table:table-cell office:value-type="string" calcext:value-type="string">
            <text:p>https://api.github.com/repos/wascripts/wanewsletter</text:p>
          </table:table-cell>
          <table:table-cell table:formula="of:=REPLACE([.B1791]; 1; 29; &quot;&quot;)" office:value-type="string" office:string-value="wascripts/wanewsletter" calcext:value-type="string">
            <text:p>wascripts/wanewsletter</text:p>
          </table:table-cell>
        </table:table-row>
        <table:table-row table:style-name="ro1">
          <table:table-cell office:value-type="float" office:value="12040384" calcext:value-type="float">
            <text:p>12040384</text:p>
          </table:table-cell>
          <table:table-cell office:value-type="string" calcext:value-type="string">
            <text:p>https://api.github.com/repos/DoSomething/voting-app</text:p>
          </table:table-cell>
          <table:table-cell table:formula="of:=REPLACE([.B1792]; 1; 29; &quot;&quot;)" office:value-type="string" office:string-value="DoSomething/voting-app" calcext:value-type="string">
            <text:p>DoSomething/voting-app</text:p>
          </table:table-cell>
        </table:table-row>
        <table:table-row table:style-name="ro1">
          <table:table-cell office:value-type="float" office:value="12042585" calcext:value-type="float">
            <text:p>12042585</text:p>
          </table:table-cell>
          <table:table-cell office:value-type="string" calcext:value-type="string">
            <text:p>https://api.github.com/repos/ci-bonfire/Sprint</text:p>
          </table:table-cell>
          <table:table-cell table:formula="of:=REPLACE([.B1793]; 1; 29; &quot;&quot;)" office:value-type="string" office:string-value="ci-bonfire/Sprint" calcext:value-type="string">
            <text:p>ci-bonfire/Sprint</text:p>
          </table:table-cell>
        </table:table-row>
        <table:table-row table:style-name="ro1">
          <table:table-cell office:value-type="float" office:value="12066175" calcext:value-type="float">
            <text:p>12066175</text:p>
          </table:table-cell>
          <table:table-cell office:value-type="string" calcext:value-type="string">
            <text:p>https://api.github.com/repos/hashbangcode/vlad</text:p>
          </table:table-cell>
          <table:table-cell table:formula="of:=REPLACE([.B1794]; 1; 29; &quot;&quot;)" office:value-type="string" office:string-value="hashbangcode/vlad" calcext:value-type="string">
            <text:p>hashbangcode/vlad</text:p>
          </table:table-cell>
        </table:table-row>
        <table:table-row table:style-name="ro1">
          <table:table-cell office:value-type="float" office:value="12093428" calcext:value-type="float">
            <text:p>12093428</text:p>
          </table:table-cell>
          <table:table-cell office:value-type="string" calcext:value-type="string">
            <text:p>https://api.github.com/repos/garex/wp-testing</text:p>
          </table:table-cell>
          <table:table-cell table:formula="of:=REPLACE([.B1795]; 1; 29; &quot;&quot;)" office:value-type="string" office:string-value="garex/wp-testing" calcext:value-type="string">
            <text:p>garex/wp-testing</text:p>
          </table:table-cell>
        </table:table-row>
        <table:table-row table:style-name="ro1">
          <table:table-cell office:value-type="float" office:value="12098410" calcext:value-type="float">
            <text:p>12098410</text:p>
          </table:table-cell>
          <table:table-cell office:value-type="string" calcext:value-type="string">
            <text:p>https://api.github.com/repos/infoweb-internet-solutions/yii2-cms</text:p>
          </table:table-cell>
          <table:table-cell table:formula="of:=REPLACE([.B1796]; 1; 29; &quot;&quot;)" office:value-type="string" office:string-value="infoweb-internet-solutions/yii2-cms" calcext:value-type="string">
            <text:p>infoweb-internet-solutions/yii2-cms</text:p>
          </table:table-cell>
        </table:table-row>
        <table:table-row table:style-name="ro1">
          <table:table-cell office:value-type="float" office:value="12108908" calcext:value-type="float">
            <text:p>12108908</text:p>
          </table:table-cell>
          <table:table-cell office:value-type="string" calcext:value-type="string">
            <text:p>https://api.github.com/repos/odsherred/odsherred.dk</text:p>
          </table:table-cell>
          <table:table-cell table:formula="of:=REPLACE([.B1797]; 1; 29; &quot;&quot;)" office:value-type="string" office:string-value="odsherred/odsherred.dk" calcext:value-type="string">
            <text:p>odsherred/odsherred.dk</text:p>
          </table:table-cell>
        </table:table-row>
        <table:table-row table:style-name="ro1">
          <table:table-cell office:value-type="float" office:value="12122374" calcext:value-type="float">
            <text:p>12122374</text:p>
          </table:table-cell>
          <table:table-cell office:value-type="string" calcext:value-type="string">
            <text:p>https://api.github.com/repos/megaspy/tma</text:p>
          </table:table-cell>
          <table:table-cell table:formula="of:=REPLACE([.B1798]; 1; 29; &quot;&quot;)" office:value-type="string" office:string-value="megaspy/tma" calcext:value-type="string">
            <text:p>megaspy/tma</text:p>
          </table:table-cell>
        </table:table-row>
        <table:table-row table:style-name="ro1">
          <table:table-cell office:value-type="float" office:value="12135614" calcext:value-type="float">
            <text:p>12135614</text:p>
          </table:table-cell>
          <table:table-cell office:value-type="string" calcext:value-type="string">
            <text:p>https://api.github.com/repos/daemon2010/goodiebox.priv</text:p>
          </table:table-cell>
          <table:table-cell table:formula="of:=REPLACE([.B1799]; 1; 29; &quot;&quot;)" office:value-type="string" office:string-value="daemon2010/goodiebox.priv" calcext:value-type="string">
            <text:p>daemon2010/goodiebox.priv</text:p>
          </table:table-cell>
        </table:table-row>
        <table:table-row table:style-name="ro1">
          <table:table-cell office:value-type="float" office:value="12139421" calcext:value-type="float">
            <text:p>12139421</text:p>
          </table:table-cell>
          <table:table-cell office:value-type="string" calcext:value-type="string">
            <text:p>https://api.github.com/repos/brick/geo</text:p>
          </table:table-cell>
          <table:table-cell table:formula="of:=REPLACE([.B1800]; 1; 29; &quot;&quot;)" office:value-type="string" office:string-value="brick/geo" calcext:value-type="string">
            <text:p>brick/geo</text:p>
          </table:table-cell>
        </table:table-row>
        <table:table-row table:style-name="ro1">
          <table:table-cell office:value-type="float" office:value="12147680" calcext:value-type="float">
            <text:p>12147680</text:p>
          </table:table-cell>
          <table:table-cell office:value-type="string" calcext:value-type="string">
            <text:p>https://api.github.com/repos/travelmassive/massiveplatform</text:p>
          </table:table-cell>
          <table:table-cell table:formula="of:=REPLACE([.B1801]; 1; 29; &quot;&quot;)" office:value-type="string" office:string-value="travelmassive/massiveplatform" calcext:value-type="string">
            <text:p>travelmassive/massiveplatform</text:p>
          </table:table-cell>
        </table:table-row>
        <table:table-row table:style-name="ro1">
          <table:table-cell office:value-type="float" office:value="12151094" calcext:value-type="float">
            <text:p>12151094</text:p>
          </table:table-cell>
          <table:table-cell office:value-type="string" calcext:value-type="string">
            <text:p>https://api.github.com/repos/joshpalmeri/sb</text:p>
          </table:table-cell>
          <table:table-cell table:formula="of:=REPLACE([.B1802]; 1; 29; &quot;&quot;)" office:value-type="string" office:string-value="joshpalmeri/sb" calcext:value-type="string">
            <text:p>joshpalmeri/sb</text:p>
          </table:table-cell>
        </table:table-row>
        <table:table-row table:style-name="ro1">
          <table:table-cell office:value-type="float" office:value="12161455" calcext:value-type="float">
            <text:p>12161455</text:p>
          </table:table-cell>
          <table:table-cell office:value-type="string" calcext:value-type="string">
            <text:p>https://api.github.com/repos/UnivTexasArlington-Library/library</text:p>
          </table:table-cell>
          <table:table-cell table:formula="of:=REPLACE([.B1803]; 1; 29; &quot;&quot;)" office:value-type="string" office:string-value="UnivTexasArlington-Library/library" calcext:value-type="string">
            <text:p>UnivTexasArlington-Library/library</text:p>
          </table:table-cell>
        </table:table-row>
        <table:table-row table:style-name="ro1">
          <table:table-cell office:value-type="float" office:value="12165657" calcext:value-type="float">
            <text:p>12165657</text:p>
          </table:table-cell>
          <table:table-cell office:value-type="string" calcext:value-type="string">
            <text:p>https://api.github.com/repos/Xety/Xeta</text:p>
          </table:table-cell>
          <table:table-cell table:formula="of:=REPLACE([.B1804]; 1; 29; &quot;&quot;)" office:value-type="string" office:string-value="Xety/Xeta" calcext:value-type="string">
            <text:p>Xety/Xeta</text:p>
          </table:table-cell>
        </table:table-row>
        <table:table-row table:style-name="ro1">
          <table:table-cell office:value-type="float" office:value="12166953" calcext:value-type="float">
            <text:p>12166953</text:p>
          </table:table-cell>
          <table:table-cell office:value-type="string" calcext:value-type="string">
            <text:p>https://api.github.com/repos/FLEXIcontent/flexicontent-cck</text:p>
          </table:table-cell>
          <table:table-cell table:formula="of:=REPLACE([.B1805]; 1; 29; &quot;&quot;)" office:value-type="string" office:string-value="FLEXIcontent/flexicontent-cck" calcext:value-type="string">
            <text:p>FLEXIcontent/flexicontent-cck</text:p>
          </table:table-cell>
        </table:table-row>
        <table:table-row table:style-name="ro1">
          <table:table-cell office:value-type="float" office:value="12171705" calcext:value-type="float">
            <text:p>12171705</text:p>
          </table:table-cell>
          <table:table-cell office:value-type="string" calcext:value-type="string">
            <text:p>https://api.github.com/repos/krizalys/onedrive-php-sdk</text:p>
          </table:table-cell>
          <table:table-cell table:formula="of:=REPLACE([.B1806]; 1; 29; &quot;&quot;)" office:value-type="string" office:string-value="krizalys/onedrive-php-sdk" calcext:value-type="string">
            <text:p>krizalys/onedrive-php-sdk</text:p>
          </table:table-cell>
        </table:table-row>
        <table:table-row table:style-name="ro1">
          <table:table-cell office:value-type="float" office:value="12176457" calcext:value-type="float">
            <text:p>12176457</text:p>
          </table:table-cell>
          <table:table-cell office:value-type="string" calcext:value-type="string">
            <text:p>https://api.github.com/repos/maxlen/pdffiller_proxy</text:p>
          </table:table-cell>
          <table:table-cell table:formula="of:=REPLACE([.B1807]; 1; 29; &quot;&quot;)" office:value-type="string" office:string-value="maxlen/pdffiller_proxy" calcext:value-type="string">
            <text:p>maxlen/pdffiller_proxy</text:p>
          </table:table-cell>
        </table:table-row>
        <table:table-row table:style-name="ro1">
          <table:table-cell office:value-type="float" office:value="12183949" calcext:value-type="float">
            <text:p>12183949</text:p>
          </table:table-cell>
          <table:table-cell office:value-type="string" calcext:value-type="string">
            <text:p>https://api.github.com/repos/woothemes/storefront</text:p>
          </table:table-cell>
          <table:table-cell table:formula="of:=REPLACE([.B1808]; 1; 29; &quot;&quot;)" office:value-type="string" office:string-value="woothemes/storefront" calcext:value-type="string">
            <text:p>woothemes/storefront</text:p>
          </table:table-cell>
        </table:table-row>
        <table:table-row table:style-name="ro1">
          <table:table-cell office:value-type="float" office:value="12191858" calcext:value-type="float">
            <text:p>12191858</text:p>
          </table:table-cell>
          <table:table-cell office:value-type="string" calcext:value-type="string">
            <text:p>https://api.github.com/repos/softwaremill/jekyll-softwaremill</text:p>
          </table:table-cell>
          <table:table-cell table:formula="of:=REPLACE([.B1809]; 1; 29; &quot;&quot;)" office:value-type="string" office:string-value="softwaremill/jekyll-softwaremill" calcext:value-type="string">
            <text:p>softwaremill/jekyll-softwaremill</text:p>
          </table:table-cell>
        </table:table-row>
        <table:table-row table:style-name="ro1">
          <table:table-cell office:value-type="float" office:value="12195308" calcext:value-type="float">
            <text:p>12195308</text:p>
          </table:table-cell>
          <table:table-cell office:value-type="string" calcext:value-type="string">
            <text:p>https://api.github.com/repos/kenwbauer/facebookapp</text:p>
          </table:table-cell>
          <table:table-cell table:formula="of:=REPLACE([.B1810]; 1; 29; &quot;&quot;)" office:value-type="string" office:string-value="kenwbauer/facebookapp" calcext:value-type="string">
            <text:p>kenwbauer/facebookapp</text:p>
          </table:table-cell>
        </table:table-row>
        <table:table-row table:style-name="ro1">
          <table:table-cell office:value-type="float" office:value="12210024" calcext:value-type="float">
            <text:p>12210024</text:p>
          </table:table-cell>
          <table:table-cell office:value-type="string" calcext:value-type="string">
            <text:p>https://api.github.com/repos/scottflodin/leaguesheets</text:p>
          </table:table-cell>
          <table:table-cell table:formula="of:=REPLACE([.B1811]; 1; 29; &quot;&quot;)" office:value-type="string" office:string-value="scottflodin/leaguesheets" calcext:value-type="string">
            <text:p>scottflodin/leaguesheets</text:p>
          </table:table-cell>
        </table:table-row>
        <table:table-row table:style-name="ro1">
          <table:table-cell office:value-type="float" office:value="12217431" calcext:value-type="float">
            <text:p>12217431</text:p>
          </table:table-cell>
          <table:table-cell office:value-type="string" calcext:value-type="string">
            <text:p>https://api.github.com/repos/rrd108/sanga</text:p>
          </table:table-cell>
          <table:table-cell table:formula="of:=REPLACE([.B1812]; 1; 29; &quot;&quot;)" office:value-type="string" office:string-value="rrd108/sanga" calcext:value-type="string">
            <text:p>rrd108/sanga</text:p>
          </table:table-cell>
        </table:table-row>
        <table:table-row table:style-name="ro1">
          <table:table-cell office:value-type="float" office:value="12221252" calcext:value-type="float">
            <text:p>12221252</text:p>
          </table:table-cell>
          <table:table-cell office:value-type="string" calcext:value-type="string">
            <text:p>https://api.github.com/repos/DeltaWolf7/Arc</text:p>
          </table:table-cell>
          <table:table-cell table:formula="of:=REPLACE([.B1813]; 1; 29; &quot;&quot;)" office:value-type="string" office:string-value="DeltaWolf7/Arc" calcext:value-type="string">
            <text:p>DeltaWolf7/Arc</text:p>
          </table:table-cell>
        </table:table-row>
        <table:table-row table:style-name="ro1">
          <table:table-cell office:value-type="float" office:value="12224979" calcext:value-type="float">
            <text:p>12224979</text:p>
          </table:table-cell>
          <table:table-cell office:value-type="string" calcext:value-type="string">
            <text:p>https://api.github.com/repos/symfony/var-dumper</text:p>
          </table:table-cell>
          <table:table-cell table:formula="of:=REPLACE([.B1814]; 1; 29; &quot;&quot;)" office:value-type="string" office:string-value="symfony/var-dumper" calcext:value-type="string">
            <text:p>symfony/var-dumper</text:p>
          </table:table-cell>
        </table:table-row>
        <table:table-row table:style-name="ro1">
          <table:table-cell office:value-type="float" office:value="12226006" calcext:value-type="float">
            <text:p>12226006</text:p>
          </table:table-cell>
          <table:table-cell office:value-type="string" calcext:value-type="string">
            <text:p>https://api.github.com/repos/MichaelLuthor/PHP-Lunome</text:p>
          </table:table-cell>
          <table:table-cell table:formula="of:=REPLACE([.B1815]; 1; 29; &quot;&quot;)" office:value-type="string" office:string-value="MichaelLuthor/PHP-Lunome" calcext:value-type="string">
            <text:p>MichaelLuthor/PHP-Lunome</text:p>
          </table:table-cell>
        </table:table-row>
        <table:table-row table:style-name="ro1">
          <table:table-cell office:value-type="float" office:value="12228715" calcext:value-type="float">
            <text:p>12228715</text:p>
          </table:table-cell>
          <table:table-cell office:value-type="string" calcext:value-type="string">
            <text:p>https://api.github.com/repos/aaronjorbin/develop.wordpress</text:p>
          </table:table-cell>
          <table:table-cell table:formula="of:=REPLACE([.B1816]; 1; 29; &quot;&quot;)" office:value-type="string" office:string-value="aaronjorbin/develop.wordpress" calcext:value-type="string">
            <text:p>aaronjorbin/develop.wordpress</text:p>
          </table:table-cell>
        </table:table-row>
        <table:table-row table:style-name="ro1">
          <table:table-cell office:value-type="float" office:value="12228861" calcext:value-type="float">
            <text:p>12228861</text:p>
          </table:table-cell>
          <table:table-cell office:value-type="string" calcext:value-type="string">
            <text:p>https://api.github.com/repos/amphp/amp</text:p>
          </table:table-cell>
          <table:table-cell table:formula="of:=REPLACE([.B1817]; 1; 29; &quot;&quot;)" office:value-type="string" office:string-value="amphp/amp" calcext:value-type="string">
            <text:p>amphp/amp</text:p>
          </table:table-cell>
        </table:table-row>
        <table:table-row table:style-name="ro1">
          <table:table-cell office:value-type="float" office:value="12241290" calcext:value-type="float">
            <text:p>12241290</text:p>
          </table:table-cell>
          <table:table-cell office:value-type="string" calcext:value-type="string">
            <text:p>https://api.github.com/repos/ITS-UofIowa/now.uiowa.edu</text:p>
          </table:table-cell>
          <table:table-cell table:formula="of:=REPLACE([.B1818]; 1; 29; &quot;&quot;)" office:value-type="string" office:string-value="ITS-UofIowa/now.uiowa.edu" calcext:value-type="string">
            <text:p>ITS-UofIowa/now.uiowa.edu</text:p>
          </table:table-cell>
        </table:table-row>
        <table:table-row table:style-name="ro1">
          <table:table-cell office:value-type="float" office:value="12246575" calcext:value-type="float">
            <text:p>12246575</text:p>
          </table:table-cell>
          <table:table-cell office:value-type="string" calcext:value-type="string">
            <text:p>https://api.github.com/repos/WPWhiteSecurity/WP-Security-Audit-Log</text:p>
          </table:table-cell>
          <table:table-cell table:formula="of:=REPLACE([.B1819]; 1; 29; &quot;&quot;)" office:value-type="string" office:string-value="WPWhiteSecurity/WP-Security-Audit-Log" calcext:value-type="string">
            <text:p>WPWhiteSecurity/WP-Security-Audit-Log</text:p>
          </table:table-cell>
        </table:table-row>
        <table:table-row table:style-name="ro1">
          <table:table-cell office:value-type="float" office:value="12261152" calcext:value-type="float">
            <text:p>12261152</text:p>
          </table:table-cell>
          <table:table-cell office:value-type="string" calcext:value-type="string">
            <text:p>https://api.github.com/repos/anil-ninja/teamroom</text:p>
          </table:table-cell>
          <table:table-cell table:formula="of:=REPLACE([.B1820]; 1; 29; &quot;&quot;)" office:value-type="string" office:string-value="anil-ninja/teamroom" calcext:value-type="string">
            <text:p>anil-ninja/teamroom</text:p>
          </table:table-cell>
        </table:table-row>
        <table:table-row table:style-name="ro1">
          <table:table-cell office:value-type="float" office:value="12273226" calcext:value-type="float">
            <text:p>12273226</text:p>
          </table:table-cell>
          <table:table-cell office:value-type="string" calcext:value-type="string">
            <text:p>https://api.github.com/repos/railpage/railpagecore</text:p>
          </table:table-cell>
          <table:table-cell table:formula="of:=REPLACE([.B1821]; 1; 29; &quot;&quot;)" office:value-type="string" office:string-value="railpage/railpagecore" calcext:value-type="string">
            <text:p>railpage/railpagecore</text:p>
          </table:table-cell>
        </table:table-row>
        <table:table-row table:style-name="ro1">
          <table:table-cell office:value-type="float" office:value="12273399" calcext:value-type="float">
            <text:p>12273399</text:p>
          </table:table-cell>
          <table:table-cell office:value-type="string" calcext:value-type="string">
            <text:p>https://api.github.com/repos/thekabal/tki</text:p>
          </table:table-cell>
          <table:table-cell table:formula="of:=REPLACE([.B1822]; 1; 29; &quot;&quot;)" office:value-type="string" office:string-value="thekabal/tki" calcext:value-type="string">
            <text:p>thekabal/tki</text:p>
          </table:table-cell>
        </table:table-row>
        <table:table-row table:style-name="ro1">
          <table:table-cell office:value-type="float" office:value="12275415" calcext:value-type="float">
            <text:p>12275415</text:p>
          </table:table-cell>
          <table:table-cell office:value-type="string" calcext:value-type="string">
            <text:p>https://api.github.com/repos/anomalylabs/streams-platform</text:p>
          </table:table-cell>
          <table:table-cell table:formula="of:=REPLACE([.B1823]; 1; 29; &quot;&quot;)" office:value-type="string" office:string-value="anomalylabs/streams-platform" calcext:value-type="string">
            <text:p>anomalylabs/streams-platform</text:p>
          </table:table-cell>
        </table:table-row>
        <table:table-row table:style-name="ro1">
          <table:table-cell office:value-type="float" office:value="12277187" calcext:value-type="float">
            <text:p>12277187</text:p>
          </table:table-cell>
          <table:table-cell office:value-type="string" calcext:value-type="string">
            <text:p>https://api.github.com/repos/CampaignChain/core</text:p>
          </table:table-cell>
          <table:table-cell table:formula="of:=REPLACE([.B1824]; 1; 29; &quot;&quot;)" office:value-type="string" office:string-value="CampaignChain/core" calcext:value-type="string">
            <text:p>CampaignChain/core</text:p>
          </table:table-cell>
        </table:table-row>
        <table:table-row table:style-name="ro1">
          <table:table-cell office:value-type="float" office:value="12292004" calcext:value-type="float">
            <text:p>12292004</text:p>
          </table:table-cell>
          <table:table-cell office:value-type="string" calcext:value-type="string">
            <text:p>https://api.github.com/repos/Grapheme/techvuz</text:p>
          </table:table-cell>
          <table:table-cell table:formula="of:=REPLACE([.B1825]; 1; 29; &quot;&quot;)" office:value-type="string" office:string-value="Grapheme/techvuz" calcext:value-type="string">
            <text:p>Grapheme/techvuz</text:p>
          </table:table-cell>
        </table:table-row>
        <table:table-row table:style-name="ro1">
          <table:table-cell office:value-type="float" office:value="12292014" calcext:value-type="float">
            <text:p>12292014</text:p>
          </table:table-cell>
          <table:table-cell office:value-type="string" calcext:value-type="string">
            <text:p>https://api.github.com/repos/Alefal/alefal.it</text:p>
          </table:table-cell>
          <table:table-cell table:formula="of:=REPLACE([.B1826]; 1; 29; &quot;&quot;)" office:value-type="string" office:string-value="Alefal/alefal.it" calcext:value-type="string">
            <text:p>Alefal/alefal.it</text:p>
          </table:table-cell>
        </table:table-row>
        <table:table-row table:style-name="ro1">
          <table:table-cell office:value-type="float" office:value="12297163" calcext:value-type="float">
            <text:p>12297163</text:p>
          </table:table-cell>
          <table:table-cell office:value-type="string" calcext:value-type="string">
            <text:p>https://api.github.com/repos/AmpersandTarski/ampersand-models</text:p>
          </table:table-cell>
          <table:table-cell table:formula="of:=REPLACE([.B1827]; 1; 29; &quot;&quot;)" office:value-type="string" office:string-value="AmpersandTarski/ampersand-models" calcext:value-type="string">
            <text:p>AmpersandTarski/ampersand-models</text:p>
          </table:table-cell>
        </table:table-row>
        <table:table-row table:style-name="ro1">
          <table:table-cell office:value-type="float" office:value="12297597" calcext:value-type="float">
            <text:p>12297597</text:p>
          </table:table-cell>
          <table:table-cell office:value-type="string" calcext:value-type="string">
            <text:p>https://api.github.com/repos/ventoviro/windwalker-core</text:p>
          </table:table-cell>
          <table:table-cell table:formula="of:=REPLACE([.B1828]; 1; 29; &quot;&quot;)" office:value-type="string" office:string-value="ventoviro/windwalker-core" calcext:value-type="string">
            <text:p>ventoviro/windwalker-core</text:p>
          </table:table-cell>
        </table:table-row>
        <table:table-row table:style-name="ro1">
          <table:table-cell office:value-type="float" office:value="12302392" calcext:value-type="float">
            <text:p>12302392</text:p>
          </table:table-cell>
          <table:table-cell office:value-type="string" calcext:value-type="string">
            <text:p>https://api.github.com/repos/UTBroM/PopCornTheque</text:p>
          </table:table-cell>
          <table:table-cell table:formula="of:=REPLACE([.B1829]; 1; 29; &quot;&quot;)" office:value-type="string" office:string-value="UTBroM/PopCornTheque" calcext:value-type="string">
            <text:p>UTBroM/PopCornTheque</text:p>
          </table:table-cell>
        </table:table-row>
        <table:table-row table:style-name="ro1">
          <table:table-cell office:value-type="float" office:value="12307729" calcext:value-type="float">
            <text:p>12307729</text:p>
          </table:table-cell>
          <table:table-cell office:value-type="string" calcext:value-type="string">
            <text:p>https://api.github.com/repos/ILIAS-eLearning/ILIAS</text:p>
          </table:table-cell>
          <table:table-cell table:formula="of:=REPLACE([.B1830]; 1; 29; &quot;&quot;)" office:value-type="string" office:string-value="ILIAS-eLearning/ILIAS" calcext:value-type="string">
            <text:p>ILIAS-eLearning/ILIAS</text:p>
          </table:table-cell>
        </table:table-row>
        <table:table-row table:style-name="ro1">
          <table:table-cell office:value-type="float" office:value="12309206" calcext:value-type="float">
            <text:p>12309206</text:p>
          </table:table-cell>
          <table:table-cell office:value-type="string" calcext:value-type="string">
            <text:p>https://api.github.com/repos/quadshot/opentickets-community</text:p>
          </table:table-cell>
          <table:table-cell table:formula="of:=REPLACE([.B1831]; 1; 29; &quot;&quot;)" office:value-type="string" office:string-value="quadshot/opentickets-community" calcext:value-type="string">
            <text:p>quadshot/opentickets-community</text:p>
          </table:table-cell>
        </table:table-row>
        <table:table-row table:style-name="ro1">
          <table:table-cell office:value-type="float" office:value="12311727" calcext:value-type="float">
            <text:p>12311727</text:p>
          </table:table-cell>
          <table:table-cell office:value-type="string" calcext:value-type="string">
            <text:p>https://api.github.com/repos/AndrewEastwood/mpws</text:p>
          </table:table-cell>
          <table:table-cell table:formula="of:=REPLACE([.B1832]; 1; 29; &quot;&quot;)" office:value-type="string" office:string-value="AndrewEastwood/mpws" calcext:value-type="string">
            <text:p>AndrewEastwood/mpws</text:p>
          </table:table-cell>
        </table:table-row>
        <table:table-row table:style-name="ro1">
          <table:table-cell office:value-type="float" office:value="12319651" calcext:value-type="float">
            <text:p>12319651</text:p>
          </table:table-cell>
          <table:table-cell office:value-type="string" calcext:value-type="string">
            <text:p>https://api.github.com/repos/emilkje/WebIde80</text:p>
          </table:table-cell>
          <table:table-cell table:formula="of:=REPLACE([.B1833]; 1; 29; &quot;&quot;)" office:value-type="string" office:string-value="emilkje/WebIde80" calcext:value-type="string">
            <text:p>emilkje/WebIde80</text:p>
          </table:table-cell>
        </table:table-row>
        <table:table-row table:style-name="ro1">
          <table:table-cell office:value-type="float" office:value="12328265" calcext:value-type="float">
            <text:p>12328265</text:p>
          </table:table-cell>
          <table:table-cell office:value-type="string" calcext:value-type="string">
            <text:p>https://api.github.com/repos/InforMEA/leo</text:p>
          </table:table-cell>
          <table:table-cell table:formula="of:=REPLACE([.B1834]; 1; 29; &quot;&quot;)" office:value-type="string" office:string-value="InforMEA/leo" calcext:value-type="string">
            <text:p>InforMEA/leo</text:p>
          </table:table-cell>
        </table:table-row>
        <table:table-row table:style-name="ro1">
          <table:table-cell office:value-type="float" office:value="12343173" calcext:value-type="float">
            <text:p>12343173</text:p>
          </table:table-cell>
          <table:table-cell office:value-type="string" calcext:value-type="string">
            <text:p>https://api.github.com/repos/bcit-ci/CodeIgniter</text:p>
          </table:table-cell>
          <table:table-cell table:formula="of:=REPLACE([.B1835]; 1; 29; &quot;&quot;)" office:value-type="string" office:string-value="bcit-ci/CodeIgniter" calcext:value-type="string">
            <text:p>bcit-ci/CodeIgniter</text:p>
          </table:table-cell>
        </table:table-row>
        <table:table-row table:style-name="ro1">
          <table:table-cell office:value-type="float" office:value="12365316" calcext:value-type="float">
            <text:p>12365316</text:p>
          </table:table-cell>
          <table:table-cell office:value-type="string" calcext:value-type="string">
            <text:p>https://api.github.com/repos/LaravelRUS/laravel.ru</text:p>
          </table:table-cell>
          <table:table-cell table:formula="of:=REPLACE([.B1836]; 1; 29; &quot;&quot;)" office:value-type="string" office:string-value="LaravelRUS/laravel.ru" calcext:value-type="string">
            <text:p>LaravelRUS/laravel.ru</text:p>
          </table:table-cell>
        </table:table-row>
        <table:table-row table:style-name="ro1">
          <table:table-cell office:value-type="float" office:value="12376161" calcext:value-type="float">
            <text:p>12376161</text:p>
          </table:table-cell>
          <table:table-cell office:value-type="string" calcext:value-type="string">
            <text:p>https://api.github.com/repos/sotacoa/website</text:p>
          </table:table-cell>
          <table:table-cell table:formula="of:=REPLACE([.B1837]; 1; 29; &quot;&quot;)" office:value-type="string" office:string-value="sotacoa/website" calcext:value-type="string">
            <text:p>sotacoa/website</text:p>
          </table:table-cell>
        </table:table-row>
        <table:table-row table:style-name="ro1">
          <table:table-cell office:value-type="float" office:value="12384373" calcext:value-type="float">
            <text:p>12384373</text:p>
          </table:table-cell>
          <table:table-cell office:value-type="string" calcext:value-type="string">
            <text:p>https://api.github.com/repos/mamuz/PhpDependencyAnalysis</text:p>
          </table:table-cell>
          <table:table-cell table:formula="of:=REPLACE([.B1838]; 1; 29; &quot;&quot;)" office:value-type="string" office:string-value="mamuz/PhpDependencyAnalysis" calcext:value-type="string">
            <text:p>mamuz/PhpDependencyAnalysis</text:p>
          </table:table-cell>
        </table:table-row>
        <table:table-row table:style-name="ro1">
          <table:table-cell office:value-type="float" office:value="12385456" calcext:value-type="float">
            <text:p>12385456</text:p>
          </table:table-cell>
          <table:table-cell office:value-type="string" calcext:value-type="string">
            <text:p>https://api.github.com/repos/romeOz/rock</text:p>
          </table:table-cell>
          <table:table-cell table:formula="of:=REPLACE([.B1839]; 1; 29; &quot;&quot;)" office:value-type="string" office:string-value="romeOz/rock" calcext:value-type="string">
            <text:p>romeOz/rock</text:p>
          </table:table-cell>
        </table:table-row>
        <table:table-row table:style-name="ro1">
          <table:table-cell office:value-type="float" office:value="12401228" calcext:value-type="float">
            <text:p>12401228</text:p>
          </table:table-cell>
          <table:table-cell office:value-type="string" calcext:value-type="string">
            <text:p>https://api.github.com/repos/tekkla/TekFW</text:p>
          </table:table-cell>
          <table:table-cell table:formula="of:=REPLACE([.B1840]; 1; 29; &quot;&quot;)" office:value-type="string" office:string-value="tekkla/TekFW" calcext:value-type="string">
            <text:p>tekkla/TekFW</text:p>
          </table:table-cell>
        </table:table-row>
        <table:table-row table:style-name="ro1">
          <table:table-cell office:value-type="float" office:value="12425865" calcext:value-type="float">
            <text:p>12425865</text:p>
          </table:table-cell>
          <table:table-cell office:value-type="string" calcext:value-type="string">
            <text:p>https://api.github.com/repos/hcrudolph/swe_project</text:p>
          </table:table-cell>
          <table:table-cell table:formula="of:=REPLACE([.B1841]; 1; 29; &quot;&quot;)" office:value-type="string" office:string-value="hcrudolph/swe_project" calcext:value-type="string">
            <text:p>hcrudolph/swe_project</text:p>
          </table:table-cell>
        </table:table-row>
        <table:table-row table:style-name="ro1">
          <table:table-cell office:value-type="float" office:value="12430046" calcext:value-type="float">
            <text:p>12430046</text:p>
          </table:table-cell>
          <table:table-cell office:value-type="string" calcext:value-type="string">
            <text:p>https://api.github.com/repos/ADNBP/ADNBP-Cloud-FrameWork</text:p>
          </table:table-cell>
          <table:table-cell table:formula="of:=REPLACE([.B1842]; 1; 29; &quot;&quot;)" office:value-type="string" office:string-value="ADNBP/ADNBP-Cloud-FrameWork" calcext:value-type="string">
            <text:p>ADNBP/ADNBP-Cloud-FrameWork</text:p>
          </table:table-cell>
        </table:table-row>
        <table:table-row table:style-name="ro1">
          <table:table-cell office:value-type="float" office:value="12444384" calcext:value-type="float">
            <text:p>12444384</text:p>
          </table:table-cell>
          <table:table-cell office:value-type="string" calcext:value-type="string">
            <text:p>https://api.github.com/repos/MGGROUP/quimbo2</text:p>
          </table:table-cell>
          <table:table-cell table:formula="of:=REPLACE([.B1843]; 1; 29; &quot;&quot;)" office:value-type="string" office:string-value="MGGROUP/quimbo2" calcext:value-type="string">
            <text:p>MGGROUP/quimbo2</text:p>
          </table:table-cell>
        </table:table-row>
        <table:table-row table:style-name="ro1">
          <table:table-cell office:value-type="float" office:value="12450437" calcext:value-type="float">
            <text:p>12450437</text:p>
          </table:table-cell>
          <table:table-cell office:value-type="string" calcext:value-type="string">
            <text:p>https://api.github.com/repos/Caranille/Caranille</text:p>
          </table:table-cell>
          <table:table-cell table:formula="of:=REPLACE([.B1844]; 1; 29; &quot;&quot;)" office:value-type="string" office:string-value="Caranille/Caranille" calcext:value-type="string">
            <text:p>Caranille/Caranille</text:p>
          </table:table-cell>
        </table:table-row>
        <table:table-row table:style-name="ro1">
          <table:table-cell office:value-type="float" office:value="12454459" calcext:value-type="float">
            <text:p>12454459</text:p>
          </table:table-cell>
          <table:table-cell office:value-type="string" calcext:value-type="string">
            <text:p>https://api.github.com/repos/aimeos/aimeos-typo3</text:p>
          </table:table-cell>
          <table:table-cell table:formula="of:=REPLACE([.B1845]; 1; 29; &quot;&quot;)" office:value-type="string" office:string-value="aimeos/aimeos-typo3" calcext:value-type="string">
            <text:p>aimeos/aimeos-typo3</text:p>
          </table:table-cell>
        </table:table-row>
        <table:table-row table:style-name="ro1">
          <table:table-cell office:value-type="float" office:value="12462772" calcext:value-type="float">
            <text:p>12462772</text:p>
          </table:table-cell>
          <table:table-cell office:value-type="string" calcext:value-type="string">
            <text:p>https://api.github.com/repos/malmostad/vuxenforvaltningens_informationsportal</text:p>
          </table:table-cell>
          <table:table-cell table:formula="of:=REPLACE([.B1846]; 1; 29; &quot;&quot;)" office:value-type="string" office:string-value="malmostad/vuxenforvaltningens_informationsportal" calcext:value-type="string">
            <text:p>malmostad/vuxenforvaltningens_informationsportal</text:p>
          </table:table-cell>
        </table:table-row>
        <table:table-row table:style-name="ro1">
          <table:table-cell office:value-type="float" office:value="12470060" calcext:value-type="float">
            <text:p>12470060</text:p>
          </table:table-cell>
          <table:table-cell office:value-type="string" calcext:value-type="string">
            <text:p>https://api.github.com/repos/UWAA/uwaa-2014</text:p>
          </table:table-cell>
          <table:table-cell table:formula="of:=REPLACE([.B1847]; 1; 29; &quot;&quot;)" office:value-type="string" office:string-value="UWAA/uwaa-2014" calcext:value-type="string">
            <text:p>UWAA/uwaa-2014</text:p>
          </table:table-cell>
        </table:table-row>
        <table:table-row table:style-name="ro1">
          <table:table-cell office:value-type="float" office:value="12474464" calcext:value-type="float">
            <text:p>12474464</text:p>
          </table:table-cell>
          <table:table-cell office:value-type="string" calcext:value-type="string">
            <text:p>https://api.github.com/repos/jeff1evesque/drupal-demonstration</text:p>
          </table:table-cell>
          <table:table-cell table:formula="of:=REPLACE([.B1848]; 1; 29; &quot;&quot;)" office:value-type="string" office:string-value="jeff1evesque/drupal-demonstration" calcext:value-type="string">
            <text:p>jeff1evesque/drupal-demonstration</text:p>
          </table:table-cell>
        </table:table-row>
        <table:table-row table:style-name="ro1">
          <table:table-cell office:value-type="float" office:value="12488907" calcext:value-type="float">
            <text:p>12488907</text:p>
          </table:table-cell>
          <table:table-cell office:value-type="string" calcext:value-type="string">
            <text:p>https://api.github.com/repos/federicojasson/neuco</text:p>
          </table:table-cell>
          <table:table-cell table:formula="of:=REPLACE([.B1849]; 1; 29; &quot;&quot;)" office:value-type="string" office:string-value="federicojasson/neuco" calcext:value-type="string">
            <text:p>federicojasson/neuco</text:p>
          </table:table-cell>
        </table:table-row>
        <table:table-row table:style-name="ro1">
          <table:table-cell office:value-type="float" office:value="12497217" calcext:value-type="float">
            <text:p>12497217</text:p>
          </table:table-cell>
          <table:table-cell office:value-type="string" calcext:value-type="string">
            <text:p>https://api.github.com/repos/SURFnet/Stepup-Middleware</text:p>
          </table:table-cell>
          <table:table-cell table:formula="of:=REPLACE([.B1850]; 1; 29; &quot;&quot;)" office:value-type="string" office:string-value="SURFnet/Stepup-Middleware" calcext:value-type="string">
            <text:p>SURFnet/Stepup-Middleware</text:p>
          </table:table-cell>
        </table:table-row>
        <table:table-row table:style-name="ro1">
          <table:table-cell office:value-type="float" office:value="12497449" calcext:value-type="float">
            <text:p>12497449</text:p>
          </table:table-cell>
          <table:table-cell office:value-type="string" calcext:value-type="string">
            <text:p>https://api.github.com/repos/jacksleight/chalk</text:p>
          </table:table-cell>
          <table:table-cell table:formula="of:=REPLACE([.B1851]; 1; 29; &quot;&quot;)" office:value-type="string" office:string-value="jacksleight/chalk" calcext:value-type="string">
            <text:p>jacksleight/chalk</text:p>
          </table:table-cell>
        </table:table-row>
        <table:table-row table:style-name="ro1">
          <table:table-cell office:value-type="float" office:value="12498989" calcext:value-type="float">
            <text:p>12498989</text:p>
          </table:table-cell>
          <table:table-cell office:value-type="string" calcext:value-type="string">
            <text:p>https://api.github.com/repos/SURFnet/Stepup-Gateway</text:p>
          </table:table-cell>
          <table:table-cell table:formula="of:=REPLACE([.B1852]; 1; 29; &quot;&quot;)" office:value-type="string" office:string-value="SURFnet/Stepup-Gateway" calcext:value-type="string">
            <text:p>SURFnet/Stepup-Gateway</text:p>
          </table:table-cell>
        </table:table-row>
        <table:table-row table:style-name="ro1">
          <table:table-cell office:value-type="float" office:value="12499950" calcext:value-type="float">
            <text:p>12499950</text:p>
          </table:table-cell>
          <table:table-cell office:value-type="string" calcext:value-type="string">
            <text:p>https://api.github.com/repos/kylephillips/wp-nested-pages</text:p>
          </table:table-cell>
          <table:table-cell table:formula="of:=REPLACE([.B1853]; 1; 29; &quot;&quot;)" office:value-type="string" office:string-value="kylephillips/wp-nested-pages" calcext:value-type="string">
            <text:p>kylephillips/wp-nested-pages</text:p>
          </table:table-cell>
        </table:table-row>
        <table:table-row table:style-name="ro1">
          <table:table-cell office:value-type="float" office:value="12512423" calcext:value-type="float">
            <text:p>12512423</text:p>
          </table:table-cell>
          <table:table-cell office:value-type="string" calcext:value-type="string">
            <text:p>https://api.github.com/repos/SURFnet/Stepup-RA</text:p>
          </table:table-cell>
          <table:table-cell table:formula="of:=REPLACE([.B1854]; 1; 29; &quot;&quot;)" office:value-type="string" office:string-value="SURFnet/Stepup-RA" calcext:value-type="string">
            <text:p>SURFnet/Stepup-RA</text:p>
          </table:table-cell>
        </table:table-row>
        <table:table-row table:style-name="ro1">
          <table:table-cell office:value-type="float" office:value="12515724" calcext:value-type="float">
            <text:p>12515724</text:p>
          </table:table-cell>
          <table:table-cell office:value-type="string" calcext:value-type="string">
            <text:p>https://api.github.com/repos/SURFnet/Stepup-SelfService</text:p>
          </table:table-cell>
          <table:table-cell table:formula="of:=REPLACE([.B1855]; 1; 29; &quot;&quot;)" office:value-type="string" office:string-value="SURFnet/Stepup-SelfService" calcext:value-type="string">
            <text:p>SURFnet/Stepup-SelfService</text:p>
          </table:table-cell>
        </table:table-row>
        <table:table-row table:style-name="ro1">
          <table:table-cell office:value-type="float" office:value="12518992" calcext:value-type="float">
            <text:p>12518992</text:p>
          </table:table-cell>
          <table:table-cell office:value-type="string" calcext:value-type="string">
            <text:p>https://api.github.com/repos/guillaume-sainthillier/ByNight</text:p>
          </table:table-cell>
          <table:table-cell table:formula="of:=REPLACE([.B1856]; 1; 29; &quot;&quot;)" office:value-type="string" office:string-value="guillaume-sainthillier/ByNight" calcext:value-type="string">
            <text:p>guillaume-sainthillier/ByNight</text:p>
          </table:table-cell>
        </table:table-row>
        <table:table-row table:style-name="ro1">
          <table:table-cell office:value-type="float" office:value="12520338" calcext:value-type="float">
            <text:p>12520338</text:p>
          </table:table-cell>
          <table:table-cell office:value-type="string" calcext:value-type="string">
            <text:p>https://api.github.com/repos/lesh-dev/core</text:p>
          </table:table-cell>
          <table:table-cell table:formula="of:=REPLACE([.B1857]; 1; 29; &quot;&quot;)" office:value-type="string" office:string-value="lesh-dev/core" calcext:value-type="string">
            <text:p>lesh-dev/core</text:p>
          </table:table-cell>
        </table:table-row>
        <table:table-row table:style-name="ro1">
          <table:table-cell office:value-type="float" office:value="12524985" calcext:value-type="float">
            <text:p>12524985</text:p>
          </table:table-cell>
          <table:table-cell office:value-type="string" calcext:value-type="string">
            <text:p>https://api.github.com/repos/TrinataBhayanaka/simbadoetz</text:p>
          </table:table-cell>
          <table:table-cell table:formula="of:=REPLACE([.B1858]; 1; 29; &quot;&quot;)" office:value-type="string" office:string-value="TrinataBhayanaka/simbadoetz" calcext:value-type="string">
            <text:p>TrinataBhayanaka/simbadoetz</text:p>
          </table:table-cell>
        </table:table-row>
        <table:table-row table:style-name="ro1">
          <table:table-cell office:value-type="float" office:value="12535794" calcext:value-type="float">
            <text:p>12535794</text:p>
          </table:table-cell>
          <table:table-cell office:value-type="string" calcext:value-type="string">
            <text:p>https://api.github.com/repos/Punepsp/itapps-eims</text:p>
          </table:table-cell>
          <table:table-cell table:formula="of:=REPLACE([.B1859]; 1; 29; &quot;&quot;)" office:value-type="string" office:string-value="Punepsp/itapps-eims" calcext:value-type="string">
            <text:p>Punepsp/itapps-eims</text:p>
          </table:table-cell>
        </table:table-row>
        <table:table-row table:style-name="ro1">
          <table:table-cell office:value-type="float" office:value="12550188" calcext:value-type="float">
            <text:p>12550188</text:p>
          </table:table-cell>
          <table:table-cell office:value-type="string" calcext:value-type="string">
            <text:p>https://api.github.com/repos/EducationNC/EdNC</text:p>
          </table:table-cell>
          <table:table-cell table:formula="of:=REPLACE([.B1860]; 1; 29; &quot;&quot;)" office:value-type="string" office:string-value="EducationNC/EdNC" calcext:value-type="string">
            <text:p>EducationNC/EdNC</text:p>
          </table:table-cell>
        </table:table-row>
        <table:table-row table:style-name="ro1">
          <table:table-cell office:value-type="float" office:value="12564243" calcext:value-type="float">
            <text:p>12564243</text:p>
          </table:table-cell>
          <table:table-cell office:value-type="string" calcext:value-type="string">
            <text:p>https://api.github.com/repos/usc-isi-i2/dig-alignment</text:p>
          </table:table-cell>
          <table:table-cell table:formula="of:=REPLACE([.B1861]; 1; 29; &quot;&quot;)" office:value-type="string" office:string-value="usc-isi-i2/dig-alignment" calcext:value-type="string">
            <text:p>usc-isi-i2/dig-alignment</text:p>
          </table:table-cell>
        </table:table-row>
        <table:table-row table:style-name="ro1">
          <table:table-cell office:value-type="float" office:value="12574528" calcext:value-type="float">
            <text:p>12574528</text:p>
          </table:table-cell>
          <table:table-cell office:value-type="string" calcext:value-type="string">
            <text:p>https://api.github.com/repos/kreta/kreta</text:p>
          </table:table-cell>
          <table:table-cell table:formula="of:=REPLACE([.B1862]; 1; 29; &quot;&quot;)" office:value-type="string" office:string-value="kreta/kreta" calcext:value-type="string">
            <text:p>kreta/kreta</text:p>
          </table:table-cell>
        </table:table-row>
        <table:table-row table:style-name="ro1">
          <table:table-cell office:value-type="float" office:value="12579062" calcext:value-type="float">
            <text:p>12579062</text:p>
          </table:table-cell>
          <table:table-cell office:value-type="string" calcext:value-type="string">
            <text:p>https://api.github.com/repos/RobinDumontChaponet/synthese</text:p>
          </table:table-cell>
          <table:table-cell table:formula="of:=REPLACE([.B1863]; 1; 29; &quot;&quot;)" office:value-type="string" office:string-value="RobinDumontChaponet/synthese" calcext:value-type="string">
            <text:p>RobinDumontChaponet/synthese</text:p>
          </table:table-cell>
        </table:table-row>
        <table:table-row table:style-name="ro1">
          <table:table-cell office:value-type="float" office:value="12580165" calcext:value-type="float">
            <text:p>12580165</text:p>
          </table:table-cell>
          <table:table-cell office:value-type="string" calcext:value-type="string">
            <text:p>https://api.github.com/repos/EvanHerman/Timeline-Express</text:p>
          </table:table-cell>
          <table:table-cell table:formula="of:=REPLACE([.B1864]; 1; 29; &quot;&quot;)" office:value-type="string" office:string-value="EvanHerman/Timeline-Express" calcext:value-type="string">
            <text:p>EvanHerman/Timeline-Express</text:p>
          </table:table-cell>
        </table:table-row>
        <table:table-row table:style-name="ro1">
          <table:table-cell office:value-type="float" office:value="12586347" calcext:value-type="float">
            <text:p>12586347</text:p>
          </table:table-cell>
          <table:table-cell office:value-type="string" calcext:value-type="string">
            <text:p>https://api.github.com/repos/Sigsiu-NET/SobiPro</text:p>
          </table:table-cell>
          <table:table-cell table:formula="of:=REPLACE([.B1865]; 1; 29; &quot;&quot;)" office:value-type="string" office:string-value="Sigsiu-NET/SobiPro" calcext:value-type="string">
            <text:p>Sigsiu-NET/SobiPro</text:p>
          </table:table-cell>
        </table:table-row>
        <table:table-row table:style-name="ro1">
          <table:table-cell office:value-type="float" office:value="12598392" calcext:value-type="float">
            <text:p>12598392</text:p>
          </table:table-cell>
          <table:table-cell office:value-type="string" calcext:value-type="string">
            <text:p>https://api.github.com/repos/jjrom/resto</text:p>
          </table:table-cell>
          <table:table-cell table:formula="of:=REPLACE([.B1866]; 1; 29; &quot;&quot;)" office:value-type="string" office:string-value="jjrom/resto" calcext:value-type="string">
            <text:p>jjrom/resto</text:p>
          </table:table-cell>
        </table:table-row>
        <table:table-row table:style-name="ro1">
          <table:table-cell office:value-type="float" office:value="12627274" calcext:value-type="float">
            <text:p>12627274</text:p>
          </table:table-cell>
          <table:table-cell office:value-type="string" calcext:value-type="string">
            <text:p>https://api.github.com/repos/reactome/Release</text:p>
          </table:table-cell>
          <table:table-cell table:formula="of:=REPLACE([.B1867]; 1; 29; &quot;&quot;)" office:value-type="string" office:string-value="reactome/Release" calcext:value-type="string">
            <text:p>reactome/Release</text:p>
          </table:table-cell>
        </table:table-row>
        <table:table-row table:style-name="ro1">
          <table:table-cell office:value-type="float" office:value="12627362" calcext:value-type="float">
            <text:p>12627362</text:p>
          </table:table-cell>
          <table:table-cell office:value-type="string" calcext:value-type="string">
            <text:p>https://api.github.com/repos/Eracleo/caisc</text:p>
          </table:table-cell>
          <table:table-cell table:formula="of:=REPLACE([.B1868]; 1; 29; &quot;&quot;)" office:value-type="string" office:string-value="Eracleo/caisc" calcext:value-type="string">
            <text:p>Eracleo/caisc</text:p>
          </table:table-cell>
        </table:table-row>
        <table:table-row table:style-name="ro1">
          <table:table-cell office:value-type="float" office:value="12633987" calcext:value-type="float">
            <text:p>12633987</text:p>
          </table:table-cell>
          <table:table-cell office:value-type="string" calcext:value-type="string">
            <text:p>https://api.github.com/repos/RpicmsTeam/RPICMS</text:p>
          </table:table-cell>
          <table:table-cell table:formula="of:=REPLACE([.B1869]; 1; 29; &quot;&quot;)" office:value-type="string" office:string-value="RpicmsTeam/RPICMS" calcext:value-type="string">
            <text:p>RpicmsTeam/RPICMS</text:p>
          </table:table-cell>
        </table:table-row>
        <table:table-row table:style-name="ro1">
          <table:table-cell office:value-type="float" office:value="12639187" calcext:value-type="float">
            <text:p>12639187</text:p>
          </table:table-cell>
          <table:table-cell office:value-type="string" calcext:value-type="string">
            <text:p>https://api.github.com/repos/sebastianfeldmann/phpbu</text:p>
          </table:table-cell>
          <table:table-cell table:formula="of:=REPLACE([.B1870]; 1; 29; &quot;&quot;)" office:value-type="string" office:string-value="sebastianfeldmann/phpbu" calcext:value-type="string">
            <text:p>sebastianfeldmann/phpbu</text:p>
          </table:table-cell>
        </table:table-row>
        <table:table-row table:style-name="ro1">
          <table:table-cell office:value-type="float" office:value="12648527" calcext:value-type="float">
            <text:p>12648527</text:p>
          </table:table-cell>
          <table:table-cell office:value-type="string" calcext:value-type="string">
            <text:p>https://api.github.com/repos/SuperHentai/yanxi</text:p>
          </table:table-cell>
          <table:table-cell table:formula="of:=REPLACE([.B1871]; 1; 29; &quot;&quot;)" office:value-type="string" office:string-value="SuperHentai/yanxi" calcext:value-type="string">
            <text:p>SuperHentai/yanxi</text:p>
          </table:table-cell>
        </table:table-row>
        <table:table-row table:style-name="ro1">
          <table:table-cell office:value-type="float" office:value="12651641" calcext:value-type="float">
            <text:p>12651641</text:p>
          </table:table-cell>
          <table:table-cell office:value-type="string" calcext:value-type="string">
            <text:p>https://api.github.com/repos/eltrino/DiamanteDeskBundle</text:p>
          </table:table-cell>
          <table:table-cell table:formula="of:=REPLACE([.B1872]; 1; 29; &quot;&quot;)" office:value-type="string" office:string-value="eltrino/DiamanteDeskBundle" calcext:value-type="string">
            <text:p>eltrino/DiamanteDeskBundle</text:p>
          </table:table-cell>
        </table:table-row>
        <table:table-row table:style-name="ro1">
          <table:table-cell office:value-type="float" office:value="12656729" calcext:value-type="float">
            <text:p>12656729</text:p>
          </table:table-cell>
          <table:table-cell office:value-type="string" calcext:value-type="string">
            <text:p>https://api.github.com/repos/shanti-uva/drupal_mediabase</text:p>
          </table:table-cell>
          <table:table-cell table:formula="of:=REPLACE([.B1873]; 1; 29; &quot;&quot;)" office:value-type="string" office:string-value="shanti-uva/drupal_mediabase" calcext:value-type="string">
            <text:p>shanti-uva/drupal_mediabase</text:p>
          </table:table-cell>
        </table:table-row>
        <table:table-row table:style-name="ro1">
          <table:table-cell office:value-type="float" office:value="12666469" calcext:value-type="float">
            <text:p>12666469</text:p>
          </table:table-cell>
          <table:table-cell office:value-type="string" calcext:value-type="string">
            <text:p>https://api.github.com/repos/sconine/BlueTrack</text:p>
          </table:table-cell>
          <table:table-cell table:formula="of:=REPLACE([.B1874]; 1; 29; &quot;&quot;)" office:value-type="string" office:string-value="sconine/BlueTrack" calcext:value-type="string">
            <text:p>sconine/BlueTrack</text:p>
          </table:table-cell>
        </table:table-row>
        <table:table-row table:style-name="ro1">
          <table:table-cell office:value-type="float" office:value="12679341" calcext:value-type="float">
            <text:p>12679341</text:p>
          </table:table-cell>
          <table:table-cell office:value-type="string" calcext:value-type="string">
            <text:p>https://api.github.com/repos/Intermesh/groupoffice-server</text:p>
          </table:table-cell>
          <table:table-cell table:formula="of:=REPLACE([.B1875]; 1; 29; &quot;&quot;)" office:value-type="string" office:string-value="Intermesh/groupoffice-server" calcext:value-type="string">
            <text:p>Intermesh/groupoffice-server</text:p>
          </table:table-cell>
        </table:table-row>
        <table:table-row table:style-name="ro1">
          <table:table-cell office:value-type="float" office:value="12707533" calcext:value-type="float">
            <text:p>12707533</text:p>
          </table:table-cell>
          <table:table-cell office:value-type="string" calcext:value-type="string">
            <text:p>https://api.github.com/repos/octris/core</text:p>
          </table:table-cell>
          <table:table-cell table:formula="of:=REPLACE([.B1876]; 1; 29; &quot;&quot;)" office:value-type="string" office:string-value="octris/core" calcext:value-type="string">
            <text:p>octris/core</text:p>
          </table:table-cell>
        </table:table-row>
        <table:table-row table:style-name="ro1">
          <table:table-cell office:value-type="float" office:value="12711974" calcext:value-type="float">
            <text:p>12711974</text:p>
          </table:table-cell>
          <table:table-cell office:value-type="string" calcext:value-type="string">
            <text:p>https://api.github.com/repos/blocktrail/blocktrail-sdk-php</text:p>
          </table:table-cell>
          <table:table-cell table:formula="of:=REPLACE([.B1877]; 1; 29; &quot;&quot;)" office:value-type="string" office:string-value="blocktrail/blocktrail-sdk-php" calcext:value-type="string">
            <text:p>blocktrail/blocktrail-sdk-php</text:p>
          </table:table-cell>
        </table:table-row>
        <table:table-row table:style-name="ro1">
          <table:table-cell office:value-type="float" office:value="12713713" calcext:value-type="float">
            <text:p>12713713</text:p>
          </table:table-cell>
          <table:table-cell office:value-type="string" calcext:value-type="string">
            <text:p>https://api.github.com/repos/FreePBX/contactmanager</text:p>
          </table:table-cell>
          <table:table-cell table:formula="of:=REPLACE([.B1878]; 1; 29; &quot;&quot;)" office:value-type="string" office:string-value="FreePBX/contactmanager" calcext:value-type="string">
            <text:p>FreePBX/contactmanager</text:p>
          </table:table-cell>
        </table:table-row>
        <table:table-row table:style-name="ro1">
          <table:table-cell office:value-type="float" office:value="12718778" calcext:value-type="float">
            <text:p>12718778</text:p>
          </table:table-cell>
          <table:table-cell office:value-type="string" calcext:value-type="string">
            <text:p>https://api.github.com/repos/twigphp/Twig</text:p>
          </table:table-cell>
          <table:table-cell table:formula="of:=REPLACE([.B1879]; 1; 29; &quot;&quot;)" office:value-type="string" office:string-value="twigphp/Twig" calcext:value-type="string">
            <text:p>twigphp/Twig</text:p>
          </table:table-cell>
        </table:table-row>
        <table:table-row table:style-name="ro1">
          <table:table-cell office:value-type="float" office:value="12730650" calcext:value-type="float">
            <text:p>12730650</text:p>
          </table:table-cell>
          <table:table-cell office:value-type="string" calcext:value-type="string">
            <text:p>https://api.github.com/repos/jcanell4/WikiIocModel</text:p>
          </table:table-cell>
          <table:table-cell table:formula="of:=REPLACE([.B1880]; 1; 29; &quot;&quot;)" office:value-type="string" office:string-value="jcanell4/WikiIocModel" calcext:value-type="string">
            <text:p>jcanell4/WikiIocModel</text:p>
          </table:table-cell>
        </table:table-row>
        <table:table-row table:style-name="ro1">
          <table:table-cell office:value-type="float" office:value="12735845" calcext:value-type="float">
            <text:p>12735845</text:p>
          </table:table-cell>
          <table:table-cell office:value-type="string" calcext:value-type="string">
            <text:p>https://api.github.com/repos/AlexWoroschilow/fitbase.app</text:p>
          </table:table-cell>
          <table:table-cell table:formula="of:=REPLACE([.B1881]; 1; 29; &quot;&quot;)" office:value-type="string" office:string-value="AlexWoroschilow/fitbase.app" calcext:value-type="string">
            <text:p>AlexWoroschilow/fitbase.app</text:p>
          </table:table-cell>
        </table:table-row>
        <table:table-row table:style-name="ro1">
          <table:table-cell office:value-type="float" office:value="12744739" calcext:value-type="float">
            <text:p>12744739</text:p>
          </table:table-cell>
          <table:table-cell office:value-type="string" calcext:value-type="string">
            <text:p>https://api.github.com/repos/drdhaval2785/SanskritVerb</text:p>
          </table:table-cell>
          <table:table-cell table:formula="of:=REPLACE([.B1882]; 1; 29; &quot;&quot;)" office:value-type="string" office:string-value="drdhaval2785/SanskritVerb" calcext:value-type="string">
            <text:p>drdhaval2785/SanskritVerb</text:p>
          </table:table-cell>
        </table:table-row>
        <table:table-row table:style-name="ro1">
          <table:table-cell office:value-type="float" office:value="12761065" calcext:value-type="float">
            <text:p>12761065</text:p>
          </table:table-cell>
          <table:table-cell office:value-type="string" calcext:value-type="string">
            <text:p>https://api.github.com/repos/eloquent/phony</text:p>
          </table:table-cell>
          <table:table-cell table:formula="of:=REPLACE([.B1883]; 1; 29; &quot;&quot;)" office:value-type="string" office:string-value="eloquent/phony" calcext:value-type="string">
            <text:p>eloquent/phony</text:p>
          </table:table-cell>
        </table:table-row>
        <table:table-row table:style-name="ro1">
          <table:table-cell office:value-type="float" office:value="12767987" calcext:value-type="float">
            <text:p>12767987</text:p>
          </table:table-cell>
          <table:table-cell office:value-type="string" calcext:value-type="string">
            <text:p>https://api.github.com/repos/hrz-unimr/Ilias.RESTPlugin</text:p>
          </table:table-cell>
          <table:table-cell table:formula="of:=REPLACE([.B1884]; 1; 29; &quot;&quot;)" office:value-type="string" office:string-value="hrz-unimr/Ilias.RESTPlugin" calcext:value-type="string">
            <text:p>hrz-unimr/Ilias.RESTPlugin</text:p>
          </table:table-cell>
        </table:table-row>
        <table:table-row table:style-name="ro1">
          <table:table-cell office:value-type="float" office:value="12771198" calcext:value-type="float">
            <text:p>12771198</text:p>
          </table:table-cell>
          <table:table-cell office:value-type="string" calcext:value-type="string">
            <text:p>https://api.github.com/repos/mashshare/Mashshare</text:p>
          </table:table-cell>
          <table:table-cell table:formula="of:=REPLACE([.B1885]; 1; 29; &quot;&quot;)" office:value-type="string" office:string-value="mashshare/Mashshare" calcext:value-type="string">
            <text:p>mashshare/Mashshare</text:p>
          </table:table-cell>
        </table:table-row>
        <table:table-row table:style-name="ro1">
          <table:table-cell office:value-type="float" office:value="12776204" calcext:value-type="float">
            <text:p>12776204</text:p>
          </table:table-cell>
          <table:table-cell office:value-type="string" calcext:value-type="string">
            <text:p>https://api.github.com/repos/wubaiqing/meipin</text:p>
          </table:table-cell>
          <table:table-cell table:formula="of:=REPLACE([.B1886]; 1; 29; &quot;&quot;)" office:value-type="string" office:string-value="wubaiqing/meipin" calcext:value-type="string">
            <text:p>wubaiqing/meipin</text:p>
          </table:table-cell>
        </table:table-row>
        <table:table-row table:style-name="ro1">
          <table:table-cell office:value-type="float" office:value="12778388" calcext:value-type="float">
            <text:p>12778388</text:p>
          </table:table-cell>
          <table:table-cell office:value-type="string" calcext:value-type="string">
            <text:p>https://api.github.com/repos/diglin/ricento</text:p>
          </table:table-cell>
          <table:table-cell table:formula="of:=REPLACE([.B1887]; 1; 29; &quot;&quot;)" office:value-type="string" office:string-value="diglin/ricento" calcext:value-type="string">
            <text:p>diglin/ricento</text:p>
          </table:table-cell>
        </table:table-row>
        <table:table-row table:style-name="ro1">
          <table:table-cell office:value-type="float" office:value="12783349" calcext:value-type="float">
            <text:p>12783349</text:p>
          </table:table-cell>
          <table:table-cell office:value-type="string" calcext:value-type="string">
            <text:p>https://api.github.com/repos/gsb-public/gsb_public</text:p>
          </table:table-cell>
          <table:table-cell table:formula="of:=REPLACE([.B1888]; 1; 29; &quot;&quot;)" office:value-type="string" office:string-value="gsb-public/gsb_public" calcext:value-type="string">
            <text:p>gsb-public/gsb_public</text:p>
          </table:table-cell>
        </table:table-row>
        <table:table-row table:style-name="ro1">
          <table:table-cell office:value-type="float" office:value="12806841" calcext:value-type="float">
            <text:p>12806841</text:p>
          </table:table-cell>
          <table:table-cell office:value-type="string" calcext:value-type="string">
            <text:p>https://api.github.com/repos/NYULibraries/mediacommons_modules</text:p>
          </table:table-cell>
          <table:table-cell table:formula="of:=REPLACE([.B1889]; 1; 29; &quot;&quot;)" office:value-type="string" office:string-value="NYULibraries/mediacommons_modules" calcext:value-type="string">
            <text:p>NYULibraries/mediacommons_modules</text:p>
          </table:table-cell>
        </table:table-row>
        <table:table-row table:style-name="ro1">
          <table:table-cell office:value-type="float" office:value="12807101" calcext:value-type="float">
            <text:p>12807101</text:p>
          </table:table-cell>
          <table:table-cell office:value-type="string" calcext:value-type="string">
            <text:p>https://api.github.com/repos/NYULibraries/mediacommons</text:p>
          </table:table-cell>
          <table:table-cell table:formula="of:=REPLACE([.B1890]; 1; 29; &quot;&quot;)" office:value-type="string" office:string-value="NYULibraries/mediacommons" calcext:value-type="string">
            <text:p>NYULibraries/mediacommons</text:p>
          </table:table-cell>
        </table:table-row>
        <table:table-row table:style-name="ro1">
          <table:table-cell office:value-type="float" office:value="12829791" calcext:value-type="float">
            <text:p>12829791</text:p>
          </table:table-cell>
          <table:table-cell office:value-type="string" calcext:value-type="string">
            <text:p>https://api.github.com/repos/kentprojects/api</text:p>
          </table:table-cell>
          <table:table-cell table:formula="of:=REPLACE([.B1891]; 1; 29; &quot;&quot;)" office:value-type="string" office:string-value="kentprojects/api" calcext:value-type="string">
            <text:p>kentprojects/api</text:p>
          </table:table-cell>
        </table:table-row>
        <table:table-row table:style-name="ro1">
          <table:table-cell office:value-type="float" office:value="12831149" calcext:value-type="float">
            <text:p>12831149</text:p>
          </table:table-cell>
          <table:table-cell office:value-type="string" calcext:value-type="string">
            <text:p>https://api.github.com/repos/futtta/autoptimize</text:p>
          </table:table-cell>
          <table:table-cell table:formula="of:=REPLACE([.B1892]; 1; 29; &quot;&quot;)" office:value-type="string" office:string-value="futtta/autoptimize" calcext:value-type="string">
            <text:p>futtta/autoptimize</text:p>
          </table:table-cell>
        </table:table-row>
        <table:table-row table:style-name="ro1">
          <table:table-cell office:value-type="float" office:value="12840208" calcext:value-type="float">
            <text:p>12840208</text:p>
          </table:table-cell>
          <table:table-cell office:value-type="string" calcext:value-type="string">
            <text:p>https://api.github.com/repos/georgestephanis/two-factor</text:p>
          </table:table-cell>
          <table:table-cell table:formula="of:=REPLACE([.B1893]; 1; 29; &quot;&quot;)" office:value-type="string" office:string-value="georgestephanis/two-factor" calcext:value-type="string">
            <text:p>georgestephanis/two-factor</text:p>
          </table:table-cell>
        </table:table-row>
        <table:table-row table:style-name="ro1">
          <table:table-cell office:value-type="float" office:value="12844195" calcext:value-type="float">
            <text:p>12844195</text:p>
          </table:table-cell>
          <table:table-cell office:value-type="string" calcext:value-type="string">
            <text:p>https://api.github.com/repos/UclCommander/Dan</text:p>
          </table:table-cell>
          <table:table-cell table:formula="of:=REPLACE([.B1894]; 1; 29; &quot;&quot;)" office:value-type="string" office:string-value="UclCommander/Dan" calcext:value-type="string">
            <text:p>UclCommander/Dan</text:p>
          </table:table-cell>
        </table:table-row>
        <table:table-row table:style-name="ro1">
          <table:table-cell office:value-type="float" office:value="12868256" calcext:value-type="float">
            <text:p>12868256</text:p>
          </table:table-cell>
          <table:table-cell office:value-type="string" calcext:value-type="string">
            <text:p>https://api.github.com/repos/PHPFrame/Mashine</text:p>
          </table:table-cell>
          <table:table-cell table:formula="of:=REPLACE([.B1895]; 1; 29; &quot;&quot;)" office:value-type="string" office:string-value="PHPFrame/Mashine" calcext:value-type="string">
            <text:p>PHPFrame/Mashine</text:p>
          </table:table-cell>
        </table:table-row>
        <table:table-row table:style-name="ro1">
          <table:table-cell office:value-type="float" office:value="12876720" calcext:value-type="float">
            <text:p>12876720</text:p>
          </table:table-cell>
          <table:table-cell office:value-type="string" calcext:value-type="string">
            <text:p>https://api.github.com/repos/celfred/PlanetAlertProfile</text:p>
          </table:table-cell>
          <table:table-cell table:formula="of:=REPLACE([.B1896]; 1; 29; &quot;&quot;)" office:value-type="string" office:string-value="celfred/PlanetAlertProfile" calcext:value-type="string">
            <text:p>celfred/PlanetAlertProfile</text:p>
          </table:table-cell>
        </table:table-row>
        <table:table-row table:style-name="ro1">
          <table:table-cell office:value-type="float" office:value="12877423" calcext:value-type="float">
            <text:p>12877423</text:p>
          </table:table-cell>
          <table:table-cell office:value-type="string" calcext:value-type="string">
            <text:p>https://api.github.com/repos/Ma27/SenNetwork</text:p>
          </table:table-cell>
          <table:table-cell table:formula="of:=REPLACE([.B1897]; 1; 29; &quot;&quot;)" office:value-type="string" office:string-value="Ma27/SenNetwork" calcext:value-type="string">
            <text:p>Ma27/SenNetwork</text:p>
          </table:table-cell>
        </table:table-row>
        <table:table-row table:style-name="ro1">
          <table:table-cell office:value-type="float" office:value="12881061" calcext:value-type="float">
            <text:p>12881061</text:p>
          </table:table-cell>
          <table:table-cell office:value-type="string" calcext:value-type="string">
            <text:p>https://api.github.com/repos/inpsyde/wpml2mlp</text:p>
          </table:table-cell>
          <table:table-cell table:formula="of:=REPLACE([.B1898]; 1; 29; &quot;&quot;)" office:value-type="string" office:string-value="inpsyde/wpml2mlp" calcext:value-type="string">
            <text:p>inpsyde/wpml2mlp</text:p>
          </table:table-cell>
        </table:table-row>
        <table:table-row table:style-name="ro1">
          <table:table-cell office:value-type="float" office:value="12891265" calcext:value-type="float">
            <text:p>12891265</text:p>
          </table:table-cell>
          <table:table-cell office:value-type="string" calcext:value-type="string">
            <text:p>https://api.github.com/repos/newscloud/mp</text:p>
          </table:table-cell>
          <table:table-cell table:formula="of:=REPLACE([.B1899]; 1; 29; &quot;&quot;)" office:value-type="string" office:string-value="newscloud/mp" calcext:value-type="string">
            <text:p>newscloud/mp</text:p>
          </table:table-cell>
        </table:table-row>
        <table:table-row table:style-name="ro1">
          <table:table-cell office:value-type="float" office:value="12896744" calcext:value-type="float">
            <text:p>12896744</text:p>
          </table:table-cell>
          <table:table-cell office:value-type="string" calcext:value-type="string">
            <text:p>https://api.github.com/repos/teddysasmita/kosayu</text:p>
          </table:table-cell>
          <table:table-cell table:formula="of:=REPLACE([.B1900]; 1; 29; &quot;&quot;)" office:value-type="string" office:string-value="teddysasmita/kosayu" calcext:value-type="string">
            <text:p>teddysasmita/kosayu</text:p>
          </table:table-cell>
        </table:table-row>
        <table:table-row table:style-name="ro1">
          <table:table-cell office:value-type="float" office:value="12905473" calcext:value-type="float">
            <text:p>12905473</text:p>
          </table:table-cell>
          <table:table-cell office:value-type="string" calcext:value-type="string">
            <text:p>https://api.github.com/repos/yiijan/yii2-i18n-ja</text:p>
          </table:table-cell>
          <table:table-cell table:formula="of:=REPLACE([.B1901]; 1; 29; &quot;&quot;)" office:value-type="string" office:string-value="yiijan/yii2-i18n-ja" calcext:value-type="string">
            <text:p>yiijan/yii2-i18n-ja</text:p>
          </table:table-cell>
        </table:table-row>
        <table:table-row table:style-name="ro1">
          <table:table-cell office:value-type="float" office:value="12926021" calcext:value-type="float">
            <text:p>12926021</text:p>
          </table:table-cell>
          <table:table-cell office:value-type="string" calcext:value-type="string">
            <text:p>https://api.github.com/repos/Gizra/negawatt-server</text:p>
          </table:table-cell>
          <table:table-cell table:formula="of:=REPLACE([.B1902]; 1; 29; &quot;&quot;)" office:value-type="string" office:string-value="Gizra/negawatt-server" calcext:value-type="string">
            <text:p>Gizra/negawatt-server</text:p>
          </table:table-cell>
        </table:table-row>
        <table:table-row table:style-name="ro1">
          <table:table-cell office:value-type="float" office:value="12926184" calcext:value-type="float">
            <text:p>12926184</text:p>
          </table:table-cell>
          <table:table-cell office:value-type="string" calcext:value-type="string">
            <text:p>https://api.github.com/repos/DSD-BookEasy/BookEasy</text:p>
          </table:table-cell>
          <table:table-cell table:formula="of:=REPLACE([.B1903]; 1; 29; &quot;&quot;)" office:value-type="string" office:string-value="DSD-BookEasy/BookEasy" calcext:value-type="string">
            <text:p>DSD-BookEasy/BookEasy</text:p>
          </table:table-cell>
        </table:table-row>
        <table:table-row table:style-name="ro1">
          <table:table-cell office:value-type="float" office:value="12928036" calcext:value-type="float">
            <text:p>12928036</text:p>
          </table:table-cell>
          <table:table-cell office:value-type="string" calcext:value-type="string">
            <text:p>https://api.github.com/repos/compucorp/civihr-employee-portal</text:p>
          </table:table-cell>
          <table:table-cell table:formula="of:=REPLACE([.B1904]; 1; 29; &quot;&quot;)" office:value-type="string" office:string-value="compucorp/civihr-employee-portal" calcext:value-type="string">
            <text:p>compucorp/civihr-employee-portal</text:p>
          </table:table-cell>
        </table:table-row>
        <table:table-row table:style-name="ro1">
          <table:table-cell office:value-type="float" office:value="12932665" calcext:value-type="float">
            <text:p>12932665</text:p>
          </table:table-cell>
          <table:table-cell office:value-type="string" calcext:value-type="string">
            <text:p>https://api.github.com/repos/Kitware/CDash</text:p>
          </table:table-cell>
          <table:table-cell table:formula="of:=REPLACE([.B1905]; 1; 29; &quot;&quot;)" office:value-type="string" office:string-value="Kitware/CDash" calcext:value-type="string">
            <text:p>Kitware/CDash</text:p>
          </table:table-cell>
        </table:table-row>
        <table:table-row table:style-name="ro1">
          <table:table-cell office:value-type="float" office:value="12945052" calcext:value-type="float">
            <text:p>12945052</text:p>
          </table:table-cell>
          <table:table-cell office:value-type="string" calcext:value-type="string">
            <text:p>https://api.github.com/repos/c9s/ActionKit</text:p>
          </table:table-cell>
          <table:table-cell table:formula="of:=REPLACE([.B1906]; 1; 29; &quot;&quot;)" office:value-type="string" office:string-value="c9s/ActionKit" calcext:value-type="string">
            <text:p>c9s/ActionKit</text:p>
          </table:table-cell>
        </table:table-row>
        <table:table-row table:style-name="ro1">
          <table:table-cell office:value-type="float" office:value="12971700" calcext:value-type="float">
            <text:p>12971700</text:p>
          </table:table-cell>
          <table:table-cell office:value-type="string" calcext:value-type="string">
            <text:p>https://api.github.com/repos/nulldevelopmenthr/sf2sk</text:p>
          </table:table-cell>
          <table:table-cell table:formula="of:=REPLACE([.B1907]; 1; 29; &quot;&quot;)" office:value-type="string" office:string-value="nulldevelopmenthr/sf2sk" calcext:value-type="string">
            <text:p>nulldevelopmenthr/sf2sk</text:p>
          </table:table-cell>
        </table:table-row>
        <table:table-row table:style-name="ro1">
          <table:table-cell office:value-type="float" office:value="12986571" calcext:value-type="float">
            <text:p>12986571</text:p>
          </table:table-cell>
          <table:table-cell office:value-type="string" calcext:value-type="string">
            <text:p>https://api.github.com/repos/Jurets/smart_hh2</text:p>
          </table:table-cell>
          <table:table-cell table:formula="of:=REPLACE([.B1908]; 1; 29; &quot;&quot;)" office:value-type="string" office:string-value="Jurets/smart_hh2" calcext:value-type="string">
            <text:p>Jurets/smart_hh2</text:p>
          </table:table-cell>
        </table:table-row>
        <table:table-row table:style-name="ro1">
          <table:table-cell office:value-type="float" office:value="12995405" calcext:value-type="float">
            <text:p>12995405</text:p>
          </table:table-cell>
          <table:table-cell office:value-type="string" calcext:value-type="string">
            <text:p>https://api.github.com/repos/wmde/phragile</text:p>
          </table:table-cell>
          <table:table-cell table:formula="of:=REPLACE([.B1909]; 1; 29; &quot;&quot;)" office:value-type="string" office:string-value="wmde/phragile" calcext:value-type="string">
            <text:p>wmde/phragile</text:p>
          </table:table-cell>
        </table:table-row>
        <table:table-row table:style-name="ro1">
          <table:table-cell office:value-type="float" office:value="12995936" calcext:value-type="float">
            <text:p>12995936</text:p>
          </table:table-cell>
          <table:table-cell office:value-type="string" calcext:value-type="string">
            <text:p>https://api.github.com/repos/ongr-io/ElasticsearchBundle</text:p>
          </table:table-cell>
          <table:table-cell table:formula="of:=REPLACE([.B1910]; 1; 29; &quot;&quot;)" office:value-type="string" office:string-value="ongr-io/ElasticsearchBundle" calcext:value-type="string">
            <text:p>ongr-io/ElasticsearchBundle</text:p>
          </table:table-cell>
        </table:table-row>
        <table:table-row table:style-name="ro1">
          <table:table-cell office:value-type="float" office:value="12996501" calcext:value-type="float">
            <text:p>12996501</text:p>
          </table:table-cell>
          <table:table-cell office:value-type="string" calcext:value-type="string">
            <text:p>https://api.github.com/repos/boomcms/boom-core</text:p>
          </table:table-cell>
          <table:table-cell table:formula="of:=REPLACE([.B1911]; 1; 29; &quot;&quot;)" office:value-type="string" office:string-value="boomcms/boom-core" calcext:value-type="string">
            <text:p>boomcms/boom-core</text:p>
          </table:table-cell>
        </table:table-row>
        <table:table-row table:style-name="ro1">
          <table:table-cell office:value-type="float" office:value="13003506" calcext:value-type="float">
            <text:p>13003506</text:p>
          </table:table-cell>
          <table:table-cell office:value-type="string" calcext:value-type="string">
            <text:p>https://api.github.com/repos/InformaticaSaraLei/ProgettoSito</text:p>
          </table:table-cell>
          <table:table-cell table:formula="of:=REPLACE([.B1912]; 1; 29; &quot;&quot;)" office:value-type="string" office:string-value="InformaticaSaraLei/ProgettoSito" calcext:value-type="string">
            <text:p>InformaticaSaraLei/ProgettoSito</text:p>
          </table:table-cell>
        </table:table-row>
        <table:table-row table:style-name="ro1">
          <table:table-cell office:value-type="float" office:value="13006024" calcext:value-type="float">
            <text:p>13006024</text:p>
          </table:table-cell>
          <table:table-cell office:value-type="string" calcext:value-type="string">
            <text:p>https://api.github.com/repos/fermino/WhatsBot</text:p>
          </table:table-cell>
          <table:table-cell table:formula="of:=REPLACE([.B1913]; 1; 29; &quot;&quot;)" office:value-type="string" office:string-value="fermino/WhatsBot" calcext:value-type="string">
            <text:p>fermino/WhatsBot</text:p>
          </table:table-cell>
        </table:table-row>
        <table:table-row table:style-name="ro1">
          <table:table-cell office:value-type="float" office:value="13018239" calcext:value-type="float">
            <text:p>13018239</text:p>
          </table:table-cell>
          <table:table-cell office:value-type="string" calcext:value-type="string">
            <text:p>https://api.github.com/repos/FreshRSS/FreshRSS</text:p>
          </table:table-cell>
          <table:table-cell table:formula="of:=REPLACE([.B1914]; 1; 29; &quot;&quot;)" office:value-type="string" office:string-value="FreshRSS/FreshRSS" calcext:value-type="string">
            <text:p>FreshRSS/FreshRSS</text:p>
          </table:table-cell>
        </table:table-row>
        <table:table-row table:style-name="ro1">
          <table:table-cell office:value-type="float" office:value="13043859" calcext:value-type="float">
            <text:p>13043859</text:p>
          </table:table-cell>
          <table:table-cell office:value-type="string" calcext:value-type="string">
            <text:p>https://api.github.com/repos/Octopoos/SEBLOD</text:p>
          </table:table-cell>
          <table:table-cell table:formula="of:=REPLACE([.B1915]; 1; 29; &quot;&quot;)" office:value-type="string" office:string-value="Octopoos/SEBLOD" calcext:value-type="string">
            <text:p>Octopoos/SEBLOD</text:p>
          </table:table-cell>
        </table:table-row>
        <table:table-row table:style-name="ro1">
          <table:table-cell office:value-type="float" office:value="13047876" calcext:value-type="float">
            <text:p>13047876</text:p>
          </table:table-cell>
          <table:table-cell office:value-type="string" calcext:value-type="string">
            <text:p>https://api.github.com/repos/wcvendors/wcvendors</text:p>
          </table:table-cell>
          <table:table-cell table:formula="of:=REPLACE([.B1916]; 1; 29; &quot;&quot;)" office:value-type="string" office:string-value="wcvendors/wcvendors" calcext:value-type="string">
            <text:p>wcvendors/wcvendors</text:p>
          </table:table-cell>
        </table:table-row>
        <table:table-row table:style-name="ro1">
          <table:table-cell office:value-type="float" office:value="13049670" calcext:value-type="float">
            <text:p>13049670</text:p>
          </table:table-cell>
          <table:table-cell office:value-type="string" calcext:value-type="string">
            <text:p>https://api.github.com/repos/vendidero/woocommerce-germanized</text:p>
          </table:table-cell>
          <table:table-cell table:formula="of:=REPLACE([.B1917]; 1; 29; &quot;&quot;)" office:value-type="string" office:string-value="vendidero/woocommerce-germanized" calcext:value-type="string">
            <text:p>vendidero/woocommerce-germanized</text:p>
          </table:table-cell>
        </table:table-row>
        <table:table-row table:style-name="ro1">
          <table:table-cell office:value-type="float" office:value="13049734" calcext:value-type="float">
            <text:p>13049734</text:p>
          </table:table-cell>
          <table:table-cell office:value-type="string" calcext:value-type="string">
            <text:p>https://api.github.com/repos/Sistema-Integrado-Gestao-Academica/SiGA</text:p>
          </table:table-cell>
          <table:table-cell table:formula="of:=REPLACE([.B1918]; 1; 29; &quot;&quot;)" office:value-type="string" office:string-value="Sistema-Integrado-Gestao-Academica/SiGA" calcext:value-type="string">
            <text:p>Sistema-Integrado-Gestao-Academica/SiGA</text:p>
          </table:table-cell>
        </table:table-row>
        <table:table-row table:style-name="ro1">
          <table:table-cell office:value-type="float" office:value="13055108" calcext:value-type="float">
            <text:p>13055108</text:p>
          </table:table-cell>
          <table:table-cell office:value-type="string" calcext:value-type="string">
            <text:p>https://api.github.com/repos/bobo333/financial_freedom</text:p>
          </table:table-cell>
          <table:table-cell table:formula="of:=REPLACE([.B1919]; 1; 29; &quot;&quot;)" office:value-type="string" office:string-value="bobo333/financial_freedom" calcext:value-type="string">
            <text:p>bobo333/financial_freedom</text:p>
          </table:table-cell>
        </table:table-row>
        <table:table-row table:style-name="ro1">
          <table:table-cell office:value-type="float" office:value="13068736" calcext:value-type="float">
            <text:p>13068736</text:p>
          </table:table-cell>
          <table:table-cell office:value-type="string" calcext:value-type="string">
            <text:p>https://api.github.com/repos/contao/core-bundle</text:p>
          </table:table-cell>
          <table:table-cell table:formula="of:=REPLACE([.B1920]; 1; 29; &quot;&quot;)" office:value-type="string" office:string-value="contao/core-bundle" calcext:value-type="string">
            <text:p>contao/core-bundle</text:p>
          </table:table-cell>
        </table:table-row>
        <table:table-row table:style-name="ro1">
          <table:table-cell office:value-type="float" office:value="13075009" calcext:value-type="float">
            <text:p>13075009</text:p>
          </table:table-cell>
          <table:table-cell office:value-type="string" calcext:value-type="string">
            <text:p>https://api.github.com/repos/satanasov/phpbbgallery</text:p>
          </table:table-cell>
          <table:table-cell table:formula="of:=REPLACE([.B1921]; 1; 29; &quot;&quot;)" office:value-type="string" office:string-value="satanasov/phpbbgallery" calcext:value-type="string">
            <text:p>satanasov/phpbbgallery</text:p>
          </table:table-cell>
        </table:table-row>
        <table:table-row table:style-name="ro1">
          <table:table-cell office:value-type="float" office:value="13081669" calcext:value-type="float">
            <text:p>13081669</text:p>
          </table:table-cell>
          <table:table-cell office:value-type="string" calcext:value-type="string">
            <text:p>https://api.github.com/repos/shanghaishule/myhuai</text:p>
          </table:table-cell>
          <table:table-cell table:formula="of:=REPLACE([.B1922]; 1; 29; &quot;&quot;)" office:value-type="string" office:string-value="shanghaishule/myhuai" calcext:value-type="string">
            <text:p>shanghaishule/myhuai</text:p>
          </table:table-cell>
        </table:table-row>
        <table:table-row table:style-name="ro1">
          <table:table-cell office:value-type="float" office:value="13086755" calcext:value-type="float">
            <text:p>13086755</text:p>
          </table:table-cell>
          <table:table-cell office:value-type="string" calcext:value-type="string">
            <text:p>https://api.github.com/repos/netz98/n98-magerun2</text:p>
          </table:table-cell>
          <table:table-cell table:formula="of:=REPLACE([.B1923]; 1; 29; &quot;&quot;)" office:value-type="string" office:string-value="netz98/n98-magerun2" calcext:value-type="string">
            <text:p>netz98/n98-magerun2</text:p>
          </table:table-cell>
        </table:table-row>
        <table:table-row table:style-name="ro1">
          <table:table-cell office:value-type="float" office:value="13104833" calcext:value-type="float">
            <text:p>13104833</text:p>
          </table:table-cell>
          <table:table-cell office:value-type="string" calcext:value-type="string">
            <text:p>https://api.github.com/repos/belgattitude/soluble-japha</text:p>
          </table:table-cell>
          <table:table-cell table:formula="of:=REPLACE([.B1924]; 1; 29; &quot;&quot;)" office:value-type="string" office:string-value="belgattitude/soluble-japha" calcext:value-type="string">
            <text:p>belgattitude/soluble-japha</text:p>
          </table:table-cell>
        </table:table-row>
        <table:table-row table:style-name="ro1">
          <table:table-cell office:value-type="float" office:value="13109595" calcext:value-type="float">
            <text:p>13109595</text:p>
          </table:table-cell>
          <table:table-cell office:value-type="string" calcext:value-type="string">
            <text:p>https://api.github.com/repos/daemon2010/onlumuscle.co.uk</text:p>
          </table:table-cell>
          <table:table-cell table:formula="of:=REPLACE([.B1925]; 1; 29; &quot;&quot;)" office:value-type="string" office:string-value="daemon2010/onlumuscle.co.uk" calcext:value-type="string">
            <text:p>daemon2010/onlumuscle.co.uk</text:p>
          </table:table-cell>
        </table:table-row>
        <table:table-row table:style-name="ro1">
          <table:table-cell office:value-type="float" office:value="13109955" calcext:value-type="float">
            <text:p>13109955</text:p>
          </table:table-cell>
          <table:table-cell office:value-type="string" calcext:value-type="string">
            <text:p>https://api.github.com/repos/xwp/wordpress-develop</text:p>
          </table:table-cell>
          <table:table-cell table:formula="of:=REPLACE([.B1926]; 1; 29; &quot;&quot;)" office:value-type="string" office:string-value="xwp/wordpress-develop" calcext:value-type="string">
            <text:p>xwp/wordpress-develop</text:p>
          </table:table-cell>
        </table:table-row>
        <table:table-row table:style-name="ro1">
          <table:table-cell office:value-type="float" office:value="13112541" calcext:value-type="float">
            <text:p>13112541</text:p>
          </table:table-cell>
          <table:table-cell office:value-type="string" calcext:value-type="string">
            <text:p>https://api.github.com/repos/doubleleft/hook</text:p>
          </table:table-cell>
          <table:table-cell table:formula="of:=REPLACE([.B1927]; 1; 29; &quot;&quot;)" office:value-type="string" office:string-value="doubleleft/hook" calcext:value-type="string">
            <text:p>doubleleft/hook</text:p>
          </table:table-cell>
        </table:table-row>
        <table:table-row table:style-name="ro1">
          <table:table-cell office:value-type="float" office:value="13115140" calcext:value-type="float">
            <text:p>13115140</text:p>
          </table:table-cell>
          <table:table-cell office:value-type="string" calcext:value-type="string">
            <text:p>https://api.github.com/repos/wilianselzlein/Reinandus</text:p>
          </table:table-cell>
          <table:table-cell table:formula="of:=REPLACE([.B1928]; 1; 29; &quot;&quot;)" office:value-type="string" office:string-value="wilianselzlein/Reinandus" calcext:value-type="string">
            <text:p>wilianselzlein/Reinandus</text:p>
          </table:table-cell>
        </table:table-row>
        <table:table-row table:style-name="ro1">
          <table:table-cell office:value-type="float" office:value="13121828" calcext:value-type="float">
            <text:p>13121828</text:p>
          </table:table-cell>
          <table:table-cell office:value-type="string" calcext:value-type="string">
            <text:p>https://api.github.com/repos/lincanbin/Carbon-Forum</text:p>
          </table:table-cell>
          <table:table-cell table:formula="of:=REPLACE([.B1929]; 1; 29; &quot;&quot;)" office:value-type="string" office:string-value="lincanbin/Carbon-Forum" calcext:value-type="string">
            <text:p>lincanbin/Carbon-Forum</text:p>
          </table:table-cell>
        </table:table-row>
        <table:table-row table:style-name="ro1">
          <table:table-cell office:value-type="float" office:value="13124222" calcext:value-type="float">
            <text:p>13124222</text:p>
          </table:table-cell>
          <table:table-cell office:value-type="string" calcext:value-type="string">
            <text:p>https://api.github.com/repos/jeedom/core</text:p>
          </table:table-cell>
          <table:table-cell table:formula="of:=REPLACE([.B1930]; 1; 29; &quot;&quot;)" office:value-type="string" office:string-value="jeedom/core" calcext:value-type="string">
            <text:p>jeedom/core</text:p>
          </table:table-cell>
        </table:table-row>
        <table:table-row table:style-name="ro1">
          <table:table-cell office:value-type="float" office:value="13148989" calcext:value-type="float">
            <text:p>13148989</text:p>
          </table:table-cell>
          <table:table-cell office:value-type="string" calcext:value-type="string">
            <text:p>https://api.github.com/repos/lajayuhniyarsyah/OpenPrint</text:p>
          </table:table-cell>
          <table:table-cell table:formula="of:=REPLACE([.B1931]; 1; 29; &quot;&quot;)" office:value-type="string" office:string-value="lajayuhniyarsyah/OpenPrint" calcext:value-type="string">
            <text:p>lajayuhniyarsyah/OpenPrint</text:p>
          </table:table-cell>
        </table:table-row>
        <table:table-row table:style-name="ro1">
          <table:table-cell office:value-type="float" office:value="13149545" calcext:value-type="float">
            <text:p>13149545</text:p>
          </table:table-cell>
          <table:table-cell office:value-type="string" calcext:value-type="string">
            <text:p>https://api.github.com/repos/Rosengate/exedra</text:p>
          </table:table-cell>
          <table:table-cell table:formula="of:=REPLACE([.B1932]; 1; 29; &quot;&quot;)" office:value-type="string" office:string-value="Rosengate/exedra" calcext:value-type="string">
            <text:p>Rosengate/exedra</text:p>
          </table:table-cell>
        </table:table-row>
        <table:table-row table:style-name="ro1">
          <table:table-cell office:value-type="float" office:value="13153627" calcext:value-type="float">
            <text:p>13153627</text:p>
          </table:table-cell>
          <table:table-cell office:value-type="string" calcext:value-type="string">
            <text:p>https://api.github.com/repos/eReolen/ereolen.dk</text:p>
          </table:table-cell>
          <table:table-cell table:formula="of:=REPLACE([.B1933]; 1; 29; &quot;&quot;)" office:value-type="string" office:string-value="eReolen/ereolen.dk" calcext:value-type="string">
            <text:p>eReolen/ereolen.dk</text:p>
          </table:table-cell>
        </table:table-row>
        <table:table-row table:style-name="ro1">
          <table:table-cell office:value-type="float" office:value="13336158" calcext:value-type="float">
            <text:p>13336158</text:p>
          </table:table-cell>
          <table:table-cell office:value-type="string" calcext:value-type="string">
            <text:p>https://api.github.com/repos/bcosca/fatfree-core</text:p>
          </table:table-cell>
          <table:table-cell table:formula="of:=REPLACE([.B1934]; 1; 29; &quot;&quot;)" office:value-type="string" office:string-value="bcosca/fatfree-core" calcext:value-type="string">
            <text:p>bcosca/fatfree-core</text:p>
          </table:table-cell>
        </table:table-row>
        <table:table-row table:style-name="ro1">
          <table:table-cell office:value-type="float" office:value="13340004" calcext:value-type="float">
            <text:p>13340004</text:p>
          </table:table-cell>
          <table:table-cell office:value-type="string" calcext:value-type="string">
            <text:p>https://api.github.com/repos/FriendsOfPHP/PHP-CS-Fixer</text:p>
          </table:table-cell>
          <table:table-cell table:formula="of:=REPLACE([.B1935]; 1; 29; &quot;&quot;)" office:value-type="string" office:string-value="FriendsOfPHP/PHP-CS-Fixer" calcext:value-type="string">
            <text:p>FriendsOfPHP/PHP-CS-Fixer</text:p>
          </table:table-cell>
        </table:table-row>
        <table:table-row table:style-name="ro1">
          <table:table-cell office:value-type="float" office:value="13340928" calcext:value-type="float">
            <text:p>13340928</text:p>
          </table:table-cell>
          <table:table-cell office:value-type="string" calcext:value-type="string">
            <text:p>https://api.github.com/repos/orvice/ss-panel</text:p>
          </table:table-cell>
          <table:table-cell table:formula="of:=REPLACE([.B1936]; 1; 29; &quot;&quot;)" office:value-type="string" office:string-value="orvice/ss-panel" calcext:value-type="string">
            <text:p>orvice/ss-panel</text:p>
          </table:table-cell>
        </table:table-row>
        <table:table-row table:style-name="ro1">
          <table:table-cell office:value-type="float" office:value="13377313" calcext:value-type="float">
            <text:p>13377313</text:p>
          </table:table-cell>
          <table:table-cell office:value-type="string" calcext:value-type="string">
            <text:p>https://api.github.com/repos/xwp/wp-customize-posts</text:p>
          </table:table-cell>
          <table:table-cell table:formula="of:=REPLACE([.B1937]; 1; 29; &quot;&quot;)" office:value-type="string" office:string-value="xwp/wp-customize-posts" calcext:value-type="string">
            <text:p>xwp/wp-customize-posts</text:p>
          </table:table-cell>
        </table:table-row>
        <table:table-row table:style-name="ro1">
          <table:table-cell office:value-type="float" office:value="13383514" calcext:value-type="float">
            <text:p>13383514</text:p>
          </table:table-cell>
          <table:table-cell office:value-type="string" calcext:value-type="string">
            <text:p>https://api.github.com/repos/DevGroup-ru/dotplant2</text:p>
          </table:table-cell>
          <table:table-cell table:formula="of:=REPLACE([.B1938]; 1; 29; &quot;&quot;)" office:value-type="string" office:string-value="DevGroup-ru/dotplant2" calcext:value-type="string">
            <text:p>DevGroup-ru/dotplant2</text:p>
          </table:table-cell>
        </table:table-row>
        <table:table-row table:style-name="ro1">
          <table:table-cell office:value-type="float" office:value="13385626" calcext:value-type="float">
            <text:p>13385626</text:p>
          </table:table-cell>
          <table:table-cell office:value-type="string" calcext:value-type="string">
            <text:p>https://api.github.com/repos/ministryofjustice/opg-lpa-pdf</text:p>
          </table:table-cell>
          <table:table-cell table:formula="of:=REPLACE([.B1939]; 1; 29; &quot;&quot;)" office:value-type="string" office:string-value="ministryofjustice/opg-lpa-pdf" calcext:value-type="string">
            <text:p>ministryofjustice/opg-lpa-pdf</text:p>
          </table:table-cell>
        </table:table-row>
        <table:table-row table:style-name="ro1">
          <table:table-cell office:value-type="float" office:value="13386173" calcext:value-type="float">
            <text:p>13386173</text:p>
          </table:table-cell>
          <table:table-cell office:value-type="string" calcext:value-type="string">
            <text:p>https://api.github.com/repos/giorgiosironi/eris</text:p>
          </table:table-cell>
          <table:table-cell table:formula="of:=REPLACE([.B1940]; 1; 29; &quot;&quot;)" office:value-type="string" office:string-value="giorgiosironi/eris" calcext:value-type="string">
            <text:p>giorgiosironi/eris</text:p>
          </table:table-cell>
        </table:table-row>
        <table:table-row table:style-name="ro1">
          <table:table-cell office:value-type="float" office:value="13390098" calcext:value-type="float">
            <text:p>13390098</text:p>
          </table:table-cell>
          <table:table-cell office:value-type="string" calcext:value-type="string">
            <text:p>https://api.github.com/repos/FOGProject/fogproject</text:p>
          </table:table-cell>
          <table:table-cell table:formula="of:=REPLACE([.B1941]; 1; 29; &quot;&quot;)" office:value-type="string" office:string-value="FOGProject/fogproject" calcext:value-type="string">
            <text:p>FOGProject/fogproject</text:p>
          </table:table-cell>
        </table:table-row>
        <table:table-row table:style-name="ro1">
          <table:table-cell office:value-type="float" office:value="13398373" calcext:value-type="float">
            <text:p>13398373</text:p>
          </table:table-cell>
          <table:table-cell office:value-type="string" calcext:value-type="string">
            <text:p>https://api.github.com/repos/Dinesh497/webapp_bu</text:p>
          </table:table-cell>
          <table:table-cell table:formula="of:=REPLACE([.B1942]; 1; 29; &quot;&quot;)" office:value-type="string" office:string-value="Dinesh497/webapp_bu" calcext:value-type="string">
            <text:p>Dinesh497/webapp_bu</text:p>
          </table:table-cell>
        </table:table-row>
        <table:table-row table:style-name="ro1">
          <table:table-cell office:value-type="float" office:value="13400569" calcext:value-type="float">
            <text:p>13400569</text:p>
          </table:table-cell>
          <table:table-cell office:value-type="string" calcext:value-type="string">
            <text:p>https://api.github.com/repos/limetech/dynamix</text:p>
          </table:table-cell>
          <table:table-cell table:formula="of:=REPLACE([.B1943]; 1; 29; &quot;&quot;)" office:value-type="string" office:string-value="limetech/dynamix" calcext:value-type="string">
            <text:p>limetech/dynamix</text:p>
          </table:table-cell>
        </table:table-row>
        <table:table-row table:style-name="ro1">
          <table:table-cell office:value-type="float" office:value="13401015" calcext:value-type="float">
            <text:p>13401015</text:p>
          </table:table-cell>
          <table:table-cell office:value-type="string" calcext:value-type="string">
            <text:p>https://api.github.com/repos/LordOfDarknessAlexander/Auto_ObsessionsX</text:p>
          </table:table-cell>
          <table:table-cell table:formula="of:=REPLACE([.B1944]; 1; 29; &quot;&quot;)" office:value-type="string" office:string-value="LordOfDarknessAlexander/Auto_ObsessionsX" calcext:value-type="string">
            <text:p>LordOfDarknessAlexander/Auto_ObsessionsX</text:p>
          </table:table-cell>
        </table:table-row>
        <table:table-row table:style-name="ro1">
          <table:table-cell office:value-type="float" office:value="13411158" calcext:value-type="float">
            <text:p>13411158</text:p>
          </table:table-cell>
          <table:table-cell office:value-type="string" calcext:value-type="string">
            <text:p>https://api.github.com/repos/tagalpha/Projet_annuel</text:p>
          </table:table-cell>
          <table:table-cell table:formula="of:=REPLACE([.B1945]; 1; 29; &quot;&quot;)" office:value-type="string" office:string-value="tagalpha/Projet_annuel" calcext:value-type="string">
            <text:p>tagalpha/Projet_annuel</text:p>
          </table:table-cell>
        </table:table-row>
        <table:table-row table:style-name="ro1">
          <table:table-cell office:value-type="float" office:value="13411565" calcext:value-type="float">
            <text:p>13411565</text:p>
          </table:table-cell>
          <table:table-cell office:value-type="string" calcext:value-type="string">
            <text:p>https://api.github.com/repos/BensDevelopment/Project</text:p>
          </table:table-cell>
          <table:table-cell table:formula="of:=REPLACE([.B1946]; 1; 29; &quot;&quot;)" office:value-type="string" office:string-value="BensDevelopment/Project" calcext:value-type="string">
            <text:p>BensDevelopment/Project</text:p>
          </table:table-cell>
        </table:table-row>
        <table:table-row table:style-name="ro1">
          <table:table-cell office:value-type="float" office:value="13413434" calcext:value-type="float">
            <text:p>13413434</text:p>
          </table:table-cell>
          <table:table-cell office:value-type="string" calcext:value-type="string">
            <text:p>https://api.github.com/repos/flef/Incipio</text:p>
          </table:table-cell>
          <table:table-cell table:formula="of:=REPLACE([.B1947]; 1; 29; &quot;&quot;)" office:value-type="string" office:string-value="flef/Incipio" calcext:value-type="string">
            <text:p>flef/Incipio</text:p>
          </table:table-cell>
        </table:table-row>
        <table:table-row table:style-name="ro1">
          <table:table-cell office:value-type="float" office:value="13416989" calcext:value-type="float">
            <text:p>13416989</text:p>
          </table:table-cell>
          <table:table-cell office:value-type="string" calcext:value-type="string">
            <text:p>https://api.github.com/repos/Awesome-Support/Awesome-Support</text:p>
          </table:table-cell>
          <table:table-cell table:formula="of:=REPLACE([.B1948]; 1; 29; &quot;&quot;)" office:value-type="string" office:string-value="Awesome-Support/Awesome-Support" calcext:value-type="string">
            <text:p>Awesome-Support/Awesome-Support</text:p>
          </table:table-cell>
        </table:table-row>
        <table:table-row table:style-name="ro1">
          <table:table-cell office:value-type="float" office:value="13417144" calcext:value-type="float">
            <text:p>13417144</text:p>
          </table:table-cell>
          <table:table-cell office:value-type="string" calcext:value-type="string">
            <text:p>https://api.github.com/repos/Clementp57/eLycee</text:p>
          </table:table-cell>
          <table:table-cell table:formula="of:=REPLACE([.B1949]; 1; 29; &quot;&quot;)" office:value-type="string" office:string-value="Clementp57/eLycee" calcext:value-type="string">
            <text:p>Clementp57/eLycee</text:p>
          </table:table-cell>
        </table:table-row>
        <table:table-row table:style-name="ro1">
          <table:table-cell office:value-type="float" office:value="13417249" calcext:value-type="float">
            <text:p>13417249</text:p>
          </table:table-cell>
          <table:table-cell office:value-type="string" calcext:value-type="string">
            <text:p>https://api.github.com/repos/stephanedhml/APP-Welchome</text:p>
          </table:table-cell>
          <table:table-cell table:formula="of:=REPLACE([.B1950]; 1; 29; &quot;&quot;)" office:value-type="string" office:string-value="stephanedhml/APP-Welchome" calcext:value-type="string">
            <text:p>stephanedhml/APP-Welchome</text:p>
          </table:table-cell>
        </table:table-row>
        <table:table-row table:style-name="ro1">
          <table:table-cell office:value-type="float" office:value="13422011" calcext:value-type="float">
            <text:p>13422011</text:p>
          </table:table-cell>
          <table:table-cell office:value-type="string" calcext:value-type="string">
            <text:p>https://api.github.com/repos/bacula-web/bacula-web</text:p>
          </table:table-cell>
          <table:table-cell table:formula="of:=REPLACE([.B1951]; 1; 29; &quot;&quot;)" office:value-type="string" office:string-value="bacula-web/bacula-web" calcext:value-type="string">
            <text:p>bacula-web/bacula-web</text:p>
          </table:table-cell>
        </table:table-row>
        <table:table-row table:style-name="ro1">
          <table:table-cell office:value-type="float" office:value="13424293" calcext:value-type="float">
            <text:p>13424293</text:p>
          </table:table-cell>
          <table:table-cell office:value-type="string" calcext:value-type="string">
            <text:p>https://api.github.com/repos/CachetHQ/Cachet</text:p>
          </table:table-cell>
          <table:table-cell table:formula="of:=REPLACE([.B1952]; 1; 29; &quot;&quot;)" office:value-type="string" office:string-value="CachetHQ/Cachet" calcext:value-type="string">
            <text:p>CachetHQ/Cachet</text:p>
          </table:table-cell>
        </table:table-row>
        <table:table-row table:style-name="ro1">
          <table:table-cell office:value-type="float" office:value="13430057" calcext:value-type="float">
            <text:p>13430057</text:p>
          </table:table-cell>
          <table:table-cell office:value-type="string" calcext:value-type="string">
            <text:p>https://api.github.com/repos/LionsAd/service_container</text:p>
          </table:table-cell>
          <table:table-cell table:formula="of:=REPLACE([.B1953]; 1; 29; &quot;&quot;)" office:value-type="string" office:string-value="LionsAd/service_container" calcext:value-type="string">
            <text:p>LionsAd/service_container</text:p>
          </table:table-cell>
        </table:table-row>
        <table:table-row table:style-name="ro1">
          <table:table-cell office:value-type="float" office:value="13430981" calcext:value-type="float">
            <text:p>13430981</text:p>
          </table:table-cell>
          <table:table-cell office:value-type="string" calcext:value-type="string">
            <text:p>https://api.github.com/repos/bcit-ci/codeigniter3-translations</text:p>
          </table:table-cell>
          <table:table-cell table:formula="of:=REPLACE([.B1954]; 1; 29; &quot;&quot;)" office:value-type="string" office:string-value="bcit-ci/codeigniter3-translations" calcext:value-type="string">
            <text:p>bcit-ci/codeigniter3-translations</text:p>
          </table:table-cell>
        </table:table-row>
        <table:table-row table:style-name="ro1">
          <table:table-cell office:value-type="float" office:value="13433259" calcext:value-type="float">
            <text:p>13433259</text:p>
          </table:table-cell>
          <table:table-cell office:value-type="string" calcext:value-type="string">
            <text:p>https://api.github.com/repos/PufferPanel/PufferPanel</text:p>
          </table:table-cell>
          <table:table-cell table:formula="of:=REPLACE([.B1955]; 1; 29; &quot;&quot;)" office:value-type="string" office:string-value="PufferPanel/PufferPanel" calcext:value-type="string">
            <text:p>PufferPanel/PufferPanel</text:p>
          </table:table-cell>
        </table:table-row>
        <table:table-row table:style-name="ro1">
          <table:table-cell office:value-type="float" office:value="13447436" calcext:value-type="float">
            <text:p>13447436</text:p>
          </table:table-cell>
          <table:table-cell office:value-type="string" calcext:value-type="string">
            <text:p>https://api.github.com/repos/byronpenna/schum</text:p>
          </table:table-cell>
          <table:table-cell table:formula="of:=REPLACE([.B1956]; 1; 29; &quot;&quot;)" office:value-type="string" office:string-value="byronpenna/schum" calcext:value-type="string">
            <text:p>byronpenna/schum</text:p>
          </table:table-cell>
        </table:table-row>
        <table:table-row table:style-name="ro1">
          <table:table-cell office:value-type="float" office:value="13448215" calcext:value-type="float">
            <text:p>13448215</text:p>
          </table:table-cell>
          <table:table-cell office:value-type="string" calcext:value-type="string">
            <text:p>https://api.github.com/repos/projectestac/agora_nodes</text:p>
          </table:table-cell>
          <table:table-cell table:formula="of:=REPLACE([.B1957]; 1; 29; &quot;&quot;)" office:value-type="string" office:string-value="projectestac/agora_nodes" calcext:value-type="string">
            <text:p>projectestac/agora_nodes</text:p>
          </table:table-cell>
        </table:table-row>
        <table:table-row table:style-name="ro1">
          <table:table-cell office:value-type="float" office:value="13458580" calcext:value-type="float">
            <text:p>13458580</text:p>
          </table:table-cell>
          <table:table-cell office:value-type="string" calcext:value-type="string">
            <text:p>https://api.github.com/repos/download-monitor/download-monitor</text:p>
          </table:table-cell>
          <table:table-cell table:formula="of:=REPLACE([.B1958]; 1; 29; &quot;&quot;)" office:value-type="string" office:string-value="download-monitor/download-monitor" calcext:value-type="string">
            <text:p>download-monitor/download-monitor</text:p>
          </table:table-cell>
        </table:table-row>
        <table:table-row table:style-name="ro1">
          <table:table-cell office:value-type="float" office:value="13461334" calcext:value-type="float">
            <text:p>13461334</text:p>
          </table:table-cell>
          <table:table-cell office:value-type="string" calcext:value-type="string">
            <text:p>https://api.github.com/repos/byronpenna/radiostereo</text:p>
          </table:table-cell>
          <table:table-cell table:formula="of:=REPLACE([.B1959]; 1; 29; &quot;&quot;)" office:value-type="string" office:string-value="byronpenna/radiostereo" calcext:value-type="string">
            <text:p>byronpenna/radiostereo</text:p>
          </table:table-cell>
        </table:table-row>
        <table:table-row table:style-name="ro1">
          <table:table-cell office:value-type="float" office:value="13464876" calcext:value-type="float">
            <text:p>13464876</text:p>
          </table:table-cell>
          <table:table-cell office:value-type="string" calcext:value-type="string">
            <text:p>https://api.github.com/repos/fpcorso/quiz_master_next</text:p>
          </table:table-cell>
          <table:table-cell table:formula="of:=REPLACE([.B1960]; 1; 29; &quot;&quot;)" office:value-type="string" office:string-value="fpcorso/quiz_master_next" calcext:value-type="string">
            <text:p>fpcorso/quiz_master_next</text:p>
          </table:table-cell>
        </table:table-row>
        <table:table-row table:style-name="ro1">
          <table:table-cell office:value-type="float" office:value="13471310" calcext:value-type="float">
            <text:p>13471310</text:p>
          </table:table-cell>
          <table:table-cell office:value-type="string" calcext:value-type="string">
            <text:p>https://api.github.com/repos/washingtonstateuniversity/WSU-People-Directory</text:p>
          </table:table-cell>
          <table:table-cell table:formula="of:=REPLACE([.B1961]; 1; 29; &quot;&quot;)" office:value-type="string" office:string-value="washingtonstateuniversity/WSU-People-Directory" calcext:value-type="string">
            <text:p>washingtonstateuniversity/WSU-People-Directory</text:p>
          </table:table-cell>
        </table:table-row>
        <table:table-row table:style-name="ro1">
          <table:table-cell office:value-type="float" office:value="13489796" calcext:value-type="float">
            <text:p>13489796</text:p>
          </table:table-cell>
          <table:table-cell office:value-type="string" calcext:value-type="string">
            <text:p>https://api.github.com/repos/shopware/shopware</text:p>
          </table:table-cell>
          <table:table-cell table:formula="of:=REPLACE([.B1962]; 1; 29; &quot;&quot;)" office:value-type="string" office:string-value="shopware/shopware" calcext:value-type="string">
            <text:p>shopware/shopware</text:p>
          </table:table-cell>
        </table:table-row>
        <table:table-row table:style-name="ro1">
          <table:table-cell office:value-type="float" office:value="13503610" calcext:value-type="float">
            <text:p>13503610</text:p>
          </table:table-cell>
          <table:table-cell office:value-type="string" calcext:value-type="string">
            <text:p>https://api.github.com/repos/ub-digit/ubnext</text:p>
          </table:table-cell>
          <table:table-cell table:formula="of:=REPLACE([.B1963]; 1; 29; &quot;&quot;)" office:value-type="string" office:string-value="ub-digit/ubnext" calcext:value-type="string">
            <text:p>ub-digit/ubnext</text:p>
          </table:table-cell>
        </table:table-row>
        <table:table-row table:style-name="ro1">
          <table:table-cell office:value-type="float" office:value="13504611" calcext:value-type="float">
            <text:p>13504611</text:p>
          </table:table-cell>
          <table:table-cell office:value-type="string" calcext:value-type="string">
            <text:p>https://api.github.com/repos/Ysurac/FlightAirMap</text:p>
          </table:table-cell>
          <table:table-cell table:formula="of:=REPLACE([.B1964]; 1; 29; &quot;&quot;)" office:value-type="string" office:string-value="Ysurac/FlightAirMap" calcext:value-type="string">
            <text:p>Ysurac/FlightAirMap</text:p>
          </table:table-cell>
        </table:table-row>
        <table:table-row table:style-name="ro1">
          <table:table-cell office:value-type="float" office:value="13511295" calcext:value-type="float">
            <text:p>13511295</text:p>
          </table:table-cell>
          <table:table-cell office:value-type="string" calcext:value-type="string">
            <text:p>https://api.github.com/repos/fortifi/fortifi-api</text:p>
          </table:table-cell>
          <table:table-cell table:formula="of:=REPLACE([.B1965]; 1; 29; &quot;&quot;)" office:value-type="string" office:string-value="fortifi/fortifi-api" calcext:value-type="string">
            <text:p>fortifi/fortifi-api</text:p>
          </table:table-cell>
        </table:table-row>
        <table:table-row table:style-name="ro1">
          <table:table-cell office:value-type="float" office:value="13514952" calcext:value-type="float">
            <text:p>13514952</text:p>
          </table:table-cell>
          <table:table-cell office:value-type="string" calcext:value-type="string">
            <text:p>https://api.github.com/repos/ninjasarrifes/freezing-octo</text:p>
          </table:table-cell>
          <table:table-cell table:formula="of:=REPLACE([.B1966]; 1; 29; &quot;&quot;)" office:value-type="string" office:string-value="ninjasarrifes/freezing-octo" calcext:value-type="string">
            <text:p>ninjasarrifes/freezing-octo</text:p>
          </table:table-cell>
        </table:table-row>
        <table:table-row table:style-name="ro1">
          <table:table-cell office:value-type="float" office:value="13543615" calcext:value-type="float">
            <text:p>13543615</text:p>
          </table:table-cell>
          <table:table-cell office:value-type="string" calcext:value-type="string">
            <text:p>https://api.github.com/repos/orocrm/OroCRMMailChimpBundle</text:p>
          </table:table-cell>
          <table:table-cell table:formula="of:=REPLACE([.B1967]; 1; 29; &quot;&quot;)" office:value-type="string" office:string-value="orocrm/OroCRMMailChimpBundle" calcext:value-type="string">
            <text:p>orocrm/OroCRMMailChimpBundle</text:p>
          </table:table-cell>
        </table:table-row>
        <table:table-row table:style-name="ro1">
          <table:table-cell office:value-type="float" office:value="13556338" calcext:value-type="float">
            <text:p>13556338</text:p>
          </table:table-cell>
          <table:table-cell office:value-type="string" calcext:value-type="string">
            <text:p>https://api.github.com/repos/gios-asu/ASU-Web-Standards-Wordpress-Theme</text:p>
          </table:table-cell>
          <table:table-cell table:formula="of:=REPLACE([.B1968]; 1; 29; &quot;&quot;)" office:value-type="string" office:string-value="gios-asu/ASU-Web-Standards-Wordpress-Theme" calcext:value-type="string">
            <text:p>gios-asu/ASU-Web-Standards-Wordpress-Theme</text:p>
          </table:table-cell>
        </table:table-row>
        <table:table-row table:style-name="ro1">
          <table:table-cell office:value-type="float" office:value="13567576" calcext:value-type="float">
            <text:p>13567576</text:p>
          </table:table-cell>
          <table:table-cell office:value-type="string" calcext:value-type="string">
            <text:p>https://api.github.com/repos/guestlist/guestlist</text:p>
          </table:table-cell>
          <table:table-cell table:formula="of:=REPLACE([.B1969]; 1; 29; &quot;&quot;)" office:value-type="string" office:string-value="guestlist/guestlist" calcext:value-type="string">
            <text:p>guestlist/guestlist</text:p>
          </table:table-cell>
        </table:table-row>
        <table:table-row table:style-name="ro1">
          <table:table-cell office:value-type="float" office:value="13575685" calcext:value-type="float">
            <text:p>13575685</text:p>
          </table:table-cell>
          <table:table-cell office:value-type="string" calcext:value-type="string">
            <text:p>https://api.github.com/repos/EC-CUBE/ec-cube</text:p>
          </table:table-cell>
          <table:table-cell table:formula="of:=REPLACE([.B1970]; 1; 29; &quot;&quot;)" office:value-type="string" office:string-value="EC-CUBE/ec-cube" calcext:value-type="string">
            <text:p>EC-CUBE/ec-cube</text:p>
          </table:table-cell>
        </table:table-row>
        <table:table-row table:style-name="ro1">
          <table:table-cell office:value-type="float" office:value="13580604" calcext:value-type="float">
            <text:p>13580604</text:p>
          </table:table-cell>
          <table:table-cell office:value-type="string" calcext:value-type="string">
            <text:p>https://api.github.com/repos/roadiz/roadiz</text:p>
          </table:table-cell>
          <table:table-cell table:formula="of:=REPLACE([.B1971]; 1; 29; &quot;&quot;)" office:value-type="string" office:string-value="roadiz/roadiz" calcext:value-type="string">
            <text:p>roadiz/roadiz</text:p>
          </table:table-cell>
        </table:table-row>
        <table:table-row table:style-name="ro1">
          <table:table-cell office:value-type="float" office:value="13588220" calcext:value-type="float">
            <text:p>13588220</text:p>
          </table:table-cell>
          <table:table-cell office:value-type="string" calcext:value-type="string">
            <text:p>https://api.github.com/repos/ajency/xooma-track-go</text:p>
          </table:table-cell>
          <table:table-cell table:formula="of:=REPLACE([.B1972]; 1; 29; &quot;&quot;)" office:value-type="string" office:string-value="ajency/xooma-track-go" calcext:value-type="string">
            <text:p>ajency/xooma-track-go</text:p>
          </table:table-cell>
        </table:table-row>
        <table:table-row table:style-name="ro1">
          <table:table-cell office:value-type="float" office:value="13589636" calcext:value-type="float">
            <text:p>13589636</text:p>
          </table:table-cell>
          <table:table-cell office:value-type="string" calcext:value-type="string">
            <text:p>https://api.github.com/repos/epilogue/Xsuite-dev</text:p>
          </table:table-cell>
          <table:table-cell table:formula="of:=REPLACE([.B1973]; 1; 29; &quot;&quot;)" office:value-type="string" office:string-value="epilogue/Xsuite-dev" calcext:value-type="string">
            <text:p>epilogue/Xsuite-dev</text:p>
          </table:table-cell>
        </table:table-row>
        <table:table-row table:style-name="ro1">
          <table:table-cell office:value-type="float" office:value="13594337" calcext:value-type="float">
            <text:p>13594337</text:p>
          </table:table-cell>
          <table:table-cell office:value-type="string" calcext:value-type="string">
            <text:p>https://api.github.com/repos/Dianjoy/lemon-grass</text:p>
          </table:table-cell>
          <table:table-cell table:formula="of:=REPLACE([.B1974]; 1; 29; &quot;&quot;)" office:value-type="string" office:string-value="Dianjoy/lemon-grass" calcext:value-type="string">
            <text:p>Dianjoy/lemon-grass</text:p>
          </table:table-cell>
        </table:table-row>
        <table:table-row table:style-name="ro1">
          <table:table-cell office:value-type="float" office:value="13596259" calcext:value-type="float">
            <text:p>13596259</text:p>
          </table:table-cell>
          <table:table-cell office:value-type="string" calcext:value-type="string">
            <text:p>https://api.github.com/repos/coollog/sublite</text:p>
          </table:table-cell>
          <table:table-cell table:formula="of:=REPLACE([.B1975]; 1; 29; &quot;&quot;)" office:value-type="string" office:string-value="coollog/sublite" calcext:value-type="string">
            <text:p>coollog/sublite</text:p>
          </table:table-cell>
        </table:table-row>
        <table:table-row table:style-name="ro1">
          <table:table-cell office:value-type="float" office:value="13597000" calcext:value-type="float">
            <text:p>13597000</text:p>
          </table:table-cell>
          <table:table-cell office:value-type="string" calcext:value-type="string">
            <text:p>https://api.github.com/repos/IDCI-Consulting/StepBundle</text:p>
          </table:table-cell>
          <table:table-cell table:formula="of:=REPLACE([.B1976]; 1; 29; &quot;&quot;)" office:value-type="string" office:string-value="IDCI-Consulting/StepBundle" calcext:value-type="string">
            <text:p>IDCI-Consulting/StepBundle</text:p>
          </table:table-cell>
        </table:table-row>
        <table:table-row table:style-name="ro1">
          <table:table-cell office:value-type="float" office:value="13611866" calcext:value-type="float">
            <text:p>13611866</text:p>
          </table:table-cell>
          <table:table-cell office:value-type="string" calcext:value-type="string">
            <text:p>https://api.github.com/repos/greenido/JavaScript-News</text:p>
          </table:table-cell>
          <table:table-cell table:formula="of:=REPLACE([.B1977]; 1; 29; &quot;&quot;)" office:value-type="string" office:string-value="greenido/JavaScript-News" calcext:value-type="string">
            <text:p>greenido/JavaScript-News</text:p>
          </table:table-cell>
        </table:table-row>
        <table:table-row table:style-name="ro1">
          <table:table-cell office:value-type="float" office:value="13618703" calcext:value-type="float">
            <text:p>13618703</text:p>
          </table:table-cell>
          <table:table-cell office:value-type="string" calcext:value-type="string">
            <text:p>https://api.github.com/repos/restrictcontentpro/restrict-content-pro</text:p>
          </table:table-cell>
          <table:table-cell table:formula="of:=REPLACE([.B1978]; 1; 29; &quot;&quot;)" office:value-type="string" office:string-value="restrictcontentpro/restrict-content-pro" calcext:value-type="string">
            <text:p>restrictcontentpro/restrict-content-pro</text:p>
          </table:table-cell>
        </table:table-row>
        <table:table-row table:style-name="ro1">
          <table:table-cell office:value-type="float" office:value="13630857" calcext:value-type="float">
            <text:p>13630857</text:p>
          </table:table-cell>
          <table:table-cell office:value-type="string" calcext:value-type="string">
            <text:p>https://api.github.com/repos/gliderlabs/herokuish</text:p>
          </table:table-cell>
          <table:table-cell table:formula="of:=REPLACE([.B1979]; 1; 29; &quot;&quot;)" office:value-type="string" office:string-value="gliderlabs/herokuish" calcext:value-type="string">
            <text:p>gliderlabs/herokuish</text:p>
          </table:table-cell>
        </table:table-row>
        <table:table-row table:style-name="ro1">
          <table:table-cell office:value-type="float" office:value="13631128" calcext:value-type="float">
            <text:p>13631128</text:p>
          </table:table-cell>
          <table:table-cell office:value-type="string" calcext:value-type="string">
            <text:p>https://api.github.com/repos/DMP-Capstone/TableMaster</text:p>
          </table:table-cell>
          <table:table-cell table:formula="of:=REPLACE([.B1980]; 1; 29; &quot;&quot;)" office:value-type="string" office:string-value="DMP-Capstone/TableMaster" calcext:value-type="string">
            <text:p>DMP-Capstone/TableMaster</text:p>
          </table:table-cell>
        </table:table-row>
        <table:table-row table:style-name="ro1">
          <table:table-cell office:value-type="float" office:value="13636305" calcext:value-type="float">
            <text:p>13636305</text:p>
          </table:table-cell>
          <table:table-cell office:value-type="string" calcext:value-type="string">
            <text:p>https://api.github.com/repos/audiua/shkolyar</text:p>
          </table:table-cell>
          <table:table-cell table:formula="of:=REPLACE([.B1981]; 1; 29; &quot;&quot;)" office:value-type="string" office:string-value="audiua/shkolyar" calcext:value-type="string">
            <text:p>audiua/shkolyar</text:p>
          </table:table-cell>
        </table:table-row>
        <table:table-row table:style-name="ro1">
          <table:table-cell office:value-type="float" office:value="13644234" calcext:value-type="float">
            <text:p>13644234</text:p>
          </table:table-cell>
          <table:table-cell office:value-type="string" calcext:value-type="string">
            <text:p>https://api.github.com/repos/sbrl/Pepperminty-Wiki</text:p>
          </table:table-cell>
          <table:table-cell table:formula="of:=REPLACE([.B1982]; 1; 29; &quot;&quot;)" office:value-type="string" office:string-value="sbrl/Pepperminty-Wiki" calcext:value-type="string">
            <text:p>sbrl/Pepperminty-Wiki</text:p>
          </table:table-cell>
        </table:table-row>
        <table:table-row table:style-name="ro1">
          <table:table-cell office:value-type="float" office:value="13649446" calcext:value-type="float">
            <text:p>13649446</text:p>
          </table:table-cell>
          <table:table-cell office:value-type="string" calcext:value-type="string">
            <text:p>https://api.github.com/repos/backbee/BackBee</text:p>
          </table:table-cell>
          <table:table-cell table:formula="of:=REPLACE([.B1983]; 1; 29; &quot;&quot;)" office:value-type="string" office:string-value="backbee/BackBee" calcext:value-type="string">
            <text:p>backbee/BackBee</text:p>
          </table:table-cell>
        </table:table-row>
        <table:table-row table:style-name="ro1">
          <table:table-cell office:value-type="float" office:value="13664874" calcext:value-type="float">
            <text:p>13664874</text:p>
          </table:table-cell>
          <table:table-cell office:value-type="string" calcext:value-type="string">
            <text:p>https://api.github.com/repos/thephpleague/commonmark</text:p>
          </table:table-cell>
          <table:table-cell table:formula="of:=REPLACE([.B1984]; 1; 29; &quot;&quot;)" office:value-type="string" office:string-value="thephpleague/commonmark" calcext:value-type="string">
            <text:p>thephpleague/commonmark</text:p>
          </table:table-cell>
        </table:table-row>
        <table:table-row table:style-name="ro1">
          <table:table-cell office:value-type="float" office:value="13675830" calcext:value-type="float">
            <text:p>13675830</text:p>
          </table:table-cell>
          <table:table-cell office:value-type="string" calcext:value-type="string">
            <text:p>https://api.github.com/repos/LiamMartens/xTend</text:p>
          </table:table-cell>
          <table:table-cell table:formula="of:=REPLACE([.B1985]; 1; 29; &quot;&quot;)" office:value-type="string" office:string-value="LiamMartens/xTend" calcext:value-type="string">
            <text:p>LiamMartens/xTend</text:p>
          </table:table-cell>
        </table:table-row>
        <table:table-row table:style-name="ro1">
          <table:table-cell office:value-type="float" office:value="13678175" calcext:value-type="float">
            <text:p>13678175</text:p>
          </table:table-cell>
          <table:table-cell office:value-type="string" calcext:value-type="string">
            <text:p>https://api.github.com/repos/t-n-y/cac</text:p>
          </table:table-cell>
          <table:table-cell table:formula="of:=REPLACE([.B1986]; 1; 29; &quot;&quot;)" office:value-type="string" office:string-value="t-n-y/cac" calcext:value-type="string">
            <text:p>t-n-y/cac</text:p>
          </table:table-cell>
        </table:table-row>
        <table:table-row table:style-name="ro1">
          <table:table-cell office:value-type="float" office:value="13678348" calcext:value-type="float">
            <text:p>13678348</text:p>
          </table:table-cell>
          <table:table-cell office:value-type="string" calcext:value-type="string">
            <text:p>https://api.github.com/repos/wp-property/wp-property</text:p>
          </table:table-cell>
          <table:table-cell table:formula="of:=REPLACE([.B1987]; 1; 29; &quot;&quot;)" office:value-type="string" office:string-value="wp-property/wp-property" calcext:value-type="string">
            <text:p>wp-property/wp-property</text:p>
          </table:table-cell>
        </table:table-row>
        <table:table-row table:style-name="ro1">
          <table:table-cell office:value-type="float" office:value="13681509" calcext:value-type="float">
            <text:p>13681509</text:p>
          </table:table-cell>
          <table:table-cell office:value-type="string" calcext:value-type="string">
            <text:p>https://api.github.com/repos/RedSnapper/NView</text:p>
          </table:table-cell>
          <table:table-cell table:formula="of:=REPLACE([.B1988]; 1; 29; &quot;&quot;)" office:value-type="string" office:string-value="RedSnapper/NView" calcext:value-type="string">
            <text:p>RedSnapper/NView</text:p>
          </table:table-cell>
        </table:table-row>
        <table:table-row table:style-name="ro1">
          <table:table-cell office:value-type="float" office:value="13693058" calcext:value-type="float">
            <text:p>13693058</text:p>
          </table:table-cell>
          <table:table-cell office:value-type="string" calcext:value-type="string">
            <text:p>https://api.github.com/repos/etraxis/etraxis</text:p>
          </table:table-cell>
          <table:table-cell table:formula="of:=REPLACE([.B1989]; 1; 29; &quot;&quot;)" office:value-type="string" office:string-value="etraxis/etraxis" calcext:value-type="string">
            <text:p>etraxis/etraxis</text:p>
          </table:table-cell>
        </table:table-row>
        <table:table-row table:style-name="ro1">
          <table:table-cell office:value-type="float" office:value="13698247" calcext:value-type="float">
            <text:p>13698247</text:p>
          </table:table-cell>
          <table:table-cell office:value-type="string" calcext:value-type="string">
            <text:p>https://api.github.com/repos/fluffybunnies/ace</text:p>
          </table:table-cell>
          <table:table-cell table:formula="of:=REPLACE([.B1990]; 1; 29; &quot;&quot;)" office:value-type="string" office:string-value="fluffybunnies/ace" calcext:value-type="string">
            <text:p>fluffybunnies/ace</text:p>
          </table:table-cell>
        </table:table-row>
        <table:table-row table:style-name="ro1">
          <table:table-cell office:value-type="float" office:value="13705911" calcext:value-type="float">
            <text:p>13705911</text:p>
          </table:table-cell>
          <table:table-cell office:value-type="string" calcext:value-type="string">
            <text:p>https://api.github.com/repos/idno/Known</text:p>
          </table:table-cell>
          <table:table-cell table:formula="of:=REPLACE([.B1991]; 1; 29; &quot;&quot;)" office:value-type="string" office:string-value="idno/Known" calcext:value-type="string">
            <text:p>idno/Known</text:p>
          </table:table-cell>
        </table:table-row>
        <table:table-row table:style-name="ro1">
          <table:table-cell office:value-type="float" office:value="13706083" calcext:value-type="float">
            <text:p>13706083</text:p>
          </table:table-cell>
          <table:table-cell office:value-type="string" calcext:value-type="string">
            <text:p>https://api.github.com/repos/YunYinORG/print</text:p>
          </table:table-cell>
          <table:table-cell table:formula="of:=REPLACE([.B1992]; 1; 29; &quot;&quot;)" office:value-type="string" office:string-value="YunYinORG/print" calcext:value-type="string">
            <text:p>YunYinORG/print</text:p>
          </table:table-cell>
        </table:table-row>
        <table:table-row table:style-name="ro1">
          <table:table-cell office:value-type="float" office:value="13707794" calcext:value-type="float">
            <text:p>13707794</text:p>
          </table:table-cell>
          <table:table-cell office:value-type="string" calcext:value-type="string">
            <text:p>https://api.github.com/repos/alphadevx/alpha</text:p>
          </table:table-cell>
          <table:table-cell table:formula="of:=REPLACE([.B1993]; 1; 29; &quot;&quot;)" office:value-type="string" office:string-value="alphadevx/alpha" calcext:value-type="string">
            <text:p>alphadevx/alpha</text:p>
          </table:table-cell>
        </table:table-row>
        <table:table-row table:style-name="ro1">
          <table:table-cell office:value-type="float" office:value="13719157" calcext:value-type="float">
            <text:p>13719157</text:p>
          </table:table-cell>
          <table:table-cell office:value-type="string" calcext:value-type="string">
            <text:p>https://api.github.com/repos/alextselegidis/easyappointments</text:p>
          </table:table-cell>
          <table:table-cell table:formula="of:=REPLACE([.B1994]; 1; 29; &quot;&quot;)" office:value-type="string" office:string-value="alextselegidis/easyappointments" calcext:value-type="string">
            <text:p>alextselegidis/easyappointments</text:p>
          </table:table-cell>
        </table:table-row>
        <table:table-row table:style-name="ro1">
          <table:table-cell office:value-type="float" office:value="13737556" calcext:value-type="float">
            <text:p>13737556</text:p>
          </table:table-cell>
          <table:table-cell office:value-type="string" calcext:value-type="string">
            <text:p>https://api.github.com/repos/inklabs/kommerce-core</text:p>
          </table:table-cell>
          <table:table-cell table:formula="of:=REPLACE([.B1995]; 1; 29; &quot;&quot;)" office:value-type="string" office:string-value="inklabs/kommerce-core" calcext:value-type="string">
            <text:p>inklabs/kommerce-core</text:p>
          </table:table-cell>
        </table:table-row>
        <table:table-row table:style-name="ro1">
          <table:table-cell office:value-type="float" office:value="13761288" calcext:value-type="float">
            <text:p>13761288</text:p>
          </table:table-cell>
          <table:table-cell office:value-type="string" calcext:value-type="string">
            <text:p>https://api.github.com/repos/siteorigin/so-widgets-bundle</text:p>
          </table:table-cell>
          <table:table-cell table:formula="of:=REPLACE([.B1996]; 1; 29; &quot;&quot;)" office:value-type="string" office:string-value="siteorigin/so-widgets-bundle" calcext:value-type="string">
            <text:p>siteorigin/so-widgets-bundle</text:p>
          </table:table-cell>
        </table:table-row>
        <table:table-row table:style-name="ro1">
          <table:table-cell office:value-type="float" office:value="13797725" calcext:value-type="float">
            <text:p>13797725</text:p>
          </table:table-cell>
          <table:table-cell office:value-type="string" calcext:value-type="string">
            <text:p>https://api.github.com/repos/icampus/organizer-com_thm_organizer</text:p>
          </table:table-cell>
          <table:table-cell table:formula="of:=REPLACE([.B1997]; 1; 29; &quot;&quot;)" office:value-type="string" office:string-value="icampus/organizer-com_thm_organizer" calcext:value-type="string">
            <text:p>icampus/organizer-com_thm_organizer</text:p>
          </table:table-cell>
        </table:table-row>
        <table:table-row table:style-name="ro1">
          <table:table-cell office:value-type="float" office:value="13803508" calcext:value-type="float">
            <text:p>13803508</text:p>
          </table:table-cell>
          <table:table-cell office:value-type="string" calcext:value-type="string">
            <text:p>https://api.github.com/repos/pionnertech/versallestap</text:p>
          </table:table-cell>
          <table:table-cell table:formula="of:=REPLACE([.B1998]; 1; 29; &quot;&quot;)" office:value-type="string" office:string-value="pionnertech/versallestap" calcext:value-type="string">
            <text:p>pionnertech/versallestap</text:p>
          </table:table-cell>
        </table:table-row>
        <table:table-row table:style-name="ro1">
          <table:table-cell office:value-type="float" office:value="13812352" calcext:value-type="float">
            <text:p>13812352</text:p>
          </table:table-cell>
          <table:table-cell office:value-type="string" calcext:value-type="string">
            <text:p>https://api.github.com/repos/kulasis/kulasis</text:p>
          </table:table-cell>
          <table:table-cell table:formula="of:=REPLACE([.B1999]; 1; 29; &quot;&quot;)" office:value-type="string" office:string-value="kulasis/kulasis" calcext:value-type="string">
            <text:p>kulasis/kulasis</text:p>
          </table:table-cell>
        </table:table-row>
        <table:table-row table:style-name="ro1">
          <table:table-cell office:value-type="float" office:value="13813446" calcext:value-type="float">
            <text:p>13813446</text:p>
          </table:table-cell>
          <table:table-cell office:value-type="string" calcext:value-type="string">
            <text:p>https://api.github.com/repos/projectestac/agora_moodle2</text:p>
          </table:table-cell>
          <table:table-cell table:formula="of:=REPLACE([.B2000]; 1; 29; &quot;&quot;)" office:value-type="string" office:string-value="projectestac/agora_moodle2" calcext:value-type="string">
            <text:p>projectestac/agora_moodle2</text:p>
          </table:table-cell>
        </table:table-row>
        <table:table-row table:style-name="ro1">
          <table:table-cell office:value-type="float" office:value="13830176" calcext:value-type="float">
            <text:p>13830176</text:p>
          </table:table-cell>
          <table:table-cell office:value-type="string" calcext:value-type="string">
            <text:p>https://api.github.com/repos/LWJGL/lwjgl3-www</text:p>
          </table:table-cell>
          <table:table-cell table:formula="of:=REPLACE([.B2001]; 1; 29; &quot;&quot;)" office:value-type="string" office:string-value="LWJGL/lwjgl3-www" calcext:value-type="string">
            <text:p>LWJGL/lwjgl3-www</text:p>
          </table:table-cell>
        </table:table-row>
        <table:table-row table:style-name="ro1">
          <table:table-cell office:value-type="float" office:value="13838546" calcext:value-type="float">
            <text:p>13838546</text:p>
          </table:table-cell>
          <table:table-cell office:value-type="string" calcext:value-type="string">
            <text:p>https://api.github.com/repos/hopesfish/yougou</text:p>
          </table:table-cell>
          <table:table-cell table:formula="of:=REPLACE([.B2002]; 1; 29; &quot;&quot;)" office:value-type="string" office:string-value="hopesfish/yougou" calcext:value-type="string">
            <text:p>hopesfish/yougou</text:p>
          </table:table-cell>
        </table:table-row>
        <table:table-row table:style-name="ro1">
          <table:table-cell office:value-type="float" office:value="13848710" calcext:value-type="float">
            <text:p>13848710</text:p>
          </table:table-cell>
          <table:table-cell office:value-type="string" calcext:value-type="string">
            <text:p>https://api.github.com/repos/evsmash/smash</text:p>
          </table:table-cell>
          <table:table-cell table:formula="of:=REPLACE([.B2003]; 1; 29; &quot;&quot;)" office:value-type="string" office:string-value="evsmash/smash" calcext:value-type="string">
            <text:p>evsmash/smash</text:p>
          </table:table-cell>
        </table:table-row>
        <table:table-row table:style-name="ro1">
          <table:table-cell office:value-type="float" office:value="13864735" calcext:value-type="float">
            <text:p>13864735</text:p>
          </table:table-cell>
          <table:table-cell office:value-type="string" calcext:value-type="string">
            <text:p>https://api.github.com/repos/alt3/cakebox-console</text:p>
          </table:table-cell>
          <table:table-cell table:formula="of:=REPLACE([.B2004]; 1; 29; &quot;&quot;)" office:value-type="string" office:string-value="alt3/cakebox-console" calcext:value-type="string">
            <text:p>alt3/cakebox-console</text:p>
          </table:table-cell>
        </table:table-row>
        <table:table-row table:style-name="ro1">
          <table:table-cell office:value-type="float" office:value="13874467" calcext:value-type="float">
            <text:p>13874467</text:p>
          </table:table-cell>
          <table:table-cell office:value-type="string" calcext:value-type="string">
            <text:p>https://api.github.com/repos/artemsk/veer</text:p>
          </table:table-cell>
          <table:table-cell table:formula="of:=REPLACE([.B2005]; 1; 29; &quot;&quot;)" office:value-type="string" office:string-value="artemsk/veer" calcext:value-type="string">
            <text:p>artemsk/veer</text:p>
          </table:table-cell>
        </table:table-row>
        <table:table-row table:style-name="ro1">
          <table:table-cell office:value-type="float" office:value="13880338" calcext:value-type="float">
            <text:p>13880338</text:p>
          </table:table-cell>
          <table:table-cell office:value-type="string" calcext:value-type="string">
            <text:p>https://api.github.com/repos/agileaddicts/cllctr</text:p>
          </table:table-cell>
          <table:table-cell table:formula="of:=REPLACE([.B2006]; 1; 29; &quot;&quot;)" office:value-type="string" office:string-value="agileaddicts/cllctr" calcext:value-type="string">
            <text:p>agileaddicts/cllctr</text:p>
          </table:table-cell>
        </table:table-row>
        <table:table-row table:style-name="ro1">
          <table:table-cell office:value-type="float" office:value="13883125" calcext:value-type="float">
            <text:p>13883125</text:p>
          </table:table-cell>
          <table:table-cell office:value-type="string" calcext:value-type="string">
            <text:p>https://api.github.com/repos/nancymic2/p4</text:p>
          </table:table-cell>
          <table:table-cell table:formula="of:=REPLACE([.B2007]; 1; 29; &quot;&quot;)" office:value-type="string" office:string-value="nancymic2/p4" calcext:value-type="string">
            <text:p>nancymic2/p4</text:p>
          </table:table-cell>
        </table:table-row>
        <table:table-row table:style-name="ro1">
          <table:table-cell office:value-type="float" office:value="13891239" calcext:value-type="float">
            <text:p>13891239</text:p>
          </table:table-cell>
          <table:table-cell office:value-type="string" calcext:value-type="string">
            <text:p>https://api.github.com/repos/Grosloup/multisite4</text:p>
          </table:table-cell>
          <table:table-cell table:formula="of:=REPLACE([.B2008]; 1; 29; &quot;&quot;)" office:value-type="string" office:string-value="Grosloup/multisite4" calcext:value-type="string">
            <text:p>Grosloup/multisite4</text:p>
          </table:table-cell>
        </table:table-row>
        <table:table-row table:style-name="ro1">
          <table:table-cell office:value-type="float" office:value="13895795" calcext:value-type="float">
            <text:p>13895795</text:p>
          </table:table-cell>
          <table:table-cell office:value-type="string" calcext:value-type="string">
            <text:p>https://api.github.com/repos/WaSQL/v2</text:p>
          </table:table-cell>
          <table:table-cell table:formula="of:=REPLACE([.B2009]; 1; 29; &quot;&quot;)" office:value-type="string" office:string-value="WaSQL/v2" calcext:value-type="string">
            <text:p>WaSQL/v2</text:p>
          </table:table-cell>
        </table:table-row>
        <table:table-row table:style-name="ro1">
          <table:table-cell office:value-type="float" office:value="13915282" calcext:value-type="float">
            <text:p>13915282</text:p>
          </table:table-cell>
          <table:table-cell office:value-type="string" calcext:value-type="string">
            <text:p>https://api.github.com/repos/Grapheme/splat_innova_promises</text:p>
          </table:table-cell>
          <table:table-cell table:formula="of:=REPLACE([.B2010]; 1; 29; &quot;&quot;)" office:value-type="string" office:string-value="Grapheme/splat_innova_promises" calcext:value-type="string">
            <text:p>Grapheme/splat_innova_promises</text:p>
          </table:table-cell>
        </table:table-row>
        <table:table-row table:style-name="ro1">
          <table:table-cell office:value-type="float" office:value="13917291" calcext:value-type="float">
            <text:p>13917291</text:p>
          </table:table-cell>
          <table:table-cell office:value-type="string" calcext:value-type="string">
            <text:p>https://api.github.com/repos/TestLinkOpenSourceTRMS/testlink-code</text:p>
          </table:table-cell>
          <table:table-cell table:formula="of:=REPLACE([.B2011]; 1; 29; &quot;&quot;)" office:value-type="string" office:string-value="TestLinkOpenSourceTRMS/testlink-code" calcext:value-type="string">
            <text:p>TestLinkOpenSourceTRMS/testlink-code</text:p>
          </table:table-cell>
        </table:table-row>
        <table:table-row table:style-name="ro1">
          <table:table-cell office:value-type="float" office:value="13930179" calcext:value-type="float">
            <text:p>13930179</text:p>
          </table:table-cell>
          <table:table-cell office:value-type="string" calcext:value-type="string">
            <text:p>https://api.github.com/repos/ITAAcademy/IntITA</text:p>
          </table:table-cell>
          <table:table-cell table:formula="of:=REPLACE([.B2012]; 1; 29; &quot;&quot;)" office:value-type="string" office:string-value="ITAAcademy/IntITA" calcext:value-type="string">
            <text:p>ITAAcademy/IntITA</text:p>
          </table:table-cell>
        </table:table-row>
        <table:table-row table:style-name="ro1">
          <table:table-cell office:value-type="float" office:value="13951109" calcext:value-type="float">
            <text:p>13951109</text:p>
          </table:table-cell>
          <table:table-cell office:value-type="string" calcext:value-type="string">
            <text:p>https://api.github.com/repos/TypiCMS/Core</text:p>
          </table:table-cell>
          <table:table-cell table:formula="of:=REPLACE([.B2013]; 1; 29; &quot;&quot;)" office:value-type="string" office:string-value="TypiCMS/Core" calcext:value-type="string">
            <text:p>TypiCMS/Core</text:p>
          </table:table-cell>
        </table:table-row>
        <table:table-row table:style-name="ro1">
          <table:table-cell office:value-type="float" office:value="13965767" calcext:value-type="float">
            <text:p>13965767</text:p>
          </table:table-cell>
          <table:table-cell office:value-type="string" calcext:value-type="string">
            <text:p>https://api.github.com/repos/yoyo46/bluerjtm</text:p>
          </table:table-cell>
          <table:table-cell table:formula="of:=REPLACE([.B2014]; 1; 29; &quot;&quot;)" office:value-type="string" office:string-value="yoyo46/bluerjtm" calcext:value-type="string">
            <text:p>yoyo46/bluerjtm</text:p>
          </table:table-cell>
        </table:table-row>
        <table:table-row table:style-name="ro1">
          <table:table-cell office:value-type="float" office:value="13969597" calcext:value-type="float">
            <text:p>13969597</text:p>
          </table:table-cell>
          <table:table-cell office:value-type="string" calcext:value-type="string">
            <text:p>https://api.github.com/repos/jenkinsge/DevtracAuto</text:p>
          </table:table-cell>
          <table:table-cell table:formula="of:=REPLACE([.B2015]; 1; 29; &quot;&quot;)" office:value-type="string" office:string-value="jenkinsge/DevtracAuto" calcext:value-type="string">
            <text:p>jenkinsge/DevtracAuto</text:p>
          </table:table-cell>
        </table:table-row>
        <table:table-row table:style-name="ro1">
          <table:table-cell office:value-type="float" office:value="13980311" calcext:value-type="float">
            <text:p>13980311</text:p>
          </table:table-cell>
          <table:table-cell office:value-type="string" calcext:value-type="string">
            <text:p>https://api.github.com/repos/partio-scout/fj16-web</text:p>
          </table:table-cell>
          <table:table-cell table:formula="of:=REPLACE([.B2016]; 1; 29; &quot;&quot;)" office:value-type="string" office:string-value="partio-scout/fj16-web" calcext:value-type="string">
            <text:p>partio-scout/fj16-web</text:p>
          </table:table-cell>
        </table:table-row>
        <table:table-row table:style-name="ro1">
          <table:table-cell office:value-type="float" office:value="13982203" calcext:value-type="float">
            <text:p>13982203</text:p>
          </table:table-cell>
          <table:table-cell office:value-type="string" calcext:value-type="string">
            <text:p>https://api.github.com/repos/nuke2015/nuke2015.github.io</text:p>
          </table:table-cell>
          <table:table-cell table:formula="of:=REPLACE([.B2017]; 1; 29; &quot;&quot;)" office:value-type="string" office:string-value="nuke2015/nuke2015.github.io" calcext:value-type="string">
            <text:p>nuke2015/nuke2015.github.io</text:p>
          </table:table-cell>
        </table:table-row>
        <table:table-row table:style-name="ro1">
          <table:table-cell office:value-type="float" office:value="14003763" calcext:value-type="float">
            <text:p>14003763</text:p>
          </table:table-cell>
          <table:table-cell office:value-type="string" calcext:value-type="string">
            <text:p>https://api.github.com/repos/zephir/luya</text:p>
          </table:table-cell>
          <table:table-cell table:formula="of:=REPLACE([.B2018]; 1; 29; &quot;&quot;)" office:value-type="string" office:string-value="zephir/luya" calcext:value-type="string">
            <text:p>zephir/luya</text:p>
          </table:table-cell>
        </table:table-row>
        <table:table-row table:style-name="ro1">
          <table:table-cell office:value-type="float" office:value="14006889" calcext:value-type="float">
            <text:p>14006889</text:p>
          </table:table-cell>
          <table:table-cell office:value-type="string" calcext:value-type="string">
            <text:p>https://api.github.com/repos/newsotech/upcor-joomla</text:p>
          </table:table-cell>
          <table:table-cell table:formula="of:=REPLACE([.B2019]; 1; 29; &quot;&quot;)" office:value-type="string" office:string-value="newsotech/upcor-joomla" calcext:value-type="string">
            <text:p>newsotech/upcor-joomla</text:p>
          </table:table-cell>
        </table:table-row>
        <table:table-row table:style-name="ro1">
          <table:table-cell office:value-type="float" office:value="14012178" calcext:value-type="float">
            <text:p>14012178</text:p>
          </table:table-cell>
          <table:table-cell office:value-type="string" calcext:value-type="string">
            <text:p>https://api.github.com/repos/hiven/hiven.github.io</text:p>
          </table:table-cell>
          <table:table-cell table:formula="of:=REPLACE([.B2020]; 1; 29; &quot;&quot;)" office:value-type="string" office:string-value="hiven/hiven.github.io" calcext:value-type="string">
            <text:p>hiven/hiven.github.io</text:p>
          </table:table-cell>
        </table:table-row>
        <table:table-row table:style-name="ro1">
          <table:table-cell office:value-type="float" office:value="14026397" calcext:value-type="float">
            <text:p>14026397</text:p>
          </table:table-cell>
          <table:table-cell office:value-type="string" calcext:value-type="string">
            <text:p>https://api.github.com/repos/ProjectDelphinium/delphinium</text:p>
          </table:table-cell>
          <table:table-cell table:formula="of:=REPLACE([.B2021]; 1; 29; &quot;&quot;)" office:value-type="string" office:string-value="ProjectDelphinium/delphinium" calcext:value-type="string">
            <text:p>ProjectDelphinium/delphinium</text:p>
          </table:table-cell>
        </table:table-row>
        <table:table-row table:style-name="ro1">
          <table:table-cell office:value-type="float" office:value="14028711" calcext:value-type="float">
            <text:p>14028711</text:p>
          </table:table-cell>
          <table:table-cell office:value-type="string" calcext:value-type="string">
            <text:p>https://api.github.com/repos/Terror404/home_switch_home</text:p>
          </table:table-cell>
          <table:table-cell table:formula="of:=REPLACE([.B2022]; 1; 29; &quot;&quot;)" office:value-type="string" office:string-value="Terror404/home_switch_home" calcext:value-type="string">
            <text:p>Terror404/home_switch_home</text:p>
          </table:table-cell>
        </table:table-row>
        <table:table-row table:style-name="ro1">
          <table:table-cell office:value-type="float" office:value="14028844" calcext:value-type="float">
            <text:p>14028844</text:p>
          </table:table-cell>
          <table:table-cell office:value-type="string" calcext:value-type="string">
            <text:p>https://api.github.com/repos/cakephp/bake</text:p>
          </table:table-cell>
          <table:table-cell table:formula="of:=REPLACE([.B2023]; 1; 29; &quot;&quot;)" office:value-type="string" office:string-value="cakephp/bake" calcext:value-type="string">
            <text:p>cakephp/bake</text:p>
          </table:table-cell>
        </table:table-row>
        <table:table-row table:style-name="ro1">
          <table:table-cell office:value-type="float" office:value="14081542" calcext:value-type="float">
            <text:p>14081542</text:p>
          </table:table-cell>
          <table:table-cell office:value-type="string" calcext:value-type="string">
            <text:p>https://api.github.com/repos/ultimatemember/ultimatemember</text:p>
          </table:table-cell>
          <table:table-cell table:formula="of:=REPLACE([.B2024]; 1; 29; &quot;&quot;)" office:value-type="string" office:string-value="ultimatemember/ultimatemember" calcext:value-type="string">
            <text:p>ultimatemember/ultimatemember</text:p>
          </table:table-cell>
        </table:table-row>
        <table:table-row table:style-name="ro1">
          <table:table-cell office:value-type="float" office:value="14105534" calcext:value-type="float">
            <text:p>14105534</text:p>
          </table:table-cell>
          <table:table-cell office:value-type="string" calcext:value-type="string">
            <text:p>https://api.github.com/repos/zlatevbg/laravel</text:p>
          </table:table-cell>
          <table:table-cell table:formula="of:=REPLACE([.B2025]; 1; 29; &quot;&quot;)" office:value-type="string" office:string-value="zlatevbg/laravel" calcext:value-type="string">
            <text:p>zlatevbg/laravel</text:p>
          </table:table-cell>
        </table:table-row>
        <table:table-row table:style-name="ro1">
          <table:table-cell office:value-type="float" office:value="14123122" calcext:value-type="float">
            <text:p>14123122</text:p>
          </table:table-cell>
          <table:table-cell office:value-type="string" calcext:value-type="string">
            <text:p>https://api.github.com/repos/bahdall/restoran</text:p>
          </table:table-cell>
          <table:table-cell table:formula="of:=REPLACE([.B2026]; 1; 29; &quot;&quot;)" office:value-type="string" office:string-value="bahdall/restoran" calcext:value-type="string">
            <text:p>bahdall/restoran</text:p>
          </table:table-cell>
        </table:table-row>
        <table:table-row table:style-name="ro1">
          <table:table-cell office:value-type="float" office:value="14125500" calcext:value-type="float">
            <text:p>14125500</text:p>
          </table:table-cell>
          <table:table-cell office:value-type="string" calcext:value-type="string">
            <text:p>https://api.github.com/repos/bbalet/jorani</text:p>
          </table:table-cell>
          <table:table-cell table:formula="of:=REPLACE([.B2027]; 1; 29; &quot;&quot;)" office:value-type="string" office:string-value="bbalet/jorani" calcext:value-type="string">
            <text:p>bbalet/jorani</text:p>
          </table:table-cell>
        </table:table-row>
        <table:table-row table:style-name="ro1">
          <table:table-cell office:value-type="float" office:value="14153145" calcext:value-type="float">
            <text:p>14153145</text:p>
          </table:table-cell>
          <table:table-cell office:value-type="string" calcext:value-type="string">
            <text:p>https://api.github.com/repos/jarvelov/And_Load</text:p>
          </table:table-cell>
          <table:table-cell table:formula="of:=REPLACE([.B2028]; 1; 29; &quot;&quot;)" office:value-type="string" office:string-value="jarvelov/And_Load" calcext:value-type="string">
            <text:p>jarvelov/And_Load</text:p>
          </table:table-cell>
        </table:table-row>
        <table:table-row table:style-name="ro1">
          <table:table-cell office:value-type="float" office:value="14156989" calcext:value-type="float">
            <text:p>14156989</text:p>
          </table:table-cell>
          <table:table-cell office:value-type="string" calcext:value-type="string">
            <text:p>https://api.github.com/repos/ban007/bg-dental</text:p>
          </table:table-cell>
          <table:table-cell table:formula="of:=REPLACE([.B2029]; 1; 29; &quot;&quot;)" office:value-type="string" office:string-value="ban007/bg-dental" calcext:value-type="string">
            <text:p>ban007/bg-dental</text:p>
          </table:table-cell>
        </table:table-row>
        <table:table-row table:style-name="ro1">
          <table:table-cell office:value-type="float" office:value="14189593" calcext:value-type="float">
            <text:p>14189593</text:p>
          </table:table-cell>
          <table:table-cell office:value-type="string" calcext:value-type="string">
            <text:p>https://api.github.com/repos/CityOfPhiladelphia/phila.gov</text:p>
          </table:table-cell>
          <table:table-cell table:formula="of:=REPLACE([.B2030]; 1; 29; &quot;&quot;)" office:value-type="string" office:string-value="CityOfPhiladelphia/phila.gov" calcext:value-type="string">
            <text:p>CityOfPhiladelphia/phila.gov</text:p>
          </table:table-cell>
        </table:table-row>
        <table:table-row table:style-name="ro1">
          <table:table-cell office:value-type="float" office:value="14202095" calcext:value-type="float">
            <text:p>14202095</text:p>
          </table:table-cell>
          <table:table-cell office:value-type="string" calcext:value-type="string">
            <text:p>https://api.github.com/repos/meedan/checkdesk</text:p>
          </table:table-cell>
          <table:table-cell table:formula="of:=REPLACE([.B2031]; 1; 29; &quot;&quot;)" office:value-type="string" office:string-value="meedan/checkdesk" calcext:value-type="string">
            <text:p>meedan/checkdesk</text:p>
          </table:table-cell>
        </table:table-row>
        <table:table-row table:style-name="ro1">
          <table:table-cell office:value-type="float" office:value="14211523" calcext:value-type="float">
            <text:p>14211523</text:p>
          </table:table-cell>
          <table:table-cell office:value-type="string" calcext:value-type="string">
            <text:p>https://api.github.com/repos/rtCamp/rtbiz</text:p>
          </table:table-cell>
          <table:table-cell table:formula="of:=REPLACE([.B2032]; 1; 29; &quot;&quot;)" office:value-type="string" office:string-value="rtCamp/rtbiz" calcext:value-type="string">
            <text:p>rtCamp/rtbiz</text:p>
          </table:table-cell>
        </table:table-row>
        <table:table-row table:style-name="ro1">
          <table:table-cell office:value-type="float" office:value="14230905" calcext:value-type="float">
            <text:p>14230905</text:p>
          </table:table-cell>
          <table:table-cell office:value-type="string" calcext:value-type="string">
            <text:p>https://api.github.com/repos/cudim/pages-theme</text:p>
          </table:table-cell>
          <table:table-cell table:formula="of:=REPLACE([.B2033]; 1; 29; &quot;&quot;)" office:value-type="string" office:string-value="cudim/pages-theme" calcext:value-type="string">
            <text:p>cudim/pages-theme</text:p>
          </table:table-cell>
        </table:table-row>
        <table:table-row table:style-name="ro1">
          <table:table-cell office:value-type="float" office:value="14233889" calcext:value-type="float">
            <text:p>14233889</text:p>
          </table:table-cell>
          <table:table-cell office:value-type="string" calcext:value-type="string">
            <text:p>https://api.github.com/repos/OXID-eSales/testing_library</text:p>
          </table:table-cell>
          <table:table-cell table:formula="of:=REPLACE([.B2034]; 1; 29; &quot;&quot;)" office:value-type="string" office:string-value="OXID-eSales/testing_library" calcext:value-type="string">
            <text:p>OXID-eSales/testing_library</text:p>
          </table:table-cell>
        </table:table-row>
        <table:table-row table:style-name="ro1">
          <table:table-cell office:value-type="float" office:value="14234605" calcext:value-type="float">
            <text:p>14234605</text:p>
          </table:table-cell>
          <table:table-cell office:value-type="string" calcext:value-type="string">
            <text:p>https://api.github.com/repos/isra00/neo-transposer</text:p>
          </table:table-cell>
          <table:table-cell table:formula="of:=REPLACE([.B2035]; 1; 29; &quot;&quot;)" office:value-type="string" office:string-value="isra00/neo-transposer" calcext:value-type="string">
            <text:p>isra00/neo-transposer</text:p>
          </table:table-cell>
        </table:table-row>
        <table:table-row table:style-name="ro1">
          <table:table-cell office:value-type="float" office:value="14275573" calcext:value-type="float">
            <text:p>14275573</text:p>
          </table:table-cell>
          <table:table-cell office:value-type="string" calcext:value-type="string">
            <text:p>https://api.github.com/repos/keboola/docker-bundle</text:p>
          </table:table-cell>
          <table:table-cell table:formula="of:=REPLACE([.B2036]; 1; 29; &quot;&quot;)" office:value-type="string" office:string-value="keboola/docker-bundle" calcext:value-type="string">
            <text:p>keboola/docker-bundle</text:p>
          </table:table-cell>
        </table:table-row>
        <table:table-row table:style-name="ro1">
          <table:table-cell office:value-type="float" office:value="14320553" calcext:value-type="float">
            <text:p>14320553</text:p>
          </table:table-cell>
          <table:table-cell office:value-type="string" calcext:value-type="string">
            <text:p>https://api.github.com/repos/AlexSheer/phpbb3.1-STK</text:p>
          </table:table-cell>
          <table:table-cell table:formula="of:=REPLACE([.B2037]; 1; 29; &quot;&quot;)" office:value-type="string" office:string-value="AlexSheer/phpbb3.1-STK" calcext:value-type="string">
            <text:p>AlexSheer/phpbb3.1-STK</text:p>
          </table:table-cell>
        </table:table-row>
        <table:table-row table:style-name="ro1">
          <table:table-cell office:value-type="float" office:value="14337488" calcext:value-type="float">
            <text:p>14337488</text:p>
          </table:table-cell>
          <table:table-cell office:value-type="string" calcext:value-type="string">
            <text:p>https://api.github.com/repos/howardjones/network-weathermap</text:p>
          </table:table-cell>
          <table:table-cell table:formula="of:=REPLACE([.B2038]; 1; 29; &quot;&quot;)" office:value-type="string" office:string-value="howardjones/network-weathermap" calcext:value-type="string">
            <text:p>howardjones/network-weathermap</text:p>
          </table:table-cell>
        </table:table-row>
        <table:table-row table:style-name="ro1">
          <table:table-cell office:value-type="float" office:value="14339499" calcext:value-type="float">
            <text:p>14339499</text:p>
          </table:table-cell>
          <table:table-cell office:value-type="string" calcext:value-type="string">
            <text:p>https://api.github.com/repos/meumobi/sitebuilder</text:p>
          </table:table-cell>
          <table:table-cell table:formula="of:=REPLACE([.B2039]; 1; 29; &quot;&quot;)" office:value-type="string" office:string-value="meumobi/sitebuilder" calcext:value-type="string">
            <text:p>meumobi/sitebuilder</text:p>
          </table:table-cell>
        </table:table-row>
        <table:table-row table:style-name="ro1">
          <table:table-cell office:value-type="float" office:value="14345447" calcext:value-type="float">
            <text:p>14345447</text:p>
          </table:table-cell>
          <table:table-cell office:value-type="string" calcext:value-type="string">
            <text:p>https://api.github.com/repos/Icinga/icingaweb2-module-businessprocess</text:p>
          </table:table-cell>
          <table:table-cell table:formula="of:=REPLACE([.B2040]; 1; 29; &quot;&quot;)" office:value-type="string" office:string-value="Icinga/icingaweb2-module-businessprocess" calcext:value-type="string">
            <text:p>Icinga/icingaweb2-module-businessprocess</text:p>
          </table:table-cell>
        </table:table-row>
        <table:table-row table:style-name="ro1">
          <table:table-cell office:value-type="float" office:value="14351968" calcext:value-type="float">
            <text:p>14351968</text:p>
          </table:table-cell>
          <table:table-cell office:value-type="string" calcext:value-type="string">
            <text:p>https://api.github.com/repos/YetiForceCompany/YetiForceCRM</text:p>
          </table:table-cell>
          <table:table-cell table:formula="of:=REPLACE([.B2041]; 1; 29; &quot;&quot;)" office:value-type="string" office:string-value="YetiForceCompany/YetiForceCRM" calcext:value-type="string">
            <text:p>YetiForceCompany/YetiForceCRM</text:p>
          </table:table-cell>
        </table:table-row>
        <table:table-row table:style-name="ro1">
          <table:table-cell office:value-type="float" office:value="14357441" calcext:value-type="float">
            <text:p>14357441</text:p>
          </table:table-cell>
          <table:table-cell office:value-type="string" calcext:value-type="string">
            <text:p>https://api.github.com/repos/voldemortensen/WordPress</text:p>
          </table:table-cell>
          <table:table-cell table:formula="of:=REPLACE([.B2042]; 1; 29; &quot;&quot;)" office:value-type="string" office:string-value="voldemortensen/WordPress" calcext:value-type="string">
            <text:p>voldemortensen/WordPress</text:p>
          </table:table-cell>
        </table:table-row>
        <table:table-row table:style-name="ro1">
          <table:table-cell office:value-type="float" office:value="14359726" calcext:value-type="float">
            <text:p>14359726</text:p>
          </table:table-cell>
          <table:table-cell office:value-type="string" calcext:value-type="string">
            <text:p>https://api.github.com/repos/voldemortensen/menu-customizer</text:p>
          </table:table-cell>
          <table:table-cell table:formula="of:=REPLACE([.B2043]; 1; 29; &quot;&quot;)" office:value-type="string" office:string-value="voldemortensen/menu-customizer" calcext:value-type="string">
            <text:p>voldemortensen/menu-customizer</text:p>
          </table:table-cell>
        </table:table-row>
        <table:table-row table:style-name="ro1">
          <table:table-cell office:value-type="float" office:value="14375070" calcext:value-type="float">
            <text:p>14375070</text:p>
          </table:table-cell>
          <table:table-cell office:value-type="string" calcext:value-type="string">
            <text:p>https://api.github.com/repos/EQdkpPlus/core</text:p>
          </table:table-cell>
          <table:table-cell table:formula="of:=REPLACE([.B2044]; 1; 29; &quot;&quot;)" office:value-type="string" office:string-value="EQdkpPlus/core" calcext:value-type="string">
            <text:p>EQdkpPlus/core</text:p>
          </table:table-cell>
        </table:table-row>
        <table:table-row table:style-name="ro1">
          <table:table-cell office:value-type="float" office:value="14377784" calcext:value-type="float">
            <text:p>14377784</text:p>
          </table:table-cell>
          <table:table-cell office:value-type="string" calcext:value-type="string">
            <text:p>https://api.github.com/repos/DuckThom/laravel-wtg</text:p>
          </table:table-cell>
          <table:table-cell table:formula="of:=REPLACE([.B2045]; 1; 29; &quot;&quot;)" office:value-type="string" office:string-value="DuckThom/laravel-wtg" calcext:value-type="string">
            <text:p>DuckThom/laravel-wtg</text:p>
          </table:table-cell>
        </table:table-row>
        <table:table-row table:style-name="ro1">
          <table:table-cell office:value-type="float" office:value="14394600" calcext:value-type="float">
            <text:p>14394600</text:p>
          </table:table-cell>
          <table:table-cell office:value-type="string" calcext:value-type="string">
            <text:p>https://api.github.com/repos/matecat/MateCat</text:p>
          </table:table-cell>
          <table:table-cell table:formula="of:=REPLACE([.B2046]; 1; 29; &quot;&quot;)" office:value-type="string" office:string-value="matecat/MateCat" calcext:value-type="string">
            <text:p>matecat/MateCat</text:p>
          </table:table-cell>
        </table:table-row>
        <table:table-row table:style-name="ro1">
          <table:table-cell office:value-type="float" office:value="14401968" calcext:value-type="float">
            <text:p>14401968</text:p>
          </table:table-cell>
          <table:table-cell office:value-type="string" calcext:value-type="string">
            <text:p>https://api.github.com/repos/OpenDevelopmentMekong/wpckan</text:p>
          </table:table-cell>
          <table:table-cell table:formula="of:=REPLACE([.B2047]; 1; 29; &quot;&quot;)" office:value-type="string" office:string-value="OpenDevelopmentMekong/wpckan" calcext:value-type="string">
            <text:p>OpenDevelopmentMekong/wpckan</text:p>
          </table:table-cell>
        </table:table-row>
        <table:table-row table:style-name="ro1">
          <table:table-cell office:value-type="float" office:value="14457447" calcext:value-type="float">
            <text:p>14457447</text:p>
          </table:table-cell>
          <table:table-cell office:value-type="string" calcext:value-type="string">
            <text:p>https://api.github.com/repos/buddydev/mediapress</text:p>
          </table:table-cell>
          <table:table-cell table:formula="of:=REPLACE([.B2048]; 1; 29; &quot;&quot;)" office:value-type="string" office:string-value="buddydev/mediapress" calcext:value-type="string">
            <text:p>buddydev/mediapress</text:p>
          </table:table-cell>
        </table:table-row>
        <table:table-row table:style-name="ro1">
          <table:table-cell office:value-type="float" office:value="14470736" calcext:value-type="float">
            <text:p>14470736</text:p>
          </table:table-cell>
          <table:table-cell office:value-type="string" calcext:value-type="string">
            <text:p>https://api.github.com/repos/thelia/core</text:p>
          </table:table-cell>
          <table:table-cell table:formula="of:=REPLACE([.B2049]; 1; 29; &quot;&quot;)" office:value-type="string" office:string-value="thelia/core" calcext:value-type="string">
            <text:p>thelia/core</text:p>
          </table:table-cell>
        </table:table-row>
        <table:table-row table:style-name="ro1">
          <table:table-cell office:value-type="float" office:value="14506362" calcext:value-type="float">
            <text:p>14506362</text:p>
          </table:table-cell>
          <table:table-cell office:value-type="string" calcext:value-type="string">
            <text:p>https://api.github.com/repos/iiYii/getyii</text:p>
          </table:table-cell>
          <table:table-cell table:formula="of:=REPLACE([.B2050]; 1; 29; &quot;&quot;)" office:value-type="string" office:string-value="iiYii/getyii" calcext:value-type="string">
            <text:p>iiYii/getyii</text:p>
          </table:table-cell>
        </table:table-row>
        <table:table-row table:style-name="ro1">
          <table:table-cell office:value-type="float" office:value="14513019" calcext:value-type="float">
            <text:p>14513019</text:p>
          </table:table-cell>
          <table:table-cell office:value-type="string" calcext:value-type="string">
            <text:p>https://api.github.com/repos/omise/omise-woocommerce</text:p>
          </table:table-cell>
          <table:table-cell table:formula="of:=REPLACE([.B2051]; 1; 29; &quot;&quot;)" office:value-type="string" office:string-value="omise/omise-woocommerce" calcext:value-type="string">
            <text:p>omise/omise-woocommerce</text:p>
          </table:table-cell>
        </table:table-row>
        <table:table-row table:style-name="ro1">
          <table:table-cell office:value-type="float" office:value="14547513" calcext:value-type="float">
            <text:p>14547513</text:p>
          </table:table-cell>
          <table:table-cell office:value-type="string" calcext:value-type="string">
            <text:p>https://api.github.com/repos/EGreg/Platform</text:p>
          </table:table-cell>
          <table:table-cell table:formula="of:=REPLACE([.B2052]; 1; 29; &quot;&quot;)" office:value-type="string" office:string-value="EGreg/Platform" calcext:value-type="string">
            <text:p>EGreg/Platform</text:p>
          </table:table-cell>
        </table:table-row>
        <table:table-row table:style-name="ro1">
          <table:table-cell office:value-type="float" office:value="14558173" calcext:value-type="float">
            <text:p>14558173</text:p>
          </table:table-cell>
          <table:table-cell office:value-type="string" calcext:value-type="string">
            <text:p>https://api.github.com/repos/programando/tron</text:p>
          </table:table-cell>
          <table:table-cell table:formula="of:=REPLACE([.B2053]; 1; 29; &quot;&quot;)" office:value-type="string" office:string-value="programando/tron" calcext:value-type="string">
            <text:p>programando/tron</text:p>
          </table:table-cell>
        </table:table-row>
        <table:table-row table:style-name="ro1">
          <table:table-cell office:value-type="float" office:value="14567807" calcext:value-type="float">
            <text:p>14567807</text:p>
          </table:table-cell>
          <table:table-cell office:value-type="string" calcext:value-type="string">
            <text:p>https://api.github.com/repos/ludumdare/ludumdare</text:p>
          </table:table-cell>
          <table:table-cell table:formula="of:=REPLACE([.B2054]; 1; 29; &quot;&quot;)" office:value-type="string" office:string-value="ludumdare/ludumdare" calcext:value-type="string">
            <text:p>ludumdare/ludumdare</text:p>
          </table:table-cell>
        </table:table-row>
        <table:table-row table:style-name="ro1">
          <table:table-cell office:value-type="float" office:value="14596782" calcext:value-type="float">
            <text:p>14596782</text:p>
          </table:table-cell>
          <table:table-cell office:value-type="string" calcext:value-type="string">
            <text:p>https://api.github.com/repos/kiang/data.fda.gov.tw-list</text:p>
          </table:table-cell>
          <table:table-cell table:formula="of:=REPLACE([.B2055]; 1; 29; &quot;&quot;)" office:value-type="string" office:string-value="kiang/data.fda.gov.tw-list" calcext:value-type="string">
            <text:p>kiang/data.fda.gov.tw-list</text:p>
          </table:table-cell>
        </table:table-row>
        <table:table-row table:style-name="ro1">
          <table:table-cell office:value-type="float" office:value="14640246" calcext:value-type="float">
            <text:p>14640246</text:p>
          </table:table-cell>
          <table:table-cell office:value-type="string" calcext:value-type="string">
            <text:p>https://api.github.com/repos/hxkclan/jade-for-wordpress</text:p>
          </table:table-cell>
          <table:table-cell table:formula="of:=REPLACE([.B2056]; 1; 29; &quot;&quot;)" office:value-type="string" office:string-value="hxkclan/jade-for-wordpress" calcext:value-type="string">
            <text:p>hxkclan/jade-for-wordpress</text:p>
          </table:table-cell>
        </table:table-row>
        <table:table-row table:style-name="ro1">
          <table:table-cell office:value-type="float" office:value="14661081" calcext:value-type="float">
            <text:p>14661081</text:p>
          </table:table-cell>
          <table:table-cell office:value-type="string" calcext:value-type="string">
            <text:p>https://api.github.com/repos/cakephp/database</text:p>
          </table:table-cell>
          <table:table-cell table:formula="of:=REPLACE([.B2057]; 1; 29; &quot;&quot;)" office:value-type="string" office:string-value="cakephp/database" calcext:value-type="string">
            <text:p>cakephp/database</text:p>
          </table:table-cell>
        </table:table-row>
        <table:table-row table:style-name="ro1">
          <table:table-cell office:value-type="float" office:value="14679021" calcext:value-type="float">
            <text:p>14679021</text:p>
          </table:table-cell>
          <table:table-cell office:value-type="string" calcext:value-type="string">
            <text:p>https://api.github.com/repos/opnsense/core</text:p>
          </table:table-cell>
          <table:table-cell table:formula="of:=REPLACE([.B2058]; 1; 29; &quot;&quot;)" office:value-type="string" office:string-value="opnsense/core" calcext:value-type="string">
            <text:p>opnsense/core</text:p>
          </table:table-cell>
        </table:table-row>
        <table:table-row table:style-name="ro1">
          <table:table-cell office:value-type="float" office:value="14682834" calcext:value-type="float">
            <text:p>14682834</text:p>
          </table:table-cell>
          <table:table-cell office:value-type="string" calcext:value-type="string">
            <text:p>https://api.github.com/repos/rrd108/laksmi</text:p>
          </table:table-cell>
          <table:table-cell table:formula="of:=REPLACE([.B2059]; 1; 29; &quot;&quot;)" office:value-type="string" office:string-value="rrd108/laksmi" calcext:value-type="string">
            <text:p>rrd108/laksmi</text:p>
          </table:table-cell>
        </table:table-row>
        <table:table-row table:style-name="ro1">
          <table:table-cell office:value-type="float" office:value="14709793" calcext:value-type="float">
            <text:p>14709793</text:p>
          </table:table-cell>
          <table:table-cell office:value-type="string" calcext:value-type="string">
            <text:p>https://api.github.com/repos/voc/streaming-website</text:p>
          </table:table-cell>
          <table:table-cell table:formula="of:=REPLACE([.B2060]; 1; 29; &quot;&quot;)" office:value-type="string" office:string-value="voc/streaming-website" calcext:value-type="string">
            <text:p>voc/streaming-website</text:p>
          </table:table-cell>
        </table:table-row>
        <table:table-row table:style-name="ro1">
          <table:table-cell office:value-type="float" office:value="14714694" calcext:value-type="float">
            <text:p>14714694</text:p>
          </table:table-cell>
          <table:table-cell office:value-type="string" calcext:value-type="string">
            <text:p>https://api.github.com/repos/ganlanyuan/rocket</text:p>
          </table:table-cell>
          <table:table-cell table:formula="of:=REPLACE([.B2061]; 1; 29; &quot;&quot;)" office:value-type="string" office:string-value="ganlanyuan/rocket" calcext:value-type="string">
            <text:p>ganlanyuan/rocket</text:p>
          </table:table-cell>
        </table:table-row>
        <table:table-row table:style-name="ro1">
          <table:table-cell office:value-type="float" office:value="14715086" calcext:value-type="float">
            <text:p>14715086</text:p>
          </table:table-cell>
          <table:table-cell office:value-type="string" calcext:value-type="string">
            <text:p>https://api.github.com/repos/rotdrop/cafevdb</text:p>
          </table:table-cell>
          <table:table-cell table:formula="of:=REPLACE([.B2062]; 1; 29; &quot;&quot;)" office:value-type="string" office:string-value="rotdrop/cafevdb" calcext:value-type="string">
            <text:p>rotdrop/cafevdb</text:p>
          </table:table-cell>
        </table:table-row>
        <table:table-row table:style-name="ro1">
          <table:table-cell office:value-type="float" office:value="14750823" calcext:value-type="float">
            <text:p>14750823</text:p>
          </table:table-cell>
          <table:table-cell office:value-type="string" calcext:value-type="string">
            <text:p>https://api.github.com/repos/Yoast/wpseo-news</text:p>
          </table:table-cell>
          <table:table-cell table:formula="of:=REPLACE([.B2063]; 1; 29; &quot;&quot;)" office:value-type="string" office:string-value="Yoast/wpseo-news" calcext:value-type="string">
            <text:p>Yoast/wpseo-news</text:p>
          </table:table-cell>
        </table:table-row>
        <table:table-row table:style-name="ro1">
          <table:table-cell office:value-type="float" office:value="14752567" calcext:value-type="float">
            <text:p>14752567</text:p>
          </table:table-cell>
          <table:table-cell office:value-type="string" calcext:value-type="string">
            <text:p>https://api.github.com/repos/zephir/luya-module-admin</text:p>
          </table:table-cell>
          <table:table-cell table:formula="of:=REPLACE([.B2064]; 1; 29; &quot;&quot;)" office:value-type="string" office:string-value="zephir/luya-module-admin" calcext:value-type="string">
            <text:p>zephir/luya-module-admin</text:p>
          </table:table-cell>
        </table:table-row>
        <table:table-row table:style-name="ro1">
          <table:table-cell office:value-type="float" office:value="14753716" calcext:value-type="float">
            <text:p>14753716</text:p>
          </table:table-cell>
          <table:table-cell office:value-type="string" calcext:value-type="string">
            <text:p>https://api.github.com/repos/Chi-teck/drupal-code-generator</text:p>
          </table:table-cell>
          <table:table-cell table:formula="of:=REPLACE([.B2065]; 1; 29; &quot;&quot;)" office:value-type="string" office:string-value="Chi-teck/drupal-code-generator" calcext:value-type="string">
            <text:p>Chi-teck/drupal-code-generator</text:p>
          </table:table-cell>
        </table:table-row>
        <table:table-row table:style-name="ro1">
          <table:table-cell office:value-type="float" office:value="14768614" calcext:value-type="float">
            <text:p>14768614</text:p>
          </table:table-cell>
          <table:table-cell office:value-type="string" calcext:value-type="string">
            <text:p>https://api.github.com/repos/cubecart/v6</text:p>
          </table:table-cell>
          <table:table-cell table:formula="of:=REPLACE([.B2066]; 1; 29; &quot;&quot;)" office:value-type="string" office:string-value="cubecart/v6" calcext:value-type="string">
            <text:p>cubecart/v6</text:p>
          </table:table-cell>
        </table:table-row>
        <table:table-row table:style-name="ro1">
          <table:table-cell office:value-type="float" office:value="14773692" calcext:value-type="float">
            <text:p>14773692</text:p>
          </table:table-cell>
          <table:table-cell office:value-type="string" calcext:value-type="string">
            <text:p>https://api.github.com/repos/geekhub-php/CheTheatre</text:p>
          </table:table-cell>
          <table:table-cell table:formula="of:=REPLACE([.B2067]; 1; 29; &quot;&quot;)" office:value-type="string" office:string-value="geekhub-php/CheTheatre" calcext:value-type="string">
            <text:p>geekhub-php/CheTheatre</text:p>
          </table:table-cell>
        </table:table-row>
        <table:table-row table:style-name="ro1">
          <table:table-cell office:value-type="float" office:value="14794636" calcext:value-type="float">
            <text:p>14794636</text:p>
          </table:table-cell>
          <table:table-cell office:value-type="string" calcext:value-type="string">
            <text:p>https://api.github.com/repos/overclokk/italystrap-extended</text:p>
          </table:table-cell>
          <table:table-cell table:formula="of:=REPLACE([.B2068]; 1; 29; &quot;&quot;)" office:value-type="string" office:string-value="overclokk/italystrap-extended" calcext:value-type="string">
            <text:p>overclokk/italystrap-extended</text:p>
          </table:table-cell>
        </table:table-row>
        <table:table-row table:style-name="ro1">
          <table:table-cell office:value-type="float" office:value="14800012" calcext:value-type="float">
            <text:p>14800012</text:p>
          </table:table-cell>
          <table:table-cell office:value-type="string" calcext:value-type="string">
            <text:p>https://api.github.com/repos/rciullo/UCFLibrarySite-Theme</text:p>
          </table:table-cell>
          <table:table-cell table:formula="of:=REPLACE([.B2069]; 1; 29; &quot;&quot;)" office:value-type="string" office:string-value="rciullo/UCFLibrarySite-Theme" calcext:value-type="string">
            <text:p>rciullo/UCFLibrarySite-Theme</text:p>
          </table:table-cell>
        </table:table-row>
        <table:table-row table:style-name="ro1">
          <table:table-cell office:value-type="float" office:value="14805817" calcext:value-type="float">
            <text:p>14805817</text:p>
          </table:table-cell>
          <table:table-cell office:value-type="string" calcext:value-type="string">
            <text:p>https://api.github.com/repos/DoSomething/aurora</text:p>
          </table:table-cell>
          <table:table-cell table:formula="of:=REPLACE([.B2070]; 1; 29; &quot;&quot;)" office:value-type="string" office:string-value="DoSomething/aurora" calcext:value-type="string">
            <text:p>DoSomething/aurora</text:p>
          </table:table-cell>
        </table:table-row>
        <table:table-row table:style-name="ro1">
          <table:table-cell office:value-type="float" office:value="14816212" calcext:value-type="float">
            <text:p>14816212</text:p>
          </table:table-cell>
          <table:table-cell office:value-type="string" calcext:value-type="string">
            <text:p>https://api.github.com/repos/elementary/mvp</text:p>
          </table:table-cell>
          <table:table-cell table:formula="of:=REPLACE([.B2071]; 1; 29; &quot;&quot;)" office:value-type="string" office:string-value="elementary/mvp" calcext:value-type="string">
            <text:p>elementary/mvp</text:p>
          </table:table-cell>
        </table:table-row>
        <table:table-row table:style-name="ro1">
          <table:table-cell office:value-type="float" office:value="14817780" calcext:value-type="float">
            <text:p>14817780</text:p>
          </table:table-cell>
          <table:table-cell office:value-type="string" calcext:value-type="string">
            <text:p>https://api.github.com/repos/qTranslate-Team/qtranslate-x</text:p>
          </table:table-cell>
          <table:table-cell table:formula="of:=REPLACE([.B2072]; 1; 29; &quot;&quot;)" office:value-type="string" office:string-value="qTranslate-Team/qtranslate-x" calcext:value-type="string">
            <text:p>qTranslate-Team/qtranslate-x</text:p>
          </table:table-cell>
        </table:table-row>
        <table:table-row table:style-name="ro1">
          <table:table-cell office:value-type="float" office:value="14849948" calcext:value-type="float">
            <text:p>14849948</text:p>
          </table:table-cell>
          <table:table-cell office:value-type="string" calcext:value-type="string">
            <text:p>https://api.github.com/repos/ocproducts/composr</text:p>
          </table:table-cell>
          <table:table-cell table:formula="of:=REPLACE([.B2073]; 1; 29; &quot;&quot;)" office:value-type="string" office:string-value="ocproducts/composr" calcext:value-type="string">
            <text:p>ocproducts/composr</text:p>
          </table:table-cell>
        </table:table-row>
        <table:table-row table:style-name="ro1">
          <table:table-cell office:value-type="float" office:value="14852722" calcext:value-type="float">
            <text:p>14852722</text:p>
          </table:table-cell>
          <table:table-cell office:value-type="string" calcext:value-type="string">
            <text:p>https://api.github.com/repos/kreait/firebase-php</text:p>
          </table:table-cell>
          <table:table-cell table:formula="of:=REPLACE([.B2074]; 1; 29; &quot;&quot;)" office:value-type="string" office:string-value="kreait/firebase-php" calcext:value-type="string">
            <text:p>kreait/firebase-php</text:p>
          </table:table-cell>
        </table:table-row>
        <table:table-row table:style-name="ro1">
          <table:table-cell office:value-type="float" office:value="14853794" calcext:value-type="float">
            <text:p>14853794</text:p>
          </table:table-cell>
          <table:table-cell office:value-type="string" calcext:value-type="string">
            <text:p>https://api.github.com/repos/JulienBx/GarrukServer</text:p>
          </table:table-cell>
          <table:table-cell table:formula="of:=REPLACE([.B2075]; 1; 29; &quot;&quot;)" office:value-type="string" office:string-value="JulienBx/GarrukServer" calcext:value-type="string">
            <text:p>JulienBx/GarrukServer</text:p>
          </table:table-cell>
        </table:table-row>
        <table:table-row table:style-name="ro1">
          <table:table-cell office:value-type="float" office:value="14875021" calcext:value-type="float">
            <text:p>14875021</text:p>
          </table:table-cell>
          <table:table-cell office:value-type="string" calcext:value-type="string">
            <text:p>https://api.github.com/repos/xibosignage/xibo-cms</text:p>
          </table:table-cell>
          <table:table-cell table:formula="of:=REPLACE([.B2076]; 1; 29; &quot;&quot;)" office:value-type="string" office:string-value="xibosignage/xibo-cms" calcext:value-type="string">
            <text:p>xibosignage/xibo-cms</text:p>
          </table:table-cell>
        </table:table-row>
        <table:table-row table:style-name="ro1">
          <table:table-cell office:value-type="float" office:value="14886245" calcext:value-type="float">
            <text:p>14886245</text:p>
          </table:table-cell>
          <table:table-cell office:value-type="string" calcext:value-type="string">
            <text:p>https://api.github.com/repos/vitolibrarius/contenta</text:p>
          </table:table-cell>
          <table:table-cell table:formula="of:=REPLACE([.B2077]; 1; 29; &quot;&quot;)" office:value-type="string" office:string-value="vitolibrarius/contenta" calcext:value-type="string">
            <text:p>vitolibrarius/contenta</text:p>
          </table:table-cell>
        </table:table-row>
        <table:table-row table:style-name="ro1">
          <table:table-cell office:value-type="float" office:value="14901228" calcext:value-type="float">
            <text:p>14901228</text:p>
          </table:table-cell>
          <table:table-cell office:value-type="string" calcext:value-type="string">
            <text:p>https://api.github.com/repos/Dance-Marathon/DM-Website</text:p>
          </table:table-cell>
          <table:table-cell table:formula="of:=REPLACE([.B2078]; 1; 29; &quot;&quot;)" office:value-type="string" office:string-value="Dance-Marathon/DM-Website" calcext:value-type="string">
            <text:p>Dance-Marathon/DM-Website</text:p>
          </table:table-cell>
        </table:table-row>
        <table:table-row table:style-name="ro1">
          <table:table-cell office:value-type="float" office:value="14931252" calcext:value-type="float">
            <text:p>14931252</text:p>
          </table:table-cell>
          <table:table-cell office:value-type="string" calcext:value-type="string">
            <text:p>https://api.github.com/repos/NeoRazorX/facturacion_base</text:p>
          </table:table-cell>
          <table:table-cell table:formula="of:=REPLACE([.B2079]; 1; 29; &quot;&quot;)" office:value-type="string" office:string-value="NeoRazorX/facturacion_base" calcext:value-type="string">
            <text:p>NeoRazorX/facturacion_base</text:p>
          </table:table-cell>
        </table:table-row>
        <table:table-row table:style-name="ro1">
          <table:table-cell office:value-type="float" office:value="14947374" calcext:value-type="float">
            <text:p>14947374</text:p>
          </table:table-cell>
          <table:table-cell office:value-type="string" calcext:value-type="string">
            <text:p>https://api.github.com/repos/WordPoints/dev-lib</text:p>
          </table:table-cell>
          <table:table-cell table:formula="of:=REPLACE([.B2080]; 1; 29; &quot;&quot;)" office:value-type="string" office:string-value="WordPoints/dev-lib" calcext:value-type="string">
            <text:p>WordPoints/dev-lib</text:p>
          </table:table-cell>
        </table:table-row>
        <table:table-row table:style-name="ro1">
          <table:table-cell office:value-type="float" office:value="14948189" calcext:value-type="float">
            <text:p>14948189</text:p>
          </table:table-cell>
          <table:table-cell office:value-type="string" calcext:value-type="string">
            <text:p>https://api.github.com/repos/WildPHP/Wild-IRC-Bot</text:p>
          </table:table-cell>
          <table:table-cell table:formula="of:=REPLACE([.B2081]; 1; 29; &quot;&quot;)" office:value-type="string" office:string-value="WildPHP/Wild-IRC-Bot" calcext:value-type="string">
            <text:p>WildPHP/Wild-IRC-Bot</text:p>
          </table:table-cell>
        </table:table-row>
        <table:table-row table:style-name="ro1">
          <table:table-cell office:value-type="float" office:value="15042356" calcext:value-type="float">
            <text:p>15042356</text:p>
          </table:table-cell>
          <table:table-cell office:value-type="string" calcext:value-type="string">
            <text:p>https://api.github.com/repos/DoSomething/northstar</text:p>
          </table:table-cell>
          <table:table-cell table:formula="of:=REPLACE([.B2082]; 1; 29; &quot;&quot;)" office:value-type="string" office:string-value="DoSomething/northstar" calcext:value-type="string">
            <text:p>DoSomething/northstar</text:p>
          </table:table-cell>
        </table:table-row>
        <table:table-row table:style-name="ro1">
          <table:table-cell office:value-type="float" office:value="15046239" calcext:value-type="float">
            <text:p>15046239</text:p>
          </table:table-cell>
          <table:table-cell office:value-type="string" calcext:value-type="string">
            <text:p>https://api.github.com/repos/rascada/Pogoda</text:p>
          </table:table-cell>
          <table:table-cell table:formula="of:=REPLACE([.B2083]; 1; 29; &quot;&quot;)" office:value-type="string" office:string-value="rascada/Pogoda" calcext:value-type="string">
            <text:p>rascada/Pogoda</text:p>
          </table:table-cell>
        </table:table-row>
        <table:table-row table:style-name="ro1">
          <table:table-cell office:value-type="float" office:value="15054909" calcext:value-type="float">
            <text:p>15054909</text:p>
          </table:table-cell>
          <table:table-cell office:value-type="string" calcext:value-type="string">
            <text:p>https://api.github.com/repos/javiereguiluz/EasyAdminBundle</text:p>
          </table:table-cell>
          <table:table-cell table:formula="of:=REPLACE([.B2084]; 1; 29; &quot;&quot;)" office:value-type="string" office:string-value="javiereguiluz/EasyAdminBundle" calcext:value-type="string">
            <text:p>javiereguiluz/EasyAdminBundle</text:p>
          </table:table-cell>
        </table:table-row>
        <table:table-row table:style-name="ro1">
          <table:table-cell office:value-type="float" office:value="15095527" calcext:value-type="float">
            <text:p>15095527</text:p>
          </table:table-cell>
          <table:table-cell office:value-type="string" calcext:value-type="string">
            <text:p>https://api.github.com/repos/fiesta-framework/Fiesta</text:p>
          </table:table-cell>
          <table:table-cell table:formula="of:=REPLACE([.B2085]; 1; 29; &quot;&quot;)" office:value-type="string" office:string-value="fiesta-framework/Fiesta" calcext:value-type="string">
            <text:p>fiesta-framework/Fiesta</text:p>
          </table:table-cell>
        </table:table-row>
        <table:table-row table:style-name="ro1">
          <table:table-cell office:value-type="float" office:value="15114418" calcext:value-type="float">
            <text:p>15114418</text:p>
          </table:table-cell>
          <table:table-cell office:value-type="string" calcext:value-type="string">
            <text:p>https://api.github.com/repos/wuzhicms/wuzhicms</text:p>
          </table:table-cell>
          <table:table-cell table:formula="of:=REPLACE([.B2086]; 1; 29; &quot;&quot;)" office:value-type="string" office:string-value="wuzhicms/wuzhicms" calcext:value-type="string">
            <text:p>wuzhicms/wuzhicms</text:p>
          </table:table-cell>
        </table:table-row>
        <table:table-row table:style-name="ro1">
          <table:table-cell office:value-type="float" office:value="15116107" calcext:value-type="float">
            <text:p>15116107</text:p>
          </table:table-cell>
          <table:table-cell office:value-type="string" calcext:value-type="string">
            <text:p>https://api.github.com/repos/geoffreyhale/130words</text:p>
          </table:table-cell>
          <table:table-cell table:formula="of:=REPLACE([.B2087]; 1; 29; &quot;&quot;)" office:value-type="string" office:string-value="geoffreyhale/130words" calcext:value-type="string">
            <text:p>geoffreyhale/130words</text:p>
          </table:table-cell>
        </table:table-row>
        <table:table-row table:style-name="ro1">
          <table:table-cell office:value-type="float" office:value="15130457" calcext:value-type="float">
            <text:p>15130457</text:p>
          </table:table-cell>
          <table:table-cell office:value-type="string" calcext:value-type="string">
            <text:p>https://api.github.com/repos/nielsvm/purge</text:p>
          </table:table-cell>
          <table:table-cell table:formula="of:=REPLACE([.B2088]; 1; 29; &quot;&quot;)" office:value-type="string" office:string-value="nielsvm/purge" calcext:value-type="string">
            <text:p>nielsvm/purge</text:p>
          </table:table-cell>
        </table:table-row>
        <table:table-row table:style-name="ro1">
          <table:table-cell office:value-type="float" office:value="15131338" calcext:value-type="float">
            <text:p>15131338</text:p>
          </table:table-cell>
          <table:table-cell office:value-type="string" calcext:value-type="string">
            <text:p>https://api.github.com/repos/nextras/dbal</text:p>
          </table:table-cell>
          <table:table-cell table:formula="of:=REPLACE([.B2089]; 1; 29; &quot;&quot;)" office:value-type="string" office:string-value="nextras/dbal" calcext:value-type="string">
            <text:p>nextras/dbal</text:p>
          </table:table-cell>
        </table:table-row>
        <table:table-row table:style-name="ro1">
          <table:table-cell office:value-type="float" office:value="15149419" calcext:value-type="float">
            <text:p>15149419</text:p>
          </table:table-cell>
          <table:table-cell office:value-type="string" calcext:value-type="string">
            <text:p>https://api.github.com/repos/box/spout</text:p>
          </table:table-cell>
          <table:table-cell table:formula="of:=REPLACE([.B2090]; 1; 29; &quot;&quot;)" office:value-type="string" office:string-value="box/spout" calcext:value-type="string">
            <text:p>box/spout</text:p>
          </table:table-cell>
        </table:table-row>
        <table:table-row table:style-name="ro1">
          <table:table-cell office:value-type="float" office:value="15160517" calcext:value-type="float">
            <text:p>15160517</text:p>
          </table:table-cell>
          <table:table-cell office:value-type="string" calcext:value-type="string">
            <text:p>https://api.github.com/repos/cultuurnet/udb3-php</text:p>
          </table:table-cell>
          <table:table-cell table:formula="of:=REPLACE([.B2091]; 1; 29; &quot;&quot;)" office:value-type="string" office:string-value="cultuurnet/udb3-php" calcext:value-type="string">
            <text:p>cultuurnet/udb3-php</text:p>
          </table:table-cell>
        </table:table-row>
        <table:table-row table:style-name="ro1">
          <table:table-cell office:value-type="float" office:value="15160536" calcext:value-type="float">
            <text:p>15160536</text:p>
          </table:table-cell>
          <table:table-cell office:value-type="string" calcext:value-type="string">
            <text:p>https://api.github.com/repos/cultuurnet/udb3-silex</text:p>
          </table:table-cell>
          <table:table-cell table:formula="of:=REPLACE([.B2092]; 1; 29; &quot;&quot;)" office:value-type="string" office:string-value="cultuurnet/udb3-silex" calcext:value-type="string">
            <text:p>cultuurnet/udb3-silex</text:p>
          </table:table-cell>
        </table:table-row>
        <table:table-row table:style-name="ro1">
          <table:table-cell office:value-type="float" office:value="15160841" calcext:value-type="float">
            <text:p>15160841</text:p>
          </table:table-cell>
          <table:table-cell office:value-type="string" calcext:value-type="string">
            <text:p>https://api.github.com/repos/cultuurnet/udb3-symfony-php</text:p>
          </table:table-cell>
          <table:table-cell table:formula="of:=REPLACE([.B2093]; 1; 29; &quot;&quot;)" office:value-type="string" office:string-value="cultuurnet/udb3-symfony-php" calcext:value-type="string">
            <text:p>cultuurnet/udb3-symfony-php</text:p>
          </table:table-cell>
        </table:table-row>
        <table:table-row table:style-name="ro1">
          <table:table-cell office:value-type="float" office:value="15164857" calcext:value-type="float">
            <text:p>15164857</text:p>
          </table:table-cell>
          <table:table-cell office:value-type="string" calcext:value-type="string">
            <text:p>https://api.github.com/repos/FernleafSystems/wp-simple-firewall</text:p>
          </table:table-cell>
          <table:table-cell table:formula="of:=REPLACE([.B2094]; 1; 29; &quot;&quot;)" office:value-type="string" office:string-value="FernleafSystems/wp-simple-firewall" calcext:value-type="string">
            <text:p>FernleafSystems/wp-simple-firewall</text:p>
          </table:table-cell>
        </table:table-row>
        <table:table-row table:style-name="ro1">
          <table:table-cell office:value-type="float" office:value="15169239" calcext:value-type="float">
            <text:p>15169239</text:p>
          </table:table-cell>
          <table:table-cell office:value-type="string" calcext:value-type="string">
            <text:p>https://api.github.com/repos/kaltura/KalturaGeneratedAPIClientsPHP</text:p>
          </table:table-cell>
          <table:table-cell table:formula="of:=REPLACE([.B2095]; 1; 29; &quot;&quot;)" office:value-type="string" office:string-value="kaltura/KalturaGeneratedAPIClientsPHP" calcext:value-type="string">
            <text:p>kaltura/KalturaGeneratedAPIClientsPHP</text:p>
          </table:table-cell>
        </table:table-row>
        <table:table-row table:style-name="ro1">
          <table:table-cell office:value-type="float" office:value="15171186" calcext:value-type="float">
            <text:p>15171186</text:p>
          </table:table-cell>
          <table:table-cell office:value-type="string" calcext:value-type="string">
            <text:p>https://api.github.com/repos/kaltura/KalturaGeneratedAPIClientsZF</text:p>
          </table:table-cell>
          <table:table-cell table:formula="of:=REPLACE([.B2096]; 1; 29; &quot;&quot;)" office:value-type="string" office:string-value="kaltura/KalturaGeneratedAPIClientsZF" calcext:value-type="string">
            <text:p>kaltura/KalturaGeneratedAPIClientsZF</text:p>
          </table:table-cell>
        </table:table-row>
        <table:table-row table:style-name="ro1">
          <table:table-cell office:value-type="float" office:value="15183533" calcext:value-type="float">
            <text:p>15183533</text:p>
          </table:table-cell>
          <table:table-cell office:value-type="string" calcext:value-type="string">
            <text:p>https://api.github.com/repos/song-yuan/wymenuv2</text:p>
          </table:table-cell>
          <table:table-cell table:formula="of:=REPLACE([.B2097]; 1; 29; &quot;&quot;)" office:value-type="string" office:string-value="song-yuan/wymenuv2" calcext:value-type="string">
            <text:p>song-yuan/wymenuv2</text:p>
          </table:table-cell>
        </table:table-row>
        <table:table-row table:style-name="ro1">
          <table:table-cell office:value-type="float" office:value="15196846" calcext:value-type="float">
            <text:p>15196846</text:p>
          </table:table-cell>
          <table:table-cell office:value-type="string" calcext:value-type="string">
            <text:p>https://api.github.com/repos/deployphp/deployer</text:p>
          </table:table-cell>
          <table:table-cell table:formula="of:=REPLACE([.B2098]; 1; 29; &quot;&quot;)" office:value-type="string" office:string-value="deployphp/deployer" calcext:value-type="string">
            <text:p>deployphp/deployer</text:p>
          </table:table-cell>
        </table:table-row>
        <table:table-row table:style-name="ro1">
          <table:table-cell office:value-type="float" office:value="15201696" calcext:value-type="float">
            <text:p>15201696</text:p>
          </table:table-cell>
          <table:table-cell office:value-type="string" calcext:value-type="string">
            <text:p>https://api.github.com/repos/feideconnect/feideconnect-authengine</text:p>
          </table:table-cell>
          <table:table-cell table:formula="of:=REPLACE([.B2099]; 1; 29; &quot;&quot;)" office:value-type="string" office:string-value="feideconnect/feideconnect-authengine" calcext:value-type="string">
            <text:p>feideconnect/feideconnect-authengine</text:p>
          </table:table-cell>
        </table:table-row>
        <table:table-row table:style-name="ro1">
          <table:table-cell office:value-type="float" office:value="15203120" calcext:value-type="float">
            <text:p>15203120</text:p>
          </table:table-cell>
          <table:table-cell office:value-type="string" calcext:value-type="string">
            <text:p>https://api.github.com/repos/kaltura/KalturaGeneratedAPIClientsPHP53</text:p>
          </table:table-cell>
          <table:table-cell table:formula="of:=REPLACE([.B2100]; 1; 29; &quot;&quot;)" office:value-type="string" office:string-value="kaltura/KalturaGeneratedAPIClientsPHP53" calcext:value-type="string">
            <text:p>kaltura/KalturaGeneratedAPIClientsPHP53</text:p>
          </table:table-cell>
        </table:table-row>
        <table:table-row table:style-name="ro1">
          <table:table-cell office:value-type="float" office:value="15207278" calcext:value-type="float">
            <text:p>15207278</text:p>
          </table:table-cell>
          <table:table-cell office:value-type="string" calcext:value-type="string">
            <text:p>https://api.github.com/repos/SwagDevOps/dogma</text:p>
          </table:table-cell>
          <table:table-cell table:formula="of:=REPLACE([.B2101]; 1; 29; &quot;&quot;)" office:value-type="string" office:string-value="SwagDevOps/dogma" calcext:value-type="string">
            <text:p>SwagDevOps/dogma</text:p>
          </table:table-cell>
        </table:table-row>
        <table:table-row table:style-name="ro1">
          <table:table-cell office:value-type="float" office:value="15207544" calcext:value-type="float">
            <text:p>15207544</text:p>
          </table:table-cell>
          <table:table-cell office:value-type="string" calcext:value-type="string">
            <text:p>https://api.github.com/repos/alex-repin/tennishouse</text:p>
          </table:table-cell>
          <table:table-cell table:formula="of:=REPLACE([.B2102]; 1; 29; &quot;&quot;)" office:value-type="string" office:string-value="alex-repin/tennishouse" calcext:value-type="string">
            <text:p>alex-repin/tennishouse</text:p>
          </table:table-cell>
        </table:table-row>
        <table:table-row table:style-name="ro1">
          <table:table-cell office:value-type="float" office:value="15215171" calcext:value-type="float">
            <text:p>15215171</text:p>
          </table:table-cell>
          <table:table-cell office:value-type="string" calcext:value-type="string">
            <text:p>https://api.github.com/repos/baycik/isell3</text:p>
          </table:table-cell>
          <table:table-cell table:formula="of:=REPLACE([.B2103]; 1; 29; &quot;&quot;)" office:value-type="string" office:string-value="baycik/isell3" calcext:value-type="string">
            <text:p>baycik/isell3</text:p>
          </table:table-cell>
        </table:table-row>
        <table:table-row table:style-name="ro1">
          <table:table-cell office:value-type="float" office:value="15243417" calcext:value-type="float">
            <text:p>15243417</text:p>
          </table:table-cell>
          <table:table-cell office:value-type="string" calcext:value-type="string">
            <text:p>https://api.github.com/repos/Cacti/cacti</text:p>
          </table:table-cell>
          <table:table-cell table:formula="of:=REPLACE([.B2104]; 1; 29; &quot;&quot;)" office:value-type="string" office:string-value="Cacti/cacti" calcext:value-type="string">
            <text:p>Cacti/cacti</text:p>
          </table:table-cell>
        </table:table-row>
        <table:table-row table:style-name="ro1">
          <table:table-cell office:value-type="float" office:value="15251441" calcext:value-type="float">
            <text:p>15251441</text:p>
          </table:table-cell>
          <table:table-cell office:value-type="string" calcext:value-type="string">
            <text:p>https://api.github.com/repos/rsnlamatrice/lamatrice</text:p>
          </table:table-cell>
          <table:table-cell table:formula="of:=REPLACE([.B2105]; 1; 29; &quot;&quot;)" office:value-type="string" office:string-value="rsnlamatrice/lamatrice" calcext:value-type="string">
            <text:p>rsnlamatrice/lamatrice</text:p>
          </table:table-cell>
        </table:table-row>
        <table:table-row table:style-name="ro1">
          <table:table-cell office:value-type="float" office:value="15264979" calcext:value-type="float">
            <text:p>15264979</text:p>
          </table:table-cell>
          <table:table-cell office:value-type="string" calcext:value-type="string">
            <text:p>https://api.github.com/repos/Socratacom/marketing-site</text:p>
          </table:table-cell>
          <table:table-cell table:formula="of:=REPLACE([.B2106]; 1; 29; &quot;&quot;)" office:value-type="string" office:string-value="Socratacom/marketing-site" calcext:value-type="string">
            <text:p>Socratacom/marketing-site</text:p>
          </table:table-cell>
        </table:table-row>
        <table:table-row table:style-name="ro1">
          <table:table-cell office:value-type="float" office:value="15297522" calcext:value-type="float">
            <text:p>15297522</text:p>
          </table:table-cell>
          <table:table-cell office:value-type="string" calcext:value-type="string">
            <text:p>https://api.github.com/repos/FH-Complete/FHC-Core</text:p>
          </table:table-cell>
          <table:table-cell table:formula="of:=REPLACE([.B2107]; 1; 29; &quot;&quot;)" office:value-type="string" office:string-value="FH-Complete/FHC-Core" calcext:value-type="string">
            <text:p>FH-Complete/FHC-Core</text:p>
          </table:table-cell>
        </table:table-row>
        <table:table-row table:style-name="ro1">
          <table:table-cell office:value-type="float" office:value="15317664" calcext:value-type="float">
            <text:p>15317664</text:p>
          </table:table-cell>
          <table:table-cell office:value-type="string" calcext:value-type="string">
            <text:p>https://api.github.com/repos/fansWoo/fanswoo</text:p>
          </table:table-cell>
          <table:table-cell table:formula="of:=REPLACE([.B2108]; 1; 29; &quot;&quot;)" office:value-type="string" office:string-value="fansWoo/fanswoo" calcext:value-type="string">
            <text:p>fansWoo/fanswoo</text:p>
          </table:table-cell>
        </table:table-row>
        <table:table-row table:style-name="ro1">
          <table:table-cell office:value-type="float" office:value="15328835" calcext:value-type="float">
            <text:p>15328835</text:p>
          </table:table-cell>
          <table:table-cell office:value-type="string" calcext:value-type="string">
            <text:p>https://api.github.com/repos/Dan503/Swordion</text:p>
          </table:table-cell>
          <table:table-cell table:formula="of:=REPLACE([.B2109]; 1; 29; &quot;&quot;)" office:value-type="string" office:string-value="Dan503/Swordion" calcext:value-type="string">
            <text:p>Dan503/Swordion</text:p>
          </table:table-cell>
        </table:table-row>
        <table:table-row table:style-name="ro1">
          <table:table-cell office:value-type="float" office:value="15349784" calcext:value-type="float">
            <text:p>15349784</text:p>
          </table:table-cell>
          <table:table-cell office:value-type="string" calcext:value-type="string">
            <text:p>https://api.github.com/repos/InforMEA/informea</text:p>
          </table:table-cell>
          <table:table-cell table:formula="of:=REPLACE([.B2110]; 1; 29; &quot;&quot;)" office:value-type="string" office:string-value="InforMEA/informea" calcext:value-type="string">
            <text:p>InforMEA/informea</text:p>
          </table:table-cell>
        </table:table-row>
        <table:table-row table:style-name="ro1">
          <table:table-cell office:value-type="float" office:value="15359786" calcext:value-type="float">
            <text:p>15359786</text:p>
          </table:table-cell>
          <table:table-cell office:value-type="string" calcext:value-type="string">
            <text:p>https://api.github.com/repos/Placester/Community-App</text:p>
          </table:table-cell>
          <table:table-cell table:formula="of:=REPLACE([.B2111]; 1; 29; &quot;&quot;)" office:value-type="string" office:string-value="Placester/Community-App" calcext:value-type="string">
            <text:p>Placester/Community-App</text:p>
          </table:table-cell>
        </table:table-row>
        <table:table-row table:style-name="ro1">
          <table:table-cell office:value-type="float" office:value="15364845" calcext:value-type="float">
            <text:p>15364845</text:p>
          </table:table-cell>
          <table:table-cell office:value-type="string" calcext:value-type="string">
            <text:p>https://api.github.com/repos/TRowbotham/PHPJS</text:p>
          </table:table-cell>
          <table:table-cell table:formula="of:=REPLACE([.B2112]; 1; 29; &quot;&quot;)" office:value-type="string" office:string-value="TRowbotham/PHPJS" calcext:value-type="string">
            <text:p>TRowbotham/PHPJS</text:p>
          </table:table-cell>
        </table:table-row>
        <table:table-row table:style-name="ro1">
          <table:table-cell office:value-type="float" office:value="15398925" calcext:value-type="float">
            <text:p>15398925</text:p>
          </table:table-cell>
          <table:table-cell office:value-type="string" calcext:value-type="string">
            <text:p>https://api.github.com/repos/bkintanar/HRis</text:p>
          </table:table-cell>
          <table:table-cell table:formula="of:=REPLACE([.B2113]; 1; 29; &quot;&quot;)" office:value-type="string" office:string-value="bkintanar/HRis" calcext:value-type="string">
            <text:p>bkintanar/HRis</text:p>
          </table:table-cell>
        </table:table-row>
        <table:table-row table:style-name="ro1">
          <table:table-cell office:value-type="float" office:value="15425579" calcext:value-type="float">
            <text:p>15425579</text:p>
          </table:table-cell>
          <table:table-cell office:value-type="string" calcext:value-type="string">
            <text:p>https://api.github.com/repos/easydigitaldownloads/EDD-Commissions</text:p>
          </table:table-cell>
          <table:table-cell table:formula="of:=REPLACE([.B2114]; 1; 29; &quot;&quot;)" office:value-type="string" office:string-value="easydigitaldownloads/EDD-Commissions" calcext:value-type="string">
            <text:p>easydigitaldownloads/EDD-Commissions</text:p>
          </table:table-cell>
        </table:table-row>
        <table:table-row table:style-name="ro1">
          <table:table-cell office:value-type="float" office:value="15456786" calcext:value-type="float">
            <text:p>15456786</text:p>
          </table:table-cell>
          <table:table-cell office:value-type="string" calcext:value-type="string">
            <text:p>https://api.github.com/repos/serlo-org/athene2</text:p>
          </table:table-cell>
          <table:table-cell table:formula="of:=REPLACE([.B2115]; 1; 29; &quot;&quot;)" office:value-type="string" office:string-value="serlo-org/athene2" calcext:value-type="string">
            <text:p>serlo-org/athene2</text:p>
          </table:table-cell>
        </table:table-row>
        <table:table-row table:style-name="ro1">
          <table:table-cell office:value-type="float" office:value="15459539" calcext:value-type="float">
            <text:p>15459539</text:p>
          </table:table-cell>
          <table:table-cell office:value-type="string" calcext:value-type="string">
            <text:p>https://api.github.com/repos/LinkValue/SiR</text:p>
          </table:table-cell>
          <table:table-cell table:formula="of:=REPLACE([.B2116]; 1; 29; &quot;&quot;)" office:value-type="string" office:string-value="LinkValue/SiR" calcext:value-type="string">
            <text:p>LinkValue/SiR</text:p>
          </table:table-cell>
        </table:table-row>
        <table:table-row table:style-name="ro1">
          <table:table-cell office:value-type="float" office:value="15481410" calcext:value-type="float">
            <text:p>15481410</text:p>
          </table:table-cell>
          <table:table-cell office:value-type="string" calcext:value-type="string">
            <text:p>https://api.github.com/repos/pjsinco/elit</text:p>
          </table:table-cell>
          <table:table-cell table:formula="of:=REPLACE([.B2117]; 1; 29; &quot;&quot;)" office:value-type="string" office:string-value="pjsinco/elit" calcext:value-type="string">
            <text:p>pjsinco/elit</text:p>
          </table:table-cell>
        </table:table-row>
        <table:table-row table:style-name="ro1">
          <table:table-cell office:value-type="float" office:value="15534551" calcext:value-type="float">
            <text:p>15534551</text:p>
          </table:table-cell>
          <table:table-cell office:value-type="string" calcext:value-type="string">
            <text:p>https://api.github.com/repos/Fperdreau/jcm</text:p>
          </table:table-cell>
          <table:table-cell table:formula="of:=REPLACE([.B2118]; 1; 29; &quot;&quot;)" office:value-type="string" office:string-value="Fperdreau/jcm" calcext:value-type="string">
            <text:p>Fperdreau/jcm</text:p>
          </table:table-cell>
        </table:table-row>
        <table:table-row table:style-name="ro1">
          <table:table-cell office:value-type="float" office:value="15554578" calcext:value-type="float">
            <text:p>15554578</text:p>
          </table:table-cell>
          <table:table-cell office:value-type="string" calcext:value-type="string">
            <text:p>https://api.github.com/repos/overtrue/wechat</text:p>
          </table:table-cell>
          <table:table-cell table:formula="of:=REPLACE([.B2119]; 1; 29; &quot;&quot;)" office:value-type="string" office:string-value="overtrue/wechat" calcext:value-type="string">
            <text:p>overtrue/wechat</text:p>
          </table:table-cell>
        </table:table-row>
        <table:table-row table:style-name="ro1">
          <table:table-cell office:value-type="float" office:value="15577554" calcext:value-type="float">
            <text:p>15577554</text:p>
          </table:table-cell>
          <table:table-cell office:value-type="string" calcext:value-type="string">
            <text:p>https://api.github.com/repos/RhubarbPHP/Rhubarb</text:p>
          </table:table-cell>
          <table:table-cell table:formula="of:=REPLACE([.B2120]; 1; 29; &quot;&quot;)" office:value-type="string" office:string-value="RhubarbPHP/Rhubarb" calcext:value-type="string">
            <text:p>RhubarbPHP/Rhubarb</text:p>
          </table:table-cell>
        </table:table-row>
        <table:table-row table:style-name="ro1">
          <table:table-cell office:value-type="float" office:value="15597276" calcext:value-type="float">
            <text:p>15597276</text:p>
          </table:table-cell>
          <table:table-cell office:value-type="string" calcext:value-type="string">
            <text:p>https://api.github.com/repos/AOEpeople/crawler</text:p>
          </table:table-cell>
          <table:table-cell table:formula="of:=REPLACE([.B2121]; 1; 29; &quot;&quot;)" office:value-type="string" office:string-value="AOEpeople/crawler" calcext:value-type="string">
            <text:p>AOEpeople/crawler</text:p>
          </table:table-cell>
        </table:table-row>
        <table:table-row table:style-name="ro1">
          <table:table-cell office:value-type="float" office:value="15612302" calcext:value-type="float">
            <text:p>15612302</text:p>
          </table:table-cell>
          <table:table-cell office:value-type="string" calcext:value-type="string">
            <text:p>https://api.github.com/repos/Maslosoft/IlmatarComponents</text:p>
          </table:table-cell>
          <table:table-cell table:formula="of:=REPLACE([.B2122]; 1; 29; &quot;&quot;)" office:value-type="string" office:string-value="Maslosoft/IlmatarComponents" calcext:value-type="string">
            <text:p>Maslosoft/IlmatarComponents</text:p>
          </table:table-cell>
        </table:table-row>
        <table:table-row table:style-name="ro1">
          <table:table-cell office:value-type="float" office:value="15612438" calcext:value-type="float">
            <text:p>15612438</text:p>
          </table:table-cell>
          <table:table-cell office:value-type="string" calcext:value-type="string">
            <text:p>https://api.github.com/repos/Maslosoft/IlmatarWidgets</text:p>
          </table:table-cell>
          <table:table-cell table:formula="of:=REPLACE([.B2123]; 1; 29; &quot;&quot;)" office:value-type="string" office:string-value="Maslosoft/IlmatarWidgets" calcext:value-type="string">
            <text:p>Maslosoft/IlmatarWidgets</text:p>
          </table:table-cell>
        </table:table-row>
        <table:table-row table:style-name="ro1">
          <table:table-cell office:value-type="float" office:value="15669357" calcext:value-type="float">
            <text:p>15669357</text:p>
          </table:table-cell>
          <table:table-cell office:value-type="string" calcext:value-type="string">
            <text:p>https://api.github.com/repos/appirio-tech/tc-site</text:p>
          </table:table-cell>
          <table:table-cell table:formula="of:=REPLACE([.B2124]; 1; 29; &quot;&quot;)" office:value-type="string" office:string-value="appirio-tech/tc-site" calcext:value-type="string">
            <text:p>appirio-tech/tc-site</text:p>
          </table:table-cell>
        </table:table-row>
        <table:table-row table:style-name="ro1">
          <table:table-cell office:value-type="float" office:value="15689133" calcext:value-type="float">
            <text:p>15689133</text:p>
          </table:table-cell>
          <table:table-cell office:value-type="string" calcext:value-type="string">
            <text:p>https://api.github.com/repos/joonte/jbs</text:p>
          </table:table-cell>
          <table:table-cell table:formula="of:=REPLACE([.B2125]; 1; 29; &quot;&quot;)" office:value-type="string" office:string-value="joonte/jbs" calcext:value-type="string">
            <text:p>joonte/jbs</text:p>
          </table:table-cell>
        </table:table-row>
        <table:table-row table:style-name="ro1">
          <table:table-cell office:value-type="float" office:value="15696646" calcext:value-type="float">
            <text:p>15696646</text:p>
          </table:table-cell>
          <table:table-cell office:value-type="string" calcext:value-type="string">
            <text:p>https://api.github.com/repos/lucaschinelate/wms</text:p>
          </table:table-cell>
          <table:table-cell table:formula="of:=REPLACE([.B2126]; 1; 29; &quot;&quot;)" office:value-type="string" office:string-value="lucaschinelate/wms" calcext:value-type="string">
            <text:p>lucaschinelate/wms</text:p>
          </table:table-cell>
        </table:table-row>
        <table:table-row table:style-name="ro1">
          <table:table-cell office:value-type="float" office:value="15762267" calcext:value-type="float">
            <text:p>15762267</text:p>
          </table:table-cell>
          <table:table-cell office:value-type="string" calcext:value-type="string">
            <text:p>https://api.github.com/repos/ldaptools/ldaptools</text:p>
          </table:table-cell>
          <table:table-cell table:formula="of:=REPLACE([.B2127]; 1; 29; &quot;&quot;)" office:value-type="string" office:string-value="ldaptools/ldaptools" calcext:value-type="string">
            <text:p>ldaptools/ldaptools</text:p>
          </table:table-cell>
        </table:table-row>
        <table:table-row table:style-name="ro1">
          <table:table-cell office:value-type="float" office:value="15814316" calcext:value-type="float">
            <text:p>15814316</text:p>
          </table:table-cell>
          <table:table-cell office:value-type="string" calcext:value-type="string">
            <text:p>https://api.github.com/repos/opendevshop/devshop</text:p>
          </table:table-cell>
          <table:table-cell table:formula="of:=REPLACE([.B2128]; 1; 29; &quot;&quot;)" office:value-type="string" office:string-value="opendevshop/devshop" calcext:value-type="string">
            <text:p>opendevshop/devshop</text:p>
          </table:table-cell>
        </table:table-row>
        <table:table-row table:style-name="ro1">
          <table:table-cell office:value-type="float" office:value="15821416" calcext:value-type="float">
            <text:p>15821416</text:p>
          </table:table-cell>
          <table:table-cell office:value-type="string" calcext:value-type="string">
            <text:p>https://api.github.com/repos/rappasoft/laravel-5-boilerplate</text:p>
          </table:table-cell>
          <table:table-cell table:formula="of:=REPLACE([.B2129]; 1; 29; &quot;&quot;)" office:value-type="string" office:string-value="rappasoft/laravel-5-boilerplate" calcext:value-type="string">
            <text:p>rappasoft/laravel-5-boilerplate</text:p>
          </table:table-cell>
        </table:table-row>
        <table:table-row table:style-name="ro1">
          <table:table-cell office:value-type="float" office:value="15889885" calcext:value-type="float">
            <text:p>15889885</text:p>
          </table:table-cell>
          <table:table-cell office:value-type="string" calcext:value-type="string">
            <text:p>https://api.github.com/repos/adam-boduch/coyote</text:p>
          </table:table-cell>
          <table:table-cell table:formula="of:=REPLACE([.B2130]; 1; 29; &quot;&quot;)" office:value-type="string" office:string-value="adam-boduch/coyote" calcext:value-type="string">
            <text:p>adam-boduch/coyote</text:p>
          </table:table-cell>
        </table:table-row>
        <table:table-row table:style-name="ro1">
          <table:table-cell office:value-type="float" office:value="15904406" calcext:value-type="float">
            <text:p>15904406</text:p>
          </table:table-cell>
          <table:table-cell office:value-type="string" calcext:value-type="string">
            <text:p>https://api.github.com/repos/RCOS-Grading-Server/HWserver</text:p>
          </table:table-cell>
          <table:table-cell table:formula="of:=REPLACE([.B2131]; 1; 29; &quot;&quot;)" office:value-type="string" office:string-value="RCOS-Grading-Server/HWserver" calcext:value-type="string">
            <text:p>RCOS-Grading-Server/HWserver</text:p>
          </table:table-cell>
        </table:table-row>
        <table:table-row table:style-name="ro1">
          <table:table-cell office:value-type="float" office:value="15906579" calcext:value-type="float">
            <text:p>15906579</text:p>
          </table:table-cell>
          <table:table-cell office:value-type="string" calcext:value-type="string">
            <text:p>https://api.github.com/repos/leaps/framework</text:p>
          </table:table-cell>
          <table:table-cell table:formula="of:=REPLACE([.B2132]; 1; 29; &quot;&quot;)" office:value-type="string" office:string-value="leaps/framework" calcext:value-type="string">
            <text:p>leaps/framework</text:p>
          </table:table-cell>
        </table:table-row>
        <table:table-row table:style-name="ro1">
          <table:table-cell office:value-type="float" office:value="15962478" calcext:value-type="float">
            <text:p>15962478</text:p>
          </table:table-cell>
          <table:table-cell office:value-type="string" calcext:value-type="string">
            <text:p>https://api.github.com/repos/sillsdev/web-languageforge</text:p>
          </table:table-cell>
          <table:table-cell table:formula="of:=REPLACE([.B2133]; 1; 29; &quot;&quot;)" office:value-type="string" office:string-value="sillsdev/web-languageforge" calcext:value-type="string">
            <text:p>sillsdev/web-languageforge</text:p>
          </table:table-cell>
        </table:table-row>
        <table:table-row table:style-name="ro1">
          <table:table-cell office:value-type="float" office:value="15968695" calcext:value-type="float">
            <text:p>15968695</text:p>
          </table:table-cell>
          <table:table-cell office:value-type="string" calcext:value-type="string">
            <text:p>https://api.github.com/repos/96boards/meta-96boards</text:p>
          </table:table-cell>
          <table:table-cell table:formula="of:=REPLACE([.B2134]; 1; 29; &quot;&quot;)" office:value-type="string" office:string-value="96boards/meta-96boards" calcext:value-type="string">
            <text:p>96boards/meta-96boards</text:p>
          </table:table-cell>
        </table:table-row>
        <table:table-row table:style-name="ro1">
          <table:table-cell office:value-type="float" office:value="16045369" calcext:value-type="float">
            <text:p>16045369</text:p>
          </table:table-cell>
          <table:table-cell office:value-type="string" calcext:value-type="string">
            <text:p>https://api.github.com/repos/modmore/MODX.today</text:p>
          </table:table-cell>
          <table:table-cell table:formula="of:=REPLACE([.B2135]; 1; 29; &quot;&quot;)" office:value-type="string" office:string-value="modmore/MODX.today" calcext:value-type="string">
            <text:p>modmore/MODX.today</text:p>
          </table:table-cell>
        </table:table-row>
        <table:table-row table:style-name="ro1">
          <table:table-cell office:value-type="float" office:value="16066947" calcext:value-type="float">
            <text:p>16066947</text:p>
          </table:table-cell>
          <table:table-cell office:value-type="string" calcext:value-type="string">
            <text:p>https://api.github.com/repos/opendevshop/devmaster</text:p>
          </table:table-cell>
          <table:table-cell table:formula="of:=REPLACE([.B2136]; 1; 29; &quot;&quot;)" office:value-type="string" office:string-value="opendevshop/devmaster" calcext:value-type="string">
            <text:p>opendevshop/devmaster</text:p>
          </table:table-cell>
        </table:table-row>
        <table:table-row table:style-name="ro1">
          <table:table-cell office:value-type="float" office:value="16073595" calcext:value-type="float">
            <text:p>16073595</text:p>
          </table:table-cell>
          <table:table-cell office:value-type="string" calcext:value-type="string">
            <text:p>https://api.github.com/repos/samuelmg/guia</text:p>
          </table:table-cell>
          <table:table-cell table:formula="of:=REPLACE([.B2137]; 1; 29; &quot;&quot;)" office:value-type="string" office:string-value="samuelmg/guia" calcext:value-type="string">
            <text:p>samuelmg/guia</text:p>
          </table:table-cell>
        </table:table-row>
        <table:table-row table:style-name="ro1">
          <table:table-cell office:value-type="float" office:value="16094910" calcext:value-type="float">
            <text:p>16094910</text:p>
          </table:table-cell>
          <table:table-cell office:value-type="string" calcext:value-type="string">
            <text:p>https://api.github.com/repos/uzura8/flockbird</text:p>
          </table:table-cell>
          <table:table-cell table:formula="of:=REPLACE([.B2138]; 1; 29; &quot;&quot;)" office:value-type="string" office:string-value="uzura8/flockbird" calcext:value-type="string">
            <text:p>uzura8/flockbird</text:p>
          </table:table-cell>
        </table:table-row>
        <table:table-row table:style-name="ro1">
          <table:table-cell office:value-type="float" office:value="16107479" calcext:value-type="float">
            <text:p>16107479</text:p>
          </table:table-cell>
          <table:table-cell office:value-type="string" calcext:value-type="string">
            <text:p>https://api.github.com/repos/ajency/short-film-window</text:p>
          </table:table-cell>
          <table:table-cell table:formula="of:=REPLACE([.B2139]; 1; 29; &quot;&quot;)" office:value-type="string" office:string-value="ajency/short-film-window" calcext:value-type="string">
            <text:p>ajency/short-film-window</text:p>
          </table:table-cell>
        </table:table-row>
        <table:table-row table:style-name="ro1">
          <table:table-cell office:value-type="float" office:value="16107994" calcext:value-type="float">
            <text:p>16107994</text:p>
          </table:table-cell>
          <table:table-cell office:value-type="string" calcext:value-type="string">
            <text:p>https://api.github.com/repos/lightster/hodor</text:p>
          </table:table-cell>
          <table:table-cell table:formula="of:=REPLACE([.B2140]; 1; 29; &quot;&quot;)" office:value-type="string" office:string-value="lightster/hodor" calcext:value-type="string">
            <text:p>lightster/hodor</text:p>
          </table:table-cell>
        </table:table-row>
        <table:table-row table:style-name="ro1">
          <table:table-cell office:value-type="float" office:value="16122380" calcext:value-type="float">
            <text:p>16122380</text:p>
          </table:table-cell>
          <table:table-cell office:value-type="string" calcext:value-type="string">
            <text:p>https://api.github.com/repos/ayuinc/juntosParaTranformar</text:p>
          </table:table-cell>
          <table:table-cell table:formula="of:=REPLACE([.B2141]; 1; 29; &quot;&quot;)" office:value-type="string" office:string-value="ayuinc/juntosParaTranformar" calcext:value-type="string">
            <text:p>ayuinc/juntosParaTranformar</text:p>
          </table:table-cell>
        </table:table-row>
        <table:table-row table:style-name="ro1">
          <table:table-cell office:value-type="float" office:value="16180037" calcext:value-type="float">
            <text:p>16180037</text:p>
          </table:table-cell>
          <table:table-cell office:value-type="string" calcext:value-type="string">
            <text:p>https://api.github.com/repos/LazzyTeam/politsim</text:p>
          </table:table-cell>
          <table:table-cell table:formula="of:=REPLACE([.B2142]; 1; 29; &quot;&quot;)" office:value-type="string" office:string-value="LazzyTeam/politsim" calcext:value-type="string">
            <text:p>LazzyTeam/politsim</text:p>
          </table:table-cell>
        </table:table-row>
        <table:table-row table:style-name="ro1">
          <table:table-cell office:value-type="float" office:value="16211636" calcext:value-type="float">
            <text:p>16211636</text:p>
          </table:table-cell>
          <table:table-cell office:value-type="string" calcext:value-type="string">
            <text:p>https://api.github.com/repos/sevidmusic/SDM_CMS</text:p>
          </table:table-cell>
          <table:table-cell table:formula="of:=REPLACE([.B2143]; 1; 29; &quot;&quot;)" office:value-type="string" office:string-value="sevidmusic/SDM_CMS" calcext:value-type="string">
            <text:p>sevidmusic/SDM_CMS</text:p>
          </table:table-cell>
        </table:table-row>
        <table:table-row table:style-name="ro1">
          <table:table-cell office:value-type="float" office:value="16240592" calcext:value-type="float">
            <text:p>16240592</text:p>
          </table:table-cell>
          <table:table-cell office:value-type="string" calcext:value-type="string">
            <text:p>https://api.github.com/repos/gisclient/gisclient-3</text:p>
          </table:table-cell>
          <table:table-cell table:formula="of:=REPLACE([.B2144]; 1; 29; &quot;&quot;)" office:value-type="string" office:string-value="gisclient/gisclient-3" calcext:value-type="string">
            <text:p>gisclient/gisclient-3</text:p>
          </table:table-cell>
        </table:table-row>
        <table:table-row table:style-name="ro1">
          <table:table-cell office:value-type="float" office:value="16250105" calcext:value-type="float">
            <text:p>16250105</text:p>
          </table:table-cell>
          <table:table-cell office:value-type="string" calcext:value-type="string">
            <text:p>https://api.github.com/repos/GeoDirectory/geodirectory</text:p>
          </table:table-cell>
          <table:table-cell table:formula="of:=REPLACE([.B2145]; 1; 29; &quot;&quot;)" office:value-type="string" office:string-value="GeoDirectory/geodirectory" calcext:value-type="string">
            <text:p>GeoDirectory/geodirectory</text:p>
          </table:table-cell>
        </table:table-row>
        <table:table-row table:style-name="ro1">
          <table:table-cell office:value-type="float" office:value="16259068" calcext:value-type="float">
            <text:p>16259068</text:p>
          </table:table-cell>
          <table:table-cell office:value-type="string" calcext:value-type="string">
            <text:p>https://api.github.com/repos/cakephp/orm</text:p>
          </table:table-cell>
          <table:table-cell table:formula="of:=REPLACE([.B2146]; 1; 29; &quot;&quot;)" office:value-type="string" office:string-value="cakephp/orm" calcext:value-type="string">
            <text:p>cakephp/orm</text:p>
          </table:table-cell>
        </table:table-row>
        <table:table-row table:style-name="ro1">
          <table:table-cell office:value-type="float" office:value="16259828" calcext:value-type="float">
            <text:p>16259828</text:p>
          </table:table-cell>
          <table:table-cell office:value-type="string" calcext:value-type="string">
            <text:p>https://api.github.com/repos/gotopadv/megamoto</text:p>
          </table:table-cell>
          <table:table-cell table:formula="of:=REPLACE([.B2147]; 1; 29; &quot;&quot;)" office:value-type="string" office:string-value="gotopadv/megamoto" calcext:value-type="string">
            <text:p>gotopadv/megamoto</text:p>
          </table:table-cell>
        </table:table-row>
        <table:table-row table:style-name="ro1">
          <table:table-cell office:value-type="float" office:value="16261967" calcext:value-type="float">
            <text:p>16261967</text:p>
          </table:table-cell>
          <table:table-cell office:value-type="string" calcext:value-type="string">
            <text:p>https://api.github.com/repos/boonex/trident</text:p>
          </table:table-cell>
          <table:table-cell table:formula="of:=REPLACE([.B2148]; 1; 29; &quot;&quot;)" office:value-type="string" office:string-value="boonex/trident" calcext:value-type="string">
            <text:p>boonex/trident</text:p>
          </table:table-cell>
        </table:table-row>
        <table:table-row table:style-name="ro1">
          <table:table-cell office:value-type="float" office:value="16267707" calcext:value-type="float">
            <text:p>16267707</text:p>
          </table:table-cell>
          <table:table-cell office:value-type="string" calcext:value-type="string">
            <text:p>https://api.github.com/repos/Tilray/SquareSpaceMarketingPortal</text:p>
          </table:table-cell>
          <table:table-cell table:formula="of:=REPLACE([.B2149]; 1; 29; &quot;&quot;)" office:value-type="string" office:string-value="Tilray/SquareSpaceMarketingPortal" calcext:value-type="string">
            <text:p>Tilray/SquareSpaceMarketingPortal</text:p>
          </table:table-cell>
        </table:table-row>
        <table:table-row table:style-name="ro1">
          <table:table-cell office:value-type="float" office:value="16273714" calcext:value-type="float">
            <text:p>16273714</text:p>
          </table:table-cell>
          <table:table-cell office:value-type="string" calcext:value-type="string">
            <text:p>https://api.github.com/repos/radoslavmihalus/dfs</text:p>
          </table:table-cell>
          <table:table-cell table:formula="of:=REPLACE([.B2150]; 1; 29; &quot;&quot;)" office:value-type="string" office:string-value="radoslavmihalus/dfs" calcext:value-type="string">
            <text:p>radoslavmihalus/dfs</text:p>
          </table:table-cell>
        </table:table-row>
        <table:table-row table:style-name="ro1">
          <table:table-cell office:value-type="float" office:value="16286817" calcext:value-type="float">
            <text:p>16286817</text:p>
          </table:table-cell>
          <table:table-cell office:value-type="string" calcext:value-type="string">
            <text:p>https://api.github.com/repos/HaaseIT/HCSF</text:p>
          </table:table-cell>
          <table:table-cell table:formula="of:=REPLACE([.B2151]; 1; 29; &quot;&quot;)" office:value-type="string" office:string-value="HaaseIT/HCSF" calcext:value-type="string">
            <text:p>HaaseIT/HCSF</text:p>
          </table:table-cell>
        </table:table-row>
        <table:table-row table:style-name="ro1">
          <table:table-cell office:value-type="float" office:value="16300435" calcext:value-type="float">
            <text:p>16300435</text:p>
          </table:table-cell>
          <table:table-cell office:value-type="string" calcext:value-type="string">
            <text:p>https://api.github.com/repos/robinp7720/Blue-Stats-Minecraft</text:p>
          </table:table-cell>
          <table:table-cell table:formula="of:=REPLACE([.B2152]; 1; 29; &quot;&quot;)" office:value-type="string" office:string-value="robinp7720/Blue-Stats-Minecraft" calcext:value-type="string">
            <text:p>robinp7720/Blue-Stats-Minecraft</text:p>
          </table:table-cell>
        </table:table-row>
        <table:table-row table:style-name="ro1">
          <table:table-cell office:value-type="float" office:value="16359188" calcext:value-type="float">
            <text:p>16359188</text:p>
          </table:table-cell>
          <table:table-cell office:value-type="string" calcext:value-type="string">
            <text:p>https://api.github.com/repos/edwardspec/mediawiki-moderation</text:p>
          </table:table-cell>
          <table:table-cell table:formula="of:=REPLACE([.B2153]; 1; 29; &quot;&quot;)" office:value-type="string" office:string-value="edwardspec/mediawiki-moderation" calcext:value-type="string">
            <text:p>edwardspec/mediawiki-moderation</text:p>
          </table:table-cell>
        </table:table-row>
        <table:table-row table:style-name="ro1">
          <table:table-cell office:value-type="float" office:value="16380489" calcext:value-type="float">
            <text:p>16380489</text:p>
          </table:table-cell>
          <table:table-cell office:value-type="string" calcext:value-type="string">
            <text:p>https://api.github.com/repos/Svendborg/subsites.svendborg.dk</text:p>
          </table:table-cell>
          <table:table-cell table:formula="of:=REPLACE([.B2154]; 1; 29; &quot;&quot;)" office:value-type="string" office:string-value="Svendborg/subsites.svendborg.dk" calcext:value-type="string">
            <text:p>Svendborg/subsites.svendborg.dk</text:p>
          </table:table-cell>
        </table:table-row>
        <table:table-row table:style-name="ro1">
          <table:table-cell office:value-type="float" office:value="16383359" calcext:value-type="float">
            <text:p>16383359</text:p>
          </table:table-cell>
          <table:table-cell office:value-type="string" calcext:value-type="string">
            <text:p>https://api.github.com/repos/SaftIng/Saft</text:p>
          </table:table-cell>
          <table:table-cell table:formula="of:=REPLACE([.B2155]; 1; 29; &quot;&quot;)" office:value-type="string" office:string-value="SaftIng/Saft" calcext:value-type="string">
            <text:p>SaftIng/Saft</text:p>
          </table:table-cell>
        </table:table-row>
        <table:table-row table:style-name="ro1">
          <table:table-cell office:value-type="float" office:value="16387097" calcext:value-type="float">
            <text:p>16387097</text:p>
          </table:table-cell>
          <table:table-cell office:value-type="string" calcext:value-type="string">
            <text:p>https://api.github.com/repos/KIClubinfo/upont</text:p>
          </table:table-cell>
          <table:table-cell table:formula="of:=REPLACE([.B2156]; 1; 29; &quot;&quot;)" office:value-type="string" office:string-value="KIClubinfo/upont" calcext:value-type="string">
            <text:p>KIClubinfo/upont</text:p>
          </table:table-cell>
        </table:table-row>
        <table:table-row table:style-name="ro1">
          <table:table-cell office:value-type="float" office:value="16405325" calcext:value-type="float">
            <text:p>16405325</text:p>
          </table:table-cell>
          <table:table-cell office:value-type="string" calcext:value-type="string">
            <text:p>https://api.github.com/repos/daily-bruin/caeruleum</text:p>
          </table:table-cell>
          <table:table-cell table:formula="of:=REPLACE([.B2157]; 1; 29; &quot;&quot;)" office:value-type="string" office:string-value="daily-bruin/caeruleum" calcext:value-type="string">
            <text:p>daily-bruin/caeruleum</text:p>
          </table:table-cell>
        </table:table-row>
        <table:table-row table:style-name="ro1">
          <table:table-cell office:value-type="float" office:value="16413359" calcext:value-type="float">
            <text:p>16413359</text:p>
          </table:table-cell>
          <table:table-cell office:value-type="string" calcext:value-type="string">
            <text:p>https://api.github.com/repos/opencfp/opencfp</text:p>
          </table:table-cell>
          <table:table-cell table:formula="of:=REPLACE([.B2158]; 1; 29; &quot;&quot;)" office:value-type="string" office:string-value="opencfp/opencfp" calcext:value-type="string">
            <text:p>opencfp/opencfp</text:p>
          </table:table-cell>
        </table:table-row>
        <table:table-row table:style-name="ro1">
          <table:table-cell office:value-type="float" office:value="16417404" calcext:value-type="float">
            <text:p>16417404</text:p>
          </table:table-cell>
          <table:table-cell office:value-type="string" calcext:value-type="string">
            <text:p>https://api.github.com/repos/skvn/crud</text:p>
          </table:table-cell>
          <table:table-cell table:formula="of:=REPLACE([.B2159]; 1; 29; &quot;&quot;)" office:value-type="string" office:string-value="skvn/crud" calcext:value-type="string">
            <text:p>skvn/crud</text:p>
          </table:table-cell>
        </table:table-row>
        <table:table-row table:style-name="ro1">
          <table:table-cell office:value-type="float" office:value="16419900" calcext:value-type="float">
            <text:p>16419900</text:p>
          </table:table-cell>
          <table:table-cell office:value-type="string" calcext:value-type="string">
            <text:p>https://api.github.com/repos/pekka2/OpenCart-Migration-Upgrade-Tool</text:p>
          </table:table-cell>
          <table:table-cell table:formula="of:=REPLACE([.B2160]; 1; 29; &quot;&quot;)" office:value-type="string" office:string-value="pekka2/OpenCart-Migration-Upgrade-Tool" calcext:value-type="string">
            <text:p>pekka2/OpenCart-Migration-Upgrade-Tool</text:p>
          </table:table-cell>
        </table:table-row>
        <table:table-row table:style-name="ro1">
          <table:table-cell office:value-type="float" office:value="16439697" calcext:value-type="float">
            <text:p>16439697</text:p>
          </table:table-cell>
          <table:table-cell office:value-type="string" calcext:value-type="string">
            <text:p>https://api.github.com/repos/gonzalocasal/colgado.tv</text:p>
          </table:table-cell>
          <table:table-cell table:formula="of:=REPLACE([.B2161]; 1; 29; &quot;&quot;)" office:value-type="string" office:string-value="gonzalocasal/colgado.tv" calcext:value-type="string">
            <text:p>gonzalocasal/colgado.tv</text:p>
          </table:table-cell>
        </table:table-row>
        <table:table-row table:style-name="ro1">
          <table:table-cell office:value-type="float" office:value="16441017" calcext:value-type="float">
            <text:p>16441017</text:p>
          </table:table-cell>
          <table:table-cell office:value-type="string" calcext:value-type="string">
            <text:p>https://api.github.com/repos/alessandrotesoro/wp-user-manager</text:p>
          </table:table-cell>
          <table:table-cell table:formula="of:=REPLACE([.B2162]; 1; 29; &quot;&quot;)" office:value-type="string" office:string-value="alessandrotesoro/wp-user-manager" calcext:value-type="string">
            <text:p>alessandrotesoro/wp-user-manager</text:p>
          </table:table-cell>
        </table:table-row>
        <table:table-row table:style-name="ro1">
          <table:table-cell office:value-type="float" office:value="16443750" calcext:value-type="float">
            <text:p>16443750</text:p>
          </table:table-cell>
          <table:table-cell office:value-type="string" calcext:value-type="string">
            <text:p>https://api.github.com/repos/jstanden/cerb</text:p>
          </table:table-cell>
          <table:table-cell table:formula="of:=REPLACE([.B2163]; 1; 29; &quot;&quot;)" office:value-type="string" office:string-value="jstanden/cerb" calcext:value-type="string">
            <text:p>jstanden/cerb</text:p>
          </table:table-cell>
        </table:table-row>
        <table:table-row table:style-name="ro1">
          <table:table-cell office:value-type="float" office:value="16444422" calcext:value-type="float">
            <text:p>16444422</text:p>
          </table:table-cell>
          <table:table-cell office:value-type="string" calcext:value-type="string">
            <text:p>https://api.github.com/repos/LukeCarrier/moodle-componentmgr</text:p>
          </table:table-cell>
          <table:table-cell table:formula="of:=REPLACE([.B2164]; 1; 29; &quot;&quot;)" office:value-type="string" office:string-value="LukeCarrier/moodle-componentmgr" calcext:value-type="string">
            <text:p>LukeCarrier/moodle-componentmgr</text:p>
          </table:table-cell>
        </table:table-row>
        <table:table-row table:style-name="ro1">
          <table:table-cell office:value-type="float" office:value="16460183" calcext:value-type="float">
            <text:p>16460183</text:p>
          </table:table-cell>
          <table:table-cell office:value-type="string" calcext:value-type="string">
            <text:p>https://api.github.com/repos/Adyen/magento</text:p>
          </table:table-cell>
          <table:table-cell table:formula="of:=REPLACE([.B2165]; 1; 29; &quot;&quot;)" office:value-type="string" office:string-value="Adyen/magento" calcext:value-type="string">
            <text:p>Adyen/magento</text:p>
          </table:table-cell>
        </table:table-row>
        <table:table-row table:style-name="ro1">
          <table:table-cell office:value-type="float" office:value="16503870" calcext:value-type="float">
            <text:p>16503870</text:p>
          </table:table-cell>
          <table:table-cell office:value-type="string" calcext:value-type="string">
            <text:p>https://api.github.com/repos/warrior888/training</text:p>
          </table:table-cell>
          <table:table-cell table:formula="of:=REPLACE([.B2166]; 1; 29; &quot;&quot;)" office:value-type="string" office:string-value="warrior888/training" calcext:value-type="string">
            <text:p>warrior888/training</text:p>
          </table:table-cell>
        </table:table-row>
        <table:table-row table:style-name="ro1">
          <table:table-cell office:value-type="float" office:value="16505907" calcext:value-type="float">
            <text:p>16505907</text:p>
          </table:table-cell>
          <table:table-cell office:value-type="string" calcext:value-type="string">
            <text:p>https://api.github.com/repos/Obox/layerswp</text:p>
          </table:table-cell>
          <table:table-cell table:formula="of:=REPLACE([.B2167]; 1; 29; &quot;&quot;)" office:value-type="string" office:string-value="Obox/layerswp" calcext:value-type="string">
            <text:p>Obox/layerswp</text:p>
          </table:table-cell>
        </table:table-row>
        <table:table-row table:style-name="ro1">
          <table:table-cell office:value-type="float" office:value="16507845" calcext:value-type="float">
            <text:p>16507845</text:p>
          </table:table-cell>
          <table:table-cell office:value-type="string" calcext:value-type="string">
            <text:p>https://api.github.com/repos/PopupMaker/Popup-Maker</text:p>
          </table:table-cell>
          <table:table-cell table:formula="of:=REPLACE([.B2168]; 1; 29; &quot;&quot;)" office:value-type="string" office:string-value="PopupMaker/Popup-Maker" calcext:value-type="string">
            <text:p>PopupMaker/Popup-Maker</text:p>
          </table:table-cell>
        </table:table-row>
        <table:table-row table:style-name="ro1">
          <table:table-cell office:value-type="float" office:value="16523213" calcext:value-type="float">
            <text:p>16523213</text:p>
          </table:table-cell>
          <table:table-cell office:value-type="string" calcext:value-type="string">
            <text:p>https://api.github.com/repos/WordImpress/Give</text:p>
          </table:table-cell>
          <table:table-cell table:formula="of:=REPLACE([.B2169]; 1; 29; &quot;&quot;)" office:value-type="string" office:string-value="WordImpress/Give" calcext:value-type="string">
            <text:p>WordImpress/Give</text:p>
          </table:table-cell>
        </table:table-row>
        <table:table-row table:style-name="ro1">
          <table:table-cell office:value-type="float" office:value="16664165" calcext:value-type="float">
            <text:p>16664165</text:p>
          </table:table-cell>
          <table:table-cell office:value-type="string" calcext:value-type="string">
            <text:p>https://api.github.com/repos/joshgagnon/catalex_users</text:p>
          </table:table-cell>
          <table:table-cell table:formula="of:=REPLACE([.B2170]; 1; 29; &quot;&quot;)" office:value-type="string" office:string-value="joshgagnon/catalex_users" calcext:value-type="string">
            <text:p>joshgagnon/catalex_users</text:p>
          </table:table-cell>
        </table:table-row>
        <table:table-row table:style-name="ro1">
          <table:table-cell office:value-type="float" office:value="16734677" calcext:value-type="float">
            <text:p>16734677</text:p>
          </table:table-cell>
          <table:table-cell office:value-type="string" calcext:value-type="string">
            <text:p>https://api.github.com/repos/extralagence/extra-framework</text:p>
          </table:table-cell>
          <table:table-cell table:formula="of:=REPLACE([.B2171]; 1; 29; &quot;&quot;)" office:value-type="string" office:string-value="extralagence/extra-framework" calcext:value-type="string">
            <text:p>extralagence/extra-framework</text:p>
          </table:table-cell>
        </table:table-row>
        <table:table-row table:style-name="ro1">
          <table:table-cell office:value-type="float" office:value="16737917" calcext:value-type="float">
            <text:p>16737917</text:p>
          </table:table-cell>
          <table:table-cell office:value-type="string" calcext:value-type="string">
            <text:p>https://api.github.com/repos/OpenDataRepository/data-publisher</text:p>
          </table:table-cell>
          <table:table-cell table:formula="of:=REPLACE([.B2172]; 1; 29; &quot;&quot;)" office:value-type="string" office:string-value="OpenDataRepository/data-publisher" calcext:value-type="string">
            <text:p>OpenDataRepository/data-publisher</text:p>
          </table:table-cell>
        </table:table-row>
        <table:table-row table:style-name="ro1">
          <table:table-cell office:value-type="float" office:value="16741471" calcext:value-type="float">
            <text:p>16741471</text:p>
          </table:table-cell>
          <table:table-cell office:value-type="string" calcext:value-type="string">
            <text:p>https://api.github.com/repos/timetm/timetm</text:p>
          </table:table-cell>
          <table:table-cell table:formula="of:=REPLACE([.B2173]; 1; 29; &quot;&quot;)" office:value-type="string" office:string-value="timetm/timetm" calcext:value-type="string">
            <text:p>timetm/timetm</text:p>
          </table:table-cell>
        </table:table-row>
        <table:table-row table:style-name="ro1">
          <table:table-cell office:value-type="float" office:value="16782015" calcext:value-type="float">
            <text:p>16782015</text:p>
          </table:table-cell>
          <table:table-cell office:value-type="string" calcext:value-type="string">
            <text:p>https://api.github.com/repos/roots/sage</text:p>
          </table:table-cell>
          <table:table-cell table:formula="of:=REPLACE([.B2174]; 1; 29; &quot;&quot;)" office:value-type="string" office:string-value="roots/sage" calcext:value-type="string">
            <text:p>roots/sage</text:p>
          </table:table-cell>
        </table:table-row>
        <table:table-row table:style-name="ro1">
          <table:table-cell office:value-type="float" office:value="16795177" calcext:value-type="float">
            <text:p>16795177</text:p>
          </table:table-cell>
          <table:table-cell office:value-type="string" calcext:value-type="string">
            <text:p>https://api.github.com/repos/slimphp/Slim</text:p>
          </table:table-cell>
          <table:table-cell table:formula="of:=REPLACE([.B2175]; 1; 29; &quot;&quot;)" office:value-type="string" office:string-value="slimphp/Slim" calcext:value-type="string">
            <text:p>slimphp/Slim</text:p>
          </table:table-cell>
        </table:table-row>
        <table:table-row table:style-name="ro1">
          <table:table-cell office:value-type="float" office:value="16795392" calcext:value-type="float">
            <text:p>16795392</text:p>
          </table:table-cell>
          <table:table-cell office:value-type="string" calcext:value-type="string">
            <text:p>https://api.github.com/repos/jabberwooki/mda34</text:p>
          </table:table-cell>
          <table:table-cell table:formula="of:=REPLACE([.B2176]; 1; 29; &quot;&quot;)" office:value-type="string" office:string-value="jabberwooki/mda34" calcext:value-type="string">
            <text:p>jabberwooki/mda34</text:p>
          </table:table-cell>
        </table:table-row>
        <table:table-row table:style-name="ro1">
          <table:table-cell office:value-type="float" office:value="16806157" calcext:value-type="float">
            <text:p>16806157</text:p>
          </table:table-cell>
          <table:table-cell office:value-type="string" calcext:value-type="string">
            <text:p>https://api.github.com/repos/Freemius/wordpress-sdk</text:p>
          </table:table-cell>
          <table:table-cell table:formula="of:=REPLACE([.B2177]; 1; 29; &quot;&quot;)" office:value-type="string" office:string-value="Freemius/wordpress-sdk" calcext:value-type="string">
            <text:p>Freemius/wordpress-sdk</text:p>
          </table:table-cell>
        </table:table-row>
        <table:table-row table:style-name="ro1">
          <table:table-cell office:value-type="float" office:value="16810622" calcext:value-type="float">
            <text:p>16810622</text:p>
          </table:table-cell>
          <table:table-cell office:value-type="string" calcext:value-type="string">
            <text:p>https://api.github.com/repos/apelburg/os</text:p>
          </table:table-cell>
          <table:table-cell table:formula="of:=REPLACE([.B2178]; 1; 29; &quot;&quot;)" office:value-type="string" office:string-value="apelburg/os" calcext:value-type="string">
            <text:p>apelburg/os</text:p>
          </table:table-cell>
        </table:table-row>
        <table:table-row table:style-name="ro1">
          <table:table-cell office:value-type="float" office:value="16811951" calcext:value-type="float">
            <text:p>16811951</text:p>
          </table:table-cell>
          <table:table-cell office:value-type="string" calcext:value-type="string">
            <text:p>https://api.github.com/repos/abdulghanni/hris_client</text:p>
          </table:table-cell>
          <table:table-cell table:formula="of:=REPLACE([.B2179]; 1; 29; &quot;&quot;)" office:value-type="string" office:string-value="abdulghanni/hris_client" calcext:value-type="string">
            <text:p>abdulghanni/hris_client</text:p>
          </table:table-cell>
        </table:table-row>
        <table:table-row table:style-name="ro1">
          <table:table-cell office:value-type="float" office:value="16869237" calcext:value-type="float">
            <text:p>16869237</text:p>
          </table:table-cell>
          <table:table-cell office:value-type="string" calcext:value-type="string">
            <text:p>https://api.github.com/repos/troutacular/_starter</text:p>
          </table:table-cell>
          <table:table-cell table:formula="of:=REPLACE([.B2180]; 1; 29; &quot;&quot;)" office:value-type="string" office:string-value="troutacular/_starter" calcext:value-type="string">
            <text:p>troutacular/_starter</text:p>
          </table:table-cell>
        </table:table-row>
        <table:table-row table:style-name="ro1">
          <table:table-cell office:value-type="float" office:value="16872540" calcext:value-type="float">
            <text:p>16872540</text:p>
          </table:table-cell>
          <table:table-cell office:value-type="string" calcext:value-type="string">
            <text:p>https://api.github.com/repos/daemonraco/toobasic</text:p>
          </table:table-cell>
          <table:table-cell table:formula="of:=REPLACE([.B2181]; 1; 29; &quot;&quot;)" office:value-type="string" office:string-value="daemonraco/toobasic" calcext:value-type="string">
            <text:p>daemonraco/toobasic</text:p>
          </table:table-cell>
        </table:table-row>
        <table:table-row table:style-name="ro1">
          <table:table-cell office:value-type="float" office:value="16874997" calcext:value-type="float">
            <text:p>16874997</text:p>
          </table:table-cell>
          <table:table-cell office:value-type="string" calcext:value-type="string">
            <text:p>https://api.github.com/repos/Strategy11/formidable-forms</text:p>
          </table:table-cell>
          <table:table-cell table:formula="of:=REPLACE([.B2182]; 1; 29; &quot;&quot;)" office:value-type="string" office:string-value="Strategy11/formidable-forms" calcext:value-type="string">
            <text:p>Strategy11/formidable-forms</text:p>
          </table:table-cell>
        </table:table-row>
        <table:table-row table:style-name="ro1">
          <table:table-cell office:value-type="float" office:value="16887374" calcext:value-type="float">
            <text:p>16887374</text:p>
          </table:table-cell>
          <table:table-cell office:value-type="string" calcext:value-type="string">
            <text:p>https://api.github.com/repos/mmeyer2k/dcrypt</text:p>
          </table:table-cell>
          <table:table-cell table:formula="of:=REPLACE([.B2183]; 1; 29; &quot;&quot;)" office:value-type="string" office:string-value="mmeyer2k/dcrypt" calcext:value-type="string">
            <text:p>mmeyer2k/dcrypt</text:p>
          </table:table-cell>
        </table:table-row>
        <table:table-row table:style-name="ro1">
          <table:table-cell office:value-type="float" office:value="16896910" calcext:value-type="float">
            <text:p>16896910</text:p>
          </table:table-cell>
          <table:table-cell office:value-type="string" calcext:value-type="string">
            <text:p>https://api.github.com/repos/christiespeich/Mooberry-Book-Manager</text:p>
          </table:table-cell>
          <table:table-cell table:formula="of:=REPLACE([.B2184]; 1; 29; &quot;&quot;)" office:value-type="string" office:string-value="christiespeich/Mooberry-Book-Manager" calcext:value-type="string">
            <text:p>christiespeich/Mooberry-Book-Manager</text:p>
          </table:table-cell>
        </table:table-row>
        <table:table-row table:style-name="ro1">
          <table:table-cell office:value-type="float" office:value="16921518" calcext:value-type="float">
            <text:p>16921518</text:p>
          </table:table-cell>
          <table:table-cell office:value-type="string" calcext:value-type="string">
            <text:p>https://api.github.com/repos/plechev-64/wp-recall</text:p>
          </table:table-cell>
          <table:table-cell table:formula="of:=REPLACE([.B2185]; 1; 29; &quot;&quot;)" office:value-type="string" office:string-value="plechev-64/wp-recall" calcext:value-type="string">
            <text:p>plechev-64/wp-recall</text:p>
          </table:table-cell>
        </table:table-row>
        <table:table-row table:style-name="ro1">
          <table:table-cell office:value-type="float" office:value="16923227" calcext:value-type="float">
            <text:p>16923227</text:p>
          </table:table-cell>
          <table:table-cell office:value-type="string" calcext:value-type="string">
            <text:p>https://api.github.com/repos/localheinz/github-changelog</text:p>
          </table:table-cell>
          <table:table-cell table:formula="of:=REPLACE([.B2186]; 1; 29; &quot;&quot;)" office:value-type="string" office:string-value="localheinz/github-changelog" calcext:value-type="string">
            <text:p>localheinz/github-changelog</text:p>
          </table:table-cell>
        </table:table-row>
        <table:table-row table:style-name="ro1">
          <table:table-cell office:value-type="float" office:value="16968761" calcext:value-type="float">
            <text:p>16968761</text:p>
          </table:table-cell>
          <table:table-cell office:value-type="string" calcext:value-type="string">
            <text:p>https://api.github.com/repos/killa-kyle/tei-wordpress</text:p>
          </table:table-cell>
          <table:table-cell table:formula="of:=REPLACE([.B2187]; 1; 29; &quot;&quot;)" office:value-type="string" office:string-value="killa-kyle/tei-wordpress" calcext:value-type="string">
            <text:p>killa-kyle/tei-wordpress</text:p>
          </table:table-cell>
        </table:table-row>
        <table:table-row table:style-name="ro1">
          <table:table-cell office:value-type="float" office:value="16978254" calcext:value-type="float">
            <text:p>16978254</text:p>
          </table:table-cell>
          <table:table-cell office:value-type="string" calcext:value-type="string">
            <text:p>https://api.github.com/repos/sc0ttkclark/wordpress-fields-api</text:p>
          </table:table-cell>
          <table:table-cell table:formula="of:=REPLACE([.B2188]; 1; 29; &quot;&quot;)" office:value-type="string" office:string-value="sc0ttkclark/wordpress-fields-api" calcext:value-type="string">
            <text:p>sc0ttkclark/wordpress-fields-api</text:p>
          </table:table-cell>
        </table:table-row>
        <table:table-row table:style-name="ro1">
          <table:table-cell office:value-type="float" office:value="16988604" calcext:value-type="float">
            <text:p>16988604</text:p>
          </table:table-cell>
          <table:table-cell office:value-type="string" calcext:value-type="string">
            <text:p>https://api.github.com/repos/baselbers/woocommerce-pdf-invoices</text:p>
          </table:table-cell>
          <table:table-cell table:formula="of:=REPLACE([.B2189]; 1; 29; &quot;&quot;)" office:value-type="string" office:string-value="baselbers/woocommerce-pdf-invoices" calcext:value-type="string">
            <text:p>baselbers/woocommerce-pdf-invoices</text:p>
          </table:table-cell>
        </table:table-row>
        <table:table-row table:style-name="ro1">
          <table:table-cell office:value-type="float" office:value="17006901" calcext:value-type="float">
            <text:p>17006901</text:p>
          </table:table-cell>
          <table:table-cell office:value-type="string" calcext:value-type="string">
            <text:p>https://api.github.com/repos/mpdf/mpdf</text:p>
          </table:table-cell>
          <table:table-cell table:formula="of:=REPLACE([.B2190]; 1; 29; &quot;&quot;)" office:value-type="string" office:string-value="mpdf/mpdf" calcext:value-type="string">
            <text:p>mpdf/mpdf</text:p>
          </table:table-cell>
        </table:table-row>
        <table:table-row table:style-name="ro1">
          <table:table-cell office:value-type="float" office:value="17008690" calcext:value-type="float">
            <text:p>17008690</text:p>
          </table:table-cell>
          <table:table-cell office:value-type="string" calcext:value-type="string">
            <text:p>https://api.github.com/repos/amite/arc</text:p>
          </table:table-cell>
          <table:table-cell table:formula="of:=REPLACE([.B2191]; 1; 29; &quot;&quot;)" office:value-type="string" office:string-value="amite/arc" calcext:value-type="string">
            <text:p>amite/arc</text:p>
          </table:table-cell>
        </table:table-row>
        <table:table-row table:style-name="ro1">
          <table:table-cell office:value-type="float" office:value="17059127" calcext:value-type="float">
            <text:p>17059127</text:p>
          </table:table-cell>
          <table:table-cell office:value-type="string" calcext:value-type="string">
            <text:p>https://api.github.com/repos/fidelsurtida-onehalf/ohsnap</text:p>
          </table:table-cell>
          <table:table-cell table:formula="of:=REPLACE([.B2192]; 1; 29; &quot;&quot;)" office:value-type="string" office:string-value="fidelsurtida-onehalf/ohsnap" calcext:value-type="string">
            <text:p>fidelsurtida-onehalf/ohsnap</text:p>
          </table:table-cell>
        </table:table-row>
        <table:table-row table:style-name="ro1">
          <table:table-cell office:value-type="float" office:value="17073026" calcext:value-type="float">
            <text:p>17073026</text:p>
          </table:table-cell>
          <table:table-cell office:value-type="string" calcext:value-type="string">
            <text:p>https://api.github.com/repos/mecha-cms/mecha-cms</text:p>
          </table:table-cell>
          <table:table-cell table:formula="of:=REPLACE([.B2193]; 1; 29; &quot;&quot;)" office:value-type="string" office:string-value="mecha-cms/mecha-cms" calcext:value-type="string">
            <text:p>mecha-cms/mecha-cms</text:p>
          </table:table-cell>
        </table:table-row>
        <table:table-row table:style-name="ro1">
          <table:table-cell office:value-type="float" office:value="17078501" calcext:value-type="float">
            <text:p>17078501</text:p>
          </table:table-cell>
          <table:table-cell office:value-type="string" calcext:value-type="string">
            <text:p>https://api.github.com/repos/oat-sa/extension-tao-clientdiag</text:p>
          </table:table-cell>
          <table:table-cell table:formula="of:=REPLACE([.B2194]; 1; 29; &quot;&quot;)" office:value-type="string" office:string-value="oat-sa/extension-tao-clientdiag" calcext:value-type="string">
            <text:p>oat-sa/extension-tao-clientdiag</text:p>
          </table:table-cell>
        </table:table-row>
        <table:table-row table:style-name="ro1">
          <table:table-cell office:value-type="float" office:value="17082325" calcext:value-type="float">
            <text:p>17082325</text:p>
          </table:table-cell>
          <table:table-cell office:value-type="string" calcext:value-type="string">
            <text:p>https://api.github.com/repos/NetCommons3/Videos</text:p>
          </table:table-cell>
          <table:table-cell table:formula="of:=REPLACE([.B2195]; 1; 29; &quot;&quot;)" office:value-type="string" office:string-value="NetCommons3/Videos" calcext:value-type="string">
            <text:p>NetCommons3/Videos</text:p>
          </table:table-cell>
        </table:table-row>
        <table:table-row table:style-name="ro1">
          <table:table-cell office:value-type="float" office:value="17107429" calcext:value-type="float">
            <text:p>17107429</text:p>
          </table:table-cell>
          <table:table-cell office:value-type="string" calcext:value-type="string">
            <text:p>https://api.github.com/repos/AbuseIO/AbuseIO</text:p>
          </table:table-cell>
          <table:table-cell table:formula="of:=REPLACE([.B2196]; 1; 29; &quot;&quot;)" office:value-type="string" office:string-value="AbuseIO/AbuseIO" calcext:value-type="string">
            <text:p>AbuseIO/AbuseIO</text:p>
          </table:table-cell>
        </table:table-row>
        <table:table-row table:style-name="ro1">
          <table:table-cell office:value-type="float" office:value="17131982" calcext:value-type="float">
            <text:p>17131982</text:p>
          </table:table-cell>
          <table:table-cell office:value-type="string" calcext:value-type="string">
            <text:p>https://api.github.com/repos/NaturalHistoryMuseum/scratchpads2</text:p>
          </table:table-cell>
          <table:table-cell table:formula="of:=REPLACE([.B2197]; 1; 29; &quot;&quot;)" office:value-type="string" office:string-value="NaturalHistoryMuseum/scratchpads2" calcext:value-type="string">
            <text:p>NaturalHistoryMuseum/scratchpads2</text:p>
          </table:table-cell>
        </table:table-row>
        <table:table-row table:style-name="ro1">
          <table:table-cell office:value-type="float" office:value="17140427" calcext:value-type="float">
            <text:p>17140427</text:p>
          </table:table-cell>
          <table:table-cell office:value-type="string" calcext:value-type="string">
            <text:p>https://api.github.com/repos/GuanyemBarcelona/bcomu_drupal</text:p>
          </table:table-cell>
          <table:table-cell table:formula="of:=REPLACE([.B2198]; 1; 29; &quot;&quot;)" office:value-type="string" office:string-value="GuanyemBarcelona/bcomu_drupal" calcext:value-type="string">
            <text:p>GuanyemBarcelona/bcomu_drupal</text:p>
          </table:table-cell>
        </table:table-row>
        <table:table-row table:style-name="ro1">
          <table:table-cell office:value-type="float" office:value="17142129" calcext:value-type="float">
            <text:p>17142129</text:p>
          </table:table-cell>
          <table:table-cell office:value-type="string" calcext:value-type="string">
            <text:p>https://api.github.com/repos/Julien-Arlandis/phpNemoServer</text:p>
          </table:table-cell>
          <table:table-cell table:formula="of:=REPLACE([.B2199]; 1; 29; &quot;&quot;)" office:value-type="string" office:string-value="Julien-Arlandis/phpNemoServer" calcext:value-type="string">
            <text:p>Julien-Arlandis/phpNemoServer</text:p>
          </table:table-cell>
        </table:table-row>
        <table:table-row table:style-name="ro1">
          <table:table-cell office:value-type="float" office:value="17144080" calcext:value-type="float">
            <text:p>17144080</text:p>
          </table:table-cell>
          <table:table-cell office:value-type="string" calcext:value-type="string">
            <text:p>https://api.github.com/repos/injitools/cms-Inji</text:p>
          </table:table-cell>
          <table:table-cell table:formula="of:=REPLACE([.B2200]; 1; 29; &quot;&quot;)" office:value-type="string" office:string-value="injitools/cms-Inji" calcext:value-type="string">
            <text:p>injitools/cms-Inji</text:p>
          </table:table-cell>
        </table:table-row>
        <table:table-row table:style-name="ro1">
          <table:table-cell office:value-type="float" office:value="17145425" calcext:value-type="float">
            <text:p>17145425</text:p>
          </table:table-cell>
          <table:table-cell office:value-type="string" calcext:value-type="string">
            <text:p>https://api.github.com/repos/nlk-jacuzzi/jht</text:p>
          </table:table-cell>
          <table:table-cell table:formula="of:=REPLACE([.B2201]; 1; 29; &quot;&quot;)" office:value-type="string" office:string-value="nlk-jacuzzi/jht" calcext:value-type="string">
            <text:p>nlk-jacuzzi/jht</text:p>
          </table:table-cell>
        </table:table-row>
        <table:table-row table:style-name="ro1">
          <table:table-cell office:value-type="float" office:value="17160607" calcext:value-type="float">
            <text:p>17160607</text:p>
          </table:table-cell>
          <table:table-cell office:value-type="string" calcext:value-type="string">
            <text:p>https://api.github.com/repos/svn2github/wordpress-vip-plugins</text:p>
          </table:table-cell>
          <table:table-cell table:formula="of:=REPLACE([.B2202]; 1; 29; &quot;&quot;)" office:value-type="string" office:string-value="svn2github/wordpress-vip-plugins" calcext:value-type="string">
            <text:p>svn2github/wordpress-vip-plugins</text:p>
          </table:table-cell>
        </table:table-row>
        <table:table-row table:style-name="ro1">
          <table:table-cell office:value-type="float" office:value="17200722" calcext:value-type="float">
            <text:p>17200722</text:p>
          </table:table-cell>
          <table:table-cell office:value-type="string" calcext:value-type="string">
            <text:p>https://api.github.com/repos/GetLuna/Luna</text:p>
          </table:table-cell>
          <table:table-cell table:formula="of:=REPLACE([.B2203]; 1; 29; &quot;&quot;)" office:value-type="string" office:string-value="GetLuna/Luna" calcext:value-type="string">
            <text:p>GetLuna/Luna</text:p>
          </table:table-cell>
        </table:table-row>
        <table:table-row table:style-name="ro1">
          <table:table-cell office:value-type="float" office:value="17207474" calcext:value-type="float">
            <text:p>17207474</text:p>
          </table:table-cell>
          <table:table-cell office:value-type="string" calcext:value-type="string">
            <text:p>https://api.github.com/repos/dignajar/bludit</text:p>
          </table:table-cell>
          <table:table-cell table:formula="of:=REPLACE([.B2204]; 1; 29; &quot;&quot;)" office:value-type="string" office:string-value="dignajar/bludit" calcext:value-type="string">
            <text:p>dignajar/bludit</text:p>
          </table:table-cell>
        </table:table-row>
        <table:table-row table:style-name="ro1">
          <table:table-cell office:value-type="float" office:value="17223900" calcext:value-type="float">
            <text:p>17223900</text:p>
          </table:table-cell>
          <table:table-cell office:value-type="string" calcext:value-type="string">
            <text:p>https://api.github.com/repos/PharaohTools/ptconfigure</text:p>
          </table:table-cell>
          <table:table-cell table:formula="of:=REPLACE([.B2205]; 1; 29; &quot;&quot;)" office:value-type="string" office:string-value="PharaohTools/ptconfigure" calcext:value-type="string">
            <text:p>PharaohTools/ptconfigure</text:p>
          </table:table-cell>
        </table:table-row>
        <table:table-row table:style-name="ro1">
          <table:table-cell office:value-type="float" office:value="17259063" calcext:value-type="float">
            <text:p>17259063</text:p>
          </table:table-cell>
          <table:table-cell office:value-type="string" calcext:value-type="string">
            <text:p>https://api.github.com/repos/nlk-sundance/sundance</text:p>
          </table:table-cell>
          <table:table-cell table:formula="of:=REPLACE([.B2206]; 1; 29; &quot;&quot;)" office:value-type="string" office:string-value="nlk-sundance/sundance" calcext:value-type="string">
            <text:p>nlk-sundance/sundance</text:p>
          </table:table-cell>
        </table:table-row>
        <table:table-row table:style-name="ro1">
          <table:table-cell office:value-type="float" office:value="17274169" calcext:value-type="float">
            <text:p>17274169</text:p>
          </table:table-cell>
          <table:table-cell office:value-type="string" calcext:value-type="string">
            <text:p>https://api.github.com/repos/axovel/performer</text:p>
          </table:table-cell>
          <table:table-cell table:formula="of:=REPLACE([.B2207]; 1; 29; &quot;&quot;)" office:value-type="string" office:string-value="axovel/performer" calcext:value-type="string">
            <text:p>axovel/performer</text:p>
          </table:table-cell>
        </table:table-row>
        <table:table-row table:style-name="ro1">
          <table:table-cell office:value-type="float" office:value="17294597" calcext:value-type="float">
            <text:p>17294597</text:p>
          </table:table-cell>
          <table:table-cell office:value-type="string" calcext:value-type="string">
            <text:p>https://api.github.com/repos/elastic/elasticsearch-php</text:p>
          </table:table-cell>
          <table:table-cell table:formula="of:=REPLACE([.B2208]; 1; 29; &quot;&quot;)" office:value-type="string" office:string-value="elastic/elasticsearch-php" calcext:value-type="string">
            <text:p>elastic/elasticsearch-php</text:p>
          </table:table-cell>
        </table:table-row>
        <table:table-row table:style-name="ro1">
          <table:table-cell office:value-type="float" office:value="17308191" calcext:value-type="float">
            <text:p>17308191</text:p>
          </table:table-cell>
          <table:table-cell office:value-type="string" calcext:value-type="string">
            <text:p>https://api.github.com/repos/apache/airavata-php-gateway</text:p>
          </table:table-cell>
          <table:table-cell table:formula="of:=REPLACE([.B2209]; 1; 29; &quot;&quot;)" office:value-type="string" office:string-value="apache/airavata-php-gateway" calcext:value-type="string">
            <text:p>apache/airavata-php-gateway</text:p>
          </table:table-cell>
        </table:table-row>
        <table:table-row table:style-name="ro1">
          <table:table-cell office:value-type="float" office:value="17343682" calcext:value-type="float">
            <text:p>17343682</text:p>
          </table:table-cell>
          <table:table-cell office:value-type="string" calcext:value-type="string">
            <text:p>https://api.github.com/repos/Contentify/Contentify</text:p>
          </table:table-cell>
          <table:table-cell table:formula="of:=REPLACE([.B2210]; 1; 29; &quot;&quot;)" office:value-type="string" office:string-value="Contentify/Contentify" calcext:value-type="string">
            <text:p>Contentify/Contentify</text:p>
          </table:table-cell>
        </table:table-row>
        <table:table-row table:style-name="ro1">
          <table:table-cell office:value-type="float" office:value="17359023" calcext:value-type="float">
            <text:p>17359023</text:p>
          </table:table-cell>
          <table:table-cell office:value-type="string" calcext:value-type="string">
            <text:p>https://api.github.com/repos/crdschurch/SS-CMS</text:p>
          </table:table-cell>
          <table:table-cell table:formula="of:=REPLACE([.B2211]; 1; 29; &quot;&quot;)" office:value-type="string" office:string-value="crdschurch/SS-CMS" calcext:value-type="string">
            <text:p>crdschurch/SS-CMS</text:p>
          </table:table-cell>
        </table:table-row>
        <table:table-row table:style-name="ro1">
          <table:table-cell office:value-type="float" office:value="17359160" calcext:value-type="float">
            <text:p>17359160</text:p>
          </table:table-cell>
          <table:table-cell office:value-type="string" calcext:value-type="string">
            <text:p>https://api.github.com/repos/phpList/phplist3</text:p>
          </table:table-cell>
          <table:table-cell table:formula="of:=REPLACE([.B2212]; 1; 29; &quot;&quot;)" office:value-type="string" office:string-value="phpList/phplist3" calcext:value-type="string">
            <text:p>phpList/phplist3</text:p>
          </table:table-cell>
        </table:table-row>
        <table:table-row table:style-name="ro1">
          <table:table-cell office:value-type="float" office:value="17359580" calcext:value-type="float">
            <text:p>17359580</text:p>
          </table:table-cell>
          <table:table-cell office:value-type="string" calcext:value-type="string">
            <text:p>https://api.github.com/repos/estrategia/lrv</text:p>
          </table:table-cell>
          <table:table-cell table:formula="of:=REPLACE([.B2213]; 1; 29; &quot;&quot;)" office:value-type="string" office:string-value="estrategia/lrv" calcext:value-type="string">
            <text:p>estrategia/lrv</text:p>
          </table:table-cell>
        </table:table-row>
        <table:table-row table:style-name="ro1">
          <table:table-cell office:value-type="float" office:value="17420564" calcext:value-type="float">
            <text:p>17420564</text:p>
          </table:table-cell>
          <table:table-cell office:value-type="string" calcext:value-type="string">
            <text:p>https://api.github.com/repos/easy-updates-manager/easy-updates-manager</text:p>
          </table:table-cell>
          <table:table-cell table:formula="of:=REPLACE([.B2214]; 1; 29; &quot;&quot;)" office:value-type="string" office:string-value="easy-updates-manager/easy-updates-manager" calcext:value-type="string">
            <text:p>easy-updates-manager/easy-updates-manager</text:p>
          </table:table-cell>
        </table:table-row>
        <table:table-row table:style-name="ro1">
          <table:table-cell office:value-type="float" office:value="17428559" calcext:value-type="float">
            <text:p>17428559</text:p>
          </table:table-cell>
          <table:table-cell office:value-type="string" calcext:value-type="string">
            <text:p>https://api.github.com/repos/SurniaUlula/wpsso-ssb</text:p>
          </table:table-cell>
          <table:table-cell table:formula="of:=REPLACE([.B2215]; 1; 29; &quot;&quot;)" office:value-type="string" office:string-value="SurniaUlula/wpsso-ssb" calcext:value-type="string">
            <text:p>SurniaUlula/wpsso-ssb</text:p>
          </table:table-cell>
        </table:table-row>
        <table:table-row table:style-name="ro1">
          <table:table-cell office:value-type="float" office:value="17428588" calcext:value-type="float">
            <text:p>17428588</text:p>
          </table:table-cell>
          <table:table-cell office:value-type="string" calcext:value-type="string">
            <text:p>https://api.github.com/repos/SurniaUlula/wpsso</text:p>
          </table:table-cell>
          <table:table-cell table:formula="of:=REPLACE([.B2216]; 1; 29; &quot;&quot;)" office:value-type="string" office:string-value="SurniaUlula/wpsso" calcext:value-type="string">
            <text:p>SurniaUlula/wpsso</text:p>
          </table:table-cell>
        </table:table-row>
        <table:table-row table:style-name="ro1">
          <table:table-cell office:value-type="float" office:value="17428639" calcext:value-type="float">
            <text:p>17428639</text:p>
          </table:table-cell>
          <table:table-cell office:value-type="string" calcext:value-type="string">
            <text:p>https://api.github.com/repos/SurniaUlula/wpsso-plm</text:p>
          </table:table-cell>
          <table:table-cell table:formula="of:=REPLACE([.B2217]; 1; 29; &quot;&quot;)" office:value-type="string" office:string-value="SurniaUlula/wpsso-plm" calcext:value-type="string">
            <text:p>SurniaUlula/wpsso-plm</text:p>
          </table:table-cell>
        </table:table-row>
        <table:table-row table:style-name="ro1">
          <table:table-cell office:value-type="float" office:value="17428653" calcext:value-type="float">
            <text:p>17428653</text:p>
          </table:table-cell>
          <table:table-cell office:value-type="string" calcext:value-type="string">
            <text:p>https://api.github.com/repos/SurniaUlula/wpsso-am</text:p>
          </table:table-cell>
          <table:table-cell table:formula="of:=REPLACE([.B2218]; 1; 29; &quot;&quot;)" office:value-type="string" office:string-value="SurniaUlula/wpsso-am" calcext:value-type="string">
            <text:p>SurniaUlula/wpsso-am</text:p>
          </table:table-cell>
        </table:table-row>
        <table:table-row table:style-name="ro1">
          <table:table-cell office:value-type="float" office:value="17430939" calcext:value-type="float">
            <text:p>17430939</text:p>
          </table:table-cell>
          <table:table-cell office:value-type="string" calcext:value-type="string">
            <text:p>https://api.github.com/repos/TYPO3-Solr/ext-solr</text:p>
          </table:table-cell>
          <table:table-cell table:formula="of:=REPLACE([.B2219]; 1; 29; &quot;&quot;)" office:value-type="string" office:string-value="TYPO3-Solr/ext-solr" calcext:value-type="string">
            <text:p>TYPO3-Solr/ext-solr</text:p>
          </table:table-cell>
        </table:table-row>
        <table:table-row table:style-name="ro1">
          <table:table-cell office:value-type="float" office:value="17438218" calcext:value-type="float">
            <text:p>17438218</text:p>
          </table:table-cell>
          <table:table-cell office:value-type="string" calcext:value-type="string">
            <text:p>https://api.github.com/repos/campusdomar/PuMuKIT2</text:p>
          </table:table-cell>
          <table:table-cell table:formula="of:=REPLACE([.B2220]; 1; 29; &quot;&quot;)" office:value-type="string" office:string-value="campusdomar/PuMuKIT2" calcext:value-type="string">
            <text:p>campusdomar/PuMuKIT2</text:p>
          </table:table-cell>
        </table:table-row>
        <table:table-row table:style-name="ro1">
          <table:table-cell office:value-type="float" office:value="17439510" calcext:value-type="float">
            <text:p>17439510</text:p>
          </table:table-cell>
          <table:table-cell office:value-type="string" calcext:value-type="string">
            <text:p>https://api.github.com/repos/OpenStackweb/openstack-org</text:p>
          </table:table-cell>
          <table:table-cell table:formula="of:=REPLACE([.B2221]; 1; 29; &quot;&quot;)" office:value-type="string" office:string-value="OpenStackweb/openstack-org" calcext:value-type="string">
            <text:p>OpenStackweb/openstack-org</text:p>
          </table:table-cell>
        </table:table-row>
        <table:table-row table:style-name="ro1">
          <table:table-cell office:value-type="float" office:value="17452447" calcext:value-type="float">
            <text:p>17452447</text:p>
          </table:table-cell>
          <table:table-cell office:value-type="string" calcext:value-type="string">
            <text:p>https://api.github.com/repos/homeLOFT/LG-4.7</text:p>
          </table:table-cell>
          <table:table-cell table:formula="of:=REPLACE([.B2222]; 1; 29; &quot;&quot;)" office:value-type="string" office:string-value="homeLOFT/LG-4.7" calcext:value-type="string">
            <text:p>homeLOFT/LG-4.7</text:p>
          </table:table-cell>
        </table:table-row>
        <table:table-row table:style-name="ro1">
          <table:table-cell office:value-type="float" office:value="17476370" calcext:value-type="float">
            <text:p>17476370</text:p>
          </table:table-cell>
          <table:table-cell office:value-type="string" calcext:value-type="string">
            <text:p>https://api.github.com/repos/proengsoft/laravel-jsvalidation</text:p>
          </table:table-cell>
          <table:table-cell table:formula="of:=REPLACE([.B2223]; 1; 29; &quot;&quot;)" office:value-type="string" office:string-value="proengsoft/laravel-jsvalidation" calcext:value-type="string">
            <text:p>proengsoft/laravel-jsvalidation</text:p>
          </table:table-cell>
        </table:table-row>
        <table:table-row table:style-name="ro1">
          <table:table-cell office:value-type="float" office:value="17497293" calcext:value-type="float">
            <text:p>17497293</text:p>
          </table:table-cell>
          <table:table-cell office:value-type="string" calcext:value-type="string">
            <text:p>https://api.github.com/repos/QoboLtd/project-template-cakephp</text:p>
          </table:table-cell>
          <table:table-cell table:formula="of:=REPLACE([.B2224]; 1; 29; &quot;&quot;)" office:value-type="string" office:string-value="QoboLtd/project-template-cakephp" calcext:value-type="string">
            <text:p>QoboLtd/project-template-cakephp</text:p>
          </table:table-cell>
        </table:table-row>
        <table:table-row table:style-name="ro1">
          <table:table-cell office:value-type="float" office:value="17515736" calcext:value-type="float">
            <text:p>17515736</text:p>
          </table:table-cell>
          <table:table-cell office:value-type="string" calcext:value-type="string">
            <text:p>https://api.github.com/repos/drewwestphal/jococruise-theme</text:p>
          </table:table-cell>
          <table:table-cell table:formula="of:=REPLACE([.B2225]; 1; 29; &quot;&quot;)" office:value-type="string" office:string-value="drewwestphal/jococruise-theme" calcext:value-type="string">
            <text:p>drewwestphal/jococruise-theme</text:p>
          </table:table-cell>
        </table:table-row>
        <table:table-row table:style-name="ro1">
          <table:table-cell office:value-type="float" office:value="17516272" calcext:value-type="float">
            <text:p>17516272</text:p>
          </table:table-cell>
          <table:table-cell office:value-type="string" calcext:value-type="string">
            <text:p>https://api.github.com/repos/Automattic/sensei</text:p>
          </table:table-cell>
          <table:table-cell table:formula="of:=REPLACE([.B2226]; 1; 29; &quot;&quot;)" office:value-type="string" office:string-value="Automattic/sensei" calcext:value-type="string">
            <text:p>Automattic/sensei</text:p>
          </table:table-cell>
        </table:table-row>
        <table:table-row table:style-name="ro1">
          <table:table-cell office:value-type="float" office:value="17553783" calcext:value-type="float">
            <text:p>17553783</text:p>
          </table:table-cell>
          <table:table-cell office:value-type="string" calcext:value-type="string">
            <text:p>https://api.github.com/repos/jneivil/linap</text:p>
          </table:table-cell>
          <table:table-cell table:formula="of:=REPLACE([.B2227]; 1; 29; &quot;&quot;)" office:value-type="string" office:string-value="jneivil/linap" calcext:value-type="string">
            <text:p>jneivil/linap</text:p>
          </table:table-cell>
        </table:table-row>
        <table:table-row table:style-name="ro1">
          <table:table-cell office:value-type="float" office:value="17565248" calcext:value-type="float">
            <text:p>17565248</text:p>
          </table:table-cell>
          <table:table-cell office:value-type="string" calcext:value-type="string">
            <text:p>https://api.github.com/repos/CeusMedia/HydrogenModules</text:p>
          </table:table-cell>
          <table:table-cell table:formula="of:=REPLACE([.B2228]; 1; 29; &quot;&quot;)" office:value-type="string" office:string-value="CeusMedia/HydrogenModules" calcext:value-type="string">
            <text:p>CeusMedia/HydrogenModules</text:p>
          </table:table-cell>
        </table:table-row>
        <table:table-row table:style-name="ro1">
          <table:table-cell office:value-type="float" office:value="17571071" calcext:value-type="float">
            <text:p>17571071</text:p>
          </table:table-cell>
          <table:table-cell office:value-type="string" calcext:value-type="string">
            <text:p>https://api.github.com/repos/SurniaUlula/nextgen-facebook</text:p>
          </table:table-cell>
          <table:table-cell table:formula="of:=REPLACE([.B2229]; 1; 29; &quot;&quot;)" office:value-type="string" office:string-value="SurniaUlula/nextgen-facebook" calcext:value-type="string">
            <text:p>SurniaUlula/nextgen-facebook</text:p>
          </table:table-cell>
        </table:table-row>
        <table:table-row table:style-name="ro1">
          <table:table-cell office:value-type="float" office:value="17598640" calcext:value-type="float">
            <text:p>17598640</text:p>
          </table:table-cell>
          <table:table-cell office:value-type="string" calcext:value-type="string">
            <text:p>https://api.github.com/repos/Circuletica/cake-cmpsa</text:p>
          </table:table-cell>
          <table:table-cell table:formula="of:=REPLACE([.B2230]; 1; 29; &quot;&quot;)" office:value-type="string" office:string-value="Circuletica/cake-cmpsa" calcext:value-type="string">
            <text:p>Circuletica/cake-cmpsa</text:p>
          </table:table-cell>
        </table:table-row>
        <table:table-row table:style-name="ro1">
          <table:table-cell office:value-type="float" office:value="17624095" calcext:value-type="float">
            <text:p>17624095</text:p>
          </table:table-cell>
          <table:table-cell office:value-type="string" calcext:value-type="string">
            <text:p>https://api.github.com/repos/HuijiWiki/SocialProfile</text:p>
          </table:table-cell>
          <table:table-cell table:formula="of:=REPLACE([.B2231]; 1; 29; &quot;&quot;)" office:value-type="string" office:string-value="HuijiWiki/SocialProfile" calcext:value-type="string">
            <text:p>HuijiWiki/SocialProfile</text:p>
          </table:table-cell>
        </table:table-row>
        <table:table-row table:style-name="ro1">
          <table:table-cell office:value-type="float" office:value="17633812" calcext:value-type="float">
            <text:p>17633812</text:p>
          </table:table-cell>
          <table:table-cell office:value-type="string" calcext:value-type="string">
            <text:p>https://api.github.com/repos/LotarProject/dokuwiki-template-bootstrap3</text:p>
          </table:table-cell>
          <table:table-cell table:formula="of:=REPLACE([.B2232]; 1; 29; &quot;&quot;)" office:value-type="string" office:string-value="LotarProject/dokuwiki-template-bootstrap3" calcext:value-type="string">
            <text:p>LotarProject/dokuwiki-template-bootstrap3</text:p>
          </table:table-cell>
        </table:table-row>
        <table:table-row table:style-name="ro1">
          <table:table-cell office:value-type="float" office:value="17643409" calcext:value-type="float">
            <text:p>17643409</text:p>
          </table:table-cell>
          <table:table-cell office:value-type="string" calcext:value-type="string">
            <text:p>https://api.github.com/repos/ACP3/cms</text:p>
          </table:table-cell>
          <table:table-cell table:formula="of:=REPLACE([.B2233]; 1; 29; &quot;&quot;)" office:value-type="string" office:string-value="ACP3/cms" calcext:value-type="string">
            <text:p>ACP3/cms</text:p>
          </table:table-cell>
        </table:table-row>
        <table:table-row table:style-name="ro1">
          <table:table-cell office:value-type="float" office:value="17644514" calcext:value-type="float">
            <text:p>17644514</text:p>
          </table:table-cell>
          <table:table-cell office:value-type="string" calcext:value-type="string">
            <text:p>https://api.github.com/repos/nymanjens/facto</text:p>
          </table:table-cell>
          <table:table-cell table:formula="of:=REPLACE([.B2234]; 1; 29; &quot;&quot;)" office:value-type="string" office:string-value="nymanjens/facto" calcext:value-type="string">
            <text:p>nymanjens/facto</text:p>
          </table:table-cell>
        </table:table-row>
        <table:table-row table:style-name="ro1">
          <table:table-cell office:value-type="float" office:value="17647452" calcext:value-type="float">
            <text:p>17647452</text:p>
          </table:table-cell>
          <table:table-cell office:value-type="string" calcext:value-type="string">
            <text:p>https://api.github.com/repos/phpro/grumphp</text:p>
          </table:table-cell>
          <table:table-cell table:formula="of:=REPLACE([.B2235]; 1; 29; &quot;&quot;)" office:value-type="string" office:string-value="phpro/grumphp" calcext:value-type="string">
            <text:p>phpro/grumphp</text:p>
          </table:table-cell>
        </table:table-row>
        <table:table-row table:style-name="ro1">
          <table:table-cell office:value-type="float" office:value="17654047" calcext:value-type="float">
            <text:p>17654047</text:p>
          </table:table-cell>
          <table:table-cell office:value-type="string" calcext:value-type="string">
            <text:p>https://api.github.com/repos/brendanmetzger/TCIAF</text:p>
          </table:table-cell>
          <table:table-cell table:formula="of:=REPLACE([.B2236]; 1; 29; &quot;&quot;)" office:value-type="string" office:string-value="brendanmetzger/TCIAF" calcext:value-type="string">
            <text:p>brendanmetzger/TCIAF</text:p>
          </table:table-cell>
        </table:table-row>
        <table:table-row table:style-name="ro1">
          <table:table-cell office:value-type="float" office:value="17709411" calcext:value-type="float">
            <text:p>17709411</text:p>
          </table:table-cell>
          <table:table-cell office:value-type="string" calcext:value-type="string">
            <text:p>https://api.github.com/repos/tizzo/awesome-drupal-project</text:p>
          </table:table-cell>
          <table:table-cell table:formula="of:=REPLACE([.B2237]; 1; 29; &quot;&quot;)" office:value-type="string" office:string-value="tizzo/awesome-drupal-project" calcext:value-type="string">
            <text:p>tizzo/awesome-drupal-project</text:p>
          </table:table-cell>
        </table:table-row>
        <table:table-row table:style-name="ro1">
          <table:table-cell office:value-type="float" office:value="17724711" calcext:value-type="float">
            <text:p>17724711</text:p>
          </table:table-cell>
          <table:table-cell office:value-type="string" calcext:value-type="string">
            <text:p>https://api.github.com/repos/ovidiugabriel/openedunet</text:p>
          </table:table-cell>
          <table:table-cell table:formula="of:=REPLACE([.B2238]; 1; 29; &quot;&quot;)" office:value-type="string" office:string-value="ovidiugabriel/openedunet" calcext:value-type="string">
            <text:p>ovidiugabriel/openedunet</text:p>
          </table:table-cell>
        </table:table-row>
        <table:table-row table:style-name="ro1">
          <table:table-cell office:value-type="float" office:value="17729958" calcext:value-type="float">
            <text:p>17729958</text:p>
          </table:table-cell>
          <table:table-cell office:value-type="string" calcext:value-type="string">
            <text:p>https://api.github.com/repos/ministryofjustice/opg-digi-deps-api</text:p>
          </table:table-cell>
          <table:table-cell table:formula="of:=REPLACE([.B2239]; 1; 29; &quot;&quot;)" office:value-type="string" office:string-value="ministryofjustice/opg-digi-deps-api" calcext:value-type="string">
            <text:p>ministryofjustice/opg-digi-deps-api</text:p>
          </table:table-cell>
        </table:table-row>
        <table:table-row table:style-name="ro1">
          <table:table-cell office:value-type="float" office:value="17730030" calcext:value-type="float">
            <text:p>17730030</text:p>
          </table:table-cell>
          <table:table-cell office:value-type="string" calcext:value-type="string">
            <text:p>https://api.github.com/repos/ministryofjustice/opg-digi-deps-client</text:p>
          </table:table-cell>
          <table:table-cell table:formula="of:=REPLACE([.B2240]; 1; 29; &quot;&quot;)" office:value-type="string" office:string-value="ministryofjustice/opg-digi-deps-client" calcext:value-type="string">
            <text:p>ministryofjustice/opg-digi-deps-client</text:p>
          </table:table-cell>
        </table:table-row>
        <table:table-row table:style-name="ro1">
          <table:table-cell office:value-type="float" office:value="17732859" calcext:value-type="float">
            <text:p>17732859</text:p>
          </table:table-cell>
          <table:table-cell office:value-type="string" calcext:value-type="string">
            <text:p>https://api.github.com/repos/hyyan/woo-poly-integration</text:p>
          </table:table-cell>
          <table:table-cell table:formula="of:=REPLACE([.B2241]; 1; 29; &quot;&quot;)" office:value-type="string" office:string-value="hyyan/woo-poly-integration" calcext:value-type="string">
            <text:p>hyyan/woo-poly-integration</text:p>
          </table:table-cell>
        </table:table-row>
        <table:table-row table:style-name="ro1">
          <table:table-cell office:value-type="float" office:value="17746456" calcext:value-type="float">
            <text:p>17746456</text:p>
          </table:table-cell>
          <table:table-cell office:value-type="string" calcext:value-type="string">
            <text:p>https://api.github.com/repos/leeritter/mlk</text:p>
          </table:table-cell>
          <table:table-cell table:formula="of:=REPLACE([.B2242]; 1; 29; &quot;&quot;)" office:value-type="string" office:string-value="leeritter/mlk" calcext:value-type="string">
            <text:p>leeritter/mlk</text:p>
          </table:table-cell>
        </table:table-row>
        <table:table-row table:style-name="ro1">
          <table:table-cell office:value-type="float" office:value="17749435" calcext:value-type="float">
            <text:p>17749435</text:p>
          </table:table-cell>
          <table:table-cell office:value-type="string" calcext:value-type="string">
            <text:p>https://api.github.com/repos/shopware/devdocs</text:p>
          </table:table-cell>
          <table:table-cell table:formula="of:=REPLACE([.B2243]; 1; 29; &quot;&quot;)" office:value-type="string" office:string-value="shopware/devdocs" calcext:value-type="string">
            <text:p>shopware/devdocs</text:p>
          </table:table-cell>
        </table:table-row>
        <table:table-row table:style-name="ro1">
          <table:table-cell office:value-type="float" office:value="17754349" calcext:value-type="float">
            <text:p>17754349</text:p>
          </table:table-cell>
          <table:table-cell office:value-type="string" calcext:value-type="string">
            <text:p>https://api.github.com/repos/MisanthropeGirl/Mount</text:p>
          </table:table-cell>
          <table:table-cell table:formula="of:=REPLACE([.B2244]; 1; 29; &quot;&quot;)" office:value-type="string" office:string-value="MisanthropeGirl/Mount" calcext:value-type="string">
            <text:p>MisanthropeGirl/Mount</text:p>
          </table:table-cell>
        </table:table-row>
        <table:table-row table:style-name="ro1">
          <table:table-cell office:value-type="float" office:value="17755251" calcext:value-type="float">
            <text:p>17755251</text:p>
          </table:table-cell>
          <table:table-cell office:value-type="string" calcext:value-type="string">
            <text:p>https://api.github.com/repos/WSDOT/wsdot-website</text:p>
          </table:table-cell>
          <table:table-cell table:formula="of:=REPLACE([.B2245]; 1; 29; &quot;&quot;)" office:value-type="string" office:string-value="WSDOT/wsdot-website" calcext:value-type="string">
            <text:p>WSDOT/wsdot-website</text:p>
          </table:table-cell>
        </table:table-row>
        <table:table-row table:style-name="ro1">
          <table:table-cell office:value-type="float" office:value="17768420" calcext:value-type="float">
            <text:p>17768420</text:p>
          </table:table-cell>
          <table:table-cell office:value-type="string" calcext:value-type="string">
            <text:p>https://api.github.com/repos/sulu-io/sulu-standard</text:p>
          </table:table-cell>
          <table:table-cell table:formula="of:=REPLACE([.B2246]; 1; 29; &quot;&quot;)" office:value-type="string" office:string-value="sulu-io/sulu-standard" calcext:value-type="string">
            <text:p>sulu-io/sulu-standard</text:p>
          </table:table-cell>
        </table:table-row>
        <table:table-row table:style-name="ro1">
          <table:table-cell office:value-type="float" office:value="17769648" calcext:value-type="float">
            <text:p>17769648</text:p>
          </table:table-cell>
          <table:table-cell office:value-type="string" calcext:value-type="string">
            <text:p>https://api.github.com/repos/sulu-io/sulu</text:p>
          </table:table-cell>
          <table:table-cell table:formula="of:=REPLACE([.B2247]; 1; 29; &quot;&quot;)" office:value-type="string" office:string-value="sulu-io/sulu" calcext:value-type="string">
            <text:p>sulu-io/sulu</text:p>
          </table:table-cell>
        </table:table-row>
        <table:table-row table:style-name="ro1">
          <table:table-cell office:value-type="float" office:value="17787897" calcext:value-type="float">
            <text:p>17787897</text:p>
          </table:table-cell>
          <table:table-cell office:value-type="string" calcext:value-type="string">
            <text:p>https://api.github.com/repos/znframework/znframework</text:p>
          </table:table-cell>
          <table:table-cell table:formula="of:=REPLACE([.B2248]; 1; 29; &quot;&quot;)" office:value-type="string" office:string-value="znframework/znframework" calcext:value-type="string">
            <text:p>znframework/znframework</text:p>
          </table:table-cell>
        </table:table-row>
        <table:table-row table:style-name="ro1">
          <table:table-cell office:value-type="float" office:value="17792203" calcext:value-type="float">
            <text:p>17792203</text:p>
          </table:table-cell>
          <table:table-cell office:value-type="string" calcext:value-type="string">
            <text:p>https://api.github.com/repos/zxwmyemail/ZxwFramework</text:p>
          </table:table-cell>
          <table:table-cell table:formula="of:=REPLACE([.B2249]; 1; 29; &quot;&quot;)" office:value-type="string" office:string-value="zxwmyemail/ZxwFramework" calcext:value-type="string">
            <text:p>zxwmyemail/ZxwFramework</text:p>
          </table:table-cell>
        </table:table-row>
        <table:table-row table:style-name="ro1">
          <table:table-cell office:value-type="float" office:value="17808432" calcext:value-type="float">
            <text:p>17808432</text:p>
          </table:table-cell>
          <table:table-cell office:value-type="string" calcext:value-type="string">
            <text:p>https://api.github.com/repos/LimyDesign/lead4crm.ru</text:p>
          </table:table-cell>
          <table:table-cell table:formula="of:=REPLACE([.B2250]; 1; 29; &quot;&quot;)" office:value-type="string" office:string-value="LimyDesign/lead4crm.ru" calcext:value-type="string">
            <text:p>LimyDesign/lead4crm.ru</text:p>
          </table:table-cell>
        </table:table-row>
        <table:table-row table:style-name="ro1">
          <table:table-cell office:value-type="float" office:value="17858062" calcext:value-type="float">
            <text:p>17858062</text:p>
          </table:table-cell>
          <table:table-cell office:value-type="string" calcext:value-type="string">
            <text:p>https://api.github.com/repos/keboola/gooddata-writer</text:p>
          </table:table-cell>
          <table:table-cell table:formula="of:=REPLACE([.B2251]; 1; 29; &quot;&quot;)" office:value-type="string" office:string-value="keboola/gooddata-writer" calcext:value-type="string">
            <text:p>keboola/gooddata-writer</text:p>
          </table:table-cell>
        </table:table-row>
        <table:table-row table:style-name="ro1">
          <table:table-cell office:value-type="float" office:value="17858971" calcext:value-type="float">
            <text:p>17858971</text:p>
          </table:table-cell>
          <table:table-cell office:value-type="string" calcext:value-type="string">
            <text:p>https://api.github.com/repos/Bit-Wasp/bitcoin-php</text:p>
          </table:table-cell>
          <table:table-cell table:formula="of:=REPLACE([.B2252]; 1; 29; &quot;&quot;)" office:value-type="string" office:string-value="Bit-Wasp/bitcoin-php" calcext:value-type="string">
            <text:p>Bit-Wasp/bitcoin-php</text:p>
          </table:table-cell>
        </table:table-row>
        <table:table-row table:style-name="ro1">
          <table:table-cell office:value-type="float" office:value="17864049" calcext:value-type="float">
            <text:p>17864049</text:p>
          </table:table-cell>
          <table:table-cell office:value-type="string" calcext:value-type="string">
            <text:p>https://api.github.com/repos/BeWelcome/rox</text:p>
          </table:table-cell>
          <table:table-cell table:formula="of:=REPLACE([.B2253]; 1; 29; &quot;&quot;)" office:value-type="string" office:string-value="BeWelcome/rox" calcext:value-type="string">
            <text:p>BeWelcome/rox</text:p>
          </table:table-cell>
        </table:table-row>
        <table:table-row table:style-name="ro1">
          <table:table-cell office:value-type="float" office:value="17889489" calcext:value-type="float">
            <text:p>17889489</text:p>
          </table:table-cell>
          <table:table-cell office:value-type="string" calcext:value-type="string">
            <text:p>https://api.github.com/repos/symfony/symfony-demo</text:p>
          </table:table-cell>
          <table:table-cell table:formula="of:=REPLACE([.B2254]; 1; 29; &quot;&quot;)" office:value-type="string" office:string-value="symfony/symfony-demo" calcext:value-type="string">
            <text:p>symfony/symfony-demo</text:p>
          </table:table-cell>
        </table:table-row>
        <table:table-row table:style-name="ro1">
          <table:table-cell office:value-type="float" office:value="17893281" calcext:value-type="float">
            <text:p>17893281</text:p>
          </table:table-cell>
          <table:table-cell office:value-type="string" calcext:value-type="string">
            <text:p>https://api.github.com/repos/azuyalabs/yasumi</text:p>
          </table:table-cell>
          <table:table-cell table:formula="of:=REPLACE([.B2255]; 1; 29; &quot;&quot;)" office:value-type="string" office:string-value="azuyalabs/yasumi" calcext:value-type="string">
            <text:p>azuyalabs/yasumi</text:p>
          </table:table-cell>
        </table:table-row>
        <table:table-row table:style-name="ro1">
          <table:table-cell office:value-type="float" office:value="17899605" calcext:value-type="float">
            <text:p>17899605</text:p>
          </table:table-cell>
          <table:table-cell office:value-type="string" calcext:value-type="string">
            <text:p>https://api.github.com/repos/emilschn/yproject-crowdfunding-plugin</text:p>
          </table:table-cell>
          <table:table-cell table:formula="of:=REPLACE([.B2256]; 1; 29; &quot;&quot;)" office:value-type="string" office:string-value="emilschn/yproject-crowdfunding-plugin" calcext:value-type="string">
            <text:p>emilschn/yproject-crowdfunding-plugin</text:p>
          </table:table-cell>
        </table:table-row>
        <table:table-row table:style-name="ro1">
          <table:table-cell office:value-type="float" office:value="17920263" calcext:value-type="float">
            <text:p>17920263</text:p>
          </table:table-cell>
          <table:table-cell office:value-type="string" calcext:value-type="string">
            <text:p>https://api.github.com/repos/anapsix/dynamicinfradays</text:p>
          </table:table-cell>
          <table:table-cell table:formula="of:=REPLACE([.B2257]; 1; 29; &quot;&quot;)" office:value-type="string" office:string-value="anapsix/dynamicinfradays" calcext:value-type="string">
            <text:p>anapsix/dynamicinfradays</text:p>
          </table:table-cell>
        </table:table-row>
        <table:table-row table:style-name="ro1">
          <table:table-cell office:value-type="float" office:value="17951551" calcext:value-type="float">
            <text:p>17951551</text:p>
          </table:table-cell>
          <table:table-cell office:value-type="string" calcext:value-type="string">
            <text:p>https://api.github.com/repos/themexpert/digicom</text:p>
          </table:table-cell>
          <table:table-cell table:formula="of:=REPLACE([.B2258]; 1; 29; &quot;&quot;)" office:value-type="string" office:string-value="themexpert/digicom" calcext:value-type="string">
            <text:p>themexpert/digicom</text:p>
          </table:table-cell>
        </table:table-row>
        <table:table-row table:style-name="ro1">
          <table:table-cell office:value-type="float" office:value="17963116" calcext:value-type="float">
            <text:p>17963116</text:p>
          </table:table-cell>
          <table:table-cell office:value-type="string" calcext:value-type="string">
            <text:p>https://api.github.com/repos/MukurtuCMS/mukurtucms</text:p>
          </table:table-cell>
          <table:table-cell table:formula="of:=REPLACE([.B2259]; 1; 29; &quot;&quot;)" office:value-type="string" office:string-value="MukurtuCMS/mukurtucms" calcext:value-type="string">
            <text:p>MukurtuCMS/mukurtucms</text:p>
          </table:table-cell>
        </table:table-row>
        <table:table-row table:style-name="ro1">
          <table:table-cell office:value-type="float" office:value="18032247" calcext:value-type="float">
            <text:p>18032247</text:p>
          </table:table-cell>
          <table:table-cell office:value-type="string" calcext:value-type="string">
            <text:p>https://api.github.com/repos/spootTheLousy/saguaro</text:p>
          </table:table-cell>
          <table:table-cell table:formula="of:=REPLACE([.B2260]; 1; 29; &quot;&quot;)" office:value-type="string" office:string-value="spootTheLousy/saguaro" calcext:value-type="string">
            <text:p>spootTheLousy/saguaro</text:p>
          </table:table-cell>
        </table:table-row>
        <table:table-row table:style-name="ro1">
          <table:table-cell office:value-type="float" office:value="18045249" calcext:value-type="float">
            <text:p>18045249</text:p>
          </table:table-cell>
          <table:table-cell office:value-type="string" calcext:value-type="string">
            <text:p>https://api.github.com/repos/gantry/gantry5</text:p>
          </table:table-cell>
          <table:table-cell table:formula="of:=REPLACE([.B2261]; 1; 29; &quot;&quot;)" office:value-type="string" office:string-value="gantry/gantry5" calcext:value-type="string">
            <text:p>gantry/gantry5</text:p>
          </table:table-cell>
        </table:table-row>
        <table:table-row table:style-name="ro1">
          <table:table-cell office:value-type="float" office:value="18049872" calcext:value-type="float">
            <text:p>18049872</text:p>
          </table:table-cell>
          <table:table-cell office:value-type="string" calcext:value-type="string">
            <text:p>https://api.github.com/repos/alevilar/afigestion-app</text:p>
          </table:table-cell>
          <table:table-cell table:formula="of:=REPLACE([.B2262]; 1; 29; &quot;&quot;)" office:value-type="string" office:string-value="alevilar/afigestion-app" calcext:value-type="string">
            <text:p>alevilar/afigestion-app</text:p>
          </table:table-cell>
        </table:table-row>
        <table:table-row table:style-name="ro1">
          <table:table-cell office:value-type="float" office:value="18154903" calcext:value-type="float">
            <text:p>18154903</text:p>
          </table:table-cell>
          <table:table-cell office:value-type="string" calcext:value-type="string">
            <text:p>https://api.github.com/repos/REBELinBLUE/deployer</text:p>
          </table:table-cell>
          <table:table-cell table:formula="of:=REPLACE([.B2263]; 1; 29; &quot;&quot;)" office:value-type="string" office:string-value="REBELinBLUE/deployer" calcext:value-type="string">
            <text:p>REBELinBLUE/deployer</text:p>
          </table:table-cell>
        </table:table-row>
        <table:table-row table:style-name="ro1">
          <table:table-cell office:value-type="float" office:value="18167159" calcext:value-type="float">
            <text:p>18167159</text:p>
          </table:table-cell>
          <table:table-cell office:value-type="string" calcext:value-type="string">
            <text:p>https://api.github.com/repos/Brightcookie/lxHive</text:p>
          </table:table-cell>
          <table:table-cell table:formula="of:=REPLACE([.B2264]; 1; 29; &quot;&quot;)" office:value-type="string" office:string-value="Brightcookie/lxHive" calcext:value-type="string">
            <text:p>Brightcookie/lxHive</text:p>
          </table:table-cell>
        </table:table-row>
        <table:table-row table:style-name="ro1">
          <table:table-cell office:value-type="float" office:value="18208322" calcext:value-type="float">
            <text:p>18208322</text:p>
          </table:table-cell>
          <table:table-cell office:value-type="string" calcext:value-type="string">
            <text:p>https://api.github.com/repos/Codeinwp/Parallax-One</text:p>
          </table:table-cell>
          <table:table-cell table:formula="of:=REPLACE([.B2265]; 1; 29; &quot;&quot;)" office:value-type="string" office:string-value="Codeinwp/Parallax-One" calcext:value-type="string">
            <text:p>Codeinwp/Parallax-One</text:p>
          </table:table-cell>
        </table:table-row>
        <table:table-row table:style-name="ro1">
          <table:table-cell office:value-type="float" office:value="18211112" calcext:value-type="float">
            <text:p>18211112</text:p>
          </table:table-cell>
          <table:table-cell office:value-type="string" calcext:value-type="string">
            <text:p>https://api.github.com/repos/MarcusBarnes/mik</text:p>
          </table:table-cell>
          <table:table-cell table:formula="of:=REPLACE([.B2266]; 1; 29; &quot;&quot;)" office:value-type="string" office:string-value="MarcusBarnes/mik" calcext:value-type="string">
            <text:p>MarcusBarnes/mik</text:p>
          </table:table-cell>
        </table:table-row>
        <table:table-row table:style-name="ro1">
          <table:table-cell office:value-type="float" office:value="18255289" calcext:value-type="float">
            <text:p>18255289</text:p>
          </table:table-cell>
          <table:table-cell office:value-type="string" calcext:value-type="string">
            <text:p>https://api.github.com/repos/open-orchestra/open-orchestra-model-bundle</text:p>
          </table:table-cell>
          <table:table-cell table:formula="of:=REPLACE([.B2267]; 1; 29; &quot;&quot;)" office:value-type="string" office:string-value="open-orchestra/open-orchestra-model-bundle" calcext:value-type="string">
            <text:p>open-orchestra/open-orchestra-model-bundle</text:p>
          </table:table-cell>
        </table:table-row>
        <table:table-row table:style-name="ro1">
          <table:table-cell office:value-type="float" office:value="18260477" calcext:value-type="float">
            <text:p>18260477</text:p>
          </table:table-cell>
          <table:table-cell office:value-type="string" calcext:value-type="string">
            <text:p>https://api.github.com/repos/open-orchestra/open-orchestra</text:p>
          </table:table-cell>
          <table:table-cell table:formula="of:=REPLACE([.B2268]; 1; 29; &quot;&quot;)" office:value-type="string" office:string-value="open-orchestra/open-orchestra" calcext:value-type="string">
            <text:p>open-orchestra/open-orchestra</text:p>
          </table:table-cell>
        </table:table-row>
        <table:table-row table:style-name="ro1">
          <table:table-cell office:value-type="float" office:value="18264067" calcext:value-type="float">
            <text:p>18264067</text:p>
          </table:table-cell>
          <table:table-cell office:value-type="string" calcext:value-type="string">
            <text:p>https://api.github.com/repos/open-orchestra/open-orchestra-model-interface</text:p>
          </table:table-cell>
          <table:table-cell table:formula="of:=REPLACE([.B2269]; 1; 29; &quot;&quot;)" office:value-type="string" office:string-value="open-orchestra/open-orchestra-model-interface" calcext:value-type="string">
            <text:p>open-orchestra/open-orchestra-model-interface</text:p>
          </table:table-cell>
        </table:table-row>
        <table:table-row table:style-name="ro1">
          <table:table-cell office:value-type="float" office:value="18268975" calcext:value-type="float">
            <text:p>18268975</text:p>
          </table:table-cell>
          <table:table-cell office:value-type="string" calcext:value-type="string">
            <text:p>https://api.github.com/repos/open-orchestra/open-orchestra-cms-bundle</text:p>
          </table:table-cell>
          <table:table-cell table:formula="of:=REPLACE([.B2270]; 1; 29; &quot;&quot;)" office:value-type="string" office:string-value="open-orchestra/open-orchestra-cms-bundle" calcext:value-type="string">
            <text:p>open-orchestra/open-orchestra-cms-bundle</text:p>
          </table:table-cell>
        </table:table-row>
        <table:table-row table:style-name="ro1">
          <table:table-cell office:value-type="float" office:value="18296420" calcext:value-type="float">
            <text:p>18296420</text:p>
          </table:table-cell>
          <table:table-cell office:value-type="string" calcext:value-type="string">
            <text:p>https://api.github.com/repos/open-orchestra/open-orchestra-front-demo</text:p>
          </table:table-cell>
          <table:table-cell table:formula="of:=REPLACE([.B2271]; 1; 29; &quot;&quot;)" office:value-type="string" office:string-value="open-orchestra/open-orchestra-front-demo" calcext:value-type="string">
            <text:p>open-orchestra/open-orchestra-front-demo</text:p>
          </table:table-cell>
        </table:table-row>
        <table:table-row table:style-name="ro1">
          <table:table-cell office:value-type="float" office:value="18310078" calcext:value-type="float">
            <text:p>18310078</text:p>
          </table:table-cell>
          <table:table-cell office:value-type="string" calcext:value-type="string">
            <text:p>https://api.github.com/repos/PnX-SI/TaxHub</text:p>
          </table:table-cell>
          <table:table-cell table:formula="of:=REPLACE([.B2272]; 1; 29; &quot;&quot;)" office:value-type="string" office:string-value="PnX-SI/TaxHub" calcext:value-type="string">
            <text:p>PnX-SI/TaxHub</text:p>
          </table:table-cell>
        </table:table-row>
        <table:table-row table:style-name="ro1">
          <table:table-cell office:value-type="float" office:value="18321444" calcext:value-type="float">
            <text:p>18321444</text:p>
          </table:table-cell>
          <table:table-cell office:value-type="string" calcext:value-type="string">
            <text:p>https://api.github.com/repos/SurniaUlula/nextgen-facebook-um</text:p>
          </table:table-cell>
          <table:table-cell table:formula="of:=REPLACE([.B2273]; 1; 29; &quot;&quot;)" office:value-type="string" office:string-value="SurniaUlula/nextgen-facebook-um" calcext:value-type="string">
            <text:p>SurniaUlula/nextgen-facebook-um</text:p>
          </table:table-cell>
        </table:table-row>
        <table:table-row table:style-name="ro1">
          <table:table-cell office:value-type="float" office:value="18322085" calcext:value-type="float">
            <text:p>18322085</text:p>
          </table:table-cell>
          <table:table-cell office:value-type="string" calcext:value-type="string">
            <text:p>https://api.github.com/repos/SurniaUlula/wpsso-um</text:p>
          </table:table-cell>
          <table:table-cell table:formula="of:=REPLACE([.B2274]; 1; 29; &quot;&quot;)" office:value-type="string" office:string-value="SurniaUlula/wpsso-um" calcext:value-type="string">
            <text:p>SurniaUlula/wpsso-um</text:p>
          </table:table-cell>
        </table:table-row>
        <table:table-row table:style-name="ro1">
          <table:table-cell office:value-type="float" office:value="18322541" calcext:value-type="float">
            <text:p>18322541</text:p>
          </table:table-cell>
          <table:table-cell office:value-type="string" calcext:value-type="string">
            <text:p>https://api.github.com/repos/gooGooGaJoob/banthecan</text:p>
          </table:table-cell>
          <table:table-cell table:formula="of:=REPLACE([.B2275]; 1; 29; &quot;&quot;)" office:value-type="string" office:string-value="gooGooGaJoob/banthecan" calcext:value-type="string">
            <text:p>gooGooGaJoob/banthecan</text:p>
          </table:table-cell>
        </table:table-row>
        <table:table-row table:style-name="ro1">
          <table:table-cell office:value-type="float" office:value="18336027" calcext:value-type="float">
            <text:p>18336027</text:p>
          </table:table-cell>
          <table:table-cell office:value-type="string" calcext:value-type="string">
            <text:p>https://api.github.com/repos/wasabi-cms/core</text:p>
          </table:table-cell>
          <table:table-cell table:formula="of:=REPLACE([.B2276]; 1; 29; &quot;&quot;)" office:value-type="string" office:string-value="wasabi-cms/core" calcext:value-type="string">
            <text:p>wasabi-cms/core</text:p>
          </table:table-cell>
        </table:table-row>
        <table:table-row table:style-name="ro1">
          <table:table-cell office:value-type="float" office:value="18427561" calcext:value-type="float">
            <text:p>18427561</text:p>
          </table:table-cell>
          <table:table-cell office:value-type="string" calcext:value-type="string">
            <text:p>https://api.github.com/repos/VEAnvil/Anvil</text:p>
          </table:table-cell>
          <table:table-cell table:formula="of:=REPLACE([.B2277]; 1; 29; &quot;&quot;)" office:value-type="string" office:string-value="VEAnvil/Anvil" calcext:value-type="string">
            <text:p>VEAnvil/Anvil</text:p>
          </table:table-cell>
        </table:table-row>
        <table:table-row table:style-name="ro1">
          <table:table-cell office:value-type="float" office:value="18479163" calcext:value-type="float">
            <text:p>18479163</text:p>
          </table:table-cell>
          <table:table-cell office:value-type="string" calcext:value-type="string">
            <text:p>https://api.github.com/repos/phongmedia/postworld</text:p>
          </table:table-cell>
          <table:table-cell table:formula="of:=REPLACE([.B2278]; 1; 29; &quot;&quot;)" office:value-type="string" office:string-value="phongmedia/postworld" calcext:value-type="string">
            <text:p>phongmedia/postworld</text:p>
          </table:table-cell>
        </table:table-row>
        <table:table-row table:style-name="ro1">
          <table:table-cell office:value-type="float" office:value="18506341" calcext:value-type="float">
            <text:p>18506341</text:p>
          </table:table-cell>
          <table:table-cell office:value-type="string" calcext:value-type="string">
            <text:p>https://api.github.com/repos/PeaceGeeksSociety/amani</text:p>
          </table:table-cell>
          <table:table-cell table:formula="of:=REPLACE([.B2279]; 1; 29; &quot;&quot;)" office:value-type="string" office:string-value="PeaceGeeksSociety/amani" calcext:value-type="string">
            <text:p>PeaceGeeksSociety/amani</text:p>
          </table:table-cell>
        </table:table-row>
        <table:table-row table:style-name="ro1">
          <table:table-cell office:value-type="float" office:value="18566056" calcext:value-type="float">
            <text:p>18566056</text:p>
          </table:table-cell>
          <table:table-cell office:value-type="string" calcext:value-type="string">
            <text:p>https://api.github.com/repos/Adldap2/Adldap2</text:p>
          </table:table-cell>
          <table:table-cell table:formula="of:=REPLACE([.B2280]; 1; 29; &quot;&quot;)" office:value-type="string" office:string-value="Adldap2/Adldap2" calcext:value-type="string">
            <text:p>Adldap2/Adldap2</text:p>
          </table:table-cell>
        </table:table-row>
        <table:table-row table:style-name="ro1">
          <table:table-cell office:value-type="float" office:value="18585658" calcext:value-type="float">
            <text:p>18585658</text:p>
          </table:table-cell>
          <table:table-cell office:value-type="string" calcext:value-type="string">
            <text:p>https://api.github.com/repos/Avicus/Rotations</text:p>
          </table:table-cell>
          <table:table-cell table:formula="of:=REPLACE([.B2281]; 1; 29; &quot;&quot;)" office:value-type="string" office:string-value="Avicus/Rotations" calcext:value-type="string">
            <text:p>Avicus/Rotations</text:p>
          </table:table-cell>
        </table:table-row>
        <table:table-row table:style-name="ro1">
          <table:table-cell office:value-type="float" office:value="18608499" calcext:value-type="float">
            <text:p>18608499</text:p>
          </table:table-cell>
          <table:table-cell office:value-type="string" calcext:value-type="string">
            <text:p>https://api.github.com/repos/anzepelc/3g</text:p>
          </table:table-cell>
          <table:table-cell table:formula="of:=REPLACE([.B2282]; 1; 29; &quot;&quot;)" office:value-type="string" office:string-value="anzepelc/3g" calcext:value-type="string">
            <text:p>anzepelc/3g</text:p>
          </table:table-cell>
        </table:table-row>
        <table:table-row table:style-name="ro1">
          <table:table-cell office:value-type="float" office:value="18614665" calcext:value-type="float">
            <text:p>18614665</text:p>
          </table:table-cell>
          <table:table-cell office:value-type="string" calcext:value-type="string">
            <text:p>https://api.github.com/repos/algolia/algoliasearch-wordpress</text:p>
          </table:table-cell>
          <table:table-cell table:formula="of:=REPLACE([.B2283]; 1; 29; &quot;&quot;)" office:value-type="string" office:string-value="algolia/algoliasearch-wordpress" calcext:value-type="string">
            <text:p>algolia/algoliasearch-wordpress</text:p>
          </table:table-cell>
        </table:table-row>
        <table:table-row table:style-name="ro1">
          <table:table-cell office:value-type="float" office:value="18628633" calcext:value-type="float">
            <text:p>18628633</text:p>
          </table:table-cell>
          <table:table-cell office:value-type="string" calcext:value-type="string">
            <text:p>https://api.github.com/repos/zivtech/bear</text:p>
          </table:table-cell>
          <table:table-cell table:formula="of:=REPLACE([.B2284]; 1; 29; &quot;&quot;)" office:value-type="string" office:string-value="zivtech/bear" calcext:value-type="string">
            <text:p>zivtech/bear</text:p>
          </table:table-cell>
        </table:table-row>
        <table:table-row table:style-name="ro1">
          <table:table-cell office:value-type="float" office:value="18645324" calcext:value-type="float">
            <text:p>18645324</text:p>
          </table:table-cell>
          <table:table-cell office:value-type="string" calcext:value-type="string">
            <text:p>https://api.github.com/repos/domainmod/domainmod</text:p>
          </table:table-cell>
          <table:table-cell table:formula="of:=REPLACE([.B2285]; 1; 29; &quot;&quot;)" office:value-type="string" office:string-value="domainmod/domainmod" calcext:value-type="string">
            <text:p>domainmod/domainmod</text:p>
          </table:table-cell>
        </table:table-row>
        <table:table-row table:style-name="ro1">
          <table:table-cell office:value-type="float" office:value="18683828" calcext:value-type="float">
            <text:p>18683828</text:p>
          </table:table-cell>
          <table:table-cell office:value-type="string" calcext:value-type="string">
            <text:p>https://api.github.com/repos/jasony62/xinxintong</text:p>
          </table:table-cell>
          <table:table-cell table:formula="of:=REPLACE([.B2286]; 1; 29; &quot;&quot;)" office:value-type="string" office:string-value="jasony62/xinxintong" calcext:value-type="string">
            <text:p>jasony62/xinxintong</text:p>
          </table:table-cell>
        </table:table-row>
        <table:table-row table:style-name="ro1">
          <table:table-cell office:value-type="float" office:value="18704437" calcext:value-type="float">
            <text:p>18704437</text:p>
          </table:table-cell>
          <table:table-cell office:value-type="string" calcext:value-type="string">
            <text:p>https://api.github.com/repos/davissuperman/projectnew</text:p>
          </table:table-cell>
          <table:table-cell table:formula="of:=REPLACE([.B2287]; 1; 29; &quot;&quot;)" office:value-type="string" office:string-value="davissuperman/projectnew" calcext:value-type="string">
            <text:p>davissuperman/projectnew</text:p>
          </table:table-cell>
        </table:table-row>
        <table:table-row table:style-name="ro1">
          <table:table-cell office:value-type="float" office:value="18721264" calcext:value-type="float">
            <text:p>18721264</text:p>
          </table:table-cell>
          <table:table-cell office:value-type="string" calcext:value-type="string">
            <text:p>https://api.github.com/repos/wordplate/wordplate</text:p>
          </table:table-cell>
          <table:table-cell table:formula="of:=REPLACE([.B2288]; 1; 29; &quot;&quot;)" office:value-type="string" office:string-value="wordplate/wordplate" calcext:value-type="string">
            <text:p>wordplate/wordplate</text:p>
          </table:table-cell>
        </table:table-row>
        <table:table-row table:style-name="ro1">
          <table:table-cell office:value-type="float" office:value="18747611" calcext:value-type="float">
            <text:p>18747611</text:p>
          </table:table-cell>
          <table:table-cell office:value-type="string" calcext:value-type="string">
            <text:p>https://api.github.com/repos/fidelsurtida-onehalf/cms</text:p>
          </table:table-cell>
          <table:table-cell table:formula="of:=REPLACE([.B2289]; 1; 29; &quot;&quot;)" office:value-type="string" office:string-value="fidelsurtida-onehalf/cms" calcext:value-type="string">
            <text:p>fidelsurtida-onehalf/cms</text:p>
          </table:table-cell>
        </table:table-row>
        <table:table-row table:style-name="ro1">
          <table:table-cell office:value-type="float" office:value="18781170" calcext:value-type="float">
            <text:p>18781170</text:p>
          </table:table-cell>
          <table:table-cell office:value-type="string" calcext:value-type="string">
            <text:p>https://api.github.com/repos/Joey-1970/SymconModules</text:p>
          </table:table-cell>
          <table:table-cell table:formula="of:=REPLACE([.B2290]; 1; 29; &quot;&quot;)" office:value-type="string" office:string-value="Joey-1970/SymconModules" calcext:value-type="string">
            <text:p>Joey-1970/SymconModules</text:p>
          </table:table-cell>
        </table:table-row>
        <table:table-row table:style-name="ro1">
          <table:table-cell office:value-type="float" office:value="18869255" calcext:value-type="float">
            <text:p>18869255</text:p>
          </table:table-cell>
          <table:table-cell office:value-type="string" calcext:value-type="string">
            <text:p>https://api.github.com/repos/SrirangaDigital/ias</text:p>
          </table:table-cell>
          <table:table-cell table:formula="of:=REPLACE([.B2291]; 1; 29; &quot;&quot;)" office:value-type="string" office:string-value="SrirangaDigital/ias" calcext:value-type="string">
            <text:p>SrirangaDigital/ias</text:p>
          </table:table-cell>
        </table:table-row>
        <table:table-row table:style-name="ro1">
          <table:table-cell office:value-type="float" office:value="18882064" calcext:value-type="float">
            <text:p>18882064</text:p>
          </table:table-cell>
          <table:table-cell office:value-type="string" calcext:value-type="string">
            <text:p>https://api.github.com/repos/chameides/BCSR</text:p>
          </table:table-cell>
          <table:table-cell table:formula="of:=REPLACE([.B2292]; 1; 29; &quot;&quot;)" office:value-type="string" office:string-value="chameides/BCSR" calcext:value-type="string">
            <text:p>chameides/BCSR</text:p>
          </table:table-cell>
        </table:table-row>
        <table:table-row table:style-name="ro1">
          <table:table-cell office:value-type="float" office:value="18902933" calcext:value-type="float">
            <text:p>18902933</text:p>
          </table:table-cell>
          <table:table-cell office:value-type="string" calcext:value-type="string">
            <text:p>https://api.github.com/repos/NotyIm/app</text:p>
          </table:table-cell>
          <table:table-cell table:formula="of:=REPLACE([.B2293]; 1; 29; &quot;&quot;)" office:value-type="string" office:string-value="NotyIm/app" calcext:value-type="string">
            <text:p>NotyIm/app</text:p>
          </table:table-cell>
        </table:table-row>
        <table:table-row table:style-name="ro1">
          <table:table-cell office:value-type="float" office:value="18936583" calcext:value-type="float">
            <text:p>18936583</text:p>
          </table:table-cell>
          <table:table-cell office:value-type="string" calcext:value-type="string">
            <text:p>https://api.github.com/repos/RodolfoRobles/surbeeHTML</text:p>
          </table:table-cell>
          <table:table-cell table:formula="of:=REPLACE([.B2294]; 1; 29; &quot;&quot;)" office:value-type="string" office:string-value="RodolfoRobles/surbeeHTML" calcext:value-type="string">
            <text:p>RodolfoRobles/surbeeHTML</text:p>
          </table:table-cell>
        </table:table-row>
        <table:table-row table:style-name="ro1">
          <table:table-cell office:value-type="float" office:value="18943448" calcext:value-type="float">
            <text:p>18943448</text:p>
          </table:table-cell>
          <table:table-cell office:value-type="string" calcext:value-type="string">
            <text:p>https://api.github.com/repos/tom2tom/CMSMS-Booker-Module</text:p>
          </table:table-cell>
          <table:table-cell table:formula="of:=REPLACE([.B2295]; 1; 29; &quot;&quot;)" office:value-type="string" office:string-value="tom2tom/CMSMS-Booker-Module" calcext:value-type="string">
            <text:p>tom2tom/CMSMS-Booker-Module</text:p>
          </table:table-cell>
        </table:table-row>
        <table:table-row table:style-name="ro1">
          <table:table-cell office:value-type="float" office:value="18949601" calcext:value-type="float">
            <text:p>18949601</text:p>
          </table:table-cell>
          <table:table-cell office:value-type="string" calcext:value-type="string">
            <text:p>https://api.github.com/repos/cubing/worldcubeassociation.org</text:p>
          </table:table-cell>
          <table:table-cell table:formula="of:=REPLACE([.B2296]; 1; 29; &quot;&quot;)" office:value-type="string" office:string-value="cubing/worldcubeassociation.org" calcext:value-type="string">
            <text:p>cubing/worldcubeassociation.org</text:p>
          </table:table-cell>
        </table:table-row>
        <table:table-row table:style-name="ro1">
          <table:table-cell office:value-type="float" office:value="18965947" calcext:value-type="float">
            <text:p>18965947</text:p>
          </table:table-cell>
          <table:table-cell office:value-type="string" calcext:value-type="string">
            <text:p>https://api.github.com/repos/bhalash/sheepie-theme</text:p>
          </table:table-cell>
          <table:table-cell table:formula="of:=REPLACE([.B2297]; 1; 29; &quot;&quot;)" office:value-type="string" office:string-value="bhalash/sheepie-theme" calcext:value-type="string">
            <text:p>bhalash/sheepie-theme</text:p>
          </table:table-cell>
        </table:table-row>
        <table:table-row table:style-name="ro1">
          <table:table-cell office:value-type="float" office:value="19005718" calcext:value-type="float">
            <text:p>19005718</text:p>
          </table:table-cell>
          <table:table-cell office:value-type="string" calcext:value-type="string">
            <text:p>https://api.github.com/repos/anspress/anspress</text:p>
          </table:table-cell>
          <table:table-cell table:formula="of:=REPLACE([.B2298]; 1; 29; &quot;&quot;)" office:value-type="string" office:string-value="anspress/anspress" calcext:value-type="string">
            <text:p>anspress/anspress</text:p>
          </table:table-cell>
        </table:table-row>
        <table:table-row table:style-name="ro1">
          <table:table-cell office:value-type="float" office:value="19012035" calcext:value-type="float">
            <text:p>19012035</text:p>
          </table:table-cell>
          <table:table-cell office:value-type="string" calcext:value-type="string">
            <text:p>https://api.github.com/repos/JackSzwergold/Preworn-Main</text:p>
          </table:table-cell>
          <table:table-cell table:formula="of:=REPLACE([.B2299]; 1; 29; &quot;&quot;)" office:value-type="string" office:string-value="JackSzwergold/Preworn-Main" calcext:value-type="string">
            <text:p>JackSzwergold/Preworn-Main</text:p>
          </table:table-cell>
        </table:table-row>
        <table:table-row table:style-name="ro1">
          <table:table-cell office:value-type="float" office:value="19016186" calcext:value-type="float">
            <text:p>19016186</text:p>
          </table:table-cell>
          <table:table-cell office:value-type="string" calcext:value-type="string">
            <text:p>https://api.github.com/repos/awcode/AwCoreModule-Orders</text:p>
          </table:table-cell>
          <table:table-cell table:formula="of:=REPLACE([.B2300]; 1; 29; &quot;&quot;)" office:value-type="string" office:string-value="awcode/AwCoreModule-Orders" calcext:value-type="string">
            <text:p>awcode/AwCoreModule-Orders</text:p>
          </table:table-cell>
        </table:table-row>
        <table:table-row table:style-name="ro1">
          <table:table-cell office:value-type="float" office:value="19046744" calcext:value-type="float">
            <text:p>19046744</text:p>
          </table:table-cell>
          <table:table-cell office:value-type="string" calcext:value-type="string">
            <text:p>https://api.github.com/repos/Soullivaneuh/IsoCodesValidator</text:p>
          </table:table-cell>
          <table:table-cell table:formula="of:=REPLACE([.B2301]; 1; 29; &quot;&quot;)" office:value-type="string" office:string-value="Soullivaneuh/IsoCodesValidator" calcext:value-type="string">
            <text:p>Soullivaneuh/IsoCodesValidator</text:p>
          </table:table-cell>
        </table:table-row>
        <table:table-row table:style-name="ro1">
          <table:table-cell office:value-type="float" office:value="19061059" calcext:value-type="float">
            <text:p>19061059</text:p>
          </table:table-cell>
          <table:table-cell office:value-type="string" calcext:value-type="string">
            <text:p>https://api.github.com/repos/dunglas/DunglasApiBundle</text:p>
          </table:table-cell>
          <table:table-cell table:formula="of:=REPLACE([.B2302]; 1; 29; &quot;&quot;)" office:value-type="string" office:string-value="dunglas/DunglasApiBundle" calcext:value-type="string">
            <text:p>dunglas/DunglasApiBundle</text:p>
          </table:table-cell>
        </table:table-row>
        <table:table-row table:style-name="ro1">
          <table:table-cell office:value-type="float" office:value="19061064" calcext:value-type="float">
            <text:p>19061064</text:p>
          </table:table-cell>
          <table:table-cell office:value-type="string" calcext:value-type="string">
            <text:p>https://api.github.com/repos/hechoendrupal/DrupalConsole</text:p>
          </table:table-cell>
          <table:table-cell table:formula="of:=REPLACE([.B2303]; 1; 29; &quot;&quot;)" office:value-type="string" office:string-value="hechoendrupal/DrupalConsole" calcext:value-type="string">
            <text:p>hechoendrupal/DrupalConsole</text:p>
          </table:table-cell>
        </table:table-row>
        <table:table-row table:style-name="ro1">
          <table:table-cell office:value-type="float" office:value="19081509" calcext:value-type="float">
            <text:p>19081509</text:p>
          </table:table-cell>
          <table:table-cell office:value-type="string" calcext:value-type="string">
            <text:p>https://api.github.com/repos/hiqdev/hipanel-module-finance</text:p>
          </table:table-cell>
          <table:table-cell table:formula="of:=REPLACE([.B2304]; 1; 29; &quot;&quot;)" office:value-type="string" office:string-value="hiqdev/hipanel-module-finance" calcext:value-type="string">
            <text:p>hiqdev/hipanel-module-finance</text:p>
          </table:table-cell>
        </table:table-row>
        <table:table-row table:style-name="ro1">
          <table:table-cell office:value-type="float" office:value="19094589" calcext:value-type="float">
            <text:p>19094589</text:p>
          </table:table-cell>
          <table:table-cell office:value-type="string" calcext:value-type="string">
            <text:p>https://api.github.com/repos/eventespresso/event-espresso-core</text:p>
          </table:table-cell>
          <table:table-cell table:formula="of:=REPLACE([.B2305]; 1; 29; &quot;&quot;)" office:value-type="string" office:string-value="eventespresso/event-espresso-core" calcext:value-type="string">
            <text:p>eventespresso/event-espresso-core</text:p>
          </table:table-cell>
        </table:table-row>
        <table:table-row table:style-name="ro1">
          <table:table-cell office:value-type="float" office:value="19117643" calcext:value-type="float">
            <text:p>19117643</text:p>
          </table:table-cell>
          <table:table-cell office:value-type="string" calcext:value-type="string">
            <text:p>https://api.github.com/repos/hiqdev/hipanel-module-client</text:p>
          </table:table-cell>
          <table:table-cell table:formula="of:=REPLACE([.B2306]; 1; 29; &quot;&quot;)" office:value-type="string" office:string-value="hiqdev/hipanel-module-client" calcext:value-type="string">
            <text:p>hiqdev/hipanel-module-client</text:p>
          </table:table-cell>
        </table:table-row>
        <table:table-row table:style-name="ro1">
          <table:table-cell office:value-type="float" office:value="19117668" calcext:value-type="float">
            <text:p>19117668</text:p>
          </table:table-cell>
          <table:table-cell office:value-type="string" calcext:value-type="string">
            <text:p>https://api.github.com/repos/hiqdev/hipanel-module-domain</text:p>
          </table:table-cell>
          <table:table-cell table:formula="of:=REPLACE([.B2307]; 1; 29; &quot;&quot;)" office:value-type="string" office:string-value="hiqdev/hipanel-module-domain" calcext:value-type="string">
            <text:p>hiqdev/hipanel-module-domain</text:p>
          </table:table-cell>
        </table:table-row>
        <table:table-row table:style-name="ro1">
          <table:table-cell office:value-type="float" office:value="19144426" calcext:value-type="float">
            <text:p>19144426</text:p>
          </table:table-cell>
          <table:table-cell office:value-type="string" calcext:value-type="string">
            <text:p>https://api.github.com/repos/tykus/maynoothdresses</text:p>
          </table:table-cell>
          <table:table-cell table:formula="of:=REPLACE([.B2308]; 1; 29; &quot;&quot;)" office:value-type="string" office:string-value="tykus/maynoothdresses" calcext:value-type="string">
            <text:p>tykus/maynoothdresses</text:p>
          </table:table-cell>
        </table:table-row>
        <table:table-row table:style-name="ro1">
          <table:table-cell office:value-type="float" office:value="19157058" calcext:value-type="float">
            <text:p>19157058</text:p>
          </table:table-cell>
          <table:table-cell office:value-type="string" calcext:value-type="string">
            <text:p>https://api.github.com/repos/jonathantorres/construct</text:p>
          </table:table-cell>
          <table:table-cell table:formula="of:=REPLACE([.B2309]; 1; 29; &quot;&quot;)" office:value-type="string" office:string-value="jonathantorres/construct" calcext:value-type="string">
            <text:p>jonathantorres/construct</text:p>
          </table:table-cell>
        </table:table-row>
        <table:table-row table:style-name="ro1">
          <table:table-cell office:value-type="float" office:value="19175023" calcext:value-type="float">
            <text:p>19175023</text:p>
          </table:table-cell>
          <table:table-cell office:value-type="string" calcext:value-type="string">
            <text:p>https://api.github.com/repos/ezsystems/repository-forms</text:p>
          </table:table-cell>
          <table:table-cell table:formula="of:=REPLACE([.B2310]; 1; 29; &quot;&quot;)" office:value-type="string" office:string-value="ezsystems/repository-forms" calcext:value-type="string">
            <text:p>ezsystems/repository-forms</text:p>
          </table:table-cell>
        </table:table-row>
        <table:table-row table:style-name="ro1">
          <table:table-cell office:value-type="float" office:value="19179595" calcext:value-type="float">
            <text:p>19179595</text:p>
          </table:table-cell>
          <table:table-cell office:value-type="string" calcext:value-type="string">
            <text:p>https://api.github.com/repos/GerZah/wesa_omeka</text:p>
          </table:table-cell>
          <table:table-cell table:formula="of:=REPLACE([.B2311]; 1; 29; &quot;&quot;)" office:value-type="string" office:string-value="GerZah/wesa_omeka" calcext:value-type="string">
            <text:p>GerZah/wesa_omeka</text:p>
          </table:table-cell>
        </table:table-row>
        <table:table-row table:style-name="ro1">
          <table:table-cell office:value-type="float" office:value="19188193" calcext:value-type="float">
            <text:p>19188193</text:p>
          </table:table-cell>
          <table:table-cell office:value-type="string" calcext:value-type="string">
            <text:p>https://api.github.com/repos/Tekstove/Tekstove</text:p>
          </table:table-cell>
          <table:table-cell table:formula="of:=REPLACE([.B2312]; 1; 29; &quot;&quot;)" office:value-type="string" office:string-value="Tekstove/Tekstove" calcext:value-type="string">
            <text:p>Tekstove/Tekstove</text:p>
          </table:table-cell>
        </table:table-row>
        <table:table-row table:style-name="ro1">
          <table:table-cell office:value-type="float" office:value="19232024" calcext:value-type="float">
            <text:p>19232024</text:p>
          </table:table-cell>
          <table:table-cell office:value-type="string" calcext:value-type="string">
            <text:p>https://api.github.com/repos/skiwei/wintick</text:p>
          </table:table-cell>
          <table:table-cell table:formula="of:=REPLACE([.B2313]; 1; 29; &quot;&quot;)" office:value-type="string" office:string-value="skiwei/wintick" calcext:value-type="string">
            <text:p>skiwei/wintick</text:p>
          </table:table-cell>
        </table:table-row>
        <table:table-row table:style-name="ro1">
          <table:table-cell office:value-type="float" office:value="19283002" calcext:value-type="float">
            <text:p>19283002</text:p>
          </table:table-cell>
          <table:table-cell office:value-type="string" calcext:value-type="string">
            <text:p>https://api.github.com/repos/pmvc/pmvc</text:p>
          </table:table-cell>
          <table:table-cell table:formula="of:=REPLACE([.B2314]; 1; 29; &quot;&quot;)" office:value-type="string" office:string-value="pmvc/pmvc" calcext:value-type="string">
            <text:p>pmvc/pmvc</text:p>
          </table:table-cell>
        </table:table-row>
        <table:table-row table:style-name="ro1">
          <table:table-cell office:value-type="float" office:value="19371341" calcext:value-type="float">
            <text:p>19371341</text:p>
          </table:table-cell>
          <table:table-cell office:value-type="string" calcext:value-type="string">
            <text:p>https://api.github.com/repos/RedrockTeam/redrock_html5_games</text:p>
          </table:table-cell>
          <table:table-cell table:formula="of:=REPLACE([.B2315]; 1; 29; &quot;&quot;)" office:value-type="string" office:string-value="RedrockTeam/redrock_html5_games" calcext:value-type="string">
            <text:p>RedrockTeam/redrock_html5_games</text:p>
          </table:table-cell>
        </table:table-row>
        <table:table-row table:style-name="ro1">
          <table:table-cell office:value-type="float" office:value="19371670" calcext:value-type="float">
            <text:p>19371670</text:p>
          </table:table-cell>
          <table:table-cell office:value-type="string" calcext:value-type="string">
            <text:p>https://api.github.com/repos/ladybirdweb/faveo-helpdesk</text:p>
          </table:table-cell>
          <table:table-cell table:formula="of:=REPLACE([.B2316]; 1; 29; &quot;&quot;)" office:value-type="string" office:string-value="ladybirdweb/faveo-helpdesk" calcext:value-type="string">
            <text:p>ladybirdweb/faveo-helpdesk</text:p>
          </table:table-cell>
        </table:table-row>
        <table:table-row table:style-name="ro1">
          <table:table-cell office:value-type="float" office:value="19373664" calcext:value-type="float">
            <text:p>19373664</text:p>
          </table:table-cell>
          <table:table-cell office:value-type="string" calcext:value-type="string">
            <text:p>https://api.github.com/repos/Wikke85/www-pi</text:p>
          </table:table-cell>
          <table:table-cell table:formula="of:=REPLACE([.B2317]; 1; 29; &quot;&quot;)" office:value-type="string" office:string-value="Wikke85/www-pi" calcext:value-type="string">
            <text:p>Wikke85/www-pi</text:p>
          </table:table-cell>
        </table:table-row>
        <table:table-row table:style-name="ro1">
          <table:table-cell office:value-type="float" office:value="19375565" calcext:value-type="float">
            <text:p>19375565</text:p>
          </table:table-cell>
          <table:table-cell office:value-type="string" calcext:value-type="string">
            <text:p>https://api.github.com/repos/hands-agency/grandcentral</text:p>
          </table:table-cell>
          <table:table-cell table:formula="of:=REPLACE([.B2318]; 1; 29; &quot;&quot;)" office:value-type="string" office:string-value="hands-agency/grandcentral" calcext:value-type="string">
            <text:p>hands-agency/grandcentral</text:p>
          </table:table-cell>
        </table:table-row>
        <table:table-row table:style-name="ro1">
          <table:table-cell office:value-type="float" office:value="19376538" calcext:value-type="float">
            <text:p>19376538</text:p>
          </table:table-cell>
          <table:table-cell office:value-type="string" calcext:value-type="string">
            <text:p>https://api.github.com/repos/24eme/AVA</text:p>
          </table:table-cell>
          <table:table-cell table:formula="of:=REPLACE([.B2319]; 1; 29; &quot;&quot;)" office:value-type="string" office:string-value="24eme/AVA" calcext:value-type="string">
            <text:p>24eme/AVA</text:p>
          </table:table-cell>
        </table:table-row>
        <table:table-row table:style-name="ro1">
          <table:table-cell office:value-type="float" office:value="19387592" calcext:value-type="float">
            <text:p>19387592</text:p>
          </table:table-cell>
          <table:table-cell office:value-type="string" calcext:value-type="string">
            <text:p>https://api.github.com/repos/wsdsoares/portalatenas</text:p>
          </table:table-cell>
          <table:table-cell table:formula="of:=REPLACE([.B2320]; 1; 29; &quot;&quot;)" office:value-type="string" office:string-value="wsdsoares/portalatenas" calcext:value-type="string">
            <text:p>wsdsoares/portalatenas</text:p>
          </table:table-cell>
        </table:table-row>
        <table:table-row table:style-name="ro1">
          <table:table-cell office:value-type="float" office:value="19394873" calcext:value-type="float">
            <text:p>19394873</text:p>
          </table:table-cell>
          <table:table-cell office:value-type="string" calcext:value-type="string">
            <text:p>https://api.github.com/repos/hiqdev/hidev</text:p>
          </table:table-cell>
          <table:table-cell table:formula="of:=REPLACE([.B2321]; 1; 29; &quot;&quot;)" office:value-type="string" office:string-value="hiqdev/hidev" calcext:value-type="string">
            <text:p>hiqdev/hidev</text:p>
          </table:table-cell>
        </table:table-row>
        <table:table-row table:style-name="ro1">
          <table:table-cell office:value-type="float" office:value="19395863" calcext:value-type="float">
            <text:p>19395863</text:p>
          </table:table-cell>
          <table:table-cell office:value-type="string" calcext:value-type="string">
            <text:p>https://api.github.com/repos/24eme/declarvins</text:p>
          </table:table-cell>
          <table:table-cell table:formula="of:=REPLACE([.B2322]; 1; 29; &quot;&quot;)" office:value-type="string" office:string-value="24eme/declarvins" calcext:value-type="string">
            <text:p>24eme/declarvins</text:p>
          </table:table-cell>
        </table:table-row>
        <table:table-row table:style-name="ro1">
          <table:table-cell office:value-type="float" office:value="19395887" calcext:value-type="float">
            <text:p>19395887</text:p>
          </table:table-cell>
          <table:table-cell office:value-type="string" calcext:value-type="string">
            <text:p>https://api.github.com/repos/24eme/vinsdeloire</text:p>
          </table:table-cell>
          <table:table-cell table:formula="of:=REPLACE([.B2323]; 1; 29; &quot;&quot;)" office:value-type="string" office:string-value="24eme/vinsdeloire" calcext:value-type="string">
            <text:p>24eme/vinsdeloire</text:p>
          </table:table-cell>
        </table:table-row>
        <table:table-row table:style-name="ro1">
          <table:table-cell office:value-type="float" office:value="19395912" calcext:value-type="float">
            <text:p>19395912</text:p>
          </table:table-cell>
          <table:table-cell office:value-type="string" calcext:value-type="string">
            <text:p>https://api.github.com/repos/24eme/CIVA</text:p>
          </table:table-cell>
          <table:table-cell table:formula="of:=REPLACE([.B2324]; 1; 29; &quot;&quot;)" office:value-type="string" office:string-value="24eme/CIVA" calcext:value-type="string">
            <text:p>24eme/CIVA</text:p>
          </table:table-cell>
        </table:table-row>
        <table:table-row table:style-name="ro1">
          <table:table-cell office:value-type="float" office:value="19421850" calcext:value-type="float">
            <text:p>19421850</text:p>
          </table:table-cell>
          <table:table-cell office:value-type="string" calcext:value-type="string">
            <text:p>https://api.github.com/repos/gunet/openeclass</text:p>
          </table:table-cell>
          <table:table-cell table:formula="of:=REPLACE([.B2325]; 1; 29; &quot;&quot;)" office:value-type="string" office:string-value="gunet/openeclass" calcext:value-type="string">
            <text:p>gunet/openeclass</text:p>
          </table:table-cell>
        </table:table-row>
        <table:table-row table:style-name="ro1">
          <table:table-cell office:value-type="float" office:value="19424493" calcext:value-type="float">
            <text:p>19424493</text:p>
          </table:table-cell>
          <table:table-cell office:value-type="string" calcext:value-type="string">
            <text:p>https://api.github.com/repos/RSGallery2/RSGallery2_Component</text:p>
          </table:table-cell>
          <table:table-cell table:formula="of:=REPLACE([.B2326]; 1; 29; &quot;&quot;)" office:value-type="string" office:string-value="RSGallery2/RSGallery2_Component" calcext:value-type="string">
            <text:p>RSGallery2/RSGallery2_Component</text:p>
          </table:table-cell>
        </table:table-row>
        <table:table-row table:style-name="ro1">
          <table:table-cell office:value-type="float" office:value="19426461" calcext:value-type="float">
            <text:p>19426461</text:p>
          </table:table-cell>
          <table:table-cell office:value-type="string" calcext:value-type="string">
            <text:p>https://api.github.com/repos/EU-OSHA/campaigns</text:p>
          </table:table-cell>
          <table:table-cell table:formula="of:=REPLACE([.B2327]; 1; 29; &quot;&quot;)" office:value-type="string" office:string-value="EU-OSHA/campaigns" calcext:value-type="string">
            <text:p>EU-OSHA/campaigns</text:p>
          </table:table-cell>
        </table:table-row>
        <table:table-row table:style-name="ro1">
          <table:table-cell office:value-type="float" office:value="19442257" calcext:value-type="float">
            <text:p>19442257</text:p>
          </table:table-cell>
          <table:table-cell office:value-type="string" calcext:value-type="string">
            <text:p>https://api.github.com/repos/UMMS-Biocore/dolphin-ui</text:p>
          </table:table-cell>
          <table:table-cell table:formula="of:=REPLACE([.B2328]; 1; 29; &quot;&quot;)" office:value-type="string" office:string-value="UMMS-Biocore/dolphin-ui" calcext:value-type="string">
            <text:p>UMMS-Biocore/dolphin-ui</text:p>
          </table:table-cell>
        </table:table-row>
        <table:table-row table:style-name="ro1">
          <table:table-cell office:value-type="float" office:value="19469081" calcext:value-type="float">
            <text:p>19469081</text:p>
          </table:table-cell>
          <table:table-cell office:value-type="string" calcext:value-type="string">
            <text:p>https://api.github.com/repos/dainok/unetlab</text:p>
          </table:table-cell>
          <table:table-cell table:formula="of:=REPLACE([.B2329]; 1; 29; &quot;&quot;)" office:value-type="string" office:string-value="dainok/unetlab" calcext:value-type="string">
            <text:p>dainok/unetlab</text:p>
          </table:table-cell>
        </table:table-row>
        <table:table-row table:style-name="ro1">
          <table:table-cell office:value-type="float" office:value="19484947" calcext:value-type="float">
            <text:p>19484947</text:p>
          </table:table-cell>
          <table:table-cell office:value-type="string" calcext:value-type="string">
            <text:p>https://api.github.com/repos/skyverge/wc-plugin-framework</text:p>
          </table:table-cell>
          <table:table-cell table:formula="of:=REPLACE([.B2330]; 1; 29; &quot;&quot;)" office:value-type="string" office:string-value="skyverge/wc-plugin-framework" calcext:value-type="string">
            <text:p>skyverge/wc-plugin-framework</text:p>
          </table:table-cell>
        </table:table-row>
        <table:table-row table:style-name="ro1">
          <table:table-cell office:value-type="float" office:value="19486670" calcext:value-type="float">
            <text:p>19486670</text:p>
          </table:table-cell>
          <table:table-cell office:value-type="string" calcext:value-type="string">
            <text:p>https://api.github.com/repos/phoenix-scholars/Pluf</text:p>
          </table:table-cell>
          <table:table-cell table:formula="of:=REPLACE([.B2331]; 1; 29; &quot;&quot;)" office:value-type="string" office:string-value="phoenix-scholars/Pluf" calcext:value-type="string">
            <text:p>phoenix-scholars/Pluf</text:p>
          </table:table-cell>
        </table:table-row>
        <table:table-row table:style-name="ro1">
          <table:table-cell office:value-type="float" office:value="19487841" calcext:value-type="float">
            <text:p>19487841</text:p>
          </table:table-cell>
          <table:table-cell office:value-type="string" calcext:value-type="string">
            <text:p>https://api.github.com/repos/GENI-NSF/geni-portal</text:p>
          </table:table-cell>
          <table:table-cell table:formula="of:=REPLACE([.B2332]; 1; 29; &quot;&quot;)" office:value-type="string" office:string-value="GENI-NSF/geni-portal" calcext:value-type="string">
            <text:p>GENI-NSF/geni-portal</text:p>
          </table:table-cell>
        </table:table-row>
        <table:table-row table:style-name="ro1">
          <table:table-cell office:value-type="float" office:value="19507373" calcext:value-type="float">
            <text:p>19507373</text:p>
          </table:table-cell>
          <table:table-cell office:value-type="string" calcext:value-type="string">
            <text:p>https://api.github.com/repos/simple-mvc-framework/framework</text:p>
          </table:table-cell>
          <table:table-cell table:formula="of:=REPLACE([.B2333]; 1; 29; &quot;&quot;)" office:value-type="string" office:string-value="simple-mvc-framework/framework" calcext:value-type="string">
            <text:p>simple-mvc-framework/framework</text:p>
          </table:table-cell>
        </table:table-row>
        <table:table-row table:style-name="ro1">
          <table:table-cell office:value-type="float" office:value="19514472" calcext:value-type="float">
            <text:p>19514472</text:p>
          </table:table-cell>
          <table:table-cell office:value-type="string" calcext:value-type="string">
            <text:p>https://api.github.com/repos/JamesB192/Shadowrun-Unlimited-rip</text:p>
          </table:table-cell>
          <table:table-cell table:formula="of:=REPLACE([.B2334]; 1; 29; &quot;&quot;)" office:value-type="string" office:string-value="JamesB192/Shadowrun-Unlimited-rip" calcext:value-type="string">
            <text:p>JamesB192/Shadowrun-Unlimited-rip</text:p>
          </table:table-cell>
        </table:table-row>
        <table:table-row table:style-name="ro1">
          <table:table-cell office:value-type="float" office:value="19536182" calcext:value-type="float">
            <text:p>19536182</text:p>
          </table:table-cell>
          <table:table-cell office:value-type="string" calcext:value-type="string">
            <text:p>https://api.github.com/repos/jadjoubran/laravel5-angular-material-starter</text:p>
          </table:table-cell>
          <table:table-cell table:formula="of:=REPLACE([.B2335]; 1; 29; &quot;&quot;)" office:value-type="string" office:string-value="jadjoubran/laravel5-angular-material-starter" calcext:value-type="string">
            <text:p>jadjoubran/laravel5-angular-material-starter</text:p>
          </table:table-cell>
        </table:table-row>
        <table:table-row table:style-name="ro1">
          <table:table-cell office:value-type="float" office:value="19546341" calcext:value-type="float">
            <text:p>19546341</text:p>
          </table:table-cell>
          <table:table-cell office:value-type="string" calcext:value-type="string">
            <text:p>https://api.github.com/repos/ITAAcademy/RobotaMolodi</text:p>
          </table:table-cell>
          <table:table-cell table:formula="of:=REPLACE([.B2336]; 1; 29; &quot;&quot;)" office:value-type="string" office:string-value="ITAAcademy/RobotaMolodi" calcext:value-type="string">
            <text:p>ITAAcademy/RobotaMolodi</text:p>
          </table:table-cell>
        </table:table-row>
        <table:table-row table:style-name="ro1">
          <table:table-cell office:value-type="float" office:value="19564834" calcext:value-type="float">
            <text:p>19564834</text:p>
          </table:table-cell>
          <table:table-cell office:value-type="string" calcext:value-type="string">
            <text:p>https://api.github.com/repos/erichoglander/qf</text:p>
          </table:table-cell>
          <table:table-cell table:formula="of:=REPLACE([.B2337]; 1; 29; &quot;&quot;)" office:value-type="string" office:string-value="erichoglander/qf" calcext:value-type="string">
            <text:p>erichoglander/qf</text:p>
          </table:table-cell>
        </table:table-row>
        <table:table-row table:style-name="ro1">
          <table:table-cell office:value-type="float" office:value="19570903" calcext:value-type="float">
            <text:p>19570903</text:p>
          </table:table-cell>
          <table:table-cell office:value-type="string" calcext:value-type="string">
            <text:p>https://api.github.com/repos/ucsdmath/Pdf</text:p>
          </table:table-cell>
          <table:table-cell table:formula="of:=REPLACE([.B2338]; 1; 29; &quot;&quot;)" office:value-type="string" office:string-value="ucsdmath/Pdf" calcext:value-type="string">
            <text:p>ucsdmath/Pdf</text:p>
          </table:table-cell>
        </table:table-row>
        <table:table-row table:style-name="ro1">
          <table:table-cell office:value-type="float" office:value="19571032" calcext:value-type="float">
            <text:p>19571032</text:p>
          </table:table-cell>
          <table:table-cell office:value-type="string" calcext:value-type="string">
            <text:p>https://api.github.com/repos/ucsdmath/Functions</text:p>
          </table:table-cell>
          <table:table-cell table:formula="of:=REPLACE([.B2339]; 1; 29; &quot;&quot;)" office:value-type="string" office:string-value="ucsdmath/Functions" calcext:value-type="string">
            <text:p>ucsdmath/Functions</text:p>
          </table:table-cell>
        </table:table-row>
        <table:table-row table:style-name="ro1">
          <table:table-cell office:value-type="float" office:value="19571035" calcext:value-type="float">
            <text:p>19571035</text:p>
          </table:table-cell>
          <table:table-cell office:value-type="string" calcext:value-type="string">
            <text:p>https://api.github.com/repos/ucsdmath/Filesystem</text:p>
          </table:table-cell>
          <table:table-cell table:formula="of:=REPLACE([.B2340]; 1; 29; &quot;&quot;)" office:value-type="string" office:string-value="ucsdmath/Filesystem" calcext:value-type="string">
            <text:p>ucsdmath/Filesystem</text:p>
          </table:table-cell>
        </table:table-row>
        <table:table-row table:style-name="ro1">
          <table:table-cell office:value-type="float" office:value="19632862" calcext:value-type="float">
            <text:p>19632862</text:p>
          </table:table-cell>
          <table:table-cell office:value-type="string" calcext:value-type="string">
            <text:p>https://api.github.com/repos/redmatrix/hubzilla</text:p>
          </table:table-cell>
          <table:table-cell table:formula="of:=REPLACE([.B2341]; 1; 29; &quot;&quot;)" office:value-type="string" office:string-value="redmatrix/hubzilla" calcext:value-type="string">
            <text:p>redmatrix/hubzilla</text:p>
          </table:table-cell>
        </table:table-row>
        <table:table-row table:style-name="ro1">
          <table:table-cell office:value-type="float" office:value="19637146" calcext:value-type="float">
            <text:p>19637146</text:p>
          </table:table-cell>
          <table:table-cell office:value-type="string" calcext:value-type="string">
            <text:p>https://api.github.com/repos/valuehack/ww</text:p>
          </table:table-cell>
          <table:table-cell table:formula="of:=REPLACE([.B2342]; 1; 29; &quot;&quot;)" office:value-type="string" office:string-value="valuehack/ww" calcext:value-type="string">
            <text:p>valuehack/ww</text:p>
          </table:table-cell>
        </table:table-row>
        <table:table-row table:style-name="ro1">
          <table:table-cell office:value-type="float" office:value="19638458" calcext:value-type="float">
            <text:p>19638458</text:p>
          </table:table-cell>
          <table:table-cell office:value-type="string" calcext:value-type="string">
            <text:p>https://api.github.com/repos/sti-bayern/ewebuki-energieatlas</text:p>
          </table:table-cell>
          <table:table-cell table:formula="of:=REPLACE([.B2343]; 1; 29; &quot;&quot;)" office:value-type="string" office:string-value="sti-bayern/ewebuki-energieatlas" calcext:value-type="string">
            <text:p>sti-bayern/ewebuki-energieatlas</text:p>
          </table:table-cell>
        </table:table-row>
        <table:table-row table:style-name="ro1">
          <table:table-cell office:value-type="float" office:value="19639179" calcext:value-type="float">
            <text:p>19639179</text:p>
          </table:table-cell>
          <table:table-cell office:value-type="string" calcext:value-type="string">
            <text:p>https://api.github.com/repos/dmitryd/typo3-realurl</text:p>
          </table:table-cell>
          <table:table-cell table:formula="of:=REPLACE([.B2344]; 1; 29; &quot;&quot;)" office:value-type="string" office:string-value="dmitryd/typo3-realurl" calcext:value-type="string">
            <text:p>dmitryd/typo3-realurl</text:p>
          </table:table-cell>
        </table:table-row>
        <table:table-row table:style-name="ro1">
          <table:table-cell office:value-type="float" office:value="19681174" calcext:value-type="float">
            <text:p>19681174</text:p>
          </table:table-cell>
          <table:table-cell office:value-type="string" calcext:value-type="string">
            <text:p>https://api.github.com/repos/acorrespondentes/site</text:p>
          </table:table-cell>
          <table:table-cell table:formula="of:=REPLACE([.B2345]; 1; 29; &quot;&quot;)" office:value-type="string" office:string-value="acorrespondentes/site" calcext:value-type="string">
            <text:p>acorrespondentes/site</text:p>
          </table:table-cell>
        </table:table-row>
        <table:table-row table:style-name="ro1">
          <table:table-cell office:value-type="float" office:value="19687294" calcext:value-type="float">
            <text:p>19687294</text:p>
          </table:table-cell>
          <table:table-cell office:value-type="string" calcext:value-type="string">
            <text:p>https://api.github.com/repos/scify/VoluntEasy</text:p>
          </table:table-cell>
          <table:table-cell table:formula="of:=REPLACE([.B2346]; 1; 29; &quot;&quot;)" office:value-type="string" office:string-value="scify/VoluntEasy" calcext:value-type="string">
            <text:p>scify/VoluntEasy</text:p>
          </table:table-cell>
        </table:table-row>
        <table:table-row table:style-name="ro1">
          <table:table-cell office:value-type="float" office:value="19705775" calcext:value-type="float">
            <text:p>19705775</text:p>
          </table:table-cell>
          <table:table-cell office:value-type="string" calcext:value-type="string">
            <text:p>https://api.github.com/repos/kiang/1999.tainan.gov.tw_datasets</text:p>
          </table:table-cell>
          <table:table-cell table:formula="of:=REPLACE([.B2347]; 1; 29; &quot;&quot;)" office:value-type="string" office:string-value="kiang/1999.tainan.gov.tw_datasets" calcext:value-type="string">
            <text:p>kiang/1999.tainan.gov.tw_datasets</text:p>
          </table:table-cell>
        </table:table-row>
        <table:table-row table:style-name="ro1">
          <table:table-cell office:value-type="float" office:value="19724343" calcext:value-type="float">
            <text:p>19724343</text:p>
          </table:table-cell>
          <table:table-cell office:value-type="string" calcext:value-type="string">
            <text:p>https://api.github.com/repos/yajra/laravel-datatables</text:p>
          </table:table-cell>
          <table:table-cell table:formula="of:=REPLACE([.B2348]; 1; 29; &quot;&quot;)" office:value-type="string" office:string-value="yajra/laravel-datatables" calcext:value-type="string">
            <text:p>yajra/laravel-datatables</text:p>
          </table:table-cell>
        </table:table-row>
        <table:table-row table:style-name="ro1">
          <table:table-cell office:value-type="float" office:value="19724388" calcext:value-type="float">
            <text:p>19724388</text:p>
          </table:table-cell>
          <table:table-cell office:value-type="string" calcext:value-type="string">
            <text:p>https://api.github.com/repos/sparanoid/slimpack</text:p>
          </table:table-cell>
          <table:table-cell table:formula="of:=REPLACE([.B2349]; 1; 29; &quot;&quot;)" office:value-type="string" office:string-value="sparanoid/slimpack" calcext:value-type="string">
            <text:p>sparanoid/slimpack</text:p>
          </table:table-cell>
        </table:table-row>
        <table:table-row table:style-name="ro1">
          <table:table-cell office:value-type="float" office:value="19727540" calcext:value-type="float">
            <text:p>19727540</text:p>
          </table:table-cell>
          <table:table-cell office:value-type="string" calcext:value-type="string">
            <text:p>https://api.github.com/repos/redmatrix/hubzilla-addons</text:p>
          </table:table-cell>
          <table:table-cell table:formula="of:=REPLACE([.B2350]; 1; 29; &quot;&quot;)" office:value-type="string" office:string-value="redmatrix/hubzilla-addons" calcext:value-type="string">
            <text:p>redmatrix/hubzilla-addons</text:p>
          </table:table-cell>
        </table:table-row>
        <table:table-row table:style-name="ro1">
          <table:table-cell office:value-type="float" office:value="19733895" calcext:value-type="float">
            <text:p>19733895</text:p>
          </table:table-cell>
          <table:table-cell office:value-type="string" calcext:value-type="string">
            <text:p>https://api.github.com/repos/anderslonnfalt/dd</text:p>
          </table:table-cell>
          <table:table-cell table:formula="of:=REPLACE([.B2351]; 1; 29; &quot;&quot;)" office:value-type="string" office:string-value="anderslonnfalt/dd" calcext:value-type="string">
            <text:p>anderslonnfalt/dd</text:p>
          </table:table-cell>
        </table:table-row>
        <table:table-row table:style-name="ro1">
          <table:table-cell office:value-type="float" office:value="19741464" calcext:value-type="float">
            <text:p>19741464</text:p>
          </table:table-cell>
          <table:table-cell office:value-type="string" calcext:value-type="string">
            <text:p>https://api.github.com/repos/PHPBoost/PHPBoost</text:p>
          </table:table-cell>
          <table:table-cell table:formula="of:=REPLACE([.B2352]; 1; 29; &quot;&quot;)" office:value-type="string" office:string-value="PHPBoost/PHPBoost" calcext:value-type="string">
            <text:p>PHPBoost/PHPBoost</text:p>
          </table:table-cell>
        </table:table-row>
        <table:table-row table:style-name="ro1">
          <table:table-cell office:value-type="float" office:value="19807739" calcext:value-type="float">
            <text:p>19807739</text:p>
          </table:table-cell>
          <table:table-cell office:value-type="string" calcext:value-type="string">
            <text:p>https://api.github.com/repos/zendframework/zend-db</text:p>
          </table:table-cell>
          <table:table-cell table:formula="of:=REPLACE([.B2353]; 1; 29; &quot;&quot;)" office:value-type="string" office:string-value="zendframework/zend-db" calcext:value-type="string">
            <text:p>zendframework/zend-db</text:p>
          </table:table-cell>
        </table:table-row>
        <table:table-row table:style-name="ro1">
          <table:table-cell office:value-type="float" office:value="19807774" calcext:value-type="float">
            <text:p>19807774</text:p>
          </table:table-cell>
          <table:table-cell office:value-type="string" calcext:value-type="string">
            <text:p>https://api.github.com/repos/zendframework/zend-code</text:p>
          </table:table-cell>
          <table:table-cell table:formula="of:=REPLACE([.B2354]; 1; 29; &quot;&quot;)" office:value-type="string" office:string-value="zendframework/zend-code" calcext:value-type="string">
            <text:p>zendframework/zend-code</text:p>
          </table:table-cell>
        </table:table-row>
        <table:table-row table:style-name="ro1">
          <table:table-cell office:value-type="float" office:value="19807785" calcext:value-type="float">
            <text:p>19807785</text:p>
          </table:table-cell>
          <table:table-cell office:value-type="string" calcext:value-type="string">
            <text:p>https://api.github.com/repos/zendframework/zend-form</text:p>
          </table:table-cell>
          <table:table-cell table:formula="of:=REPLACE([.B2355]; 1; 29; &quot;&quot;)" office:value-type="string" office:string-value="zendframework/zend-form" calcext:value-type="string">
            <text:p>zendframework/zend-form</text:p>
          </table:table-cell>
        </table:table-row>
        <table:table-row table:style-name="ro1">
          <table:table-cell office:value-type="float" office:value="19807786" calcext:value-type="float">
            <text:p>19807786</text:p>
          </table:table-cell>
          <table:table-cell office:value-type="string" calcext:value-type="string">
            <text:p>https://api.github.com/repos/zendframework/zend-inputfilter</text:p>
          </table:table-cell>
          <table:table-cell table:formula="of:=REPLACE([.B2356]; 1; 29; &quot;&quot;)" office:value-type="string" office:string-value="zendframework/zend-inputfilter" calcext:value-type="string">
            <text:p>zendframework/zend-inputfilter</text:p>
          </table:table-cell>
        </table:table-row>
        <table:table-row table:style-name="ro1">
          <table:table-cell office:value-type="float" office:value="19807813" calcext:value-type="float">
            <text:p>19807813</text:p>
          </table:table-cell>
          <table:table-cell office:value-type="string" calcext:value-type="string">
            <text:p>https://api.github.com/repos/zendframework/zend-servicemanager</text:p>
          </table:table-cell>
          <table:table-cell table:formula="of:=REPLACE([.B2357]; 1; 29; &quot;&quot;)" office:value-type="string" office:string-value="zendframework/zend-servicemanager" calcext:value-type="string">
            <text:p>zendframework/zend-servicemanager</text:p>
          </table:table-cell>
        </table:table-row>
        <table:table-row table:style-name="ro1">
          <table:table-cell office:value-type="float" office:value="19807820" calcext:value-type="float">
            <text:p>19807820</text:p>
          </table:table-cell>
          <table:table-cell office:value-type="string" calcext:value-type="string">
            <text:p>https://api.github.com/repos/zendframework/zend-mail</text:p>
          </table:table-cell>
          <table:table-cell table:formula="of:=REPLACE([.B2358]; 1; 29; &quot;&quot;)" office:value-type="string" office:string-value="zendframework/zend-mail" calcext:value-type="string">
            <text:p>zendframework/zend-mail</text:p>
          </table:table-cell>
        </table:table-row>
        <table:table-row table:style-name="ro1">
          <table:table-cell office:value-type="float" office:value="19807843" calcext:value-type="float">
            <text:p>19807843</text:p>
          </table:table-cell>
          <table:table-cell office:value-type="string" calcext:value-type="string">
            <text:p>https://api.github.com/repos/zendframework/zend-mvc</text:p>
          </table:table-cell>
          <table:table-cell table:formula="of:=REPLACE([.B2359]; 1; 29; &quot;&quot;)" office:value-type="string" office:string-value="zendframework/zend-mvc" calcext:value-type="string">
            <text:p>zendframework/zend-mvc</text:p>
          </table:table-cell>
        </table:table-row>
        <table:table-row table:style-name="ro1">
          <table:table-cell office:value-type="float" office:value="19807850" calcext:value-type="float">
            <text:p>19807850</text:p>
          </table:table-cell>
          <table:table-cell office:value-type="string" calcext:value-type="string">
            <text:p>https://api.github.com/repos/zendframework/zend-view</text:p>
          </table:table-cell>
          <table:table-cell table:formula="of:=REPLACE([.B2360]; 1; 29; &quot;&quot;)" office:value-type="string" office:string-value="zendframework/zend-view" calcext:value-type="string">
            <text:p>zendframework/zend-view</text:p>
          </table:table-cell>
        </table:table-row>
        <table:table-row table:style-name="ro1">
          <table:table-cell office:value-type="float" office:value="19807864" calcext:value-type="float">
            <text:p>19807864</text:p>
          </table:table-cell>
          <table:table-cell office:value-type="string" calcext:value-type="string">
            <text:p>https://api.github.com/repos/zendframework/zend-validator</text:p>
          </table:table-cell>
          <table:table-cell table:formula="of:=REPLACE([.B2361]; 1; 29; &quot;&quot;)" office:value-type="string" office:string-value="zendframework/zend-validator" calcext:value-type="string">
            <text:p>zendframework/zend-validator</text:p>
          </table:table-cell>
        </table:table-row>
        <table:table-row table:style-name="ro1">
          <table:table-cell office:value-type="float" office:value="19816751" calcext:value-type="float">
            <text:p>19816751</text:p>
          </table:table-cell>
          <table:table-cell office:value-type="string" calcext:value-type="string">
            <text:p>https://api.github.com/repos/spiral/spiral</text:p>
          </table:table-cell>
          <table:table-cell table:formula="of:=REPLACE([.B2362]; 1; 29; &quot;&quot;)" office:value-type="string" office:string-value="spiral/spiral" calcext:value-type="string">
            <text:p>spiral/spiral</text:p>
          </table:table-cell>
        </table:table-row>
        <table:table-row table:style-name="ro1">
          <table:table-cell office:value-type="float" office:value="19829843" calcext:value-type="float">
            <text:p>19829843</text:p>
          </table:table-cell>
          <table:table-cell office:value-type="string" calcext:value-type="string">
            <text:p>https://api.github.com/repos/kenjis/ci-phpunit-test</text:p>
          </table:table-cell>
          <table:table-cell table:formula="of:=REPLACE([.B2363]; 1; 29; &quot;&quot;)" office:value-type="string" office:string-value="kenjis/ci-phpunit-test" calcext:value-type="string">
            <text:p>kenjis/ci-phpunit-test</text:p>
          </table:table-cell>
        </table:table-row>
        <table:table-row table:style-name="ro1">
          <table:table-cell office:value-type="float" office:value="19831672" calcext:value-type="float">
            <text:p>19831672</text:p>
          </table:table-cell>
          <table:table-cell office:value-type="string" calcext:value-type="string">
            <text:p>https://api.github.com/repos/RodrigoRoy/lais-audiovisual</text:p>
          </table:table-cell>
          <table:table-cell table:formula="of:=REPLACE([.B2364]; 1; 29; &quot;&quot;)" office:value-type="string" office:string-value="RodrigoRoy/lais-audiovisual" calcext:value-type="string">
            <text:p>RodrigoRoy/lais-audiovisual</text:p>
          </table:table-cell>
        </table:table-row>
        <table:table-row table:style-name="ro1">
          <table:table-cell office:value-type="float" office:value="19833327" calcext:value-type="float">
            <text:p>19833327</text:p>
          </table:table-cell>
          <table:table-cell office:value-type="string" calcext:value-type="string">
            <text:p>https://api.github.com/repos/infinity-next/infinity-next</text:p>
          </table:table-cell>
          <table:table-cell table:formula="of:=REPLACE([.B2365]; 1; 29; &quot;&quot;)" office:value-type="string" office:string-value="infinity-next/infinity-next" calcext:value-type="string">
            <text:p>infinity-next/infinity-next</text:p>
          </table:table-cell>
        </table:table-row>
        <table:table-row table:style-name="ro1">
          <table:table-cell office:value-type="float" office:value="19865318" calcext:value-type="float">
            <text:p>19865318</text:p>
          </table:table-cell>
          <table:table-cell office:value-type="string" calcext:value-type="string">
            <text:p>https://api.github.com/repos/AdrianMarceau/mmrpg-prototype</text:p>
          </table:table-cell>
          <table:table-cell table:formula="of:=REPLACE([.B2366]; 1; 29; &quot;&quot;)" office:value-type="string" office:string-value="AdrianMarceau/mmrpg-prototype" calcext:value-type="string">
            <text:p>AdrianMarceau/mmrpg-prototype</text:p>
          </table:table-cell>
        </table:table-row>
        <table:table-row table:style-name="ro1">
          <table:table-cell office:value-type="float" office:value="19938788" calcext:value-type="float">
            <text:p>19938788</text:p>
          </table:table-cell>
          <table:table-cell office:value-type="string" calcext:value-type="string">
            <text:p>https://api.github.com/repos/OPUS4/application</text:p>
          </table:table-cell>
          <table:table-cell table:formula="of:=REPLACE([.B2367]; 1; 29; &quot;&quot;)" office:value-type="string" office:string-value="OPUS4/application" calcext:value-type="string">
            <text:p>OPUS4/application</text:p>
          </table:table-cell>
        </table:table-row>
        <table:table-row table:style-name="ro1">
          <table:table-cell office:value-type="float" office:value="19957483" calcext:value-type="float">
            <text:p>19957483</text:p>
          </table:table-cell>
          <table:table-cell office:value-type="string" calcext:value-type="string">
            <text:p>https://api.github.com/repos/Chien19861128/egnol</text:p>
          </table:table-cell>
          <table:table-cell table:formula="of:=REPLACE([.B2368]; 1; 29; &quot;&quot;)" office:value-type="string" office:string-value="Chien19861128/egnol" calcext:value-type="string">
            <text:p>Chien19861128/egnol</text:p>
          </table:table-cell>
        </table:table-row>
        <table:table-row table:style-name="ro1">
          <table:table-cell office:value-type="float" office:value="19963498" calcext:value-type="float">
            <text:p>19963498</text:p>
          </table:table-cell>
          <table:table-cell office:value-type="string" calcext:value-type="string">
            <text:p>https://api.github.com/repos/leonlianght/AlwaysRejoice</text:p>
          </table:table-cell>
          <table:table-cell table:formula="of:=REPLACE([.B2369]; 1; 29; &quot;&quot;)" office:value-type="string" office:string-value="leonlianght/AlwaysRejoice" calcext:value-type="string">
            <text:p>leonlianght/AlwaysRejoice</text:p>
          </table:table-cell>
        </table:table-row>
        <table:table-row table:style-name="ro1">
          <table:table-cell office:value-type="float" office:value="19964080" calcext:value-type="float">
            <text:p>19964080</text:p>
          </table:table-cell>
          <table:table-cell office:value-type="string" calcext:value-type="string">
            <text:p>https://api.github.com/repos/emundus/v6</text:p>
          </table:table-cell>
          <table:table-cell table:formula="of:=REPLACE([.B2370]; 1; 29; &quot;&quot;)" office:value-type="string" office:string-value="emundus/v6" calcext:value-type="string">
            <text:p>emundus/v6</text:p>
          </table:table-cell>
        </table:table-row>
        <table:table-row table:style-name="ro1">
          <table:table-cell office:value-type="float" office:value="19968684" calcext:value-type="float">
            <text:p>19968684</text:p>
          </table:table-cell>
          <table:table-cell office:value-type="string" calcext:value-type="string">
            <text:p>https://api.github.com/repos/femiveys/feneko_new</text:p>
          </table:table-cell>
          <table:table-cell table:formula="of:=REPLACE([.B2371]; 1; 29; &quot;&quot;)" office:value-type="string" office:string-value="femiveys/feneko_new" calcext:value-type="string">
            <text:p>femiveys/feneko_new</text:p>
          </table:table-cell>
        </table:table-row>
        <table:table-row table:style-name="ro1">
          <table:table-cell office:value-type="float" office:value="19991275" calcext:value-type="float">
            <text:p>19991275</text:p>
          </table:table-cell>
          <table:table-cell office:value-type="string" calcext:value-type="string">
            <text:p>https://api.github.com/repos/faithpromise/faithpromise.org</text:p>
          </table:table-cell>
          <table:table-cell table:formula="of:=REPLACE([.B2372]; 1; 29; &quot;&quot;)" office:value-type="string" office:string-value="faithpromise/faithpromise.org" calcext:value-type="string">
            <text:p>faithpromise/faithpromise.org</text:p>
          </table:table-cell>
        </table:table-row>
        <table:table-row table:style-name="ro1">
          <table:table-cell office:value-type="float" office:value="20001645" calcext:value-type="float">
            <text:p>20001645</text:p>
          </table:table-cell>
          <table:table-cell office:value-type="string" calcext:value-type="string">
            <text:p>https://api.github.com/repos/Derjuju/bnpp-cercle</text:p>
          </table:table-cell>
          <table:table-cell table:formula="of:=REPLACE([.B2373]; 1; 29; &quot;&quot;)" office:value-type="string" office:string-value="Derjuju/bnpp-cercle" calcext:value-type="string">
            <text:p>Derjuju/bnpp-cercle</text:p>
          </table:table-cell>
        </table:table-row>
        <table:table-row table:style-name="ro1">
          <table:table-cell office:value-type="float" office:value="20049713" calcext:value-type="float">
            <text:p>20049713</text:p>
          </table:table-cell>
          <table:table-cell office:value-type="string" calcext:value-type="string">
            <text:p>https://api.github.com/repos/WsdlToPhp/PackageGenerator</text:p>
          </table:table-cell>
          <table:table-cell table:formula="of:=REPLACE([.B2374]; 1; 29; &quot;&quot;)" office:value-type="string" office:string-value="WsdlToPhp/PackageGenerator" calcext:value-type="string">
            <text:p>WsdlToPhp/PackageGenerator</text:p>
          </table:table-cell>
        </table:table-row>
        <table:table-row table:style-name="ro1">
          <table:table-cell office:value-type="float" office:value="20075850" calcext:value-type="float">
            <text:p>20075850</text:p>
          </table:table-cell>
          <table:table-cell office:value-type="string" calcext:value-type="string">
            <text:p>https://api.github.com/repos/s-nakajima/MyShell</text:p>
          </table:table-cell>
          <table:table-cell table:formula="of:=REPLACE([.B2375]; 1; 29; &quot;&quot;)" office:value-type="string" office:string-value="s-nakajima/MyShell" calcext:value-type="string">
            <text:p>s-nakajima/MyShell</text:p>
          </table:table-cell>
        </table:table-row>
        <table:table-row table:style-name="ro1">
          <table:table-cell office:value-type="float" office:value="20090677" calcext:value-type="float">
            <text:p>20090677</text:p>
          </table:table-cell>
          <table:table-cell office:value-type="string" calcext:value-type="string">
            <text:p>https://api.github.com/repos/fansWoo/fanswoo-framework</text:p>
          </table:table-cell>
          <table:table-cell table:formula="of:=REPLACE([.B2376]; 1; 29; &quot;&quot;)" office:value-type="string" office:string-value="fansWoo/fanswoo-framework" calcext:value-type="string">
            <text:p>fansWoo/fanswoo-framework</text:p>
          </table:table-cell>
        </table:table-row>
        <table:table-row table:style-name="ro1">
          <table:table-cell office:value-type="float" office:value="20130848" calcext:value-type="float">
            <text:p>20130848</text:p>
          </table:table-cell>
          <table:table-cell office:value-type="string" calcext:value-type="string">
            <text:p>https://api.github.com/repos/comdan66/mazu</text:p>
          </table:table-cell>
          <table:table-cell table:formula="of:=REPLACE([.B2377]; 1; 29; &quot;&quot;)" office:value-type="string" office:string-value="comdan66/mazu" calcext:value-type="string">
            <text:p>comdan66/mazu</text:p>
          </table:table-cell>
        </table:table-row>
        <table:table-row table:style-name="ro1">
          <table:table-cell office:value-type="float" office:value="20147088" calcext:value-type="float">
            <text:p>20147088</text:p>
          </table:table-cell>
          <table:table-cell office:value-type="string" calcext:value-type="string">
            <text:p>https://api.github.com/repos/mitstek/mahara-ja</text:p>
          </table:table-cell>
          <table:table-cell table:formula="of:=REPLACE([.B2378]; 1; 29; &quot;&quot;)" office:value-type="string" office:string-value="mitstek/mahara-ja" calcext:value-type="string">
            <text:p>mitstek/mahara-ja</text:p>
          </table:table-cell>
        </table:table-row>
        <table:table-row table:style-name="ro1">
          <table:table-cell office:value-type="float" office:value="20156279" calcext:value-type="float">
            <text:p>20156279</text:p>
          </table:table-cell>
          <table:table-cell office:value-type="string" calcext:value-type="string">
            <text:p>https://api.github.com/repos/podstawski/dento-medical</text:p>
          </table:table-cell>
          <table:table-cell table:formula="of:=REPLACE([.B2379]; 1; 29; &quot;&quot;)" office:value-type="string" office:string-value="podstawski/dento-medical" calcext:value-type="string">
            <text:p>podstawski/dento-medical</text:p>
          </table:table-cell>
        </table:table-row>
        <table:table-row table:style-name="ro1">
          <table:table-cell office:value-type="float" office:value="20163659" calcext:value-type="float">
            <text:p>20163659</text:p>
          </table:table-cell>
          <table:table-cell office:value-type="string" calcext:value-type="string">
            <text:p>https://api.github.com/repos/arastta/arastta</text:p>
          </table:table-cell>
          <table:table-cell table:formula="of:=REPLACE([.B2380]; 1; 29; &quot;&quot;)" office:value-type="string" office:string-value="arastta/arastta" calcext:value-type="string">
            <text:p>arastta/arastta</text:p>
          </table:table-cell>
        </table:table-row>
        <table:table-row table:style-name="ro1">
          <table:table-cell office:value-type="float" office:value="20168617" calcext:value-type="float">
            <text:p>20168617</text:p>
          </table:table-cell>
          <table:table-cell office:value-type="string" calcext:value-type="string">
            <text:p>https://api.github.com/repos/ubtue/ixTheo</text:p>
          </table:table-cell>
          <table:table-cell table:formula="of:=REPLACE([.B2381]; 1; 29; &quot;&quot;)" office:value-type="string" office:string-value="ubtue/ixTheo" calcext:value-type="string">
            <text:p>ubtue/ixTheo</text:p>
          </table:table-cell>
        </table:table-row>
        <table:table-row table:style-name="ro1">
          <table:table-cell office:value-type="float" office:value="20171737" calcext:value-type="float">
            <text:p>20171737</text:p>
          </table:table-cell>
          <table:table-cell office:value-type="string" calcext:value-type="string">
            <text:p>https://api.github.com/repos/virtUOS/courseware</text:p>
          </table:table-cell>
          <table:table-cell table:formula="of:=REPLACE([.B2382]; 1; 29; &quot;&quot;)" office:value-type="string" office:string-value="virtUOS/courseware" calcext:value-type="string">
            <text:p>virtUOS/courseware</text:p>
          </table:table-cell>
        </table:table-row>
        <table:table-row table:style-name="ro1">
          <table:table-cell office:value-type="float" office:value="20174607" calcext:value-type="float">
            <text:p>20174607</text:p>
          </table:table-cell>
          <table:table-cell office:value-type="string" calcext:value-type="string">
            <text:p>https://api.github.com/repos/gitadmedia/simples-office</text:p>
          </table:table-cell>
          <table:table-cell table:formula="of:=REPLACE([.B2383]; 1; 29; &quot;&quot;)" office:value-type="string" office:string-value="gitadmedia/simples-office" calcext:value-type="string">
            <text:p>gitadmedia/simples-office</text:p>
          </table:table-cell>
        </table:table-row>
        <table:table-row table:style-name="ro1">
          <table:table-cell office:value-type="float" office:value="20215211" calcext:value-type="float">
            <text:p>20215211</text:p>
          </table:table-cell>
          <table:table-cell office:value-type="string" calcext:value-type="string">
            <text:p>https://api.github.com/repos/geminorum/gnetwork</text:p>
          </table:table-cell>
          <table:table-cell table:formula="of:=REPLACE([.B2384]; 1; 29; &quot;&quot;)" office:value-type="string" office:string-value="geminorum/gnetwork" calcext:value-type="string">
            <text:p>geminorum/gnetwork</text:p>
          </table:table-cell>
        </table:table-row>
        <table:table-row table:style-name="ro1">
          <table:table-cell office:value-type="float" office:value="20220514" calcext:value-type="float">
            <text:p>20220514</text:p>
          </table:table-cell>
          <table:table-cell office:value-type="string" calcext:value-type="string">
            <text:p>https://api.github.com/repos/DanielCassela/suaFormatura</text:p>
          </table:table-cell>
          <table:table-cell table:formula="of:=REPLACE([.B2385]; 1; 29; &quot;&quot;)" office:value-type="string" office:string-value="DanielCassela/suaFormatura" calcext:value-type="string">
            <text:p>DanielCassela/suaFormatura</text:p>
          </table:table-cell>
        </table:table-row>
        <table:table-row table:style-name="ro1">
          <table:table-cell office:value-type="float" office:value="20249296" calcext:value-type="float">
            <text:p>20249296</text:p>
          </table:table-cell>
          <table:table-cell office:value-type="string" calcext:value-type="string">
            <text:p>https://api.github.com/repos/geminorum/geditorial</text:p>
          </table:table-cell>
          <table:table-cell table:formula="of:=REPLACE([.B2386]; 1; 29; &quot;&quot;)" office:value-type="string" office:string-value="geminorum/geditorial" calcext:value-type="string">
            <text:p>geminorum/geditorial</text:p>
          </table:table-cell>
        </table:table-row>
        <table:table-row table:style-name="ro1">
          <table:table-cell office:value-type="float" office:value="20252635" calcext:value-type="float">
            <text:p>20252635</text:p>
          </table:table-cell>
          <table:table-cell office:value-type="string" calcext:value-type="string">
            <text:p>https://api.github.com/repos/JanHuang/fastD</text:p>
          </table:table-cell>
          <table:table-cell table:formula="of:=REPLACE([.B2387]; 1; 29; &quot;&quot;)" office:value-type="string" office:string-value="JanHuang/fastD" calcext:value-type="string">
            <text:p>JanHuang/fastD</text:p>
          </table:table-cell>
        </table:table-row>
        <table:table-row table:style-name="ro1">
          <table:table-cell office:value-type="float" office:value="20256763" calcext:value-type="float">
            <text:p>20256763</text:p>
          </table:table-cell>
          <table:table-cell office:value-type="string" calcext:value-type="string">
            <text:p>https://api.github.com/repos/tinify/wordpress-plugin</text:p>
          </table:table-cell>
          <table:table-cell table:formula="of:=REPLACE([.B2388]; 1; 29; &quot;&quot;)" office:value-type="string" office:string-value="tinify/wordpress-plugin" calcext:value-type="string">
            <text:p>tinify/wordpress-plugin</text:p>
          </table:table-cell>
        </table:table-row>
        <table:table-row table:style-name="ro1">
          <table:table-cell office:value-type="float" office:value="20285623" calcext:value-type="float">
            <text:p>20285623</text:p>
          </table:table-cell>
          <table:table-cell office:value-type="string" calcext:value-type="string">
            <text:p>https://api.github.com/repos/acquia/lightning</text:p>
          </table:table-cell>
          <table:table-cell table:formula="of:=REPLACE([.B2389]; 1; 29; &quot;&quot;)" office:value-type="string" office:string-value="acquia/lightning" calcext:value-type="string">
            <text:p>acquia/lightning</text:p>
          </table:table-cell>
        </table:table-row>
        <table:table-row table:style-name="ro1">
          <table:table-cell office:value-type="float" office:value="20320397" calcext:value-type="float">
            <text:p>20320397</text:p>
          </table:table-cell>
          <table:table-cell office:value-type="string" calcext:value-type="string">
            <text:p>https://api.github.com/repos/zendframework/zend-diactoros</text:p>
          </table:table-cell>
          <table:table-cell table:formula="of:=REPLACE([.B2390]; 1; 29; &quot;&quot;)" office:value-type="string" office:string-value="zendframework/zend-diactoros" calcext:value-type="string">
            <text:p>zendframework/zend-diactoros</text:p>
          </table:table-cell>
        </table:table-row>
        <table:table-row table:style-name="ro1">
          <table:table-cell office:value-type="float" office:value="20320856" calcext:value-type="float">
            <text:p>20320856</text:p>
          </table:table-cell>
          <table:table-cell office:value-type="string" calcext:value-type="string">
            <text:p>https://api.github.com/repos/zendframework/zend-stratigility</text:p>
          </table:table-cell>
          <table:table-cell table:formula="of:=REPLACE([.B2391]; 1; 29; &quot;&quot;)" office:value-type="string" office:string-value="zendframework/zend-stratigility" calcext:value-type="string">
            <text:p>zendframework/zend-stratigility</text:p>
          </table:table-cell>
        </table:table-row>
        <table:table-row table:style-name="ro1">
          <table:table-cell office:value-type="float" office:value="20321732" calcext:value-type="float">
            <text:p>20321732</text:p>
          </table:table-cell>
          <table:table-cell office:value-type="string" calcext:value-type="string">
            <text:p>https://api.github.com/repos/alquemedia/Code-Alchemy</text:p>
          </table:table-cell>
          <table:table-cell table:formula="of:=REPLACE([.B2392]; 1; 29; &quot;&quot;)" office:value-type="string" office:string-value="alquemedia/Code-Alchemy" calcext:value-type="string">
            <text:p>alquemedia/Code-Alchemy</text:p>
          </table:table-cell>
        </table:table-row>
        <table:table-row table:style-name="ro1">
          <table:table-cell office:value-type="float" office:value="20374325" calcext:value-type="float">
            <text:p>20374325</text:p>
          </table:table-cell>
          <table:table-cell office:value-type="string" calcext:value-type="string">
            <text:p>https://api.github.com/repos/spatie/laravel-medialibrary</text:p>
          </table:table-cell>
          <table:table-cell table:formula="of:=REPLACE([.B2393]; 1; 29; &quot;&quot;)" office:value-type="string" office:string-value="spatie/laravel-medialibrary" calcext:value-type="string">
            <text:p>spatie/laravel-medialibrary</text:p>
          </table:table-cell>
        </table:table-row>
        <table:table-row table:style-name="ro1">
          <table:table-cell office:value-type="float" office:value="20375442" calcext:value-type="float">
            <text:p>20375442</text:p>
          </table:table-cell>
          <table:table-cell office:value-type="string" calcext:value-type="string">
            <text:p>https://api.github.com/repos/spatie/laravel-backup</text:p>
          </table:table-cell>
          <table:table-cell table:formula="of:=REPLACE([.B2394]; 1; 29; &quot;&quot;)" office:value-type="string" office:string-value="spatie/laravel-backup" calcext:value-type="string">
            <text:p>spatie/laravel-backup</text:p>
          </table:table-cell>
        </table:table-row>
        <table:table-row table:style-name="ro1">
          <table:table-cell office:value-type="float" office:value="20380034" calcext:value-type="float">
            <text:p>20380034</text:p>
          </table:table-cell>
          <table:table-cell office:value-type="string" calcext:value-type="string">
            <text:p>https://api.github.com/repos/zKillboard/zKillboard</text:p>
          </table:table-cell>
          <table:table-cell table:formula="of:=REPLACE([.B2395]; 1; 29; &quot;&quot;)" office:value-type="string" office:string-value="zKillboard/zKillboard" calcext:value-type="string">
            <text:p>zKillboard/zKillboard</text:p>
          </table:table-cell>
        </table:table-row>
        <table:table-row table:style-name="ro1">
          <table:table-cell office:value-type="float" office:value="20390417" calcext:value-type="float">
            <text:p>20390417</text:p>
          </table:table-cell>
          <table:table-cell office:value-type="string" calcext:value-type="string">
            <text:p>https://api.github.com/repos/Maikuolan/phpMussel</text:p>
          </table:table-cell>
          <table:table-cell table:formula="of:=REPLACE([.B2396]; 1; 29; &quot;&quot;)" office:value-type="string" office:string-value="Maikuolan/phpMussel" calcext:value-type="string">
            <text:p>Maikuolan/phpMussel</text:p>
          </table:table-cell>
        </table:table-row>
        <table:table-row table:style-name="ro1">
          <table:table-cell office:value-type="float" office:value="20406203" calcext:value-type="float">
            <text:p>20406203</text:p>
          </table:table-cell>
          <table:table-cell office:value-type="string" calcext:value-type="string">
            <text:p>https://api.github.com/repos/EVE-KILL/projectRena</text:p>
          </table:table-cell>
          <table:table-cell table:formula="of:=REPLACE([.B2397]; 1; 29; &quot;&quot;)" office:value-type="string" office:string-value="EVE-KILL/projectRena" calcext:value-type="string">
            <text:p>EVE-KILL/projectRena</text:p>
          </table:table-cell>
        </table:table-row>
        <table:table-row table:style-name="ro1">
          <table:table-cell office:value-type="float" office:value="20422226" calcext:value-type="float">
            <text:p>20422226</text:p>
          </table:table-cell>
          <table:table-cell office:value-type="string" calcext:value-type="string">
            <text:p>https://api.github.com/repos/jakemarvin05/waterspot</text:p>
          </table:table-cell>
          <table:table-cell table:formula="of:=REPLACE([.B2398]; 1; 29; &quot;&quot;)" office:value-type="string" office:string-value="jakemarvin05/waterspot" calcext:value-type="string">
            <text:p>jakemarvin05/waterspot</text:p>
          </table:table-cell>
        </table:table-row>
        <table:table-row table:style-name="ro1">
          <table:table-cell office:value-type="float" office:value="20431619" calcext:value-type="float">
            <text:p>20431619</text:p>
          </table:table-cell>
          <table:table-cell office:value-type="string" calcext:value-type="string">
            <text:p>https://api.github.com/repos/Squidly271/community.applications</text:p>
          </table:table-cell>
          <table:table-cell table:formula="of:=REPLACE([.B2399]; 1; 29; &quot;&quot;)" office:value-type="string" office:string-value="Squidly271/community.applications" calcext:value-type="string">
            <text:p>Squidly271/community.applications</text:p>
          </table:table-cell>
        </table:table-row>
        <table:table-row table:style-name="ro1">
          <table:table-cell office:value-type="float" office:value="20434007" calcext:value-type="float">
            <text:p>20434007</text:p>
          </table:table-cell>
          <table:table-cell office:value-type="string" calcext:value-type="string">
            <text:p>https://api.github.com/repos/hernantas/MangaReader</text:p>
          </table:table-cell>
          <table:table-cell table:formula="of:=REPLACE([.B2400]; 1; 29; &quot;&quot;)" office:value-type="string" office:string-value="hernantas/MangaReader" calcext:value-type="string">
            <text:p>hernantas/MangaReader</text:p>
          </table:table-cell>
        </table:table-row>
        <table:table-row table:style-name="ro1">
          <table:table-cell office:value-type="float" office:value="20447010" calcext:value-type="float">
            <text:p>20447010</text:p>
          </table:table-cell>
          <table:table-cell office:value-type="string" calcext:value-type="string">
            <text:p>https://api.github.com/repos/cookyii/cookyii</text:p>
          </table:table-cell>
          <table:table-cell table:formula="of:=REPLACE([.B2401]; 1; 29; &quot;&quot;)" office:value-type="string" office:string-value="cookyii/cookyii" calcext:value-type="string">
            <text:p>cookyii/cookyii</text:p>
          </table:table-cell>
        </table:table-row>
        <table:table-row table:style-name="ro1">
          <table:table-cell office:value-type="float" office:value="20465967" calcext:value-type="float">
            <text:p>20465967</text:p>
          </table:table-cell>
          <table:table-cell office:value-type="string" calcext:value-type="string">
            <text:p>https://api.github.com/repos/dram1008/galaxysss</text:p>
          </table:table-cell>
          <table:table-cell table:formula="of:=REPLACE([.B2402]; 1; 29; &quot;&quot;)" office:value-type="string" office:string-value="dram1008/galaxysss" calcext:value-type="string">
            <text:p>dram1008/galaxysss</text:p>
          </table:table-cell>
        </table:table-row>
        <table:table-row table:style-name="ro1">
          <table:table-cell office:value-type="float" office:value="20468526" calcext:value-type="float">
            <text:p>20468526</text:p>
          </table:table-cell>
          <table:table-cell office:value-type="string" calcext:value-type="string">
            <text:p>https://api.github.com/repos/chkashif167/creo</text:p>
          </table:table-cell>
          <table:table-cell table:formula="of:=REPLACE([.B2403]; 1; 29; &quot;&quot;)" office:value-type="string" office:string-value="chkashif167/creo" calcext:value-type="string">
            <text:p>chkashif167/creo</text:p>
          </table:table-cell>
        </table:table-row>
        <table:table-row table:style-name="ro1">
          <table:table-cell office:value-type="float" office:value="20512659" calcext:value-type="float">
            <text:p>20512659</text:p>
          </table:table-cell>
          <table:table-cell office:value-type="string" calcext:value-type="string">
            <text:p>https://api.github.com/repos/wouldsmina/Libertempo</text:p>
          </table:table-cell>
          <table:table-cell table:formula="of:=REPLACE([.B2404]; 1; 29; &quot;&quot;)" office:value-type="string" office:string-value="wouldsmina/Libertempo" calcext:value-type="string">
            <text:p>wouldsmina/Libertempo</text:p>
          </table:table-cell>
        </table:table-row>
        <table:table-row table:style-name="ro1">
          <table:table-cell office:value-type="float" office:value="20514331" calcext:value-type="float">
            <text:p>20514331</text:p>
          </table:table-cell>
          <table:table-cell office:value-type="string" calcext:value-type="string">
            <text:p>https://api.github.com/repos/JourneyChurch/journeychurchtv</text:p>
          </table:table-cell>
          <table:table-cell table:formula="of:=REPLACE([.B2405]; 1; 29; &quot;&quot;)" office:value-type="string" office:string-value="JourneyChurch/journeychurchtv" calcext:value-type="string">
            <text:p>JourneyChurch/journeychurchtv</text:p>
          </table:table-cell>
        </table:table-row>
        <table:table-row table:style-name="ro1">
          <table:table-cell office:value-type="float" office:value="20610982" calcext:value-type="float">
            <text:p>20610982</text:p>
          </table:table-cell>
          <table:table-cell office:value-type="string" calcext:value-type="string">
            <text:p>https://api.github.com/repos/naldu/bow</text:p>
          </table:table-cell>
          <table:table-cell table:formula="of:=REPLACE([.B2406]; 1; 29; &quot;&quot;)" office:value-type="string" office:string-value="naldu/bow" calcext:value-type="string">
            <text:p>naldu/bow</text:p>
          </table:table-cell>
        </table:table-row>
        <table:table-row table:style-name="ro1">
          <table:table-cell office:value-type="float" office:value="20643028" calcext:value-type="float">
            <text:p>20643028</text:p>
          </table:table-cell>
          <table:table-cell office:value-type="string" calcext:value-type="string">
            <text:p>https://api.github.com/repos/betaglop/e-venement</text:p>
          </table:table-cell>
          <table:table-cell table:formula="of:=REPLACE([.B2407]; 1; 29; &quot;&quot;)" office:value-type="string" office:string-value="betaglop/e-venement" calcext:value-type="string">
            <text:p>betaglop/e-venement</text:p>
          </table:table-cell>
        </table:table-row>
        <table:table-row table:style-name="ro1">
          <table:table-cell office:value-type="float" office:value="20662154" calcext:value-type="float">
            <text:p>20662154</text:p>
          </table:table-cell>
          <table:table-cell office:value-type="string" calcext:value-type="string">
            <text:p>https://api.github.com/repos/cultuurnet/uitpas-beheer-silex</text:p>
          </table:table-cell>
          <table:table-cell table:formula="of:=REPLACE([.B2408]; 1; 29; &quot;&quot;)" office:value-type="string" office:string-value="cultuurnet/uitpas-beheer-silex" calcext:value-type="string">
            <text:p>cultuurnet/uitpas-beheer-silex</text:p>
          </table:table-cell>
        </table:table-row>
        <table:table-row table:style-name="ro1">
          <table:table-cell office:value-type="float" office:value="20674264" calcext:value-type="float">
            <text:p>20674264</text:p>
          </table:table-cell>
          <table:table-cell office:value-type="string" calcext:value-type="string">
            <text:p>https://api.github.com/repos/scottbedard/oc-shop-plugin</text:p>
          </table:table-cell>
          <table:table-cell table:formula="of:=REPLACE([.B2409]; 1; 29; &quot;&quot;)" office:value-type="string" office:string-value="scottbedard/oc-shop-plugin" calcext:value-type="string">
            <text:p>scottbedard/oc-shop-plugin</text:p>
          </table:table-cell>
        </table:table-row>
        <table:table-row table:style-name="ro1">
          <table:table-cell office:value-type="float" office:value="20690538" calcext:value-type="float">
            <text:p>20690538</text:p>
          </table:table-cell>
          <table:table-cell office:value-type="string" calcext:value-type="string">
            <text:p>https://api.github.com/repos/spira/spira</text:p>
          </table:table-cell>
          <table:table-cell table:formula="of:=REPLACE([.B2410]; 1; 29; &quot;&quot;)" office:value-type="string" office:string-value="spira/spira" calcext:value-type="string">
            <text:p>spira/spira</text:p>
          </table:table-cell>
        </table:table-row>
        <table:table-row table:style-name="ro1">
          <table:table-cell office:value-type="float" office:value="20731022" calcext:value-type="float">
            <text:p>20731022</text:p>
          </table:table-cell>
          <table:table-cell office:value-type="string" calcext:value-type="string">
            <text:p>https://api.github.com/repos/widgetfactory/jce</text:p>
          </table:table-cell>
          <table:table-cell table:formula="of:=REPLACE([.B2411]; 1; 29; &quot;&quot;)" office:value-type="string" office:string-value="widgetfactory/jce" calcext:value-type="string">
            <text:p>widgetfactory/jce</text:p>
          </table:table-cell>
        </table:table-row>
        <table:table-row table:style-name="ro1">
          <table:table-cell office:value-type="float" office:value="20732589" calcext:value-type="float">
            <text:p>20732589</text:p>
          </table:table-cell>
          <table:table-cell office:value-type="string" calcext:value-type="string">
            <text:p>https://api.github.com/repos/axisthemes/axiscomposer</text:p>
          </table:table-cell>
          <table:table-cell table:formula="of:=REPLACE([.B2412]; 1; 29; &quot;&quot;)" office:value-type="string" office:string-value="axisthemes/axiscomposer" calcext:value-type="string">
            <text:p>axisthemes/axiscomposer</text:p>
          </table:table-cell>
        </table:table-row>
        <table:table-row table:style-name="ro1">
          <table:table-cell office:value-type="float" office:value="20733681" calcext:value-type="float">
            <text:p>20733681</text:p>
          </table:table-cell>
          <table:table-cell office:value-type="string" calcext:value-type="string">
            <text:p>https://api.github.com/repos/featherbb/featherbb</text:p>
          </table:table-cell>
          <table:table-cell table:formula="of:=REPLACE([.B2413]; 1; 29; &quot;&quot;)" office:value-type="string" office:string-value="featherbb/featherbb" calcext:value-type="string">
            <text:p>featherbb/featherbb</text:p>
          </table:table-cell>
        </table:table-row>
        <table:table-row table:style-name="ro1">
          <table:table-cell office:value-type="float" office:value="20736157" calcext:value-type="float">
            <text:p>20736157</text:p>
          </table:table-cell>
          <table:table-cell office:value-type="string" calcext:value-type="string">
            <text:p>https://api.github.com/repos/sellvana/sellvana</text:p>
          </table:table-cell>
          <table:table-cell table:formula="of:=REPLACE([.B2414]; 1; 29; &quot;&quot;)" office:value-type="string" office:string-value="sellvana/sellvana" calcext:value-type="string">
            <text:p>sellvana/sellvana</text:p>
          </table:table-cell>
        </table:table-row>
        <table:table-row table:style-name="ro1">
          <table:table-cell office:value-type="float" office:value="20751687" calcext:value-type="float">
            <text:p>20751687</text:p>
          </table:table-cell>
          <table:table-cell office:value-type="string" calcext:value-type="string">
            <text:p>https://api.github.com/repos/ReneFGJr/CentroIntegradoPesquisa</text:p>
          </table:table-cell>
          <table:table-cell table:formula="of:=REPLACE([.B2415]; 1; 29; &quot;&quot;)" office:value-type="string" office:string-value="ReneFGJr/CentroIntegradoPesquisa" calcext:value-type="string">
            <text:p>ReneFGJr/CentroIntegradoPesquisa</text:p>
          </table:table-cell>
        </table:table-row>
        <table:table-row table:style-name="ro1">
          <table:table-cell office:value-type="float" office:value="20773191" calcext:value-type="float">
            <text:p>20773191</text:p>
          </table:table-cell>
          <table:table-cell office:value-type="string" calcext:value-type="string">
            <text:p>https://api.github.com/repos/aklim/show-me-v3</text:p>
          </table:table-cell>
          <table:table-cell table:formula="of:=REPLACE([.B2416]; 1; 29; &quot;&quot;)" office:value-type="string" office:string-value="aklim/show-me-v3" calcext:value-type="string">
            <text:p>aklim/show-me-v3</text:p>
          </table:table-cell>
        </table:table-row>
        <table:table-row table:style-name="ro1">
          <table:table-cell office:value-type="float" office:value="20776458" calcext:value-type="float">
            <text:p>20776458</text:p>
          </table:table-cell>
          <table:table-cell office:value-type="string" calcext:value-type="string">
            <text:p>https://api.github.com/repos/gtgt/gt-phpstorm-settings</text:p>
          </table:table-cell>
          <table:table-cell table:formula="of:=REPLACE([.B2417]; 1; 29; &quot;&quot;)" office:value-type="string" office:string-value="gtgt/gt-phpstorm-settings" calcext:value-type="string">
            <text:p>gtgt/gt-phpstorm-settings</text:p>
          </table:table-cell>
        </table:table-row>
        <table:table-row table:style-name="ro1">
          <table:table-cell office:value-type="float" office:value="20791847" calcext:value-type="float">
            <text:p>20791847</text:p>
          </table:table-cell>
          <table:table-cell office:value-type="string" calcext:value-type="string">
            <text:p>https://api.github.com/repos/elmsln/elmsln</text:p>
          </table:table-cell>
          <table:table-cell table:formula="of:=REPLACE([.B2418]; 1; 29; &quot;&quot;)" office:value-type="string" office:string-value="elmsln/elmsln" calcext:value-type="string">
            <text:p>elmsln/elmsln</text:p>
          </table:table-cell>
        </table:table-row>
        <table:table-row table:style-name="ro1">
          <table:table-cell office:value-type="float" office:value="20854806" calcext:value-type="float">
            <text:p>20854806</text:p>
          </table:table-cell>
          <table:table-cell office:value-type="string" calcext:value-type="string">
            <text:p>https://api.github.com/repos/PECE-project/drupal-pece</text:p>
          </table:table-cell>
          <table:table-cell table:formula="of:=REPLACE([.B2419]; 1; 29; &quot;&quot;)" office:value-type="string" office:string-value="PECE-project/drupal-pece" calcext:value-type="string">
            <text:p>PECE-project/drupal-pece</text:p>
          </table:table-cell>
        </table:table-row>
        <table:table-row table:style-name="ro1">
          <table:table-cell office:value-type="float" office:value="20855457" calcext:value-type="float">
            <text:p>20855457</text:p>
          </table:table-cell>
          <table:table-cell office:value-type="string" calcext:value-type="string">
            <text:p>https://api.github.com/repos/DeftNerd/jobsearch</text:p>
          </table:table-cell>
          <table:table-cell table:formula="of:=REPLACE([.B2420]; 1; 29; &quot;&quot;)" office:value-type="string" office:string-value="DeftNerd/jobsearch" calcext:value-type="string">
            <text:p>DeftNerd/jobsearch</text:p>
          </table:table-cell>
        </table:table-row>
        <table:table-row table:style-name="ro1">
          <table:table-cell office:value-type="float" office:value="20879752" calcext:value-type="float">
            <text:p>20879752</text:p>
          </table:table-cell>
          <table:table-cell office:value-type="string" calcext:value-type="string">
            <text:p>https://api.github.com/repos/refinery29/piston</text:p>
          </table:table-cell>
          <table:table-cell table:formula="of:=REPLACE([.B2421]; 1; 29; &quot;&quot;)" office:value-type="string" office:string-value="refinery29/piston" calcext:value-type="string">
            <text:p>refinery29/piston</text:p>
          </table:table-cell>
        </table:table-row>
        <table:table-row table:style-name="ro1">
          <table:table-cell office:value-type="float" office:value="20886230" calcext:value-type="float">
            <text:p>20886230</text:p>
          </table:table-cell>
          <table:table-cell office:value-type="string" calcext:value-type="string">
            <text:p>https://api.github.com/repos/ViewDynamicGlass/viewglass.com</text:p>
          </table:table-cell>
          <table:table-cell table:formula="of:=REPLACE([.B2422]; 1; 29; &quot;&quot;)" office:value-type="string" office:string-value="ViewDynamicGlass/viewglass.com" calcext:value-type="string">
            <text:p>ViewDynamicGlass/viewglass.com</text:p>
          </table:table-cell>
        </table:table-row>
        <table:table-row table:style-name="ro1">
          <table:table-cell office:value-type="float" office:value="20897640" calcext:value-type="float">
            <text:p>20897640</text:p>
          </table:table-cell>
          <table:table-cell office:value-type="string" calcext:value-type="string">
            <text:p>https://api.github.com/repos/trantridue/allinone</text:p>
          </table:table-cell>
          <table:table-cell table:formula="of:=REPLACE([.B2423]; 1; 29; &quot;&quot;)" office:value-type="string" office:string-value="trantridue/allinone" calcext:value-type="string">
            <text:p>trantridue/allinone</text:p>
          </table:table-cell>
        </table:table-row>
        <table:table-row table:style-name="ro1">
          <table:table-cell office:value-type="float" office:value="20916111" calcext:value-type="float">
            <text:p>20916111</text:p>
          </table:table-cell>
          <table:table-cell office:value-type="string" calcext:value-type="string">
            <text:p>https://api.github.com/repos/andryyy/mailcow</text:p>
          </table:table-cell>
          <table:table-cell table:formula="of:=REPLACE([.B2424]; 1; 29; &quot;&quot;)" office:value-type="string" office:string-value="andryyy/mailcow" calcext:value-type="string">
            <text:p>andryyy/mailcow</text:p>
          </table:table-cell>
        </table:table-row>
        <table:table-row table:style-name="ro1">
          <table:table-cell office:value-type="float" office:value="20923129" calcext:value-type="float">
            <text:p>20923129</text:p>
          </table:table-cell>
          <table:table-cell office:value-type="string" calcext:value-type="string">
            <text:p>https://api.github.com/repos/ministryofjustice/mojintranet-theme</text:p>
          </table:table-cell>
          <table:table-cell table:formula="of:=REPLACE([.B2425]; 1; 29; &quot;&quot;)" office:value-type="string" office:string-value="ministryofjustice/mojintranet-theme" calcext:value-type="string">
            <text:p>ministryofjustice/mojintranet-theme</text:p>
          </table:table-cell>
        </table:table-row>
        <table:table-row table:style-name="ro1">
          <table:table-cell office:value-type="float" office:value="20924906" calcext:value-type="float">
            <text:p>20924906</text:p>
          </table:table-cell>
          <table:table-cell office:value-type="string" calcext:value-type="string">
            <text:p>https://api.github.com/repos/cul-it/sharedshelf-to-solr</text:p>
          </table:table-cell>
          <table:table-cell table:formula="of:=REPLACE([.B2426]; 1; 29; &quot;&quot;)" office:value-type="string" office:string-value="cul-it/sharedshelf-to-solr" calcext:value-type="string">
            <text:p>cul-it/sharedshelf-to-solr</text:p>
          </table:table-cell>
        </table:table-row>
        <table:table-row table:style-name="ro1">
          <table:table-cell office:value-type="float" office:value="20928208" calcext:value-type="float">
            <text:p>20928208</text:p>
          </table:table-cell>
          <table:table-cell office:value-type="string" calcext:value-type="string">
            <text:p>https://api.github.com/repos/kwanpt/kwan-community</text:p>
          </table:table-cell>
          <table:table-cell table:formula="of:=REPLACE([.B2427]; 1; 29; &quot;&quot;)" office:value-type="string" office:string-value="kwanpt/kwan-community" calcext:value-type="string">
            <text:p>kwanpt/kwan-community</text:p>
          </table:table-cell>
        </table:table-row>
        <table:table-row table:style-name="ro1">
          <table:table-cell office:value-type="float" office:value="20938334" calcext:value-type="float">
            <text:p>20938334</text:p>
          </table:table-cell>
          <table:table-cell office:value-type="string" calcext:value-type="string">
            <text:p>https://api.github.com/repos/garagepoort/BiblioMania</text:p>
          </table:table-cell>
          <table:table-cell table:formula="of:=REPLACE([.B2428]; 1; 29; &quot;&quot;)" office:value-type="string" office:string-value="garagepoort/BiblioMania" calcext:value-type="string">
            <text:p>garagepoort/BiblioMania</text:p>
          </table:table-cell>
        </table:table-row>
        <table:table-row table:style-name="ro1">
          <table:table-cell office:value-type="float" office:value="20960203" calcext:value-type="float">
            <text:p>20960203</text:p>
          </table:table-cell>
          <table:table-cell office:value-type="string" calcext:value-type="string">
            <text:p>https://api.github.com/repos/ophthal/openEMR_2</text:p>
          </table:table-cell>
          <table:table-cell table:formula="of:=REPLACE([.B2429]; 1; 29; &quot;&quot;)" office:value-type="string" office:string-value="ophthal/openEMR_2" calcext:value-type="string">
            <text:p>ophthal/openEMR_2</text:p>
          </table:table-cell>
        </table:table-row>
        <table:table-row table:style-name="ro1">
          <table:table-cell office:value-type="float" office:value="20962039" calcext:value-type="float">
            <text:p>20962039</text:p>
          </table:table-cell>
          <table:table-cell office:value-type="string" calcext:value-type="string">
            <text:p>https://api.github.com/repos/dalcde/srcf-web</text:p>
          </table:table-cell>
          <table:table-cell table:formula="of:=REPLACE([.B2430]; 1; 29; &quot;&quot;)" office:value-type="string" office:string-value="dalcde/srcf-web" calcext:value-type="string">
            <text:p>dalcde/srcf-web</text:p>
          </table:table-cell>
        </table:table-row>
        <table:table-row table:style-name="ro1">
          <table:table-cell office:value-type="float" office:value="20980400" calcext:value-type="float">
            <text:p>20980400</text:p>
          </table:table-cell>
          <table:table-cell office:value-type="string" calcext:value-type="string">
            <text:p>https://api.github.com/repos/PHP-DI/PHP-DI</text:p>
          </table:table-cell>
          <table:table-cell table:formula="of:=REPLACE([.B2431]; 1; 29; &quot;&quot;)" office:value-type="string" office:string-value="PHP-DI/PHP-DI" calcext:value-type="string">
            <text:p>PHP-DI/PHP-DI</text:p>
          </table:table-cell>
        </table:table-row>
        <table:table-row table:style-name="ro1">
          <table:table-cell office:value-type="float" office:value="20981855" calcext:value-type="float">
            <text:p>20981855</text:p>
          </table:table-cell>
          <table:table-cell office:value-type="string" calcext:value-type="string">
            <text:p>https://api.github.com/repos/bernardpeh/songbird</text:p>
          </table:table-cell>
          <table:table-cell table:formula="of:=REPLACE([.B2432]; 1; 29; &quot;&quot;)" office:value-type="string" office:string-value="bernardpeh/songbird" calcext:value-type="string">
            <text:p>bernardpeh/songbird</text:p>
          </table:table-cell>
        </table:table-row>
        <table:table-row table:style-name="ro1">
          <table:table-cell office:value-type="float" office:value="20989945" calcext:value-type="float">
            <text:p>20989945</text:p>
          </table:table-cell>
          <table:table-cell office:value-type="string" calcext:value-type="string">
            <text:p>https://api.github.com/repos/phpbench/phpbench</text:p>
          </table:table-cell>
          <table:table-cell table:formula="of:=REPLACE([.B2433]; 1; 29; &quot;&quot;)" office:value-type="string" office:string-value="phpbench/phpbench" calcext:value-type="string">
            <text:p>phpbench/phpbench</text:p>
          </table:table-cell>
        </table:table-row>
        <table:table-row table:style-name="ro1">
          <table:table-cell office:value-type="float" office:value="21050840" calcext:value-type="float">
            <text:p>21050840</text:p>
          </table:table-cell>
          <table:table-cell office:value-type="string" calcext:value-type="string">
            <text:p>https://api.github.com/repos/soroluciano/DOFIT_FINAL</text:p>
          </table:table-cell>
          <table:table-cell table:formula="of:=REPLACE([.B2434]; 1; 29; &quot;&quot;)" office:value-type="string" office:string-value="soroluciano/DOFIT_FINAL" calcext:value-type="string">
            <text:p>soroluciano/DOFIT_FINAL</text:p>
          </table:table-cell>
        </table:table-row>
        <table:table-row table:style-name="ro1">
          <table:table-cell office:value-type="float" office:value="21062497" calcext:value-type="float">
            <text:p>21062497</text:p>
          </table:table-cell>
          <table:table-cell office:value-type="string" calcext:value-type="string">
            <text:p>https://api.github.com/repos/wp-erp/wp-erp</text:p>
          </table:table-cell>
          <table:table-cell table:formula="of:=REPLACE([.B2435]; 1; 29; &quot;&quot;)" office:value-type="string" office:string-value="wp-erp/wp-erp" calcext:value-type="string">
            <text:p>wp-erp/wp-erp</text:p>
          </table:table-cell>
        </table:table-row>
        <table:table-row table:style-name="ro1">
          <table:table-cell office:value-type="float" office:value="21065547" calcext:value-type="float">
            <text:p>21065547</text:p>
          </table:table-cell>
          <table:table-cell office:value-type="string" calcext:value-type="string">
            <text:p>https://api.github.com/repos/InnovaLangues/CollecticielBundle</text:p>
          </table:table-cell>
          <table:table-cell table:formula="of:=REPLACE([.B2436]; 1; 29; &quot;&quot;)" office:value-type="string" office:string-value="InnovaLangues/CollecticielBundle" calcext:value-type="string">
            <text:p>InnovaLangues/CollecticielBundle</text:p>
          </table:table-cell>
        </table:table-row>
        <table:table-row table:style-name="ro1">
          <table:table-cell office:value-type="float" office:value="21089309" calcext:value-type="float">
            <text:p>21089309</text:p>
          </table:table-cell>
          <table:table-cell office:value-type="string" calcext:value-type="string">
            <text:p>https://api.github.com/repos/LearnPress/LearnPress</text:p>
          </table:table-cell>
          <table:table-cell table:formula="of:=REPLACE([.B2437]; 1; 29; &quot;&quot;)" office:value-type="string" office:string-value="LearnPress/LearnPress" calcext:value-type="string">
            <text:p>LearnPress/LearnPress</text:p>
          </table:table-cell>
        </table:table-row>
        <table:table-row table:style-name="ro1">
          <table:table-cell office:value-type="float" office:value="21113606" calcext:value-type="float">
            <text:p>21113606</text:p>
          </table:table-cell>
          <table:table-cell office:value-type="string" calcext:value-type="string">
            <text:p>https://api.github.com/repos/wpsitecare/carelib</text:p>
          </table:table-cell>
          <table:table-cell table:formula="of:=REPLACE([.B2438]; 1; 29; &quot;&quot;)" office:value-type="string" office:string-value="wpsitecare/carelib" calcext:value-type="string">
            <text:p>wpsitecare/carelib</text:p>
          </table:table-cell>
        </table:table-row>
        <table:table-row table:style-name="ro1">
          <table:table-cell office:value-type="float" office:value="21126646" calcext:value-type="float">
            <text:p>21126646</text:p>
          </table:table-cell>
          <table:table-cell office:value-type="string" calcext:value-type="string">
            <text:p>https://api.github.com/repos/altairsoft/glyadya.ua</text:p>
          </table:table-cell>
          <table:table-cell table:formula="of:=REPLACE([.B2439]; 1; 29; &quot;&quot;)" office:value-type="string" office:string-value="altairsoft/glyadya.ua" calcext:value-type="string">
            <text:p>altairsoft/glyadya.ua</text:p>
          </table:table-cell>
        </table:table-row>
        <table:table-row table:style-name="ro1">
          <table:table-cell office:value-type="float" office:value="21127429" calcext:value-type="float">
            <text:p>21127429</text:p>
          </table:table-cell>
          <table:table-cell office:value-type="string" calcext:value-type="string">
            <text:p>https://api.github.com/repos/tanomartin/madera</text:p>
          </table:table-cell>
          <table:table-cell table:formula="of:=REPLACE([.B2440]; 1; 29; &quot;&quot;)" office:value-type="string" office:string-value="tanomartin/madera" calcext:value-type="string">
            <text:p>tanomartin/madera</text:p>
          </table:table-cell>
        </table:table-row>
        <table:table-row table:style-name="ro1">
          <table:table-cell office:value-type="float" office:value="21130372" calcext:value-type="float">
            <text:p>21130372</text:p>
          </table:table-cell>
          <table:table-cell office:value-type="string" calcext:value-type="string">
            <text:p>https://api.github.com/repos/locomotivemtl/charcoal-core</text:p>
          </table:table-cell>
          <table:table-cell table:formula="of:=REPLACE([.B2441]; 1; 29; &quot;&quot;)" office:value-type="string" office:string-value="locomotivemtl/charcoal-core" calcext:value-type="string">
            <text:p>locomotivemtl/charcoal-core</text:p>
          </table:table-cell>
        </table:table-row>
        <table:table-row table:style-name="ro1">
          <table:table-cell office:value-type="float" office:value="21131675" calcext:value-type="float">
            <text:p>21131675</text:p>
          </table:table-cell>
          <table:table-cell office:value-type="string" calcext:value-type="string">
            <text:p>https://api.github.com/repos/FABtotum/colibri-fabui</text:p>
          </table:table-cell>
          <table:table-cell table:formula="of:=REPLACE([.B2442]; 1; 29; &quot;&quot;)" office:value-type="string" office:string-value="FABtotum/colibri-fabui" calcext:value-type="string">
            <text:p>FABtotum/colibri-fabui</text:p>
          </table:table-cell>
        </table:table-row>
        <table:table-row table:style-name="ro1">
          <table:table-cell office:value-type="float" office:value="21149687" calcext:value-type="float">
            <text:p>21149687</text:p>
          </table:table-cell>
          <table:table-cell office:value-type="string" calcext:value-type="string">
            <text:p>https://api.github.com/repos/bishopm/connexion</text:p>
          </table:table-cell>
          <table:table-cell table:formula="of:=REPLACE([.B2443]; 1; 29; &quot;&quot;)" office:value-type="string" office:string-value="bishopm/connexion" calcext:value-type="string">
            <text:p>bishopm/connexion</text:p>
          </table:table-cell>
        </table:table-row>
        <table:table-row table:style-name="ro1">
          <table:table-cell office:value-type="float" office:value="21169061" calcext:value-type="float">
            <text:p>21169061</text:p>
          </table:table-cell>
          <table:table-cell office:value-type="string" calcext:value-type="string">
            <text:p>https://api.github.com/repos/sapayol/Laravel-Site</text:p>
          </table:table-cell>
          <table:table-cell table:formula="of:=REPLACE([.B2444]; 1; 29; &quot;&quot;)" office:value-type="string" office:string-value="sapayol/Laravel-Site" calcext:value-type="string">
            <text:p>sapayol/Laravel-Site</text:p>
          </table:table-cell>
        </table:table-row>
        <table:table-row table:style-name="ro1">
          <table:table-cell office:value-type="float" office:value="21208400" calcext:value-type="float">
            <text:p>21208400</text:p>
          </table:table-cell>
          <table:table-cell office:value-type="string" calcext:value-type="string">
            <text:p>https://api.github.com/repos/AHFinish/magento</text:p>
          </table:table-cell>
          <table:table-cell table:formula="of:=REPLACE([.B2445]; 1; 29; &quot;&quot;)" office:value-type="string" office:string-value="AHFinish/magento" calcext:value-type="string">
            <text:p>AHFinish/magento</text:p>
          </table:table-cell>
        </table:table-row>
        <table:table-row table:style-name="ro1">
          <table:table-cell office:value-type="float" office:value="21219407" calcext:value-type="float">
            <text:p>21219407</text:p>
          </table:table-cell>
          <table:table-cell office:value-type="string" calcext:value-type="string">
            <text:p>https://api.github.com/repos/TRMN/medusa</text:p>
          </table:table-cell>
          <table:table-cell table:formula="of:=REPLACE([.B2446]; 1; 29; &quot;&quot;)" office:value-type="string" office:string-value="TRMN/medusa" calcext:value-type="string">
            <text:p>TRMN/medusa</text:p>
          </table:table-cell>
        </table:table-row>
        <table:table-row table:style-name="ro1">
          <table:table-cell office:value-type="float" office:value="21232227" calcext:value-type="float">
            <text:p>21232227</text:p>
          </table:table-cell>
          <table:table-cell office:value-type="string" calcext:value-type="string">
            <text:p>https://api.github.com/repos/oscarotero/psr7-middlewares</text:p>
          </table:table-cell>
          <table:table-cell table:formula="of:=REPLACE([.B2447]; 1; 29; &quot;&quot;)" office:value-type="string" office:string-value="oscarotero/psr7-middlewares" calcext:value-type="string">
            <text:p>oscarotero/psr7-middlewares</text:p>
          </table:table-cell>
        </table:table-row>
        <table:table-row table:style-name="ro1">
          <table:table-cell office:value-type="float" office:value="21238188" calcext:value-type="float">
            <text:p>21238188</text:p>
          </table:table-cell>
          <table:table-cell office:value-type="string" calcext:value-type="string">
            <text:p>https://api.github.com/repos/inpsyde/wordpress-dev</text:p>
          </table:table-cell>
          <table:table-cell table:formula="of:=REPLACE([.B2448]; 1; 29; &quot;&quot;)" office:value-type="string" office:string-value="inpsyde/wordpress-dev" calcext:value-type="string">
            <text:p>inpsyde/wordpress-dev</text:p>
          </table:table-cell>
        </table:table-row>
        <table:table-row table:style-name="ro1">
          <table:table-cell office:value-type="float" office:value="21277207" calcext:value-type="float">
            <text:p>21277207</text:p>
          </table:table-cell>
          <table:table-cell office:value-type="string" calcext:value-type="string">
            <text:p>https://api.github.com/repos/ufrgs-hyman/meican2</text:p>
          </table:table-cell>
          <table:table-cell table:formula="of:=REPLACE([.B2449]; 1; 29; &quot;&quot;)" office:value-type="string" office:string-value="ufrgs-hyman/meican2" calcext:value-type="string">
            <text:p>ufrgs-hyman/meican2</text:p>
          </table:table-cell>
        </table:table-row>
        <table:table-row table:style-name="ro1">
          <table:table-cell office:value-type="float" office:value="21286499" calcext:value-type="float">
            <text:p>21286499</text:p>
          </table:table-cell>
          <table:table-cell office:value-type="string" calcext:value-type="string">
            <text:p>https://api.github.com/repos/kurudrive/VK-All-in-One-Expansion-Unit</text:p>
          </table:table-cell>
          <table:table-cell table:formula="of:=REPLACE([.B2450]; 1; 29; &quot;&quot;)" office:value-type="string" office:string-value="kurudrive/VK-All-in-One-Expansion-Unit" calcext:value-type="string">
            <text:p>kurudrive/VK-All-in-One-Expansion-Unit</text:p>
          </table:table-cell>
        </table:table-row>
        <table:table-row table:style-name="ro1">
          <table:table-cell office:value-type="float" office:value="21307048" calcext:value-type="float">
            <text:p>21307048</text:p>
          </table:table-cell>
          <table:table-cell office:value-type="string" calcext:value-type="string">
            <text:p>https://api.github.com/repos/himaster/mymon</text:p>
          </table:table-cell>
          <table:table-cell table:formula="of:=REPLACE([.B2451]; 1; 29; &quot;&quot;)" office:value-type="string" office:string-value="himaster/mymon" calcext:value-type="string">
            <text:p>himaster/mymon</text:p>
          </table:table-cell>
        </table:table-row>
        <table:table-row table:style-name="ro1">
          <table:table-cell office:value-type="float" office:value="21323974" calcext:value-type="float">
            <text:p>21323974</text:p>
          </table:table-cell>
          <table:table-cell office:value-type="string" calcext:value-type="string">
            <text:p>https://api.github.com/repos/asarmiento/AccountHon</text:p>
          </table:table-cell>
          <table:table-cell table:formula="of:=REPLACE([.B2452]; 1; 29; &quot;&quot;)" office:value-type="string" office:string-value="asarmiento/AccountHon" calcext:value-type="string">
            <text:p>asarmiento/AccountHon</text:p>
          </table:table-cell>
        </table:table-row>
        <table:table-row table:style-name="ro1">
          <table:table-cell office:value-type="float" office:value="21326995" calcext:value-type="float">
            <text:p>21326995</text:p>
          </table:table-cell>
          <table:table-cell office:value-type="string" calcext:value-type="string">
            <text:p>https://api.github.com/repos/kiva/vertex</text:p>
          </table:table-cell>
          <table:table-cell table:formula="of:=REPLACE([.B2453]; 1; 29; &quot;&quot;)" office:value-type="string" office:string-value="kiva/vertex" calcext:value-type="string">
            <text:p>kiva/vertex</text:p>
          </table:table-cell>
        </table:table-row>
        <table:table-row table:style-name="ro1">
          <table:table-cell office:value-type="float" office:value="21360185" calcext:value-type="float">
            <text:p>21360185</text:p>
          </table:table-cell>
          <table:table-cell office:value-type="string" calcext:value-type="string">
            <text:p>https://api.github.com/repos/ayuinc/mundoliderman</text:p>
          </table:table-cell>
          <table:table-cell table:formula="of:=REPLACE([.B2454]; 1; 29; &quot;&quot;)" office:value-type="string" office:string-value="ayuinc/mundoliderman" calcext:value-type="string">
            <text:p>ayuinc/mundoliderman</text:p>
          </table:table-cell>
        </table:table-row>
        <table:table-row table:style-name="ro1">
          <table:table-cell office:value-type="float" office:value="21378285" calcext:value-type="float">
            <text:p>21378285</text:p>
          </table:table-cell>
          <table:table-cell office:value-type="string" calcext:value-type="string">
            <text:p>https://api.github.com/repos/ucsdmath/ConfigurationVault</text:p>
          </table:table-cell>
          <table:table-cell table:formula="of:=REPLACE([.B2455]; 1; 29; &quot;&quot;)" office:value-type="string" office:string-value="ucsdmath/ConfigurationVault" calcext:value-type="string">
            <text:p>ucsdmath/ConfigurationVault</text:p>
          </table:table-cell>
        </table:table-row>
        <table:table-row table:style-name="ro1">
          <table:table-cell office:value-type="float" office:value="21420989" calcext:value-type="float">
            <text:p>21420989</text:p>
          </table:table-cell>
          <table:table-cell office:value-type="string" calcext:value-type="string">
            <text:p>https://api.github.com/repos/ucsdmath/Database</text:p>
          </table:table-cell>
          <table:table-cell table:formula="of:=REPLACE([.B2456]; 1; 29; &quot;&quot;)" office:value-type="string" office:string-value="ucsdmath/Database" calcext:value-type="string">
            <text:p>ucsdmath/Database</text:p>
          </table:table-cell>
        </table:table-row>
        <table:table-row table:style-name="ro1">
          <table:table-cell office:value-type="float" office:value="21432212" calcext:value-type="float">
            <text:p>21432212</text:p>
          </table:table-cell>
          <table:table-cell office:value-type="string" calcext:value-type="string">
            <text:p>https://api.github.com/repos/phpipam/phpipam</text:p>
          </table:table-cell>
          <table:table-cell table:formula="of:=REPLACE([.B2457]; 1; 29; &quot;&quot;)" office:value-type="string" office:string-value="phpipam/phpipam" calcext:value-type="string">
            <text:p>phpipam/phpipam</text:p>
          </table:table-cell>
        </table:table-row>
        <table:table-row table:style-name="ro1">
          <table:table-cell office:value-type="float" office:value="21445624" calcext:value-type="float">
            <text:p>21445624</text:p>
          </table:table-cell>
          <table:table-cell office:value-type="string" calcext:value-type="string">
            <text:p>https://api.github.com/repos/rrichardsmn/WR_PS1.6</text:p>
          </table:table-cell>
          <table:table-cell table:formula="of:=REPLACE([.B2458]; 1; 29; &quot;&quot;)" office:value-type="string" office:string-value="rrichardsmn/WR_PS1.6" calcext:value-type="string">
            <text:p>rrichardsmn/WR_PS1.6</text:p>
          </table:table-cell>
        </table:table-row>
        <table:table-row table:style-name="ro1">
          <table:table-cell office:value-type="float" office:value="21449627" calcext:value-type="float">
            <text:p>21449627</text:p>
          </table:table-cell>
          <table:table-cell office:value-type="string" calcext:value-type="string">
            <text:p>https://api.github.com/repos/Jensen-Technologies/neno</text:p>
          </table:table-cell>
          <table:table-cell table:formula="of:=REPLACE([.B2459]; 1; 29; &quot;&quot;)" office:value-type="string" office:string-value="Jensen-Technologies/neno" calcext:value-type="string">
            <text:p>Jensen-Technologies/neno</text:p>
          </table:table-cell>
        </table:table-row>
        <table:table-row table:style-name="ro1">
          <table:table-cell office:value-type="float" office:value="21457723" calcext:value-type="float">
            <text:p>21457723</text:p>
          </table:table-cell>
          <table:table-cell office:value-type="string" calcext:value-type="string">
            <text:p>https://api.github.com/repos/raghunadh2006ster/amazon_codes</text:p>
          </table:table-cell>
          <table:table-cell table:formula="of:=REPLACE([.B2460]; 1; 29; &quot;&quot;)" office:value-type="string" office:string-value="raghunadh2006ster/amazon_codes" calcext:value-type="string">
            <text:p>raghunadh2006ster/amazon_codes</text:p>
          </table:table-cell>
        </table:table-row>
        <table:table-row table:style-name="ro1">
          <table:table-cell office:value-type="float" office:value="21463403" calcext:value-type="float">
            <text:p>21463403</text:p>
          </table:table-cell>
          <table:table-cell office:value-type="string" calcext:value-type="string">
            <text:p>https://api.github.com/repos/wikimedia/mediawiki-extensions-WikibaseQualityConstraints</text:p>
          </table:table-cell>
          <table:table-cell table:formula="of:=REPLACE([.B2461]; 1; 29; &quot;&quot;)" office:value-type="string" office:string-value="wikimedia/mediawiki-extensions-WikibaseQualityConstraints" calcext:value-type="string">
            <text:p>wikimedia/mediawiki-extensions-WikibaseQualityConstraints</text:p>
          </table:table-cell>
        </table:table-row>
        <table:table-row table:style-name="ro1">
          <table:table-cell office:value-type="float" office:value="21464447" calcext:value-type="float">
            <text:p>21464447</text:p>
          </table:table-cell>
          <table:table-cell office:value-type="string" calcext:value-type="string">
            <text:p>https://api.github.com/repos/CodistoConnect/CodistoConnect</text:p>
          </table:table-cell>
          <table:table-cell table:formula="of:=REPLACE([.B2462]; 1; 29; &quot;&quot;)" office:value-type="string" office:string-value="CodistoConnect/CodistoConnect" calcext:value-type="string">
            <text:p>CodistoConnect/CodistoConnect</text:p>
          </table:table-cell>
        </table:table-row>
        <table:table-row table:style-name="ro1">
          <table:table-cell office:value-type="float" office:value="21475767" calcext:value-type="float">
            <text:p>21475767</text:p>
          </table:table-cell>
          <table:table-cell office:value-type="string" calcext:value-type="string">
            <text:p>https://api.github.com/repos/ucfcdl/UDOIT</text:p>
          </table:table-cell>
          <table:table-cell table:formula="of:=REPLACE([.B2463]; 1; 29; &quot;&quot;)" office:value-type="string" office:string-value="ucfcdl/UDOIT" calcext:value-type="string">
            <text:p>ucfcdl/UDOIT</text:p>
          </table:table-cell>
        </table:table-row>
        <table:table-row table:style-name="ro1">
          <table:table-cell office:value-type="float" office:value="21483123" calcext:value-type="float">
            <text:p>21483123</text:p>
          </table:table-cell>
          <table:table-cell office:value-type="string" calcext:value-type="string">
            <text:p>https://api.github.com/repos/ucsdmath/Configuration</text:p>
          </table:table-cell>
          <table:table-cell table:formula="of:=REPLACE([.B2464]; 1; 29; &quot;&quot;)" office:value-type="string" office:string-value="ucsdmath/Configuration" calcext:value-type="string">
            <text:p>ucsdmath/Configuration</text:p>
          </table:table-cell>
        </table:table-row>
        <table:table-row table:style-name="ro1">
          <table:table-cell office:value-type="float" office:value="21497322" calcext:value-type="float">
            <text:p>21497322</text:p>
          </table:table-cell>
          <table:table-cell office:value-type="string" calcext:value-type="string">
            <text:p>https://api.github.com/repos/ucsdmath/Session</text:p>
          </table:table-cell>
          <table:table-cell table:formula="of:=REPLACE([.B2465]; 1; 29; &quot;&quot;)" office:value-type="string" office:string-value="ucsdmath/Session" calcext:value-type="string">
            <text:p>ucsdmath/Session</text:p>
          </table:table-cell>
        </table:table-row>
        <table:table-row table:style-name="ro1">
          <table:table-cell office:value-type="float" office:value="21516745" calcext:value-type="float">
            <text:p>21516745</text:p>
          </table:table-cell>
          <table:table-cell office:value-type="string" calcext:value-type="string">
            <text:p>https://api.github.com/repos/omise/omise-magento</text:p>
          </table:table-cell>
          <table:table-cell table:formula="of:=REPLACE([.B2466]; 1; 29; &quot;&quot;)" office:value-type="string" office:string-value="omise/omise-magento" calcext:value-type="string">
            <text:p>omise/omise-magento</text:p>
          </table:table-cell>
        </table:table-row>
        <table:table-row table:style-name="ro1">
          <table:table-cell office:value-type="float" office:value="21536758" calcext:value-type="float">
            <text:p>21536758</text:p>
          </table:table-cell>
          <table:table-cell office:value-type="string" calcext:value-type="string">
            <text:p>https://api.github.com/repos/wmde/WikibaseDataModelServices</text:p>
          </table:table-cell>
          <table:table-cell table:formula="of:=REPLACE([.B2467]; 1; 29; &quot;&quot;)" office:value-type="string" office:string-value="wmde/WikibaseDataModelServices" calcext:value-type="string">
            <text:p>wmde/WikibaseDataModelServices</text:p>
          </table:table-cell>
        </table:table-row>
        <table:table-row table:style-name="ro1">
          <table:table-cell office:value-type="float" office:value="21548803" calcext:value-type="float">
            <text:p>21548803</text:p>
          </table:table-cell>
          <table:table-cell office:value-type="string" calcext:value-type="string">
            <text:p>https://api.github.com/repos/con-troll/con-troll</text:p>
          </table:table-cell>
          <table:table-cell table:formula="of:=REPLACE([.B2468]; 1; 29; &quot;&quot;)" office:value-type="string" office:string-value="con-troll/con-troll" calcext:value-type="string">
            <text:p>con-troll/con-troll</text:p>
          </table:table-cell>
        </table:table-row>
        <table:table-row table:style-name="ro1">
          <table:table-cell office:value-type="float" office:value="21554947" calcext:value-type="float">
            <text:p>21554947</text:p>
          </table:table-cell>
          <table:table-cell office:value-type="string" calcext:value-type="string">
            <text:p>https://api.github.com/repos/Alex-AG/exeltek</text:p>
          </table:table-cell>
          <table:table-cell table:formula="of:=REPLACE([.B2469]; 1; 29; &quot;&quot;)" office:value-type="string" office:string-value="Alex-AG/exeltek" calcext:value-type="string">
            <text:p>Alex-AG/exeltek</text:p>
          </table:table-cell>
        </table:table-row>
        <table:table-row table:style-name="ro1">
          <table:table-cell office:value-type="float" office:value="21562278" calcext:value-type="float">
            <text:p>21562278</text:p>
          </table:table-cell>
          <table:table-cell office:value-type="string" calcext:value-type="string">
            <text:p>https://api.github.com/repos/ovr/phpsa</text:p>
          </table:table-cell>
          <table:table-cell table:formula="of:=REPLACE([.B2470]; 1; 29; &quot;&quot;)" office:value-type="string" office:string-value="ovr/phpsa" calcext:value-type="string">
            <text:p>ovr/phpsa</text:p>
          </table:table-cell>
        </table:table-row>
        <table:table-row table:style-name="ro1">
          <table:table-cell office:value-type="float" office:value="21590131" calcext:value-type="float">
            <text:p>21590131</text:p>
          </table:table-cell>
          <table:table-cell office:value-type="string" calcext:value-type="string">
            <text:p>https://api.github.com/repos/PoiXson/phpUtils</text:p>
          </table:table-cell>
          <table:table-cell table:formula="of:=REPLACE([.B2471]; 1; 29; &quot;&quot;)" office:value-type="string" office:string-value="PoiXson/phpUtils" calcext:value-type="string">
            <text:p>PoiXson/phpUtils</text:p>
          </table:table-cell>
        </table:table-row>
        <table:table-row table:style-name="ro1">
          <table:table-cell office:value-type="float" office:value="21684769" calcext:value-type="float">
            <text:p>21684769</text:p>
          </table:table-cell>
          <table:table-cell office:value-type="string" calcext:value-type="string">
            <text:p>https://api.github.com/repos/stevieg83/DrupalProject</text:p>
          </table:table-cell>
          <table:table-cell table:formula="of:=REPLACE([.B2472]; 1; 29; &quot;&quot;)" office:value-type="string" office:string-value="stevieg83/DrupalProject" calcext:value-type="string">
            <text:p>stevieg83/DrupalProject</text:p>
          </table:table-cell>
        </table:table-row>
        <table:table-row table:style-name="ro1">
          <table:table-cell office:value-type="float" office:value="21700795" calcext:value-type="float">
            <text:p>21700795</text:p>
          </table:table-cell>
          <table:table-cell office:value-type="string" calcext:value-type="string">
            <text:p>https://api.github.com/repos/brettz9/textbrowser</text:p>
          </table:table-cell>
          <table:table-cell table:formula="of:=REPLACE([.B2473]; 1; 29; &quot;&quot;)" office:value-type="string" office:string-value="brettz9/textbrowser" calcext:value-type="string">
            <text:p>brettz9/textbrowser</text:p>
          </table:table-cell>
        </table:table-row>
        <table:table-row table:style-name="ro1">
          <table:table-cell office:value-type="float" office:value="21731702" calcext:value-type="float">
            <text:p>21731702</text:p>
          </table:table-cell>
          <table:table-cell office:value-type="string" calcext:value-type="string">
            <text:p>https://api.github.com/repos/robocon/shs</text:p>
          </table:table-cell>
          <table:table-cell table:formula="of:=REPLACE([.B2474]; 1; 29; &quot;&quot;)" office:value-type="string" office:string-value="robocon/shs" calcext:value-type="string">
            <text:p>robocon/shs</text:p>
          </table:table-cell>
        </table:table-row>
        <table:table-row table:style-name="ro1">
          <table:table-cell office:value-type="float" office:value="21734846" calcext:value-type="float">
            <text:p>21734846</text:p>
          </table:table-cell>
          <table:table-cell office:value-type="string" calcext:value-type="string">
            <text:p>https://api.github.com/repos/kizniche/Mycodo</text:p>
          </table:table-cell>
          <table:table-cell table:formula="of:=REPLACE([.B2475]; 1; 29; &quot;&quot;)" office:value-type="string" office:string-value="kizniche/Mycodo" calcext:value-type="string">
            <text:p>kizniche/Mycodo</text:p>
          </table:table-cell>
        </table:table-row>
        <table:table-row table:style-name="ro1">
          <table:table-cell office:value-type="float" office:value="21735610" calcext:value-type="float">
            <text:p>21735610</text:p>
          </table:table-cell>
          <table:table-cell office:value-type="string" calcext:value-type="string">
            <text:p>https://api.github.com/repos/ionesculiviucristian/eoncms</text:p>
          </table:table-cell>
          <table:table-cell table:formula="of:=REPLACE([.B2476]; 1; 29; &quot;&quot;)" office:value-type="string" office:string-value="ionesculiviucristian/eoncms" calcext:value-type="string">
            <text:p>ionesculiviucristian/eoncms</text:p>
          </table:table-cell>
        </table:table-row>
        <table:table-row table:style-name="ro1">
          <table:table-cell office:value-type="float" office:value="21739172" calcext:value-type="float">
            <text:p>21739172</text:p>
          </table:table-cell>
          <table:table-cell office:value-type="string" calcext:value-type="string">
            <text:p>https://api.github.com/repos/honeybee/honeybee</text:p>
          </table:table-cell>
          <table:table-cell table:formula="of:=REPLACE([.B2477]; 1; 29; &quot;&quot;)" office:value-type="string" office:string-value="honeybee/honeybee" calcext:value-type="string">
            <text:p>honeybee/honeybee</text:p>
          </table:table-cell>
        </table:table-row>
        <table:table-row table:style-name="ro1">
          <table:table-cell office:value-type="float" office:value="21743939" calcext:value-type="float">
            <text:p>21743939</text:p>
          </table:table-cell>
          <table:table-cell office:value-type="string" calcext:value-type="string">
            <text:p>https://api.github.com/repos/wisend/avaunt</text:p>
          </table:table-cell>
          <table:table-cell table:formula="of:=REPLACE([.B2478]; 1; 29; &quot;&quot;)" office:value-type="string" office:string-value="wisend/avaunt" calcext:value-type="string">
            <text:p>wisend/avaunt</text:p>
          </table:table-cell>
        </table:table-row>
        <table:table-row table:style-name="ro1">
          <table:table-cell office:value-type="float" office:value="21753646" calcext:value-type="float">
            <text:p>21753646</text:p>
          </table:table-cell>
          <table:table-cell office:value-type="string" calcext:value-type="string">
            <text:p>https://api.github.com/repos/websharks/comment-mail-pro</text:p>
          </table:table-cell>
          <table:table-cell table:formula="of:=REPLACE([.B2479]; 1; 29; &quot;&quot;)" office:value-type="string" office:string-value="websharks/comment-mail-pro" calcext:value-type="string">
            <text:p>websharks/comment-mail-pro</text:p>
          </table:table-cell>
        </table:table-row>
        <table:table-row table:style-name="ro1">
          <table:table-cell office:value-type="float" office:value="21756703" calcext:value-type="float">
            <text:p>21756703</text:p>
          </table:table-cell>
          <table:table-cell office:value-type="string" calcext:value-type="string">
            <text:p>https://api.github.com/repos/rzamarripa/du</text:p>
          </table:table-cell>
          <table:table-cell table:formula="of:=REPLACE([.B2480]; 1; 29; &quot;&quot;)" office:value-type="string" office:string-value="rzamarripa/du" calcext:value-type="string">
            <text:p>rzamarripa/du</text:p>
          </table:table-cell>
        </table:table-row>
        <table:table-row table:style-name="ro1">
          <table:table-cell office:value-type="float" office:value="21757476" calcext:value-type="float">
            <text:p>21757476</text:p>
          </table:table-cell>
          <table:table-cell office:value-type="string" calcext:value-type="string">
            <text:p>https://api.github.com/repos/q2a-suomi/q2a-suomikaannos</text:p>
          </table:table-cell>
          <table:table-cell table:formula="of:=REPLACE([.B2481]; 1; 29; &quot;&quot;)" office:value-type="string" office:string-value="q2a-suomi/q2a-suomikaannos" calcext:value-type="string">
            <text:p>q2a-suomi/q2a-suomikaannos</text:p>
          </table:table-cell>
        </table:table-row>
        <table:table-row table:style-name="ro1">
          <table:table-cell office:value-type="float" office:value="21768295" calcext:value-type="float">
            <text:p>21768295</text:p>
          </table:table-cell>
          <table:table-cell office:value-type="string" calcext:value-type="string">
            <text:p>https://api.github.com/repos/Sylius/SyliusUserBundle</text:p>
          </table:table-cell>
          <table:table-cell table:formula="of:=REPLACE([.B2482]; 1; 29; &quot;&quot;)" office:value-type="string" office:string-value="Sylius/SyliusUserBundle" calcext:value-type="string">
            <text:p>Sylius/SyliusUserBundle</text:p>
          </table:table-cell>
        </table:table-row>
        <table:table-row table:style-name="ro1">
          <table:table-cell office:value-type="float" office:value="21811337" calcext:value-type="float">
            <text:p>21811337</text:p>
          </table:table-cell>
          <table:table-cell office:value-type="string" calcext:value-type="string">
            <text:p>https://api.github.com/repos/wuanlife/wuanlife</text:p>
          </table:table-cell>
          <table:table-cell table:formula="of:=REPLACE([.B2483]; 1; 29; &quot;&quot;)" office:value-type="string" office:string-value="wuanlife/wuanlife" calcext:value-type="string">
            <text:p>wuanlife/wuanlife</text:p>
          </table:table-cell>
        </table:table-row>
        <table:table-row table:style-name="ro1">
          <table:table-cell office:value-type="float" office:value="21849159" calcext:value-type="float">
            <text:p>21849159</text:p>
          </table:table-cell>
          <table:table-cell office:value-type="string" calcext:value-type="string">
            <text:p>https://api.github.com/repos/blitze/phpBB-ext-sitemaker</text:p>
          </table:table-cell>
          <table:table-cell table:formula="of:=REPLACE([.B2484]; 1; 29; &quot;&quot;)" office:value-type="string" office:string-value="blitze/phpBB-ext-sitemaker" calcext:value-type="string">
            <text:p>blitze/phpBB-ext-sitemaker</text:p>
          </table:table-cell>
        </table:table-row>
        <table:table-row table:style-name="ro1">
          <table:table-cell office:value-type="float" office:value="21905210" calcext:value-type="float">
            <text:p>21905210</text:p>
          </table:table-cell>
          <table:table-cell office:value-type="string" calcext:value-type="string">
            <text:p>https://api.github.com/repos/bitsybay/bitsybay</text:p>
          </table:table-cell>
          <table:table-cell table:formula="of:=REPLACE([.B2485]; 1; 29; &quot;&quot;)" office:value-type="string" office:string-value="bitsybay/bitsybay" calcext:value-type="string">
            <text:p>bitsybay/bitsybay</text:p>
          </table:table-cell>
        </table:table-row>
        <table:table-row table:style-name="ro1">
          <table:table-cell office:value-type="float" office:value="21920734" calcext:value-type="float">
            <text:p>21920734</text:p>
          </table:table-cell>
          <table:table-cell office:value-type="string" calcext:value-type="string">
            <text:p>https://api.github.com/repos/Roave/BetterReflection</text:p>
          </table:table-cell>
          <table:table-cell table:formula="of:=REPLACE([.B2486]; 1; 29; &quot;&quot;)" office:value-type="string" office:string-value="Roave/BetterReflection" calcext:value-type="string">
            <text:p>Roave/BetterReflection</text:p>
          </table:table-cell>
        </table:table-row>
        <table:table-row table:style-name="ro1">
          <table:table-cell office:value-type="float" office:value="21963532" calcext:value-type="float">
            <text:p>21963532</text:p>
          </table:table-cell>
          <table:table-cell office:value-type="string" calcext:value-type="string">
            <text:p>https://api.github.com/repos/gauntface/gf-site</text:p>
          </table:table-cell>
          <table:table-cell table:formula="of:=REPLACE([.B2487]; 1; 29; &quot;&quot;)" office:value-type="string" office:string-value="gauntface/gf-site" calcext:value-type="string">
            <text:p>gauntface/gf-site</text:p>
          </table:table-cell>
        </table:table-row>
        <table:table-row table:style-name="ro1">
          <table:table-cell office:value-type="float" office:value="21975278" calcext:value-type="float">
            <text:p>21975278</text:p>
          </table:table-cell>
          <table:table-cell office:value-type="string" calcext:value-type="string">
            <text:p>https://api.github.com/repos/AngelZatch/Salsabor</text:p>
          </table:table-cell>
          <table:table-cell table:formula="of:=REPLACE([.B2488]; 1; 29; &quot;&quot;)" office:value-type="string" office:string-value="AngelZatch/Salsabor" calcext:value-type="string">
            <text:p>AngelZatch/Salsabor</text:p>
          </table:table-cell>
        </table:table-row>
        <table:table-row table:style-name="ro1">
          <table:table-cell office:value-type="float" office:value="21987452" calcext:value-type="float">
            <text:p>21987452</text:p>
          </table:table-cell>
          <table:table-cell office:value-type="string" calcext:value-type="string">
            <text:p>https://api.github.com/repos/parkerj/eduTrac-SIS</text:p>
          </table:table-cell>
          <table:table-cell table:formula="of:=REPLACE([.B2489]; 1; 29; &quot;&quot;)" office:value-type="string" office:string-value="parkerj/eduTrac-SIS" calcext:value-type="string">
            <text:p>parkerj/eduTrac-SIS</text:p>
          </table:table-cell>
        </table:table-row>
        <table:table-row table:style-name="ro1">
          <table:table-cell office:value-type="float" office:value="22020132" calcext:value-type="float">
            <text:p>22020132</text:p>
          </table:table-cell>
          <table:table-cell office:value-type="string" calcext:value-type="string">
            <text:p>https://api.github.com/repos/giorgi14/gs-unity</text:p>
          </table:table-cell>
          <table:table-cell table:formula="of:=REPLACE([.B2490]; 1; 29; &quot;&quot;)" office:value-type="string" office:string-value="giorgi14/gs-unity" calcext:value-type="string">
            <text:p>giorgi14/gs-unity</text:p>
          </table:table-cell>
        </table:table-row>
        <table:table-row table:style-name="ro1">
          <table:table-cell office:value-type="float" office:value="22020303" calcext:value-type="float">
            <text:p>22020303</text:p>
          </table:table-cell>
          <table:table-cell office:value-type="string" calcext:value-type="string">
            <text:p>https://api.github.com/repos/enhavo/enhavo</text:p>
          </table:table-cell>
          <table:table-cell table:formula="of:=REPLACE([.B2491]; 1; 29; &quot;&quot;)" office:value-type="string" office:string-value="enhavo/enhavo" calcext:value-type="string">
            <text:p>enhavo/enhavo</text:p>
          </table:table-cell>
        </table:table-row>
        <table:table-row table:style-name="ro1">
          <table:table-cell office:value-type="float" office:value="22041745" calcext:value-type="float">
            <text:p>22041745</text:p>
          </table:table-cell>
          <table:table-cell office:value-type="string" calcext:value-type="string">
            <text:p>https://api.github.com/repos/miraheze/mw-config</text:p>
          </table:table-cell>
          <table:table-cell table:formula="of:=REPLACE([.B2492]; 1; 29; &quot;&quot;)" office:value-type="string" office:string-value="miraheze/mw-config" calcext:value-type="string">
            <text:p>miraheze/mw-config</text:p>
          </table:table-cell>
        </table:table-row>
        <table:table-row table:style-name="ro1">
          <table:table-cell office:value-type="float" office:value="22042849" calcext:value-type="float">
            <text:p>22042849</text:p>
          </table:table-cell>
          <table:table-cell office:value-type="string" calcext:value-type="string">
            <text:p>https://api.github.com/repos/iChrist/RoyalWebStructure</text:p>
          </table:table-cell>
          <table:table-cell table:formula="of:=REPLACE([.B2493]; 1; 29; &quot;&quot;)" office:value-type="string" office:string-value="iChrist/RoyalWebStructure" calcext:value-type="string">
            <text:p>iChrist/RoyalWebStructure</text:p>
          </table:table-cell>
        </table:table-row>
        <table:table-row table:style-name="ro1">
          <table:table-cell office:value-type="float" office:value="22042964" calcext:value-type="float">
            <text:p>22042964</text:p>
          </table:table-cell>
          <table:table-cell office:value-type="string" calcext:value-type="string">
            <text:p>https://api.github.com/repos/FGM/mongodb</text:p>
          </table:table-cell>
          <table:table-cell table:formula="of:=REPLACE([.B2494]; 1; 29; &quot;&quot;)" office:value-type="string" office:string-value="FGM/mongodb" calcext:value-type="string">
            <text:p>FGM/mongodb</text:p>
          </table:table-cell>
        </table:table-row>
        <table:table-row table:style-name="ro1">
          <table:table-cell office:value-type="float" office:value="22043525" calcext:value-type="float">
            <text:p>22043525</text:p>
          </table:table-cell>
          <table:table-cell office:value-type="string" calcext:value-type="string">
            <text:p>https://api.github.com/repos/chaeMil/oazatv-server</text:p>
          </table:table-cell>
          <table:table-cell table:formula="of:=REPLACE([.B2495]; 1; 29; &quot;&quot;)" office:value-type="string" office:string-value="chaeMil/oazatv-server" calcext:value-type="string">
            <text:p>chaeMil/oazatv-server</text:p>
          </table:table-cell>
        </table:table-row>
        <table:table-row table:style-name="ro1">
          <table:table-cell office:value-type="float" office:value="22044078" calcext:value-type="float">
            <text:p>22044078</text:p>
          </table:table-cell>
          <table:table-cell office:value-type="string" calcext:value-type="string">
            <text:p>https://api.github.com/repos/Cloudrexx/cloudrexx</text:p>
          </table:table-cell>
          <table:table-cell table:formula="of:=REPLACE([.B2496]; 1; 29; &quot;&quot;)" office:value-type="string" office:string-value="Cloudrexx/cloudrexx" calcext:value-type="string">
            <text:p>Cloudrexx/cloudrexx</text:p>
          </table:table-cell>
        </table:table-row>
        <table:table-row table:style-name="ro1">
          <table:table-cell office:value-type="float" office:value="22044747" calcext:value-type="float">
            <text:p>22044747</text:p>
          </table:table-cell>
          <table:table-cell office:value-type="string" calcext:value-type="string">
            <text:p>https://api.github.com/repos/zendframework/zend-expressive</text:p>
          </table:table-cell>
          <table:table-cell table:formula="of:=REPLACE([.B2497]; 1; 29; &quot;&quot;)" office:value-type="string" office:string-value="zendframework/zend-expressive" calcext:value-type="string">
            <text:p>zendframework/zend-expressive</text:p>
          </table:table-cell>
        </table:table-row>
        <table:table-row table:style-name="ro1">
          <table:table-cell office:value-type="float" office:value="22044898" calcext:value-type="float">
            <text:p>22044898</text:p>
          </table:table-cell>
          <table:table-cell office:value-type="string" calcext:value-type="string">
            <text:p>https://api.github.com/repos/WBCE/WebsiteBaker_CommunityEdition</text:p>
          </table:table-cell>
          <table:table-cell table:formula="of:=REPLACE([.B2498]; 1; 29; &quot;&quot;)" office:value-type="string" office:string-value="WBCE/WebsiteBaker_CommunityEdition" calcext:value-type="string">
            <text:p>WBCE/WebsiteBaker_CommunityEdition</text:p>
          </table:table-cell>
        </table:table-row>
        <table:table-row table:style-name="ro1">
          <table:table-cell office:value-type="float" office:value="22045362" calcext:value-type="float">
            <text:p>22045362</text:p>
          </table:table-cell>
          <table:table-cell office:value-type="string" calcext:value-type="string">
            <text:p>https://api.github.com/repos/botwiki/botwiki.org</text:p>
          </table:table-cell>
          <table:table-cell table:formula="of:=REPLACE([.B2499]; 1; 29; &quot;&quot;)" office:value-type="string" office:string-value="botwiki/botwiki.org" calcext:value-type="string">
            <text:p>botwiki/botwiki.org</text:p>
          </table:table-cell>
        </table:table-row>
        <table:table-row table:style-name="ro1">
          <table:table-cell office:value-type="float" office:value="22045961" calcext:value-type="float">
            <text:p>22045961</text:p>
          </table:table-cell>
          <table:table-cell office:value-type="string" calcext:value-type="string">
            <text:p>https://api.github.com/repos/thiagosalper/erp_modulos</text:p>
          </table:table-cell>
          <table:table-cell table:formula="of:=REPLACE([.B2500]; 1; 29; &quot;&quot;)" office:value-type="string" office:string-value="thiagosalper/erp_modulos" calcext:value-type="string">
            <text:p>thiagosalper/erp_modulos</text:p>
          </table:table-cell>
        </table:table-row>
        <table:table-row table:style-name="ro1">
          <table:table-cell office:value-type="float" office:value="22047839" calcext:value-type="float">
            <text:p>22047839</text:p>
          </table:table-cell>
          <table:table-cell office:value-type="string" calcext:value-type="string">
            <text:p>https://api.github.com/repos/DoSomething/phoenix</text:p>
          </table:table-cell>
          <table:table-cell table:formula="of:=REPLACE([.B2501]; 1; 29; &quot;&quot;)" office:value-type="string" office:string-value="DoSomething/phoenix" calcext:value-type="string">
            <text:p>DoSomething/phoenix</text:p>
          </table:table-cell>
        </table:table-row>
        <table:table-row table:style-name="ro1">
          <table:table-cell office:value-type="float" office:value="22047933" calcext:value-type="float">
            <text:p>22047933</text:p>
          </table:table-cell>
          <table:table-cell office:value-type="string" calcext:value-type="string">
            <text:p>https://api.github.com/repos/phalconslayer/slayer</text:p>
          </table:table-cell>
          <table:table-cell table:formula="of:=REPLACE([.B2502]; 1; 29; &quot;&quot;)" office:value-type="string" office:string-value="phalconslayer/slayer" calcext:value-type="string">
            <text:p>phalconslayer/slayer</text:p>
          </table:table-cell>
        </table:table-row>
        <table:table-row table:style-name="ro1">
          <table:table-cell office:value-type="float" office:value="22049758" calcext:value-type="float">
            <text:p>22049758</text:p>
          </table:table-cell>
          <table:table-cell office:value-type="string" calcext:value-type="string">
            <text:p>https://api.github.com/repos/efabrikov/renault</text:p>
          </table:table-cell>
          <table:table-cell table:formula="of:=REPLACE([.B2503]; 1; 29; &quot;&quot;)" office:value-type="string" office:string-value="efabrikov/renault" calcext:value-type="string">
            <text:p>efabrikov/renault</text:p>
          </table:table-cell>
        </table:table-row>
        <table:table-row table:style-name="ro1">
          <table:table-cell office:value-type="float" office:value="22052502" calcext:value-type="float">
            <text:p>22052502</text:p>
          </table:table-cell>
          <table:table-cell office:value-type="string" calcext:value-type="string">
            <text:p>https://api.github.com/repos/facile-it/paraunit</text:p>
          </table:table-cell>
          <table:table-cell table:formula="of:=REPLACE([.B2504]; 1; 29; &quot;&quot;)" office:value-type="string" office:string-value="facile-it/paraunit" calcext:value-type="string">
            <text:p>facile-it/paraunit</text:p>
          </table:table-cell>
        </table:table-row>
        <table:table-row table:style-name="ro1">
          <table:table-cell office:value-type="float" office:value="22055355" calcext:value-type="float">
            <text:p>22055355</text:p>
          </table:table-cell>
          <table:table-cell office:value-type="string" calcext:value-type="string">
            <text:p>https://api.github.com/repos/Automattic/WP-Job-Manager</text:p>
          </table:table-cell>
          <table:table-cell table:formula="of:=REPLACE([.B2505]; 1; 29; &quot;&quot;)" office:value-type="string" office:string-value="Automattic/WP-Job-Manager" calcext:value-type="string">
            <text:p>Automattic/WP-Job-Manager</text:p>
          </table:table-cell>
        </table:table-row>
        <table:table-row table:style-name="ro1">
          <table:table-cell office:value-type="float" office:value="22055837" calcext:value-type="float">
            <text:p>22055837</text:p>
          </table:table-cell>
          <table:table-cell office:value-type="string" calcext:value-type="string">
            <text:p>https://api.github.com/repos/remileblond67/evpos</text:p>
          </table:table-cell>
          <table:table-cell table:formula="of:=REPLACE([.B2506]; 1; 29; &quot;&quot;)" office:value-type="string" office:string-value="remileblond67/evpos" calcext:value-type="string">
            <text:p>remileblond67/evpos</text:p>
          </table:table-cell>
        </table:table-row>
        <table:table-row table:style-name="ro1">
          <table:table-cell office:value-type="float" office:value="22056114" calcext:value-type="float">
            <text:p>22056114</text:p>
          </table:table-cell>
          <table:table-cell office:value-type="string" calcext:value-type="string">
            <text:p>https://api.github.com/repos/joomla-projects/joomla-pythagoras</text:p>
          </table:table-cell>
          <table:table-cell table:formula="of:=REPLACE([.B2507]; 1; 29; &quot;&quot;)" office:value-type="string" office:string-value="joomla-projects/joomla-pythagoras" calcext:value-type="string">
            <text:p>joomla-projects/joomla-pythagoras</text:p>
          </table:table-cell>
        </table:table-row>
        <table:table-row table:style-name="ro1">
          <table:table-cell office:value-type="float" office:value="22057593" calcext:value-type="float">
            <text:p>22057593</text:p>
          </table:table-cell>
          <table:table-cell office:value-type="string" calcext:value-type="string">
            <text:p>https://api.github.com/repos/sexibytes/sexigraf</text:p>
          </table:table-cell>
          <table:table-cell table:formula="of:=REPLACE([.B2508]; 1; 29; &quot;&quot;)" office:value-type="string" office:string-value="sexibytes/sexigraf" calcext:value-type="string">
            <text:p>sexibytes/sexigraf</text:p>
          </table:table-cell>
        </table:table-row>
        <table:table-row table:style-name="ro1">
          <table:table-cell office:value-type="float" office:value="22059236" calcext:value-type="float">
            <text:p>22059236</text:p>
          </table:table-cell>
          <table:table-cell office:value-type="string" calcext:value-type="string">
            <text:p>https://api.github.com/repos/glpi-project/glpi</text:p>
          </table:table-cell>
          <table:table-cell table:formula="of:=REPLACE([.B2509]; 1; 29; &quot;&quot;)" office:value-type="string" office:string-value="glpi-project/glpi" calcext:value-type="string">
            <text:p>glpi-project/glpi</text:p>
          </table:table-cell>
        </table:table-row>
        <table:table-row table:style-name="ro1">
          <table:table-cell office:value-type="float" office:value="22062982" calcext:value-type="float">
            <text:p>22062982</text:p>
          </table:table-cell>
          <table:table-cell office:value-type="string" calcext:value-type="string">
            <text:p>https://api.github.com/repos/thekordy/ticketit</text:p>
          </table:table-cell>
          <table:table-cell table:formula="of:=REPLACE([.B2510]; 1; 29; &quot;&quot;)" office:value-type="string" office:string-value="thekordy/ticketit" calcext:value-type="string">
            <text:p>thekordy/ticketit</text:p>
          </table:table-cell>
        </table:table-row>
        <table:table-row table:style-name="ro1">
          <table:table-cell office:value-type="float" office:value="22063197" calcext:value-type="float">
            <text:p>22063197</text:p>
          </table:table-cell>
          <table:table-cell office:value-type="string" calcext:value-type="string">
            <text:p>https://api.github.com/repos/Indicia-Team/client_helpers</text:p>
          </table:table-cell>
          <table:table-cell table:formula="of:=REPLACE([.B2511]; 1; 29; &quot;&quot;)" office:value-type="string" office:string-value="Indicia-Team/client_helpers" calcext:value-type="string">
            <text:p>Indicia-Team/client_helpers</text:p>
          </table:table-cell>
        </table:table-row>
        <table:table-row table:style-name="ro1">
          <table:table-cell office:value-type="float" office:value="22064639" calcext:value-type="float">
            <text:p>22064639</text:p>
          </table:table-cell>
          <table:table-cell office:value-type="string" calcext:value-type="string">
            <text:p>https://api.github.com/repos/opencaching/okapi</text:p>
          </table:table-cell>
          <table:table-cell table:formula="of:=REPLACE([.B2512]; 1; 29; &quot;&quot;)" office:value-type="string" office:string-value="opencaching/okapi" calcext:value-type="string">
            <text:p>opencaching/okapi</text:p>
          </table:table-cell>
        </table:table-row>
        <table:table-row table:style-name="ro1">
          <table:table-cell office:value-type="float" office:value="22064716" calcext:value-type="float">
            <text:p>22064716</text:p>
          </table:table-cell>
          <table:table-cell office:value-type="string" calcext:value-type="string">
            <text:p>https://api.github.com/repos/instantsoft/icms2</text:p>
          </table:table-cell>
          <table:table-cell table:formula="of:=REPLACE([.B2513]; 1; 29; &quot;&quot;)" office:value-type="string" office:string-value="instantsoft/icms2" calcext:value-type="string">
            <text:p>instantsoft/icms2</text:p>
          </table:table-cell>
        </table:table-row>
        <table:table-row table:style-name="ro1">
          <table:table-cell office:value-type="float" office:value="22067415" calcext:value-type="float">
            <text:p>22067415</text:p>
          </table:table-cell>
          <table:table-cell office:value-type="string" calcext:value-type="string">
            <text:p>https://api.github.com/repos/tianyamignyue/reborn</text:p>
          </table:table-cell>
          <table:table-cell table:formula="of:=REPLACE([.B2514]; 1; 29; &quot;&quot;)" office:value-type="string" office:string-value="tianyamignyue/reborn" calcext:value-type="string">
            <text:p>tianyamignyue/reborn</text:p>
          </table:table-cell>
        </table:table-row>
        <table:table-row table:style-name="ro1">
          <table:table-cell office:value-type="float" office:value="22069056" calcext:value-type="float">
            <text:p>22069056</text:p>
          </table:table-cell>
          <table:table-cell office:value-type="string" calcext:value-type="string">
            <text:p>https://api.github.com/repos/phanbook/phanbook</text:p>
          </table:table-cell>
          <table:table-cell table:formula="of:=REPLACE([.B2515]; 1; 29; &quot;&quot;)" office:value-type="string" office:string-value="phanbook/phanbook" calcext:value-type="string">
            <text:p>phanbook/phanbook</text:p>
          </table:table-cell>
        </table:table-row>
        <table:table-row table:style-name="ro1">
          <table:table-cell office:value-type="float" office:value="22070800" calcext:value-type="float">
            <text:p>22070800</text:p>
          </table:table-cell>
          <table:table-cell office:value-type="string" calcext:value-type="string">
            <text:p>https://api.github.com/repos/websharks/comet-cache-pro</text:p>
          </table:table-cell>
          <table:table-cell table:formula="of:=REPLACE([.B2516]; 1; 29; &quot;&quot;)" office:value-type="string" office:string-value="websharks/comet-cache-pro" calcext:value-type="string">
            <text:p>websharks/comet-cache-pro</text:p>
          </table:table-cell>
        </table:table-row>
        <table:table-row table:style-name="ro1">
          <table:table-cell office:value-type="float" office:value="22073051" calcext:value-type="float">
            <text:p>22073051</text:p>
          </table:table-cell>
          <table:table-cell office:value-type="string" calcext:value-type="string">
            <text:p>https://api.github.com/repos/samnabi/shopkit</text:p>
          </table:table-cell>
          <table:table-cell table:formula="of:=REPLACE([.B2517]; 1; 29; &quot;&quot;)" office:value-type="string" office:string-value="samnabi/shopkit" calcext:value-type="string">
            <text:p>samnabi/shopkit</text:p>
          </table:table-cell>
        </table:table-row>
        <table:table-row table:style-name="ro1">
          <table:table-cell office:value-type="float" office:value="22082624" calcext:value-type="float">
            <text:p>22082624</text:p>
          </table:table-cell>
          <table:table-cell office:value-type="string" calcext:value-type="string">
            <text:p>https://api.github.com/repos/binshen/website</text:p>
          </table:table-cell>
          <table:table-cell table:formula="of:=REPLACE([.B2518]; 1; 29; &quot;&quot;)" office:value-type="string" office:string-value="binshen/website" calcext:value-type="string">
            <text:p>binshen/website</text:p>
          </table:table-cell>
        </table:table-row>
        <table:table-row table:style-name="ro1">
          <table:table-cell office:value-type="float" office:value="22083441" calcext:value-type="float">
            <text:p>22083441</text:p>
          </table:table-cell>
          <table:table-cell office:value-type="string" calcext:value-type="string">
            <text:p>https://api.github.com/repos/ezsystems/ezplatform-solr-search-engine</text:p>
          </table:table-cell>
          <table:table-cell table:formula="of:=REPLACE([.B2519]; 1; 29; &quot;&quot;)" office:value-type="string" office:string-value="ezsystems/ezplatform-solr-search-engine" calcext:value-type="string">
            <text:p>ezsystems/ezplatform-solr-search-engine</text:p>
          </table:table-cell>
        </table:table-row>
        <table:table-row table:style-name="ro1">
          <table:table-cell office:value-type="float" office:value="22085783" calcext:value-type="float">
            <text:p>22085783</text:p>
          </table:table-cell>
          <table:table-cell office:value-type="string" calcext:value-type="string">
            <text:p>https://api.github.com/repos/opencaching/opencaching-pl</text:p>
          </table:table-cell>
          <table:table-cell table:formula="of:=REPLACE([.B2520]; 1; 29; &quot;&quot;)" office:value-type="string" office:string-value="opencaching/opencaching-pl" calcext:value-type="string">
            <text:p>opencaching/opencaching-pl</text:p>
          </table:table-cell>
        </table:table-row>
        <table:table-row table:style-name="ro1">
          <table:table-cell office:value-type="float" office:value="22087216" calcext:value-type="float">
            <text:p>22087216</text:p>
          </table:table-cell>
          <table:table-cell office:value-type="string" calcext:value-type="string">
            <text:p>https://api.github.com/repos/open-orchestra/open-orchestra-media-admin-bundle</text:p>
          </table:table-cell>
          <table:table-cell table:formula="of:=REPLACE([.B2521]; 1; 29; &quot;&quot;)" office:value-type="string" office:string-value="open-orchestra/open-orchestra-media-admin-bundle" calcext:value-type="string">
            <text:p>open-orchestra/open-orchestra-media-admin-bundle</text:p>
          </table:table-cell>
        </table:table-row>
        <table:table-row table:style-name="ro1">
          <table:table-cell office:value-type="float" office:value="22089518" calcext:value-type="float">
            <text:p>22089518</text:p>
          </table:table-cell>
          <table:table-cell office:value-type="string" calcext:value-type="string">
            <text:p>https://api.github.com/repos/calacademy/cas</text:p>
          </table:table-cell>
          <table:table-cell table:formula="of:=REPLACE([.B2522]; 1; 29; &quot;&quot;)" office:value-type="string" office:string-value="calacademy/cas" calcext:value-type="string">
            <text:p>calacademy/cas</text:p>
          </table:table-cell>
        </table:table-row>
        <table:table-row table:style-name="ro1">
          <table:table-cell office:value-type="float" office:value="22089619" calcext:value-type="float">
            <text:p>22089619</text:p>
          </table:table-cell>
          <table:table-cell office:value-type="string" calcext:value-type="string">
            <text:p>https://api.github.com/repos/dxalljm/landsystem</text:p>
          </table:table-cell>
          <table:table-cell table:formula="of:=REPLACE([.B2523]; 1; 29; &quot;&quot;)" office:value-type="string" office:string-value="dxalljm/landsystem" calcext:value-type="string">
            <text:p>dxalljm/landsystem</text:p>
          </table:table-cell>
        </table:table-row>
        <table:table-row table:style-name="ro1">
          <table:table-cell office:value-type="float" office:value="22089762" calcext:value-type="float">
            <text:p>22089762</text:p>
          </table:table-cell>
          <table:table-cell office:value-type="string" calcext:value-type="string">
            <text:p>https://api.github.com/repos/Indicia-Team/warehouse</text:p>
          </table:table-cell>
          <table:table-cell table:formula="of:=REPLACE([.B2524]; 1; 29; &quot;&quot;)" office:value-type="string" office:string-value="Indicia-Team/warehouse" calcext:value-type="string">
            <text:p>Indicia-Team/warehouse</text:p>
          </table:table-cell>
        </table:table-row>
        <table:table-row table:style-name="ro1">
          <table:table-cell office:value-type="float" office:value="22091067" calcext:value-type="float">
            <text:p>22091067</text:p>
          </table:table-cell>
          <table:table-cell office:value-type="string" calcext:value-type="string">
            <text:p>https://api.github.com/repos/moonstonemedia/WP-Simple-Pay-Lite-for-Stripe</text:p>
          </table:table-cell>
          <table:table-cell table:formula="of:=REPLACE([.B2525]; 1; 29; &quot;&quot;)" office:value-type="string" office:string-value="moonstonemedia/WP-Simple-Pay-Lite-for-Stripe" calcext:value-type="string">
            <text:p>moonstonemedia/WP-Simple-Pay-Lite-for-Stripe</text:p>
          </table:table-cell>
        </table:table-row>
        <table:table-row table:style-name="ro1">
          <table:table-cell office:value-type="float" office:value="22093033" calcext:value-type="float">
            <text:p>22093033</text:p>
          </table:table-cell>
          <table:table-cell office:value-type="string" calcext:value-type="string">
            <text:p>https://api.github.com/repos/V-Paranoiaque/Domoleaf</text:p>
          </table:table-cell>
          <table:table-cell table:formula="of:=REPLACE([.B2526]; 1; 29; &quot;&quot;)" office:value-type="string" office:string-value="V-Paranoiaque/Domoleaf" calcext:value-type="string">
            <text:p>V-Paranoiaque/Domoleaf</text:p>
          </table:table-cell>
        </table:table-row>
        <table:table-row table:style-name="ro1">
          <table:table-cell office:value-type="float" office:value="22094578" calcext:value-type="float">
            <text:p>22094578</text:p>
          </table:table-cell>
          <table:table-cell office:value-type="string" calcext:value-type="string">
            <text:p>https://api.github.com/repos/webonyx/graphql-php</text:p>
          </table:table-cell>
          <table:table-cell table:formula="of:=REPLACE([.B2527]; 1; 29; &quot;&quot;)" office:value-type="string" office:string-value="webonyx/graphql-php" calcext:value-type="string">
            <text:p>webonyx/graphql-php</text:p>
          </table:table-cell>
        </table:table-row>
        <table:table-row table:style-name="ro1">
          <table:table-cell office:value-type="float" office:value="22094832" calcext:value-type="float">
            <text:p>22094832</text:p>
          </table:table-cell>
          <table:table-cell office:value-type="string" calcext:value-type="string">
            <text:p>https://api.github.com/repos/getgrav/grav-plugin-form</text:p>
          </table:table-cell>
          <table:table-cell table:formula="of:=REPLACE([.B2528]; 1; 29; &quot;&quot;)" office:value-type="string" office:string-value="getgrav/grav-plugin-form" calcext:value-type="string">
            <text:p>getgrav/grav-plugin-form</text:p>
          </table:table-cell>
        </table:table-row>
        <table:table-row table:style-name="ro1">
          <table:table-cell office:value-type="float" office:value="22095147" calcext:value-type="float">
            <text:p>22095147</text:p>
          </table:table-cell>
          <table:table-cell office:value-type="string" calcext:value-type="string">
            <text:p>https://api.github.com/repos/codebendercc/eratosthenes</text:p>
          </table:table-cell>
          <table:table-cell table:formula="of:=REPLACE([.B2529]; 1; 29; &quot;&quot;)" office:value-type="string" office:string-value="codebendercc/eratosthenes" calcext:value-type="string">
            <text:p>codebendercc/eratosthenes</text:p>
          </table:table-cell>
        </table:table-row>
        <table:table-row table:style-name="ro1">
          <table:table-cell office:value-type="float" office:value="22095784" calcext:value-type="float">
            <text:p>22095784</text:p>
          </table:table-cell>
          <table:table-cell office:value-type="string" calcext:value-type="string">
            <text:p>https://api.github.com/repos/aimeos/aimeos-core</text:p>
          </table:table-cell>
          <table:table-cell table:formula="of:=REPLACE([.B2530]; 1; 29; &quot;&quot;)" office:value-type="string" office:string-value="aimeos/aimeos-core" calcext:value-type="string">
            <text:p>aimeos/aimeos-core</text:p>
          </table:table-cell>
        </table:table-row>
        <table:table-row table:style-name="ro1">
          <table:table-cell office:value-type="float" office:value="22096068" calcext:value-type="float">
            <text:p>22096068</text:p>
          </table:table-cell>
          <table:table-cell office:value-type="string" calcext:value-type="string">
            <text:p>https://api.github.com/repos/DarvinStudio/DarvinAdminBundle</text:p>
          </table:table-cell>
          <table:table-cell table:formula="of:=REPLACE([.B2531]; 1; 29; &quot;&quot;)" office:value-type="string" office:string-value="DarvinStudio/DarvinAdminBundle" calcext:value-type="string">
            <text:p>DarvinStudio/DarvinAdminBundle</text:p>
          </table:table-cell>
        </table:table-row>
        <table:table-row table:style-name="ro1">
          <table:table-cell office:value-type="float" office:value="22097489" calcext:value-type="float">
            <text:p>22097489</text:p>
          </table:table-cell>
          <table:table-cell office:value-type="string" calcext:value-type="string">
            <text:p>https://api.github.com/repos/l3pufg/tainacan</text:p>
          </table:table-cell>
          <table:table-cell table:formula="of:=REPLACE([.B2532]; 1; 29; &quot;&quot;)" office:value-type="string" office:string-value="l3pufg/tainacan" calcext:value-type="string">
            <text:p>l3pufg/tainacan</text:p>
          </table:table-cell>
        </table:table-row>
        <table:table-row table:style-name="ro1">
          <table:table-cell office:value-type="float" office:value="22097557" calcext:value-type="float">
            <text:p>22097557</text:p>
          </table:table-cell>
          <table:table-cell office:value-type="string" calcext:value-type="string">
            <text:p>https://api.github.com/repos/mrimran/ecart</text:p>
          </table:table-cell>
          <table:table-cell table:formula="of:=REPLACE([.B2533]; 1; 29; &quot;&quot;)" office:value-type="string" office:string-value="mrimran/ecart" calcext:value-type="string">
            <text:p>mrimran/ecart</text:p>
          </table:table-cell>
        </table:table-row>
        <table:table-row table:style-name="ro1">
          <table:table-cell office:value-type="float" office:value="22098442" calcext:value-type="float">
            <text:p>22098442</text:p>
          </table:table-cell>
          <table:table-cell office:value-type="string" calcext:value-type="string">
            <text:p>https://api.github.com/repos/PauloJapa/ERP</text:p>
          </table:table-cell>
          <table:table-cell table:formula="of:=REPLACE([.B2534]; 1; 29; &quot;&quot;)" office:value-type="string" office:string-value="PauloJapa/ERP" calcext:value-type="string">
            <text:p>PauloJapa/ERP</text:p>
          </table:table-cell>
        </table:table-row>
        <table:table-row table:style-name="ro1">
          <table:table-cell office:value-type="float" office:value="22100011" calcext:value-type="float">
            <text:p>22100011</text:p>
          </table:table-cell>
          <table:table-cell office:value-type="string" calcext:value-type="string">
            <text:p>https://api.github.com/repos/ws1040/hc</text:p>
          </table:table-cell>
          <table:table-cell table:formula="of:=REPLACE([.B2535]; 1; 29; &quot;&quot;)" office:value-type="string" office:string-value="ws1040/hc" calcext:value-type="string">
            <text:p>ws1040/hc</text:p>
          </table:table-cell>
        </table:table-row>
        <table:table-row table:style-name="ro1">
          <table:table-cell office:value-type="float" office:value="22119810" calcext:value-type="float">
            <text:p>22119810</text:p>
          </table:table-cell>
          <table:table-cell office:value-type="string" calcext:value-type="string">
            <text:p>https://api.github.com/repos/datadigicore/persediaan</text:p>
          </table:table-cell>
          <table:table-cell table:formula="of:=REPLACE([.B2536]; 1; 29; &quot;&quot;)" office:value-type="string" office:string-value="datadigicore/persediaan" calcext:value-type="string">
            <text:p>datadigicore/persediaan</text:p>
          </table:table-cell>
        </table:table-row>
        <table:table-row table:style-name="ro1">
          <table:table-cell office:value-type="float" office:value="22122326" calcext:value-type="float">
            <text:p>22122326</text:p>
          </table:table-cell>
          <table:table-cell office:value-type="string" calcext:value-type="string">
            <text:p>https://api.github.com/repos/sphereio/commercetools-php-sdk</text:p>
          </table:table-cell>
          <table:table-cell table:formula="of:=REPLACE([.B2537]; 1; 29; &quot;&quot;)" office:value-type="string" office:string-value="sphereio/commercetools-php-sdk" calcext:value-type="string">
            <text:p>sphereio/commercetools-php-sdk</text:p>
          </table:table-cell>
        </table:table-row>
        <table:table-row table:style-name="ro1">
          <table:table-cell office:value-type="float" office:value="22131367" calcext:value-type="float">
            <text:p>22131367</text:p>
          </table:table-cell>
          <table:table-cell office:value-type="string" calcext:value-type="string">
            <text:p>https://api.github.com/repos/jphp-compiler/develnext</text:p>
          </table:table-cell>
          <table:table-cell table:formula="of:=REPLACE([.B2538]; 1; 29; &quot;&quot;)" office:value-type="string" office:string-value="jphp-compiler/develnext" calcext:value-type="string">
            <text:p>jphp-compiler/develnext</text:p>
          </table:table-cell>
        </table:table-row>
        <table:table-row table:style-name="ro1">
          <table:table-cell office:value-type="float" office:value="22140715" calcext:value-type="float">
            <text:p>22140715</text:p>
          </table:table-cell>
          <table:table-cell office:value-type="string" calcext:value-type="string">
            <text:p>https://api.github.com/repos/opnsense/plugins</text:p>
          </table:table-cell>
          <table:table-cell table:formula="of:=REPLACE([.B2539]; 1; 29; &quot;&quot;)" office:value-type="string" office:string-value="opnsense/plugins" calcext:value-type="string">
            <text:p>opnsense/plugins</text:p>
          </table:table-cell>
        </table:table-row>
        <table:table-row table:style-name="ro1">
          <table:table-cell office:value-type="float" office:value="22145447" calcext:value-type="float">
            <text:p>22145447</text:p>
          </table:table-cell>
          <table:table-cell office:value-type="string" calcext:value-type="string">
            <text:p>https://api.github.com/repos/obiba/mica-drupal7</text:p>
          </table:table-cell>
          <table:table-cell table:formula="of:=REPLACE([.B2540]; 1; 29; &quot;&quot;)" office:value-type="string" office:string-value="obiba/mica-drupal7" calcext:value-type="string">
            <text:p>obiba/mica-drupal7</text:p>
          </table:table-cell>
        </table:table-row>
        <table:table-row table:style-name="ro1">
          <table:table-cell office:value-type="float" office:value="22146232" calcext:value-type="float">
            <text:p>22146232</text:p>
          </table:table-cell>
          <table:table-cell office:value-type="string" calcext:value-type="string">
            <text:p>https://api.github.com/repos/dedalozzo/reindex</text:p>
          </table:table-cell>
          <table:table-cell table:formula="of:=REPLACE([.B2541]; 1; 29; &quot;&quot;)" office:value-type="string" office:string-value="dedalozzo/reindex" calcext:value-type="string">
            <text:p>dedalozzo/reindex</text:p>
          </table:table-cell>
        </table:table-row>
        <table:table-row table:style-name="ro1">
          <table:table-cell office:value-type="float" office:value="22177756" calcext:value-type="float">
            <text:p>22177756</text:p>
          </table:table-cell>
          <table:table-cell office:value-type="string" calcext:value-type="string">
            <text:p>https://api.github.com/repos/NeroReflex/Gishiki</text:p>
          </table:table-cell>
          <table:table-cell table:formula="of:=REPLACE([.B2542]; 1; 29; &quot;&quot;)" office:value-type="string" office:string-value="NeroReflex/Gishiki" calcext:value-type="string">
            <text:p>NeroReflex/Gishiki</text:p>
          </table:table-cell>
        </table:table-row>
        <table:table-row table:style-name="ro1">
          <table:table-cell office:value-type="float" office:value="22185902" calcext:value-type="float">
            <text:p>22185902</text:p>
          </table:table-cell>
          <table:table-cell office:value-type="string" calcext:value-type="string">
            <text:p>https://api.github.com/repos/cn007b/my</text:p>
          </table:table-cell>
          <table:table-cell table:formula="of:=REPLACE([.B2543]; 1; 29; &quot;&quot;)" office:value-type="string" office:string-value="cn007b/my" calcext:value-type="string">
            <text:p>cn007b/my</text:p>
          </table:table-cell>
        </table:table-row>
        <table:table-row table:style-name="ro1">
          <table:table-cell office:value-type="float" office:value="22192994" calcext:value-type="float">
            <text:p>22192994</text:p>
          </table:table-cell>
          <table:table-cell office:value-type="string" calcext:value-type="string">
            <text:p>https://api.github.com/repos/humanitarianresponse/site</text:p>
          </table:table-cell>
          <table:table-cell table:formula="of:=REPLACE([.B2544]; 1; 29; &quot;&quot;)" office:value-type="string" office:string-value="humanitarianresponse/site" calcext:value-type="string">
            <text:p>humanitarianresponse/site</text:p>
          </table:table-cell>
        </table:table-row>
        <table:table-row table:style-name="ro1">
          <table:table-cell office:value-type="float" office:value="22210346" calcext:value-type="float">
            <text:p>22210346</text:p>
          </table:table-cell>
          <table:table-cell office:value-type="string" calcext:value-type="string">
            <text:p>https://api.github.com/repos/MezzoLabs/MezzoDemo</text:p>
          </table:table-cell>
          <table:table-cell table:formula="of:=REPLACE([.B2545]; 1; 29; &quot;&quot;)" office:value-type="string" office:string-value="MezzoLabs/MezzoDemo" calcext:value-type="string">
            <text:p>MezzoLabs/MezzoDemo</text:p>
          </table:table-cell>
        </table:table-row>
        <table:table-row table:style-name="ro1">
          <table:table-cell office:value-type="float" office:value="22210387" calcext:value-type="float">
            <text:p>22210387</text:p>
          </table:table-cell>
          <table:table-cell office:value-type="string" calcext:value-type="string">
            <text:p>https://api.github.com/repos/Charitable/Charitable</text:p>
          </table:table-cell>
          <table:table-cell table:formula="of:=REPLACE([.B2546]; 1; 29; &quot;&quot;)" office:value-type="string" office:string-value="Charitable/Charitable" calcext:value-type="string">
            <text:p>Charitable/Charitable</text:p>
          </table:table-cell>
        </table:table-row>
        <table:table-row table:style-name="ro1">
          <table:table-cell office:value-type="float" office:value="22215471" calcext:value-type="float">
            <text:p>22215471</text:p>
          </table:table-cell>
          <table:table-cell office:value-type="string" calcext:value-type="string">
            <text:p>https://api.github.com/repos/mikemclin/phpstorm-settings</text:p>
          </table:table-cell>
          <table:table-cell table:formula="of:=REPLACE([.B2547]; 1; 29; &quot;&quot;)" office:value-type="string" office:string-value="mikemclin/phpstorm-settings" calcext:value-type="string">
            <text:p>mikemclin/phpstorm-settings</text:p>
          </table:table-cell>
        </table:table-row>
        <table:table-row table:style-name="ro1">
          <table:table-cell office:value-type="float" office:value="22224066" calcext:value-type="float">
            <text:p>22224066</text:p>
          </table:table-cell>
          <table:table-cell office:value-type="string" calcext:value-type="string">
            <text:p>https://api.github.com/repos/DerDu/SPHERE-Framework</text:p>
          </table:table-cell>
          <table:table-cell table:formula="of:=REPLACE([.B2548]; 1; 29; &quot;&quot;)" office:value-type="string" office:string-value="DerDu/SPHERE-Framework" calcext:value-type="string">
            <text:p>DerDu/SPHERE-Framework</text:p>
          </table:table-cell>
        </table:table-row>
        <table:table-row table:style-name="ro1">
          <table:table-cell office:value-type="float" office:value="22225351" calcext:value-type="float">
            <text:p>22225351</text:p>
          </table:table-cell>
          <table:table-cell office:value-type="string" calcext:value-type="string">
            <text:p>https://api.github.com/repos/ponydevs/MLPVC-RR</text:p>
          </table:table-cell>
          <table:table-cell table:formula="of:=REPLACE([.B2549]; 1; 29; &quot;&quot;)" office:value-type="string" office:string-value="ponydevs/MLPVC-RR" calcext:value-type="string">
            <text:p>ponydevs/MLPVC-RR</text:p>
          </table:table-cell>
        </table:table-row>
        <table:table-row table:style-name="ro1">
          <table:table-cell office:value-type="float" office:value="22229160" calcext:value-type="float">
            <text:p>22229160</text:p>
          </table:table-cell>
          <table:table-cell office:value-type="string" calcext:value-type="string">
            <text:p>https://api.github.com/repos/opulencephp/Opulence</text:p>
          </table:table-cell>
          <table:table-cell table:formula="of:=REPLACE([.B2550]; 1; 29; &quot;&quot;)" office:value-type="string" office:string-value="opulencephp/Opulence" calcext:value-type="string">
            <text:p>opulencephp/Opulence</text:p>
          </table:table-cell>
        </table:table-row>
        <table:table-row table:style-name="ro1">
          <table:table-cell office:value-type="float" office:value="22229394" calcext:value-type="float">
            <text:p>22229394</text:p>
          </table:table-cell>
          <table:table-cell office:value-type="string" calcext:value-type="string">
            <text:p>https://api.github.com/repos/molsimmsu/molsim_backup</text:p>
          </table:table-cell>
          <table:table-cell table:formula="of:=REPLACE([.B2551]; 1; 29; &quot;&quot;)" office:value-type="string" office:string-value="molsimmsu/molsim_backup" calcext:value-type="string">
            <text:p>molsimmsu/molsim_backup</text:p>
          </table:table-cell>
        </table:table-row>
        <table:table-row table:style-name="ro1">
          <table:table-cell office:value-type="float" office:value="22238058" calcext:value-type="float">
            <text:p>22238058</text:p>
          </table:table-cell>
          <table:table-cell office:value-type="string" calcext:value-type="string">
            <text:p>https://api.github.com/repos/himaster/confogen</text:p>
          </table:table-cell>
          <table:table-cell table:formula="of:=REPLACE([.B2552]; 1; 29; &quot;&quot;)" office:value-type="string" office:string-value="himaster/confogen" calcext:value-type="string">
            <text:p>himaster/confogen</text:p>
          </table:table-cell>
        </table:table-row>
        <table:table-row table:style-name="ro1">
          <table:table-cell office:value-type="float" office:value="22268548" calcext:value-type="float">
            <text:p>22268548</text:p>
          </table:table-cell>
          <table:table-cell office:value-type="string" calcext:value-type="string">
            <text:p>https://api.github.com/repos/TypeRocket/typerocket</text:p>
          </table:table-cell>
          <table:table-cell table:formula="of:=REPLACE([.B2553]; 1; 29; &quot;&quot;)" office:value-type="string" office:string-value="TypeRocket/typerocket" calcext:value-type="string">
            <text:p>TypeRocket/typerocket</text:p>
          </table:table-cell>
        </table:table-row>
        <table:table-row table:style-name="ro1">
          <table:table-cell office:value-type="float" office:value="22276475" calcext:value-type="float">
            <text:p>22276475</text:p>
          </table:table-cell>
          <table:table-cell office:value-type="string" calcext:value-type="string">
            <text:p>https://api.github.com/repos/BenoitDesrosiers/GES2015</text:p>
          </table:table-cell>
          <table:table-cell table:formula="of:=REPLACE([.B2554]; 1; 29; &quot;&quot;)" office:value-type="string" office:string-value="BenoitDesrosiers/GES2015" calcext:value-type="string">
            <text:p>BenoitDesrosiers/GES2015</text:p>
          </table:table-cell>
        </table:table-row>
        <table:table-row table:style-name="ro1">
          <table:table-cell office:value-type="float" office:value="22307594" calcext:value-type="float">
            <text:p>22307594</text:p>
          </table:table-cell>
          <table:table-cell office:value-type="string" calcext:value-type="string">
            <text:p>https://api.github.com/repos/BallStateCBER/cri_cake3</text:p>
          </table:table-cell>
          <table:table-cell table:formula="of:=REPLACE([.B2555]; 1; 29; &quot;&quot;)" office:value-type="string" office:string-value="BallStateCBER/cri_cake3" calcext:value-type="string">
            <text:p>BallStateCBER/cri_cake3</text:p>
          </table:table-cell>
        </table:table-row>
        <table:table-row table:style-name="ro1">
          <table:table-cell office:value-type="float" office:value="22316734" calcext:value-type="float">
            <text:p>22316734</text:p>
          </table:table-cell>
          <table:table-cell office:value-type="string" calcext:value-type="string">
            <text:p>https://api.github.com/repos/consortium-horizon/apps</text:p>
          </table:table-cell>
          <table:table-cell table:formula="of:=REPLACE([.B2556]; 1; 29; &quot;&quot;)" office:value-type="string" office:string-value="consortium-horizon/apps" calcext:value-type="string">
            <text:p>consortium-horizon/apps</text:p>
          </table:table-cell>
        </table:table-row>
        <table:table-row table:style-name="ro1">
          <table:table-cell office:value-type="float" office:value="22317180" calcext:value-type="float">
            <text:p>22317180</text:p>
          </table:table-cell>
          <table:table-cell office:value-type="string" calcext:value-type="string">
            <text:p>https://api.github.com/repos/sea75300/fanpresscm3</text:p>
          </table:table-cell>
          <table:table-cell table:formula="of:=REPLACE([.B2557]; 1; 29; &quot;&quot;)" office:value-type="string" office:string-value="sea75300/fanpresscm3" calcext:value-type="string">
            <text:p>sea75300/fanpresscm3</text:p>
          </table:table-cell>
        </table:table-row>
        <table:table-row table:style-name="ro1">
          <table:table-cell office:value-type="float" office:value="22361359" calcext:value-type="float">
            <text:p>22361359</text:p>
          </table:table-cell>
          <table:table-cell office:value-type="string" calcext:value-type="string">
            <text:p>https://api.github.com/repos/camunigeog/muscat-conversion</text:p>
          </table:table-cell>
          <table:table-cell table:formula="of:=REPLACE([.B2558]; 1; 29; &quot;&quot;)" office:value-type="string" office:string-value="camunigeog/muscat-conversion" calcext:value-type="string">
            <text:p>camunigeog/muscat-conversion</text:p>
          </table:table-cell>
        </table:table-row>
        <table:table-row table:style-name="ro1">
          <table:table-cell office:value-type="float" office:value="22394952" calcext:value-type="float">
            <text:p>22394952</text:p>
          </table:table-cell>
          <table:table-cell office:value-type="string" calcext:value-type="string">
            <text:p>https://api.github.com/repos/ethus3h/ember</text:p>
          </table:table-cell>
          <table:table-cell table:formula="of:=REPLACE([.B2559]; 1; 29; &quot;&quot;)" office:value-type="string" office:string-value="ethus3h/ember" calcext:value-type="string">
            <text:p>ethus3h/ember</text:p>
          </table:table-cell>
        </table:table-row>
        <table:table-row table:style-name="ro1">
          <table:table-cell office:value-type="float" office:value="22415380" calcext:value-type="float">
            <text:p>22415380</text:p>
          </table:table-cell>
          <table:table-cell office:value-type="string" calcext:value-type="string">
            <text:p>https://api.github.com/repos/cmosh/mnch</text:p>
          </table:table-cell>
          <table:table-cell table:formula="of:=REPLACE([.B2560]; 1; 29; &quot;&quot;)" office:value-type="string" office:string-value="cmosh/mnch" calcext:value-type="string">
            <text:p>cmosh/mnch</text:p>
          </table:table-cell>
        </table:table-row>
        <table:table-row table:style-name="ro1">
          <table:table-cell office:value-type="float" office:value="22479095" calcext:value-type="float">
            <text:p>22479095</text:p>
          </table:table-cell>
          <table:table-cell office:value-type="string" calcext:value-type="string">
            <text:p>https://api.github.com/repos/PowerlineApp/powerline-server</text:p>
          </table:table-cell>
          <table:table-cell table:formula="of:=REPLACE([.B2561]; 1; 29; &quot;&quot;)" office:value-type="string" office:string-value="PowerlineApp/powerline-server" calcext:value-type="string">
            <text:p>PowerlineApp/powerline-server</text:p>
          </table:table-cell>
        </table:table-row>
        <table:table-row table:style-name="ro1">
          <table:table-cell office:value-type="float" office:value="22520112" calcext:value-type="float">
            <text:p>22520112</text:p>
          </table:table-cell>
          <table:table-cell office:value-type="string" calcext:value-type="string">
            <text:p>https://api.github.com/repos/oat-sa/extension-tao-proctoring</text:p>
          </table:table-cell>
          <table:table-cell table:formula="of:=REPLACE([.B2562]; 1; 29; &quot;&quot;)" office:value-type="string" office:string-value="oat-sa/extension-tao-proctoring" calcext:value-type="string">
            <text:p>oat-sa/extension-tao-proctoring</text:p>
          </table:table-cell>
        </table:table-row>
        <table:table-row table:style-name="ro1">
          <table:table-cell office:value-type="float" office:value="22522955" calcext:value-type="float">
            <text:p>22522955</text:p>
          </table:table-cell>
          <table:table-cell office:value-type="string" calcext:value-type="string">
            <text:p>https://api.github.com/repos/satrun77/phpstorm-settings</text:p>
          </table:table-cell>
          <table:table-cell table:formula="of:=REPLACE([.B2563]; 1; 29; &quot;&quot;)" office:value-type="string" office:string-value="satrun77/phpstorm-settings" calcext:value-type="string">
            <text:p>satrun77/phpstorm-settings</text:p>
          </table:table-cell>
        </table:table-row>
        <table:table-row table:style-name="ro1">
          <table:table-cell office:value-type="float" office:value="22526399" calcext:value-type="float">
            <text:p>22526399</text:p>
          </table:table-cell>
          <table:table-cell office:value-type="string" calcext:value-type="string">
            <text:p>https://api.github.com/repos/Adldap2/Adldap2-Laravel</text:p>
          </table:table-cell>
          <table:table-cell table:formula="of:=REPLACE([.B2564]; 1; 29; &quot;&quot;)" office:value-type="string" office:string-value="Adldap2/Adldap2-Laravel" calcext:value-type="string">
            <text:p>Adldap2/Adldap2-Laravel</text:p>
          </table:table-cell>
        </table:table-row>
        <table:table-row table:style-name="ro1">
          <table:table-cell office:value-type="float" office:value="22536438" calcext:value-type="float">
            <text:p>22536438</text:p>
          </table:table-cell>
          <table:table-cell office:value-type="string" calcext:value-type="string">
            <text:p>https://api.github.com/repos/Piwigo/Piwigo</text:p>
          </table:table-cell>
          <table:table-cell table:formula="of:=REPLACE([.B2565]; 1; 29; &quot;&quot;)" office:value-type="string" office:string-value="Piwigo/Piwigo" calcext:value-type="string">
            <text:p>Piwigo/Piwigo</text:p>
          </table:table-cell>
        </table:table-row>
        <table:table-row table:style-name="ro1">
          <table:table-cell office:value-type="float" office:value="22644145" calcext:value-type="float">
            <text:p>22644145</text:p>
          </table:table-cell>
          <table:table-cell office:value-type="string" calcext:value-type="string">
            <text:p>https://api.github.com/repos/StebaKite/chopin</text:p>
          </table:table-cell>
          <table:table-cell table:formula="of:=REPLACE([.B2566]; 1; 29; &quot;&quot;)" office:value-type="string" office:string-value="StebaKite/chopin" calcext:value-type="string">
            <text:p>StebaKite/chopin</text:p>
          </table:table-cell>
        </table:table-row>
        <table:table-row table:style-name="ro1">
          <table:table-cell office:value-type="float" office:value="22648541" calcext:value-type="float">
            <text:p>22648541</text:p>
          </table:table-cell>
          <table:table-cell office:value-type="string" calcext:value-type="string">
            <text:p>https://api.github.com/repos/shrimala/ahsweb</text:p>
          </table:table-cell>
          <table:table-cell table:formula="of:=REPLACE([.B2567]; 1; 29; &quot;&quot;)" office:value-type="string" office:string-value="shrimala/ahsweb" calcext:value-type="string">
            <text:p>shrimala/ahsweb</text:p>
          </table:table-cell>
        </table:table-row>
        <table:table-row table:style-name="ro1">
          <table:table-cell office:value-type="float" office:value="22720707" calcext:value-type="float">
            <text:p>22720707</text:p>
          </table:table-cell>
          <table:table-cell office:value-type="string" calcext:value-type="string">
            <text:p>https://api.github.com/repos/seregazhuk/php-pinterest-bot</text:p>
          </table:table-cell>
          <table:table-cell table:formula="of:=REPLACE([.B2568]; 1; 29; &quot;&quot;)" office:value-type="string" office:string-value="seregazhuk/php-pinterest-bot" calcext:value-type="string">
            <text:p>seregazhuk/php-pinterest-bot</text:p>
          </table:table-cell>
        </table:table-row>
        <table:table-row table:style-name="ro1">
          <table:table-cell office:value-type="float" office:value="22737386" calcext:value-type="float">
            <text:p>22737386</text:p>
          </table:table-cell>
          <table:table-cell office:value-type="string" calcext:value-type="string">
            <text:p>https://api.github.com/repos/tmadeira/dolores</text:p>
          </table:table-cell>
          <table:table-cell table:formula="of:=REPLACE([.B2569]; 1; 29; &quot;&quot;)" office:value-type="string" office:string-value="tmadeira/dolores" calcext:value-type="string">
            <text:p>tmadeira/dolores</text:p>
          </table:table-cell>
        </table:table-row>
        <table:table-row table:style-name="ro1">
          <table:table-cell office:value-type="float" office:value="22742254" calcext:value-type="float">
            <text:p>22742254</text:p>
          </table:table-cell>
          <table:table-cell office:value-type="string" calcext:value-type="string">
            <text:p>https://api.github.com/repos/devfake/flox</text:p>
          </table:table-cell>
          <table:table-cell table:formula="of:=REPLACE([.B2570]; 1; 29; &quot;&quot;)" office:value-type="string" office:string-value="devfake/flox" calcext:value-type="string">
            <text:p>devfake/flox</text:p>
          </table:table-cell>
        </table:table-row>
        <table:table-row table:style-name="ro1">
          <table:table-cell office:value-type="float" office:value="22752301" calcext:value-type="float">
            <text:p>22752301</text:p>
          </table:table-cell>
          <table:table-cell office:value-type="string" calcext:value-type="string">
            <text:p>https://api.github.com/repos/spiral/components</text:p>
          </table:table-cell>
          <table:table-cell table:formula="of:=REPLACE([.B2571]; 1; 29; &quot;&quot;)" office:value-type="string" office:string-value="spiral/components" calcext:value-type="string">
            <text:p>spiral/components</text:p>
          </table:table-cell>
        </table:table-row>
        <table:table-row table:style-name="ro1">
          <table:table-cell office:value-type="float" office:value="22850480" calcext:value-type="float">
            <text:p>22850480</text:p>
          </table:table-cell>
          <table:table-cell office:value-type="string" calcext:value-type="string">
            <text:p>https://api.github.com/repos/VinuWebtech/production267</text:p>
          </table:table-cell>
          <table:table-cell table:formula="of:=REPLACE([.B2572]; 1; 29; &quot;&quot;)" office:value-type="string" office:string-value="VinuWebtech/production267" calcext:value-type="string">
            <text:p>VinuWebtech/production267</text:p>
          </table:table-cell>
        </table:table-row>
        <table:table-row table:style-name="ro1">
          <table:table-cell office:value-type="float" office:value="22900915" calcext:value-type="float">
            <text:p>22900915</text:p>
          </table:table-cell>
          <table:table-cell office:value-type="string" calcext:value-type="string">
            <text:p>https://api.github.com/repos/SurniaUlula/wpsso-rrssb</text:p>
          </table:table-cell>
          <table:table-cell table:formula="of:=REPLACE([.B2573]; 1; 29; &quot;&quot;)" office:value-type="string" office:string-value="SurniaUlula/wpsso-rrssb" calcext:value-type="string">
            <text:p>SurniaUlula/wpsso-rrssb</text:p>
          </table:table-cell>
        </table:table-row>
        <table:table-row table:style-name="ro1">
          <table:table-cell office:value-type="float" office:value="22970100" calcext:value-type="float">
            <text:p>22970100</text:p>
          </table:table-cell>
          <table:table-cell office:value-type="string" calcext:value-type="string">
            <text:p>https://api.github.com/repos/localyeva/evacorp2</text:p>
          </table:table-cell>
          <table:table-cell table:formula="of:=REPLACE([.B2574]; 1; 29; &quot;&quot;)" office:value-type="string" office:string-value="localyeva/evacorp2" calcext:value-type="string">
            <text:p>localyeva/evacorp2</text:p>
          </table:table-cell>
        </table:table-row>
        <table:table-row table:style-name="ro1">
          <table:table-cell office:value-type="float" office:value="22982658" calcext:value-type="float">
            <text:p>22982658</text:p>
          </table:table-cell>
          <table:table-cell office:value-type="string" calcext:value-type="string">
            <text:p>https://api.github.com/repos/arjitc/DCIMStack</text:p>
          </table:table-cell>
          <table:table-cell table:formula="of:=REPLACE([.B2575]; 1; 29; &quot;&quot;)" office:value-type="string" office:string-value="arjitc/DCIMStack" calcext:value-type="string">
            <text:p>arjitc/DCIMStack</text:p>
          </table:table-cell>
        </table:table-row>
        <table:table-row table:style-name="ro1">
          <table:table-cell office:value-type="float" office:value="22985522" calcext:value-type="float">
            <text:p>22985522</text:p>
          </table:table-cell>
          <table:table-cell office:value-type="string" calcext:value-type="string">
            <text:p>https://api.github.com/repos/bitller/nova</text:p>
          </table:table-cell>
          <table:table-cell table:formula="of:=REPLACE([.B2576]; 1; 29; &quot;&quot;)" office:value-type="string" office:string-value="bitller/nova" calcext:value-type="string">
            <text:p>bitller/nova</text:p>
          </table:table-cell>
        </table:table-row>
        <table:table-row table:style-name="ro1">
          <table:table-cell office:value-type="float" office:value="22985599" calcext:value-type="float">
            <text:p>22985599</text:p>
          </table:table-cell>
          <table:table-cell office:value-type="string" calcext:value-type="string">
            <text:p>https://api.github.com/repos/fredericia/intranet.fredericia.dk</text:p>
          </table:table-cell>
          <table:table-cell table:formula="of:=REPLACE([.B2577]; 1; 29; &quot;&quot;)" office:value-type="string" office:string-value="fredericia/intranet.fredericia.dk" calcext:value-type="string">
            <text:p>fredericia/intranet.fredericia.dk</text:p>
          </table:table-cell>
        </table:table-row>
        <table:table-row table:style-name="ro1">
          <table:table-cell office:value-type="float" office:value="23005045" calcext:value-type="float">
            <text:p>23005045</text:p>
          </table:table-cell>
          <table:table-cell office:value-type="string" calcext:value-type="string">
            <text:p>https://api.github.com/repos/TakenCdosG/chefs</text:p>
          </table:table-cell>
          <table:table-cell table:formula="of:=REPLACE([.B2578]; 1; 29; &quot;&quot;)" office:value-type="string" office:string-value="TakenCdosG/chefs" calcext:value-type="string">
            <text:p>TakenCdosG/chefs</text:p>
          </table:table-cell>
        </table:table-row>
        <table:table-row table:style-name="ro1">
          <table:table-cell office:value-type="float" office:value="23068263" calcext:value-type="float">
            <text:p>23068263</text:p>
          </table:table-cell>
          <table:table-cell office:value-type="string" calcext:value-type="string">
            <text:p>https://api.github.com/repos/guoxiangke/mp</text:p>
          </table:table-cell>
          <table:table-cell table:formula="of:=REPLACE([.B2579]; 1; 29; &quot;&quot;)" office:value-type="string" office:string-value="guoxiangke/mp" calcext:value-type="string">
            <text:p>guoxiangke/mp</text:p>
          </table:table-cell>
        </table:table-row>
        <table:table-row table:style-name="ro1">
          <table:table-cell office:value-type="float" office:value="23068462" calcext:value-type="float">
            <text:p>23068462</text:p>
          </table:table-cell>
          <table:table-cell office:value-type="string" calcext:value-type="string">
            <text:p>https://api.github.com/repos/AbuMuhammad/ap3</text:p>
          </table:table-cell>
          <table:table-cell table:formula="of:=REPLACE([.B2580]; 1; 29; &quot;&quot;)" office:value-type="string" office:string-value="AbuMuhammad/ap3" calcext:value-type="string">
            <text:p>AbuMuhammad/ap3</text:p>
          </table:table-cell>
        </table:table-row>
        <table:table-row table:style-name="ro1">
          <table:table-cell office:value-type="float" office:value="23085735" calcext:value-type="float">
            <text:p>23085735</text:p>
          </table:table-cell>
          <table:table-cell office:value-type="string" calcext:value-type="string">
            <text:p>https://api.github.com/repos/Alpha-Hydro/alpha-hydro-antares</text:p>
          </table:table-cell>
          <table:table-cell table:formula="of:=REPLACE([.B2581]; 1; 29; &quot;&quot;)" office:value-type="string" office:string-value="Alpha-Hydro/alpha-hydro-antares" calcext:value-type="string">
            <text:p>Alpha-Hydro/alpha-hydro-antares</text:p>
          </table:table-cell>
        </table:table-row>
        <table:table-row table:style-name="ro1">
          <table:table-cell office:value-type="float" office:value="23098546" calcext:value-type="float">
            <text:p>23098546</text:p>
          </table:table-cell>
          <table:table-cell office:value-type="string" calcext:value-type="string">
            <text:p>https://api.github.com/repos/jaroslavtyc/drd-plus-tables</text:p>
          </table:table-cell>
          <table:table-cell table:formula="of:=REPLACE([.B2582]; 1; 29; &quot;&quot;)" office:value-type="string" office:string-value="jaroslavtyc/drd-plus-tables" calcext:value-type="string">
            <text:p>jaroslavtyc/drd-plus-tables</text:p>
          </table:table-cell>
        </table:table-row>
        <table:table-row table:style-name="ro1">
          <table:table-cell office:value-type="float" office:value="23129433" calcext:value-type="float">
            <text:p>23129433</text:p>
          </table:table-cell>
          <table:table-cell office:value-type="string" calcext:value-type="string">
            <text:p>https://api.github.com/repos/cdsuperstar/dcmis</text:p>
          </table:table-cell>
          <table:table-cell table:formula="of:=REPLACE([.B2583]; 1; 29; &quot;&quot;)" office:value-type="string" office:string-value="cdsuperstar/dcmis" calcext:value-type="string">
            <text:p>cdsuperstar/dcmis</text:p>
          </table:table-cell>
        </table:table-row>
        <table:table-row table:style-name="ro1">
          <table:table-cell office:value-type="float" office:value="23178757" calcext:value-type="float">
            <text:p>23178757</text:p>
          </table:table-cell>
          <table:table-cell office:value-type="string" calcext:value-type="string">
            <text:p>https://api.github.com/repos/xwp/stream</text:p>
          </table:table-cell>
          <table:table-cell table:formula="of:=REPLACE([.B2584]; 1; 29; &quot;&quot;)" office:value-type="string" office:string-value="xwp/stream" calcext:value-type="string">
            <text:p>xwp/stream</text:p>
          </table:table-cell>
        </table:table-row>
        <table:table-row table:style-name="ro1">
          <table:table-cell office:value-type="float" office:value="23231338" calcext:value-type="float">
            <text:p>23231338</text:p>
          </table:table-cell>
          <table:table-cell office:value-type="string" calcext:value-type="string">
            <text:p>https://api.github.com/repos/richyliu/t485</text:p>
          </table:table-cell>
          <table:table-cell table:formula="of:=REPLACE([.B2585]; 1; 29; &quot;&quot;)" office:value-type="string" office:string-value="richyliu/t485" calcext:value-type="string">
            <text:p>richyliu/t485</text:p>
          </table:table-cell>
        </table:table-row>
        <table:table-row table:style-name="ro1">
          <table:table-cell office:value-type="float" office:value="23234114" calcext:value-type="float">
            <text:p>23234114</text:p>
          </table:table-cell>
          <table:table-cell office:value-type="string" calcext:value-type="string">
            <text:p>https://api.github.com/repos/spotman/betakiller</text:p>
          </table:table-cell>
          <table:table-cell table:formula="of:=REPLACE([.B2586]; 1; 29; &quot;&quot;)" office:value-type="string" office:string-value="spotman/betakiller" calcext:value-type="string">
            <text:p>spotman/betakiller</text:p>
          </table:table-cell>
        </table:table-row>
        <table:table-row table:style-name="ro1">
          <table:table-cell office:value-type="float" office:value="23282512" calcext:value-type="float">
            <text:p>23282512</text:p>
          </table:table-cell>
          <table:table-cell office:value-type="string" calcext:value-type="string">
            <text:p>https://api.github.com/repos/cherryhill/playatyourlibrary</text:p>
          </table:table-cell>
          <table:table-cell table:formula="of:=REPLACE([.B2587]; 1; 29; &quot;&quot;)" office:value-type="string" office:string-value="cherryhill/playatyourlibrary" calcext:value-type="string">
            <text:p>cherryhill/playatyourlibrary</text:p>
          </table:table-cell>
        </table:table-row>
        <table:table-row table:style-name="ro1">
          <table:table-cell office:value-type="float" office:value="23365078" calcext:value-type="float">
            <text:p>23365078</text:p>
          </table:table-cell>
          <table:table-cell office:value-type="string" calcext:value-type="string">
            <text:p>https://api.github.com/repos/larriereguichet/AdminBundle</text:p>
          </table:table-cell>
          <table:table-cell table:formula="of:=REPLACE([.B2588]; 1; 29; &quot;&quot;)" office:value-type="string" office:string-value="larriereguichet/AdminBundle" calcext:value-type="string">
            <text:p>larriereguichet/AdminBundle</text:p>
          </table:table-cell>
        </table:table-row>
        <table:table-row table:style-name="ro1">
          <table:table-cell office:value-type="float" office:value="23382856" calcext:value-type="float">
            <text:p>23382856</text:p>
          </table:table-cell>
          <table:table-cell office:value-type="string" calcext:value-type="string">
            <text:p>https://api.github.com/repos/bhalash/sheepie-theme</text:p>
          </table:table-cell>
          <table:table-cell table:formula="of:=REPLACE([.B2589]; 1; 29; &quot;&quot;)" office:value-type="string" office:string-value="bhalash/sheepie-theme" calcext:value-type="string">
            <text:p>bhalash/sheepie-theme</text:p>
          </table:table-cell>
        </table:table-row>
        <table:table-row table:style-name="ro1">
          <table:table-cell office:value-type="float" office:value="23389877" calcext:value-type="float">
            <text:p>23389877</text:p>
          </table:table-cell>
          <table:table-cell office:value-type="string" calcext:value-type="string">
            <text:p>https://api.github.com/repos/zhangyumin/front</text:p>
          </table:table-cell>
          <table:table-cell table:formula="of:=REPLACE([.B2590]; 1; 29; &quot;&quot;)" office:value-type="string" office:string-value="zhangyumin/front" calcext:value-type="string">
            <text:p>zhangyumin/front</text:p>
          </table:table-cell>
        </table:table-row>
        <table:table-row table:style-name="ro1">
          <table:table-cell office:value-type="float" office:value="23407577" calcext:value-type="float">
            <text:p>23407577</text:p>
          </table:table-cell>
          <table:table-cell office:value-type="string" calcext:value-type="string">
            <text:p>https://api.github.com/repos/s9e/TextFormatter</text:p>
          </table:table-cell>
          <table:table-cell table:formula="of:=REPLACE([.B2591]; 1; 29; &quot;&quot;)" office:value-type="string" office:string-value="s9e/TextFormatter" calcext:value-type="string">
            <text:p>s9e/TextFormatter</text:p>
          </table:table-cell>
        </table:table-row>
        <table:table-row table:style-name="ro1">
          <table:table-cell office:value-type="float" office:value="23453773" calcext:value-type="float">
            <text:p>23453773</text:p>
          </table:table-cell>
          <table:table-cell office:value-type="string" calcext:value-type="string">
            <text:p>https://api.github.com/repos/NamelessMC/Nameless</text:p>
          </table:table-cell>
          <table:table-cell table:formula="of:=REPLACE([.B2592]; 1; 29; &quot;&quot;)" office:value-type="string" office:string-value="NamelessMC/Nameless" calcext:value-type="string">
            <text:p>NamelessMC/Nameless</text:p>
          </table:table-cell>
        </table:table-row>
        <table:table-row table:style-name="ro1">
          <table:table-cell office:value-type="float" office:value="23569331" calcext:value-type="float">
            <text:p>23569331</text:p>
          </table:table-cell>
          <table:table-cell office:value-type="string" calcext:value-type="string">
            <text:p>https://api.github.com/repos/yozzi/startup-reloaded</text:p>
          </table:table-cell>
          <table:table-cell table:formula="of:=REPLACE([.B2593]; 1; 29; &quot;&quot;)" office:value-type="string" office:string-value="yozzi/startup-reloaded" calcext:value-type="string">
            <text:p>yozzi/startup-reloaded</text:p>
          </table:table-cell>
        </table:table-row>
        <table:table-row table:style-name="ro1">
          <table:table-cell office:value-type="float" office:value="23602752" calcext:value-type="float">
            <text:p>23602752</text:p>
          </table:table-cell>
          <table:table-cell office:value-type="string" calcext:value-type="string">
            <text:p>https://api.github.com/repos/tsyacom/panamericanaturismo.cl</text:p>
          </table:table-cell>
          <table:table-cell table:formula="of:=REPLACE([.B2594]; 1; 29; &quot;&quot;)" office:value-type="string" office:string-value="tsyacom/panamericanaturismo.cl" calcext:value-type="string">
            <text:p>tsyacom/panamericanaturismo.cl</text:p>
          </table:table-cell>
        </table:table-row>
        <table:table-row table:style-name="ro1">
          <table:table-cell office:value-type="float" office:value="23620605" calcext:value-type="float">
            <text:p>23620605</text:p>
          </table:table-cell>
          <table:table-cell office:value-type="string" calcext:value-type="string">
            <text:p>https://api.github.com/repos/wikimedia/mediawiki-extensions-ORES</text:p>
          </table:table-cell>
          <table:table-cell table:formula="of:=REPLACE([.B2595]; 1; 29; &quot;&quot;)" office:value-type="string" office:string-value="wikimedia/mediawiki-extensions-ORES" calcext:value-type="string">
            <text:p>wikimedia/mediawiki-extensions-ORES</text:p>
          </table:table-cell>
        </table:table-row>
        <table:table-row table:style-name="ro1">
          <table:table-cell office:value-type="float" office:value="23653918" calcext:value-type="float">
            <text:p>23653918</text:p>
          </table:table-cell>
          <table:table-cell office:value-type="string" calcext:value-type="string">
            <text:p>https://api.github.com/repos/BYU-Open-Analytics/visualization</text:p>
          </table:table-cell>
          <table:table-cell table:formula="of:=REPLACE([.B2596]; 1; 29; &quot;&quot;)" office:value-type="string" office:string-value="BYU-Open-Analytics/visualization" calcext:value-type="string">
            <text:p>BYU-Open-Analytics/visualization</text:p>
          </table:table-cell>
        </table:table-row>
        <table:table-row table:style-name="ro1">
          <table:table-cell office:value-type="float" office:value="23660194" calcext:value-type="float">
            <text:p>23660194</text:p>
          </table:table-cell>
          <table:table-cell office:value-type="string" calcext:value-type="string">
            <text:p>https://api.github.com/repos/FreePBX/firewall</text:p>
          </table:table-cell>
          <table:table-cell table:formula="of:=REPLACE([.B2597]; 1; 29; &quot;&quot;)" office:value-type="string" office:string-value="FreePBX/firewall" calcext:value-type="string">
            <text:p>FreePBX/firewall</text:p>
          </table:table-cell>
        </table:table-row>
        <table:table-row table:style-name="ro1">
          <table:table-cell office:value-type="float" office:value="23673090" calcext:value-type="float">
            <text:p>23673090</text:p>
          </table:table-cell>
          <table:table-cell office:value-type="string" calcext:value-type="string">
            <text:p>https://api.github.com/repos/X2Engine/X2CRM</text:p>
          </table:table-cell>
          <table:table-cell table:formula="of:=REPLACE([.B2598]; 1; 29; &quot;&quot;)" office:value-type="string" office:string-value="X2Engine/X2CRM" calcext:value-type="string">
            <text:p>X2Engine/X2CRM</text:p>
          </table:table-cell>
        </table:table-row>
        <table:table-row table:style-name="ro1">
          <table:table-cell office:value-type="float" office:value="23679050" calcext:value-type="float">
            <text:p>23679050</text:p>
          </table:table-cell>
          <table:table-cell office:value-type="string" calcext:value-type="string">
            <text:p>https://api.github.com/repos/morpho-os/framework</text:p>
          </table:table-cell>
          <table:table-cell table:formula="of:=REPLACE([.B2599]; 1; 29; &quot;&quot;)" office:value-type="string" office:string-value="morpho-os/framework" calcext:value-type="string">
            <text:p>morpho-os/framework</text:p>
          </table:table-cell>
        </table:table-row>
        <table:table-row table:style-name="ro1">
          <table:table-cell office:value-type="float" office:value="23690827" calcext:value-type="float">
            <text:p>23690827</text:p>
          </table:table-cell>
          <table:table-cell office:value-type="string" calcext:value-type="string">
            <text:p>https://api.github.com/repos/teklynk/businessCMS</text:p>
          </table:table-cell>
          <table:table-cell table:formula="of:=REPLACE([.B2600]; 1; 29; &quot;&quot;)" office:value-type="string" office:string-value="teklynk/businessCMS" calcext:value-type="string">
            <text:p>teklynk/businessCMS</text:p>
          </table:table-cell>
        </table:table-row>
        <table:table-row table:style-name="ro1">
          <table:table-cell office:value-type="float" office:value="23692908" calcext:value-type="float">
            <text:p>23692908</text:p>
          </table:table-cell>
          <table:table-cell office:value-type="string" calcext:value-type="string">
            <text:p>https://api.github.com/repos/dreamfactorysoftware/df-core</text:p>
          </table:table-cell>
          <table:table-cell table:formula="of:=REPLACE([.B2601]; 1; 29; &quot;&quot;)" office:value-type="string" office:string-value="dreamfactorysoftware/df-core" calcext:value-type="string">
            <text:p>dreamfactorysoftware/df-core</text:p>
          </table:table-cell>
        </table:table-row>
        <table:table-row table:style-name="ro1">
          <table:table-cell office:value-type="float" office:value="23728519" calcext:value-type="float">
            <text:p>23728519</text:p>
          </table:table-cell>
          <table:table-cell office:value-type="string" calcext:value-type="string">
            <text:p>https://api.github.com/repos/blendsdk/BlendEngine</text:p>
          </table:table-cell>
          <table:table-cell table:formula="of:=REPLACE([.B2602]; 1; 29; &quot;&quot;)" office:value-type="string" office:string-value="blendsdk/BlendEngine" calcext:value-type="string">
            <text:p>blendsdk/BlendEngine</text:p>
          </table:table-cell>
        </table:table-row>
        <table:table-row table:style-name="ro1">
          <table:table-cell office:value-type="float" office:value="23847932" calcext:value-type="float">
            <text:p>23847932</text:p>
          </table:table-cell>
          <table:table-cell office:value-type="string" calcext:value-type="string">
            <text:p>https://api.github.com/repos/lemonstory/lemon</text:p>
          </table:table-cell>
          <table:table-cell table:formula="of:=REPLACE([.B2603]; 1; 29; &quot;&quot;)" office:value-type="string" office:string-value="lemonstory/lemon" calcext:value-type="string">
            <text:p>lemonstory/lemon</text:p>
          </table:table-cell>
        </table:table-row>
        <table:table-row table:style-name="ro1">
          <table:table-cell office:value-type="float" office:value="23859876" calcext:value-type="float">
            <text:p>23859876</text:p>
          </table:table-cell>
          <table:table-cell office:value-type="string" calcext:value-type="string">
            <text:p>https://api.github.com/repos/victorqf/ehoff</text:p>
          </table:table-cell>
          <table:table-cell table:formula="of:=REPLACE([.B2604]; 1; 29; &quot;&quot;)" office:value-type="string" office:string-value="victorqf/ehoff" calcext:value-type="string">
            <text:p>victorqf/ehoff</text:p>
          </table:table-cell>
        </table:table-row>
        <table:table-row table:style-name="ro1">
          <table:table-cell office:value-type="float" office:value="23861615" calcext:value-type="float">
            <text:p>23861615</text:p>
          </table:table-cell>
          <table:table-cell office:value-type="string" calcext:value-type="string">
            <text:p>https://api.github.com/repos/Montana-Studio/PlatformInfluencials</text:p>
          </table:table-cell>
          <table:table-cell table:formula="of:=REPLACE([.B2605]; 1; 29; &quot;&quot;)" office:value-type="string" office:string-value="Montana-Studio/PlatformInfluencials" calcext:value-type="string">
            <text:p>Montana-Studio/PlatformInfluencials</text:p>
          </table:table-cell>
        </table:table-row>
        <table:table-row table:style-name="ro1">
          <table:table-cell office:value-type="float" office:value="23901237" calcext:value-type="float">
            <text:p>23901237</text:p>
          </table:table-cell>
          <table:table-cell office:value-type="string" calcext:value-type="string">
            <text:p>https://api.github.com/repos/Opmantek/open-audit</text:p>
          </table:table-cell>
          <table:table-cell table:formula="of:=REPLACE([.B2606]; 1; 29; &quot;&quot;)" office:value-type="string" office:string-value="Opmantek/open-audit" calcext:value-type="string">
            <text:p>Opmantek/open-audit</text:p>
          </table:table-cell>
        </table:table-row>
        <table:table-row table:style-name="ro1">
          <table:table-cell office:value-type="float" office:value="23901272" calcext:value-type="float">
            <text:p>23901272</text:p>
          </table:table-cell>
          <table:table-cell office:value-type="string" calcext:value-type="string">
            <text:p>https://api.github.com/repos/OKTOTV/FLUX2</text:p>
          </table:table-cell>
          <table:table-cell table:formula="of:=REPLACE([.B2607]; 1; 29; &quot;&quot;)" office:value-type="string" office:string-value="OKTOTV/FLUX2" calcext:value-type="string">
            <text:p>OKTOTV/FLUX2</text:p>
          </table:table-cell>
        </table:table-row>
        <table:table-row table:style-name="ro1">
          <table:table-cell office:value-type="float" office:value="23938229" calcext:value-type="float">
            <text:p>23938229</text:p>
          </table:table-cell>
          <table:table-cell office:value-type="string" calcext:value-type="string">
            <text:p>https://api.github.com/repos/agroknow/mermix</text:p>
          </table:table-cell>
          <table:table-cell table:formula="of:=REPLACE([.B2608]; 1; 29; &quot;&quot;)" office:value-type="string" office:string-value="agroknow/mermix" calcext:value-type="string">
            <text:p>agroknow/mermix</text:p>
          </table:table-cell>
        </table:table-row>
        <table:table-row table:style-name="ro1">
          <table:table-cell office:value-type="float" office:value="23957669" calcext:value-type="float">
            <text:p>23957669</text:p>
          </table:table-cell>
          <table:table-cell office:value-type="string" calcext:value-type="string">
            <text:p>https://api.github.com/repos/lemonstory/manage</text:p>
          </table:table-cell>
          <table:table-cell table:formula="of:=REPLACE([.B2609]; 1; 29; &quot;&quot;)" office:value-type="string" office:string-value="lemonstory/manage" calcext:value-type="string">
            <text:p>lemonstory/manage</text:p>
          </table:table-cell>
        </table:table-row>
        <table:table-row table:style-name="ro1">
          <table:table-cell office:value-type="float" office:value="23978635" calcext:value-type="float">
            <text:p>23978635</text:p>
          </table:table-cell>
          <table:table-cell office:value-type="string" calcext:value-type="string">
            <text:p>https://api.github.com/repos/ailuropodagit/tttkkk</text:p>
          </table:table-cell>
          <table:table-cell table:formula="of:=REPLACE([.B2610]; 1; 29; &quot;&quot;)" office:value-type="string" office:string-value="ailuropodagit/tttkkk" calcext:value-type="string">
            <text:p>ailuropodagit/tttkkk</text:p>
          </table:table-cell>
        </table:table-row>
        <table:table-row table:style-name="ro1">
          <table:table-cell office:value-type="float" office:value="23983233" calcext:value-type="float">
            <text:p>23983233</text:p>
          </table:table-cell>
          <table:table-cell office:value-type="string" calcext:value-type="string">
            <text:p>https://api.github.com/repos/JasonDarkX2/Wordpress-WidgetManager</text:p>
          </table:table-cell>
          <table:table-cell table:formula="of:=REPLACE([.B2611]; 1; 29; &quot;&quot;)" office:value-type="string" office:string-value="JasonDarkX2/Wordpress-WidgetManager" calcext:value-type="string">
            <text:p>JasonDarkX2/Wordpress-WidgetManager</text:p>
          </table:table-cell>
        </table:table-row>
        <table:table-row table:style-name="ro1">
          <table:table-cell office:value-type="float" office:value="24002510" calcext:value-type="float">
            <text:p>24002510</text:p>
          </table:table-cell>
          <table:table-cell office:value-type="string" calcext:value-type="string">
            <text:p>https://api.github.com/repos/teamreflex/DiscordPHP</text:p>
          </table:table-cell>
          <table:table-cell table:formula="of:=REPLACE([.B2612]; 1; 29; &quot;&quot;)" office:value-type="string" office:string-value="teamreflex/DiscordPHP" calcext:value-type="string">
            <text:p>teamreflex/DiscordPHP</text:p>
          </table:table-cell>
        </table:table-row>
        <table:table-row table:style-name="ro1">
          <table:table-cell office:value-type="float" office:value="24015024" calcext:value-type="float">
            <text:p>24015024</text:p>
          </table:table-cell>
          <table:table-cell office:value-type="string" calcext:value-type="string">
            <text:p>https://api.github.com/repos/ec-europa/subsite-starterkit</text:p>
          </table:table-cell>
          <table:table-cell table:formula="of:=REPLACE([.B2613]; 1; 29; &quot;&quot;)" office:value-type="string" office:string-value="ec-europa/subsite-starterkit" calcext:value-type="string">
            <text:p>ec-europa/subsite-starterkit</text:p>
          </table:table-cell>
        </table:table-row>
        <table:table-row table:style-name="ro1">
          <table:table-cell office:value-type="float" office:value="24029247" calcext:value-type="float">
            <text:p>24029247</text:p>
          </table:table-cell>
          <table:table-cell office:value-type="string" calcext:value-type="string">
            <text:p>https://api.github.com/repos/tikiorg/tiki</text:p>
          </table:table-cell>
          <table:table-cell table:formula="of:=REPLACE([.B2614]; 1; 29; &quot;&quot;)" office:value-type="string" office:string-value="tikiorg/tiki" calcext:value-type="string">
            <text:p>tikiorg/tiki</text:p>
          </table:table-cell>
        </table:table-row>
        <table:table-row table:style-name="ro1">
          <table:table-cell office:value-type="float" office:value="24057262" calcext:value-type="float">
            <text:p>24057262</text:p>
          </table:table-cell>
          <table:table-cell office:value-type="string" calcext:value-type="string">
            <text:p>https://api.github.com/repos/France-ioi/bebras-platform</text:p>
          </table:table-cell>
          <table:table-cell table:formula="of:=REPLACE([.B2615]; 1; 29; &quot;&quot;)" office:value-type="string" office:string-value="France-ioi/bebras-platform" calcext:value-type="string">
            <text:p>France-ioi/bebras-platform</text:p>
          </table:table-cell>
        </table:table-row>
        <table:table-row table:style-name="ro1">
          <table:table-cell office:value-type="float" office:value="24094949" calcext:value-type="float">
            <text:p>24094949</text:p>
          </table:table-cell>
          <table:table-cell office:value-type="string" calcext:value-type="string">
            <text:p>https://api.github.com/repos/orocommerce/orocommerce</text:p>
          </table:table-cell>
          <table:table-cell table:formula="of:=REPLACE([.B2616]; 1; 29; &quot;&quot;)" office:value-type="string" office:string-value="orocommerce/orocommerce" calcext:value-type="string">
            <text:p>orocommerce/orocommerce</text:p>
          </table:table-cell>
        </table:table-row>
        <table:table-row table:style-name="ro1">
          <table:table-cell office:value-type="float" office:value="24140113" calcext:value-type="float">
            <text:p>24140113</text:p>
          </table:table-cell>
          <table:table-cell office:value-type="string" calcext:value-type="string">
            <text:p>https://api.github.com/repos/favrskov-kommune/favrskov.dk</text:p>
          </table:table-cell>
          <table:table-cell table:formula="of:=REPLACE([.B2617]; 1; 29; &quot;&quot;)" office:value-type="string" office:string-value="favrskov-kommune/favrskov.dk" calcext:value-type="string">
            <text:p>favrskov-kommune/favrskov.dk</text:p>
          </table:table-cell>
        </table:table-row>
        <table:table-row table:style-name="ro1">
          <table:table-cell office:value-type="float" office:value="24150112" calcext:value-type="float">
            <text:p>24150112</text:p>
          </table:table-cell>
          <table:table-cell office:value-type="string" calcext:value-type="string">
            <text:p>https://api.github.com/repos/rayminami/mpd-online</text:p>
          </table:table-cell>
          <table:table-cell table:formula="of:=REPLACE([.B2618]; 1; 29; &quot;&quot;)" office:value-type="string" office:string-value="rayminami/mpd-online" calcext:value-type="string">
            <text:p>rayminami/mpd-online</text:p>
          </table:table-cell>
        </table:table-row>
        <table:table-row table:style-name="ro1">
          <table:table-cell office:value-type="float" office:value="24155550" calcext:value-type="float">
            <text:p>24155550</text:p>
          </table:table-cell>
          <table:table-cell office:value-type="string" calcext:value-type="string">
            <text:p>https://api.github.com/repos/saplingdigitalltd/thefoodrush</text:p>
          </table:table-cell>
          <table:table-cell table:formula="of:=REPLACE([.B2619]; 1; 29; &quot;&quot;)" office:value-type="string" office:string-value="saplingdigitalltd/thefoodrush" calcext:value-type="string">
            <text:p>saplingdigitalltd/thefoodrush</text:p>
          </table:table-cell>
        </table:table-row>
        <table:table-row table:style-name="ro1">
          <table:table-cell office:value-type="float" office:value="24193287" calcext:value-type="float">
            <text:p>24193287</text:p>
          </table:table-cell>
          <table:table-cell office:value-type="string" calcext:value-type="string">
            <text:p>https://api.github.com/repos/735579768/Ainiku</text:p>
          </table:table-cell>
          <table:table-cell table:formula="of:=REPLACE([.B2620]; 1; 29; &quot;&quot;)" office:value-type="string" office:string-value="735579768/Ainiku" calcext:value-type="string">
            <text:p>735579768/Ainiku</text:p>
          </table:table-cell>
        </table:table-row>
        <table:table-row table:style-name="ro1">
          <table:table-cell office:value-type="float" office:value="24225826" calcext:value-type="float">
            <text:p>24225826</text:p>
          </table:table-cell>
          <table:table-cell office:value-type="string" calcext:value-type="string">
            <text:p>https://api.github.com/repos/neos/flow-development-collection</text:p>
          </table:table-cell>
          <table:table-cell table:formula="of:=REPLACE([.B2621]; 1; 29; &quot;&quot;)" office:value-type="string" office:string-value="neos/flow-development-collection" calcext:value-type="string">
            <text:p>neos/flow-development-collection</text:p>
          </table:table-cell>
        </table:table-row>
        <table:table-row table:style-name="ro1">
          <table:table-cell office:value-type="float" office:value="24241005" calcext:value-type="float">
            <text:p>24241005</text:p>
          </table:table-cell>
          <table:table-cell office:value-type="string" calcext:value-type="string">
            <text:p>https://api.github.com/repos/TMSolution/PrototypeBundle</text:p>
          </table:table-cell>
          <table:table-cell table:formula="of:=REPLACE([.B2622]; 1; 29; &quot;&quot;)" office:value-type="string" office:string-value="TMSolution/PrototypeBundle" calcext:value-type="string">
            <text:p>TMSolution/PrototypeBundle</text:p>
          </table:table-cell>
        </table:table-row>
        <table:table-row table:style-name="ro1">
          <table:table-cell office:value-type="float" office:value="24250893" calcext:value-type="float">
            <text:p>24250893</text:p>
          </table:table-cell>
          <table:table-cell office:value-type="string" calcext:value-type="string">
            <text:p>https://api.github.com/repos/caneballante/psp_web_update</text:p>
          </table:table-cell>
          <table:table-cell table:formula="of:=REPLACE([.B2623]; 1; 29; &quot;&quot;)" office:value-type="string" office:string-value="caneballante/psp_web_update" calcext:value-type="string">
            <text:p>caneballante/psp_web_update</text:p>
          </table:table-cell>
        </table:table-row>
        <table:table-row table:style-name="ro1">
          <table:table-cell office:value-type="float" office:value="24268338" calcext:value-type="float">
            <text:p>24268338</text:p>
          </table:table-cell>
          <table:table-cell office:value-type="string" calcext:value-type="string">
            <text:p>https://api.github.com/repos/tripikad/trip2</text:p>
          </table:table-cell>
          <table:table-cell table:formula="of:=REPLACE([.B2624]; 1; 29; &quot;&quot;)" office:value-type="string" office:string-value="tripikad/trip2" calcext:value-type="string">
            <text:p>tripikad/trip2</text:p>
          </table:table-cell>
        </table:table-row>
        <table:table-row table:style-name="ro1">
          <table:table-cell office:value-type="float" office:value="24270683" calcext:value-type="float">
            <text:p>24270683</text:p>
          </table:table-cell>
          <table:table-cell office:value-type="string" calcext:value-type="string">
            <text:p>https://api.github.com/repos/neos/flow</text:p>
          </table:table-cell>
          <table:table-cell table:formula="of:=REPLACE([.B2625]; 1; 29; &quot;&quot;)" office:value-type="string" office:string-value="neos/flow" calcext:value-type="string">
            <text:p>neos/flow</text:p>
          </table:table-cell>
        </table:table-row>
        <table:table-row table:style-name="ro1">
          <table:table-cell office:value-type="float" office:value="24281643" calcext:value-type="float">
            <text:p>24281643</text:p>
          </table:table-cell>
          <table:table-cell office:value-type="string" calcext:value-type="string">
            <text:p>https://api.github.com/repos/boonex/dolphin.pro</text:p>
          </table:table-cell>
          <table:table-cell table:formula="of:=REPLACE([.B2626]; 1; 29; &quot;&quot;)" office:value-type="string" office:string-value="boonex/dolphin.pro" calcext:value-type="string">
            <text:p>boonex/dolphin.pro</text:p>
          </table:table-cell>
        </table:table-row>
        <table:table-row table:style-name="ro1">
          <table:table-cell office:value-type="float" office:value="24307097" calcext:value-type="float">
            <text:p>24307097</text:p>
          </table:table-cell>
          <table:table-cell office:value-type="string" calcext:value-type="string">
            <text:p>https://api.github.com/repos/neos/typo3cr</text:p>
          </table:table-cell>
          <table:table-cell table:formula="of:=REPLACE([.B2627]; 1; 29; &quot;&quot;)" office:value-type="string" office:string-value="neos/typo3cr" calcext:value-type="string">
            <text:p>neos/typo3cr</text:p>
          </table:table-cell>
        </table:table-row>
        <table:table-row table:style-name="ro1">
          <table:table-cell office:value-type="float" office:value="24310319" calcext:value-type="float">
            <text:p>24310319</text:p>
          </table:table-cell>
          <table:table-cell office:value-type="string" calcext:value-type="string">
            <text:p>https://api.github.com/repos/it-novum/openITCOCKPIT</text:p>
          </table:table-cell>
          <table:table-cell table:formula="of:=REPLACE([.B2628]; 1; 29; &quot;&quot;)" office:value-type="string" office:string-value="it-novum/openITCOCKPIT" calcext:value-type="string">
            <text:p>it-novum/openITCOCKPIT</text:p>
          </table:table-cell>
        </table:table-row>
        <table:table-row table:style-name="ro1">
          <table:table-cell office:value-type="float" office:value="24335558" calcext:value-type="float">
            <text:p>24335558</text:p>
          </table:table-cell>
          <table:table-cell office:value-type="string" calcext:value-type="string">
            <text:p>https://api.github.com/repos/Worklemon/api</text:p>
          </table:table-cell>
          <table:table-cell table:formula="of:=REPLACE([.B2629]; 1; 29; &quot;&quot;)" office:value-type="string" office:string-value="Worklemon/api" calcext:value-type="string">
            <text:p>Worklemon/api</text:p>
          </table:table-cell>
        </table:table-row>
        <table:table-row table:style-name="ro1">
          <table:table-cell office:value-type="float" office:value="24540268" calcext:value-type="float">
            <text:p>24540268</text:p>
          </table:table-cell>
          <table:table-cell office:value-type="string" calcext:value-type="string">
            <text:p>https://api.github.com/repos/firebelly/scb</text:p>
          </table:table-cell>
          <table:table-cell table:formula="of:=REPLACE([.B2630]; 1; 29; &quot;&quot;)" office:value-type="string" office:string-value="firebelly/scb" calcext:value-type="string">
            <text:p>firebelly/scb</text:p>
          </table:table-cell>
        </table:table-row>
        <table:table-row table:style-name="ro1">
          <table:table-cell office:value-type="float" office:value="24545863" calcext:value-type="float">
            <text:p>24545863</text:p>
          </table:table-cell>
          <table:table-cell office:value-type="string" calcext:value-type="string">
            <text:p>https://api.github.com/repos/AnyCanvas/ADAN</text:p>
          </table:table-cell>
          <table:table-cell table:formula="of:=REPLACE([.B2631]; 1; 29; &quot;&quot;)" office:value-type="string" office:string-value="AnyCanvas/ADAN" calcext:value-type="string">
            <text:p>AnyCanvas/ADAN</text:p>
          </table:table-cell>
        </table:table-row>
        <table:table-row table:style-name="ro1">
          <table:table-cell office:value-type="float" office:value="24566599" calcext:value-type="float">
            <text:p>24566599</text:p>
          </table:table-cell>
          <table:table-cell office:value-type="string" calcext:value-type="string">
            <text:p>https://api.github.com/repos/projectwife/tesitoo-opencart</text:p>
          </table:table-cell>
          <table:table-cell table:formula="of:=REPLACE([.B2632]; 1; 29; &quot;&quot;)" office:value-type="string" office:string-value="projectwife/tesitoo-opencart" calcext:value-type="string">
            <text:p>projectwife/tesitoo-opencart</text:p>
          </table:table-cell>
        </table:table-row>
        <table:table-row table:style-name="ro1">
          <table:table-cell office:value-type="float" office:value="24585110" calcext:value-type="float">
            <text:p>24585110</text:p>
          </table:table-cell>
          <table:table-cell office:value-type="string" calcext:value-type="string">
            <text:p>https://api.github.com/repos/CompositeUK/clone.WordPress-Core</text:p>
          </table:table-cell>
          <table:table-cell table:formula="of:=REPLACE([.B2633]; 1; 29; &quot;&quot;)" office:value-type="string" office:string-value="CompositeUK/clone.WordPress-Core" calcext:value-type="string">
            <text:p>CompositeUK/clone.WordPress-Core</text:p>
          </table:table-cell>
        </table:table-row>
        <table:table-row table:style-name="ro1">
          <table:table-cell office:value-type="float" office:value="24585125" calcext:value-type="float">
            <text:p>24585125</text:p>
          </table:table-cell>
          <table:table-cell office:value-type="string" calcext:value-type="string">
            <text:p>https://api.github.com/repos/CompositeUK/clone.BuddyPress</text:p>
          </table:table-cell>
          <table:table-cell table:formula="of:=REPLACE([.B2634]; 1; 29; &quot;&quot;)" office:value-type="string" office:string-value="CompositeUK/clone.BuddyPress" calcext:value-type="string">
            <text:p>CompositeUK/clone.BuddyPress</text:p>
          </table:table-cell>
        </table:table-row>
        <table:table-row table:style-name="ro1">
          <table:table-cell office:value-type="float" office:value="24646652" calcext:value-type="float">
            <text:p>24646652</text:p>
          </table:table-cell>
          <table:table-cell office:value-type="string" calcext:value-type="string">
            <text:p>https://api.github.com/repos/hokerlong/lego</text:p>
          </table:table-cell>
          <table:table-cell table:formula="of:=REPLACE([.B2635]; 1; 29; &quot;&quot;)" office:value-type="string" office:string-value="hokerlong/lego" calcext:value-type="string">
            <text:p>hokerlong/lego</text:p>
          </table:table-cell>
        </table:table-row>
        <table:table-row table:style-name="ro1">
          <table:table-cell office:value-type="float" office:value="24652902" calcext:value-type="float">
            <text:p>24652902</text:p>
          </table:table-cell>
          <table:table-cell office:value-type="string" calcext:value-type="string">
            <text:p>https://api.github.com/repos/locomotivemtl/charcoal-app</text:p>
          </table:table-cell>
          <table:table-cell table:formula="of:=REPLACE([.B2636]; 1; 29; &quot;&quot;)" office:value-type="string" office:string-value="locomotivemtl/charcoal-app" calcext:value-type="string">
            <text:p>locomotivemtl/charcoal-app</text:p>
          </table:table-cell>
        </table:table-row>
        <table:table-row table:style-name="ro1">
          <table:table-cell office:value-type="float" office:value="24674663" calcext:value-type="float">
            <text:p>24674663</text:p>
          </table:table-cell>
          <table:table-cell office:value-type="string" calcext:value-type="string">
            <text:p>https://api.github.com/repos/pckg/framework</text:p>
          </table:table-cell>
          <table:table-cell table:formula="of:=REPLACE([.B2637]; 1; 29; &quot;&quot;)" office:value-type="string" office:string-value="pckg/framework" calcext:value-type="string">
            <text:p>pckg/framework</text:p>
          </table:table-cell>
        </table:table-row>
        <table:table-row table:style-name="ro1">
          <table:table-cell office:value-type="float" office:value="24683081" calcext:value-type="float">
            <text:p>24683081</text:p>
          </table:table-cell>
          <table:table-cell office:value-type="string" calcext:value-type="string">
            <text:p>https://api.github.com/repos/hiqdev/hipanel-core</text:p>
          </table:table-cell>
          <table:table-cell table:formula="of:=REPLACE([.B2638]; 1; 29; &quot;&quot;)" office:value-type="string" office:string-value="hiqdev/hipanel-core" calcext:value-type="string">
            <text:p>hiqdev/hipanel-core</text:p>
          </table:table-cell>
        </table:table-row>
        <table:table-row table:style-name="ro1">
          <table:table-cell office:value-type="float" office:value="24751875" calcext:value-type="float">
            <text:p>24751875</text:p>
          </table:table-cell>
          <table:table-cell office:value-type="string" calcext:value-type="string">
            <text:p>https://api.github.com/repos/honeybee/honeybee-agavi-cmf-vendor</text:p>
          </table:table-cell>
          <table:table-cell table:formula="of:=REPLACE([.B2639]; 1; 29; &quot;&quot;)" office:value-type="string" office:string-value="honeybee/honeybee-agavi-cmf-vendor" calcext:value-type="string">
            <text:p>honeybee/honeybee-agavi-cmf-vendor</text:p>
          </table:table-cell>
        </table:table-row>
        <table:table-row table:style-name="ro1">
          <table:table-cell office:value-type="float" office:value="24880633" calcext:value-type="float">
            <text:p>24880633</text:p>
          </table:table-cell>
          <table:table-cell office:value-type="string" calcext:value-type="string">
            <text:p>https://api.github.com/repos/synergia/mknm-synergia-theme</text:p>
          </table:table-cell>
          <table:table-cell table:formula="of:=REPLACE([.B2640]; 1; 29; &quot;&quot;)" office:value-type="string" office:string-value="synergia/mknm-synergia-theme" calcext:value-type="string">
            <text:p>synergia/mknm-synergia-theme</text:p>
          </table:table-cell>
        </table:table-row>
        <table:table-row table:style-name="ro1">
          <table:table-cell office:value-type="float" office:value="24887962" calcext:value-type="float">
            <text:p>24887962</text:p>
          </table:table-cell>
          <table:table-cell office:value-type="string" calcext:value-type="string">
            <text:p>https://api.github.com/repos/dexonline/dexonline</text:p>
          </table:table-cell>
          <table:table-cell table:formula="of:=REPLACE([.B2641]; 1; 29; &quot;&quot;)" office:value-type="string" office:string-value="dexonline/dexonline" calcext:value-type="string">
            <text:p>dexonline/dexonline</text:p>
          </table:table-cell>
        </table:table-row>
        <table:table-row table:style-name="ro1">
          <table:table-cell office:value-type="float" office:value="24909211" calcext:value-type="float">
            <text:p>24909211</text:p>
          </table:table-cell>
          <table:table-cell office:value-type="string" calcext:value-type="string">
            <text:p>https://api.github.com/repos/Spomky-Labs/oauth2-server-library</text:p>
          </table:table-cell>
          <table:table-cell table:formula="of:=REPLACE([.B2642]; 1; 29; &quot;&quot;)" office:value-type="string" office:string-value="Spomky-Labs/oauth2-server-library" calcext:value-type="string">
            <text:p>Spomky-Labs/oauth2-server-library</text:p>
          </table:table-cell>
        </table:table-row>
        <table:table-row table:style-name="ro1">
          <table:table-cell office:value-type="float" office:value="24913398" calcext:value-type="float">
            <text:p>24913398</text:p>
          </table:table-cell>
          <table:table-cell office:value-type="string" calcext:value-type="string">
            <text:p>https://api.github.com/repos/lonnieezell/CodeIgniter4</text:p>
          </table:table-cell>
          <table:table-cell table:formula="of:=REPLACE([.B2643]; 1; 29; &quot;&quot;)" office:value-type="string" office:string-value="lonnieezell/CodeIgniter4" calcext:value-type="string">
            <text:p>lonnieezell/CodeIgniter4</text:p>
          </table:table-cell>
        </table:table-row>
        <table:table-row table:style-name="ro1">
          <table:table-cell office:value-type="float" office:value="24915793" calcext:value-type="float">
            <text:p>24915793</text:p>
          </table:table-cell>
          <table:table-cell office:value-type="string" calcext:value-type="string">
            <text:p>https://api.github.com/repos/ppy/osu-web</text:p>
          </table:table-cell>
          <table:table-cell table:formula="of:=REPLACE([.B2644]; 1; 29; &quot;&quot;)" office:value-type="string" office:string-value="ppy/osu-web" calcext:value-type="string">
            <text:p>ppy/osu-web</text:p>
          </table:table-cell>
        </table:table-row>
        <table:table-row table:style-name="ro1">
          <table:table-cell office:value-type="float" office:value="24917413" calcext:value-type="float">
            <text:p>24917413</text:p>
          </table:table-cell>
          <table:table-cell office:value-type="string" calcext:value-type="string">
            <text:p>https://api.github.com/repos/andela/resly</text:p>
          </table:table-cell>
          <table:table-cell table:formula="of:=REPLACE([.B2645]; 1; 29; &quot;&quot;)" office:value-type="string" office:string-value="andela/resly" calcext:value-type="string">
            <text:p>andela/resly</text:p>
          </table:table-cell>
        </table:table-row>
        <table:table-row table:style-name="ro1">
          <table:table-cell office:value-type="float" office:value="24925483" calcext:value-type="float">
            <text:p>24925483</text:p>
          </table:table-cell>
          <table:table-cell office:value-type="string" calcext:value-type="string">
            <text:p>https://api.github.com/repos/ysk2014/webquan</text:p>
          </table:table-cell>
          <table:table-cell table:formula="of:=REPLACE([.B2646]; 1; 29; &quot;&quot;)" office:value-type="string" office:string-value="ysk2014/webquan" calcext:value-type="string">
            <text:p>ysk2014/webquan</text:p>
          </table:table-cell>
        </table:table-row>
        <table:table-row table:style-name="ro1">
          <table:table-cell office:value-type="float" office:value="24934525" calcext:value-type="float">
            <text:p>24934525</text:p>
          </table:table-cell>
          <table:table-cell office:value-type="string" calcext:value-type="string">
            <text:p>https://api.github.com/repos/aldiunanto/gbb_laravel</text:p>
          </table:table-cell>
          <table:table-cell table:formula="of:=REPLACE([.B2647]; 1; 29; &quot;&quot;)" office:value-type="string" office:string-value="aldiunanto/gbb_laravel" calcext:value-type="string">
            <text:p>aldiunanto/gbb_laravel</text:p>
          </table:table-cell>
        </table:table-row>
        <table:table-row table:style-name="ro1">
          <table:table-cell office:value-type="float" office:value="24934949" calcext:value-type="float">
            <text:p>24934949</text:p>
          </table:table-cell>
          <table:table-cell office:value-type="string" calcext:value-type="string">
            <text:p>https://api.github.com/repos/kohler/peteramati</text:p>
          </table:table-cell>
          <table:table-cell table:formula="of:=REPLACE([.B2648]; 1; 29; &quot;&quot;)" office:value-type="string" office:string-value="kohler/peteramati" calcext:value-type="string">
            <text:p>kohler/peteramati</text:p>
          </table:table-cell>
        </table:table-row>
        <table:table-row table:style-name="ro1">
          <table:table-cell office:value-type="float" office:value="24940716" calcext:value-type="float">
            <text:p>24940716</text:p>
          </table:table-cell>
          <table:table-cell office:value-type="string" calcext:value-type="string">
            <text:p>https://api.github.com/repos/antoniobec/palencia</text:p>
          </table:table-cell>
          <table:table-cell table:formula="of:=REPLACE([.B2649]; 1; 29; &quot;&quot;)" office:value-type="string" office:string-value="antoniobec/palencia" calcext:value-type="string">
            <text:p>antoniobec/palencia</text:p>
          </table:table-cell>
        </table:table-row>
        <table:table-row table:style-name="ro1">
          <table:table-cell office:value-type="float" office:value="24947622" calcext:value-type="float">
            <text:p>24947622</text:p>
          </table:table-cell>
          <table:table-cell office:value-type="string" calcext:value-type="string">
            <text:p>https://api.github.com/repos/esm-erika/eschoolnews</text:p>
          </table:table-cell>
          <table:table-cell table:formula="of:=REPLACE([.B2650]; 1; 29; &quot;&quot;)" office:value-type="string" office:string-value="esm-erika/eschoolnews" calcext:value-type="string">
            <text:p>esm-erika/eschoolnews</text:p>
          </table:table-cell>
        </table:table-row>
        <table:table-row table:style-name="ro1">
          <table:table-cell office:value-type="float" office:value="24951945" calcext:value-type="float">
            <text:p>24951945</text:p>
          </table:table-cell>
          <table:table-cell office:value-type="string" calcext:value-type="string">
            <text:p>https://api.github.com/repos/caleboau2012/pms</text:p>
          </table:table-cell>
          <table:table-cell table:formula="of:=REPLACE([.B2651]; 1; 29; &quot;&quot;)" office:value-type="string" office:string-value="caleboau2012/pms" calcext:value-type="string">
            <text:p>caleboau2012/pms</text:p>
          </table:table-cell>
        </table:table-row>
        <table:table-row table:style-name="ro1">
          <table:table-cell office:value-type="float" office:value="24955249" calcext:value-type="float">
            <text:p>24955249</text:p>
          </table:table-cell>
          <table:table-cell office:value-type="string" calcext:value-type="string">
            <text:p>https://api.github.com/repos/ec-europa/platform-dev</text:p>
          </table:table-cell>
          <table:table-cell table:formula="of:=REPLACE([.B2652]; 1; 29; &quot;&quot;)" office:value-type="string" office:string-value="ec-europa/platform-dev" calcext:value-type="string">
            <text:p>ec-europa/platform-dev</text:p>
          </table:table-cell>
        </table:table-row>
        <table:table-row table:style-name="ro1">
          <table:table-cell office:value-type="float" office:value="24955810" calcext:value-type="float">
            <text:p>24955810</text:p>
          </table:table-cell>
          <table:table-cell office:value-type="string" calcext:value-type="string">
            <text:p>https://api.github.com/repos/kreta/kreta</text:p>
          </table:table-cell>
          <table:table-cell table:formula="of:=REPLACE([.B2653]; 1; 29; &quot;&quot;)" office:value-type="string" office:string-value="kreta/kreta" calcext:value-type="string">
            <text:p>kreta/kreta</text:p>
          </table:table-cell>
        </table:table-row>
        <table:table-row table:style-name="ro1">
          <table:table-cell office:value-type="float" office:value="24960942" calcext:value-type="float">
            <text:p>24960942</text:p>
          </table:table-cell>
          <table:table-cell office:value-type="string" calcext:value-type="string">
            <text:p>https://api.github.com/repos/Diodio/Project-Teranga</text:p>
          </table:table-cell>
          <table:table-cell table:formula="of:=REPLACE([.B2654]; 1; 29; &quot;&quot;)" office:value-type="string" office:string-value="Diodio/Project-Teranga" calcext:value-type="string">
            <text:p>Diodio/Project-Teranga</text:p>
          </table:table-cell>
        </table:table-row>
        <table:table-row table:style-name="ro1">
          <table:table-cell office:value-type="float" office:value="24989474" calcext:value-type="float">
            <text:p>24989474</text:p>
          </table:table-cell>
          <table:table-cell office:value-type="string" calcext:value-type="string">
            <text:p>https://api.github.com/repos/Biobanques/cbsd_platform</text:p>
          </table:table-cell>
          <table:table-cell table:formula="of:=REPLACE([.B2655]; 1; 29; &quot;&quot;)" office:value-type="string" office:string-value="Biobanques/cbsd_platform" calcext:value-type="string">
            <text:p>Biobanques/cbsd_platform</text:p>
          </table:table-cell>
        </table:table-row>
        <table:table-row table:style-name="ro1">
          <table:table-cell office:value-type="float" office:value="25072003" calcext:value-type="float">
            <text:p>25072003</text:p>
          </table:table-cell>
          <table:table-cell office:value-type="string" calcext:value-type="string">
            <text:p>https://api.github.com/repos/andela/suyabay</text:p>
          </table:table-cell>
          <table:table-cell table:formula="of:=REPLACE([.B2656]; 1; 29; &quot;&quot;)" office:value-type="string" office:string-value="andela/suyabay" calcext:value-type="string">
            <text:p>andela/suyabay</text:p>
          </table:table-cell>
        </table:table-row>
        <table:table-row table:style-name="ro1">
          <table:table-cell office:value-type="float" office:value="25094476" calcext:value-type="float">
            <text:p>25094476</text:p>
          </table:table-cell>
          <table:table-cell office:value-type="string" calcext:value-type="string">
            <text:p>https://api.github.com/repos/bersace/strass</text:p>
          </table:table-cell>
          <table:table-cell table:formula="of:=REPLACE([.B2657]; 1; 29; &quot;&quot;)" office:value-type="string" office:string-value="bersace/strass" calcext:value-type="string">
            <text:p>bersace/strass</text:p>
          </table:table-cell>
        </table:table-row>
        <table:table-row table:style-name="ro1">
          <table:table-cell office:value-type="float" office:value="25141836" calcext:value-type="float">
            <text:p>25141836</text:p>
          </table:table-cell>
          <table:table-cell office:value-type="string" calcext:value-type="string">
            <text:p>https://api.github.com/repos/ryota-murakami/daily-tweet</text:p>
          </table:table-cell>
          <table:table-cell table:formula="of:=REPLACE([.B2658]; 1; 29; &quot;&quot;)" office:value-type="string" office:string-value="ryota-murakami/daily-tweet" calcext:value-type="string">
            <text:p>ryota-murakami/daily-tweet</text:p>
          </table:table-cell>
        </table:table-row>
        <table:table-row table:style-name="ro1">
          <table:table-cell office:value-type="float" office:value="25170432" calcext:value-type="float">
            <text:p>25170432</text:p>
          </table:table-cell>
          <table:table-cell office:value-type="string" calcext:value-type="string">
            <text:p>https://api.github.com/repos/eipe/mytentsite</text:p>
          </table:table-cell>
          <table:table-cell table:formula="of:=REPLACE([.B2659]; 1; 29; &quot;&quot;)" office:value-type="string" office:string-value="eipe/mytentsite" calcext:value-type="string">
            <text:p>eipe/mytentsite</text:p>
          </table:table-cell>
        </table:table-row>
        <table:table-row table:style-name="ro1">
          <table:table-cell office:value-type="float" office:value="25205256" calcext:value-type="float">
            <text:p>25205256</text:p>
          </table:table-cell>
          <table:table-cell office:value-type="string" calcext:value-type="string">
            <text:p>https://api.github.com/repos/w0bm/w0bm.com</text:p>
          </table:table-cell>
          <table:table-cell table:formula="of:=REPLACE([.B2660]; 1; 29; &quot;&quot;)" office:value-type="string" office:string-value="w0bm/w0bm.com" calcext:value-type="string">
            <text:p>w0bm/w0bm.com</text:p>
          </table:table-cell>
        </table:table-row>
        <table:table-row table:style-name="ro1">
          <table:table-cell office:value-type="float" office:value="25258662" calcext:value-type="float">
            <text:p>25258662</text:p>
          </table:table-cell>
          <table:table-cell office:value-type="string" calcext:value-type="string">
            <text:p>https://api.github.com/repos/matthiasmullie/scrapbook</text:p>
          </table:table-cell>
          <table:table-cell table:formula="of:=REPLACE([.B2661]; 1; 29; &quot;&quot;)" office:value-type="string" office:string-value="matthiasmullie/scrapbook" calcext:value-type="string">
            <text:p>matthiasmullie/scrapbook</text:p>
          </table:table-cell>
        </table:table-row>
        <table:table-row table:style-name="ro1">
          <table:table-cell office:value-type="float" office:value="25261033" calcext:value-type="float">
            <text:p>25261033</text:p>
          </table:table-cell>
          <table:table-cell office:value-type="string" calcext:value-type="string">
            <text:p>https://api.github.com/repos/Flexible-User-Experience/Espai-Kowo</text:p>
          </table:table-cell>
          <table:table-cell table:formula="of:=REPLACE([.B2662]; 1; 29; &quot;&quot;)" office:value-type="string" office:string-value="Flexible-User-Experience/Espai-Kowo" calcext:value-type="string">
            <text:p>Flexible-User-Experience/Espai-Kowo</text:p>
          </table:table-cell>
        </table:table-row>
        <table:table-row table:style-name="ro1">
          <table:table-cell office:value-type="float" office:value="25360492" calcext:value-type="float">
            <text:p>25360492</text:p>
          </table:table-cell>
          <table:table-cell office:value-type="string" calcext:value-type="string">
            <text:p>https://api.github.com/repos/markjoseph1496/OnlineJobPlacement</text:p>
          </table:table-cell>
          <table:table-cell table:formula="of:=REPLACE([.B2663]; 1; 29; &quot;&quot;)" office:value-type="string" office:string-value="markjoseph1496/OnlineJobPlacement" calcext:value-type="string">
            <text:p>markjoseph1496/OnlineJobPlacement</text:p>
          </table:table-cell>
        </table:table-row>
        <table:table-row table:style-name="ro1">
          <table:table-cell office:value-type="float" office:value="25479242" calcext:value-type="float">
            <text:p>25479242</text:p>
          </table:table-cell>
          <table:table-cell office:value-type="string" calcext:value-type="string">
            <text:p>https://api.github.com/repos/nordita-stockholm/norweb-hvzm</text:p>
          </table:table-cell>
          <table:table-cell table:formula="of:=REPLACE([.B2664]; 1; 29; &quot;&quot;)" office:value-type="string" office:string-value="nordita-stockholm/norweb-hvzm" calcext:value-type="string">
            <text:p>nordita-stockholm/norweb-hvzm</text:p>
          </table:table-cell>
        </table:table-row>
        <table:table-row table:style-name="ro1">
          <table:table-cell office:value-type="float" office:value="25498487" calcext:value-type="float">
            <text:p>25498487</text:p>
          </table:table-cell>
          <table:table-cell office:value-type="string" calcext:value-type="string">
            <text:p>https://api.github.com/repos/ideabase/ideabaseweb</text:p>
          </table:table-cell>
          <table:table-cell table:formula="of:=REPLACE([.B2665]; 1; 29; &quot;&quot;)" office:value-type="string" office:string-value="ideabase/ideabaseweb" calcext:value-type="string">
            <text:p>ideabase/ideabaseweb</text:p>
          </table:table-cell>
        </table:table-row>
        <table:table-row table:style-name="ro1">
          <table:table-cell office:value-type="float" office:value="25533778" calcext:value-type="float">
            <text:p>25533778</text:p>
          </table:table-cell>
          <table:table-cell office:value-type="string" calcext:value-type="string">
            <text:p>https://api.github.com/repos/networksoft/erp.multinivel</text:p>
          </table:table-cell>
          <table:table-cell table:formula="of:=REPLACE([.B2666]; 1; 29; &quot;&quot;)" office:value-type="string" office:string-value="networksoft/erp.multinivel" calcext:value-type="string">
            <text:p>networksoft/erp.multinivel</text:p>
          </table:table-cell>
        </table:table-row>
        <table:table-row table:style-name="ro1">
          <table:table-cell office:value-type="float" office:value="25535836" calcext:value-type="float">
            <text:p>25535836</text:p>
          </table:table-cell>
          <table:table-cell office:value-type="string" calcext:value-type="string">
            <text:p>https://api.github.com/repos/matiaspodro/moms-web</text:p>
          </table:table-cell>
          <table:table-cell table:formula="of:=REPLACE([.B2667]; 1; 29; &quot;&quot;)" office:value-type="string" office:string-value="matiaspodro/moms-web" calcext:value-type="string">
            <text:p>matiaspodro/moms-web</text:p>
          </table:table-cell>
        </table:table-row>
        <table:table-row table:style-name="ro1">
          <table:table-cell office:value-type="float" office:value="25590563" calcext:value-type="float">
            <text:p>25590563</text:p>
          </table:table-cell>
          <table:table-cell office:value-type="string" calcext:value-type="string">
            <text:p>https://api.github.com/repos/elegantweb/framework</text:p>
          </table:table-cell>
          <table:table-cell table:formula="of:=REPLACE([.B2668]; 1; 29; &quot;&quot;)" office:value-type="string" office:string-value="elegantweb/framework" calcext:value-type="string">
            <text:p>elegantweb/framework</text:p>
          </table:table-cell>
        </table:table-row>
        <table:table-row table:style-name="ro1">
          <table:table-cell office:value-type="float" office:value="25618665" calcext:value-type="float">
            <text:p>25618665</text:p>
          </table:table-cell>
          <table:table-cell office:value-type="string" calcext:value-type="string">
            <text:p>https://api.github.com/repos/DavidGarciaCat/cms</text:p>
          </table:table-cell>
          <table:table-cell table:formula="of:=REPLACE([.B2669]; 1; 29; &quot;&quot;)" office:value-type="string" office:string-value="DavidGarciaCat/cms" calcext:value-type="string">
            <text:p>DavidGarciaCat/cms</text:p>
          </table:table-cell>
        </table:table-row>
        <table:table-row table:style-name="ro1">
          <table:table-cell office:value-type="float" office:value="25635469" calcext:value-type="float">
            <text:p>25635469</text:p>
          </table:table-cell>
          <table:table-cell office:value-type="string" calcext:value-type="string">
            <text:p>https://api.github.com/repos/imjoehaines/sihae</text:p>
          </table:table-cell>
          <table:table-cell table:formula="of:=REPLACE([.B2670]; 1; 29; &quot;&quot;)" office:value-type="string" office:string-value="imjoehaines/sihae" calcext:value-type="string">
            <text:p>imjoehaines/sihae</text:p>
          </table:table-cell>
        </table:table-row>
        <table:table-row table:style-name="ro1">
          <table:table-cell office:value-type="float" office:value="25688336" calcext:value-type="float">
            <text:p>25688336</text:p>
          </table:table-cell>
          <table:table-cell office:value-type="string" calcext:value-type="string">
            <text:p>https://api.github.com/repos/stevemckinney/iamsteve</text:p>
          </table:table-cell>
          <table:table-cell table:formula="of:=REPLACE([.B2671]; 1; 29; &quot;&quot;)" office:value-type="string" office:string-value="stevemckinney/iamsteve" calcext:value-type="string">
            <text:p>stevemckinney/iamsteve</text:p>
          </table:table-cell>
        </table:table-row>
        <table:table-row table:style-name="ro1">
          <table:table-cell office:value-type="float" office:value="25747049" calcext:value-type="float">
            <text:p>25747049</text:p>
          </table:table-cell>
          <table:table-cell office:value-type="string" calcext:value-type="string">
            <text:p>https://api.github.com/repos/PeggyOCO/lawd</text:p>
          </table:table-cell>
          <table:table-cell table:formula="of:=REPLACE([.B2672]; 1; 29; &quot;&quot;)" office:value-type="string" office:string-value="PeggyOCO/lawd" calcext:value-type="string">
            <text:p>PeggyOCO/lawd</text:p>
          </table:table-cell>
        </table:table-row>
        <table:table-row table:style-name="ro1">
          <table:table-cell office:value-type="float" office:value="25816769" calcext:value-type="float">
            <text:p>25816769</text:p>
          </table:table-cell>
          <table:table-cell office:value-type="string" calcext:value-type="string">
            <text:p>https://api.github.com/repos/JosephSilber/bouncer</text:p>
          </table:table-cell>
          <table:table-cell table:formula="of:=REPLACE([.B2673]; 1; 29; &quot;&quot;)" office:value-type="string" office:string-value="JosephSilber/bouncer" calcext:value-type="string">
            <text:p>JosephSilber/bouncer</text:p>
          </table:table-cell>
        </table:table-row>
        <table:table-row table:style-name="ro1">
          <table:table-cell office:value-type="float" office:value="25817278" calcext:value-type="float">
            <text:p>25817278</text:p>
          </table:table-cell>
          <table:table-cell office:value-type="string" calcext:value-type="string">
            <text:p>https://api.github.com/repos/xzjs/WifiBus</text:p>
          </table:table-cell>
          <table:table-cell table:formula="of:=REPLACE([.B2674]; 1; 29; &quot;&quot;)" office:value-type="string" office:string-value="xzjs/WifiBus" calcext:value-type="string">
            <text:p>xzjs/WifiBus</text:p>
          </table:table-cell>
        </table:table-row>
        <table:table-row table:style-name="ro1">
          <table:table-cell office:value-type="float" office:value="25826305" calcext:value-type="float">
            <text:p>25826305</text:p>
          </table:table-cell>
          <table:table-cell office:value-type="string" calcext:value-type="string">
            <text:p>https://api.github.com/repos/Sententiaregum/Sententiaregum</text:p>
          </table:table-cell>
          <table:table-cell table:formula="of:=REPLACE([.B2675]; 1; 29; &quot;&quot;)" office:value-type="string" office:string-value="Sententiaregum/Sententiaregum" calcext:value-type="string">
            <text:p>Sententiaregum/Sententiaregum</text:p>
          </table:table-cell>
        </table:table-row>
        <table:table-row table:style-name="ro1">
          <table:table-cell office:value-type="float" office:value="25831451" calcext:value-type="float">
            <text:p>25831451</text:p>
          </table:table-cell>
          <table:table-cell office:value-type="string" calcext:value-type="string">
            <text:p>https://api.github.com/repos/culturagovbr/mapasculturais-culturaviva</text:p>
          </table:table-cell>
          <table:table-cell table:formula="of:=REPLACE([.B2676]; 1; 29; &quot;&quot;)" office:value-type="string" office:string-value="culturagovbr/mapasculturais-culturaviva" calcext:value-type="string">
            <text:p>culturagovbr/mapasculturais-culturaviva</text:p>
          </table:table-cell>
        </table:table-row>
        <table:table-row table:style-name="ro1">
          <table:table-cell office:value-type="float" office:value="25835452" calcext:value-type="float">
            <text:p>25835452</text:p>
          </table:table-cell>
          <table:table-cell office:value-type="string" calcext:value-type="string">
            <text:p>https://api.github.com/repos/livecomposer/Live-Composer</text:p>
          </table:table-cell>
          <table:table-cell table:formula="of:=REPLACE([.B2677]; 1; 29; &quot;&quot;)" office:value-type="string" office:string-value="livecomposer/Live-Composer" calcext:value-type="string">
            <text:p>livecomposer/Live-Composer</text:p>
          </table:table-cell>
        </table:table-row>
        <table:table-row table:style-name="ro1">
          <table:table-cell office:value-type="float" office:value="25836944" calcext:value-type="float">
            <text:p>25836944</text:p>
          </table:table-cell>
          <table:table-cell office:value-type="string" calcext:value-type="string">
            <text:p>https://api.github.com/repos/kousik/tidiit</text:p>
          </table:table-cell>
          <table:table-cell table:formula="of:=REPLACE([.B2678]; 1; 29; &quot;&quot;)" office:value-type="string" office:string-value="kousik/tidiit" calcext:value-type="string">
            <text:p>kousik/tidiit</text:p>
          </table:table-cell>
        </table:table-row>
        <table:table-row table:style-name="ro1">
          <table:table-cell office:value-type="float" office:value="25838104" calcext:value-type="float">
            <text:p>25838104</text:p>
          </table:table-cell>
          <table:table-cell office:value-type="string" calcext:value-type="string">
            <text:p>https://api.github.com/repos/milejko/mmi-cms</text:p>
          </table:table-cell>
          <table:table-cell table:formula="of:=REPLACE([.B2679]; 1; 29; &quot;&quot;)" office:value-type="string" office:string-value="milejko/mmi-cms" calcext:value-type="string">
            <text:p>milejko/mmi-cms</text:p>
          </table:table-cell>
        </table:table-row>
        <table:table-row table:style-name="ro1">
          <table:table-cell office:value-type="float" office:value="25838380" calcext:value-type="float">
            <text:p>25838380</text:p>
          </table:table-cell>
          <table:table-cell office:value-type="string" calcext:value-type="string">
            <text:p>https://api.github.com/repos/QuantumCPH/crowdeyesweb</text:p>
          </table:table-cell>
          <table:table-cell table:formula="of:=REPLACE([.B2680]; 1; 29; &quot;&quot;)" office:value-type="string" office:string-value="QuantumCPH/crowdeyesweb" calcext:value-type="string">
            <text:p>QuantumCPH/crowdeyesweb</text:p>
          </table:table-cell>
        </table:table-row>
        <table:table-row table:style-name="ro1">
          <table:table-cell office:value-type="float" office:value="25851685" calcext:value-type="float">
            <text:p>25851685</text:p>
          </table:table-cell>
          <table:table-cell office:value-type="string" calcext:value-type="string">
            <text:p>https://api.github.com/repos/presscustomizr/customizr</text:p>
          </table:table-cell>
          <table:table-cell table:formula="of:=REPLACE([.B2681]; 1; 29; &quot;&quot;)" office:value-type="string" office:string-value="presscustomizr/customizr" calcext:value-type="string">
            <text:p>presscustomizr/customizr</text:p>
          </table:table-cell>
        </table:table-row>
        <table:table-row table:style-name="ro1">
          <table:table-cell office:value-type="float" office:value="25862743" calcext:value-type="float">
            <text:p>25862743</text:p>
          </table:table-cell>
          <table:table-cell office:value-type="string" calcext:value-type="string">
            <text:p>https://api.github.com/repos/santosh080188/visqocodegniter</text:p>
          </table:table-cell>
          <table:table-cell table:formula="of:=REPLACE([.B2682]; 1; 29; &quot;&quot;)" office:value-type="string" office:string-value="santosh080188/visqocodegniter" calcext:value-type="string">
            <text:p>santosh080188/visqocodegniter</text:p>
          </table:table-cell>
        </table:table-row>
        <table:table-row table:style-name="ro1">
          <table:table-cell office:value-type="float" office:value="25863230" calcext:value-type="float">
            <text:p>25863230</text:p>
          </table:table-cell>
          <table:table-cell office:value-type="string" calcext:value-type="string">
            <text:p>https://api.github.com/repos/eduVPN/vpn-user-portal</text:p>
          </table:table-cell>
          <table:table-cell table:formula="of:=REPLACE([.B2683]; 1; 29; &quot;&quot;)" office:value-type="string" office:string-value="eduVPN/vpn-user-portal" calcext:value-type="string">
            <text:p>eduVPN/vpn-user-portal</text:p>
          </table:table-cell>
        </table:table-row>
        <table:table-row table:style-name="ro1">
          <table:table-cell office:value-type="float" office:value="25897904" calcext:value-type="float">
            <text:p>25897904</text:p>
          </table:table-cell>
          <table:table-cell office:value-type="string" calcext:value-type="string">
            <text:p>https://api.github.com/repos/MaisonLogicielLibre/Website</text:p>
          </table:table-cell>
          <table:table-cell table:formula="of:=REPLACE([.B2684]; 1; 29; &quot;&quot;)" office:value-type="string" office:string-value="MaisonLogicielLibre/Website" calcext:value-type="string">
            <text:p>MaisonLogicielLibre/Website</text:p>
          </table:table-cell>
        </table:table-row>
        <table:table-row table:style-name="ro1">
          <table:table-cell office:value-type="float" office:value="25958071" calcext:value-type="float">
            <text:p>25958071</text:p>
          </table:table-cell>
          <table:table-cell office:value-type="string" calcext:value-type="string">
            <text:p>https://api.github.com/repos/sanluca/py-home</text:p>
          </table:table-cell>
          <table:table-cell table:formula="of:=REPLACE([.B2685]; 1; 29; &quot;&quot;)" office:value-type="string" office:string-value="sanluca/py-home" calcext:value-type="string">
            <text:p>sanluca/py-home</text:p>
          </table:table-cell>
        </table:table-row>
        <table:table-row table:style-name="ro1">
          <table:table-cell office:value-type="float" office:value="25977778" calcext:value-type="float">
            <text:p>25977778</text:p>
          </table:table-cell>
          <table:table-cell office:value-type="string" calcext:value-type="string">
            <text:p>https://api.github.com/repos/rainlike/personal</text:p>
          </table:table-cell>
          <table:table-cell table:formula="of:=REPLACE([.B2686]; 1; 29; &quot;&quot;)" office:value-type="string" office:string-value="rainlike/personal" calcext:value-type="string">
            <text:p>rainlike/personal</text:p>
          </table:table-cell>
        </table:table-row>
        <table:table-row table:style-name="ro1">
          <table:table-cell office:value-type="float" office:value="25994333" calcext:value-type="float">
            <text:p>25994333</text:p>
          </table:table-cell>
          <table:table-cell office:value-type="string" calcext:value-type="string">
            <text:p>https://api.github.com/repos/stevebauman/helpdesk</text:p>
          </table:table-cell>
          <table:table-cell table:formula="of:=REPLACE([.B2687]; 1; 29; &quot;&quot;)" office:value-type="string" office:string-value="stevebauman/helpdesk" calcext:value-type="string">
            <text:p>stevebauman/helpdesk</text:p>
          </table:table-cell>
        </table:table-row>
        <table:table-row table:style-name="ro1">
          <table:table-cell office:value-type="float" office:value="25995379" calcext:value-type="float">
            <text:p>25995379</text:p>
          </table:table-cell>
          <table:table-cell office:value-type="string" calcext:value-type="string">
            <text:p>https://api.github.com/repos/pluginsGLPI/formcreator</text:p>
          </table:table-cell>
          <table:table-cell table:formula="of:=REPLACE([.B2688]; 1; 29; &quot;&quot;)" office:value-type="string" office:string-value="pluginsGLPI/formcreator" calcext:value-type="string">
            <text:p>pluginsGLPI/formcreator</text:p>
          </table:table-cell>
        </table:table-row>
        <table:table-row table:style-name="ro1">
          <table:table-cell office:value-type="float" office:value="26003530" calcext:value-type="float">
            <text:p>26003530</text:p>
          </table:table-cell>
          <table:table-cell office:value-type="string" calcext:value-type="string">
            <text:p>https://api.github.com/repos/moderntribe/tribe-common</text:p>
          </table:table-cell>
          <table:table-cell table:formula="of:=REPLACE([.B2689]; 1; 29; &quot;&quot;)" office:value-type="string" office:string-value="moderntribe/tribe-common" calcext:value-type="string">
            <text:p>moderntribe/tribe-common</text:p>
          </table:table-cell>
        </table:table-row>
        <table:table-row table:style-name="ro1">
          <table:table-cell office:value-type="float" office:value="26020122" calcext:value-type="float">
            <text:p>26020122</text:p>
          </table:table-cell>
          <table:table-cell office:value-type="string" calcext:value-type="string">
            <text:p>https://api.github.com/repos/FoodStandardsAgency/food-gov-uk</text:p>
          </table:table-cell>
          <table:table-cell table:formula="of:=REPLACE([.B2690]; 1; 29; &quot;&quot;)" office:value-type="string" office:string-value="FoodStandardsAgency/food-gov-uk" calcext:value-type="string">
            <text:p>FoodStandardsAgency/food-gov-uk</text:p>
          </table:table-cell>
        </table:table-row>
        <table:table-row table:style-name="ro1">
          <table:table-cell office:value-type="float" office:value="26052533" calcext:value-type="float">
            <text:p>26052533</text:p>
          </table:table-cell>
          <table:table-cell office:value-type="string" calcext:value-type="string">
            <text:p>https://api.github.com/repos/idxbroker/wordpress-plugin</text:p>
          </table:table-cell>
          <table:table-cell table:formula="of:=REPLACE([.B2691]; 1; 29; &quot;&quot;)" office:value-type="string" office:string-value="idxbroker/wordpress-plugin" calcext:value-type="string">
            <text:p>idxbroker/wordpress-plugin</text:p>
          </table:table-cell>
        </table:table-row>
        <table:table-row table:style-name="ro1">
          <table:table-cell office:value-type="float" office:value="26053989" calcext:value-type="float">
            <text:p>26053989</text:p>
          </table:table-cell>
          <table:table-cell office:value-type="string" calcext:value-type="string">
            <text:p>https://api.github.com/repos/civils-council/civilsbudget</text:p>
          </table:table-cell>
          <table:table-cell table:formula="of:=REPLACE([.B2692]; 1; 29; &quot;&quot;)" office:value-type="string" office:string-value="civils-council/civilsbudget" calcext:value-type="string">
            <text:p>civils-council/civilsbudget</text:p>
          </table:table-cell>
        </table:table-row>
        <table:table-row table:style-name="ro1">
          <table:table-cell office:value-type="float" office:value="26059368" calcext:value-type="float">
            <text:p>26059368</text:p>
          </table:table-cell>
          <table:table-cell office:value-type="string" calcext:value-type="string">
            <text:p>https://api.github.com/repos/tastyigniter/TastyIgniter</text:p>
          </table:table-cell>
          <table:table-cell table:formula="of:=REPLACE([.B2693]; 1; 29; &quot;&quot;)" office:value-type="string" office:string-value="tastyigniter/TastyIgniter" calcext:value-type="string">
            <text:p>tastyigniter/TastyIgniter</text:p>
          </table:table-cell>
        </table:table-row>
        <table:table-row table:style-name="ro1">
          <table:table-cell office:value-type="float" office:value="26065040" calcext:value-type="float">
            <text:p>26065040</text:p>
          </table:table-cell>
          <table:table-cell office:value-type="string" calcext:value-type="string">
            <text:p>https://api.github.com/repos/jipexu/npds_dune</text:p>
          </table:table-cell>
          <table:table-cell table:formula="of:=REPLACE([.B2694]; 1; 29; &quot;&quot;)" office:value-type="string" office:string-value="jipexu/npds_dune" calcext:value-type="string">
            <text:p>jipexu/npds_dune</text:p>
          </table:table-cell>
        </table:table-row>
        <table:table-row table:style-name="ro1">
          <table:table-cell office:value-type="float" office:value="26065420" calcext:value-type="float">
            <text:p>26065420</text:p>
          </table:table-cell>
          <table:table-cell office:value-type="string" calcext:value-type="string">
            <text:p>https://api.github.com/repos/shieldsdesignstudio/terumo</text:p>
          </table:table-cell>
          <table:table-cell table:formula="of:=REPLACE([.B2695]; 1; 29; &quot;&quot;)" office:value-type="string" office:string-value="shieldsdesignstudio/terumo" calcext:value-type="string">
            <text:p>shieldsdesignstudio/terumo</text:p>
          </table:table-cell>
        </table:table-row>
        <table:table-row table:style-name="ro1">
          <table:table-cell office:value-type="float" office:value="26085503" calcext:value-type="float">
            <text:p>26085503</text:p>
          </table:table-cell>
          <table:table-cell office:value-type="string" calcext:value-type="string">
            <text:p>https://api.github.com/repos/wmde/FundraisingFrontend</text:p>
          </table:table-cell>
          <table:table-cell table:formula="of:=REPLACE([.B2696]; 1; 29; &quot;&quot;)" office:value-type="string" office:string-value="wmde/FundraisingFrontend" calcext:value-type="string">
            <text:p>wmde/FundraisingFrontend</text:p>
          </table:table-cell>
        </table:table-row>
        <table:table-row table:style-name="ro1">
          <table:table-cell office:value-type="float" office:value="26099106" calcext:value-type="float">
            <text:p>26099106</text:p>
          </table:table-cell>
          <table:table-cell office:value-type="string" calcext:value-type="string">
            <text:p>https://api.github.com/repos/AmphibiaWeb/amphibian-disease-tracker</text:p>
          </table:table-cell>
          <table:table-cell table:formula="of:=REPLACE([.B2697]; 1; 29; &quot;&quot;)" office:value-type="string" office:string-value="AmphibiaWeb/amphibian-disease-tracker" calcext:value-type="string">
            <text:p>AmphibiaWeb/amphibian-disease-tracker</text:p>
          </table:table-cell>
        </table:table-row>
        <table:table-row table:style-name="ro1">
          <table:table-cell office:value-type="float" office:value="26103701" calcext:value-type="float">
            <text:p>26103701</text:p>
          </table:table-cell>
          <table:table-cell office:value-type="string" calcext:value-type="string">
            <text:p>https://api.github.com/repos/GoogleCloudPlatform/php-docs-samples</text:p>
          </table:table-cell>
          <table:table-cell table:formula="of:=REPLACE([.B2698]; 1; 29; &quot;&quot;)" office:value-type="string" office:string-value="GoogleCloudPlatform/php-docs-samples" calcext:value-type="string">
            <text:p>GoogleCloudPlatform/php-docs-samples</text:p>
          </table:table-cell>
        </table:table-row>
        <table:table-row table:style-name="ro1">
          <table:table-cell office:value-type="float" office:value="26107905" calcext:value-type="float">
            <text:p>26107905</text:p>
          </table:table-cell>
          <table:table-cell office:value-type="string" calcext:value-type="string">
            <text:p>https://api.github.com/repos/fetus-hina/stat.ink</text:p>
          </table:table-cell>
          <table:table-cell table:formula="of:=REPLACE([.B2699]; 1; 29; &quot;&quot;)" office:value-type="string" office:string-value="fetus-hina/stat.ink" calcext:value-type="string">
            <text:p>fetus-hina/stat.ink</text:p>
          </table:table-cell>
        </table:table-row>
        <table:table-row table:style-name="ro1">
          <table:table-cell office:value-type="float" office:value="26115804" calcext:value-type="float">
            <text:p>26115804</text:p>
          </table:table-cell>
          <table:table-cell office:value-type="string" calcext:value-type="string">
            <text:p>https://api.github.com/repos/moonstonemedia/Simple-Calendar</text:p>
          </table:table-cell>
          <table:table-cell table:formula="of:=REPLACE([.B2700]; 1; 29; &quot;&quot;)" office:value-type="string" office:string-value="moonstonemedia/Simple-Calendar" calcext:value-type="string">
            <text:p>moonstonemedia/Simple-Calendar</text:p>
          </table:table-cell>
        </table:table-row>
        <table:table-row table:style-name="ro1">
          <table:table-cell office:value-type="float" office:value="26121755" calcext:value-type="float">
            <text:p>26121755</text:p>
          </table:table-cell>
          <table:table-cell office:value-type="string" calcext:value-type="string">
            <text:p>https://api.github.com/repos/skipperbent/simple-php-router</text:p>
          </table:table-cell>
          <table:table-cell table:formula="of:=REPLACE([.B2701]; 1; 29; &quot;&quot;)" office:value-type="string" office:string-value="skipperbent/simple-php-router" calcext:value-type="string">
            <text:p>skipperbent/simple-php-router</text:p>
          </table:table-cell>
        </table:table-row>
        <table:table-row table:style-name="ro1">
          <table:table-cell office:value-type="float" office:value="26126642" calcext:value-type="float">
            <text:p>26126642</text:p>
          </table:table-cell>
          <table:table-cell office:value-type="string" calcext:value-type="string">
            <text:p>https://api.github.com/repos/akiya64/shirohanada</text:p>
          </table:table-cell>
          <table:table-cell table:formula="of:=REPLACE([.B2702]; 1; 29; &quot;&quot;)" office:value-type="string" office:string-value="akiya64/shirohanada" calcext:value-type="string">
            <text:p>akiya64/shirohanada</text:p>
          </table:table-cell>
        </table:table-row>
        <table:table-row table:style-name="ro1">
          <table:table-cell office:value-type="float" office:value="26130969" calcext:value-type="float">
            <text:p>26130969</text:p>
          </table:table-cell>
          <table:table-cell office:value-type="string" calcext:value-type="string">
            <text:p>https://api.github.com/repos/symfony/http-kernel</text:p>
          </table:table-cell>
          <table:table-cell table:formula="of:=REPLACE([.B2703]; 1; 29; &quot;&quot;)" office:value-type="string" office:string-value="symfony/http-kernel" calcext:value-type="string">
            <text:p>symfony/http-kernel</text:p>
          </table:table-cell>
        </table:table-row>
        <table:table-row table:style-name="ro1">
          <table:table-cell office:value-type="float" office:value="26162498" calcext:value-type="float">
            <text:p>26162498</text:p>
          </table:table-cell>
          <table:table-cell office:value-type="string" calcext:value-type="string">
            <text:p>https://api.github.com/repos/electric-eloquence/fepper-drupal</text:p>
          </table:table-cell>
          <table:table-cell table:formula="of:=REPLACE([.B2704]; 1; 29; &quot;&quot;)" office:value-type="string" office:string-value="electric-eloquence/fepper-drupal" calcext:value-type="string">
            <text:p>electric-eloquence/fepper-drupal</text:p>
          </table:table-cell>
        </table:table-row>
        <table:table-row table:style-name="ro1">
          <table:table-cell office:value-type="float" office:value="26162530" calcext:value-type="float">
            <text:p>26162530</text:p>
          </table:table-cell>
          <table:table-cell office:value-type="string" calcext:value-type="string">
            <text:p>https://api.github.com/repos/electric-eloquence/fepper-wordpress</text:p>
          </table:table-cell>
          <table:table-cell table:formula="of:=REPLACE([.B2705]; 1; 29; &quot;&quot;)" office:value-type="string" office:string-value="electric-eloquence/fepper-wordpress" calcext:value-type="string">
            <text:p>electric-eloquence/fepper-wordpress</text:p>
          </table:table-cell>
        </table:table-row>
        <table:table-row table:style-name="ro1">
          <table:table-cell office:value-type="float" office:value="26168075" calcext:value-type="float">
            <text:p>26168075</text:p>
          </table:table-cell>
          <table:table-cell office:value-type="string" calcext:value-type="string">
            <text:p>https://api.github.com/repos/symfony/framework-bundle</text:p>
          </table:table-cell>
          <table:table-cell table:formula="of:=REPLACE([.B2706]; 1; 29; &quot;&quot;)" office:value-type="string" office:string-value="symfony/framework-bundle" calcext:value-type="string">
            <text:p>symfony/framework-bundle</text:p>
          </table:table-cell>
        </table:table-row>
        <table:table-row table:style-name="ro1">
          <table:table-cell office:value-type="float" office:value="26175162" calcext:value-type="float">
            <text:p>26175162</text:p>
          </table:table-cell>
          <table:table-cell office:value-type="string" calcext:value-type="string">
            <text:p>https://api.github.com/repos/RRZE-Webteam/FAU-Einrichtungen</text:p>
          </table:table-cell>
          <table:table-cell table:formula="of:=REPLACE([.B2707]; 1; 29; &quot;&quot;)" office:value-type="string" office:string-value="RRZE-Webteam/FAU-Einrichtungen" calcext:value-type="string">
            <text:p>RRZE-Webteam/FAU-Einrichtungen</text:p>
          </table:table-cell>
        </table:table-row>
        <table:table-row table:style-name="ro1">
          <table:table-cell office:value-type="float" office:value="26201708" calcext:value-type="float">
            <text:p>26201708</text:p>
          </table:table-cell>
          <table:table-cell office:value-type="string" calcext:value-type="string">
            <text:p>https://api.github.com/repos/IserveU/IserveU</text:p>
          </table:table-cell>
          <table:table-cell table:formula="of:=REPLACE([.B2708]; 1; 29; &quot;&quot;)" office:value-type="string" office:string-value="IserveU/IserveU" calcext:value-type="string">
            <text:p>IserveU/IserveU</text:p>
          </table:table-cell>
        </table:table-row>
        <table:table-row table:style-name="ro1">
          <table:table-cell office:value-type="float" office:value="26212465" calcext:value-type="float">
            <text:p>26212465</text:p>
          </table:table-cell>
          <table:table-cell office:value-type="string" calcext:value-type="string">
            <text:p>https://api.github.com/repos/symfony/http-foundation</text:p>
          </table:table-cell>
          <table:table-cell table:formula="of:=REPLACE([.B2709]; 1; 29; &quot;&quot;)" office:value-type="string" office:string-value="symfony/http-foundation" calcext:value-type="string">
            <text:p>symfony/http-foundation</text:p>
          </table:table-cell>
        </table:table-row>
        <table:table-row table:style-name="ro1">
          <table:table-cell office:value-type="float" office:value="26230772" calcext:value-type="float">
            <text:p>26230772</text:p>
          </table:table-cell>
          <table:table-cell office:value-type="string" calcext:value-type="string">
            <text:p>https://api.github.com/repos/weipinglee/scsg</text:p>
          </table:table-cell>
          <table:table-cell table:formula="of:=REPLACE([.B2710]; 1; 29; &quot;&quot;)" office:value-type="string" office:string-value="weipinglee/scsg" calcext:value-type="string">
            <text:p>weipinglee/scsg</text:p>
          </table:table-cell>
        </table:table-row>
        <table:table-row table:style-name="ro1">
          <table:table-cell office:value-type="float" office:value="26231110" calcext:value-type="float">
            <text:p>26231110</text:p>
          </table:table-cell>
          <table:table-cell office:value-type="string" calcext:value-type="string">
            <text:p>https://api.github.com/repos/symfony/dependency-injection</text:p>
          </table:table-cell>
          <table:table-cell table:formula="of:=REPLACE([.B2711]; 1; 29; &quot;&quot;)" office:value-type="string" office:string-value="symfony/dependency-injection" calcext:value-type="string">
            <text:p>symfony/dependency-injection</text:p>
          </table:table-cell>
        </table:table-row>
        <table:table-row table:style-name="ro1">
          <table:table-cell office:value-type="float" office:value="26252587" calcext:value-type="float">
            <text:p>26252587</text:p>
          </table:table-cell>
          <table:table-cell office:value-type="string" calcext:value-type="string">
            <text:p>https://api.github.com/repos/turnitin/moodle-mod_turnitintooltwo</text:p>
          </table:table-cell>
          <table:table-cell table:formula="of:=REPLACE([.B2712]; 1; 29; &quot;&quot;)" office:value-type="string" office:string-value="turnitin/moodle-mod_turnitintooltwo" calcext:value-type="string">
            <text:p>turnitin/moodle-mod_turnitintooltwo</text:p>
          </table:table-cell>
        </table:table-row>
        <table:table-row table:style-name="ro1">
          <table:table-cell office:value-type="float" office:value="26262722" calcext:value-type="float">
            <text:p>26262722</text:p>
          </table:table-cell>
          <table:table-cell office:value-type="string" calcext:value-type="string">
            <text:p>https://api.github.com/repos/CsrCardoso/Amhe</text:p>
          </table:table-cell>
          <table:table-cell table:formula="of:=REPLACE([.B2713]; 1; 29; &quot;&quot;)" office:value-type="string" office:string-value="CsrCardoso/Amhe" calcext:value-type="string">
            <text:p>CsrCardoso/Amhe</text:p>
          </table:table-cell>
        </table:table-row>
        <table:table-row table:style-name="ro1">
          <table:table-cell office:value-type="float" office:value="26339746" calcext:value-type="float">
            <text:p>26339746</text:p>
          </table:table-cell>
          <table:table-cell office:value-type="string" calcext:value-type="string">
            <text:p>https://api.github.com/repos/NideXTC/CoursYNov</text:p>
          </table:table-cell>
          <table:table-cell table:formula="of:=REPLACE([.B2714]; 1; 29; &quot;&quot;)" office:value-type="string" office:string-value="NideXTC/CoursYNov" calcext:value-type="string">
            <text:p>NideXTC/CoursYNov</text:p>
          </table:table-cell>
        </table:table-row>
        <table:table-row table:style-name="ro1">
          <table:table-cell office:value-type="float" office:value="26353215" calcext:value-type="float">
            <text:p>26353215</text:p>
          </table:table-cell>
          <table:table-cell office:value-type="string" calcext:value-type="string">
            <text:p>https://api.github.com/repos/lambdacreatives/tofino</text:p>
          </table:table-cell>
          <table:table-cell table:formula="of:=REPLACE([.B2715]; 1; 29; &quot;&quot;)" office:value-type="string" office:string-value="lambdacreatives/tofino" calcext:value-type="string">
            <text:p>lambdacreatives/tofino</text:p>
          </table:table-cell>
        </table:table-row>
        <table:table-row table:style-name="ro1">
          <table:table-cell office:value-type="float" office:value="26358754" calcext:value-type="float">
            <text:p>26358754</text:p>
          </table:table-cell>
          <table:table-cell office:value-type="string" calcext:value-type="string">
            <text:p>https://api.github.com/repos/php-school/php-workshop</text:p>
          </table:table-cell>
          <table:table-cell table:formula="of:=REPLACE([.B2716]; 1; 29; &quot;&quot;)" office:value-type="string" office:string-value="php-school/php-workshop" calcext:value-type="string">
            <text:p>php-school/php-workshop</text:p>
          </table:table-cell>
        </table:table-row>
        <table:table-row table:style-name="ro1">
          <table:table-cell office:value-type="float" office:value="26378653" calcext:value-type="float">
            <text:p>26378653</text:p>
          </table:table-cell>
          <table:table-cell office:value-type="string" calcext:value-type="string">
            <text:p>https://api.github.com/repos/skipperbent/pecee</text:p>
          </table:table-cell>
          <table:table-cell table:formula="of:=REPLACE([.B2717]; 1; 29; &quot;&quot;)" office:value-type="string" office:string-value="skipperbent/pecee" calcext:value-type="string">
            <text:p>skipperbent/pecee</text:p>
          </table:table-cell>
        </table:table-row>
        <table:table-row table:style-name="ro1">
          <table:table-cell office:value-type="float" office:value="26392694" calcext:value-type="float">
            <text:p>26392694</text:p>
          </table:table-cell>
          <table:table-cell office:value-type="string" calcext:value-type="string">
            <text:p>https://api.github.com/repos/taniarascia/oblate</text:p>
          </table:table-cell>
          <table:table-cell table:formula="of:=REPLACE([.B2718]; 1; 29; &quot;&quot;)" office:value-type="string" office:string-value="taniarascia/oblate" calcext:value-type="string">
            <text:p>taniarascia/oblate</text:p>
          </table:table-cell>
        </table:table-row>
        <table:table-row table:style-name="ro1">
          <table:table-cell office:value-type="float" office:value="26423274" calcext:value-type="float">
            <text:p>26423274</text:p>
          </table:table-cell>
          <table:table-cell office:value-type="string" calcext:value-type="string">
            <text:p>https://api.github.com/repos/jiiis/ptn</text:p>
          </table:table-cell>
          <table:table-cell table:formula="of:=REPLACE([.B2719]; 1; 29; &quot;&quot;)" office:value-type="string" office:string-value="jiiis/ptn" calcext:value-type="string">
            <text:p>jiiis/ptn</text:p>
          </table:table-cell>
        </table:table-row>
        <table:table-row table:style-name="ro1">
          <table:table-cell office:value-type="float" office:value="26427695" calcext:value-type="float">
            <text:p>26427695</text:p>
          </table:table-cell>
          <table:table-cell office:value-type="string" calcext:value-type="string">
            <text:p>https://api.github.com/repos/MITLibraries/MITlibraries-parent</text:p>
          </table:table-cell>
          <table:table-cell table:formula="of:=REPLACE([.B2720]; 1; 29; &quot;&quot;)" office:value-type="string" office:string-value="MITLibraries/MITlibraries-parent" calcext:value-type="string">
            <text:p>MITLibraries/MITlibraries-parent</text:p>
          </table:table-cell>
        </table:table-row>
        <table:table-row table:style-name="ro1">
          <table:table-cell office:value-type="float" office:value="26501243" calcext:value-type="float">
            <text:p>26501243</text:p>
          </table:table-cell>
          <table:table-cell office:value-type="string" calcext:value-type="string">
            <text:p>https://api.github.com/repos/krystal-framework/krystal.framework</text:p>
          </table:table-cell>
          <table:table-cell table:formula="of:=REPLACE([.B2721]; 1; 29; &quot;&quot;)" office:value-type="string" office:string-value="krystal-framework/krystal.framework" calcext:value-type="string">
            <text:p>krystal-framework/krystal.framework</text:p>
          </table:table-cell>
        </table:table-row>
        <table:table-row table:style-name="ro1">
          <table:table-cell office:value-type="float" office:value="26507080" calcext:value-type="float">
            <text:p>26507080</text:p>
          </table:table-cell>
          <table:table-cell office:value-type="string" calcext:value-type="string">
            <text:p>https://api.github.com/repos/Arikito/webking.xt</text:p>
          </table:table-cell>
          <table:table-cell table:formula="of:=REPLACE([.B2722]; 1; 29; &quot;&quot;)" office:value-type="string" office:string-value="Arikito/webking.xt" calcext:value-type="string">
            <text:p>Arikito/webking.xt</text:p>
          </table:table-cell>
        </table:table-row>
        <table:table-row table:style-name="ro1">
          <table:table-cell office:value-type="float" office:value="26539712" calcext:value-type="float">
            <text:p>26539712</text:p>
          </table:table-cell>
          <table:table-cell office:value-type="string" calcext:value-type="string">
            <text:p>https://api.github.com/repos/islandof/LaravelLuna</text:p>
          </table:table-cell>
          <table:table-cell table:formula="of:=REPLACE([.B2723]; 1; 29; &quot;&quot;)" office:value-type="string" office:string-value="islandof/LaravelLuna" calcext:value-type="string">
            <text:p>islandof/LaravelLuna</text:p>
          </table:table-cell>
        </table:table-row>
        <table:table-row table:style-name="ro1">
          <table:table-cell office:value-type="float" office:value="26591420" calcext:value-type="float">
            <text:p>26591420</text:p>
          </table:table-cell>
          <table:table-cell office:value-type="string" calcext:value-type="string">
            <text:p>https://api.github.com/repos/i17c/ecode</text:p>
          </table:table-cell>
          <table:table-cell table:formula="of:=REPLACE([.B2724]; 1; 29; &quot;&quot;)" office:value-type="string" office:string-value="i17c/ecode" calcext:value-type="string">
            <text:p>i17c/ecode</text:p>
          </table:table-cell>
        </table:table-row>
        <table:table-row table:style-name="ro1">
          <table:table-cell office:value-type="float" office:value="26602688" calcext:value-type="float">
            <text:p>26602688</text:p>
          </table:table-cell>
          <table:table-cell office:value-type="string" calcext:value-type="string">
            <text:p>https://api.github.com/repos/cshw/plugins</text:p>
          </table:table-cell>
          <table:table-cell table:formula="of:=REPLACE([.B2725]; 1; 29; &quot;&quot;)" office:value-type="string" office:string-value="cshw/plugins" calcext:value-type="string">
            <text:p>cshw/plugins</text:p>
          </table:table-cell>
        </table:table-row>
        <table:table-row table:style-name="ro1">
          <table:table-cell office:value-type="float" office:value="26603883" calcext:value-type="float">
            <text:p>26603883</text:p>
          </table:table-cell>
          <table:table-cell office:value-type="string" calcext:value-type="string">
            <text:p>https://api.github.com/repos/makinacorpus/drupal-ucms</text:p>
          </table:table-cell>
          <table:table-cell table:formula="of:=REPLACE([.B2726]; 1; 29; &quot;&quot;)" office:value-type="string" office:string-value="makinacorpus/drupal-ucms" calcext:value-type="string">
            <text:p>makinacorpus/drupal-ucms</text:p>
          </table:table-cell>
        </table:table-row>
        <table:table-row table:style-name="ro1">
          <table:table-cell office:value-type="float" office:value="26608574" calcext:value-type="float">
            <text:p>26608574</text:p>
          </table:table-cell>
          <table:table-cell office:value-type="string" calcext:value-type="string">
            <text:p>https://api.github.com/repos/alexseif/miniERP</text:p>
          </table:table-cell>
          <table:table-cell table:formula="of:=REPLACE([.B2727]; 1; 29; &quot;&quot;)" office:value-type="string" office:string-value="alexseif/miniERP" calcext:value-type="string">
            <text:p>alexseif/miniERP</text:p>
          </table:table-cell>
        </table:table-row>
        <table:table-row table:style-name="ro1">
          <table:table-cell office:value-type="float" office:value="26637819" calcext:value-type="float">
            <text:p>26637819</text:p>
          </table:table-cell>
          <table:table-cell office:value-type="string" calcext:value-type="string">
            <text:p>https://api.github.com/repos/etype-services/cni-theme</text:p>
          </table:table-cell>
          <table:table-cell table:formula="of:=REPLACE([.B2728]; 1; 29; &quot;&quot;)" office:value-type="string" office:string-value="etype-services/cni-theme" calcext:value-type="string">
            <text:p>etype-services/cni-theme</text:p>
          </table:table-cell>
        </table:table-row>
        <table:table-row table:style-name="ro1">
          <table:table-cell office:value-type="float" office:value="26658596" calcext:value-type="float">
            <text:p>26658596</text:p>
          </table:table-cell>
          <table:table-cell office:value-type="string" calcext:value-type="string">
            <text:p>https://api.github.com/repos/miiitaka/wp-structuring-markup</text:p>
          </table:table-cell>
          <table:table-cell table:formula="of:=REPLACE([.B2729]; 1; 29; &quot;&quot;)" office:value-type="string" office:string-value="miiitaka/wp-structuring-markup" calcext:value-type="string">
            <text:p>miiitaka/wp-structuring-markup</text:p>
          </table:table-cell>
        </table:table-row>
        <table:table-row table:style-name="ro1">
          <table:table-cell office:value-type="float" office:value="26660596" calcext:value-type="float">
            <text:p>26660596</text:p>
          </table:table-cell>
          <table:table-cell office:value-type="string" calcext:value-type="string">
            <text:p>https://api.github.com/repos/ivan-chkv/yii2-gii-plus</text:p>
          </table:table-cell>
          <table:table-cell table:formula="of:=REPLACE([.B2730]; 1; 29; &quot;&quot;)" office:value-type="string" office:string-value="ivan-chkv/yii2-gii-plus" calcext:value-type="string">
            <text:p>ivan-chkv/yii2-gii-plus</text:p>
          </table:table-cell>
        </table:table-row>
        <table:table-row table:style-name="ro1">
          <table:table-cell office:value-type="float" office:value="26735721" calcext:value-type="float">
            <text:p>26735721</text:p>
          </table:table-cell>
          <table:table-cell office:value-type="string" calcext:value-type="string">
            <text:p>https://api.github.com/repos/octoray/AJAX_PFI</text:p>
          </table:table-cell>
          <table:table-cell table:formula="of:=REPLACE([.B2731]; 1; 29; &quot;&quot;)" office:value-type="string" office:string-value="octoray/AJAX_PFI" calcext:value-type="string">
            <text:p>octoray/AJAX_PFI</text:p>
          </table:table-cell>
        </table:table-row>
        <table:table-row table:style-name="ro1">
          <table:table-cell office:value-type="float" office:value="26820965" calcext:value-type="float">
            <text:p>26820965</text:p>
          </table:table-cell>
          <table:table-cell office:value-type="string" calcext:value-type="string">
            <text:p>https://api.github.com/repos/ElasticOrange/issue-monitoring</text:p>
          </table:table-cell>
          <table:table-cell table:formula="of:=REPLACE([.B2732]; 1; 29; &quot;&quot;)" office:value-type="string" office:string-value="ElasticOrange/issue-monitoring" calcext:value-type="string">
            <text:p>ElasticOrange/issue-monitoring</text:p>
          </table:table-cell>
        </table:table-row>
        <table:table-row table:style-name="ro1">
          <table:table-cell office:value-type="float" office:value="26949658" calcext:value-type="float">
            <text:p>26949658</text:p>
          </table:table-cell>
          <table:table-cell office:value-type="string" calcext:value-type="string">
            <text:p>https://api.github.com/repos/matthiku/cSpot</text:p>
          </table:table-cell>
          <table:table-cell table:formula="of:=REPLACE([.B2733]; 1; 29; &quot;&quot;)" office:value-type="string" office:string-value="matthiku/cSpot" calcext:value-type="string">
            <text:p>matthiku/cSpot</text:p>
          </table:table-cell>
        </table:table-row>
        <table:table-row table:style-name="ro1">
          <table:table-cell office:value-type="float" office:value="26953483" calcext:value-type="float">
            <text:p>26953483</text:p>
          </table:table-cell>
          <table:table-cell office:value-type="string" calcext:value-type="string">
            <text:p>https://api.github.com/repos/tigergithub01/baian</text:p>
          </table:table-cell>
          <table:table-cell table:formula="of:=REPLACE([.B2734]; 1; 29; &quot;&quot;)" office:value-type="string" office:string-value="tigergithub01/baian" calcext:value-type="string">
            <text:p>tigergithub01/baian</text:p>
          </table:table-cell>
        </table:table-row>
        <table:table-row table:style-name="ro1">
          <table:table-cell office:value-type="float" office:value="26983904" calcext:value-type="float">
            <text:p>26983904</text:p>
          </table:table-cell>
          <table:table-cell office:value-type="string" calcext:value-type="string">
            <text:p>https://api.github.com/repos/estardev/rda</text:p>
          </table:table-cell>
          <table:table-cell table:formula="of:=REPLACE([.B2735]; 1; 29; &quot;&quot;)" office:value-type="string" office:string-value="estardev/rda" calcext:value-type="string">
            <text:p>estardev/rda</text:p>
          </table:table-cell>
        </table:table-row>
        <table:table-row table:style-name="ro1">
          <table:table-cell office:value-type="float" office:value="26997400" calcext:value-type="float">
            <text:p>26997400</text:p>
          </table:table-cell>
          <table:table-cell office:value-type="string" calcext:value-type="string">
            <text:p>https://api.github.com/repos/rjon76/netspotapp</text:p>
          </table:table-cell>
          <table:table-cell table:formula="of:=REPLACE([.B2736]; 1; 29; &quot;&quot;)" office:value-type="string" office:string-value="rjon76/netspotapp" calcext:value-type="string">
            <text:p>rjon76/netspotapp</text:p>
          </table:table-cell>
        </table:table-row>
        <table:table-row table:style-name="ro1">
          <table:table-cell office:value-type="float" office:value="27016804" calcext:value-type="float">
            <text:p>27016804</text:p>
          </table:table-cell>
          <table:table-cell office:value-type="string" calcext:value-type="string">
            <text:p>https://api.github.com/repos/tom2tom/CMSMS-PowerForms-Module</text:p>
          </table:table-cell>
          <table:table-cell table:formula="of:=REPLACE([.B2737]; 1; 29; &quot;&quot;)" office:value-type="string" office:string-value="tom2tom/CMSMS-PowerForms-Module" calcext:value-type="string">
            <text:p>tom2tom/CMSMS-PowerForms-Module</text:p>
          </table:table-cell>
        </table:table-row>
        <table:table-row table:style-name="ro1">
          <table:table-cell office:value-type="float" office:value="27018063" calcext:value-type="float">
            <text:p>27018063</text:p>
          </table:table-cell>
          <table:table-cell office:value-type="string" calcext:value-type="string">
            <text:p>https://api.github.com/repos/aljeicks/streamtube</text:p>
          </table:table-cell>
          <table:table-cell table:formula="of:=REPLACE([.B2738]; 1; 29; &quot;&quot;)" office:value-type="string" office:string-value="aljeicks/streamtube" calcext:value-type="string">
            <text:p>aljeicks/streamtube</text:p>
          </table:table-cell>
        </table:table-row>
        <table:table-row table:style-name="ro1">
          <table:table-cell office:value-type="float" office:value="27053666" calcext:value-type="float">
            <text:p>27053666</text:p>
          </table:table-cell>
          <table:table-cell office:value-type="string" calcext:value-type="string">
            <text:p>https://api.github.com/repos/Awesome-Support/Awesome-Support</text:p>
          </table:table-cell>
          <table:table-cell table:formula="of:=REPLACE([.B2739]; 1; 29; &quot;&quot;)" office:value-type="string" office:string-value="Awesome-Support/Awesome-Support" calcext:value-type="string">
            <text:p>Awesome-Support/Awesome-Support</text:p>
          </table:table-cell>
        </table:table-row>
        <table:table-row table:style-name="ro1">
          <table:table-cell office:value-type="float" office:value="27088207" calcext:value-type="float">
            <text:p>27088207</text:p>
          </table:table-cell>
          <table:table-cell office:value-type="string" calcext:value-type="string">
            <text:p>https://api.github.com/repos/TransformCore/HayPersistenceApi</text:p>
          </table:table-cell>
          <table:table-cell table:formula="of:=REPLACE([.B2740]; 1; 29; &quot;&quot;)" office:value-type="string" office:string-value="TransformCore/HayPersistenceApi" calcext:value-type="string">
            <text:p>TransformCore/HayPersistenceApi</text:p>
          </table:table-cell>
        </table:table-row>
        <table:table-row table:style-name="ro1">
          <table:table-cell office:value-type="float" office:value="27113917" calcext:value-type="float">
            <text:p>27113917</text:p>
          </table:table-cell>
          <table:table-cell office:value-type="string" calcext:value-type="string">
            <text:p>https://api.github.com/repos/munozdaniel/impsweb</text:p>
          </table:table-cell>
          <table:table-cell table:formula="of:=REPLACE([.B2741]; 1; 29; &quot;&quot;)" office:value-type="string" office:string-value="munozdaniel/impsweb" calcext:value-type="string">
            <text:p>munozdaniel/impsweb</text:p>
          </table:table-cell>
        </table:table-row>
        <table:table-row table:style-name="ro1">
          <table:table-cell office:value-type="float" office:value="27124125" calcext:value-type="float">
            <text:p>27124125</text:p>
          </table:table-cell>
          <table:table-cell office:value-type="string" calcext:value-type="string">
            <text:p>https://api.github.com/repos/GemsTracker/gemstracker-library</text:p>
          </table:table-cell>
          <table:table-cell table:formula="of:=REPLACE([.B2742]; 1; 29; &quot;&quot;)" office:value-type="string" office:string-value="GemsTracker/gemstracker-library" calcext:value-type="string">
            <text:p>GemsTracker/gemstracker-library</text:p>
          </table:table-cell>
        </table:table-row>
        <table:table-row table:style-name="ro1">
          <table:table-cell office:value-type="float" office:value="27168332" calcext:value-type="float">
            <text:p>27168332</text:p>
          </table:table-cell>
          <table:table-cell office:value-type="string" calcext:value-type="string">
            <text:p>https://api.github.com/repos/parnustk/lisbackend</text:p>
          </table:table-cell>
          <table:table-cell table:formula="of:=REPLACE([.B2743]; 1; 29; &quot;&quot;)" office:value-type="string" office:string-value="parnustk/lisbackend" calcext:value-type="string">
            <text:p>parnustk/lisbackend</text:p>
          </table:table-cell>
        </table:table-row>
        <table:table-row table:style-name="ro1">
          <table:table-cell office:value-type="float" office:value="27178451" calcext:value-type="float">
            <text:p>27178451</text:p>
          </table:table-cell>
          <table:table-cell office:value-type="string" calcext:value-type="string">
            <text:p>https://api.github.com/repos/shitikovkirill/MedTestPHP</text:p>
          </table:table-cell>
          <table:table-cell table:formula="of:=REPLACE([.B2744]; 1; 29; &quot;&quot;)" office:value-type="string" office:string-value="shitikovkirill/MedTestPHP" calcext:value-type="string">
            <text:p>shitikovkirill/MedTestPHP</text:p>
          </table:table-cell>
        </table:table-row>
        <table:table-row table:style-name="ro1">
          <table:table-cell office:value-type="float" office:value="27231448" calcext:value-type="float">
            <text:p>27231448</text:p>
          </table:table-cell>
          <table:table-cell office:value-type="string" calcext:value-type="string">
            <text:p>https://api.github.com/repos/mikhkita/enilno-oselok</text:p>
          </table:table-cell>
          <table:table-cell table:formula="of:=REPLACE([.B2745]; 1; 29; &quot;&quot;)" office:value-type="string" office:string-value="mikhkita/enilno-oselok" calcext:value-type="string">
            <text:p>mikhkita/enilno-oselok</text:p>
          </table:table-cell>
        </table:table-row>
        <table:table-row table:style-name="ro1">
          <table:table-cell office:value-type="float" office:value="27256724" calcext:value-type="float">
            <text:p>27256724</text:p>
          </table:table-cell>
          <table:table-cell office:value-type="string" calcext:value-type="string">
            <text:p>https://api.github.com/repos/symfony/security-bundle</text:p>
          </table:table-cell>
          <table:table-cell table:formula="of:=REPLACE([.B2746]; 1; 29; &quot;&quot;)" office:value-type="string" office:string-value="symfony/security-bundle" calcext:value-type="string">
            <text:p>symfony/security-bundle</text:p>
          </table:table-cell>
        </table:table-row>
        <table:table-row table:style-name="ro1">
          <table:table-cell office:value-type="float" office:value="27257633" calcext:value-type="float">
            <text:p>27257633</text:p>
          </table:table-cell>
          <table:table-cell office:value-type="string" calcext:value-type="string">
            <text:p>https://api.github.com/repos/symfony/twig-bridge</text:p>
          </table:table-cell>
          <table:table-cell table:formula="of:=REPLACE([.B2747]; 1; 29; &quot;&quot;)" office:value-type="string" office:string-value="symfony/twig-bridge" calcext:value-type="string">
            <text:p>symfony/twig-bridge</text:p>
          </table:table-cell>
        </table:table-row>
        <table:table-row table:style-name="ro1">
          <table:table-cell office:value-type="float" office:value="27268237" calcext:value-type="float">
            <text:p>27268237</text:p>
          </table:table-cell>
          <table:table-cell office:value-type="string" calcext:value-type="string">
            <text:p>https://api.github.com/repos/Automattic/amp-wp</text:p>
          </table:table-cell>
          <table:table-cell table:formula="of:=REPLACE([.B2748]; 1; 29; &quot;&quot;)" office:value-type="string" office:string-value="Automattic/amp-wp" calcext:value-type="string">
            <text:p>Automattic/amp-wp</text:p>
          </table:table-cell>
        </table:table-row>
        <table:table-row table:style-name="ro1">
          <table:table-cell office:value-type="float" office:value="27270002" calcext:value-type="float">
            <text:p>27270002</text:p>
          </table:table-cell>
          <table:table-cell office:value-type="string" calcext:value-type="string">
            <text:p>https://api.github.com/repos/idevelopment/timecontrol</text:p>
          </table:table-cell>
          <table:table-cell table:formula="of:=REPLACE([.B2749]; 1; 29; &quot;&quot;)" office:value-type="string" office:string-value="idevelopment/timecontrol" calcext:value-type="string">
            <text:p>idevelopment/timecontrol</text:p>
          </table:table-cell>
        </table:table-row>
        <table:table-row table:style-name="ro1">
          <table:table-cell office:value-type="float" office:value="27357726" calcext:value-type="float">
            <text:p>27357726</text:p>
          </table:table-cell>
          <table:table-cell office:value-type="string" calcext:value-type="string">
            <text:p>https://api.github.com/repos/lbryio/lbry.io</text:p>
          </table:table-cell>
          <table:table-cell table:formula="of:=REPLACE([.B2750]; 1; 29; &quot;&quot;)" office:value-type="string" office:string-value="lbryio/lbry.io" calcext:value-type="string">
            <text:p>lbryio/lbry.io</text:p>
          </table:table-cell>
        </table:table-row>
        <table:table-row table:style-name="ro1">
          <table:table-cell office:value-type="float" office:value="27389209" calcext:value-type="float">
            <text:p>27389209</text:p>
          </table:table-cell>
          <table:table-cell office:value-type="string" calcext:value-type="string">
            <text:p>https://api.github.com/repos/tsss-a/PosTom</text:p>
          </table:table-cell>
          <table:table-cell table:formula="of:=REPLACE([.B2751]; 1; 29; &quot;&quot;)" office:value-type="string" office:string-value="tsss-a/PosTom" calcext:value-type="string">
            <text:p>tsss-a/PosTom</text:p>
          </table:table-cell>
        </table:table-row>
        <table:table-row table:style-name="ro1">
          <table:table-cell office:value-type="float" office:value="27393790" calcext:value-type="float">
            <text:p>27393790</text:p>
          </table:table-cell>
          <table:table-cell office:value-type="string" calcext:value-type="string">
            <text:p>https://api.github.com/repos/dethoor/nsi</text:p>
          </table:table-cell>
          <table:table-cell table:formula="of:=REPLACE([.B2752]; 1; 29; &quot;&quot;)" office:value-type="string" office:string-value="dethoor/nsi" calcext:value-type="string">
            <text:p>dethoor/nsi</text:p>
          </table:table-cell>
        </table:table-row>
        <table:table-row table:style-name="ro1">
          <table:table-cell office:value-type="float" office:value="27398869" calcext:value-type="float">
            <text:p>27398869</text:p>
          </table:table-cell>
          <table:table-cell office:value-type="string" calcext:value-type="string">
            <text:p>https://api.github.com/repos/lin3615/fu</text:p>
          </table:table-cell>
          <table:table-cell table:formula="of:=REPLACE([.B2753]; 1; 29; &quot;&quot;)" office:value-type="string" office:string-value="lin3615/fu" calcext:value-type="string">
            <text:p>lin3615/fu</text:p>
          </table:table-cell>
        </table:table-row>
        <table:table-row table:style-name="ro1">
          <table:table-cell office:value-type="float" office:value="27399127" calcext:value-type="float">
            <text:p>27399127</text:p>
          </table:table-cell>
          <table:table-cell office:value-type="string" calcext:value-type="string">
            <text:p>https://api.github.com/repos/etsmark/imikoko1.9</text:p>
          </table:table-cell>
          <table:table-cell table:formula="of:=REPLACE([.B2754]; 1; 29; &quot;&quot;)" office:value-type="string" office:string-value="etsmark/imikoko1.9" calcext:value-type="string">
            <text:p>etsmark/imikoko1.9</text:p>
          </table:table-cell>
        </table:table-row>
        <table:table-row table:style-name="ro1">
          <table:table-cell office:value-type="float" office:value="27400518" calcext:value-type="float">
            <text:p>27400518</text:p>
          </table:table-cell>
          <table:table-cell office:value-type="string" calcext:value-type="string">
            <text:p>https://api.github.com/repos/spatie-custom/blender</text:p>
          </table:table-cell>
          <table:table-cell table:formula="of:=REPLACE([.B2755]; 1; 29; &quot;&quot;)" office:value-type="string" office:string-value="spatie-custom/blender" calcext:value-type="string">
            <text:p>spatie-custom/blender</text:p>
          </table:table-cell>
        </table:table-row>
        <table:table-row table:style-name="ro1">
          <table:table-cell office:value-type="float" office:value="27401287" calcext:value-type="float">
            <text:p>27401287</text:p>
          </table:table-cell>
          <table:table-cell office:value-type="string" calcext:value-type="string">
            <text:p>https://api.github.com/repos/strebo/strebo</text:p>
          </table:table-cell>
          <table:table-cell table:formula="of:=REPLACE([.B2756]; 1; 29; &quot;&quot;)" office:value-type="string" office:string-value="strebo/strebo" calcext:value-type="string">
            <text:p>strebo/strebo</text:p>
          </table:table-cell>
        </table:table-row>
        <table:table-row table:style-name="ro1">
          <table:table-cell office:value-type="float" office:value="27402915" calcext:value-type="float">
            <text:p>27402915</text:p>
          </table:table-cell>
          <table:table-cell office:value-type="string" calcext:value-type="string">
            <text:p>https://api.github.com/repos/nicholasdickey/qwiket-api</text:p>
          </table:table-cell>
          <table:table-cell table:formula="of:=REPLACE([.B2757]; 1; 29; &quot;&quot;)" office:value-type="string" office:string-value="nicholasdickey/qwiket-api" calcext:value-type="string">
            <text:p>nicholasdickey/qwiket-api</text:p>
          </table:table-cell>
        </table:table-row>
        <table:table-row table:style-name="ro1">
          <table:table-cell office:value-type="float" office:value="27403191" calcext:value-type="float">
            <text:p>27403191</text:p>
          </table:table-cell>
          <table:table-cell office:value-type="string" calcext:value-type="string">
            <text:p>https://api.github.com/repos/BinaryMoon/pro-theme-design</text:p>
          </table:table-cell>
          <table:table-cell table:formula="of:=REPLACE([.B2758]; 1; 29; &quot;&quot;)" office:value-type="string" office:string-value="BinaryMoon/pro-theme-design" calcext:value-type="string">
            <text:p>BinaryMoon/pro-theme-design</text:p>
          </table:table-cell>
        </table:table-row>
        <table:table-row table:style-name="ro1">
          <table:table-cell office:value-type="float" office:value="27411938" calcext:value-type="float">
            <text:p>27411938</text:p>
          </table:table-cell>
          <table:table-cell office:value-type="string" calcext:value-type="string">
            <text:p>https://api.github.com/repos/BlocklandGlass/GlassWebsite</text:p>
          </table:table-cell>
          <table:table-cell table:formula="of:=REPLACE([.B2759]; 1; 29; &quot;&quot;)" office:value-type="string" office:string-value="BlocklandGlass/GlassWebsite" calcext:value-type="string">
            <text:p>BlocklandGlass/GlassWebsite</text:p>
          </table:table-cell>
        </table:table-row>
        <table:table-row table:style-name="ro1">
          <table:table-cell office:value-type="float" office:value="27422711" calcext:value-type="float">
            <text:p>27422711</text:p>
          </table:table-cell>
          <table:table-cell office:value-type="string" calcext:value-type="string">
            <text:p>https://api.github.com/repos/gamlinnia/product_sync</text:p>
          </table:table-cell>
          <table:table-cell table:formula="of:=REPLACE([.B2760]; 1; 29; &quot;&quot;)" office:value-type="string" office:string-value="gamlinnia/product_sync" calcext:value-type="string">
            <text:p>gamlinnia/product_sync</text:p>
          </table:table-cell>
        </table:table-row>
        <table:table-row table:style-name="ro1">
          <table:table-cell office:value-type="float" office:value="27426217" calcext:value-type="float">
            <text:p>27426217</text:p>
          </table:table-cell>
          <table:table-cell office:value-type="string" calcext:value-type="string">
            <text:p>https://api.github.com/repos/KingsleyGU/osticket</text:p>
          </table:table-cell>
          <table:table-cell table:formula="of:=REPLACE([.B2761]; 1; 29; &quot;&quot;)" office:value-type="string" office:string-value="KingsleyGU/osticket" calcext:value-type="string">
            <text:p>KingsleyGU/osticket</text:p>
          </table:table-cell>
        </table:table-row>
        <table:table-row table:style-name="ro1">
          <table:table-cell office:value-type="float" office:value="27450738" calcext:value-type="float">
            <text:p>27450738</text:p>
          </table:table-cell>
          <table:table-cell office:value-type="string" calcext:value-type="string">
            <text:p>https://api.github.com/repos/municipioriogrande/yacare</text:p>
          </table:table-cell>
          <table:table-cell table:formula="of:=REPLACE([.B2762]; 1; 29; &quot;&quot;)" office:value-type="string" office:string-value="municipioriogrande/yacare" calcext:value-type="string">
            <text:p>municipioriogrande/yacare</text:p>
          </table:table-cell>
        </table:table-row>
        <table:table-row table:style-name="ro1">
          <table:table-cell office:value-type="float" office:value="27479298" calcext:value-type="float">
            <text:p>27479298</text:p>
          </table:table-cell>
          <table:table-cell office:value-type="string" calcext:value-type="string">
            <text:p>https://api.github.com/repos/phzfi/RIC</text:p>
          </table:table-cell>
          <table:table-cell table:formula="of:=REPLACE([.B2763]; 1; 29; &quot;&quot;)" office:value-type="string" office:string-value="phzfi/RIC" calcext:value-type="string">
            <text:p>phzfi/RIC</text:p>
          </table:table-cell>
        </table:table-row>
        <table:table-row table:style-name="ro1">
          <table:table-cell office:value-type="float" office:value="27490441" calcext:value-type="float">
            <text:p>27490441</text:p>
          </table:table-cell>
          <table:table-cell office:value-type="string" calcext:value-type="string">
            <text:p>https://api.github.com/repos/JuliAne/easteasteast</text:p>
          </table:table-cell>
          <table:table-cell table:formula="of:=REPLACE([.B2764]; 1; 29; &quot;&quot;)" office:value-type="string" office:string-value="JuliAne/easteasteast" calcext:value-type="string">
            <text:p>JuliAne/easteasteast</text:p>
          </table:table-cell>
        </table:table-row>
        <table:table-row table:style-name="ro1">
          <table:table-cell office:value-type="float" office:value="27496764" calcext:value-type="float">
            <text:p>27496764</text:p>
          </table:table-cell>
          <table:table-cell office:value-type="string" calcext:value-type="string">
            <text:p>https://api.github.com/repos/rikmeijer/teach.php</text:p>
          </table:table-cell>
          <table:table-cell table:formula="of:=REPLACE([.B2765]; 1; 29; &quot;&quot;)" office:value-type="string" office:string-value="rikmeijer/teach.php" calcext:value-type="string">
            <text:p>rikmeijer/teach.php</text:p>
          </table:table-cell>
        </table:table-row>
        <table:table-row table:style-name="ro1">
          <table:table-cell office:value-type="float" office:value="27528384" calcext:value-type="float">
            <text:p>27528384</text:p>
          </table:table-cell>
          <table:table-cell office:value-type="string" calcext:value-type="string">
            <text:p>https://api.github.com/repos/relaxedws/drupal-relaxed</text:p>
          </table:table-cell>
          <table:table-cell table:formula="of:=REPLACE([.B2766]; 1; 29; &quot;&quot;)" office:value-type="string" office:string-value="relaxedws/drupal-relaxed" calcext:value-type="string">
            <text:p>relaxedws/drupal-relaxed</text:p>
          </table:table-cell>
        </table:table-row>
        <table:table-row table:style-name="ro1">
          <table:table-cell office:value-type="float" office:value="27535028" calcext:value-type="float">
            <text:p>27535028</text:p>
          </table:table-cell>
          <table:table-cell office:value-type="string" calcext:value-type="string">
            <text:p>https://api.github.com/repos/ivphpan/podryad</text:p>
          </table:table-cell>
          <table:table-cell table:formula="of:=REPLACE([.B2767]; 1; 29; &quot;&quot;)" office:value-type="string" office:string-value="ivphpan/podryad" calcext:value-type="string">
            <text:p>ivphpan/podryad</text:p>
          </table:table-cell>
        </table:table-row>
        <table:table-row table:style-name="ro1">
          <table:table-cell office:value-type="float" office:value="27583716" calcext:value-type="float">
            <text:p>27583716</text:p>
          </table:table-cell>
          <table:table-cell office:value-type="string" calcext:value-type="string">
            <text:p>https://api.github.com/repos/kaliop-uk/ezmigrationbundle</text:p>
          </table:table-cell>
          <table:table-cell table:formula="of:=REPLACE([.B2768]; 1; 29; &quot;&quot;)" office:value-type="string" office:string-value="kaliop-uk/ezmigrationbundle" calcext:value-type="string">
            <text:p>kaliop-uk/ezmigrationbundle</text:p>
          </table:table-cell>
        </table:table-row>
        <table:table-row table:style-name="ro1">
          <table:table-cell office:value-type="float" office:value="27601144" calcext:value-type="float">
            <text:p>27601144</text:p>
          </table:table-cell>
          <table:table-cell office:value-type="string" calcext:value-type="string">
            <text:p>https://api.github.com/repos/KeySystemsDev/Sistema_Gestion</text:p>
          </table:table-cell>
          <table:table-cell table:formula="of:=REPLACE([.B2769]; 1; 29; &quot;&quot;)" office:value-type="string" office:string-value="KeySystemsDev/Sistema_Gestion" calcext:value-type="string">
            <text:p>KeySystemsDev/Sistema_Gestion</text:p>
          </table:table-cell>
        </table:table-row>
        <table:table-row table:style-name="ro1">
          <table:table-cell office:value-type="float" office:value="27607558" calcext:value-type="float">
            <text:p>27607558</text:p>
          </table:table-cell>
          <table:table-cell office:value-type="string" calcext:value-type="string">
            <text:p>https://api.github.com/repos/mevdschee/php-crud-api</text:p>
          </table:table-cell>
          <table:table-cell table:formula="of:=REPLACE([.B2770]; 1; 29; &quot;&quot;)" office:value-type="string" office:string-value="mevdschee/php-crud-api" calcext:value-type="string">
            <text:p>mevdschee/php-crud-api</text:p>
          </table:table-cell>
        </table:table-row>
        <table:table-row table:style-name="ro1">
          <table:table-cell office:value-type="float" office:value="27615794" calcext:value-type="float">
            <text:p>27615794</text:p>
          </table:table-cell>
          <table:table-cell office:value-type="string" calcext:value-type="string">
            <text:p>https://api.github.com/repos/erorus/newsstand</text:p>
          </table:table-cell>
          <table:table-cell table:formula="of:=REPLACE([.B2771]; 1; 29; &quot;&quot;)" office:value-type="string" office:string-value="erorus/newsstand" calcext:value-type="string">
            <text:p>erorus/newsstand</text:p>
          </table:table-cell>
        </table:table-row>
        <table:table-row table:style-name="ro1">
          <table:table-cell office:value-type="float" office:value="27628717" calcext:value-type="float">
            <text:p>27628717</text:p>
          </table:table-cell>
          <table:table-cell office:value-type="string" calcext:value-type="string">
            <text:p>https://api.github.com/repos/rirnyliu/msk.com</text:p>
          </table:table-cell>
          <table:table-cell table:formula="of:=REPLACE([.B2772]; 1; 29; &quot;&quot;)" office:value-type="string" office:string-value="rirnyliu/msk.com" calcext:value-type="string">
            <text:p>rirnyliu/msk.com</text:p>
          </table:table-cell>
        </table:table-row>
        <table:table-row table:style-name="ro1">
          <table:table-cell office:value-type="float" office:value="27644820" calcext:value-type="float">
            <text:p>27644820</text:p>
          </table:table-cell>
          <table:table-cell office:value-type="string" calcext:value-type="string">
            <text:p>https://api.github.com/repos/lasf/federacija-turbo</text:p>
          </table:table-cell>
          <table:table-cell table:formula="of:=REPLACE([.B2773]; 1; 29; &quot;&quot;)" office:value-type="string" office:string-value="lasf/federacija-turbo" calcext:value-type="string">
            <text:p>lasf/federacija-turbo</text:p>
          </table:table-cell>
        </table:table-row>
        <table:table-row table:style-name="ro1">
          <table:table-cell office:value-type="float" office:value="27679849" calcext:value-type="float">
            <text:p>27679849</text:p>
          </table:table-cell>
          <table:table-cell office:value-type="string" calcext:value-type="string">
            <text:p>https://api.github.com/repos/UDOOboard/Neo-Docs</text:p>
          </table:table-cell>
          <table:table-cell table:formula="of:=REPLACE([.B2774]; 1; 29; &quot;&quot;)" office:value-type="string" office:string-value="UDOOboard/Neo-Docs" calcext:value-type="string">
            <text:p>UDOOboard/Neo-Docs</text:p>
          </table:table-cell>
        </table:table-row>
        <table:table-row table:style-name="ro1">
          <table:table-cell office:value-type="float" office:value="27688479" calcext:value-type="float">
            <text:p>27688479</text:p>
          </table:table-cell>
          <table:table-cell office:value-type="string" calcext:value-type="string">
            <text:p>https://api.github.com/repos/amphp/aerys</text:p>
          </table:table-cell>
          <table:table-cell table:formula="of:=REPLACE([.B2775]; 1; 29; &quot;&quot;)" office:value-type="string" office:string-value="amphp/aerys" calcext:value-type="string">
            <text:p>amphp/aerys</text:p>
          </table:table-cell>
        </table:table-row>
        <table:table-row table:style-name="ro1">
          <table:table-cell office:value-type="float" office:value="27696120" calcext:value-type="float">
            <text:p>27696120</text:p>
          </table:table-cell>
          <table:table-cell office:value-type="string" calcext:value-type="string">
            <text:p>https://api.github.com/repos/PoeticMediaLab/LacunaStories</text:p>
          </table:table-cell>
          <table:table-cell table:formula="of:=REPLACE([.B2776]; 1; 29; &quot;&quot;)" office:value-type="string" office:string-value="PoeticMediaLab/LacunaStories" calcext:value-type="string">
            <text:p>PoeticMediaLab/LacunaStories</text:p>
          </table:table-cell>
        </table:table-row>
        <table:table-row table:style-name="ro1">
          <table:table-cell office:value-type="float" office:value="27704602" calcext:value-type="float">
            <text:p>27704602</text:p>
          </table:table-cell>
          <table:table-cell office:value-type="string" calcext:value-type="string">
            <text:p>https://api.github.com/repos/EMT/see-do</text:p>
          </table:table-cell>
          <table:table-cell table:formula="of:=REPLACE([.B2777]; 1; 29; &quot;&quot;)" office:value-type="string" office:string-value="EMT/see-do" calcext:value-type="string">
            <text:p>EMT/see-do</text:p>
          </table:table-cell>
        </table:table-row>
        <table:table-row table:style-name="ro1">
          <table:table-cell office:value-type="float" office:value="27713669" calcext:value-type="float">
            <text:p>27713669</text:p>
          </table:table-cell>
          <table:table-cell office:value-type="string" calcext:value-type="string">
            <text:p>https://api.github.com/repos/durhamatletico/durhamatletico-cms</text:p>
          </table:table-cell>
          <table:table-cell table:formula="of:=REPLACE([.B2778]; 1; 29; &quot;&quot;)" office:value-type="string" office:string-value="durhamatletico/durhamatletico-cms" calcext:value-type="string">
            <text:p>durhamatletico/durhamatletico-cms</text:p>
          </table:table-cell>
        </table:table-row>
        <table:table-row table:style-name="ro1">
          <table:table-cell office:value-type="float" office:value="27726570" calcext:value-type="float">
            <text:p>27726570</text:p>
          </table:table-cell>
          <table:table-cell office:value-type="string" calcext:value-type="string">
            <text:p>https://api.github.com/repos/pantheon-systems/solr-power</text:p>
          </table:table-cell>
          <table:table-cell table:formula="of:=REPLACE([.B2779]; 1; 29; &quot;&quot;)" office:value-type="string" office:string-value="pantheon-systems/solr-power" calcext:value-type="string">
            <text:p>pantheon-systems/solr-power</text:p>
          </table:table-cell>
        </table:table-row>
        <table:table-row table:style-name="ro1">
          <table:table-cell office:value-type="float" office:value="27758863" calcext:value-type="float">
            <text:p>27758863</text:p>
          </table:table-cell>
          <table:table-cell office:value-type="string" calcext:value-type="string">
            <text:p>https://api.github.com/repos/Hydreon/Steadfast2</text:p>
          </table:table-cell>
          <table:table-cell table:formula="of:=REPLACE([.B2780]; 1; 29; &quot;&quot;)" office:value-type="string" office:string-value="Hydreon/Steadfast2" calcext:value-type="string">
            <text:p>Hydreon/Steadfast2</text:p>
          </table:table-cell>
        </table:table-row>
        <table:table-row table:style-name="ro1">
          <table:table-cell office:value-type="float" office:value="27789981" calcext:value-type="float">
            <text:p>27789981</text:p>
          </table:table-cell>
          <table:table-cell office:value-type="string" calcext:value-type="string">
            <text:p>https://api.github.com/repos/DanielSchreurs/Present</text:p>
          </table:table-cell>
          <table:table-cell table:formula="of:=REPLACE([.B2781]; 1; 29; &quot;&quot;)" office:value-type="string" office:string-value="DanielSchreurs/Present" calcext:value-type="string">
            <text:p>DanielSchreurs/Present</text:p>
          </table:table-cell>
        </table:table-row>
        <table:table-row table:style-name="ro1">
          <table:table-cell office:value-type="float" office:value="27810632" calcext:value-type="float">
            <text:p>27810632</text:p>
          </table:table-cell>
          <table:table-cell office:value-type="string" calcext:value-type="string">
            <text:p>https://api.github.com/repos/aaronjorbin/wordpress.codecov</text:p>
          </table:table-cell>
          <table:table-cell table:formula="of:=REPLACE([.B2782]; 1; 29; &quot;&quot;)" office:value-type="string" office:string-value="aaronjorbin/wordpress.codecov" calcext:value-type="string">
            <text:p>aaronjorbin/wordpress.codecov</text:p>
          </table:table-cell>
        </table:table-row>
        <table:table-row table:style-name="ro1">
          <table:table-cell office:value-type="float" office:value="27832135" calcext:value-type="float">
            <text:p>27832135</text:p>
          </table:table-cell>
          <table:table-cell office:value-type="string" calcext:value-type="string">
            <text:p>https://api.github.com/repos/paulovitorwd/pangea</text:p>
          </table:table-cell>
          <table:table-cell table:formula="of:=REPLACE([.B2783]; 1; 29; &quot;&quot;)" office:value-type="string" office:string-value="paulovitorwd/pangea" calcext:value-type="string">
            <text:p>paulovitorwd/pangea</text:p>
          </table:table-cell>
        </table:table-row>
        <table:table-row table:style-name="ro1">
          <table:table-cell office:value-type="float" office:value="27834694" calcext:value-type="float">
            <text:p>27834694</text:p>
          </table:table-cell>
          <table:table-cell office:value-type="string" calcext:value-type="string">
            <text:p>https://api.github.com/repos/A1G3c/Izevent</text:p>
          </table:table-cell>
          <table:table-cell table:formula="of:=REPLACE([.B2784]; 1; 29; &quot;&quot;)" office:value-type="string" office:string-value="A1G3c/Izevent" calcext:value-type="string">
            <text:p>A1G3c/Izevent</text:p>
          </table:table-cell>
        </table:table-row>
        <table:table-row table:style-name="ro1">
          <table:table-cell office:value-type="float" office:value="27847704" calcext:value-type="float">
            <text:p>27847704</text:p>
          </table:table-cell>
          <table:table-cell office:value-type="string" calcext:value-type="string">
            <text:p>https://api.github.com/repos/madewithlove/why-cant-we-have-nice-things</text:p>
          </table:table-cell>
          <table:table-cell table:formula="of:=REPLACE([.B2785]; 1; 29; &quot;&quot;)" office:value-type="string" office:string-value="madewithlove/why-cant-we-have-nice-things" calcext:value-type="string">
            <text:p>madewithlove/why-cant-we-have-nice-things</text:p>
          </table:table-cell>
        </table:table-row>
        <table:table-row table:style-name="ro1">
          <table:table-cell office:value-type="float" office:value="27944911" calcext:value-type="float">
            <text:p>27944911</text:p>
          </table:table-cell>
          <table:table-cell office:value-type="string" calcext:value-type="string">
            <text:p>https://api.github.com/repos/edri/EasyGoing</text:p>
          </table:table-cell>
          <table:table-cell table:formula="of:=REPLACE([.B2786]; 1; 29; &quot;&quot;)" office:value-type="string" office:string-value="edri/EasyGoing" calcext:value-type="string">
            <text:p>edri/EasyGoing</text:p>
          </table:table-cell>
        </table:table-row>
        <table:table-row table:style-name="ro1">
          <table:table-cell office:value-type="float" office:value="27966911" calcext:value-type="float">
            <text:p>27966911</text:p>
          </table:table-cell>
          <table:table-cell office:value-type="string" calcext:value-type="string">
            <text:p>https://api.github.com/repos/Poniverse/Pony.fm</text:p>
          </table:table-cell>
          <table:table-cell table:formula="of:=REPLACE([.B2787]; 1; 29; &quot;&quot;)" office:value-type="string" office:string-value="Poniverse/Pony.fm" calcext:value-type="string">
            <text:p>Poniverse/Pony.fm</text:p>
          </table:table-cell>
        </table:table-row>
        <table:table-row table:style-name="ro1">
          <table:table-cell office:value-type="float" office:value="27975818" calcext:value-type="float">
            <text:p>27975818</text:p>
          </table:table-cell>
          <table:table-cell office:value-type="string" calcext:value-type="string">
            <text:p>https://api.github.com/repos/hughgrigg/ching-shop</text:p>
          </table:table-cell>
          <table:table-cell table:formula="of:=REPLACE([.B2788]; 1; 29; &quot;&quot;)" office:value-type="string" office:string-value="hughgrigg/ching-shop" calcext:value-type="string">
            <text:p>hughgrigg/ching-shop</text:p>
          </table:table-cell>
        </table:table-row>
        <table:table-row table:style-name="ro1">
          <table:table-cell office:value-type="float" office:value="28006841" calcext:value-type="float">
            <text:p>28006841</text:p>
          </table:table-cell>
          <table:table-cell office:value-type="string" calcext:value-type="string">
            <text:p>https://api.github.com/repos/marwansaleh/indonesiasatu.co</text:p>
          </table:table-cell>
          <table:table-cell table:formula="of:=REPLACE([.B2789]; 1; 29; &quot;&quot;)" office:value-type="string" office:string-value="marwansaleh/indonesiasatu.co" calcext:value-type="string">
            <text:p>marwansaleh/indonesiasatu.co</text:p>
          </table:table-cell>
        </table:table-row>
        <table:table-row table:style-name="ro1">
          <table:table-cell office:value-type="float" office:value="28048590" calcext:value-type="float">
            <text:p>28048590</text:p>
          </table:table-cell>
          <table:table-cell office:value-type="string" calcext:value-type="string">
            <text:p>https://api.github.com/repos/mcmaiers/randomizr</text:p>
          </table:table-cell>
          <table:table-cell table:formula="of:=REPLACE([.B2790]; 1; 29; &quot;&quot;)" office:value-type="string" office:string-value="mcmaiers/randomizr" calcext:value-type="string">
            <text:p>mcmaiers/randomizr</text:p>
          </table:table-cell>
        </table:table-row>
        <table:table-row table:style-name="ro1">
          <table:table-cell office:value-type="float" office:value="28053258" calcext:value-type="float">
            <text:p>28053258</text:p>
          </table:table-cell>
          <table:table-cell office:value-type="string" calcext:value-type="string">
            <text:p>https://api.github.com/repos/ccswbs/hjckrrh</text:p>
          </table:table-cell>
          <table:table-cell table:formula="of:=REPLACE([.B2791]; 1; 29; &quot;&quot;)" office:value-type="string" office:string-value="ccswbs/hjckrrh" calcext:value-type="string">
            <text:p>ccswbs/hjckrrh</text:p>
          </table:table-cell>
        </table:table-row>
        <table:table-row table:style-name="ro1">
          <table:table-cell office:value-type="float" office:value="28072457" calcext:value-type="float">
            <text:p>28072457</text:p>
          </table:table-cell>
          <table:table-cell office:value-type="string" calcext:value-type="string">
            <text:p>https://api.github.com/repos/sebasca5gz/matisses</text:p>
          </table:table-cell>
          <table:table-cell table:formula="of:=REPLACE([.B2792]; 1; 29; &quot;&quot;)" office:value-type="string" office:string-value="sebasca5gz/matisses" calcext:value-type="string">
            <text:p>sebasca5gz/matisses</text:p>
          </table:table-cell>
        </table:table-row>
        <table:table-row table:style-name="ro1">
          <table:table-cell office:value-type="float" office:value="28080658" calcext:value-type="float">
            <text:p>28080658</text:p>
          </table:table-cell>
          <table:table-cell office:value-type="string" calcext:value-type="string">
            <text:p>https://api.github.com/repos/uncovery/uncovery_me</text:p>
          </table:table-cell>
          <table:table-cell table:formula="of:=REPLACE([.B2793]; 1; 29; &quot;&quot;)" office:value-type="string" office:string-value="uncovery/uncovery_me" calcext:value-type="string">
            <text:p>uncovery/uncovery_me</text:p>
          </table:table-cell>
        </table:table-row>
        <table:table-row table:style-name="ro1">
          <table:table-cell office:value-type="float" office:value="28085060" calcext:value-type="float">
            <text:p>28085060</text:p>
          </table:table-cell>
          <table:table-cell office:value-type="string" calcext:value-type="string">
            <text:p>https://api.github.com/repos/ArloSoftware/arlowp-plugin</text:p>
          </table:table-cell>
          <table:table-cell table:formula="of:=REPLACE([.B2794]; 1; 29; &quot;&quot;)" office:value-type="string" office:string-value="ArloSoftware/arlowp-plugin" calcext:value-type="string">
            <text:p>ArloSoftware/arlowp-plugin</text:p>
          </table:table-cell>
        </table:table-row>
        <table:table-row table:style-name="ro1">
          <table:table-cell office:value-type="float" office:value="28096229" calcext:value-type="float">
            <text:p>28096229</text:p>
          </table:table-cell>
          <table:table-cell office:value-type="string" calcext:value-type="string">
            <text:p>https://api.github.com/repos/atudz/SFAReport</text:p>
          </table:table-cell>
          <table:table-cell table:formula="of:=REPLACE([.B2795]; 1; 29; &quot;&quot;)" office:value-type="string" office:string-value="atudz/SFAReport" calcext:value-type="string">
            <text:p>atudz/SFAReport</text:p>
          </table:table-cell>
        </table:table-row>
        <table:table-row table:style-name="ro1">
          <table:table-cell office:value-type="float" office:value="28098287" calcext:value-type="float">
            <text:p>28098287</text:p>
          </table:table-cell>
          <table:table-cell office:value-type="string" calcext:value-type="string">
            <text:p>https://api.github.com/repos/e-gob/SIMPLE</text:p>
          </table:table-cell>
          <table:table-cell table:formula="of:=REPLACE([.B2796]; 1; 29; &quot;&quot;)" office:value-type="string" office:string-value="e-gob/SIMPLE" calcext:value-type="string">
            <text:p>e-gob/SIMPLE</text:p>
          </table:table-cell>
        </table:table-row>
        <table:table-row table:style-name="ro1">
          <table:table-cell office:value-type="float" office:value="28108768" calcext:value-type="float">
            <text:p>28108768</text:p>
          </table:table-cell>
          <table:table-cell office:value-type="string" calcext:value-type="string">
            <text:p>https://api.github.com/repos/FameThemes/onepress</text:p>
          </table:table-cell>
          <table:table-cell table:formula="of:=REPLACE([.B2797]; 1; 29; &quot;&quot;)" office:value-type="string" office:string-value="FameThemes/onepress" calcext:value-type="string">
            <text:p>FameThemes/onepress</text:p>
          </table:table-cell>
        </table:table-row>
        <table:table-row table:style-name="ro1">
          <table:table-cell office:value-type="float" office:value="28162011" calcext:value-type="float">
            <text:p>28162011</text:p>
          </table:table-cell>
          <table:table-cell office:value-type="string" calcext:value-type="string">
            <text:p>https://api.github.com/repos/Infoexam/CCU</text:p>
          </table:table-cell>
          <table:table-cell table:formula="of:=REPLACE([.B2798]; 1; 29; &quot;&quot;)" office:value-type="string" office:string-value="Infoexam/CCU" calcext:value-type="string">
            <text:p>Infoexam/CCU</text:p>
          </table:table-cell>
        </table:table-row>
        <table:table-row table:style-name="ro1">
          <table:table-cell office:value-type="float" office:value="28166395" calcext:value-type="float">
            <text:p>28166395</text:p>
          </table:table-cell>
          <table:table-cell office:value-type="string" calcext:value-type="string">
            <text:p>https://api.github.com/repos/sid2008/BitrixTest</text:p>
          </table:table-cell>
          <table:table-cell table:formula="of:=REPLACE([.B2799]; 1; 29; &quot;&quot;)" office:value-type="string" office:string-value="sid2008/BitrixTest" calcext:value-type="string">
            <text:p>sid2008/BitrixTest</text:p>
          </table:table-cell>
        </table:table-row>
        <table:table-row table:style-name="ro1">
          <table:table-cell office:value-type="float" office:value="28168438" calcext:value-type="float">
            <text:p>28168438</text:p>
          </table:table-cell>
          <table:table-cell office:value-type="string" calcext:value-type="string">
            <text:p>https://api.github.com/repos/AnyMarket/magento</text:p>
          </table:table-cell>
          <table:table-cell table:formula="of:=REPLACE([.B2800]; 1; 29; &quot;&quot;)" office:value-type="string" office:string-value="AnyMarket/magento" calcext:value-type="string">
            <text:p>AnyMarket/magento</text:p>
          </table:table-cell>
        </table:table-row>
        <table:table-row table:style-name="ro1">
          <table:table-cell office:value-type="float" office:value="28175721" calcext:value-type="float">
            <text:p>28175721</text:p>
          </table:table-cell>
          <table:table-cell office:value-type="string" calcext:value-type="string">
            <text:p>https://api.github.com/repos/UCF/Online-Theme</text:p>
          </table:table-cell>
          <table:table-cell table:formula="of:=REPLACE([.B2801]; 1; 29; &quot;&quot;)" office:value-type="string" office:string-value="UCF/Online-Theme" calcext:value-type="string">
            <text:p>UCF/Online-Theme</text:p>
          </table:table-cell>
        </table:table-row>
        <table:table-row table:style-name="ro1">
          <table:table-cell office:value-type="float" office:value="28178242" calcext:value-type="float">
            <text:p>28178242</text:p>
          </table:table-cell>
          <table:table-cell office:value-type="string" calcext:value-type="string">
            <text:p>https://api.github.com/repos/flashwave/sakura</text:p>
          </table:table-cell>
          <table:table-cell table:formula="of:=REPLACE([.B2802]; 1; 29; &quot;&quot;)" office:value-type="string" office:string-value="flashwave/sakura" calcext:value-type="string">
            <text:p>flashwave/sakura</text:p>
          </table:table-cell>
        </table:table-row>
        <table:table-row table:style-name="ro1">
          <table:table-cell office:value-type="float" office:value="28182947" calcext:value-type="float">
            <text:p>28182947</text:p>
          </table:table-cell>
          <table:table-cell office:value-type="string" calcext:value-type="string">
            <text:p>https://api.github.com/repos/mundschenk-at/wp-typography</text:p>
          </table:table-cell>
          <table:table-cell table:formula="of:=REPLACE([.B2803]; 1; 29; &quot;&quot;)" office:value-type="string" office:string-value="mundschenk-at/wp-typography" calcext:value-type="string">
            <text:p>mundschenk-at/wp-typography</text:p>
          </table:table-cell>
        </table:table-row>
        <table:table-row table:style-name="ro1">
          <table:table-cell office:value-type="float" office:value="28234817" calcext:value-type="float">
            <text:p>28234817</text:p>
          </table:table-cell>
          <table:table-cell office:value-type="string" calcext:value-type="string">
            <text:p>https://api.github.com/repos/hermanthegerman2/Logamatic4000</text:p>
          </table:table-cell>
          <table:table-cell table:formula="of:=REPLACE([.B2804]; 1; 29; &quot;&quot;)" office:value-type="string" office:string-value="hermanthegerman2/Logamatic4000" calcext:value-type="string">
            <text:p>hermanthegerman2/Logamatic4000</text:p>
          </table:table-cell>
        </table:table-row>
        <table:table-row table:style-name="ro1">
          <table:table-cell office:value-type="float" office:value="28259118" calcext:value-type="float">
            <text:p>28259118</text:p>
          </table:table-cell>
          <table:table-cell office:value-type="string" calcext:value-type="string">
            <text:p>https://api.github.com/repos/withanage/mpt</text:p>
          </table:table-cell>
          <table:table-cell table:formula="of:=REPLACE([.B2805]; 1; 29; &quot;&quot;)" office:value-type="string" office:string-value="withanage/mpt" calcext:value-type="string">
            <text:p>withanage/mpt</text:p>
          </table:table-cell>
        </table:table-row>
        <table:table-row table:style-name="ro1">
          <table:table-cell office:value-type="float" office:value="28267510" calcext:value-type="float">
            <text:p>28267510</text:p>
          </table:table-cell>
          <table:table-cell office:value-type="string" calcext:value-type="string">
            <text:p>https://api.github.com/repos/thoechsmann/Better</text:p>
          </table:table-cell>
          <table:table-cell table:formula="of:=REPLACE([.B2806]; 1; 29; &quot;&quot;)" office:value-type="string" office:string-value="thoechsmann/Better" calcext:value-type="string">
            <text:p>thoechsmann/Better</text:p>
          </table:table-cell>
        </table:table-row>
        <table:table-row table:style-name="ro1">
          <table:table-cell office:value-type="float" office:value="28310649" calcext:value-type="float">
            <text:p>28310649</text:p>
          </table:table-cell>
          <table:table-cell office:value-type="string" calcext:value-type="string">
            <text:p>https://api.github.com/repos/holalluis/ecam</text:p>
          </table:table-cell>
          <table:table-cell table:formula="of:=REPLACE([.B2807]; 1; 29; &quot;&quot;)" office:value-type="string" office:string-value="holalluis/ecam" calcext:value-type="string">
            <text:p>holalluis/ecam</text:p>
          </table:table-cell>
        </table:table-row>
        <table:table-row table:style-name="ro1">
          <table:table-cell office:value-type="float" office:value="28335123" calcext:value-type="float">
            <text:p>28335123</text:p>
          </table:table-cell>
          <table:table-cell office:value-type="string" calcext:value-type="string">
            <text:p>https://api.github.com/repos/adem-team/advanced</text:p>
          </table:table-cell>
          <table:table-cell table:formula="of:=REPLACE([.B2808]; 1; 29; &quot;&quot;)" office:value-type="string" office:string-value="adem-team/advanced" calcext:value-type="string">
            <text:p>adem-team/advanced</text:p>
          </table:table-cell>
        </table:table-row>
        <table:table-row table:style-name="ro1">
          <table:table-cell office:value-type="float" office:value="28341037" calcext:value-type="float">
            <text:p>28341037</text:p>
          </table:table-cell>
          <table:table-cell office:value-type="string" calcext:value-type="string">
            <text:p>https://api.github.com/repos/Anuragigts/igts_classified</text:p>
          </table:table-cell>
          <table:table-cell table:formula="of:=REPLACE([.B2809]; 1; 29; &quot;&quot;)" office:value-type="string" office:string-value="Anuragigts/igts_classified" calcext:value-type="string">
            <text:p>Anuragigts/igts_classified</text:p>
          </table:table-cell>
        </table:table-row>
        <table:table-row table:style-name="ro1">
          <table:table-cell office:value-type="float" office:value="28341518" calcext:value-type="float">
            <text:p>28341518</text:p>
          </table:table-cell>
          <table:table-cell office:value-type="string" calcext:value-type="string">
            <text:p>https://api.github.com/repos/formatcc/test</text:p>
          </table:table-cell>
          <table:table-cell table:formula="of:=REPLACE([.B2810]; 1; 29; &quot;&quot;)" office:value-type="string" office:string-value="formatcc/test" calcext:value-type="string">
            <text:p>formatcc/test</text:p>
          </table:table-cell>
        </table:table-row>
        <table:table-row table:style-name="ro1">
          <table:table-cell office:value-type="float" office:value="28349144" calcext:value-type="float">
            <text:p>28349144</text:p>
          </table:table-cell>
          <table:table-cell office:value-type="string" calcext:value-type="string">
            <text:p>https://api.github.com/repos/SQweb-team/SQweb-WordPress-Plugin</text:p>
          </table:table-cell>
          <table:table-cell table:formula="of:=REPLACE([.B2811]; 1; 29; &quot;&quot;)" office:value-type="string" office:string-value="SQweb-team/SQweb-WordPress-Plugin" calcext:value-type="string">
            <text:p>SQweb-team/SQweb-WordPress-Plugin</text:p>
          </table:table-cell>
        </table:table-row>
        <table:table-row table:style-name="ro1">
          <table:table-cell office:value-type="float" office:value="28354969" calcext:value-type="float">
            <text:p>28354969</text:p>
          </table:table-cell>
          <table:table-cell office:value-type="string" calcext:value-type="string">
            <text:p>https://api.github.com/repos/koolkode/async</text:p>
          </table:table-cell>
          <table:table-cell table:formula="of:=REPLACE([.B2812]; 1; 29; &quot;&quot;)" office:value-type="string" office:string-value="koolkode/async" calcext:value-type="string">
            <text:p>koolkode/async</text:p>
          </table:table-cell>
        </table:table-row>
        <table:table-row table:style-name="ro1">
          <table:table-cell office:value-type="float" office:value="28359402" calcext:value-type="float">
            <text:p>28359402</text:p>
          </table:table-cell>
          <table:table-cell office:value-type="string" calcext:value-type="string">
            <text:p>https://api.github.com/repos/exakat/exakat</text:p>
          </table:table-cell>
          <table:table-cell table:formula="of:=REPLACE([.B2813]; 1; 29; &quot;&quot;)" office:value-type="string" office:string-value="exakat/exakat" calcext:value-type="string">
            <text:p>exakat/exakat</text:p>
          </table:table-cell>
        </table:table-row>
        <table:table-row table:style-name="ro1">
          <table:table-cell office:value-type="float" office:value="28359448" calcext:value-type="float">
            <text:p>28359448</text:p>
          </table:table-cell>
          <table:table-cell office:value-type="string" calcext:value-type="string">
            <text:p>https://api.github.com/repos/borisding/avenue</text:p>
          </table:table-cell>
          <table:table-cell table:formula="of:=REPLACE([.B2814]; 1; 29; &quot;&quot;)" office:value-type="string" office:string-value="borisding/avenue" calcext:value-type="string">
            <text:p>borisding/avenue</text:p>
          </table:table-cell>
        </table:table-row>
        <table:table-row table:style-name="ro1">
          <table:table-cell office:value-type="float" office:value="28373152" calcext:value-type="float">
            <text:p>28373152</text:p>
          </table:table-cell>
          <table:table-cell office:value-type="string" calcext:value-type="string">
            <text:p>https://api.github.com/repos/arborrow/montserrat</text:p>
          </table:table-cell>
          <table:table-cell table:formula="of:=REPLACE([.B2815]; 1; 29; &quot;&quot;)" office:value-type="string" office:string-value="arborrow/montserrat" calcext:value-type="string">
            <text:p>arborrow/montserrat</text:p>
          </table:table-cell>
        </table:table-row>
        <table:table-row table:style-name="ro1">
          <table:table-cell office:value-type="float" office:value="28374484" calcext:value-type="float">
            <text:p>28374484</text:p>
          </table:table-cell>
          <table:table-cell office:value-type="string" calcext:value-type="string">
            <text:p>https://api.github.com/repos/xwp/wp-customize-snapshots</text:p>
          </table:table-cell>
          <table:table-cell table:formula="of:=REPLACE([.B2816]; 1; 29; &quot;&quot;)" office:value-type="string" office:string-value="xwp/wp-customize-snapshots" calcext:value-type="string">
            <text:p>xwp/wp-customize-snapshots</text:p>
          </table:table-cell>
        </table:table-row>
        <table:table-row table:style-name="ro1">
          <table:table-cell office:value-type="float" office:value="28377458" calcext:value-type="float">
            <text:p>28377458</text:p>
          </table:table-cell>
          <table:table-cell office:value-type="string" calcext:value-type="string">
            <text:p>https://api.github.com/repos/amranidev/scaffold-interface</text:p>
          </table:table-cell>
          <table:table-cell table:formula="of:=REPLACE([.B2817]; 1; 29; &quot;&quot;)" office:value-type="string" office:string-value="amranidev/scaffold-interface" calcext:value-type="string">
            <text:p>amranidev/scaffold-interface</text:p>
          </table:table-cell>
        </table:table-row>
        <table:table-row table:style-name="ro1">
          <table:table-cell office:value-type="float" office:value="28395114" calcext:value-type="float">
            <text:p>28395114</text:p>
          </table:table-cell>
          <table:table-cell office:value-type="string" calcext:value-type="string">
            <text:p>https://api.github.com/repos/aleqsandre553/msgroup</text:p>
          </table:table-cell>
          <table:table-cell table:formula="of:=REPLACE([.B2818]; 1; 29; &quot;&quot;)" office:value-type="string" office:string-value="aleqsandre553/msgroup" calcext:value-type="string">
            <text:p>aleqsandre553/msgroup</text:p>
          </table:table-cell>
        </table:table-row>
        <table:table-row table:style-name="ro1">
          <table:table-cell office:value-type="float" office:value="28403989" calcext:value-type="float">
            <text:p>28403989</text:p>
          </table:table-cell>
          <table:table-cell office:value-type="string" calcext:value-type="string">
            <text:p>https://api.github.com/repos/ahmadawais/wpdev</text:p>
          </table:table-cell>
          <table:table-cell table:formula="of:=REPLACE([.B2819]; 1; 29; &quot;&quot;)" office:value-type="string" office:string-value="ahmadawais/wpdev" calcext:value-type="string">
            <text:p>ahmadawais/wpdev</text:p>
          </table:table-cell>
        </table:table-row>
        <table:table-row table:style-name="ro1">
          <table:table-cell office:value-type="float" office:value="28407656" calcext:value-type="float">
            <text:p>28407656</text:p>
          </table:table-cell>
          <table:table-cell office:value-type="string" calcext:value-type="string">
            <text:p>https://api.github.com/repos/WildCodeSchool/projet-intranet_hopital</text:p>
          </table:table-cell>
          <table:table-cell table:formula="of:=REPLACE([.B2820]; 1; 29; &quot;&quot;)" office:value-type="string" office:string-value="WildCodeSchool/projet-intranet_hopital" calcext:value-type="string">
            <text:p>WildCodeSchool/projet-intranet_hopital</text:p>
          </table:table-cell>
        </table:table-row>
        <table:table-row table:style-name="ro1">
          <table:table-cell office:value-type="float" office:value="28408012" calcext:value-type="float">
            <text:p>28408012</text:p>
          </table:table-cell>
          <table:table-cell office:value-type="string" calcext:value-type="string">
            <text:p>https://api.github.com/repos/WildCodeSchool/projet-gesty</text:p>
          </table:table-cell>
          <table:table-cell table:formula="of:=REPLACE([.B2821]; 1; 29; &quot;&quot;)" office:value-type="string" office:string-value="WildCodeSchool/projet-gesty" calcext:value-type="string">
            <text:p>WildCodeSchool/projet-gesty</text:p>
          </table:table-cell>
        </table:table-row>
        <table:table-row table:style-name="ro1">
          <table:table-cell office:value-type="float" office:value="28414687" calcext:value-type="float">
            <text:p>28414687</text:p>
          </table:table-cell>
          <table:table-cell office:value-type="string" calcext:value-type="string">
            <text:p>https://api.github.com/repos/cjmosure/referb</text:p>
          </table:table-cell>
          <table:table-cell table:formula="of:=REPLACE([.B2822]; 1; 29; &quot;&quot;)" office:value-type="string" office:string-value="cjmosure/referb" calcext:value-type="string">
            <text:p>cjmosure/referb</text:p>
          </table:table-cell>
        </table:table-row>
        <table:table-row table:style-name="ro1">
          <table:table-cell office:value-type="float" office:value="28443164" calcext:value-type="float">
            <text:p>28443164</text:p>
          </table:table-cell>
          <table:table-cell office:value-type="string" calcext:value-type="string">
            <text:p>https://api.github.com/repos/ZSShang/mylearn</text:p>
          </table:table-cell>
          <table:table-cell table:formula="of:=REPLACE([.B2823]; 1; 29; &quot;&quot;)" office:value-type="string" office:string-value="ZSShang/mylearn" calcext:value-type="string">
            <text:p>ZSShang/mylearn</text:p>
          </table:table-cell>
        </table:table-row>
        <table:table-row table:style-name="ro1">
          <table:table-cell office:value-type="float" office:value="28465340" calcext:value-type="float">
            <text:p>28465340</text:p>
          </table:table-cell>
          <table:table-cell office:value-type="string" calcext:value-type="string">
            <text:p>https://api.github.com/repos/skeeks-cms/cms</text:p>
          </table:table-cell>
          <table:table-cell table:formula="of:=REPLACE([.B2824]; 1; 29; &quot;&quot;)" office:value-type="string" office:string-value="skeeks-cms/cms" calcext:value-type="string">
            <text:p>skeeks-cms/cms</text:p>
          </table:table-cell>
        </table:table-row>
        <table:table-row table:style-name="ro1">
          <table:table-cell office:value-type="float" office:value="28466090" calcext:value-type="float">
            <text:p>28466090</text:p>
          </table:table-cell>
          <table:table-cell office:value-type="string" calcext:value-type="string">
            <text:p>https://api.github.com/repos/Tomas-Paronai/ProjektX</text:p>
          </table:table-cell>
          <table:table-cell table:formula="of:=REPLACE([.B2825]; 1; 29; &quot;&quot;)" office:value-type="string" office:string-value="Tomas-Paronai/ProjektX" calcext:value-type="string">
            <text:p>Tomas-Paronai/ProjektX</text:p>
          </table:table-cell>
        </table:table-row>
        <table:table-row table:style-name="ro1">
          <table:table-cell office:value-type="float" office:value="28467784" calcext:value-type="float">
            <text:p>28467784</text:p>
          </table:table-cell>
          <table:table-cell office:value-type="string" calcext:value-type="string">
            <text:p>https://api.github.com/repos/jozefvasko/benap-app</text:p>
          </table:table-cell>
          <table:table-cell table:formula="of:=REPLACE([.B2826]; 1; 29; &quot;&quot;)" office:value-type="string" office:string-value="jozefvasko/benap-app" calcext:value-type="string">
            <text:p>jozefvasko/benap-app</text:p>
          </table:table-cell>
        </table:table-row>
        <table:table-row table:style-name="ro1">
          <table:table-cell office:value-type="float" office:value="28493162" calcext:value-type="float">
            <text:p>28493162</text:p>
          </table:table-cell>
          <table:table-cell office:value-type="string" calcext:value-type="string">
            <text:p>https://api.github.com/repos/RMCProducciones/CE</text:p>
          </table:table-cell>
          <table:table-cell table:formula="of:=REPLACE([.B2827]; 1; 29; &quot;&quot;)" office:value-type="string" office:string-value="RMCProducciones/CE" calcext:value-type="string">
            <text:p>RMCProducciones/CE</text:p>
          </table:table-cell>
        </table:table-row>
        <table:table-row table:style-name="ro1">
          <table:table-cell office:value-type="float" office:value="28494355" calcext:value-type="float">
            <text:p>28494355</text:p>
          </table:table-cell>
          <table:table-cell office:value-type="string" calcext:value-type="string">
            <text:p>https://api.github.com/repos/cetav-ddw/cetav-2015</text:p>
          </table:table-cell>
          <table:table-cell table:formula="of:=REPLACE([.B2828]; 1; 29; &quot;&quot;)" office:value-type="string" office:string-value="cetav-ddw/cetav-2015" calcext:value-type="string">
            <text:p>cetav-ddw/cetav-2015</text:p>
          </table:table-cell>
        </table:table-row>
        <table:table-row table:style-name="ro1">
          <table:table-cell office:value-type="float" office:value="28500904" calcext:value-type="float">
            <text:p>28500904</text:p>
          </table:table-cell>
          <table:table-cell office:value-type="string" calcext:value-type="string">
            <text:p>https://api.github.com/repos/Ingothq/ingot</text:p>
          </table:table-cell>
          <table:table-cell table:formula="of:=REPLACE([.B2829]; 1; 29; &quot;&quot;)" office:value-type="string" office:string-value="Ingothq/ingot" calcext:value-type="string">
            <text:p>Ingothq/ingot</text:p>
          </table:table-cell>
        </table:table-row>
        <table:table-row table:style-name="ro1">
          <table:table-cell office:value-type="float" office:value="28547817" calcext:value-type="float">
            <text:p>28547817</text:p>
          </table:table-cell>
          <table:table-cell office:value-type="string" calcext:value-type="string">
            <text:p>https://api.github.com/repos/alexchitoraga/tunet</text:p>
          </table:table-cell>
          <table:table-cell table:formula="of:=REPLACE([.B2830]; 1; 29; &quot;&quot;)" office:value-type="string" office:string-value="alexchitoraga/tunet" calcext:value-type="string">
            <text:p>alexchitoraga/tunet</text:p>
          </table:table-cell>
        </table:table-row>
        <table:table-row table:style-name="ro1">
          <table:table-cell office:value-type="float" office:value="28549294" calcext:value-type="float">
            <text:p>28549294</text:p>
          </table:table-cell>
          <table:table-cell office:value-type="string" calcext:value-type="string">
            <text:p>https://api.github.com/repos/zzlphp/shuimu.6665.com</text:p>
          </table:table-cell>
          <table:table-cell table:formula="of:=REPLACE([.B2831]; 1; 29; &quot;&quot;)" office:value-type="string" office:string-value="zzlphp/shuimu.6665.com" calcext:value-type="string">
            <text:p>zzlphp/shuimu.6665.com</text:p>
          </table:table-cell>
        </table:table-row>
        <table:table-row table:style-name="ro1">
          <table:table-cell office:value-type="float" office:value="28557839" calcext:value-type="float">
            <text:p>28557839</text:p>
          </table:table-cell>
          <table:table-cell office:value-type="string" calcext:value-type="string">
            <text:p>https://api.github.com/repos/invalidargument/onkelrudi</text:p>
          </table:table-cell>
          <table:table-cell table:formula="of:=REPLACE([.B2832]; 1; 29; &quot;&quot;)" office:value-type="string" office:string-value="invalidargument/onkelrudi" calcext:value-type="string">
            <text:p>invalidargument/onkelrudi</text:p>
          </table:table-cell>
        </table:table-row>
        <table:table-row table:style-name="ro1">
          <table:table-cell office:value-type="float" office:value="28576419" calcext:value-type="float">
            <text:p>28576419</text:p>
          </table:table-cell>
          <table:table-cell office:value-type="string" calcext:value-type="string">
            <text:p>https://api.github.com/repos/Unicity/Chimera</text:p>
          </table:table-cell>
          <table:table-cell table:formula="of:=REPLACE([.B2833]; 1; 29; &quot;&quot;)" office:value-type="string" office:string-value="Unicity/Chimera" calcext:value-type="string">
            <text:p>Unicity/Chimera</text:p>
          </table:table-cell>
        </table:table-row>
        <table:table-row table:style-name="ro1">
          <table:table-cell office:value-type="float" office:value="28592484" calcext:value-type="float">
            <text:p>28592484</text:p>
          </table:table-cell>
          <table:table-cell office:value-type="string" calcext:value-type="string">
            <text:p>https://api.github.com/repos/zf3buch/pin-your-pizza</text:p>
          </table:table-cell>
          <table:table-cell table:formula="of:=REPLACE([.B2834]; 1; 29; &quot;&quot;)" office:value-type="string" office:string-value="zf3buch/pin-your-pizza" calcext:value-type="string">
            <text:p>zf3buch/pin-your-pizza</text:p>
          </table:table-cell>
        </table:table-row>
        <table:table-row table:style-name="ro1">
          <table:table-cell office:value-type="float" office:value="28598117" calcext:value-type="float">
            <text:p>28598117</text:p>
          </table:table-cell>
          <table:table-cell office:value-type="string" calcext:value-type="string">
            <text:p>https://api.github.com/repos/othmar52/slimpd</text:p>
          </table:table-cell>
          <table:table-cell table:formula="of:=REPLACE([.B2835]; 1; 29; &quot;&quot;)" office:value-type="string" office:string-value="othmar52/slimpd" calcext:value-type="string">
            <text:p>othmar52/slimpd</text:p>
          </table:table-cell>
        </table:table-row>
        <table:table-row table:style-name="ro1">
          <table:table-cell office:value-type="float" office:value="28610095" calcext:value-type="float">
            <text:p>28610095</text:p>
          </table:table-cell>
          <table:table-cell office:value-type="string" calcext:value-type="string">
            <text:p>https://api.github.com/repos/h5p/h5p-moodle-plugin</text:p>
          </table:table-cell>
          <table:table-cell table:formula="of:=REPLACE([.B2836]; 1; 29; &quot;&quot;)" office:value-type="string" office:string-value="h5p/h5p-moodle-plugin" calcext:value-type="string">
            <text:p>h5p/h5p-moodle-plugin</text:p>
          </table:table-cell>
        </table:table-row>
        <table:table-row table:style-name="ro1">
          <table:table-cell office:value-type="float" office:value="28615864" calcext:value-type="float">
            <text:p>28615864</text:p>
          </table:table-cell>
          <table:table-cell office:value-type="string" calcext:value-type="string">
            <text:p>https://api.github.com/repos/Integreat/cms</text:p>
          </table:table-cell>
          <table:table-cell table:formula="of:=REPLACE([.B2837]; 1; 29; &quot;&quot;)" office:value-type="string" office:string-value="Integreat/cms" calcext:value-type="string">
            <text:p>Integreat/cms</text:p>
          </table:table-cell>
        </table:table-row>
        <table:table-row table:style-name="ro1">
          <table:table-cell office:value-type="float" office:value="28620308" calcext:value-type="float">
            <text:p>28620308</text:p>
          </table:table-cell>
          <table:table-cell office:value-type="string" calcext:value-type="string">
            <text:p>https://api.github.com/repos/UCF/COHPA-Jupiter-Child-Theme</text:p>
          </table:table-cell>
          <table:table-cell table:formula="of:=REPLACE([.B2838]; 1; 29; &quot;&quot;)" office:value-type="string" office:string-value="UCF/COHPA-Jupiter-Child-Theme" calcext:value-type="string">
            <text:p>UCF/COHPA-Jupiter-Child-Theme</text:p>
          </table:table-cell>
        </table:table-row>
        <table:table-row table:style-name="ro1">
          <table:table-cell office:value-type="float" office:value="28673516" calcext:value-type="float">
            <text:p>28673516</text:p>
          </table:table-cell>
          <table:table-cell office:value-type="string" calcext:value-type="string">
            <text:p>https://api.github.com/repos/timegridio/timegrid</text:p>
          </table:table-cell>
          <table:table-cell table:formula="of:=REPLACE([.B2839]; 1; 29; &quot;&quot;)" office:value-type="string" office:string-value="timegridio/timegrid" calcext:value-type="string">
            <text:p>timegridio/timegrid</text:p>
          </table:table-cell>
        </table:table-row>
        <table:table-row table:style-name="ro1">
          <table:table-cell office:value-type="float" office:value="28712774" calcext:value-type="float">
            <text:p>28712774</text:p>
          </table:table-cell>
          <table:table-cell office:value-type="string" calcext:value-type="string">
            <text:p>https://api.github.com/repos/GoogleCloudPlatform/php-docker</text:p>
          </table:table-cell>
          <table:table-cell table:formula="of:=REPLACE([.B2840]; 1; 29; &quot;&quot;)" office:value-type="string" office:string-value="GoogleCloudPlatform/php-docker" calcext:value-type="string">
            <text:p>GoogleCloudPlatform/php-docker</text:p>
          </table:table-cell>
        </table:table-row>
        <table:table-row table:style-name="ro1">
          <table:table-cell office:value-type="float" office:value="28721149" calcext:value-type="float">
            <text:p>28721149</text:p>
          </table:table-cell>
          <table:table-cell office:value-type="string" calcext:value-type="string">
            <text:p>https://api.github.com/repos/ec-europa/joinup-dev</text:p>
          </table:table-cell>
          <table:table-cell table:formula="of:=REPLACE([.B2841]; 1; 29; &quot;&quot;)" office:value-type="string" office:string-value="ec-europa/joinup-dev" calcext:value-type="string">
            <text:p>ec-europa/joinup-dev</text:p>
          </table:table-cell>
        </table:table-row>
        <table:table-row table:style-name="ro1">
          <table:table-cell office:value-type="float" office:value="28729219" calcext:value-type="float">
            <text:p>28729219</text:p>
          </table:table-cell>
          <table:table-cell office:value-type="string" calcext:value-type="string">
            <text:p>https://api.github.com/repos/Flexible-User-Experience/pas-a-repas</text:p>
          </table:table-cell>
          <table:table-cell table:formula="of:=REPLACE([.B2842]; 1; 29; &quot;&quot;)" office:value-type="string" office:string-value="Flexible-User-Experience/pas-a-repas" calcext:value-type="string">
            <text:p>Flexible-User-Experience/pas-a-repas</text:p>
          </table:table-cell>
        </table:table-row>
        <table:table-row table:style-name="ro1">
          <table:table-cell office:value-type="float" office:value="28769883" calcext:value-type="float">
            <text:p>28769883</text:p>
          </table:table-cell>
          <table:table-cell office:value-type="string" calcext:value-type="string">
            <text:p>https://api.github.com/repos/locomotivemtl/charcoal-cms</text:p>
          </table:table-cell>
          <table:table-cell table:formula="of:=REPLACE([.B2843]; 1; 29; &quot;&quot;)" office:value-type="string" office:string-value="locomotivemtl/charcoal-cms" calcext:value-type="string">
            <text:p>locomotivemtl/charcoal-cms</text:p>
          </table:table-cell>
        </table:table-row>
        <table:table-row table:style-name="ro1">
          <table:table-cell office:value-type="float" office:value="28774332" calcext:value-type="float">
            <text:p>28774332</text:p>
          </table:table-cell>
          <table:table-cell office:value-type="string" calcext:value-type="string">
            <text:p>https://api.github.com/repos/carrieforde/Alcatraz</text:p>
          </table:table-cell>
          <table:table-cell table:formula="of:=REPLACE([.B2844]; 1; 29; &quot;&quot;)" office:value-type="string" office:string-value="carrieforde/Alcatraz" calcext:value-type="string">
            <text:p>carrieforde/Alcatraz</text:p>
          </table:table-cell>
        </table:table-row>
        <table:table-row table:style-name="ro1">
          <table:table-cell office:value-type="float" office:value="28780841" calcext:value-type="float">
            <text:p>28780841</text:p>
          </table:table-cell>
          <table:table-cell office:value-type="string" calcext:value-type="string">
            <text:p>https://api.github.com/repos/XavierGuichet/plz</text:p>
          </table:table-cell>
          <table:table-cell table:formula="of:=REPLACE([.B2845]; 1; 29; &quot;&quot;)" office:value-type="string" office:string-value="XavierGuichet/plz" calcext:value-type="string">
            <text:p>XavierGuichet/plz</text:p>
          </table:table-cell>
        </table:table-row>
        <table:table-row table:style-name="ro1">
          <table:table-cell office:value-type="float" office:value="28798893" calcext:value-type="float">
            <text:p>28798893</text:p>
          </table:table-cell>
          <table:table-cell office:value-type="string" calcext:value-type="string">
            <text:p>https://api.github.com/repos/xpressengine/xpressengine</text:p>
          </table:table-cell>
          <table:table-cell table:formula="of:=REPLACE([.B2846]; 1; 29; &quot;&quot;)" office:value-type="string" office:string-value="xpressengine/xpressengine" calcext:value-type="string">
            <text:p>xpressengine/xpressengine</text:p>
          </table:table-cell>
        </table:table-row>
        <table:table-row table:style-name="ro1">
          <table:table-cell office:value-type="float" office:value="28827146" calcext:value-type="float">
            <text:p>28827146</text:p>
          </table:table-cell>
          <table:table-cell office:value-type="string" calcext:value-type="string">
            <text:p>https://api.github.com/repos/WhichBrowser/Parser</text:p>
          </table:table-cell>
          <table:table-cell table:formula="of:=REPLACE([.B2847]; 1; 29; &quot;&quot;)" office:value-type="string" office:string-value="WhichBrowser/Parser" calcext:value-type="string">
            <text:p>WhichBrowser/Parser</text:p>
          </table:table-cell>
        </table:table-row>
        <table:table-row table:style-name="ro1">
          <table:table-cell office:value-type="float" office:value="28849760" calcext:value-type="float">
            <text:p>28849760</text:p>
          </table:table-cell>
          <table:table-cell office:value-type="string" calcext:value-type="string">
            <text:p>https://api.github.com/repos/xpressengine/plugin-board</text:p>
          </table:table-cell>
          <table:table-cell table:formula="of:=REPLACE([.B2848]; 1; 29; &quot;&quot;)" office:value-type="string" office:string-value="xpressengine/plugin-board" calcext:value-type="string">
            <text:p>xpressengine/plugin-board</text:p>
          </table:table-cell>
        </table:table-row>
        <table:table-row table:style-name="ro1">
          <table:table-cell office:value-type="float" office:value="28853401" calcext:value-type="float">
            <text:p>28853401</text:p>
          </table:table-cell>
          <table:table-cell office:value-type="string" calcext:value-type="string">
            <text:p>https://api.github.com/repos/articaST/integriaims</text:p>
          </table:table-cell>
          <table:table-cell table:formula="of:=REPLACE([.B2849]; 1; 29; &quot;&quot;)" office:value-type="string" office:string-value="articaST/integriaims" calcext:value-type="string">
            <text:p>articaST/integriaims</text:p>
          </table:table-cell>
        </table:table-row>
        <table:table-row table:style-name="ro1">
          <table:table-cell office:value-type="float" office:value="28854710" calcext:value-type="float">
            <text:p>28854710</text:p>
          </table:table-cell>
          <table:table-cell office:value-type="string" calcext:value-type="string">
            <text:p>https://api.github.com/repos/nplhse/Arcella</text:p>
          </table:table-cell>
          <table:table-cell table:formula="of:=REPLACE([.B2850]; 1; 29; &quot;&quot;)" office:value-type="string" office:string-value="nplhse/Arcella" calcext:value-type="string">
            <text:p>nplhse/Arcella</text:p>
          </table:table-cell>
        </table:table-row>
        <table:table-row table:style-name="ro1">
          <table:table-cell office:value-type="float" office:value="28855779" calcext:value-type="float">
            <text:p>28855779</text:p>
          </table:table-cell>
          <table:table-cell office:value-type="string" calcext:value-type="string">
            <text:p>https://api.github.com/repos/dotmailer/dotmailer-magento2-extension</text:p>
          </table:table-cell>
          <table:table-cell table:formula="of:=REPLACE([.B2851]; 1; 29; &quot;&quot;)" office:value-type="string" office:string-value="dotmailer/dotmailer-magento2-extension" calcext:value-type="string">
            <text:p>dotmailer/dotmailer-magento2-extension</text:p>
          </table:table-cell>
        </table:table-row>
        <table:table-row table:style-name="ro1">
          <table:table-cell office:value-type="float" office:value="28857969" calcext:value-type="float">
            <text:p>28857969</text:p>
          </table:table-cell>
          <table:table-cell office:value-type="string" calcext:value-type="string">
            <text:p>https://api.github.com/repos/mgp25/Instagram-API</text:p>
          </table:table-cell>
          <table:table-cell table:formula="of:=REPLACE([.B2852]; 1; 29; &quot;&quot;)" office:value-type="string" office:string-value="mgp25/Instagram-API" calcext:value-type="string">
            <text:p>mgp25/Instagram-API</text:p>
          </table:table-cell>
        </table:table-row>
        <table:table-row table:style-name="ro1">
          <table:table-cell office:value-type="float" office:value="28884500" calcext:value-type="float">
            <text:p>28884500</text:p>
          </table:table-cell>
          <table:table-cell office:value-type="string" calcext:value-type="string">
            <text:p>https://api.github.com/repos/hisambahaa/DARES</text:p>
          </table:table-cell>
          <table:table-cell table:formula="of:=REPLACE([.B2853]; 1; 29; &quot;&quot;)" office:value-type="string" office:string-value="hisambahaa/DARES" calcext:value-type="string">
            <text:p>hisambahaa/DARES</text:p>
          </table:table-cell>
        </table:table-row>
        <table:table-row table:style-name="ro1">
          <table:table-cell office:value-type="float" office:value="28887332" calcext:value-type="float">
            <text:p>28887332</text:p>
          </table:table-cell>
          <table:table-cell office:value-type="string" calcext:value-type="string">
            <text:p>https://api.github.com/repos/baiduXM/gbpen-data</text:p>
          </table:table-cell>
          <table:table-cell table:formula="of:=REPLACE([.B2854]; 1; 29; &quot;&quot;)" office:value-type="string" office:string-value="baiduXM/gbpen-data" calcext:value-type="string">
            <text:p>baiduXM/gbpen-data</text:p>
          </table:table-cell>
        </table:table-row>
        <table:table-row table:style-name="ro1">
          <table:table-cell office:value-type="float" office:value="28898391" calcext:value-type="float">
            <text:p>28898391</text:p>
          </table:table-cell>
          <table:table-cell office:value-type="string" calcext:value-type="string">
            <text:p>https://api.github.com/repos/Asgaros/asgaros-forum</text:p>
          </table:table-cell>
          <table:table-cell table:formula="of:=REPLACE([.B2855]; 1; 29; &quot;&quot;)" office:value-type="string" office:string-value="Asgaros/asgaros-forum" calcext:value-type="string">
            <text:p>Asgaros/asgaros-forum</text:p>
          </table:table-cell>
        </table:table-row>
        <table:table-row table:style-name="ro1">
          <table:table-cell office:value-type="float" office:value="28927258" calcext:value-type="float">
            <text:p>28927258</text:p>
          </table:table-cell>
          <table:table-cell office:value-type="string" calcext:value-type="string">
            <text:p>https://api.github.com/repos/hyn/multi-tenant</text:p>
          </table:table-cell>
          <table:table-cell table:formula="of:=REPLACE([.B2856]; 1; 29; &quot;&quot;)" office:value-type="string" office:string-value="hyn/multi-tenant" calcext:value-type="string">
            <text:p>hyn/multi-tenant</text:p>
          </table:table-cell>
        </table:table-row>
        <table:table-row table:style-name="ro1">
          <table:table-cell office:value-type="float" office:value="28935174" calcext:value-type="float">
            <text:p>28935174</text:p>
          </table:table-cell>
          <table:table-cell office:value-type="string" calcext:value-type="string">
            <text:p>https://api.github.com/repos/BerlusGmbH/Berlussimo</text:p>
          </table:table-cell>
          <table:table-cell table:formula="of:=REPLACE([.B2857]; 1; 29; &quot;&quot;)" office:value-type="string" office:string-value="BerlusGmbH/Berlussimo" calcext:value-type="string">
            <text:p>BerlusGmbH/Berlussimo</text:p>
          </table:table-cell>
        </table:table-row>
        <table:table-row table:style-name="ro1">
          <table:table-cell office:value-type="float" office:value="28941578" calcext:value-type="float">
            <text:p>28941578</text:p>
          </table:table-cell>
          <table:table-cell office:value-type="string" calcext:value-type="string">
            <text:p>https://api.github.com/repos/Icinga/icingaweb2-module-director</text:p>
          </table:table-cell>
          <table:table-cell table:formula="of:=REPLACE([.B2858]; 1; 29; &quot;&quot;)" office:value-type="string" office:string-value="Icinga/icingaweb2-module-director" calcext:value-type="string">
            <text:p>Icinga/icingaweb2-module-director</text:p>
          </table:table-cell>
        </table:table-row>
        <table:table-row table:style-name="ro1">
          <table:table-cell office:value-type="float" office:value="28944708" calcext:value-type="float">
            <text:p>28944708</text:p>
          </table:table-cell>
          <table:table-cell office:value-type="string" calcext:value-type="string">
            <text:p>https://api.github.com/repos/eur0pa/afterbirth-leaderboards</text:p>
          </table:table-cell>
          <table:table-cell table:formula="of:=REPLACE([.B2859]; 1; 29; &quot;&quot;)" office:value-type="string" office:string-value="eur0pa/afterbirth-leaderboards" calcext:value-type="string">
            <text:p>eur0pa/afterbirth-leaderboards</text:p>
          </table:table-cell>
        </table:table-row>
        <table:table-row table:style-name="ro1">
          <table:table-cell office:value-type="float" office:value="28973177" calcext:value-type="float">
            <text:p>28973177</text:p>
          </table:table-cell>
          <table:table-cell office:value-type="string" calcext:value-type="string">
            <text:p>https://api.github.com/repos/tqlovemm/shisan</text:p>
          </table:table-cell>
          <table:table-cell table:formula="of:=REPLACE([.B2860]; 1; 29; &quot;&quot;)" office:value-type="string" office:string-value="tqlovemm/shisan" calcext:value-type="string">
            <text:p>tqlovemm/shisan</text:p>
          </table:table-cell>
        </table:table-row>
        <table:table-row table:style-name="ro1">
          <table:table-cell office:value-type="float" office:value="28977775" calcext:value-type="float">
            <text:p>28977775</text:p>
          </table:table-cell>
          <table:table-cell office:value-type="string" calcext:value-type="string">
            <text:p>https://api.github.com/repos/reSeed/Terminal-Dogma</text:p>
          </table:table-cell>
          <table:table-cell table:formula="of:=REPLACE([.B2861]; 1; 29; &quot;&quot;)" office:value-type="string" office:string-value="reSeed/Terminal-Dogma" calcext:value-type="string">
            <text:p>reSeed/Terminal-Dogma</text:p>
          </table:table-cell>
        </table:table-row>
        <table:table-row table:style-name="ro1">
          <table:table-cell office:value-type="float" office:value="28979875" calcext:value-type="float">
            <text:p>28979875</text:p>
          </table:table-cell>
          <table:table-cell office:value-type="string" calcext:value-type="string">
            <text:p>https://api.github.com/repos/techstunts/style</text:p>
          </table:table-cell>
          <table:table-cell table:formula="of:=REPLACE([.B2862]; 1; 29; &quot;&quot;)" office:value-type="string" office:string-value="techstunts/style" calcext:value-type="string">
            <text:p>techstunts/style</text:p>
          </table:table-cell>
        </table:table-row>
        <table:table-row table:style-name="ro1">
          <table:table-cell office:value-type="float" office:value="29007785" calcext:value-type="float">
            <text:p>29007785</text:p>
          </table:table-cell>
          <table:table-cell office:value-type="string" calcext:value-type="string">
            <text:p>https://api.github.com/repos/freaktechnik/twitchbots</text:p>
          </table:table-cell>
          <table:table-cell table:formula="of:=REPLACE([.B2863]; 1; 29; &quot;&quot;)" office:value-type="string" office:string-value="freaktechnik/twitchbots" calcext:value-type="string">
            <text:p>freaktechnik/twitchbots</text:p>
          </table:table-cell>
        </table:table-row>
        <table:table-row table:style-name="ro1">
          <table:table-cell office:value-type="float" office:value="29018114" calcext:value-type="float">
            <text:p>29018114</text:p>
          </table:table-cell>
          <table:table-cell office:value-type="string" calcext:value-type="string">
            <text:p>https://api.github.com/repos/GravityPDF/gravity-pdf</text:p>
          </table:table-cell>
          <table:table-cell table:formula="of:=REPLACE([.B2864]; 1; 29; &quot;&quot;)" office:value-type="string" office:string-value="GravityPDF/gravity-pdf" calcext:value-type="string">
            <text:p>GravityPDF/gravity-pdf</text:p>
          </table:table-cell>
        </table:table-row>
        <table:table-row table:style-name="ro1">
          <table:table-cell office:value-type="float" office:value="29037008" calcext:value-type="float">
            <text:p>29037008</text:p>
          </table:table-cell>
          <table:table-cell office:value-type="string" calcext:value-type="string">
            <text:p>https://api.github.com/repos/Firestitch/framework</text:p>
          </table:table-cell>
          <table:table-cell table:formula="of:=REPLACE([.B2865]; 1; 29; &quot;&quot;)" office:value-type="string" office:string-value="Firestitch/framework" calcext:value-type="string">
            <text:p>Firestitch/framework</text:p>
          </table:table-cell>
        </table:table-row>
        <table:table-row table:style-name="ro1">
          <table:table-cell office:value-type="float" office:value="29048075" calcext:value-type="float">
            <text:p>29048075</text:p>
          </table:table-cell>
          <table:table-cell office:value-type="string" calcext:value-type="string">
            <text:p>https://api.github.com/repos/yiisoft-contrib/yiiframework.com</text:p>
          </table:table-cell>
          <table:table-cell table:formula="of:=REPLACE([.B2866]; 1; 29; &quot;&quot;)" office:value-type="string" office:string-value="yiisoft-contrib/yiiframework.com" calcext:value-type="string">
            <text:p>yiisoft-contrib/yiiframework.com</text:p>
          </table:table-cell>
        </table:table-row>
        <table:table-row table:style-name="ro1">
          <table:table-cell office:value-type="float" office:value="29052066" calcext:value-type="float">
            <text:p>29052066</text:p>
          </table:table-cell>
          <table:table-cell office:value-type="string" calcext:value-type="string">
            <text:p>https://api.github.com/repos/CorWatts/fasterscale</text:p>
          </table:table-cell>
          <table:table-cell table:formula="of:=REPLACE([.B2867]; 1; 29; &quot;&quot;)" office:value-type="string" office:string-value="CorWatts/fasterscale" calcext:value-type="string">
            <text:p>CorWatts/fasterscale</text:p>
          </table:table-cell>
        </table:table-row>
        <table:table-row table:style-name="ro1">
          <table:table-cell office:value-type="float" office:value="29061011" calcext:value-type="float">
            <text:p>29061011</text:p>
          </table:table-cell>
          <table:table-cell office:value-type="string" calcext:value-type="string">
            <text:p>https://api.github.com/repos/mattyhead/com_pvmachineinspectors</text:p>
          </table:table-cell>
          <table:table-cell table:formula="of:=REPLACE([.B2868]; 1; 29; &quot;&quot;)" office:value-type="string" office:string-value="mattyhead/com_pvmachineinspectors" calcext:value-type="string">
            <text:p>mattyhead/com_pvmachineinspectors</text:p>
          </table:table-cell>
        </table:table-row>
        <table:table-row table:style-name="ro1">
          <table:table-cell office:value-type="float" office:value="29120535" calcext:value-type="float">
            <text:p>29120535</text:p>
          </table:table-cell>
          <table:table-cell office:value-type="string" calcext:value-type="string">
            <text:p>https://api.github.com/repos/CommLegal/foebis</text:p>
          </table:table-cell>
          <table:table-cell table:formula="of:=REPLACE([.B2869]; 1; 29; &quot;&quot;)" office:value-type="string" office:string-value="CommLegal/foebis" calcext:value-type="string">
            <text:p>CommLegal/foebis</text:p>
          </table:table-cell>
        </table:table-row>
        <table:table-row table:style-name="ro1">
          <table:table-cell office:value-type="float" office:value="29121041" calcext:value-type="float">
            <text:p>29121041</text:p>
          </table:table-cell>
          <table:table-cell office:value-type="string" calcext:value-type="string">
            <text:p>https://api.github.com/repos/helsingborg-stad/Modularity</text:p>
          </table:table-cell>
          <table:table-cell table:formula="of:=REPLACE([.B2870]; 1; 29; &quot;&quot;)" office:value-type="string" office:string-value="helsingborg-stad/Modularity" calcext:value-type="string">
            <text:p>helsingborg-stad/Modularity</text:p>
          </table:table-cell>
        </table:table-row>
        <table:table-row table:style-name="ro1">
          <table:table-cell office:value-type="float" office:value="29121333" calcext:value-type="float">
            <text:p>29121333</text:p>
          </table:table-cell>
          <table:table-cell office:value-type="string" calcext:value-type="string">
            <text:p>https://api.github.com/repos/codex-team/codex.edu</text:p>
          </table:table-cell>
          <table:table-cell table:formula="of:=REPLACE([.B2871]; 1; 29; &quot;&quot;)" office:value-type="string" office:string-value="codex-team/codex.edu" calcext:value-type="string">
            <text:p>codex-team/codex.edu</text:p>
          </table:table-cell>
        </table:table-row>
        <table:table-row table:style-name="ro1">
          <table:table-cell office:value-type="float" office:value="29121791" calcext:value-type="float">
            <text:p>29121791</text:p>
          </table:table-cell>
          <table:table-cell office:value-type="string" calcext:value-type="string">
            <text:p>https://api.github.com/repos/licass/quad</text:p>
          </table:table-cell>
          <table:table-cell table:formula="of:=REPLACE([.B2872]; 1; 29; &quot;&quot;)" office:value-type="string" office:string-value="licass/quad" calcext:value-type="string">
            <text:p>licass/quad</text:p>
          </table:table-cell>
        </table:table-row>
        <table:table-row table:style-name="ro1">
          <table:table-cell office:value-type="float" office:value="29124046" calcext:value-type="float">
            <text:p>29124046</text:p>
          </table:table-cell>
          <table:table-cell office:value-type="string" calcext:value-type="string">
            <text:p>https://api.github.com/repos/GitaminHQ/Gitamin</text:p>
          </table:table-cell>
          <table:table-cell table:formula="of:=REPLACE([.B2873]; 1; 29; &quot;&quot;)" office:value-type="string" office:string-value="GitaminHQ/Gitamin" calcext:value-type="string">
            <text:p>GitaminHQ/Gitamin</text:p>
          </table:table-cell>
        </table:table-row>
        <table:table-row table:style-name="ro1">
          <table:table-cell office:value-type="float" office:value="29124487" calcext:value-type="float">
            <text:p>29124487</text:p>
          </table:table-cell>
          <table:table-cell office:value-type="string" calcext:value-type="string">
            <text:p>https://api.github.com/repos/Youshido/GraphQL</text:p>
          </table:table-cell>
          <table:table-cell table:formula="of:=REPLACE([.B2874]; 1; 29; &quot;&quot;)" office:value-type="string" office:string-value="Youshido/GraphQL" calcext:value-type="string">
            <text:p>Youshido/GraphQL</text:p>
          </table:table-cell>
        </table:table-row>
        <table:table-row table:style-name="ro1">
          <table:table-cell office:value-type="float" office:value="29131187" calcext:value-type="float">
            <text:p>29131187</text:p>
          </table:table-cell>
          <table:table-cell office:value-type="string" calcext:value-type="string">
            <text:p>https://api.github.com/repos/codex-team/codex</text:p>
          </table:table-cell>
          <table:table-cell table:formula="of:=REPLACE([.B2875]; 1; 29; &quot;&quot;)" office:value-type="string" office:string-value="codex-team/codex" calcext:value-type="string">
            <text:p>codex-team/codex</text:p>
          </table:table-cell>
        </table:table-row>
        <table:table-row table:style-name="ro1">
          <table:table-cell office:value-type="float" office:value="29131929" calcext:value-type="float">
            <text:p>29131929</text:p>
          </table:table-cell>
          <table:table-cell office:value-type="string" calcext:value-type="string">
            <text:p>https://api.github.com/repos/spira/api-core</text:p>
          </table:table-cell>
          <table:table-cell table:formula="of:=REPLACE([.B2876]; 1; 29; &quot;&quot;)" office:value-type="string" office:string-value="spira/api-core" calcext:value-type="string">
            <text:p>spira/api-core</text:p>
          </table:table-cell>
        </table:table-row>
        <table:table-row table:style-name="ro1">
          <table:table-cell office:value-type="float" office:value="29138623" calcext:value-type="float">
            <text:p>29138623</text:p>
          </table:table-cell>
          <table:table-cell office:value-type="string" calcext:value-type="string">
            <text:p>https://api.github.com/repos/theaurel/corporate</text:p>
          </table:table-cell>
          <table:table-cell table:formula="of:=REPLACE([.B2877]; 1; 29; &quot;&quot;)" office:value-type="string" office:string-value="theaurel/corporate" calcext:value-type="string">
            <text:p>theaurel/corporate</text:p>
          </table:table-cell>
        </table:table-row>
        <table:table-row table:style-name="ro1">
          <table:table-cell office:value-type="float" office:value="29148809" calcext:value-type="float">
            <text:p>29148809</text:p>
          </table:table-cell>
          <table:table-cell office:value-type="string" calcext:value-type="string">
            <text:p>https://api.github.com/repos/amteknologi/elearning</text:p>
          </table:table-cell>
          <table:table-cell table:formula="of:=REPLACE([.B2878]; 1; 29; &quot;&quot;)" office:value-type="string" office:string-value="amteknologi/elearning" calcext:value-type="string">
            <text:p>amteknologi/elearning</text:p>
          </table:table-cell>
        </table:table-row>
        <table:table-row table:style-name="ro1">
          <table:table-cell office:value-type="float" office:value="29156291" calcext:value-type="float">
            <text:p>29156291</text:p>
          </table:table-cell>
          <table:table-cell office:value-type="string" calcext:value-type="string">
            <text:p>https://api.github.com/repos/ycdoubleb/rcoa</text:p>
          </table:table-cell>
          <table:table-cell table:formula="of:=REPLACE([.B2879]; 1; 29; &quot;&quot;)" office:value-type="string" office:string-value="ycdoubleb/rcoa" calcext:value-type="string">
            <text:p>ycdoubleb/rcoa</text:p>
          </table:table-cell>
        </table:table-row>
        <table:table-row table:style-name="ro1">
          <table:table-cell office:value-type="float" office:value="29170291" calcext:value-type="float">
            <text:p>29170291</text:p>
          </table:table-cell>
          <table:table-cell office:value-type="string" calcext:value-type="string">
            <text:p>https://api.github.com/repos/OnTheGoSystems/woocommerce-multilingual</text:p>
          </table:table-cell>
          <table:table-cell table:formula="of:=REPLACE([.B2880]; 1; 29; &quot;&quot;)" office:value-type="string" office:string-value="OnTheGoSystems/woocommerce-multilingual" calcext:value-type="string">
            <text:p>OnTheGoSystems/woocommerce-multilingual</text:p>
          </table:table-cell>
        </table:table-row>
        <table:table-row table:style-name="ro1">
          <table:table-cell office:value-type="float" office:value="29172277" calcext:value-type="float">
            <text:p>29172277</text:p>
          </table:table-cell>
          <table:table-cell office:value-type="string" calcext:value-type="string">
            <text:p>https://api.github.com/repos/etsy/phan</text:p>
          </table:table-cell>
          <table:table-cell table:formula="of:=REPLACE([.B2881]; 1; 29; &quot;&quot;)" office:value-type="string" office:string-value="etsy/phan" calcext:value-type="string">
            <text:p>etsy/phan</text:p>
          </table:table-cell>
        </table:table-row>
        <table:table-row table:style-name="ro1">
          <table:table-cell office:value-type="float" office:value="29180489" calcext:value-type="float">
            <text:p>29180489</text:p>
          </table:table-cell>
          <table:table-cell office:value-type="string" calcext:value-type="string">
            <text:p>https://api.github.com/repos/Rumo-Arf/surro</text:p>
          </table:table-cell>
          <table:table-cell table:formula="of:=REPLACE([.B2882]; 1; 29; &quot;&quot;)" office:value-type="string" office:string-value="Rumo-Arf/surro" calcext:value-type="string">
            <text:p>Rumo-Arf/surro</text:p>
          </table:table-cell>
        </table:table-row>
        <table:table-row table:style-name="ro1">
          <table:table-cell office:value-type="float" office:value="29191794" calcext:value-type="float">
            <text:p>29191794</text:p>
          </table:table-cell>
          <table:table-cell office:value-type="string" calcext:value-type="string">
            <text:p>https://api.github.com/repos/ks-opendata-community/chimney</text:p>
          </table:table-cell>
          <table:table-cell table:formula="of:=REPLACE([.B2883]; 1; 29; &quot;&quot;)" office:value-type="string" office:string-value="ks-opendata-community/chimney" calcext:value-type="string">
            <text:p>ks-opendata-community/chimney</text:p>
          </table:table-cell>
        </table:table-row>
        <table:table-row table:style-name="ro1">
          <table:table-cell office:value-type="float" office:value="29194552" calcext:value-type="float">
            <text:p>29194552</text:p>
          </table:table-cell>
          <table:table-cell office:value-type="string" calcext:value-type="string">
            <text:p>https://api.github.com/repos/Hayls13/Wanderblog1</text:p>
          </table:table-cell>
          <table:table-cell table:formula="of:=REPLACE([.B2884]; 1; 29; &quot;&quot;)" office:value-type="string" office:string-value="Hayls13/Wanderblog1" calcext:value-type="string">
            <text:p>Hayls13/Wanderblog1</text:p>
          </table:table-cell>
        </table:table-row>
        <table:table-row table:style-name="ro1">
          <table:table-cell office:value-type="float" office:value="29199942" calcext:value-type="float">
            <text:p>29199942</text:p>
          </table:table-cell>
          <table:table-cell office:value-type="string" calcext:value-type="string">
            <text:p>https://api.github.com/repos/tcaDev/Projects</text:p>
          </table:table-cell>
          <table:table-cell table:formula="of:=REPLACE([.B2885]; 1; 29; &quot;&quot;)" office:value-type="string" office:string-value="tcaDev/Projects" calcext:value-type="string">
            <text:p>tcaDev/Projects</text:p>
          </table:table-cell>
        </table:table-row>
        <table:table-row table:style-name="ro1">
          <table:table-cell office:value-type="float" office:value="29202623" calcext:value-type="float">
            <text:p>29202623</text:p>
          </table:table-cell>
          <table:table-cell office:value-type="string" calcext:value-type="string">
            <text:p>https://api.github.com/repos/Ashoat/squadcal</text:p>
          </table:table-cell>
          <table:table-cell table:formula="of:=REPLACE([.B2886]; 1; 29; &quot;&quot;)" office:value-type="string" office:string-value="Ashoat/squadcal" calcext:value-type="string">
            <text:p>Ashoat/squadcal</text:p>
          </table:table-cell>
        </table:table-row>
        <table:table-row table:style-name="ro1">
          <table:table-cell office:value-type="float" office:value="29203226" calcext:value-type="float">
            <text:p>29203226</text:p>
          </table:table-cell>
          <table:table-cell office:value-type="string" calcext:value-type="string">
            <text:p>https://api.github.com/repos/ttuanthanh/teevision</text:p>
          </table:table-cell>
          <table:table-cell table:formula="of:=REPLACE([.B2887]; 1; 29; &quot;&quot;)" office:value-type="string" office:string-value="ttuanthanh/teevision" calcext:value-type="string">
            <text:p>ttuanthanh/teevision</text:p>
          </table:table-cell>
        </table:table-row>
        <table:table-row table:style-name="ro1">
          <table:table-cell office:value-type="float" office:value="29206915" calcext:value-type="float">
            <text:p>29206915</text:p>
          </table:table-cell>
          <table:table-cell office:value-type="string" calcext:value-type="string">
            <text:p>https://api.github.com/repos/BrunoSpy/epeires2</text:p>
          </table:table-cell>
          <table:table-cell table:formula="of:=REPLACE([.B2888]; 1; 29; &quot;&quot;)" office:value-type="string" office:string-value="BrunoSpy/epeires2" calcext:value-type="string">
            <text:p>BrunoSpy/epeires2</text:p>
          </table:table-cell>
        </table:table-row>
        <table:table-row table:style-name="ro1">
          <table:table-cell office:value-type="float" office:value="29215158" calcext:value-type="float">
            <text:p>29215158</text:p>
          </table:table-cell>
          <table:table-cell office:value-type="string" calcext:value-type="string">
            <text:p>https://api.github.com/repos/IBVPD/Nuvi</text:p>
          </table:table-cell>
          <table:table-cell table:formula="of:=REPLACE([.B2889]; 1; 29; &quot;&quot;)" office:value-type="string" office:string-value="IBVPD/Nuvi" calcext:value-type="string">
            <text:p>IBVPD/Nuvi</text:p>
          </table:table-cell>
        </table:table-row>
        <table:table-row table:style-name="ro1">
          <table:table-cell office:value-type="float" office:value="29233521" calcext:value-type="float">
            <text:p>29233521</text:p>
          </table:table-cell>
          <table:table-cell office:value-type="string" calcext:value-type="string">
            <text:p>https://api.github.com/repos/itliuchang/test</text:p>
          </table:table-cell>
          <table:table-cell table:formula="of:=REPLACE([.B2890]; 1; 29; &quot;&quot;)" office:value-type="string" office:string-value="itliuchang/test" calcext:value-type="string">
            <text:p>itliuchang/test</text:p>
          </table:table-cell>
        </table:table-row>
        <table:table-row table:style-name="ro1">
          <table:table-cell office:value-type="float" office:value="29242490" calcext:value-type="float">
            <text:p>29242490</text:p>
          </table:table-cell>
          <table:table-cell office:value-type="string" calcext:value-type="string">
            <text:p>https://api.github.com/repos/bolt/boltforms</text:p>
          </table:table-cell>
          <table:table-cell table:formula="of:=REPLACE([.B2891]; 1; 29; &quot;&quot;)" office:value-type="string" office:string-value="bolt/boltforms" calcext:value-type="string">
            <text:p>bolt/boltforms</text:p>
          </table:table-cell>
        </table:table-row>
        <table:table-row table:style-name="ro1">
          <table:table-cell office:value-type="float" office:value="29262274" calcext:value-type="float">
            <text:p>29262274</text:p>
          </table:table-cell>
          <table:table-cell office:value-type="string" calcext:value-type="string">
            <text:p>https://api.github.com/repos/oat-sa/extension-tao-delivery-rdf</text:p>
          </table:table-cell>
          <table:table-cell table:formula="of:=REPLACE([.B2892]; 1; 29; &quot;&quot;)" office:value-type="string" office:string-value="oat-sa/extension-tao-delivery-rdf" calcext:value-type="string">
            <text:p>oat-sa/extension-tao-delivery-rdf</text:p>
          </table:table-cell>
        </table:table-row>
        <table:table-row table:style-name="ro1">
          <table:table-cell office:value-type="float" office:value="29267338" calcext:value-type="float">
            <text:p>29267338</text:p>
          </table:table-cell>
          <table:table-cell office:value-type="string" calcext:value-type="string">
            <text:p>https://api.github.com/repos/atimmer/wordpress-develop-mirror</text:p>
          </table:table-cell>
          <table:table-cell table:formula="of:=REPLACE([.B2893]; 1; 29; &quot;&quot;)" office:value-type="string" office:string-value="atimmer/wordpress-develop-mirror" calcext:value-type="string">
            <text:p>atimmer/wordpress-develop-mirror</text:p>
          </table:table-cell>
        </table:table-row>
        <table:table-row table:style-name="ro1">
          <table:table-cell office:value-type="float" office:value="29273071" calcext:value-type="float">
            <text:p>29273071</text:p>
          </table:table-cell>
          <table:table-cell office:value-type="string" calcext:value-type="string">
            <text:p>https://api.github.com/repos/warfare-plugins/social-warfare</text:p>
          </table:table-cell>
          <table:table-cell table:formula="of:=REPLACE([.B2894]; 1; 29; &quot;&quot;)" office:value-type="string" office:string-value="warfare-plugins/social-warfare" calcext:value-type="string">
            <text:p>warfare-plugins/social-warfare</text:p>
          </table:table-cell>
        </table:table-row>
        <table:table-row table:style-name="ro1">
          <table:table-cell office:value-type="float" office:value="29282991" calcext:value-type="float">
            <text:p>29282991</text:p>
          </table:table-cell>
          <table:table-cell office:value-type="string" calcext:value-type="string">
            <text:p>https://api.github.com/repos/gravityview/GravityView</text:p>
          </table:table-cell>
          <table:table-cell table:formula="of:=REPLACE([.B2895]; 1; 29; &quot;&quot;)" office:value-type="string" office:string-value="gravityview/GravityView" calcext:value-type="string">
            <text:p>gravityview/GravityView</text:p>
          </table:table-cell>
        </table:table-row>
        <table:table-row table:style-name="ro1">
          <table:table-cell office:value-type="float" office:value="29287580" calcext:value-type="float">
            <text:p>29287580</text:p>
          </table:table-cell>
          <table:table-cell office:value-type="string" calcext:value-type="string">
            <text:p>https://api.github.com/repos/MattCordier/html</text:p>
          </table:table-cell>
          <table:table-cell table:formula="of:=REPLACE([.B2896]; 1; 29; &quot;&quot;)" office:value-type="string" office:string-value="MattCordier/html" calcext:value-type="string">
            <text:p>MattCordier/html</text:p>
          </table:table-cell>
        </table:table-row>
        <table:table-row table:style-name="ro1">
          <table:table-cell office:value-type="float" office:value="29287686" calcext:value-type="float">
            <text:p>29287686</text:p>
          </table:table-cell>
          <table:table-cell office:value-type="string" calcext:value-type="string">
            <text:p>https://api.github.com/repos/beckygahart/html</text:p>
          </table:table-cell>
          <table:table-cell table:formula="of:=REPLACE([.B2897]; 1; 29; &quot;&quot;)" office:value-type="string" office:string-value="beckygahart/html" calcext:value-type="string">
            <text:p>beckygahart/html</text:p>
          </table:table-cell>
        </table:table-row>
        <table:table-row table:style-name="ro1">
          <table:table-cell office:value-type="float" office:value="29354420" calcext:value-type="float">
            <text:p>29354420</text:p>
          </table:table-cell>
          <table:table-cell office:value-type="string" calcext:value-type="string">
            <text:p>https://api.github.com/repos/koolkode/async-http</text:p>
          </table:table-cell>
          <table:table-cell table:formula="of:=REPLACE([.B2898]; 1; 29; &quot;&quot;)" office:value-type="string" office:string-value="koolkode/async-http" calcext:value-type="string">
            <text:p>koolkode/async-http</text:p>
          </table:table-cell>
        </table:table-row>
        <table:table-row table:style-name="ro1">
          <table:table-cell office:value-type="float" office:value="29403711" calcext:value-type="float">
            <text:p>29403711</text:p>
          </table:table-cell>
          <table:table-cell office:value-type="string" calcext:value-type="string">
            <text:p>https://api.github.com/repos/ImagicalMine/ImagicalMine</text:p>
          </table:table-cell>
          <table:table-cell table:formula="of:=REPLACE([.B2899]; 1; 29; &quot;&quot;)" office:value-type="string" office:string-value="ImagicalMine/ImagicalMine" calcext:value-type="string">
            <text:p>ImagicalMine/ImagicalMine</text:p>
          </table:table-cell>
        </table:table-row>
        <table:table-row table:style-name="ro1">
          <table:table-cell office:value-type="float" office:value="29461598" calcext:value-type="float">
            <text:p>29461598</text:p>
          </table:table-cell>
          <table:table-cell office:value-type="string" calcext:value-type="string">
            <text:p>https://api.github.com/repos/Symbiota/Symbiota</text:p>
          </table:table-cell>
          <table:table-cell table:formula="of:=REPLACE([.B2900]; 1; 29; &quot;&quot;)" office:value-type="string" office:string-value="Symbiota/Symbiota" calcext:value-type="string">
            <text:p>Symbiota/Symbiota</text:p>
          </table:table-cell>
        </table:table-row>
        <table:table-row table:style-name="ro1">
          <table:table-cell office:value-type="float" office:value="29489795" calcext:value-type="float">
            <text:p>29489795</text:p>
          </table:table-cell>
          <table:table-cell office:value-type="string" calcext:value-type="string">
            <text:p>https://api.github.com/repos/byu-oit-appdev/byusa-clubs</text:p>
          </table:table-cell>
          <table:table-cell table:formula="of:=REPLACE([.B2901]; 1; 29; &quot;&quot;)" office:value-type="string" office:string-value="byu-oit-appdev/byusa-clubs" calcext:value-type="string">
            <text:p>byu-oit-appdev/byusa-clubs</text:p>
          </table:table-cell>
        </table:table-row>
        <table:table-row table:style-name="ro1">
          <table:table-cell office:value-type="float" office:value="29550241" calcext:value-type="float">
            <text:p>29550241</text:p>
          </table:table-cell>
          <table:table-cell office:value-type="string" calcext:value-type="string">
            <text:p>https://api.github.com/repos/phanan/koel</text:p>
          </table:table-cell>
          <table:table-cell table:formula="of:=REPLACE([.B2902]; 1; 29; &quot;&quot;)" office:value-type="string" office:string-value="phanan/koel" calcext:value-type="string">
            <text:p>phanan/koel</text:p>
          </table:table-cell>
        </table:table-row>
        <table:table-row table:style-name="ro1">
          <table:table-cell office:value-type="float" office:value="29564258" calcext:value-type="float">
            <text:p>29564258</text:p>
          </table:table-cell>
          <table:table-cell office:value-type="string" calcext:value-type="string">
            <text:p>https://api.github.com/repos/Pterodactyl/Panel</text:p>
          </table:table-cell>
          <table:table-cell table:formula="of:=REPLACE([.B2903]; 1; 29; &quot;&quot;)" office:value-type="string" office:string-value="Pterodactyl/Panel" calcext:value-type="string">
            <text:p>Pterodactyl/Panel</text:p>
          </table:table-cell>
        </table:table-row>
        <table:table-row table:style-name="ro1">
          <table:table-cell office:value-type="float" office:value="29629537" calcext:value-type="float">
            <text:p>29629537</text:p>
          </table:table-cell>
          <table:table-cell office:value-type="string" calcext:value-type="string">
            <text:p>https://api.github.com/repos/northpen/laguna</text:p>
          </table:table-cell>
          <table:table-cell table:formula="of:=REPLACE([.B2904]; 1; 29; &quot;&quot;)" office:value-type="string" office:string-value="northpen/laguna" calcext:value-type="string">
            <text:p>northpen/laguna</text:p>
          </table:table-cell>
        </table:table-row>
        <table:table-row table:style-name="ro1">
          <table:table-cell office:value-type="float" office:value="29629781" calcext:value-type="float">
            <text:p>29629781</text:p>
          </table:table-cell>
          <table:table-cell office:value-type="string" calcext:value-type="string">
            <text:p>https://api.github.com/repos/TropicSapling/Nordic-Network</text:p>
          </table:table-cell>
          <table:table-cell table:formula="of:=REPLACE([.B2905]; 1; 29; &quot;&quot;)" office:value-type="string" office:string-value="TropicSapling/Nordic-Network" calcext:value-type="string">
            <text:p>TropicSapling/Nordic-Network</text:p>
          </table:table-cell>
        </table:table-row>
        <table:table-row table:style-name="ro1">
          <table:table-cell office:value-type="float" office:value="29630921" calcext:value-type="float">
            <text:p>29630921</text:p>
          </table:table-cell>
          <table:table-cell office:value-type="string" calcext:value-type="string">
            <text:p>https://api.github.com/repos/saschahemleb/intellij-settings</text:p>
          </table:table-cell>
          <table:table-cell table:formula="of:=REPLACE([.B2906]; 1; 29; &quot;&quot;)" office:value-type="string" office:string-value="saschahemleb/intellij-settings" calcext:value-type="string">
            <text:p>saschahemleb/intellij-settings</text:p>
          </table:table-cell>
        </table:table-row>
        <table:table-row table:style-name="ro1">
          <table:table-cell office:value-type="float" office:value="29645804" calcext:value-type="float">
            <text:p>29645804</text:p>
          </table:table-cell>
          <table:table-cell office:value-type="string" calcext:value-type="string">
            <text:p>https://api.github.com/repos/WebLions/dogovor.local</text:p>
          </table:table-cell>
          <table:table-cell table:formula="of:=REPLACE([.B2907]; 1; 29; &quot;&quot;)" office:value-type="string" office:string-value="WebLions/dogovor.local" calcext:value-type="string">
            <text:p>WebLions/dogovor.local</text:p>
          </table:table-cell>
        </table:table-row>
        <table:table-row table:style-name="ro1">
          <table:table-cell office:value-type="float" office:value="29666438" calcext:value-type="float">
            <text:p>29666438</text:p>
          </table:table-cell>
          <table:table-cell office:value-type="string" calcext:value-type="string">
            <text:p>https://api.github.com/repos/eduVPN/vpn-server-api</text:p>
          </table:table-cell>
          <table:table-cell table:formula="of:=REPLACE([.B2908]; 1; 29; &quot;&quot;)" office:value-type="string" office:string-value="eduVPN/vpn-server-api" calcext:value-type="string">
            <text:p>eduVPN/vpn-server-api</text:p>
          </table:table-cell>
        </table:table-row>
        <table:table-row table:style-name="ro1">
          <table:table-cell office:value-type="float" office:value="29688629" calcext:value-type="float">
            <text:p>29688629</text:p>
          </table:table-cell>
          <table:table-cell office:value-type="string" calcext:value-type="string">
            <text:p>https://api.github.com/repos/svn2github/omv2</text:p>
          </table:table-cell>
          <table:table-cell table:formula="of:=REPLACE([.B2909]; 1; 29; &quot;&quot;)" office:value-type="string" office:string-value="svn2github/omv2" calcext:value-type="string">
            <text:p>svn2github/omv2</text:p>
          </table:table-cell>
        </table:table-row>
        <table:table-row table:style-name="ro1">
          <table:table-cell office:value-type="float" office:value="29699460" calcext:value-type="float">
            <text:p>29699460</text:p>
          </table:table-cell>
          <table:table-cell office:value-type="string" calcext:value-type="string">
            <text:p>https://api.github.com/repos/spolischook/HRMBundle</text:p>
          </table:table-cell>
          <table:table-cell table:formula="of:=REPLACE([.B2910]; 1; 29; &quot;&quot;)" office:value-type="string" office:string-value="spolischook/HRMBundle" calcext:value-type="string">
            <text:p>spolischook/HRMBundle</text:p>
          </table:table-cell>
        </table:table-row>
        <table:table-row table:style-name="ro1">
          <table:table-cell office:value-type="float" office:value="29719193" calcext:value-type="float">
            <text:p>29719193</text:p>
          </table:table-cell>
          <table:table-cell office:value-type="string" calcext:value-type="string">
            <text:p>https://api.github.com/repos/Hiroto-K/HkApps</text:p>
          </table:table-cell>
          <table:table-cell table:formula="of:=REPLACE([.B2911]; 1; 29; &quot;&quot;)" office:value-type="string" office:string-value="Hiroto-K/HkApps" calcext:value-type="string">
            <text:p>Hiroto-K/HkApps</text:p>
          </table:table-cell>
        </table:table-row>
        <table:table-row table:style-name="ro1">
          <table:table-cell office:value-type="float" office:value="29719913" calcext:value-type="float">
            <text:p>29719913</text:p>
          </table:table-cell>
          <table:table-cell office:value-type="string" calcext:value-type="string">
            <text:p>https://api.github.com/repos/joomla-projects/media-manager-improvement</text:p>
          </table:table-cell>
          <table:table-cell table:formula="of:=REPLACE([.B2912]; 1; 29; &quot;&quot;)" office:value-type="string" office:string-value="joomla-projects/media-manager-improvement" calcext:value-type="string">
            <text:p>joomla-projects/media-manager-improvement</text:p>
          </table:table-cell>
        </table:table-row>
        <table:table-row table:style-name="ro1">
          <table:table-cell office:value-type="float" office:value="29730700" calcext:value-type="float">
            <text:p>29730700</text:p>
          </table:table-cell>
          <table:table-cell office:value-type="string" calcext:value-type="string">
            <text:p>https://api.github.com/repos/davidsosavaldes/Attire</text:p>
          </table:table-cell>
          <table:table-cell table:formula="of:=REPLACE([.B2913]; 1; 29; &quot;&quot;)" office:value-type="string" office:string-value="davidsosavaldes/Attire" calcext:value-type="string">
            <text:p>davidsosavaldes/Attire</text:p>
          </table:table-cell>
        </table:table-row>
        <table:table-row table:style-name="ro1">
          <table:table-cell office:value-type="float" office:value="29774203" calcext:value-type="float">
            <text:p>29774203</text:p>
          </table:table-cell>
          <table:table-cell office:value-type="string" calcext:value-type="string">
            <text:p>https://api.github.com/repos/ublaboo/datagrid</text:p>
          </table:table-cell>
          <table:table-cell table:formula="of:=REPLACE([.B2914]; 1; 29; &quot;&quot;)" office:value-type="string" office:string-value="ublaboo/datagrid" calcext:value-type="string">
            <text:p>ublaboo/datagrid</text:p>
          </table:table-cell>
        </table:table-row>
        <table:table-row table:style-name="ro1">
          <table:table-cell office:value-type="float" office:value="29798796" calcext:value-type="float">
            <text:p>29798796</text:p>
          </table:table-cell>
          <table:table-cell office:value-type="string" calcext:value-type="string">
            <text:p>https://api.github.com/repos/presscustomizr/hueman</text:p>
          </table:table-cell>
          <table:table-cell table:formula="of:=REPLACE([.B2915]; 1; 29; &quot;&quot;)" office:value-type="string" office:string-value="presscustomizr/hueman" calcext:value-type="string">
            <text:p>presscustomizr/hueman</text:p>
          </table:table-cell>
        </table:table-row>
        <table:table-row table:style-name="ro1">
          <table:table-cell office:value-type="float" office:value="29800428" calcext:value-type="float">
            <text:p>29800428</text:p>
          </table:table-cell>
          <table:table-cell office:value-type="string" calcext:value-type="string">
            <text:p>https://api.github.com/repos/contentful/contentful.php</text:p>
          </table:table-cell>
          <table:table-cell table:formula="of:=REPLACE([.B2916]; 1; 29; &quot;&quot;)" office:value-type="string" office:string-value="contentful/contentful.php" calcext:value-type="string">
            <text:p>contentful/contentful.php</text:p>
          </table:table-cell>
        </table:table-row>
        <table:table-row table:style-name="ro1">
          <table:table-cell office:value-type="float" office:value="29813092" calcext:value-type="float">
            <text:p>29813092</text:p>
          </table:table-cell>
          <table:table-cell office:value-type="string" calcext:value-type="string">
            <text:p>https://api.github.com/repos/NuggaN85/Protection-Anti-Plagiat</text:p>
          </table:table-cell>
          <table:table-cell table:formula="of:=REPLACE([.B2917]; 1; 29; &quot;&quot;)" office:value-type="string" office:string-value="NuggaN85/Protection-Anti-Plagiat" calcext:value-type="string">
            <text:p>NuggaN85/Protection-Anti-Plagiat</text:p>
          </table:table-cell>
        </table:table-row>
        <table:table-row table:style-name="ro1">
          <table:table-cell office:value-type="float" office:value="29863700" calcext:value-type="float">
            <text:p>29863700</text:p>
          </table:table-cell>
          <table:table-cell office:value-type="string" calcext:value-type="string">
            <text:p>https://api.github.com/repos/Vidal-ru/Vidal</text:p>
          </table:table-cell>
          <table:table-cell table:formula="of:=REPLACE([.B2918]; 1; 29; &quot;&quot;)" office:value-type="string" office:string-value="Vidal-ru/Vidal" calcext:value-type="string">
            <text:p>Vidal-ru/Vidal</text:p>
          </table:table-cell>
        </table:table-row>
        <table:table-row table:style-name="ro1">
          <table:table-cell office:value-type="float" office:value="29868336" calcext:value-type="float">
            <text:p>29868336</text:p>
          </table:table-cell>
          <table:table-cell office:value-type="string" calcext:value-type="string">
            <text:p>https://api.github.com/repos/jrm2k6/i-heart-reading</text:p>
          </table:table-cell>
          <table:table-cell table:formula="of:=REPLACE([.B2919]; 1; 29; &quot;&quot;)" office:value-type="string" office:string-value="jrm2k6/i-heart-reading" calcext:value-type="string">
            <text:p>jrm2k6/i-heart-reading</text:p>
          </table:table-cell>
        </table:table-row>
        <table:table-row table:style-name="ro1">
          <table:table-cell office:value-type="float" office:value="29893981" calcext:value-type="float">
            <text:p>29893981</text:p>
          </table:table-cell>
          <table:table-cell office:value-type="string" calcext:value-type="string">
            <text:p>https://api.github.com/repos/fundhuesped/donde</text:p>
          </table:table-cell>
          <table:table-cell table:formula="of:=REPLACE([.B2920]; 1; 29; &quot;&quot;)" office:value-type="string" office:string-value="fundhuesped/donde" calcext:value-type="string">
            <text:p>fundhuesped/donde</text:p>
          </table:table-cell>
        </table:table-row>
        <table:table-row table:style-name="ro1">
          <table:table-cell office:value-type="float" office:value="29905327" calcext:value-type="float">
            <text:p>29905327</text:p>
          </table:table-cell>
          <table:table-cell office:value-type="string" calcext:value-type="string">
            <text:p>https://api.github.com/repos/moderntribe/event-tickets</text:p>
          </table:table-cell>
          <table:table-cell table:formula="of:=REPLACE([.B2921]; 1; 29; &quot;&quot;)" office:value-type="string" office:string-value="moderntribe/event-tickets" calcext:value-type="string">
            <text:p>moderntribe/event-tickets</text:p>
          </table:table-cell>
        </table:table-row>
        <table:table-row table:style-name="ro1">
          <table:table-cell office:value-type="float" office:value="29906539" calcext:value-type="float">
            <text:p>29906539</text:p>
          </table:table-cell>
          <table:table-cell office:value-type="string" calcext:value-type="string">
            <text:p>https://api.github.com/repos/mityamf/ltm</text:p>
          </table:table-cell>
          <table:table-cell table:formula="of:=REPLACE([.B2922]; 1; 29; &quot;&quot;)" office:value-type="string" office:string-value="mityamf/ltm" calcext:value-type="string">
            <text:p>mityamf/ltm</text:p>
          </table:table-cell>
        </table:table-row>
        <table:table-row table:style-name="ro1">
          <table:table-cell office:value-type="float" office:value="29912970" calcext:value-type="float">
            <text:p>29912970</text:p>
          </table:table-cell>
          <table:table-cell office:value-type="string" calcext:value-type="string">
            <text:p>https://api.github.com/repos/gctomakin/renTRMNL</text:p>
          </table:table-cell>
          <table:table-cell table:formula="of:=REPLACE([.B2923]; 1; 29; &quot;&quot;)" office:value-type="string" office:string-value="gctomakin/renTRMNL" calcext:value-type="string">
            <text:p>gctomakin/renTRMNL</text:p>
          </table:table-cell>
        </table:table-row>
        <table:table-row table:style-name="ro1">
          <table:table-cell office:value-type="float" office:value="29930884" calcext:value-type="float">
            <text:p>29930884</text:p>
          </table:table-cell>
          <table:table-cell office:value-type="string" calcext:value-type="string">
            <text:p>https://api.github.com/repos/top-think/think</text:p>
          </table:table-cell>
          <table:table-cell table:formula="of:=REPLACE([.B2924]; 1; 29; &quot;&quot;)" office:value-type="string" office:string-value="top-think/think" calcext:value-type="string">
            <text:p>top-think/think</text:p>
          </table:table-cell>
        </table:table-row>
        <table:table-row table:style-name="ro1">
          <table:table-cell office:value-type="float" office:value="29971480" calcext:value-type="float">
            <text:p>29971480</text:p>
          </table:table-cell>
          <table:table-cell office:value-type="string" calcext:value-type="string">
            <text:p>https://api.github.com/repos/samknelson/grievance</text:p>
          </table:table-cell>
          <table:table-cell table:formula="of:=REPLACE([.B2925]; 1; 29; &quot;&quot;)" office:value-type="string" office:string-value="samknelson/grievance" calcext:value-type="string">
            <text:p>samknelson/grievance</text:p>
          </table:table-cell>
        </table:table-row>
        <table:table-row table:style-name="ro1">
          <table:table-cell office:value-type="float" office:value="30003976" calcext:value-type="float">
            <text:p>30003976</text:p>
          </table:table-cell>
          <table:table-cell office:value-type="string" calcext:value-type="string">
            <text:p>https://api.github.com/repos/makinacorpus/drupal-sf-dic</text:p>
          </table:table-cell>
          <table:table-cell table:formula="of:=REPLACE([.B2926]; 1; 29; &quot;&quot;)" office:value-type="string" office:string-value="makinacorpus/drupal-sf-dic" calcext:value-type="string">
            <text:p>makinacorpus/drupal-sf-dic</text:p>
          </table:table-cell>
        </table:table-row>
        <table:table-row table:style-name="ro1">
          <table:table-cell office:value-type="float" office:value="30004978" calcext:value-type="float">
            <text:p>30004978</text:p>
          </table:table-cell>
          <table:table-cell office:value-type="string" calcext:value-type="string">
            <text:p>https://api.github.com/repos/TwistPHP/TwistPHP</text:p>
          </table:table-cell>
          <table:table-cell table:formula="of:=REPLACE([.B2927]; 1; 29; &quot;&quot;)" office:value-type="string" office:string-value="TwistPHP/TwistPHP" calcext:value-type="string">
            <text:p>TwistPHP/TwistPHP</text:p>
          </table:table-cell>
        </table:table-row>
        <table:table-row table:style-name="ro1">
          <table:table-cell office:value-type="float" office:value="30036443" calcext:value-type="float">
            <text:p>30036443</text:p>
          </table:table-cell>
          <table:table-cell office:value-type="string" calcext:value-type="string">
            <text:p>https://api.github.com/repos/TheOrchid/Dashboard</text:p>
          </table:table-cell>
          <table:table-cell table:formula="of:=REPLACE([.B2928]; 1; 29; &quot;&quot;)" office:value-type="string" office:string-value="TheOrchid/Dashboard" calcext:value-type="string">
            <text:p>TheOrchid/Dashboard</text:p>
          </table:table-cell>
        </table:table-row>
        <table:table-row table:style-name="ro1">
          <table:table-cell office:value-type="float" office:value="30065741" calcext:value-type="float">
            <text:p>30065741</text:p>
          </table:table-cell>
          <table:table-cell office:value-type="string" calcext:value-type="string">
            <text:p>https://api.github.com/repos/Orange-Management/Modules</text:p>
          </table:table-cell>
          <table:table-cell table:formula="of:=REPLACE([.B2929]; 1; 29; &quot;&quot;)" office:value-type="string" office:string-value="Orange-Management/Modules" calcext:value-type="string">
            <text:p>Orange-Management/Modules</text:p>
          </table:table-cell>
        </table:table-row>
        <table:table-row table:style-name="ro1">
          <table:table-cell office:value-type="float" office:value="30077019" calcext:value-type="float">
            <text:p>30077019</text:p>
          </table:table-cell>
          <table:table-cell office:value-type="string" calcext:value-type="string">
            <text:p>https://api.github.com/repos/Orange-Management/phpOMS</text:p>
          </table:table-cell>
          <table:table-cell table:formula="of:=REPLACE([.B2930]; 1; 29; &quot;&quot;)" office:value-type="string" office:string-value="Orange-Management/phpOMS" calcext:value-type="string">
            <text:p>Orange-Management/phpOMS</text:p>
          </table:table-cell>
        </table:table-row>
        <table:table-row table:style-name="ro1">
          <table:table-cell office:value-type="float" office:value="30080097" calcext:value-type="float">
            <text:p>30080097</text:p>
          </table:table-cell>
          <table:table-cell office:value-type="string" calcext:value-type="string">
            <text:p>https://api.github.com/repos/eeemarv/eland</text:p>
          </table:table-cell>
          <table:table-cell table:formula="of:=REPLACE([.B2931]; 1; 29; &quot;&quot;)" office:value-type="string" office:string-value="eeemarv/eland" calcext:value-type="string">
            <text:p>eeemarv/eland</text:p>
          </table:table-cell>
        </table:table-row>
        <table:table-row table:style-name="ro1">
          <table:table-cell office:value-type="float" office:value="30092795" calcext:value-type="float">
            <text:p>30092795</text:p>
          </table:table-cell>
          <table:table-cell office:value-type="string" calcext:value-type="string">
            <text:p>https://api.github.com/repos/kompisbyran/Kompisbyran</text:p>
          </table:table-cell>
          <table:table-cell table:formula="of:=REPLACE([.B2932]; 1; 29; &quot;&quot;)" office:value-type="string" office:string-value="kompisbyran/Kompisbyran" calcext:value-type="string">
            <text:p>kompisbyran/Kompisbyran</text:p>
          </table:table-cell>
        </table:table-row>
        <table:table-row table:style-name="ro1">
          <table:table-cell office:value-type="float" office:value="30094359" calcext:value-type="float">
            <text:p>30094359</text:p>
          </table:table-cell>
          <table:table-cell office:value-type="string" calcext:value-type="string">
            <text:p>https://api.github.com/repos/slevomat/coding-standard</text:p>
          </table:table-cell>
          <table:table-cell table:formula="of:=REPLACE([.B2933]; 1; 29; &quot;&quot;)" office:value-type="string" office:string-value="slevomat/coding-standard" calcext:value-type="string">
            <text:p>slevomat/coding-standard</text:p>
          </table:table-cell>
        </table:table-row>
        <table:table-row table:style-name="ro1">
          <table:table-cell office:value-type="float" office:value="30120561" calcext:value-type="float">
            <text:p>30120561</text:p>
          </table:table-cell>
          <table:table-cell office:value-type="string" calcext:value-type="string">
            <text:p>https://api.github.com/repos/BurdaMagazinOrg/infinite-module</text:p>
          </table:table-cell>
          <table:table-cell table:formula="of:=REPLACE([.B2934]; 1; 29; &quot;&quot;)" office:value-type="string" office:string-value="BurdaMagazinOrg/infinite-module" calcext:value-type="string">
            <text:p>BurdaMagazinOrg/infinite-module</text:p>
          </table:table-cell>
        </table:table-row>
        <table:table-row table:style-name="ro1">
          <table:table-cell office:value-type="float" office:value="30161733" calcext:value-type="float">
            <text:p>30161733</text:p>
          </table:table-cell>
          <table:table-cell office:value-type="string" calcext:value-type="string">
            <text:p>https://api.github.com/repos/Vardot/varbase</text:p>
          </table:table-cell>
          <table:table-cell table:formula="of:=REPLACE([.B2935]; 1; 29; &quot;&quot;)" office:value-type="string" office:string-value="Vardot/varbase" calcext:value-type="string">
            <text:p>Vardot/varbase</text:p>
          </table:table-cell>
        </table:table-row>
        <table:table-row table:style-name="ro1">
          <table:table-cell office:value-type="float" office:value="30163692" calcext:value-type="float">
            <text:p>30163692</text:p>
          </table:table-cell>
          <table:table-cell office:value-type="string" calcext:value-type="string">
            <text:p>https://api.github.com/repos/livinglab/webwork-for-wordpress</text:p>
          </table:table-cell>
          <table:table-cell table:formula="of:=REPLACE([.B2936]; 1; 29; &quot;&quot;)" office:value-type="string" office:string-value="livinglab/webwork-for-wordpress" calcext:value-type="string">
            <text:p>livinglab/webwork-for-wordpress</text:p>
          </table:table-cell>
        </table:table-row>
        <table:table-row table:style-name="ro1">
          <table:table-cell office:value-type="float" office:value="30165292" calcext:value-type="float">
            <text:p>30165292</text:p>
          </table:table-cell>
          <table:table-cell office:value-type="string" calcext:value-type="string">
            <text:p>https://api.github.com/repos/restrictcontentpro/restrict-content-pro</text:p>
          </table:table-cell>
          <table:table-cell table:formula="of:=REPLACE([.B2937]; 1; 29; &quot;&quot;)" office:value-type="string" office:string-value="restrictcontentpro/restrict-content-pro" calcext:value-type="string">
            <text:p>restrictcontentpro/restrict-content-pro</text:p>
          </table:table-cell>
        </table:table-row>
        <table:table-row table:style-name="ro1">
          <table:table-cell office:value-type="float" office:value="30246967" calcext:value-type="float">
            <text:p>30246967</text:p>
          </table:table-cell>
          <table:table-cell office:value-type="string" calcext:value-type="string">
            <text:p>https://api.github.com/repos/greg-raven/waterwedoing</text:p>
          </table:table-cell>
          <table:table-cell table:formula="of:=REPLACE([.B2938]; 1; 29; &quot;&quot;)" office:value-type="string" office:string-value="greg-raven/waterwedoing" calcext:value-type="string">
            <text:p>greg-raven/waterwedoing</text:p>
          </table:table-cell>
        </table:table-row>
        <table:table-row table:style-name="ro1">
          <table:table-cell office:value-type="float" office:value="30257631" calcext:value-type="float">
            <text:p>30257631</text:p>
          </table:table-cell>
          <table:table-cell office:value-type="string" calcext:value-type="string">
            <text:p>https://api.github.com/repos/iTXTech/Genisys</text:p>
          </table:table-cell>
          <table:table-cell table:formula="of:=REPLACE([.B2939]; 1; 29; &quot;&quot;)" office:value-type="string" office:string-value="iTXTech/Genisys" calcext:value-type="string">
            <text:p>iTXTech/Genisys</text:p>
          </table:table-cell>
        </table:table-row>
        <table:table-row table:style-name="ro1">
          <table:table-cell office:value-type="float" office:value="30291213" calcext:value-type="float">
            <text:p>30291213</text:p>
          </table:table-cell>
          <table:table-cell office:value-type="string" calcext:value-type="string">
            <text:p>https://api.github.com/repos/christiancable/nexus5ive</text:p>
          </table:table-cell>
          <table:table-cell table:formula="of:=REPLACE([.B2940]; 1; 29; &quot;&quot;)" office:value-type="string" office:string-value="christiancable/nexus5ive" calcext:value-type="string">
            <text:p>christiancable/nexus5ive</text:p>
          </table:table-cell>
        </table:table-row>
        <table:table-row table:style-name="ro1">
          <table:table-cell office:value-type="float" office:value="30292731" calcext:value-type="float">
            <text:p>30292731</text:p>
          </table:table-cell>
          <table:table-cell office:value-type="string" calcext:value-type="string">
            <text:p>https://api.github.com/repos/Dev-Int/glsr</text:p>
          </table:table-cell>
          <table:table-cell table:formula="of:=REPLACE([.B2941]; 1; 29; &quot;&quot;)" office:value-type="string" office:string-value="Dev-Int/glsr" calcext:value-type="string">
            <text:p>Dev-Int/glsr</text:p>
          </table:table-cell>
        </table:table-row>
        <table:table-row table:style-name="ro1">
          <table:table-cell office:value-type="float" office:value="30314700" calcext:value-type="float">
            <text:p>30314700</text:p>
          </table:table-cell>
          <table:table-cell office:value-type="string" calcext:value-type="string">
            <text:p>https://api.github.com/repos/marcosdefontes/diakonia</text:p>
          </table:table-cell>
          <table:table-cell table:formula="of:=REPLACE([.B2942]; 1; 29; &quot;&quot;)" office:value-type="string" office:string-value="marcosdefontes/diakonia" calcext:value-type="string">
            <text:p>marcosdefontes/diakonia</text:p>
          </table:table-cell>
        </table:table-row>
        <table:table-row table:style-name="ro1">
          <table:table-cell office:value-type="float" office:value="30345686" calcext:value-type="float">
            <text:p>30345686</text:p>
          </table:table-cell>
          <table:table-cell office:value-type="string" calcext:value-type="string">
            <text:p>https://api.github.com/repos/alcaeus/mongo-php-adapter</text:p>
          </table:table-cell>
          <table:table-cell table:formula="of:=REPLACE([.B2943]; 1; 29; &quot;&quot;)" office:value-type="string" office:string-value="alcaeus/mongo-php-adapter" calcext:value-type="string">
            <text:p>alcaeus/mongo-php-adapter</text:p>
          </table:table-cell>
        </table:table-row>
        <table:table-row table:style-name="ro1">
          <table:table-cell office:value-type="float" office:value="30351293" calcext:value-type="float">
            <text:p>30351293</text:p>
          </table:table-cell>
          <table:table-cell office:value-type="string" calcext:value-type="string">
            <text:p>https://api.github.com/repos/cpeel/dproofreaders-shadow</text:p>
          </table:table-cell>
          <table:table-cell table:formula="of:=REPLACE([.B2944]; 1; 29; &quot;&quot;)" office:value-type="string" office:string-value="cpeel/dproofreaders-shadow" calcext:value-type="string">
            <text:p>cpeel/dproofreaders-shadow</text:p>
          </table:table-cell>
        </table:table-row>
        <table:table-row table:style-name="ro1">
          <table:table-cell office:value-type="float" office:value="30381681" calcext:value-type="float">
            <text:p>30381681</text:p>
          </table:table-cell>
          <table:table-cell office:value-type="string" calcext:value-type="string">
            <text:p>https://api.github.com/repos/uwol/vcms</text:p>
          </table:table-cell>
          <table:table-cell table:formula="of:=REPLACE([.B2945]; 1; 29; &quot;&quot;)" office:value-type="string" office:string-value="uwol/vcms" calcext:value-type="string">
            <text:p>uwol/vcms</text:p>
          </table:table-cell>
        </table:table-row>
        <table:table-row table:style-name="ro1">
          <table:table-cell office:value-type="float" office:value="30383838" calcext:value-type="float">
            <text:p>30383838</text:p>
          </table:table-cell>
          <table:table-cell office:value-type="string" calcext:value-type="string">
            <text:p>https://api.github.com/repos/Symplify/CodingStandard</text:p>
          </table:table-cell>
          <table:table-cell table:formula="of:=REPLACE([.B2946]; 1; 29; &quot;&quot;)" office:value-type="string" office:string-value="Symplify/CodingStandard" calcext:value-type="string">
            <text:p>Symplify/CodingStandard</text:p>
          </table:table-cell>
        </table:table-row>
        <table:table-row table:style-name="ro1">
          <table:table-cell office:value-type="float" office:value="30407834" calcext:value-type="float">
            <text:p>30407834</text:p>
          </table:table-cell>
          <table:table-cell office:value-type="string" calcext:value-type="string">
            <text:p>https://api.github.com/repos/Typesetter/Typesetter</text:p>
          </table:table-cell>
          <table:table-cell table:formula="of:=REPLACE([.B2947]; 1; 29; &quot;&quot;)" office:value-type="string" office:string-value="Typesetter/Typesetter" calcext:value-type="string">
            <text:p>Typesetter/Typesetter</text:p>
          </table:table-cell>
        </table:table-row>
        <table:table-row table:style-name="ro1">
          <table:table-cell office:value-type="float" office:value="30408875" calcext:value-type="float">
            <text:p>30408875</text:p>
          </table:table-cell>
          <table:table-cell office:value-type="string" calcext:value-type="string">
            <text:p>https://api.github.com/repos/Geeklog-Core/geeklog</text:p>
          </table:table-cell>
          <table:table-cell table:formula="of:=REPLACE([.B2948]; 1; 29; &quot;&quot;)" office:value-type="string" office:string-value="Geeklog-Core/geeklog" calcext:value-type="string">
            <text:p>Geeklog-Core/geeklog</text:p>
          </table:table-cell>
        </table:table-row>
        <table:table-row table:style-name="ro1">
          <table:table-cell office:value-type="float" office:value="30437424" calcext:value-type="float">
            <text:p>30437424</text:p>
          </table:table-cell>
          <table:table-cell office:value-type="string" calcext:value-type="string">
            <text:p>https://api.github.com/repos/awsmug/torro-forms</text:p>
          </table:table-cell>
          <table:table-cell table:formula="of:=REPLACE([.B2949]; 1; 29; &quot;&quot;)" office:value-type="string" office:string-value="awsmug/torro-forms" calcext:value-type="string">
            <text:p>awsmug/torro-forms</text:p>
          </table:table-cell>
        </table:table-row>
        <table:table-row table:style-name="ro1">
          <table:table-cell office:value-type="float" office:value="30449722" calcext:value-type="float">
            <text:p>30449722</text:p>
          </table:table-cell>
          <table:table-cell office:value-type="string" calcext:value-type="string">
            <text:p>https://api.github.com/repos/eugene-matvejev/battleship-game-api</text:p>
          </table:table-cell>
          <table:table-cell table:formula="of:=REPLACE([.B2950]; 1; 29; &quot;&quot;)" office:value-type="string" office:string-value="eugene-matvejev/battleship-game-api" calcext:value-type="string">
            <text:p>eugene-matvejev/battleship-game-api</text:p>
          </table:table-cell>
        </table:table-row>
        <table:table-row table:style-name="ro1">
          <table:table-cell office:value-type="float" office:value="30450156" calcext:value-type="float">
            <text:p>30450156</text:p>
          </table:table-cell>
          <table:table-cell office:value-type="string" calcext:value-type="string">
            <text:p>https://api.github.com/repos/BoilerMake/backend</text:p>
          </table:table-cell>
          <table:table-cell table:formula="of:=REPLACE([.B2951]; 1; 29; &quot;&quot;)" office:value-type="string" office:string-value="BoilerMake/backend" calcext:value-type="string">
            <text:p>BoilerMake/backend</text:p>
          </table:table-cell>
        </table:table-row>
        <table:table-row table:style-name="ro1">
          <table:table-cell office:value-type="float" office:value="30498412" calcext:value-type="float">
            <text:p>30498412</text:p>
          </table:table-cell>
          <table:table-cell office:value-type="string" calcext:value-type="string">
            <text:p>https://api.github.com/repos/Roomify/bat_drupal</text:p>
          </table:table-cell>
          <table:table-cell table:formula="of:=REPLACE([.B2952]; 1; 29; &quot;&quot;)" office:value-type="string" office:string-value="Roomify/bat_drupal" calcext:value-type="string">
            <text:p>Roomify/bat_drupal</text:p>
          </table:table-cell>
        </table:table-row>
        <table:table-row table:style-name="ro1">
          <table:table-cell office:value-type="float" office:value="30519527" calcext:value-type="float">
            <text:p>30519527</text:p>
          </table:table-cell>
          <table:table-cell office:value-type="string" calcext:value-type="string">
            <text:p>https://api.github.com/repos/drupalcommerce/commerce</text:p>
          </table:table-cell>
          <table:table-cell table:formula="of:=REPLACE([.B2953]; 1; 29; &quot;&quot;)" office:value-type="string" office:string-value="drupalcommerce/commerce" calcext:value-type="string">
            <text:p>drupalcommerce/commerce</text:p>
          </table:table-cell>
        </table:table-row>
        <table:table-row table:style-name="ro1">
          <table:table-cell office:value-type="float" office:value="30524377" calcext:value-type="float">
            <text:p>30524377</text:p>
          </table:table-cell>
          <table:table-cell office:value-type="string" calcext:value-type="string">
            <text:p>https://api.github.com/repos/livingstoneonline/livingstone_online_theme</text:p>
          </table:table-cell>
          <table:table-cell table:formula="of:=REPLACE([.B2954]; 1; 29; &quot;&quot;)" office:value-type="string" office:string-value="livingstoneonline/livingstone_online_theme" calcext:value-type="string">
            <text:p>livingstoneonline/livingstone_online_theme</text:p>
          </table:table-cell>
        </table:table-row>
        <table:table-row table:style-name="ro1">
          <table:table-cell office:value-type="float" office:value="30559465" calcext:value-type="float">
            <text:p>30559465</text:p>
          </table:table-cell>
          <table:table-cell office:value-type="string" calcext:value-type="string">
            <text:p>https://api.github.com/repos/drPavka/phpstorm-settings</text:p>
          </table:table-cell>
          <table:table-cell table:formula="of:=REPLACE([.B2955]; 1; 29; &quot;&quot;)" office:value-type="string" office:string-value="drPavka/phpstorm-settings" calcext:value-type="string">
            <text:p>drPavka/phpstorm-settings</text:p>
          </table:table-cell>
        </table:table-row>
        <table:table-row table:style-name="ro1">
          <table:table-cell office:value-type="float" office:value="30563170" calcext:value-type="float">
            <text:p>30563170</text:p>
          </table:table-cell>
          <table:table-cell office:value-type="string" calcext:value-type="string">
            <text:p>https://api.github.com/repos/htmlburger/carbon-fields</text:p>
          </table:table-cell>
          <table:table-cell table:formula="of:=REPLACE([.B2956]; 1; 29; &quot;&quot;)" office:value-type="string" office:string-value="htmlburger/carbon-fields" calcext:value-type="string">
            <text:p>htmlburger/carbon-fields</text:p>
          </table:table-cell>
        </table:table-row>
        <table:table-row table:style-name="ro1">
          <table:table-cell office:value-type="float" office:value="30679364" calcext:value-type="float">
            <text:p>30679364</text:p>
          </table:table-cell>
          <table:table-cell office:value-type="string" calcext:value-type="string">
            <text:p>https://api.github.com/repos/SURFnet/grouphub</text:p>
          </table:table-cell>
          <table:table-cell table:formula="of:=REPLACE([.B2957]; 1; 29; &quot;&quot;)" office:value-type="string" office:string-value="SURFnet/grouphub" calcext:value-type="string">
            <text:p>SURFnet/grouphub</text:p>
          </table:table-cell>
        </table:table-row>
        <table:table-row table:style-name="ro1">
          <table:table-cell office:value-type="float" office:value="30711986" calcext:value-type="float">
            <text:p>30711986</text:p>
          </table:table-cell>
          <table:table-cell office:value-type="string" calcext:value-type="string">
            <text:p>https://api.github.com/repos/proudcity/wp-proudcity</text:p>
          </table:table-cell>
          <table:table-cell table:formula="of:=REPLACE([.B2958]; 1; 29; &quot;&quot;)" office:value-type="string" office:string-value="proudcity/wp-proudcity" calcext:value-type="string">
            <text:p>proudcity/wp-proudcity</text:p>
          </table:table-cell>
        </table:table-row>
        <table:table-row table:style-name="ro1">
          <table:table-cell office:value-type="float" office:value="30730066" calcext:value-type="float">
            <text:p>30730066</text:p>
          </table:table-cell>
          <table:table-cell office:value-type="string" calcext:value-type="string">
            <text:p>https://api.github.com/repos/rhymix/rhymix</text:p>
          </table:table-cell>
          <table:table-cell table:formula="of:=REPLACE([.B2959]; 1; 29; &quot;&quot;)" office:value-type="string" office:string-value="rhymix/rhymix" calcext:value-type="string">
            <text:p>rhymix/rhymix</text:p>
          </table:table-cell>
        </table:table-row>
        <table:table-row table:style-name="ro1">
          <table:table-cell office:value-type="float" office:value="30742210" calcext:value-type="float">
            <text:p>30742210</text:p>
          </table:table-cell>
          <table:table-cell office:value-type="string" calcext:value-type="string">
            <text:p>https://api.github.com/repos/Room-11/Jeeves</text:p>
          </table:table-cell>
          <table:table-cell table:formula="of:=REPLACE([.B2960]; 1; 29; &quot;&quot;)" office:value-type="string" office:string-value="Room-11/Jeeves" calcext:value-type="string">
            <text:p>Room-11/Jeeves</text:p>
          </table:table-cell>
        </table:table-row>
        <table:table-row table:style-name="ro1">
          <table:table-cell office:value-type="float" office:value="30750082" calcext:value-type="float">
            <text:p>30750082</text:p>
          </table:table-cell>
          <table:table-cell office:value-type="string" calcext:value-type="string">
            <text:p>https://api.github.com/repos/movim/movim</text:p>
          </table:table-cell>
          <table:table-cell table:formula="of:=REPLACE([.B2961]; 1; 29; &quot;&quot;)" office:value-type="string" office:string-value="movim/movim" calcext:value-type="string">
            <text:p>movim/movim</text:p>
          </table:table-cell>
        </table:table-row>
        <table:table-row table:style-name="ro1">
          <table:table-cell office:value-type="float" office:value="30765871" calcext:value-type="float">
            <text:p>30765871</text:p>
          </table:table-cell>
          <table:table-cell office:value-type="string" calcext:value-type="string">
            <text:p>https://api.github.com/repos/Geeklog-Japan/geeklog-japan</text:p>
          </table:table-cell>
          <table:table-cell table:formula="of:=REPLACE([.B2962]; 1; 29; &quot;&quot;)" office:value-type="string" office:string-value="Geeklog-Japan/geeklog-japan" calcext:value-type="string">
            <text:p>Geeklog-Japan/geeklog-japan</text:p>
          </table:table-cell>
        </table:table-row>
        <table:table-row table:style-name="ro1">
          <table:table-cell office:value-type="float" office:value="30867054" calcext:value-type="float">
            <text:p>30867054</text:p>
          </table:table-cell>
          <table:table-cell office:value-type="string" calcext:value-type="string">
            <text:p>https://api.github.com/repos/hckherbert/herbertgraphy</text:p>
          </table:table-cell>
          <table:table-cell table:formula="of:=REPLACE([.B2963]; 1; 29; &quot;&quot;)" office:value-type="string" office:string-value="hckherbert/herbertgraphy" calcext:value-type="string">
            <text:p>hckherbert/herbertgraphy</text:p>
          </table:table-cell>
        </table:table-row>
        <table:table-row table:style-name="ro1">
          <table:table-cell office:value-type="float" office:value="30877767" calcext:value-type="float">
            <text:p>30877767</text:p>
          </table:table-cell>
          <table:table-cell office:value-type="string" calcext:value-type="string">
            <text:p>https://api.github.com/repos/ec-europa/futurium-features</text:p>
          </table:table-cell>
          <table:table-cell table:formula="of:=REPLACE([.B2964]; 1; 29; &quot;&quot;)" office:value-type="string" office:string-value="ec-europa/futurium-features" calcext:value-type="string">
            <text:p>ec-europa/futurium-features</text:p>
          </table:table-cell>
        </table:table-row>
        <table:table-row table:style-name="ro1">
          <table:table-cell office:value-type="float" office:value="30886819" calcext:value-type="float">
            <text:p>30886819</text:p>
          </table:table-cell>
          <table:table-cell office:value-type="string" calcext:value-type="string">
            <text:p>https://api.github.com/repos/derDomeldkf/lastfm.ldkf.de</text:p>
          </table:table-cell>
          <table:table-cell table:formula="of:=REPLACE([.B2965]; 1; 29; &quot;&quot;)" office:value-type="string" office:string-value="derDomeldkf/lastfm.ldkf.de" calcext:value-type="string">
            <text:p>derDomeldkf/lastfm.ldkf.de</text:p>
          </table:table-cell>
        </table:table-row>
        <table:table-row table:style-name="ro1">
          <table:table-cell office:value-type="float" office:value="30895817" calcext:value-type="float">
            <text:p>30895817</text:p>
          </table:table-cell>
          <table:table-cell office:value-type="string" calcext:value-type="string">
            <text:p>https://api.github.com/repos/JoryHogeveen/view-admin-as</text:p>
          </table:table-cell>
          <table:table-cell table:formula="of:=REPLACE([.B2966]; 1; 29; &quot;&quot;)" office:value-type="string" office:string-value="JoryHogeveen/view-admin-as" calcext:value-type="string">
            <text:p>JoryHogeveen/view-admin-as</text:p>
          </table:table-cell>
        </table:table-row>
        <table:table-row table:style-name="ro1">
          <table:table-cell office:value-type="float" office:value="30899955" calcext:value-type="float">
            <text:p>30899955</text:p>
          </table:table-cell>
          <table:table-cell office:value-type="string" calcext:value-type="string">
            <text:p>https://api.github.com/repos/Opifer/Cms</text:p>
          </table:table-cell>
          <table:table-cell table:formula="of:=REPLACE([.B2967]; 1; 29; &quot;&quot;)" office:value-type="string" office:string-value="Opifer/Cms" calcext:value-type="string">
            <text:p>Opifer/Cms</text:p>
          </table:table-cell>
        </table:table-row>
        <table:table-row table:style-name="ro1">
          <table:table-cell office:value-type="float" office:value="30930849" calcext:value-type="float">
            <text:p>30930849</text:p>
          </table:table-cell>
          <table:table-cell office:value-type="string" calcext:value-type="string">
            <text:p>https://api.github.com/repos/City-of-Bloomington/OnBoard</text:p>
          </table:table-cell>
          <table:table-cell table:formula="of:=REPLACE([.B2968]; 1; 29; &quot;&quot;)" office:value-type="string" office:string-value="City-of-Bloomington/OnBoard" calcext:value-type="string">
            <text:p>City-of-Bloomington/OnBoard</text:p>
          </table:table-cell>
        </table:table-row>
        <table:table-row table:style-name="ro1">
          <table:table-cell office:value-type="float" office:value="30931987" calcext:value-type="float">
            <text:p>30931987</text:p>
          </table:table-cell>
          <table:table-cell office:value-type="string" calcext:value-type="string">
            <text:p>https://api.github.com/repos/franiglesias/milhojas</text:p>
          </table:table-cell>
          <table:table-cell table:formula="of:=REPLACE([.B2969]; 1; 29; &quot;&quot;)" office:value-type="string" office:string-value="franiglesias/milhojas" calcext:value-type="string">
            <text:p>franiglesias/milhojas</text:p>
          </table:table-cell>
        </table:table-row>
        <table:table-row table:style-name="ro1">
          <table:table-cell office:value-type="float" office:value="30932146" calcext:value-type="float">
            <text:p>30932146</text:p>
          </table:table-cell>
          <table:table-cell office:value-type="string" calcext:value-type="string">
            <text:p>https://api.github.com/repos/IASA-GR/appdb-core</text:p>
          </table:table-cell>
          <table:table-cell table:formula="of:=REPLACE([.B2970]; 1; 29; &quot;&quot;)" office:value-type="string" office:string-value="IASA-GR/appdb-core" calcext:value-type="string">
            <text:p>IASA-GR/appdb-core</text:p>
          </table:table-cell>
        </table:table-row>
        <table:table-row table:style-name="ro1">
          <table:table-cell office:value-type="float" office:value="30938725" calcext:value-type="float">
            <text:p>30938725</text:p>
          </table:table-cell>
          <table:table-cell office:value-type="string" calcext:value-type="string">
            <text:p>https://api.github.com/repos/kendugu/phpstorm-settings</text:p>
          </table:table-cell>
          <table:table-cell table:formula="of:=REPLACE([.B2971]; 1; 29; &quot;&quot;)" office:value-type="string" office:string-value="kendugu/phpstorm-settings" calcext:value-type="string">
            <text:p>kendugu/phpstorm-settings</text:p>
          </table:table-cell>
        </table:table-row>
        <table:table-row table:style-name="ro1">
          <table:table-cell office:value-type="float" office:value="30963848" calcext:value-type="float">
            <text:p>30963848</text:p>
          </table:table-cell>
          <table:table-cell office:value-type="string" calcext:value-type="string">
            <text:p>https://api.github.com/repos/uvaron/BDparser</text:p>
          </table:table-cell>
          <table:table-cell table:formula="of:=REPLACE([.B2972]; 1; 29; &quot;&quot;)" office:value-type="string" office:string-value="uvaron/BDparser" calcext:value-type="string">
            <text:p>uvaron/BDparser</text:p>
          </table:table-cell>
        </table:table-row>
        <table:table-row table:style-name="ro1">
          <table:table-cell office:value-type="float" office:value="30969322" calcext:value-type="float">
            <text:p>30969322</text:p>
          </table:table-cell>
          <table:table-cell office:value-type="string" calcext:value-type="string">
            <text:p>https://api.github.com/repos/thenly/all-in-one-event-calendar</text:p>
          </table:table-cell>
          <table:table-cell table:formula="of:=REPLACE([.B2973]; 1; 29; &quot;&quot;)" office:value-type="string" office:string-value="thenly/all-in-one-event-calendar" calcext:value-type="string">
            <text:p>thenly/all-in-one-event-calendar</text:p>
          </table:table-cell>
        </table:table-row>
        <table:table-row table:style-name="ro1">
          <table:table-cell office:value-type="float" office:value="30995268" calcext:value-type="float">
            <text:p>30995268</text:p>
          </table:table-cell>
          <table:table-cell office:value-type="string" calcext:value-type="string">
            <text:p>https://api.github.com/repos/RolandKujundzic/rkphplib</text:p>
          </table:table-cell>
          <table:table-cell table:formula="of:=REPLACE([.B2974]; 1; 29; &quot;&quot;)" office:value-type="string" office:string-value="RolandKujundzic/rkphplib" calcext:value-type="string">
            <text:p>RolandKujundzic/rkphplib</text:p>
          </table:table-cell>
        </table:table-row>
        <table:table-row table:style-name="ro1">
          <table:table-cell office:value-type="float" office:value="31022889" calcext:value-type="float">
            <text:p>31022889</text:p>
          </table:table-cell>
          <table:table-cell office:value-type="string" calcext:value-type="string">
            <text:p>https://api.github.com/repos/akilli/qnd</text:p>
          </table:table-cell>
          <table:table-cell table:formula="of:=REPLACE([.B2975]; 1; 29; &quot;&quot;)" office:value-type="string" office:string-value="akilli/qnd" calcext:value-type="string">
            <text:p>akilli/qnd</text:p>
          </table:table-cell>
        </table:table-row>
        <table:table-row table:style-name="ro1">
          <table:table-cell office:value-type="float" office:value="31063260" calcext:value-type="float">
            <text:p>31063260</text:p>
          </table:table-cell>
          <table:table-cell office:value-type="string" calcext:value-type="string">
            <text:p>https://api.github.com/repos/LOVDnl/LOVD3</text:p>
          </table:table-cell>
          <table:table-cell table:formula="of:=REPLACE([.B2976]; 1; 29; &quot;&quot;)" office:value-type="string" office:string-value="LOVDnl/LOVD3" calcext:value-type="string">
            <text:p>LOVDnl/LOVD3</text:p>
          </table:table-cell>
        </table:table-row>
        <table:table-row table:style-name="ro1">
          <table:table-cell office:value-type="float" office:value="31079308" calcext:value-type="float">
            <text:p>31079308</text:p>
          </table:table-cell>
          <table:table-cell office:value-type="string" calcext:value-type="string">
            <text:p>https://api.github.com/repos/GlotPress/GlotPress-WP</text:p>
          </table:table-cell>
          <table:table-cell table:formula="of:=REPLACE([.B2977]; 1; 29; &quot;&quot;)" office:value-type="string" office:string-value="GlotPress/GlotPress-WP" calcext:value-type="string">
            <text:p>GlotPress/GlotPress-WP</text:p>
          </table:table-cell>
        </table:table-row>
        <table:table-row table:style-name="ro1">
          <table:table-cell office:value-type="float" office:value="31156560" calcext:value-type="float">
            <text:p>31156560</text:p>
          </table:table-cell>
          <table:table-cell office:value-type="string" calcext:value-type="string">
            <text:p>https://api.github.com/repos/Medievistes/application</text:p>
          </table:table-cell>
          <table:table-cell table:formula="of:=REPLACE([.B2978]; 1; 29; &quot;&quot;)" office:value-type="string" office:string-value="Medievistes/application" calcext:value-type="string">
            <text:p>Medievistes/application</text:p>
          </table:table-cell>
        </table:table-row>
        <table:table-row table:style-name="ro1">
          <table:table-cell office:value-type="float" office:value="31162455" calcext:value-type="float">
            <text:p>31162455</text:p>
          </table:table-cell>
          <table:table-cell office:value-type="string" calcext:value-type="string">
            <text:p>https://api.github.com/repos/locomotivemtl/charcoal-property</text:p>
          </table:table-cell>
          <table:table-cell table:formula="of:=REPLACE([.B2979]; 1; 29; &quot;&quot;)" office:value-type="string" office:string-value="locomotivemtl/charcoal-property" calcext:value-type="string">
            <text:p>locomotivemtl/charcoal-property</text:p>
          </table:table-cell>
        </table:table-row>
        <table:table-row table:style-name="ro1">
          <table:table-cell office:value-type="float" office:value="31162806" calcext:value-type="float">
            <text:p>31162806</text:p>
          </table:table-cell>
          <table:table-cell office:value-type="string" calcext:value-type="string">
            <text:p>https://api.github.com/repos/Microsoft/o365-moodle</text:p>
          </table:table-cell>
          <table:table-cell table:formula="of:=REPLACE([.B2980]; 1; 29; &quot;&quot;)" office:value-type="string" office:string-value="Microsoft/o365-moodle" calcext:value-type="string">
            <text:p>Microsoft/o365-moodle</text:p>
          </table:table-cell>
        </table:table-row>
        <table:table-row table:style-name="ro1">
          <table:table-cell office:value-type="float" office:value="31164464" calcext:value-type="float">
            <text:p>31164464</text:p>
          </table:table-cell>
          <table:table-cell office:value-type="string" calcext:value-type="string">
            <text:p>https://api.github.com/repos/rlbaltha/cert</text:p>
          </table:table-cell>
          <table:table-cell table:formula="of:=REPLACE([.B2981]; 1; 29; &quot;&quot;)" office:value-type="string" office:string-value="rlbaltha/cert" calcext:value-type="string">
            <text:p>rlbaltha/cert</text:p>
          </table:table-cell>
        </table:table-row>
        <table:table-row table:style-name="ro1">
          <table:table-cell office:value-type="float" office:value="31193335" calcext:value-type="float">
            <text:p>31193335</text:p>
          </table:table-cell>
          <table:table-cell office:value-type="string" calcext:value-type="string">
            <text:p>https://api.github.com/repos/Kuestenschmiede/con4gis_maps3</text:p>
          </table:table-cell>
          <table:table-cell table:formula="of:=REPLACE([.B2982]; 1; 29; &quot;&quot;)" office:value-type="string" office:string-value="Kuestenschmiede/con4gis_maps3" calcext:value-type="string">
            <text:p>Kuestenschmiede/con4gis_maps3</text:p>
          </table:table-cell>
        </table:table-row>
        <table:table-row table:style-name="ro1">
          <table:table-cell office:value-type="float" office:value="31228257" calcext:value-type="float">
            <text:p>31228257</text:p>
          </table:table-cell>
          <table:table-cell office:value-type="string" calcext:value-type="string">
            <text:p>https://api.github.com/repos/Microsoft/moodle-local_o365</text:p>
          </table:table-cell>
          <table:table-cell table:formula="of:=REPLACE([.B2983]; 1; 29; &quot;&quot;)" office:value-type="string" office:string-value="Microsoft/moodle-local_o365" calcext:value-type="string">
            <text:p>Microsoft/moodle-local_o365</text:p>
          </table:table-cell>
        </table:table-row>
        <table:table-row table:style-name="ro1">
          <table:table-cell office:value-type="float" office:value="31239744" calcext:value-type="float">
            <text:p>31239744</text:p>
          </table:table-cell>
          <table:table-cell office:value-type="string" calcext:value-type="string">
            <text:p>https://api.github.com/repos/notnull-ua/socks</text:p>
          </table:table-cell>
          <table:table-cell table:formula="of:=REPLACE([.B2984]; 1; 29; &quot;&quot;)" office:value-type="string" office:string-value="notnull-ua/socks" calcext:value-type="string">
            <text:p>notnull-ua/socks</text:p>
          </table:table-cell>
        </table:table-row>
        <table:table-row table:style-name="ro1">
          <table:table-cell office:value-type="float" office:value="31240653" calcext:value-type="float">
            <text:p>31240653</text:p>
          </table:table-cell>
          <table:table-cell office:value-type="string" calcext:value-type="string">
            <text:p>https://api.github.com/repos/koalamon/KoalamomPlatform</text:p>
          </table:table-cell>
          <table:table-cell table:formula="of:=REPLACE([.B2985]; 1; 29; &quot;&quot;)" office:value-type="string" office:string-value="koalamon/KoalamomPlatform" calcext:value-type="string">
            <text:p>koalamon/KoalamomPlatform</text:p>
          </table:table-cell>
        </table:table-row>
        <table:table-row table:style-name="ro1">
          <table:table-cell office:value-type="float" office:value="31241340" calcext:value-type="float">
            <text:p>31241340</text:p>
          </table:table-cell>
          <table:table-cell office:value-type="string" calcext:value-type="string">
            <text:p>https://api.github.com/repos/etype-services/moser</text:p>
          </table:table-cell>
          <table:table-cell table:formula="of:=REPLACE([.B2986]; 1; 29; &quot;&quot;)" office:value-type="string" office:string-value="etype-services/moser" calcext:value-type="string">
            <text:p>etype-services/moser</text:p>
          </table:table-cell>
        </table:table-row>
        <table:table-row table:style-name="ro1">
          <table:table-cell office:value-type="float" office:value="31244492" calcext:value-type="float">
            <text:p>31244492</text:p>
          </table:table-cell>
          <table:table-cell office:value-type="string" calcext:value-type="string">
            <text:p>https://api.github.com/repos/CuBoulder/express</text:p>
          </table:table-cell>
          <table:table-cell table:formula="of:=REPLACE([.B2987]; 1; 29; &quot;&quot;)" office:value-type="string" office:string-value="CuBoulder/express" calcext:value-type="string">
            <text:p>CuBoulder/express</text:p>
          </table:table-cell>
        </table:table-row>
        <table:table-row table:style-name="ro1">
          <table:table-cell office:value-type="float" office:value="31244792" calcext:value-type="float">
            <text:p>31244792</text:p>
          </table:table-cell>
          <table:table-cell office:value-type="string" calcext:value-type="string">
            <text:p>https://api.github.com/repos/etype-services/texas</text:p>
          </table:table-cell>
          <table:table-cell table:formula="of:=REPLACE([.B2988]; 1; 29; &quot;&quot;)" office:value-type="string" office:string-value="etype-services/texas" calcext:value-type="string">
            <text:p>etype-services/texas</text:p>
          </table:table-cell>
        </table:table-row>
        <table:table-row table:style-name="ro1">
          <table:table-cell office:value-type="float" office:value="31259494" calcext:value-type="float">
            <text:p>31259494</text:p>
          </table:table-cell>
          <table:table-cell office:value-type="string" calcext:value-type="string">
            <text:p>https://api.github.com/repos/snwfog/webstorm-settings</text:p>
          </table:table-cell>
          <table:table-cell table:formula="of:=REPLACE([.B2989]; 1; 29; &quot;&quot;)" office:value-type="string" office:string-value="snwfog/webstorm-settings" calcext:value-type="string">
            <text:p>snwfog/webstorm-settings</text:p>
          </table:table-cell>
        </table:table-row>
        <table:table-row table:style-name="ro1">
          <table:table-cell office:value-type="float" office:value="31268227" calcext:value-type="float">
            <text:p>31268227</text:p>
          </table:table-cell>
          <table:table-cell office:value-type="string" calcext:value-type="string">
            <text:p>https://api.github.com/repos/kusma007/one-advanced</text:p>
          </table:table-cell>
          <table:table-cell table:formula="of:=REPLACE([.B2990]; 1; 29; &quot;&quot;)" office:value-type="string" office:string-value="kusma007/one-advanced" calcext:value-type="string">
            <text:p>kusma007/one-advanced</text:p>
          </table:table-cell>
        </table:table-row>
        <table:table-row table:style-name="ro1">
          <table:table-cell office:value-type="float" office:value="31338293" calcext:value-type="float">
            <text:p>31338293</text:p>
          </table:table-cell>
          <table:table-cell office:value-type="string" calcext:value-type="string">
            <text:p>https://api.github.com/repos/mike-koch/Mods-for-HESK</text:p>
          </table:table-cell>
          <table:table-cell table:formula="of:=REPLACE([.B2991]; 1; 29; &quot;&quot;)" office:value-type="string" office:string-value="mike-koch/Mods-for-HESK" calcext:value-type="string">
            <text:p>mike-koch/Mods-for-HESK</text:p>
          </table:table-cell>
        </table:table-row>
        <table:table-row table:style-name="ro1">
          <table:table-cell office:value-type="float" office:value="31341833" calcext:value-type="float">
            <text:p>31341833</text:p>
          </table:table-cell>
          <table:table-cell office:value-type="string" calcext:value-type="string">
            <text:p>https://api.github.com/repos/emitategh/aabcehmt</text:p>
          </table:table-cell>
          <table:table-cell table:formula="of:=REPLACE([.B2992]; 1; 29; &quot;&quot;)" office:value-type="string" office:string-value="emitategh/aabcehmt" calcext:value-type="string">
            <text:p>emitategh/aabcehmt</text:p>
          </table:table-cell>
        </table:table-row>
        <table:table-row table:style-name="ro1">
          <table:table-cell office:value-type="float" office:value="31469678" calcext:value-type="float">
            <text:p>31469678</text:p>
          </table:table-cell>
          <table:table-cell office:value-type="string" calcext:value-type="string">
            <text:p>https://api.github.com/repos/wingmingchan/php-cascade-ws-ns-examples</text:p>
          </table:table-cell>
          <table:table-cell table:formula="of:=REPLACE([.B2993]; 1; 29; &quot;&quot;)" office:value-type="string" office:string-value="wingmingchan/php-cascade-ws-ns-examples" calcext:value-type="string">
            <text:p>wingmingchan/php-cascade-ws-ns-examples</text:p>
          </table:table-cell>
        </table:table-row>
        <table:table-row table:style-name="ro1">
          <table:table-cell office:value-type="float" office:value="31478226" calcext:value-type="float">
            <text:p>31478226</text:p>
          </table:table-cell>
          <table:table-cell office:value-type="string" calcext:value-type="string">
            <text:p>https://api.github.com/repos/zesk/zesk</text:p>
          </table:table-cell>
          <table:table-cell table:formula="of:=REPLACE([.B2994]; 1; 29; &quot;&quot;)" office:value-type="string" office:string-value="zesk/zesk" calcext:value-type="string">
            <text:p>zesk/zesk</text:p>
          </table:table-cell>
        </table:table-row>
        <table:table-row table:style-name="ro1">
          <table:table-cell office:value-type="float" office:value="31531197" calcext:value-type="float">
            <text:p>31531197</text:p>
          </table:table-cell>
          <table:table-cell office:value-type="string" calcext:value-type="string">
            <text:p>https://api.github.com/repos/uccu/mybbs</text:p>
          </table:table-cell>
          <table:table-cell table:formula="of:=REPLACE([.B2995]; 1; 29; &quot;&quot;)" office:value-type="string" office:string-value="uccu/mybbs" calcext:value-type="string">
            <text:p>uccu/mybbs</text:p>
          </table:table-cell>
        </table:table-row>
        <table:table-row table:style-name="ro1">
          <table:table-cell office:value-type="float" office:value="31537157" calcext:value-type="float">
            <text:p>31537157</text:p>
          </table:table-cell>
          <table:table-cell office:value-type="string" calcext:value-type="string">
            <text:p>https://api.github.com/repos/weipinglee/nn2</text:p>
          </table:table-cell>
          <table:table-cell table:formula="of:=REPLACE([.B2996]; 1; 29; &quot;&quot;)" office:value-type="string" office:string-value="weipinglee/nn2" calcext:value-type="string">
            <text:p>weipinglee/nn2</text:p>
          </table:table-cell>
        </table:table-row>
        <table:table-row table:style-name="ro1">
          <table:table-cell office:value-type="float" office:value="31542479" calcext:value-type="float">
            <text:p>31542479</text:p>
          </table:table-cell>
          <table:table-cell office:value-type="string" calcext:value-type="string">
            <text:p>https://api.github.com/repos/digitoimistodude/air</text:p>
          </table:table-cell>
          <table:table-cell table:formula="of:=REPLACE([.B2997]; 1; 29; &quot;&quot;)" office:value-type="string" office:string-value="digitoimistodude/air" calcext:value-type="string">
            <text:p>digitoimistodude/air</text:p>
          </table:table-cell>
        </table:table-row>
        <table:table-row table:style-name="ro1">
          <table:table-cell office:value-type="float" office:value="31559003" calcext:value-type="float">
            <text:p>31559003</text:p>
          </table:table-cell>
          <table:table-cell office:value-type="string" calcext:value-type="string">
            <text:p>https://api.github.com/repos/avem-ifmsa/avem-www</text:p>
          </table:table-cell>
          <table:table-cell table:formula="of:=REPLACE([.B2998]; 1; 29; &quot;&quot;)" office:value-type="string" office:string-value="avem-ifmsa/avem-www" calcext:value-type="string">
            <text:p>avem-ifmsa/avem-www</text:p>
          </table:table-cell>
        </table:table-row>
        <table:table-row table:style-name="ro1">
          <table:table-cell office:value-type="float" office:value="31572050" calcext:value-type="float">
            <text:p>31572050</text:p>
          </table:table-cell>
          <table:table-cell office:value-type="string" calcext:value-type="string">
            <text:p>https://api.github.com/repos/Sylius/SyliusUiBundle</text:p>
          </table:table-cell>
          <table:table-cell table:formula="of:=REPLACE([.B2999]; 1; 29; &quot;&quot;)" office:value-type="string" office:string-value="Sylius/SyliusUiBundle" calcext:value-type="string">
            <text:p>Sylius/SyliusUiBundle</text:p>
          </table:table-cell>
        </table:table-row>
        <table:table-row table:style-name="ro1">
          <table:table-cell office:value-type="float" office:value="31580081" calcext:value-type="float">
            <text:p>31580081</text:p>
          </table:table-cell>
          <table:table-cell office:value-type="string" calcext:value-type="string">
            <text:p>https://api.github.com/repos/anweshaiitp/anwesha</text:p>
          </table:table-cell>
          <table:table-cell table:formula="of:=REPLACE([.B3000]; 1; 29; &quot;&quot;)" office:value-type="string" office:string-value="anweshaiitp/anwesha" calcext:value-type="string">
            <text:p>anweshaiitp/anwesha</text:p>
          </table:table-cell>
        </table:table-row>
        <table:table-row table:style-name="ro1">
          <table:table-cell office:value-type="float" office:value="31660279" calcext:value-type="float">
            <text:p>31660279</text:p>
          </table:table-cell>
          <table:table-cell office:value-type="string" calcext:value-type="string">
            <text:p>https://api.github.com/repos/sirromas/medical</text:p>
          </table:table-cell>
          <table:table-cell table:formula="of:=REPLACE([.B3001]; 1; 29; &quot;&quot;)" office:value-type="string" office:string-value="sirromas/medical" calcext:value-type="string">
            <text:p>sirromas/medical</text:p>
          </table:table-cell>
        </table:table-row>
        <table:table-row table:style-name="ro1">
          <table:table-cell office:value-type="float" office:value="31660835" calcext:value-type="float">
            <text:p>31660835</text:p>
          </table:table-cell>
          <table:table-cell office:value-type="string" calcext:value-type="string">
            <text:p>https://api.github.com/repos/coreshop/CoreShop</text:p>
          </table:table-cell>
          <table:table-cell table:formula="of:=REPLACE([.B3002]; 1; 29; &quot;&quot;)" office:value-type="string" office:string-value="coreshop/CoreShop" calcext:value-type="string">
            <text:p>coreshop/CoreShop</text:p>
          </table:table-cell>
        </table:table-row>
        <table:table-row table:style-name="ro1">
          <table:table-cell office:value-type="float" office:value="31852592" calcext:value-type="float">
            <text:p>31852592</text:p>
          </table:table-cell>
          <table:table-cell office:value-type="string" calcext:value-type="string">
            <text:p>https://api.github.com/repos/hipay/hipay-fullservice-sdk-magento1</text:p>
          </table:table-cell>
          <table:table-cell table:formula="of:=REPLACE([.B3003]; 1; 29; &quot;&quot;)" office:value-type="string" office:string-value="hipay/hipay-fullservice-sdk-magento1" calcext:value-type="string">
            <text:p>hipay/hipay-fullservice-sdk-magento1</text:p>
          </table:table-cell>
        </table:table-row>
        <table:table-row table:style-name="ro1">
          <table:table-cell office:value-type="float" office:value="31886267" calcext:value-type="float">
            <text:p>31886267</text:p>
          </table:table-cell>
          <table:table-cell office:value-type="string" calcext:value-type="string">
            <text:p>https://api.github.com/repos/PHPSocialNetwork/phpfastcache</text:p>
          </table:table-cell>
          <table:table-cell table:formula="of:=REPLACE([.B3004]; 1; 29; &quot;&quot;)" office:value-type="string" office:string-value="PHPSocialNetwork/phpfastcache" calcext:value-type="string">
            <text:p>PHPSocialNetwork/phpfastcache</text:p>
          </table:table-cell>
        </table:table-row>
        <table:table-row table:style-name="ro1">
          <table:table-cell office:value-type="float" office:value="31974509" calcext:value-type="float">
            <text:p>31974509</text:p>
          </table:table-cell>
          <table:table-cell office:value-type="string" calcext:value-type="string">
            <text:p>https://api.github.com/repos/ataylorme/Advanced-WordPress-on-Pantheon</text:p>
          </table:table-cell>
          <table:table-cell table:formula="of:=REPLACE([.B3005]; 1; 29; &quot;&quot;)" office:value-type="string" office:string-value="ataylorme/Advanced-WordPress-on-Pantheon" calcext:value-type="string">
            <text:p>ataylorme/Advanced-WordPress-on-Pantheon</text:p>
          </table:table-cell>
        </table:table-row>
        <table:table-row table:style-name="ro1">
          <table:table-cell office:value-type="float" office:value="31993015" calcext:value-type="float">
            <text:p>31993015</text:p>
          </table:table-cell>
          <table:table-cell office:value-type="string" calcext:value-type="string">
            <text:p>https://api.github.com/repos/papac/framework</text:p>
          </table:table-cell>
          <table:table-cell table:formula="of:=REPLACE([.B3006]; 1; 29; &quot;&quot;)" office:value-type="string" office:string-value="papac/framework" calcext:value-type="string">
            <text:p>papac/framework</text:p>
          </table:table-cell>
        </table:table-row>
        <table:table-row table:style-name="ro1">
          <table:table-cell office:value-type="float" office:value="31993676" calcext:value-type="float">
            <text:p>31993676</text:p>
          </table:table-cell>
          <table:table-cell office:value-type="string" calcext:value-type="string">
            <text:p>https://api.github.com/repos/DGTVE-VE/ventana-educativa-2016</text:p>
          </table:table-cell>
          <table:table-cell table:formula="of:=REPLACE([.B3007]; 1; 29; &quot;&quot;)" office:value-type="string" office:string-value="DGTVE-VE/ventana-educativa-2016" calcext:value-type="string">
            <text:p>DGTVE-VE/ventana-educativa-2016</text:p>
          </table:table-cell>
        </table:table-row>
        <table:table-row table:style-name="ro1">
          <table:table-cell office:value-type="float" office:value="31996104" calcext:value-type="float">
            <text:p>31996104</text:p>
          </table:table-cell>
          <table:table-cell office:value-type="string" calcext:value-type="string">
            <text:p>https://api.github.com/repos/ABCD-STUDY/enroll</text:p>
          </table:table-cell>
          <table:table-cell table:formula="of:=REPLACE([.B3008]; 1; 29; &quot;&quot;)" office:value-type="string" office:string-value="ABCD-STUDY/enroll" calcext:value-type="string">
            <text:p>ABCD-STUDY/enroll</text:p>
          </table:table-cell>
        </table:table-row>
        <table:table-row table:style-name="ro1">
          <table:table-cell office:value-type="float" office:value="32020503" calcext:value-type="float">
            <text:p>32020503</text:p>
          </table:table-cell>
          <table:table-cell office:value-type="string" calcext:value-type="string">
            <text:p>https://api.github.com/repos/phpmyadmin/sql-parser</text:p>
          </table:table-cell>
          <table:table-cell table:formula="of:=REPLACE([.B3009]; 1; 29; &quot;&quot;)" office:value-type="string" office:string-value="phpmyadmin/sql-parser" calcext:value-type="string">
            <text:p>phpmyadmin/sql-parser</text:p>
          </table:table-cell>
        </table:table-row>
        <table:table-row table:style-name="ro1">
          <table:table-cell office:value-type="float" office:value="32057751" calcext:value-type="float">
            <text:p>32057751</text:p>
          </table:table-cell>
          <table:table-cell office:value-type="string" calcext:value-type="string">
            <text:p>https://api.github.com/repos/superdesk/web-publisher</text:p>
          </table:table-cell>
          <table:table-cell table:formula="of:=REPLACE([.B3010]; 1; 29; &quot;&quot;)" office:value-type="string" office:string-value="superdesk/web-publisher" calcext:value-type="string">
            <text:p>superdesk/web-publisher</text:p>
          </table:table-cell>
        </table:table-row>
        <table:table-row table:style-name="ro1">
          <table:table-cell office:value-type="float" office:value="32099852" calcext:value-type="float">
            <text:p>32099852</text:p>
          </table:table-cell>
          <table:table-cell office:value-type="string" calcext:value-type="string">
            <text:p>https://api.github.com/repos/mespronos/mespronos</text:p>
          </table:table-cell>
          <table:table-cell table:formula="of:=REPLACE([.B3011]; 1; 29; &quot;&quot;)" office:value-type="string" office:string-value="mespronos/mespronos" calcext:value-type="string">
            <text:p>mespronos/mespronos</text:p>
          </table:table-cell>
        </table:table-row>
        <table:table-row table:style-name="ro1">
          <table:table-cell office:value-type="float" office:value="32117444" calcext:value-type="float">
            <text:p>32117444</text:p>
          </table:table-cell>
          <table:table-cell office:value-type="string" calcext:value-type="string">
            <text:p>https://api.github.com/repos/fairheadcreative/smtp2go</text:p>
          </table:table-cell>
          <table:table-cell table:formula="of:=REPLACE([.B3012]; 1; 29; &quot;&quot;)" office:value-type="string" office:string-value="fairheadcreative/smtp2go" calcext:value-type="string">
            <text:p>fairheadcreative/smtp2go</text:p>
          </table:table-cell>
        </table:table-row>
        <table:table-row table:style-name="ro1">
          <table:table-cell office:value-type="float" office:value="32168289" calcext:value-type="float">
            <text:p>32168289</text:p>
          </table:table-cell>
          <table:table-cell office:value-type="string" calcext:value-type="string">
            <text:p>https://api.github.com/repos/tmlpstats/tmlpstats</text:p>
          </table:table-cell>
          <table:table-cell table:formula="of:=REPLACE([.B3013]; 1; 29; &quot;&quot;)" office:value-type="string" office:string-value="tmlpstats/tmlpstats" calcext:value-type="string">
            <text:p>tmlpstats/tmlpstats</text:p>
          </table:table-cell>
        </table:table-row>
        <table:table-row table:style-name="ro1">
          <table:table-cell office:value-type="float" office:value="32217351" calcext:value-type="float">
            <text:p>32217351</text:p>
          </table:table-cell>
          <table:table-cell office:value-type="string" calcext:value-type="string">
            <text:p>https://api.github.com/repos/k-gun/oppa</text:p>
          </table:table-cell>
          <table:table-cell table:formula="of:=REPLACE([.B3014]; 1; 29; &quot;&quot;)" office:value-type="string" office:string-value="k-gun/oppa" calcext:value-type="string">
            <text:p>k-gun/oppa</text:p>
          </table:table-cell>
        </table:table-row>
        <table:table-row table:style-name="ro1">
          <table:table-cell office:value-type="float" office:value="32305653" calcext:value-type="float">
            <text:p>32305653</text:p>
          </table:table-cell>
          <table:table-cell office:value-type="string" calcext:value-type="string">
            <text:p>https://api.github.com/repos/websharks/wp-sharks-core</text:p>
          </table:table-cell>
          <table:table-cell table:formula="of:=REPLACE([.B3015]; 1; 29; &quot;&quot;)" office:value-type="string" office:string-value="websharks/wp-sharks-core" calcext:value-type="string">
            <text:p>websharks/wp-sharks-core</text:p>
          </table:table-cell>
        </table:table-row>
        <table:table-row table:style-name="ro1">
          <table:table-cell office:value-type="float" office:value="32339402" calcext:value-type="float">
            <text:p>32339402</text:p>
          </table:table-cell>
          <table:table-cell office:value-type="string" calcext:value-type="string">
            <text:p>https://api.github.com/repos/yehiaa/clinic</text:p>
          </table:table-cell>
          <table:table-cell table:formula="of:=REPLACE([.B3016]; 1; 29; &quot;&quot;)" office:value-type="string" office:string-value="yehiaa/clinic" calcext:value-type="string">
            <text:p>yehiaa/clinic</text:p>
          </table:table-cell>
        </table:table-row>
        <table:table-row table:style-name="ro1">
          <table:table-cell office:value-type="float" office:value="32351050" calcext:value-type="float">
            <text:p>32351050</text:p>
          </table:table-cell>
          <table:table-cell office:value-type="string" calcext:value-type="string">
            <text:p>https://api.github.com/repos/castle-engine/cge-www</text:p>
          </table:table-cell>
          <table:table-cell table:formula="of:=REPLACE([.B3017]; 1; 29; &quot;&quot;)" office:value-type="string" office:string-value="castle-engine/cge-www" calcext:value-type="string">
            <text:p>castle-engine/cge-www</text:p>
          </table:table-cell>
        </table:table-row>
        <table:table-row table:style-name="ro1">
          <table:table-cell office:value-type="float" office:value="32535551" calcext:value-type="float">
            <text:p>32535551</text:p>
          </table:table-cell>
          <table:table-cell office:value-type="string" calcext:value-type="string">
            <text:p>https://api.github.com/repos/quack/quack</text:p>
          </table:table-cell>
          <table:table-cell table:formula="of:=REPLACE([.B3018]; 1; 29; &quot;&quot;)" office:value-type="string" office:string-value="quack/quack" calcext:value-type="string">
            <text:p>quack/quack</text:p>
          </table:table-cell>
        </table:table-row>
        <table:table-row table:style-name="ro1">
          <table:table-cell office:value-type="float" office:value="32537095" calcext:value-type="float">
            <text:p>32537095</text:p>
          </table:table-cell>
          <table:table-cell office:value-type="string" calcext:value-type="string">
            <text:p>https://api.github.com/repos/websharks/comet-cache-pro</text:p>
          </table:table-cell>
          <table:table-cell table:formula="of:=REPLACE([.B3019]; 1; 29; &quot;&quot;)" office:value-type="string" office:string-value="websharks/comet-cache-pro" calcext:value-type="string">
            <text:p>websharks/comet-cache-pro</text:p>
          </table:table-cell>
        </table:table-row>
        <table:table-row table:style-name="ro1">
          <table:table-cell office:value-type="float" office:value="32597994" calcext:value-type="float">
            <text:p>32597994</text:p>
          </table:table-cell>
          <table:table-cell office:value-type="string" calcext:value-type="string">
            <text:p>https://api.github.com/repos/jonny1sniper/giap-dc</text:p>
          </table:table-cell>
          <table:table-cell table:formula="of:=REPLACE([.B3020]; 1; 29; &quot;&quot;)" office:value-type="string" office:string-value="jonny1sniper/giap-dc" calcext:value-type="string">
            <text:p>jonny1sniper/giap-dc</text:p>
          </table:table-cell>
        </table:table-row>
        <table:table-row table:style-name="ro1">
          <table:table-cell office:value-type="float" office:value="32626526" calcext:value-type="float">
            <text:p>32626526</text:p>
          </table:table-cell>
          <table:table-cell office:value-type="string" calcext:value-type="string">
            <text:p>https://api.github.com/repos/saproto/saproto</text:p>
          </table:table-cell>
          <table:table-cell table:formula="of:=REPLACE([.B3021]; 1; 29; &quot;&quot;)" office:value-type="string" office:string-value="saproto/saproto" calcext:value-type="string">
            <text:p>saproto/saproto</text:p>
          </table:table-cell>
        </table:table-row>
        <table:table-row table:style-name="ro1">
          <table:table-cell office:value-type="float" office:value="32642204" calcext:value-type="float">
            <text:p>32642204</text:p>
          </table:table-cell>
          <table:table-cell office:value-type="string" calcext:value-type="string">
            <text:p>https://api.github.com/repos/Web-Feet/coasterframework</text:p>
          </table:table-cell>
          <table:table-cell table:formula="of:=REPLACE([.B3022]; 1; 29; &quot;&quot;)" office:value-type="string" office:string-value="Web-Feet/coasterframework" calcext:value-type="string">
            <text:p>Web-Feet/coasterframework</text:p>
          </table:table-cell>
        </table:table-row>
        <table:table-row table:style-name="ro1">
          <table:table-cell office:value-type="float" office:value="32684458" calcext:value-type="float">
            <text:p>32684458</text:p>
          </table:table-cell>
          <table:table-cell office:value-type="string" calcext:value-type="string">
            <text:p>https://api.github.com/repos/Automattic/sensei</text:p>
          </table:table-cell>
          <table:table-cell table:formula="of:=REPLACE([.B3023]; 1; 29; &quot;&quot;)" office:value-type="string" office:string-value="Automattic/sensei" calcext:value-type="string">
            <text:p>Automattic/sensei</text:p>
          </table:table-cell>
        </table:table-row>
        <table:table-row table:style-name="ro1">
          <table:table-cell office:value-type="float" office:value="32715196" calcext:value-type="float">
            <text:p>32715196</text:p>
          </table:table-cell>
          <table:table-cell office:value-type="string" calcext:value-type="string">
            <text:p>https://api.github.com/repos/drupal-code-builder/drupal-code-builder</text:p>
          </table:table-cell>
          <table:table-cell table:formula="of:=REPLACE([.B3024]; 1; 29; &quot;&quot;)" office:value-type="string" office:string-value="drupal-code-builder/drupal-code-builder" calcext:value-type="string">
            <text:p>drupal-code-builder/drupal-code-builder</text:p>
          </table:table-cell>
        </table:table-row>
        <table:table-row table:style-name="ro1">
          <table:table-cell office:value-type="float" office:value="32735061" calcext:value-type="float">
            <text:p>32735061</text:p>
          </table:table-cell>
          <table:table-cell office:value-type="string" calcext:value-type="string">
            <text:p>https://api.github.com/repos/tongxiaoxian/local.tongxiaoxian.com</text:p>
          </table:table-cell>
          <table:table-cell table:formula="of:=REPLACE([.B3025]; 1; 29; &quot;&quot;)" office:value-type="string" office:string-value="tongxiaoxian/local.tongxiaoxian.com" calcext:value-type="string">
            <text:p>tongxiaoxian/local.tongxiaoxian.com</text:p>
          </table:table-cell>
        </table:table-row>
        <table:table-row table:style-name="ro1">
          <table:table-cell office:value-type="float" office:value="32760126" calcext:value-type="float">
            <text:p>32760126</text:p>
          </table:table-cell>
          <table:table-cell office:value-type="string" calcext:value-type="string">
            <text:p>https://api.github.com/repos/BoldGrid/boldgrid-theme-framework</text:p>
          </table:table-cell>
          <table:table-cell table:formula="of:=REPLACE([.B3026]; 1; 29; &quot;&quot;)" office:value-type="string" office:string-value="BoldGrid/boldgrid-theme-framework" calcext:value-type="string">
            <text:p>BoldGrid/boldgrid-theme-framework</text:p>
          </table:table-cell>
        </table:table-row>
        <table:table-row table:style-name="ro1">
          <table:table-cell office:value-type="float" office:value="32830023" calcext:value-type="float">
            <text:p>32830023</text:p>
          </table:table-cell>
          <table:table-cell office:value-type="string" calcext:value-type="string">
            <text:p>https://api.github.com/repos/vektorprogrammet/vektorprogrammet</text:p>
          </table:table-cell>
          <table:table-cell table:formula="of:=REPLACE([.B3027]; 1; 29; &quot;&quot;)" office:value-type="string" office:string-value="vektorprogrammet/vektorprogrammet" calcext:value-type="string">
            <text:p>vektorprogrammet/vektorprogrammet</text:p>
          </table:table-cell>
        </table:table-row>
        <table:table-row table:style-name="ro1">
          <table:table-cell office:value-type="float" office:value="32849787" calcext:value-type="float">
            <text:p>32849787</text:p>
          </table:table-cell>
          <table:table-cell office:value-type="string" calcext:value-type="string">
            <text:p>https://api.github.com/repos/semperfiwebdesign/all-in-one-seo-pack</text:p>
          </table:table-cell>
          <table:table-cell table:formula="of:=REPLACE([.B3028]; 1; 29; &quot;&quot;)" office:value-type="string" office:string-value="semperfiwebdesign/all-in-one-seo-pack" calcext:value-type="string">
            <text:p>semperfiwebdesign/all-in-one-seo-pack</text:p>
          </table:table-cell>
        </table:table-row>
        <table:table-row table:style-name="ro1">
          <table:table-cell office:value-type="float" office:value="32879399" calcext:value-type="float">
            <text:p>32879399</text:p>
          </table:table-cell>
          <table:table-cell office:value-type="string" calcext:value-type="string">
            <text:p>https://api.github.com/repos/rjon76/cleverfiles</text:p>
          </table:table-cell>
          <table:table-cell table:formula="of:=REPLACE([.B3029]; 1; 29; &quot;&quot;)" office:value-type="string" office:string-value="rjon76/cleverfiles" calcext:value-type="string">
            <text:p>rjon76/cleverfiles</text:p>
          </table:table-cell>
        </table:table-row>
        <table:table-row table:style-name="ro1">
          <table:table-cell office:value-type="float" office:value="32932350" calcext:value-type="float">
            <text:p>32932350</text:p>
          </table:table-cell>
          <table:table-cell office:value-type="string" calcext:value-type="string">
            <text:p>https://api.github.com/repos/gravityflow/gravityflow</text:p>
          </table:table-cell>
          <table:table-cell table:formula="of:=REPLACE([.B3030]; 1; 29; &quot;&quot;)" office:value-type="string" office:string-value="gravityflow/gravityflow" calcext:value-type="string">
            <text:p>gravityflow/gravityflow</text:p>
          </table:table-cell>
        </table:table-row>
        <table:table-row table:style-name="ro1">
          <table:table-cell office:value-type="float" office:value="33027125" calcext:value-type="float">
            <text:p>33027125</text:p>
          </table:table-cell>
          <table:table-cell office:value-type="string" calcext:value-type="string">
            <text:p>https://api.github.com/repos/centreon/centreon-test-lib</text:p>
          </table:table-cell>
          <table:table-cell table:formula="of:=REPLACE([.B3031]; 1; 29; &quot;&quot;)" office:value-type="string" office:string-value="centreon/centreon-test-lib" calcext:value-type="string">
            <text:p>centreon/centreon-test-lib</text:p>
          </table:table-cell>
        </table:table-row>
        <table:table-row table:style-name="ro1">
          <table:table-cell office:value-type="float" office:value="33108290" calcext:value-type="float">
            <text:p>33108290</text:p>
          </table:table-cell>
          <table:table-cell office:value-type="string" calcext:value-type="string">
            <text:p>https://api.github.com/repos/api-platform/core</text:p>
          </table:table-cell>
          <table:table-cell table:formula="of:=REPLACE([.B3032]; 1; 29; &quot;&quot;)" office:value-type="string" office:string-value="api-platform/core" calcext:value-type="string">
            <text:p>api-platform/core</text:p>
          </table:table-cell>
        </table:table-row>
        <table:table-row table:style-name="ro1">
          <table:table-cell office:value-type="float" office:value="33184487" calcext:value-type="float">
            <text:p>33184487</text:p>
          </table:table-cell>
          <table:table-cell office:value-type="string" calcext:value-type="string">
            <text:p>https://api.github.com/repos/Automattic/facebook-instant-articles-wp</text:p>
          </table:table-cell>
          <table:table-cell table:formula="of:=REPLACE([.B3033]; 1; 29; &quot;&quot;)" office:value-type="string" office:string-value="Automattic/facebook-instant-articles-wp" calcext:value-type="string">
            <text:p>Automattic/facebook-instant-articles-wp</text:p>
          </table:table-cell>
        </table:table-row>
        <table:table-row table:style-name="ro1">
          <table:table-cell office:value-type="float" office:value="33229241" calcext:value-type="float">
            <text:p>33229241</text:p>
          </table:table-cell>
          <table:table-cell office:value-type="string" calcext:value-type="string">
            <text:p>https://api.github.com/repos/luyadev/luya</text:p>
          </table:table-cell>
          <table:table-cell table:formula="of:=REPLACE([.B3034]; 1; 29; &quot;&quot;)" office:value-type="string" office:string-value="luyadev/luya" calcext:value-type="string">
            <text:p>luyadev/luya</text:p>
          </table:table-cell>
        </table:table-row>
        <table:table-row table:style-name="ro1">
          <table:table-cell office:value-type="float" office:value="33230395" calcext:value-type="float">
            <text:p>33230395</text:p>
          </table:table-cell>
          <table:table-cell office:value-type="string" calcext:value-type="string">
            <text:p>https://api.github.com/repos/luyadev/luya-module-admin</text:p>
          </table:table-cell>
          <table:table-cell table:formula="of:=REPLACE([.B3035]; 1; 29; &quot;&quot;)" office:value-type="string" office:string-value="luyadev/luya-module-admin" calcext:value-type="string">
            <text:p>luyadev/luya-module-admin</text:p>
          </table:table-cell>
        </table:table-row>
        <table:table-row table:style-name="ro1">
          <table:table-cell office:value-type="float" office:value="33230463" calcext:value-type="float">
            <text:p>33230463</text:p>
          </table:table-cell>
          <table:table-cell office:value-type="string" calcext:value-type="string">
            <text:p>https://api.github.com/repos/luyadev/luya-module-cms</text:p>
          </table:table-cell>
          <table:table-cell table:formula="of:=REPLACE([.B3036]; 1; 29; &quot;&quot;)" office:value-type="string" office:string-value="luyadev/luya-module-cms" calcext:value-type="string">
            <text:p>luyadev/luya-module-cms</text:p>
          </table:table-cell>
        </table:table-row>
        <table:table-row table:style-name="ro1">
          <table:table-cell office:value-type="float" office:value="33230619" calcext:value-type="float">
            <text:p>33230619</text:p>
          </table:table-cell>
          <table:table-cell office:value-type="string" calcext:value-type="string">
            <text:p>https://api.github.com/repos/luyadev/luya-module-news</text:p>
          </table:table-cell>
          <table:table-cell table:formula="of:=REPLACE([.B3037]; 1; 29; &quot;&quot;)" office:value-type="string" office:string-value="luyadev/luya-module-news" calcext:value-type="string">
            <text:p>luyadev/luya-module-news</text:p>
          </table:table-cell>
        </table:table-row>
        <table:table-row table:style-name="ro1">
          <table:table-cell office:value-type="float" office:value="33230789" calcext:value-type="float">
            <text:p>33230789</text:p>
          </table:table-cell>
          <table:table-cell office:value-type="string" calcext:value-type="string">
            <text:p>https://api.github.com/repos/luyadev/luya-module-account</text:p>
          </table:table-cell>
          <table:table-cell table:formula="of:=REPLACE([.B3038]; 1; 29; &quot;&quot;)" office:value-type="string" office:string-value="luyadev/luya-module-account" calcext:value-type="string">
            <text:p>luyadev/luya-module-account</text:p>
          </table:table-cell>
        </table:table-row>
        <table:table-row table:style-name="ro1">
          <table:table-cell office:value-type="float" office:value="33231052" calcext:value-type="float">
            <text:p>33231052</text:p>
          </table:table-cell>
          <table:table-cell office:value-type="string" calcext:value-type="string">
            <text:p>https://api.github.com/repos/luyadev/luya-module-gallery</text:p>
          </table:table-cell>
          <table:table-cell table:formula="of:=REPLACE([.B3039]; 1; 29; &quot;&quot;)" office:value-type="string" office:string-value="luyadev/luya-module-gallery" calcext:value-type="string">
            <text:p>luyadev/luya-module-gallery</text:p>
          </table:table-cell>
        </table:table-row>
        <table:table-row table:style-name="ro1">
          <table:table-cell office:value-type="float" office:value="33231062" calcext:value-type="float">
            <text:p>33231062</text:p>
          </table:table-cell>
          <table:table-cell office:value-type="string" calcext:value-type="string">
            <text:p>https://api.github.com/repos/howest-wsde/VrijwilligersTool</text:p>
          </table:table-cell>
          <table:table-cell table:formula="of:=REPLACE([.B3040]; 1; 29; &quot;&quot;)" office:value-type="string" office:string-value="howest-wsde/VrijwilligersTool" calcext:value-type="string">
            <text:p>howest-wsde/VrijwilligersTool</text:p>
          </table:table-cell>
        </table:table-row>
        <table:table-row table:style-name="ro1">
          <table:table-cell office:value-type="float" office:value="33231196" calcext:value-type="float">
            <text:p>33231196</text:p>
          </table:table-cell>
          <table:table-cell office:value-type="string" calcext:value-type="string">
            <text:p>https://api.github.com/repos/luyadev/luya-module-crawler</text:p>
          </table:table-cell>
          <table:table-cell table:formula="of:=REPLACE([.B3041]; 1; 29; &quot;&quot;)" office:value-type="string" office:string-value="luyadev/luya-module-crawler" calcext:value-type="string">
            <text:p>luyadev/luya-module-crawler</text:p>
          </table:table-cell>
        </table:table-row>
        <table:table-row table:style-name="ro1">
          <table:table-cell office:value-type="float" office:value="33287336" calcext:value-type="float">
            <text:p>33287336</text:p>
          </table:table-cell>
          <table:table-cell office:value-type="string" calcext:value-type="string">
            <text:p>https://api.github.com/repos/ajthinking/imjustworking</text:p>
          </table:table-cell>
          <table:table-cell table:formula="of:=REPLACE([.B3042]; 1; 29; &quot;&quot;)" office:value-type="string" office:string-value="ajthinking/imjustworking" calcext:value-type="string">
            <text:p>ajthinking/imjustworking</text:p>
          </table:table-cell>
        </table:table-row>
        <table:table-row table:style-name="ro1">
          <table:table-cell office:value-type="float" office:value="33394533" calcext:value-type="float">
            <text:p>33394533</text:p>
          </table:table-cell>
          <table:table-cell office:value-type="string" calcext:value-type="string">
            <text:p>https://api.github.com/repos/ostepu/ostepu-core</text:p>
          </table:table-cell>
          <table:table-cell table:formula="of:=REPLACE([.B3043]; 1; 29; &quot;&quot;)" office:value-type="string" office:string-value="ostepu/ostepu-core" calcext:value-type="string">
            <text:p>ostepu/ostepu-core</text:p>
          </table:table-cell>
        </table:table-row>
        <table:table-row table:style-name="ro1">
          <table:table-cell office:value-type="float" office:value="33457898" calcext:value-type="float">
            <text:p>33457898</text:p>
          </table:table-cell>
          <table:table-cell office:value-type="string" calcext:value-type="string">
            <text:p>https://api.github.com/repos/FernleafSystems/Shield</text:p>
          </table:table-cell>
          <table:table-cell table:formula="of:=REPLACE([.B3044]; 1; 29; &quot;&quot;)" office:value-type="string" office:string-value="FernleafSystems/Shield" calcext:value-type="string">
            <text:p>FernleafSystems/Shield</text:p>
          </table:table-cell>
        </table:table-row>
        <table:table-row table:style-name="ro1">
          <table:table-cell office:value-type="float" office:value="33470650" calcext:value-type="float">
            <text:p>33470650</text:p>
          </table:table-cell>
          <table:table-cell office:value-type="string" calcext:value-type="string">
            <text:p>https://api.github.com/repos/timber/timber</text:p>
          </table:table-cell>
          <table:table-cell table:formula="of:=REPLACE([.B3045]; 1; 29; &quot;&quot;)" office:value-type="string" office:string-value="timber/timber" calcext:value-type="string">
            <text:p>timber/timber</text:p>
          </table:table-cell>
        </table:table-row>
        <table:table-row table:style-name="ro1">
          <table:table-cell office:value-type="float" office:value="33665583" calcext:value-type="float">
            <text:p>33665583</text:p>
          </table:table-cell>
          <table:table-cell office:value-type="string" calcext:value-type="string">
            <text:p>https://api.github.com/repos/facebook/facebook-instant-articles-sdk-php</text:p>
          </table:table-cell>
          <table:table-cell table:formula="of:=REPLACE([.B3046]; 1; 29; &quot;&quot;)" office:value-type="string" office:string-value="facebook/facebook-instant-articles-sdk-php" calcext:value-type="string">
            <text:p>facebook/facebook-instant-articles-sdk-php</text:p>
          </table:table-cell>
        </table:table-row>
        <table:table-row table:style-name="ro1">
          <table:table-cell office:value-type="float" office:value="33676896" calcext:value-type="float">
            <text:p>33676896</text:p>
          </table:table-cell>
          <table:table-cell office:value-type="string" calcext:value-type="string">
            <text:p>https://api.github.com/repos/BurdaMagazinOrg/thunder-distribution</text:p>
          </table:table-cell>
          <table:table-cell table:formula="of:=REPLACE([.B3047]; 1; 29; &quot;&quot;)" office:value-type="string" office:string-value="BurdaMagazinOrg/thunder-distribution" calcext:value-type="string">
            <text:p>BurdaMagazinOrg/thunder-distribution</text:p>
          </table:table-cell>
        </table:table-row>
        <table:table-row table:style-name="ro1">
          <table:table-cell office:value-type="float" office:value="33725751" calcext:value-type="float">
            <text:p>33725751</text:p>
          </table:table-cell>
          <table:table-cell office:value-type="string" calcext:value-type="string">
            <text:p>https://api.github.com/repos/gocodebox/lifterlms</text:p>
          </table:table-cell>
          <table:table-cell table:formula="of:=REPLACE([.B3048]; 1; 29; &quot;&quot;)" office:value-type="string" office:string-value="gocodebox/lifterlms" calcext:value-type="string">
            <text:p>gocodebox/lifterlms</text:p>
          </table:table-cell>
        </table:table-row>
        <table:table-row table:style-name="ro1">
          <table:table-cell office:value-type="float" office:value="33830872" calcext:value-type="float">
            <text:p>33830872</text:p>
          </table:table-cell>
          <table:table-cell office:value-type="string" calcext:value-type="string">
            <text:p>https://api.github.com/repos/tellaw/ws_templating</text:p>
          </table:table-cell>
          <table:table-cell table:formula="of:=REPLACE([.B3049]; 1; 29; &quot;&quot;)" office:value-type="string" office:string-value="tellaw/ws_templating" calcext:value-type="string">
            <text:p>tellaw/ws_templating</text:p>
          </table:table-cell>
        </table:table-row>
        <table:table-row table:style-name="ro1">
          <table:table-cell office:value-type="float" office:value="33937038" calcext:value-type="float">
            <text:p>33937038</text:p>
          </table:table-cell>
          <table:table-cell office:value-type="string" calcext:value-type="string">
            <text:p>https://api.github.com/repos/araquach/jakata16</text:p>
          </table:table-cell>
          <table:table-cell table:formula="of:=REPLACE([.B3050]; 1; 29; &quot;&quot;)" office:value-type="string" office:string-value="araquach/jakata16" calcext:value-type="string">
            <text:p>araquach/jakata16</text:p>
          </table:table-cell>
        </table:table-row>
        <table:table-row table:style-name="ro1">
          <table:table-cell office:value-type="float" office:value="33940740" calcext:value-type="float">
            <text:p>33940740</text:p>
          </table:table-cell>
          <table:table-cell office:value-type="string" calcext:value-type="string">
            <text:p>https://api.github.com/repos/IdeaSpaceVR/IdeaSpace</text:p>
          </table:table-cell>
          <table:table-cell table:formula="of:=REPLACE([.B3051]; 1; 29; &quot;&quot;)" office:value-type="string" office:string-value="IdeaSpaceVR/IdeaSpace" calcext:value-type="string">
            <text:p>IdeaSpaceVR/IdeaSpace</text:p>
          </table:table-cell>
        </table:table-row>
        <table:table-row table:style-name="ro1">
          <table:table-cell office:value-type="float" office:value="33971050" calcext:value-type="float">
            <text:p>33971050</text:p>
          </table:table-cell>
          <table:table-cell office:value-type="string" calcext:value-type="string">
            <text:p>https://api.github.com/repos/ministryofjustice/opg-lpa-front</text:p>
          </table:table-cell>
          <table:table-cell table:formula="of:=REPLACE([.B3052]; 1; 29; &quot;&quot;)" office:value-type="string" office:string-value="ministryofjustice/opg-lpa-front" calcext:value-type="string">
            <text:p>ministryofjustice/opg-lpa-front</text:p>
          </table:table-cell>
        </table:table-row>
        <table:table-row table:style-name="ro1">
          <table:table-cell office:value-type="float" office:value="34042955" calcext:value-type="float">
            <text:p>34042955</text:p>
          </table:table-cell>
          <table:table-cell office:value-type="string" calcext:value-type="string">
            <text:p>https://api.github.com/repos/nova-framework/framework</text:p>
          </table:table-cell>
          <table:table-cell table:formula="of:=REPLACE([.B3053]; 1; 29; &quot;&quot;)" office:value-type="string" office:string-value="nova-framework/framework" calcext:value-type="string">
            <text:p>nova-framework/framework</text:p>
          </table:table-cell>
        </table:table-row>
        <table:table-row table:style-name="ro1">
          <table:table-cell office:value-type="float" office:value="34178871" calcext:value-type="float">
            <text:p>34178871</text:p>
          </table:table-cell>
          <table:table-cell office:value-type="string" calcext:value-type="string">
            <text:p>https://api.github.com/repos/bartleyni/eventcontrol</text:p>
          </table:table-cell>
          <table:table-cell table:formula="of:=REPLACE([.B3054]; 1; 29; &quot;&quot;)" office:value-type="string" office:string-value="bartleyni/eventcontrol" calcext:value-type="string">
            <text:p>bartleyni/eventcontrol</text:p>
          </table:table-cell>
        </table:table-row>
        <table:table-row table:style-name="ro1">
          <table:table-cell office:value-type="float" office:value="34186195" calcext:value-type="float">
            <text:p>34186195</text:p>
          </table:table-cell>
          <table:table-cell office:value-type="string" calcext:value-type="string">
            <text:p>https://api.github.com/repos/algolia/algoliasearch-magento-2</text:p>
          </table:table-cell>
          <table:table-cell table:formula="of:=REPLACE([.B3055]; 1; 29; &quot;&quot;)" office:value-type="string" office:string-value="algolia/algoliasearch-magento-2" calcext:value-type="string">
            <text:p>algolia/algoliasearch-magento-2</text:p>
          </table:table-cell>
        </table:table-row>
        <table:table-row table:style-name="ro1">
          <table:table-cell office:value-type="float" office:value="34228731" calcext:value-type="float">
            <text:p>34228731</text:p>
          </table:table-cell>
          <table:table-cell office:value-type="string" calcext:value-type="string">
            <text:p>https://api.github.com/repos/sulu/sulu</text:p>
          </table:table-cell>
          <table:table-cell table:formula="of:=REPLACE([.B3056]; 1; 29; &quot;&quot;)" office:value-type="string" office:string-value="sulu/sulu" calcext:value-type="string">
            <text:p>sulu/sulu</text:p>
          </table:table-cell>
        </table:table-row>
        <table:table-row table:style-name="ro1">
          <table:table-cell office:value-type="float" office:value="34233489" calcext:value-type="float">
            <text:p>34233489</text:p>
          </table:table-cell>
          <table:table-cell office:value-type="string" calcext:value-type="string">
            <text:p>https://api.github.com/repos/tristanbsn/IntranetNOX</text:p>
          </table:table-cell>
          <table:table-cell table:formula="of:=REPLACE([.B3057]; 1; 29; &quot;&quot;)" office:value-type="string" office:string-value="tristanbsn/IntranetNOX" calcext:value-type="string">
            <text:p>tristanbsn/IntranetNOX</text:p>
          </table:table-cell>
        </table:table-row>
        <table:table-row table:style-name="ro1">
          <table:table-cell office:value-type="float" office:value="34295793" calcext:value-type="float">
            <text:p>34295793</text:p>
          </table:table-cell>
          <table:table-cell office:value-type="string" calcext:value-type="string">
            <text:p>https://api.github.com/repos/IngenioContenidoDigital/fluzfluzweb</text:p>
          </table:table-cell>
          <table:table-cell table:formula="of:=REPLACE([.B3058]; 1; 29; &quot;&quot;)" office:value-type="string" office:string-value="IngenioContenidoDigital/fluzfluzweb" calcext:value-type="string">
            <text:p>IngenioContenidoDigital/fluzfluzweb</text:p>
          </table:table-cell>
        </table:table-row>
        <table:table-row table:style-name="ro1">
          <table:table-cell office:value-type="float" office:value="34335064" calcext:value-type="float">
            <text:p>34335064</text:p>
          </table:table-cell>
          <table:table-cell office:value-type="string" calcext:value-type="string">
            <text:p>https://api.github.com/repos/spryker/demoshop</text:p>
          </table:table-cell>
          <table:table-cell table:formula="of:=REPLACE([.B3059]; 1; 29; &quot;&quot;)" office:value-type="string" office:string-value="spryker/demoshop" calcext:value-type="string">
            <text:p>spryker/demoshop</text:p>
          </table:table-cell>
        </table:table-row>
        <table:table-row table:style-name="ro1">
          <table:table-cell office:value-type="float" office:value="34419300" calcext:value-type="float">
            <text:p>34419300</text:p>
          </table:table-cell>
          <table:table-cell office:value-type="string" calcext:value-type="string">
            <text:p>https://api.github.com/repos/FreezeWarp/freeze-messenger</text:p>
          </table:table-cell>
          <table:table-cell table:formula="of:=REPLACE([.B3060]; 1; 29; &quot;&quot;)" office:value-type="string" office:string-value="FreezeWarp/freeze-messenger" calcext:value-type="string">
            <text:p>FreezeWarp/freeze-messenger</text:p>
          </table:table-cell>
        </table:table-row>
        <table:table-row table:style-name="ro1">
          <table:table-cell office:value-type="float" office:value="34459542" calcext:value-type="float">
            <text:p>34459542</text:p>
          </table:table-cell>
          <table:table-cell office:value-type="string" calcext:value-type="string">
            <text:p>https://api.github.com/repos/CaronaBoard/CaronaBoard</text:p>
          </table:table-cell>
          <table:table-cell table:formula="of:=REPLACE([.B3061]; 1; 29; &quot;&quot;)" office:value-type="string" office:string-value="CaronaBoard/CaronaBoard" calcext:value-type="string">
            <text:p>CaronaBoard/CaronaBoard</text:p>
          </table:table-cell>
        </table:table-row>
        <table:table-row table:style-name="ro1">
          <table:table-cell office:value-type="float" office:value="34537602" calcext:value-type="float">
            <text:p>34537602</text:p>
          </table:table-cell>
          <table:table-cell office:value-type="string" calcext:value-type="string">
            <text:p>https://api.github.com/repos/versionpress/versionpress</text:p>
          </table:table-cell>
          <table:table-cell table:formula="of:=REPLACE([.B3062]; 1; 29; &quot;&quot;)" office:value-type="string" office:string-value="versionpress/versionpress" calcext:value-type="string">
            <text:p>versionpress/versionpress</text:p>
          </table:table-cell>
        </table:table-row>
        <table:table-row table:style-name="ro1">
          <table:table-cell office:value-type="float" office:value="34537761" calcext:value-type="float">
            <text:p>34537761</text:p>
          </table:table-cell>
          <table:table-cell office:value-type="string" calcext:value-type="string">
            <text:p>https://api.github.com/repos/KosyanMedia/travelpayouts-wordpress-plugin</text:p>
          </table:table-cell>
          <table:table-cell table:formula="of:=REPLACE([.B3063]; 1; 29; &quot;&quot;)" office:value-type="string" office:string-value="KosyanMedia/travelpayouts-wordpress-plugin" calcext:value-type="string">
            <text:p>KosyanMedia/travelpayouts-wordpress-plugin</text:p>
          </table:table-cell>
        </table:table-row>
        <table:table-row table:style-name="ro1">
          <table:table-cell office:value-type="float" office:value="34558064" calcext:value-type="float">
            <text:p>34558064</text:p>
          </table:table-cell>
          <table:table-cell office:value-type="string" calcext:value-type="string">
            <text:p>https://api.github.com/repos/BurningFlipside/CommonCode</text:p>
          </table:table-cell>
          <table:table-cell table:formula="of:=REPLACE([.B3064]; 1; 29; &quot;&quot;)" office:value-type="string" office:string-value="BurningFlipside/CommonCode" calcext:value-type="string">
            <text:p>BurningFlipside/CommonCode</text:p>
          </table:table-cell>
        </table:table-row>
        <table:table-row table:style-name="ro1">
          <table:table-cell office:value-type="float" office:value="34617537" calcext:value-type="float">
            <text:p>34617537</text:p>
          </table:table-cell>
          <table:table-cell office:value-type="string" calcext:value-type="string">
            <text:p>https://api.github.com/repos/tokenly/tokenpass</text:p>
          </table:table-cell>
          <table:table-cell table:formula="of:=REPLACE([.B3065]; 1; 29; &quot;&quot;)" office:value-type="string" office:string-value="tokenly/tokenpass" calcext:value-type="string">
            <text:p>tokenly/tokenpass</text:p>
          </table:table-cell>
        </table:table-row>
        <table:table-row table:style-name="ro1">
          <table:table-cell office:value-type="float" office:value="34640699" calcext:value-type="float">
            <text:p>34640699</text:p>
          </table:table-cell>
          <table:table-cell office:value-type="string" calcext:value-type="string">
            <text:p>https://api.github.com/repos/Yelfive/alihealth</text:p>
          </table:table-cell>
          <table:table-cell table:formula="of:=REPLACE([.B3066]; 1; 29; &quot;&quot;)" office:value-type="string" office:string-value="Yelfive/alihealth" calcext:value-type="string">
            <text:p>Yelfive/alihealth</text:p>
          </table:table-cell>
        </table:table-row>
        <table:table-row table:style-name="ro1">
          <table:table-cell office:value-type="float" office:value="34651643" calcext:value-type="float">
            <text:p>34651643</text:p>
          </table:table-cell>
          <table:table-cell office:value-type="string" calcext:value-type="string">
            <text:p>https://api.github.com/repos/joomlatools/joomlatools-framework</text:p>
          </table:table-cell>
          <table:table-cell table:formula="of:=REPLACE([.B3067]; 1; 29; &quot;&quot;)" office:value-type="string" office:string-value="joomlatools/joomlatools-framework" calcext:value-type="string">
            <text:p>joomlatools/joomlatools-framework</text:p>
          </table:table-cell>
        </table:table-row>
        <table:table-row table:style-name="ro1">
          <table:table-cell office:value-type="float" office:value="34714246" calcext:value-type="float">
            <text:p>34714246</text:p>
          </table:table-cell>
          <table:table-cell office:value-type="string" calcext:value-type="string">
            <text:p>https://api.github.com/repos/EffectiveActivism/effective_activism</text:p>
          </table:table-cell>
          <table:table-cell table:formula="of:=REPLACE([.B3068]; 1; 29; &quot;&quot;)" office:value-type="string" office:string-value="EffectiveActivism/effective_activism" calcext:value-type="string">
            <text:p>EffectiveActivism/effective_activism</text:p>
          </table:table-cell>
        </table:table-row>
        <table:table-row table:style-name="ro1">
          <table:table-cell office:value-type="float" office:value="34859557" calcext:value-type="float">
            <text:p>34859557</text:p>
          </table:table-cell>
          <table:table-cell office:value-type="string" calcext:value-type="string">
            <text:p>https://api.github.com/repos/hps/heartland-magento2-module</text:p>
          </table:table-cell>
          <table:table-cell table:formula="of:=REPLACE([.B3069]; 1; 29; &quot;&quot;)" office:value-type="string" office:string-value="hps/heartland-magento2-module" calcext:value-type="string">
            <text:p>hps/heartland-magento2-module</text:p>
          </table:table-cell>
        </table:table-row>
        <table:table-row table:style-name="ro1">
          <table:table-cell office:value-type="float" office:value="34869355" calcext:value-type="float">
            <text:p>34869355</text:p>
          </table:table-cell>
          <table:table-cell office:value-type="string" calcext:value-type="string">
            <text:p>https://api.github.com/repos/pckg-app/impero</text:p>
          </table:table-cell>
          <table:table-cell table:formula="of:=REPLACE([.B3070]; 1; 29; &quot;&quot;)" office:value-type="string" office:string-value="pckg-app/impero" calcext:value-type="string">
            <text:p>pckg-app/impero</text:p>
          </table:table-cell>
        </table:table-row>
        <table:table-row table:style-name="ro1">
          <table:table-cell office:value-type="float" office:value="34887362" calcext:value-type="float">
            <text:p>34887362</text:p>
          </table:table-cell>
          <table:table-cell office:value-type="string" calcext:value-type="string">
            <text:p>https://api.github.com/repos/wubaiqing/article</text:p>
          </table:table-cell>
          <table:table-cell table:formula="of:=REPLACE([.B3071]; 1; 29; &quot;&quot;)" office:value-type="string" office:string-value="wubaiqing/article" calcext:value-type="string">
            <text:p>wubaiqing/article</text:p>
          </table:table-cell>
        </table:table-row>
        <table:table-row table:style-name="ro1">
          <table:table-cell office:value-type="float" office:value="34895275" calcext:value-type="float">
            <text:p>34895275</text:p>
          </table:table-cell>
          <table:table-cell office:value-type="string" calcext:value-type="string">
            <text:p>https://api.github.com/repos/ditsas/cet</text:p>
          </table:table-cell>
          <table:table-cell table:formula="of:=REPLACE([.B3072]; 1; 29; &quot;&quot;)" office:value-type="string" office:string-value="ditsas/cet" calcext:value-type="string">
            <text:p>ditsas/cet</text:p>
          </table:table-cell>
        </table:table-row>
        <table:table-row table:style-name="ro1">
          <table:table-cell office:value-type="float" office:value="35025264" calcext:value-type="float">
            <text:p>35025264</text:p>
          </table:table-cell>
          <table:table-cell office:value-type="string" calcext:value-type="string">
            <text:p>https://api.github.com/repos/lamtanphiho/hokibet188</text:p>
          </table:table-cell>
          <table:table-cell table:formula="of:=REPLACE([.B3073]; 1; 29; &quot;&quot;)" office:value-type="string" office:string-value="lamtanphiho/hokibet188" calcext:value-type="string">
            <text:p>lamtanphiho/hokibet188</text:p>
          </table:table-cell>
        </table:table-row>
        <table:table-row table:style-name="ro1">
          <table:table-cell office:value-type="float" office:value="35062118" calcext:value-type="float">
            <text:p>35062118</text:p>
          </table:table-cell>
          <table:table-cell office:value-type="string" calcext:value-type="string">
            <text:p>https://api.github.com/repos/yidashi/yii2cmf</text:p>
          </table:table-cell>
          <table:table-cell table:formula="of:=REPLACE([.B3074]; 1; 29; &quot;&quot;)" office:value-type="string" office:string-value="yidashi/yii2cmf" calcext:value-type="string">
            <text:p>yidashi/yii2cmf</text:p>
          </table:table-cell>
        </table:table-row>
        <table:table-row table:style-name="ro1">
          <table:table-cell office:value-type="float" office:value="35080474" calcext:value-type="float">
            <text:p>35080474</text:p>
          </table:table-cell>
          <table:table-cell office:value-type="string" calcext:value-type="string">
            <text:p>https://api.github.com/repos/npds/npds_dune</text:p>
          </table:table-cell>
          <table:table-cell table:formula="of:=REPLACE([.B3075]; 1; 29; &quot;&quot;)" office:value-type="string" office:string-value="npds/npds_dune" calcext:value-type="string">
            <text:p>npds/npds_dune</text:p>
          </table:table-cell>
        </table:table-row>
        <table:table-row table:style-name="ro1">
          <table:table-cell office:value-type="float" office:value="35133993" calcext:value-type="float">
            <text:p>35133993</text:p>
          </table:table-cell>
          <table:table-cell office:value-type="string" calcext:value-type="string">
            <text:p>https://api.github.com/repos/Wandu/Framework</text:p>
          </table:table-cell>
          <table:table-cell table:formula="of:=REPLACE([.B3076]; 1; 29; &quot;&quot;)" office:value-type="string" office:string-value="Wandu/Framework" calcext:value-type="string">
            <text:p>Wandu/Framework</text:p>
          </table:table-cell>
        </table:table-row>
        <table:table-row table:style-name="ro1">
          <table:table-cell office:value-type="float" office:value="35150487" calcext:value-type="float">
            <text:p>35150487</text:p>
          </table:table-cell>
          <table:table-cell office:value-type="string" calcext:value-type="string">
            <text:p>https://api.github.com/repos/tetris-solutions/adpeek-api</text:p>
          </table:table-cell>
          <table:table-cell table:formula="of:=REPLACE([.B3077]; 1; 29; &quot;&quot;)" office:value-type="string" office:string-value="tetris-solutions/adpeek-api" calcext:value-type="string">
            <text:p>tetris-solutions/adpeek-api</text:p>
          </table:table-cell>
        </table:table-row>
        <table:table-row table:style-name="ro1">
          <table:table-cell office:value-type="float" office:value="35166552" calcext:value-type="float">
            <text:p>35166552</text:p>
          </table:table-cell>
          <table:table-cell office:value-type="string" calcext:value-type="string">
            <text:p>https://api.github.com/repos/atomjump/loop-server</text:p>
          </table:table-cell>
          <table:table-cell table:formula="of:=REPLACE([.B3078]; 1; 29; &quot;&quot;)" office:value-type="string" office:string-value="atomjump/loop-server" calcext:value-type="string">
            <text:p>atomjump/loop-server</text:p>
          </table:table-cell>
        </table:table-row>
        <table:table-row table:style-name="ro1">
          <table:table-cell office:value-type="float" office:value="35185549" calcext:value-type="float">
            <text:p>35185549</text:p>
          </table:table-cell>
          <table:table-cell office:value-type="string" calcext:value-type="string">
            <text:p>https://api.github.com/repos/algoritmika/woocommerce-jetpack</text:p>
          </table:table-cell>
          <table:table-cell table:formula="of:=REPLACE([.B3079]; 1; 29; &quot;&quot;)" office:value-type="string" office:string-value="algoritmika/woocommerce-jetpack" calcext:value-type="string">
            <text:p>algoritmika/woocommerce-jetpack</text:p>
          </table:table-cell>
        </table:table-row>
        <table:table-row table:style-name="ro1">
          <table:table-cell office:value-type="float" office:value="35275568" calcext:value-type="float">
            <text:p>35275568</text:p>
          </table:table-cell>
          <table:table-cell office:value-type="string" calcext:value-type="string">
            <text:p>https://api.github.com/repos/nonstopflights/Personal</text:p>
          </table:table-cell>
          <table:table-cell table:formula="of:=REPLACE([.B3080]; 1; 29; &quot;&quot;)" office:value-type="string" office:string-value="nonstopflights/Personal" calcext:value-type="string">
            <text:p>nonstopflights/Personal</text:p>
          </table:table-cell>
        </table:table-row>
        <table:table-row table:style-name="ro1">
          <table:table-cell office:value-type="float" office:value="35380965" calcext:value-type="float">
            <text:p>35380965</text:p>
          </table:table-cell>
          <table:table-cell office:value-type="string" calcext:value-type="string">
            <text:p>https://api.github.com/repos/EneaWeb/sprea</text:p>
          </table:table-cell>
          <table:table-cell table:formula="of:=REPLACE([.B3081]; 1; 29; &quot;&quot;)" office:value-type="string" office:string-value="EneaWeb/sprea" calcext:value-type="string">
            <text:p>EneaWeb/sprea</text:p>
          </table:table-cell>
        </table:table-row>
        <table:table-row table:style-name="ro1">
          <table:table-cell office:value-type="float" office:value="35415759" calcext:value-type="float">
            <text:p>35415759</text:p>
          </table:table-cell>
          <table:table-cell office:value-type="string" calcext:value-type="string">
            <text:p>https://api.github.com/repos/Lohkai/Library</text:p>
          </table:table-cell>
          <table:table-cell table:formula="of:=REPLACE([.B3082]; 1; 29; &quot;&quot;)" office:value-type="string" office:string-value="Lohkai/Library" calcext:value-type="string">
            <text:p>Lohkai/Library</text:p>
          </table:table-cell>
        </table:table-row>
        <table:table-row table:style-name="ro1">
          <table:table-cell office:value-type="float" office:value="35456853" calcext:value-type="float">
            <text:p>35456853</text:p>
          </table:table-cell>
          <table:table-cell office:value-type="string" calcext:value-type="string">
            <text:p>https://api.github.com/repos/Jugolo/CowChat</text:p>
          </table:table-cell>
          <table:table-cell table:formula="of:=REPLACE([.B3083]; 1; 29; &quot;&quot;)" office:value-type="string" office:string-value="Jugolo/CowChat" calcext:value-type="string">
            <text:p>Jugolo/CowChat</text:p>
          </table:table-cell>
        </table:table-row>
        <table:table-row table:style-name="ro1">
          <table:table-cell office:value-type="float" office:value="35538651" calcext:value-type="float">
            <text:p>35538651</text:p>
          </table:table-cell>
          <table:table-cell office:value-type="string" calcext:value-type="string">
            <text:p>https://api.github.com/repos/WonCity/woncity</text:p>
          </table:table-cell>
          <table:table-cell table:formula="of:=REPLACE([.B3084]; 1; 29; &quot;&quot;)" office:value-type="string" office:string-value="WonCity/woncity" calcext:value-type="string">
            <text:p>WonCity/woncity</text:p>
          </table:table-cell>
        </table:table-row>
        <table:table-row table:style-name="ro1">
          <table:table-cell office:value-type="float" office:value="35544214" calcext:value-type="float">
            <text:p>35544214</text:p>
          </table:table-cell>
          <table:table-cell office:value-type="string" calcext:value-type="string">
            <text:p>https://api.github.com/repos/BuddyForms/BuddyForms</text:p>
          </table:table-cell>
          <table:table-cell table:formula="of:=REPLACE([.B3085]; 1; 29; &quot;&quot;)" office:value-type="string" office:string-value="BuddyForms/BuddyForms" calcext:value-type="string">
            <text:p>BuddyForms/BuddyForms</text:p>
          </table:table-cell>
        </table:table-row>
        <table:table-row table:style-name="ro1">
          <table:table-cell office:value-type="float" office:value="35657639" calcext:value-type="float">
            <text:p>35657639</text:p>
          </table:table-cell>
          <table:table-cell office:value-type="string" calcext:value-type="string">
            <text:p>https://api.github.com/repos/JugendRettet/website</text:p>
          </table:table-cell>
          <table:table-cell table:formula="of:=REPLACE([.B3086]; 1; 29; &quot;&quot;)" office:value-type="string" office:string-value="JugendRettet/website" calcext:value-type="string">
            <text:p>JugendRettet/website</text:p>
          </table:table-cell>
        </table:table-row>
        <table:table-row table:style-name="ro1">
          <table:table-cell office:value-type="float" office:value="35666992" calcext:value-type="float">
            <text:p>35666992</text:p>
          </table:table-cell>
          <table:table-cell office:value-type="string" calcext:value-type="string">
            <text:p>https://api.github.com/repos/DevlessTeam/DV-PHP-CORE</text:p>
          </table:table-cell>
          <table:table-cell table:formula="of:=REPLACE([.B3087]; 1; 29; &quot;&quot;)" office:value-type="string" office:string-value="DevlessTeam/DV-PHP-CORE" calcext:value-type="string">
            <text:p>DevlessTeam/DV-PHP-CORE</text:p>
          </table:table-cell>
        </table:table-row>
        <table:table-row table:style-name="ro1">
          <table:table-cell office:value-type="float" office:value="35914464" calcext:value-type="float">
            <text:p>35914464</text:p>
          </table:table-cell>
          <table:table-cell office:value-type="string" calcext:value-type="string">
            <text:p>https://api.github.com/repos/helsingborg-stad/Municipio</text:p>
          </table:table-cell>
          <table:table-cell table:formula="of:=REPLACE([.B3088]; 1; 29; &quot;&quot;)" office:value-type="string" office:string-value="helsingborg-stad/Municipio" calcext:value-type="string">
            <text:p>helsingborg-stad/Municipio</text:p>
          </table:table-cell>
        </table:table-row>
        <table:table-row table:style-name="ro1">
          <table:table-cell office:value-type="float" office:value="35928617" calcext:value-type="float">
            <text:p>35928617</text:p>
          </table:table-cell>
          <table:table-cell office:value-type="string" calcext:value-type="string">
            <text:p>https://api.github.com/repos/Automattic/woocommerce-connect-client</text:p>
          </table:table-cell>
          <table:table-cell table:formula="of:=REPLACE([.B3089]; 1; 29; &quot;&quot;)" office:value-type="string" office:string-value="Automattic/woocommerce-connect-client" calcext:value-type="string">
            <text:p>Automattic/woocommerce-connect-client</text:p>
          </table:table-cell>
        </table:table-row>
        <table:table-row table:style-name="ro1">
          <table:table-cell office:value-type="float" office:value="36288449" calcext:value-type="float">
            <text:p>36288449</text:p>
          </table:table-cell>
          <table:table-cell office:value-type="string" calcext:value-type="string">
            <text:p>https://api.github.com/repos/ophian/styx</text:p>
          </table:table-cell>
          <table:table-cell table:formula="of:=REPLACE([.B3090]; 1; 29; &quot;&quot;)" office:value-type="string" office:string-value="ophian/styx" calcext:value-type="string">
            <text:p>ophian/styx</text:p>
          </table:table-cell>
        </table:table-row>
        <table:table-row table:style-name="ro1">
          <table:table-cell office:value-type="float" office:value="36516450" calcext:value-type="float">
            <text:p>36516450</text:p>
          </table:table-cell>
          <table:table-cell office:value-type="string" calcext:value-type="string">
            <text:p>https://api.github.com/repos/alerj/parlamentojuvenil</text:p>
          </table:table-cell>
          <table:table-cell table:formula="of:=REPLACE([.B3091]; 1; 29; &quot;&quot;)" office:value-type="string" office:string-value="alerj/parlamentojuvenil" calcext:value-type="string">
            <text:p>alerj/parlamentojuvenil</text:p>
          </table:table-cell>
        </table:table-row>
        <table:table-row table:style-name="ro1">
          <table:table-cell office:value-type="float" office:value="36520122" calcext:value-type="float">
            <text:p>36520122</text:p>
          </table:table-cell>
          <table:table-cell office:value-type="string" calcext:value-type="string">
            <text:p>https://api.github.com/repos/frost-dev/Frost-API</text:p>
          </table:table-cell>
          <table:table-cell table:formula="of:=REPLACE([.B3092]; 1; 29; &quot;&quot;)" office:value-type="string" office:string-value="frost-dev/Frost-API" calcext:value-type="string">
            <text:p>frost-dev/Frost-API</text:p>
          </table:table-cell>
        </table:table-row>
        <table:table-row table:style-name="ro1">
          <table:table-cell office:value-type="float" office:value="36788288" calcext:value-type="float">
            <text:p>36788288</text:p>
          </table:table-cell>
          <table:table-cell office:value-type="string" calcext:value-type="string">
            <text:p>https://api.github.com/repos/displaycoffee/sites</text:p>
          </table:table-cell>
          <table:table-cell table:formula="of:=REPLACE([.B3093]; 1; 29; &quot;&quot;)" office:value-type="string" office:string-value="displaycoffee/sites" calcext:value-type="string">
            <text:p>displaycoffee/sites</text:p>
          </table:table-cell>
        </table:table-row>
        <table:table-row table:style-name="ro1">
          <table:table-cell office:value-type="float" office:value="36951195" calcext:value-type="float">
            <text:p>36951195</text:p>
          </table:table-cell>
          <table:table-cell office:value-type="string" calcext:value-type="string">
            <text:p>https://api.github.com/repos/hrib/faceapp</text:p>
          </table:table-cell>
          <table:table-cell table:formula="of:=REPLACE([.B3094]; 1; 29; &quot;&quot;)" office:value-type="string" office:string-value="hrib/faceapp" calcext:value-type="string">
            <text:p>hrib/faceapp</text:p>
          </table:table-cell>
        </table:table-row>
        <table:table-row table:style-name="ro1">
          <table:table-cell office:value-type="float" office:value="37238134" calcext:value-type="float">
            <text:p>37238134</text:p>
          </table:table-cell>
          <table:table-cell office:value-type="string" calcext:value-type="string">
            <text:p>https://api.github.com/repos/myparcelnl/magento1</text:p>
          </table:table-cell>
          <table:table-cell table:formula="of:=REPLACE([.B3095]; 1; 29; &quot;&quot;)" office:value-type="string" office:string-value="myparcelnl/magento1" calcext:value-type="string">
            <text:p>myparcelnl/magento1</text:p>
          </table:table-cell>
        </table:table-row>
        <table:table-row table:style-name="ro1">
          <table:table-cell office:value-type="float" office:value="37244723" calcext:value-type="float">
            <text:p>37244723</text:p>
          </table:table-cell>
          <table:table-cell office:value-type="string" calcext:value-type="string">
            <text:p>https://api.github.com/repos/nazar-pc/CleverStyle-Framework</text:p>
          </table:table-cell>
          <table:table-cell table:formula="of:=REPLACE([.B3096]; 1; 29; &quot;&quot;)" office:value-type="string" office:string-value="nazar-pc/CleverStyle-Framework" calcext:value-type="string">
            <text:p>nazar-pc/CleverStyle-Framework</text:p>
          </table:table-cell>
        </table:table-row>
        <table:table-row table:style-name="ro1">
          <table:table-cell office:value-type="float" office:value="37310675" calcext:value-type="float">
            <text:p>37310675</text:p>
          </table:table-cell>
          <table:table-cell office:value-type="string" calcext:value-type="string">
            <text:p>https://api.github.com/repos/buddypress/next-template-packs</text:p>
          </table:table-cell>
          <table:table-cell table:formula="of:=REPLACE([.B3097]; 1; 29; &quot;&quot;)" office:value-type="string" office:string-value="buddypress/next-template-packs" calcext:value-type="string">
            <text:p>buddypress/next-template-packs</text:p>
          </table:table-cell>
        </table:table-row>
        <table:table-row table:style-name="ro1">
          <table:table-cell office:value-type="float" office:value="37348157" calcext:value-type="float">
            <text:p>37348157</text:p>
          </table:table-cell>
          <table:table-cell office:value-type="string" calcext:value-type="string">
            <text:p>https://api.github.com/repos/EU-OSHA/oira-website</text:p>
          </table:table-cell>
          <table:table-cell table:formula="of:=REPLACE([.B3098]; 1; 29; &quot;&quot;)" office:value-type="string" office:string-value="EU-OSHA/oira-website" calcext:value-type="string">
            <text:p>EU-OSHA/oira-website</text:p>
          </table:table-cell>
        </table:table-row>
        <table:table-row table:style-name="ro1">
          <table:table-cell office:value-type="float" office:value="37434686" calcext:value-type="float">
            <text:p>37434686</text:p>
          </table:table-cell>
          <table:table-cell office:value-type="string" calcext:value-type="string">
            <text:p>https://api.github.com/repos/Submitty/Submitty</text:p>
          </table:table-cell>
          <table:table-cell table:formula="of:=REPLACE([.B3099]; 1; 29; &quot;&quot;)" office:value-type="string" office:string-value="Submitty/Submitty" calcext:value-type="string">
            <text:p>Submitty/Submitty</text:p>
          </table:table-cell>
        </table:table-row>
        <table:table-row table:style-name="ro1">
          <table:table-cell office:value-type="float" office:value="37439511" calcext:value-type="float">
            <text:p>37439511</text:p>
          </table:table-cell>
          <table:table-cell office:value-type="string" calcext:value-type="string">
            <text:p>https://api.github.com/repos/opengovfoundation/madison</text:p>
          </table:table-cell>
          <table:table-cell table:formula="of:=REPLACE([.B3100]; 1; 29; &quot;&quot;)" office:value-type="string" office:string-value="opengovfoundation/madison" calcext:value-type="string">
            <text:p>opengovfoundation/madison</text:p>
          </table:table-cell>
        </table:table-row>
        <table:table-row table:style-name="ro1">
          <table:table-cell office:value-type="float" office:value="37470363" calcext:value-type="float">
            <text:p>37470363</text:p>
          </table:table-cell>
          <table:table-cell office:value-type="string" calcext:value-type="string">
            <text:p>https://api.github.com/repos/ladonin/magento</text:p>
          </table:table-cell>
          <table:table-cell table:formula="of:=REPLACE([.B3101]; 1; 29; &quot;&quot;)" office:value-type="string" office:string-value="ladonin/magento" calcext:value-type="string">
            <text:p>ladonin/magento</text:p>
          </table:table-cell>
        </table:table-row>
        <table:table-row table:style-name="ro1">
          <table:table-cell office:value-type="float" office:value="37499839" calcext:value-type="float">
            <text:p>37499839</text:p>
          </table:table-cell>
          <table:table-cell office:value-type="string" calcext:value-type="string">
            <text:p>https://api.github.com/repos/jonnybarnes/jonnybarnes.uk</text:p>
          </table:table-cell>
          <table:table-cell table:formula="of:=REPLACE([.B3102]; 1; 29; &quot;&quot;)" office:value-type="string" office:string-value="jonnybarnes/jonnybarnes.uk" calcext:value-type="string">
            <text:p>jonnybarnes/jonnybarnes.uk</text:p>
          </table:table-cell>
        </table:table-row>
        <table:table-row table:style-name="ro1">
          <table:table-cell office:value-type="float" office:value="37521185" calcext:value-type="float">
            <text:p>37521185</text:p>
          </table:table-cell>
          <table:table-cell office:value-type="string" calcext:value-type="string">
            <text:p>https://api.github.com/repos/zencart/zencart</text:p>
          </table:table-cell>
          <table:table-cell table:formula="of:=REPLACE([.B3103]; 1; 29; &quot;&quot;)" office:value-type="string" office:string-value="zencart/zencart" calcext:value-type="string">
            <text:p>zencart/zencart</text:p>
          </table:table-cell>
        </table:table-row>
        <table:table-row table:style-name="ro1">
          <table:table-cell office:value-type="float" office:value="37543182" calcext:value-type="float">
            <text:p>37543182</text:p>
          </table:table-cell>
          <table:table-cell office:value-type="string" calcext:value-type="string">
            <text:p>https://api.github.com/repos/ShinethemeTeam/wpbooking</text:p>
          </table:table-cell>
          <table:table-cell table:formula="of:=REPLACE([.B3104]; 1; 29; &quot;&quot;)" office:value-type="string" office:string-value="ShinethemeTeam/wpbooking" calcext:value-type="string">
            <text:p>ShinethemeTeam/wpbooking</text:p>
          </table:table-cell>
        </table:table-row>
        <table:table-row table:style-name="ro1">
          <table:table-cell office:value-type="float" office:value="37584322" calcext:value-type="float">
            <text:p>37584322</text:p>
          </table:table-cell>
          <table:table-cell office:value-type="string" calcext:value-type="string">
            <text:p>https://api.github.com/repos/KB-Support/kb-support</text:p>
          </table:table-cell>
          <table:table-cell table:formula="of:=REPLACE([.B3105]; 1; 29; &quot;&quot;)" office:value-type="string" office:string-value="KB-Support/kb-support" calcext:value-type="string">
            <text:p>KB-Support/kb-support</text:p>
          </table:table-cell>
        </table:table-row>
        <table:table-row table:style-name="ro1">
          <table:table-cell office:value-type="float" office:value="37585248" calcext:value-type="float">
            <text:p>37585248</text:p>
          </table:table-cell>
          <table:table-cell office:value-type="string" calcext:value-type="string">
            <text:p>https://api.github.com/repos/ITS-UofIowa/nile</text:p>
          </table:table-cell>
          <table:table-cell table:formula="of:=REPLACE([.B3106]; 1; 29; &quot;&quot;)" office:value-type="string" office:string-value="ITS-UofIowa/nile" calcext:value-type="string">
            <text:p>ITS-UofIowa/nile</text:p>
          </table:table-cell>
        </table:table-row>
        <table:table-row table:style-name="ro1">
          <table:table-cell office:value-type="float" office:value="37600237" calcext:value-type="float">
            <text:p>37600237</text:p>
          </table:table-cell>
          <table:table-cell office:value-type="string" calcext:value-type="string">
            <text:p>https://api.github.com/repos/mdjm/mobile-dj-manager</text:p>
          </table:table-cell>
          <table:table-cell table:formula="of:=REPLACE([.B3107]; 1; 29; &quot;&quot;)" office:value-type="string" office:string-value="mdjm/mobile-dj-manager" calcext:value-type="string">
            <text:p>mdjm/mobile-dj-manager</text:p>
          </table:table-cell>
        </table:table-row>
        <table:table-row table:style-name="ro1">
          <table:table-cell office:value-type="float" office:value="37759947" calcext:value-type="float">
            <text:p>37759947</text:p>
          </table:table-cell>
          <table:table-cell office:value-type="string" calcext:value-type="string">
            <text:p>https://api.github.com/repos/acquia/blt</text:p>
          </table:table-cell>
          <table:table-cell table:formula="of:=REPLACE([.B3108]; 1; 29; &quot;&quot;)" office:value-type="string" office:string-value="acquia/blt" calcext:value-type="string">
            <text:p>acquia/blt</text:p>
          </table:table-cell>
        </table:table-row>
        <table:table-row table:style-name="ro1">
          <table:table-cell office:value-type="float" office:value="37847547" calcext:value-type="float">
            <text:p>37847547</text:p>
          </table:table-cell>
          <table:table-cell office:value-type="string" calcext:value-type="string">
            <text:p>https://api.github.com/repos/stevector/nerdologues-d8</text:p>
          </table:table-cell>
          <table:table-cell table:formula="of:=REPLACE([.B3109]; 1; 29; &quot;&quot;)" office:value-type="string" office:string-value="stevector/nerdologues-d8" calcext:value-type="string">
            <text:p>stevector/nerdologues-d8</text:p>
          </table:table-cell>
        </table:table-row>
        <table:table-row table:style-name="ro1">
          <table:table-cell office:value-type="float" office:value="38032708" calcext:value-type="float">
            <text:p>38032708</text:p>
          </table:table-cell>
          <table:table-cell office:value-type="string" calcext:value-type="string">
            <text:p>https://api.github.com/repos/ryanfmurphy/db_viewer</text:p>
          </table:table-cell>
          <table:table-cell table:formula="of:=REPLACE([.B3110]; 1; 29; &quot;&quot;)" office:value-type="string" office:string-value="ryanfmurphy/db_viewer" calcext:value-type="string">
            <text:p>ryanfmurphy/db_viewer</text:p>
          </table:table-cell>
        </table:table-row>
        <table:table-row table:style-name="ro1">
          <table:table-cell office:value-type="float" office:value="38242322" calcext:value-type="float">
            <text:p>38242322</text:p>
          </table:table-cell>
          <table:table-cell office:value-type="string" calcext:value-type="string">
            <text:p>https://api.github.com/repos/fumseck/Aphrodite</text:p>
          </table:table-cell>
          <table:table-cell table:formula="of:=REPLACE([.B3111]; 1; 29; &quot;&quot;)" office:value-type="string" office:string-value="fumseck/Aphrodite" calcext:value-type="string">
            <text:p>fumseck/Aphrodite</text:p>
          </table:table-cell>
        </table:table-row>
        <table:table-row table:style-name="ro1">
          <table:table-cell office:value-type="float" office:value="38354047" calcext:value-type="float">
            <text:p>38354047</text:p>
          </table:table-cell>
          <table:table-cell office:value-type="string" calcext:value-type="string">
            <text:p>https://api.github.com/repos/K-Phoen/regis</text:p>
          </table:table-cell>
          <table:table-cell table:formula="of:=REPLACE([.B3112]; 1; 29; &quot;&quot;)" office:value-type="string" office:string-value="K-Phoen/regis" calcext:value-type="string">
            <text:p>K-Phoen/regis</text:p>
          </table:table-cell>
        </table:table-row>
        <table:table-row table:style-name="ro1">
          <table:table-cell office:value-type="float" office:value="38478018" calcext:value-type="float">
            <text:p>38478018</text:p>
          </table:table-cell>
          <table:table-cell office:value-type="string" calcext:value-type="string">
            <text:p>https://api.github.com/repos/ProfessorFrancken/ProfessorFrancken</text:p>
          </table:table-cell>
          <table:table-cell table:formula="of:=REPLACE([.B3113]; 1; 29; &quot;&quot;)" office:value-type="string" office:string-value="ProfessorFrancken/ProfessorFrancken" calcext:value-type="string">
            <text:p>ProfessorFrancken/ProfessorFrancken</text:p>
          </table:table-cell>
        </table:table-row>
        <table:table-row table:style-name="ro1">
          <table:table-cell office:value-type="float" office:value="38511852" calcext:value-type="float">
            <text:p>38511852</text:p>
          </table:table-cell>
          <table:table-cell office:value-type="string" calcext:value-type="string">
            <text:p>https://api.github.com/repos/OpenDevelopmentMekong/wp-odm_theme</text:p>
          </table:table-cell>
          <table:table-cell table:formula="of:=REPLACE([.B3114]; 1; 29; &quot;&quot;)" office:value-type="string" office:string-value="OpenDevelopmentMekong/wp-odm_theme" calcext:value-type="string">
            <text:p>OpenDevelopmentMekong/wp-odm_theme</text:p>
          </table:table-cell>
        </table:table-row>
        <table:table-row table:style-name="ro1">
          <table:table-cell office:value-type="float" office:value="38571197" calcext:value-type="float">
            <text:p>38571197</text:p>
          </table:table-cell>
          <table:table-cell office:value-type="string" calcext:value-type="string">
            <text:p>https://api.github.com/repos/Nosto/nosto-magento</text:p>
          </table:table-cell>
          <table:table-cell table:formula="of:=REPLACE([.B3115]; 1; 29; &quot;&quot;)" office:value-type="string" office:string-value="Nosto/nosto-magento" calcext:value-type="string">
            <text:p>Nosto/nosto-magento</text:p>
          </table:table-cell>
        </table:table-row>
        <table:table-row table:style-name="ro1">
          <table:table-cell office:value-type="float" office:value="38613073" calcext:value-type="float">
            <text:p>38613073</text:p>
          </table:table-cell>
          <table:table-cell office:value-type="string" calcext:value-type="string">
            <text:p>https://api.github.com/repos/skaut/SRS</text:p>
          </table:table-cell>
          <table:table-cell table:formula="of:=REPLACE([.B3116]; 1; 29; &quot;&quot;)" office:value-type="string" office:string-value="skaut/SRS" calcext:value-type="string">
            <text:p>skaut/SRS</text:p>
          </table:table-cell>
        </table:table-row>
        <table:table-row table:style-name="ro1">
          <table:table-cell office:value-type="float" office:value="38705744" calcext:value-type="float">
            <text:p>38705744</text:p>
          </table:table-cell>
          <table:table-cell office:value-type="string" calcext:value-type="string">
            <text:p>https://api.github.com/repos/ophian/additional_plugins</text:p>
          </table:table-cell>
          <table:table-cell table:formula="of:=REPLACE([.B3117]; 1; 29; &quot;&quot;)" office:value-type="string" office:string-value="ophian/additional_plugins" calcext:value-type="string">
            <text:p>ophian/additional_plugins</text:p>
          </table:table-cell>
        </table:table-row>
        <table:table-row table:style-name="ro1">
          <table:table-cell office:value-type="float" office:value="38746998" calcext:value-type="float">
            <text:p>38746998</text:p>
          </table:table-cell>
          <table:table-cell office:value-type="string" calcext:value-type="string">
            <text:p>https://api.github.com/repos/ucalgary/www.ucalgary</text:p>
          </table:table-cell>
          <table:table-cell table:formula="of:=REPLACE([.B3118]; 1; 29; &quot;&quot;)" office:value-type="string" office:string-value="ucalgary/www.ucalgary" calcext:value-type="string">
            <text:p>ucalgary/www.ucalgary</text:p>
          </table:table-cell>
        </table:table-row>
        <table:table-row table:style-name="ro1">
          <table:table-cell office:value-type="float" office:value="38873797" calcext:value-type="float">
            <text:p>38873797</text:p>
          </table:table-cell>
          <table:table-cell office:value-type="string" calcext:value-type="string">
            <text:p>https://api.github.com/repos/helsingborg-stad/api-event-manager</text:p>
          </table:table-cell>
          <table:table-cell table:formula="of:=REPLACE([.B3119]; 1; 29; &quot;&quot;)" office:value-type="string" office:string-value="helsingborg-stad/api-event-manager" calcext:value-type="string">
            <text:p>helsingborg-stad/api-event-manager</text:p>
          </table:table-cell>
        </table:table-row>
        <table:table-row table:style-name="ro1">
          <table:table-cell office:value-type="float" office:value="38883543" calcext:value-type="float">
            <text:p>38883543</text:p>
          </table:table-cell>
          <table:table-cell office:value-type="string" calcext:value-type="string">
            <text:p>https://api.github.com/repos/shopware/SwagConnect</text:p>
          </table:table-cell>
          <table:table-cell table:formula="of:=REPLACE([.B3120]; 1; 29; &quot;&quot;)" office:value-type="string" office:string-value="shopware/SwagConnect" calcext:value-type="string">
            <text:p>shopware/SwagConnect</text:p>
          </table:table-cell>
        </table:table-row>
        <table:table-row table:style-name="ro1">
          <table:table-cell office:value-type="float" office:value="39068088" calcext:value-type="float">
            <text:p>39068088</text:p>
          </table:table-cell>
          <table:table-cell office:value-type="string" calcext:value-type="string">
            <text:p>https://api.github.com/repos/mika-nt28/Jeedom-Eibd</text:p>
          </table:table-cell>
          <table:table-cell table:formula="of:=REPLACE([.B3121]; 1; 29; &quot;&quot;)" office:value-type="string" office:string-value="mika-nt28/Jeedom-Eibd" calcext:value-type="string">
            <text:p>mika-nt28/Jeedom-Eibd</text:p>
          </table:table-cell>
        </table:table-row>
        <table:table-row table:style-name="ro1">
          <table:table-cell office:value-type="float" office:value="39482452" calcext:value-type="float">
            <text:p>39482452</text:p>
          </table:table-cell>
          <table:table-cell office:value-type="string" calcext:value-type="string">
            <text:p>https://api.github.com/repos/eddieridwan/OpenSID</text:p>
          </table:table-cell>
          <table:table-cell table:formula="of:=REPLACE([.B3122]; 1; 29; &quot;&quot;)" office:value-type="string" office:string-value="eddieridwan/OpenSID" calcext:value-type="string">
            <text:p>eddieridwan/OpenSID</text:p>
          </table:table-cell>
        </table:table-row>
        <table:table-row table:style-name="ro1">
          <table:table-cell office:value-type="float" office:value="39661870" calcext:value-type="float">
            <text:p>39661870</text:p>
          </table:table-cell>
          <table:table-cell office:value-type="string" calcext:value-type="string">
            <text:p>https://api.github.com/repos/hiro0218/kiku-theme</text:p>
          </table:table-cell>
          <table:table-cell table:formula="of:=REPLACE([.B3123]; 1; 29; &quot;&quot;)" office:value-type="string" office:string-value="hiro0218/kiku-theme" calcext:value-type="string">
            <text:p>hiro0218/kiku-theme</text:p>
          </table:table-cell>
        </table:table-row>
        <table:table-row table:style-name="ro1">
          <table:table-cell office:value-type="float" office:value="39917429" calcext:value-type="float">
            <text:p>39917429</text:p>
          </table:table-cell>
          <table:table-cell office:value-type="string" calcext:value-type="string">
            <text:p>https://api.github.com/repos/bcit-ci/CodeIgniter4</text:p>
          </table:table-cell>
          <table:table-cell table:formula="of:=REPLACE([.B3124]; 1; 29; &quot;&quot;)" office:value-type="string" office:string-value="bcit-ci/CodeIgniter4" calcext:value-type="string">
            <text:p>bcit-ci/CodeIgniter4</text:p>
          </table:table-cell>
        </table:table-row>
        <table:table-row table:style-name="ro1">
          <table:table-cell office:value-type="float" office:value="40011176" calcext:value-type="float">
            <text:p>40011176</text:p>
          </table:table-cell>
          <table:table-cell office:value-type="string" calcext:value-type="string">
            <text:p>https://api.github.com/repos/nextcloud/gallery</text:p>
          </table:table-cell>
          <table:table-cell table:formula="of:=REPLACE([.B3125]; 1; 29; &quot;&quot;)" office:value-type="string" office:string-value="nextcloud/gallery" calcext:value-type="string">
            <text:p>nextcloud/gallery</text:p>
          </table:table-cell>
        </table:table-row>
        <table:table-row table:style-name="ro1">
          <table:table-cell office:value-type="float" office:value="40395908" calcext:value-type="float">
            <text:p>40395908</text:p>
          </table:table-cell>
          <table:table-cell office:value-type="string" calcext:value-type="string">
            <text:p>https://api.github.com/repos/OParl/dev-website</text:p>
          </table:table-cell>
          <table:table-cell table:formula="of:=REPLACE([.B3126]; 1; 29; &quot;&quot;)" office:value-type="string" office:string-value="OParl/dev-website" calcext:value-type="string">
            <text:p>OParl/dev-website</text:p>
          </table:table-cell>
        </table:table-row>
        <table:table-row table:style-name="ro1">
          <table:table-cell office:value-type="float" office:value="40755174" calcext:value-type="float">
            <text:p>40755174</text:p>
          </table:table-cell>
          <table:table-cell office:value-type="string" calcext:value-type="string">
            <text:p>https://api.github.com/repos/CommonAccord/Cmacc-Source</text:p>
          </table:table-cell>
          <table:table-cell table:formula="of:=REPLACE([.B3127]; 1; 29; &quot;&quot;)" office:value-type="string" office:string-value="CommonAccord/Cmacc-Source" calcext:value-type="string">
            <text:p>CommonAccord/Cmacc-Source</text:p>
          </table:table-cell>
        </table:table-row>
        <table:table-row table:style-name="ro1">
          <table:table-cell office:value-type="float" office:value="40897883" calcext:value-type="float">
            <text:p>40897883</text:p>
          </table:table-cell>
          <table:table-cell office:value-type="string" calcext:value-type="string">
            <text:p>https://api.github.com/repos/summerblue/phphub5</text:p>
          </table:table-cell>
          <table:table-cell table:formula="of:=REPLACE([.B3128]; 1; 29; &quot;&quot;)" office:value-type="string" office:string-value="summerblue/phphub5" calcext:value-type="string">
            <text:p>summerblue/phphub5</text:p>
          </table:table-cell>
        </table:table-row>
        <table:table-row table:style-name="ro1">
          <table:table-cell office:value-type="float" office:value="41017653" calcext:value-type="float">
            <text:p>41017653</text:p>
          </table:table-cell>
          <table:table-cell office:value-type="string" calcext:value-type="string">
            <text:p>https://api.github.com/repos/excellencetechnologies/attendance</text:p>
          </table:table-cell>
          <table:table-cell table:formula="of:=REPLACE([.B3129]; 1; 29; &quot;&quot;)" office:value-type="string" office:string-value="excellencetechnologies/attendance" calcext:value-type="string">
            <text:p>excellencetechnologies/attendance</text:p>
          </table:table-cell>
        </table:table-row>
        <table:table-row table:style-name="ro1">
          <table:table-cell office:value-type="float" office:value="41049097" calcext:value-type="float">
            <text:p>41049097</text:p>
          </table:table-cell>
          <table:table-cell office:value-type="string" calcext:value-type="string">
            <text:p>https://api.github.com/repos/freeaanzee/oftc</text:p>
          </table:table-cell>
          <table:table-cell table:formula="of:=REPLACE([.B3130]; 1; 29; &quot;&quot;)" office:value-type="string" office:string-value="freeaanzee/oftc" calcext:value-type="string">
            <text:p>freeaanzee/oftc</text:p>
          </table:table-cell>
        </table:table-row>
        <table:table-row table:style-name="ro1">
          <table:table-cell office:value-type="float" office:value="41081901" calcext:value-type="float">
            <text:p>41081901</text:p>
          </table:table-cell>
          <table:table-cell office:value-type="string" calcext:value-type="string">
            <text:p>https://api.github.com/repos/wp-media/imagify-plugin</text:p>
          </table:table-cell>
          <table:table-cell table:formula="of:=REPLACE([.B3131]; 1; 29; &quot;&quot;)" office:value-type="string" office:string-value="wp-media/imagify-plugin" calcext:value-type="string">
            <text:p>wp-media/imagify-plugin</text:p>
          </table:table-cell>
        </table:table-row>
        <table:table-row table:style-name="ro1">
          <table:table-cell office:value-type="float" office:value="41100336" calcext:value-type="float">
            <text:p>41100336</text:p>
          </table:table-cell>
          <table:table-cell office:value-type="string" calcext:value-type="string">
            <text:p>https://api.github.com/repos/ivanovllv/donutlogs.www.wrk</text:p>
          </table:table-cell>
          <table:table-cell table:formula="of:=REPLACE([.B3132]; 1; 29; &quot;&quot;)" office:value-type="string" office:string-value="ivanovllv/donutlogs.www.wrk" calcext:value-type="string">
            <text:p>ivanovllv/donutlogs.www.wrk</text:p>
          </table:table-cell>
        </table:table-row>
        <table:table-row table:style-name="ro1">
          <table:table-cell office:value-type="float" office:value="41116116" calcext:value-type="float">
            <text:p>41116116</text:p>
          </table:table-cell>
          <table:table-cell office:value-type="string" calcext:value-type="string">
            <text:p>https://api.github.com/repos/fumseckworld/aphrodite</text:p>
          </table:table-cell>
          <table:table-cell table:formula="of:=REPLACE([.B3133]; 1; 29; &quot;&quot;)" office:value-type="string" office:string-value="fumseckworld/aphrodite" calcext:value-type="string">
            <text:p>fumseckworld/aphrodite</text:p>
          </table:table-cell>
        </table:table-row>
        <table:table-row table:style-name="ro1">
          <table:table-cell office:value-type="float" office:value="41544985" calcext:value-type="float">
            <text:p>41544985</text:p>
          </table:table-cell>
          <table:table-cell office:value-type="string" calcext:value-type="string">
            <text:p>https://api.github.com/repos/QCP-PSA/Post-It</text:p>
          </table:table-cell>
          <table:table-cell table:formula="of:=REPLACE([.B3134]; 1; 29; &quot;&quot;)" office:value-type="string" office:string-value="QCP-PSA/Post-It" calcext:value-type="string">
            <text:p>QCP-PSA/Post-It</text:p>
          </table:table-cell>
        </table:table-row>
        <table:table-row table:style-name="ro1">
          <table:table-cell office:value-type="float" office:value="41578214" calcext:value-type="float">
            <text:p>41578214</text:p>
          </table:table-cell>
          <table:table-cell office:value-type="string" calcext:value-type="string">
            <text:p>https://api.github.com/repos/goalgorilla/open_social</text:p>
          </table:table-cell>
          <table:table-cell table:formula="of:=REPLACE([.B3135]; 1; 29; &quot;&quot;)" office:value-type="string" office:string-value="goalgorilla/open_social" calcext:value-type="string">
            <text:p>goalgorilla/open_social</text:p>
          </table:table-cell>
        </table:table-row>
        <table:table-row table:style-name="ro1">
          <table:table-cell office:value-type="float" office:value="41589557" calcext:value-type="float">
            <text:p>41589557</text:p>
          </table:table-cell>
          <table:table-cell office:value-type="string" calcext:value-type="string">
            <text:p>https://api.github.com/repos/mailchimp/mc-magento</text:p>
          </table:table-cell>
          <table:table-cell table:formula="of:=REPLACE([.B3136]; 1; 29; &quot;&quot;)" office:value-type="string" office:string-value="mailchimp/mc-magento" calcext:value-type="string">
            <text:p>mailchimp/mc-magento</text:p>
          </table:table-cell>
        </table:table-row>
        <table:table-row table:style-name="ro1">
          <table:table-cell office:value-type="float" office:value="41598698" calcext:value-type="float">
            <text:p>41598698</text:p>
          </table:table-cell>
          <table:table-cell office:value-type="string" calcext:value-type="string">
            <text:p>https://api.github.com/repos/junctiontech/lifepartner</text:p>
          </table:table-cell>
          <table:table-cell table:formula="of:=REPLACE([.B3137]; 1; 29; &quot;&quot;)" office:value-type="string" office:string-value="junctiontech/lifepartner" calcext:value-type="string">
            <text:p>junctiontech/lifepartner</text:p>
          </table:table-cell>
        </table:table-row>
        <table:table-row table:style-name="ro1">
          <table:table-cell office:value-type="float" office:value="41618277" calcext:value-type="float">
            <text:p>41618277</text:p>
          </table:table-cell>
          <table:table-cell office:value-type="string" calcext:value-type="string">
            <text:p>https://api.github.com/repos/Equipe-de-Desenvolvimento/clinica</text:p>
          </table:table-cell>
          <table:table-cell table:formula="of:=REPLACE([.B3138]; 1; 29; &quot;&quot;)" office:value-type="string" office:string-value="Equipe-de-Desenvolvimento/clinica" calcext:value-type="string">
            <text:p>Equipe-de-Desenvolvimento/clinica</text:p>
          </table:table-cell>
        </table:table-row>
        <table:table-row table:style-name="ro1">
          <table:table-cell office:value-type="float" office:value="41640942" calcext:value-type="float">
            <text:p>41640942</text:p>
          </table:table-cell>
          <table:table-cell office:value-type="string" calcext:value-type="string">
            <text:p>https://api.github.com/repos/MasterGeneral156/chivalry-engine</text:p>
          </table:table-cell>
          <table:table-cell table:formula="of:=REPLACE([.B3139]; 1; 29; &quot;&quot;)" office:value-type="string" office:string-value="MasterGeneral156/chivalry-engine" calcext:value-type="string">
            <text:p>MasterGeneral156/chivalry-engine</text:p>
          </table:table-cell>
        </table:table-row>
        <table:table-row table:style-name="ro1">
          <table:table-cell office:value-type="float" office:value="41678259" calcext:value-type="float">
            <text:p>41678259</text:p>
          </table:table-cell>
          <table:table-cell office:value-type="string" calcext:value-type="string">
            <text:p>https://api.github.com/repos/apioo/fusio-impl</text:p>
          </table:table-cell>
          <table:table-cell table:formula="of:=REPLACE([.B3140]; 1; 29; &quot;&quot;)" office:value-type="string" office:string-value="apioo/fusio-impl" calcext:value-type="string">
            <text:p>apioo/fusio-impl</text:p>
          </table:table-cell>
        </table:table-row>
        <table:table-row table:style-name="ro1">
          <table:table-cell office:value-type="float" office:value="41796427" calcext:value-type="float">
            <text:p>41796427</text:p>
          </table:table-cell>
          <table:table-cell office:value-type="string" calcext:value-type="string">
            <text:p>https://api.github.com/repos/kanboard/kanboard</text:p>
          </table:table-cell>
          <table:table-cell table:formula="of:=REPLACE([.B3141]; 1; 29; &quot;&quot;)" office:value-type="string" office:string-value="kanboard/kanboard" calcext:value-type="string">
            <text:p>kanboard/kanboard</text:p>
          </table:table-cell>
        </table:table-row>
        <table:table-row table:style-name="ro1">
          <table:table-cell office:value-type="float" office:value="41816085" calcext:value-type="float">
            <text:p>41816085</text:p>
          </table:table-cell>
          <table:table-cell office:value-type="string" calcext:value-type="string">
            <text:p>https://api.github.com/repos/central-queensland-uni/moodle-local_extension</text:p>
          </table:table-cell>
          <table:table-cell table:formula="of:=REPLACE([.B3142]; 1; 29; &quot;&quot;)" office:value-type="string" office:string-value="central-queensland-uni/moodle-local_extension" calcext:value-type="string">
            <text:p>central-queensland-uni/moodle-local_extension</text:p>
          </table:table-cell>
        </table:table-row>
        <table:table-row table:style-name="ro1">
          <table:table-cell office:value-type="float" office:value="41869526" calcext:value-type="float">
            <text:p>41869526</text:p>
          </table:table-cell>
          <table:table-cell office:value-type="string" calcext:value-type="string">
            <text:p>https://api.github.com/repos/CiTR/djland</text:p>
          </table:table-cell>
          <table:table-cell table:formula="of:=REPLACE([.B3143]; 1; 29; &quot;&quot;)" office:value-type="string" office:string-value="CiTR/djland" calcext:value-type="string">
            <text:p>CiTR/djland</text:p>
          </table:table-cell>
        </table:table-row>
        <table:table-row table:style-name="ro1">
          <table:table-cell office:value-type="float" office:value="41930198" calcext:value-type="float">
            <text:p>41930198</text:p>
          </table:table-cell>
          <table:table-cell office:value-type="string" calcext:value-type="string">
            <text:p>https://api.github.com/repos/Classifile/cf</text:p>
          </table:table-cell>
          <table:table-cell table:formula="of:=REPLACE([.B3144]; 1; 29; &quot;&quot;)" office:value-type="string" office:string-value="Classifile/cf" calcext:value-type="string">
            <text:p>Classifile/cf</text:p>
          </table:table-cell>
        </table:table-row>
        <table:table-row table:style-name="ro1">
          <table:table-cell office:value-type="float" office:value="42113107" calcext:value-type="float">
            <text:p>42113107</text:p>
          </table:table-cell>
          <table:table-cell office:value-type="string" calcext:value-type="string">
            <text:p>https://api.github.com/repos/DoSomething/Rogue</text:p>
          </table:table-cell>
          <table:table-cell table:formula="of:=REPLACE([.B3145]; 1; 29; &quot;&quot;)" office:value-type="string" office:string-value="DoSomething/Rogue" calcext:value-type="string">
            <text:p>DoSomething/Rogue</text:p>
          </table:table-cell>
        </table:table-row>
        <table:table-row table:style-name="ro1">
          <table:table-cell office:value-type="float" office:value="42124260" calcext:value-type="float">
            <text:p>42124260</text:p>
          </table:table-cell>
          <table:table-cell office:value-type="string" calcext:value-type="string">
            <text:p>https://api.github.com/repos/stakx-io/stakx</text:p>
          </table:table-cell>
          <table:table-cell table:formula="of:=REPLACE([.B3146]; 1; 29; &quot;&quot;)" office:value-type="string" office:string-value="stakx-io/stakx" calcext:value-type="string">
            <text:p>stakx-io/stakx</text:p>
          </table:table-cell>
        </table:table-row>
        <table:table-row table:style-name="ro1">
          <table:table-cell office:value-type="float" office:value="42212550" calcext:value-type="float">
            <text:p>42212550</text:p>
          </table:table-cell>
          <table:table-cell office:value-type="string" calcext:value-type="string">
            <text:p>https://api.github.com/repos/tomusborne/GeneratePress</text:p>
          </table:table-cell>
          <table:table-cell table:formula="of:=REPLACE([.B3147]; 1; 29; &quot;&quot;)" office:value-type="string" office:string-value="tomusborne/GeneratePress" calcext:value-type="string">
            <text:p>tomusborne/GeneratePress</text:p>
          </table:table-cell>
        </table:table-row>
        <table:table-row table:style-name="ro1">
          <table:table-cell office:value-type="float" office:value="42346849" calcext:value-type="float">
            <text:p>42346849</text:p>
          </table:table-cell>
          <table:table-cell office:value-type="string" calcext:value-type="string">
            <text:p>https://api.github.com/repos/sincco/aguas</text:p>
          </table:table-cell>
          <table:table-cell table:formula="of:=REPLACE([.B3148]; 1; 29; &quot;&quot;)" office:value-type="string" office:string-value="sincco/aguas" calcext:value-type="string">
            <text:p>sincco/aguas</text:p>
          </table:table-cell>
        </table:table-row>
        <table:table-row table:style-name="ro1">
          <table:table-cell office:value-type="float" office:value="42350964" calcext:value-type="float">
            <text:p>42350964</text:p>
          </table:table-cell>
          <table:table-cell office:value-type="string" calcext:value-type="string">
            <text:p>https://api.github.com/repos/VinaBB/VinaBB.vn</text:p>
          </table:table-cell>
          <table:table-cell table:formula="of:=REPLACE([.B3149]; 1; 29; &quot;&quot;)" office:value-type="string" office:string-value="VinaBB/VinaBB.vn" calcext:value-type="string">
            <text:p>VinaBB/VinaBB.vn</text:p>
          </table:table-cell>
        </table:table-row>
        <table:table-row table:style-name="ro1">
          <table:table-cell office:value-type="float" office:value="42383107" calcext:value-type="float">
            <text:p>42383107</text:p>
          </table:table-cell>
          <table:table-cell office:value-type="string" calcext:value-type="string">
            <text:p>https://api.github.com/repos/fufufukalifu/netjoo2</text:p>
          </table:table-cell>
          <table:table-cell table:formula="of:=REPLACE([.B3150]; 1; 29; &quot;&quot;)" office:value-type="string" office:string-value="fufufukalifu/netjoo2" calcext:value-type="string">
            <text:p>fufufukalifu/netjoo2</text:p>
          </table:table-cell>
        </table:table-row>
        <table:table-row table:style-name="ro1">
          <table:table-cell office:value-type="float" office:value="42427483" calcext:value-type="float">
            <text:p>42427483</text:p>
          </table:table-cell>
          <table:table-cell office:value-type="string" calcext:value-type="string">
            <text:p>https://api.github.com/repos/caseyg/inglettgallery</text:p>
          </table:table-cell>
          <table:table-cell table:formula="of:=REPLACE([.B3151]; 1; 29; &quot;&quot;)" office:value-type="string" office:string-value="caseyg/inglettgallery" calcext:value-type="string">
            <text:p>caseyg/inglettgallery</text:p>
          </table:table-cell>
        </table:table-row>
        <table:table-row table:style-name="ro1">
          <table:table-cell office:value-type="float" office:value="42958852" calcext:value-type="float">
            <text:p>42958852</text:p>
          </table:table-cell>
          <table:table-cell office:value-type="string" calcext:value-type="string">
            <text:p>https://api.github.com/repos/mmpandeyiitd/groots-admin</text:p>
          </table:table-cell>
          <table:table-cell table:formula="of:=REPLACE([.B3152]; 1; 29; &quot;&quot;)" office:value-type="string" office:string-value="mmpandeyiitd/groots-admin" calcext:value-type="string">
            <text:p>mmpandeyiitd/groots-admin</text:p>
          </table:table-cell>
        </table:table-row>
        <table:table-row table:style-name="ro1">
          <table:table-cell office:value-type="float" office:value="43045578" calcext:value-type="float">
            <text:p>43045578</text:p>
          </table:table-cell>
          <table:table-cell office:value-type="string" calcext:value-type="string">
            <text:p>https://api.github.com/repos/polive31/Goutu</text:p>
          </table:table-cell>
          <table:table-cell table:formula="of:=REPLACE([.B3153]; 1; 29; &quot;&quot;)" office:value-type="string" office:string-value="polive31/Goutu" calcext:value-type="string">
            <text:p>polive31/Goutu</text:p>
          </table:table-cell>
        </table:table-row>
        <table:table-row table:style-name="ro1">
          <table:table-cell office:value-type="float" office:value="43071219" calcext:value-type="float">
            <text:p>43071219</text:p>
          </table:table-cell>
          <table:table-cell office:value-type="string" calcext:value-type="string">
            <text:p>https://api.github.com/repos/zelon88/HRCloud2</text:p>
          </table:table-cell>
          <table:table-cell table:formula="of:=REPLACE([.B3154]; 1; 29; &quot;&quot;)" office:value-type="string" office:string-value="zelon88/HRCloud2" calcext:value-type="string">
            <text:p>zelon88/HRCloud2</text:p>
          </table:table-cell>
        </table:table-row>
        <table:table-row table:style-name="ro1">
          <table:table-cell office:value-type="float" office:value="43085130" calcext:value-type="float">
            <text:p>43085130</text:p>
          </table:table-cell>
          <table:table-cell office:value-type="string" calcext:value-type="string">
            <text:p>https://api.github.com/repos/ketchol/spotlite</text:p>
          </table:table-cell>
          <table:table-cell table:formula="of:=REPLACE([.B3155]; 1; 29; &quot;&quot;)" office:value-type="string" office:string-value="ketchol/spotlite" calcext:value-type="string">
            <text:p>ketchol/spotlite</text:p>
          </table:table-cell>
        </table:table-row>
        <table:table-row table:style-name="ro1">
          <table:table-cell office:value-type="float" office:value="43099290" calcext:value-type="float">
            <text:p>43099290</text:p>
          </table:table-cell>
          <table:table-cell office:value-type="string" calcext:value-type="string">
            <text:p>https://api.github.com/repos/jalal7h/postgah.com</text:p>
          </table:table-cell>
          <table:table-cell table:formula="of:=REPLACE([.B3156]; 1; 29; &quot;&quot;)" office:value-type="string" office:string-value="jalal7h/postgah.com" calcext:value-type="string">
            <text:p>jalal7h/postgah.com</text:p>
          </table:table-cell>
        </table:table-row>
        <table:table-row table:style-name="ro1">
          <table:table-cell office:value-type="float" office:value="43119573" calcext:value-type="float">
            <text:p>43119573</text:p>
          </table:table-cell>
          <table:table-cell office:value-type="string" calcext:value-type="string">
            <text:p>https://api.github.com/repos/testfairy/docs</text:p>
          </table:table-cell>
          <table:table-cell table:formula="of:=REPLACE([.B3157]; 1; 29; &quot;&quot;)" office:value-type="string" office:string-value="testfairy/docs" calcext:value-type="string">
            <text:p>testfairy/docs</text:p>
          </table:table-cell>
        </table:table-row>
        <table:table-row table:style-name="ro1">
          <table:table-cell office:value-type="float" office:value="43154777" calcext:value-type="float">
            <text:p>43154777</text:p>
          </table:table-cell>
          <table:table-cell office:value-type="string" calcext:value-type="string">
            <text:p>https://api.github.com/repos/czim/laravel-cms-models</text:p>
          </table:table-cell>
          <table:table-cell table:formula="of:=REPLACE([.B3158]; 1; 29; &quot;&quot;)" office:value-type="string" office:string-value="czim/laravel-cms-models" calcext:value-type="string">
            <text:p>czim/laravel-cms-models</text:p>
          </table:table-cell>
        </table:table-row>
        <table:table-row table:style-name="ro1">
          <table:table-cell office:value-type="float" office:value="43168206" calcext:value-type="float">
            <text:p>43168206</text:p>
          </table:table-cell>
          <table:table-cell office:value-type="string" calcext:value-type="string">
            <text:p>https://api.github.com/repos/arrakisgit/ArrakisWeb</text:p>
          </table:table-cell>
          <table:table-cell table:formula="of:=REPLACE([.B3159]; 1; 29; &quot;&quot;)" office:value-type="string" office:string-value="arrakisgit/ArrakisWeb" calcext:value-type="string">
            <text:p>arrakisgit/ArrakisWeb</text:p>
          </table:table-cell>
        </table:table-row>
        <table:table-row table:style-name="ro1">
          <table:table-cell office:value-type="float" office:value="43183103" calcext:value-type="float">
            <text:p>43183103</text:p>
          </table:table-cell>
          <table:table-cell office:value-type="string" calcext:value-type="string">
            <text:p>https://api.github.com/repos/RSS-Bridge/rss-bridge</text:p>
          </table:table-cell>
          <table:table-cell table:formula="of:=REPLACE([.B3160]; 1; 29; &quot;&quot;)" office:value-type="string" office:string-value="RSS-Bridge/rss-bridge" calcext:value-type="string">
            <text:p>RSS-Bridge/rss-bridge</text:p>
          </table:table-cell>
        </table:table-row>
        <table:table-row table:style-name="ro1">
          <table:table-cell office:value-type="float" office:value="43276304" calcext:value-type="float">
            <text:p>43276304</text:p>
          </table:table-cell>
          <table:table-cell office:value-type="string" calcext:value-type="string">
            <text:p>https://api.github.com/repos/manaphp/framework</text:p>
          </table:table-cell>
          <table:table-cell table:formula="of:=REPLACE([.B3161]; 1; 29; &quot;&quot;)" office:value-type="string" office:string-value="manaphp/framework" calcext:value-type="string">
            <text:p>manaphp/framework</text:p>
          </table:table-cell>
        </table:table-row>
        <table:table-row table:style-name="ro1">
          <table:table-cell office:value-type="float" office:value="43304514" calcext:value-type="float">
            <text:p>43304514</text:p>
          </table:table-cell>
          <table:table-cell office:value-type="string" calcext:value-type="string">
            <text:p>https://api.github.com/repos/okeeffed/cheat-sheets</text:p>
          </table:table-cell>
          <table:table-cell table:formula="of:=REPLACE([.B3162]; 1; 29; &quot;&quot;)" office:value-type="string" office:string-value="okeeffed/cheat-sheets" calcext:value-type="string">
            <text:p>okeeffed/cheat-sheets</text:p>
          </table:table-cell>
        </table:table-row>
        <table:table-row table:style-name="ro1">
          <table:table-cell office:value-type="float" office:value="43397257" calcext:value-type="float">
            <text:p>43397257</text:p>
          </table:table-cell>
          <table:table-cell office:value-type="string" calcext:value-type="string">
            <text:p>https://api.github.com/repos/itk-event-database/event-database-api</text:p>
          </table:table-cell>
          <table:table-cell table:formula="of:=REPLACE([.B3163]; 1; 29; &quot;&quot;)" office:value-type="string" office:string-value="itk-event-database/event-database-api" calcext:value-type="string">
            <text:p>itk-event-database/event-database-api</text:p>
          </table:table-cell>
        </table:table-row>
        <table:table-row table:style-name="ro1">
          <table:table-cell office:value-type="float" office:value="43553579" calcext:value-type="float">
            <text:p>43553579</text:p>
          </table:table-cell>
          <table:table-cell office:value-type="string" calcext:value-type="string">
            <text:p>https://api.github.com/repos/matthenning/ciliatus</text:p>
          </table:table-cell>
          <table:table-cell table:formula="of:=REPLACE([.B3164]; 1; 29; &quot;&quot;)" office:value-type="string" office:string-value="matthenning/ciliatus" calcext:value-type="string">
            <text:p>matthenning/ciliatus</text:p>
          </table:table-cell>
        </table:table-row>
        <table:table-row table:style-name="ro1">
          <table:table-cell office:value-type="float" office:value="43638893" calcext:value-type="float">
            <text:p>43638893</text:p>
          </table:table-cell>
          <table:table-cell office:value-type="string" calcext:value-type="string">
            <text:p>https://api.github.com/repos/cloud-elric/charlenetas</text:p>
          </table:table-cell>
          <table:table-cell table:formula="of:=REPLACE([.B3165]; 1; 29; &quot;&quot;)" office:value-type="string" office:string-value="cloud-elric/charlenetas" calcext:value-type="string">
            <text:p>cloud-elric/charlenetas</text:p>
          </table:table-cell>
        </table:table-row>
        <table:table-row table:style-name="ro1">
          <table:table-cell office:value-type="float" office:value="43668642" calcext:value-type="float">
            <text:p>43668642</text:p>
          </table:table-cell>
          <table:table-cell office:value-type="string" calcext:value-type="string">
            <text:p>https://api.github.com/repos/Youkoulayley/AveDeux</text:p>
          </table:table-cell>
          <table:table-cell table:formula="of:=REPLACE([.B3166]; 1; 29; &quot;&quot;)" office:value-type="string" office:string-value="Youkoulayley/AveDeux" calcext:value-type="string">
            <text:p>Youkoulayley/AveDeux</text:p>
          </table:table-cell>
        </table:table-row>
        <table:table-row table:style-name="ro1">
          <table:table-cell office:value-type="float" office:value="43675992" calcext:value-type="float">
            <text:p>43675992</text:p>
          </table:table-cell>
          <table:table-cell office:value-type="string" calcext:value-type="string">
            <text:p>https://api.github.com/repos/wingmingchan/php7-cascade-ws-ns</text:p>
          </table:table-cell>
          <table:table-cell table:formula="of:=REPLACE([.B3167]; 1; 29; &quot;&quot;)" office:value-type="string" office:string-value="wingmingchan/php7-cascade-ws-ns" calcext:value-type="string">
            <text:p>wingmingchan/php7-cascade-ws-ns</text:p>
          </table:table-cell>
        </table:table-row>
        <table:table-row table:style-name="ro1">
          <table:table-cell office:value-type="float" office:value="43780464" calcext:value-type="float">
            <text:p>43780464</text:p>
          </table:table-cell>
          <table:table-cell office:value-type="string" calcext:value-type="string">
            <text:p>https://api.github.com/repos/Adyen/adyen-magento</text:p>
          </table:table-cell>
          <table:table-cell table:formula="of:=REPLACE([.B3168]; 1; 29; &quot;&quot;)" office:value-type="string" office:string-value="Adyen/adyen-magento" calcext:value-type="string">
            <text:p>Adyen/adyen-magento</text:p>
          </table:table-cell>
        </table:table-row>
        <table:table-row table:style-name="ro1">
          <table:table-cell office:value-type="float" office:value="43794929" calcext:value-type="float">
            <text:p>43794929</text:p>
          </table:table-cell>
          <table:table-cell office:value-type="string" calcext:value-type="string">
            <text:p>https://api.github.com/repos/jasonmunro/cypht</text:p>
          </table:table-cell>
          <table:table-cell table:formula="of:=REPLACE([.B3169]; 1; 29; &quot;&quot;)" office:value-type="string" office:string-value="jasonmunro/cypht" calcext:value-type="string">
            <text:p>jasonmunro/cypht</text:p>
          </table:table-cell>
        </table:table-row>
        <table:table-row table:style-name="ro1">
          <table:table-cell office:value-type="float" office:value="43838261" calcext:value-type="float">
            <text:p>43838261</text:p>
          </table:table-cell>
          <table:table-cell office:value-type="string" calcext:value-type="string">
            <text:p>https://api.github.com/repos/wangke168/hd-wechat</text:p>
          </table:table-cell>
          <table:table-cell table:formula="of:=REPLACE([.B3170]; 1; 29; &quot;&quot;)" office:value-type="string" office:string-value="wangke168/hd-wechat" calcext:value-type="string">
            <text:p>wangke168/hd-wechat</text:p>
          </table:table-cell>
        </table:table-row>
        <table:table-row table:style-name="ro1">
          <table:table-cell office:value-type="float" office:value="44051535" calcext:value-type="float">
            <text:p>44051535</text:p>
          </table:table-cell>
          <table:table-cell office:value-type="string" calcext:value-type="string">
            <text:p>https://api.github.com/repos/GoogleCloudPlatform/google-cloud-php</text:p>
          </table:table-cell>
          <table:table-cell table:formula="of:=REPLACE([.B3171]; 1; 29; &quot;&quot;)" office:value-type="string" office:string-value="GoogleCloudPlatform/google-cloud-php" calcext:value-type="string">
            <text:p>GoogleCloudPlatform/google-cloud-php</text:p>
          </table:table-cell>
        </table:table-row>
        <table:table-row table:style-name="ro1">
          <table:table-cell office:value-type="float" office:value="44093151" calcext:value-type="float">
            <text:p>44093151</text:p>
          </table:table-cell>
          <table:table-cell office:value-type="string" calcext:value-type="string">
            <text:p>https://api.github.com/repos/GEANT/CAT</text:p>
          </table:table-cell>
          <table:table-cell table:formula="of:=REPLACE([.B3172]; 1; 29; &quot;&quot;)" office:value-type="string" office:string-value="GEANT/CAT" calcext:value-type="string">
            <text:p>GEANT/CAT</text:p>
          </table:table-cell>
        </table:table-row>
        <table:table-row table:style-name="ro1">
          <table:table-cell office:value-type="float" office:value="44237712" calcext:value-type="float">
            <text:p>44237712</text:p>
          </table:table-cell>
          <table:table-cell office:value-type="string" calcext:value-type="string">
            <text:p>https://api.github.com/repos/elifesciences/search</text:p>
          </table:table-cell>
          <table:table-cell table:formula="of:=REPLACE([.B3173]; 1; 29; &quot;&quot;)" office:value-type="string" office:string-value="elifesciences/search" calcext:value-type="string">
            <text:p>elifesciences/search</text:p>
          </table:table-cell>
        </table:table-row>
        <table:table-row table:style-name="ro1">
          <table:table-cell office:value-type="float" office:value="44245523" calcext:value-type="float">
            <text:p>44245523</text:p>
          </table:table-cell>
          <table:table-cell office:value-type="string" calcext:value-type="string">
            <text:p>https://api.github.com/repos/felixfbecker/php-language-server</text:p>
          </table:table-cell>
          <table:table-cell table:formula="of:=REPLACE([.B3174]; 1; 29; &quot;&quot;)" office:value-type="string" office:string-value="felixfbecker/php-language-server" calcext:value-type="string">
            <text:p>felixfbecker/php-language-server</text:p>
          </table:table-cell>
        </table:table-row>
        <table:table-row table:style-name="ro1">
          <table:table-cell office:value-type="float" office:value="44271370" calcext:value-type="float">
            <text:p>44271370</text:p>
          </table:table-cell>
          <table:table-cell office:value-type="string" calcext:value-type="string">
            <text:p>https://api.github.com/repos/manala/manalize</text:p>
          </table:table-cell>
          <table:table-cell table:formula="of:=REPLACE([.B3175]; 1; 29; &quot;&quot;)" office:value-type="string" office:string-value="manala/manalize" calcext:value-type="string">
            <text:p>manala/manalize</text:p>
          </table:table-cell>
        </table:table-row>
        <table:table-row table:style-name="ro1">
          <table:table-cell office:value-type="float" office:value="44487465" calcext:value-type="float">
            <text:p>44487465</text:p>
          </table:table-cell>
          <table:table-cell office:value-type="string" calcext:value-type="string">
            <text:p>https://api.github.com/repos/oic-dotconnect/oic-dotconnect</text:p>
          </table:table-cell>
          <table:table-cell table:formula="of:=REPLACE([.B3176]; 1; 29; &quot;&quot;)" office:value-type="string" office:string-value="oic-dotconnect/oic-dotconnect" calcext:value-type="string">
            <text:p>oic-dotconnect/oic-dotconnect</text:p>
          </table:table-cell>
        </table:table-row>
        <table:table-row table:style-name="ro1">
          <table:table-cell office:value-type="float" office:value="44542498" calcext:value-type="float">
            <text:p>44542498</text:p>
          </table:table-cell>
          <table:table-cell office:value-type="string" calcext:value-type="string">
            <text:p>https://api.github.com/repos/dakachi/sofia-child</text:p>
          </table:table-cell>
          <table:table-cell table:formula="of:=REPLACE([.B3177]; 1; 29; &quot;&quot;)" office:value-type="string" office:string-value="dakachi/sofia-child" calcext:value-type="string">
            <text:p>dakachi/sofia-child</text:p>
          </table:table-cell>
        </table:table-row>
        <table:table-row table:style-name="ro1">
          <table:table-cell office:value-type="float" office:value="44572000" calcext:value-type="float">
            <text:p>44572000</text:p>
          </table:table-cell>
          <table:table-cell office:value-type="string" calcext:value-type="string">
            <text:p>https://api.github.com/repos/jitender-axovel/weAfrican</text:p>
          </table:table-cell>
          <table:table-cell table:formula="of:=REPLACE([.B3178]; 1; 29; &quot;&quot;)" office:value-type="string" office:string-value="jitender-axovel/weAfrican" calcext:value-type="string">
            <text:p>jitender-axovel/weAfrican</text:p>
          </table:table-cell>
        </table:table-row>
        <table:table-row table:style-name="ro1">
          <table:table-cell office:value-type="float" office:value="44794258" calcext:value-type="float">
            <text:p>44794258</text:p>
          </table:table-cell>
          <table:table-cell office:value-type="string" calcext:value-type="string">
            <text:p>https://api.github.com/repos/IMsistemas/aqua</text:p>
          </table:table-cell>
          <table:table-cell table:formula="of:=REPLACE([.B3179]; 1; 29; &quot;&quot;)" office:value-type="string" office:string-value="IMsistemas/aqua" calcext:value-type="string">
            <text:p>IMsistemas/aqua</text:p>
          </table:table-cell>
        </table:table-row>
        <table:table-row table:style-name="ro1">
          <table:table-cell office:value-type="float" office:value="44838126" calcext:value-type="float">
            <text:p>44838126</text:p>
          </table:table-cell>
          <table:table-cell office:value-type="string" calcext:value-type="string">
            <text:p>https://api.github.com/repos/s3b4stian/linna-framework</text:p>
          </table:table-cell>
          <table:table-cell table:formula="of:=REPLACE([.B3180]; 1; 29; &quot;&quot;)" office:value-type="string" office:string-value="s3b4stian/linna-framework" calcext:value-type="string">
            <text:p>s3b4stian/linna-framework</text:p>
          </table:table-cell>
        </table:table-row>
        <table:table-row table:style-name="ro1">
          <table:table-cell office:value-type="float" office:value="45023215" calcext:value-type="float">
            <text:p>45023215</text:p>
          </table:table-cell>
          <table:table-cell office:value-type="string" calcext:value-type="string">
            <text:p>https://api.github.com/repos/elementary/website</text:p>
          </table:table-cell>
          <table:table-cell table:formula="of:=REPLACE([.B3181]; 1; 29; &quot;&quot;)" office:value-type="string" office:string-value="elementary/website" calcext:value-type="string">
            <text:p>elementary/website</text:p>
          </table:table-cell>
        </table:table-row>
        <table:table-row table:style-name="ro1">
          <table:table-cell office:value-type="float" office:value="45198107" calcext:value-type="float">
            <text:p>45198107</text:p>
          </table:table-cell>
          <table:table-cell office:value-type="string" calcext:value-type="string">
            <text:p>https://api.github.com/repos/owncloud/user_ldap</text:p>
          </table:table-cell>
          <table:table-cell table:formula="of:=REPLACE([.B3182]; 1; 29; &quot;&quot;)" office:value-type="string" office:string-value="owncloud/user_ldap" calcext:value-type="string">
            <text:p>owncloud/user_ldap</text:p>
          </table:table-cell>
        </table:table-row>
        <table:table-row table:style-name="ro1">
          <table:table-cell office:value-type="float" office:value="45479634" calcext:value-type="float">
            <text:p>45479634</text:p>
          </table:table-cell>
          <table:table-cell office:value-type="string" calcext:value-type="string">
            <text:p>https://api.github.com/repos/in2code-de/in2publish_core</text:p>
          </table:table-cell>
          <table:table-cell table:formula="of:=REPLACE([.B3183]; 1; 29; &quot;&quot;)" office:value-type="string" office:string-value="in2code-de/in2publish_core" calcext:value-type="string">
            <text:p>in2code-de/in2publish_core</text:p>
          </table:table-cell>
        </table:table-row>
        <table:table-row table:style-name="ro1">
          <table:table-cell office:value-type="float" office:value="45514741" calcext:value-type="float">
            <text:p>45514741</text:p>
          </table:table-cell>
          <table:table-cell office:value-type="string" calcext:value-type="string">
            <text:p>https://api.github.com/repos/ztbcms/ztbcms</text:p>
          </table:table-cell>
          <table:table-cell table:formula="of:=REPLACE([.B3184]; 1; 29; &quot;&quot;)" office:value-type="string" office:string-value="ztbcms/ztbcms" calcext:value-type="string">
            <text:p>ztbcms/ztbcms</text:p>
          </table:table-cell>
        </table:table-row>
        <table:table-row table:style-name="ro1">
          <table:table-cell office:value-type="float" office:value="45545053" calcext:value-type="float">
            <text:p>45545053</text:p>
          </table:table-cell>
          <table:table-cell office:value-type="string" calcext:value-type="string">
            <text:p>https://api.github.com/repos/everypony/tabun</text:p>
          </table:table-cell>
          <table:table-cell table:formula="of:=REPLACE([.B3185]; 1; 29; &quot;&quot;)" office:value-type="string" office:string-value="everypony/tabun" calcext:value-type="string">
            <text:p>everypony/tabun</text:p>
          </table:table-cell>
        </table:table-row>
        <table:table-row table:style-name="ro1">
          <table:table-cell office:value-type="float" office:value="45715488" calcext:value-type="float">
            <text:p>45715488</text:p>
          </table:table-cell>
          <table:table-cell office:value-type="string" calcext:value-type="string">
            <text:p>https://api.github.com/repos/consolidation/Robo</text:p>
          </table:table-cell>
          <table:table-cell table:formula="of:=REPLACE([.B3186]; 1; 29; &quot;&quot;)" office:value-type="string" office:string-value="consolidation/Robo" calcext:value-type="string">
            <text:p>consolidation/Robo</text:p>
          </table:table-cell>
        </table:table-row>
        <table:table-row table:style-name="ro1">
          <table:table-cell office:value-type="float" office:value="46097791" calcext:value-type="float">
            <text:p>46097791</text:p>
          </table:table-cell>
          <table:table-cell office:value-type="string" calcext:value-type="string">
            <text:p>https://api.github.com/repos/brenoalvs/monk</text:p>
          </table:table-cell>
          <table:table-cell table:formula="of:=REPLACE([.B3187]; 1; 29; &quot;&quot;)" office:value-type="string" office:string-value="brenoalvs/monk" calcext:value-type="string">
            <text:p>brenoalvs/monk</text:p>
          </table:table-cell>
        </table:table-row>
        <table:table-row table:style-name="ro1">
          <table:table-cell office:value-type="float" office:value="46205329" calcext:value-type="float">
            <text:p>46205329</text:p>
          </table:table-cell>
          <table:table-cell office:value-type="string" calcext:value-type="string">
            <text:p>https://api.github.com/repos/NNTmux/newznab-tmux</text:p>
          </table:table-cell>
          <table:table-cell table:formula="of:=REPLACE([.B3188]; 1; 29; &quot;&quot;)" office:value-type="string" office:string-value="NNTmux/newznab-tmux" calcext:value-type="string">
            <text:p>NNTmux/newznab-tmux</text:p>
          </table:table-cell>
        </table:table-row>
        <table:table-row table:style-name="ro1">
          <table:table-cell office:value-type="float" office:value="46255035" calcext:value-type="float">
            <text:p>46255035</text:p>
          </table:table-cell>
          <table:table-cell office:value-type="string" calcext:value-type="string">
            <text:p>https://api.github.com/repos/Ilya-d/malivi</text:p>
          </table:table-cell>
          <table:table-cell table:formula="of:=REPLACE([.B3189]; 1; 29; &quot;&quot;)" office:value-type="string" office:string-value="Ilya-d/malivi" calcext:value-type="string">
            <text:p>Ilya-d/malivi</text:p>
          </table:table-cell>
        </table:table-row>
        <table:table-row table:style-name="ro1">
          <table:table-cell office:value-type="float" office:value="46428156" calcext:value-type="float">
            <text:p>46428156</text:p>
          </table:table-cell>
          <table:table-cell office:value-type="string" calcext:value-type="string">
            <text:p>https://api.github.com/repos/lightspeeddevelopment/tour-operator</text:p>
          </table:table-cell>
          <table:table-cell table:formula="of:=REPLACE([.B3190]; 1; 29; &quot;&quot;)" office:value-type="string" office:string-value="lightspeeddevelopment/tour-operator" calcext:value-type="string">
            <text:p>lightspeeddevelopment/tour-operator</text:p>
          </table:table-cell>
        </table:table-row>
        <table:table-row table:style-name="ro1">
          <table:table-cell office:value-type="float" office:value="46639091" calcext:value-type="float">
            <text:p>46639091</text:p>
          </table:table-cell>
          <table:table-cell office:value-type="string" calcext:value-type="string">
            <text:p>https://api.github.com/repos/thewca/worldcubeassociation.org</text:p>
          </table:table-cell>
          <table:table-cell table:formula="of:=REPLACE([.B3191]; 1; 29; &quot;&quot;)" office:value-type="string" office:string-value="thewca/worldcubeassociation.org" calcext:value-type="string">
            <text:p>thewca/worldcubeassociation.org</text:p>
          </table:table-cell>
        </table:table-row>
        <table:table-row table:style-name="ro1">
          <table:table-cell office:value-type="float" office:value="46651269" calcext:value-type="float">
            <text:p>46651269</text:p>
          </table:table-cell>
          <table:table-cell office:value-type="string" calcext:value-type="string">
            <text:p>https://api.github.com/repos/UniversityOfAlberta/GrandForum</text:p>
          </table:table-cell>
          <table:table-cell table:formula="of:=REPLACE([.B3192]; 1; 29; &quot;&quot;)" office:value-type="string" office:string-value="UniversityOfAlberta/GrandForum" calcext:value-type="string">
            <text:p>UniversityOfAlberta/GrandForum</text:p>
          </table:table-cell>
        </table:table-row>
        <table:table-row table:style-name="ro1">
          <table:table-cell office:value-type="float" office:value="46733510" calcext:value-type="float">
            <text:p>46733510</text:p>
          </table:table-cell>
          <table:table-cell office:value-type="string" calcext:value-type="string">
            <text:p>https://api.github.com/repos/desec-io/desec-stack</text:p>
          </table:table-cell>
          <table:table-cell table:formula="of:=REPLACE([.B3193]; 1; 29; &quot;&quot;)" office:value-type="string" office:string-value="desec-io/desec-stack" calcext:value-type="string">
            <text:p>desec-io/desec-stack</text:p>
          </table:table-cell>
        </table:table-row>
        <table:table-row table:style-name="ro1">
          <table:table-cell office:value-type="float" office:value="46771053" calcext:value-type="float">
            <text:p>46771053</text:p>
          </table:table-cell>
          <table:table-cell office:value-type="string" calcext:value-type="string">
            <text:p>https://api.github.com/repos/woocommerce/woocommerce</text:p>
          </table:table-cell>
          <table:table-cell table:formula="of:=REPLACE([.B3194]; 1; 29; &quot;&quot;)" office:value-type="string" office:string-value="woocommerce/woocommerce" calcext:value-type="string">
            <text:p>woocommerce/woocommerce</text:p>
          </table:table-cell>
        </table:table-row>
        <table:table-row table:style-name="ro1">
          <table:table-cell office:value-type="float" office:value="46785696" calcext:value-type="float">
            <text:p>46785696</text:p>
          </table:table-cell>
          <table:table-cell office:value-type="string" calcext:value-type="string">
            <text:p>https://api.github.com/repos/michigan-sustainability-cases/marketing</text:p>
          </table:table-cell>
          <table:table-cell table:formula="of:=REPLACE([.B3195]; 1; 29; &quot;&quot;)" office:value-type="string" office:string-value="michigan-sustainability-cases/marketing" calcext:value-type="string">
            <text:p>michigan-sustainability-cases/marketing</text:p>
          </table:table-cell>
        </table:table-row>
        <table:table-row table:style-name="ro1">
          <table:table-cell office:value-type="float" office:value="46786274" calcext:value-type="float">
            <text:p>46786274</text:p>
          </table:table-cell>
          <table:table-cell office:value-type="string" calcext:value-type="string">
            <text:p>https://api.github.com/repos/zilkipradita/e2L1N12</text:p>
          </table:table-cell>
          <table:table-cell table:formula="of:=REPLACE([.B3196]; 1; 29; &quot;&quot;)" office:value-type="string" office:string-value="zilkipradita/e2L1N12" calcext:value-type="string">
            <text:p>zilkipradita/e2L1N12</text:p>
          </table:table-cell>
        </table:table-row>
        <table:table-row table:style-name="ro1">
          <table:table-cell office:value-type="float" office:value="46794598" calcext:value-type="float">
            <text:p>46794598</text:p>
          </table:table-cell>
          <table:table-cell office:value-type="string" calcext:value-type="string">
            <text:p>https://api.github.com/repos/bibledit/bibledit</text:p>
          </table:table-cell>
          <table:table-cell table:formula="of:=REPLACE([.B3197]; 1; 29; &quot;&quot;)" office:value-type="string" office:string-value="bibledit/bibledit" calcext:value-type="string">
            <text:p>bibledit/bibledit</text:p>
          </table:table-cell>
        </table:table-row>
        <table:table-row table:style-name="ro1">
          <table:table-cell office:value-type="float" office:value="46820298" calcext:value-type="float">
            <text:p>46820298</text:p>
          </table:table-cell>
          <table:table-cell office:value-type="string" calcext:value-type="string">
            <text:p>https://api.github.com/repos/Fryday80/SRzA</text:p>
          </table:table-cell>
          <table:table-cell table:formula="of:=REPLACE([.B3198]; 1; 29; &quot;&quot;)" office:value-type="string" office:string-value="Fryday80/SRzA" calcext:value-type="string">
            <text:p>Fryday80/SRzA</text:p>
          </table:table-cell>
        </table:table-row>
        <table:table-row table:style-name="ro1">
          <table:table-cell office:value-type="float" office:value="46833659" calcext:value-type="float">
            <text:p>46833659</text:p>
          </table:table-cell>
          <table:table-cell office:value-type="string" calcext:value-type="string">
            <text:p>https://api.github.com/repos/vtorianne/FresnoStateBuyNSell</text:p>
          </table:table-cell>
          <table:table-cell table:formula="of:=REPLACE([.B3199]; 1; 29; &quot;&quot;)" office:value-type="string" office:string-value="vtorianne/FresnoStateBuyNSell" calcext:value-type="string">
            <text:p>vtorianne/FresnoStateBuyNSell</text:p>
          </table:table-cell>
        </table:table-row>
        <table:table-row table:style-name="ro1">
          <table:table-cell office:value-type="float" office:value="46881682" calcext:value-type="float">
            <text:p>46881682</text:p>
          </table:table-cell>
          <table:table-cell office:value-type="string" calcext:value-type="string">
            <text:p>https://api.github.com/repos/rtfmcorp/asylamba-game</text:p>
          </table:table-cell>
          <table:table-cell table:formula="of:=REPLACE([.B3200]; 1; 29; &quot;&quot;)" office:value-type="string" office:string-value="rtfmcorp/asylamba-game" calcext:value-type="string">
            <text:p>rtfmcorp/asylamba-game</text:p>
          </table:table-cell>
        </table:table-row>
        <table:table-row table:style-name="ro1">
          <table:table-cell office:value-type="float" office:value="46885639" calcext:value-type="float">
            <text:p>46885639</text:p>
          </table:table-cell>
          <table:table-cell office:value-type="string" calcext:value-type="string">
            <text:p>https://api.github.com/repos/tristanius/ot</text:p>
          </table:table-cell>
          <table:table-cell table:formula="of:=REPLACE([.B3201]; 1; 29; &quot;&quot;)" office:value-type="string" office:string-value="tristanius/ot" calcext:value-type="string">
            <text:p>tristanius/ot</text:p>
          </table:table-cell>
        </table:table-row>
        <table:table-row table:style-name="ro1">
          <table:table-cell office:value-type="float" office:value="46908115" calcext:value-type="float">
            <text:p>46908115</text:p>
          </table:table-cell>
          <table:table-cell office:value-type="string" calcext:value-type="string">
            <text:p>https://api.github.com/repos/mgIran/BookShop</text:p>
          </table:table-cell>
          <table:table-cell table:formula="of:=REPLACE([.B3202]; 1; 29; &quot;&quot;)" office:value-type="string" office:string-value="mgIran/BookShop" calcext:value-type="string">
            <text:p>mgIran/BookShop</text:p>
          </table:table-cell>
        </table:table-row>
        <table:table-row table:style-name="ro1">
          <table:table-cell office:value-type="float" office:value="46971728" calcext:value-type="float">
            <text:p>46971728</text:p>
          </table:table-cell>
          <table:table-cell office:value-type="string" calcext:value-type="string">
            <text:p>https://api.github.com/repos/pmmp/PocketMine-MP</text:p>
          </table:table-cell>
          <table:table-cell table:formula="of:=REPLACE([.B3203]; 1; 29; &quot;&quot;)" office:value-type="string" office:string-value="pmmp/PocketMine-MP" calcext:value-type="string">
            <text:p>pmmp/PocketMine-MP</text:p>
          </table:table-cell>
        </table:table-row>
        <table:table-row table:style-name="ro1">
          <table:table-cell office:value-type="float" office:value="47104408" calcext:value-type="float">
            <text:p>47104408</text:p>
          </table:table-cell>
          <table:table-cell office:value-type="string" calcext:value-type="string">
            <text:p>https://api.github.com/repos/punit3ginfo/Caption-Crunch</text:p>
          </table:table-cell>
          <table:table-cell table:formula="of:=REPLACE([.B3204]; 1; 29; &quot;&quot;)" office:value-type="string" office:string-value="punit3ginfo/Caption-Crunch" calcext:value-type="string">
            <text:p>punit3ginfo/Caption-Crunch</text:p>
          </table:table-cell>
        </table:table-row>
        <table:table-row table:style-name="ro1">
          <table:table-cell office:value-type="float" office:value="47445532" calcext:value-type="float">
            <text:p>47445532</text:p>
          </table:table-cell>
          <table:table-cell office:value-type="string" calcext:value-type="string">
            <text:p>https://api.github.com/repos/live-composer/live-composer-page-builder</text:p>
          </table:table-cell>
          <table:table-cell table:formula="of:=REPLACE([.B3205]; 1; 29; &quot;&quot;)" office:value-type="string" office:string-value="live-composer/live-composer-page-builder" calcext:value-type="string">
            <text:p>live-composer/live-composer-page-builder</text:p>
          </table:table-cell>
        </table:table-row>
        <table:table-row table:style-name="ro1">
          <table:table-cell office:value-type="float" office:value="47553301" calcext:value-type="float">
            <text:p>47553301</text:p>
          </table:table-cell>
          <table:table-cell office:value-type="string" calcext:value-type="string">
            <text:p>https://api.github.com/repos/deregenboog/ecd</text:p>
          </table:table-cell>
          <table:table-cell table:formula="of:=REPLACE([.B3206]; 1; 29; &quot;&quot;)" office:value-type="string" office:string-value="deregenboog/ecd" calcext:value-type="string">
            <text:p>deregenboog/ecd</text:p>
          </table:table-cell>
        </table:table-row>
        <table:table-row table:style-name="ro1">
          <table:table-cell office:value-type="float" office:value="47660991" calcext:value-type="float">
            <text:p>47660991</text:p>
          </table:table-cell>
          <table:table-cell office:value-type="string" calcext:value-type="string">
            <text:p>https://api.github.com/repos/madnight/MetaGer</text:p>
          </table:table-cell>
          <table:table-cell table:formula="of:=REPLACE([.B3207]; 1; 29; &quot;&quot;)" office:value-type="string" office:string-value="madnight/MetaGer" calcext:value-type="string">
            <text:p>madnight/MetaGer</text:p>
          </table:table-cell>
        </table:table-row>
        <table:table-row table:style-name="ro1">
          <table:table-cell office:value-type="float" office:value="47662885" calcext:value-type="float">
            <text:p>47662885</text:p>
          </table:table-cell>
          <table:table-cell office:value-type="string" calcext:value-type="string">
            <text:p>https://api.github.com/repos/OLCS/olcs-backend</text:p>
          </table:table-cell>
          <table:table-cell table:formula="of:=REPLACE([.B3208]; 1; 29; &quot;&quot;)" office:value-type="string" office:string-value="OLCS/olcs-backend" calcext:value-type="string">
            <text:p>OLCS/olcs-backend</text:p>
          </table:table-cell>
        </table:table-row>
        <table:table-row table:style-name="ro1">
          <table:table-cell office:value-type="float" office:value="47727435" calcext:value-type="float">
            <text:p>47727435</text:p>
          </table:table-cell>
          <table:table-cell office:value-type="string" calcext:value-type="string">
            <text:p>https://api.github.com/repos/mphuc/gogiver</text:p>
          </table:table-cell>
          <table:table-cell table:formula="of:=REPLACE([.B3209]; 1; 29; &quot;&quot;)" office:value-type="string" office:string-value="mphuc/gogiver" calcext:value-type="string">
            <text:p>mphuc/gogiver</text:p>
          </table:table-cell>
        </table:table-row>
        <table:table-row table:style-name="ro1">
          <table:table-cell office:value-type="float" office:value="47754823" calcext:value-type="float">
            <text:p>47754823</text:p>
          </table:table-cell>
          <table:table-cell office:value-type="string" calcext:value-type="string">
            <text:p>https://api.github.com/repos/mika-nt28/Jeedom-Volets</text:p>
          </table:table-cell>
          <table:table-cell table:formula="of:=REPLACE([.B3210]; 1; 29; &quot;&quot;)" office:value-type="string" office:string-value="mika-nt28/Jeedom-Volets" calcext:value-type="string">
            <text:p>mika-nt28/Jeedom-Volets</text:p>
          </table:table-cell>
        </table:table-row>
        <table:table-row table:style-name="ro1">
          <table:table-cell office:value-type="float" office:value="47776523" calcext:value-type="float">
            <text:p>47776523</text:p>
          </table:table-cell>
          <table:table-cell office:value-type="string" calcext:value-type="string">
            <text:p>https://api.github.com/repos/msafayasar/marketsemti</text:p>
          </table:table-cell>
          <table:table-cell table:formula="of:=REPLACE([.B3211]; 1; 29; &quot;&quot;)" office:value-type="string" office:string-value="msafayasar/marketsemti" calcext:value-type="string">
            <text:p>msafayasar/marketsemti</text:p>
          </table:table-cell>
        </table:table-row>
        <table:table-row table:style-name="ro1">
          <table:table-cell office:value-type="float" office:value="47882001" calcext:value-type="float">
            <text:p>47882001</text:p>
          </table:table-cell>
          <table:table-cell office:value-type="string" calcext:value-type="string">
            <text:p>https://api.github.com/repos/ixkaito/wp-shakyo</text:p>
          </table:table-cell>
          <table:table-cell table:formula="of:=REPLACE([.B3212]; 1; 29; &quot;&quot;)" office:value-type="string" office:string-value="ixkaito/wp-shakyo" calcext:value-type="string">
            <text:p>ixkaito/wp-shakyo</text:p>
          </table:table-cell>
        </table:table-row>
        <table:table-row table:style-name="ro1">
          <table:table-cell office:value-type="float" office:value="47954579" calcext:value-type="float">
            <text:p>47954579</text:p>
          </table:table-cell>
          <table:table-cell office:value-type="string" calcext:value-type="string">
            <text:p>https://api.github.com/repos/lizards-and-pumpkins/catalog</text:p>
          </table:table-cell>
          <table:table-cell table:formula="of:=REPLACE([.B3213]; 1; 29; &quot;&quot;)" office:value-type="string" office:string-value="lizards-and-pumpkins/catalog" calcext:value-type="string">
            <text:p>lizards-and-pumpkins/catalog</text:p>
          </table:table-cell>
        </table:table-row>
        <table:table-row table:style-name="ro1">
          <table:table-cell office:value-type="float" office:value="48143240" calcext:value-type="float">
            <text:p>48143240</text:p>
          </table:table-cell>
          <table:table-cell office:value-type="string" calcext:value-type="string">
            <text:p>https://api.github.com/repos/CBIIT/icrp</text:p>
          </table:table-cell>
          <table:table-cell table:formula="of:=REPLACE([.B3214]; 1; 29; &quot;&quot;)" office:value-type="string" office:string-value="CBIIT/icrp" calcext:value-type="string">
            <text:p>CBIIT/icrp</text:p>
          </table:table-cell>
        </table:table-row>
        <table:table-row table:style-name="ro1">
          <table:table-cell office:value-type="float" office:value="48208395" calcext:value-type="float">
            <text:p>48208395</text:p>
          </table:table-cell>
          <table:table-cell office:value-type="string" calcext:value-type="string">
            <text:p>https://api.github.com/repos/xavoctechnocratspvtltd/_xepan2</text:p>
          </table:table-cell>
          <table:table-cell table:formula="of:=REPLACE([.B3215]; 1; 29; &quot;&quot;)" office:value-type="string" office:string-value="xavoctechnocratspvtltd/_xepan2" calcext:value-type="string">
            <text:p>xavoctechnocratspvtltd/_xepan2</text:p>
          </table:table-cell>
        </table:table-row>
        <table:table-row table:style-name="ro1">
          <table:table-cell office:value-type="float" office:value="48295597" calcext:value-type="float">
            <text:p>48295597</text:p>
          </table:table-cell>
          <table:table-cell office:value-type="string" calcext:value-type="string">
            <text:p>https://api.github.com/repos/NuCivic/dkan_starter</text:p>
          </table:table-cell>
          <table:table-cell table:formula="of:=REPLACE([.B3216]; 1; 29; &quot;&quot;)" office:value-type="string" office:string-value="NuCivic/dkan_starter" calcext:value-type="string">
            <text:p>NuCivic/dkan_starter</text:p>
          </table:table-cell>
        </table:table-row>
        <table:table-row table:style-name="ro1">
          <table:table-cell office:value-type="float" office:value="48378570" calcext:value-type="float">
            <text:p>48378570</text:p>
          </table:table-cell>
          <table:table-cell office:value-type="string" calcext:value-type="string">
            <text:p>https://api.github.com/repos/dbudwin/RoboHome-Web</text:p>
          </table:table-cell>
          <table:table-cell table:formula="of:=REPLACE([.B3217]; 1; 29; &quot;&quot;)" office:value-type="string" office:string-value="dbudwin/RoboHome-Web" calcext:value-type="string">
            <text:p>dbudwin/RoboHome-Web</text:p>
          </table:table-cell>
        </table:table-row>
        <table:table-row table:style-name="ro1">
          <table:table-cell office:value-type="float" office:value="48496401" calcext:value-type="float">
            <text:p>48496401</text:p>
          </table:table-cell>
          <table:table-cell office:value-type="string" calcext:value-type="string">
            <text:p>https://api.github.com/repos/SurniaUlula/wpsso-strip-schema-microdata</text:p>
          </table:table-cell>
          <table:table-cell table:formula="of:=REPLACE([.B3218]; 1; 29; &quot;&quot;)" office:value-type="string" office:string-value="SurniaUlula/wpsso-strip-schema-microdata" calcext:value-type="string">
            <text:p>SurniaUlula/wpsso-strip-schema-microdata</text:p>
          </table:table-cell>
        </table:table-row>
        <table:table-row table:style-name="ro1">
          <table:table-cell office:value-type="float" office:value="48618634" calcext:value-type="float">
            <text:p>48618634</text:p>
          </table:table-cell>
          <table:table-cell office:value-type="string" calcext:value-type="string">
            <text:p>https://api.github.com/repos/deGov/deGov</text:p>
          </table:table-cell>
          <table:table-cell table:formula="of:=REPLACE([.B3219]; 1; 29; &quot;&quot;)" office:value-type="string" office:string-value="deGov/deGov" calcext:value-type="string">
            <text:p>deGov/deGov</text:p>
          </table:table-cell>
        </table:table-row>
        <table:table-row table:style-name="ro1">
          <table:table-cell office:value-type="float" office:value="48623124" calcext:value-type="float">
            <text:p>48623124</text:p>
          </table:table-cell>
          <table:table-cell office:value-type="string" calcext:value-type="string">
            <text:p>https://api.github.com/repos/meetufrank/tgroupon</text:p>
          </table:table-cell>
          <table:table-cell table:formula="of:=REPLACE([.B3220]; 1; 29; &quot;&quot;)" office:value-type="string" office:string-value="meetufrank/tgroupon" calcext:value-type="string">
            <text:p>meetufrank/tgroupon</text:p>
          </table:table-cell>
        </table:table-row>
        <table:table-row table:style-name="ro1">
          <table:table-cell office:value-type="float" office:value="48668016" calcext:value-type="float">
            <text:p>48668016</text:p>
          </table:table-cell>
          <table:table-cell office:value-type="string" calcext:value-type="string">
            <text:p>https://api.github.com/repos/dbsystel/AutoFIT</text:p>
          </table:table-cell>
          <table:table-cell table:formula="of:=REPLACE([.B3221]; 1; 29; &quot;&quot;)" office:value-type="string" office:string-value="dbsystel/AutoFIT" calcext:value-type="string">
            <text:p>dbsystel/AutoFIT</text:p>
          </table:table-cell>
        </table:table-row>
        <table:table-row table:style-name="ro1">
          <table:table-cell office:value-type="float" office:value="48721426" calcext:value-type="float">
            <text:p>48721426</text:p>
          </table:table-cell>
          <table:table-cell office:value-type="string" calcext:value-type="string">
            <text:p>https://api.github.com/repos/viender/viender</text:p>
          </table:table-cell>
          <table:table-cell table:formula="of:=REPLACE([.B3222]; 1; 29; &quot;&quot;)" office:value-type="string" office:string-value="viender/viender" calcext:value-type="string">
            <text:p>viender/viender</text:p>
          </table:table-cell>
        </table:table-row>
        <table:table-row table:style-name="ro1">
          <table:table-cell office:value-type="float" office:value="48764164" calcext:value-type="float">
            <text:p>48764164</text:p>
          </table:table-cell>
          <table:table-cell office:value-type="string" calcext:value-type="string">
            <text:p>https://api.github.com/repos/mobarrios/masterNew</text:p>
          </table:table-cell>
          <table:table-cell table:formula="of:=REPLACE([.B3223]; 1; 29; &quot;&quot;)" office:value-type="string" office:string-value="mobarrios/masterNew" calcext:value-type="string">
            <text:p>mobarrios/masterNew</text:p>
          </table:table-cell>
        </table:table-row>
        <table:table-row table:style-name="ro1">
          <table:table-cell office:value-type="float" office:value="48771734" calcext:value-type="float">
            <text:p>48771734</text:p>
          </table:table-cell>
          <table:table-cell office:value-type="string" calcext:value-type="string">
            <text:p>https://api.github.com/repos/ScottishGreens/keylime</text:p>
          </table:table-cell>
          <table:table-cell table:formula="of:=REPLACE([.B3224]; 1; 29; &quot;&quot;)" office:value-type="string" office:string-value="ScottishGreens/keylime" calcext:value-type="string">
            <text:p>ScottishGreens/keylime</text:p>
          </table:table-cell>
        </table:table-row>
        <table:table-row table:style-name="ro1">
          <table:table-cell office:value-type="float" office:value="48872499" calcext:value-type="float">
            <text:p>48872499</text:p>
          </table:table-cell>
          <table:table-cell office:value-type="string" calcext:value-type="string">
            <text:p>https://api.github.com/repos/wuzhc/php-yii2-shop</text:p>
          </table:table-cell>
          <table:table-cell table:formula="of:=REPLACE([.B3225]; 1; 29; &quot;&quot;)" office:value-type="string" office:string-value="wuzhc/php-yii2-shop" calcext:value-type="string">
            <text:p>wuzhc/php-yii2-shop</text:p>
          </table:table-cell>
        </table:table-row>
        <table:table-row table:style-name="ro1">
          <table:table-cell office:value-type="float" office:value="48914322" calcext:value-type="float">
            <text:p>48914322</text:p>
          </table:table-cell>
          <table:table-cell office:value-type="string" calcext:value-type="string">
            <text:p>https://api.github.com/repos/nextcloud/nextant</text:p>
          </table:table-cell>
          <table:table-cell table:formula="of:=REPLACE([.B3226]; 1; 29; &quot;&quot;)" office:value-type="string" office:string-value="nextcloud/nextant" calcext:value-type="string">
            <text:p>nextcloud/nextant</text:p>
          </table:table-cell>
        </table:table-row>
        <table:table-row table:style-name="ro1">
          <table:table-cell office:value-type="float" office:value="48928131" calcext:value-type="float">
            <text:p>48928131</text:p>
          </table:table-cell>
          <table:table-cell office:value-type="string" calcext:value-type="string">
            <text:p>https://api.github.com/repos/geminilabs/site-reviews</text:p>
          </table:table-cell>
          <table:table-cell table:formula="of:=REPLACE([.B3227]; 1; 29; &quot;&quot;)" office:value-type="string" office:string-value="geminilabs/site-reviews" calcext:value-type="string">
            <text:p>geminilabs/site-reviews</text:p>
          </table:table-cell>
        </table:table-row>
        <table:table-row table:style-name="ro1">
          <table:table-cell office:value-type="float" office:value="49076822" calcext:value-type="float">
            <text:p>49076822</text:p>
          </table:table-cell>
          <table:table-cell office:value-type="string" calcext:value-type="string">
            <text:p>https://api.github.com/repos/easysoft/changerpress</text:p>
          </table:table-cell>
          <table:table-cell table:formula="of:=REPLACE([.B3228]; 1; 29; &quot;&quot;)" office:value-type="string" office:string-value="easysoft/changerpress" calcext:value-type="string">
            <text:p>easysoft/changerpress</text:p>
          </table:table-cell>
        </table:table-row>
        <table:table-row table:style-name="ro1">
          <table:table-cell office:value-type="float" office:value="49079905" calcext:value-type="float">
            <text:p>49079905</text:p>
          </table:table-cell>
          <table:table-cell office:value-type="string" calcext:value-type="string">
            <text:p>https://api.github.com/repos/tagDiv/wp_booster_project</text:p>
          </table:table-cell>
          <table:table-cell table:formula="of:=REPLACE([.B3229]; 1; 29; &quot;&quot;)" office:value-type="string" office:string-value="tagDiv/wp_booster_project" calcext:value-type="string">
            <text:p>tagDiv/wp_booster_project</text:p>
          </table:table-cell>
        </table:table-row>
        <table:table-row table:style-name="ro1">
          <table:table-cell office:value-type="float" office:value="49342548" calcext:value-type="float">
            <text:p>49342548</text:p>
          </table:table-cell>
          <table:table-cell office:value-type="string" calcext:value-type="string">
            <text:p>https://api.github.com/repos/Drabiv/Validbook</text:p>
          </table:table-cell>
          <table:table-cell table:formula="of:=REPLACE([.B3230]; 1; 29; &quot;&quot;)" office:value-type="string" office:string-value="Drabiv/Validbook" calcext:value-type="string">
            <text:p>Drabiv/Validbook</text:p>
          </table:table-cell>
        </table:table-row>
        <table:table-row table:style-name="ro1">
          <table:table-cell office:value-type="float" office:value="49353077" calcext:value-type="float">
            <text:p>49353077</text:p>
          </table:table-cell>
          <table:table-cell office:value-type="string" calcext:value-type="string">
            <text:p>https://api.github.com/repos/easysoft/rangerteam</text:p>
          </table:table-cell>
          <table:table-cell table:formula="of:=REPLACE([.B3231]; 1; 29; &quot;&quot;)" office:value-type="string" office:string-value="easysoft/rangerteam" calcext:value-type="string">
            <text:p>easysoft/rangerteam</text:p>
          </table:table-cell>
        </table:table-row>
        <table:table-row table:style-name="ro1">
          <table:table-cell office:value-type="float" office:value="49389406" calcext:value-type="float">
            <text:p>49389406</text:p>
          </table:table-cell>
          <table:table-cell office:value-type="string" calcext:value-type="string">
            <text:p>https://api.github.com/repos/CityOfBoston/boston.gov</text:p>
          </table:table-cell>
          <table:table-cell table:formula="of:=REPLACE([.B3232]; 1; 29; &quot;&quot;)" office:value-type="string" office:string-value="CityOfBoston/boston.gov" calcext:value-type="string">
            <text:p>CityOfBoston/boston.gov</text:p>
          </table:table-cell>
        </table:table-row>
        <table:table-row table:style-name="ro1">
          <table:table-cell office:value-type="float" office:value="49641014" calcext:value-type="float">
            <text:p>49641014</text:p>
          </table:table-cell>
          <table:table-cell office:value-type="string" calcext:value-type="string">
            <text:p>https://api.github.com/repos/bitmovin/bitmovin-php</text:p>
          </table:table-cell>
          <table:table-cell table:formula="of:=REPLACE([.B3233]; 1; 29; &quot;&quot;)" office:value-type="string" office:string-value="bitmovin/bitmovin-php" calcext:value-type="string">
            <text:p>bitmovin/bitmovin-php</text:p>
          </table:table-cell>
        </table:table-row>
        <table:table-row table:style-name="ro1">
          <table:table-cell office:value-type="float" office:value="49916808" calcext:value-type="float">
            <text:p>49916808</text:p>
          </table:table-cell>
          <table:table-cell office:value-type="string" calcext:value-type="string">
            <text:p>https://api.github.com/repos/SmarterApp/DL_DigitalLibrary</text:p>
          </table:table-cell>
          <table:table-cell table:formula="of:=REPLACE([.B3234]; 1; 29; &quot;&quot;)" office:value-type="string" office:string-value="SmarterApp/DL_DigitalLibrary" calcext:value-type="string">
            <text:p>SmarterApp/DL_DigitalLibrary</text:p>
          </table:table-cell>
        </table:table-row>
        <table:table-row table:style-name="ro1">
          <table:table-cell office:value-type="float" office:value="50011998" calcext:value-type="float">
            <text:p>50011998</text:p>
          </table:table-cell>
          <table:table-cell office:value-type="string" calcext:value-type="string">
            <text:p>https://api.github.com/repos/medz/phpwind</text:p>
          </table:table-cell>
          <table:table-cell table:formula="of:=REPLACE([.B3235]; 1; 29; &quot;&quot;)" office:value-type="string" office:string-value="medz/phpwind" calcext:value-type="string">
            <text:p>medz/phpwind</text:p>
          </table:table-cell>
        </table:table-row>
        <table:table-row table:style-name="ro1">
          <table:table-cell office:value-type="float" office:value="50231443" calcext:value-type="float">
            <text:p>50231443</text:p>
          </table:table-cell>
          <table:table-cell office:value-type="string" calcext:value-type="string">
            <text:p>https://api.github.com/repos/steveclifton/Archery-Scoring-Webapp</text:p>
          </table:table-cell>
          <table:table-cell table:formula="of:=REPLACE([.B3236]; 1; 29; &quot;&quot;)" office:value-type="string" office:string-value="steveclifton/Archery-Scoring-Webapp" calcext:value-type="string">
            <text:p>steveclifton/Archery-Scoring-Webapp</text:p>
          </table:table-cell>
        </table:table-row>
        <table:table-row table:style-name="ro1">
          <table:table-cell office:value-type="float" office:value="50473903" calcext:value-type="float">
            <text:p>50473903</text:p>
          </table:table-cell>
          <table:table-cell office:value-type="string" calcext:value-type="string">
            <text:p>https://api.github.com/repos/olsososo/bt</text:p>
          </table:table-cell>
          <table:table-cell table:formula="of:=REPLACE([.B3237]; 1; 29; &quot;&quot;)" office:value-type="string" office:string-value="olsososo/bt" calcext:value-type="string">
            <text:p>olsososo/bt</text:p>
          </table:table-cell>
        </table:table-row>
        <table:table-row table:style-name="ro1">
          <table:table-cell office:value-type="float" office:value="50483611" calcext:value-type="float">
            <text:p>50483611</text:p>
          </table:table-cell>
          <table:table-cell office:value-type="string" calcext:value-type="string">
            <text:p>https://api.github.com/repos/WoollyinWalesIT/jomres</text:p>
          </table:table-cell>
          <table:table-cell table:formula="of:=REPLACE([.B3238]; 1; 29; &quot;&quot;)" office:value-type="string" office:string-value="WoollyinWalesIT/jomres" calcext:value-type="string">
            <text:p>WoollyinWalesIT/jomres</text:p>
          </table:table-cell>
        </table:table-row>
        <table:table-row table:style-name="ro1">
          <table:table-cell office:value-type="float" office:value="51223475" calcext:value-type="float">
            <text:p>51223475</text:p>
          </table:table-cell>
          <table:table-cell office:value-type="string" calcext:value-type="string">
            <text:p>https://api.github.com/repos/hz-competentiemanager/hz-competentiemanager</text:p>
          </table:table-cell>
          <table:table-cell table:formula="of:=REPLACE([.B3239]; 1; 29; &quot;&quot;)" office:value-type="string" office:string-value="hz-competentiemanager/hz-competentiemanager" calcext:value-type="string">
            <text:p>hz-competentiemanager/hz-competentiemanager</text:p>
          </table:table-cell>
        </table:table-row>
        <table:table-row table:style-name="ro1">
          <table:table-cell office:value-type="float" office:value="51261765" calcext:value-type="float">
            <text:p>51261765</text:p>
          </table:table-cell>
          <table:table-cell office:value-type="string" calcext:value-type="string">
            <text:p>https://api.github.com/repos/vimeo/psalm</text:p>
          </table:table-cell>
          <table:table-cell table:formula="of:=REPLACE([.B3240]; 1; 29; &quot;&quot;)" office:value-type="string" office:string-value="vimeo/psalm" calcext:value-type="string">
            <text:p>vimeo/psalm</text:p>
          </table:table-cell>
        </table:table-row>
        <table:table-row table:style-name="ro1">
          <table:table-cell office:value-type="float" office:value="51373261" calcext:value-type="float">
            <text:p>51373261</text:p>
          </table:table-cell>
          <table:table-cell office:value-type="string" calcext:value-type="string">
            <text:p>https://api.github.com/repos/narek-king/rentintersimWeb</text:p>
          </table:table-cell>
          <table:table-cell table:formula="of:=REPLACE([.B3241]; 1; 29; &quot;&quot;)" office:value-type="string" office:string-value="narek-king/rentintersimWeb" calcext:value-type="string">
            <text:p>narek-king/rentintersimWeb</text:p>
          </table:table-cell>
        </table:table-row>
        <table:table-row table:style-name="ro1">
          <table:table-cell office:value-type="float" office:value="51374125" calcext:value-type="float">
            <text:p>51374125</text:p>
          </table:table-cell>
          <table:table-cell office:value-type="string" calcext:value-type="string">
            <text:p>https://api.github.com/repos/Leafpub/leafpub</text:p>
          </table:table-cell>
          <table:table-cell table:formula="of:=REPLACE([.B3242]; 1; 29; &quot;&quot;)" office:value-type="string" office:string-value="Leafpub/leafpub" calcext:value-type="string">
            <text:p>Leafpub/leafpub</text:p>
          </table:table-cell>
        </table:table-row>
        <table:table-row table:style-name="ro1">
          <table:table-cell office:value-type="float" office:value="51552838" calcext:value-type="float">
            <text:p>51552838</text:p>
          </table:table-cell>
          <table:table-cell office:value-type="string" calcext:value-type="string">
            <text:p>https://api.github.com/repos/vacharich1/linebotjay</text:p>
          </table:table-cell>
          <table:table-cell table:formula="of:=REPLACE([.B3243]; 1; 29; &quot;&quot;)" office:value-type="string" office:string-value="vacharich1/linebotjay" calcext:value-type="string">
            <text:p>vacharich1/linebotjay</text:p>
          </table:table-cell>
        </table:table-row>
        <table:table-row table:style-name="ro1">
          <table:table-cell office:value-type="float" office:value="51738972" calcext:value-type="float">
            <text:p>51738972</text:p>
          </table:table-cell>
          <table:table-cell office:value-type="string" calcext:value-type="string">
            <text:p>https://api.github.com/repos/Doc0160/Party-Junkie</text:p>
          </table:table-cell>
          <table:table-cell table:formula="of:=REPLACE([.B3244]; 1; 29; &quot;&quot;)" office:value-type="string" office:string-value="Doc0160/Party-Junkie" calcext:value-type="string">
            <text:p>Doc0160/Party-Junkie</text:p>
          </table:table-cell>
        </table:table-row>
        <table:table-row table:style-name="ro1">
          <table:table-cell office:value-type="float" office:value="51763962" calcext:value-type="float">
            <text:p>51763962</text:p>
          </table:table-cell>
          <table:table-cell office:value-type="string" calcext:value-type="string">
            <text:p>https://api.github.com/repos/mpociot/botman</text:p>
          </table:table-cell>
          <table:table-cell table:formula="of:=REPLACE([.B3245]; 1; 29; &quot;&quot;)" office:value-type="string" office:string-value="mpociot/botman" calcext:value-type="string">
            <text:p>mpociot/botman</text:p>
          </table:table-cell>
        </table:table-row>
        <table:table-row table:style-name="ro1">
          <table:table-cell office:value-type="float" office:value="51766560" calcext:value-type="float">
            <text:p>51766560</text:p>
          </table:table-cell>
          <table:table-cell office:value-type="string" calcext:value-type="string">
            <text:p>https://api.github.com/repos/wp-media/wp-rocket</text:p>
          </table:table-cell>
          <table:table-cell table:formula="of:=REPLACE([.B3246]; 1; 29; &quot;&quot;)" office:value-type="string" office:string-value="wp-media/wp-rocket" calcext:value-type="string">
            <text:p>wp-media/wp-rocket</text:p>
          </table:table-cell>
        </table:table-row>
        <table:table-row table:style-name="ro1">
          <table:table-cell office:value-type="float" office:value="51852946" calcext:value-type="float">
            <text:p>51852946</text:p>
          </table:table-cell>
          <table:table-cell office:value-type="string" calcext:value-type="string">
            <text:p>https://api.github.com/repos/cnvs/easel</text:p>
          </table:table-cell>
          <table:table-cell table:formula="of:=REPLACE([.B3247]; 1; 29; &quot;&quot;)" office:value-type="string" office:string-value="cnvs/easel" calcext:value-type="string">
            <text:p>cnvs/easel</text:p>
          </table:table-cell>
        </table:table-row>
        <table:table-row table:style-name="ro1">
          <table:table-cell office:value-type="float" office:value="51890092" calcext:value-type="float">
            <text:p>51890092</text:p>
          </table:table-cell>
          <table:table-cell office:value-type="string" calcext:value-type="string">
            <text:p>https://api.github.com/repos/tedc/jurgita-theme</text:p>
          </table:table-cell>
          <table:table-cell table:formula="of:=REPLACE([.B3248]; 1; 29; &quot;&quot;)" office:value-type="string" office:string-value="tedc/jurgita-theme" calcext:value-type="string">
            <text:p>tedc/jurgita-theme</text:p>
          </table:table-cell>
        </table:table-row>
        <table:table-row table:style-name="ro1">
          <table:table-cell office:value-type="float" office:value="52040851" calcext:value-type="float">
            <text:p>52040851</text:p>
          </table:table-cell>
          <table:table-cell office:value-type="string" calcext:value-type="string">
            <text:p>https://api.github.com/repos/CentiTeam/neu</text:p>
          </table:table-cell>
          <table:table-cell table:formula="of:=REPLACE([.B3249]; 1; 29; &quot;&quot;)" office:value-type="string" office:string-value="CentiTeam/neu" calcext:value-type="string">
            <text:p>CentiTeam/neu</text:p>
          </table:table-cell>
        </table:table-row>
        <table:table-row table:style-name="ro1">
          <table:table-cell office:value-type="float" office:value="52043301" calcext:value-type="float">
            <text:p>52043301</text:p>
          </table:table-cell>
          <table:table-cell office:value-type="string" calcext:value-type="string">
            <text:p>https://api.github.com/repos/pointblue/apps-bulk-uploader</text:p>
          </table:table-cell>
          <table:table-cell table:formula="of:=REPLACE([.B3250]; 1; 29; &quot;&quot;)" office:value-type="string" office:string-value="pointblue/apps-bulk-uploader" calcext:value-type="string">
            <text:p>pointblue/apps-bulk-uploader</text:p>
          </table:table-cell>
        </table:table-row>
        <table:table-row table:style-name="ro1">
          <table:table-cell office:value-type="float" office:value="52148356" calcext:value-type="float">
            <text:p>52148356</text:p>
          </table:table-cell>
          <table:table-cell office:value-type="string" calcext:value-type="string">
            <text:p>https://api.github.com/repos/thillaiprabu5286/goodhope</text:p>
          </table:table-cell>
          <table:table-cell table:formula="of:=REPLACE([.B3251]; 1; 29; &quot;&quot;)" office:value-type="string" office:string-value="thillaiprabu5286/goodhope" calcext:value-type="string">
            <text:p>thillaiprabu5286/goodhope</text:p>
          </table:table-cell>
        </table:table-row>
        <table:table-row table:style-name="ro1">
          <table:table-cell office:value-type="float" office:value="52154178" calcext:value-type="float">
            <text:p>52154178</text:p>
          </table:table-cell>
          <table:table-cell office:value-type="string" calcext:value-type="string">
            <text:p>https://api.github.com/repos/ImageMagick/Website</text:p>
          </table:table-cell>
          <table:table-cell table:formula="of:=REPLACE([.B3252]; 1; 29; &quot;&quot;)" office:value-type="string" office:string-value="ImageMagick/Website" calcext:value-type="string">
            <text:p>ImageMagick/Website</text:p>
          </table:table-cell>
        </table:table-row>
        <table:table-row table:style-name="ro1">
          <table:table-cell office:value-type="float" office:value="52393904" calcext:value-type="float">
            <text:p>52393904</text:p>
          </table:table-cell>
          <table:table-cell office:value-type="string" calcext:value-type="string">
            <text:p>https://api.github.com/repos/planctus/europa</text:p>
          </table:table-cell>
          <table:table-cell table:formula="of:=REPLACE([.B3253]; 1; 29; &quot;&quot;)" office:value-type="string" office:string-value="planctus/europa" calcext:value-type="string">
            <text:p>planctus/europa</text:p>
          </table:table-cell>
        </table:table-row>
        <table:table-row table:style-name="ro1">
          <table:table-cell office:value-type="float" office:value="52463779" calcext:value-type="float">
            <text:p>52463779</text:p>
          </table:table-cell>
          <table:table-cell office:value-type="string" calcext:value-type="string">
            <text:p>https://api.github.com/repos/RevivalPMMP/PureEntitiesX</text:p>
          </table:table-cell>
          <table:table-cell table:formula="of:=REPLACE([.B3254]; 1; 29; &quot;&quot;)" office:value-type="string" office:string-value="RevivalPMMP/PureEntitiesX" calcext:value-type="string">
            <text:p>RevivalPMMP/PureEntitiesX</text:p>
          </table:table-cell>
        </table:table-row>
        <table:table-row table:style-name="ro1">
          <table:table-cell office:value-type="float" office:value="52566003" calcext:value-type="float">
            <text:p>52566003</text:p>
          </table:table-cell>
          <table:table-cell office:value-type="string" calcext:value-type="string">
            <text:p>https://api.github.com/repos/Protogenoi/ADL_CRM</text:p>
          </table:table-cell>
          <table:table-cell table:formula="of:=REPLACE([.B3255]; 1; 29; &quot;&quot;)" office:value-type="string" office:string-value="Protogenoi/ADL_CRM" calcext:value-type="string">
            <text:p>Protogenoi/ADL_CRM</text:p>
          </table:table-cell>
        </table:table-row>
        <table:table-row table:style-name="ro1">
          <table:table-cell office:value-type="float" office:value="52622625" calcext:value-type="float">
            <text:p>52622625</text:p>
          </table:table-cell>
          <table:table-cell office:value-type="string" calcext:value-type="string">
            <text:p>https://api.github.com/repos/val0901/Klickit</text:p>
          </table:table-cell>
          <table:table-cell table:formula="of:=REPLACE([.B3256]; 1; 29; &quot;&quot;)" office:value-type="string" office:string-value="val0901/Klickit" calcext:value-type="string">
            <text:p>val0901/Klickit</text:p>
          </table:table-cell>
        </table:table-row>
        <table:table-row table:style-name="ro1">
          <table:table-cell office:value-type="float" office:value="52638184" calcext:value-type="float">
            <text:p>52638184</text:p>
          </table:table-cell>
          <table:table-cell office:value-type="string" calcext:value-type="string">
            <text:p>https://api.github.com/repos/vipulnaik/contractwork</text:p>
          </table:table-cell>
          <table:table-cell table:formula="of:=REPLACE([.B3257]; 1; 29; &quot;&quot;)" office:value-type="string" office:string-value="vipulnaik/contractwork" calcext:value-type="string">
            <text:p>vipulnaik/contractwork</text:p>
          </table:table-cell>
        </table:table-row>
        <table:table-row table:style-name="ro1">
          <table:table-cell office:value-type="float" office:value="52646937" calcext:value-type="float">
            <text:p>52646937</text:p>
          </table:table-cell>
          <table:table-cell office:value-type="string" calcext:value-type="string">
            <text:p>https://api.github.com/repos/sharad-school/client_demo</text:p>
          </table:table-cell>
          <table:table-cell table:formula="of:=REPLACE([.B3258]; 1; 29; &quot;&quot;)" office:value-type="string" office:string-value="sharad-school/client_demo" calcext:value-type="string">
            <text:p>sharad-school/client_demo</text:p>
          </table:table-cell>
        </table:table-row>
        <table:table-row table:style-name="ro1">
          <table:table-cell office:value-type="float" office:value="52732567" calcext:value-type="float">
            <text:p>52732567</text:p>
          </table:table-cell>
          <table:table-cell office:value-type="string" calcext:value-type="string">
            <text:p>https://api.github.com/repos/zhiyicx/thinksns-plus</text:p>
          </table:table-cell>
          <table:table-cell table:formula="of:=REPLACE([.B3259]; 1; 29; &quot;&quot;)" office:value-type="string" office:string-value="zhiyicx/thinksns-plus" calcext:value-type="string">
            <text:p>zhiyicx/thinksns-plus</text:p>
          </table:table-cell>
        </table:table-row>
        <table:table-row table:style-name="ro1">
          <table:table-cell office:value-type="float" office:value="52782400" calcext:value-type="float">
            <text:p>52782400</text:p>
          </table:table-cell>
          <table:table-cell office:value-type="string" calcext:value-type="string">
            <text:p>https://api.github.com/repos/whoamedia/api.turboship.com</text:p>
          </table:table-cell>
          <table:table-cell table:formula="of:=REPLACE([.B3260]; 1; 29; &quot;&quot;)" office:value-type="string" office:string-value="whoamedia/api.turboship.com" calcext:value-type="string">
            <text:p>whoamedia/api.turboship.com</text:p>
          </table:table-cell>
        </table:table-row>
        <table:table-row table:style-name="ro1">
          <table:table-cell office:value-type="float" office:value="52789542" calcext:value-type="float">
            <text:p>52789542</text:p>
          </table:table-cell>
          <table:table-cell office:value-type="string" calcext:value-type="string">
            <text:p>https://api.github.com/repos/ridibooks/intranet</text:p>
          </table:table-cell>
          <table:table-cell table:formula="of:=REPLACE([.B3261]; 1; 29; &quot;&quot;)" office:value-type="string" office:string-value="ridibooks/intranet" calcext:value-type="string">
            <text:p>ridibooks/intranet</text:p>
          </table:table-cell>
        </table:table-row>
        <table:table-row table:style-name="ro1">
          <table:table-cell office:value-type="float" office:value="52999516" calcext:value-type="float">
            <text:p>52999516</text:p>
          </table:table-cell>
          <table:table-cell office:value-type="string" calcext:value-type="string">
            <text:p>https://api.github.com/repos/gabry9306/streetartpalermo</text:p>
          </table:table-cell>
          <table:table-cell table:formula="of:=REPLACE([.B3262]; 1; 29; &quot;&quot;)" office:value-type="string" office:string-value="gabry9306/streetartpalermo" calcext:value-type="string">
            <text:p>gabry9306/streetartpalermo</text:p>
          </table:table-cell>
        </table:table-row>
        <table:table-row table:style-name="ro1">
          <table:table-cell office:value-type="float" office:value="53025032" calcext:value-type="float">
            <text:p>53025032</text:p>
          </table:table-cell>
          <table:table-cell office:value-type="string" calcext:value-type="string">
            <text:p>https://api.github.com/repos/themegrill/themegrill-demo-importer</text:p>
          </table:table-cell>
          <table:table-cell table:formula="of:=REPLACE([.B3263]; 1; 29; &quot;&quot;)" office:value-type="string" office:string-value="themegrill/themegrill-demo-importer" calcext:value-type="string">
            <text:p>themegrill/themegrill-demo-importer</text:p>
          </table:table-cell>
        </table:table-row>
        <table:table-row table:style-name="ro1">
          <table:table-cell office:value-type="float" office:value="53097724" calcext:value-type="float">
            <text:p>53097724</text:p>
          </table:table-cell>
          <table:table-cell office:value-type="string" calcext:value-type="string">
            <text:p>https://api.github.com/repos/nette/docs</text:p>
          </table:table-cell>
          <table:table-cell table:formula="of:=REPLACE([.B3264]; 1; 29; &quot;&quot;)" office:value-type="string" office:string-value="nette/docs" calcext:value-type="string">
            <text:p>nette/docs</text:p>
          </table:table-cell>
        </table:table-row>
        <table:table-row table:style-name="ro1">
          <table:table-cell office:value-type="float" office:value="53121817" calcext:value-type="float">
            <text:p>53121817</text:p>
          </table:table-cell>
          <table:table-cell office:value-type="string" calcext:value-type="string">
            <text:p>https://api.github.com/repos/beta37/localization</text:p>
          </table:table-cell>
          <table:table-cell table:formula="of:=REPLACE([.B3265]; 1; 29; &quot;&quot;)" office:value-type="string" office:string-value="beta37/localization" calcext:value-type="string">
            <text:p>beta37/localization</text:p>
          </table:table-cell>
        </table:table-row>
        <table:table-row table:style-name="ro1">
          <table:table-cell office:value-type="float" office:value="53144081" calcext:value-type="float">
            <text:p>53144081</text:p>
          </table:table-cell>
          <table:table-cell office:value-type="string" calcext:value-type="string">
            <text:p>https://api.github.com/repos/litespeedtech/lscache_wp</text:p>
          </table:table-cell>
          <table:table-cell table:formula="of:=REPLACE([.B3266]; 1; 29; &quot;&quot;)" office:value-type="string" office:string-value="litespeedtech/lscache_wp" calcext:value-type="string">
            <text:p>litespeedtech/lscache_wp</text:p>
          </table:table-cell>
        </table:table-row>
        <table:table-row table:style-name="ro1">
          <table:table-cell office:value-type="float" office:value="53155419" calcext:value-type="float">
            <text:p>53155419</text:p>
          </table:table-cell>
          <table:table-cell office:value-type="string" calcext:value-type="string">
            <text:p>https://api.github.com/repos/john-cms/johncms-next</text:p>
          </table:table-cell>
          <table:table-cell table:formula="of:=REPLACE([.B3267]; 1; 29; &quot;&quot;)" office:value-type="string" office:string-value="john-cms/johncms-next" calcext:value-type="string">
            <text:p>john-cms/johncms-next</text:p>
          </table:table-cell>
        </table:table-row>
        <table:table-row table:style-name="ro1">
          <table:table-cell office:value-type="float" office:value="53156004" calcext:value-type="float">
            <text:p>53156004</text:p>
          </table:table-cell>
          <table:table-cell office:value-type="string" calcext:value-type="string">
            <text:p>https://api.github.com/repos/jitamin/jitamin</text:p>
          </table:table-cell>
          <table:table-cell table:formula="of:=REPLACE([.B3268]; 1; 29; &quot;&quot;)" office:value-type="string" office:string-value="jitamin/jitamin" calcext:value-type="string">
            <text:p>jitamin/jitamin</text:p>
          </table:table-cell>
        </table:table-row>
        <table:table-row table:style-name="ro1">
          <table:table-cell office:value-type="float" office:value="53332224" calcext:value-type="float">
            <text:p>53332224</text:p>
          </table:table-cell>
          <table:table-cell office:value-type="string" calcext:value-type="string">
            <text:p>https://api.github.com/repos/JachMalinski/photographer</text:p>
          </table:table-cell>
          <table:table-cell table:formula="of:=REPLACE([.B3269]; 1; 29; &quot;&quot;)" office:value-type="string" office:string-value="JachMalinski/photographer" calcext:value-type="string">
            <text:p>JachMalinski/photographer</text:p>
          </table:table-cell>
        </table:table-row>
        <table:table-row table:style-name="ro1">
          <table:table-cell office:value-type="float" office:value="53492098" calcext:value-type="float">
            <text:p>53492098</text:p>
          </table:table-cell>
          <table:table-cell office:value-type="string" calcext:value-type="string">
            <text:p>https://api.github.com/repos/erikdmitchell/uci-results</text:p>
          </table:table-cell>
          <table:table-cell table:formula="of:=REPLACE([.B3270]; 1; 29; &quot;&quot;)" office:value-type="string" office:string-value="erikdmitchell/uci-results" calcext:value-type="string">
            <text:p>erikdmitchell/uci-results</text:p>
          </table:table-cell>
        </table:table-row>
        <table:table-row table:style-name="ro1">
          <table:table-cell office:value-type="float" office:value="53522575" calcext:value-type="float">
            <text:p>53522575</text:p>
          </table:table-cell>
          <table:table-cell office:value-type="string" calcext:value-type="string">
            <text:p>https://api.github.com/repos/yongshengli/yiicms</text:p>
          </table:table-cell>
          <table:table-cell table:formula="of:=REPLACE([.B3271]; 1; 29; &quot;&quot;)" office:value-type="string" office:string-value="yongshengli/yiicms" calcext:value-type="string">
            <text:p>yongshengli/yiicms</text:p>
          </table:table-cell>
        </table:table-row>
        <table:table-row table:style-name="ro1">
          <table:table-cell office:value-type="float" office:value="53537717" calcext:value-type="float">
            <text:p>53537717</text:p>
          </table:table-cell>
          <table:table-cell office:value-type="string" calcext:value-type="string">
            <text:p>https://api.github.com/repos/bonny/brottsplatskartan-web</text:p>
          </table:table-cell>
          <table:table-cell table:formula="of:=REPLACE([.B3272]; 1; 29; &quot;&quot;)" office:value-type="string" office:string-value="bonny/brottsplatskartan-web" calcext:value-type="string">
            <text:p>bonny/brottsplatskartan-web</text:p>
          </table:table-cell>
        </table:table-row>
        <table:table-row table:style-name="ro1">
          <table:table-cell office:value-type="float" office:value="53539539" calcext:value-type="float">
            <text:p>53539539</text:p>
          </table:table-cell>
          <table:table-cell office:value-type="string" calcext:value-type="string">
            <text:p>https://api.github.com/repos/Anish-Jajodia/sendd-shipping</text:p>
          </table:table-cell>
          <table:table-cell table:formula="of:=REPLACE([.B3273]; 1; 29; &quot;&quot;)" office:value-type="string" office:string-value="Anish-Jajodia/sendd-shipping" calcext:value-type="string">
            <text:p>Anish-Jajodia/sendd-shipping</text:p>
          </table:table-cell>
        </table:table-row>
        <table:table-row table:style-name="ro1">
          <table:table-cell office:value-type="float" office:value="53548436" calcext:value-type="float">
            <text:p>53548436</text:p>
          </table:table-cell>
          <table:table-cell office:value-type="string" calcext:value-type="string">
            <text:p>https://api.github.com/repos/erikdmitchell/fantasy-cycling</text:p>
          </table:table-cell>
          <table:table-cell table:formula="of:=REPLACE([.B3274]; 1; 29; &quot;&quot;)" office:value-type="string" office:string-value="erikdmitchell/fantasy-cycling" calcext:value-type="string">
            <text:p>erikdmitchell/fantasy-cycling</text:p>
          </table:table-cell>
        </table:table-row>
        <table:table-row table:style-name="ro1">
          <table:table-cell office:value-type="float" office:value="53567906" calcext:value-type="float">
            <text:p>53567906</text:p>
          </table:table-cell>
          <table:table-cell office:value-type="string" calcext:value-type="string">
            <text:p>https://api.github.com/repos/ninecodes/social-manager</text:p>
          </table:table-cell>
          <table:table-cell table:formula="of:=REPLACE([.B3275]; 1; 29; &quot;&quot;)" office:value-type="string" office:string-value="ninecodes/social-manager" calcext:value-type="string">
            <text:p>ninecodes/social-manager</text:p>
          </table:table-cell>
        </table:table-row>
        <table:table-row table:style-name="ro1">
          <table:table-cell office:value-type="float" office:value="53776929" calcext:value-type="float">
            <text:p>53776929</text:p>
          </table:table-cell>
          <table:table-cell office:value-type="string" calcext:value-type="string">
            <text:p>https://api.github.com/repos/KorvinSzanto/concrete5-core</text:p>
          </table:table-cell>
          <table:table-cell table:formula="of:=REPLACE([.B3276]; 1; 29; &quot;&quot;)" office:value-type="string" office:string-value="KorvinSzanto/concrete5-core" calcext:value-type="string">
            <text:p>KorvinSzanto/concrete5-core</text:p>
          </table:table-cell>
        </table:table-row>
        <table:table-row table:style-name="ro1">
          <table:table-cell office:value-type="float" office:value="54248517" calcext:value-type="float">
            <text:p>54248517</text:p>
          </table:table-cell>
          <table:table-cell office:value-type="string" calcext:value-type="string">
            <text:p>https://api.github.com/repos/Raikia/FiercePhish</text:p>
          </table:table-cell>
          <table:table-cell table:formula="of:=REPLACE([.B3277]; 1; 29; &quot;&quot;)" office:value-type="string" office:string-value="Raikia/FiercePhish" calcext:value-type="string">
            <text:p>Raikia/FiercePhish</text:p>
          </table:table-cell>
        </table:table-row>
        <table:table-row table:style-name="ro1">
          <table:table-cell office:value-type="float" office:value="62438879" calcext:value-type="float">
            <text:p>62438879</text:p>
          </table:table-cell>
          <table:table-cell office:value-type="string" calcext:value-type="string">
            <text:p>https://api.github.com/repos/concrete5/concrete5-core</text:p>
          </table:table-cell>
          <table:table-cell table:formula="of:=REPLACE([.B3278]; 1; 29; &quot;&quot;)" office:value-type="string" office:string-value="concrete5/concrete5-core" calcext:value-type="string">
            <text:p>concrete5/concrete5-core</text:p>
          </table:table-cell>
        </table:table-row>
        <table:table-row table:style-name="ro1">
          <table:table-cell office:value-type="float" office:value="74252603" calcext:value-type="float">
            <text:p>74252603</text:p>
          </table:table-cell>
          <table:table-cell office:value-type="string" calcext:value-type="string">
            <text:p>https://api.github.com/repos/ruchern/Portfolio</text:p>
          </table:table-cell>
          <table:table-cell table:formula="of:=REPLACE([.B3279]; 1; 29; &quot;&quot;)" office:value-type="string" office:string-value="ruchern/Portfolio" calcext:value-type="string">
            <text:p>ruchern/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4:46:38.461782834</dc:date>
    <meta:editing-duration>PT1H46M33S</meta:editing-duration>
    <meta:editing-cycles>1</meta:editing-cycles>
    <meta:document-statistic meta:table-count="1" meta:cell-count="9837" meta:object-count="0"/>
    <meta:generator>LibreOffice_Vanilla/6.2.6.2$MacOSX_X86_64 LibreOffice_project/684e730861356e74889dfe6dbddd3562aae2e6ad</meta:generator>
  </office:meta>
</office:document-meta>
</file>